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Arial" svg:font-family="Arial"/>
    <style:font-face style:name="Liberation Sans1" svg:font-family="'Liberation Sans'"/>
    <style:font-face style:name="Sans" svg:font-family="Sans"/>
    <style:font-face style:name="Arial1" svg:font-family="Arial" style:font-family-generic="swiss"/>
    <style:font-face style:name="Sans1" svg:font-family="Sans" style:font-family-generic="swiss"/>
    <style:font-face style:name="arial1" svg:font-family="arial" style:font-family-generic="swiss"/>
    <style:font-face style:name="arial" svg:font-family="arial" style:font-adornments="Regular" style:font-family-generic="swiss"/>
    <style:font-face style:name="Liberation Mono" svg:font-family="'Liberation Mono', 'Nimbus Mono L', 'DejaVu Sans Mono', Courier"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23" style:family="table-column">
      <style:table-column-properties fo:break-before="auto" style:column-width="90.34pt"/>
    </style:style>
    <style:style style:name="co24" style:family="table-column">
      <style:table-column-properties fo:break-before="auto" style:column-width="70.16pt"/>
    </style:style>
    <style:style style:name="co25" style:family="table-column">
      <style:table-column-properties fo:break-before="auto" style:column-width="225.75pt"/>
    </style:style>
    <style:style style:name="co26" style:family="table-column">
      <style:table-column-properties fo:break-before="auto" style:column-width="111.34pt"/>
    </style:style>
    <style:style style:name="co27" style:family="table-column">
      <style:table-column-properties fo:break-before="auto" style:column-width="77.84pt"/>
    </style:style>
    <style:style style:name="co28" style:family="table-column">
      <style:table-column-properties fo:break-before="auto" style:column-width="111.49pt"/>
    </style:style>
    <style:style style:name="co29" style:family="table-column">
      <style:table-column-properties fo:break-before="auto" style:column-width="114.35pt"/>
    </style:style>
    <style:style style:name="co8" style:family="table-column">
      <style:table-column-properties fo:break-before="auto" style:column-width="64.01pt"/>
    </style:style>
    <style:style style:name="co30" style:family="table-column">
      <style:table-column-properties fo:break-before="auto" style:column-width="71.01pt"/>
    </style:style>
    <style:style style:name="co31" style:family="table-column">
      <style:table-column-properties fo:break-before="auto" style:column-width="67.49pt"/>
    </style:style>
    <style:style style:name="co32" style:family="table-column">
      <style:table-column-properties fo:break-before="auto" style:column-width="309.49pt"/>
    </style:style>
    <style:style style:name="co33" style:family="table-column">
      <style:table-column-properties fo:break-before="auto" style:column-width="242.19pt"/>
    </style:style>
    <style:style style:name="co34" style:family="table-column">
      <style:table-column-properties fo:break-before="auto" style:column-width="366.09pt"/>
    </style:style>
    <style:style style:name="co14" style:family="table-column">
      <style:table-column-properties fo:break-before="auto" style:column-width="143.55pt"/>
    </style:style>
    <style:style style:name="co15" style:family="table-column">
      <style:table-column-properties fo:break-before="auto" style:column-width="78.69pt"/>
    </style:style>
    <style:style style:name="co16" style:family="table-column">
      <style:table-column-properties fo:break-before="auto" style:column-width="262.46pt"/>
    </style:style>
    <style:style style:name="co17" style:family="table-column">
      <style:table-column-properties fo:break-before="auto" style:column-width="256.76pt"/>
    </style:style>
    <style:style style:name="co18" style:family="table-column">
      <style:table-column-properties fo:break-before="auto" style:column-width="130.34pt"/>
    </style:style>
    <style:style style:name="co19" style:family="table-column">
      <style:table-column-properties fo:break-before="auto" style:column-width="191.45pt"/>
    </style:style>
    <style:style style:name="co20" style:family="table-column">
      <style:table-column-properties fo:break-before="auto" style:column-width="200.55pt"/>
    </style:style>
    <style:style style:name="co21" style:family="table-column">
      <style:table-column-properties fo:break-before="auto" style:column-width="108.96pt"/>
    </style:style>
    <style:style style:name="co22" style:family="table-column">
      <style:table-column-properties fo:break-before="auto" style:column-width="80.25pt"/>
    </style:style>
    <style:style style:name="co35" style:family="table-column">
      <style:table-column-properties fo:break-before="auto" style:column-width="730.8pt"/>
    </style:style>
    <style:style style:name="co36" style:family="table-column">
      <style:table-column-properties fo:break-before="auto" style:column-width="321.11pt"/>
    </style:style>
    <style:style style:name="co37" style:family="table-column">
      <style:table-column-properties fo:break-before="auto" style:column-width="93.4pt"/>
    </style:style>
    <style:style style:name="co38" style:family="table-column">
      <style:table-column-properties fo:break-before="auto" style:column-width="95.05pt"/>
    </style:style>
    <style:style style:name="co39" style:family="table-column">
      <style:table-column-properties fo:break-before="auto" style:column-width="312.66pt"/>
    </style:style>
    <style:style style:name="co40" style:family="table-column">
      <style:table-column-properties fo:break-before="auto" style:column-width="81.24pt"/>
    </style:style>
    <style:style style:name="co41" style:family="table-column">
      <style:table-column-properties fo:break-before="auto" style:column-width="67.15pt"/>
    </style:style>
    <style:style style:name="co42" style:family="table-column">
      <style:table-column-properties fo:break-before="auto" style:column-width="63.3pt"/>
    </style:style>
    <style:style style:name="co43" style:family="table-column">
      <style:table-column-properties fo:break-before="auto" style:column-width="66.36pt"/>
    </style:style>
    <style:style style:name="co44" style:family="table-column">
      <style:table-column-properties fo:break-before="auto" style:column-width="54pt"/>
    </style:style>
    <style:style style:name="co45" style:family="table-column">
      <style:table-column-properties fo:break-before="auto" style:column-width="70.64pt"/>
    </style:style>
    <style:style style:name="co46" style:family="table-column">
      <style:table-column-properties fo:break-before="auto" style:column-width="601.31pt"/>
    </style:style>
    <style:style style:name="ro8" style:family="table-row">
      <style:table-row-properties style:row-height="33.79pt" fo:break-before="auto" style:use-optimal-row-height="true"/>
    </style:style>
    <style:style style:name="ro5" style:family="table-row">
      <style:table-row-properties style:row-height="12.81pt" fo:break-before="auto" style:use-optimal-row-height="true"/>
    </style:style>
    <style:style style:name="ro9" style:family="table-row">
      <style:table-row-properties style:row-height="12.19pt" fo:break-before="auto" style:use-optimal-row-height="false"/>
    </style:style>
    <style:style style:name="ro10" style:family="table-row">
      <style:table-row-properties style:row-height="33.56pt" fo:break-before="auto" style:use-optimal-row-height="true"/>
    </style:style>
    <style:style style:name="ro6" style:family="table-row">
      <style:table-row-properties style:row-height="40.99pt" fo:break-before="auto" style:use-optimal-row-height="false"/>
    </style:style>
    <style:style style:name="ro7" style:family="table-row">
      <style:table-row-properties style:row-height="14.4pt" fo:break-before="auto" style:use-optimal-row-height="false"/>
    </style:style>
    <style:style style:name="ro11" style:family="table-row">
      <style:table-row-properties style:row-height="13.21pt" fo:break-before="auto" style:use-optimal-row-height="true"/>
    </style:style>
    <style:style style:name="ro12" style:family="table-row">
      <style:table-row-properties style:row-height="40.05pt" fo:break-before="auto" style:use-optimal-row-height="false"/>
    </style:style>
    <style:style style:name="ro13" style:family="table-row">
      <style:table-row-properties style:row-height="24.55pt" fo:break-before="auto" style:use-optimal-row-height="false"/>
    </style:style>
    <style:style style:name="ro14" style:family="table-row">
      <style:table-row-properties style:row-height="23.84pt" fo:break-before="auto" style:use-optimal-row-height="true"/>
    </style:style>
    <style:style style:name="ta3" style:family="table" style:master-page-name="Default">
      <style:table-properties table:display="true" style:writing-mode="lr-tb" tableooo:tab-color="#800080"/>
    </style:style>
    <style:style style:name="ta4" style:family="table" style:master-page-name="Default">
      <style:table-properties table:display="true" style:writing-mode="lr-tb" tableooo:tab-color="#ffff00"/>
    </style:style>
    <style:style style:name="ta5" style:family="table" style:master-page-name="Default">
      <style:table-properties table:display="true" style:writing-mode="lr-tb" tableooo:tab-color="#aecf00"/>
    </style:style>
    <style:style style:name="ta6" style:family="table" style:master-page-name="Default">
      <style:table-properties table:display="true" style:writing-mode="lr-tb" tableooo:tab-color="#ff9966"/>
    </style:style>
    <style:style style:name="ta7" style:family="table" style:master-page-name="Default">
      <style:table-properties table:display="false" style:writing-mode="lr-tb" tableooo:tab-color="#aecf00"/>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662" style:family="table-cell" style:parent-style-name="Default">
      <style:table-cell-properties fo:background-color="transparent"/>
      <style:text-properties style:text-position=""/>
    </style:style>
    <style:style style:name="ce69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4pt" fo:font-style="normal" style:text-underline-style="none" fo:font-weight="bold" style:font-size-asian="14pt" style:font-weight-asian="bold" style:font-size-complex="14pt" style:font-weight-complex="bold"/>
    </style:style>
    <style:style style:name="ce69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normal" style:font-weight-asian="normal" style:font-weight-complex="normal"/>
    </style:style>
    <style:style style:name="ce693" style:family="table-cell" style:parent-style-name="Default">
      <style:table-cell-properties fo:background-color="transparent" fo:border="0.74pt solid #999999"/>
      <style:text-properties fo:color="#000000" style:text-position="" style:font-name="arial" fo:font-weight="normal" style:font-weight-asian="normal" style:font-weight-complex="normal"/>
    </style:style>
    <style:style style:name="ce6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text-position="" style:font-name="arial" fo:font-size="10pt" fo:font-style="normal" style:text-underline-style="none" fo:font-weight="normal" style:font-weight-asian="normal" style:font-weight-complex="normal"/>
    </style:style>
    <style:style style:name="ce695" style:family="table-cell" style:parent-style-name="Default">
      <style:text-properties style:text-position="" style:font-name="arial"/>
    </style:style>
    <style:style style:name="ce696" style:family="table-cell" style:parent-style-name="Gnumeric-default">
      <style:table-cell-properties fo:background-color="transparent" fo:border="0.74pt solid #999999"/>
      <style:text-properties fo:color="#000000" style:text-position="" style:font-name="arial" fo:font-size="10pt" fo:font-weight="normal" style:font-weight-asian="normal" style:font-weight-complex="normal"/>
    </style:style>
    <style:style style:name="ce69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4pt" fo:font-style="normal" style:text-underline-style="none" fo:font-weight="bold" style:font-size-asian="14pt" style:font-weight-asian="bold" style:font-size-complex="14pt" style:font-weight-complex="bold"/>
    </style:style>
    <style:style style:name="ce69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0pt" fo:font-style="normal" style:text-underline-style="none" fo:font-weight="normal" style:font-weight-asian="normal" style:font-weight-complex="normal"/>
    </style:style>
    <style:style style:name="ce69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 fo:font-size="10pt" fo:font-style="normal" style:text-underline-style="none" fo:font-weight="normal" style:font-weight-asian="normal" style:font-weight-complex="normal"/>
    </style:style>
    <style:style style:name="ce70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normal" style:font-weight-asian="normal" style:font-weight-complex="normal"/>
    </style:style>
    <style:style style:name="ce70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0pt" fo:font-style="normal" style:text-underline-style="none" fo:font-weight="normal" style:font-weight-asian="normal" style:font-weight-complex="normal"/>
    </style:style>
    <style:style style:name="ce702" style:family="table-cell" style:parent-style-name="Default">
      <style:table-cell-properties style:text-align-source="fix" style:repeat-content="false" fo:background-color="transparent" fo:border="0.74pt solid #999999"/>
      <style:paragraph-properties fo:text-align="center" fo:margin-left="0pt"/>
      <style:text-properties fo:color="#000000" style:text-position="" style:font-name="arial" fo:font-weight="normal" style:font-weight-asian="normal" style:font-weight-complex="normal"/>
    </style:style>
    <style:style style:name="ce70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 fo:font-size="10pt" fo:font-style="normal" style:text-underline-style="none" fo:font-weight="normal" style:font-weight-asian="normal" style:font-weight-complex="normal"/>
    </style:style>
    <style:style style:name="ce704" style:family="table-cell" style:parent-style-name="Default" style:data-style-name="N181">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4pt" fo:font-style="normal" style:text-underline-style="none" fo:font-weight="bold" style:font-size-asian="14pt" style:font-weight-asian="bold" style:font-size-complex="14pt" style:font-weight-complex="bold"/>
    </style:style>
    <style:style style:name="ce705"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normal" style:font-weight-asian="normal" style:font-weight-complex="normal"/>
    </style:style>
    <style:style style:name="ce706" style:family="table-cell" style:parent-style-name="Default" style:data-style-name="N104">
      <style:table-cell-properties fo:background-color="transparent" fo:border="0.74pt solid #999999"/>
      <style:text-properties fo:color="#000000" style:text-position="" style:font-name="arial" fo:font-weight="normal" style:font-weight-asian="normal" style:font-weight-complex="normal"/>
    </style:style>
    <style:style style:name="ce707"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text-position="" style:font-name="arial" fo:font-size="10pt" fo:font-style="normal" style:text-underline-style="none" fo:font-weight="normal" style:font-weight-asian="normal" style:font-weight-complex="normal"/>
    </style:style>
    <style:style style:name="ce708" style:family="table-cell" style:parent-style-name="Default" style:data-style-name="N104">
      <style:text-properties style:text-position="" style:font-name="arial"/>
    </style:style>
    <style:style style:name="ce709" style:family="table-cell" style:parent-style-name="Default" style:data-style-name="N104">
      <style:text-properties style:text-position=""/>
    </style:style>
    <style:style style:name="ce710"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bold" style:font-weight-asian="bold" style:font-weight-complex="bold"/>
    </style:style>
    <style:style style:name="ce711"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text-position="" style:font-name="arial" fo:font-size="10pt" fo:font-style="normal" style:text-underline-style="none" fo:font-weight="normal" style:font-weight-asian="normal" style:font-weight-complex="normal"/>
    </style:style>
    <style:style style:name="ce712"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4pt" fo:font-style="normal" style:text-underline-style="none" fo:font-weight="bold" style:font-size-asian="14pt" style:font-weight-asian="bold" style:font-size-complex="14pt" style:font-weight-complex="bold"/>
    </style:style>
    <style:style style:name="ce713"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0pt" fo:font-style="normal" style:text-underline-style="none" fo:font-weight="bold" style:font-weight-asian="bold" style:font-weight-complex="bold"/>
    </style:style>
    <style:style style:name="ce714"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style:text-position="" style:font-name="arial" fo:font-weight="normal" style:font-weight-asian="normal" style:font-weight-complex="normal"/>
    </style:style>
    <style:style style:name="ce715" style:family="table-cell" style:parent-style-name="Default" style:data-style-name="N3">
      <style:table-cell-properties style:text-align-source="fix" style:repeat-content="false" fo:border="0.74pt solid #999999"/>
      <style:paragraph-properties fo:text-align="center" fo:margin-left="0pt"/>
      <style:text-properties style:text-position="" style:font-name="arial"/>
    </style:style>
    <style:style style:name="ce716"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text-position="" style:font-name="arial" fo:font-weight="normal" style:font-weight-asian="normal" style:font-weight-complex="normal"/>
    </style:style>
    <style:style style:name="ce717" style:family="table-cell" style:parent-style-name="Default">
      <style:table-cell-properties fo:background-color="transparent"/>
      <style:text-properties style:text-position="" style:font-name="arial"/>
    </style:style>
    <style:style style:name="ce718"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4pt" fo:font-style="normal" style:text-underline-style="none" fo:font-weight="bold" style:font-size-asian="14pt" style:font-weight-asian="bold" style:font-size-complex="14pt" style:font-weight-complex="bold"/>
    </style:style>
    <style:style style:name="ce71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text-position="" style:font-name="Arial1" fo:font-size="10pt" fo:font-style="normal" style:text-underline-style="none" fo:font-weight="normal" style:font-weight-asian="normal" style:font-weight-complex="normal"/>
    </style:style>
    <style:style style:name="ce720"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text-position="" fo:font-weight="normal" style:font-weight-asian="normal" style:font-weight-complex="normal"/>
    </style:style>
    <style:style style:name="ce721" style:family="table-cell" style:parent-style-name="Default" style:data-style-name="N37">
      <style:table-cell-properties style:text-align-source="fix" style:repeat-content="false" fo:background-color="transparent" fo:wrap-option="wrap" fo:border="0.74pt solid #999999"/>
      <style:paragraph-properties fo:text-align="center" fo:margin-left="0pt"/>
      <style:text-properties fo:color="#000000" style:text-position="" fo:font-size="14pt" fo:font-weight="bold" style:font-size-asian="14pt" style:font-weight-asian="bold" style:font-size-complex="14pt" style:font-weight-complex="bold"/>
    </style:style>
    <style:style style:name="ce722" style:family="table-cell" style:parent-style-name="Default" style:data-style-name="N37">
      <style:table-cell-properties style:text-align-source="fix" style:repeat-content="false" fo:background-color="transparent" fo:wrap-option="wrap" fo:border="0.74pt solid #999999"/>
      <style:paragraph-properties fo:text-align="start" fo:margin-left="0pt"/>
      <style:text-properties fo:color="#000000" style:text-position="" fo:font-size="14pt" fo:font-weight="bold" style:font-size-asian="14pt" style:font-weight-asian="bold" style:font-size-complex="14pt" style:font-weight-complex="bold"/>
    </style:style>
    <style:style style:name="ce72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text-position="" style:font-name="Sans1" fo:font-size="10pt" fo:font-style="normal" style:text-underline-style="none" fo:font-weight="normal" style:font-weight-asian="normal" style:font-weight-complex="normal"/>
    </style:style>
    <style:style style:name="ce724" style:family="table-cell" style:parent-style-name="Default" style:data-style-name="N37">
      <style:table-cell-properties style:text-align-source="fix" style:repeat-content="false" fo:background-color="transparent" fo:wrap-option="wrap" fo:border="0.74pt solid #999999"/>
      <style:paragraph-properties fo:text-align="start" fo:margin-left="0pt"/>
      <style:text-properties fo:color="#000000" style:text-position="" fo:font-weight="normal" style:font-weight-asian="normal" style:font-weight-complex="normal"/>
    </style:style>
    <style:style style:name="ce46" style:family="table-cell" style:parent-style-name="Default">
      <style:table-cell-properties style:text-align-source="fix" style:repeat-content="false" fo:background-color="transparent" fo:border="0.74pt solid #999999"/>
      <style:paragraph-properties fo:text-align="center" fo:margin-left="0pt"/>
      <style:text-properties fo:color="#000000" style:text-position="" fo:font-weight="normal" style:font-weight-asian="normal" style:font-weight-complex="normal"/>
    </style:style>
    <style:style style:name="ce725" style:family="table-cell" style:parent-style-name="Default">
      <style:table-cell-properties style:text-align-source="fix" style:repeat-content="false"/>
      <style:paragraph-properties fo:text-align="center" fo:margin-left="0pt"/>
      <style:text-properties style:text-position="" style:font-name="arial"/>
    </style:style>
    <style:style style:name="ce726" style:family="table-cell" style:parent-style-name="Default">
      <style:table-cell-properties style:text-align-source="fix" style:repeat-content="false" fo:background-color="transparent"/>
      <style:paragraph-properties fo:text-align="center" fo:margin-left="0pt"/>
      <style:text-properties style:text-position=""/>
    </style:style>
    <style:style style:name="ce727" style:family="table-cell" style:parent-style-name="Default">
      <style:table-cell-properties style:text-align-source="fix" style:repeat-content="false"/>
      <style:paragraph-properties fo:text-align="center" fo:margin-left="0pt"/>
      <style:text-properties style:text-position=""/>
    </style:style>
    <style:style style:name="ce728" style:family="table-cell" style:parent-style-name="Default" style:data-style-name="N37">
      <style:table-cell-properties fo:background-color="transparent"/>
      <style:text-properties style:text-position=""/>
    </style:style>
    <style:style style:name="ce7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text-position="" style:font-name="arial1" fo:font-size="10pt" fo:font-style="normal" style:text-underline-style="none" fo:font-weight="bold" style:font-weight-asian="bold" style:font-weight-complex="bold"/>
    </style:style>
    <style:style style:name="ce4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3" style:family="table-cell" style:parent-style-name="Default">
      <style:table-cell-properties fo:background-color="#00ff00"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44" style:family="table-cell" style:parent-style-name="Default">
      <style:table-cell-properties fo:background-color="#004586"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45" style:family="table-cell" style:parent-style-name="Default">
      <style:table-cell-properties fo:background-color="#9966cc" style:text-align-source="fix" style:repeat-content="false" fo:border="0.06pt solid #808080"/>
      <style:paragraph-properties fo:text-align="center" fo:margin-left="0pt"/>
      <style:text-properties fo:color="#00ff00" style:font-name="Liberation Sans" fo:font-size="10.5pt" fo:font-weight="normal" style:font-size-asian="10.5pt" style:font-weight-asian="normal" style:font-size-complex="10.5pt" style:font-weight-complex="normal"/>
    </style:style>
    <style:style style:name="ce47" style:family="table-cell" style:parent-style-name="Default">
      <style:table-cell-properties fo:background-color="#9966cc" style:text-align-source="fix" style:repeat-content="false" fo:border="0.06pt solid #808080"/>
      <style:paragraph-properties fo:text-align="center" fo:margin-left="0pt"/>
      <style:text-properties fo:color="#ff0000" style:font-name="Liberation Sans" fo:font-size="10.5pt" fo:font-weight="normal" style:font-size-asian="10.5pt" style:font-weight-asian="normal" style:font-size-complex="10.5pt" style:font-weight-complex="normal"/>
    </style:style>
    <style:style style:name="ce48" style:family="table-cell" style:parent-style-name="Default">
      <style:table-cell-properties fo:background-color="#c0c0c0"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49" style:family="table-cell" style:parent-style-name="Default">
      <style:table-cell-properties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50" style:family="table-cell" style:parent-style-name="Default">
      <style:table-cell-properties fo:background-color="#00ffff"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51" style:family="table-cell" style:parent-style-name="Default">
      <style:table-cell-properties fo:background-color="#ffff00"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52" style:family="table-cell" style:parent-style-name="Default">
      <style:table-cell-properties style:text-align-source="fix" style:repeat-content="false" fo:background-color="transparent" fo:border="0.06pt solid #808080"/>
      <style:paragraph-properties fo:text-align="center" fo:margin-left="0pt"/>
      <style:text-properties style:use-window-font-color="true" style:font-name="Liberation Sans" fo:font-size="10.5pt" fo:font-weight="normal" style:font-size-asian="10.5pt" style:font-weight-asian="normal" style:font-size-complex="10.5pt" style:font-weight-complex="normal"/>
    </style:style>
    <style:style style:name="ce53"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4"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5" style:family="table-cell" style:parent-style-name="Default">
      <style:table-cell-properties fo:background-color="#9966cc" style:text-align-source="fix" style:repeat-content="false" fo:border="0.06pt solid #808080"/>
      <style:paragraph-properties fo:text-align="center" fo:margin-left="0pt"/>
      <style:text-properties fo:color="#ff0000" style:text-line-through-style="solid" style:text-line-through-type="single" style:font-name="Liberation Sans" fo:font-size="10.5pt" fo:font-weight="normal" style:font-size-asian="10.5pt" style:font-weight-asian="normal" style:font-size-complex="10.5pt" style:font-weight-complex="normal"/>
    </style:style>
    <style:style style:name="ce56" style:family="table-cell" style:parent-style-name="Default">
      <style:table-cell-properties style:text-align-source="fix" style:repeat-content="false" fo:background-color="transparent" fo:border="0.06pt solid #808080"/>
      <style:paragraph-properties fo:text-align="center" fo:margin-left="0pt"/>
      <style:text-properties fo:color="#ff0000" style:font-name="Liberation Sans" fo:font-size="10.5pt" fo:font-weight="normal" style:font-size-asian="10.5pt" style:font-weight-asian="normal" style:font-size-complex="10.5pt" style:font-weight-complex="normal"/>
    </style:style>
    <style:style style:name="ce57" style:family="table-cell" style:parent-style-name="Default">
      <style:text-properties fo:font-size="10.5pt" fo:font-weight="normal" style:font-size-asian="10.5pt" style:font-weight-asian="normal" style:font-size-complex="10.5pt" style:font-weight-complex="normal"/>
    </style:style>
    <style:style style:name="ce5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9"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6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61" style:family="table-cell" style:parent-style-name="Default">
      <style:table-cell-properties style:glyph-orientation-vertical="auto" fo:background-color="#9999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2" style:family="table-cell" style:parent-style-name="Default">
      <style:table-cell-properties style:text-align-source="fix" style:repeat-content="false" fo:background-color="transparent"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63" style:family="table-cell" style:parent-style-name="Default">
      <style:table-cell-properties style:text-align-source="fix" style:repeat-content="false" fo:background-color="transparent" fo:border="0.06pt solid #808080"/>
      <style:paragraph-properties fo:text-align="center" fo:margin-left="0pt"/>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64" style:family="table-cell" style:parent-style-name="Default">
      <style:table-cell-properties style:text-align-source="fix" style:repeat-content="false" fo:background-color="transparent" fo:border="0.06pt solid #808080"/>
      <style:paragraph-properties fo:text-align="center"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65" style:family="table-cell" style:parent-style-name="Default">
      <style:table-cell-properties style:glyph-orientation-vertical="auto" fo:background-color="#ffff99"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style-asian="normal" style:font-weight-asian="normal" style:font-size-complex="10.5pt" style:font-style-complex="normal" style:font-weight-complex="normal"/>
    </style:style>
    <style:style style:name="ce6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67"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8"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0" style:family="table-cell" style:parent-style-name="Default">
      <style:table-cell-properties style:text-align-source="fix" style:repeat-content="false" fo:background-color="transparent"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7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2" style:family="table-cell" style:parent-style-name="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73" style:family="table-cell" style:parent-style-name="Gnumeric-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7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75" style:family="table-cell" style:parent-style-name="Default">
      <style:table-cell-properties style:text-align-source="fix" style:repeat-content="false" fo:background-color="transparent" fo:border="0.06pt solid #808080"/>
      <style:paragraph-properties fo:text-align="center" fo:margin-left="0pt"/>
      <style:text-properties style:use-window-font-color="true" style:font-name="Liberation Sans" fo:font-size="10.5pt" fo:font-weight="bold" style:font-size-asian="10.5pt" style:font-weight-asian="bold" style:font-size-complex="10.5pt" style:font-weight-complex="bold"/>
    </style:style>
    <style:style style:name="ce76" style:family="table-cell" style:parent-style-name="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style="normal" fo:font-weight="bold" style:font-size-asian="10.5pt" style:font-weight-asian="bold" style:font-size-complex="10.5pt" style:font-weight-complex="bold"/>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style:paragraph-properties fo:text-align="center" fo:margin-left="0pt" style:writing-mode="page"/>
      <style:text-properties style:use-window-font-color="true"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8" style:family="table-cell" style:parent-style-name="Default">
      <style:table-cell-properties style:text-align-source="fix" style:repeat-content="false" fo:background-color="transparent" fo:border="0.06pt solid #808080"/>
      <style:paragraph-properties fo:text-align="center"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79" style:family="table-cell" style:parent-style-name="Gnumeric-default">
      <style:table-cell-properties fo:background-color="#aecf00" style:text-align-source="fix" style:repeat-content="false" fo:border="0.06pt solid #808080"/>
      <style:paragraph-properties fo:text-align="center" fo:margin-left="0pt"/>
      <style:text-properties style:font-name="Liberation Sans" fo:font-size="10.5pt" fo:font-style="normal" fo:font-weight="normal" style:font-size-asian="10.5pt" style:font-weight-asian="normal" style:font-size-complex="10.5pt" style:font-weight-complex="normal"/>
    </style:style>
    <style:style style:name="ce80" style:family="table-cell" style:parent-style-name="Default">
      <style:table-cell-properties style:glyph-orientation-vertical="auto" fo:background-color="#aec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81" style:family="table-cell" style:parent-style-name="Gnumeric-default">
      <style:table-cell-properties fo:background-color="#ffff00" style:text-align-source="fix" style:repeat-content="false" fo:border="0.06pt solid #808080"/>
      <style:paragraph-properties fo:text-align="center" fo:margin-left="0pt"/>
      <style:text-properties style:text-line-through-style="solid" style:text-line-through-type="single" style:font-name="Liberation Sans" fo:font-size="10.5pt" fo:font-style="normal" fo:font-weight="normal" style:font-size-asian="10.5pt" style:font-weight-asian="normal" style:font-size-complex="10.5pt" style:font-weight-complex="normal"/>
    </style:style>
    <style:style style:name="ce82" style:family="table-cell" style:parent-style-name="Default">
      <style:table-cell-properties style:text-align-source="fix" style:repeat-content="false" fo:background-color="transparent" fo:border="0.06pt solid #808080"/>
      <style:paragraph-properties fo:text-align="center" fo:margin-left="0pt"/>
      <style:text-properties fo:color="#800000" style:font-name="Liberation Sans" fo:font-size="10.5pt" fo:font-weight="normal" style:font-size-asian="10.5pt" style:font-weight-asian="normal" style:font-size-complex="10.5pt" style:font-weight-complex="normal"/>
    </style:style>
    <style:style style:name="ce83" style:family="table-cell" style:parent-style-name="Default">
      <style:table-cell-properties style:text-align-source="fix" style:repeat-content="false" fo:background-color="transparent" fo:border="0.06pt solid #808080"/>
      <style:paragraph-properties fo:text-align="center"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84" style:family="table-cell" style:parent-style-name="Default">
      <style:table-cell-properties style:text-align-source="fix" style:repeat-content="false" fo:background-color="transparent" fo:border="0.06pt solid #808080"/>
      <style:paragraph-properties fo:text-align="center" fo:margin-left="0pt"/>
      <style:text-properties style:use-window-font-color="true" style:font-name="FreeSans" fo:font-size="10pt" fo:font-weight="bold" style:font-size-asian="10pt" style:font-weight-asian="bold" style:font-size-complex="10pt" style:font-weight-complex="bold"/>
    </style:style>
    <style:style style:name="ce8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86" style:family="table-cell" style:parent-style-name="Default">
      <style:table-cell-properties fo:background-color="#9966cc"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87" style:family="table-cell" style:parent-style-name="Default">
      <style:table-cell-properties style:text-align-source="fix" style:repeat-content="false"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88" style:family="table-cell" style:parent-style-name="Default">
      <style:table-cell-properties style:text-align-source="fix" style:repeat-content="false" fo:background-color="transparent" fo:border="0.74pt solid #999999"/>
      <style:paragraph-properties fo:text-align="center" fo:margin-left="0pt"/>
      <style:text-properties fo:color="#000000" fo:font-weight="normal" style:font-weight-asian="normal" style:font-weight-complex="normal"/>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90" style:family="table-cell" style:parent-style-name="Default">
      <style:table-cell-properties fo:background-color="#66ff00" style:text-align-source="value-type" style:repeat-content="false" fo:border="0.06pt solid #808080"/>
      <style:paragraph-properties fo:margin-left="0pt"/>
      <style:text-properties style:text-line-through-style="none" style:text-line-through-type="none" style:font-name="Liberation Sans" fo:font-size="10.5pt" fo:font-weight="normal" style:font-size-asian="10.5pt" style:font-weight-asian="normal" style:font-size-complex="10.5pt" style:font-weight-complex="normal"/>
    </style:style>
    <style:style style:name="ce91" style:family="table-cell" style:parent-style-name="Default">
      <style:table-cell-properties fo:background-color="#99ffff" style:text-align-source="value-type" style:repeat-content="false" fo:border="0.06pt solid #808080"/>
      <style:paragraph-properties fo:margin-left="0pt"/>
      <style:text-properties style:text-line-through-style="none" style:text-line-through-type="none" style:font-name="Liberation Sans" fo:font-size="10.5pt" fo:font-weight="normal" style:font-size-asian="10.5pt" style:font-weight-asian="normal" style:font-size-complex="10.5pt" style:font-weight-complex="normal"/>
    </style:style>
    <style:style style:name="ce92" style:family="table-cell" style:parent-style-name="Default">
      <style:table-cell-properties style:text-align-source="value-type" style:repeat-content="false" fo:border="0.06pt solid #808080"/>
      <style:paragraph-properties fo:margin-left="0pt"/>
      <style:text-properties style:text-line-through-style="none" style:text-line-through-type="none" style:font-name="Liberation Sans" fo:font-size="10.5pt" fo:font-weight="normal" style:font-size-asian="10.5pt" style:font-weight-asian="normal" style:font-size-complex="10.5pt" style:font-weight-complex="normal"/>
    </style:style>
    <style:style style:name="ce93" style:family="table-cell" style:parent-style-name="Default">
      <style:table-cell-properties style:text-align-source="value-type" style:repeat-content="false" fo:background-color="transparent" fo:border="0.06pt solid #808080"/>
      <style:paragraph-properties fo:margin-left="0pt"/>
      <style:text-properties style:use-window-font-color="true" style:text-line-through-style="none" style:text-line-through-type="none" style:font-name="Liberation Sans" fo:font-size="10.5pt" fo:font-weight="normal" style:font-size-asian="10.5pt" style:font-weight-asian="normal" style:font-size-complex="10.5pt" style:font-weight-complex="normal"/>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9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fo:color="#ff0000" style:text-line-through-style="none" style:text-line-through-type="none" style:font-name="Liberation Sans" fo:font-size="10.5pt" fo:font-style="normal" style:text-underline-style="none" fo:font-weight="normal" style:font-name-asian="Droid Sans" style:font-size-asian="10.5pt" style:font-weight-asian="normal" style:font-name-complex="FreeSans1" style:font-size-complex="10.5pt" style:font-weight-complex="normal"/>
    </style:style>
    <style:style style:name="ce96" style:family="table-cell" style:parent-style-name="Default">
      <style:table-cell-properties style:text-align-source="value-type" style:repeat-content="false" fo:background-color="transparent" fo:border="0.06pt solid #808080"/>
      <style:paragraph-properties fo:margin-left="0pt"/>
      <style:text-properties fo:color="#ff0000" style:text-line-through-style="none" style:text-line-through-type="none" style:font-name="Liberation Sans" fo:font-size="10.5pt" fo:font-weight="normal" style:font-size-asian="10.5pt" style:font-weight-asian="normal" style:font-size-complex="10.5pt" style:font-weight-complex="normal"/>
    </style:style>
    <style:style style:name="ce9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fo:color="#00ff00" style:text-line-through-style="none" style:text-line-through-type="none" style:font-name="Liberation Sans" fo:font-size="10.5pt" fo:font-style="normal" style:text-underline-style="none" fo:font-weight="normal" style:font-name-asian="Droid Sans" style:font-size-asian="10.5pt" style:font-weight-asian="normal" style:font-name-complex="FreeSans1" style:font-size-complex="10.5pt" style:font-weight-complex="normal"/>
    </style:style>
    <style:style style:name="ce98"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9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00" style:family="table-cell" style:parent-style-name="Default">
      <style:table-cell-properties style:text-align-source="value-type" style:repeat-content="false" fo:background-color="transparent" fo:border="0.06pt solid #808080"/>
      <style:paragraph-properties fo:margin-left="0pt"/>
      <style:text-properties fo:color="#ff0000" style:text-line-through-style="solid" style:text-line-through-type="single" style:font-name="Liberation Sans" fo:font-size="10.5pt" fo:font-weight="normal" style:font-size-asian="10.5pt" style:font-weight-asian="normal" style:font-size-complex="10.5pt" style:font-weight-complex="normal"/>
    </style:style>
    <style:style style:name="ce101" style:family="table-cell" style:parent-style-name="Default">
      <style:table-cell-properties style:text-align-source="value-type" style:repeat-content="false"/>
      <style:paragraph-properties fo:margin-left="0pt"/>
      <style:text-properties style:text-line-through-style="none" style:text-line-through-type="none" style:font-name="Liberation Sans" fo:font-size="10.5pt" fo:font-weight="normal" style:font-size-asian="10.5pt" style:font-weight-asian="normal" style:font-size-complex="10.5pt" style:font-weight-complex="normal"/>
    </style:style>
    <style:style style:name="ce1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03" style:family="table-cell" style:parent-style-name="Gnumeric-default">
      <style:table-cell-properties fo:background-color="#ffff00" style:text-align-source="value-type" style:repeat-content="false" fo:border="0.06pt solid #808080"/>
      <style:paragraph-properties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104"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10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06"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07" style:family="table-cell" style:parent-style-name="Default">
      <style:table-cell-properties style:glyph-orientation-vertical="auto" fo:background-color="#9999ff"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08" style:family="table-cell" style:parent-style-name="Default">
      <style:table-cell-properties style:text-align-source="value-type" style:repeat-content="false" fo:background-color="transparent" fo:border="0.06pt solid #808080"/>
      <style:paragraph-properties fo:margin-left="0pt"/>
      <style:text-properties style:text-line-through-style="none" style:text-line-through-type="none" style:font-name="Liberation Sans" fo:font-size="10.5pt" fo:font-weight="normal" style:font-size-asian="10.5pt" style:font-weight-asian="normal" style:font-size-complex="10.5pt" style:font-weight-complex="normal"/>
    </style:style>
    <style:style style:name="ce109" style:family="table-cell" style:parent-style-name="Default">
      <style:table-cell-properties style:text-align-source="value-type" style:repeat-content="false" fo:background-color="transparent" fo:border="0.06pt solid #808080"/>
      <style:paragraph-properties fo:margin-left="0pt"/>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110" style:family="table-cell" style:parent-style-name="Default">
      <style:table-cell-properties style:text-align-source="value-type" style:repeat-content="false" fo:background-color="transparent" fo:border="0.06pt solid #808080"/>
      <style:paragraph-properties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11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normal" style:font-size-asian="10.5pt" style:font-style-asian="normal" style:font-weight-asian="normal" style:font-size-complex="10.5pt" style:font-style-complex="normal" style:font-weight-complex="normal"/>
    </style:style>
    <style:style style:name="ce1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113" style:family="table-cell" style:parent-style-name="Default">
      <style:table-cell-properties style:glyph-orientation-vertical="auto" fo:background-color="#99ffff"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normal" style:font-size-asian="10.5pt" style:font-style-asian="normal" style:font-weight-asian="normal" style:font-size-complex="10.5pt" style:font-style-complex="normal" style:font-weight-complex="normal"/>
    </style:style>
    <style:style style:name="ce114" style:family="table-cell" style:parent-style-name="Gnumeric-default">
      <style:table-cell-properties fo:background-color="#ff99ff" style:text-align-source="value-type" style:repeat-content="false" fo:border="0.06pt solid #808080"/>
      <style:paragraph-properties fo:margin-left="0pt"/>
      <style:text-properties fo:color="#000000" style:text-line-through-style="none" style:text-line-through-type="none" style:font-name="Liberation Sans" fo:font-size="10.5pt" fo:font-weight="normal" style:font-size-asian="10.5pt" style:font-weight-asian="normal" style:font-size-complex="10.5pt" style:font-weight-complex="normal"/>
    </style:style>
    <style:style style:name="ce115" style:family="table-cell" style:parent-style-name="Gnumeric-default">
      <style:table-cell-properties fo:background-color="#ffff00" style:text-align-source="value-type" style:repeat-content="false" fo:border="0.06pt solid #808080"/>
      <style:paragraph-properties fo:margin-left="0pt"/>
      <style:text-properties style:use-window-font-color="true" style:text-line-through-style="none" style:text-line-through-type="none" style:font-name="Liberation Sans" fo:font-size="10.5pt" fo:font-weight="normal" style:font-size-asian="10.5pt" style:font-weight-asian="normal" style:font-size-complex="10.5pt" style:font-weight-complex="normal"/>
    </style:style>
    <style:style style:name="ce116" style:family="table-cell" style:parent-style-name="Gnumeric-default">
      <style:table-cell-properties fo:background-color="#99ffff" style:text-align-source="value-type" style:repeat-content="false" fo:border="0.06pt solid #808080"/>
      <style:paragraph-properties fo:margin-left="0pt"/>
      <style:text-properties style:use-window-font-color="true" style:text-line-through-style="none" style:text-line-through-type="none" style:font-name="Liberation Sans" fo:font-size="10.5pt" fo:font-weight="normal" style:font-size-asian="10.5pt" style:font-weight-asian="normal" style:font-size-complex="10.5pt" style:font-weight-complex="normal"/>
    </style:style>
    <style:style style:name="ce117" style:family="table-cell" style:parent-style-name="Gnumeric-default">
      <style:table-cell-properties fo:background-color="#ff99ff" style:text-align-source="value-type" style:repeat-content="false" fo:border="0.06pt solid #808080"/>
      <style:paragraph-properties fo:margin-left="0pt"/>
      <style:text-properties style:use-window-font-color="true" style:text-line-through-style="none" style:text-line-through-type="none" style:font-name="Liberation Sans" fo:font-size="10.5pt" fo:font-weight="normal" style:font-size-asian="10.5pt" style:font-weight-asian="normal" style:font-size-complex="10.5pt" style:font-weight-complex="normal"/>
    </style:style>
    <style:style style:name="ce1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19" style:family="table-cell" style:parent-style-name="Default">
      <style:table-cell-properties style:text-align-source="value-type" style:repeat-content="false" fo:background-color="transparent" fo:border="0.06pt solid #808080"/>
      <style:paragraph-properties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20" style:family="table-cell" style:parent-style-name="Default">
      <style:table-cell-properties style:text-align-source="value-type" style:repeat-content="false" fo:background-color="transparent" fo:border="0.06pt solid #808080"/>
      <style:paragraph-properties fo:margin-left="0pt"/>
      <style:text-properties fo:color="#000000" style:text-line-through-style="none" style:text-line-through-type="none" style:font-name="Liberation Sans" fo:font-size="10.5pt" fo:font-style="normal" fo:font-weight="bold" style:font-size-asian="10.5pt" style:font-weight-asian="bold" style:font-size-complex="10.5pt" style:font-weight-complex="bold"/>
    </style:style>
    <style:style style:name="ce121" style:family="table-cell" style:parent-style-name="Default">
      <style:table-cell-properties style:text-align-source="value-type" style:repeat-content="false" fo:background-color="transparent" fo:border="0.06pt solid #808080"/>
      <style:paragraph-properties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122" style:family="table-cell" style:parent-style-name="Default">
      <style:table-cell-properties style:text-align-source="value-type" style:repeat-content="false" fo:background-color="transparent" fo:border="0.06pt solid #808080"/>
      <style:paragraph-properties fo:margin-left="0pt"/>
      <style:text-properties fo:color="#000000" style:text-line-through-style="none" style:text-line-through-type="none" style:font-name="Liberation Sans" fo:font-size="10.5pt" fo:font-weight="bold" style:font-name-asian="Droid Sans" style:font-size-asian="10.5pt" style:font-weight-asian="bold" style:font-name-complex="FreeSans1" style:font-size-complex="10.5pt" style:font-weight-complex="bold"/>
    </style:style>
    <style:style style:name="ce123" style:family="table-cell" style:parent-style-name="Gnumeric-default">
      <style:table-cell-properties style:text-align-source="value-type" style:repeat-content="false" fo:background-color="transparent" fo:border="0.06pt solid #808080"/>
      <style:paragraph-properties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1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style:use-window-font-color="true" style:text-line-through-style="none" style:text-line-through-type="none" style:font-name="Liberation Sans" fo:font-size="10.5pt" fo:font-style="normal" style:text-underline-style="none" fo:font-weight="bold" style:font-name-asian="Droid Sans" style:font-size-asian="10.5pt" style:font-weight-asian="bold" style:font-name-complex="FreeSans1" style:font-size-complex="10.5pt" style:font-weight-complex="bold"/>
    </style:style>
    <style:style style:name="ce125" style:family="table-cell" style:parent-style-name="Default">
      <style:table-cell-properties style:text-align-source="value-type" style:repeat-content="false" fo:background-color="transparent" fo:border="0.06pt solid #808080"/>
      <style:paragraph-properties fo:margin-left="0pt"/>
      <style:text-properties fo:color="#000000" style:text-line-through-style="none" style:text-line-through-type="none" style:font-name="Liberation Sans" fo:font-size="10.5pt" fo:font-style="normal" fo:font-weight="bold" style:font-name-asian="Droid Sans" style:font-size-asian="10.5pt" style:font-weight-asian="bold" style:font-name-complex="FreeSans1" style:font-size-complex="10.5pt" style:font-weight-complex="bold"/>
    </style:style>
    <style:style style:name="ce126" style:family="table-cell" style:parent-style-name="Default">
      <style:table-cell-properties style:text-align-source="value-type" style:repeat-content="false" fo:background-color="transparent" fo:border="0.06pt solid #808080"/>
      <style:paragraph-properties fo:margin-left="0pt"/>
      <style:text-properties style:use-window-font-color="true" style:text-line-through-style="none" style:text-line-through-type="none" style:font-name="Liberation Sans" fo:font-size="10.5pt" fo:font-style="normal" fo:font-weight="bold" style:font-size-asian="10.5pt" style:font-weight-asian="bold" style:font-size-complex="10.5pt" style:font-weight-complex="bold"/>
    </style:style>
    <style:style style:name="ce127" style:family="table-cell" style:parent-style-name="Gnumeric-default">
      <style:table-cell-properties style:text-align-source="value-type" style:repeat-content="false" fo:background-color="transparent" fo:border="0.06pt solid #808080"/>
      <style:paragraph-properties fo:margin-left="0pt"/>
      <style:text-properties fo:color="#000000" style:text-line-through-style="none" style:text-line-through-type="none" style:font-name="Liberation Sans" fo:font-size="10.5pt" fo:font-style="normal" fo:font-weight="bold" style:font-size-asian="10.5pt" style:font-weight-asian="bold" style:font-size-complex="10.5pt" style:font-weight-complex="bold"/>
    </style:style>
    <style:style style:name="ce1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style:use-window-font-color="true" style:text-line-through-style="none" style:text-line-through-type="none" style:font-name="Liberation Sans" fo:font-size="10.5pt" fo:font-style="normal" style:text-underline-style="none" fo:font-weight="bold" style:font-name-asian="Droid Sans Fallback" style:font-size-asian="10.5pt" style:font-weight-asian="bold" style:font-name-complex="FreeSans1" style:font-size-complex="10.5pt" style:font-weight-complex="bold"/>
    </style:style>
    <style:style style:name="ce129" style:family="table-cell" style:parent-style-name="Default">
      <style:table-cell-properties style:glyph-orientation-vertical="auto" fo:background-color="#dddddd"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30" style:family="table-cell" style:parent-style-name="Gnumeric-default">
      <style:table-cell-properties style:text-align-source="value-type" style:repeat-content="false" fo:background-color="transparent" fo:border="0.06pt solid #808080"/>
      <style:paragraph-properties fo:margin-left="0pt"/>
      <style:text-properties fo:color="#000000" style:text-line-through-style="none" style:text-line-through-type="none" style:font-name="Liberation Sans" fo:font-size="10.5pt" fo:font-weight="bold" style:font-name-asian="Droid Sans" style:font-size-asian="10.5pt" style:font-weight-asian="bold" style:font-name-complex="FreeSans1" style:font-size-complex="10.5pt" style:font-weight-complex="bold"/>
    </style:style>
    <style:style style:name="ce131" style:family="table-cell" style:parent-style-name="Default">
      <style:table-cell-properties style:text-align-source="value-type" style:repeat-content="false" fo:background-color="transparent" fo:border="0.06pt solid #808080"/>
      <style:paragraph-properties fo:margin-left="0pt"/>
      <style:text-properties style:use-window-font-color="true" style:text-line-through-style="none" style:text-line-through-type="none" style:font-name="Liberation Sans" fo:font-size="10.5pt" fo:font-style="normal" fo:font-weight="bold" style:font-name-asian="Droid Sans" style:font-size-asian="10.5pt" style:font-weight-asian="bold" style:font-name-complex="FreeSans1" style:font-size-complex="10.5pt" style:font-weight-complex="bold"/>
    </style:style>
    <style:style style:name="ce132" style:family="table-cell" style:parent-style-name="Default">
      <style:table-cell-properties style:text-align-source="value-type" style:repeat-content="false" fo:background-color="transparent" fo:border="0.06pt solid #808080"/>
      <style:paragraph-properties fo:margin-left="0pt"/>
      <style:text-properties style:use-window-font-color="true" style:text-line-through-style="none" style:text-line-through-type="none" style:font-name="Liberation Sans" fo:font-size="10.5pt" fo:font-weight="bold" style:font-size-asian="10.5pt" style:font-weight-asian="bold" style:font-size-complex="10.5pt" style:font-weight-complex="bold"/>
    </style:style>
    <style:style style:name="ce133" style:family="table-cell" style:parent-style-name="Default">
      <style:table-cell-properties fo:background-color="#ffff99" style:text-align-source="value-type" style:repeat-content="false" fo:border="0.06pt solid #808080"/>
      <style:paragraph-properties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134" style:family="table-cell" style:parent-style-name="Default">
      <style:table-cell-properties style:glyph-orientation-vertical="auto" fo:background-color="#ff6666"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bold" style:font-name-asian="Droid Sans" style:font-size-asian="10.5pt" style:font-weight-asian="bold" style:font-name-complex="FreeSans1" style:font-size-complex="10.5pt" style:font-weight-complex="bold"/>
    </style:style>
    <style:style style:name="ce137" style:family="table-cell" style:parent-style-name="Default">
      <style:table-cell-properties style:glyph-orientation-vertical="auto" fo:background-color="#aec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38" style:family="table-cell" style:parent-style-name="Default">
      <style:table-cell-properties style:glyph-orientation-vertical="auto" fo:background-color="#aec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paragraph-properties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39" style:family="table-cell" style:parent-style-name="Default">
      <style:table-cell-properties style:text-align-source="value-type" style:repeat-content="false" fo:background-color="transparent" fo:border="0.06pt solid #808080"/>
      <style:paragraph-properties fo:margin-left="0pt"/>
      <style:text-properties fo:color="#800000" style:text-line-through-style="none" style:text-line-through-type="none" style:font-name="Liberation Sans" fo:font-size="10.5pt" fo:font-weight="normal" style:font-size-asian="10.5pt" style:font-weight-asian="normal" style:font-size-complex="10.5pt" style:font-weight-complex="normal"/>
    </style:style>
    <style:style style:name="ce140" style:family="table-cell" style:parent-style-name="Default">
      <style:table-cell-properties style:text-align-source="value-type" style:repeat-content="false" fo:background-color="transparent" fo:border="0.06pt solid #808080"/>
      <style:paragraph-properties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141" style:family="table-cell" style:parent-style-name="Default">
      <style:table-cell-properties style:text-align-source="value-type" style:repeat-content="false" fo:background-color="transparent" fo:border="0.06pt solid #808080"/>
      <style:paragraph-properties fo:margin-left="0pt"/>
      <style:text-properties style:use-window-font-color="true" style:text-line-through-style="none" style:text-line-through-type="none" style:font-name="Liberation Sans" fo:font-size="10.5pt" fo:font-weight="bold" style:font-size-asian="10pt" style:font-weight-asian="bold" style:font-size-complex="10pt" style:font-weight-complex="bold"/>
    </style:style>
    <style:style style:name="ce1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paragraph-properties fo:margin-left="0pt"/>
      <style:text-properties style:use-window-font-color="true" style:text-line-through-style="none" style:text-line-through-type="none" style:font-name="Liberation Sans" fo:font-size="10.5pt" fo:font-style="normal" style:text-underline-style="none" fo:font-weight="normal" style:font-name-asian="Droid Sans" style:font-size-asian="10.5pt" style:font-weight-asian="normal" style:font-name-complex="FreeSans1" style:font-size-complex="10.5pt" style:font-weight-complex="normal"/>
    </style:style>
    <style:style style:name="ce143" style:family="table-cell" style:parent-style-name="Default">
      <style:table-cell-properties fo:background-color="#9966cc" style:text-align-source="value-type" style:repeat-content="false" fo:border="0.06pt solid #808080"/>
      <style:paragraph-properties fo:margin-left="0pt"/>
      <style:text-properties style:text-line-through-style="none" style:text-line-through-type="none" style:font-name="Liberation Sans" fo:font-size="10.5pt" fo:font-weight="normal" style:font-size-asian="10.5pt" style:font-weight-asian="normal" style:font-size-complex="10.5pt" style:font-weight-complex="normal"/>
    </style:style>
    <style:style style:name="ce144" style:family="table-cell" style:parent-style-name="Default">
      <style:table-cell-properties fo:background-color="#9966cc" style:text-align-source="value-type" style:repeat-content="false"/>
      <style:paragraph-properties fo:margin-left="0pt"/>
      <style:text-properties style:text-line-through-style="none" style:text-line-through-type="none"/>
    </style:style>
    <style:style style:name="ce145" style:family="table-cell" style:parent-style-name="Default">
      <style:table-cell-properties style:text-align-source="value-type" style:repeat-content="false" fo:border="0.06pt solid #808080"/>
      <style:paragraph-properties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146" style:family="table-cell" style:parent-style-name="Default">
      <style:table-cell-properties style:text-align-source="value-type" style:repeat-content="false" fo:background-color="transparent" fo:border="0.74pt solid #999999"/>
      <style:paragraph-properties fo:margin-left="0pt"/>
      <style:text-properties fo:color="#000000" fo:font-weight="normal" style:font-weight-asian="normal" style:font-weight-complex="normal"/>
    </style:style>
    <style:style style:name="ce1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49" style:family="table-cell" style:parent-style-name="Default">
      <style:table-cell-properties style:text-align-source="fix" style:repeat-content="false" fo:wrap-option="no-wrap" fo:border="0.06pt solid #808080"/>
      <style:paragraph-properties fo:text-align="start" fo:margin-left="0pt"/>
      <style:text-properties style:font-name="Liberation Sans" fo:font-size="10.5pt" fo:font-weight="bold" style:font-size-asian="10.5pt" style:font-weight-asian="bold" style:font-size-complex="10.5pt" style:font-weight-complex="bold"/>
    </style:style>
    <style:style style:name="ce150" style:family="table-cell" style:parent-style-name="Default">
      <style:table-cell-properties fo:background-color="#33ff99" style:text-align-source="fix" style:repeat-content="false" fo:wrap-option="no-wrap"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151" style:family="table-cell" style:parent-style-name="Default">
      <style:table-cell-properties fo:background-color="#00ae00" style:text-align-source="fix" style:repeat-content="false" fo:wrap-option="no-wrap"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152" style:family="table-cell" style:parent-style-name="Default">
      <style:table-cell-properties fo:background-color="#dc2300" style:text-align-source="fix" style:repeat-content="false" fo:wrap-option="no-wrap"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153" style:family="table-cell" style:parent-style-name="Default">
      <style:table-cell-properties style:text-align-source="fix" style:repeat-content="false" fo:wrap-option="no-wrap"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154" style:family="table-cell" style:parent-style-name="Default">
      <style:table-cell-properties fo:background-color="#ff99ff" style:text-align-source="fix" style:repeat-content="false" fo:wrap-option="no-wrap" fo:border="0.06pt solid #808080"/>
      <style:paragraph-properties fo:text-align="start" fo:margin-left="0pt"/>
      <style:text-properties style:font-name="Liberation Sans" fo:font-size="10.5pt" fo:font-weight="bold" style:font-size-asian="10.5pt" style:font-weight-asian="bold" style:font-size-complex="10.5pt" style:font-weight-complex="bold"/>
    </style:style>
    <style:style style:name="ce155" style:family="table-cell" style:parent-style-name="Default">
      <style:table-cell-properties fo:background-color="#9999ff" style:text-align-source="fix" style:repeat-content="false" fo:wrap-option="no-wrap"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156"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use-window-font-color="true" style:font-name="Liberation Sans" fo:font-size="10.5pt" fo:font-weight="normal" style:font-size-asian="10.5pt" style:font-weight-asian="normal" style:font-size-complex="10.5pt" style:font-weight-complex="normal"/>
    </style:style>
    <style:style style:name="ce15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58"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ff0000" style:font-name="Liberation Sans" fo:font-size="10.5pt" fo:font-weight="normal" style:font-size-asian="10.5pt" style:font-weight-asian="normal" style:font-size-complex="10.5pt" style:font-weight-complex="normal"/>
    </style:style>
    <style:style style:name="ce15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60"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61"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ff0000" style:text-line-through-style="solid" style:text-line-through-type="single" style:font-name="Liberation Sans" fo:font-size="10.5pt" fo:font-weight="normal" style:font-size-asian="10.5pt" style:font-weight-asian="normal" style:font-size-complex="10.5pt" style:font-weight-complex="normal"/>
    </style:style>
    <style:style style:name="ce16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63"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16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65" style:family="table-cell" style:parent-style-name="Default">
      <style:table-cell-properties style:glyph-orientation-vertical="auto" fo:background-color="#9999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66"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167" style:family="table-cell" style:parent-style-name="Gnumeric-default">
      <style:table-cell-properties style:text-align-source="fix" style:repeat-content="false" fo:background-color="transparent" fo:wrap-option="no-wrap" fo:border="0.06pt solid #808080"/>
      <style:paragraph-properties fo:text-align="start" fo:margin-left="0pt"/>
      <style:text-properties style:text-line-through-style="none" style:text-line-through-type="none" style:font-name="Liberation Sans" fo:font-size="10.5pt" fo:font-weight="normal" style:font-size-asian="10.5pt" style:font-weight-asian="normal" style:font-size-complex="10.5pt" style:font-weight-complex="normal"/>
    </style:style>
    <style:style style:name="ce168" style:family="table-cell" style:parent-style-name="Gnumeric-default">
      <style:table-cell-properties style:text-align-source="fix" style:repeat-content="false" fo:background-color="transparent" fo:wrap-option="no-wrap"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169"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170"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171" style:family="table-cell" style:parent-style-name="Default">
      <style:table-cell-properties style:glyph-orientation-vertical="auto" fo:background-color="#ffff99"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style-asian="normal" style:font-weight-asian="normal" style:font-size-complex="10.5pt" style:font-style-complex="normal" style:font-weight-complex="normal"/>
    </style:style>
    <style:style style:name="ce17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173"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74"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75" style:family="table-cell" style:parent-style-name="Default">
      <style:table-cell-properties fo:background-color="#ffff00"/>
      <style:text-properties fo:font-size="10.5pt" style:font-size-asian="10.5pt" style:font-size-complex="10.5pt"/>
    </style:style>
    <style:style style:name="ce176"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font-name="Liberation Sans" fo:font-size="10.5pt" fo:font-weight="bold" style:font-size-asian="10.5pt" style:font-weight-asian="bold" style:font-size-complex="10.5pt" style:font-weight-complex="bold"/>
    </style:style>
    <style:style style:name="ce17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middle"/>
      <style:paragraph-properties fo:text-align="start"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Liberation Sans" fo:font-size="10.5pt" fo:language="en" fo:country="US" fo:font-style="normal" fo:text-shadow="none" style:text-underline-style="none" fo:font-weight="bold" style:font-name-asian="Droid Sans" style:font-size-asian="10.5pt" style:language-asian="en" style:country-asian="US" style:font-style-asian="normal" style:font-weight-asian="bold" style:font-name-complex="FreeSans1" style:font-size-complex="10.5pt" style:language-complex="en" style:country-complex="US" style:font-style-complex="normal" style:font-weight-complex="bold"/>
    </style:style>
    <style:style style:name="ce179"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180" style:family="table-cell" style:parent-style-name="Default">
      <style:table-cell-properties style:text-align-source="fix" style:repeat-content="false" fo:background-color="transparent" fo:wrap-option="no-wrap" fo:border="0.06pt solid #808080"/>
      <style:paragraph-properties fo:text-align="center" fo:margin-left="0pt"/>
      <style:text-properties fo:color="#000000" style:font-name="Liberation Sans" fo:font-size="10.5pt" fo:font-weight="bold" style:font-name-asian="Droid Sans" style:font-size-asian="10.5pt" style:font-weight-asian="bold" style:font-name-complex="FreeSans1" style:font-size-complex="10.5pt" style:font-weight-complex="bold"/>
    </style:style>
    <style:style style:name="ce181"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182"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name-asian="Droid Sans" style:font-size-asian="10.5pt" style:language-asian="en" style:country-asian="US" style:font-style-asian="normal" style:font-weight-asian="bold" style:font-name-complex="FreeSans1" style:font-size-complex="10.5pt" style:language-complex="en" style:country-complex="US" style:font-style-complex="normal" style:font-weight-complex="bold" style:text-emphasize="none" style:font-relief="none" style:text-overline-style="none" style:text-overline-color="font-color"/>
    </style:style>
    <style:style style:name="ce183"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font-name="Liberation Sans" fo:font-size="10.5pt" fo:font-weight="bold" style:font-name-asian="Droid Sans" style:font-size-asian="10.5pt" style:language-asian="en" style:country-asian="US" style:font-weight-asian="bold" style:font-name-complex="FreeSans1" style:font-size-complex="10.5pt" style:language-complex="en" style:country-complex="US" style:font-weight-complex="bold"/>
    </style:style>
    <style:style style:name="ce18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8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186"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use-window-font-color="true" style:font-name="Liberation Sans" fo:font-size="10.5pt" fo:font-style="normal" fo:font-weight="bold" style:font-size-asian="10.5pt" style:font-weight-asian="bold" style:font-size-complex="10.5pt" style:font-weight-complex="bold"/>
    </style:style>
    <style:style style:name="ce187"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font-name="Liberation Sans" fo:font-size="10.5pt" fo:font-style="normal" fo:font-weight="bold" style:font-name-asian="Droid Sans" style:font-size-asian="10.5pt" style:language-asian="en" style:country-asian="US" style:font-weight-asian="bold" style:font-name-complex="FreeSans1" style:font-size-complex="10.5pt" style:language-complex="en" style:country-complex="US" style:font-weight-complex="bold"/>
    </style:style>
    <style:style style:name="ce188"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font-name="Liberation Sans" fo:font-size="10.5pt" fo:font-style="normal" fo:font-weight="bold" style:font-size-asian="10.5pt" style:font-weight-asian="bold" style:font-size-complex="10.5pt" style:font-weight-complex="bold"/>
    </style:style>
    <style:style style:name="ce1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style:paragraph-properties fo:text-align="start" fo:margin-left="0pt" style:writing-mode="page"/>
      <style:text-properties style:use-window-font-color="true" style:text-outline="false" style:text-line-through-style="none" style:text-line-through-type="none" style:font-name="Liberation Sans" fo:font-size="10.5pt" fo:language="en" fo:country="US" fo:font-style="normal" fo:text-shadow="none" style:text-underline-style="none" fo:font-weight="bold" style:font-name-asian="Droid Sans" style:font-size-asian="10.5pt" style:language-asian="en" style:country-asian="US" style:font-style-asian="normal" style:font-weight-asian="bold" style:font-name-complex="FreeSans1" style:font-size-complex="10.5pt" style:language-complex="en" style:country-complex="US" style:font-style-complex="normal" style:font-weight-complex="bold"/>
    </style:style>
    <style:style style:name="ce190"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use-window-font-color="true"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191"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19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name-asian="Droid Sans" style:font-size-asian="10.5pt" style:font-weight-asian="bold" style:font-name-complex="FreeSans1" style:font-size-complex="10.5pt" style:font-weight-complex="bold"/>
    </style:style>
    <style:style style:name="ce19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name-asian="Droid Sans Fallback" style:font-size-asian="10.5pt" style:font-weight-asian="bold" style:font-name-complex="FreeSans1" style:font-size-complex="10.5pt" style:font-weight-complex="bold"/>
    </style:style>
    <style:style style:name="ce194"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195" style:family="table-cell" style:parent-style-name="Default">
      <style:table-cell-properties style:glyph-orientation-vertical="auto" fo:background-color="#aec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196"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font-name="Liberation Sans" fo:font-size="10.5pt" fo:font-weight="bold" style:font-name-asian="Droid Sans Fallback" style:font-size-asian="10.5pt" style:font-weight-asian="bold" style:font-name-complex="FreeSans1" style:font-size-complex="10.5pt" style:font-weight-complex="bold"/>
    </style:style>
    <style:style style:name="ce197" style:family="table-cell" style:parent-style-name="Default">
      <style:table-cell-properties fo:background-color="#aecf00" style:text-align-source="fix" style:repeat-content="false" fo:wrap-option="no-wrap"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198"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800000" style:font-name="Liberation Sans" fo:font-size="10.5pt" fo:font-weight="normal" style:font-size-asian="10.5pt" style:font-weight-asian="normal" style:font-size-complex="10.5pt" style:font-weight-complex="normal"/>
    </style:style>
    <style:style style:name="ce199"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text-outline="false" style:text-line-through-style="solid" style:text-line-through-type="single" style:font-name="Liberation Sans"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Default">
      <style:table-cell-properties fo:background-color="transparent" fo:wrap-option="no-wrap"/>
      <style:text-properties style:use-window-font-color="true"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01"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use-window-font-color="true" style:font-name="Liberation Sans" fo:font-size="10.5pt" fo:font-style="normal" fo:font-weight="normal" style:font-size-asian="10.5pt" style:font-weight-asian="normal" style:font-size-complex="10.5pt" style:font-weight-complex="normal"/>
    </style:style>
    <style:style style:name="ce202"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font-name="Liberation Sans" fo:font-size="10.5pt" fo:font-weight="bold" style:font-name-asian="DejaVu Sans" style:font-size-asian="10.5pt" style:font-weight-asian="bold" style:font-name-complex="FreeSans1" style:font-size-complex="10.5pt" style:font-weight-complex="bold"/>
    </style:style>
    <style:style style:name="ce203"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text-line-through-style="solid" style:text-line-through-type="single" style:font-name="Liberation Sans" fo:font-size="10.5pt" fo:font-weight="normal" style:font-name-asian="DejaVu Sans" style:font-size-asian="10.5pt" style:font-weight-asian="normal" style:font-name-complex="FreeSans1" style:font-size-complex="10.5pt" style:font-weight-complex="normal"/>
    </style:style>
    <style:style style:name="ce204"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font-name="Liberation Sans" fo:font-size="10.5pt" fo:font-weight="bold" style:font-name-asian="Droid Sans" style:font-size-asian="10.5pt" style:font-weight-asian="bold" style:font-name-complex="FreeSans1" style:font-size-complex="10.5pt" style:font-weight-complex="bold"/>
    </style:style>
    <style:style style:name="ce205" style:family="table-cell" style:parent-style-name="Default">
      <style:table-cell-properties fo:background-color="#9966cc" style:text-align-source="fix" style:repeat-content="false" fo:wrap-option="no-wrap"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206" style:family="table-cell" style:parent-style-name="Default">
      <style:table-cell-properties fo:background-color="#9966cc"/>
    </style:style>
    <style:style style:name="ce207"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000000" style:font-name="Liberation Sans" fo:font-size="10.5pt" fo:font-weight="bold" style:font-name-asian="DejaVu Sans" style:font-size-asian="10.5pt" style:font-weight-asian="bold" style:font-name-complex="FreeSans1" style:font-size-complex="10.5pt" style:font-weight-complex="bold"/>
    </style:style>
    <style:style style:name="ce208" style:family="table-cell" style:parent-style-name="Default">
      <style:table-cell-properties fo:background-color="transparent" fo:border="0.74pt solid #999999"/>
      <style:text-properties fo:color="#000000" fo:font-weight="normal" style:font-weight-asian="normal" style:font-weight-complex="normal"/>
    </style:style>
    <style:style style:name="ce209" style:family="table-cell" style:parent-style-name="Gnumeric-default">
      <style:table-cell-properties style:text-align-source="fix" style:repeat-content="false" fo:background-color="transparent" fo:border="0.74pt solid #999999"/>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210" style:family="table-cell" style:parent-style-name="Default">
      <style:table-cell-properties style:text-align-source="fix" style:repeat-content="false" fo:background-color="transparent" fo:wrap-option="wrap" fo:border="0.74pt solid #999999" style:vertical-align="bottom"/>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1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21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bold" style:font-name-asian="Droid Sans Fallback" style:font-size-asian="10.5pt" style:font-weight-asian="bold" style:font-name-complex="FreeSans1" style:font-size-complex="10.5pt" style:font-weight-complex="bold"/>
    </style:style>
    <style:style style:name="ce213" style:family="table-cell" style:parent-style-name="Default">
      <style:table-cell-properties style:text-align-source="fix" style:repeat-content="false" fo:background-color="transparent" fo:wrap-option="no-wrap" fo:border="0.06pt solid #808080" style:vertical-align="bottom"/>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14" style:family="table-cell" style:parent-style-name="Gnumeric-default">
      <style:table-cell-properties style:text-align-source="fix" style:repeat-content="false" fo:background-color="transparent" fo:border="0.06pt solid #808080"/>
      <style:paragraph-properties fo:text-align="center" fo:margin-left="0pt"/>
      <style:text-properties fo:color="#000000" style:text-outline="false" style:font-name="Liberation Sans" fo:font-size="10.5pt" fo:language="en" fo:country="US" fo:text-shadow="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15" style:family="table-cell" style:parent-style-name="Default">
      <style:table-cell-properties style:text-align-source="fix" style:repeat-content="false" fo:background-color="transparent" fo:border="0.06pt solid #808080"/>
      <style:paragraph-properties fo:text-align="center" fo:margin-left="0pt"/>
      <style:text-properties style:font-name="Liberation Sans" fo:font-size="10.5pt" fo:font-weight="bold" style:font-name-asian="Droid Sans Fallback" style:font-size-asian="10.5pt" style:font-weight-asian="bold" style:font-name-complex="FreeSans1" style:font-size-complex="10.5pt" style:font-weight-complex="bold"/>
    </style:style>
    <style:style style:name="ce216" style:family="table-cell" style:parent-style-name="Default">
      <style:table-cell-properties style:text-align-source="fix" style:repeat-content="false" fo:background-color="transparent" fo:border="0.06pt solid #808080"/>
      <style:paragraph-properties fo:text-align="center" fo:margin-left="0pt"/>
      <style:text-properties style:text-line-through-style="none" style:text-line-through-type="none" style:font-name="Liberation Sans" fo:font-size="10.5pt" fo:font-weight="bold" style:font-name-asian="Droid Sans Fallback" style:font-size-asian="10.5pt" style:font-weight-asian="bold" style:font-name-complex="FreeSans1" style:font-size-complex="10.5pt" style:font-weight-complex="bold"/>
    </style:style>
    <style:style style:name="ce217" style:family="table-cell" style:parent-style-name="Default">
      <style:table-cell-properties style:glyph-orientation-vertical="auto" fo:background-color="#aec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18" style:family="table-cell" style:parent-style-name="Default">
      <style:table-cell-properties fo:background-color="#aecf00" style:text-align-source="fix" style:repeat-content="false"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219" style:family="table-cell" style:parent-style-name="Default">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2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normal" style:font-name-asian="Droid Sans Fallback" style:font-size-asian="10.5pt" style:font-weight-asian="normal" style:font-name-complex="FreeSans1" style:font-size-complex="10.5pt" style:font-weight-complex="normal"/>
    </style:style>
    <style:style style:name="ce221"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222" style:family="table-cell" style:parent-style-name="Default">
      <style:table-cell-properties style:text-align-source="fix" style:repeat-content="false"/>
      <style:paragraph-properties fo:text-align="center" fo:margin-left="0pt"/>
      <style:text-properties fo:font-size="10.5pt" fo:font-weight="normal" style:font-size-asian="10.5pt" style:font-weight-asian="normal" style:font-size-complex="10.5pt" style:font-weight-complex="normal"/>
    </style:style>
    <style:style style:name="ce223" style:family="table-cell" style:parent-style-name="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22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Liberation Sans" fo:font-size="10.5pt" fo:language="en" fo:country="US" fo:font-style="normal" fo:text-shadow="none" style:text-underline-style="none" fo:font-weight="bold" style:font-name-asian="Droid Sans" style:font-size-asian="10.5pt" style:language-asian="en" style:country-asian="US" style:font-style-asian="normal" style:font-weight-asian="bold" style:font-name-complex="FreeSans1" style:font-size-complex="10.5pt" style:language-complex="en" style:country-complex="US" style:font-style-complex="normal" style:font-weight-complex="bold"/>
    </style:style>
    <style:style style:name="ce2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2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 fo:font-size="10.5pt" fo:font-style="normal" fo:text-shadow="none" style:text-underline-style="none" fo:font-weight="bold" style:font-name-asian="Droid Sans" style:font-size-asian="10.5pt" style:font-style-asian="normal" style:font-weight-asian="bold" style:font-name-complex="FreeSans1" style:font-size-complex="10.5pt" style:font-style-complex="normal" style:font-weight-complex="bold"/>
    </style:style>
    <style:style style:name="ce229" style:family="table-cell" style:parent-style-name="Gnumeric-default" style:data-style-name="N100">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230" style:family="table-cell" style:parent-style-name="Default">
      <style:table-cell-properties style:text-align-source="fix" style:repeat-content="false" fo:background-color="transparent" fo:border="0.06pt solid #808080"/>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name-asian="Droid Sans" style:font-size-asian="10.5pt" style:language-asian="en" style:country-asian="US" style:font-style-asian="normal" style:font-weight-asian="bold" style:font-name-complex="FreeSans1" style:font-size-complex="10.5pt" style:language-complex="en" style:country-complex="US" style:font-style-complex="normal" style:font-weight-complex="bold" style:text-emphasize="none" style:font-relief="none" style:text-overline-style="none" style:text-overline-color="font-color"/>
    </style:style>
    <style:style style:name="ce231" style:family="table-cell" style:parent-style-name="Gnumeric-default" style:data-style-name="N100">
      <style:table-cell-properties style:text-align-source="fix" style:repeat-content="false" fo:background-color="transparent" fo:border="0.74pt solid #999999"/>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232" style:family="table-cell" style:parent-style-name="Default" style:data-style-name="N100">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23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234" style:family="table-cell" style:parent-style-name="Default" style:data-style-name="N100">
      <style:table-cell-properties style:text-align-source="fix" style:repeat-content="false" fo:background-color="transparent" fo:wrap-option="wrap" fo:border="0.74pt solid #999999" style:vertical-align="bottom"/>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3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236" style:family="table-cell" style:parent-style-name="Default">
      <style:table-cell-properties style:text-align-source="fix" style:repeat-content="false" fo:wrap-option="wrap"/>
      <style:paragraph-properties fo:text-align="center" fo:margin-left="0pt"/>
      <style:text-properties fo:color="#000000"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37" style:family="table-cell" style:parent-style-name="Default">
      <style:table-cell-properties style:text-align-source="fix" style:repeat-content="false" fo:wrap-option="wrap"/>
      <style:paragraph-properties fo:text-align="center" fo:margin-left="0pt"/>
      <style:text-properties fo:color="#000000"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style:text-align-source="fix" style:repeat-content="false" fo:background-color="transparent" fo:border="0.06pt solid #808080"/>
      <style:paragraph-properties fo:text-align="center" fo:margin-left="0pt"/>
      <style:text-properties style:use-window-font-color="true" style:text-line-through-style="none" style:text-line-through-type="none" style:font-name="Liberation Sans" fo:font-size="10.5pt" fo:font-style="normal" fo:font-weight="bold" style:font-size-asian="10.5pt" style:font-weight-asian="bold" style:font-size-complex="10.5pt" style:font-weight-complex="bold"/>
    </style:style>
    <style:style style:name="ce239" style:family="table-cell" style:parent-style-name="Default">
      <style:table-cell-properties style:text-align-source="fix" style:repeat-content="false" fo:background-color="transparent" fo:wrap-option="wrap" fo:border="0.06pt solid #808080" style:vertical-align="bottom"/>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able-cell-properties style:text-align-source="fix" style:repeat-content="false" fo:background-color="transparent" fo:border="0.06pt solid #808080"/>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80808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0.5pt" fo:font-style="normal" fo:text-shadow="none" style:text-underline-style="none" fo:font-weight="bold" style:font-size-asian="10.5pt" style:font-style-asian="normal" style:font-weight-asian="bold" style:font-name-complex="Liberation Sans1" style:font-size-complex="10.5pt" style:font-style-complex="normal" style:font-weight-complex="bold"/>
    </style:style>
    <style:style style:name="ce242" style:family="table-cell" style:parent-style-name="Default">
      <style:table-cell-properties style:text-align-source="fix" style:repeat-content="false" fo:background-color="transparent" fo:wrap-option="wrap" fo:border="0.06pt solid #808080"/>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43" style:family="table-cell" style:parent-style-name="Default">
      <style:table-cell-properties style:text-align-source="fix" style:repeat-content="false" fo:background-color="transparent" fo:wrap-option="wrap"/>
      <style:paragraph-properties fo:text-align="center" fo:margin-left="0pt"/>
      <style:text-properties fo:color="#000000"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4" style:family="table-cell" style:parent-style-name="Default">
      <style:table-cell-properties style:glyph-orientation-vertical="0" style:diagonal-bl-tr="none" style:diagonal-tl-br="none" style:text-align-source="fix" style:repeat-content="false" fo:background-color="transparent" fo:wrap-option="no-wrap" fo:border="0.74pt solid #80808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0.5pt" fo:font-style="normal" fo:text-shadow="none" style:text-underline-style="none" fo:font-weight="bold" style:font-size-asian="10.5pt" style:font-style-asian="normal" style:font-weight-asian="bold" style:font-name-complex="Liberation Sans1" style:font-size-complex="10.5pt" style:font-style-complex="normal" style:font-weight-complex="bold"/>
    </style:style>
    <style:style style:name="ce245" style:family="table-cell" style:parent-style-name="Default">
      <style:table-cell-properties style:text-align-source="fix" style:repeat-content="false" fo:background-color="transparent" fo:wrap-option="wrap"/>
      <style:paragraph-properties fo:text-align="center" fo:margin-left="0pt"/>
      <style:text-properties fo:color="#000000" style:text-outline="false" style:text-line-through-style="none" style:text-line-through-type="none" style:font-name="Liberation Serif"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24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247" style:family="table-cell" style:parent-style-name="Default">
      <style:table-cell-properties fo:background-color="transparent"/>
      <style:text-properties fo:font-weight="bold" style:font-weight-asian="bold" style:font-weight-complex="bold"/>
    </style:style>
    <style:style style:name="ce248"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9" style:family="table-cell" style:parent-style-name="Default">
      <style:table-cell-properties style:text-align-source="fix" style:repeat-content="false" fo:background-color="transparent" fo:wrap-option="wrap"/>
      <style:paragraph-properties fo:text-align="center" fo:margin-left="0pt"/>
      <style:text-properties style:use-window-font-color="true" style:text-outline="false" style:text-line-through-style="solid" style:text-line-through-type="single" style:font-name="Free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data-style-name="N10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1" style:family="table-cell" style:parent-style-name="Default">
      <style:table-cell-properties style:text-align-source="fix" style:repeat-content="false"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25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53"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254" style:family="table-cell" style:parent-style-name="Default">
      <style:table-cell-properties style:glyph-orientation-vertical="auto" fo:background-color="#dddddd"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255" style:family="table-cell" style:parent-style-name="Default">
      <style:table-cell-properties style:text-align-source="fix" style:repeat-content="false" fo:background-color="transparent"/>
      <style:paragraph-properties fo:text-align="center" fo:margin-left="0pt"/>
      <style:text-properties fo:font-size="10.5pt" fo:font-weight="bold" style:font-size-asian="10.5pt" style:font-weight-asian="bold" style:font-size-complex="10.5pt" style:font-weight-complex="bold"/>
    </style:style>
    <style:style style:name="ce256" style:family="table-cell" style:parent-style-name="Default">
      <style:table-cell-properties style:text-align-source="fix" style:repeat-content="false"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257"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58" style:family="table-cell" style:parent-style-name="Default">
      <style:table-cell-properties fo:background-color="#9966cc" style:text-align-source="fix" style:repeat-content="false"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259"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name-asian="Droid Sans" style:font-size-asian="10.5pt" style:font-weight-asian="normal" style:font-name-complex="FreeSans1" style:font-size-complex="10.5pt" style:font-weight-complex="normal"/>
    </style:style>
    <style:style style:name="ce260" style:family="table-cell" style:parent-style-name="Default">
      <style:table-cell-properties fo:background-color="#9966cc" style:text-align-source="fix" style:repeat-content="false" fo:border="0.06pt solid #808080"/>
      <style:paragraph-properties fo:text-align="center"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261" style:family="table-cell" style:parent-style-name="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name-asian="Droid Sans" style:font-size-asian="10.5pt" style:font-weight-asian="bold" style:font-name-complex="FreeSans1" style:font-size-complex="10.5pt" style:font-weight-complex="bold"/>
    </style:style>
    <style:style style:name="ce262" style:family="table-cell" style:parent-style-name="Default">
      <style:table-cell-properties style:text-align-source="fix" style:repeat-content="false" fo:background-color="transparent" fo:border="0.74pt solid #999999"/>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name-asian="Droid Sans Fallback" style:font-size-asian="10.5pt" style:font-weight-asian="bold" style:font-name-complex="FreeSans1" style:font-size-complex="10.5pt" style:font-weight-complex="bold"/>
    </style:style>
    <style:style style:name="ce264" style:family="table-cell" style:parent-style-name="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name-asian="Droid Sans" style:font-size-asian="10.5pt" style:language-asian="en" style:country-asian="US" style:font-weight-asian="bold" style:font-name-complex="FreeSans1" style:font-size-complex="10.5pt" style:language-complex="en" style:country-complex="US" style:font-weight-complex="bold"/>
    </style:style>
    <style:style style:name="ce265" style:family="table-cell" style:parent-style-name="Default">
      <style:table-cell-properties style:text-align-source="fix" style:repeat-content="false" fo:background-color="transparent" fo:border="0.06pt solid #808080"/>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Gnumeric-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style="normal" fo:font-weight="bold" style:font-size-asian="10.5pt" style:font-weight-asian="bold" style:font-size-complex="10.5pt" style:font-weight-complex="bold"/>
    </style:style>
    <style:style style:name="ce267" style:family="table-cell" style:parent-style-name="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style="normal" fo:font-weight="bold" style:font-name-asian="Droid Sans" style:font-size-asian="10.5pt" style:language-asian="en" style:country-asian="US" style:font-weight-asian="bold" style:font-name-complex="FreeSans1" style:font-size-complex="10.5pt" style:language-complex="en" style:country-complex="US" style:font-weight-complex="bold"/>
    </style:style>
    <style:style style:name="ce268" style:family="table-cell" style:parent-style-name="Default">
      <style:table-cell-properties style:text-align-source="fix" style:repeat-content="false" fo:background-color="transparent" fo:wrap-option="wrap" fo:border="0.06pt solid #808080"/>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9" style:family="table-cell" style:parent-style-name="Default">
      <style:table-cell-properties style:text-align-source="fix" style:repeat-content="false" fo:wrap-option="wrap"/>
      <style:paragraph-properties fo:text-align="center" fo:margin-left="0pt"/>
      <style:text-properties fo:color="#000000" style:text-outline="false" style:text-line-through-style="none" style:text-line-through-type="none" style:font-name="FreeSans" fo:font-size="10pt" fo:language="zxx" fo:country="none" fo:font-style="normal" fo:text-shadow="none" style:text-underline-style="none" fo:font-weight="bold" style:text-underline-mode="continuous" style:text-overline-mode="continuous" style:text-line-through-mode="continuous" style:font-size-asian="10pt" style:language-asian="zxx" style:country-asian="none" style:font-style-asian="normal" style:font-weight-asian="bold" style:font-size-complex="10pt" style:language-complex="zxx" style:country-complex="none" style:font-style-complex="normal" style:font-weight-complex="bold" style:text-emphasize="none" style:font-relief="none" style:text-overline-style="none" style:text-overline-color="font-color"/>
    </style:style>
    <style:style style:name="ce270" style:family="table-cell" style:parent-style-name="Default">
      <style:table-cell-properties style:text-align-source="fix" style:repeat-content="false" fo:background-color="transparent" fo:border="0.06pt solid #808080"/>
      <style:paragraph-properties fo:text-align="center" fo:margin-left="0pt"/>
      <style:text-properties fo:color="#000000" style:text-outline="false" style:text-line-through-style="solid" style:text-line-through-type="single" style:font-name="Liberation Sans"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271" style:family="table-cell" style:parent-style-name="Default">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2" style:family="table-cell" style:parent-style-name="Default">
      <style:table-cell-properties style:text-align-source="fix" style:repeat-content="false" fo:background-color="transparent" fo:wrap-option="wrap"/>
      <style:paragraph-properties fo:text-align="center" fo:margin-left="0pt"/>
      <style:text-properties fo:color="#000080"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3" style:family="table-cell" style:parent-style-name="Default" style:data-style-name="N158">
      <style:table-cell-properties style:text-align-source="fix" style:repeat-content="false" fo:background-color="transparent"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274" style:family="table-cell" style:parent-style-name="Default" style:data-style-name="N153">
      <style:table-cell-properties style:text-align-source="fix" style:repeat-content="false" fo:background-color="transparent" fo:border="0.06pt solid #808080"/>
      <style:paragraph-properties fo:text-align="center" fo:margin-left="0pt"/>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275" style:family="table-cell" style:parent-style-name="Default" style:data-style-name="N153">
      <style:table-cell-properties style:text-align-source="fix" style:repeat-content="false" fo:background-color="transparent" fo:border="0.06pt solid #808080"/>
      <style:paragraph-properties fo:text-align="center"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27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77" style:family="table-cell" style:parent-style-name="Default">
      <style:table-cell-properties fo:background-color="#9966cc" style:text-align-source="fix" style:repeat-content="false"/>
      <style:paragraph-properties fo:text-align="center" fo:margin-left="0pt"/>
    </style:style>
    <style:style style:name="ce278"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279"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80" style:family="table-cell" style:parent-style-name="Default" style:data-style-name="N104">
      <style:table-cell-properties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281"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style:use-window-font-color="true" style:font-name="Liberation Sans" fo:font-size="10.5pt" fo:font-weight="normal" style:font-size-asian="10.5pt" style:font-weight-asian="normal" style:font-size-complex="10.5pt" style:font-weight-complex="normal"/>
    </style:style>
    <style:style style:name="ce282" style:family="table-cell" style:parent-style-name="Default" style:data-style-name="N104">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83" style:family="table-cell" style:parent-style-name="Default" style:data-style-name="N104">
      <style:table-cell-properties fo:background-color="#9966cc" style:text-align-source="fix" style:repeat-content="false" fo:border="0.06pt solid #808080"/>
      <style:paragraph-properties fo:text-align="center" fo:margin-left="0pt"/>
      <style:text-properties fo:color="#ff0000" style:font-name="Liberation Sans" fo:font-size="10.5pt" fo:font-weight="normal" style:font-size-asian="10.5pt" style:font-weight-asian="normal" style:font-size-complex="10.5pt" style:font-weight-complex="normal"/>
    </style:style>
    <style:style style:name="ce284" style:family="table-cell" style:parent-style-name="Default" style:data-style-name="N104">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85" style:family="table-cell" style:parent-style-name="Default" style:data-style-name="N104">
      <style:table-cell-properties fo:background-color="#9966cc" style:text-align-source="fix" style:repeat-content="false" fo:border="0.06pt solid #808080"/>
      <style:paragraph-properties fo:text-align="center" fo:margin-left="0pt"/>
      <style:text-properties fo:color="#ff0000" style:text-line-through-style="solid" style:text-line-through-type="single" style:font-name="Liberation Sans" fo:font-size="10.5pt" fo:font-weight="normal" style:font-size-asian="10.5pt" style:font-weight-asian="normal" style:font-size-complex="10.5pt" style:font-weight-complex="normal"/>
    </style:style>
    <style:style style:name="ce286"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fo:color="#ff0000" style:font-name="Liberation Sans" fo:font-size="10.5pt" fo:font-weight="normal" style:font-size-asian="10.5pt" style:font-weight-asian="normal" style:font-size-complex="10.5pt" style:font-weight-complex="normal"/>
    </style:style>
    <style:style style:name="ce287"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88" style:family="table-cell" style:parent-style-name="Default" style:data-style-name="N104">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289"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name-asian="Droid Sans" style:font-size-asian="10.5pt" style:font-weight-asian="normal" style:font-name-complex="FreeSans1" style:font-size-complex="10.5pt" style:font-weight-complex="normal"/>
    </style:style>
    <style:style style:name="ce290"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291" style:family="table-cell" style:parent-style-name="Default" style:data-style-name="N104">
      <style:table-cell-properties style:glyph-orientation-vertical="auto" fo:background-color="#9999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92"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293" style:family="table-cell" style:parent-style-name="Default" style:data-style-name="N104">
      <style:table-cell-properties style:text-align-source="fix" style:repeat-content="false" fo:background-color="transparent" fo:border="0.06pt solid #808080" fo:padding="2.01pt"/>
      <style:paragraph-properties fo:text-align="center" fo:margin-left="0pt"/>
      <style:text-properties style:font-name="Liberation Sans" fo:font-size="10.5pt" fo:font-style="normal" fo:font-weight="normal" style:font-size-asian="10.5pt" style:font-weight-asian="normal" style:font-size-complex="10.5pt" style:font-weight-complex="normal"/>
    </style:style>
    <style:style style:name="ce294"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295"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296" style:family="table-cell" style:parent-style-name="Default" style:data-style-name="N104">
      <style:table-cell-properties style:glyph-orientation-vertical="auto" fo:background-color="#ffff99"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style-asian="normal" style:font-weight-asian="normal" style:font-size-complex="10.5pt" style:font-style-complex="normal" style:font-weight-complex="normal"/>
    </style:style>
    <style:style style:name="ce297"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298" style:family="table-cell" style:parent-style-name="Default" style:data-style-name="N104">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299" style:family="table-cell" style:parent-style-name="Default" style:data-style-name="N104">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00"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301"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02"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800000"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303"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304"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Liberation Sans" fo:font-size="10.5pt" fo:font-style="normal" fo:text-shadow="none" style:text-underline-style="none" fo:font-weight="bold" style:font-name-asian="Droid Sans Fallback" style:font-size-asian="10.5pt" style:font-style-asian="normal" style:font-weight-asian="bold" style:font-name-complex="FreeSans1" style:font-size-complex="10.5pt" style:font-style-complex="normal" style:font-weight-complex="bold"/>
    </style:style>
    <style:style style:name="ce305"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06"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07" style:family="table-cell" style:parent-style-name="Default" style:data-style-name="N10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name-asian="Droid Sans" style:font-size-asian="10.5pt" style:font-weight-asian="bold" style:font-name-complex="FreeSans1" style:font-size-complex="10.5pt" style:font-weight-complex="bold"/>
    </style:style>
    <style:style style:name="ce308" style:family="table-cell" style:parent-style-name="Default" style:data-style-name="N104">
      <style:table-cell-properties style:text-align-source="fix" style:repeat-content="false" fo:background-color="transparent" fo:wrap-option="wrap" fo:border="0.06pt solid #808080"/>
      <style:paragraph-properties fo:text-align="center" fo:margin-left="0pt"/>
      <style:text-properties style:use-window-font-color="true"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309"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310"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style:paragraph-properties fo:text-align="center" fo:margin-left="0pt" style:writing-mode="page"/>
      <style:text-properties style:use-window-font-color="true" style:text-outline="false" style:text-line-through-style="none" style:text-line-through-type="none" style:font-name="Liberation Sans"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311"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style:use-window-font-color="true"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12" style:family="table-cell" style:parent-style-name="Default" style:data-style-name="N104">
      <style:table-cell-properties style:text-align-source="fix" style:repeat-content="false" fo:background-color="transparent" fo:border="0.06pt solid #808080" fo:padding="2.01pt"/>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13" style:family="table-cell" style:parent-style-name="Default" style:data-style-name="N104">
      <style:table-cell-properties style:text-align-source="fix" style:repeat-content="false" fo:background-color="transparent" fo:border="0.06pt solid #808080" fo:padding="2.01pt"/>
      <style:paragraph-properties fo:text-align="center" fo:margin-left="0pt"/>
      <style:text-properties style:use-window-font-color="true" style:font-name="Liberation Sans" fo:font-size="10.5pt" fo:font-weight="bold" style:font-size-asian="10.5pt" style:font-weight-asian="bold" style:font-size-complex="10.5pt" style:font-weight-complex="bold"/>
    </style:style>
    <style:style style:name="ce314" style:family="table-cell" style:parent-style-name="Default" style:data-style-name="N104">
      <style:table-cell-properties style:text-align-source="fix" style:repeat-content="false" fo:background-color="transparent" fo:border="0.06pt solid #808080" fo:padding="2.01pt"/>
      <style:paragraph-properties fo:text-align="center" fo:margin-left="0pt"/>
      <style:text-properties fo:color="#000000" style:font-name="Liberation Sans" fo:font-size="10.5pt" fo:font-weight="bold" style:font-name-asian="Droid Sans" style:font-size-asian="10.5pt" style:font-weight-asian="bold" style:font-name-complex="FreeSans1" style:font-size-complex="10.5pt" style:font-weight-complex="bold"/>
    </style:style>
    <style:style style:name="ce315" style:family="table-cell" style:parent-style-name="Default" style:data-style-name="N104">
      <style:table-cell-properties style:text-align-source="fix" style:repeat-content="false" fo:background-color="transparent" fo:border="0.06pt solid #808080" fo:padding="2.01pt"/>
      <style:paragraph-properties fo:text-align="center" fo:margin-left="0pt"/>
      <style:text-properties fo:color="#000000" style:font-name="Liberation Sans" fo:font-size="10.5pt" fo:font-style="normal" fo:font-weight="bold" style:font-size-asian="10.5pt" style:font-weight-asian="bold" style:font-size-complex="10.5pt" style:font-weight-complex="bold"/>
    </style:style>
    <style:style style:name="ce316" style:family="table-cell" style:parent-style-name="Default" style:data-style-name="N104">
      <style:table-cell-properties style:text-align-source="fix" style:repeat-content="false" fo:background-color="transparent" fo:border="0.06pt solid #808080" fo:padding="2.01pt"/>
      <style:paragraph-properties fo:text-align="center" fo:margin-left="0pt"/>
      <style:text-properties style:font-name="Liberation Sans" fo:font-size="10.5pt" fo:font-style="normal" fo:font-weight="bold" style:font-size-asian="10.5pt" style:font-weight-asian="bold" style:font-size-complex="10.5pt" style:font-weight-complex="bold"/>
    </style:style>
    <style:style style:name="ce317"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318" style:family="table-cell" style:parent-style-name="Default" style:data-style-name="N104">
      <style:table-cell-properties style:glyph-orientation-vertical="auto" fo:background-color="#aec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19" style:family="table-cell" style:parent-style-name="Default" style:data-style-name="N104">
      <style:table-cell-properties fo:background-color="#aecf00" style:text-align-source="fix" style:repeat-content="false"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20"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fo:color="#800000" style:font-name="Liberation Sans" fo:font-size="10.5pt" fo:font-weight="normal" style:font-size-asian="10.5pt" style:font-weight-asian="normal" style:font-size-complex="10.5pt" style:font-weight-complex="normal"/>
    </style:style>
    <style:style style:name="ce321"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fo:color="#000000" style:text-outline="false" style:text-line-through-style="solid" style:text-line-through-type="single" style:font-name="Liberation Sans"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322" style:family="table-cell" style:parent-style-name="Default" style:data-style-name="N104">
      <style:table-cell-properties style:text-align-source="fix" style:repeat-content="false" fo:background-color="transparent" fo:border="0.06pt solid #808080"/>
      <style:paragraph-properties fo:text-align="center" fo:margin-left="0pt"/>
      <style:text-properties style:use-window-font-color="true" style:font-name="FreeSans" fo:font-size="10pt" fo:font-weight="bold" style:font-size-asian="10pt" style:font-weight-asian="bold" style:font-size-complex="10pt" style:font-weight-complex="bold"/>
    </style:style>
    <style:style style:name="ce323" style:family="table-cell" style:parent-style-name="Default" style:data-style-name="N104">
      <style:table-cell-properties style:text-align-source="fix" style:repeat-content="false" fo:background-color="transparent" fo:wrap-option="wrap" fo:border="0.06pt solid #808080"/>
      <style:paragraph-properties fo:text-align="center" fo:margin-left="0pt"/>
      <style:text-properties style:use-window-font-color="true" style:text-outline="false" style:text-line-through-style="none" style:text-line-through-type="none" style:font-name="Liberation Sans"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24" style:family="table-cell" style:parent-style-name="Default" style:data-style-name="N104">
      <style:table-cell-properties fo:background-color="#9966cc"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325" style:family="table-cell" style:parent-style-name="Default" style:data-style-name="N104">
      <style:table-cell-properties style:text-align-source="fix" style:repeat-content="false"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326" style:family="table-cell" style:parent-style-name="Default" style:data-style-name="N181">
      <style:table-cell-properties style:text-align-source="fix" style:repeat-content="false" fo:background-color="transparent" fo:border="0.74pt solid #999999"/>
      <style:paragraph-properties fo:text-align="center" fo:margin-left="0pt"/>
      <style:text-properties fo:color="#000000" fo:font-weight="bold" style:font-weight-asian="bold" style:font-weight-complex="bold"/>
    </style:style>
    <style:style style:name="ce327"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28" style:family="table-cell" style:parent-style-name="Default" style:data-style-name="N124">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29" style:family="table-cell" style:parent-style-name="Default" style:data-style-name="N124">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30" style:family="table-cell" style:parent-style-name="Default" style:data-style-name="N124">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ff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331"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32"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33" style:family="table-cell" style:parent-style-name="Default" style:data-style-name="N124">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334"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35" style:family="table-cell" style:parent-style-name="Default" style:data-style-name="N124">
      <style:table-cell-properties style:glyph-orientation-vertical="auto" fo:background-color="#9999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36"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337" style:family="table-cell" style:parent-style-name="Default" style:data-style-name="N124">
      <style:table-cell-properties style:glyph-orientation-vertical="auto" fo:background-color="#ffff99"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style-asian="normal" style:font-weight-asian="normal" style:font-size-complex="10.5pt" style:font-style-complex="normal" style:font-weight-complex="normal"/>
    </style:style>
    <style:style style:name="ce338" style:family="table-cell" style:parent-style-name="Default" style:data-style-name="N124">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39"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8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40"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41"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bold" style:font-size-asian="10.5pt" style:font-style-asian="normal" style:font-weight-asian="bold" style:font-size-complex="10.5pt" style:font-style-complex="normal" style:font-weight-complex="bold"/>
    </style:style>
    <style:style style:name="ce342" style:family="table-cell" style:parent-style-name="Default" style:data-style-name="N124">
      <style:table-cell-properties style:glyph-orientation-vertical="auto" fo:background-color="#aec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43" style:family="table-cell" style:parent-style-name="Default" style:data-style-name="N124">
      <style:table-cell-properties style:glyph-orientation-vertical="auto" fo:background-color="#aec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44"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8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45" style:family="table-cell" style:parent-style-name="Default" style:data-style-name="N104">
      <style:table-cell-properties style:glyph-orientation-vertical="0" style:cell-protect="protected" style:print-content="true" style:diagonal-bl-tr="none" style:diagonal-tl-br="none" style:text-align-source="fix" style:repeat-content="false" fo:background-color="transparent" fo:wrap-option="no-wrap" fo:border="0.06pt solid #808080" style:direction="ltr" fo:padding="2.01pt" style:rotation-angle="0" style:rotation-align="none" style:shrink-to-fit="false" style:vertical-align="automatic"/>
      <style:paragraph-properties fo:text-align="center" fo:margin-left="0pt" style:writing-mode="page"/>
      <style:text-properties fo:color="#000000" style:text-outline="false" style:text-line-through-style="solid" style:text-line-through-type="singl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46" style:family="table-cell" style:parent-style-name="Default" style:data-style-name="N12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normal" style:font-size-asian="10.5pt" style:font-style-asian="normal" style:font-weight-asian="normal" style:font-size-complex="10.5pt" style:font-style-complex="normal" style:font-weight-complex="normal"/>
    </style:style>
    <style:style style:name="ce347" style:family="table-cell" style:parent-style-name="Default" style:data-style-name="N124">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48"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49"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350"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style:use-window-font-color="true" style:font-name="Liberation Sans" fo:font-size="10.5pt" fo:font-weight="normal" style:font-size-asian="10.5pt" style:font-weight-asian="normal" style:font-size-complex="10.5pt" style:font-weight-complex="normal"/>
    </style:style>
    <style:style style:name="ce351" style:family="table-cell" style:parent-style-name="Gnumeric-default" style:data-style-name="N3">
      <style:table-cell-properties fo:background-color="#9966cc" style:text-align-source="fix" style:repeat-content="false"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352"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353" style:family="table-cell" style:parent-style-name="Gnumeric-default" style:data-style-name="N3">
      <style:table-cell-properties fo:background-color="#9966cc" style:text-align-source="fix" style:repeat-content="false" fo:border="0.06pt solid #808080"/>
      <style:paragraph-properties fo:text-align="center"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354"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355"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56" style:family="table-cell" style:parent-style-name="Gnumeric-default" style:data-style-name="N3">
      <style:table-cell-properties fo:background-color="#9999ff" style:text-align-source="fix" style:repeat-content="false" fo:border="0.06pt solid #808080"/>
      <style:paragraph-properties fo:text-align="center" fo:margin-left="0pt"/>
      <style:text-properties fo:color="#000000" style:text-line-through-style="none" style:text-line-through-type="none" style:font-name="Liberation Sans" fo:font-size="10.5pt" fo:font-weight="normal" style:font-size-asian="10.5pt" style:font-weight-asian="normal" style:font-size-complex="10.5pt" style:font-weight-complex="normal"/>
    </style:style>
    <style:style style:name="ce357"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358" style:family="table-cell" style:parent-style-name="Gnumeric-default" style:data-style-name="N3">
      <style:table-cell-properties fo:background-color="#ffff99" style:text-align-source="fix" style:repeat-content="false"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359"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style:use-window-font-color="true" style:text-line-through-style="none" style:text-line-through-type="none" style:font-name="Liberation Sans" fo:font-size="10.5pt" fo:font-weight="bold" style:font-size-asian="10.5pt" style:font-weight-asian="bold" style:font-size-complex="10.5pt" style:font-weight-complex="bold"/>
    </style:style>
    <style:style style:name="ce360"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style:use-window-font-color="true" style:font-name="Liberation Sans" fo:font-size="10.5pt" fo:font-weight="bold" style:font-size-asian="10.5pt" style:font-weight-asian="bold" style:font-size-complex="10.5pt" style:font-weight-complex="bold"/>
    </style:style>
    <style:style style:name="ce361" style:family="table-cell" style:parent-style-name="Gnumeric-default" style:data-style-name="N3">
      <style:table-cell-properties fo:background-color="#aecf00" style:text-align-source="fix" style:repeat-content="false"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362" style:family="table-cell" style:parent-style-name="Gnumeric-default" style:data-style-name="N3">
      <style:table-cell-properties fo:background-color="#aecf00" style:text-align-source="fix" style:repeat-content="false"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63" style:family="table-cell" style:parent-style-name="Gnumeric-default" style:data-style-name="N3">
      <style:table-cell-properties style:text-align-source="fix" style:repeat-content="false" fo:background-color="transparent" fo:border="0.06pt solid #808080"/>
      <style:paragraph-properties fo:text-align="center" fo:margin-left="0pt"/>
      <style:text-properties fo:color="#800000" style:font-name="Liberation Sans" fo:font-size="10.5pt" fo:font-weight="normal" style:font-size-asian="10.5pt" style:font-weight-asian="normal" style:font-size-complex="10.5pt" style:font-weight-complex="normal"/>
    </style:style>
    <style:style style:name="ce364" style:family="table-cell" style:parent-style-name="Gnumeric-default" style:data-style-name="N3">
      <style:table-cell-properties fo:background-color="#99ffff" style:text-align-source="fix" style:repeat-content="false"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65"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ff0000" style:text-line-through-style="none" style:text-line-through-type="none" style:font-name="Liberation Sans" fo:font-size="10.5pt" fo:font-style="normal" style:text-underline-style="none" fo:font-weight="normal" style:font-size-asian="10.5pt" style:font-style-asian="italic" style:font-weight-asian="normal" style:font-size-complex="10.5pt" style:font-style-complex="italic" style:font-weight-complex="normal"/>
    </style:style>
    <style:style style:name="ce366" style:family="table-cell" style:parent-style-name="Default" style:data-style-name="N37">
      <style:table-cell-properties fo:background-color="#99ffff"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367" style:family="table-cell" style:parent-style-name="Default" style:data-style-name="N37">
      <style:table-cell-properties fo:background-color="#ffff00" style:text-align-source="fix" style:repeat-content="false" fo:border="0.06pt solid #808080"/>
      <style:paragraph-properties fo:text-align="center"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368"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369"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70" style:family="table-cell" style:parent-style-name="Default" style:data-style-name="N37">
      <style:table-cell-properties fo:background-color="#9999ff" style:text-align-source="fix" style:repeat-content="false" fo:border="0.06pt solid #808080"/>
      <style:paragraph-properties fo:text-align="center" fo:margin-left="0pt"/>
      <style:text-properties fo:color="#000000" style:text-line-through-style="none" style:text-line-through-type="none" style:font-name="Liberation Sans" fo:font-size="10.5pt" fo:font-weight="normal" style:font-size-asian="10.5pt" style:font-weight-asian="normal" style:font-size-complex="10.5pt" style:font-weight-complex="normal"/>
    </style:style>
    <style:style style:name="ce371" style:family="table-cell" style:parent-style-name="Gnumeric-default">
      <style:table-cell-properties style:text-align-source="fix" style:repeat-content="false" fo:background-color="transparent" fo:border="0.06pt solid #808080"/>
      <style:paragraph-properties fo:text-align="center" fo:margin-left="0pt"/>
      <style:text-properties fo:color="#000000" style:text-line-through-style="none" style:text-line-through-type="none" style:font-name="Liberation Sans" fo:font-size="10.5pt" fo:font-style="normal" fo:font-weight="normal" style:font-size-asian="10.5pt" style:font-style-asian="italic" style:font-weight-asian="normal" style:font-size-complex="10.5pt" style:font-style-complex="italic" style:font-weight-complex="normal"/>
    </style:style>
    <style:style style:name="ce372" style:family="table-cell" style:parent-style-name="Gnumeric-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style="normal" fo:font-weight="normal" style:font-size-asian="10.5pt" style:font-style-asian="italic" style:font-weight-asian="normal" style:font-size-complex="10.5pt" style:font-style-complex="italic" style:font-weight-complex="normal"/>
    </style:style>
    <style:style style:name="ce373" style:family="table-cell" style:parent-style-name="Default" style:data-style-name="N37">
      <style:table-cell-properties fo:background-color="#ffff99" style:text-align-source="fix" style:repeat-content="false" fo:border="0.06pt solid #808080"/>
      <style:paragraph-properties fo:text-align="center" fo:margin-left="0pt"/>
      <style:text-properties fo:color="#000000" style:font-name="Liberation Sans" fo:font-size="10.5pt" fo:font-style="normal" fo:font-weight="normal" style:font-size-asian="10.5pt" style:font-style-asian="normal" style:font-weight-asian="normal" style:font-size-complex="10.5pt" style:font-style-complex="normal" style:font-weight-complex="normal"/>
    </style:style>
    <style:style style:name="ce374"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375" style:family="table-cell" style:parent-style-name="Default" style:data-style-name="N37">
      <style:table-cell-properties fo:background-color="#ffff00" style:text-align-source="fix" style:repeat-content="false"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376" style:family="table-cell" style:parent-style-name="Default">
      <style:table-cell-properties fo:background-color="#99ffff" style:text-align-source="fix" style:repeat-content="false"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377" style:family="table-cell" style:parent-style-name="Gnumeric-default" style:data-style-name="N37">
      <style:table-cell-properties fo:background-color="#99ffff" style:text-align-source="fix" style:repeat-content="false"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78" style:family="table-cell" style:parent-style-name="Default" style:data-style-name="N37">
      <style:table-cell-properties fo:background-color="#99ffff" style:text-align-source="fix" style:repeat-content="false"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79" style:family="table-cell" style:parent-style-name="Default">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80" style:family="table-cell" style:parent-style-name="Default" style:data-style-name="N4">
      <style:table-cell-properties fo:background-color="#99ffff" style:text-align-source="fix" style:repeat-content="false"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381" style:family="table-cell" style:parent-style-name="Default" style:data-style-name="N104">
      <style:table-cell-properties fo:background-color="#99ffff" style:text-align-source="fix" style:repeat-content="false"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382" style:family="table-cell" style:parent-style-name="Default">
      <style:table-cell-properties fo:background-color="#99ffff" style:text-align-source="fix" style:repeat-content="false"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383" style:family="table-cell" style:parent-style-name="Gnumeric-default">
      <style:table-cell-properties fo:background-color="#99ffff" style:text-align-source="fix" style:repeat-content="false" fo:border="0.06pt solid #808080"/>
      <style:paragraph-properties fo:text-align="center" fo:margin-left="0pt"/>
      <style:text-properties fo:color="#000000" style:font-name="Liberation Sans" fo:font-size="10.5pt" fo:font-style="normal" fo:font-weight="bold" style:font-size-asian="10.5pt" style:font-style-asian="italic" style:font-weight-asian="bold" style:font-size-complex="10.5pt" style:font-style-complex="italic" style:font-weight-complex="bold"/>
    </style:style>
    <style:style style:name="ce384" style:family="table-cell" style:parent-style-name="Default">
      <style:table-cell-properties fo:background-color="#99ffff" style:text-align-source="fix" style:repeat-content="false" fo:border="0.06pt solid #808080"/>
      <style:paragraph-properties fo:text-align="center" fo:margin-left="0pt"/>
      <style:text-properties style:use-window-font-color="true" style:font-name="Liberation Sans" fo:font-size="10.5pt" fo:font-weight="bold" style:font-size-asian="10.5pt" style:font-weight-asian="bold" style:font-size-complex="10.5pt" style:font-weight-complex="bold"/>
    </style:style>
    <style:style style:name="ce385" style:family="table-cell" style:parent-style-name="Default" style:data-style-name="N37">
      <style:table-cell-properties style:glyph-orientation-vertical="auto" fo:background-color="#99ffff" style:cell-protect="protected" style:print-content="true" style:diagonal-bl-tr="none" style:diagonal-tl-br="none" style:text-align-source="fix" style:repeat-content="false"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86" style:family="table-cell" style:parent-style-name="Default">
      <style:table-cell-properties fo:background-color="#99ffff" style:text-align-source="fix" style:repeat-content="false" fo:border="0.06pt solid #808080"/>
      <style:paragraph-properties fo:text-align="center" fo:margin-left="0pt"/>
      <style:text-properties style:use-window-font-color="true" style:text-line-through-style="none" style:text-line-through-type="none" style:font-name="Liberation Sans" fo:font-size="10.5pt" fo:font-weight="bold" style:font-size-asian="10.5pt" style:font-weight-asian="bold" style:font-size-complex="10.5pt" style:font-weight-complex="bold"/>
    </style:style>
    <style:style style:name="ce387" style:family="table-cell" style:parent-style-name="Default" style:data-style-name="N104">
      <style:table-cell-properties fo:background-color="#99ffff" style:text-align-source="fix" style:repeat-content="false" fo:wrap-option="wrap" fo:border="0.06pt solid #808080"/>
      <style:paragraph-properties fo:text-align="center" fo:margin-left="0pt"/>
      <style:text-properties style:use-window-font-color="true"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data-style-name="N104">
      <style:table-cell-properties fo:background-color="#99ffff" style:text-align-source="fix" style:repeat-content="false" fo:border="0.06pt solid #808080"/>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italic" style:font-weight-asian="bold" style:font-size-complex="10.5pt" style:language-complex="en" style:country-complex="US" style:font-style-complex="italic" style:font-weight-complex="bold" style:text-emphasize="none" style:font-relief="none" style:text-overline-style="none" style:text-overline-color="font-color"/>
    </style:style>
    <style:style style:name="ce389" style:family="table-cell" style:parent-style-name="Default" style:data-style-name="N104">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style-asian="italic" style:font-weight-asian="bold" style:font-size-complex="10.5pt" style:font-style-complex="italic" style:font-weight-complex="bold"/>
    </style:style>
    <style:style style:name="ce390" style:family="table-cell" style:parent-style-name="Gnumeric-default">
      <style:table-cell-properties fo:background-color="#dddddd" style:text-align-source="fix" style:repeat-content="false" fo:border="0.06pt solid #808080"/>
      <style:paragraph-properties fo:text-align="center" fo:margin-left="0pt"/>
      <style:text-properties fo:color="#000000" style:font-name="Liberation Sans" fo:font-size="10.5pt" fo:font-style="normal" fo:font-weight="bold" style:font-size-asian="10.5pt" style:font-style-asian="italic" style:font-weight-asian="bold" style:font-size-complex="10.5pt" style:font-style-complex="italic" style:font-weight-complex="bold"/>
    </style:style>
    <style:style style:name="ce391" style:family="table-cell" style:parent-style-name="Gnumeric-default" style:data-style-name="N37">
      <style:table-cell-properties fo:background-color="#99ffff" style:text-align-source="fix" style:repeat-content="false" fo:border="0.06pt solid #808080"/>
      <style:paragraph-properties fo:text-align="center" fo:margin-left="0pt"/>
      <style:text-properties style:use-window-font-color="true" style:font-name="Liberation Sans" fo:font-size="10.5pt" fo:font-weight="bold" style:font-size-asian="10.5pt" style:font-weight-asian="bold" style:font-size-complex="10.5pt" style:font-weight-complex="bold"/>
    </style:style>
    <style:style style:name="ce392" style:family="table-cell" style:parent-style-name="Default" style:data-style-name="N124">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style-asian="italic" style:font-weight-asian="bold" style:font-size-complex="10.5pt" style:font-style-complex="italic" style:font-weight-complex="bold"/>
    </style:style>
    <style:style style:name="ce393" style:family="table-cell" style:parent-style-name="Default" style:data-style-name="N124">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94" style:family="table-cell" style:parent-style-name="Default">
      <style:table-cell-properties fo:background-color="#99ffff" style:text-align-source="fix" style:repeat-content="false" fo:border="0.06pt solid #808080"/>
      <style:paragraph-properties fo:text-align="center" fo:margin-left="0pt"/>
      <style:text-properties fo:font-size="10.5pt" fo:font-weight="bold" style:font-size-asian="10.5pt" style:font-weight-asian="bold" style:font-size-complex="10.5pt" style:font-weight-complex="bold"/>
    </style:style>
    <style:style style:name="ce395" style:family="table-cell" style:parent-style-name="Default" style:data-style-name="N37">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396" style:family="table-cell" style:parent-style-name="Default">
      <style:table-cell-properties fo:background-color="#99ffff" style:text-align-source="fix" style:repeat-content="false" fo:wrap-option="wrap" fo:border="0.06pt solid #808080"/>
      <style:paragraph-properties fo:text-align="center" fo:margin-left="0pt"/>
      <style:text-properties fo:color="#000000" style:text-outline="false" style:text-line-through-style="none" style:text-line-through-type="none" style:font-name="Liberation Sans"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397" style:family="table-cell" style:parent-style-name="Default">
      <style:table-cell-properties fo:background-color="#99ffff" style:text-align-source="fix" style:repeat-content="false" fo:border="0.06pt solid #808080"/>
      <style:paragraph-properties fo:text-align="center"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398" style:family="table-cell" style:parent-style-name="Default">
      <style:table-cell-properties fo:background-color="#99ffff" style:text-align-source="fix" style:repeat-content="false" fo:border="0.06pt solid #808080"/>
      <style:paragraph-properties fo:text-align="center" fo:margin-left="0pt"/>
      <style:text-properties fo:color="#000000" style:text-line-through-style="none" style:text-line-through-type="none" style:font-name="Liberation Sans" fo:font-size="10.5pt" fo:font-weight="bold" style:font-name-asian="Droid Sans Fallback" style:font-size-asian="10.5pt" style:font-weight-asian="bold" style:font-name-complex="FreeSans1" style:font-size-complex="10.5pt" style:font-weight-complex="bold"/>
    </style:style>
    <style:style style:name="ce399" style:family="table-cell" style:parent-style-name="Default">
      <style:table-cell-properties fo:background-color="#ffff99" style:text-align-source="fix" style:repeat-content="false"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400" style:family="table-cell" style:parent-style-name="Default" style:data-style-name="N0">
      <style:table-cell-properties style:glyph-orientation-vertical="auto" fo:background-color="#ffff99" style:cell-protect="protected" style:print-content="true" style:diagonal-bl-tr="none" style:diagonal-tl-br="none" style:text-align-source="fix" style:repeat-content="false"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01" style:family="table-cell" style:parent-style-name="Default">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02" style:family="table-cell" style:parent-style-name="Default" style:data-style-name="N4">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style-asian="italic" style:font-weight-asian="bold" style:font-size-complex="10.5pt" style:font-style-complex="italic" style:font-weight-complex="bold"/>
    </style:style>
    <style:style style:name="ce40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04" style:family="table-cell" style:parent-style-name="Gnumeric-default">
      <style:table-cell-properties fo:background-color="#aecf00" style:text-align-source="fix" style:repeat-content="false" fo:border="0.06pt solid #808080"/>
      <style:paragraph-properties fo:text-align="center" fo:margin-left="0pt"/>
      <style:text-properties style:font-name="Liberation Sans" fo:font-size="10.5pt" fo:font-style="normal" fo:font-weight="normal" style:font-size-asian="10.5pt" style:font-style-asian="italic" style:font-weight-asian="normal" style:font-size-complex="10.5pt" style:font-style-complex="italic" style:font-weight-complex="normal"/>
    </style:style>
    <style:style style:name="ce405" style:family="table-cell" style:parent-style-name="Default">
      <style:table-cell-properties style:text-align-source="fix" style:repeat-content="false" fo:background-color="transparent" fo:border="0.06pt solid #808080"/>
      <style:paragraph-properties fo:text-align="center" fo:margin-left="0pt"/>
      <style:text-properties fo:font-size="10.5pt" fo:font-weight="bold" style:font-size-asian="10.5pt" style:font-weight-asian="bold" style:font-size-complex="10.5pt" style:font-weight-complex="bold"/>
    </style:style>
    <style:style style:name="ce406" style:family="table-cell" style:parent-style-name="Default">
      <style:table-cell-properties fo:background-color="#99ffff" style:text-align-source="fix" style:repeat-content="false" fo:border="0.06pt solid #808080"/>
      <style:paragraph-properties fo:text-align="center"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407" style:family="table-cell" style:parent-style-name="Gnumeric-default" style:data-style-name="N37">
      <style:table-cell-properties fo:background-color="#99ffff" style:text-align-source="fix" style:repeat-content="false" fo:border="0.06pt solid #808080"/>
      <style:paragraph-properties fo:text-align="center"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408" style:family="table-cell" style:parent-style-name="Gnumeric-default" style:data-style-name="N104">
      <style:table-cell-properties fo:background-color="#99ffff" style:text-align-source="fix" style:repeat-content="false" fo:border="0.06pt solid #808080"/>
      <style:paragraph-properties fo:text-align="center"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409" style:family="table-cell" style:parent-style-name="Gnumeric-default" style:data-style-name="N104">
      <style:table-cell-properties style:text-align-source="fix" style:repeat-content="false" fo:background-color="transparent" fo:border="0.06pt solid #808080"/>
      <style:paragraph-properties fo:text-align="center"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410" style:family="table-cell" style:parent-style-name="Gnumeric-default" style:data-style-name="N37">
      <style:table-cell-properties style:text-align-source="fix" style:repeat-content="false" fo:background-color="transparent" fo:border="0.06pt solid #808080"/>
      <style:paragraph-properties fo:text-align="center"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411" style:family="table-cell" style:parent-style-name="Default">
      <style:table-cell-properties fo:background-color="#99ffff" style:text-align-source="fix" style:repeat-content="false" fo:border="0.06pt solid #808080"/>
      <style:paragraph-properties fo:text-align="center" fo:margin-left="0pt"/>
      <style:text-properties style:use-window-font-color="true" style:font-name="FreeSans" fo:font-size="10pt" fo:font-weight="bold" style:font-size-asian="10pt" style:font-weight-asian="bold" style:font-size-complex="10pt" style:font-weight-complex="bold"/>
    </style:style>
    <style:style style:name="ce412" style:family="table-cell" style:parent-style-name="Default" style:data-style-name="N104">
      <style:table-cell-properties fo:background-color="#99ffff" style:text-align-source="fix" style:repeat-content="false" fo:wrap-option="wrap" fo:border="0.06pt solid #808080"/>
      <style:paragraph-properties fo:text-align="center" fo:margin-left="0pt"/>
      <style:text-properties style:use-window-font-color="true" style:text-outline="false" style:text-line-through-style="none" style:text-line-through-type="none" style:font-name="Liberation Sans"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99ffff"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414"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415" style:family="table-cell" style:parent-style-name="Default" style:data-style-name="N37">
      <style:table-cell-properties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416"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style:use-window-font-color="true" style:font-name="Liberation Sans" fo:font-size="10.5pt" fo:font-weight="normal" style:font-size-asian="10.5pt" style:font-weight-asian="normal" style:font-size-complex="10.5pt" style:font-weight-complex="normal"/>
    </style:style>
    <style:style style:name="ce417" style:family="table-cell" style:parent-style-name="Default" style:data-style-name="N37">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418" style:family="table-cell" style:parent-style-name="Default" style:data-style-name="N37">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ff0000" style:text-line-through-style="none" style:text-line-through-type="none" style:font-name="Liberation Sans" fo:font-size="10.5pt" fo:font-style="normal" style:text-underline-style="none" fo:font-weight="normal" style:font-size-asian="10.5pt" style:font-style-asian="italic" style:font-weight-asian="normal" style:font-size-complex="10.5pt" style:font-style-complex="italic" style:font-weight-complex="normal"/>
    </style:style>
    <style:style style:name="ce419" style:family="table-cell" style:parent-style-name="Default" style:data-style-name="N37">
      <style:table-cell-properties fo:background-color="#9966cc" style:text-align-source="fix" style:repeat-content="false" fo:border="0.06pt solid #808080"/>
      <style:paragraph-properties fo:text-align="center" fo:margin-left="0pt"/>
      <style:text-properties fo:color="#ff0000" style:font-name="Liberation Sans" fo:font-size="10.5pt" fo:font-weight="normal" style:font-size-asian="10.5pt" style:font-weight-asian="normal" style:font-size-complex="10.5pt" style:font-weight-complex="normal"/>
    </style:style>
    <style:style style:name="ce420" style:family="table-cell" style:parent-style-name="Default" style:data-style-name="N37">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421" style:family="table-cell" style:parent-style-name="Default" style:data-style-name="N37">
      <style:table-cell-properties fo:background-color="#9966cc" style:text-align-source="fix" style:repeat-content="false" fo:border="0.06pt solid #808080"/>
      <style:paragraph-properties fo:text-align="center" fo:margin-left="0pt"/>
      <style:text-properties fo:color="#ff0000" style:text-line-through-style="solid" style:text-line-through-type="single" style:font-name="Liberation Sans" fo:font-size="10.5pt" fo:font-weight="normal" style:font-size-asian="10.5pt" style:font-weight-asian="normal" style:font-size-complex="10.5pt" style:font-weight-complex="normal"/>
    </style:style>
    <style:style style:name="ce422"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fo:color="#ff0000" style:font-name="Liberation Sans" fo:font-size="10.5pt" fo:font-weight="normal" style:font-size-asian="10.5pt" style:font-weight-asian="normal" style:font-size-complex="10.5pt" style:font-weight-complex="normal"/>
    </style:style>
    <style:style style:name="ce423" style:family="table-cell" style:parent-style-name="Default" style:data-style-name="N37">
      <style:text-properties fo:font-size="10.5pt" fo:font-weight="normal" style:font-size-asian="10.5pt" style:font-weight-asian="normal" style:font-size-complex="10.5pt" style:font-weight-complex="normal"/>
    </style:style>
    <style:style style:name="ce424" style:family="table-cell" style:parent-style-name="Gnumeric-default" style:data-style-name="N37">
      <style:table-cell-properties fo:background-color="#99ffff"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425"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426"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style-asian="italic" style:font-weight-asian="normal" style:font-size-complex="10.5pt" style:font-style-complex="italic" style:font-weight-complex="normal"/>
    </style:style>
    <style:style style:name="ce427"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428"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429" style:family="table-cell" style:parent-style-name="Gnumeric-default" style:data-style-name="N37">
      <style:table-cell-properties fo:background-color="#ffff00" style:text-align-source="fix" style:repeat-content="false" fo:border="0.06pt solid #808080"/>
      <style:paragraph-properties fo:text-align="center" fo:margin-left="0pt"/>
      <style:text-properties style:use-window-font-color="true" style:font-name="Liberation Sans" fo:font-size="10.5pt" fo:font-style="normal" fo:font-weight="normal" style:font-size-asian="10.5pt" style:font-style-asian="italic" style:font-weight-asian="normal" style:font-size-complex="10.5pt" style:font-style-complex="italic" style:font-weight-complex="normal"/>
    </style:style>
    <style:style style:name="ce430"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431" style:family="table-cell" style:parent-style-name="Gnumeric-default" style:data-style-name="N37">
      <style:table-cell-properties style:text-align-source="fix" style:repeat-content="false" fo:background-color="transparent"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432"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3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style-asian="italic" style:font-weight-asian="bold" style:font-size-complex="10.5pt" style:font-style-complex="italic" style:font-weight-complex="bold"/>
    </style:style>
    <style:style style:name="ce434"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35" style:family="table-cell" style:parent-style-name="Gnumeric-default" style:data-style-name="N37">
      <style:table-cell-properties style:text-align-source="fix" style:repeat-content="false" fo:background-color="transparent" fo:border="0.06pt solid #808080"/>
      <style:paragraph-properties fo:text-align="center" fo:margin-left="0pt"/>
      <style:text-properties fo:color="#000000" style:font-name="Liberation Sans" fo:font-size="10.5pt" fo:font-style="normal" fo:font-weight="bold" style:font-size-asian="10.5pt" style:font-style-asian="normal" style:font-weight-asian="bold" style:font-size-complex="10.5pt" style:font-style-complex="normal" style:font-weight-complex="bold"/>
    </style:style>
    <style:style style:name="ce436"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style:use-window-font-color="true" style:text-line-through-style="none" style:text-line-through-type="none" style:font-name="Liberation Sans" fo:font-size="10.5pt" fo:font-weight="bold" style:font-size-asian="10.5pt" style:font-weight-asian="bold" style:font-size-complex="10.5pt" style:font-weight-complex="bold"/>
    </style:style>
    <style:style style:name="ce437"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bold" style:font-size-asian="10.5pt" style:font-style-asian="italic" style:font-weight-asian="bold" style:font-size-complex="10.5pt" style:font-style-complex="italic" style:font-weight-complex="bold"/>
    </style:style>
    <style:style style:name="ce438"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style:use-window-font-color="true" style:font-name="Liberation Sans" fo:font-size="10.5pt" fo:font-weight="bold" style:font-size-asian="10.5pt" style:font-weight-asian="bold" style:font-size-complex="10.5pt" style:font-weight-complex="bold"/>
    </style:style>
    <style:style style:name="ce439"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fo:font-size="10.5pt" fo:font-weight="bold" style:font-size-asian="10.5pt" style:font-weight-asian="bold" style:font-size-complex="10.5pt" style:font-weight-complex="bold"/>
    </style:style>
    <style:style style:name="ce440"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41" style:family="table-cell" style:parent-style-name="Gnumeric-default" style:data-style-name="N37">
      <style:table-cell-properties style:text-align-source="fix" style:repeat-content="false" fo:background-color="transparent" fo:border="0.06pt solid #808080"/>
      <style:paragraph-properties fo:text-align="center" fo:margin-left="0pt"/>
      <style:text-properties style:use-window-font-color="true" style:font-name="Liberation Sans" fo:font-size="10.5pt" fo:font-style="normal" fo:font-weight="bold" style:font-size-asian="10.5pt" style:font-style-asian="normal" style:font-weight-asian="bold" style:font-size-complex="10.5pt" style:font-style-complex="normal" style:font-weight-complex="bold"/>
    </style:style>
    <style:style style:name="ce442" style:family="table-cell" style:parent-style-name="Gnumeric-default" style:data-style-name="N37">
      <style:table-cell-properties fo:background-color="#aecf00" style:text-align-source="fix" style:repeat-content="false" fo:border="0.06pt solid #808080"/>
      <style:paragraph-properties fo:text-align="center" fo:margin-left="0pt"/>
      <style:text-properties fo:color="#000000" style:font-name="Liberation Sans" fo:font-size="10.5pt" fo:font-style="normal" fo:font-weight="normal" style:font-size-asian="10.5pt" style:font-style-asian="normal" style:font-weight-asian="normal" style:font-size-complex="10.5pt" style:font-style-complex="normal" style:font-weight-complex="normal"/>
    </style:style>
    <style:style style:name="ce443" style:family="table-cell" style:parent-style-name="Gnumeric-default" style:data-style-name="N37">
      <style:table-cell-properties fo:background-color="#aecf00" style:text-align-source="fix" style:repeat-content="false" fo:border="0.06pt solid #808080"/>
      <style:paragraph-properties fo:text-align="center" fo:margin-left="0pt"/>
      <style:text-properties fo:color="#000000" style:font-name="Liberation Sans" fo:font-size="10.5pt" fo:font-style="normal" fo:font-weight="bold" style:font-size-asian="10.5pt" style:font-style-asian="normal" style:font-weight-asian="bold" style:font-size-complex="10.5pt" style:font-style-complex="normal" style:font-weight-complex="bold"/>
    </style:style>
    <style:style style:name="ce444"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445" style:family="table-cell" style:parent-style-name="Gnumeric-default" style:data-style-name="N37">
      <style:table-cell-properties fo:background-color="#ffff00" style:text-align-source="fix" style:repeat-content="false" fo:border="0.06pt solid #808080"/>
      <style:paragraph-properties fo:text-align="center" fo:margin-left="0pt"/>
      <style:text-properties style:text-line-through-style="solid" style:text-line-through-type="single" style:font-name="Liberation Sans" fo:font-size="10.5pt" fo:font-style="normal" fo:font-weight="normal" style:font-size-asian="10.5pt" style:font-style-asian="italic" style:font-weight-asian="normal" style:font-size-complex="10.5pt" style:font-style-complex="italic" style:font-weight-complex="normal"/>
    </style:style>
    <style:style style:name="ce446"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fo:color="#800000" style:font-name="Liberation Sans" fo:font-size="10.5pt" fo:font-weight="normal" style:font-size-asian="10.5pt" style:font-weight-asian="normal" style:font-size-complex="10.5pt" style:font-weight-complex="normal"/>
    </style:style>
    <style:style style:name="ce447" style:family="table-cell" style:parent-style-name="Gnumeric-default" style:data-style-name="N37">
      <style:table-cell-properties style:text-align-source="fix" style:repeat-content="false" fo:background-color="transparent" fo:border="0.06pt solid #808080"/>
      <style:paragraph-properties fo:text-align="center"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448"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style:use-window-font-color="true" style:font-name="FreeSans" fo:font-size="10pt" fo:font-weight="bold" style:font-size-asian="10pt" style:font-weight-asian="bold" style:font-size-complex="10pt" style:font-weight-complex="bold"/>
    </style:style>
    <style:style style:name="ce44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normal" style:font-size-asian="10.5pt" style:font-style-asian="italic" style:font-weight-asian="normal" style:font-size-complex="10.5pt" style:font-style-complex="italic" style:font-weight-complex="normal"/>
    </style:style>
    <style:style style:name="ce450" style:family="table-cell" style:parent-style-name="Default" style:data-style-name="N37">
      <style:table-cell-properties fo:background-color="#9966cc" style:text-align-source="fix" style:repeat-content="false" fo:border="0.06pt solid #808080"/>
      <style:paragraph-properties fo:text-align="center" fo:margin-left="0pt"/>
      <style:text-properties style:font-name="Liberation Sans" fo:font-size="10.5pt" fo:font-weight="normal" style:font-size-asian="10.5pt" style:font-weight-asian="normal" style:font-size-complex="10.5pt" style:font-weight-complex="normal"/>
    </style:style>
    <style:style style:name="ce451" style:family="table-cell" style:parent-style-name="Default" style:data-style-name="N37">
      <style:table-cell-properties style:text-align-source="fix" style:repeat-content="false"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452" style:family="table-cell" style:parent-style-name="Default" style:data-style-name="N37">
      <style:table-cell-properties style:text-align-source="fix" style:repeat-content="false" fo:background-color="transparent" fo:wrap-option="wrap"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453" style:family="table-cell" style:parent-style-name="Default" style:data-style-name="N37">
      <style:table-cell-properties style:text-align-source="fix" style:repeat-content="false" fo:background-color="transparent" fo:wrap-option="wrap" fo:border="0.06pt solid #808080"/>
      <style:paragraph-properties fo:text-align="center" fo:margin-left="0pt"/>
      <style:text-properties fo:color="#000000" style:font-name="Liberation Sans" fo:font-size="10.5pt" fo:font-weight="normal" style:font-size-asian="10.5pt" style:font-weight-asian="normal" style:font-size-complex="10.5pt" style:font-weight-complex="normal"/>
    </style:style>
    <style:style style:name="ce454" style:family="table-cell" style:parent-style-name="Default" style:data-style-name="N37">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455" style:family="table-cell" style:parent-style-name="Gnumeric-default" style:data-style-name="N37">
      <style:table-cell-properties fo:background-color="#ffff00" style:text-align-source="fix" style:repeat-content="false" fo:border="0.06pt solid #808080"/>
      <style:paragraph-properties fo:text-align="center" fo:margin-left="0pt"/>
      <style:text-properties style:use-window-font-color="true" style:font-name="Liberation Sans" fo:font-size="10.5pt" fo:font-style="normal" fo:font-weight="normal" style:font-size-asian="10.5pt" style:font-style-asian="normal" style:font-weight-asian="normal" style:font-size-complex="10.5pt" style:font-style-complex="normal" style:font-weight-complex="normal"/>
    </style:style>
    <style:style style:name="ce456" style:family="table-cell" style:parent-style-name="Gnumeric-default" style:data-style-name="N37">
      <style:table-cell-properties style:text-align-source="fix" style:repeat-content="false" fo:background-color="transparent" fo:border="0.06pt solid #808080"/>
      <style:paragraph-properties fo:text-align="center" fo:margin-left="0pt"/>
      <style:text-properties fo:color="#000000" style:font-name="Liberation Sans" fo:font-size="10.5pt" fo:font-style="normal" fo:font-weight="bold" style:font-size-asian="10.5pt" style:font-style-asian="italic" style:font-weight-asian="bold" style:font-size-complex="10.5pt" style:font-style-complex="italic" style:font-weight-complex="bold"/>
    </style:style>
    <style:style style:name="ce457" style:family="table-cell" style:parent-style-name="Gnumeric-default" style:data-style-name="N37">
      <style:table-cell-properties style:text-align-source="fix" style:repeat-content="false" fo:background-color="transparent" fo:border="0.06pt solid #808080"/>
      <style:paragraph-properties fo:text-align="center" fo:margin-left="0pt"/>
      <style:text-properties style:use-window-font-color="true" style:text-line-through-style="none" style:text-line-through-type="none" style:font-name="Liberation Sans" fo:font-size="10.5pt" fo:font-weight="bold" style:font-size-asian="10.5pt" style:font-weight-asian="bold" style:font-size-complex="10.5pt" style:font-weight-complex="bold"/>
    </style:style>
    <style:style style:name="ce458"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style-asian="italic" style:font-weight-asian="bold" style:font-size-complex="10.5pt" style:font-style-complex="italic" style:font-weight-complex="bold"/>
    </style:style>
    <style:style style:name="ce459" style:family="table-cell" style:parent-style-name="Gnumeric-default">
      <style:table-cell-properties style:text-align-source="fix" style:repeat-content="false" fo:background-color="transparent" fo:border="0.06pt solid #808080"/>
      <style:paragraph-properties fo:text-align="center" fo:margin-left="0pt"/>
      <style:text-properties fo:color="#000000" style:font-name="Liberation Sans" fo:font-size="10.5pt" fo:font-style="normal" fo:font-weight="bold" style:font-size-asian="10.5pt" style:font-style-asian="italic" style:font-weight-asian="bold" style:font-size-complex="10.5pt" style:font-style-complex="italic" style:font-weight-complex="bold"/>
    </style:style>
    <style:style style:name="ce460" style:family="table-cell" style:parent-style-name="Default" style:data-style-name="N37">
      <style:table-cell-properties style:text-align-source="fix" style:repeat-content="false" fo:background-color="transparent" fo:border="0.06pt solid #808080"/>
      <style:paragraph-properties fo:text-align="center" fo:margin-left="0pt"/>
      <style:text-properties fo:color="#000000" style:font-name="Liberation Sans" fo:font-size="10.5pt" fo:font-style="normal" fo:font-weight="bold" style:font-size-asian="10.5pt" style:font-weight-asian="bold" style:font-size-complex="10.5pt" style:font-weight-complex="bold"/>
    </style:style>
    <style:style style:name="ce461"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62" style:family="table-cell" style:parent-style-name="Default" style:data-style-name="N37">
      <style:table-cell-properties style:glyph-orientation-vertical="auto" fo:background-color="#aec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463" style:family="table-cell" style:parent-style-name="Default" style:data-style-name="N37">
      <style:table-cell-properties style:glyph-orientation-vertical="auto" fo:background-color="#aec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64" style:family="table-cell" style:parent-style-name="Default" style:data-style-name="N37">
      <style:table-cell-properties fo:background-color="#99ffff" style:text-align-source="fix" style:repeat-content="false" fo:border="0.06pt solid #808080"/>
      <style:paragraph-properties fo:text-align="center" fo:margin-left="0pt"/>
      <style:text-properties style:use-window-font-color="true" style:font-name="FreeSans" fo:font-size="10pt" fo:font-weight="bold" style:font-size-asian="10pt" style:font-weight-asian="bold" style:font-size-complex="10pt" style:font-weight-complex="bold"/>
    </style:style>
    <style:style style:name="ce465" style:family="table-cell" style:parent-style-name="Default" style:data-style-name="N30">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normal" style:font-size-asian="10.5pt" style:font-style-asian="italic" style:font-weight-asian="normal" style:font-size-complex="10.5pt" style:font-style-complex="italic" style:font-weight-complex="normal"/>
    </style:style>
    <style:style style:name="ce466" style:family="table-cell" style:parent-style-name="Default" style:data-style-name="N37">
      <style:table-cell-properties fo:background-color="#99ffff" style:text-align-source="fix" style:repeat-content="false" fo:border="0.06pt solid #808080"/>
      <style:paragraph-properties fo:text-align="center" fo:margin-left="0pt"/>
      <style:text-properties style:font-name="Liberation Sans" fo:font-size="10.5pt" fo:font-weight="bold" style:font-size-asian="10.5pt" style:font-weight-asian="bold" style:font-size-complex="10.5pt" style:font-weight-complex="bold"/>
    </style:style>
    <style:style style:name="ce467" style:family="table-cell" style:parent-style-name="Default" style:data-style-name="N37">
      <style:table-cell-properties style:text-align-source="fix" style:repeat-content="false" fo:background-color="transparent" fo:wrap-option="wrap"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468" style:family="table-cell" style:parent-style-name="Default" style:data-style-name="N37">
      <style:table-cell-properties style:text-align-source="fix" style:repeat-content="false" fo:background-color="transparent" fo:wrap-option="wrap" fo:border="0.06pt solid #808080"/>
      <style:paragraph-properties fo:text-align="start" fo:margin-left="0pt"/>
      <style:text-properties fo:color="#000000" style:font-name="Liberation Sans" fo:font-size="10.5pt" fo:font-weight="normal" style:font-size-asian="10.5pt" style:font-weight-asian="normal" style:font-size-complex="10.5pt" style:font-weight-complex="normal"/>
    </style:style>
    <style:style style:name="ce469" style:family="table-cell" style:parent-style-name="Default">
      <style:table-cell-properties style:text-align-source="fix" style:repeat-content="false"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470" style:family="table-cell" style:parent-style-name="Default">
      <style:table-cell-properties style:text-align-source="fix" style:repeat-content="false" fo:background-color="transparent" fo:border="0.06pt solid #808080"/>
      <style:paragraph-properties fo:text-align="start" fo:margin-left="0pt"/>
      <style:text-properties style:use-window-font-color="true" style:font-name="Liberation Sans" fo:font-size="10.5pt" fo:font-weight="normal" style:font-size-asian="10.5pt" style:font-weight-asian="normal" style:font-size-complex="10.5pt" style:font-weight-complex="normal"/>
    </style:style>
    <style:style style:name="ce471" style:family="table-cell" style:parent-style-name="Default" style:data-style-name="N37">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472" style:family="table-cell" style:parent-style-name="Default">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ff0000" style:text-line-through-style="none" style:text-line-through-type="none" style:font-name="Liberation Sans" fo:font-size="10.5pt" fo:font-style="normal" style:text-underline-style="none" fo:font-weight="normal" style:font-size-asian="10.5pt" style:font-style-asian="italic" style:font-weight-asian="normal" style:font-size-complex="10.5pt" style:font-style-complex="italic" style:font-weight-complex="normal"/>
    </style:style>
    <style:style style:name="ce473" style:family="table-cell" style:parent-style-name="Default">
      <style:table-cell-properties fo:background-color="#9966cc" style:text-align-source="fix" style:repeat-content="false" fo:border="0.06pt solid #808080"/>
      <style:paragraph-properties fo:text-align="start" fo:margin-left="0pt"/>
      <style:text-properties fo:color="#ff0000" style:font-name="Liberation Sans" fo:font-size="10.5pt" fo:font-weight="normal" style:font-size-asian="10.5pt" style:font-weight-asian="normal" style:font-size-complex="10.5pt" style:font-weight-complex="normal"/>
    </style:style>
    <style:style style:name="ce474" style:family="table-cell" style:parent-style-name="Default" style:data-style-name="N37">
      <style:table-cell-properties style:glyph-orientation-vertical="auto" fo:background-color="#9966cc"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475" style:family="table-cell" style:parent-style-name="Default">
      <style:table-cell-properties fo:background-color="#9966cc" style:text-align-source="fix" style:repeat-content="false" fo:border="0.06pt solid #808080"/>
      <style:paragraph-properties fo:text-align="start" fo:margin-left="0pt"/>
      <style:text-properties fo:color="#ff0000" style:text-line-through-style="solid" style:text-line-through-type="single" style:font-name="Liberation Sans" fo:font-size="10.5pt" fo:font-weight="normal" style:font-size-asian="10.5pt" style:font-weight-asian="normal" style:font-size-complex="10.5pt" style:font-weight-complex="normal"/>
    </style:style>
    <style:style style:name="ce476" style:family="table-cell" style:parent-style-name="Default">
      <style:table-cell-properties style:text-align-source="fix" style:repeat-content="false" fo:background-color="transparent" fo:border="0.06pt solid #808080"/>
      <style:paragraph-properties fo:text-align="start" fo:margin-left="0pt"/>
      <style:text-properties fo:color="#ff0000" style:font-name="Liberation Sans" fo:font-size="10.5pt" fo:font-weight="normal" style:font-size-asian="10.5pt" style:font-weight-asian="normal" style:font-size-complex="10.5pt" style:font-weight-complex="normal"/>
    </style:style>
    <style:style style:name="ce477" style:family="table-cell" style:parent-style-name="Default" style:data-style-name="N37">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478" style:family="table-cell" style:parent-style-name="Gnumeric-default" style:data-style-name="N37">
      <style:table-cell-properties fo:background-color="#ffff00" style:text-align-source="fix" style:repeat-content="false" fo:border="0.06pt solid #808080"/>
      <style:paragraph-properties fo:text-align="start" fo:margin-left="0pt"/>
      <style:text-properties style:text-line-through-style="solid" style:text-line-through-type="single" style:font-name="Liberation Sans" fo:font-size="10.5pt" fo:font-style="normal" fo:font-weight="normal" style:font-size-asian="10.5pt" style:font-style-asian="italic" style:font-weight-asian="normal" style:font-size-complex="10.5pt" style:font-style-complex="italic" style:font-weight-complex="normal"/>
    </style:style>
    <style:style style:name="ce479" style:family="table-cell" style:parent-style-name="Default" style:data-style-name="N37">
      <style:table-cell-properties style:text-align-source="fix" style:repeat-content="false" fo:background-color="transparent" fo:border="0.06pt solid #808080"/>
      <style:paragraph-properties fo:text-align="start" fo:margin-left="0pt"/>
      <style:text-properties fo:color="#000000" style:font-name="Liberation Sans" fo:font-size="10.5pt" fo:font-weight="normal" style:font-size-asian="10.5pt" style:font-weight-asian="normal" style:font-size-complex="10.5pt" style:font-weight-complex="normal"/>
    </style:style>
    <style:style style:name="ce480" style:family="table-cell" style:parent-style-name="Default" style:data-style-name="N37">
      <style:table-cell-properties fo:background-color="#ffff00" style:text-align-source="fix" style:repeat-content="false" fo:border="0.06pt solid #808080"/>
      <style:paragraph-properties fo:text-align="start" fo:margin-left="0pt"/>
      <style:text-properties fo:color="#000000" style:text-line-through-style="none" style:text-line-through-type="none" style:font-name="Liberation Sans" fo:font-size="10.5pt" fo:font-weight="normal" style:font-size-asian="10.5pt" style:font-weight-asian="normal" style:font-size-complex="10.5pt" style:font-weight-complex="normal"/>
    </style:style>
    <style:style style:name="ce481" style:family="table-cell" style:parent-style-name="Default">
      <style:table-cell-properties style:text-align-source="fix" style:repeat-content="false" fo:background-color="transparent"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482" style:family="table-cell" style:parent-style-name="Default" style:data-style-name="N37">
      <style:table-cell-properties style:text-align-source="fix" style:repeat-content="false" fo:background-color="transparent"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483" style:family="table-cell" style:parent-style-name="Default" style:data-style-name="N37">
      <style:table-cell-properties fo:background-color="#ffff00" style:text-align-source="fix" style:repeat-content="false" fo:border="0.06pt solid #808080"/>
      <style:paragraph-properties fo:text-align="start"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484" style:family="table-cell" style:parent-style-name="Default" style:data-style-name="N37">
      <style:table-cell-properties fo:background-color="#9999ff" style:text-align-source="fix" style:repeat-content="false" fo:border="0.06pt solid #808080"/>
      <style:paragraph-properties fo:text-align="start" fo:margin-left="0pt"/>
      <style:text-properties fo:color="#000000" style:text-line-through-style="none" style:text-line-through-type="none" style:font-name="Liberation Sans" fo:font-size="10.5pt" fo:font-weight="normal" style:font-size-asian="10.5pt" style:font-weight-asian="normal" style:font-size-complex="10.5pt" style:font-weight-complex="normal"/>
    </style:style>
    <style:style style:name="ce485" style:family="table-cell" style:parent-style-name="Default" style:data-style-name="N37">
      <style:table-cell-properties style:text-align-source="fix" style:repeat-content="false" fo:background-color="transparent"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486" style:family="table-cell" style:parent-style-name="Gnumeric-default">
      <style:table-cell-properties style:text-align-source="fix" style:repeat-content="false" fo:background-color="transparent" fo:border="0.06pt solid #808080"/>
      <style:paragraph-properties fo:text-align="start" fo:margin-left="0pt"/>
      <style:text-properties fo:color="#000000" style:text-line-through-style="none" style:text-line-through-type="none" style:font-name="Liberation Sans" fo:font-size="10.5pt" fo:font-style="normal" fo:font-weight="normal" style:font-size-asian="10.5pt" style:font-style-asian="italic" style:font-weight-asian="normal" style:font-size-complex="10.5pt" style:font-style-complex="italic" style:font-weight-complex="normal"/>
    </style:style>
    <style:style style:name="ce487" style:family="table-cell" style:parent-style-name="Gnumeric-default">
      <style:table-cell-properties style:text-align-source="fix" style:repeat-content="false" fo:background-color="transparent" fo:border="0.06pt solid #808080"/>
      <style:paragraph-properties fo:text-align="start" fo:margin-left="0pt"/>
      <style:text-properties fo:color="#000000" style:font-name="Liberation Sans" fo:font-size="10.5pt" fo:font-style="normal" fo:font-weight="normal" style:font-size-asian="10.5pt" style:font-style-asian="italic" style:font-weight-asian="normal" style:font-size-complex="10.5pt" style:font-style-complex="italic" style:font-weight-complex="normal"/>
    </style:style>
    <style:style style:name="ce488" style:family="table-cell" style:parent-style-name="Default" style:data-style-name="N37">
      <style:table-cell-properties style:text-align-source="fix" style:repeat-content="false" fo:background-color="transparent" fo:border="0.06pt solid #808080"/>
      <style:paragraph-properties fo:text-align="start" fo:margin-left="0pt"/>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489" style:family="table-cell" style:parent-style-name="Default" style:data-style-name="N37">
      <style:table-cell-properties style:text-align-source="fix" style:repeat-content="false" fo:background-color="transparent" fo:border="0.06pt solid #808080"/>
      <style:paragraph-properties fo:text-align="start" fo:margin-left="0pt"/>
      <style:text-properties style:text-line-through-style="none" style:text-line-through-type="none" style:font-name="Liberation Sans" fo:font-size="10.5pt" fo:font-weight="bold" style:font-size-asian="10.5pt" style:font-weight-asian="bold" style:font-size-complex="10.5pt" style:font-weight-complex="bold"/>
    </style:style>
    <style:style style:name="ce490" style:family="table-cell" style:parent-style-name="Gnumeric-default" style:data-style-name="N37">
      <style:table-cell-properties fo:background-color="#ffff99" style:text-align-source="fix" style:repeat-content="false" fo:border="0.06pt solid #808080"/>
      <style:paragraph-properties fo:text-align="start" fo:margin-left="0pt"/>
      <style:text-properties style:use-window-font-color="true" style:font-name="Liberation Sans" fo:font-size="10.5pt" fo:font-style="normal" fo:font-weight="normal" style:font-size-asian="10.5pt" style:font-style-asian="normal" style:font-weight-asian="normal" style:font-size-complex="10.5pt" style:font-style-complex="normal" style:font-weight-complex="normal"/>
    </style:style>
    <style:style style:name="ce491" style:family="table-cell" style:parent-style-name="Gnumeric-default" style:data-style-name="N37">
      <style:table-cell-properties style:text-align-source="fix" style:repeat-content="false" fo:background-color="transparent" fo:border="0.06pt solid #808080"/>
      <style:paragraph-properties fo:text-align="start" fo:margin-left="0pt"/>
      <style:text-properties style:use-window-font-color="true" style:font-name="Liberation Sans" fo:font-size="10.5pt" fo:font-style="normal" fo:font-weight="normal" style:font-size-asian="10.5pt" style:font-style-asian="normal" style:font-weight-asian="normal" style:font-size-complex="10.5pt" style:font-style-complex="normal" style:font-weight-complex="normal"/>
    </style:style>
    <style:style style:name="ce492" style:family="table-cell" style:parent-style-name="Gnumeric-default" style:data-style-name="N37">
      <style:table-cell-properties fo:background-color="#ff99ff" style:text-align-source="fix" style:repeat-content="false" fo:border="0.06pt solid #808080"/>
      <style:paragraph-properties fo:text-align="start" fo:margin-left="0pt"/>
      <style:text-properties style:use-window-font-color="true" style:font-name="Liberation Sans" fo:font-size="10.5pt" fo:font-style="normal" fo:font-weight="normal" style:font-size-asian="10.5pt" style:font-style-asian="normal" style:font-weight-asian="normal" style:font-size-complex="10.5pt" style:font-style-complex="normal" style:font-weight-complex="normal"/>
    </style:style>
    <style:style style:name="ce493" style:family="table-cell" style:parent-style-name="Gnumeric-default" style:data-style-name="N37">
      <style:table-cell-properties fo:background-color="#ffff00" style:text-align-source="fix" style:repeat-content="false" fo:border="0.06pt solid #808080"/>
      <style:paragraph-properties fo:text-align="start" fo:margin-left="0pt"/>
      <style:text-properties style:use-window-font-color="true" style:font-name="Liberation Sans" fo:font-size="10.5pt" fo:font-style="normal" fo:font-weight="normal" style:font-size-asian="10.5pt" style:font-style-asian="normal" style:font-weight-asian="normal" style:font-size-complex="10.5pt" style:font-style-complex="normal" style:font-weight-complex="normal"/>
    </style:style>
    <style:style style:name="ce494" style:family="table-cell" style:parent-style-name="Default" style:data-style-name="N37">
      <style:table-cell-properties fo:background-color="#99ffff" style:text-align-source="fix" style:repeat-content="false" fo:border="0.06pt solid #808080"/>
      <style:paragraph-properties fo:text-align="start" fo:margin-left="0pt"/>
      <style:text-properties style:font-name="Liberation Sans" fo:font-size="10.5pt" fo:font-weight="bold" style:font-size-asian="10.5pt" style:font-weight-asian="bold" style:font-size-complex="10.5pt" style:font-weight-complex="bold"/>
    </style:style>
    <style:style style:name="ce495" style:family="table-cell" style:parent-style-name="Default" style:data-style-name="N37">
      <style:table-cell-properties fo:background-color="#99ffff" style:text-align-source="fix" style:repeat-content="false"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496" style:family="table-cell" style:parent-style-name="Default" style:data-style-name="N37">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497" style:family="table-cell" style:parent-style-name="Gnumeric-default" style:data-style-name="N37">
      <style:table-cell-properties fo:background-color="#99ffff" style:text-align-source="fix" style:repeat-content="false"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498" style:family="table-cell" style:parent-style-name="Gnumeric-default" style:data-style-name="N37">
      <style:table-cell-properties fo:background-color="#99ffff" style:text-align-source="fix" style:repeat-content="false" fo:border="0.06pt solid #808080"/>
      <style:paragraph-properties fo:text-align="start" fo:margin-left="0pt"/>
      <style:text-properties style:use-window-font-color="true" style:font-name="Liberation Sans" fo:font-size="10.5pt" fo:font-weight="bold" style:font-size-asian="10.5pt" style:font-weight-asian="bold" style:font-size-complex="10.5pt" style:font-weight-complex="bold"/>
    </style:style>
    <style:style style:name="ce499" style:family="table-cell" style:parent-style-name="Gnumeric-default">
      <style:table-cell-properties fo:background-color="#99ffff" style:text-align-source="fix" style:repeat-content="false" fo:border="0.06pt solid #808080"/>
      <style:paragraph-properties fo:text-align="start" fo:margin-left="0pt"/>
      <style:text-properties fo:color="#000000" style:font-name="Liberation Sans" fo:font-size="10.5pt" fo:font-style="normal" fo:font-weight="bold" style:font-size-asian="10.5pt" style:font-style-asian="italic" style:font-weight-asian="bold" style:font-size-complex="10.5pt" style:font-style-complex="italic" style:font-weight-complex="bold"/>
    </style:style>
    <style:style style:name="ce500"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01" style:family="table-cell" style:parent-style-name="Default" style:data-style-name="N37">
      <style:table-cell-properties style:glyph-orientation-vertical="auto" fo:background-color="#eeeeee"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02" style:family="table-cell" style:parent-style-name="Gnumeric-default" style:data-style-name="N37">
      <style:table-cell-properties style:text-align-source="fix" style:repeat-content="false" fo:background-color="transparent"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503" style:family="table-cell" style:parent-style-name="Gnumeric-default" style:data-style-name="N37">
      <style:table-cell-properties fo:background-color="#ffff99" style:text-align-source="fix" style:repeat-content="false" fo:border="0.06pt solid #808080"/>
      <style:paragraph-properties fo:text-align="start" fo:margin-left="0pt"/>
      <style:text-properties style:use-window-font-color="true" style:text-line-through-style="none" style:text-line-through-type="none" style:font-name="Liberation Sans" fo:font-size="10.5pt" fo:font-weight="bold" style:font-size-asian="10.5pt" style:font-weight-asian="bold" style:font-size-complex="10.5pt" style:font-weight-complex="bold"/>
    </style:style>
    <style:style style:name="ce504"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bold" style:font-size-asian="10.5pt" style:font-style-asian="italic" style:font-weight-asian="bold" style:font-size-complex="10.5pt" style:font-style-complex="italic" style:font-weight-complex="bold"/>
    </style:style>
    <style:style style:name="ce505" style:family="table-cell" style:parent-style-name="Default">
      <style:table-cell-properties fo:background-color="#99ffff" fo:wrap-option="no-wrap"/>
      <style:text-properties style:use-window-font-color="true" style:text-outline="false" style:text-line-through-style="none" style:text-line-through-type="none" style:font-name="Liberation Mono" fo:font-size="10.5pt" fo:language="en" fo:country="US" fo:font-style="normal" fo:text-shadow="none" style:text-underline-style="none" fo:font-weight="bold" style:text-underline-mode="continuous" style:text-overline-mode="continuous" style:text-line-through-mode="continuous" style:font-size-asian="10.5pt" style:language-asian="zh" style:country-asian="CN" style:font-style-asian="normal" style:font-weight-asian="bold" style:font-size-complex="10.5pt" style:language-complex="hi" style:country-complex="IN" style:font-style-complex="normal" style:font-weight-complex="bold" style:text-emphasize="none" style:font-relief="none" style:text-overline-style="none" style:text-overline-color="font-color"/>
    </style:style>
    <style:style style:name="ce506"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07"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style-asian="italic" style:font-weight-asian="bold" style:font-size-complex="10.5pt" style:font-style-complex="italic" style:font-weight-complex="bold"/>
    </style:style>
    <style:style style:name="ce508" style:family="table-cell" style:parent-style-name="Default" style:data-style-name="N37">
      <style:table-cell-properties style:text-align-source="fix" style:repeat-content="false" fo:background-color="transparent" fo:border="0.06pt solid #808080"/>
      <style:paragraph-properties fo:text-align="start" fo:margin-left="0pt"/>
      <style:text-properties style:font-name="Liberation Sans" fo:font-size="10.5pt" fo:font-weight="bold" style:font-size-asian="10.5pt" style:font-weight-asian="bold" style:font-size-complex="10.5pt" style:font-weight-complex="bold"/>
    </style:style>
    <style:style style:name="ce509" style:family="table-cell" style:parent-style-name="Gnumeric-default">
      <style:table-cell-properties fo:background-color="#ff9999" style:text-align-source="fix" style:repeat-content="false" fo:border="0.06pt solid #808080"/>
      <style:paragraph-properties fo:text-align="start" fo:margin-left="0pt"/>
      <style:text-properties fo:color="#000000" style:font-name="Liberation Sans" fo:font-size="10.5pt" fo:font-style="normal" fo:font-weight="bold" style:font-size-asian="10.5pt" style:font-style-asian="italic" style:font-weight-asian="bold" style:font-size-complex="10.5pt" style:font-style-complex="italic" style:font-weight-complex="bold"/>
    </style:style>
    <style:style style:name="ce510" style:family="table-cell" style:parent-style-name="Default" style:data-style-name="N37">
      <style:table-cell-properties fo:background-color="#99ffff" style:text-align-source="fix" style:repeat-content="false" fo:border="0.06pt solid #808080"/>
      <style:paragraph-properties fo:text-align="start" fo:margin-left="0pt"/>
      <style:text-properties fo:color="#000000" style:font-name="Liberation Sans" fo:font-size="10.5pt" fo:font-weight="bold" style:font-name-asian="Droid Sans Fallback" style:font-size-asian="10.5pt" style:font-weight-asian="bold" style:font-name-complex="FreeSans1" style:font-size-complex="10.5pt" style:font-weight-complex="bold"/>
    </style:style>
    <style:style style:name="ce511" style:family="table-cell" style:parent-style-name="Default" style:data-style-name="N37">
      <style:table-cell-properties fo:background-color="#99ffff" style:text-align-source="fix" style:repeat-content="false" fo:border="0.06pt solid #808080"/>
      <style:paragraph-properties fo:text-align="start" fo:margin-left="0pt"/>
      <style:text-properties style:use-window-font-color="true" style:font-name="Liberation Sans" fo:font-size="10.5pt" fo:font-weight="bold" style:font-size-asian="10.5pt" style:font-weight-asian="bold" style:font-size-complex="10.5pt" style:font-weight-complex="bold"/>
    </style:style>
    <style:style style:name="ce512" style:family="table-cell" style:parent-style-name="Default">
      <style:table-cell-properties fo:background-color="#99ffff" style:text-align-source="fix" style:repeat-content="false" fo:border="0.06pt solid #808080"/>
      <style:paragraph-properties fo:text-align="start" fo:margin-left="0pt"/>
      <style:text-properties fo:color="#000000" style:font-name="Liberation Sans" fo:font-size="10.5pt" fo:font-style="normal" fo:font-weight="bold" style:font-size-asian="10.5pt" style:font-weight-asian="bold" style:font-size-complex="10.5pt" style:font-weight-complex="bold"/>
    </style:style>
    <style:style style:name="ce513" style:family="table-cell" style:parent-style-name="Default">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14" style:family="table-cell" style:parent-style-name="Default" style:data-style-name="N37">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15" style:family="table-cell" style:parent-style-name="Default">
      <style:table-cell-properties style:text-align-source="fix" style:repeat-content="false" fo:background-color="transparent" fo:border="0.06pt solid #808080"/>
      <style:paragraph-properties fo:text-align="start" fo:margin-left="0pt"/>
      <style:text-properties style:font-name="Liberation Sans" fo:font-size="10.5pt" fo:font-weight="bold" style:font-size-asian="10.5pt" style:font-weight-asian="bold" style:font-size-complex="10.5pt" style:font-weight-complex="bold"/>
    </style:style>
    <style:style style:name="ce516" style:family="table-cell" style:parent-style-name="Gnumeric-default" style:data-style-name="N37">
      <style:table-cell-properties style:text-align-source="fix" style:repeat-content="false" fo:background-color="transparent" fo:wrap-option="wrap"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517" style:family="table-cell" style:parent-style-name="Default">
      <style:table-cell-properties fo:background-color="#99ffff" style:text-align-source="fix" style:repeat-content="false" fo:border="0.06pt solid #808080"/>
      <style:paragraph-properties fo:text-align="start" fo:margin-left="0pt"/>
      <style:text-properties style:font-name="Liberation Sans" fo:font-size="10.5pt" fo:font-weight="bold" style:font-size-asian="10.5pt" style:font-weight-asian="bold" style:font-size-complex="10.5pt" style:font-weight-complex="bold"/>
    </style:style>
    <style:style style:name="ce518" style:family="table-cell" style:parent-style-name="Default" style:data-style-name="N37">
      <style:table-cell-properties style:glyph-orientation-vertical="auto" fo:background-color="#ffff99"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19" style:family="table-cell" style:parent-style-name="Default" style:data-style-name="N37">
      <style:table-cell-properties style:glyph-orientation-vertical="auto" fo:background-color="#99ffff" style:cell-protect="protected" style:print-content="true" style:diagonal-bl-tr="none" style:diagonal-tl-br="none" style:text-align-source="fix" style:repeat-content="false" fo:wrap-option="no-wrap" fo:border="0.06pt solid #808080" style:rotation-angle="0" style:rotation-align="none" style:shrink-to-fit="false"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20" style:family="table-cell" style:parent-style-name="Gnumeric-default">
      <style:table-cell-properties fo:background-color="#aecf00" style:text-align-source="fix" style:repeat-content="false" fo:border="0.06pt solid #808080"/>
      <style:paragraph-properties fo:text-align="start" fo:margin-left="0pt"/>
      <style:text-properties style:font-name="Liberation Sans" fo:font-size="10.5pt" fo:font-style="normal" fo:font-weight="normal" style:font-size-asian="10.5pt" style:font-style-asian="italic" style:font-weight-asian="normal" style:font-size-complex="10.5pt" style:font-style-complex="italic" style:font-weight-complex="normal"/>
    </style:style>
    <style:style style:name="ce521" style:family="table-cell" style:parent-style-name="Default" style:data-style-name="N37">
      <style:table-cell-properties style:glyph-orientation-vertical="auto" fo:background-color="#aec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22"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bold" style:font-name-asian="Droid Sans Fallback" style:font-size-asian="10.5pt" style:font-weight-asian="bold" style:font-name-complex="FreeSans1" style:font-size-complex="10.5pt" style:font-weight-complex="bold"/>
    </style:style>
    <style:style style:name="ce523" style:family="table-cell" style:parent-style-name="Default">
      <style:table-cell-properties fo:background-color="#99ffff" fo:wrap-option="wrap"/>
      <style:text-properties style:use-window-font-color="true" style:text-outline="false" style:text-line-through-style="none" style:text-line-through-type="none" style:font-name="Sans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4" style:family="table-cell" style:parent-style-name="Default">
      <style:table-cell-properties fo:background-color="#99ffff" fo:wrap-option="wrap"/>
      <style:text-properties style:use-window-font-color="true"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5" style:family="table-cell" style:parent-style-name="Default">
      <style:table-cell-properties fo:background-color="transparent" fo:wrap-option="wrap"/>
      <style:text-properties style:use-window-font-color="true"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6" style:family="table-cell" style:parent-style-name="Default">
      <style:table-cell-properties fo:background-color="#99ffff"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7" style:family="table-cell" style:parent-style-name="Default" style:data-style-name="N37">
      <style:table-cell-properties style:text-align-source="fix" style:repeat-content="false" fo:background-color="transparent" fo:border="0.06pt solid #808080"/>
      <style:paragraph-properties fo:text-align="start" fo:margin-left="0pt"/>
      <style:text-properties fo:color="#800000" style:font-name="Liberation Sans" fo:font-size="10.5pt" fo:font-weight="normal" style:font-size-asian="10.5pt" style:font-weight-asian="normal" style:font-size-complex="10.5pt" style:font-weight-complex="normal"/>
    </style:style>
    <style:style style:name="ce528" style:family="table-cell" style:parent-style-name="Gnumeric-default" style:data-style-name="N37">
      <style:table-cell-properties style:text-align-source="fix" style:repeat-content="false" fo:background-color="transparent" fo:border="0.06pt solid #808080"/>
      <style:paragraph-properties fo:text-align="start"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529" style:family="table-cell" style:parent-style-name="Gnumeric-default" style:data-style-name="N37">
      <style:table-cell-properties style:text-align-source="fix" style:repeat-content="false" fo:background-color="transparent" fo:border="0.06pt solid #808080"/>
      <style:paragraph-properties fo:text-align="start" fo:margin-left="0pt"/>
      <style:text-properties style:use-window-font-color="true" style:text-line-through-style="none" style:text-line-through-type="none" style:font-name="Liberation Sans" fo:font-size="10.5pt" fo:font-weight="bold" style:font-size-asian="10.5pt" style:font-weight-asian="bold" style:font-size-complex="10.5pt" style:font-weight-complex="bold"/>
    </style:style>
    <style:style style:name="ce530" style:family="table-cell" style:parent-style-name="Default" style:data-style-name="N37">
      <style:table-cell-properties style:text-align-source="fix" style:repeat-content="false" fo:background-color="transparent" fo:border="0.06pt solid #808080"/>
      <style:paragraph-properties fo:text-align="start"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531" style:family="table-cell" style:parent-style-name="Default">
      <style:table-cell-properties fo:background-color="#99ffff" style:text-align-source="fix" style:repeat-content="false" fo:border="0.06pt solid #808080"/>
      <style:paragraph-properties fo:text-align="start" fo:margin-left="0pt"/>
      <style:text-properties style:use-window-font-color="true" style:font-name="FreeSans" fo:font-size="10pt" fo:font-weight="bold" style:font-size-asian="10pt" style:font-weight-asian="bold" style:font-size-complex="10pt" style:font-weight-complex="bold"/>
    </style:style>
    <style:style style:name="ce532" style:family="table-cell" style:parent-style-name="Default" style:data-style-name="N4">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normal" style:font-size-asian="10.5pt" style:font-style-asian="italic" style:font-weight-asian="normal" style:font-size-complex="10.5pt" style:font-style-complex="italic" style:font-weight-complex="normal"/>
    </style:style>
    <style:style style:name="ce533" style:family="table-cell" style:parent-style-name="Default">
      <style:table-cell-properties style:text-align-source="fix" style:repeat-content="false" fo:background-color="transparent" fo:border="0.06pt solid #808080"/>
      <style:paragraph-properties fo:text-align="start" fo:margin-left="0pt"/>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534" style:family="table-cell" style:parent-style-name="Default">
      <style:table-cell-properties fo:background-color="#9966cc" style:text-align-source="fix" style:repeat-content="false" fo:border="0.06pt solid #808080"/>
      <style:paragraph-properties fo:text-align="start" fo:margin-left="0pt"/>
      <style:text-properties style:font-name="Liberation Sans" fo:font-size="10.5pt" fo:font-weight="normal" style:font-size-asian="10.5pt" style:font-weight-asian="normal" style:font-size-complex="10.5pt" style:font-weight-complex="normal"/>
    </style:style>
    <style:style style:name="ce535" style:family="table-cell" style:parent-style-name="Default">
      <style:table-cell-properties style:text-align-source="fix" style:repeat-content="false" fo:border="0.06pt solid #808080"/>
      <style:paragraph-properties fo:text-align="start" fo:margin-left="0pt"/>
      <style:text-properties style:font-name="Liberation Sans" fo:font-size="10.5pt" fo:font-weight="bold" style:font-size-asian="10.5pt" style:font-weight-asian="bold" style:font-size-complex="10.5pt" style:font-weight-complex="bold"/>
    </style:style>
    <style:style style:name="ce536" style:family="table-cell" style:parent-style-name="Default" style:data-style-name="N37">
      <style:table-cell-properties style:text-align-source="fix" style:repeat-content="false" fo:background-color="transparent" fo:wrap-option="no-wrap"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537"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38" style:family="table-cell" style:parent-style-name="Default" style:data-style-name="N0">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39" style:family="table-cell" style:parent-style-name="Default" style:data-style-name="N37">
      <style:table-cell-properties style:text-align-source="fix" style:repeat-content="false" fo:background-color="transparent" fo:wrap-option="no-wrap" fo:border="0.06pt solid #808080"/>
      <style:paragraph-properties fo:text-align="start" fo:margin-left="0pt"/>
      <style:text-properties style:use-window-font-color="true" style:font-name="Liberation Sans" fo:font-size="10.5pt" fo:font-weight="normal" style:font-size-asian="10.5pt" style:font-weight-asian="normal" style:font-size-complex="10.5pt" style:font-weight-complex="normal"/>
    </style:style>
    <style:style style:name="ce540"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41" style:family="table-cell" style:parent-style-name="Default">
      <style:table-cell-properties style:text-align-source="fix" style:repeat-content="false" fo:background-color="transparent" fo:wrap-option="wrap" fo:border="0.06pt solid #808080"/>
      <style:paragraph-properties fo:text-align="start" fo:margin-left="0pt"/>
      <style:text-properties fo:color="#000000" style:text-outline="false" style:text-line-through-style="none" style:text-line-through-type="none" style:font-name="Liberation Sans"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542"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4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44"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style-asian="normal" style:font-weight-asian="normal" style:font-size-complex="10.5pt" style:font-style-complex="normal" style:font-weight-complex="normal"/>
    </style:style>
    <style:style style:name="ce545" style:family="table-cell" style:parent-style-name="Default" style:data-style-name="N37">
      <style:table-cell-properties style:text-align-source="fix" style:repeat-content="false" fo:background-color="transparent" fo:wrap-option="no-wrap" fo:border="0.06pt solid #808080"/>
      <style:paragraph-properties fo:text-align="start" fo:margin-left="0pt"/>
      <style:text-properties fo:color="#000000" style:font-name="Liberation Sans" fo:font-size="10.5pt" fo:font-weight="normal" style:font-size-asian="10.5pt" style:font-weight-asian="normal" style:font-size-complex="10.5pt" style:font-weight-complex="normal"/>
    </style:style>
    <style:style style:name="ce546"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547" style:family="table-cell" style:parent-style-name="Gnumeric-default" style:data-style-name="N37">
      <style:table-cell-properties style:text-align-source="fix" style:repeat-content="false" fo:background-color="transparent" fo:wrap-option="wrap" fo:border="0.06pt solid #808080"/>
      <style:paragraph-properties fo:text-align="start"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548"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49" style:family="table-cell" style:parent-style-name="Default">
      <style:table-cell-properties fo:background-color="transparent"/>
      <style:text-properties fo:font-size="10.5pt" fo:font-weight="normal" style:font-size-asian="10.5pt" style:font-weight-asian="normal" style:font-size-complex="10.5pt" style:font-weight-complex="normal"/>
    </style:style>
    <style:style style:name="ce550"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ff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551"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ff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552" style:family="table-cell" style:parent-style-name="Default" style:data-style-name="N37">
      <style:table-cell-properties style:glyph-orientation-vertical="auto" fo:background-color="#9999ff" style:cell-protect="protected" style:print-content="true" style:diagonal-bl-tr="none" style:diagonal-tl-br="none" style:text-align-source="fix" style:repeat-content="false" fo:wrap-option="wrap" fo:border="0.06pt solid #808080" style:rotation-angle="0" style:rotation-align="none" style:shrink-to-fit="false" gnm:GnmHAlign="1" style:vertical-align="bottom"/>
      <style:paragraph-properties fo:text-align="start" fo:margin-left="0pt"/>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53" style:family="table-cell" style:parent-style-name="Gnumeric-default" style:data-style-name="N0">
      <style:table-cell-properties style:text-align-source="fix" style:repeat-content="false" fo:background-color="transparent" fo:wrap-option="wrap" fo:border="0.06pt solid #808080"/>
      <style:paragraph-properties fo:text-align="start" fo:margin-left="0pt"/>
      <style:text-properties fo:color="#000000" style:font-name="Liberation Sans" fo:font-size="10.5pt" fo:font-weight="normal" style:font-size-asian="10.5pt" style:font-weight-asian="normal" style:font-size-complex="10.5pt" style:font-weight-complex="normal"/>
    </style:style>
    <style:style style:name="ce554"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55" style:family="table-cell" style:parent-style-name="Default" style:data-style-name="N37">
      <style:table-cell-properties style:glyph-orientation-vertical="auto" fo:background-color="#ffff99" style:cell-protect="protected" style:print-content="true" style:diagonal-bl-tr="none" style:diagonal-tl-br="none" style:text-align-source="fix" style:repeat-content="false" fo:wrap-option="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56" style:family="table-cell" style:parent-style-name="Gnumeric-default" style:data-style-name="N37">
      <style:table-cell-properties style:text-align-source="fix" style:repeat-content="false" fo:background-color="transparent" fo:wrap-option="wrap" fo:border="0.06pt solid #808080"/>
      <style:paragraph-properties fo:text-align="start" fo:margin-left="0pt"/>
      <style:text-properties fo:color="#800000" style:text-line-through-style="none" style:text-line-through-type="none" style:font-name="Liberation Sans" fo:font-size="10.5pt" fo:font-weight="normal" style:font-size-asian="10.5pt" style:font-weight-asian="normal" style:font-size-complex="10.5pt" style:font-weight-complex="normal"/>
    </style:style>
    <style:style style:name="ce557" style:family="table-cell" style:parent-style-name="Default" style:data-style-name="N0">
      <style:table-cell-properties style:text-align-source="fix" style:repeat-content="false" fo:background-color="transparent" fo:wrap-option="no-wrap" fo:border="0.06pt solid #808080"/>
      <style:paragraph-properties fo:text-align="start" fo:margin-left="0pt"/>
      <style:text-properties fo:color="#000000" style:font-name="Liberation Sans" fo:font-size="10.5pt" fo:font-weight="normal" style:font-size-asian="10.5pt" style:font-weight-asian="normal" style:font-size-complex="10.5pt" style:font-weight-complex="normal"/>
    </style:style>
    <style:style style:name="ce558" style:family="table-cell" style:parent-style-name="Default" style:data-style-name="N0">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5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8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60" style:family="table-cell" style:parent-style-name="Gnumeric-default">
      <style:table-cell-properties style:text-align-source="fix" style:repeat-content="false" fo:background-color="transparent" fo:wrap-option="wrap"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561" style:family="table-cell" style:parent-style-name="Default">
      <style:text-properties fo:color="#000000" fo:font-weight="bold" style:font-weight-asian="bold" style:font-weight-complex="bold"/>
    </style:style>
    <style:style style:name="ce562"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style-asian="normal" style:font-weight-asian="bold" style:font-size-complex="10.5pt" style:font-style-complex="normal" style:font-weight-complex="bold"/>
    </style:style>
    <style:style style:name="ce56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64" style:family="table-cell" style:parent-style-name="Gnumeric-default" style:data-style-name="N37">
      <style:table-cell-properties style:text-align-source="fix" style:repeat-content="false" fo:background-color="transparent" fo:wrap-option="wrap" fo:border="0.06pt solid #808080"/>
      <style:paragraph-properties fo:text-align="start"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565" style:family="table-cell" style:parent-style-name="Gnumeric-default" style:data-style-name="N37">
      <style:table-cell-properties style:text-align-source="fix" style:repeat-content="false" fo:background-color="transparent" fo:wrap-option="wrap" fo:border="0.06pt solid #808080"/>
      <style:paragraph-properties fo:text-align="start" fo:margin-left="0pt"/>
      <style:text-properties style:use-window-font-color="true" style:text-line-through-style="none" style:text-line-through-type="none" style:font-name="Liberation Sans" fo:font-size="10.5pt" fo:font-weight="bold" style:font-size-asian="10.5pt" style:font-weight-asian="bold" style:font-size-complex="10.5pt" style:font-weight-complex="bold"/>
    </style:style>
    <style:style style:name="ce566" style:family="table-cell" style:parent-style-name="Gnumeric-default" style:data-style-name="N37">
      <style:table-cell-properties style:text-align-source="fix" style:repeat-content="false" fo:background-color="transparent" fo:wrap-option="wrap" fo:border="0.06pt solid #808080"/>
      <style:paragraph-properties fo:text-align="start" fo:margin-left="0pt"/>
      <style:text-properties style:use-window-font-color="true" style:font-name="Liberation Sans" fo:font-size="10.5pt" fo:font-weight="bold" style:font-size-asian="10.5pt" style:font-weight-asian="bold" style:font-size-complex="10.5pt" style:font-weight-complex="bold"/>
    </style:style>
    <style:style style:name="ce567" style:family="table-cell" style:parent-style-name="Gnumeric-default" style:data-style-name="N0">
      <style:table-cell-properties style:text-align-source="fix" style:repeat-content="false" fo:background-color="transparent" fo:wrap-option="wrap"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568"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ff0000" style:font-name="Liberation Sans" fo:font-size="10.5pt" fo:font-weight="bold" style:font-size-asian="10.5pt" style:font-weight-asian="bold" style:font-size-complex="10.5pt" style:font-weight-complex="bold"/>
    </style:style>
    <style:style style:name="ce569" style:family="table-cell" style:parent-style-name="Default" style:data-style-name="N3">
      <style:table-cell-properties style:text-align-source="fix" style:repeat-content="false" fo:background-color="transparent" fo:border="0.06pt solid #808080"/>
      <style:paragraph-properties fo:text-align="start" fo:margin-left="0pt"/>
      <style:text-properties fo:color="#ff0000" style:font-name="Liberation Sans" fo:font-size="10.5pt" fo:font-style="normal" fo:font-weight="bold" style:font-size-asian="10.5pt" style:font-weight-asian="bold" style:font-size-complex="10.5pt" style:font-weight-complex="bold"/>
    </style:style>
    <style:style style:name="ce570"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ff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71" style:family="table-cell" style:parent-style-name="Gnumeric-default">
      <style:table-cell-properties style:text-align-source="fix" style:repeat-content="false" fo:background-color="transparent" fo:border="0.06pt solid #808080"/>
      <style:paragraph-properties fo:text-align="start" fo:margin-left="0pt"/>
      <style:text-properties fo:color="#000000" style:font-name="Liberation Sans" fo:font-size="10.5pt" fo:font-style="normal" fo:font-weight="bold" style:font-size-asian="10.5pt" style:font-style-asian="normal" style:font-weight-asian="bold" style:font-size-complex="10.5pt" style:font-style-complex="normal" style:font-weight-complex="bold"/>
    </style:style>
    <style:style style:name="ce572" style:family="table-cell" style:parent-style-name="Default">
      <style:table-cell-properties style:text-align-source="fix" style:repeat-content="false" fo:background-color="transparent" fo:wrap-option="no-wrap" fo:border="0.06pt solid #808080"/>
      <style:paragraph-properties fo:text-align="start" fo:margin-left="0pt"/>
      <style:text-properties fo:color="#800000" style:font-name="Liberation Sans" fo:font-size="10.5pt" fo:font-weight="bold" style:font-size-asian="10.5pt" style:font-weight-asian="bold" style:font-size-complex="10.5pt" style:font-weight-complex="bold"/>
    </style:style>
    <style:style style:name="ce573" style:family="table-cell" style:parent-style-name="Gnumeric-default" style:data-style-name="N37">
      <style:table-cell-properties style:text-align-source="fix" style:repeat-content="false" fo:background-color="transparent" fo:wrap-option="wrap" fo:border="0.06pt solid #808080"/>
      <style:paragraph-properties fo:text-align="start" fo:margin-left="0pt"/>
      <style:text-properties fo:color="#800000" style:font-name="Liberation Sans" fo:font-size="10.5pt" fo:font-weight="bold" style:font-size-asian="10.5pt" style:font-weight-asian="bold" style:font-size-complex="10.5pt" style:font-weight-complex="bold"/>
    </style:style>
    <style:style style:name="ce574" style:family="table-cell" style:parent-style-name="Default" style:data-style-name="N0">
      <style:table-cell-properties style:text-align-source="fix" style:repeat-content="false" fo:background-color="transparent" fo:wrap-option="wrap" fo:border="0.06pt solid #808080"/>
      <style:paragraph-properties fo:text-align="start" fo:margin-left="0pt"/>
      <style:text-properties fo:color="#000000" style:font-name="Liberation Sans" fo:font-size="10.5pt" fo:font-weight="bold" style:font-size-asian="10.5pt" style:font-weight-asian="bold" style:font-size-complex="10.5pt" style:font-weight-complex="bold"/>
    </style:style>
    <style:style style:name="ce575" style:family="table-cell" style:parent-style-name="Default" style:data-style-name="N0">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576" style:family="table-cell" style:parent-style-name="Gnumeric-default" style:data-style-name="N37">
      <style:table-cell-properties fo:background-color="#aecf00" style:text-align-source="fix" style:repeat-content="false" fo:wrap-option="wrap" fo:border="0.06pt solid #808080"/>
      <style:paragraph-properties fo:text-align="start" fo:margin-left="0pt"/>
      <style:text-properties fo:color="#000000" style:font-name="Liberation Sans" fo:font-size="10.5pt" fo:font-weight="normal" style:font-size-asian="10.5pt" style:font-weight-asian="normal" style:font-size-complex="10.5pt" style:font-weight-complex="normal"/>
    </style:style>
    <style:style style:name="ce577" style:family="table-cell" style:parent-style-name="Default">
      <style:table-cell-properties style:text-align-source="fix" style:repeat-content="false" fo:background-color="transparent" fo:border="0.06pt solid #808080"/>
      <style:paragraph-properties fo:text-align="start" fo:margin-left="0pt"/>
      <style:text-properties style:use-window-font-color="true" style:font-name="Liberation Sans" fo:font-size="10.5pt" fo:font-weight="bold" style:font-size-asian="10.5pt" style:font-weight-asian="bold" style:font-size-complex="10.5pt" style:font-weight-complex="bold"/>
    </style:style>
    <style:style style:name="ce578" style:family="table-cell" style:parent-style-name="Gnumeric-default" style:data-style-name="N37">
      <style:table-cell-properties fo:background-color="#aecf00" style:text-align-source="fix" style:repeat-content="false" fo:wrap-option="wrap" fo:border="0.06pt solid #808080"/>
      <style:paragraph-properties fo:text-align="start" fo:margin-left="0pt"/>
      <style:text-properties style:use-window-font-color="true" style:font-name="Liberation Sans" fo:font-size="10.5pt" fo:font-weight="bold" style:font-size-asian="10.5pt" style:font-weight-asian="bold" style:font-size-complex="10.5pt" style:font-weight-complex="bold"/>
    </style:style>
    <style:style style:name="ce57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0000" style:text-line-through-style="solid" style:text-line-through-type="single" style:font-name="Liberation Sans" fo:font-size="10.5pt" fo:font-style="normal" style:text-underline-style="none" fo:font-weight="bold" style:font-size-asian="10.5pt" style:font-weight-asian="bold" style:font-size-complex="10.5pt" style:font-weight-complex="bold"/>
    </style:style>
    <style:style style:name="ce580" style:family="table-cell" style:parent-style-name="Default" style:data-style-name="N37">
      <style:table-cell-properties style:text-align-source="fix" style:repeat-content="false" fo:background-color="transparent" fo:wrap-option="wrap" fo:border="0.06pt solid #808080"/>
      <style:paragraph-properties fo:text-align="start" fo:margin-left="0pt"/>
      <style:text-properties fo:color="#000000" style:text-line-through-style="solid" style:text-line-through-type="single" style:font-name="Liberation Sans" fo:font-size="10.5pt" fo:font-weight="bold" style:font-size-asian="10.5pt" style:font-weight-asian="bold" style:font-size-complex="10.5pt" style:font-weight-complex="bold"/>
    </style:style>
    <style:style style:name="ce581" style:family="table-cell" style:parent-style-name="Default" style:data-style-name="N37">
      <style:table-cell-properties style:text-align-source="fix" style:repeat-content="false" fo:background-color="transparent" fo:wrap-option="wrap" fo:border="0.06pt solid #808080"/>
      <style:paragraph-properties fo:text-align="start" fo:margin-left="0pt"/>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582" style:family="table-cell" style:parent-style-name="Default" style:data-style-name="N37">
      <style:table-cell-properties style:text-align-source="fix" style:repeat-content="false" fo:background-color="transparent" fo:wrap-option="wrap" fo:border="0.06pt solid #808080"/>
      <style:paragraph-properties fo:text-align="start" fo:margin-left="0pt"/>
      <style:text-properties fo:color="#000000" style:font-name="Liberation Sans" fo:font-size="10.5pt" fo:font-style="normal" fo:font-weight="bold" style:font-size-asian="10.5pt" style:font-style-asian="normal" style:font-weight-asian="bold" style:font-size-complex="10.5pt" style:font-style-complex="normal" style:font-weight-complex="bold"/>
    </style:style>
    <style:style style:name="ce583" style:family="table-cell" style:parent-style-name="Default" style:data-style-name="N37">
      <style:table-cell-properties style:text-align-source="fix" style:repeat-content="false" fo:background-color="transparent" fo:wrap-option="wrap" fo:border="0.06pt solid #808080"/>
      <style:paragraph-properties fo:text-align="start"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584" style:family="table-cell" style:parent-style-name="Default" style:data-style-name="N37">
      <style:table-cell-properties style:text-align-source="fix" style:repeat-content="false" fo:background-color="transparent" fo:wrap-option="wrap" fo:border="0.06pt solid #808080"/>
      <style:paragraph-properties fo:text-align="start" fo:margin-left="0pt"/>
      <style:text-properties style:use-window-font-color="true" style:font-name="Liberation Sans" fo:font-size="10.5pt" fo:font-weight="bold" style:font-size-asian="10.5pt" style:font-weight-asian="bold" style:font-size-complex="10.5pt" style:font-weight-complex="bold"/>
    </style:style>
    <style:style style:name="ce585" style:family="table-cell" style:parent-style-name="Gnumeric-default">
      <style:table-cell-properties style:text-align-source="fix" style:repeat-content="false" fo:background-color="transparent" fo:border="0.06pt solid #808080"/>
      <style:paragraph-properties fo:text-align="start" fo:margin-left="0pt"/>
      <style:text-properties style:text-line-through-style="none" style:text-line-through-type="none" style:font-name="Liberation Sans" fo:font-size="10.5pt" fo:font-style="normal" fo:font-weight="bold" style:font-size-asian="10.5pt" style:font-style-asian="normal" style:font-weight-asian="bold" style:font-size-complex="10.5pt" style:font-style-complex="normal" style:font-weight-complex="bold"/>
    </style:style>
    <style:style style:name="ce586" style:family="table-cell" style:parent-style-name="Default" style:data-style-name="N37">
      <style:table-cell-properties style:text-align-source="fix" style:repeat-content="false" fo:background-color="transparent" fo:wrap-option="no-wrap" fo:border="0.06pt solid #808080"/>
      <style:paragraph-properties fo:text-align="start" fo:margin-left="0pt"/>
      <style:text-properties style:use-window-font-color="true" style:text-line-through-style="solid" style:text-line-through-type="single" style:font-name="Liberation Sans" fo:font-size="10.5pt" fo:font-weight="bold" style:font-size-asian="10.5pt" style:font-weight-asian="bold" style:font-size-complex="10.5pt" style:font-weight-complex="bold"/>
    </style:style>
    <style:style style:name="ce587" style:family="table-cell" style:parent-style-name="Default" style:data-style-name="N37">
      <style:table-cell-properties style:text-align-source="fix" style:repeat-content="false" fo:background-color="transparent" fo:wrap-option="no-wrap" fo:border="0.06pt solid #808080"/>
      <style:paragraph-properties fo:text-align="start" fo:margin-left="0pt"/>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588" style:family="table-cell" style:parent-style-name="Default">
      <style:table-cell-properties style:text-align-source="fix" style:repeat-content="false" fo:background-color="transparent" fo:wrap-option="no-wrap" fo:border="0.06pt solid #808080"/>
      <style:paragraph-properties fo:text-align="start" fo:margin-left="0pt"/>
      <style:text-properties style:use-window-font-color="true" style:font-name="FreeSans" fo:font-size="10pt" fo:font-weight="bold" style:font-size-asian="10pt" style:font-weight-asian="bold" style:font-size-complex="10pt" style:font-weight-complex="bold"/>
    </style:style>
    <style:style style:name="ce589" style:family="table-cell" style:parent-style-name="Gnumeric-default" style:data-style-name="N37">
      <style:table-cell-properties style:text-align-source="fix" style:repeat-content="false" fo:background-color="transparent" fo:wrap-option="wrap" fo:border="0.06pt solid #808080"/>
      <style:paragraph-properties fo:text-align="start" fo:margin-left="0pt"/>
      <style:text-properties style:use-window-font-color="true" style:font-name="Liberation Sans" fo:font-size="10.5pt" fo:font-weight="normal" style:font-size-asian="10.5pt" style:font-weight-asian="normal" style:font-size-complex="10.5pt" style:font-weight-complex="normal"/>
    </style:style>
    <style:style style:name="ce59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91" style:family="table-cell" style:parent-style-name="Gnumeric-default">
      <style:table-cell-properties fo:background-color="transparent" fo:border="0.06pt solid #808080"/>
      <style:text-properties fo:color="#000000" style:font-name="Liberation Sans" fo:font-size="10.5pt" fo:font-weight="normal" style:font-size-asian="10.5pt" style:font-weight-asian="normal" style:font-size-complex="10.5pt" style:font-weight-complex="normal"/>
    </style:style>
    <style:style style:name="ce59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style:use-window-font-color="true"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9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594" style:family="table-cell" style:parent-style-name="Default">
      <style:table-cell-properties fo:background-color="transparent" fo:border="0.06pt solid #808080"/>
      <style:text-properties fo:color="#ff0000" style:font-name="Liberation Sans" fo:font-size="10.5pt" fo:font-weight="normal" style:font-size-asian="10.5pt" style:font-weight-asian="normal" style:font-size-complex="10.5pt" style:font-weight-complex="normal"/>
    </style:style>
    <style:style style:name="ce595" style:family="table-cell" style:parent-style-name="Default">
      <style:table-cell-properties fo:background-color="transparent" fo:border="0.06pt solid #808080"/>
      <style:text-properties style:font-name="Liberation Sans" fo:font-size="10.5pt" fo:font-weight="normal" style:font-size-asian="10.5pt" style:font-weight-asian="normal" style:font-size-complex="10.5pt" style:font-weight-complex="normal"/>
    </style:style>
    <style:style style:name="ce596" style:family="table-cell" style:parent-style-name="Gnumeric-default">
      <style:table-cell-properties fo:background-color="transparent" fo:border="0.06pt solid #808080"/>
      <style:text-properties fo:color="#800000" style:font-name="Liberation Sans" fo:font-size="10.5pt" fo:font-weight="normal" style:font-size-asian="10.5pt" style:font-weight-asian="normal" style:font-size-complex="10.5pt" style:font-weight-complex="normal"/>
    </style:style>
    <style:style style:name="ce597" style:family="table-cell" style:parent-style-name="Default">
      <style:table-cell-properties fo:background-color="transparent" fo:border="0.06pt solid #808080"/>
      <style:text-properties fo:color="#000000" style:font-name="Liberation Sans" fo:font-size="10.5pt" fo:font-weight="normal" style:font-size-asian="10.5pt" style:font-weight-asian="normal" style:font-size-complex="10.5pt" style:font-weight-complex="normal"/>
    </style:style>
    <style:style style:name="ce598" style:family="table-cell" style:parent-style-name="Gnumeric-default">
      <style:table-cell-properties fo:background-color="transparent" fo:border="0.06pt solid #808080"/>
      <style:text-properties style:use-window-font-color="true" style:font-name="Liberation Sans" fo:font-size="10.5pt" fo:font-weight="normal" style:font-size-asian="10.5pt" style:font-weight-asian="normal" style:font-size-complex="10.5pt" style:font-weight-complex="normal"/>
    </style:style>
    <style:style style:name="ce599" style:family="table-cell" style:parent-style-name="Default">
      <style:table-cell-properties fo:background-color="transparent" fo:border="0.06pt solid #808080"/>
      <style:text-properties style:use-window-font-color="true" style:font-name="Liberation Sans" fo:font-size="10.5pt" fo:font-weight="normal" style:font-size-asian="10.5pt" style:font-weight-asian="normal" style:font-size-complex="10.5pt" style:font-weight-complex="normal"/>
    </style:style>
    <style:style style:name="ce600" style:family="table-cell" style:parent-style-name="Gnumeric-default">
      <style:table-cell-properties fo:background-color="transparent" fo:border="0.06pt solid #808080"/>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60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6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0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ff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604" style:family="table-cell" style:parent-style-name="Default">
      <style:table-cell-properties fo:background-color="transparent" fo:border="0.06pt solid #808080"/>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605" style:family="table-cell" style:parent-style-name="Default">
      <style:table-cell-properties fo:background-color="transparent" fo:border="0.06pt solid #808080"/>
      <style:text-properties style:font-name="Liberation Sans" fo:font-size="10.5pt" fo:font-weight="bold" style:font-size-asian="10.5pt" style:font-weight-asian="bold" style:font-size-complex="10.5pt" style:font-weight-complex="bold"/>
    </style:style>
    <style:style style:name="ce6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00ff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607" style:family="table-cell" style:parent-style-name="Default">
      <style:table-cell-properties style:glyph-orientation-vertical="auto" fo:background-color="#9999ff"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08" style:family="table-cell" style:parent-style-name="Default">
      <style:table-cell-properties fo:background-color="transparent" fo:border="0.06pt solid #808080"/>
      <style:text-properties fo:color="#800000" style:font-name="Liberation Sans" fo:font-size="10.5pt" fo:font-weight="normal" style:font-size-asian="10.5pt" style:font-weight-asian="normal" style:font-size-complex="10.5pt" style:font-weight-complex="normal"/>
    </style:style>
    <style:style style:name="ce609" style:family="table-cell" style:parent-style-name="Gnumeric-default">
      <style:table-cell-properties fo:background-color="transparent" fo:border="0.06pt solid #808080"/>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61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8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12" style:family="table-cell" style:parent-style-name="Default">
      <style:table-cell-properties fo:background-color="transparent" fo:border="0.06pt solid #808080"/>
      <style:text-properties fo:color="#000000" style:font-name="Liberation Sans" fo:font-size="10.5pt" fo:font-weight="bold" style:font-size-asian="10.5pt" style:font-weight-asian="bold" style:font-size-complex="10.5pt" style:font-weight-complex="bold"/>
    </style:style>
    <style:style style:name="ce613" style:family="table-cell" style:parent-style-name="Gnumeric-default">
      <style:table-cell-properties fo:background-color="transparent" fo:border="0.06pt solid #808080"/>
      <style:text-properties fo:color="#800000" style:text-line-through-style="none" style:text-line-through-type="none" style:font-name="Liberation Sans" fo:font-size="10.5pt" fo:font-weight="bold" style:font-size-asian="10.5pt" style:font-weight-asian="bold" style:font-size-complex="10.5pt" style:font-weight-complex="bold"/>
    </style:style>
    <style:style style:name="ce61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615" style:family="table-cell" style:parent-style-name="Gnumeric-default">
      <style:table-cell-properties fo:background-color="transparent" fo:border="0.06pt solid #808080"/>
      <style:text-properties fo:color="#800000" style:font-name="Liberation Sans" fo:font-size="10.5pt" fo:font-weight="bold" style:font-size-asian="10.5pt" style:font-weight-asian="bold" style:font-size-complex="10.5pt" style:font-weight-complex="bold"/>
    </style:style>
    <style:style style:name="ce616" style:family="table-cell" style:parent-style-name="Gnumeric-default">
      <style:table-cell-properties fo:background-color="transparent" fo:border="0.06pt solid #808080"/>
      <style:text-properties fo:color="#000000" style:font-name="Liberation Sans" fo:font-size="10.5pt" fo:font-weight="bold" style:font-size-asian="10.5pt" style:font-weight-asian="bold" style:font-size-complex="10.5pt" style:font-weight-complex="bold"/>
    </style:style>
    <style:style style:name="ce6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618" style:family="table-cell" style:parent-style-name="Default">
      <style:table-cell-properties fo:background-color="transparent" fo:border="0.06pt solid #808080"/>
      <style:text-properties fo:color="#ff0000" style:font-name="Liberation Sans" fo:font-size="10.5pt" fo:font-weight="bold" style:font-size-asian="10.5pt" style:font-weight-asian="bold" style:font-size-complex="10.5pt" style:font-weight-complex="bold"/>
    </style:style>
    <style:style style:name="ce6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ff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620" style:family="table-cell" style:parent-style-name="Default">
      <style:table-cell-properties fo:background-color="transparent" fo:border="0.06pt solid #808080"/>
      <style:text-properties fo:color="#800000" style:font-name="Liberation Sans" fo:font-size="10.5pt" fo:font-weight="bold" style:font-size-asian="10.5pt" style:font-weight-asian="bold" style:font-size-complex="10.5pt" style:font-weight-complex="bold"/>
    </style:style>
    <style:style style:name="ce6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8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622" style:family="table-cell" style:parent-style-name="Gnumeric-default">
      <style:table-cell-properties fo:background-color="transparent" fo:border="0.06pt solid #808080"/>
      <style:text-properties style:use-window-font-color="true" style:font-name="Liberation Sans" fo:font-size="10.5pt" fo:font-weight="bold" style:font-size-asian="10.5pt" style:font-weight-asian="bold" style:font-size-complex="10.5pt" style:font-weight-complex="bold"/>
    </style:style>
    <style:style style:name="ce623" style:family="table-cell" style:parent-style-name="Default">
      <style:table-cell-properties style:glyph-orientation-vertical="auto" fo:background-color="#aec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24" style:family="table-cell" style:parent-style-name="Default">
      <style:table-cell-properties fo:background-color="transparent" fo:border="0.06pt solid #808080"/>
      <style:text-properties style:use-window-font-color="true" style:font-name="Liberation Sans" fo:font-size="10.5pt" fo:font-weight="bold" style:font-size-asian="10.5pt" style:font-weight-asian="bold" style:font-size-complex="10.5pt" style:font-weight-complex="bold"/>
    </style:style>
    <style:style style:name="ce625" style:family="table-cell" style:parent-style-name="Default">
      <style:table-cell-properties style:glyph-orientation-vertical="auto" fo:background-color="#aec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style:use-window-font-color="true"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6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000000" style:text-line-through-style="solid" style:text-line-through-type="single" style:font-name="Liberation Sans" fo:font-size="10.5pt" fo:font-style="normal" style:text-underline-style="none" fo:font-weight="bold" style:font-size-asian="10.5pt" style:font-weight-asian="bold" style:font-size-complex="10.5pt" style:font-weight-complex="bold"/>
    </style:style>
    <style:style style:name="ce627" style:family="table-cell" style:parent-style-name="Default">
      <style:table-cell-properties fo:background-color="transparent" fo:border="0.06pt solid #808080"/>
      <style:text-properties fo:color="#000000" style:text-line-through-style="solid" style:text-line-through-type="single" style:font-name="Liberation Sans" fo:font-size="10.5pt" fo:font-weight="bold" style:font-size-asian="10.5pt" style:font-weight-asian="bold" style:font-size-complex="10.5pt" style:font-weight-complex="bold"/>
    </style:style>
    <style:style style:name="ce628" style:family="table-cell" style:parent-style-name="Default">
      <style:table-cell-properties fo:background-color="transparent" fo:border="0.06pt solid #808080"/>
      <style:text-properties fo:color="#000000" style:text-line-through-style="none" style:text-line-through-type="none" style:font-name="Liberation Sans" fo:font-size="10.5pt" fo:font-weight="bold" style:font-size-asian="10.5pt" style:font-weight-asian="bold" style:font-size-complex="10.5pt" style:font-weight-complex="bold"/>
    </style:style>
    <style:style style:name="ce6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bold" style:font-size-asian="10.5pt" style:font-style-asian="normal" style:font-weight-asian="bold" style:font-size-complex="10.5pt" style:font-style-complex="normal" style:font-weight-complex="bold"/>
    </style:style>
    <style:style style:name="ce630" style:family="table-cell" style:parent-style-name="Default">
      <style:table-cell-properties fo:background-color="transparent" fo:border="0.06pt solid #808080"/>
      <style:text-properties style:use-window-font-color="true" style:text-line-through-style="solid" style:text-line-through-type="single" style:font-name="Liberation Sans" fo:font-size="10.5pt" fo:font-weight="bold" style:font-size-asian="10.5pt" style:font-weight-asian="bold" style:font-size-complex="10.5pt" style:font-weight-complex="bold"/>
    </style:style>
    <style:style style:name="ce631" style:family="table-cell" style:parent-style-name="Default">
      <style:table-cell-properties fo:background-color="transparent" fo:border="0.06pt solid #808080"/>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632" style:family="table-cell" style:parent-style-name="Default">
      <style:table-cell-properties fo:background-color="transparent" fo:border="0.06pt solid #808080"/>
      <style:text-properties style:use-window-font-color="true" style:font-name="FreeSans" fo:font-size="10pt" fo:font-weight="bold" style:font-size-asian="10pt" style:font-weight-asian="bold" style:font-size-complex="10pt" style:font-weight-complex="bold"/>
    </style:style>
    <style:style style:name="ce6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06pt solid #808080" style:rotation-angle="0" style:rotation-align="none" style:shrink-to-fit="false" gnm:GnmHAlign="1" style:vertical-align="bottom"/>
      <style:text-properties style:use-window-font-color="true"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34" style:family="table-cell" style:parent-style-name="Default">
      <style:table-cell-properties fo:background-color="#9966cc" fo:border="0.06pt solid #808080"/>
      <style:text-properties style:font-name="Liberation Sans" fo:font-size="10.5pt" fo:font-weight="normal" style:font-size-asian="10.5pt" style:font-weight-asian="normal" style:font-size-complex="10.5pt" style:font-weight-complex="normal"/>
    </style:style>
    <style:style style:name="ce635"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36" style:family="table-cell" style:parent-style-name="Gnumeric-default">
      <style:table-cell-properties fo:background-color="#00ff00" fo:border="0.06pt solid #808080"/>
      <style:text-properties fo:color="#000000" style:font-name="Liberation Sans" fo:font-size="10.5pt" fo:font-weight="normal" style:font-size-asian="10.5pt" style:font-weight-asian="normal" style:font-size-complex="10.5pt" style:font-weight-complex="normal"/>
    </style:style>
    <style:style style:name="ce637"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ff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38" style:family="table-cell" style:parent-style-name="Default">
      <style:table-cell-properties fo:background-color="#9966cc" fo:border="0.06pt solid #808080"/>
      <style:text-properties fo:color="#ff0000" style:font-name="Liberation Sans" fo:font-size="10.5pt" fo:font-weight="normal" style:font-size-asian="10.5pt" style:font-weight-asian="normal" style:font-size-complex="10.5pt" style:font-weight-complex="normal"/>
    </style:style>
    <style:style style:name="ce639"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40" style:family="table-cell" style:parent-style-name="Gnumeric-default">
      <style:table-cell-properties fo:background-color="#9966cc" fo:border="0.06pt solid #808080"/>
      <style:text-properties fo:color="#000000" style:font-name="Liberation Sans" fo:font-size="10.5pt" fo:font-weight="normal" style:font-size-asian="10.5pt" style:font-weight-asian="normal" style:font-size-complex="10.5pt" style:font-weight-complex="normal"/>
    </style:style>
    <style:style style:name="ce641" style:family="table-cell" style:parent-style-name="Gnumeric-default">
      <style:table-cell-properties fo:background-color="#9966cc" fo:border="0.06pt solid #808080"/>
      <style:text-properties fo:color="#800000" style:font-name="Liberation Sans" fo:font-size="10.5pt" fo:font-weight="normal" style:font-size-asian="10.5pt" style:font-weight-asian="normal" style:font-size-complex="10.5pt" style:font-weight-complex="normal"/>
    </style:style>
    <style:style style:name="ce642" style:family="table-cell" style:parent-style-name="Default">
      <style:table-cell-properties fo:background-color="#9966cc" fo:border="0.06pt solid #808080"/>
      <style:text-properties fo:color="#000000" style:font-name="Liberation Sans" fo:font-size="10.5pt" fo:font-weight="normal" style:font-size-asian="10.5pt" style:font-weight-asian="normal" style:font-size-complex="10.5pt" style:font-weight-complex="normal"/>
    </style:style>
    <style:style style:name="ce643" style:family="table-cell" style:parent-style-name="Gnumeric-default">
      <style:table-cell-properties fo:background-color="#9966cc" fo:border="0.06pt solid #808080"/>
      <style:text-properties style:use-window-font-color="true" style:font-name="Liberation Sans" fo:font-size="10.5pt" fo:font-weight="normal" style:font-size-asian="10.5pt" style:font-weight-asian="normal" style:font-size-complex="10.5pt" style:font-weight-complex="normal"/>
    </style:style>
    <style:style style:name="ce644" style:family="table-cell" style:parent-style-name="Default">
      <style:table-cell-properties fo:background-color="#9966cc" fo:border="0.06pt solid #808080"/>
      <style:text-properties style:use-window-font-color="true" style:font-name="Liberation Sans" fo:font-size="10.5pt" fo:font-weight="normal" style:font-size-asian="10.5pt" style:font-weight-asian="normal" style:font-size-complex="10.5pt" style:font-weight-complex="normal"/>
    </style:style>
    <style:style style:name="ce645" style:family="table-cell" style:parent-style-name="Gnumeric-default">
      <style:table-cell-properties fo:background-color="#00ff00" fo:border="0.06pt solid #808080"/>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646"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647"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ff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48" style:family="table-cell" style:parent-style-name="Default">
      <style:table-cell-properties fo:background-color="#00ffff" fo:border="0.06pt solid #808080"/>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649" style:family="table-cell" style:parent-style-name="Default">
      <style:table-cell-properties style:glyph-orientation-vertical="auto" fo:background-color="#9966cc"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ff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650" style:family="table-cell" style:parent-style-name="Default">
      <style:table-cell-properties fo:background-color="#ffff00" fo:border="0.06pt solid #808080"/>
      <style:text-properties fo:color="#800000" style:font-name="Liberation Sans" fo:font-size="10.5pt" fo:font-weight="normal" style:font-size-asian="10.5pt" style:font-weight-asian="normal" style:font-size-complex="10.5pt" style:font-weight-complex="normal"/>
    </style:style>
    <style:style style:name="ce651" style:family="table-cell" style:parent-style-name="Gnumeric-default">
      <style:table-cell-properties fo:background-color="#aecf00" fo:border="0.06pt solid #808080"/>
      <style:text-properties fo:color="#000000" style:font-name="Liberation Sans" fo:font-size="10.5pt" fo:font-weight="normal" style:font-size-asian="10.5pt" style:font-weight-asian="normal" style:font-size-complex="10.5pt" style:font-weight-complex="normal"/>
    </style:style>
    <style:style style:name="ce6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8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53" style:family="table-cell" style:parent-style-name="Gnumeric-default">
      <style:table-cell-properties fo:background-color="#ff3333" fo:border="0.06pt solid #808080"/>
      <style:text-properties fo:color="#000000" style:font-name="Liberation Sans" fo:font-size="10.5pt" fo:font-weight="normal" style:font-size-asian="10.5pt" style:font-weight-asian="normal" style:font-size-complex="10.5pt" style:font-weight-complex="normal"/>
    </style:style>
    <style:style style:name="ce6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normal" style:font-size-asian="10.5pt" style:font-weight-asian="normal" style:font-size-complex="10.5pt" style:font-weight-complex="normal"/>
    </style:style>
    <style:style style:name="ce655" style:family="table-cell" style:parent-style-name="Default">
      <style:table-cell-properties style:glyph-orientation-vertical="auto" fo:background-color="#00ae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656" style:family="table-cell" style:parent-style-name="Default">
      <style:table-cell-properties style:glyph-orientation-vertical="auto" fo:background-color="#aec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65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none" style:text-line-through-type="none" style:font-name="Liberation Sans" fo:font-size="10.5pt" fo:font-style="normal" style:text-underline-style="none" fo:font-weight="bold" style:font-size-asian="10.5pt" style:font-weight-asian="bold" style:font-size-complex="10.5pt" style:font-weight-complex="bold"/>
    </style:style>
    <style:style style:name="ce658"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0.06pt solid #808080" style:rotation-angle="0" style:rotation-align="none" style:shrink-to-fit="false" gnm:GnmHAlign="1" style:vertical-align="bottom"/>
      <style:text-properties fo:color="#000000" style:text-line-through-style="solid" style:text-line-through-type="single" style:font-name="Liberation Sans" fo:font-size="10.5pt" fo:font-style="normal" style:text-underline-style="none" fo:font-weight="normal" style:font-size-asian="10.5pt" style:font-weight-asian="normal" style:font-size-complex="10.5pt" style:font-weight-complex="normal"/>
    </style:style>
    <style:style style:name="ce659" style:family="table-cell" style:parent-style-name="Default">
      <style:table-cell-properties fo:border="0.06pt solid #808080"/>
      <style:text-properties style:font-name="Liberation Sans" fo:font-size="10.5pt" fo:font-weight="bold" style:font-size-asian="10.5pt" style:font-weight-asian="bold" style:font-size-complex="10.5pt" style:font-weight-complex="bold"/>
    </style:style>
    <style:style style:name="ce660" style:family="table-cell" style:parent-style-name="Default">
      <style:table-cell-properties fo:border="0.06pt solid #808080"/>
      <style:text-properties style:font-name="Liberation Sans" fo:font-size="10.5pt" fo:font-weight="normal" style:font-size-asian="10.5pt" style:font-weight-asian="normal" style:font-size-complex="10.5pt" style:font-weight-complex="normal"/>
    </style:style>
    <style:style style:name="ce661" style:family="table-cell" style:parent-style-name="Default">
      <style:table-cell-properties fo:background-color="#aecf00" fo:border="0.06pt solid #808080"/>
      <style:text-properties fo:color="#000000" style:font-name="Liberation Sans" fo:font-size="10.5pt" fo:font-weight="bold" style:font-size-asian="10.5pt" style:font-weight-asian="bold" style:font-size-complex="10.5pt" style:font-weight-complex="bold"/>
    </style:style>
    <style:style style:name="ce663" style:family="table-cell" style:parent-style-name="Default">
      <style:table-cell-properties style:text-align-source="fix" style:repeat-content="false" fo:background-color="transparent" fo:wrap-option="wrap" fo:border="0.06pt solid #808080"/>
      <style:paragraph-properties fo:text-align="center" fo:margin-left="0pt"/>
      <style:text-properties fo:color="#000000" style:font-name="Liberation Sans" fo:font-size="10.5pt" fo:font-weight="bold" style:font-size-asian="10.5pt" style:font-weight-asian="bold" style:font-size-complex="10.5pt" style:font-weight-complex="bold"/>
    </style:style>
    <style:style style:name="ce664" style:family="table-cell" style:parent-style-name="Default">
      <style:table-cell-properties fo:background-color="#00ff00" fo:border="0.06pt solid #808080"/>
      <style:text-properties fo:color="#000000" style:font-name="Liberation Sans" fo:font-size="10.5pt" fo:font-weight="normal" style:font-size-asian="10.5pt" style:font-weight-asian="normal" style:font-size-complex="10.5pt" style:font-weight-complex="normal"/>
    </style:style>
    <style:style style:name="ce665" style:family="table-cell" style:parent-style-name="Default">
      <style:table-cell-properties style:text-align-source="fix" style:repeat-content="false" fo:background-color="transparent" fo:wrap-option="wrap" fo:border="0.06pt solid #808080"/>
      <style:paragraph-properties fo:text-align="center" fo:margin-left="0pt"/>
      <style:text-properties style:use-window-font-color="true" style:font-name="Liberation Sans" fo:font-size="10.5pt" fo:font-weight="normal" style:font-size-asian="10.5pt" style:font-weight-asian="normal" style:font-size-complex="10.5pt" style:font-weight-complex="normal"/>
    </style:style>
    <style:style style:name="ce666" style:family="table-cell" style:parent-style-name="Default">
      <style:table-cell-properties fo:background-color="#9966cc" fo:border="0.06pt solid #808080"/>
      <style:text-properties fo:color="#00ff00" style:font-name="Liberation Sans" fo:font-size="10.5pt" fo:font-weight="normal" style:font-size-asian="10.5pt" style:font-weight-asian="normal" style:font-size-complex="10.5pt" style:font-weight-complex="normal"/>
    </style:style>
    <style:style style:name="ce667" style:family="table-cell" style:parent-style-name="Default">
      <style:table-cell-properties fo:background-color="#9966cc" fo:border="0.06pt solid #808080"/>
      <style:text-properties fo:color="#800000" style:font-name="Liberation Sans" fo:font-size="10.5pt" fo:font-weight="normal" style:font-size-asian="10.5pt" style:font-weight-asian="normal" style:font-size-complex="10.5pt" style:font-weight-complex="normal"/>
    </style:style>
    <style:style style:name="ce668" style:family="table-cell" style:parent-style-name="Default">
      <style:table-cell-properties fo:background-color="#00ff00" fo:border="0.06pt solid #808080"/>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669" style:family="table-cell" style:parent-style-name="Default">
      <style:table-cell-properties fo:background-color="#9966cc" fo:border="0.06pt solid #808080"/>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670" style:family="table-cell" style:parent-style-name="Default">
      <style:table-cell-properties fo:background-color="transparent" fo:border="0.06pt solid #808080"/>
      <style:text-properties fo:color="#ff0000" style:text-line-through-style="solid" style:text-line-through-type="single" style:font-name="Liberation Sans" fo:font-size="10.5pt" fo:font-weight="normal" style:font-size-asian="10.5pt" style:font-weight-asian="normal" style:font-size-complex="10.5pt" style:font-weight-complex="normal"/>
    </style:style>
    <style:style style:name="ce671" style:family="table-cell" style:parent-style-name="Default">
      <style:table-cell-properties fo:background-color="transparent" fo:border="0.06pt solid #808080"/>
      <style:text-properties fo:color="#00ff00" style:font-name="Liberation Sans" fo:font-size="10.5pt" fo:font-weight="normal" style:font-size-asian="10.5pt" style:font-weight-asian="normal" style:font-size-complex="10.5pt" style:font-weight-complex="normal"/>
    </style:style>
    <style:style style:name="ce672" style:family="table-cell" style:parent-style-name="Default">
      <style:table-cell-properties fo:background-color="#9966cc" fo:border="0.06pt solid #808080"/>
      <style:text-properties fo:color="#00ff00" style:text-line-through-style="solid" style:text-line-through-type="single" style:font-name="Liberation Sans" fo:font-size="10.5pt" fo:font-weight="normal" style:font-size-asian="10.5pt" style:font-weight-asian="normal" style:font-size-complex="10.5pt" style:font-weight-complex="normal"/>
    </style:style>
    <style:style style:name="ce673" style:family="table-cell" style:parent-style-name="Default">
      <style:table-cell-properties fo:background-color="#9999ff" fo:border="0.06pt solid #808080"/>
      <style:text-properties fo:color="#00ff00" style:text-line-through-style="none" style:text-line-through-type="none" style:font-name="Liberation Sans" fo:font-size="10.5pt" fo:font-weight="normal" style:font-size-asian="10.5pt" style:font-weight-asian="normal" style:font-size-complex="10.5pt" style:font-weight-complex="normal"/>
    </style:style>
    <style:style style:name="ce674" style:family="table-cell" style:parent-style-name="Default">
      <style:table-cell-properties fo:background-color="#aecf00" fo:border="0.06pt solid #808080"/>
      <style:text-properties fo:color="#000000" style:font-name="Liberation Sans" fo:font-size="10.5pt" fo:font-weight="normal" style:font-size-asian="10.5pt" style:font-weight-asian="normal" style:font-size-complex="10.5pt" style:font-weight-complex="normal"/>
    </style:style>
    <style:style style:name="ce675" style:family="table-cell" style:parent-style-name="Default">
      <style:table-cell-properties fo:background-color="#aecf00" fo:border="0.06pt solid #808080"/>
      <style:text-properties fo:color="#000000" style:text-line-through-style="none" style:text-line-through-type="none" style:font-name="Liberation Sans" fo:font-size="10.5pt" fo:font-weight="normal" style:font-size-asian="10.5pt" style:font-weight-asian="normal" style:font-size-complex="10.5pt" style:font-weight-complex="normal"/>
    </style:style>
    <style:style style:name="ce676" style:family="table-cell" style:parent-style-name="Default">
      <style:table-cell-properties fo:background-color="#ffff99" fo:border="0.06pt solid #808080"/>
      <style:text-properties fo:color="#000000" style:font-name="Liberation Sans" fo:font-size="10.5pt" fo:font-weight="normal" style:font-size-asian="10.5pt" style:font-weight-asian="normal" style:font-size-complex="10.5pt" style:font-weight-complex="normal"/>
    </style:style>
    <style:style style:name="ce677" style:family="table-cell" style:parent-style-name="Default">
      <style:table-cell-properties fo:background-color="transparent" fo:border="0.06pt solid #808080"/>
      <style:text-properties fo:color="#800000" style:text-line-through-style="none" style:text-line-through-type="none" style:font-name="Liberation Sans" fo:font-size="10.5pt" fo:font-weight="normal" style:font-size-asian="10.5pt" style:font-weight-asian="normal" style:font-size-complex="10.5pt" style:font-weight-complex="normal"/>
    </style:style>
    <style:style style:name="ce678" style:family="table-cell" style:parent-style-name="Default">
      <style:table-cell-properties fo:background-color="#ff3333" fo:border="0.06pt solid #808080"/>
      <style:text-properties fo:color="#800000" style:text-line-through-style="none" style:text-line-through-type="none" style:font-name="Liberation Sans" fo:font-size="10.5pt" fo:font-weight="normal" style:font-size-asian="10.5pt" style:font-weight-asian="normal" style:font-size-complex="10.5pt" style:font-weight-complex="normal"/>
    </style:style>
    <style:style style:name="ce679" style:family="table-cell" style:parent-style-name="Default">
      <style:table-cell-properties fo:background-color="#ff3333" fo:border="0.06pt solid #808080"/>
      <style:text-properties fo:color="#000000" style:font-name="Liberation Sans" fo:font-size="10.5pt" fo:font-weight="normal" style:font-size-asian="10.5pt" style:font-weight-asian="normal" style:font-size-complex="10.5pt" style:font-weight-complex="normal"/>
    </style:style>
    <style:style style:name="ce680" style:family="table-cell" style:parent-style-name="Default">
      <style:table-cell-properties fo:background-color="transparent" fo:border="0.06pt solid #808080"/>
      <style:text-properties fo:color="#800000" style:text-line-through-style="none" style:text-line-through-type="none" style:font-name="Liberation Sans" fo:font-size="10.5pt" fo:font-weight="bold" style:font-size-asian="10.5pt" style:font-weight-asian="bold" style:font-size-complex="10.5pt" style:font-weight-complex="bold"/>
    </style:style>
    <style:style style:name="ce681" style:family="table-cell" style:parent-style-name="Default">
      <style:table-cell-properties fo:background-color="transparent" fo:border="0.06pt solid #808080"/>
      <style:text-properties style:use-window-font-color="true" style:text-line-through-style="none" style:text-line-through-type="none" style:font-name="Liberation Sans" fo:font-size="10.5pt" fo:font-weight="bold" style:font-size-asian="10.5pt" style:font-weight-asian="bold" style:font-size-complex="10.5pt" style:font-weight-complex="bold"/>
    </style:style>
    <style:style style:name="ce682" style:family="table-cell" style:parent-style-name="Default">
      <style:table-cell-properties fo:background-color="#00ae00" fo:border="0.06pt solid #808080"/>
      <style:text-properties fo:color="#000000" style:font-name="Liberation Sans" fo:font-size="10.5pt" fo:font-weight="bold" style:font-size-asian="10.5pt" style:font-weight-asian="bold" style:font-size-complex="10.5pt" style:font-weight-complex="bold"/>
    </style:style>
    <style:style style:name="ce683" style:family="table-cell" style:parent-style-name="Default">
      <style:table-cell-properties fo:background-color="#ffff00" fo:border="0.06pt solid #808080"/>
      <style:text-properties fo:color="#000000" style:font-name="Liberation Sans" fo:font-size="10.5pt" fo:font-weight="bold" style:font-size-asian="10.5pt" style:font-weight-asian="bold" style:font-size-complex="10.5pt" style:font-weight-complex="bold"/>
    </style:style>
    <style:style style:name="ce684" style:family="table-cell" style:parent-style-name="Default">
      <style:table-cell-properties fo:background-color="#aecf00" fo:border="0.06pt solid #808080"/>
      <style:text-properties style:use-window-font-color="true" style:font-name="Liberation Sans" fo:font-size="10.5pt" fo:font-weight="bold" style:font-size-asian="10.5pt" style:font-weight-asian="bold" style:font-size-complex="10.5pt" style:font-weight-complex="bold"/>
    </style:style>
    <style:style style:name="ce685" style:family="table-cell" style:parent-style-name="Default">
      <style:table-cell-properties fo:background-color="transparent" fo:border="0.06pt solid #808080"/>
      <style:text-properties fo:color="#000000" style:font-name="Liberation Sans" fo:font-size="10.5pt" fo:font-style="normal" fo:font-weight="bold" style:font-size-asian="10.5pt" style:font-style-asian="normal" style:font-weight-asian="bold" style:font-size-complex="10.5pt" style:font-style-complex="normal" style:font-weight-complex="bold"/>
    </style:style>
    <style:style style:name="ce686" style:family="table-cell" style:parent-style-name="Default">
      <style:table-cell-properties fo:background-color="#ffff00" fo:border="0.06pt solid #808080"/>
      <style:text-properties fo:color="#000000" style:text-line-through-style="solid" style:text-line-through-type="single" style:font-name="Liberation Sans" fo:font-size="10.5pt" fo:font-weight="normal" style:font-size-asian="10.5pt" style:font-weight-asian="normal" style:font-size-complex="10.5pt" style:font-weight-complex="normal"/>
    </style:style>
    <style:style style:name="ce687" style:family="table-cell" style:parent-style-name="Default">
      <style:table-cell-properties fo:wrap-option="wrap" fo:border="0.06pt solid #808080"/>
      <style:text-properties style:font-name="Liberation Sans" fo:font-size="10.5pt" fo:font-weight="bold" style:font-size-asian="10.5pt" style:font-weight-asian="bold" style:font-size-complex="10.5pt" style:font-weight-complex="bold"/>
    </style:style>
    <style:style style:name="ce688" style:family="table-cell" style:parent-style-name="Default">
      <style:table-cell-properties fo:background-color="#00ff00" fo:border="0.06pt solid #808080"/>
      <style:text-properties style:font-name="Liberation Sans" fo:font-size="10.5pt" fo:font-weight="normal" style:font-size-asian="10.5pt" style:font-weight-asian="normal" style:font-size-complex="10.5pt" style:font-weight-complex="normal"/>
    </style:style>
    <style:style style:name="ce689" style:family="table-cell" style:parent-style-name="Default">
      <style:table-cell-properties fo:background-color="transparent" fo:wrap-option="wrap" fo:border="0.06pt solid #808080"/>
      <style:text-properties style:use-window-font-color="true" style:font-name="Liberation Sans" fo:font-size="10.5pt" fo:font-weight="normal" style:font-size-asian="10.5pt" style:font-weight-asian="normal" style:font-size-complex="10.5pt" style:font-weight-complex="normal"/>
    </style:style>
    <style:style style:name="ce690" style:family="table-cell" style:parent-style-name="Default">
      <style:table-cell-properties fo:background-color="#00ff00" fo:border="0.06pt solid #808080"/>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730" style:family="table-cell" style:parent-style-name="Default">
      <style:table-cell-properties fo:background-color="#9966cc" fo:border="0.06pt solid #808080"/>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731" style:family="table-cell" style:parent-style-name="Default">
      <style:table-cell-properties fo:background-color="#aecf00" fo:border="0.06pt solid #808080"/>
      <style:text-properties style:font-name="Liberation Sans" fo:font-size="10.5pt" fo:font-weight="normal" style:font-size-asian="10.5pt" style:font-weight-asian="normal" style:font-size-complex="10.5pt" style:font-weight-complex="normal"/>
    </style:style>
    <style:style style:name="ce732" style:family="table-cell" style:parent-style-name="Default">
      <style:table-cell-properties fo:background-color="#aecf00" fo:border="0.06pt solid #808080"/>
      <style:text-properties style:text-line-through-style="none" style:text-line-through-type="none" style:font-name="Liberation Sans" fo:font-size="10.5pt" fo:font-weight="normal" style:font-size-asian="10.5pt" style:font-weight-asian="normal" style:font-size-complex="10.5pt" style:font-weight-complex="normal"/>
    </style:style>
    <style:style style:name="ce733" style:family="table-cell" style:parent-style-name="Default">
      <style:table-cell-properties fo:background-color="#ffff99" fo:border="0.06pt solid #808080"/>
      <style:text-properties style:font-name="Liberation Sans" fo:font-size="10.5pt" fo:font-weight="normal" style:font-size-asian="10.5pt" style:font-weight-asian="normal" style:font-size-complex="10.5pt" style:font-weight-complex="normal"/>
    </style:style>
    <style:style style:name="ce734" style:family="table-cell" style:parent-style-name="Default">
      <style:table-cell-properties fo:background-color="transparent" fo:border="0.06pt solid #808080"/>
      <style:text-properties style:text-line-through-style="none" style:text-line-through-type="none" style:font-name="Liberation Sans" fo:font-size="10.5pt" fo:font-weight="bold" style:font-size-asian="10.5pt" style:font-weight-asian="bold" style:font-size-complex="10.5pt" style:font-weight-complex="bold"/>
    </style:style>
    <style:style style:name="ce735" style:family="table-cell" style:parent-style-name="Default">
      <style:table-cell-properties fo:background-color="transparent" fo:border="0.06pt solid #808080"/>
      <style:text-properties style:text-line-through-style="solid" style:text-line-through-type="single" style:font-name="Liberation Sans" fo:font-size="10.5pt" fo:font-weight="bold" style:font-size-asian="10.5pt" style:font-weight-asian="bold" style:font-size-complex="10.5pt" style:font-weight-complex="bold"/>
    </style:style>
    <style:style style:name="ce736" style:family="table-cell" style:parent-style-name="Default">
      <style:table-cell-properties fo:background-color="#ffff00" fo:border="0.06pt solid #808080"/>
      <style:text-properties style:text-line-through-style="solid" style:text-line-through-type="single" style:font-name="Liberation Sans" fo:font-size="10.5pt" fo:font-weight="normal" style:font-size-asian="10.5pt" style:font-weight-asian="normal" style:font-size-complex="10.5pt" style:font-weight-complex="normal"/>
    </style:style>
    <style:style style:name="ce737" style:family="table-cell" style:parent-style-name="Default">
      <style:table-cell-properties fo:background-color="#ff3333" fo:border="0.06pt solid #808080"/>
      <style:text-properties style:font-name="Liberation Sans" fo:font-size="10.5pt" fo:font-weight="normal" style:font-size-asian="10.5pt" style:font-weight-asian="normal" style:font-size-complex="10.5pt" style:font-weight-complex="normal"/>
    </style:style>
    <style:style style:name="ce738" style:family="table-cell" style:parent-style-name="Default">
      <style:table-cell-properties fo:background-color="#00ae00" fo:border="0.06pt solid #808080"/>
      <style:text-properties style:font-name="Liberation Sans" fo:font-size="10.5pt" fo:font-weight="bold" style:font-size-asian="10.5pt" style:font-weight-asian="bold" style:font-size-complex="10.5pt" style:font-weight-complex="bold"/>
    </style:style>
    <style:style style:name="ce739" style:family="table-cell" style:parent-style-name="Default">
      <style:table-cell-properties fo:background-color="#aecf00" fo:border="0.06pt solid #808080"/>
      <style:text-properties style:font-name="Liberation Sans" fo:font-size="10.5pt" fo:font-weight="bold" style:font-size-asian="10.5pt" style:font-weight-asian="bold" style:font-size-complex="10.5pt" style:font-weight-complex="bold"/>
    </style:style>
    <style:style style:name="ce740" style:family="table-cell" style:parent-style-name="Default">
      <style:text-properties style:text-line-through-style="solid" style:text-line-through-type="single"/>
    </style:style>
    <style:style style:name="ce741" style:family="table-cell" style:parent-style-name="Default">
      <style:table-cell-properties fo:background-color="transparent"/>
      <style:text-properties fo:font-weight="normal" style:font-weight-asian="normal" style:font-weight-complex="normal"/>
    </style:style>
    <style:style style:name="ce742" style:family="table-cell" style:parent-style-name="Default">
      <style:table-cell-properties fo:background-color="transparent"/>
    </style:style>
    <style:style style:name="ce743" style:family="table-cell" style:parent-style-name="Default">
      <style:table-cell-properties fo:background-color="#9999ff"/>
      <style:text-properties style:text-line-through-style="none" style:text-line-through-type="none"/>
    </style:style>
    <style:style style:name="ce744" style:family="table-cell" style:parent-style-name="Default">
      <style:text-properties style:text-line-through-style="none" style:text-line-through-type="none"/>
    </style:style>
    <style:style style:name="ce745" style:family="table-cell" style:parent-style-name="Default">
      <style:table-cell-properties fo:background-color="transparent"/>
      <style:text-properties style:text-line-through-style="none" style:text-line-through-type="none" fo:font-weight="bold" style:font-weight-asian="bold" style:font-weight-complex="bold"/>
    </style:style>
    <style:style style:name="ce746" style:family="table-cell" style:parent-style-name="Default">
      <style:table-cell-properties fo:background-color="#ffff99"/>
    </style:style>
    <style:style style:name="ce747" style:family="table-cell" style:parent-style-name="Default">
      <style:table-cell-properties fo:background-color="transparent"/>
      <style:text-properties style:text-line-through-style="solid" style:text-line-through-type="single"/>
    </style:style>
    <style:style style:name="ce748" style:family="table-cell" style:parent-style-name="Default">
      <style:table-cell-properties fo:background-color="#aecf00"/>
    </style:style>
    <style:style style:name="ce749" style:family="table-cell" style:parent-style-name="Default">
      <style:text-properties fo:font-weight="bold" style:font-weight-asian="bold" style:font-weight-complex="bold"/>
    </style:style>
    <style:style style:name="ce750" style:family="table-cell" style:parent-style-name="Default">
      <style:text-properties style:use-window-font-color="true" fo:font-weight="bold" style:font-weight-asian="bold" style:font-weight-complex="bold"/>
    </style:style>
    <style:style style:name="ce75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ce75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ce753"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ce754" style:family="table-cell" style:parent-style-name="Default">
      <style:table-cell-properties fo:wrap-option="no-wrap"/>
      <style:text-properties fo:font-style="normal" fo:font-weight="normal" style:font-style-asian="normal" style:font-weight-asian="normal" style:font-style-complex="normal" style:font-weight-complex="normal"/>
    </style:style>
    <style:style style:name="ce75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ce75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ce757"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start" fo:margin-left="0pt"/>
      <style:text-properties fo:color="#000000"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ce758" style:family="table-cell" style:parent-style-name="Default">
      <style:table-cell-properties style:text-align-source="fix" style:repeat-content="false" fo:wrap-option="no-wrap"/>
      <style:paragraph-properties fo:text-align="start" fo:margin-left="0pt"/>
      <style:text-properties fo:font-style="normal" fo:font-weight="normal" style:font-style-asian="normal" style:font-weight-asian="normal" style:font-style-complex="normal" style:font-weight-complex="normal"/>
    </style:style>
    <style:style style:name="ce759" style:family="table-cell" style:parent-style-name="Default">
      <style:table-cell-properties style:text-align-source="fix" style:repeat-content="false" fo:wrap-option="no-wrap"/>
      <style:paragraph-properties fo:text-align="center" fo:margin-left="0pt"/>
      <style:text-properties fo:font-style="normal" fo:font-weight="normal" style:font-style-asian="normal" style:font-weight-asian="normal" style:font-style-complex="normal" style:font-weight-complex="normal"/>
    </style:style>
    <style:style style:name="ce760" style:family="table-cell" style:parent-style-name="Default" style:data-style-name="N3">
      <style:table-cell-properties style:text-align-source="fix" style:repeat-content="false" fo:wrap-option="wrap"/>
      <style:paragraph-properties fo:text-align="center" fo:margin-left="0pt"/>
      <style:text-properties fo:font-weight="bold" style:font-weight-asian="bold" style:font-weight-complex="bold"/>
    </style:style>
    <style:style style:name="ce761" style:family="table-cell" style:parent-style-name="Default" style:data-style-name="N3">
      <style:table-cell-properties style:text-align-source="fix" style:repeat-content="false" fo:wrap-option="no-wrap"/>
      <style:paragraph-properties fo:text-align="center" fo:margin-left="0pt"/>
    </style:style>
    <style:style style:name="ce762" style:family="table-cell" style:parent-style-name="Default" style:data-style-name="N3">
      <style:table-cell-properties fo:background-color="#ffff00" style:text-align-source="fix" style:repeat-content="false" fo:wrap-option="no-wrap"/>
      <style:paragraph-properties fo:text-align="center" fo:margin-left="0pt"/>
      <style:text-properties fo:font-weight="bold" style:font-weight-asian="bold" style:font-weight-complex="bold"/>
    </style:style>
    <style:style style:name="ce76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ce764"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ce765" style:family="table-cell" style:parent-style-name="Default" style:data-style-name="N37">
      <style:table-cell-properties style:glyph-orientation-vertical="auto" fo:background-color="#ffff00" style:cell-protect="protected" style:print-content="true" style:diagonal-bl-tr="none" style:diagonal-tl-br="none" style:text-align-source="fix" style:repeat-content="false" fo:wrap-option="no-wrap" fo:border="0.06pt solid #808080" style:rotation-angle="0" style:rotation-align="none" style:shrink-to-fit="false" gnm:GnmHAlign="1" style:vertical-align="bottom"/>
      <style:paragraph-properties fo:text-align="center" fo:margin-left="0pt"/>
      <style:text-properties fo:color="#000000"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ce766" style:family="table-cell" style:parent-style-name="Default" style:data-style-name="N37">
      <style:table-cell-properties style:text-align-source="fix" style:repeat-content="false" fo:wrap-option="no-wrap"/>
      <style:paragraph-properties fo:text-align="center" fo:margin-left="0pt"/>
      <style:text-properties fo:font-style="normal" fo:font-weight="normal" style:font-style-asian="normal" style:font-weight-asian="normal" style:font-style-complex="normal" style:font-weight-complex="normal"/>
    </style:style>
    <style:style style:name="ce767" style:family="table-cell" style:parent-style-name="Default" style:data-style-name="N37">
      <style:table-cell-properties style:text-align-source="fix" style:repeat-content="false" fo:background-color="transparent" fo:wrap-option="wrap" fo:border="0.06pt solid #808080"/>
      <style:paragraph-properties fo:text-align="start" fo:margin-left="0pt"/>
      <style:text-properties fo:color="#000000" style:font-name="Liberation Sans" fo:font-size="10pt" fo:font-style="normal" fo:font-weight="bold" style:font-size-asian="10pt" style:font-style-asian="normal" style:font-weight-asian="bold" style:font-size-complex="10pt" style:font-style-complex="normal" style:font-weight-complex="bold"/>
    </style:style>
    <style:style style:name="ce768" style:family="table-cell" style:parent-style-name="Default">
      <style:table-cell-properties fo:background-color="#ffff00" fo:wrap-option="no-wrap"/>
      <style:text-properties fo:font-style="normal" fo:font-weight="bold" style:font-style-asian="normal" style:font-weight-asian="bold" style:font-style-complex="normal" style:font-weight-complex="bold"/>
    </style:style>
    <style:style style:name="ce769" style:family="table-cell" style:parent-style-name="Default">
      <style:table-cell-properties style:text-align-source="fix" style:repeat-content="false" fo:background-color="transparent" fo:wrap-option="wrap" fo:border="0.06pt solid #808080"/>
      <style:paragraph-properties fo:text-align="center" fo:margin-left="0pt"/>
      <style:text-properties fo:color="#000000" style:font-name="Liberation Sans" fo:font-size="10pt" fo:font-style="normal" fo:font-weight="bold" style:font-size-asian="10pt" style:font-style-asian="normal" style:font-weight-asian="bold" style:font-size-complex="10pt" style:font-style-complex="normal" style:font-weight-complex="bold"/>
    </style:style>
    <style:style style:name="ce770" style:family="table-cell" style:parent-style-name="Default">
      <style:table-cell-properties fo:wrap-option="wrap" fo:border="0.06pt solid #808080"/>
      <style:text-properties style:font-name="Liberation Sans" fo:font-size="10pt" fo:font-style="normal" fo:font-weight="bold" style:font-size-asian="10pt" style:font-style-asian="normal" style:font-weight-asian="bold" style:font-size-complex="10pt" style:font-style-complex="normal" style:font-weight-complex="bold"/>
    </style:style>
    <style:style style:name="ce77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4pt" fo:font-style="normal" style:text-underline-style="none" fo:font-weight="bold" style:font-size-asian="14pt" style:font-weight-asian="bold" style:font-size-complex="14pt" style:font-weight-complex="bold"/>
    </style:style>
    <style:style style:name="ce7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773" style:family="table-cell" style:parent-style-name="Default">
      <style:table-cell-properties fo:background-color="transparent" fo:border="0.74pt solid #999999"/>
      <style:text-properties fo:color="#000000" style:font-name="arial" fo:font-weight="normal" style:font-weight-asian="normal" style:font-weight-complex="normal"/>
    </style:style>
    <style:style style:name="ce7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775" style:family="table-cell" style:parent-style-name="Default">
      <style:text-properties style:font-name="arial"/>
    </style:style>
    <style:style style:name="ce776" style:family="table-cell" style:parent-style-name="Gnumeric-default">
      <style:table-cell-properties fo:background-color="transparent" fo:border="0.74pt solid #999999"/>
      <style:text-properties fo:color="#000000" style:font-name="arial" fo:font-size="10pt" fo:font-weight="normal" style:font-weight-asian="normal" style:font-weight-complex="normal"/>
    </style:style>
    <style:style style:name="ce77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4pt" fo:font-style="normal" style:text-underline-style="none" fo:font-weight="bold" style:font-size-asian="14pt" style:font-weight-asian="bold" style:font-size-complex="14pt" style:font-weight-complex="bold"/>
    </style:style>
    <style:style style:name="ce77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77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7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78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782" style:family="table-cell" style:parent-style-name="Default">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78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784" style:family="table-cell" style:parent-style-name="Default" style:data-style-name="N181">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4pt" fo:font-style="normal" style:text-underline-style="none" fo:font-weight="bold" style:font-size-asian="14pt" style:font-weight-asian="bold" style:font-size-complex="14pt" style:font-weight-complex="bold"/>
    </style:style>
    <style:style style:name="ce785"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786" style:family="table-cell" style:parent-style-name="Default" style:data-style-name="N104">
      <style:table-cell-properties fo:background-color="transparent" fo:border="0.74pt solid #999999"/>
      <style:text-properties fo:color="#000000" style:font-name="arial" fo:font-weight="normal" style:font-weight-asian="normal" style:font-weight-complex="normal"/>
    </style:style>
    <style:style style:name="ce787" style:family="table-cell" style:parent-style-name="Default" style:data-style-name="N181">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788" style:family="table-cell" style:parent-style-name="Default" style:data-style-name="N104">
      <style:text-properties style:font-name="arial"/>
    </style:style>
    <style:style style:name="ce789" style:family="table-cell" style:parent-style-name="Default" style:data-style-name="N104"/>
    <style:style style:name="ce790"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font-weight-asian="bold" style:font-weight-complex="bold"/>
    </style:style>
    <style:style style:name="ce791" style:family="table-cell" style:parent-style-name="Default" style:data-style-name="N124">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 fo:font-size="10pt" fo:font-style="normal" style:text-underline-style="none" fo:font-weight="normal" style:font-weight-asian="normal" style:font-weight-complex="normal"/>
    </style:style>
    <style:style style:name="ce792"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4pt" fo:font-style="normal" style:text-underline-style="none" fo:font-weight="bold" style:font-size-asian="14pt" style:font-weight-asian="bold" style:font-size-complex="14pt" style:font-weight-complex="bold"/>
    </style:style>
    <style:style style:name="ce793" style:family="table-cell" style:parent-style-name="Default" style:data-style-name="N3">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bold" style:font-weight-asian="bold" style:font-weight-complex="bold"/>
    </style:style>
    <style:style style:name="ce794" style:family="table-cell" style:parent-style-name="Default" style:data-style-name="N3">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795" style:family="table-cell" style:parent-style-name="Default" style:data-style-name="N3">
      <style:table-cell-properties style:text-align-source="fix" style:repeat-content="false" fo:border="0.74pt solid #999999"/>
      <style:paragraph-properties fo:text-align="center" fo:margin-left="0pt"/>
      <style:text-properties style:font-name="arial"/>
    </style:style>
    <style:style style:name="ce796"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style:font-name="arial" fo:font-weight="normal" style:font-weight-asian="normal" style:font-weight-complex="normal"/>
    </style:style>
    <style:style style:name="ce797" style:family="table-cell" style:parent-style-name="Default">
      <style:table-cell-properties fo:background-color="transparent"/>
      <style:text-properties style:font-name="arial"/>
    </style:style>
    <style:style style:name="ce798"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4pt" fo:font-style="normal" style:text-underline-style="none" fo:font-weight="bold" style:font-size-asian="14pt" style:font-weight-asian="bold" style:font-size-complex="14pt" style:font-weight-complex="bold"/>
    </style:style>
    <style:style style:name="ce799"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no-wrap" fo:border="0.74pt solid #999999" style:rotation-angle="0" style:rotation-align="none" style:shrink-to-fit="false" gnm:GnmHAlign="1" style:vertical-align="bottom"/>
      <style:paragraph-properties fo:text-align="center" fo:margin-left="0pt"/>
      <style:text-properties fo:color="#000000" style:text-line-through-style="none" style:text-line-through-type="none" style:font-name="Arial1" fo:font-size="10pt" fo:font-style="normal" style:text-underline-style="none" fo:font-weight="normal" style:font-weight-asian="normal" style:font-weight-complex="normal"/>
    </style:style>
    <style:style style:name="ce800" style:family="table-cell" style:parent-style-name="Default" style:data-style-name="N37">
      <style:table-cell-properties style:text-align-source="fix" style:repeat-content="false" fo:background-color="transparent" fo:border="0.74pt solid #999999"/>
      <style:paragraph-properties fo:text-align="center" fo:margin-left="0pt"/>
      <style:text-properties fo:color="#000000" fo:font-weight="normal" style:font-weight-asian="normal" style:font-weight-complex="normal"/>
    </style:style>
    <style:style style:name="ce801" style:family="table-cell" style:parent-style-name="Default" style:data-style-name="N37">
      <style:table-cell-properties style:text-align-source="fix" style:repeat-content="false" fo:background-color="transparent" fo:wrap-option="wrap" fo:border="0.74pt solid #999999"/>
      <style:paragraph-properties fo:text-align="center" fo:margin-left="0pt"/>
      <style:text-properties fo:color="#000000" fo:font-size="14pt" fo:font-weight="bold" style:font-size-asian="14pt" style:font-weight-asian="bold" style:font-size-complex="14pt" style:font-weight-complex="bold"/>
    </style:style>
    <style:style style:name="ce802" style:family="table-cell" style:parent-style-name="Default" style:data-style-name="N37">
      <style:table-cell-properties style:text-align-source="fix" style:repeat-content="false" fo:background-color="transparent" fo:wrap-option="wrap" fo:border="0.74pt solid #999999"/>
      <style:paragraph-properties fo:text-align="start" fo:margin-left="0pt"/>
      <style:text-properties fo:color="#000000" fo:font-size="14pt" fo:font-weight="bold" style:font-size-asian="14pt" style:font-weight-asian="bold" style:font-size-complex="14pt" style:font-weight-complex="bold"/>
    </style:style>
    <style:style style:name="ce803" style:family="table-cell" style:parent-style-name="Default" style:data-style-name="N37">
      <style:table-cell-properties style:glyph-orientation-vertical="auto" style:cell-protect="protected" style:print-content="true" style:diagonal-bl-tr="none" style:diagonal-tl-br="none" style:text-align-source="fix" style:repeat-content="false" fo:background-color="transparent" fo:wrap-option="wrap" fo:border="0.74pt solid #999999" style:rotation-angle="0" style:rotation-align="none" style:shrink-to-fit="false" gnm:GnmHAlign="1" style:vertical-align="bottom"/>
      <style:paragraph-properties fo:text-align="start" fo:margin-left="0pt"/>
      <style:text-properties fo:color="#000000" style:text-line-through-style="none" style:text-line-through-type="none" style:font-name="Sans1" fo:font-size="10pt" fo:font-style="normal" style:text-underline-style="none" fo:font-weight="normal" style:font-weight-asian="normal" style:font-weight-complex="normal"/>
    </style:style>
    <style:style style:name="ce804" style:family="table-cell" style:parent-style-name="Default" style:data-style-name="N37">
      <style:table-cell-properties style:text-align-source="fix" style:repeat-content="false" fo:background-color="transparent" fo:wrap-option="wrap" fo:border="0.74pt solid #999999"/>
      <style:paragraph-properties fo:text-align="start" fo:margin-left="0pt"/>
      <style:text-properties fo:color="#000000" fo:font-weight="normal" style:font-weight-asian="normal" style:font-weight-complex="normal"/>
    </style:style>
    <style:style style:name="ce805" style:family="table-cell" style:parent-style-name="Default">
      <style:table-cell-properties style:text-align-source="fix" style:repeat-content="false"/>
      <style:paragraph-properties fo:text-align="center" fo:margin-left="0pt"/>
      <style:text-properties style:font-name="arial"/>
    </style:style>
    <style:style style:name="ce806" style:family="table-cell" style:parent-style-name="Default">
      <style:table-cell-properties style:text-align-source="fix" style:repeat-content="false" fo:background-color="transparent"/>
      <style:paragraph-properties fo:text-align="center" fo:margin-left="0pt"/>
    </style:style>
    <style:style style:name="ce807" style:family="table-cell" style:parent-style-name="Default">
      <style:table-cell-properties style:text-align-source="fix" style:repeat-content="false"/>
      <style:paragraph-properties fo:text-align="center" fo:margin-left="0pt"/>
    </style:style>
    <style:style style:name="ce808" style:family="table-cell" style:parent-style-name="Default" style:data-style-name="N37">
      <style:table-cell-properties fo:background-color="transparent"/>
    </style:style>
    <style:style style:name="ce80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74pt solid #999999" style:rotation-angle="0" style:rotation-align="none" style:shrink-to-fit="false" gnm:GnmHAlign="1" style:vertical-align="bottom"/>
      <style:text-properties fo:color="#000000" style:text-line-through-style="none" style:text-line-through-type="none" style:font-name="arial1" fo:font-size="10pt" fo:font-style="normal" style:text-underline-style="none" fo:font-weight="bold" style:font-weight-asian="bold" style:font-weight-complex="bold"/>
    </style:style>
    <style:style style:name="gr1"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6.62pt" fo:padding-top="2.83pt" fo:padding-bottom="2.83pt" fo:padding-left="2.83pt" fo:padding-right="2.83pt" draw:shadow="hidden" draw:shadow-offset-x="2.83pt" draw:shadow-offset-y="2.83pt"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style:font-name-asian="Droid Sans Fallback" style:font-name-complex="FreeSans"/>
    </style:style>
  </office:automatic-styles>
  <office:body>
    <office:spreadsheet>
      <table:table table:name="Olive " table:style-name="ta6">
        <office:forms form:automatic-focus="false" form:apply-design-mode="false"/>
        <table:table-column table:style-name="co14" table:default-cell-style-name="ce49"/>
        <table:table-column table:style-name="co15" table:default-cell-style-name="ce92"/>
        <table:table-column table:style-name="co16" table:default-cell-style-name="ce153"/>
        <table:table-column table:style-name="co17" table:default-cell-style-name="ce49"/>
        <table:table-column table:style-name="co18" table:default-cell-style-name="ce49"/>
        <table:table-column table:style-name="co19" table:default-cell-style-name="ce49"/>
        <table:table-column table:style-name="co20" table:default-cell-style-name="ce256"/>
        <table:table-column table:style-name="co8" table:number-columns-repeated="2" table:default-cell-style-name="ce49"/>
        <table:table-column table:style-name="co8" table:default-cell-style-name="ce280"/>
        <table:table-column table:style-name="co8" table:default-cell-style-name="ce49"/>
        <table:table-column table:style-name="co8" table:default-cell-style-name="ce62"/>
        <table:table-column table:style-name="co21" table:default-cell-style-name="ce49"/>
        <table:table-column table:style-name="co22" table:default-cell-style-name="ce415"/>
        <table:table-column table:style-name="co8" table:default-cell-style-name="ce49"/>
        <table:table-column table:style-name="co35" table:default-cell-style-name="ce469"/>
        <table:table-column table:style-name="co36" table:default-cell-style-name="ce166"/>
        <table:table-column table:style-name="co8" table:number-columns-repeated="396" table:default-cell-style-name="ce595"/>
        <table:table-column table:style-name="co8" table:number-columns-repeated="610" table:default-cell-style-name="ce660"/>
        <table:table-column table:style-name="co8" table:default-cell-style-name="Default"/>
        <table:table-row table:style-name="ro6">
          <table:table-cell table:style-name="ce42" office:value-type="string" calcext:value-type="string">
            <text:p>Category</text:p>
          </table:table-cell>
          <table:table-cell table:style-name="ce89" office:value-type="string" calcext:value-type="string">
            <text:p>AO Part #</text:p>
          </table:table-cell>
          <table:table-cell table:style-name="ce148" office:value-type="string" calcext:value-type="string">
            <text:p>Description</text:p>
          </table:table-cell>
          <table:table-cell table:style-name="ce42" office:value-type="string" calcext:value-type="string">
            <text:p>Manufacturer</text:p>
          </table:table-cell>
          <table:table-cell table:style-name="ce42" office:value-type="string" calcext:value-type="string">
            <text:p>Manufacturer Part Number </text:p>
          </table:table-cell>
          <table:table-cell table:style-name="ce42" office:value-type="string" calcext:value-type="string">
            <text:p>Distributor</text:p>
          </table:table-cell>
          <table:table-cell table:style-name="ce42" office:value-type="string" calcext:value-type="string">
            <text:p>Distributor SKU</text:p>
          </table:table-cell>
          <table:table-cell table:style-name="ce42" office:value-type="string" calcext:value-type="string">
            <text:p>Qty Per</text:p>
          </table:table-cell>
          <table:table-cell table:style-name="ce42" office:value-type="string" calcext:value-type="string">
            <text:p>UOM</text:p>
          </table:table-cell>
          <table:table-cell table:style-name="ce278" office:value-type="string" calcext:value-type="string">
            <text:p>Price Per Unit</text:p>
          </table:table-cell>
          <table:table-cell table:style-name="ce42" office:value-type="string" calcext:value-type="string">
            <text:p>Price Total</text:p>
          </table:table-cell>
          <table:table-cell table:style-name="ce348" office:value-type="string" calcext:value-type="string">
            <text:p>Qty to Order</text:p>
          </table:table-cell>
          <table:table-cell table:style-name="ce42" office:value-type="string" calcext:value-type="string">
            <text:p>PO </text:p>
          </table:table-cell>
          <table:table-cell table:style-name="ce403" office:value-type="string" calcext:value-type="string">
            <text:p>Date </text:p>
          </table:table-cell>
          <table:table-cell table:style-name="ce452" office:value-type="string" calcext:value-type="string">
            <text:p>ETA</text:p>
          </table:table-cell>
          <table:table-cell table:style-name="ce467" office:value-type="string" calcext:value-type="string">
            <text:p>R&amp;D notes</text:p>
          </table:table-cell>
          <table:table-cell table:style-name="ce536"/>
          <table:table-cell table:style-name="ce42" table:number-columns-repeated="982"/>
          <table:table-cell table:style-name="ce663"/>
          <table:table-cell table:style-name="ce687"/>
          <table:table-cell table:style-name="ce659" table:number-columns-repeated="22"/>
          <table:table-cell/>
        </table:table-row>
        <table:table-row table:style-name="ro7">
          <table:table-cell table:style-name="ce43" office:value-type="string" calcext:value-type="string">
            <text:p>OK to order</text:p>
          </table:table-cell>
          <table:table-cell table:style-name="ce90"/>
          <table:table-cell table:style-name="ce149" office:value-type="string" calcext:value-type="string">
            <text:p>BOLD MEANS ORDERED FOR OLIVE ALSO</text:p>
          </table:table-cell>
          <table:table-cell table:number-columns-repeated="2"/>
          <table:table-cell table:style-name="ce252" table:number-columns-repeated="4"/>
          <table:table-cell table:style-name="ce279"/>
          <table:table-cell table:style-name="ce279" table:formula="of:=SUM([.K9:.K512])" office:value-type="currency" office:currency="USD" office:value="958.176931049816" calcext:value-type="currency">
            <text:p>$958.18</text:p>
          </table:table-cell>
          <table:table-cell table:style-name="ce349" office:value-type="float" office:value="3050" calcext:value-type="float">
            <text:p>3,050</text:p>
          </table:table-cell>
          <table:table-cell table:style-name="ce252"/>
          <table:table-cell table:style-name="ce414"/>
          <table:table-cell table:style-name="ce453"/>
          <table:table-cell table:style-name="ce468"/>
          <table:table-cell table:style-name="ce537"/>
          <table:table-cell table:style-name="ce590" table:number-columns-repeated="396"/>
          <table:table-cell table:style-name="ce635" table:number-columns-repeated="586"/>
          <table:table-cell table:style-name="ce664"/>
          <table:table-cell table:style-name="ce688" table:number-columns-repeated="23"/>
          <table:table-cell/>
        </table:table-row>
        <table:table-row table:style-name="ro7">
          <table:table-cell table:style-name="ce44" office:value-type="string" calcext:value-type="string">
            <text:p>Sheet metal out for quote</text:p>
          </table:table-cell>
          <table:table-cell table:style-name="ce91" office:value-type="string" calcext:value-type="string">
            <text:p>received</text:p>
          </table:table-cell>
          <table:table-cell table:style-name="ce150" office:value-type="string" calcext:value-type="string">
            <text:p>Kim please purchase</text:p>
          </table:table-cell>
          <table:table-cell table:number-columns-repeated="2"/>
          <table:table-cell table:style-name="ce252" table:number-columns-repeated="4"/>
          <table:table-cell table:style-name="ce279" table:number-columns-repeated="2"/>
          <table:table-cell table:style-name="ce349"/>
          <table:table-cell table:style-name="ce252"/>
          <table:table-cell table:style-name="ce414"/>
          <table:table-cell table:style-name="ce453"/>
          <table:table-cell table:style-name="ce468"/>
          <table:table-cell table:style-name="ce537"/>
          <table:table-cell table:style-name="ce590" table:number-columns-repeated="396"/>
          <table:table-cell table:style-name="ce635" table:number-columns-repeated="586"/>
          <table:table-cell table:style-name="ce664"/>
          <table:table-cell table:style-name="ce688" table:number-columns-repeated="23"/>
          <table:table-cell/>
        </table:table-row>
        <table:table-row table:style-name="ro7">
          <table:table-cell table:style-name="ce45" office:value-type="string" calcext:value-type="string">
            <text:p>Printed – Approved</text:p>
          </table:table-cell>
          <table:table-cell/>
          <table:table-cell table:style-name="ce151" office:value-type="string" calcext:value-type="string">
            <text:p>Buy now, Long lead times</text:p>
          </table:table-cell>
          <table:table-cell table:number-columns-repeated="2"/>
          <table:table-cell table:style-name="ce252" table:number-columns-repeated="4"/>
          <table:table-cell table:style-name="ce279" table:number-columns-repeated="2"/>
          <table:table-cell table:style-name="ce349"/>
          <table:table-cell table:style-name="ce252"/>
          <table:table-cell table:style-name="ce414"/>
          <table:table-cell table:style-name="ce453"/>
          <table:table-cell table:style-name="ce468"/>
          <table:table-cell table:style-name="ce537"/>
          <table:table-cell table:style-name="ce590" table:number-columns-repeated="396"/>
          <table:table-cell table:style-name="ce635" table:number-columns-repeated="586"/>
          <table:table-cell table:style-name="ce664"/>
          <table:table-cell table:style-name="ce688" table:number-columns-repeated="23"/>
          <table:table-cell/>
        </table:table-row>
        <table:table-row table:style-name="ro7">
          <table:table-cell table:style-name="ce47" office:value-type="string" calcext:value-type="string">
            <text:p>Printed – Not approved</text:p>
          </table:table-cell>
          <table:table-cell/>
          <table:table-cell table:style-name="ce152" office:value-type="string" calcext:value-type="string">
            <text:p>Order now! </text:p>
          </table:table-cell>
          <table:table-cell table:number-columns-repeated="2"/>
          <table:table-cell table:style-name="ce252" table:number-columns-repeated="4"/>
          <table:table-cell table:style-name="ce279" table:number-columns-repeated="2"/>
          <table:table-cell table:style-name="ce349"/>
          <table:table-cell table:style-name="ce252"/>
          <table:table-cell table:style-name="ce414"/>
          <table:table-cell table:style-name="ce453"/>
          <table:table-cell table:style-name="ce468"/>
          <table:table-cell table:style-name="ce537"/>
          <table:table-cell table:style-name="ce590" table:number-columns-repeated="396"/>
          <table:table-cell table:style-name="ce635" table:number-columns-repeated="586"/>
          <table:table-cell table:style-name="ce664"/>
          <table:table-cell table:style-name="ce688" table:number-columns-repeated="23"/>
          <table:table-cell/>
        </table:table-row>
        <table:table-row table:style-name="ro7">
          <table:table-cell table:style-name="ce48" office:value-type="string" calcext:value-type="string">
            <text:p>Not confirmed – Don't order yet</text:p>
          </table:table-cell>
          <table:table-cell table:number-columns-repeated="4"/>
          <table:table-cell table:style-name="ce252" table:number-columns-repeated="4"/>
          <table:table-cell table:style-name="ce279" table:number-columns-repeated="2"/>
          <table:table-cell table:style-name="ce349"/>
          <table:table-cell table:style-name="ce252"/>
          <table:table-cell table:style-name="ce414"/>
          <table:table-cell table:style-name="ce453"/>
          <table:table-cell table:style-name="ce468"/>
          <table:table-cell table:style-name="ce537"/>
          <table:table-cell table:style-name="ce590" table:number-columns-repeated="396"/>
          <table:table-cell table:style-name="ce635" table:number-columns-repeated="586"/>
          <table:table-cell table:style-name="ce664"/>
          <table:table-cell table:style-name="ce688" table:number-columns-repeated="23"/>
          <table:table-cell/>
        </table:table-row>
        <table:table-row table:style-name="ro7">
          <table:table-cell table:number-columns-repeated="2"/>
          <table:table-cell table:style-name="ce154" office:value-type="string" calcext:value-type="string">
            <text:p>NEW part number created </text:p>
          </table:table-cell>
          <table:table-cell table:number-columns-repeated="2"/>
          <table:table-cell table:style-name="ce252" table:number-columns-repeated="4"/>
          <table:table-cell table:style-name="ce279" table:number-columns-repeated="2"/>
          <table:table-cell table:style-name="ce349"/>
          <table:table-cell table:style-name="ce252"/>
          <table:table-cell table:style-name="ce414"/>
          <table:table-cell table:style-name="ce453"/>
          <table:table-cell table:style-name="ce468"/>
          <table:table-cell table:style-name="ce537"/>
          <table:table-cell table:style-name="ce590" table:number-columns-repeated="396"/>
          <table:table-cell table:style-name="ce635" table:number-columns-repeated="586"/>
          <table:table-cell table:style-name="ce664"/>
          <table:table-cell table:style-name="ce688" table:number-columns-repeated="23"/>
          <table:table-cell/>
        </table:table-row>
        <table:table-row table:style-name="ro7">
          <table:table-cell table:style-name="ce50" office:value-type="string" calcext:value-type="string">
            <text:p>already ordered</text:p>
          </table:table-cell>
          <table:table-cell table:number-columns-repeated="4"/>
          <table:table-cell table:style-name="ce252" table:number-columns-repeated="4"/>
          <table:table-cell table:style-name="ce279" table:number-columns-repeated="2"/>
          <table:table-cell table:style-name="ce349"/>
          <table:table-cell table:style-name="ce252"/>
          <table:table-cell table:style-name="ce414"/>
          <table:table-cell table:style-name="ce453"/>
          <table:table-cell table:style-name="ce468"/>
          <table:table-cell table:style-name="ce537"/>
          <table:table-cell table:style-name="ce590" table:number-columns-repeated="396"/>
          <table:table-cell table:style-name="ce635" table:number-columns-repeated="586"/>
          <table:table-cell table:style-name="ce664"/>
          <table:table-cell table:style-name="ce688" table:number-columns-repeated="23"/>
          <table:table-cell/>
        </table:table-row>
        <table:table-row table:style-name="ro7">
          <table:table-cell table:style-name="ce51" office:value-type="string" calcext:value-type="string">
            <text:p>questionable</text:p>
          </table:table-cell>
          <table:table-cell/>
          <table:table-cell table:style-name="ce155" office:value-type="string" calcext:value-type="string">
            <text:p>Toni will handle</text:p>
          </table:table-cell>
          <table:table-cell table:number-columns-repeated="13"/>
          <table:table-cell table:style-name="ce538"/>
          <table:table-cell table:style-name="ce591" table:number-columns-repeated="396"/>
          <table:table-cell table:style-name="ce636" table:number-columns-repeated="586"/>
          <table:table-cell table:style-name="ce664"/>
          <table:table-cell table:style-name="ce688" table:number-columns-repeated="23"/>
          <table:table-cell/>
        </table:table-row>
        <table:table-row table:style-name="ro7">
          <table:table-cell table:style-name="ce52"/>
          <table:table-cell table:style-name="ce93"/>
          <table:table-cell table:style-name="ce156"/>
          <table:table-cell table:style-name="ce52" table:number-columns-repeated="6"/>
          <table:table-cell table:style-name="ce281"/>
          <table:table-cell table:style-name="ce327" table:formula="of:=SUM([.J10]*[.H10])" office:value-type="float" office:value="0" calcext:value-type="float">
            <text:p/>
          </table:table-cell>
          <table:table-cell table:style-name="ce350"/>
          <table:table-cell table:style-name="ce52"/>
          <table:table-cell table:style-name="ce416"/>
          <table:table-cell table:style-name="ce52"/>
          <table:table-cell table:style-name="ce470"/>
          <table:table-cell table:style-name="ce539"/>
          <table:table-cell table:style-name="ce592" table:number-columns-repeated="982"/>
          <table:table-cell table:style-name="ce665"/>
          <table:table-cell table:style-name="ce689"/>
          <table:table-cell table:style-name="ce599" table:number-columns-repeated="22"/>
          <table:table-cell/>
        </table:table-row>
        <table:table-row table:style-name="ro7">
          <table:table-cell table:style-name="ce53" office:value-type="string" calcext:value-type="string">
            <text:p>Printed</text:p>
          </table:table-cell>
          <table:table-cell table:style-name="ce94" office:value-type="string" calcext:value-type="string">
            <text:p>PP-GP0226</text:p>
          </table:table-cell>
          <table:table-cell table:style-name="ce157" office:value-type="string" calcext:value-type="string">
            <text:p>Y Motor Mount v3.0, TAZ</text:p>
          </table:table-cell>
          <table:table-cell table:style-name="ce53" table:number-columns-repeated="3"/>
          <table:table-cell table:style-name="ce257"/>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5.17" calcext:value-type="currency">
            <text:p>$5.17</text:p>
          </table:table-cell>
          <table:table-cell table:style-name="ce328" table:formula="of:=SUM([.J11]*[.H11])" office:value-type="float" office:value="5.17" calcext:value-type="float">
            <text:p>$5.17</text:p>
          </table:table-cell>
          <table:table-cell table:style-name="ce351" table:formula="of:=[.$L$2]*[.H11]" office:value-type="float" office:value="3050" calcext:value-type="float">
            <text:p>3,050</text:p>
          </table:table-cell>
          <table:table-cell table:style-name="ce53"/>
          <table:table-cell table:style-name="ce417" table:number-columns-repeated="2"/>
          <table:table-cell table:style-name="ce471"/>
          <table:table-cell table:style-name="ce540"/>
          <table:table-cell table:style-name="ce593" table:number-columns-repeated="396"/>
          <table:table-cell table:style-name="ce637" table:number-columns-repeated="586"/>
          <table:table-cell table:style-name="ce666" table:number-columns-repeated="24"/>
          <table:table-cell/>
        </table:table-row>
        <table:table-row table:style-name="ro7">
          <table:table-cell table:style-name="ce53" office:value-type="string" calcext:value-type="string">
            <text:p>Printed</text:p>
          </table:table-cell>
          <table:table-cell table:style-name="ce94" office:value-type="string" calcext:value-type="string">
            <text:p>PP-GP0225</text:p>
          </table:table-cell>
          <table:table-cell table:style-name="ce157" office:value-type="string" calcext:value-type="string">
            <text:p>Y Bearing Mount v3.0, TAZ</text:p>
          </table:table-cell>
          <table:table-cell table:style-name="ce53" table:number-columns-repeated="3"/>
          <table:table-cell table:style-name="ce257"/>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0.97" calcext:value-type="currency">
            <text:p>$0.97</text:p>
          </table:table-cell>
          <table:table-cell table:style-name="ce328" table:formula="of:=SUM([.J12]*[.H12])" office:value-type="float" office:value="0.97" calcext:value-type="float">
            <text:p>$0.97</text:p>
          </table:table-cell>
          <table:table-cell table:style-name="ce351" table:formula="of:=[.$L$2]*[.H12]" office:value-type="float" office:value="3050" calcext:value-type="float">
            <text:p>3,050</text:p>
          </table:table-cell>
          <table:table-cell table:style-name="ce53"/>
          <table:table-cell table:style-name="ce417" table:number-columns-repeated="2"/>
          <table:table-cell table:style-name="ce471"/>
          <table:table-cell table:style-name="ce540"/>
          <table:table-cell table:style-name="ce593" table:number-columns-repeated="396"/>
          <table:table-cell table:style-name="ce637" table:number-columns-repeated="586"/>
          <table:table-cell table:style-name="ce666" table:number-columns-repeated="24"/>
          <table:table-cell/>
        </table:table-row>
        <table:table-row table:style-name="ro7">
          <table:table-cell table:style-name="ce53" office:value-type="string" calcext:value-type="string">
            <text:p>Printed</text:p>
          </table:table-cell>
          <table:table-cell table:style-name="ce95" office:value-type="string" calcext:value-type="string">
            <text:p>PP-GP0224</text:p>
          </table:table-cell>
          <table:table-cell table:style-name="ce157" office:value-type="string" calcext:value-type="string">
            <text:p>Y mount table v2.5, TAZ</text:p>
          </table:table-cell>
          <table:table-cell table:style-name="ce53" table:number-columns-repeated="3"/>
          <table:table-cell table:style-name="ce257"/>
          <table:table-cell table:style-name="ce53" office:value-type="float" office:value="4" calcext:value-type="float">
            <text:p>4</text:p>
          </table:table-cell>
          <table:table-cell table:style-name="ce53" office:value-type="string" calcext:value-type="string">
            <text:p>ea</text:p>
          </table:table-cell>
          <table:table-cell table:style-name="ce282" office:value-type="currency" office:currency="USD" office:value="0.73" calcext:value-type="currency">
            <text:p>$0.73</text:p>
          </table:table-cell>
          <table:table-cell table:style-name="ce328" table:formula="of:=SUM([.J13]*[.H13])" office:value-type="float" office:value="2.92" calcext:value-type="float">
            <text:p>$2.92</text:p>
          </table:table-cell>
          <table:table-cell table:style-name="ce351" table:formula="of:=[.$L$2]*[.H13]" office:value-type="float" office:value="12200" calcext:value-type="float">
            <text:p>12,200</text:p>
          </table:table-cell>
          <table:table-cell table:style-name="ce53"/>
          <table:table-cell table:style-name="ce417" table:number-columns-repeated="2"/>
          <table:table-cell table:style-name="ce471"/>
          <table:table-cell table:style-name="ce158"/>
          <table:table-cell table:style-name="ce594" table:number-columns-repeated="396"/>
          <table:table-cell table:style-name="ce638" table:number-columns-repeated="610"/>
          <table:table-cell/>
        </table:table-row>
        <table:table-row table:style-name="ro7">
          <table:table-cell table:style-name="ce53" office:value-type="string" calcext:value-type="string">
            <text:p>Printed</text:p>
          </table:table-cell>
          <table:table-cell table:style-name="ce95" office:value-type="string" calcext:value-type="string">
            <text:p>PP-GP0223</text:p>
          </table:table-cell>
          <table:table-cell table:style-name="ce157" office:value-type="string" calcext:value-type="string">
            <text:p>Y Mount Chassis v2.5, TAZ</text:p>
          </table:table-cell>
          <table:table-cell table:style-name="ce53" table:number-columns-repeated="3"/>
          <table:table-cell table:style-name="ce257"/>
          <table:table-cell table:style-name="ce53" office:value-type="float" office:value="4" calcext:value-type="float">
            <text:p>4</text:p>
          </table:table-cell>
          <table:table-cell table:style-name="ce53" office:value-type="string" calcext:value-type="string">
            <text:p>ea</text:p>
          </table:table-cell>
          <table:table-cell table:style-name="ce282" office:value-type="currency" office:currency="USD" office:value="0.73" calcext:value-type="currency">
            <text:p>$0.73</text:p>
          </table:table-cell>
          <table:table-cell table:style-name="ce328" table:formula="of:=SUM([.J14]*[.H14])" office:value-type="float" office:value="2.92" calcext:value-type="float">
            <text:p>$2.92</text:p>
          </table:table-cell>
          <table:table-cell table:style-name="ce351" table:formula="of:=[.$L$2]*[.H14]" office:value-type="float" office:value="12200" calcext:value-type="float">
            <text:p>12,200</text:p>
          </table:table-cell>
          <table:table-cell table:style-name="ce53"/>
          <table:table-cell table:style-name="ce417" table:number-columns-repeated="2"/>
          <table:table-cell table:style-name="ce471" office:value-type="string" calcext:value-type="string">
            <text:p>resize for M5 x 12</text:p>
          </table:table-cell>
          <table:table-cell table:style-name="ce158"/>
          <table:table-cell table:style-name="ce594" table:number-columns-repeated="396"/>
          <table:table-cell table:style-name="ce638" table:number-columns-repeated="610"/>
          <table:table-cell/>
        </table:table-row>
        <table:table-row table:style-name="ro7">
          <table:table-cell table:style-name="ce53" office:value-type="string" calcext:value-type="string">
            <text:p>Printed</text:p>
          </table:table-cell>
          <table:table-cell table:style-name="ce94" office:value-type="string" calcext:value-type="string">
            <text:p>PP-GP0222</text:p>
          </table:table-cell>
          <table:table-cell table:style-name="ce157" office:value-type="string" calcext:value-type="string">
            <text:p>Y belt mount v2.5, TAZ</text:p>
          </table:table-cell>
          <table:table-cell table:style-name="ce53" table:number-columns-repeated="3"/>
          <table:table-cell table:style-name="ce257"/>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2.46" calcext:value-type="currency">
            <text:p>$2.46</text:p>
          </table:table-cell>
          <table:table-cell table:style-name="ce328" table:formula="of:=SUM([.J15]*[.H15])" office:value-type="float" office:value="2.46" calcext:value-type="float">
            <text:p>$2.46</text:p>
          </table:table-cell>
          <table:table-cell table:style-name="ce351" table:formula="of:=[.$L$2]*[.H15]" office:value-type="float" office:value="3050" calcext:value-type="float">
            <text:p>3,050</text:p>
          </table:table-cell>
          <table:table-cell table:style-name="ce53"/>
          <table:table-cell table:style-name="ce417" table:number-columns-repeated="2"/>
          <table:table-cell table:style-name="ce471"/>
          <table:table-cell table:style-name="ce158"/>
          <table:table-cell table:style-name="ce594" table:number-columns-repeated="396"/>
          <table:table-cell table:style-name="ce638" table:number-columns-repeated="610"/>
          <table:table-cell/>
        </table:table-row>
        <table:table-row table:style-name="ro7">
          <table:table-cell table:style-name="ce53" office:value-type="string" calcext:value-type="string">
            <text:p>Printed</text:p>
          </table:table-cell>
          <table:table-cell table:style-name="ce94" office:value-type="string" calcext:value-type="string">
            <text:p>PP-GP0221</text:p>
          </table:table-cell>
          <table:table-cell table:style-name="ce157" office:value-type="string" calcext:value-type="string">
            <text:p>Bed corner ninjaflex v1.0, TAZ</text:p>
          </table:table-cell>
          <table:table-cell table:style-name="ce53" table:number-columns-repeated="3"/>
          <table:table-cell table:style-name="ce257"/>
          <table:table-cell table:style-name="ce53" office:value-type="float" office:value="4" calcext:value-type="float">
            <text:p>4</text:p>
          </table:table-cell>
          <table:table-cell table:style-name="ce53" office:value-type="string" calcext:value-type="string">
            <text:p>ea</text:p>
          </table:table-cell>
          <table:table-cell table:style-name="ce282" office:value-type="currency" office:currency="USD" office:value="0.29" calcext:value-type="currency">
            <text:p>$0.29</text:p>
          </table:table-cell>
          <table:table-cell table:style-name="ce328" table:formula="of:=SUM([.J16]*[.H16])" office:value-type="float" office:value="1.16" calcext:value-type="float">
            <text:p>$1.16</text:p>
          </table:table-cell>
          <table:table-cell table:style-name="ce351" table:formula="of:=[.$L$2]*[.H16]" office:value-type="float" office:value="12200" calcext:value-type="float">
            <text:p>12,200</text:p>
          </table:table-cell>
          <table:table-cell table:style-name="ce365"/>
          <table:table-cell table:style-name="ce418"/>
          <table:table-cell table:style-name="ce365"/>
          <table:table-cell table:style-name="ce472"/>
          <table:table-cell table:number-columns-repeated="397"/>
          <table:table-cell table:style-name="ce634" table:number-columns-repeated="610"/>
          <table:table-cell/>
        </table:table-row>
        <table:table-row table:style-name="ro7">
          <table:table-cell table:style-name="ce47" office:value-type="string" calcext:value-type="string">
            <text:p>Printed</text:p>
          </table:table-cell>
          <table:table-cell table:style-name="ce96" office:value-type="string" calcext:value-type="string">
            <text:p>PP-GP0216</text:p>
          </table:table-cell>
          <table:table-cell table:style-name="ce158" office:value-type="string" calcext:value-type="string">
            <text:p>Switch mount</text:p>
          </table:table-cell>
          <table:table-cell table:style-name="ce47" table:number-columns-repeated="3"/>
          <table:table-cell table:style-name="ce258" office:value-type="string" calcext:value-type="string">
            <text:p>PP-GP0216</text:p>
          </table:table-cell>
          <table:table-cell table:style-name="ce47" office:value-type="float" office:value="1" calcext:value-type="float">
            <text:p>1</text:p>
          </table:table-cell>
          <table:table-cell table:style-name="ce47" office:value-type="string" calcext:value-type="string">
            <text:p>pcs <text:s text:c="928"/></text:p>
          </table:table-cell>
          <table:table-cell table:style-name="ce283" office:value-type="currency" office:currency="USD" office:value="2" calcext:value-type="currency">
            <text:p>$2.00</text:p>
          </table:table-cell>
          <table:table-cell table:style-name="ce328" table:formula="of:=SUM([.J17]*[.H17])" office:value-type="float" office:value="2" calcext:value-type="float">
            <text:p>$2.00</text:p>
          </table:table-cell>
          <table:table-cell table:style-name="ce351" table:formula="of:=[.$L$2]*[.H17]" office:value-type="float" office:value="3050" calcext:value-type="float">
            <text:p>3,050</text:p>
          </table:table-cell>
          <table:table-cell table:style-name="ce47"/>
          <table:table-cell table:style-name="ce419"/>
          <table:table-cell table:style-name="ce47"/>
          <table:table-cell table:style-name="ce473"/>
          <table:table-cell table:style-name="ce541"/>
          <table:table-cell table:style-name="ce590" table:number-columns-repeated="396"/>
          <table:table-cell table:style-name="ce639" table:number-columns-repeated="586"/>
          <table:table-cell table:style-name="ce642" table:number-columns-repeated="24"/>
          <table:table-cell/>
        </table:table-row>
        <table:table-row table:style-name="ro7">
          <table:table-cell table:style-name="ce47" office:value-type="string" calcext:value-type="string">
            <text:p>Printed</text:p>
          </table:table-cell>
          <table:table-cell table:style-name="ce96" office:value-type="string" calcext:value-type="string">
            <text:p>PP-GP0215</text:p>
          </table:table-cell>
          <table:table-cell table:style-name="ce158" office:value-type="string" calcext:value-type="string">
            <text:p>Z-lower v0.1, Mangrove left</text:p>
          </table:table-cell>
          <table:table-cell table:style-name="ce47" table:number-columns-repeated="3"/>
          <table:table-cell table:style-name="ce258" office:value-type="string" calcext:value-type="string">
            <text:p>PP-GP0215</text:p>
          </table:table-cell>
          <table:table-cell table:style-name="ce47" office:value-type="float" office:value="2" calcext:value-type="float">
            <text:p>2</text:p>
          </table:table-cell>
          <table:table-cell table:style-name="ce47" office:value-type="string" calcext:value-type="string">
            <text:p>pcs</text:p>
          </table:table-cell>
          <table:table-cell table:style-name="ce283" office:value-type="currency" office:currency="USD" office:value="6" calcext:value-type="currency">
            <text:p>$6.00</text:p>
          </table:table-cell>
          <table:table-cell table:style-name="ce328" table:formula="of:=SUM([.J18]*[.H18])" office:value-type="float" office:value="12" calcext:value-type="float">
            <text:p>$12.00</text:p>
          </table:table-cell>
          <table:table-cell table:style-name="ce351" table:formula="of:=[.$L$2]*[.H18]" office:value-type="float" office:value="6100" calcext:value-type="float">
            <text:p>6,100</text:p>
          </table:table-cell>
          <table:table-cell table:style-name="ce47"/>
          <table:table-cell table:style-name="ce419"/>
          <table:table-cell table:style-name="ce47"/>
          <table:table-cell table:style-name="ce473" office:value-type="string" calcext:value-type="string">
            <text:p>Add 2mm material for m3</text:p>
          </table:table-cell>
          <table:table-cell table:style-name="ce542"/>
          <table:table-cell table:style-name="ce591" table:number-columns-repeated="396"/>
          <table:table-cell table:style-name="ce640" table:number-columns-repeated="586"/>
          <table:table-cell table:style-name="ce642" table:number-columns-repeated="24"/>
          <table:table-cell/>
        </table:table-row>
        <table:table-row table:style-name="ro7">
          <table:table-cell table:style-name="ce47" office:value-type="string" calcext:value-type="string">
            <text:p>Printed</text:p>
          </table:table-cell>
          <table:table-cell table:style-name="ce96" office:value-type="string" calcext:value-type="string">
            <text:p>PP-GP0214</text:p>
          </table:table-cell>
          <table:table-cell table:style-name="ce158" office:value-type="string" calcext:value-type="string">
            <text:p>Z Carriage Idler</text:p>
          </table:table-cell>
          <table:table-cell table:style-name="ce47" table:number-columns-repeated="3"/>
          <table:table-cell table:style-name="ce258" office:value-type="string" calcext:value-type="string">
            <text:p>PP-GP0214</text:p>
          </table:table-cell>
          <table:table-cell table:style-name="ce47" office:value-type="float" office:value="1" calcext:value-type="float">
            <text:p>1</text:p>
          </table:table-cell>
          <table:table-cell table:style-name="ce47"/>
          <table:table-cell table:style-name="ce283" office:value-type="currency" office:currency="USD" office:value="6" calcext:value-type="currency">
            <text:p>$6.00</text:p>
          </table:table-cell>
          <table:table-cell table:style-name="ce328" table:formula="of:=SUM([.J19]*[.H19])" office:value-type="float" office:value="6" calcext:value-type="float">
            <text:p>$6.00</text:p>
          </table:table-cell>
          <table:table-cell table:style-name="ce351" table:formula="of:=[.$L$2]*[.H19]" office:value-type="float" office:value="3050" calcext:value-type="float">
            <text:p>3,050</text:p>
          </table:table-cell>
          <table:table-cell table:style-name="ce47"/>
          <table:table-cell table:style-name="ce419"/>
          <table:table-cell table:style-name="ce47"/>
          <table:table-cell table:style-name="ce473" office:value-type="string" calcext:value-type="string">
            <text:p>Name will likely change</text:p>
          </table:table-cell>
          <table:table-cell table:style-name="ce543"/>
          <table:table-cell table:style-name="ce591" table:number-columns-repeated="396"/>
          <table:table-cell table:style-name="ce640" table:number-columns-repeated="586"/>
          <table:table-cell table:style-name="ce642" table:number-columns-repeated="24"/>
          <table:table-cell/>
        </table:table-row>
        <table:table-row table:style-name="ro7">
          <table:table-cell table:style-name="ce47" office:value-type="string" calcext:value-type="string">
            <text:p>Printed</text:p>
          </table:table-cell>
          <table:table-cell table:style-name="ce96" office:value-type="string" calcext:value-type="string">
            <text:p>PP-GP0213</text:p>
          </table:table-cell>
          <table:table-cell table:style-name="ce158" office:value-type="string" calcext:value-type="string">
            <text:p>Z Carriage Motor</text:p>
          </table:table-cell>
          <table:table-cell table:style-name="ce47" table:number-columns-repeated="3"/>
          <table:table-cell table:style-name="ce258" office:value-type="string" calcext:value-type="string">
            <text:p>PP-GP0213</text:p>
          </table:table-cell>
          <table:table-cell table:style-name="ce47" office:value-type="float" office:value="1" calcext:value-type="float">
            <text:p>1</text:p>
          </table:table-cell>
          <table:table-cell table:style-name="ce47"/>
          <table:table-cell table:style-name="ce283" office:value-type="currency" office:currency="USD" office:value="6" calcext:value-type="currency">
            <text:p>$6.00</text:p>
          </table:table-cell>
          <table:table-cell table:style-name="ce328" table:formula="of:=SUM([.J20]*[.H20])" office:value-type="float" office:value="6" calcext:value-type="float">
            <text:p>$6.00</text:p>
          </table:table-cell>
          <table:table-cell table:style-name="ce351" table:formula="of:=[.$L$2]*[.H20]" office:value-type="float" office:value="3050" calcext:value-type="float">
            <text:p>3,050</text:p>
          </table:table-cell>
          <table:table-cell table:style-name="ce47"/>
          <table:table-cell table:style-name="ce419"/>
          <table:table-cell table:style-name="ce47"/>
          <table:table-cell table:style-name="ce473" office:value-type="string" calcext:value-type="string">
            <text:p>Name will likely change</text:p>
          </table:table-cell>
          <table:table-cell table:style-name="ce544"/>
          <table:table-cell table:style-name="ce590" table:number-columns-repeated="396"/>
          <table:table-cell table:style-name="ce639" table:number-columns-repeated="579"/>
          <table:table-cell table:style-name="ce642" table:number-columns-repeated="31"/>
          <table:table-cell/>
        </table:table-row>
        <table:table-row table:style-name="ro7">
          <table:table-cell table:style-name="ce47" office:value-type="string" calcext:value-type="string">
            <text:p>Printed</text:p>
          </table:table-cell>
          <table:table-cell table:style-name="ce96" office:value-type="string" calcext:value-type="string">
            <text:p>PP-GP0212</text:p>
          </table:table-cell>
          <table:table-cell table:style-name="ce158" office:value-type="string" calcext:value-type="string">
            <text:p>Fan duct right v0.1, TAZ</text:p>
          </table:table-cell>
          <table:table-cell table:style-name="ce47" table:number-columns-repeated="3"/>
          <table:table-cell table:style-name="ce258"/>
          <table:table-cell table:style-name="ce47" office:value-type="float" office:value="1" calcext:value-type="float">
            <text:p>1</text:p>
          </table:table-cell>
          <table:table-cell table:style-name="ce47" office:value-type="string" calcext:value-type="string">
            <text:p>pcs</text:p>
          </table:table-cell>
          <table:table-cell table:style-name="ce283" office:value-type="currency" office:currency="USD" office:value="1.7" calcext:value-type="currency">
            <text:p>$1.70</text:p>
          </table:table-cell>
          <table:table-cell table:style-name="ce328" table:formula="of:=SUM([.J21]*[.H21])" office:value-type="float" office:value="1.7" calcext:value-type="float">
            <text:p>$1.70</text:p>
          </table:table-cell>
          <table:table-cell table:style-name="ce351" table:formula="of:=[.$L$2]*[.H21]" office:value-type="float" office:value="3050" calcext:value-type="float">
            <text:p>3,050</text:p>
          </table:table-cell>
          <table:table-cell table:style-name="ce47"/>
          <table:table-cell table:style-name="ce419"/>
          <table:table-cell table:style-name="ce47"/>
          <table:table-cell table:style-name="ce473"/>
          <table:table-cell table:style-name="ce544"/>
          <table:table-cell table:style-name="ce590" table:number-columns-repeated="396"/>
          <table:table-cell table:style-name="ce639" table:number-columns-repeated="579"/>
          <table:table-cell table:style-name="ce642" table:number-columns-repeated="31"/>
          <table:table-cell/>
        </table:table-row>
        <table:table-row table:style-name="ro7">
          <table:table-cell table:style-name="ce47" office:value-type="string" calcext:value-type="string">
            <text:p>Printed</text:p>
          </table:table-cell>
          <table:table-cell table:style-name="ce96" office:value-type="string" calcext:value-type="string">
            <text:p>PP-GP0211</text:p>
          </table:table-cell>
          <table:table-cell table:style-name="ce158" office:value-type="string" calcext:value-type="string">
            <text:p>Fan duct left v0.1, TAZ</text:p>
          </table:table-cell>
          <table:table-cell table:style-name="ce47" table:number-columns-repeated="3"/>
          <table:table-cell table:style-name="ce258"/>
          <table:table-cell table:style-name="ce47" office:value-type="float" office:value="1" calcext:value-type="float">
            <text:p>1</text:p>
          </table:table-cell>
          <table:table-cell table:style-name="ce47" office:value-type="string" calcext:value-type="string">
            <text:p>pcs</text:p>
          </table:table-cell>
          <table:table-cell table:style-name="ce283" office:value-type="currency" office:currency="USD" office:value="1.7" calcext:value-type="currency">
            <text:p>$1.70</text:p>
          </table:table-cell>
          <table:table-cell table:style-name="ce328" table:formula="of:=SUM([.J22]*[.H22])" office:value-type="float" office:value="1.7" calcext:value-type="float">
            <text:p>$1.70</text:p>
          </table:table-cell>
          <table:table-cell table:style-name="ce351" table:formula="of:=[.$L$2]*[.H22]" office:value-type="float" office:value="3050" calcext:value-type="float">
            <text:p>3,050</text:p>
          </table:table-cell>
          <table:table-cell table:style-name="ce47"/>
          <table:table-cell table:style-name="ce419"/>
          <table:table-cell table:style-name="ce47"/>
          <table:table-cell table:style-name="ce473"/>
          <table:table-cell table:style-name="ce543"/>
          <table:table-cell table:style-name="ce591" table:number-columns-repeated="396"/>
          <table:table-cell table:style-name="ce640" table:number-columns-repeated="586"/>
          <table:table-cell table:style-name="ce642" table:number-columns-repeated="24"/>
          <table:table-cell/>
        </table:table-row>
        <table:table-row table:style-name="ro7">
          <table:table-cell table:style-name="ce53" office:value-type="string" calcext:value-type="string">
            <text:p>Printed</text:p>
          </table:table-cell>
          <table:table-cell table:style-name="ce94" office:value-type="string" calcext:value-type="string">
            <text:p>PP-GP0210</text:p>
          </table:table-cell>
          <table:table-cell table:style-name="ce157" office:value-type="string" calcext:value-type="string">
            <text:p>Single Bearing Holder for 12mm rod v0.3</text:p>
          </table:table-cell>
          <table:table-cell table:style-name="ce53" table:number-columns-repeated="3"/>
          <table:table-cell table:style-name="ce257"/>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1.17" calcext:value-type="currency">
            <text:p>$1.17</text:p>
          </table:table-cell>
          <table:table-cell table:style-name="ce328" table:formula="of:=SUM([.J23]*[.H23])" office:value-type="float" office:value="1.17" calcext:value-type="float">
            <text:p>$1.17</text:p>
          </table:table-cell>
          <table:table-cell table:style-name="ce351" table:formula="of:=[.$L$2]*[.H23]" office:value-type="float" office:value="3050" calcext:value-type="float">
            <text:p>3,050</text:p>
          </table:table-cell>
          <table:table-cell table:style-name="ce53"/>
          <table:table-cell table:style-name="ce417" table:number-columns-repeated="2"/>
          <table:table-cell table:style-name="ce471"/>
          <table:table-cell table:style-name="ce543"/>
          <table:table-cell table:style-name="ce591" table:number-columns-repeated="396"/>
          <table:table-cell table:style-name="ce640" table:number-columns-repeated="586"/>
          <table:table-cell table:style-name="ce642" table:number-columns-repeated="24"/>
          <table:table-cell/>
        </table:table-row>
        <table:table-row table:style-name="ro7">
          <table:table-cell table:style-name="ce53" office:value-type="string" calcext:value-type="string">
            <text:p>Printed</text:p>
          </table:table-cell>
          <table:table-cell table:style-name="ce94" office:value-type="string" calcext:value-type="string">
            <text:p>PP-GP0209</text:p>
          </table:table-cell>
          <table:table-cell table:style-name="ce157" office:value-type="string" calcext:value-type="string">
            <text:p>Double Bearing Holder for 12mm rod v0.3</text:p>
          </table:table-cell>
          <table:table-cell table:style-name="ce53" table:number-columns-repeated="3"/>
          <table:table-cell table:style-name="ce257"/>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2.89" calcext:value-type="currency">
            <text:p>$2.89</text:p>
          </table:table-cell>
          <table:table-cell table:style-name="ce328" table:formula="of:=SUM([.J24]*[.H24])" office:value-type="float" office:value="2.89" calcext:value-type="float">
            <text:p>$2.89</text:p>
          </table:table-cell>
          <table:table-cell table:style-name="ce351" table:formula="of:=[.$L$2]*[.H24]" office:value-type="float" office:value="3050" calcext:value-type="float">
            <text:p>3,050</text:p>
          </table:table-cell>
          <table:table-cell table:style-name="ce53"/>
          <table:table-cell table:style-name="ce417" table:number-columns-repeated="2"/>
          <table:table-cell table:style-name="ce471"/>
          <table:table-cell table:style-name="ce543"/>
          <table:table-cell table:style-name="ce591" table:number-columns-repeated="396"/>
          <table:table-cell table:style-name="ce640" table:number-columns-repeated="586"/>
          <table:table-cell table:style-name="ce642" table:number-columns-repeated="24"/>
          <table:table-cell/>
        </table:table-row>
        <table:table-row table:style-name="ro7">
          <table:table-cell table:style-name="ce53" office:value-type="string" calcext:value-type="string">
            <text:p>Printed</text:p>
          </table:table-cell>
          <table:table-cell table:style-name="ce94" office:value-type="string" calcext:value-type="string">
            <text:p>PP-GP0208</text:p>
          </table:table-cell>
          <table:table-cell table:style-name="ce157" office:value-type="string" calcext:value-type="string">
            <text:p>Dual fan hextruder mount v0.5</text:p>
          </table:table-cell>
          <table:table-cell table:style-name="ce53" table:number-columns-repeated="3"/>
          <table:table-cell table:style-name="ce257"/>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6.51" calcext:value-type="currency">
            <text:p>$6.51</text:p>
          </table:table-cell>
          <table:table-cell table:style-name="ce328" table:formula="of:=SUM([.J25]*[.H25])" office:value-type="float" office:value="6.51" calcext:value-type="float">
            <text:p>$6.51</text:p>
          </table:table-cell>
          <table:table-cell table:style-name="ce351" table:formula="of:=[.$L$2]*[.H25]" office:value-type="float" office:value="3050" calcext:value-type="float">
            <text:p>3,050</text:p>
          </table:table-cell>
          <table:table-cell table:style-name="ce53"/>
          <table:table-cell table:style-name="ce417" table:number-columns-repeated="2"/>
          <table:table-cell table:style-name="ce471"/>
          <table:table-cell table:style-name="ce543"/>
          <table:table-cell table:style-name="ce590" table:number-columns-repeated="396"/>
          <table:table-cell table:style-name="ce639" table:number-columns-repeated="586"/>
          <table:table-cell table:style-name="ce642"/>
          <table:table-cell table:style-name="ce634" table:number-columns-repeated="23"/>
          <table:table-cell/>
        </table:table-row>
        <table:table-row table:style-name="ro7">
          <table:table-cell table:style-name="ce53" office:value-type="string" calcext:value-type="string">
            <text:p>Printed</text:p>
          </table:table-cell>
          <table:table-cell table:style-name="ce94" office:value-type="string" calcext:value-type="string">
            <text:p>PP-GP0207</text:p>
          </table:table-cell>
          <table:table-cell table:style-name="ce157" office:value-type="string" calcext:value-type="string">
            <text:p>X-Carriage Guidev2.0, TAZ</text:p>
          </table:table-cell>
          <table:table-cell table:style-name="ce53" table:number-columns-repeated="3"/>
          <table:table-cell table:style-name="ce257"/>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0.76" calcext:value-type="currency">
            <text:p>$0.76</text:p>
          </table:table-cell>
          <table:table-cell table:style-name="ce328" table:formula="of:=SUM([.J26]*[.H26])" office:value-type="float" office:value="0.76" calcext:value-type="float">
            <text:p>$0.76</text:p>
          </table:table-cell>
          <table:table-cell table:style-name="ce351" table:formula="of:=[.$L$2]*[.H26]" office:value-type="float" office:value="3050" calcext:value-type="float">
            <text:p>3,050</text:p>
          </table:table-cell>
          <table:table-cell table:style-name="ce53"/>
          <table:table-cell table:style-name="ce417" table:number-columns-repeated="2"/>
          <table:table-cell table:style-name="ce471"/>
          <table:table-cell table:style-name="ce543"/>
          <table:table-cell table:style-name="ce591" table:number-columns-repeated="396"/>
          <table:table-cell table:style-name="ce640" table:number-columns-repeated="586"/>
          <table:table-cell table:style-name="ce642"/>
          <table:table-cell table:style-name="ce634" table:number-columns-repeated="23"/>
          <table:table-cell/>
        </table:table-row>
        <table:table-row table:style-name="ro7">
          <table:table-cell table:style-name="ce53" office:value-type="string" calcext:value-type="string">
            <text:p>Printed</text:p>
          </table:table-cell>
          <table:table-cell table:style-name="ce94" office:value-type="string" calcext:value-type="string">
            <text:p>PP-GP0206</text:p>
          </table:table-cell>
          <table:table-cell table:style-name="ce157" office:value-type="string" calcext:value-type="string">
            <text:p>X-Carriage v2.0, TAZ</text:p>
          </table:table-cell>
          <table:table-cell table:style-name="ce53" table:number-columns-repeated="3"/>
          <table:table-cell table:style-name="ce257"/>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6" calcext:value-type="currency">
            <text:p>$6.00</text:p>
          </table:table-cell>
          <table:table-cell table:style-name="ce328" table:formula="of:=SUM([.J27]*[.H27])" office:value-type="float" office:value="6" calcext:value-type="float">
            <text:p>$6.00</text:p>
          </table:table-cell>
          <table:table-cell table:style-name="ce351" table:formula="of:=[.$L$2]*[.H27]" office:value-type="float" office:value="3050" calcext:value-type="float">
            <text:p>3,050</text:p>
          </table:table-cell>
          <table:table-cell table:style-name="ce53"/>
          <table:table-cell table:style-name="ce417" table:number-columns-repeated="2"/>
          <table:table-cell table:style-name="ce471"/>
          <table:table-cell table:style-name="ce543"/>
          <table:table-cell table:style-name="ce591" table:number-columns-repeated="396"/>
          <table:table-cell table:style-name="ce640" table:number-columns-repeated="586"/>
          <table:table-cell table:style-name="ce642"/>
          <table:table-cell table:style-name="ce634" table:number-columns-repeated="23"/>
          <table:table-cell/>
        </table:table-row>
        <table:table-row table:style-name="ro7">
          <table:table-cell table:style-name="ce54" office:value-type="string" calcext:value-type="string">
            <text:p>Printed</text:p>
          </table:table-cell>
          <table:table-cell table:style-name="ce97" office:value-type="string" calcext:value-type="string">
            <text:p>PP-GP0186</text:p>
          </table:table-cell>
          <table:table-cell table:style-name="ce159" office:value-type="string" calcext:value-type="string">
            <text:p>Wade extruder body for Hex nozzle v1.0</text:p>
          </table:table-cell>
          <table:table-cell table:style-name="ce54" table:number-columns-repeated="3"/>
          <table:table-cell table:style-name="ce257"/>
          <table:table-cell table:style-name="ce54" office:value-type="float" office:value="1" calcext:value-type="float">
            <text:p>1</text:p>
          </table:table-cell>
          <table:table-cell table:style-name="ce54" office:value-type="string" calcext:value-type="string">
            <text:p>ea</text:p>
          </table:table-cell>
          <table:table-cell table:style-name="ce284" office:value-type="currency" office:currency="USD" office:value="4.01" calcext:value-type="currency">
            <text:p>$4.01</text:p>
          </table:table-cell>
          <table:table-cell table:style-name="ce329" table:formula="of:=SUM([.J28]*[.H28])" office:value-type="float" office:value="4.01" calcext:value-type="float">
            <text:p>$4.01</text:p>
          </table:table-cell>
          <table:table-cell table:style-name="ce351" table:formula="of:=[.$L$2]*[.H28]" office:value-type="float" office:value="3050" calcext:value-type="float">
            <text:p>3,050</text:p>
          </table:table-cell>
          <table:table-cell table:style-name="ce54"/>
          <table:table-cell table:style-name="ce420" table:number-columns-repeated="2"/>
          <table:table-cell table:style-name="ce474"/>
          <table:table-cell table:style-name="ce543"/>
          <table:table-cell table:style-name="ce591" table:number-columns-repeated="396"/>
          <table:table-cell table:style-name="ce640" table:number-columns-repeated="586"/>
          <table:table-cell table:style-name="ce642"/>
          <table:table-cell table:style-name="ce634" table:number-columns-repeated="23"/>
          <table:table-cell/>
        </table:table-row>
        <table:table-row table:style-name="ro7">
          <table:table-cell table:style-name="ce53" office:value-type="string" calcext:value-type="string">
            <text:p>Printed</text:p>
          </table:table-cell>
          <table:table-cell table:style-name="ce97" office:value-type="string" calcext:value-type="string">
            <text:p>PP-GP0231</text:p>
          </table:table-cell>
          <table:table-cell table:style-name="ce159" office:value-type="string" calcext:value-type="string">
            <text:p>Wiper mount v2.0</text:p>
          </table:table-cell>
          <table:table-cell table:style-name="ce54" table:number-columns-repeated="4"/>
          <table:table-cell table:style-name="ce54" office:value-type="float" office:value="1" calcext:value-type="float">
            <text:p>1</text:p>
          </table:table-cell>
          <table:table-cell table:style-name="ce54" office:value-type="string" calcext:value-type="string">
            <text:p>ea</text:p>
          </table:table-cell>
          <table:table-cell table:style-name="ce282" office:value-type="currency" office:currency="USD" office:value="1" calcext:value-type="currency">
            <text:p>$1.00</text:p>
          </table:table-cell>
          <table:table-cell table:style-name="ce328" table:formula="of:=SUM([.J29]*[.H29])" office:value-type="float" office:value="1" calcext:value-type="float">
            <text:p>$1.00</text:p>
          </table:table-cell>
          <table:table-cell table:style-name="ce351" table:formula="of:=[.$L$2]*[.H29]" office:value-type="float" office:value="3050" calcext:value-type="float">
            <text:p>3,050</text:p>
          </table:table-cell>
          <table:table-cell table:style-name="ce365"/>
          <table:table-cell table:style-name="ce418"/>
          <table:table-cell table:style-name="ce365"/>
          <table:table-cell table:style-name="ce472" office:value-type="string" calcext:value-type="string">
            <text:p>needs to be modified so m3x8 doesnt poke through bottom of plate</text:p>
          </table:table-cell>
          <table:table-cell table:style-name="ce543"/>
          <table:table-cell table:style-name="ce596" table:number-columns-repeated="396"/>
          <table:table-cell table:style-name="ce641" table:number-columns-repeated="586"/>
          <table:table-cell table:style-name="ce667" table:number-columns-repeated="2"/>
          <table:table-cell table:style-name="ce634" table:number-columns-repeated="22"/>
          <table:table-cell/>
        </table:table-row>
        <table:table-row table:style-name="ro7">
          <table:table-cell table:style-name="ce54" office:value-type="string" calcext:value-type="string">
            <text:p>Printed</text:p>
          </table:table-cell>
          <table:table-cell table:style-name="ce98" office:value-type="string" calcext:value-type="string">
            <text:p>PP-GP0091</text:p>
          </table:table-cell>
          <table:table-cell table:style-name="ce160" office:value-type="string" calcext:value-type="string">
            <text:p>extruder_latch_v2.1</text:p>
          </table:table-cell>
          <table:table-cell table:style-name="ce54" table:number-columns-repeated="3"/>
          <table:table-cell table:style-name="ce257"/>
          <table:table-cell table:style-name="ce54" office:value-type="float" office:value="1" calcext:value-type="float">
            <text:p>1</text:p>
          </table:table-cell>
          <table:table-cell table:style-name="ce54" office:value-type="string" calcext:value-type="string">
            <text:p>ea</text:p>
          </table:table-cell>
          <table:table-cell table:style-name="ce284" office:value-type="currency" office:currency="USD" office:value="0.26" calcext:value-type="currency">
            <text:p>$0.26</text:p>
          </table:table-cell>
          <table:table-cell table:style-name="ce329" table:formula="of:=SUM([.J30]*[.H30])" office:value-type="float" office:value="0.26" calcext:value-type="float">
            <text:p>$0.26</text:p>
          </table:table-cell>
          <table:table-cell table:style-name="ce351" table:formula="of:=[.$L$2]*[.H30]" office:value-type="float" office:value="3050" calcext:value-type="float">
            <text:p>3,050</text:p>
          </table:table-cell>
          <table:table-cell table:style-name="ce54"/>
          <table:table-cell table:style-name="ce420" table:number-columns-repeated="2"/>
          <table:table-cell table:style-name="ce474"/>
          <table:table-cell table:style-name="ce543"/>
          <table:table-cell table:style-name="ce591" table:number-columns-repeated="396"/>
          <table:table-cell table:style-name="ce640" table:number-columns-repeated="586"/>
          <table:table-cell table:style-name="ce642"/>
          <table:table-cell table:style-name="ce634" table:number-columns-repeated="23"/>
          <table:table-cell/>
        </table:table-row>
        <table:table-row table:style-name="ro7">
          <table:table-cell table:style-name="ce54" office:value-type="string" calcext:value-type="string">
            <text:p>Printed</text:p>
          </table:table-cell>
          <table:table-cell table:style-name="ce99" office:value-type="string" calcext:value-type="string">
            <text:p>PP-GP0062</text:p>
          </table:table-cell>
          <table:table-cell table:style-name="ce159" office:value-type="string" calcext:value-type="string">
            <text:p>herringbone_small_gear</text:p>
          </table:table-cell>
          <table:table-cell table:style-name="ce54" table:number-columns-repeated="3"/>
          <table:table-cell table:style-name="ce257"/>
          <table:table-cell table:style-name="ce54" office:value-type="float" office:value="1" calcext:value-type="float">
            <text:p>1</text:p>
          </table:table-cell>
          <table:table-cell table:style-name="ce54" office:value-type="string" calcext:value-type="string">
            <text:p>ea</text:p>
          </table:table-cell>
          <table:table-cell table:style-name="ce284" office:value-type="currency" office:currency="USD" office:value="0.34" calcext:value-type="currency">
            <text:p>$0.34</text:p>
          </table:table-cell>
          <table:table-cell table:style-name="ce329" table:formula="of:=SUM([.J31]*[.H31])" office:value-type="float" office:value="0.34" calcext:value-type="float">
            <text:p>$0.34</text:p>
          </table:table-cell>
          <table:table-cell table:style-name="ce351" table:formula="of:=[.$L$2]*[.H31]" office:value-type="float" office:value="3050" calcext:value-type="float">
            <text:p>3,050</text:p>
          </table:table-cell>
          <table:table-cell table:style-name="ce54"/>
          <table:table-cell table:style-name="ce420" table:number-columns-repeated="2"/>
          <table:table-cell table:style-name="ce474"/>
          <table:table-cell table:style-name="ce543"/>
          <table:table-cell table:style-name="ce591" table:number-columns-repeated="396"/>
          <table:table-cell table:style-name="ce640" table:number-columns-repeated="586"/>
          <table:table-cell table:style-name="ce642"/>
          <table:table-cell table:style-name="ce634" table:number-columns-repeated="23"/>
          <table:table-cell/>
        </table:table-row>
        <table:table-row table:style-name="ro7">
          <table:table-cell table:style-name="ce54" office:value-type="string" calcext:value-type="string">
            <text:p>Printed</text:p>
          </table:table-cell>
          <table:table-cell table:style-name="ce99" office:value-type="string" calcext:value-type="string">
            <text:p>PP-GP0061</text:p>
          </table:table-cell>
          <table:table-cell table:style-name="ce159" office:value-type="string" calcext:value-type="string">
            <text:p>herringbone_large_gear</text:p>
          </table:table-cell>
          <table:table-cell table:style-name="ce54" table:number-columns-repeated="3"/>
          <table:table-cell table:style-name="ce257"/>
          <table:table-cell table:style-name="ce54" office:value-type="float" office:value="1" calcext:value-type="float">
            <text:p>1</text:p>
          </table:table-cell>
          <table:table-cell table:style-name="ce54" office:value-type="string" calcext:value-type="string">
            <text:p>ea</text:p>
          </table:table-cell>
          <table:table-cell table:style-name="ce284" office:value-type="currency" office:currency="USD" office:value="2.43" calcext:value-type="currency">
            <text:p>$2.43</text:p>
          </table:table-cell>
          <table:table-cell table:style-name="ce329" table:formula="of:=SUM([.J32]*[.H32])" office:value-type="float" office:value="2.43" calcext:value-type="float">
            <text:p>$2.43</text:p>
          </table:table-cell>
          <table:table-cell table:style-name="ce351" table:formula="of:=[.$L$2]*[.H32]" office:value-type="float" office:value="3050" calcext:value-type="float">
            <text:p>3,050</text:p>
          </table:table-cell>
          <table:table-cell table:style-name="ce54"/>
          <table:table-cell table:style-name="ce420" table:number-columns-repeated="2"/>
          <table:table-cell table:style-name="ce474"/>
          <table:table-cell table:style-name="ce543"/>
          <table:table-cell table:style-name="ce591" table:number-columns-repeated="396"/>
          <table:table-cell table:style-name="ce640" table:number-columns-repeated="586"/>
          <table:table-cell table:style-name="ce642"/>
          <table:table-cell table:style-name="ce634" table:number-columns-repeated="23"/>
          <table:table-cell/>
        </table:table-row>
        <table:table-row table:style-name="ro7">
          <table:table-cell table:style-name="ce54" office:value-type="string" calcext:value-type="string">
            <text:p>Printed</text:p>
          </table:table-cell>
          <table:table-cell table:style-name="ce99" office:value-type="string" calcext:value-type="string">
            <text:p>PP-GP0060</text:p>
          </table:table-cell>
          <table:table-cell table:style-name="ce159" office:value-type="string" calcext:value-type="string">
            <text:p>Wade Reloaded Bearing Washer</text:p>
          </table:table-cell>
          <table:table-cell table:style-name="ce54" table:number-columns-repeated="3"/>
          <table:table-cell table:style-name="ce257"/>
          <table:table-cell table:style-name="ce54" office:value-type="float" office:value="1" calcext:value-type="float">
            <text:p>1</text:p>
          </table:table-cell>
          <table:table-cell table:style-name="ce54" office:value-type="string" calcext:value-type="string">
            <text:p>ea</text:p>
          </table:table-cell>
          <table:table-cell table:style-name="ce284" office:value-type="currency" office:currency="USD" office:value="0.02" calcext:value-type="currency">
            <text:p>$0.02</text:p>
          </table:table-cell>
          <table:table-cell table:style-name="ce329" table:formula="of:=SUM([.J33]*[.H33])" office:value-type="float" office:value="0.02" calcext:value-type="float">
            <text:p>$0.02</text:p>
          </table:table-cell>
          <table:table-cell table:style-name="ce351" table:formula="of:=[.$L$2]*[.H33]" office:value-type="float" office:value="3050" calcext:value-type="float">
            <text:p>3,050</text:p>
          </table:table-cell>
          <table:table-cell table:style-name="ce54"/>
          <table:table-cell table:style-name="ce420" table:number-columns-repeated="2"/>
          <table:table-cell table:style-name="ce474"/>
          <table:table-cell table:style-name="ce468"/>
          <table:table-cell table:style-name="ce597" table:number-columns-repeated="396"/>
          <table:table-cell table:style-name="ce642" table:number-columns-repeated="610"/>
          <table:table-cell/>
        </table:table-row>
        <table:table-row table:style-name="ro7">
          <table:table-cell table:style-name="ce54" office:value-type="string" calcext:value-type="string">
            <text:p>Printed</text:p>
          </table:table-cell>
          <table:table-cell table:style-name="ce99" office:value-type="string" calcext:value-type="string">
            <text:p>PP-GP0059</text:p>
          </table:table-cell>
          <table:table-cell table:style-name="ce159" office:value-type="string" calcext:value-type="string">
            <text:p>Wade Reloaded Idler Block v1.4, Taz &amp; Mini</text:p>
          </table:table-cell>
          <table:table-cell table:style-name="ce54" table:number-columns-repeated="3"/>
          <table:table-cell table:style-name="ce257"/>
          <table:table-cell table:style-name="ce54" office:value-type="float" office:value="1" calcext:value-type="float">
            <text:p>1</text:p>
          </table:table-cell>
          <table:table-cell table:style-name="ce54" office:value-type="string" calcext:value-type="string">
            <text:p>ea</text:p>
          </table:table-cell>
          <table:table-cell table:style-name="ce284" office:value-type="currency" office:currency="USD" office:value="0.9" calcext:value-type="currency">
            <text:p>$0.90</text:p>
          </table:table-cell>
          <table:table-cell table:style-name="ce329" table:formula="of:=SUM([.J34]*[.H34])" office:value-type="float" office:value="0.9" calcext:value-type="float">
            <text:p>$0.90</text:p>
          </table:table-cell>
          <table:table-cell table:style-name="ce351" table:formula="of:=[.$L$2]*[.H34]" office:value-type="float" office:value="3050" calcext:value-type="float">
            <text:p>3,050</text:p>
          </table:table-cell>
          <table:table-cell table:style-name="ce54"/>
          <table:table-cell table:style-name="ce420" table:number-columns-repeated="2"/>
          <table:table-cell table:style-name="ce474"/>
          <table:table-cell table:style-name="ce545"/>
          <table:table-cell table:style-name="ce597" table:number-columns-repeated="396"/>
          <table:table-cell table:style-name="ce642" table:number-columns-repeated="587"/>
          <table:table-cell table:style-name="ce634" table:number-columns-repeated="23"/>
          <table:table-cell/>
        </table:table-row>
        <table:table-row table:style-name="ro7">
          <table:table-cell table:style-name="ce53" office:value-type="string" calcext:value-type="string">
            <text:p>Printed</text:p>
          </table:table-cell>
          <table:table-cell table:style-name="ce94" office:value-type="string" calcext:value-type="string">
            <text:p>PP-GP0219</text:p>
          </table:table-cell>
          <table:table-cell table:style-name="ce157" office:value-type="string" calcext:value-type="string">
            <text:p>Feed Tube Spinner v2.5</text:p>
          </table:table-cell>
          <table:table-cell table:style-name="ce53" table:number-columns-repeated="3"/>
          <table:table-cell table:style-name="ce257" office:value-type="string" calcext:value-type="string">
            <text:p>PP-GP0219</text:p>
          </table:table-cell>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0.53" calcext:value-type="currency">
            <text:p>$0.53</text:p>
          </table:table-cell>
          <table:table-cell table:style-name="ce328" table:formula="of:=SUM([.J35]*[.H35])" office:value-type="float" office:value="0.53" calcext:value-type="float">
            <text:p>$0.53</text:p>
          </table:table-cell>
          <table:table-cell table:style-name="ce351" table:formula="of:=[.H35]*[.$L$2]" office:value-type="float" office:value="3050" calcext:value-type="float">
            <text:p>3,050</text:p>
          </table:table-cell>
          <table:table-cell table:style-name="ce53"/>
          <table:table-cell table:style-name="ce417" table:number-columns-repeated="2"/>
          <table:table-cell table:style-name="ce471" office:value-type="string" calcext:value-type="string">
            <text:p>widen hole</text:p>
          </table:table-cell>
          <table:table-cell table:style-name="ce543"/>
          <table:table-cell table:style-name="ce591" table:number-columns-repeated="396"/>
          <table:table-cell table:style-name="ce640" table:number-columns-repeated="586"/>
          <table:table-cell table:style-name="ce642"/>
          <table:table-cell table:style-name="ce634" table:number-columns-repeated="23"/>
          <table:table-cell/>
        </table:table-row>
        <table:table-row table:style-name="ro7">
          <table:table-cell table:style-name="ce53" office:value-type="string" calcext:value-type="string">
            <text:p>Printed</text:p>
          </table:table-cell>
          <table:table-cell table:style-name="ce94" office:value-type="string" calcext:value-type="string">
            <text:p>PP-GP0218</text:p>
          </table:table-cell>
          <table:table-cell table:style-name="ce157" office:value-type="string" calcext:value-type="string">
            <text:p>Feed Tube Holder v2.5</text:p>
          </table:table-cell>
          <table:table-cell table:style-name="ce53" table:number-columns-repeated="3"/>
          <table:table-cell table:style-name="ce257" office:value-type="string" calcext:value-type="string">
            <text:p>PP-GP0218</text:p>
          </table:table-cell>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0.66" calcext:value-type="currency">
            <text:p>$0.66</text:p>
          </table:table-cell>
          <table:table-cell table:style-name="ce328" table:formula="of:=SUM([.J36]*[.H36])" office:value-type="float" office:value="0.66" calcext:value-type="float">
            <text:p>$0.66</text:p>
          </table:table-cell>
          <table:table-cell table:style-name="ce351" table:formula="of:=[.H36]*[.$L$2]" office:value-type="float" office:value="3050" calcext:value-type="float">
            <text:p>3,050</text:p>
          </table:table-cell>
          <table:table-cell table:style-name="ce53"/>
          <table:table-cell table:style-name="ce417" table:number-columns-repeated="2"/>
          <table:table-cell table:style-name="ce471" office:value-type="string" calcext:value-type="string">
            <text:p>round corners</text:p>
          </table:table-cell>
          <table:table-cell table:style-name="ce537"/>
          <table:table-cell table:style-name="ce598" table:number-columns-repeated="396"/>
          <table:table-cell table:style-name="ce643" table:number-columns-repeated="586"/>
          <table:table-cell table:style-name="ce644" table:number-columns-repeated="24"/>
          <table:table-cell/>
        </table:table-row>
        <table:table-row table:style-name="ro7">
          <table:table-cell table:style-name="ce53" office:value-type="string" calcext:value-type="string">
            <text:p>Printed</text:p>
          </table:table-cell>
          <table:table-cell table:style-name="ce95" office:value-type="string" calcext:value-type="string">
            <text:p>PP-GP0217</text:p>
          </table:table-cell>
          <table:table-cell table:style-name="ce157" office:value-type="string" calcext:value-type="string">
            <text:p>Spool Arm v2.0, TAZ</text:p>
          </table:table-cell>
          <table:table-cell table:style-name="ce53" table:number-columns-repeated="3"/>
          <table:table-cell table:style-name="ce259" office:value-type="string" calcext:value-type="string">
            <text:p>PP-GP0217</text:p>
          </table:table-cell>
          <table:table-cell table:style-name="ce53" office:value-type="float" office:value="1" calcext:value-type="float">
            <text:p>1</text:p>
          </table:table-cell>
          <table:table-cell table:style-name="ce53" office:value-type="string" calcext:value-type="string">
            <text:p>ea</text:p>
          </table:table-cell>
          <table:table-cell table:style-name="ce282" office:value-type="currency" office:currency="USD" office:value="2.01" calcext:value-type="currency">
            <text:p>$2.01</text:p>
          </table:table-cell>
          <table:table-cell table:style-name="ce328" table:formula="of:=SUM([.J37]*[.H37])" office:value-type="float" office:value="2.01" calcext:value-type="float">
            <text:p>$2.01</text:p>
          </table:table-cell>
          <table:table-cell table:style-name="ce351" table:formula="of:=[.H37]*[.$L$2]" office:value-type="float" office:value="3050" calcext:value-type="float">
            <text:p>3,050</text:p>
          </table:table-cell>
          <table:table-cell table:style-name="ce53"/>
          <table:table-cell table:style-name="ce417" table:number-columns-repeated="2"/>
          <table:table-cell table:style-name="ce471" office:value-type="string" calcext:value-type="string">
            <text:p>should be good to go</text:p>
          </table:table-cell>
          <table:table-cell table:style-name="ce537"/>
          <table:table-cell table:style-name="ce599" table:number-columns-repeated="396"/>
          <table:table-cell table:style-name="ce644" table:number-columns-repeated="610"/>
          <table:table-cell/>
        </table:table-row>
        <table:table-row table:style-name="ro7">
          <table:table-cell table:style-name="ce55" office:value-type="string" calcext:value-type="string">
            <text:p>Printed</text:p>
          </table:table-cell>
          <table:table-cell table:style-name="ce100"/>
          <table:table-cell table:style-name="ce161" office:value-type="string" calcext:value-type="string">
            <text:p>heatsink fan duct</text:p>
          </table:table-cell>
          <table:table-cell table:style-name="ce55" table:number-columns-repeated="3"/>
          <table:table-cell table:style-name="ce260"/>
          <table:table-cell table:style-name="ce55" office:value-type="float" office:value="1" calcext:value-type="float">
            <text:p>1</text:p>
          </table:table-cell>
          <table:table-cell table:style-name="ce55" office:value-type="string" calcext:value-type="string">
            <text:p>pcs</text:p>
          </table:table-cell>
          <table:table-cell table:style-name="ce285" office:value-type="currency" office:currency="USD" office:value="1.25" calcext:value-type="currency">
            <text:p>$1.25</text:p>
          </table:table-cell>
          <table:table-cell table:style-name="ce330" table:formula="of:=SUM([.J38]*[.H38])" office:value-type="float" office:value="1.25" calcext:value-type="float">
            <text:p>$1.25</text:p>
          </table:table-cell>
          <table:table-cell table:style-name="ce352" table:formula="of:=[.H38]*[.$L$2]" office:value-type="float" office:value="3050" calcext:value-type="float">
            <text:p>3,050</text:p>
          </table:table-cell>
          <table:table-cell table:style-name="ce55"/>
          <table:table-cell table:style-name="ce421"/>
          <table:table-cell table:style-name="ce55"/>
          <table:table-cell table:style-name="ce475" office:value-type="string" calcext:value-type="string">
            <text:p>duplicate, part number at bottom of doc</text:p>
          </table:table-cell>
          <table:table-cell table:style-name="ce546"/>
          <table:table-cell table:style-name="ce600" table:number-columns-repeated="396"/>
          <table:table-cell table:style-name="ce645" table:number-columns-repeated="586"/>
          <table:table-cell table:style-name="ce668"/>
          <table:table-cell table:style-name="ce690" table:number-columns-repeated="23"/>
          <table:table-cell table:style-name="ce740"/>
        </table:table-row>
        <table:table-row table:style-name="ro7">
          <table:table-cell table:style-name="ce55" office:value-type="string" calcext:value-type="string">
            <text:p>Printed</text:p>
          </table:table-cell>
          <table:table-cell table:style-name="ce100"/>
          <table:table-cell table:style-name="ce161" office:value-type="string" calcext:value-type="string">
            <text:p>Z-Upper v0.1</text:p>
          </table:table-cell>
          <table:table-cell table:style-name="ce55" table:number-columns-repeated="3"/>
          <table:table-cell table:style-name="ce260"/>
          <table:table-cell table:style-name="ce55" office:value-type="float" office:value="2" calcext:value-type="float">
            <text:p>2</text:p>
          </table:table-cell>
          <table:table-cell table:style-name="ce55" office:value-type="string" calcext:value-type="string">
            <text:p>pcs</text:p>
          </table:table-cell>
          <table:table-cell table:style-name="ce285" office:value-type="currency" office:currency="USD" office:value="5" calcext:value-type="currency">
            <text:p>$5.00</text:p>
          </table:table-cell>
          <table:table-cell table:style-name="ce330" table:formula="of:=SUM([.J39]*[.H39])" office:value-type="float" office:value="10" calcext:value-type="float">
            <text:p>$10.00</text:p>
          </table:table-cell>
          <table:table-cell table:style-name="ce353" table:formula="of:=[.H39]*[.$L$2]" office:value-type="float" office:value="6100" calcext:value-type="float">
            <text:p>6,100</text:p>
          </table:table-cell>
          <table:table-cell table:style-name="ce55"/>
          <table:table-cell table:style-name="ce421"/>
          <table:table-cell table:style-name="ce55"/>
          <table:table-cell table:style-name="ce475" office:value-type="string" calcext:value-type="string">
            <text:p>duplicate, part number at bottom of doc</text:p>
          </table:table-cell>
          <table:table-cell table:style-name="ce547"/>
          <table:table-cell table:style-name="ce601" table:number-columns-repeated="396"/>
          <table:table-cell table:style-name="ce646" table:number-columns-repeated="586"/>
          <table:table-cell table:style-name="ce669"/>
          <table:table-cell table:style-name="ce730" table:number-columns-repeated="23"/>
          <table:table-cell table:style-name="ce740"/>
        </table:table-row>
        <table:table-row table:style-name="ro7">
          <table:table-cell table:style-name="ce53" office:value-type="string" calcext:value-type="string">
            <text:p>Printed</text:p>
          </table:table-cell>
          <table:table-cell table:style-name="ce94" office:value-type="string" calcext:value-type="string">
            <text:p>PP-GP0089</text:p>
          </table:table-cell>
          <table:table-cell table:style-name="ce157" office:value-type="string" calcext:value-type="string">
            <text:p>LCD_spacer</text:p>
          </table:table-cell>
          <table:table-cell table:style-name="ce53" table:number-columns-repeated="3"/>
          <table:table-cell table:style-name="ce257"/>
          <table:table-cell table:style-name="ce53" office:value-type="float" office:value="4" calcext:value-type="float">
            <text:p>4</text:p>
          </table:table-cell>
          <table:table-cell table:style-name="ce53" office:value-type="string" calcext:value-type="string">
            <text:p>ea</text:p>
          </table:table-cell>
          <table:table-cell table:style-name="ce282" office:value-type="currency" office:currency="USD" office:value="0.1" calcext:value-type="currency">
            <text:p>$0.10</text:p>
          </table:table-cell>
          <table:table-cell table:style-name="ce328" table:formula="of:=SUM([.J40]*[.H40])" office:value-type="float" office:value="0.4" calcext:value-type="float">
            <text:p>$0.40</text:p>
          </table:table-cell>
          <table:table-cell table:style-name="ce354" table:formula="of:=[.H40]*[.$L$2]" office:value-type="float" office:value="12200" calcext:value-type="float">
            <text:p>12,200</text:p>
          </table:table-cell>
          <table:table-cell table:style-name="ce53"/>
          <table:table-cell table:style-name="ce417" table:number-columns-repeated="2"/>
          <table:table-cell table:style-name="ce471"/>
          <table:table-cell table:style-name="ce548"/>
          <table:table-cell table:style-name="ce602" table:number-columns-repeated="396"/>
          <table:table-cell table:style-name="ce647" table:number-columns-repeated="586"/>
          <table:table-cell table:style-name="ce638" table:number-columns-repeated="24"/>
          <table:table-cell/>
        </table:table-row>
        <table:table-row table:style-name="ro7">
          <table:table-cell table:style-name="ce53" office:value-type="string" calcext:value-type="string">
            <text:p>Printed</text:p>
          </table:table-cell>
          <table:table-cell table:style-name="ce95" office:value-type="string" calcext:value-type="string">
            <text:p>PP-GP0154</text:p>
          </table:table-cell>
          <table:table-cell table:style-name="ce157" office:value-type="string" calcext:value-type="string">
            <text:p>Electronics Case Mount v1.0</text:p>
          </table:table-cell>
          <table:table-cell table:style-name="ce53" table:number-columns-repeated="3"/>
          <table:table-cell table:style-name="ce257"/>
          <table:table-cell table:style-name="ce53" office:value-type="float" office:value="4" calcext:value-type="float">
            <text:p>4</text:p>
          </table:table-cell>
          <table:table-cell table:style-name="ce53" office:value-type="string" calcext:value-type="string">
            <text:p>ea</text:p>
          </table:table-cell>
          <table:table-cell table:style-name="ce282" office:value-type="currency" office:currency="USD" office:value="0.24" calcext:value-type="currency">
            <text:p>$0.24</text:p>
          </table:table-cell>
          <table:table-cell table:style-name="ce328" table:formula="of:=SUM([.J41]*[.H41])" office:value-type="float" office:value="0.96" calcext:value-type="float">
            <text:p>$0.96</text:p>
          </table:table-cell>
          <table:table-cell table:style-name="ce354" table:formula="of:=[.H41]*[.$L$2]" office:value-type="float" office:value="12200" calcext:value-type="float">
            <text:p>12,200</text:p>
          </table:table-cell>
          <table:table-cell table:style-name="ce53"/>
          <table:table-cell table:style-name="ce417" table:number-columns-repeated="2"/>
          <table:table-cell table:style-name="ce471"/>
          <table:table-cell table:style-name="ce548"/>
          <table:table-cell table:style-name="ce602" table:number-columns-repeated="396"/>
          <table:table-cell table:style-name="ce647" table:number-columns-repeated="586"/>
          <table:table-cell table:style-name="ce638" table:number-columns-repeated="24"/>
          <table:table-cell/>
        </table:table-row>
        <table:table-row table:style-name="ro7">
          <table:table-cell table:style-name="ce47" office:value-type="string" calcext:value-type="string">
            <text:p>Printed</text:p>
          </table:table-cell>
          <table:table-cell table:style-name="ce96" office:value-type="string" calcext:value-type="string">
            <text:p>PP-GP0220</text:p>
          </table:table-cell>
          <table:table-cell table:style-name="ce158" office:value-type="string" calcext:value-type="string">
            <text:p>Interconnect housing v0.1, TAZ</text:p>
          </table:table-cell>
          <table:table-cell table:style-name="ce47" table:number-columns-repeated="3"/>
          <table:table-cell table:style-name="ce258"/>
          <table:table-cell table:style-name="ce47" office:value-type="float" office:value="1" calcext:value-type="float">
            <text:p>1</text:p>
          </table:table-cell>
          <table:table-cell table:style-name="ce47" office:value-type="string" calcext:value-type="string">
            <text:p>pcs</text:p>
          </table:table-cell>
          <table:table-cell table:style-name="ce283" office:value-type="currency" office:currency="USD" office:value="5" calcext:value-type="currency">
            <text:p>$5.00</text:p>
          </table:table-cell>
          <table:table-cell table:style-name="ce328" table:formula="of:=SUM([.J42]*[.H42])" office:value-type="float" office:value="5" calcext:value-type="float">
            <text:p>$5.00</text:p>
          </table:table-cell>
          <table:table-cell table:style-name="ce354" table:formula="of:=[.H42]*[.$L$2]" office:value-type="float" office:value="3050" calcext:value-type="float">
            <text:p>3,050</text:p>
          </table:table-cell>
          <table:table-cell table:style-name="ce47"/>
          <table:table-cell table:style-name="ce419"/>
          <table:table-cell table:style-name="ce47"/>
          <table:table-cell table:style-name="ce473"/>
          <table:table-cell table:style-name="ce158"/>
          <table:table-cell table:style-name="ce594" table:number-columns-repeated="396"/>
          <table:table-cell table:style-name="ce638" table:number-columns-repeated="610"/>
          <table:table-cell/>
        </table:table-row>
        <table:table-row table:style-name="ro7" table:number-rows-repeated="2">
          <table:table-cell table:style-name="ce56"/>
          <table:table-cell table:style-name="ce96"/>
          <table:table-cell table:style-name="ce158"/>
          <table:table-cell table:style-name="ce56" table:number-columns-repeated="3"/>
          <table:table-cell table:style-name="ce223"/>
          <table:table-cell table:style-name="ce56" table:number-columns-repeated="2"/>
          <table:table-cell table:style-name="ce286"/>
          <table:table-cell table:style-name="ce331"/>
          <table:table-cell table:style-name="ce354"/>
          <table:table-cell table:style-name="ce56"/>
          <table:table-cell table:style-name="ce422"/>
          <table:table-cell table:style-name="ce56"/>
          <table:table-cell table:style-name="ce476"/>
          <table:table-cell table:style-name="ce158"/>
          <table:table-cell table:style-name="ce594" table:number-columns-repeated="1006"/>
          <table:table-cell/>
        </table:table-row>
        <table:table-row table:style-name="ro7">
          <table:table-cell table:style-name="ce57"/>
          <table:table-cell table:style-name="ce101"/>
          <table:table-cell table:style-name="ce57" table:number-columns-repeated="2"/>
          <table:table-cell table:style-name="ce222"/>
          <table:table-cell table:style-name="ce57" table:number-columns-repeated="8"/>
          <table:table-cell table:style-name="ce423"/>
          <table:table-cell table:style-name="ce57" table:number-columns-repeated="2"/>
          <table:table-cell table:style-name="ce549" table:number-columns-repeated="397"/>
          <table:table-cell table:style-name="ce57" table:number-columns-repeated="610"/>
          <table:table-cell/>
        </table:table-row>
        <table:table-row table:style-name="ro7">
          <table:table-cell table:style-name="ce58" office:value-type="string" calcext:value-type="string">
            <text:p>Accessories</text:p>
          </table:table-cell>
          <table:table-cell table:style-name="ce102" office:value-type="string" calcext:value-type="string">
            <text:p>SH-PG0031</text:p>
          </table:table-cell>
          <table:table-cell table:style-name="ce162" office:value-type="string" calcext:value-type="string">
            <text:p>Anti-Static Control Products 2X3 STATIC SHLD BAG W/ZIP TOP </text:p>
          </table:table-cell>
          <table:table-cell table:style-name="ce58" office:value-type="string" calcext:value-type="string">
            <text:p>Uline</text:p>
          </table:table-cell>
          <table:table-cell table:style-name="ce58" office:value-type="string" calcext:value-type="string">
            <text:p>S-6509</text:p>
          </table:table-cell>
          <table:table-cell table:style-name="ce58" office:value-type="string" calcext:value-type="string">
            <text:p>Uline</text:p>
          </table:table-cell>
          <table:table-cell table:style-name="ce58" office:value-type="string" calcext:value-type="string">
            <text:p>S-6509</text:p>
          </table:table-cell>
          <table:table-cell table:style-name="ce58" office:value-type="float" office:value="1" calcext:value-type="float">
            <text:p>1</text:p>
          </table:table-cell>
          <table:table-cell table:style-name="ce58" office:value-type="string" calcext:value-type="string">
            <text:p>ea</text:p>
          </table:table-cell>
          <table:table-cell table:style-name="ce287" table:formula="of:=13/100" office:value-type="currency" office:currency="USD" office:value="0.13" calcext:value-type="currency">
            <text:p>$0.13</text:p>
          </table:table-cell>
          <table:table-cell table:style-name="ce332" table:formula="of:=SUM([.J46]*[.H46])" office:value-type="float" office:value="0.13" calcext:value-type="float">
            <text:p>$0.13</text:p>
          </table:table-cell>
          <table:table-cell table:style-name="ce354" table:formula="of:=[.H46]*[.$L$2]" office:value-type="float" office:value="3050" calcext:value-type="float">
            <text:p>3,050</text:p>
          </table:table-cell>
          <table:table-cell table:style-name="ce366" office:value-type="string" calcext:value-type="string">
            <text:p>PO11679</text:p>
          </table:table-cell>
          <table:table-cell table:style-name="ce424" office:value-type="date" office:date-value="2016-01-25" calcext:value-type="date">
            <text:p>01/25/16</text:p>
          </table:table-cell>
          <table:table-cell table:style-name="ce454" office:value-type="date" office:date-value="2016-02-29" calcext:value-type="date">
            <text:p>02/29/16</text:p>
          </table:table-cell>
          <table:table-cell table:style-name="ce477" office:value-type="string" calcext:value-type="string">
            <text:p>Received OLIVE BOM Ordered. KG</text:p>
          </table:table-cell>
          <table:table-cell table:style-name="ce548"/>
          <table:table-cell table:style-name="ce602" table:number-columns-repeated="982"/>
          <table:table-cell table:style-name="ce594" table:number-columns-repeated="24"/>
          <table:table-cell table:style-name="ce741"/>
        </table:table-row>
        <table:table-row table:style-name="ro7">
          <table:table-cell table:style-name="ce59" office:value-type="string" calcext:value-type="string">
            <text:p>Accessories</text:p>
          </table:table-cell>
          <table:table-cell table:style-name="ce103" office:value-type="string" calcext:value-type="string">
            <text:p>DC-LB0007</text:p>
          </table:table-cell>
          <table:table-cell table:style-name="ce163" office:value-type="string" calcext:value-type="string">
            <text:p>Label, Top of Box</text:p>
          </table:table-cell>
          <table:table-cell table:style-name="ce59" table:number-columns-repeated="4"/>
          <table:table-cell table:style-name="ce59" office:value-type="float" office:value="1" calcext:value-type="float">
            <text:p>1</text:p>
          </table:table-cell>
          <table:table-cell table:style-name="ce59" office:value-type="string" calcext:value-type="string">
            <text:p>ea</text:p>
          </table:table-cell>
          <table:table-cell table:style-name="ce288" office:value-type="currency" office:currency="USD" office:value="0.23809" calcext:value-type="currency">
            <text:p>$0.24</text:p>
          </table:table-cell>
          <table:table-cell table:style-name="ce333" table:formula="of:=SUM([.J47]*[.H47])" office:value-type="float" office:value="0.23809" calcext:value-type="float">
            <text:p>$0.24</text:p>
          </table:table-cell>
          <table:table-cell table:style-name="ce352" table:formula="of:=[.H47]*[.$L$2]" office:value-type="float" office:value="3050" calcext:value-type="float">
            <text:p>3,050</text:p>
          </table:table-cell>
          <table:table-cell table:style-name="ce367" table:number-columns-repeated="3"/>
          <table:table-cell table:style-name="ce478" office:value-type="string" calcext:value-type="string">
            <text:p>Pending Ben and Steven – looks like these will be printed on the box</text:p>
          </table:table-cell>
          <table:table-cell table:style-name="ce550"/>
          <table:table-cell table:style-name="ce603" table:number-columns-repeated="982"/>
          <table:table-cell table:style-name="ce670" table:number-columns-repeated="24"/>
          <table:table-cell table:style-name="ce740"/>
        </table:table-row>
        <table:table-row table:style-name="ro7">
          <table:table-cell table:style-name="ce59" office:value-type="string" calcext:value-type="string">
            <text:p>Accessories</text:p>
          </table:table-cell>
          <table:table-cell table:style-name="ce103" office:value-type="string" calcext:value-type="string">
            <text:p>DC-LB0024</text:p>
          </table:table-cell>
          <table:table-cell table:style-name="ce163" office:value-type="string" calcext:value-type="string">
            <text:p>Label, Bottom of Box</text:p>
          </table:table-cell>
          <table:table-cell table:style-name="ce59" table:number-columns-repeated="4"/>
          <table:table-cell table:style-name="ce59" office:value-type="float" office:value="1" calcext:value-type="float">
            <text:p>1</text:p>
          </table:table-cell>
          <table:table-cell table:style-name="ce59" office:value-type="string" calcext:value-type="string">
            <text:p>ea</text:p>
          </table:table-cell>
          <table:table-cell table:style-name="ce288" office:value-type="currency" office:currency="USD" office:value="0.23809" calcext:value-type="currency">
            <text:p>$0.24</text:p>
          </table:table-cell>
          <table:table-cell table:style-name="ce333" table:formula="of:=SUM([.J48]*[.H48])" office:value-type="float" office:value="0.23809" calcext:value-type="float">
            <text:p>$0.24</text:p>
          </table:table-cell>
          <table:table-cell table:style-name="ce352" table:formula="of:=[.H48]*[.$L$2]" office:value-type="float" office:value="3050" calcext:value-type="float">
            <text:p>3,050</text:p>
          </table:table-cell>
          <table:table-cell table:style-name="ce367" table:number-columns-repeated="3"/>
          <table:table-cell table:style-name="ce478" office:value-type="string" calcext:value-type="string">
            <text:p>Pending Ben and Steven – looks like these will be printed on the box</text:p>
          </table:table-cell>
          <table:table-cell table:style-name="ce169"/>
          <table:table-cell table:style-name="ce604" table:number-columns-repeated="396"/>
          <table:table-cell table:style-name="ce648" table:number-columns-repeated="610"/>
          <table:table-cell table:style-name="ce740"/>
        </table:table-row>
        <table:table-row table:style-name="ro7">
          <table:table-cell table:style-name="ce58" office:value-type="string" calcext:value-type="string">
            <text:p>Accessories</text:p>
          </table:table-cell>
          <table:table-cell table:style-name="ce102" office:value-type="string" calcext:value-type="string">
            <text:p>SH-PG0069</text:p>
          </table:table-cell>
          <table:table-cell table:style-name="ce164" office:value-type="string" calcext:value-type="string">
            <text:p>3M 8898 Economy Strapping Tape - 1⁄2" x 60 yards</text:p>
          </table:table-cell>
          <table:table-cell table:style-name="ce58" table:number-columns-repeated="2"/>
          <table:table-cell table:style-name="ce58" office:value-type="string" calcext:value-type="string">
            <text:p>Uline </text:p>
          </table:table-cell>
          <table:table-cell table:style-name="ce58" office:value-type="string" calcext:value-type="string">
            <text:p>S-16075</text:p>
          </table:table-cell>
          <table:table-cell table:style-name="ce58" office:value-type="float" office:value="700" calcext:value-type="float">
            <text:p>700</text:p>
          </table:table-cell>
          <table:table-cell table:style-name="ce58" office:value-type="string" calcext:value-type="string">
            <text:p>mm</text:p>
          </table:table-cell>
          <table:table-cell table:style-name="ce289" table:formula="of:=(((2.3/1)/60)/12)/25.4" office:value-type="currency" office:currency="USD" office:value="0.000125765529308836" calcext:value-type="currency">
            <text:p>$0.00</text:p>
          </table:table-cell>
          <table:table-cell table:style-name="ce332" table:formula="of:=SUM([.J49]*[.H49])" office:value-type="float" office:value="0.0880358705161855" calcext:value-type="float">
            <text:p>$0.09</text:p>
          </table:table-cell>
          <table:table-cell table:style-name="ce354" table:formula="of:=[.H49]*[.$L$2]" office:value-type="float" office:value="2135000" calcext:value-type="float">
            <text:p>2,135,000</text:p>
          </table:table-cell>
          <table:table-cell table:style-name="ce368" office:value-type="string" calcext:value-type="string">
            <text:p>PO12719</text:p>
          </table:table-cell>
          <table:table-cell table:style-name="ce368" office:value-type="date" office:date-value="2016-03-29" calcext:value-type="date">
            <text:p>03/29/16</text:p>
          </table:table-cell>
          <table:table-cell table:style-name="ce368" office:value-type="date" office:date-value="2016-04-04" calcext:value-type="date">
            <text:p>04/04/16</text:p>
          </table:table-cell>
          <table:table-cell table:style-name="ce479" office:value-type="string" calcext:value-type="string">
            <text:p><text:s/>7005 ft = 2400 yds = 48 rolls <text:s/>KG <text:s/>Have new packaging vendor quote this out.TS</text:p>
          </table:table-cell>
          <table:table-cell table:number-columns-repeated="397"/>
          <table:table-cell table:style-name="ce595" table:number-columns-repeated="610"/>
          <table:table-cell table:style-name="ce742"/>
        </table:table-row>
        <table:table-row table:style-name="ro7">
          <table:table-cell table:style-name="ce58" office:value-type="string" calcext:value-type="string">
            <text:p>Accessories</text:p>
          </table:table-cell>
          <table:table-cell table:style-name="ce102" office:value-type="string" calcext:value-type="string">
            <text:p>SH-PG0072</text:p>
          </table:table-cell>
          <table:table-cell table:style-name="ce164" office:value-type="string" calcext:value-type="string">
            <text:p>3M 8898 Economy Strapping Tape - 2" x 60 yards</text:p>
          </table:table-cell>
          <table:table-cell table:style-name="ce58" table:number-columns-repeated="2"/>
          <table:table-cell table:style-name="ce58" office:value-type="string" calcext:value-type="string">
            <text:p>Uline</text:p>
          </table:table-cell>
          <table:table-cell table:style-name="ce58" office:value-type="string" calcext:value-type="string">
            <text:p>S-16076</text:p>
          </table:table-cell>
          <table:table-cell table:style-name="ce58" office:value-type="float" office:value="600" calcext:value-type="float">
            <text:p>600</text:p>
          </table:table-cell>
          <table:table-cell table:style-name="ce58" office:value-type="string" calcext:value-type="string">
            <text:p>mm</text:p>
          </table:table-cell>
          <table:table-cell table:style-name="ce289" table:formula="of:=((9.15/432)/25.4)" office:value-type="currency" office:currency="USD" office:value="0.000833880139982502" calcext:value-type="currency">
            <text:p>$0.00</text:p>
          </table:table-cell>
          <table:table-cell table:style-name="ce332" table:formula="of:=SUM([.J50]*[.H50])" office:value-type="float" office:value="0.500328083989501" calcext:value-type="float">
            <text:p>$0.50</text:p>
          </table:table-cell>
          <table:table-cell table:style-name="ce354" table:formula="of:=[.H50]*[.$L$2]" office:value-type="float" office:value="1830000" calcext:value-type="float">
            <text:p>1,830,000</text:p>
          </table:table-cell>
          <table:table-cell table:style-name="ce368" office:value-type="string" calcext:value-type="string">
            <text:p>PO12719</text:p>
          </table:table-cell>
          <table:table-cell table:style-name="ce368" office:value-type="date" office:date-value="2016-03-29" calcext:value-type="date">
            <text:p>03/29/16</text:p>
          </table:table-cell>
          <table:table-cell table:style-name="ce368" office:value-type="date" office:date-value="2016-04-04" calcext:value-type="date">
            <text:p>04/04/16</text:p>
          </table:table-cell>
          <table:table-cell table:style-name="ce479" office:value-type="string" calcext:value-type="string">
            <text:p>6004 ft = 2002 yds = 36 rolls <text:s/>KG </text:p>
          </table:table-cell>
          <table:table-cell table:number-columns-repeated="397"/>
          <table:table-cell table:style-name="ce595" table:number-columns-repeated="610"/>
          <table:table-cell table:style-name="ce742"/>
        </table:table-row>
        <table:table-row table:style-name="ro7">
          <table:table-cell table:style-name="ce59" office:value-type="string" calcext:value-type="string">
            <text:p>Accessories</text:p>
          </table:table-cell>
          <table:table-cell table:style-name="ce104" office:value-type="string" calcext:value-type="string">
            <text:p>DC-LB0023</text:p>
          </table:table-cell>
          <table:table-cell table:style-name="ce163" office:value-type="string" calcext:value-type="string">
            <text:p>Circle Inventory Control Labels - "QC Passed"</text:p>
          </table:table-cell>
          <table:table-cell table:style-name="ce59" table:number-columns-repeated="2"/>
          <table:table-cell table:style-name="ce59" office:value-type="string" calcext:value-type="string">
            <text:p>Uline</text:p>
          </table:table-cell>
          <table:table-cell table:style-name="ce59" office:value-type="string" calcext:value-type="string">
            <text:p>S-13118</text:p>
          </table:table-cell>
          <table:table-cell table:style-name="ce59" office:value-type="float" office:value="1" calcext:value-type="float">
            <text:p>1</text:p>
          </table:table-cell>
          <table:table-cell table:style-name="ce59" office:value-type="string" calcext:value-type="string">
            <text:p>ea</text:p>
          </table:table-cell>
          <table:table-cell table:style-name="ce288" table:formula="of:=18/500" office:value-type="currency" office:currency="USD" office:value="0.036" calcext:value-type="currency">
            <text:p>$0.04</text:p>
          </table:table-cell>
          <table:table-cell table:style-name="ce333" table:formula="of:=SUM([.J51]*[.H51])" office:value-type="float" office:value="0.036" calcext:value-type="float">
            <text:p>$0.04</text:p>
          </table:table-cell>
          <table:table-cell table:style-name="ce352" table:formula="of:=[.H51]*[.$L$2]" office:value-type="float" office:value="3050" calcext:value-type="float">
            <text:p>3,050</text:p>
          </table:table-cell>
          <table:table-cell table:style-name="ce367" table:number-columns-repeated="3"/>
          <table:table-cell table:style-name="ce480" office:value-type="string" calcext:value-type="string">
            <text:p>removed per Mickey's request</text:p>
          </table:table-cell>
          <table:table-cell table:style-name="ce550"/>
          <table:table-cell table:style-name="ce603" table:number-columns-repeated="982"/>
          <table:table-cell table:style-name="ce670" table:number-columns-repeated="24"/>
          <table:table-cell table:style-name="ce740"/>
        </table:table-row>
        <table:table-row table:style-name="ro7">
          <table:table-cell table:style-name="ce59" office:value-type="string" calcext:value-type="string">
            <text:p>Accessories</text:p>
          </table:table-cell>
          <table:table-cell table:style-name="ce104" office:value-type="string" calcext:value-type="string">
            <text:p>DC-LB0021</text:p>
          </table:table-cell>
          <table:table-cell table:style-name="ce163" office:value-type="string" calcext:value-type="string">
            <text:p>Circle Inventory Control Labels - "Inspected by ____"</text:p>
          </table:table-cell>
          <table:table-cell table:style-name="ce59" table:number-columns-repeated="2"/>
          <table:table-cell table:style-name="ce59" office:value-type="string" calcext:value-type="string">
            <text:p>Uline</text:p>
          </table:table-cell>
          <table:table-cell table:style-name="ce59" office:value-type="string" calcext:value-type="string">
            <text:p>S-13119</text:p>
          </table:table-cell>
          <table:table-cell table:style-name="ce59" office:value-type="float" office:value="1" calcext:value-type="float">
            <text:p>1</text:p>
          </table:table-cell>
          <table:table-cell table:style-name="ce59" office:value-type="string" calcext:value-type="string">
            <text:p>ea</text:p>
          </table:table-cell>
          <table:table-cell table:style-name="ce288" table:formula="of:=18/500" office:value-type="currency" office:currency="USD" office:value="0.036" calcext:value-type="currency">
            <text:p>$0.04</text:p>
          </table:table-cell>
          <table:table-cell table:style-name="ce333" table:formula="of:=SUM([.J52]*[.H52])" office:value-type="float" office:value="0.036" calcext:value-type="float">
            <text:p>$0.04</text:p>
          </table:table-cell>
          <table:table-cell table:style-name="ce352" table:formula="of:=[.H52]*[.$L$2]" office:value-type="float" office:value="3050" calcext:value-type="float">
            <text:p>3,050</text:p>
          </table:table-cell>
          <table:table-cell table:style-name="ce367" table:number-columns-repeated="3"/>
          <table:table-cell table:style-name="ce480" office:value-type="string" calcext:value-type="string">
            <text:p>removed per Mickey's request</text:p>
          </table:table-cell>
          <table:table-cell table:style-name="ce169"/>
          <table:table-cell table:style-name="ce604" table:number-columns-repeated="1006"/>
          <table:table-cell table:style-name="ce740"/>
        </table:table-row>
        <table:table-row table:style-name="ro7">
          <table:table-cell table:style-name="ce60" office:value-type="string" calcext:value-type="string">
            <text:p>Accessories</text:p>
          </table:table-cell>
          <table:table-cell table:style-name="ce105" office:value-type="string" calcext:value-type="string">
            <text:p>SH-BX0051</text:p>
          </table:table-cell>
          <table:table-cell table:style-name="ce148" office:value-type="string" calcext:value-type="string">
            <text:p>TAZ 6 Box White: 34-1/2 x 11-3/16 x 25 RSC, 51ECT, Double Wall, White, 2 Colors, Glue Joint</text:p>
          </table:table-cell>
          <table:table-cell table:style-name="ce60" office:value-type="string" calcext:value-type="string">
            <text:p>Preferred Packaging Products </text:p>
          </table:table-cell>
          <table:table-cell table:style-name="ce60"/>
          <table:table-cell table:style-name="ce60" office:value-type="string" calcext:value-type="string">
            <text:p>Preferred Packaging Products</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6.2" calcext:value-type="currency">
            <text:p>$6.20</text:p>
          </table:table-cell>
          <table:table-cell table:style-name="ce334" table:formula="of:=SUM([.J53]*[.H53])" office:value-type="float" office:value="6.2" calcext:value-type="float">
            <text:p>$6.20</text:p>
          </table:table-cell>
          <table:table-cell table:style-name="ce355" office:value-type="float" office:value="3050" calcext:value-type="float">
            <text:p>3,050</text:p>
          </table:table-cell>
          <table:table-cell table:style-name="ce369" office:value-type="string" calcext:value-type="string">
            <text:p>PO12299</text:p>
          </table:table-cell>
          <table:table-cell table:style-name="ce369" office:value-type="date" office:date-value="2016-03-07" calcext:value-type="date">
            <text:p>03/07/16</text:p>
          </table:table-cell>
          <table:table-cell table:style-name="ce369" office:value-type="string" calcext:value-type="string">
            <text:p>See notes </text:p>
          </table:table-cell>
          <table:table-cell table:style-name="ce481" office:value-type="string" calcext:value-type="string">
            <text:p>Deliveries of ~ 150 units per week to be delivered on Fridays for the following week's production. Initial delivery TBD. Deliveries can be increased or decreased upon demand and we have until Sept. 1, 2016 to pull in the total of the units. </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Accessories</text:p>
          </table:table-cell>
          <table:table-cell table:style-name="ce105" office:value-type="string" calcext:value-type="string">
            <text:p>SH-BX0052</text:p>
          </table:table-cell>
          <table:table-cell table:style-name="ce148" office:value-type="string" calcext:value-type="string">
            <text:p>TAZ 6 Bed Insert: 19-5/8 x 17-1/8 Die Cut, 44 ECT, C Flute, Kraft, Plain</text:p>
          </table:table-cell>
          <table:table-cell table:style-name="ce60" office:value-type="string" calcext:value-type="string">
            <text:p>Preferred Packaging Products </text:p>
          </table:table-cell>
          <table:table-cell table:style-name="ce60"/>
          <table:table-cell table:style-name="ce60" office:value-type="string" calcext:value-type="string">
            <text:p>Preferred Packaging Products</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58" calcext:value-type="currency">
            <text:p>$0.58</text:p>
          </table:table-cell>
          <table:table-cell table:style-name="ce334" table:formula="of:=SUM([.J54]*[.H54])" office:value-type="float" office:value="0.58" calcext:value-type="float">
            <text:p>$0.58</text:p>
          </table:table-cell>
          <table:table-cell table:style-name="ce355" office:value-type="float" office:value="3050" calcext:value-type="float">
            <text:p>3,050</text:p>
          </table:table-cell>
          <table:table-cell table:style-name="ce369" office:value-type="string" calcext:value-type="string">
            <text:p>PO12299</text:p>
          </table:table-cell>
          <table:table-cell table:style-name="ce369" office:value-type="date" office:date-value="2016-03-07" calcext:value-type="date">
            <text:p>03/07/16</text:p>
          </table:table-cell>
          <table:table-cell table:style-name="ce369" office:value-type="string" calcext:value-type="string">
            <text:p>See notes </text:p>
          </table:table-cell>
          <table:table-cell table:style-name="ce481" office:value-type="string" calcext:value-type="string">
            <text:p>Deliveries of ~ 150 units per week to be delivered on Fridays for the following week's production. Initial delivery TBD. Deliveries can be increased or decreased upon demand and we have until Sept. 1, 2016 to pull in the total of the units. </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Accessories</text:p>
          </table:table-cell>
          <table:table-cell table:style-name="ce105" office:value-type="string" calcext:value-type="string">
            <text:p>SH-BX0053</text:p>
          </table:table-cell>
          <table:table-cell table:style-name="ce148" office:value-type="string" calcext:value-type="string">
            <text:p>TAZ 6 Scored Pad: 10-3/8 x 28-3/4 Scored Pad, 44 ECT, C Flute, Kraft, Plain</text:p>
          </table:table-cell>
          <table:table-cell table:style-name="ce60" office:value-type="string" calcext:value-type="string">
            <text:p>Preferred Packaging Products </text:p>
          </table:table-cell>
          <table:table-cell table:style-name="ce60"/>
          <table:table-cell table:style-name="ce60" office:value-type="string" calcext:value-type="string">
            <text:p>Preferred Packaging Products</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1.77" calcext:value-type="currency">
            <text:p>$1.77</text:p>
          </table:table-cell>
          <table:table-cell table:style-name="ce334" table:formula="of:=SUM([.J55]*[.H55])" office:value-type="float" office:value="1.77" calcext:value-type="float">
            <text:p>$1.77</text:p>
          </table:table-cell>
          <table:table-cell table:style-name="ce355" office:value-type="float" office:value="3050" calcext:value-type="float">
            <text:p>3,050</text:p>
          </table:table-cell>
          <table:table-cell table:style-name="ce369" office:value-type="string" calcext:value-type="string">
            <text:p>PO12299</text:p>
          </table:table-cell>
          <table:table-cell table:style-name="ce369" office:value-type="date" office:date-value="2016-03-07" calcext:value-type="date">
            <text:p>03/07/16</text:p>
          </table:table-cell>
          <table:table-cell table:style-name="ce369" office:value-type="string" calcext:value-type="string">
            <text:p>See notes </text:p>
          </table:table-cell>
          <table:table-cell table:style-name="ce481" office:value-type="string" calcext:value-type="string">
            <text:p>Deliveries of ~ 150 units per week to be delivered on Fridays for the following week's production. Initial delivery TBD. Deliveries can be increased or decreased upon demand and we have until Sept. 1, 2016 to pull in the total of the units. </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Accessories</text:p>
          </table:table-cell>
          <table:table-cell table:style-name="ce105" office:value-type="string" calcext:value-type="string">
            <text:p>SH-BX0054</text:p>
          </table:table-cell>
          <table:table-cell table:style-name="ce148" office:value-type="string" calcext:value-type="string">
            <text:p>TAZ 6 U-Pad: 25 x 19-7/16 Scored Pad, 51 ECT, Double Wall, Kraft, Plain</text:p>
          </table:table-cell>
          <table:table-cell table:style-name="ce60" office:value-type="string" calcext:value-type="string">
            <text:p>Preferred Packaging Products </text:p>
          </table:table-cell>
          <table:table-cell table:style-name="ce60"/>
          <table:table-cell table:style-name="ce60" office:value-type="string" calcext:value-type="string">
            <text:p>Preferred Packaging Products</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67" calcext:value-type="currency">
            <text:p>$0.67</text:p>
          </table:table-cell>
          <table:table-cell table:style-name="ce334" table:formula="of:=SUM([.J56]*[.H56])" office:value-type="float" office:value="0.67" calcext:value-type="float">
            <text:p>$0.67</text:p>
          </table:table-cell>
          <table:table-cell table:style-name="ce355" office:value-type="float" office:value="3050" calcext:value-type="float">
            <text:p>3,050</text:p>
          </table:table-cell>
          <table:table-cell table:style-name="ce369" office:value-type="string" calcext:value-type="string">
            <text:p>PO12299</text:p>
          </table:table-cell>
          <table:table-cell table:style-name="ce369" office:value-type="date" office:date-value="2016-03-07" calcext:value-type="date">
            <text:p>03/07/16</text:p>
          </table:table-cell>
          <table:table-cell table:style-name="ce369" office:value-type="string" calcext:value-type="string">
            <text:p>See notes </text:p>
          </table:table-cell>
          <table:table-cell table:style-name="ce481" office:value-type="string" calcext:value-type="string">
            <text:p>Deliveries of ~ 150 units per week to be delivered on Fridays for the following week's production. Initial delivery TBD. Deliveries can be increased or decreased upon demand and we have until Sept. 1, 2016 to pull in the total of the units. </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Accessories</text:p>
          </table:table-cell>
          <table:table-cell table:style-name="ce105" office:value-type="string" calcext:value-type="string">
            <text:p>SH-BX0025</text:p>
          </table:table-cell>
          <table:table-cell table:style-name="ce148" office:value-type="string" calcext:value-type="string">
            <text:p>TAZ 6 Tool Head and Accessory Box: 9-1/2 x 7 x 3-7/8 Die Cut, 32 ECT, B Flute, Kraft, Plain</text:p>
          </table:table-cell>
          <table:table-cell table:style-name="ce60" office:value-type="string" calcext:value-type="string">
            <text:p>Preferred Packaging Products </text:p>
          </table:table-cell>
          <table:table-cell table:style-name="ce60"/>
          <table:table-cell table:style-name="ce60" office:value-type="string" calcext:value-type="string">
            <text:p>Preferred Packaging Products</text:p>
          </table:table-cell>
          <table:table-cell table:style-name="ce60"/>
          <table:table-cell table:style-name="ce60" office:value-type="float" office:value="2" calcext:value-type="float">
            <text:p>2</text:p>
          </table:table-cell>
          <table:table-cell table:style-name="ce60" office:value-type="string" calcext:value-type="string">
            <text:p>ea</text:p>
          </table:table-cell>
          <table:table-cell table:style-name="ce290" office:value-type="currency" office:currency="USD" office:value="1.68" calcext:value-type="currency">
            <text:p>$1.68</text:p>
          </table:table-cell>
          <table:table-cell table:style-name="ce334" table:formula="of:=SUM([.J57]*[.H57])" office:value-type="float" office:value="3.36" calcext:value-type="float">
            <text:p>$3.36</text:p>
          </table:table-cell>
          <table:table-cell table:style-name="ce355" office:value-type="float" office:value="6100" calcext:value-type="float">
            <text:p>6,100</text:p>
          </table:table-cell>
          <table:table-cell table:style-name="ce369" office:value-type="string" calcext:value-type="string">
            <text:p>PO12299</text:p>
          </table:table-cell>
          <table:table-cell table:style-name="ce369" office:value-type="date" office:date-value="2016-03-07" calcext:value-type="date">
            <text:p>03/07/16</text:p>
          </table:table-cell>
          <table:table-cell table:style-name="ce369" office:value-type="string" calcext:value-type="string">
            <text:p>See notes </text:p>
          </table:table-cell>
          <table:table-cell table:style-name="ce482" office:value-type="string" calcext:value-type="string">
            <text:p>1 Box is for the tool head with custom foam insert and the 2ns is for accessories. TS <text:s text:c="2"/>Deliveries of ~ 150 units per week to be delivered on Fridays for the following week's production. Initial delivery TBD. Deliveries can be increased or decreased upon demand and we have until Sept. 1, 2016 to pull in the total of the units. </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Accessories</text:p>
          </table:table-cell>
          <table:table-cell table:style-name="ce105" office:value-type="string" calcext:value-type="string">
            <text:p>SH-MS0056</text:p>
          </table:table-cell>
          <table:table-cell table:style-name="ce148" office:value-type="string" calcext:value-type="string">
            <text:p>TAZ 6 Hand Hole Liners: Allenfield 350010 Clean Lift Handle Inserts</text:p>
          </table:table-cell>
          <table:table-cell table:style-name="ce60" office:value-type="string" calcext:value-type="string">
            <text:p>Preferred Packaging Products </text:p>
          </table:table-cell>
          <table:table-cell table:style-name="ce60"/>
          <table:table-cell table:style-name="ce60" office:value-type="string" calcext:value-type="string">
            <text:p>Preferred Packaging Products</text:p>
          </table:table-cell>
          <table:table-cell table:style-name="ce60"/>
          <table:table-cell table:style-name="ce60" office:value-type="float" office:value="2" calcext:value-type="float">
            <text:p>2</text:p>
          </table:table-cell>
          <table:table-cell table:style-name="ce60" office:value-type="string" calcext:value-type="string">
            <text:p>ea</text:p>
          </table:table-cell>
          <table:table-cell table:style-name="ce290" office:value-type="currency" office:currency="USD" office:value="0.4" calcext:value-type="currency">
            <text:p>$0.40</text:p>
          </table:table-cell>
          <table:table-cell table:style-name="ce334" table:formula="of:=SUM([.J58]*[.H58])" office:value-type="float" office:value="0.8" calcext:value-type="float">
            <text:p>$0.80</text:p>
          </table:table-cell>
          <table:table-cell table:style-name="ce355" office:value-type="float" office:value="6100" calcext:value-type="float">
            <text:p>6,100</text:p>
          </table:table-cell>
          <table:table-cell table:style-name="ce369" office:value-type="string" calcext:value-type="string">
            <text:p>PO12299</text:p>
          </table:table-cell>
          <table:table-cell table:style-name="ce369" office:value-type="date" office:date-value="2016-03-07" calcext:value-type="date">
            <text:p>03/07/16</text:p>
          </table:table-cell>
          <table:table-cell table:style-name="ce369" office:value-type="string" calcext:value-type="string">
            <text:p>See notes </text:p>
          </table:table-cell>
          <table:table-cell table:style-name="ce481" office:value-type="string" calcext:value-type="string">
            <text:p>Deliveries of ~ 150 units per week to be delivered on Fridays for the following week's production. Initial delivery TBD. Deliveries can be increased or decreased upon demand and we have until Sept. 1, 2016 to pull in the total of the units. </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Accessories</text:p>
          </table:table-cell>
          <table:table-cell table:style-name="ce105" office:value-type="string" calcext:value-type="string">
            <text:p>SH-PG0122</text:p>
          </table:table-cell>
          <table:table-cell table:style-name="ce148" office:value-type="string" calcext:value-type="string">
            <text:p>TAZ 6 Foam: End Cap and Corner Set, 1.5 lb. Density Expanded Polyethylene Foam, Black</text:p>
          </table:table-cell>
          <table:table-cell table:style-name="ce60" office:value-type="string" calcext:value-type="string">
            <text:p>Preferred Packaging Products </text:p>
          </table:table-cell>
          <table:table-cell table:style-name="ce60"/>
          <table:table-cell table:style-name="ce60" office:value-type="string" calcext:value-type="string">
            <text:p>Preferred Packaging Products</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19.334" calcext:value-type="currency">
            <text:p>$19.33</text:p>
          </table:table-cell>
          <table:table-cell table:style-name="ce334" table:formula="of:=SUM([.J59]*[.H59])" office:value-type="float" office:value="19.334" calcext:value-type="float">
            <text:p>$19.33</text:p>
          </table:table-cell>
          <table:table-cell table:style-name="ce355" office:value-type="float" office:value="3050" calcext:value-type="float">
            <text:p>3,050</text:p>
          </table:table-cell>
          <table:table-cell table:style-name="ce369" office:value-type="string" calcext:value-type="string">
            <text:p>PO12300</text:p>
          </table:table-cell>
          <table:table-cell table:style-name="ce369" office:value-type="date" office:date-value="2016-03-08" calcext:value-type="date">
            <text:p>03/08/16</text:p>
          </table:table-cell>
          <table:table-cell table:style-name="ce369" office:value-type="string" calcext:value-type="string">
            <text:p>See notes </text:p>
          </table:table-cell>
          <table:table-cell table:style-name="ce481" office:value-type="string" calcext:value-type="string">
            <text:p>Deliveries of ~ 150 units per week to be delivered on Fridays for the following week's production. Initial delivery TBD. Deliveries can be increased or decreased upon demand and we have until Sept. 1, 2016 to pull in the total of the units. </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Accessories</text:p>
          </table:table-cell>
          <table:table-cell table:style-name="ce105" office:value-type="string" calcext:value-type="string">
            <text:p>SH-PG0123</text:p>
          </table:table-cell>
          <table:table-cell table:style-name="ce148" office:value-type="string" calcext:value-type="string">
            <text:p>TAZ 6: Tool Head Foam Insert: 1.2 lb. Density Extruded Polyethylene Foam, Gray</text:p>
          </table:table-cell>
          <table:table-cell table:style-name="ce60" office:value-type="string" calcext:value-type="string">
            <text:p>Preferred Packaging Products </text:p>
          </table:table-cell>
          <table:table-cell table:style-name="ce60"/>
          <table:table-cell table:style-name="ce60" office:value-type="string" calcext:value-type="string">
            <text:p>Preferred Packaging Products</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2.18" calcext:value-type="currency">
            <text:p>$2.18</text:p>
          </table:table-cell>
          <table:table-cell table:style-name="ce334" office:value-type="float" office:value="2.18" calcext:value-type="float">
            <text:p>$2.18</text:p>
          </table:table-cell>
          <table:table-cell table:style-name="ce355" office:value-type="float" office:value="3050" calcext:value-type="float">
            <text:p>3,050</text:p>
          </table:table-cell>
          <table:table-cell table:style-name="ce369" office:value-type="string" calcext:value-type="string">
            <text:p>PO12301</text:p>
          </table:table-cell>
          <table:table-cell table:style-name="ce369" office:value-type="date" office:date-value="2016-03-09" calcext:value-type="date">
            <text:p>03/09/16</text:p>
          </table:table-cell>
          <table:table-cell table:style-name="ce369" office:value-type="string" calcext:value-type="string">
            <text:p>See notes </text:p>
          </table:table-cell>
          <table:table-cell table:style-name="ce481" office:value-type="string" calcext:value-type="string">
            <text:p>Deliveries of ~ 150 units per week to be delivered on Fridays for the following week's production. Initial delivery TBD. Deliveries can be increased or decreased upon demand and we have until Sept. 1, 2016 to pull in the total of the units. </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Accessories</text:p>
          </table:table-cell>
          <table:table-cell table:style-name="ce105" office:value-type="string" calcext:value-type="string">
            <text:p>HD-MS0348</text:p>
          </table:table-cell>
          <table:table-cell table:style-name="ce148" office:value-type="string" calcext:value-type="string">
            <text:p>ESD Foam 40mm x 20mm x 10mm – Extruder Pin Protector</text:p>
          </table:table-cell>
          <table:table-cell table:style-name="ce60" office:value-type="string" calcext:value-type="string">
            <text:p>PaqSource </text:p>
          </table:table-cell>
          <table:table-cell table:style-name="ce60"/>
          <table:table-cell table:style-name="ce60" office:value-type="string" calcext:value-type="string">
            <text:p>PaqSource </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07" calcext:value-type="currency">
            <text:p>$0.07</text:p>
          </table:table-cell>
          <table:table-cell table:style-name="ce334" table:formula="of:=SUM([.J61]*[.H61])" office:value-type="float" office:value="0.07" calcext:value-type="float">
            <text:p>$0.07</text:p>
          </table:table-cell>
          <table:table-cell table:style-name="ce355" office:value-type="float" office:value="3050" calcext:value-type="float">
            <text:p>3,050</text:p>
          </table:table-cell>
          <table:table-cell table:style-name="ce369" office:value-type="string" calcext:value-type="string">
            <text:p>PO11021</text:p>
          </table:table-cell>
          <table:table-cell table:style-name="ce369" office:value-type="string" calcext:value-type="string">
            <text:p>See notes</text:p>
          </table:table-cell>
          <table:table-cell table:style-name="ce369"/>
          <table:table-cell table:style-name="ce482" office:value-type="string" calcext:value-type="string">
            <text:p>We do not need to order these since Paq Source provided 10,000 units und PO11021 for free do to an inconvenience. </text:p>
          </table:table-cell>
          <table:table-cell table:style-name="ce176"/>
          <table:table-cell table:style-name="ce605" table:number-columns-repeated="1006"/>
          <table:table-cell table:style-name="ce247"/>
        </table:table-row>
        <table:table-row table:style-name="ro7">
          <table:table-cell table:style-name="ce59" office:value-type="string" calcext:value-type="string">
            <text:p>Accessories</text:p>
          </table:table-cell>
          <table:table-cell table:style-name="ce106" office:value-type="string" calcext:value-type="string">
            <text:p>SH-BX0032</text:p>
          </table:table-cell>
          <table:table-cell table:style-name="ce163" office:value-type="string" calcext:value-type="string">
            <text:p>30x24x13 CUSTOM BOX</text:p>
          </table:table-cell>
          <table:table-cell table:style-name="ce59" office:value-type="string" calcext:value-type="string">
            <text:p>Shippers' Supply Custom Pack </text:p>
          </table:table-cell>
          <table:table-cell table:style-name="ce59"/>
          <table:table-cell table:style-name="ce59" office:value-type="string" calcext:value-type="string">
            <text:p>Shippers' Supply Custom Pack </text:p>
          </table:table-cell>
          <table:table-cell table:style-name="ce59"/>
          <table:table-cell table:style-name="ce59" office:value-type="float" office:value="1" calcext:value-type="float">
            <text:p>1</text:p>
          </table:table-cell>
          <table:table-cell table:style-name="ce59" office:value-type="string" calcext:value-type="string">
            <text:p>ea</text:p>
          </table:table-cell>
          <table:table-cell table:style-name="ce288" office:value-type="currency" office:currency="USD" office:value="-4.14" calcext:value-type="currency">
            <text:p>-$4.14</text:p>
          </table:table-cell>
          <table:table-cell table:style-name="ce333" table:formula="of:=SUM([.J62]*[.H62])" office:value-type="float" office:value="-4.14" calcext:value-type="float">
            <text:p>-$4.14</text:p>
          </table:table-cell>
          <table:table-cell table:style-name="ce352" table:formula="of:=[.H62]*[.$L$2]" office:value-type="float" office:value="3050" calcext:value-type="float">
            <text:p>3,050</text:p>
          </table:table-cell>
          <table:table-cell table:style-name="ce367" table:number-columns-repeated="3"/>
          <table:table-cell table:style-name="ce480" office:value-type="string" calcext:value-type="string">
            <text:p>Please see me on this, vetting new packaging vendor. TS</text:p>
          </table:table-cell>
          <table:table-cell table:style-name="ce540"/>
          <table:table-cell table:style-name="ce593" table:number-columns-repeated="982"/>
          <table:table-cell table:style-name="ce671" table:number-columns-repeated="24"/>
          <table:table-cell/>
        </table:table-row>
        <table:table-row table:style-name="ro7">
          <table:table-cell table:style-name="ce59" office:value-type="string" calcext:value-type="string">
            <text:p>Accessories</text:p>
          </table:table-cell>
          <table:table-cell table:style-name="ce106" office:value-type="string" calcext:value-type="string">
            <text:p>SH-BX0025</text:p>
          </table:table-cell>
          <table:table-cell table:style-name="ce163" office:value-type="string" calcext:value-type="string">
            <text:p>10x8x2-1/2 32 Ect B Brown Roll End Tuck Mailer, Custom Box</text:p>
          </table:table-cell>
          <table:table-cell table:style-name="ce59" office:value-type="string" calcext:value-type="string">
            <text:p>Shippers' Supply Custom Pack </text:p>
          </table:table-cell>
          <table:table-cell table:style-name="ce59"/>
          <table:table-cell table:style-name="ce59" office:value-type="string" calcext:value-type="string">
            <text:p>Shippers' Supply Custom Pack </text:p>
          </table:table-cell>
          <table:table-cell table:style-name="ce59"/>
          <table:table-cell table:style-name="ce59" office:value-type="float" office:value="1" calcext:value-type="float">
            <text:p>1</text:p>
          </table:table-cell>
          <table:table-cell table:style-name="ce59" office:value-type="string" calcext:value-type="string">
            <text:p>ea</text:p>
          </table:table-cell>
          <table:table-cell table:style-name="ce288" office:value-type="currency" office:currency="USD" office:value="-0.65" calcext:value-type="currency">
            <text:p>-$0.65</text:p>
          </table:table-cell>
          <table:table-cell table:style-name="ce333" office:value-type="float" office:value="0.41" calcext:value-type="float">
            <text:p>$0.41</text:p>
          </table:table-cell>
          <table:table-cell table:style-name="ce352" table:formula="of:=[.H63]*[.$L$2]" office:value-type="float" office:value="3050" calcext:value-type="float">
            <text:p>3,050</text:p>
          </table:table-cell>
          <table:table-cell table:style-name="ce367" table:number-columns-repeated="3"/>
          <table:table-cell table:style-name="ce480" office:value-type="string" calcext:value-type="string">
            <text:p>Please see me on this, vetting new packaging vendor. TS</text:p>
          </table:table-cell>
          <table:table-cell table:style-name="ce540"/>
          <table:table-cell table:style-name="ce593" table:number-columns-repeated="982"/>
          <table:table-cell table:style-name="ce671" table:number-columns-repeated="24"/>
          <table:table-cell/>
        </table:table-row>
        <table:table-row table:style-name="ro7">
          <table:table-cell table:style-name="ce59" office:value-type="string" calcext:value-type="string">
            <text:p>Accessories</text:p>
          </table:table-cell>
          <table:table-cell table:style-name="ce104" office:value-type="string" calcext:value-type="string">
            <text:p><text:s/>SH-PA0040</text:p>
          </table:table-cell>
          <table:table-cell table:style-name="ce163" office:value-type="string" calcext:value-type="string">
            <text:p>Fabricated Foam Insert: 2 End Caps, Tray w/Plastic Corrugated &amp; Plain Pad, v5</text:p>
          </table:table-cell>
          <table:table-cell table:style-name="ce59" office:value-type="string" calcext:value-type="string">
            <text:p>Shippers' Supply Custom Pack </text:p>
          </table:table-cell>
          <table:table-cell table:style-name="ce59"/>
          <table:table-cell table:style-name="ce59" office:value-type="string" calcext:value-type="string">
            <text:p>Shippers' Supply Custom Pack </text:p>
          </table:table-cell>
          <table:table-cell table:style-name="ce59"/>
          <table:table-cell table:style-name="ce59" office:value-type="float" office:value="1" calcext:value-type="float">
            <text:p>1</text:p>
          </table:table-cell>
          <table:table-cell table:style-name="ce59" office:value-type="string" calcext:value-type="string">
            <text:p>ea</text:p>
          </table:table-cell>
          <table:table-cell table:style-name="ce288" office:value-type="currency" office:currency="USD" office:value="-37.95" calcext:value-type="currency">
            <text:p>-$37.95</text:p>
          </table:table-cell>
          <table:table-cell table:style-name="ce333" table:formula="of:=SUM([.J64]*[.H64])" office:value-type="float" office:value="-37.95" calcext:value-type="float">
            <text:p>-$37.95</text:p>
          </table:table-cell>
          <table:table-cell table:style-name="ce352" table:formula="of:=[.H64]*[.$L$2]" office:value-type="float" office:value="3050" calcext:value-type="float">
            <text:p>3,050</text:p>
          </table:table-cell>
          <table:table-cell table:style-name="ce367" table:number-columns-repeated="3"/>
          <table:table-cell table:style-name="ce483" office:value-type="string" calcext:value-type="string">
            <text:p>Please see me on this, vetting new packaging vendor. TS</text:p>
          </table:table-cell>
          <table:table-cell table:style-name="ce551"/>
          <table:table-cell table:style-name="ce606" table:number-columns-repeated="396"/>
          <table:table-cell table:style-name="ce649" table:number-columns-repeated="586"/>
          <table:table-cell table:style-name="ce672" table:number-columns-repeated="24"/>
          <table:table-cell table:style-name="ce740"/>
        </table:table-row>
        <table:table-row table:style-name="ro7">
          <table:table-cell table:style-name="ce61" office:value-type="string" calcext:value-type="string">
            <text:p>Accessories</text:p>
          </table:table-cell>
          <table:table-cell table:style-name="ce107" office:value-type="string" calcext:value-type="string">
            <text:p>SH-PG </text:p>
          </table:table-cell>
          <table:table-cell table:style-name="ce165" office:value-type="string" calcext:value-type="string">
            <text:p>White Security Kraft Tape </text:p>
          </table:table-cell>
          <table:table-cell table:style-name="ce61" office:value-type="string" calcext:value-type="string">
            <text:p>Preferred Packaging Products </text:p>
          </table:table-cell>
          <table:table-cell table:style-name="ce61"/>
          <table:table-cell table:style-name="ce61" office:value-type="string" calcext:value-type="string">
            <text:p>Preferred Packaging Products</text:p>
          </table:table-cell>
          <table:table-cell table:style-name="ce61" table:number-columns-repeated="3"/>
          <table:table-cell table:style-name="ce291"/>
          <table:table-cell table:style-name="ce335"/>
          <table:table-cell table:style-name="ce356"/>
          <table:table-cell table:style-name="ce370" table:number-columns-repeated="3"/>
          <table:table-cell table:style-name="ce484" office:value-type="string" calcext:value-type="string">
            <text:p>(3/31 We are wating on Art for this. TS) <text:s/></text:p>
          </table:table-cell>
          <table:table-cell table:style-name="ce552"/>
          <table:table-cell table:style-name="ce607" table:number-columns-repeated="982"/>
          <table:table-cell table:style-name="ce673" table:number-columns-repeated="24"/>
          <table:table-cell table:style-name="ce743"/>
        </table:table-row>
        <table:table-row table:style-name="ro7">
          <table:table-cell table:style-name="ce59" office:value-type="string" calcext:value-type="string">
            <text:p>Accessories</text:p>
          </table:table-cell>
          <table:table-cell table:style-name="ce106" office:value-type="string" calcext:value-type="string">
            <text:p>SH-PG0056</text:p>
          </table:table-cell>
          <table:table-cell table:style-name="ce163" office:value-type="string" calcext:value-type="string">
            <text:p>Kraft packing tape, tan, 3x450', gummed</text:p>
          </table:table-cell>
          <table:table-cell table:style-name="ce59" office:value-type="string" calcext:value-type="string">
            <text:p>Shippers' Supply Custom Pack </text:p>
          </table:table-cell>
          <table:table-cell table:style-name="ce59"/>
          <table:table-cell table:style-name="ce59" office:value-type="string" calcext:value-type="string">
            <text:p>Shippers' Supply Custom Pack </text:p>
          </table:table-cell>
          <table:table-cell table:style-name="ce59"/>
          <table:table-cell table:style-name="ce59" office:value-type="float" office:value="4267" calcext:value-type="float">
            <text:p>4267</text:p>
          </table:table-cell>
          <table:table-cell table:style-name="ce59" office:value-type="string" calcext:value-type="string">
            <text:p>mm</text:p>
          </table:table-cell>
          <table:table-cell table:style-name="ce288"/>
          <table:table-cell table:style-name="ce333"/>
          <table:table-cell table:style-name="ce352" table:formula="of:=[.H66]*[.$L$2]" office:value-type="float" office:value="13014350" calcext:value-type="float">
            <text:p>13,014,350</text:p>
          </table:table-cell>
          <table:table-cell table:style-name="ce367" table:number-columns-repeated="3"/>
          <table:table-cell table:style-name="ce480" office:value-type="string" calcext:value-type="string">
            <text:p>Please see me on this, vetting new packaging vendor. TS</text:p>
          </table:table-cell>
          <table:table-cell table:style-name="ce198"/>
          <table:table-cell table:style-name="ce608" table:number-columns-repeated="396"/>
          <table:table-cell table:style-name="ce650" table:number-columns-repeated="610"/>
          <table:table-cell/>
        </table:table-row>
        <table:table-row table:style-name="ro7">
          <table:table-cell table:style-name="ce59" office:value-type="string" calcext:value-type="string">
            <text:p>Accessories</text:p>
          </table:table-cell>
          <table:table-cell table:style-name="ce106" office:value-type="string" calcext:value-type="string">
            <text:p>SH-PA0025</text:p>
          </table:table-cell>
          <table:table-cell table:style-name="ce163" office:value-type="string" calcext:value-type="string">
            <text:p>CUSTOM PAD 4-1/2X9-38</text:p>
          </table:table-cell>
          <table:table-cell table:style-name="ce59" office:value-type="string" calcext:value-type="string">
            <text:p>Shippers' Supply Custom Pack </text:p>
          </table:table-cell>
          <table:table-cell table:style-name="ce59"/>
          <table:table-cell table:style-name="ce59" office:value-type="string" calcext:value-type="string">
            <text:p>Shippers' Supply Custom Pack </text:p>
          </table:table-cell>
          <table:table-cell table:style-name="ce59"/>
          <table:table-cell table:style-name="ce59" office:value-type="float" office:value="1" calcext:value-type="float">
            <text:p>1</text:p>
          </table:table-cell>
          <table:table-cell table:style-name="ce59" office:value-type="string" calcext:value-type="string">
            <text:p>ea</text:p>
          </table:table-cell>
          <table:table-cell table:style-name="ce288" office:value-type="currency" office:currency="USD" office:value="-0.16" calcext:value-type="currency">
            <text:p>-$0.16</text:p>
          </table:table-cell>
          <table:table-cell table:style-name="ce333" table:formula="of:=SUM([.J67]*[.H67])" office:value-type="float" office:value="-0.16" calcext:value-type="float">
            <text:p>-$0.16</text:p>
          </table:table-cell>
          <table:table-cell table:style-name="ce352" table:formula="of:=[.H67]*[.$L$2]" office:value-type="float" office:value="3050" calcext:value-type="float">
            <text:p>3,050</text:p>
          </table:table-cell>
          <table:table-cell table:style-name="ce367" table:number-columns-repeated="3"/>
          <table:table-cell table:style-name="ce480" office:value-type="string" calcext:value-type="string">
            <text:p>Please see me on this, vetting new packaging vendor. TS</text:p>
          </table:table-cell>
          <table:table-cell table:style-name="ce543"/>
          <table:table-cell table:style-name="ce591" table:number-columns-repeated="396"/>
          <table:table-cell table:style-name="ce651" table:number-columns-repeated="586"/>
          <table:table-cell table:style-name="ce674"/>
          <table:table-cell table:style-name="ce731" table:number-columns-repeated="23"/>
          <table:table-cell/>
        </table:table-row>
        <table:table-row table:style-name="ro7">
          <table:table-cell table:style-name="ce62" office:value-type="string" calcext:value-type="string">
            <text:p>Consumable </text:p>
          </table:table-cell>
          <table:table-cell table:style-name="ce108" office:value-type="string" calcext:value-type="string">
            <text:p>TL-CS0115</text:p>
          </table:table-cell>
          <table:table-cell table:style-name="ce166" office:value-type="string" calcext:value-type="string">
            <text:p>5 Gallon DYKEM[REG] Metal Can Acetone</text:p>
          </table:table-cell>
          <table:table-cell table:style-name="ce62" office:value-type="string" calcext:value-type="string">
            <text:p>Fastenal </text:p>
          </table:table-cell>
          <table:table-cell table:style-name="ce223" office:value-type="float" office:value="607086" calcext:value-type="float">
            <text:p>607086</text:p>
          </table:table-cell>
          <table:table-cell table:style-name="ce62" office:value-type="string" calcext:value-type="string">
            <text:p>Fastenal </text:p>
          </table:table-cell>
          <table:table-cell table:style-name="ce223" office:value-type="float" office:value="607086" calcext:value-type="float">
            <text:p>607086</text:p>
          </table:table-cell>
          <table:table-cell table:style-name="ce273" table:formula="of:=6/4500/5" office:value-type="float" office:value="0.000266666666666667" calcext:value-type="float">
            <text:p>0.00027</text:p>
          </table:table-cell>
          <table:table-cell table:style-name="ce62" office:value-type="string" calcext:value-type="string">
            <text:p>5gal bucket</text:p>
          </table:table-cell>
          <table:table-cell table:style-name="ce292" table:formula="of:=93.26" office:value-type="currency" office:currency="USD" office:value="93.26" calcext:value-type="currency">
            <text:p>$93.26</text:p>
          </table:table-cell>
          <table:table-cell table:style-name="ce332" table:formula="of:=SUM([.J68]*[.H68])" office:value-type="float" office:value="0.0248693333333333" calcext:value-type="float">
            <text:p>$0.02</text:p>
          </table:table-cell>
          <table:table-cell table:style-name="ce354" table:formula="of:=[.$L$10]*[.H68]" office:value-type="float" office:value="0" calcext:value-type="float">
            <text:p>0</text:p>
          </table:table-cell>
          <table:table-cell table:style-name="ce62" office:value-type="string" calcext:value-type="string">
            <text:p>PO06975</text:p>
          </table:table-cell>
          <table:table-cell table:style-name="ce425" office:value-type="string" calcext:value-type="string">
            <text:p>See notes</text:p>
          </table:table-cell>
          <table:table-cell table:style-name="ce371" office:value-type="string" calcext:value-type="string">
            <text:p>See Note </text:p>
          </table:table-cell>
          <table:table-cell table:style-name="ce485" office:value-type="string" calcext:value-type="string">
            <text:p>Standing PO06975 – we need to just call this in as needed.TS</text:p>
          </table:table-cell>
          <table:table-cell table:style-name="ce553"/>
          <table:table-cell table:style-name="ce590" table:number-columns-repeated="396"/>
          <table:table-cell table:style-name="ce623" table:number-columns-repeated="586"/>
          <table:table-cell table:style-name="ce674"/>
          <table:table-cell table:style-name="ce731" table:number-columns-repeated="23"/>
          <table:table-cell/>
        </table:table-row>
        <table:table-row table:style-name="ro7">
          <table:table-cell table:style-name="ce58" office:value-type="string" calcext:value-type="string">
            <text:p>Consumable </text:p>
          </table:table-cell>
          <table:table-cell table:style-name="ce108" office:value-type="string" calcext:value-type="string">
            <text:p>TL-CS0040</text:p>
          </table:table-cell>
          <table:table-cell table:style-name="ce167" office:value-type="string" calcext:value-type="string">
            <text:p>Extreme-Temperature Pipe Sealant &amp; Threadlocker, 4 oz bottle, blue</text:p>
          </table:table-cell>
          <table:table-cell table:style-name="ce58" office:value-type="string" calcext:value-type="string">
            <text:p>Threadlocker </text:p>
          </table:table-cell>
          <table:table-cell table:style-name="ce224" office:value-type="string" calcext:value-type="string">
            <text:p>7604A55</text:p>
          </table:table-cell>
          <table:table-cell table:style-name="ce58" office:value-type="string" calcext:value-type="string">
            <text:p>McMaster-Carr</text:p>
          </table:table-cell>
          <table:table-cell table:style-name="ce224" office:value-type="string" calcext:value-type="string">
            <text:p>7604A55</text:p>
          </table:table-cell>
          <table:table-cell table:style-name="ce58" office:value-type="float" office:value="0.5" calcext:value-type="float">
            <text:p>0.5</text:p>
          </table:table-cell>
          <table:table-cell table:style-name="ce58" office:value-type="string" calcext:value-type="string">
            <text:p>g</text:p>
          </table:table-cell>
          <table:table-cell table:style-name="ce293" office:value-type="currency" office:currency="USD" office:value="0.07" calcext:value-type="currency">
            <text:p>$0.07</text:p>
          </table:table-cell>
          <table:table-cell table:style-name="ce332" office:value-type="float" office:value="0.03" calcext:value-type="float">
            <text:p>$0.03</text:p>
          </table:table-cell>
          <table:table-cell table:style-name="ce354" office:value-type="float" office:value="1525" calcext:value-type="float">
            <text:p>1,525</text:p>
          </table:table-cell>
          <table:table-cell table:style-name="ce371"/>
          <table:table-cell table:style-name="ce426" office:value-type="string" calcext:value-type="string">
            <text:p>See notes</text:p>
          </table:table-cell>
          <table:table-cell table:style-name="ce371" office:value-type="string" calcext:value-type="string">
            <text:p>See Note </text:p>
          </table:table-cell>
          <table:table-cell table:style-name="ce486" office:value-type="string" calcext:value-type="string">
            <text:p>We order this as needed.TS</text:p>
          </table:table-cell>
          <table:table-cell table:style-name="ce543"/>
          <table:table-cell table:style-name="ce590" table:number-columns-repeated="396"/>
          <table:table-cell table:style-name="ce623" table:number-columns-repeated="586"/>
          <table:table-cell table:style-name="ce675"/>
          <table:table-cell table:style-name="ce732" table:number-columns-repeated="23"/>
          <table:table-cell table:style-name="ce744"/>
        </table:table-row>
        <table:table-row table:style-name="ro7">
          <table:table-cell table:style-name="ce58" office:value-type="string" calcext:value-type="string">
            <text:p>Consumable </text:p>
          </table:table-cell>
          <table:table-cell table:style-name="ce108" office:value-type="string" calcext:value-type="string">
            <text:p>TL-CS0169</text:p>
          </table:table-cell>
          <table:table-cell table:style-name="ce168" office:value-type="string" calcext:value-type="string">
            <text:p>Loctite® Threadlocker 220, 0.34 oz. Bottle</text:p>
          </table:table-cell>
          <table:table-cell table:style-name="ce58" office:value-type="string" calcext:value-type="string">
            <text:p>Threadlocker </text:p>
          </table:table-cell>
          <table:table-cell table:style-name="ce224" office:value-type="string" calcext:value-type="string">
            <text:p>1810A315</text:p>
          </table:table-cell>
          <table:table-cell table:style-name="ce58" office:value-type="string" calcext:value-type="string">
            <text:p>McMaster-Carr</text:p>
          </table:table-cell>
          <table:table-cell table:style-name="ce224" office:value-type="string" calcext:value-type="string">
            <text:p>1810A315</text:p>
          </table:table-cell>
          <table:table-cell table:style-name="ce58" office:value-type="float" office:value="0.5" calcext:value-type="float">
            <text:p>0.5</text:p>
          </table:table-cell>
          <table:table-cell table:style-name="ce58" office:value-type="string" calcext:value-type="string">
            <text:p>g</text:p>
          </table:table-cell>
          <table:table-cell table:style-name="ce293" office:value-type="currency" office:currency="USD" office:value="0.07" calcext:value-type="currency">
            <text:p>$0.07</text:p>
          </table:table-cell>
          <table:table-cell table:style-name="ce332" office:value-type="float" office:value="0.03" calcext:value-type="float">
            <text:p>$0.03</text:p>
          </table:table-cell>
          <table:table-cell table:style-name="Default"/>
          <table:table-cell table:style-name="ce372"/>
          <table:table-cell table:style-name="ce426" office:value-type="string" calcext:value-type="string">
            <text:p>See notes</text:p>
          </table:table-cell>
          <table:table-cell table:style-name="ce372" office:value-type="string" calcext:value-type="string">
            <text:p>See Note </text:p>
          </table:table-cell>
          <table:table-cell table:style-name="ce487" office:value-type="string" calcext:value-type="string">
            <text:p>We order this as needed due to expiration dates vs. consumption, etc. TS Per Mickey this is replacing part number TL-CS0140 (Which I did not see on this BOM prior, might have gotten updated by R&amp;D before I was aware.TS</text:p>
          </table:table-cell>
          <table:table-cell table:style-name="ce543"/>
          <table:table-cell table:style-name="ce590" table:number-columns-repeated="396"/>
          <table:table-cell table:style-name="ce623" table:number-columns-repeated="586"/>
          <table:table-cell table:style-name="ce674"/>
          <table:table-cell table:style-name="ce731" table:number-columns-repeated="23"/>
          <table:table-cell/>
        </table:table-row>
        <table:table-row table:style-name="ro7">
          <table:table-cell table:style-name="ce63" office:value-type="string" calcext:value-type="string">
            <text:p>Consumable </text:p>
          </table:table-cell>
          <table:table-cell table:style-name="ce109" office:value-type="string" calcext:value-type="string">
            <text:p>RM-AB0103</text:p>
          </table:table-cell>
          <table:table-cell table:style-name="ce169" office:value-type="string" calcext:value-type="string">
            <text:p>Black ABS 3mm Filament, 5lb Reel, Esun </text:p>
          </table:table-cell>
          <table:table-cell table:style-name="ce63" office:value-type="string" calcext:value-type="string">
            <text:p>Esun </text:p>
          </table:table-cell>
          <table:table-cell table:style-name="ce63" office:value-type="string" calcext:value-type="string">
            <text:p>RM-AB0103</text:p>
          </table:table-cell>
          <table:table-cell table:style-name="ce63" office:value-type="string" calcext:value-type="string">
            <text:p>Esun </text:p>
          </table:table-cell>
          <table:table-cell table:style-name="ce63" office:value-type="string" calcext:value-type="string">
            <text:p>RM-AB0103</text:p>
          </table:table-cell>
          <table:table-cell table:style-name="ce274" table:formula="of:=620*5/4500*6" office:value-type="float" office:value="4.13333333333333" calcext:value-type="float">
            <text:p>4.133</text:p>
          </table:table-cell>
          <table:table-cell table:style-name="ce63" office:value-type="string" calcext:value-type="string">
            <text:p>g</text:p>
          </table:table-cell>
          <table:table-cell table:style-name="ce294"/>
          <table:table-cell table:style-name="ce336" table:formula="of:=SUM([.J71]*[.H71])" office:value-type="float" office:value="0" calcext:value-type="float">
            <text:p/>
          </table:table-cell>
          <table:table-cell table:style-name="ce352"/>
          <table:table-cell table:style-name="ce63"/>
          <table:table-cell table:style-name="ce427"/>
          <table:table-cell table:style-name="ce63" office:value-type="string" calcext:value-type="string">
            <text:p>See Note </text:p>
          </table:table-cell>
          <table:table-cell table:style-name="ce488" office:value-type="string" calcext:value-type="string">
            <text:p>Pulling from the Cluster</text:p>
          </table:table-cell>
          <table:table-cell table:style-name="ce546"/>
          <table:table-cell table:style-name="ce600" table:number-columns-repeated="982"/>
          <table:table-cell table:style-name="ce631" table:number-columns-repeated="2"/>
          <table:table-cell table:style-name="ce604" table:number-columns-repeated="22"/>
          <table:table-cell table:style-name="ce742"/>
        </table:table-row>
        <table:table-row table:style-name="ro7">
          <table:table-cell table:style-name="ce64" office:value-type="string" calcext:value-type="string">
            <text:p>Consumable </text:p>
          </table:table-cell>
          <table:table-cell table:style-name="ce110" office:value-type="string" calcext:value-type="string">
            <text:p>RM-MS0035</text:p>
          </table:table-cell>
          <table:table-cell table:style-name="ce170" office:value-type="string" calcext:value-type="string">
            <text:p><text:s/>nGen Amphora (colorFabb) 2.85 mm filament, .75kg Reel, AM3300 Polymer, LulzBot Green</text:p>
          </table:table-cell>
          <table:table-cell table:style-name="ce64" office:value-type="string" calcext:value-type="string">
            <text:p>colorFabb</text:p>
          </table:table-cell>
          <table:table-cell table:style-name="ce64"/>
          <table:table-cell table:style-name="ce64" office:value-type="string" calcext:value-type="string">
            <text:p>colorFabb</text:p>
          </table:table-cell>
          <table:table-cell table:style-name="ce64"/>
          <table:table-cell table:style-name="ce275" office:value-type="float" office:value="4.133" calcext:value-type="float">
            <text:p>4.133</text:p>
          </table:table-cell>
          <table:table-cell table:style-name="ce64" office:value-type="string" calcext:value-type="string">
            <text:p>g</text:p>
          </table:table-cell>
          <table:table-cell table:style-name="ce295" office:value-type="currency" office:currency="USD" office:value="0" calcext:value-type="currency">
            <text:p>$0.00</text:p>
          </table:table-cell>
          <table:table-cell table:style-name="ce334"/>
          <table:table-cell table:style-name="ce357"/>
          <table:table-cell table:style-name="ce64" office:value-type="string" calcext:value-type="string">
            <text:p>PO12115</text:p>
          </table:table-cell>
          <table:table-cell table:style-name="ce428" office:value-type="date" office:date-value="2016-02-25" calcext:value-type="date">
            <text:p>02/25/16</text:p>
          </table:table-cell>
          <table:table-cell table:style-name="ce428" office:value-type="date" office:date-value="2016-03-04" calcext:value-type="date">
            <text:p>03/04/16</text:p>
          </table:table-cell>
          <table:table-cell table:style-name="ce489" office:value-type="string" calcext:value-type="string">
            <text:p>No costing on these samples – we are getting them for Free! TS</text:p>
          </table:table-cell>
          <table:table-cell table:style-name="ce554"/>
          <table:table-cell table:style-name="ce609" table:number-columns-repeated="982"/>
          <table:table-cell table:style-name="ce628" table:number-columns-repeated="2"/>
          <table:table-cell table:style-name="ce734" table:number-columns-repeated="22"/>
          <table:table-cell table:style-name="ce745"/>
        </table:table-row>
        <table:table-row table:style-name="ro7">
          <table:table-cell table:style-name="ce65" office:value-type="string" calcext:value-type="string">
            <text:p>Documentation</text:p>
          </table:table-cell>
          <table:table-cell table:style-name="ce111" office:value-type="string" calcext:value-type="string">
            <text:p>DC-MN0015</text:p>
          </table:table-cell>
          <table:table-cell table:style-name="ce171" office:value-type="string" calcext:value-type="string">
            <text:p>Lulzbot-Taz 6.0 User Manual</text:p>
          </table:table-cell>
          <table:table-cell table:style-name="ce65" office:value-type="string" calcext:value-type="string">
            <text:p>Lightning Source</text:p>
          </table:table-cell>
          <table:table-cell table:style-name="ce65" table:number-columns-repeated="3"/>
          <table:table-cell table:style-name="ce65" office:value-type="float" office:value="1" calcext:value-type="float">
            <text:p>1</text:p>
          </table:table-cell>
          <table:table-cell table:style-name="ce65" office:value-type="string" calcext:value-type="string">
            <text:p>ea</text:p>
          </table:table-cell>
          <table:table-cell table:style-name="ce296" office:value-type="currency" office:currency="USD" office:value="4.75" calcext:value-type="currency">
            <text:p>$4.75</text:p>
          </table:table-cell>
          <table:table-cell table:style-name="ce337" table:formula="of:=SUM([.J73]*[.H73])" office:value-type="float" office:value="4.75" calcext:value-type="float">
            <text:p>$4.75</text:p>
          </table:table-cell>
          <table:table-cell table:style-name="ce358" table:formula="of:=[.H73]*[.$L$2]" office:value-type="float" office:value="3050" calcext:value-type="float">
            <text:p>3,050</text:p>
          </table:table-cell>
          <table:table-cell table:style-name="ce373" office:value-type="string" calcext:value-type="string">
            <text:p>PO12729</text:p>
          </table:table-cell>
          <table:table-cell table:style-name="ce373" office:value-type="date" office:date-value="2016-03-29" calcext:value-type="date">
            <text:p>03/29/16</text:p>
          </table:table-cell>
          <table:table-cell table:style-name="ce373" office:value-type="date" office:date-value="2016-03-30" calcext:value-type="date">
            <text:p>03/30/16</text:p>
          </table:table-cell>
          <table:table-cell table:style-name="ce490" office:value-type="string" calcext:value-type="string">
            <text:p>First 400 ordered at premium for quick delivery NEW part number</text:p>
          </table:table-cell>
          <table:table-cell table:style-name="ce555"/>
          <table:table-cell table:style-name="ce610" table:number-columns-repeated="982"/>
          <table:table-cell table:style-name="ce676"/>
          <table:table-cell table:style-name="ce733" table:number-columns-repeated="23"/>
          <table:table-cell table:style-name="ce746"/>
        </table:table-row>
        <table:table-row table:style-name="ro7">
          <table:table-cell table:style-name="ce58" office:value-type="string" calcext:value-type="string">
            <text:p>Documentation</text:p>
          </table:table-cell>
          <table:table-cell table:style-name="ce102" office:value-type="string" calcext:value-type="string">
            <text:p>DC-MS0049</text:p>
          </table:table-cell>
          <table:table-cell table:style-name="ce164" office:value-type="string" calcext:value-type="string">
            <text:p>Test/Acceptance record TAZ 6.0</text:p>
          </table:table-cell>
          <table:table-cell table:style-name="ce58" office:value-type="string" calcext:value-type="string">
            <text:p>2 SIDED</text:p>
          </table:table-cell>
          <table:table-cell table:style-name="ce58" table:number-columns-repeated="3"/>
          <table:table-cell table:style-name="ce58" office:value-type="float" office:value="1" calcext:value-type="float">
            <text:p>1</text:p>
          </table:table-cell>
          <table:table-cell table:style-name="ce58" office:value-type="string" calcext:value-type="string">
            <text:p>ea</text:p>
          </table:table-cell>
          <table:table-cell table:style-name="ce287" office:value-type="currency" office:currency="USD" office:value="0.47619" calcext:value-type="currency">
            <text:p>$0.48</text:p>
          </table:table-cell>
          <table:table-cell table:style-name="ce332" table:formula="of:=SUM([.J74]*[.H74])" office:value-type="float" office:value="0.47619" calcext:value-type="float">
            <text:p>$0.48</text:p>
          </table:table-cell>
          <table:table-cell table:style-name="ce354" table:formula="of:=[.H74]*[.$L$2]" office:value-type="float" office:value="3050" calcext:value-type="float">
            <text:p>3,050</text:p>
          </table:table-cell>
          <table:table-cell table:style-name="ce368" office:value-type="string" calcext:value-type="string">
            <text:p>PO12745</text:p>
          </table:table-cell>
          <table:table-cell table:style-name="ce368" office:value-type="date" office:date-value="2016-04-01" calcext:value-type="date">
            <text:p>04/01/16</text:p>
          </table:table-cell>
          <table:table-cell table:style-name="ce368" office:value-type="date" office:date-value="2016-04-03" calcext:value-type="date">
            <text:p>04/03/16</text:p>
          </table:table-cell>
          <table:table-cell table:style-name="ce491"/>
          <table:table-cell table:style-name="ce544"/>
          <table:table-cell table:style-name="ce591" table:number-columns-repeated="975"/>
          <table:table-cell table:style-name="ce597" table:number-columns-repeated="9"/>
          <table:table-cell table:style-name="ce595" table:number-columns-repeated="22"/>
          <table:table-cell table:style-name="ce742"/>
        </table:table-row>
        <table:table-row table:style-name="ro7">
          <table:table-cell table:style-name="ce66" office:value-type="string" calcext:value-type="string">
            <text:p>Documentation</text:p>
          </table:table-cell>
          <table:table-cell table:style-name="ce112"/>
          <table:table-cell table:style-name="ce172" office:value-type="string" calcext:value-type="string">
            <text:p>Quality checklist, TAZ 6.0</text:p>
          </table:table-cell>
          <table:table-cell table:style-name="ce66" table:number-columns-repeated="4"/>
          <table:table-cell table:style-name="ce66" office:value-type="float" office:value="1" calcext:value-type="float">
            <text:p>1</text:p>
          </table:table-cell>
          <table:table-cell table:style-name="ce66" office:value-type="string" calcext:value-type="string">
            <text:p>ea</text:p>
          </table:table-cell>
          <table:table-cell table:style-name="ce297" office:value-type="currency" office:currency="USD" office:value="0.7619" calcext:value-type="currency">
            <text:p>$0.76</text:p>
          </table:table-cell>
          <table:table-cell table:style-name="ce336" table:formula="of:=SUM([.J75]*[.H75])" office:value-type="float" office:value="0.7619" calcext:value-type="float">
            <text:p>$0.76</text:p>
          </table:table-cell>
          <table:table-cell table:style-name="ce352" table:formula="of:=[.H75]*[.$L$2]" office:value-type="float" office:value="3050" calcext:value-type="float">
            <text:p>3,050</text:p>
          </table:table-cell>
          <table:table-cell table:style-name="ce374" table:number-columns-repeated="3"/>
          <table:table-cell table:style-name="ce491"/>
          <table:table-cell table:style-name="ce546"/>
          <table:table-cell table:style-name="ce601" table:number-columns-repeated="982"/>
          <table:table-cell table:style-name="ce631"/>
          <table:table-cell table:style-name="ce604" table:number-columns-repeated="23"/>
          <table:table-cell table:style-name="ce747"/>
        </table:table-row>
        <table:table-row table:style-name="ro7">
          <table:table-cell table:style-name="ce58" office:value-type="string" calcext:value-type="string">
            <text:p>Documentation</text:p>
          </table:table-cell>
          <table:table-cell table:style-name="ce102" office:value-type="string" calcext:value-type="string">
            <text:p>DC-MS0050</text:p>
          </table:table-cell>
          <table:table-cell table:style-name="ce164" office:value-type="string" calcext:value-type="string">
            <text:p>Packing List, TAZ 6.0</text:p>
          </table:table-cell>
          <table:table-cell table:style-name="ce58" table:number-columns-repeated="4"/>
          <table:table-cell table:style-name="ce58" office:value-type="float" office:value="1" calcext:value-type="float">
            <text:p>1</text:p>
          </table:table-cell>
          <table:table-cell table:style-name="ce58" office:value-type="string" calcext:value-type="string">
            <text:p>ea</text:p>
          </table:table-cell>
          <table:table-cell table:style-name="ce287" office:value-type="currency" office:currency="USD" office:value="0.23809" calcext:value-type="currency">
            <text:p>$0.24</text:p>
          </table:table-cell>
          <table:table-cell table:style-name="ce332" table:formula="of:=SUM([.J76]*[.H76])" office:value-type="float" office:value="0.23809" calcext:value-type="float">
            <text:p>$0.24</text:p>
          </table:table-cell>
          <table:table-cell table:style-name="ce354" table:formula="of:=[.H76]*[.$L$2]" office:value-type="float" office:value="3050" calcext:value-type="float">
            <text:p>3,050</text:p>
          </table:table-cell>
          <table:table-cell table:style-name="ce368" office:value-type="string" calcext:value-type="string">
            <text:p>PO12745</text:p>
          </table:table-cell>
          <table:table-cell table:style-name="ce368" office:value-type="date" office:date-value="2016-04-01" calcext:value-type="date">
            <text:p>04/01/16</text:p>
          </table:table-cell>
          <table:table-cell table:style-name="ce368" office:value-type="date" office:date-value="2016-04-03" calcext:value-type="date">
            <text:p>04/03/16</text:p>
          </table:table-cell>
          <table:table-cell table:style-name="ce491"/>
          <table:table-cell table:style-name="ce556"/>
          <table:table-cell table:style-name="ce611" table:number-columns-repeated="982"/>
          <table:table-cell table:style-name="ce677" table:number-columns-repeated="24"/>
          <table:table-cell table:style-name="ce742"/>
        </table:table-row>
        <table:table-row table:style-name="ro7">
          <table:table-cell table:style-name="ce67" office:value-type="string" calcext:value-type="string">
            <text:p>Documentation</text:p>
          </table:table-cell>
          <table:table-cell table:style-name="ce113" office:value-type="string" calcext:value-type="string">
            <text:p>DC-MN0016</text:p>
          </table:table-cell>
          <table:table-cell table:style-name="ce173" office:value-type="string" calcext:value-type="string">
            <text:p>Operating Guide, TAZ 6.0</text:p>
          </table:table-cell>
          <table:table-cell table:style-name="ce67" table:number-columns-repeated="4"/>
          <table:table-cell table:style-name="ce67" office:value-type="float" office:value="1" calcext:value-type="float">
            <text:p>1</text:p>
          </table:table-cell>
          <table:table-cell table:style-name="ce67" office:value-type="string" calcext:value-type="string">
            <text:p>ea</text:p>
          </table:table-cell>
          <table:table-cell table:style-name="ce298" office:value-type="currency" office:currency="USD" office:value="1.61904" calcext:value-type="currency">
            <text:p>$1.62</text:p>
          </table:table-cell>
          <table:table-cell table:style-name="ce338" table:formula="of:=SUM([.J77]*[.H77])" office:value-type="float" office:value="1.61904" calcext:value-type="float">
            <text:p>$1.62</text:p>
          </table:table-cell>
          <table:table-cell table:style-name="ce354" table:formula="of:=[.H77]*[.$L$2]" office:value-type="float" office:value="3050" calcext:value-type="float">
            <text:p>3,050</text:p>
          </table:table-cell>
          <table:table-cell table:style-name="ce368" office:value-type="string" calcext:value-type="string">
            <text:p>PO12745</text:p>
          </table:table-cell>
          <table:table-cell table:style-name="ce368" office:value-type="date" office:date-value="2016-04-01" calcext:value-type="date">
            <text:p>04/01/16</text:p>
          </table:table-cell>
          <table:table-cell table:style-name="ce368" office:value-type="date" office:date-value="2016-04-03" calcext:value-type="date">
            <text:p>04/03/16</text:p>
          </table:table-cell>
          <table:table-cell table:style-name="ce492" office:value-type="string" calcext:value-type="string">
            <text:p>NEW part number</text:p>
          </table:table-cell>
          <table:table-cell table:style-name="ce556"/>
          <table:table-cell table:style-name="ce611" table:number-columns-repeated="396"/>
          <table:table-cell table:style-name="ce652" table:number-columns-repeated="586"/>
          <table:table-cell table:style-name="ce678" table:number-columns-repeated="24"/>
          <table:table-cell/>
        </table:table-row>
        <table:table-row table:style-name="ro7">
          <table:table-cell table:style-name="ce67" office:value-type="string" calcext:value-type="string">
            <text:p>Documentation</text:p>
          </table:table-cell>
          <table:table-cell table:style-name="ce114" office:value-type="string" calcext:value-type="string">
            <text:p>DC-MS0051</text:p>
          </table:table-cell>
          <table:table-cell table:style-name="ce173" office:value-type="string" calcext:value-type="string">
            <text:p>Declaration of Conformity, TAZ 6.0</text:p>
          </table:table-cell>
          <table:table-cell table:style-name="ce67" table:number-columns-repeated="4"/>
          <table:table-cell table:style-name="ce67" office:value-type="float" office:value="1" calcext:value-type="float">
            <text:p>1</text:p>
          </table:table-cell>
          <table:table-cell table:style-name="ce67" office:value-type="string" calcext:value-type="string">
            <text:p>ea</text:p>
          </table:table-cell>
          <table:table-cell table:style-name="ce298" office:value-type="currency" office:currency="USD" office:value="0.114" calcext:value-type="currency">
            <text:p>$0.11</text:p>
          </table:table-cell>
          <table:table-cell table:style-name="ce338" table:formula="of:=SUM([.J78]*[.H78])" office:value-type="float" office:value="0.114" calcext:value-type="float">
            <text:p>$0.11</text:p>
          </table:table-cell>
          <table:table-cell table:style-name="ce354" table:formula="of:=[.H78]*[.$L$2]" office:value-type="float" office:value="3050" calcext:value-type="float">
            <text:p>3,050</text:p>
          </table:table-cell>
          <table:table-cell table:style-name="ce368" office:value-type="string" calcext:value-type="string">
            <text:p>PO12745</text:p>
          </table:table-cell>
          <table:table-cell table:style-name="ce368" office:value-type="date" office:date-value="2016-04-01" calcext:value-type="date">
            <text:p>04/01/16</text:p>
          </table:table-cell>
          <table:table-cell table:style-name="ce368" office:value-type="date" office:date-value="2016-04-03" calcext:value-type="date">
            <text:p>04/03/16</text:p>
          </table:table-cell>
          <table:table-cell table:style-name="ce492" office:value-type="string" calcext:value-type="string">
            <text:p>NEW part number</text:p>
          </table:table-cell>
          <table:table-cell table:style-name="ce557"/>
          <table:table-cell table:style-name="ce591" table:number-columns-repeated="396"/>
          <table:table-cell table:style-name="ce653" table:number-columns-repeated="586"/>
          <table:table-cell table:style-name="ce679" table:number-columns-repeated="2"/>
          <table:table-cell table:style-name="ce737" table:number-columns-repeated="22"/>
          <table:table-cell/>
        </table:table-row>
        <table:table-row table:style-name="ro7">
          <table:table-cell table:style-name="ce68" office:value-type="string" calcext:value-type="string">
            <text:p>Documentation</text:p>
          </table:table-cell>
          <table:table-cell table:style-name="ce115" office:value-type="string" calcext:value-type="string">
            <text:p>DC-LB0063</text:p>
          </table:table-cell>
          <table:table-cell table:style-name="ce174" office:value-type="string" calcext:value-type="string">
            <text:p>Modification Warning Insert Modification 2.75 x 8.5 on 100 lb. Astrobright Lift Off Lemon Very Bright</text:p>
          </table:table-cell>
          <table:table-cell table:style-name="ce68" table:number-columns-repeated="3"/>
          <table:table-cell table:style-name="ce67"/>
          <table:table-cell table:style-name="ce68" office:value-type="float" office:value="1" calcext:value-type="float">
            <text:p>1</text:p>
          </table:table-cell>
          <table:table-cell table:style-name="ce68" office:value-type="string" calcext:value-type="string">
            <text:p>ea</text:p>
          </table:table-cell>
          <table:table-cell table:style-name="ce299" office:value-type="currency" office:currency="USD" office:value="0.0735" calcext:value-type="currency">
            <text:p>$0.07</text:p>
          </table:table-cell>
          <table:table-cell table:style-name="ce338" table:formula="of:=SUM([.J79]*[.H79])" office:value-type="float" office:value="0.0735" calcext:value-type="float">
            <text:p>$0.07</text:p>
          </table:table-cell>
          <table:table-cell table:style-name="ce354" table:formula="of:=[.H79]*[.$L$2]" office:value-type="float" office:value="3050" calcext:value-type="float">
            <text:p>3,050</text:p>
          </table:table-cell>
          <table:table-cell table:style-name="ce368" office:value-type="string" calcext:value-type="string">
            <text:p>PO12745</text:p>
          </table:table-cell>
          <table:table-cell table:style-name="ce368" office:value-type="date" office:date-value="2016-04-01" calcext:value-type="date">
            <text:p>04/01/16</text:p>
          </table:table-cell>
          <table:table-cell table:style-name="ce368" office:value-type="date" office:date-value="2016-04-03" calcext:value-type="date">
            <text:p>04/03/16</text:p>
          </table:table-cell>
          <table:table-cell table:style-name="ce493"/>
          <table:table-cell table:style-name="ce557"/>
          <table:table-cell table:style-name="ce590" table:number-columns-repeated="396"/>
          <table:table-cell table:style-name="ce654" table:number-columns-repeated="586"/>
          <table:table-cell table:style-name="ce679" table:number-columns-repeated="2"/>
          <table:table-cell table:style-name="ce737" table:number-columns-repeated="22"/>
          <table:table-cell/>
        </table:table-row>
        <table:table-row table:style-name="ro7">
          <table:table-cell table:style-name="ce68" office:value-type="string" calcext:value-type="string">
            <text:p>Documentation</text:p>
          </table:table-cell>
          <table:table-cell table:style-name="ce116" office:value-type="string" calcext:value-type="string">
            <text:p>DC-MN0017</text:p>
          </table:table-cell>
          <table:table-cell table:style-name="ce174" office:value-type="string" calcext:value-type="string">
            <text:p>Unboxing Guide TAZ 6</text:p>
          </table:table-cell>
          <table:table-cell table:style-name="ce68" table:number-columns-repeated="3"/>
          <table:table-cell table:style-name="ce67"/>
          <table:table-cell table:style-name="ce68" office:value-type="float" office:value="1" calcext:value-type="float">
            <text:p>1</text:p>
          </table:table-cell>
          <table:table-cell table:style-name="ce68" office:value-type="string" calcext:value-type="string">
            <text:p>ea</text:p>
          </table:table-cell>
          <table:table-cell table:style-name="ce299"/>
          <table:table-cell table:style-name="ce338"/>
          <table:table-cell table:style-name="ce354"/>
          <table:table-cell table:style-name="ce375"/>
          <table:table-cell table:style-name="ce429"/>
          <table:table-cell table:style-name="ce455"/>
          <table:table-cell table:style-name="ce492" office:value-type="string" calcext:value-type="string">
            <text:p>NEW part number</text:p>
          </table:table-cell>
          <table:table-cell table:style-name="ce557"/>
          <table:table-cell table:style-name="ce590" table:number-columns-repeated="396"/>
          <table:table-cell table:style-name="ce654" table:number-columns-repeated="586"/>
          <table:table-cell table:style-name="ce679" table:number-columns-repeated="2"/>
          <table:table-cell table:style-name="ce737" table:number-columns-repeated="22"/>
          <table:table-cell/>
        </table:table-row>
        <table:table-row table:style-name="ro7">
          <table:table-cell table:style-name="ce68" office:value-type="string" calcext:value-type="string">
            <text:p>Documentation</text:p>
          </table:table-cell>
          <table:table-cell table:style-name="ce117" office:value-type="string" calcext:value-type="string">
            <text:p>DC-MS0052</text:p>
          </table:table-cell>
          <table:table-cell table:style-name="ce175" office:value-type="string" calcext:value-type="string">
            <text:p>Safety Warnings sheet, TAZ 6.0</text:p>
          </table:table-cell>
          <table:table-cell table:style-name="ce68" table:number-columns-repeated="3"/>
          <table:table-cell table:style-name="ce67"/>
          <table:table-cell table:style-name="ce68" office:value-type="float" office:value="1" calcext:value-type="float">
            <text:p>1</text:p>
          </table:table-cell>
          <table:table-cell table:style-name="ce68" office:value-type="string" calcext:value-type="string">
            <text:p>ea</text:p>
          </table:table-cell>
          <table:table-cell table:style-name="ce299"/>
          <table:table-cell table:style-name="ce338"/>
          <table:table-cell table:style-name="ce354"/>
          <table:table-cell table:style-name="ce375"/>
          <table:table-cell table:style-name="ce429"/>
          <table:table-cell table:style-name="ce455"/>
          <table:table-cell table:style-name="ce492"/>
          <table:table-cell table:style-name="ce557"/>
          <table:table-cell table:style-name="ce590" table:number-columns-repeated="396"/>
          <table:table-cell table:style-name="ce654" table:number-columns-repeated="586"/>
          <table:table-cell table:style-name="ce679" table:number-columns-repeated="2"/>
          <table:table-cell table:style-name="ce737" table:number-columns-repeated="22"/>
          <table:table-cell/>
        </table:table-row>
        <table:table-row table:style-name="ro7">
          <table:table-cell table:style-name="ce69" office:value-type="string" calcext:value-type="string">
            <text:p>Electronic</text:p>
          </table:table-cell>
          <table:table-cell table:style-name="ce110" office:value-type="string" calcext:value-type="string">
            <text:p>PC-CN0062</text:p>
          </table:table-cell>
          <table:table-cell table:style-name="ce176" office:value-type="string" calcext:value-type="string">
            <text:p>Female 8 pin Molex Connector Housing</text:p>
          </table:table-cell>
          <table:table-cell table:style-name="ce70" office:value-type="string" calcext:value-type="string">
            <text:p>Molex</text:p>
          </table:table-cell>
          <table:table-cell table:style-name="ce70" office:value-type="string" calcext:value-type="string">
            <text:p>50-57-9408</text:p>
          </table:table-cell>
          <table:table-cell table:style-name="ce70" office:value-type="string" calcext:value-type="string">
            <text:p>TTI</text:p>
          </table:table-cell>
          <table:table-cell table:style-name="ce72" office:value-type="string" calcext:value-type="string">
            <text:p>538-50-57-9408</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12" calcext:value-type="currency">
            <text:p>$0.12</text:p>
          </table:table-cell>
          <table:table-cell table:style-name="ce334" table:formula="of:=SUM([.J82]*[.H82])" office:value-type="float" office:value="0.12" calcext:value-type="float">
            <text:p>$0.12</text:p>
          </table:table-cell>
          <table:table-cell table:style-name="ce355" table:formula="of:=[.H82]*[.$L$2]" office:value-type="float" office:value="3050" calcext:value-type="float">
            <text:p>3,050</text:p>
          </table:table-cell>
          <table:table-cell table:style-name="ce376" office:value-type="string" calcext:value-type="string">
            <text:p>PO11064</text:p>
          </table:table-cell>
          <table:table-cell table:style-name="ce430" office:value-type="date" office:date-value="2015-12-04" calcext:value-type="date">
            <text:p>12/04/15</text:p>
          </table:table-cell>
          <table:table-cell table:style-name="ce430" office:value-type="date" office:date-value="2016-02-22" calcext:value-type="date">
            <text:p>02/22/16</text:p>
          </table:table-cell>
          <table:table-cell table:style-name="ce494" office:value-type="string" calcext:value-type="string">
            <text:p>Ordered for Olive.KG <text:s text:c="2"/></text:p>
          </table:table-cell>
          <table:table-cell table:style-name="ce558"/>
          <table:table-cell table:style-name="ce612" table:number-columns-repeated="983"/>
          <table:table-cell table:style-name="ce605" table:number-columns-repeated="23"/>
          <table:table-cell/>
        </table:table-row>
        <table:table-row table:style-name="ro7">
          <table:table-cell table:style-name="ce70" office:value-type="string" calcext:value-type="string">
            <text:p>Electronic</text:p>
          </table:table-cell>
          <table:table-cell table:style-name="ce110" office:value-type="string" calcext:value-type="string">
            <text:p>PC-CN0061</text:p>
          </table:table-cell>
          <table:table-cell table:style-name="ce176" office:value-type="string" calcext:value-type="string">
            <text:p>Male 8 pin Molex Connector Housing</text:p>
          </table:table-cell>
          <table:table-cell table:style-name="ce70" office:value-type="string" calcext:value-type="string">
            <text:p>Molex</text:p>
          </table:table-cell>
          <table:table-cell table:style-name="ce70" office:value-type="string" calcext:value-type="string">
            <text:p>70107-0007</text:p>
          </table:table-cell>
          <table:table-cell table:style-name="ce70" office:value-type="string" calcext:value-type="string">
            <text:p>TTI</text:p>
          </table:table-cell>
          <table:table-cell table:style-name="ce72" office:value-type="string" calcext:value-type="string">
            <text:p>538-70107-0007</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367" calcext:value-type="currency">
            <text:p>$0.37</text:p>
          </table:table-cell>
          <table:table-cell table:style-name="ce334" table:formula="of:=SUM([.J83]*[.H83])" office:value-type="float" office:value="0.367" calcext:value-type="float">
            <text:p>$0.37</text:p>
          </table:table-cell>
          <table:table-cell table:style-name="ce355" table:formula="of:=[.H83]*[.$L$2]" office:value-type="float" office:value="3050" calcext:value-type="float">
            <text:p>3,050</text:p>
          </table:table-cell>
          <table:table-cell table:style-name="ce376" office:value-type="string" calcext:value-type="string">
            <text:p>PO11064</text:p>
          </table:table-cell>
          <table:table-cell table:style-name="ce430" office:value-type="date" office:date-value="2015-12-04" calcext:value-type="date">
            <text:p>12/04/15</text:p>
          </table:table-cell>
          <table:table-cell table:style-name="ce430" office:value-type="date" office:date-value="2016-02-22" calcext:value-type="date">
            <text:p>02/22/16</text:p>
          </table:table-cell>
          <table:table-cell table:style-name="ce494" office:value-type="string" calcext:value-type="string">
            <text:p>Ordered for Olive.KG <text:s text:c="3"/></text:p>
          </table:table-cell>
          <table:table-cell table:style-name="ce506"/>
          <table:table-cell table:style-name="ce605" table:number-columns-repeated="1006"/>
          <table:table-cell/>
        </table:table-row>
        <table:table-row table:style-name="ro7">
          <table:table-cell table:style-name="ce69" office:value-type="string" calcext:value-type="string">
            <text:p>Electronic</text:p>
          </table:table-cell>
          <table:table-cell table:style-name="ce110" office:value-type="string" calcext:value-type="string">
            <text:p>PC-CN0059</text:p>
          </table:table-cell>
          <table:table-cell table:style-name="ce176" office:value-type="string" calcext:value-type="string">
            <text:p>Male 10 pin Molex Connector Housing</text:p>
          </table:table-cell>
          <table:table-cell table:style-name="ce70" office:value-type="string" calcext:value-type="string">
            <text:p>Molex</text:p>
          </table:table-cell>
          <table:table-cell table:style-name="ce70" office:value-type="string" calcext:value-type="string">
            <text:p>70107-0009</text:p>
          </table:table-cell>
          <table:table-cell table:style-name="ce70" office:value-type="string" calcext:value-type="string">
            <text:p>TTI</text:p>
          </table:table-cell>
          <table:table-cell table:style-name="ce72" office:value-type="string" calcext:value-type="string">
            <text:p>538-70107-0009</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4" calcext:value-type="currency">
            <text:p>$0.40</text:p>
          </table:table-cell>
          <table:table-cell table:style-name="ce334" table:formula="of:=SUM([.J84]*[.H84])" office:value-type="float" office:value="0.4" calcext:value-type="float">
            <text:p>$0.40</text:p>
          </table:table-cell>
          <table:table-cell table:style-name="ce355" table:formula="of:=[.H84]*[.$L$2]" office:value-type="float" office:value="3050" calcext:value-type="float">
            <text:p>3,050</text:p>
          </table:table-cell>
          <table:table-cell table:style-name="ce376" office:value-type="string" calcext:value-type="string">
            <text:p>PO11064</text:p>
          </table:table-cell>
          <table:table-cell table:style-name="ce430" office:value-type="date" office:date-value="2015-12-04" calcext:value-type="date">
            <text:p>12/04/15</text:p>
          </table:table-cell>
          <table:table-cell table:style-name="ce430" office:value-type="date" office:date-value="2016-02-22" calcext:value-type="date">
            <text:p>02/22/16</text:p>
          </table:table-cell>
          <table:table-cell table:style-name="ce494" office:value-type="string" calcext:value-type="string">
            <text:p>Ordered for Olive.KG <text:s text:c="2"/></text:p>
          </table:table-cell>
          <table:table-cell table:style-name="ce559"/>
          <table:table-cell table:style-name="ce613" table:number-columns-repeated="982"/>
          <table:table-cell table:style-name="ce680" table:number-columns-repeated="24"/>
          <table:table-cell/>
        </table:table-row>
        <table:table-row table:style-name="ro7">
          <table:table-cell table:style-name="ce70" office:value-type="string" calcext:value-type="string">
            <text:p>Electronic</text:p>
          </table:table-cell>
          <table:table-cell table:style-name="ce110" office:value-type="string" calcext:value-type="string">
            <text:p>PC-CN0057</text:p>
          </table:table-cell>
          <table:table-cell table:style-name="ce176" office:value-type="string" calcext:value-type="string">
            <text:p>Male 16 pin Molex Connector Housing</text:p>
          </table:table-cell>
          <table:table-cell table:style-name="ce70" office:value-type="string" calcext:value-type="string">
            <text:p>Molex</text:p>
          </table:table-cell>
          <table:table-cell table:style-name="ce70" office:value-type="string" calcext:value-type="string">
            <text:p>70107-0015</text:p>
          </table:table-cell>
          <table:table-cell table:style-name="ce70" office:value-type="string" calcext:value-type="string">
            <text:p>SAGER</text:p>
          </table:table-cell>
          <table:table-cell table:style-name="ce72" office:value-type="string" calcext:value-type="string">
            <text:p>538-70107-0015</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63" calcext:value-type="currency">
            <text:p>$0.63</text:p>
          </table:table-cell>
          <table:table-cell table:style-name="ce334" table:formula="of:=SUM([.J85]*[.H85])" office:value-type="float" office:value="0.63" calcext:value-type="float">
            <text:p>$0.63</text:p>
          </table:table-cell>
          <table:table-cell table:style-name="ce355" table:formula="of:=[.H85]*[.$L$2]" office:value-type="float" office:value="3050" calcext:value-type="float">
            <text:p>3,050</text:p>
          </table:table-cell>
          <table:table-cell table:style-name="ce376" office:value-type="string" calcext:value-type="string">
            <text:p>PO11065</text:p>
          </table:table-cell>
          <table:table-cell table:style-name="ce430" office:value-type="date" office:date-value="2015-12-04" calcext:value-type="date">
            <text:p>12/04/15</text:p>
          </table:table-cell>
          <table:table-cell table:style-name="ce430" office:value-type="date" office:date-value="2015-12-11" calcext:value-type="date">
            <text:p>12/11/15</text:p>
          </table:table-cell>
          <table:table-cell table:style-name="ce494" office:value-type="string" calcext:value-type="string">
            <text:p>Ordered for Olive.KG <text:s text:c="2"/></text:p>
          </table:table-cell>
          <table:table-cell table:style-name="ce554"/>
          <table:table-cell table:style-name="ce614" table:number-columns-repeated="982"/>
          <table:table-cell table:style-name="ce612"/>
          <table:table-cell table:style-name="ce605" table:number-columns-repeated="23"/>
          <table:table-cell/>
        </table:table-row>
        <table:table-row table:style-name="ro7">
          <table:table-cell table:style-name="ce70" office:value-type="string" calcext:value-type="string">
            <text:p>Electronic</text:p>
          </table:table-cell>
          <table:table-cell table:style-name="ce110" office:value-type="string" calcext:value-type="string">
            <text:p>PC-CN0055</text:p>
          </table:table-cell>
          <table:table-cell table:style-name="ce176" office:value-type="string" calcext:value-type="string">
            <text:p>Headers &amp; Wire Housings Male 20Ckt</text:p>
          </table:table-cell>
          <table:table-cell table:style-name="ce70" office:value-type="string" calcext:value-type="string">
            <text:p>Molex</text:p>
          </table:table-cell>
          <table:table-cell table:style-name="ce70" office:value-type="string" calcext:value-type="string">
            <text:p>70107-0019</text:p>
          </table:table-cell>
          <table:table-cell table:style-name="ce70" office:value-type="string" calcext:value-type="string">
            <text:p>SAGER</text:p>
          </table:table-cell>
          <table:table-cell table:style-name="ce72" office:value-type="string" calcext:value-type="string">
            <text:p>538-70107-0019</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785" calcext:value-type="currency">
            <text:p>$0.79</text:p>
          </table:table-cell>
          <table:table-cell table:style-name="ce334" table:formula="of:=SUM([.J86]*[.H86])" office:value-type="float" office:value="0.785" calcext:value-type="float">
            <text:p>$0.79</text:p>
          </table:table-cell>
          <table:table-cell table:style-name="ce355" table:formula="of:=[.H86]*[.$L$2]" office:value-type="float" office:value="3050" calcext:value-type="float">
            <text:p>3,050</text:p>
          </table:table-cell>
          <table:table-cell table:style-name="ce376" office:value-type="string" calcext:value-type="string">
            <text:p>PO11065</text:p>
          </table:table-cell>
          <table:table-cell table:style-name="ce430" office:value-type="date" office:date-value="2015-12-04" calcext:value-type="date">
            <text:p>12/04/15</text:p>
          </table:table-cell>
          <table:table-cell table:style-name="ce430" office:value-type="date" office:date-value="2015-12-11" calcext:value-type="date">
            <text:p>12/11/15</text:p>
          </table:table-cell>
          <table:table-cell table:style-name="ce494" office:value-type="string" calcext:value-type="string">
            <text:p>Ordered for Olive.KG <text:s text:c="2"/></text:p>
          </table:table-cell>
          <table:table-cell table:style-name="ce176"/>
          <table:table-cell table:style-name="ce605" table:number-columns-repeated="1006"/>
          <table:table-cell/>
        </table:table-row>
        <table:table-row table:style-name="ro7">
          <table:table-cell table:style-name="ce70" office:value-type="string" calcext:value-type="string">
            <text:p>Electronic</text:p>
          </table:table-cell>
          <table:table-cell table:style-name="ce110" office:value-type="string" calcext:value-type="string">
            <text:p>PC-CN0053</text:p>
          </table:table-cell>
          <table:table-cell table:style-name="ce176" office:value-type="string" calcext:value-type="string">
            <text:p>Headers &amp; Wire Housings HSG 12P W/O Ears Single Row</text:p>
          </table:table-cell>
          <table:table-cell table:style-name="ce70" office:value-type="string" calcext:value-type="string">
            <text:p>Molex</text:p>
          </table:table-cell>
          <table:table-cell table:style-name="ce70" office:value-type="string" calcext:value-type="string">
            <text:p>70107-0011</text:p>
          </table:table-cell>
          <table:table-cell table:style-name="ce70" office:value-type="string" calcext:value-type="string">
            <text:p>SAGER</text:p>
          </table:table-cell>
          <table:table-cell table:style-name="ce72" office:value-type="string" calcext:value-type="string">
            <text:p>538-70107-0011</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615" calcext:value-type="currency">
            <text:p>$0.62</text:p>
          </table:table-cell>
          <table:table-cell table:style-name="ce334" table:formula="of:=SUM([.J87]*[.H87])" office:value-type="float" office:value="0.615" calcext:value-type="float">
            <text:p>$0.62</text:p>
          </table:table-cell>
          <table:table-cell table:style-name="ce355" table:formula="of:=[.H87]*[.$L$2]" office:value-type="float" office:value="3050" calcext:value-type="float">
            <text:p>3,050</text:p>
          </table:table-cell>
          <table:table-cell table:style-name="ce376" office:value-type="string" calcext:value-type="string">
            <text:p>PO11065</text:p>
          </table:table-cell>
          <table:table-cell table:style-name="ce430" office:value-type="date" office:date-value="2015-12-04" calcext:value-type="date">
            <text:p>12/04/15</text:p>
          </table:table-cell>
          <table:table-cell table:style-name="ce430" office:value-type="date" office:date-value="2015-12-11" calcext:value-type="date">
            <text:p>12/11/15</text:p>
          </table:table-cell>
          <table:table-cell table:style-name="ce494" office:value-type="string" calcext:value-type="string">
            <text:p>Ordered for Olive.KG <text:s text:c="2"/></text:p>
          </table:table-cell>
          <table:table-cell table:style-name="ce536"/>
          <table:table-cell table:style-name="ce614" table:number-columns-repeated="982"/>
          <table:table-cell table:style-name="ce612"/>
          <table:table-cell table:style-name="ce605" table:number-columns-repeated="23"/>
          <table:table-cell/>
        </table:table-row>
        <table:table-row table:style-name="ro7">
          <table:table-cell table:style-name="ce60" office:value-type="string" calcext:value-type="string">
            <text:p>Electronic</text:p>
          </table:table-cell>
          <table:table-cell table:style-name="ce105" office:value-type="string" calcext:value-type="string">
            <text:p>PC-CN0001</text:p>
          </table:table-cell>
          <table:table-cell table:style-name="ce148" office:value-type="string" calcext:value-type="string">
            <text:p/>
            <text:p>Molex-Conn Housing 2POS .100 W/Latch</text:p>
          </table:table-cell>
          <table:table-cell table:style-name="ce60" office:value-type="string" calcext:value-type="string">
            <text:p>Molex</text:p>
          </table:table-cell>
          <table:table-cell table:style-name="ce60" office:value-type="float" office:value="50579402" calcext:value-type="float">
            <text:p>50579402</text:p>
          </table:table-cell>
          <table:table-cell table:style-name="ce60" office:value-type="string" calcext:value-type="string">
            <text:p>SAGER</text:p>
          </table:table-cell>
          <table:table-cell table:style-name="ce60" office:value-type="string" calcext:value-type="string">
            <text:p>WM2900-ND</text:p>
          </table:table-cell>
          <table:table-cell table:style-name="ce60" office:value-type="float" office:value="8" calcext:value-type="float">
            <text:p>8</text:p>
          </table:table-cell>
          <table:table-cell table:style-name="ce60" office:value-type="string" calcext:value-type="string">
            <text:p>ea</text:p>
          </table:table-cell>
          <table:table-cell table:style-name="ce290" office:value-type="currency" office:currency="USD" office:value="0.0525" calcext:value-type="currency">
            <text:p>$0.05</text:p>
          </table:table-cell>
          <table:table-cell table:style-name="ce334" table:formula="of:=SUM([.J88]*[.H88])" office:value-type="float" office:value="0.42" calcext:value-type="float">
            <text:p>$0.42</text:p>
          </table:table-cell>
          <table:table-cell table:style-name="ce355" table:formula="of:=[.H88]*[.$L$2]" office:value-type="float" office:value="24400" calcext:value-type="float">
            <text:p>24,400</text:p>
          </table:table-cell>
          <table:table-cell table:style-name="ce377" office:value-type="string" calcext:value-type="string">
            <text:p>PO11031 / PO11661</text:p>
          </table:table-cell>
          <table:table-cell table:style-name="ce431" office:value-type="date" office:date-value="2015-12-03" calcext:value-type="date">
            <text:p>12/03/15</text:p>
          </table:table-cell>
          <table:table-cell table:style-name="ce431" office:value-type="string" calcext:value-type="string">
            <text:p>See notes </text:p>
          </table:table-cell>
          <table:table-cell table:style-name="ce494" office:value-type="string" calcext:value-type="string">
            <text:p>Ordered additional units for Olive.KG <text:s text:c="2"/></text:p>
          </table:table-cell>
          <table:table-cell table:style-name="ce516"/>
          <table:table-cell table:style-name="ce614" table:number-columns-repeated="982"/>
          <table:table-cell table:style-name="ce612"/>
          <table:table-cell table:style-name="ce605" table:number-columns-repeated="23"/>
          <table:table-cell/>
        </table:table-row>
        <table:table-row table:style-name="ro7">
          <table:table-cell table:style-name="ce60" office:value-type="string" calcext:value-type="string">
            <text:p>Electronic</text:p>
          </table:table-cell>
          <table:table-cell table:style-name="ce105" office:value-type="string" calcext:value-type="string">
            <text:p>PC-AS0019</text:p>
          </table:table-cell>
          <table:table-cell table:style-name="ce148" office:value-type="string" calcext:value-type="string">
            <text:p>Full Graphic Smart LCD Controller, gLCD Kit</text:p>
          </table:table-cell>
          <table:table-cell table:style-name="ce60" office:value-type="string" calcext:value-type="string">
            <text:p>RepRapDiscount </text:p>
          </table:table-cell>
          <table:table-cell table:style-name="ce60"/>
          <table:table-cell table:style-name="ce60" office:value-type="string" calcext:value-type="string">
            <text:p>RepRapDiscount </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28" calcext:value-type="currency">
            <text:p>$28.00</text:p>
          </table:table-cell>
          <table:table-cell table:style-name="ce334" table:formula="of:=SUM([.J89]*[.H89])" office:value-type="float" office:value="28" calcext:value-type="float">
            <text:p>$28.00</text:p>
          </table:table-cell>
          <table:table-cell table:style-name="ce355" table:formula="of:=[.H89]*[.$L$2]" office:value-type="float" office:value="3050" calcext:value-type="float">
            <text:p>3,050</text:p>
          </table:table-cell>
          <table:table-cell table:style-name="ce378" office:value-type="string" calcext:value-type="string">
            <text:p>PO10917</text:p>
          </table:table-cell>
          <table:table-cell table:style-name="ce369" office:value-type="date" office:date-value="2015-12-03" calcext:value-type="date">
            <text:p>12/03/15</text:p>
          </table:table-cell>
          <table:table-cell table:style-name="ce369" office:value-type="string" calcext:value-type="string">
            <text:p>See notes </text:p>
          </table:table-cell>
          <table:table-cell table:style-name="ce495" office:value-type="string" calcext:value-type="string">
            <text:p>Received Ordered for Olive. KG</text:p>
          </table:table-cell>
          <table:table-cell table:style-name="ce516"/>
          <table:table-cell table:style-name="ce614" table:number-columns-repeated="982"/>
          <table:table-cell table:style-name="ce612"/>
          <table:table-cell table:style-name="ce605" table:number-columns-repeated="23"/>
          <table:table-cell/>
        </table:table-row>
        <table:table-row table:style-name="ro7">
          <table:table-cell table:style-name="ce60" office:value-type="string" calcext:value-type="string">
            <text:p>Accessories</text:p>
          </table:table-cell>
          <table:table-cell table:style-name="ce105" office:value-type="string" calcext:value-type="string">
            <text:p>EL-MS0119</text:p>
          </table:table-cell>
          <table:table-cell table:style-name="ce148" office:value-type="string" calcext:value-type="string">
            <text:p>SD Card from GLCD Kit</text:p>
          </table:table-cell>
          <table:table-cell table:style-name="ce60" office:value-type="string" calcext:value-type="string">
            <text:p>These come with PC-AS0019</text:p>
          </table:table-cell>
          <table:table-cell table:style-name="ce60"/>
          <table:table-cell table:style-name="ce60" office:value-type="string" calcext:value-type="string">
            <text:p>These come with PC-AS0019</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 calcext:value-type="currency">
            <text:p>$0.00</text:p>
          </table:table-cell>
          <table:table-cell table:style-name="ce334" office:value-type="float" office:value="0" calcext:value-type="float">
            <text:p/>
          </table:table-cell>
          <table:table-cell table:style-name="ce355" table:formula="of:=[.H90]*[.$L$2]" office:value-type="float" office:value="3050" calcext:value-type="float">
            <text:p>3,050</text:p>
          </table:table-cell>
          <table:table-cell table:style-name="ce378" office:value-type="string" calcext:value-type="string">
            <text:p>PO10917</text:p>
          </table:table-cell>
          <table:table-cell table:style-name="ce369" office:value-type="date" office:date-value="2015-12-08" calcext:value-type="date">
            <text:p>12/08/15</text:p>
          </table:table-cell>
          <table:table-cell table:style-name="ce369" office:value-type="date" office:date-value="2015-12-15" calcext:value-type="date">
            <text:p>12/15/15</text:p>
          </table:table-cell>
          <table:table-cell table:style-name="ce495" office:value-type="string" calcext:value-type="string">
            <text:p>Received Ordered for Olive. KG</text:p>
          </table:table-cell>
          <table:table-cell table:style-name="ce176"/>
          <table:table-cell table:style-name="ce605" table:number-columns-repeated="1006"/>
          <table:table-cell/>
        </table:table-row>
        <table:table-row table:style-name="ro7">
          <table:table-cell table:style-name="ce60" office:value-type="string" calcext:value-type="string">
            <text:p>Electronic</text:p>
          </table:table-cell>
          <table:table-cell table:style-name="ce105" office:value-type="string" calcext:value-type="string">
            <text:p>PC-BD0045</text:p>
          </table:table-cell>
          <table:table-cell table:style-name="ce148" office:value-type="string" calcext:value-type="string">
            <text:p>RAMBO Electronics v1.3L</text:p>
          </table:table-cell>
          <table:table-cell table:style-name="ce60" office:value-type="string" calcext:value-type="string">
            <text:p>UltiMachine</text:p>
          </table:table-cell>
          <table:table-cell table:style-name="ce60" table:number-columns-repeated="3"/>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78" calcext:value-type="currency">
            <text:p>$78.00</text:p>
          </table:table-cell>
          <table:table-cell table:style-name="ce334" table:formula="of:=SUM([.J91]*[.H91])" office:value-type="float" office:value="78" calcext:value-type="float">
            <text:p>$78.00</text:p>
          </table:table-cell>
          <table:table-cell table:style-name="ce355" table:formula="of:=[.H91]*[.$L$2]" office:value-type="float" office:value="3050" calcext:value-type="float">
            <text:p>3,050</text:p>
          </table:table-cell>
          <table:table-cell table:style-name="ce379" office:value-type="string" calcext:value-type="string">
            <text:p>PO10930</text:p>
          </table:table-cell>
          <table:table-cell table:style-name="ce432" office:value-type="date" office:date-value="2015-12-03" calcext:value-type="date">
            <text:p>12/03/15</text:p>
          </table:table-cell>
          <table:table-cell table:style-name="ce432" office:value-type="string" calcext:value-type="string">
            <text:p>See notes </text:p>
          </table:table-cell>
          <table:table-cell table:style-name="ce496" office:value-type="string" calcext:value-type="string">
            <text:p>Received 1050 &amp; 30 next delivery 3/11/16 <text:s/>KG Order for Olive.KG</text:p>
          </table:table-cell>
          <table:table-cell table:style-name="ce516"/>
          <table:table-cell table:style-name="ce614" table:number-columns-repeated="982"/>
          <table:table-cell table:style-name="ce612" table:number-columns-repeated="24"/>
          <table:table-cell/>
        </table:table-row>
        <table:table-row table:style-name="ro7">
          <table:table-cell table:style-name="ce70" office:value-type="string" calcext:value-type="string">
            <text:p>Electronic</text:p>
          </table:table-cell>
          <table:table-cell table:style-name="ce118" office:value-type="string" calcext:value-type="string">
            <text:p>HD-TB0032</text:p>
          </table:table-cell>
          <table:table-cell table:style-name="ce177" office:value-type="string" calcext:value-type="string">
            <text:p>Flexible Polyolefin Heat Shrink Tubing 1/8" ID Before, 1/16" ID After, 100' L, Black</text:p>
          </table:table-cell>
          <table:table-cell table:style-name="ce70" office:value-type="string" calcext:value-type="string">
            <text:p>EDC </text:p>
          </table:table-cell>
          <table:table-cell table:style-name="ce70" office:value-type="string" calcext:value-type="string">
            <text:p>84-01250</text:p>
          </table:table-cell>
          <table:table-cell table:style-name="ce70" office:value-type="string" calcext:value-type="string">
            <text:p>McMaster-Carr</text:p>
          </table:table-cell>
          <table:table-cell table:style-name="ce72" office:value-type="string" calcext:value-type="string">
            <text:p>7856K33</text:p>
          </table:table-cell>
          <table:table-cell table:style-name="ce70" office:value-type="float" office:value="40" calcext:value-type="float">
            <text:p>40</text:p>
          </table:table-cell>
          <table:table-cell table:style-name="ce70" office:value-type="string" calcext:value-type="string">
            <text:p>mm</text:p>
          </table:table-cell>
          <table:table-cell table:style-name="ce301" table:formula="of:=46.43/100/12/25.4" office:value-type="currency" office:currency="USD" office:value="0.00152329396325459" calcext:value-type="currency">
            <text:p>$0.00</text:p>
          </table:table-cell>
          <table:table-cell table:style-name="ce334" table:formula="of:=SUM([.J92]*[.H92])" office:value-type="float" office:value="0.0609317585301837" calcext:value-type="float">
            <text:p>$0.06</text:p>
          </table:table-cell>
          <table:table-cell table:style-name="ce355" office:value-type="float" office:value="120" calcext:value-type="float">
            <text:p>120</text:p>
          </table:table-cell>
          <table:table-cell table:style-name="ce380" office:value-type="string" calcext:value-type="string">
            <text:p>PO11684</text:p>
          </table:table-cell>
          <table:table-cell table:style-name="ce430" office:value-type="date" office:date-value="2016-02-01" calcext:value-type="date">
            <text:p>02/01/16</text:p>
          </table:table-cell>
          <table:table-cell table:style-name="ce430" office:value-type="date" office:date-value="2016-03-07" calcext:value-type="date">
            <text:p>03/07/16</text:p>
          </table:table-cell>
          <table:table-cell table:style-name="ce494" office:value-type="string" calcext:value-type="string">
            <text:p>OLIVE KG 5/100' (400ft) for OliveEDC quoted 100' = $ 18.68 /100' <text:s text:c="2"/>Allcable sending sample for alternatel quote costing and lead time. TS </text:p>
          </table:table-cell>
          <table:table-cell table:style-name="ce467"/>
          <table:table-cell table:style-name="ce614" table:number-columns-repeated="982"/>
          <table:table-cell table:style-name="ce612"/>
          <table:table-cell table:style-name="ce605" table:number-columns-repeated="23"/>
          <table:table-cell table:style-name="ce247"/>
        </table:table-row>
        <table:table-row table:style-name="ro7">
          <table:table-cell table:style-name="ce71" office:value-type="string" calcext:value-type="string">
            <text:p>Electronic</text:p>
          </table:table-cell>
          <table:table-cell table:style-name="ce119" office:value-type="string" calcext:value-type="string">
            <text:p>EL-WR0120</text:p>
          </table:table-cell>
          <table:table-cell table:style-name="ce178" office:value-type="string" calcext:value-type="string">
            <text:p>24AWG Stranded – Purple</text:p>
          </table:table-cell>
          <table:table-cell table:style-name="ce71" office:value-type="string" calcext:value-type="string">
            <text:p>Allcable </text:p>
          </table:table-cell>
          <table:table-cell table:style-name="ce225" office:value-type="string" calcext:value-type="string">
            <text:p>HU1569247VT</text:p>
          </table:table-cell>
          <table:table-cell table:style-name="ce71" office:value-type="string" calcext:value-type="string">
            <text:p>Allcable</text:p>
          </table:table-cell>
          <table:table-cell table:style-name="ce225" office:value-type="string" calcext:value-type="string">
            <text:p>HU1569247VT</text:p>
          </table:table-cell>
          <table:table-cell table:style-name="ce69" office:value-type="float" office:value="2810" calcext:value-type="float">
            <text:p>2810</text:p>
          </table:table-cell>
          <table:table-cell table:style-name="ce69" office:value-type="string" calcext:value-type="string">
            <text:p>mm</text:p>
          </table:table-cell>
          <table:table-cell table:style-name="ce302" table:formula="of:=23/304800" office:value-type="currency" office:currency="USD" office:value="0.0000754593175853018" calcext:value-type="currency">
            <text:p>$0.00</text:p>
          </table:table-cell>
          <table:table-cell table:style-name="ce339" table:formula="of:=SUM([.J93]*[.H93])" office:value-type="float" office:value="0.212040682414698" calcext:value-type="float">
            <text:p>$0.21</text:p>
          </table:table-cell>
          <table:table-cell table:style-name="ce355" table:formula="of:=[.H93]*[.$L$2]" office:value-type="float" office:value="8570500" calcext:value-type="float">
            <text:p>8,570,500</text:p>
          </table:table-cell>
          <table:table-cell table:style-name="ce381" office:value-type="string" calcext:value-type="string">
            <text:p>PO11346</text:p>
          </table:table-cell>
          <table:table-cell table:style-name="ce431" office:value-type="date" office:date-value="2016-01-08" calcext:value-type="date">
            <text:p>01/08/16</text:p>
          </table:table-cell>
          <table:table-cell table:style-name="ce431" office:value-type="date" office:date-value="2016-02-05" calcext:value-type="date">
            <text:p>02/05/16</text:p>
          </table:table-cell>
          <table:table-cell table:style-name="ce497" office:value-type="string" calcext:value-type="string">
            <text:p>X-max, 2x 185</text:p>
          </table:table-cell>
          <table:table-cell table:style-name="ce516" office:value-type="string" calcext:value-type="string">
            <text:p>28,395' for NUTMEG and OLIVE</text:p>
          </table:table-cell>
          <table:table-cell table:style-name="ce614" table:number-columns-repeated="982"/>
          <table:table-cell table:style-name="ce612"/>
          <table:table-cell table:style-name="ce605" table:number-columns-repeated="23"/>
          <table:table-cell/>
        </table:table-row>
        <table:table-row table:style-name="ro7">
          <table:table-cell table:style-name="ce71" office:value-type="string" calcext:value-type="string">
            <text:p>Electronic</text:p>
          </table:table-cell>
          <table:table-cell table:style-name="ce120" office:value-type="string" calcext:value-type="string">
            <text:p>EL-WR0119</text:p>
          </table:table-cell>
          <table:table-cell table:style-name="ce178" office:value-type="string" calcext:value-type="string">
            <text:p>24AWG Stranded – Green</text:p>
          </table:table-cell>
          <table:table-cell table:style-name="ce71" office:value-type="string" calcext:value-type="string">
            <text:p>Allcable </text:p>
          </table:table-cell>
          <table:table-cell table:style-name="ce226" office:value-type="string" calcext:value-type="string">
            <text:p>HU1569247GN</text:p>
          </table:table-cell>
          <table:table-cell table:style-name="ce71" office:value-type="string" calcext:value-type="string">
            <text:p>Allcable</text:p>
          </table:table-cell>
          <table:table-cell table:style-name="ce226" office:value-type="string" calcext:value-type="string">
            <text:p>HU1569247GN</text:p>
          </table:table-cell>
          <table:table-cell table:style-name="ce276" office:value-type="float" office:value="3040" calcext:value-type="float">
            <text:p>3040</text:p>
          </table:table-cell>
          <table:table-cell table:style-name="ce276" office:value-type="string" calcext:value-type="string">
            <text:p>mm</text:p>
          </table:table-cell>
          <table:table-cell table:style-name="ce302" table:formula="of:=23/304800" office:value-type="currency" office:currency="USD" office:value="0.0000754593175853018" calcext:value-type="currency">
            <text:p>$0.00</text:p>
          </table:table-cell>
          <table:table-cell table:style-name="ce339" table:formula="of:=SUM([.J94]*[.H94])" office:value-type="float" office:value="0.229396325459318" calcext:value-type="float">
            <text:p>$0.23</text:p>
          </table:table-cell>
          <table:table-cell table:style-name="ce355" table:formula="of:=[.H94]*[.$L$2]" office:value-type="float" office:value="9272000" calcext:value-type="float">
            <text:p>9,272,000</text:p>
          </table:table-cell>
          <table:table-cell table:style-name="ce382" office:value-type="string" calcext:value-type="string">
            <text:p>PO11346</text:p>
          </table:table-cell>
          <table:table-cell table:style-name="ce431" office:value-type="date" office:date-value="2016-01-08" calcext:value-type="date">
            <text:p>01/08/16</text:p>
          </table:table-cell>
          <table:table-cell table:style-name="ce431" office:value-type="date" office:date-value="2016-02-05" calcext:value-type="date">
            <text:p>02/05/16</text:p>
          </table:table-cell>
          <table:table-cell table:style-name="ce498" office:value-type="string" calcext:value-type="string">
            <text:p>5v fan</text:p>
          </table:table-cell>
          <table:table-cell table:style-name="ce516" office:value-type="string" calcext:value-type="string">
            <text:p>31,174' for NUTMEG AND OLIVE</text:p>
          </table:table-cell>
          <table:table-cell table:style-name="ce614" table:number-columns-repeated="982"/>
          <table:table-cell table:style-name="ce612"/>
          <table:table-cell table:style-name="ce605" table:number-columns-repeated="23"/>
          <table:table-cell/>
        </table:table-row>
        <table:table-row table:style-name="ro7">
          <table:table-cell table:style-name="ce69" office:value-type="string" calcext:value-type="string">
            <text:p>Electronic</text:p>
          </table:table-cell>
          <table:table-cell table:style-name="ce121" office:value-type="string" calcext:value-type="string">
            <text:p>EL-WR0111</text:p>
          </table:table-cell>
          <table:table-cell table:style-name="ce179" office:value-type="string" calcext:value-type="string">
            <text:p>24AWG Stranded – Blue</text:p>
          </table:table-cell>
          <table:table-cell table:style-name="ce69" office:value-type="string" calcext:value-type="string">
            <text:p>Allcable </text:p>
          </table:table-cell>
          <table:table-cell table:style-name="ce227" office:value-type="string" calcext:value-type="string">
            <text:p>HU1569247BE</text:p>
          </table:table-cell>
          <table:table-cell table:style-name="ce69" office:value-type="string" calcext:value-type="string">
            <text:p>Allcable</text:p>
          </table:table-cell>
          <table:table-cell table:style-name="ce227" office:value-type="string" calcext:value-type="string">
            <text:p>HU1569247BE</text:p>
          </table:table-cell>
          <table:table-cell table:style-name="ce69" office:value-type="float" office:value="3300" calcext:value-type="float">
            <text:p>3300</text:p>
          </table:table-cell>
          <table:table-cell table:style-name="ce69" office:value-type="string" calcext:value-type="string">
            <text:p>mm</text:p>
          </table:table-cell>
          <table:table-cell table:style-name="ce303" table:formula="of:=23/304800" office:value-type="currency" office:currency="USD" office:value="0.0000754593175853018" calcext:value-type="currency">
            <text:p>$0.00</text:p>
          </table:table-cell>
          <table:table-cell table:style-name="ce334" table:formula="of:=SUM([.J95]*[.H95])" office:value-type="float" office:value="0.249015748031496" calcext:value-type="float">
            <text:p>$0.25</text:p>
          </table:table-cell>
          <table:table-cell table:style-name="ce355" table:formula="of:=[.H95]*[.$L$2]" office:value-type="float" office:value="10065000" calcext:value-type="float">
            <text:p>10,065,000</text:p>
          </table:table-cell>
          <table:table-cell table:style-name="ce382" office:value-type="string" calcext:value-type="string">
            <text:p>PO11346 / PO11664</text:p>
          </table:table-cell>
          <table:table-cell table:style-name="ce431" office:value-type="date" office:date-value="2016-01-22" calcext:value-type="date">
            <text:p>01/22/16</text:p>
          </table:table-cell>
          <table:table-cell table:style-name="ce431" office:value-type="string" calcext:value-type="string">
            <text:p>2/118/16</text:p>
          </table:table-cell>
          <table:table-cell table:style-name="ce497" office:value-type="string" calcext:value-type="string">
            <text:p>fan0 main – See PO11664 for increased quantity. TS </text:p>
          </table:table-cell>
          <table:table-cell table:style-name="ce516" office:value-type="string" calcext:value-type="string">
            <text:p>30,922 ' for NUTMEG AND OLIVE</text:p>
          </table:table-cell>
          <table:table-cell table:style-name="ce614" table:number-columns-repeated="982"/>
          <table:table-cell table:style-name="ce612" table:number-columns-repeated="24"/>
          <table:table-cell/>
        </table:table-row>
        <table:table-row table:style-name="ro7">
          <table:table-cell table:style-name="ce69" office:value-type="string" calcext:value-type="string">
            <text:p>Electronic</text:p>
          </table:table-cell>
          <table:table-cell table:style-name="ce121" office:value-type="string" calcext:value-type="string">
            <text:p>EL-WR0109</text:p>
          </table:table-cell>
          <table:table-cell table:style-name="ce179" office:value-type="string" calcext:value-type="string">
            <text:p>24AWG Stranded – Yellow</text:p>
          </table:table-cell>
          <table:table-cell table:style-name="ce69" office:value-type="string" calcext:value-type="string">
            <text:p>Allcable </text:p>
          </table:table-cell>
          <table:table-cell table:style-name="ce227" office:value-type="string" calcext:value-type="string">
            <text:p>HU1569247YW</text:p>
          </table:table-cell>
          <table:table-cell table:style-name="ce69" office:value-type="string" calcext:value-type="string">
            <text:p>Allcable</text:p>
          </table:table-cell>
          <table:table-cell table:style-name="ce227" office:value-type="string" calcext:value-type="string">
            <text:p>HU1569247YW</text:p>
          </table:table-cell>
          <table:table-cell table:style-name="ce69" office:value-type="float" office:value="3240" calcext:value-type="float">
            <text:p>3240</text:p>
          </table:table-cell>
          <table:table-cell table:style-name="ce69" office:value-type="string" calcext:value-type="string">
            <text:p>mm</text:p>
          </table:table-cell>
          <table:table-cell table:style-name="ce304" table:formula="of:=23/30480" office:value-type="currency" office:currency="USD" office:value="0.000754593175853018" calcext:value-type="currency">
            <text:p>$0.00</text:p>
          </table:table-cell>
          <table:table-cell table:style-name="ce334" table:formula="of:=SUM([.J96]*[.H96])" office:value-type="float" office:value="2.44488188976378" calcext:value-type="float">
            <text:p>$2.44</text:p>
          </table:table-cell>
          <table:table-cell table:style-name="ce355" table:formula="of:=[.H96]*[.$L$2]" office:value-type="float" office:value="9882000" calcext:value-type="float">
            <text:p>9,882,000</text:p>
          </table:table-cell>
          <table:table-cell table:style-name="ce382" office:value-type="string" calcext:value-type="string">
            <text:p>PO11346</text:p>
          </table:table-cell>
          <table:table-cell table:style-name="ce431" office:value-type="date" office:date-value="2016-01-08" calcext:value-type="date">
            <text:p>01/08/16</text:p>
          </table:table-cell>
          <table:table-cell table:style-name="ce431" office:value-type="date" office:date-value="2016-02-05" calcext:value-type="date">
            <text:p>02/05/16</text:p>
          </table:table-cell>
          <table:table-cell table:style-name="ce497" office:value-type="string" calcext:value-type="string">
            <text:p>5v fan</text:p>
          </table:table-cell>
          <table:table-cell table:style-name="ce516" office:value-type="string" calcext:value-type="string">
            <text:p>38,652' FOR NUTMEG AND OLIVE</text:p>
          </table:table-cell>
          <table:table-cell table:style-name="ce614" table:number-columns-repeated="982"/>
          <table:table-cell table:style-name="ce612" table:number-columns-repeated="24"/>
          <table:table-cell/>
        </table:table-row>
        <table:table-row table:style-name="ro7">
          <table:table-cell table:style-name="ce69" office:value-type="string" calcext:value-type="string">
            <text:p>Electronic</text:p>
          </table:table-cell>
          <table:table-cell table:style-name="ce122" office:value-type="string" calcext:value-type="string">
            <text:p>EL-WR0135</text:p>
          </table:table-cell>
          <table:table-cell table:style-name="ce180" office:value-type="string" calcext:value-type="string">
            <text:p>WIRE MTW 16AWG PPL 500ft REEL 600V 19-STRAND BARE COPPER – Purple</text:p>
          </table:table-cell>
          <table:table-cell table:style-name="ce69" office:value-type="string" calcext:value-type="string">
            <text:p>Allcable / AutomationDirect </text:p>
          </table:table-cell>
          <table:table-cell table:style-name="ce228" office:value-type="string" calcext:value-type="string">
            <text:p>MTW16PL25</text:p>
          </table:table-cell>
          <table:table-cell table:style-name="ce69" office:value-type="string" calcext:value-type="string">
            <text:p>Allcable / AutomationDirect </text:p>
          </table:table-cell>
          <table:table-cell table:style-name="ce261" office:value-type="string" calcext:value-type="string">
            <text:p>MTW16VT / MTW16PL25</text:p>
          </table:table-cell>
          <table:table-cell table:style-name="ce69" office:value-type="float" office:value="840" calcext:value-type="float">
            <text:p>840</text:p>
          </table:table-cell>
          <table:table-cell table:style-name="ce69" office:value-type="string" calcext:value-type="string">
            <text:p>mm</text:p>
          </table:table-cell>
          <table:table-cell table:style-name="ce303" table:formula="of:=29/152400" office:value-type="currency" office:currency="USD" office:value="0.000190288713910761" calcext:value-type="currency">
            <text:p>$0.00</text:p>
          </table:table-cell>
          <table:table-cell table:style-name="ce334" table:formula="of:=SUM([.J97]*[.H97])" office:value-type="float" office:value="0.159842519685039" calcext:value-type="float">
            <text:p>$0.16</text:p>
          </table:table-cell>
          <table:table-cell table:style-name="ce355" table:formula="of:=[.H97]*[.$L$2]" office:value-type="float" office:value="2562000" calcext:value-type="float">
            <text:p>2,562,000</text:p>
          </table:table-cell>
          <table:table-cell table:style-name="ce382" office:value-type="string" calcext:value-type="string">
            <text:p><text:s/>PO11346</text:p>
          </table:table-cell>
          <table:table-cell table:style-name="ce431" office:value-type="date" office:date-value="2016-01-07" calcext:value-type="date">
            <text:p>01/07/16</text:p>
          </table:table-cell>
          <table:table-cell table:style-name="ce431" office:value-type="date" office:date-value="2016-02-05" calcext:value-type="date">
            <text:p>02/05/16</text:p>
          </table:table-cell>
          <table:table-cell table:style-name="ce497" office:value-type="string" calcext:value-type="string">
            <text:p>Delivered KG <text:s/>ORDERED FOR OLIVE KG from allcable 5' ea, 142 ft for Nutmeg, <text:s/>14,500' needed for OLIVE</text:p>
          </table:table-cell>
          <table:table-cell table:style-name="ce516"/>
          <table:table-cell table:style-name="ce614" table:number-columns-repeated="982"/>
          <table:table-cell table:style-name="ce612" table:number-columns-repeated="24"/>
          <table:table-cell/>
        </table:table-row>
        <table:table-row table:style-name="ro7">
          <table:table-cell table:style-name="ce69" office:value-type="string" calcext:value-type="string">
            <text:p>Electronic</text:p>
          </table:table-cell>
          <table:table-cell table:style-name="ce121" office:value-type="string" calcext:value-type="string">
            <text:p>EL-WR0107</text:p>
          </table:table-cell>
          <table:table-cell table:style-name="ce179" office:value-type="string" calcext:value-type="string">
            <text:p>24AWG Stranded – White</text:p>
          </table:table-cell>
          <table:table-cell table:style-name="ce69" office:value-type="string" calcext:value-type="string">
            <text:p>Allcable </text:p>
          </table:table-cell>
          <table:table-cell table:style-name="ce227" office:value-type="string" calcext:value-type="string">
            <text:p>HU1569247WE</text:p>
          </table:table-cell>
          <table:table-cell table:style-name="ce69" office:value-type="string" calcext:value-type="string">
            <text:p>Allcable</text:p>
          </table:table-cell>
          <table:table-cell table:style-name="ce227" office:value-type="string" calcext:value-type="string">
            <text:p>HU1569247WE</text:p>
          </table:table-cell>
          <table:table-cell table:style-name="ce69" office:value-type="float" office:value="1990" calcext:value-type="float">
            <text:p>1990</text:p>
          </table:table-cell>
          <table:table-cell table:style-name="ce69" office:value-type="string" calcext:value-type="string">
            <text:p>mm</text:p>
          </table:table-cell>
          <table:table-cell table:style-name="ce303" table:formula="of:=23/304800" office:value-type="currency" office:currency="USD" office:value="0.0000754593175853018" calcext:value-type="currency">
            <text:p>$0.00</text:p>
          </table:table-cell>
          <table:table-cell table:style-name="ce334" table:formula="of:=SUM([.J98]*[.H98])" office:value-type="float" office:value="0.150164041994751" calcext:value-type="float">
            <text:p>$0.15</text:p>
          </table:table-cell>
          <table:table-cell table:style-name="ce355" table:formula="of:=[.H98]*[.$L$2]" office:value-type="float" office:value="6069500" calcext:value-type="float">
            <text:p>6,069,500</text:p>
          </table:table-cell>
          <table:table-cell table:style-name="ce382" office:value-type="string" calcext:value-type="string">
            <text:p>PO11346 / PO11664</text:p>
          </table:table-cell>
          <table:table-cell table:style-name="ce431" office:value-type="date" office:date-value="2016-01-22" calcext:value-type="date">
            <text:p>01/22/16</text:p>
          </table:table-cell>
          <table:table-cell table:style-name="ce431" office:value-type="date" office:date-value="2016-02-18" calcext:value-type="date">
            <text:p>02/18/16</text:p>
          </table:table-cell>
          <table:table-cell table:style-name="ce497" office:value-type="string" calcext:value-type="string">
            <text:p>fan0 main See PO11664 for increased Quantities. TS </text:p>
          </table:table-cell>
          <table:table-cell table:style-name="ce516" office:value-type="string" calcext:value-type="string">
            <text:p>15,259' FOR NUTMEG AND OLIVE</text:p>
          </table:table-cell>
          <table:table-cell table:style-name="ce614" table:number-columns-repeated="982"/>
          <table:table-cell table:style-name="ce612" table:number-columns-repeated="24"/>
          <table:table-cell/>
        </table:table-row>
        <table:table-row table:style-name="ro7">
          <table:table-cell table:style-name="ce60" office:value-type="string" calcext:value-type="string">
            <text:p>Electronic</text:p>
          </table:table-cell>
          <table:table-cell table:style-name="ce123" office:value-type="string" calcext:value-type="string">
            <text:p>EL-WR0105</text:p>
          </table:table-cell>
          <table:table-cell table:style-name="ce179" office:value-type="string" calcext:value-type="string">
            <text:p>24AWG Stranded – Black</text:p>
          </table:table-cell>
          <table:table-cell table:style-name="ce73" office:value-type="string" calcext:value-type="string">
            <text:p>Allcable </text:p>
          </table:table-cell>
          <table:table-cell table:style-name="ce229" office:value-type="string" calcext:value-type="string">
            <text:p>HU1569247BK</text:p>
          </table:table-cell>
          <table:table-cell table:style-name="ce73" office:value-type="string" calcext:value-type="string">
            <text:p>Allcable</text:p>
          </table:table-cell>
          <table:table-cell table:style-name="ce229" office:value-type="string" calcext:value-type="string">
            <text:p>HU1569247BK</text:p>
          </table:table-cell>
          <table:table-cell table:style-name="ce73" office:value-type="float" office:value="2170" calcext:value-type="float">
            <text:p>2170</text:p>
          </table:table-cell>
          <table:table-cell table:style-name="ce73" office:value-type="string" calcext:value-type="string">
            <text:p>mm</text:p>
          </table:table-cell>
          <table:table-cell table:style-name="ce303" table:formula="of:=23/304800" office:value-type="currency" office:currency="USD" office:value="0.0000754593175853018" calcext:value-type="currency">
            <text:p>$0.00</text:p>
          </table:table-cell>
          <table:table-cell table:style-name="ce334" table:formula="of:=SUM([.J99]*[.H99])" office:value-type="float" office:value="0.163746719160105" calcext:value-type="float">
            <text:p>$0.16</text:p>
          </table:table-cell>
          <table:table-cell table:style-name="ce355" table:formula="of:=[.H99]*[.$L$2]" office:value-type="float" office:value="6618500" calcext:value-type="float">
            <text:p>6,618,500</text:p>
          </table:table-cell>
          <table:table-cell table:style-name="ce382" office:value-type="string" calcext:value-type="string">
            <text:p>PO11346 / PO11664</text:p>
          </table:table-cell>
          <table:table-cell table:style-name="ce431" office:value-type="date" office:date-value="2016-01-22" calcext:value-type="date">
            <text:p>01/22/16</text:p>
          </table:table-cell>
          <table:table-cell table:style-name="ce431" office:value-type="date" office:date-value="2016-02-18" calcext:value-type="date">
            <text:p>02/18/16</text:p>
          </table:table-cell>
          <table:table-cell table:style-name="ce497" office:value-type="string" calcext:value-type="string">
            <text:p>See PO11664 for increased Quantities. TS </text:p>
          </table:table-cell>
          <table:table-cell table:style-name="ce516" office:value-type="string" calcext:value-type="string">
            <text:p>20,665 FOR NUTMEG AND OLIVE</text:p>
          </table:table-cell>
          <table:table-cell table:style-name="ce614" table:number-columns-repeated="982"/>
          <table:table-cell table:style-name="ce612" table:number-columns-repeated="24"/>
          <table:table-cell/>
        </table:table-row>
        <table:table-row table:style-name="ro7">
          <table:table-cell table:style-name="ce69" office:value-type="string" calcext:value-type="string">
            <text:p>Electronic</text:p>
          </table:table-cell>
          <table:table-cell table:style-name="ce121" office:value-type="string" calcext:value-type="string">
            <text:p>EL-WR0104</text:p>
          </table:table-cell>
          <table:table-cell table:style-name="ce179" office:value-type="string" calcext:value-type="string">
            <text:p>24AWG Stranded – Orange</text:p>
          </table:table-cell>
          <table:table-cell table:style-name="ce69" office:value-type="string" calcext:value-type="string">
            <text:p>Allcable </text:p>
          </table:table-cell>
          <table:table-cell table:style-name="ce227" office:value-type="string" calcext:value-type="string">
            <text:p>HU1569247OE</text:p>
          </table:table-cell>
          <table:table-cell table:style-name="ce69" office:value-type="string" calcext:value-type="string">
            <text:p>Allcable</text:p>
          </table:table-cell>
          <table:table-cell table:style-name="ce227" office:value-type="string" calcext:value-type="string">
            <text:p>HU1569247OE</text:p>
          </table:table-cell>
          <table:table-cell table:style-name="ce69" office:value-type="float" office:value="4540" calcext:value-type="float">
            <text:p>4540</text:p>
          </table:table-cell>
          <table:table-cell table:style-name="ce69" office:value-type="string" calcext:value-type="string">
            <text:p>mm</text:p>
          </table:table-cell>
          <table:table-cell table:style-name="ce303" table:formula="of:=23/304800" office:value-type="currency" office:currency="USD" office:value="0.0000754593175853018" calcext:value-type="currency">
            <text:p>$0.00</text:p>
          </table:table-cell>
          <table:table-cell table:style-name="ce334" table:formula="of:=SUM([.J100]*[.H100])" office:value-type="float" office:value="0.34258530183727" calcext:value-type="float">
            <text:p>$0.34</text:p>
          </table:table-cell>
          <table:table-cell table:style-name="ce355" table:formula="of:=[.H100]*[.$L$2]" office:value-type="float" office:value="13847000" calcext:value-type="float">
            <text:p>13,847,000</text:p>
          </table:table-cell>
          <table:table-cell table:style-name="ce382" office:value-type="string" calcext:value-type="string">
            <text:p>PO11346 / PO11664</text:p>
          </table:table-cell>
          <table:table-cell table:style-name="ce431" office:value-type="date" office:date-value="2016-01-22" calcext:value-type="date">
            <text:p>01/22/16</text:p>
          </table:table-cell>
          <table:table-cell table:style-name="ce431" office:value-type="date" office:date-value="2016-02-18" calcext:value-type="date">
            <text:p>02/18/16</text:p>
          </table:table-cell>
          <table:table-cell table:style-name="ce497" office:value-type="string" calcext:value-type="string">
            <text:p>1020 x 2 leads See PO11664 for increased Quantities. TS </text:p>
          </table:table-cell>
          <table:table-cell table:style-name="ce516" office:value-type="string" calcext:value-type="string">
            <text:p>35,267' FOR NUTMEG AND OLIVE</text:p>
          </table:table-cell>
          <table:table-cell table:style-name="ce614" table:number-columns-repeated="982"/>
          <table:table-cell table:style-name="ce612" table:number-columns-repeated="24"/>
          <table:table-cell/>
        </table:table-row>
        <table:table-row table:style-name="ro7">
          <table:table-cell table:style-name="ce69" office:value-type="string" calcext:value-type="string">
            <text:p>Electronic</text:p>
          </table:table-cell>
          <table:table-cell table:style-name="ce122" office:value-type="string" calcext:value-type="string">
            <text:p>EL-WR0103</text:p>
          </table:table-cell>
          <table:table-cell table:style-name="ce179" office:value-type="string" calcext:value-type="string">
            <text:p>24AWG Stranded – Red</text:p>
          </table:table-cell>
          <table:table-cell table:style-name="ce69" office:value-type="string" calcext:value-type="string">
            <text:p>Allcable </text:p>
          </table:table-cell>
          <table:table-cell table:style-name="ce227" office:value-type="string" calcext:value-type="string">
            <text:p>HU1569247RD</text:p>
          </table:table-cell>
          <table:table-cell table:style-name="ce69" office:value-type="string" calcext:value-type="string">
            <text:p>Allcable</text:p>
          </table:table-cell>
          <table:table-cell table:style-name="ce227" office:value-type="string" calcext:value-type="string">
            <text:p>HU1569247RD</text:p>
          </table:table-cell>
          <table:table-cell table:style-name="ce69" office:value-type="float" office:value="4390" calcext:value-type="float">
            <text:p>4390</text:p>
          </table:table-cell>
          <table:table-cell table:style-name="ce69" office:value-type="string" calcext:value-type="string">
            <text:p>mm</text:p>
          </table:table-cell>
          <table:table-cell table:style-name="ce303" table:formula="of:=23/304800" office:value-type="currency" office:currency="USD" office:value="0.0000754593175853018" calcext:value-type="currency">
            <text:p>$0.00</text:p>
          </table:table-cell>
          <table:table-cell table:style-name="ce334" table:formula="of:=SUM([.J101]*[.H101])" office:value-type="float" office:value="0.331266404199475" calcext:value-type="float">
            <text:p>$0.33</text:p>
          </table:table-cell>
          <table:table-cell table:style-name="ce355" table:formula="of:=[.H101]*[.$L$2]" office:value-type="float" office:value="13389500" calcext:value-type="float">
            <text:p>13,389,500</text:p>
          </table:table-cell>
          <table:table-cell table:style-name="ce382" office:value-type="string" calcext:value-type="string">
            <text:p>PO11346</text:p>
          </table:table-cell>
          <table:table-cell table:style-name="ce431" office:value-type="date" office:date-value="2016-01-08" calcext:value-type="date">
            <text:p>01/08/16</text:p>
          </table:table-cell>
          <table:table-cell table:style-name="ce431" office:value-type="date" office:date-value="2016-02-05" calcext:value-type="date">
            <text:p>02/05/16</text:p>
          </table:table-cell>
          <table:table-cell table:style-name="ce497"/>
          <table:table-cell table:style-name="ce560" office:value-type="string" calcext:value-type="string">
            <text:p>43,300' FOR NUTMEG AND OLIVE</text:p>
          </table:table-cell>
          <table:table-cell table:style-name="ce614" table:number-columns-repeated="982"/>
          <table:table-cell table:style-name="ce612" table:number-columns-repeated="24"/>
          <table:table-cell/>
        </table:table-row>
        <table:table-row table:style-name="ro7">
          <table:table-cell table:style-name="ce60" office:value-type="string" calcext:value-type="string">
            <text:p>Electronic</text:p>
          </table:table-cell>
          <table:table-cell table:style-name="ce123" office:value-type="string" calcext:value-type="string">
            <text:p>EL-WR0099</text:p>
          </table:table-cell>
          <table:table-cell table:style-name="ce181" office:value-type="string" calcext:value-type="string">
            <text:p>Shielded 4Cond 22AWG</text:p>
          </table:table-cell>
          <table:table-cell table:style-name="ce73" office:value-type="string" calcext:value-type="string">
            <text:p>Allcable </text:p>
          </table:table-cell>
          <table:table-cell table:style-name="ce230" office:value-type="string" calcext:value-type="string">
            <text:p>C0762A.41.10</text:p>
          </table:table-cell>
          <table:table-cell table:style-name="ce73" office:value-type="string" calcext:value-type="string">
            <text:p>Allcable</text:p>
          </table:table-cell>
          <table:table-cell table:style-name="ce230" office:value-type="string" calcext:value-type="string">
            <text:p>C0762A.41.10</text:p>
          </table:table-cell>
          <table:table-cell table:style-name="ce73" office:value-type="float" office:value="3825" calcext:value-type="float">
            <text:p>3825</text:p>
          </table:table-cell>
          <table:table-cell table:style-name="ce73" office:value-type="string" calcext:value-type="string">
            <text:p>mm</text:p>
          </table:table-cell>
          <table:table-cell table:style-name="ce303" table:formula="of:=308/304800" office:value-type="currency" office:currency="USD" office:value="0.00101049868766404" calcext:value-type="currency">
            <text:p>$0.00</text:p>
          </table:table-cell>
          <table:table-cell table:style-name="ce334" table:formula="of:=SUM([.J102]*[.H102])" office:value-type="float" office:value="3.86515748031496" calcext:value-type="float">
            <text:p>$3.87</text:p>
          </table:table-cell>
          <table:table-cell table:style-name="ce355" table:formula="of:=[.H102]*[.$L$2]" office:value-type="float" office:value="11666250" calcext:value-type="float">
            <text:p>11,666,250</text:p>
          </table:table-cell>
          <table:table-cell table:style-name="ce376" office:value-type="string" calcext:value-type="string">
            <text:p>PO12258</text:p>
          </table:table-cell>
          <table:table-cell table:style-name="ce431" office:value-type="date" office:date-value="2016-02-26" calcext:value-type="date">
            <text:p>02/26/16</text:p>
          </table:table-cell>
          <table:table-cell table:style-name="ce431" office:value-type="date" office:date-value="2016-03-17" calcext:value-type="date">
            <text:p>03/17/16</text:p>
          </table:table-cell>
          <table:table-cell table:style-name="ce497" office:value-type="string" calcext:value-type="string">
            <text:p>Received partial, balance due 3/17 KG39,000 ft for Olive</text:p>
          </table:table-cell>
          <table:table-cell table:style-name="ce516" office:value-type="string" calcext:value-type="string">
            <text:p>Eric double checked the length by summing the lengths in the drawings</text:p>
          </table:table-cell>
          <table:table-cell table:style-name="ce614" table:number-columns-repeated="982"/>
          <table:table-cell table:style-name="ce612"/>
          <table:table-cell table:style-name="ce605" table:number-columns-repeated="23"/>
          <table:table-cell table:style-name="ce247"/>
        </table:table-row>
        <table:table-row table:style-name="ro7">
          <table:table-cell table:style-name="ce69" office:value-type="string" calcext:value-type="string">
            <text:p>Electronic</text:p>
          </table:table-cell>
          <table:table-cell table:style-name="ce121" office:value-type="string" calcext:value-type="string">
            <text:p>EL-SW0030</text:p>
          </table:table-cell>
          <table:table-cell table:style-name="ce182" office:value-type="string" calcext:value-type="string">
            <text:p>Momentary Metal Flat Flush Mount Push Button Switch</text:p>
          </table:table-cell>
          <table:table-cell table:style-name="ce72" office:value-type="string" calcext:value-type="string">
            <text:p>Parts Express</text:p>
          </table:table-cell>
          <table:table-cell table:style-name="ce72" office:value-type="string" calcext:value-type="string">
            <text:p>060-660</text:p>
          </table:table-cell>
          <table:table-cell table:style-name="ce72" office:value-type="string" calcext:value-type="string">
            <text:p>Parts Express </text:p>
          </table:table-cell>
          <table:table-cell table:style-name="ce230" office:value-type="string" calcext:value-type="string">
            <text:p>66-2436</text:p>
          </table:table-cell>
          <table:table-cell table:style-name="ce72" office:value-type="float" office:value="1" calcext:value-type="float">
            <text:p>1</text:p>
          </table:table-cell>
          <table:table-cell table:style-name="ce72" office:value-type="string" calcext:value-type="string">
            <text:p>ea</text:p>
          </table:table-cell>
          <table:table-cell table:style-name="ce305" office:value-type="currency" office:currency="USD" office:value="3.44" calcext:value-type="currency">
            <text:p>$3.44</text:p>
          </table:table-cell>
          <table:table-cell table:style-name="ce334" table:formula="of:=SUM([.J103]*[.H103])" office:value-type="float" office:value="3.44" calcext:value-type="float">
            <text:p>$3.44</text:p>
          </table:table-cell>
          <table:table-cell table:style-name="ce355" table:formula="of:=[.H103]*[.$L$2]" office:value-type="float" office:value="3050" calcext:value-type="float">
            <text:p>3,050</text:p>
          </table:table-cell>
          <table:table-cell table:style-name="ce382" office:value-type="string" calcext:value-type="string">
            <text:p>PO11059 /PO11089</text:p>
          </table:table-cell>
          <table:table-cell table:style-name="ce369" office:value-type="date" office:date-value="2015-12-04" calcext:value-type="date">
            <text:p>12/04/15</text:p>
          </table:table-cell>
          <table:table-cell table:style-name="ce369" office:value-type="date" office:date-value="2016-02-05" calcext:value-type="date">
            <text:p>02/05/16</text:p>
          </table:table-cell>
          <table:table-cell table:style-name="ce482" office:value-type="string" calcext:value-type="string">
            <text:p><text:s/>400 pc Balance due first of April, Received 2650 pcs KG <text:s text:c="4"/>3050 pcs ordered <text:s/>for Olive Online.KG 1000 pc balance on 1/25 shipped 600, balance ETC April 1st week KG – WE ARE TRYING TO HAVE SAGER HELP US PURCHASE THIS SWITCH FROM PARTS EXPRESS, ALSO TRYING TO CONTACT <text:s/>PARTS <text:s/>Eric K confirmed this part is correct and needed for Nutmeg build. PO to EXPRESS DIRECTLY TO SECURE STOCK FOR OLIVE. Site showing long lead times on quantities. <text:s text:c="3"/></text:p>
          </table:table-cell>
          <table:table-cell table:style-name="ce561"/>
          <table:table-cell table:style-name="ce612" table:number-columns-repeated="1006"/>
          <table:table-cell/>
        </table:table-row>
        <table:table-row table:style-name="ro7">
          <table:table-cell table:style-name="ce60" office:value-type="string" calcext:value-type="string">
            <text:p>Electronic</text:p>
          </table:table-cell>
          <table:table-cell table:style-name="ce123" office:value-type="string" calcext:value-type="string">
            <text:p>EL-SW0021</text:p>
          </table:table-cell>
          <table:table-cell table:style-name="ce182" office:value-type="string" calcext:value-type="string">
            <text:p>Switch SIM Roll SPDT 3A 125V</text:p>
          </table:table-cell>
          <table:table-cell table:style-name="ce209" office:value-type="string" calcext:value-type="string">
            <text:p>Omron</text:p>
          </table:table-cell>
          <table:table-cell table:style-name="ce231" office:value-type="string" calcext:value-type="string">
            <text:p>SG-3GL13PT</text:p>
          </table:table-cell>
          <table:table-cell table:style-name="ce253" office:value-type="string" calcext:value-type="string">
            <text:p>TTI</text:p>
          </table:table-cell>
          <table:table-cell table:style-name="ce262" office:value-type="string" calcext:value-type="string">
            <text:p>SW768-ND</text:p>
          </table:table-cell>
          <table:table-cell table:style-name="ce73" office:value-type="float" office:value="5" calcext:value-type="float">
            <text:p>5</text:p>
          </table:table-cell>
          <table:table-cell table:style-name="ce73" office:value-type="string" calcext:value-type="string">
            <text:p>ea</text:p>
          </table:table-cell>
          <table:table-cell table:style-name="ce306" office:value-type="currency" office:currency="USD" office:value="0.592" calcext:value-type="currency">
            <text:p>$0.59</text:p>
          </table:table-cell>
          <table:table-cell table:style-name="ce334" table:formula="of:=SUM([.J104]*[.H104])" office:value-type="float" office:value="2.96" calcext:value-type="float">
            <text:p>$2.96</text:p>
          </table:table-cell>
          <table:table-cell table:style-name="ce355" table:formula="of:=[.H104]*[.$L$2]" office:value-type="float" office:value="15250" calcext:value-type="float">
            <text:p>15,250</text:p>
          </table:table-cell>
          <table:table-cell table:style-name="ce382" office:value-type="string" calcext:value-type="string">
            <text:p>PO10843, 10919</text:p>
          </table:table-cell>
          <table:table-cell table:style-name="ce431" office:value-type="date" office:date-value="2015-12-03" calcext:value-type="date">
            <text:p>12/03/15</text:p>
          </table:table-cell>
          <table:table-cell table:style-name="ce369" office:value-type="date" office:date-value="2016-02-15" calcext:value-type="date">
            <text:p>02/15/16</text:p>
          </table:table-cell>
          <table:table-cell table:style-name="ce495" office:value-type="string" calcext:value-type="string">
            <text:p>RECEIVED TTI has 2100 units in stock – Nutmeg PO10843, <text:s/>5000 4 weeks, will expedite remaining 20650 for olive PO10919*</text:p>
          </table:table-cell>
          <table:table-cell table:style-name="ce554"/>
          <table:table-cell table:style-name="ce614" table:number-columns-repeated="982"/>
          <table:table-cell table:style-name="ce612" table:number-columns-repeated="24"/>
          <table:table-cell/>
        </table:table-row>
        <table:table-row table:style-name="ro7">
          <table:table-cell table:style-name="ce60" office:value-type="string" calcext:value-type="string">
            <text:p>Electronic</text:p>
          </table:table-cell>
          <table:table-cell table:style-name="ce105" office:value-type="string" calcext:value-type="string">
            <text:p>EL-SW0023</text:p>
          </table:table-cell>
          <table:table-cell table:style-name="ce148" office:value-type="string" calcext:value-type="string">
            <text:p>SWITCH ROCKER DPST 20A 250V, illuminated red</text:p>
          </table:table-cell>
          <table:table-cell table:style-name="ce60" office:value-type="string" calcext:value-type="string">
            <text:p>Heilind / Cyclops </text:p>
          </table:table-cell>
          <table:table-cell table:style-name="ce60" office:value-type="string" calcext:value-type="string">
            <text:p>R5BBLKREDFF2</text:p>
          </table:table-cell>
          <table:table-cell table:style-name="ce60" office:value-type="string" calcext:value-type="string">
            <text:p>Heilind / Cyclops </text:p>
          </table:table-cell>
          <table:table-cell table:style-name="ce60" office:value-type="string" calcext:value-type="string">
            <text:p>R5BBLKREDFF2</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1.4687" calcext:value-type="currency">
            <text:p>$1.47</text:p>
          </table:table-cell>
          <table:table-cell table:style-name="ce309" table:formula="of:=[.H105]*[.J105]" office:value-type="currency" office:currency="USD" office:value="1.4687" calcext:value-type="currency">
            <text:p>$1.47</text:p>
          </table:table-cell>
          <table:table-cell table:style-name="ce355" table:formula="of:=[.H105]*[.$L$2]" office:value-type="float" office:value="3050" calcext:value-type="float">
            <text:p>3,050</text:p>
          </table:table-cell>
          <table:table-cell table:style-name="ce383" office:value-type="string" calcext:value-type="string">
            <text:p>PO08916, 11043</text:p>
          </table:table-cell>
          <table:table-cell table:style-name="ce433" office:value-type="date" office:date-value="2015-12-03" calcext:value-type="date">
            <text:p>12/03/15</text:p>
          </table:table-cell>
          <table:table-cell table:style-name="ce456" office:value-type="date" office:date-value="2016-02-05" calcext:value-type="date">
            <text:p>02/05/16</text:p>
          </table:table-cell>
          <table:table-cell table:style-name="ce499" office:value-type="string" calcext:value-type="string">
            <text:p>RECEIVED Cyclops special buy PO08916 will support Nutmeg. <text:s/>Heilind PO11043 is Olive. </text:p>
          </table:table-cell>
          <table:table-cell table:style-name="ce562"/>
          <table:table-cell table:style-name="ce614" table:number-columns-repeated="975"/>
          <table:table-cell table:style-name="ce612" table:number-columns-repeated="9"/>
          <table:table-cell table:style-name="ce605" table:number-columns-repeated="22"/>
          <table:table-cell/>
        </table:table-row>
        <table:table-row table:style-name="ro7">
          <table:table-cell table:style-name="ce60" office:value-type="string" calcext:value-type="string">
            <text:p>Electronic</text:p>
          </table:table-cell>
          <table:table-cell table:style-name="ce105" office:value-type="string" calcext:value-type="string">
            <text:p>EL-MT0029</text:p>
          </table:table-cell>
          <table:table-cell table:style-name="ce148" office:value-type="string" calcext:value-type="string">
            <text:p>NEMA 17 Stepper Motor, Moons' <text:s/>- <text:s/>NOT INCLUDING wire harness - As per attached Drawing.</text:p>
          </table:table-cell>
          <table:table-cell table:style-name="ce60" office:value-type="string" calcext:value-type="string">
            <text:p>Moons </text:p>
          </table:table-cell>
          <table:table-cell table:style-name="ce60" office:value-type="string" calcext:value-type="string">
            <text:p>MS17HD6P4150MS17HD6P4150-01-B</text:p>
          </table:table-cell>
          <table:table-cell table:style-name="ce60" office:value-type="string" calcext:value-type="string">
            <text:p>Moons </text:p>
          </table:table-cell>
          <table:table-cell table:style-name="ce60" office:value-type="string" calcext:value-type="string">
            <text:p>MS17HD6P4150-01-B</text:p>
          </table:table-cell>
          <table:table-cell table:style-name="ce60" office:value-type="float" office:value="5" calcext:value-type="float">
            <text:p>5</text:p>
          </table:table-cell>
          <table:table-cell table:style-name="ce60" office:value-type="string" calcext:value-type="string">
            <text:p>ea</text:p>
          </table:table-cell>
          <table:table-cell table:style-name="ce290" office:value-type="currency" office:currency="USD" office:value="8.3" calcext:value-type="currency">
            <text:p>$8.30</text:p>
          </table:table-cell>
          <table:table-cell table:style-name="ce334" table:formula="of:=SUM([.J106]*[.H106])" office:value-type="float" office:value="41.5" calcext:value-type="float">
            <text:p>$41.50</text:p>
          </table:table-cell>
          <table:table-cell table:style-name="ce355" table:formula="of:=[.H106]*[.$L$2]" office:value-type="float" office:value="15250" calcext:value-type="float">
            <text:p>15,250</text:p>
          </table:table-cell>
          <table:table-cell table:style-name="ce384" office:value-type="string" calcext:value-type="string">
            <text:p>PO11681</text:p>
          </table:table-cell>
          <table:table-cell table:style-name="ce434" office:value-type="date" office:date-value="2016-01-25" calcext:value-type="date">
            <text:p>01/25/16</text:p>
          </table:table-cell>
          <table:table-cell table:style-name="ce434" office:value-type="date" office:date-value="2016-03-08" calcext:value-type="date">
            <text:p>03/08/16</text:p>
          </table:table-cell>
          <table:table-cell table:style-name="ce500" office:value-type="string" calcext:value-type="string">
            <text:p>The first 1500 units might have to ship via Air, remaining units will come FOB Chicago as needed to meet production. TS </text:p>
          </table:table-cell>
          <table:table-cell table:style-name="ce554"/>
          <table:table-cell table:style-name="ce615" table:number-columns-repeated="982"/>
          <table:table-cell table:style-name="ce620" table:number-columns-repeated="2"/>
          <table:table-cell table:style-name="ce605" table:number-columns-repeated="22"/>
          <table:table-cell/>
        </table:table-row>
        <table:table-row table:style-name="ro7">
          <table:table-cell table:style-name="ce60" office:value-type="string" calcext:value-type="string">
            <text:p>Electronic</text:p>
          </table:table-cell>
          <table:table-cell table:style-name="ce105" office:value-type="string" calcext:value-type="string">
            <text:p>EL-MS0351</text:p>
          </table:table-cell>
          <table:table-cell table:style-name="ce148" office:value-type="string" calcext:value-type="string">
            <text:p>JST – CONN TERM CRIMP PH 24-30AWG</text:p>
          </table:table-cell>
          <table:table-cell table:style-name="ce60" office:value-type="string" calcext:value-type="string">
            <text:p>JST Sales America, Inc. </text:p>
          </table:table-cell>
          <table:table-cell table:style-name="ce60" office:value-type="string" calcext:value-type="string">
            <text:p>SPH-002T-P0.5S</text:p>
          </table:table-cell>
          <table:table-cell table:style-name="ce60" office:value-type="string" calcext:value-type="string">
            <text:p>Digi-Key /Future Electronics </text:p>
          </table:table-cell>
          <table:table-cell table:style-name="ce263" office:value-type="string" calcext:value-type="string">
            <text:p>455-1127-1-ND</text:p>
          </table:table-cell>
          <table:table-cell table:style-name="ce60" office:value-type="float" office:value="20" calcext:value-type="float">
            <text:p>20</text:p>
          </table:table-cell>
          <table:table-cell table:style-name="ce60" office:value-type="string" calcext:value-type="string">
            <text:p>pcs</text:p>
          </table:table-cell>
          <table:table-cell table:style-name="ce290" office:value-type="currency" office:currency="USD" office:value="0.0126" calcext:value-type="currency">
            <text:p>$0.01</text:p>
          </table:table-cell>
          <table:table-cell table:style-name="ce334" table:formula="of:=SUM([.J107]*[.H107])" office:value-type="float" office:value="0.252" calcext:value-type="float">
            <text:p>$0.25</text:p>
          </table:table-cell>
          <table:table-cell table:style-name="ce355" table:formula="of:=[.H107]*[.$L$2]" office:value-type="float" office:value="61000" calcext:value-type="float">
            <text:p>61,000</text:p>
          </table:table-cell>
          <table:table-cell table:style-name="ce377" office:value-type="string" calcext:value-type="string">
            <text:p>PO11082, PO11270</text:p>
          </table:table-cell>
          <table:table-cell table:style-name="ce431" office:value-type="date" office:date-value="2015-12-08" calcext:value-type="date">
            <text:p>12/08/15</text:p>
          </table:table-cell>
          <table:table-cell table:style-name="ce432" office:value-type="date" office:date-value="2015-12-10" calcext:value-type="date">
            <text:p>12/10/15</text:p>
          </table:table-cell>
          <table:table-cell table:style-name="ce496" office:value-type="string" calcext:value-type="string">
            <text:p>RECEIVED Nutmeg Digikey PO11082, 8000 reel. Ordered from Future for OLIVE KG</text:p>
          </table:table-cell>
          <table:table-cell table:style-name="ce554"/>
          <table:table-cell table:style-name="ce616" table:number-columns-repeated="982"/>
          <table:table-cell table:style-name="ce612"/>
          <table:table-cell table:style-name="ce605" table:number-columns-repeated="23"/>
          <table:table-cell/>
        </table:table-row>
        <table:table-row table:style-name="ro7">
          <table:table-cell table:style-name="ce60" office:value-type="string" calcext:value-type="string">
            <text:p>Electronic</text:p>
          </table:table-cell>
          <table:table-cell table:style-name="ce123" office:value-type="string" calcext:value-type="string">
            <text:p>EL-MS0251</text:p>
          </table:table-cell>
          <table:table-cell table:style-name="ce183" office:value-type="string" calcext:value-type="string">
            <text:p>CONN HOUSING 16POS .100 DUAL</text:p>
          </table:table-cell>
          <table:table-cell table:style-name="ce72" office:value-type="string" calcext:value-type="string">
            <text:p>Molex</text:p>
          </table:table-cell>
          <table:table-cell table:style-name="ce232" office:value-type="string" calcext:value-type="string">
            <text:p>22552161</text:p>
          </table:table-cell>
          <table:table-cell table:style-name="ce72" office:value-type="string" calcext:value-type="string">
            <text:p>TTI</text:p>
          </table:table-cell>
          <table:table-cell table:style-name="ce264" office:value-type="float" office:value="22552161" calcext:value-type="float">
            <text:p>22552161</text:p>
          </table:table-cell>
          <table:table-cell table:style-name="ce72" office:value-type="float" office:value="2" calcext:value-type="float">
            <text:p>2</text:p>
          </table:table-cell>
          <table:table-cell table:style-name="ce60" office:value-type="string" calcext:value-type="string">
            <text:p>ea</text:p>
          </table:table-cell>
          <table:table-cell table:style-name="ce290" office:value-type="currency" office:currency="USD" office:value="0.529" calcext:value-type="currency">
            <text:p>$0.53</text:p>
          </table:table-cell>
          <table:table-cell table:style-name="ce334" table:formula="of:=SUM([.J108]*[.H108])" office:value-type="float" office:value="1.058" calcext:value-type="float">
            <text:p>$1.06</text:p>
          </table:table-cell>
          <table:table-cell table:style-name="ce355" table:formula="of:=[.H108]*[.$L$2]" office:value-type="float" office:value="6100" calcext:value-type="float">
            <text:p>6,100</text:p>
          </table:table-cell>
          <table:table-cell table:style-name="ce376" office:value-type="string" calcext:value-type="string">
            <text:p>PO11064</text:p>
          </table:table-cell>
          <table:table-cell table:style-name="ce430" office:value-type="date" office:date-value="2015-12-04" calcext:value-type="date">
            <text:p>12/04/15</text:p>
          </table:table-cell>
          <table:table-cell table:style-name="ce369" office:value-type="date" office:date-value="2015-12-10" calcext:value-type="date">
            <text:p>12/10/15</text:p>
          </table:table-cell>
          <table:table-cell table:style-name="ce495" office:value-type="string" calcext:value-type="string">
            <text:p>Received 50 /50 <text:s text:c="2"/>Ordered for Olive.KG</text:p>
          </table:table-cell>
          <table:table-cell table:style-name="ce554"/>
          <table:table-cell table:style-name="ce616" table:number-columns-repeated="982"/>
          <table:table-cell table:style-name="ce612"/>
          <table:table-cell table:style-name="ce605" table:number-columns-repeated="23"/>
          <table:table-cell/>
        </table:table-row>
        <table:table-row table:style-name="ro7">
          <table:table-cell table:style-name="ce60" office:value-type="string" calcext:value-type="string">
            <text:p>Electronic</text:p>
          </table:table-cell>
          <table:table-cell table:style-name="ce105" office:value-type="string" calcext:value-type="string">
            <text:p>EL-MS0205</text:p>
          </table:table-cell>
          <table:table-cell table:style-name="ce148" office:value-type="string" calcext:value-type="string">
            <text:p>Molex-CONN TERM MALE 22-24AWG TIN - Reels of 20K</text:p>
          </table:table-cell>
          <table:table-cell table:style-name="ce60" office:value-type="string" calcext:value-type="string">
            <text:p>Molex</text:p>
          </table:table-cell>
          <table:table-cell table:style-name="ce233" office:value-type="string" calcext:value-type="string">
            <text:p>16-02-0107</text:p>
          </table:table-cell>
          <table:table-cell table:style-name="ce60" office:value-type="string" calcext:value-type="string">
            <text:p>TTI</text:p>
          </table:table-cell>
          <table:table-cell table:style-name="ce60" office:value-type="string" calcext:value-type="string">
            <text:p>16-02-0107</text:p>
          </table:table-cell>
          <table:table-cell table:style-name="ce60" office:value-type="float" office:value="69" calcext:value-type="float">
            <text:p>69</text:p>
          </table:table-cell>
          <table:table-cell table:style-name="ce60" office:value-type="string" calcext:value-type="string">
            <text:p>ea</text:p>
          </table:table-cell>
          <table:table-cell table:style-name="ce307" office:value-type="currency" office:currency="USD" office:value="0.0185" calcext:value-type="currency">
            <text:p>$0.02</text:p>
          </table:table-cell>
          <table:table-cell table:style-name="ce334" table:formula="of:=SUM([.J109]*[.H109])" office:value-type="float" office:value="1.2765" calcext:value-type="float">
            <text:p>$1.28</text:p>
          </table:table-cell>
          <table:table-cell table:style-name="ce355" table:formula="of:=[.H109]*[.$L$2]" office:value-type="float" office:value="210450" calcext:value-type="float">
            <text:p>210,450</text:p>
          </table:table-cell>
          <table:table-cell table:style-name="ce382" office:value-type="string" calcext:value-type="string">
            <text:p>PO11064</text:p>
          </table:table-cell>
          <table:table-cell table:style-name="ce369" office:value-type="date" office:date-value="2015-12-04" calcext:value-type="date">
            <text:p>12/04/15</text:p>
          </table:table-cell>
          <table:table-cell table:style-name="ce431" office:value-type="date" office:date-value="2015-12-10" calcext:value-type="date">
            <text:p>12/10/15</text:p>
          </table:table-cell>
          <table:table-cell table:style-name="ce497" office:value-type="string" calcext:value-type="string">
            <text:p>Received <text:s/>20,000 reels <text:s text:c="3"/>Ordered for Olive.KG</text:p>
          </table:table-cell>
          <table:table-cell table:style-name="ce554"/>
          <table:table-cell table:style-name="ce616" table:number-columns-repeated="982"/>
          <table:table-cell table:style-name="ce612" table:number-columns-repeated="24"/>
          <table:table-cell/>
        </table:table-row>
        <table:table-row table:style-name="ro7">
          <table:table-cell table:style-name="ce60" office:value-type="string" calcext:value-type="string">
            <text:p>Electronic</text:p>
          </table:table-cell>
          <table:table-cell table:style-name="ce123" office:value-type="string" calcext:value-type="string">
            <text:p>EL-MS0142</text:p>
          </table:table-cell>
          <table:table-cell table:style-name="ce181" office:value-type="string" calcext:value-type="string">
            <text:p>Conn Recept Faston 22-26AWG .110 - Reel of 3K</text:p>
          </table:table-cell>
          <table:table-cell table:style-name="ce73" office:value-type="string" calcext:value-type="string">
            <text:p>Molex</text:p>
          </table:table-cell>
          <table:table-cell table:style-name="ce73" office:value-type="string" calcext:value-type="string">
            <text:p>7-520365-2</text:p>
          </table:table-cell>
          <table:table-cell table:style-name="ce73" office:value-type="string" calcext:value-type="string">
            <text:p>TTI</text:p>
          </table:table-cell>
          <table:table-cell table:style-name="ce265" office:value-type="string" calcext:value-type="string">
            <text:p>7-520365-2</text:p>
          </table:table-cell>
          <table:table-cell table:style-name="ce73" office:value-type="float" office:value="10" calcext:value-type="float">
            <text:p>10</text:p>
          </table:table-cell>
          <table:table-cell table:style-name="ce73" office:value-type="string" calcext:value-type="string">
            <text:p>ea</text:p>
          </table:table-cell>
          <table:table-cell table:style-name="ce306" office:value-type="currency" office:currency="USD" office:value="0.076" calcext:value-type="currency">
            <text:p>$0.08</text:p>
          </table:table-cell>
          <table:table-cell table:style-name="ce334" table:formula="of:=SUM([.J110]*[.H110])" office:value-type="float" office:value="0.76" calcext:value-type="float">
            <text:p>$0.76</text:p>
          </table:table-cell>
          <table:table-cell table:style-name="ce355" table:formula="of:=[.H110]*[.$L$2]" office:value-type="float" office:value="30500" calcext:value-type="float">
            <text:p>30,500</text:p>
          </table:table-cell>
          <table:table-cell table:style-name="ce376" office:value-type="string" calcext:value-type="string">
            <text:p>PO11064</text:p>
          </table:table-cell>
          <table:table-cell table:style-name="ce430" office:value-type="date" office:date-value="2015-12-04" calcext:value-type="date">
            <text:p>12/04/15</text:p>
          </table:table-cell>
          <table:table-cell table:style-name="ce431" office:value-type="date" office:date-value="2015-12-10" calcext:value-type="date">
            <text:p>12/10/15</text:p>
          </table:table-cell>
          <table:table-cell table:style-name="ce497" office:value-type="string" calcext:value-type="string">
            <text:p>Received 3000 reel <text:s text:c="3"/>Ordered for Olive.KG</text:p>
          </table:table-cell>
          <table:table-cell table:style-name="ce554"/>
          <table:table-cell table:style-name="ce616" table:number-columns-repeated="982"/>
          <table:table-cell table:style-name="ce612"/>
          <table:table-cell table:style-name="ce605" table:number-columns-repeated="23"/>
          <table:table-cell/>
        </table:table-row>
        <table:table-row table:style-name="ro7">
          <table:table-cell table:style-name="ce72" office:value-type="string" calcext:value-type="string">
            <text:p>Electronic</text:p>
          </table:table-cell>
          <table:table-cell table:style-name="ce121" office:value-type="string" calcext:value-type="string">
            <text:p>EL-MS0141</text:p>
          </table:table-cell>
          <table:table-cell table:style-name="ce183" office:value-type="string" calcext:value-type="string">
            <text:p>Term Ring Non Ins 26-22AWG #4 Order Bulk Only</text:p>
          </table:table-cell>
          <table:table-cell table:style-name="ce210" office:value-type="string" calcext:value-type="string">
            <text:p>Panduit</text:p>
          </table:table-cell>
          <table:table-cell table:style-name="ce234" office:value-type="string" calcext:value-type="string">
            <text:p>P22-4R-M</text:p>
          </table:table-cell>
          <table:table-cell table:style-name="ce211" office:value-type="string" calcext:value-type="string">
            <text:p>TTI</text:p>
          </table:table-cell>
          <table:table-cell table:style-name="ce253" office:value-type="string" calcext:value-type="string">
            <text:p>P22-4R-M</text:p>
          </table:table-cell>
          <table:table-cell table:style-name="ce72" office:value-type="float" office:value="10" calcext:value-type="float">
            <text:p>10</text:p>
          </table:table-cell>
          <table:table-cell table:style-name="ce72" office:value-type="string" calcext:value-type="string">
            <text:p>ea</text:p>
          </table:table-cell>
          <table:table-cell table:style-name="ce305" office:value-type="currency" office:currency="USD" office:value="0.059" calcext:value-type="currency">
            <text:p>$0.06</text:p>
          </table:table-cell>
          <table:table-cell table:style-name="ce334" table:formula="of:=SUM([.J111]*[.H111])" office:value-type="float" office:value="0.59" calcext:value-type="float">
            <text:p>$0.59</text:p>
          </table:table-cell>
          <table:table-cell table:style-name="ce355" table:formula="of:=[.H111]*[.$L$2]" office:value-type="float" office:value="30500" calcext:value-type="float">
            <text:p>30,500</text:p>
          </table:table-cell>
          <table:table-cell table:style-name="ce378" office:value-type="string" calcext:value-type="string">
            <text:p>PO10936, 11088</text:p>
          </table:table-cell>
          <table:table-cell table:style-name="ce432" office:value-type="date" office:date-value="2015-12-03" calcext:value-type="date">
            <text:p>12/03/15</text:p>
          </table:table-cell>
          <table:table-cell table:style-name="ce369" office:value-type="date" office:date-value="2016-02-22" calcext:value-type="date">
            <text:p>02/22/16</text:p>
          </table:table-cell>
          <table:table-cell table:style-name="ce495" office:value-type="string" calcext:value-type="string">
            <text:p>RECEIVED TTI has stock available, no Ltime <text:s/>Check lead time with vendor and order accordingly. TS <text:s/>Delivering on 12/10/15 &amp; 2/5/16.KG <text:s/>Ordered PO11088 for Olive.KG</text:p>
          </table:table-cell>
          <table:table-cell table:style-name="ce554"/>
          <table:table-cell table:style-name="ce616" table:number-columns-repeated="982"/>
          <table:table-cell table:style-name="ce612"/>
          <table:table-cell table:style-name="ce605" table:number-columns-repeated="23"/>
          <table:table-cell/>
        </table:table-row>
        <table:table-row table:style-name="ro7">
          <table:table-cell table:style-name="ce60" office:value-type="string" calcext:value-type="string">
            <text:p>Electronic</text:p>
          </table:table-cell>
          <table:table-cell table:style-name="ce105" office:value-type="string" calcext:value-type="string">
            <text:p>EL-MS0139</text:p>
          </table:table-cell>
          <table:table-cell table:style-name="ce148" office:value-type="string" calcext:value-type="string">
            <text:p>Tubing Corrugated Loom 3/8" ID, Black</text:p>
          </table:table-cell>
          <table:table-cell table:style-name="ce211" office:value-type="string" calcext:value-type="string">
            <text:p>Panduit / Fastenal </text:p>
          </table:table-cell>
          <table:table-cell table:style-name="ce235" office:value-type="string" calcext:value-type="string">
            <text:p>0708162</text:p>
          </table:table-cell>
          <table:table-cell table:style-name="ce211" office:value-type="string" calcext:value-type="string">
            <text:p>Electronics Distributors Corp.</text:p>
          </table:table-cell>
          <table:table-cell table:style-name="ce211" office:value-type="string" calcext:value-type="string">
            <text:p>3/8" Black Split Loom, Box 1900</text:p>
          </table:table-cell>
          <table:table-cell table:style-name="ce60" office:value-type="float" office:value="1350" calcext:value-type="float">
            <text:p>1350</text:p>
          </table:table-cell>
          <table:table-cell table:style-name="ce60" office:value-type="string" calcext:value-type="string">
            <text:p>mm</text:p>
          </table:table-cell>
          <table:table-cell table:style-name="ce290" table:formula="of:=0.0983/30480" office:value-type="currency" office:currency="USD" office:value="0.0000032250656167979" calcext:value-type="currency">
            <text:p>$0.00</text:p>
          </table:table-cell>
          <table:table-cell table:style-name="ce334" table:formula="of:=SUM([.J112]*[.H112])" office:value-type="float" office:value="0.00435383858267717" calcext:value-type="float">
            <text:p>$0.00</text:p>
          </table:table-cell>
          <table:table-cell table:style-name="ce355" table:formula="of:=[.H112]*[.$L$2]" office:value-type="float" office:value="4117500" calcext:value-type="float">
            <text:p>4,117,500</text:p>
          </table:table-cell>
          <table:table-cell table:style-name="ce377" office:value-type="string" calcext:value-type="string">
            <text:p>PO11684</text:p>
          </table:table-cell>
          <table:table-cell table:style-name="ce431" office:value-type="date" office:date-value="2016-02-01" calcext:value-type="date">
            <text:p>02/01/16</text:p>
          </table:table-cell>
          <table:table-cell table:style-name="ce432" office:value-type="date" office:date-value="2016-03-07" calcext:value-type="date">
            <text:p>03/07/16</text:p>
          </table:table-cell>
          <table:table-cell table:style-name="ce501" office:value-type="string" calcext:value-type="string">
            <text:p>5,700' will deliver ~ 3/23 received 9,500 of 14,000' ordered for OLIVE <text:s/>KG</text:p>
          </table:table-cell>
          <table:table-cell table:style-name="ce563"/>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Electronic</text:p>
          </table:table-cell>
          <table:table-cell table:style-name="ce105" office:value-type="string" calcext:value-type="string">
            <text:p>EL-MS0073</text:p>
          </table:table-cell>
          <table:table-cell table:style-name="ce148" office:value-type="string" calcext:value-type="string">
            <text:p>Tubing Corrugated Loom .25", Black</text:p>
          </table:table-cell>
          <table:table-cell table:style-name="ce60" office:value-type="string" calcext:value-type="string">
            <text:p>Panduit / Fastenal </text:p>
          </table:table-cell>
          <table:table-cell table:style-name="ce233" office:value-type="string" calcext:value-type="string">
            <text:p>0708161</text:p>
          </table:table-cell>
          <table:table-cell table:style-name="ce60" office:value-type="string" calcext:value-type="string">
            <text:p>EDC – Electronics Distributors Corporation </text:p>
          </table:table-cell>
          <table:table-cell table:style-name="ce60" office:value-type="string" calcext:value-type="string">
            <text:p>1/4" Black Split Loom, Box 3200'</text:p>
          </table:table-cell>
          <table:table-cell table:style-name="ce60" office:value-type="float" office:value="1385" calcext:value-type="float">
            <text:p>1385</text:p>
          </table:table-cell>
          <table:table-cell table:style-name="ce60" office:value-type="string" calcext:value-type="string">
            <text:p>mm</text:p>
          </table:table-cell>
          <table:table-cell table:style-name="ce290" table:formula="of:=0.0889/30480" office:value-type="currency" office:currency="USD" office:value="0.00000291666666666667" calcext:value-type="currency">
            <text:p>$0.00</text:p>
          </table:table-cell>
          <table:table-cell table:style-name="ce334" table:formula="of:=SUM([.J113]*[.H113])" office:value-type="float" office:value="0.00403958333333333" calcext:value-type="float">
            <text:p>$0.00</text:p>
          </table:table-cell>
          <table:table-cell table:style-name="ce355" table:formula="of:=[.H113]*[.$L$2]" office:value-type="float" office:value="4224250" calcext:value-type="float">
            <text:p>4,224,250</text:p>
          </table:table-cell>
          <table:table-cell table:style-name="ce377" office:value-type="string" calcext:value-type="string">
            <text:p>PO11684</text:p>
          </table:table-cell>
          <table:table-cell table:style-name="ce431" office:value-type="date" office:date-value="2016-02-01" calcext:value-type="date">
            <text:p>02/01/16</text:p>
          </table:table-cell>
          <table:table-cell table:style-name="ce432" office:value-type="date" office:date-value="2016-03-07" calcext:value-type="date">
            <text:p>03/07/16</text:p>
          </table:table-cell>
          <table:table-cell table:style-name="ce496" office:value-type="string" calcext:value-type="string">
            <text:p>15,200' OLIVE </text:p>
          </table:table-cell>
          <table:table-cell table:style-name="ce536"/>
          <table:table-cell table:style-name="ce612" table:number-columns-repeated="983"/>
          <table:table-cell table:style-name="ce605" table:number-columns-repeated="23"/>
          <table:table-cell table:style-name="ce247"/>
        </table:table-row>
        <table:table-row table:style-name="ro7">
          <table:table-cell table:style-name="ce60" office:value-type="string" calcext:value-type="string">
            <text:p>Electronic</text:p>
          </table:table-cell>
          <table:table-cell table:style-name="ce123" office:value-type="string" calcext:value-type="string">
            <text:p>EL-MS0062</text:p>
          </table:table-cell>
          <table:table-cell table:style-name="ce148" office:value-type="string" calcext:value-type="string">
            <text:p>MOLEX-CONN HOUSING 4POS .100 W/LATCH</text:p>
          </table:table-cell>
          <table:table-cell table:style-name="ce60" office:value-type="string" calcext:value-type="string">
            <text:p>Molex</text:p>
          </table:table-cell>
          <table:table-cell table:style-name="ce60" office:value-type="float" office:value="50579404" calcext:value-type="float">
            <text:p>50579404</text:p>
          </table:table-cell>
          <table:table-cell table:style-name="ce60" office:value-type="string" calcext:value-type="string">
            <text:p>Sager</text:p>
          </table:table-cell>
          <table:table-cell table:style-name="ce60" office:value-type="float" office:value="50579404" calcext:value-type="float">
            <text:p>50579404</text:p>
          </table:table-cell>
          <table:table-cell table:style-name="ce60" office:value-type="float" office:value="6" calcext:value-type="float">
            <text:p>6</text:p>
          </table:table-cell>
          <table:table-cell table:style-name="ce60" office:value-type="string" calcext:value-type="string">
            <text:p>ea</text:p>
          </table:table-cell>
          <table:table-cell table:style-name="ce290" office:value-type="currency" office:currency="USD" office:value="0.0523" calcext:value-type="currency">
            <text:p>$0.05</text:p>
          </table:table-cell>
          <table:table-cell table:style-name="ce334" table:formula="of:=SUM([.J114]*[.H114])" office:value-type="float" office:value="0.3138" calcext:value-type="float">
            <text:p>$0.31</text:p>
          </table:table-cell>
          <table:table-cell table:style-name="ce355" table:formula="of:=[.H114]*[.$L$2]" office:value-type="float" office:value="18300" calcext:value-type="float">
            <text:p>18,300</text:p>
          </table:table-cell>
          <table:table-cell table:style-name="ce377" office:value-type="string" calcext:value-type="string">
            <text:p>PO11065</text:p>
          </table:table-cell>
          <table:table-cell table:style-name="ce431" office:value-type="date" office:date-value="2015-12-08" calcext:value-type="date">
            <text:p>12/08/15</text:p>
          </table:table-cell>
          <table:table-cell table:style-name="ce431" office:value-type="date" office:date-value="2016-02-05" calcext:value-type="date">
            <text:p>02/05/16</text:p>
          </table:table-cell>
          <table:table-cell table:style-name="ce502" office:value-type="string" calcext:value-type="string">
            <text:p>Ordered for Olive KG </text:p>
          </table:table-cell>
          <table:table-cell table:style-name="ce563"/>
          <table:table-cell table:style-name="ce614" table:number-columns-repeated="982"/>
          <table:table-cell table:style-name="ce612"/>
          <table:table-cell table:style-name="ce605" table:number-columns-repeated="23"/>
          <table:table-cell/>
        </table:table-row>
        <table:table-row table:style-name="ro7">
          <table:table-cell table:style-name="ce73" office:value-type="string" calcext:value-type="string">
            <text:p>Electronic</text:p>
          </table:table-cell>
          <table:table-cell table:style-name="ce123" office:value-type="string" calcext:value-type="string">
            <text:p>EL-MS0061</text:p>
          </table:table-cell>
          <table:table-cell table:style-name="ce148" office:value-type="string" calcext:value-type="string">
            <text:p>Molex-CONN HOUSING MALE 4POS .100</text:p>
          </table:table-cell>
          <table:table-cell table:style-name="ce60" office:value-type="string" calcext:value-type="string">
            <text:p>Molex</text:p>
          </table:table-cell>
          <table:table-cell table:style-name="ce60" office:value-type="float" office:value="701070003" calcext:value-type="float">
            <text:p>701070003</text:p>
          </table:table-cell>
          <table:table-cell table:style-name="ce60" office:value-type="string" calcext:value-type="string">
            <text:p>Sager</text:p>
          </table:table-cell>
          <table:table-cell table:style-name="ce60" office:value-type="float" office:value="701070003" calcext:value-type="float">
            <text:p>701070003</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116" calcext:value-type="currency">
            <text:p>$0.12</text:p>
          </table:table-cell>
          <table:table-cell table:style-name="ce334" table:formula="of:=SUM([.J115]*[.H115])" office:value-type="float" office:value="0.116" calcext:value-type="float">
            <text:p>$0.12</text:p>
          </table:table-cell>
          <table:table-cell table:style-name="ce355" table:formula="of:=[.H115]*[.$L$2]" office:value-type="float" office:value="3050" calcext:value-type="float">
            <text:p>3,050</text:p>
          </table:table-cell>
          <table:table-cell table:style-name="ce377" office:value-type="string" calcext:value-type="string">
            <text:p>PO11065</text:p>
          </table:table-cell>
          <table:table-cell table:style-name="ce431" office:value-type="date" office:date-value="2015-12-08" calcext:value-type="date">
            <text:p>12/08/15</text:p>
          </table:table-cell>
          <table:table-cell table:style-name="ce431" office:value-type="date" office:date-value="2016-02-05" calcext:value-type="date">
            <text:p>02/05/16</text:p>
          </table:table-cell>
          <table:table-cell table:style-name="ce502" office:value-type="string" calcext:value-type="string">
            <text:p>Ordered for Olive KG </text:p>
          </table:table-cell>
          <table:table-cell table:style-name="ce176"/>
          <table:table-cell table:style-name="ce605" table:number-columns-repeated="1006"/>
          <table:table-cell/>
        </table:table-row>
        <table:table-row table:style-name="ro7">
          <table:table-cell table:style-name="ce60" office:value-type="string" calcext:value-type="string">
            <text:p>Electronic</text:p>
          </table:table-cell>
          <table:table-cell table:style-name="ce105" office:value-type="string" calcext:value-type="string">
            <text:p>EL-MS0059</text:p>
          </table:table-cell>
          <table:table-cell table:style-name="ce148" office:value-type="string" calcext:value-type="string">
            <text:p>CONN TERM FEMALE 22-24AWG TIN</text:p>
          </table:table-cell>
          <table:table-cell table:style-name="ce60" office:value-type="string" calcext:value-type="string">
            <text:p>Molex Inc.</text:p>
          </table:table-cell>
          <table:table-cell table:style-name="ce236" office:value-type="string" calcext:value-type="string">
            <text:p>16-02-0086</text:p>
          </table:table-cell>
          <table:table-cell table:style-name="ce60" office:value-type="string" calcext:value-type="string">
            <text:p>TTI</text:p>
          </table:table-cell>
          <table:table-cell table:style-name="ce60" office:value-type="string" calcext:value-type="string">
            <text:p>WM2510TR-ND</text:p>
          </table:table-cell>
          <table:table-cell table:style-name="ce60" office:value-type="float" office:value="145" calcext:value-type="float">
            <text:p>145</text:p>
          </table:table-cell>
          <table:table-cell table:style-name="ce60" office:value-type="string" calcext:value-type="string">
            <text:p>ea</text:p>
          </table:table-cell>
          <table:table-cell table:style-name="ce290" office:value-type="currency" office:currency="USD" office:value="0.0145" calcext:value-type="currency">
            <text:p>$0.01</text:p>
          </table:table-cell>
          <table:table-cell table:style-name="ce334" table:formula="of:=SUM([.J116]*[.H116])" office:value-type="float" office:value="2.1025" calcext:value-type="float">
            <text:p>$2.10</text:p>
          </table:table-cell>
          <table:table-cell table:style-name="ce355" table:formula="of:=[.H116]*[.$L$2]" office:value-type="float" office:value="442250" calcext:value-type="float">
            <text:p>442,250</text:p>
          </table:table-cell>
          <table:table-cell table:style-name="ce377" office:value-type="string" calcext:value-type="string">
            <text:p>PO11064</text:p>
          </table:table-cell>
          <table:table-cell table:style-name="ce431" office:value-type="date" office:date-value="2015-12-04" calcext:value-type="date">
            <text:p>12/04/15</text:p>
          </table:table-cell>
          <table:table-cell table:style-name="ce431" office:value-type="date" office:date-value="2015-12-11" calcext:value-type="date">
            <text:p>12/11/15</text:p>
          </table:table-cell>
          <table:table-cell table:style-name="ce497" office:value-type="string" calcext:value-type="string">
            <text:p>RECEIVED Ordered for Olive KG </text:p>
          </table:table-cell>
          <table:table-cell table:style-name="ce516"/>
          <table:table-cell table:style-name="ce614" table:number-columns-repeated="982"/>
          <table:table-cell table:style-name="ce612"/>
          <table:table-cell table:style-name="ce605" table:number-columns-repeated="23"/>
          <table:table-cell/>
        </table:table-row>
        <table:table-row table:style-name="ro7">
          <table:table-cell table:style-name="ce60" office:value-type="string" calcext:value-type="string">
            <text:p>Electronic</text:p>
          </table:table-cell>
          <table:table-cell table:style-name="ce123" office:value-type="string" calcext:value-type="string">
            <text:p>EL-MS0360</text:p>
          </table:table-cell>
          <table:table-cell table:style-name="ce148" office:value-type="string" calcext:value-type="string">
            <text:p>Noninsulated Wire Ferrule,16 AWG,</text:p>
          </table:table-cell>
          <table:table-cell table:style-name="ce60" office:value-type="string" calcext:value-type="string">
            <text:p>Fastenal</text:p>
          </table:table-cell>
          <table:table-cell table:style-name="ce237" office:value-type="float" office:value="749649" calcext:value-type="float">
            <text:p>749649</text:p>
          </table:table-cell>
          <table:table-cell table:style-name="ce212" office:value-type="string" calcext:value-type="string">
            <text:p>Mouser</text:p>
          </table:table-cell>
          <table:table-cell table:style-name="ce60" office:value-type="string" calcext:value-type="string">
            <text:p>644-F78-8-M</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0632" calcext:value-type="currency">
            <text:p>$0.06</text:p>
          </table:table-cell>
          <table:table-cell table:style-name="ce334" table:formula="of:=SUM([.J117]*[.H117])" office:value-type="float" office:value="0.0632" calcext:value-type="float">
            <text:p>$0.06</text:p>
          </table:table-cell>
          <table:table-cell table:style-name="ce355" table:formula="of:=[.H117]*[.$L$2]" office:value-type="float" office:value="3050" calcext:value-type="float">
            <text:p>3,050</text:p>
          </table:table-cell>
          <table:table-cell table:style-name="ce385" office:value-type="string" calcext:value-type="string">
            <text:p>PO12004</text:p>
          </table:table-cell>
          <table:table-cell table:style-name="ce435" office:value-type="date" office:date-value="2016-02-12" calcext:value-type="date">
            <text:p>02/12/16</text:p>
          </table:table-cell>
          <table:table-cell table:style-name="ce432" office:value-type="date" office:date-value="2016-02-19" calcext:value-type="date">
            <text:p>02/19/16</text:p>
          </table:table-cell>
          <table:table-cell table:style-name="ce496" office:value-type="string" calcext:value-type="string">
            <text:p>RECEIVED 10,000 OLIVE ORDERED, FASTENAL <text:s/>KG <text:s text:c="2"/>1/26 Eric approved EL-MS0360 ferrule, used on the diode inside the chassis</text:p>
          </table:table-cell>
          <table:table-cell table:style-name="ce564"/>
          <table:table-cell table:style-name="ce614" table:number-columns-repeated="982"/>
          <table:table-cell table:style-name="ce628"/>
          <table:table-cell table:style-name="ce734" table:number-columns-repeated="23"/>
          <table:table-cell table:style-name="ce247"/>
        </table:table-row>
        <table:table-row table:style-name="ro7">
          <table:table-cell table:style-name="ce69" office:value-type="string" calcext:value-type="string">
            <text:p>Electronic</text:p>
          </table:table-cell>
          <table:table-cell table:style-name="ce121" office:value-type="string" calcext:value-type="string">
            <text:p>EL-MS0010</text:p>
          </table:table-cell>
          <table:table-cell table:style-name="ce184" office:value-type="string" calcext:value-type="string">
            <text:p>Heavy Duty Power Connectors POWERPOLE 15A CONT</text:p>
          </table:table-cell>
          <table:table-cell table:style-name="ce69" office:value-type="string" calcext:value-type="string">
            <text:p>Anderson Power Connectors </text:p>
          </table:table-cell>
          <table:table-cell table:style-name="ce69" office:value-type="string" calcext:value-type="string">
            <text:p>1332-BK</text:p>
          </table:table-cell>
          <table:table-cell table:style-name="ce69" office:value-type="string" calcext:value-type="string">
            <text:p>Sager</text:p>
          </table:table-cell>
          <table:table-cell table:style-name="ce69" office:value-type="string" calcext:value-type="string">
            <text:p>879-1332-BK</text:p>
          </table:table-cell>
          <table:table-cell table:style-name="ce69" office:value-type="float" office:value="6" calcext:value-type="float">
            <text:p>6</text:p>
          </table:table-cell>
          <table:table-cell table:style-name="ce69" office:value-type="string" calcext:value-type="string">
            <text:p>ea</text:p>
          </table:table-cell>
          <table:table-cell table:style-name="ce303" office:value-type="currency" office:currency="USD" office:value="0.095" calcext:value-type="currency">
            <text:p>$0.10</text:p>
          </table:table-cell>
          <table:table-cell table:style-name="ce334" table:formula="of:=SUM([.J118]*[.H118])" office:value-type="float" office:value="0.57" calcext:value-type="float">
            <text:p>$0.57</text:p>
          </table:table-cell>
          <table:table-cell table:style-name="ce355" table:formula="of:=[.H118]*[.$L$2]" office:value-type="float" office:value="18300" calcext:value-type="float">
            <text:p>18,300</text:p>
          </table:table-cell>
          <table:table-cell table:style-name="ce377" office:value-type="string" calcext:value-type="string">
            <text:p>PO11661</text:p>
          </table:table-cell>
          <table:table-cell table:style-name="ce431" office:value-type="date" office:date-value="2016-02-05" calcext:value-type="date">
            <text:p>02/05/16</text:p>
          </table:table-cell>
          <table:table-cell table:style-name="ce431" office:value-type="date" office:date-value="2016-03-08" calcext:value-type="date">
            <text:p>03/08/16</text:p>
          </table:table-cell>
          <table:table-cell table:style-name="ce497" office:value-type="string" calcext:value-type="string">
            <text:p>RECEIVED. OLIVE PO DELIVERY 2/29 KG <text:s/>NUTMEG ordered from Mouser, Sager 4 week leadtime for OLIVE.</text:p>
          </table:table-cell>
          <table:table-cell table:style-name="ce563"/>
          <table:table-cell table:style-name="ce615" table:number-columns-repeated="982"/>
          <table:table-cell table:style-name="ce620" table:number-columns-repeated="2"/>
          <table:table-cell table:style-name="ce605" table:number-columns-repeated="22"/>
          <table:table-cell table:style-name="ce247"/>
        </table:table-row>
        <table:table-row table:style-name="ro7">
          <table:table-cell table:style-name="ce69" office:value-type="string" calcext:value-type="string">
            <text:p>Electronic</text:p>
          </table:table-cell>
          <table:table-cell table:style-name="ce121" office:value-type="string" calcext:value-type="string">
            <text:p>EL-MS0008</text:p>
          </table:table-cell>
          <table:table-cell table:style-name="ce184" office:value-type="string" calcext:value-type="string">
            <text:p>Heavy Duty Power Connectors HOUSING ONLY, BLACK POWERPOLE 15/45</text:p>
          </table:table-cell>
          <table:table-cell table:style-name="ce69" office:value-type="string" calcext:value-type="string">
            <text:p>Anderson Power Connectors </text:p>
          </table:table-cell>
          <table:table-cell table:style-name="ce69" office:value-type="string" calcext:value-type="string">
            <text:p>879-1327G6-BK</text:p>
          </table:table-cell>
          <table:table-cell table:style-name="ce69" office:value-type="string" calcext:value-type="string">
            <text:p>Sager</text:p>
          </table:table-cell>
          <table:table-cell table:style-name="ce69" office:value-type="string" calcext:value-type="string">
            <text:p>879-1327G6-BK</text:p>
          </table:table-cell>
          <table:table-cell table:style-name="ce69" office:value-type="float" office:value="6" calcext:value-type="float">
            <text:p>6</text:p>
          </table:table-cell>
          <table:table-cell table:style-name="ce69" office:value-type="string" calcext:value-type="string">
            <text:p>ea</text:p>
          </table:table-cell>
          <table:table-cell table:style-name="ce303" office:value-type="currency" office:currency="USD" office:value="0.192" calcext:value-type="currency">
            <text:p>$0.19</text:p>
          </table:table-cell>
          <table:table-cell table:style-name="ce334" table:formula="of:=SUM([.J119]*[.H119])" office:value-type="float" office:value="1.152" calcext:value-type="float">
            <text:p>$1.15</text:p>
          </table:table-cell>
          <table:table-cell table:style-name="ce355" table:formula="of:=[.H119]*[.$L$2]" office:value-type="float" office:value="18300" calcext:value-type="float">
            <text:p>18,300</text:p>
          </table:table-cell>
          <table:table-cell table:style-name="ce377" office:value-type="string" calcext:value-type="string">
            <text:p>PO11065</text:p>
          </table:table-cell>
          <table:table-cell table:style-name="ce431" office:value-type="date" office:date-value="2015-12-07" calcext:value-type="date">
            <text:p>12/07/15</text:p>
          </table:table-cell>
          <table:table-cell table:style-name="ce431" office:value-type="date" office:date-value="2015-12-10" calcext:value-type="date">
            <text:p>12/10/15</text:p>
          </table:table-cell>
          <table:table-cell table:style-name="ce497" office:value-type="string" calcext:value-type="string">
            <text:p>Ordered for Olive KG </text:p>
          </table:table-cell>
          <table:table-cell table:style-name="ce467"/>
          <table:table-cell table:style-name="ce614" table:number-columns-repeated="982"/>
          <table:table-cell table:style-name="ce612"/>
          <table:table-cell table:style-name="ce605" table:number-columns-repeated="23"/>
          <table:table-cell/>
        </table:table-row>
        <table:table-row table:style-name="ro7">
          <table:table-cell table:style-name="ce74" office:value-type="string" calcext:value-type="string">
            <text:p>Electronic</text:p>
          </table:table-cell>
          <table:table-cell table:style-name="ce118" office:value-type="string" calcext:value-type="string">
            <text:p>EL-FA0033</text:p>
          </table:table-cell>
          <table:table-cell table:style-name="ce185" office:value-type="string" calcext:value-type="string">
            <text:p>Pelonis FAN 24V 80x15mm Low flow</text:p>
          </table:table-cell>
          <table:table-cell table:style-name="ce74" office:value-type="string" calcext:value-type="string">
            <text:p>Pelonis</text:p>
          </table:table-cell>
          <table:table-cell table:style-name="ce238" office:value-type="string" calcext:value-type="string">
            <text:p>C8015L24BPLP1b-7</text:p>
          </table:table-cell>
          <table:table-cell table:style-name="ce74" office:value-type="string" calcext:value-type="string">
            <text:p>Pelonis</text:p>
          </table:table-cell>
          <table:table-cell table:style-name="ce238" office:value-type="string" calcext:value-type="string">
            <text:p>C8015L24BPLP1b-7</text:p>
          </table:table-cell>
          <table:table-cell table:style-name="ce74" office:value-type="float" office:value="1" calcext:value-type="float">
            <text:p>1</text:p>
          </table:table-cell>
          <table:table-cell table:style-name="ce74" office:value-type="string" calcext:value-type="string">
            <text:p>ea</text:p>
          </table:table-cell>
          <table:table-cell table:style-name="ce301" office:value-type="currency" office:currency="USD" office:value="3.12" calcext:value-type="currency">
            <text:p>$3.12</text:p>
          </table:table-cell>
          <table:table-cell table:style-name="ce340" table:formula="of:=SUM([.J120]*[.H120])" office:value-type="float" office:value="3.12" calcext:value-type="float">
            <text:p>$3.12</text:p>
          </table:table-cell>
          <table:table-cell table:style-name="ce359" table:formula="of:=[.H120]*[.$L$2]" office:value-type="float" office:value="3050" calcext:value-type="float">
            <text:p>3,050</text:p>
          </table:table-cell>
          <table:table-cell table:style-name="ce386" office:value-type="string" calcext:value-type="string">
            <text:p>PO11299</text:p>
          </table:table-cell>
          <table:table-cell table:style-name="ce436" office:value-type="date" office:date-value="2015-12-30" calcext:value-type="date">
            <text:p>12/30/15</text:p>
          </table:table-cell>
          <table:table-cell table:style-name="ce457" office:value-type="date" office:date-value="2016-02-05" calcext:value-type="date">
            <text:p>02/05/16</text:p>
          </table:table-cell>
          <table:table-cell table:style-name="ce503" office:value-type="string" calcext:value-type="string">
            <text:p>Delivery 3/17 KG <text:s text:c="3"/>Switching to pelonis alternate – Nutmeg built with free samples. Olive is on this PO11299.TS </text:p>
          </table:table-cell>
          <table:table-cell table:style-name="ce565"/>
          <table:table-cell table:style-name="ce617" table:number-columns-repeated="982"/>
          <table:table-cell table:style-name="ce681" table:number-columns-repeated="24"/>
          <table:table-cell/>
        </table:table-row>
        <table:table-row table:style-name="ro7">
          <table:table-cell table:style-name="ce74" office:value-type="string" calcext:value-type="string">
            <text:p>Electronic</text:p>
          </table:table-cell>
          <table:table-cell table:style-name="ce124" office:value-type="string" calcext:value-type="string">
            <text:p>EL-WR0040</text:p>
          </table:table-cell>
          <table:table-cell table:style-name="ce186" office:value-type="string" calcext:value-type="string">
            <text:p>Wire - Single Conductor 20AWG SOLID PTFE, RED</text:p>
          </table:table-cell>
          <table:table-cell table:style-name="ce212" office:value-type="string" calcext:value-type="string">
            <text:p>Alpha Wire</text:p>
          </table:table-cell>
          <table:table-cell table:style-name="ce74" office:value-type="string" calcext:value-type="string">
            <text:p>2856/1</text:p>
          </table:table-cell>
          <table:table-cell table:style-name="ce74" office:value-type="string" calcext:value-type="string">
            <text:p>Allcable</text:p>
          </table:table-cell>
          <table:table-cell table:style-name="ce74"/>
          <table:table-cell table:style-name="ce74" office:value-type="float" office:value="175" calcext:value-type="float">
            <text:p>175</text:p>
          </table:table-cell>
          <table:table-cell table:style-name="ce74" office:value-type="string" calcext:value-type="string">
            <text:p>mm</text:p>
          </table:table-cell>
          <table:table-cell table:style-name="ce308" table:formula="of:=((112/100)/12)/25.4" office:value-type="currency" office:currency="USD" office:value="0.0036745406824147" calcext:value-type="currency">
            <text:p>$0.00</text:p>
          </table:table-cell>
          <table:table-cell table:style-name="ce341" table:formula="of:=SUM([.J121]*[.H121])" office:value-type="float" office:value="0.643044619422572" calcext:value-type="float">
            <text:p>$0.64</text:p>
          </table:table-cell>
          <table:table-cell table:style-name="ce360" table:formula="of:=[.H121]*[.$L$2]" office:value-type="float" office:value="533750" calcext:value-type="float">
            <text:p>533,750</text:p>
          </table:table-cell>
          <table:table-cell table:style-name="ce387" office:value-type="string" calcext:value-type="string">
            <text:p>PO12258</text:p>
          </table:table-cell>
          <table:table-cell table:style-name="ce437" office:value-type="date" office:date-value="2016-03-01" calcext:value-type="date">
            <text:p>03/01/16</text:p>
          </table:table-cell>
          <table:table-cell table:style-name="ce437" office:value-type="date" office:date-value="2016-04-07" calcext:value-type="date">
            <text:p>04/07/16</text:p>
          </table:table-cell>
          <table:table-cell table:style-name="ce504" office:value-type="string" calcext:value-type="string">
            <text:p>Received 500' will receive balance 1300 ft April 4NEED 1751' FOR OLIVE / Allcable 7-10 day leadtime $ 1.12 ft <text:s/>100 ft =$112.00 <text:s/>We want 3112010 TN005 for Nutwort/Olive</text:p>
          </table:table-cell>
          <table:table-cell table:style-name="ce566" office:value-type="string" calcext:value-type="string">
            <text:p>ERIC WILL EVALUATE WHAT ALL CABLE SAMPLES</text:p>
          </table:table-cell>
          <table:table-cell table:style-name="ce617" table:number-columns-repeated="982"/>
          <table:table-cell table:style-name="ce624" table:number-columns-repeated="24"/>
          <table:table-cell table:style-name="ce247"/>
        </table:table-row>
        <table:table-row table:style-name="ro7">
          <table:table-cell table:style-name="ce71" office:value-type="string" calcext:value-type="string">
            <text:p>Electronic</text:p>
          </table:table-cell>
          <table:table-cell table:style-name="ce125" office:value-type="string" calcext:value-type="string">
            <text:p>EL-MS0346</text:p>
          </table:table-cell>
          <table:table-cell table:style-name="ce178" office:value-type="string" calcext:value-type="string">
            <text:p>MOD PWR ENTRY INLET W/FUSE 6A - IEC C14 Receptacle – AC Filter 6A 250VAC</text:p>
          </table:table-cell>
          <table:table-cell table:style-name="ce71" office:value-type="string" calcext:value-type="string">
            <text:p>Shaffner</text:p>
          </table:table-cell>
          <table:table-cell table:style-name="ce226" office:value-type="string" calcext:value-type="string">
            <text:p>FN9260-6-06</text:p>
          </table:table-cell>
          <table:table-cell table:style-name="ce71" office:value-type="string" calcext:value-type="string">
            <text:p>Sager</text:p>
          </table:table-cell>
          <table:table-cell table:style-name="ce226" office:value-type="string" calcext:value-type="string">
            <text:p>FN9260-6-06</text:p>
          </table:table-cell>
          <table:table-cell table:style-name="ce74" office:value-type="float" office:value="1" calcext:value-type="float">
            <text:p>1</text:p>
          </table:table-cell>
          <table:table-cell table:style-name="ce74" office:value-type="string" calcext:value-type="string">
            <text:p>ea</text:p>
          </table:table-cell>
          <table:table-cell table:style-name="ce308" office:value-type="currency" office:currency="USD" office:value="4.76" calcext:value-type="currency">
            <text:p>$4.76</text:p>
          </table:table-cell>
          <table:table-cell table:style-name="ce334" table:formula="of:=SUM([.J122]*[.H122])" office:value-type="float" office:value="4.76" calcext:value-type="float">
            <text:p>$4.76</text:p>
          </table:table-cell>
          <table:table-cell table:style-name="ce355" table:formula="of:=[.H122]*[.$L$2]" office:value-type="float" office:value="3050" calcext:value-type="float">
            <text:p>3,050</text:p>
          </table:table-cell>
          <table:table-cell table:style-name="ce376" office:value-type="string" calcext:value-type="string">
            <text:p>PO11031</text:p>
          </table:table-cell>
          <table:table-cell table:style-name="ce430" office:value-type="date" office:date-value="2015-12-03" calcext:value-type="date">
            <text:p>12/03/15</text:p>
          </table:table-cell>
          <table:table-cell table:style-name="ce430" office:value-type="string" calcext:value-type="string">
            <text:p>See notes </text:p>
          </table:table-cell>
          <table:table-cell table:style-name="ce494" office:value-type="string" calcext:value-type="string">
            <text:p>Received Sager 2000 pc stock $4.76ea, 12 weeks. Ordered for Olive.KG</text:p>
          </table:table-cell>
          <table:table-cell table:style-name="ce516"/>
          <table:table-cell table:style-name="ce614" table:number-columns-repeated="982"/>
          <table:table-cell table:style-name="ce612"/>
          <table:table-cell table:style-name="ce605" table:number-columns-repeated="23"/>
          <table:table-cell/>
        </table:table-row>
        <table:table-row table:style-name="ro7">
          <table:table-cell table:style-name="ce70" office:value-type="string" calcext:value-type="string">
            <text:p>Electronic</text:p>
          </table:table-cell>
          <table:table-cell table:style-name="ce110" office:value-type="string" calcext:value-type="string">
            <text:p>EL-MS0347</text:p>
          </table:table-cell>
          <table:table-cell table:style-name="ce176" office:value-type="string" calcext:value-type="string">
            <text:p>FUSE CERAMIC 6.3A 250VAC 5X20MM</text:p>
          </table:table-cell>
          <table:table-cell table:style-name="ce70" office:value-type="string" calcext:value-type="string">
            <text:p>Littlefuse</text:p>
          </table:table-cell>
          <table:table-cell table:style-name="ce72" office:value-type="string" calcext:value-type="string">
            <text:p>023406.3MXP</text:p>
          </table:table-cell>
          <table:table-cell table:style-name="ce70" office:value-type="string" calcext:value-type="string">
            <text:p>Mouser &amp; TTI</text:p>
          </table:table-cell>
          <table:table-cell table:style-name="ce72" office:value-type="string" calcext:value-type="string">
            <text:p>023406.3MXP</text:p>
          </table:table-cell>
          <table:table-cell table:style-name="ce74" office:value-type="float" office:value="2" calcext:value-type="float">
            <text:p>2</text:p>
          </table:table-cell>
          <table:table-cell table:style-name="ce74" office:value-type="string" calcext:value-type="string">
            <text:p>ea</text:p>
          </table:table-cell>
          <table:table-cell table:style-name="ce308" office:value-type="currency" office:currency="USD" office:value="0.371" calcext:value-type="currency">
            <text:p>$0.37</text:p>
          </table:table-cell>
          <table:table-cell table:style-name="ce334" table:formula="of:=SUM([.J123]*[.H123])" office:value-type="float" office:value="0.742" calcext:value-type="float">
            <text:p>$0.74</text:p>
          </table:table-cell>
          <table:table-cell table:style-name="ce355" table:formula="of:=[.H123]*[.$L$2]" office:value-type="float" office:value="6100" calcext:value-type="float">
            <text:p>6,100</text:p>
          </table:table-cell>
          <table:table-cell table:style-name="ce376" office:value-type="string" calcext:value-type="string">
            <text:p>PO11016, 10936</text:p>
          </table:table-cell>
          <table:table-cell table:style-name="ce430" office:value-type="date" office:date-value="2015-12-03" calcext:value-type="date">
            <text:p>12/03/15</text:p>
          </table:table-cell>
          <table:table-cell table:style-name="ce430" office:value-type="date" office:date-value="2016-02-05" calcext:value-type="date">
            <text:p>02/05/16</text:p>
          </table:table-cell>
          <table:table-cell table:style-name="ce505" office:value-type="string" calcext:value-type="string">
            <text:p>Mouser PO11016 = 2/5/16 delivery. TTI PO10936, quoted 12 wk leadtime-no stock – for Olive 2/5/16 KG <text:s/>- New delivery date on this item is ~ Feb. 22 – these have 12-14 week lead time. TS/KG <text:s text:c="2"/>ARROW STOCK IMMEDIATELY AVAILABLE. </text:p>
          </table:table-cell>
          <table:table-cell table:style-name="ce516"/>
          <table:table-cell table:style-name="ce614" table:number-columns-repeated="982"/>
          <table:table-cell table:style-name="ce612"/>
          <table:table-cell table:style-name="ce605" table:number-columns-repeated="23"/>
          <table:table-cell/>
        </table:table-row>
        <table:table-row table:style-name="ro7">
          <table:table-cell table:style-name="ce75" office:value-type="string" calcext:value-type="string">
            <text:p>Electronic</text:p>
          </table:table-cell>
          <table:table-cell table:style-name="ce126" office:value-type="string" calcext:value-type="string">
            <text:p>EL-PS0031</text:p>
          </table:table-cell>
          <table:table-cell table:style-name="ce185" office:value-type="string" calcext:value-type="string">
            <text:p>Mean Well Switching Power Supplies 504W 24V 21A Power Supply W/PFC</text:p>
          </table:table-cell>
          <table:table-cell table:style-name="ce74" office:value-type="string" calcext:value-type="string">
            <text:p>Mean Well</text:p>
          </table:table-cell>
          <table:table-cell table:style-name="ce74" office:value-type="string" calcext:value-type="string">
            <text:p>RSP-500-24</text:p>
          </table:table-cell>
          <table:table-cell table:style-name="ce74" office:value-type="string" calcext:value-type="string">
            <text:p>Sager</text:p>
          </table:table-cell>
          <table:table-cell table:style-name="ce266" office:value-type="string" calcext:value-type="string">
            <text:p>709-RSP500-24</text:p>
          </table:table-cell>
          <table:table-cell table:style-name="ce74" office:value-type="float" office:value="1" calcext:value-type="float">
            <text:p>1</text:p>
          </table:table-cell>
          <table:table-cell table:style-name="ce74" office:value-type="string" calcext:value-type="string">
            <text:p>ea</text:p>
          </table:table-cell>
          <table:table-cell table:style-name="ce301" office:value-type="currency" office:currency="USD" office:value="65" calcext:value-type="currency">
            <text:p>$65.00</text:p>
          </table:table-cell>
          <table:table-cell table:style-name="ce334" table:formula="of:=SUM([.J124]*[.H124])" office:value-type="float" office:value="65" calcext:value-type="float">
            <text:p>$65.00</text:p>
          </table:table-cell>
          <table:table-cell table:style-name="ce355" table:formula="of:=[.H124]*[.$L$2]" office:value-type="float" office:value="3050" calcext:value-type="float">
            <text:p>3,050</text:p>
          </table:table-cell>
          <table:table-cell table:style-name="ce379" office:value-type="string" calcext:value-type="string">
            <text:p>PO08321</text:p>
          </table:table-cell>
          <table:table-cell table:style-name="ce432" office:value-type="date" office:date-value="2015-06-26" calcext:value-type="date">
            <text:p>06/26/15</text:p>
          </table:table-cell>
          <table:table-cell table:style-name="ce395" office:value-type="string" calcext:value-type="string">
            <text:p>See notes </text:p>
          </table:table-cell>
          <table:table-cell table:style-name="ce506" office:value-type="string" calcext:value-type="string">
            <text:p>We have scheduled deliveries on these PSU's until Aug. 2016</text:p>
          </table:table-cell>
          <table:table-cell table:style-name="ce560"/>
          <table:table-cell table:style-name="ce614" table:number-columns-repeated="396"/>
          <table:table-cell table:style-name="ce655" table:number-columns-repeated="586"/>
          <table:table-cell table:style-name="ce682" table:number-columns-repeated="2"/>
          <table:table-cell table:style-name="ce738" table:number-columns-repeated="22"/>
          <table:table-cell/>
        </table:table-row>
        <table:table-row table:style-name="ro7">
          <table:table-cell table:style-name="ce72" office:value-type="string" calcext:value-type="string">
            <text:p>Electronic</text:p>
          </table:table-cell>
          <table:table-cell table:style-name="ce122" office:value-type="string" calcext:value-type="string">
            <text:p>EL-MS0133</text:p>
          </table:table-cell>
          <table:table-cell table:style-name="ce179" office:value-type="string" calcext:value-type="string">
            <text:p>CONN, RCPT, 14 POS w/Brass Inserts</text:p>
          </table:table-cell>
          <table:table-cell table:style-name="ce213" office:value-type="string" calcext:value-type="string">
            <text:p>TE Connectivity AMP Connectors </text:p>
          </table:table-cell>
          <table:table-cell table:style-name="ce239" office:value-type="string" calcext:value-type="string">
            <text:p>211103-1</text:p>
          </table:table-cell>
          <table:table-cell table:style-name="ce239" office:value-type="string" calcext:value-type="string">
            <text:p>TTI</text:p>
          </table:table-cell>
          <table:table-cell table:style-name="ce239" office:value-type="string" calcext:value-type="string">
            <text:p>211103-1</text:p>
          </table:table-cell>
          <table:table-cell table:style-name="ce72" office:value-type="float" office:value="1" calcext:value-type="float">
            <text:p>1</text:p>
          </table:table-cell>
          <table:table-cell table:style-name="ce72" office:value-type="string" calcext:value-type="string">
            <text:p>ea</text:p>
          </table:table-cell>
          <table:table-cell table:style-name="ce305" office:value-type="currency" office:currency="USD" office:value="3.12" calcext:value-type="currency">
            <text:p>$3.12</text:p>
          </table:table-cell>
          <table:table-cell table:style-name="ce303" table:formula="of:=[.H125]*[.J125]" office:value-type="currency" office:currency="USD" office:value="3.12" calcext:value-type="currency">
            <text:p>$3.12</text:p>
          </table:table-cell>
          <table:table-cell table:style-name="ce355" table:formula="of:=[.H125]*[.$L$2]" office:value-type="float" office:value="3050" calcext:value-type="float">
            <text:p>3,050</text:p>
          </table:table-cell>
          <table:table-cell table:style-name="ce377" office:value-type="string" calcext:value-type="string">
            <text:p>PO11064</text:p>
          </table:table-cell>
          <table:table-cell table:style-name="ce431" office:value-type="date" office:date-value="2015-12-07" calcext:value-type="date">
            <text:p>12/07/15</text:p>
          </table:table-cell>
          <table:table-cell table:style-name="ce431" office:value-type="date" office:date-value="2015-12-09" calcext:value-type="date">
            <text:p>12/09/15</text:p>
          </table:table-cell>
          <table:table-cell table:style-name="ce497" office:value-type="string" calcext:value-type="string">
            <text:p>Received Min 1 / 1 <text:s/>Ordered for Olive KG <text:s text:c="3"/>- <text:s/>EL-MS0131 landed on the PO in error. Kim is getting with Lisa to fix to correct part number. TS </text:p>
          </table:table-cell>
          <table:table-cell table:style-name="ce179"/>
          <table:table-cell table:style-name="ce612" table:number-columns-repeated="1006"/>
          <table:table-cell table:style-name="ce742"/>
        </table:table-row>
        <table:table-row table:style-name="ro7">
          <table:table-cell table:style-name="ce76" office:value-type="string" calcext:value-type="string">
            <text:p>Electronic</text:p>
          </table:table-cell>
          <table:table-cell table:style-name="ce120" office:value-type="string" calcext:value-type="string">
            <text:p>PC-CN0032</text:p>
          </table:table-cell>
          <table:table-cell table:style-name="ce181" office:value-type="string" calcext:value-type="string">
            <text:p>Term Block Plug 2POS STR 5.08MM</text:p>
          </table:table-cell>
          <table:table-cell table:style-name="ce76" office:value-type="string" calcext:value-type="string">
            <text:p>Molex</text:p>
          </table:table-cell>
          <table:table-cell table:style-name="ce76" office:value-type="float" office:value="395300002" calcext:value-type="float">
            <text:p>395300002</text:p>
          </table:table-cell>
          <table:table-cell table:style-name="ce76" office:value-type="string" calcext:value-type="string">
            <text:p>TTI</text:p>
          </table:table-cell>
          <table:table-cell table:style-name="ce240" office:value-type="float" office:value="395300002" calcext:value-type="float">
            <text:p>395300002</text:p>
          </table:table-cell>
          <table:table-cell table:style-name="ce76" office:value-type="float" office:value="5" calcext:value-type="float">
            <text:p>5</text:p>
          </table:table-cell>
          <table:table-cell table:style-name="ce76" office:value-type="string" calcext:value-type="string">
            <text:p>ea</text:p>
          </table:table-cell>
          <table:table-cell table:style-name="ce306" office:value-type="currency" office:currency="USD" office:value="0.405" calcext:value-type="currency">
            <text:p>$0.41</text:p>
          </table:table-cell>
          <table:table-cell table:style-name="ce334" table:formula="of:=SUM([.J126]*[.H126])" office:value-type="float" office:value="2.025" calcext:value-type="float">
            <text:p>$2.03</text:p>
          </table:table-cell>
          <table:table-cell table:style-name="ce355" table:formula="of:=[.H126]*[.$L$2]" office:value-type="float" office:value="15250" calcext:value-type="float">
            <text:p>15,250</text:p>
          </table:table-cell>
          <table:table-cell table:style-name="ce388" office:value-type="string" calcext:value-type="string">
            <text:p>PO10936</text:p>
          </table:table-cell>
          <table:table-cell table:style-name="ce433" office:value-type="date" office:date-value="2015-12-03" calcext:value-type="date">
            <text:p>12/03/15</text:p>
          </table:table-cell>
          <table:table-cell table:style-name="ce458" office:value-type="string" calcext:value-type="string">
            <text:p>See notes </text:p>
          </table:table-cell>
          <table:table-cell table:style-name="ce507" office:value-type="string" calcext:value-type="string">
            <text:p>Received TTI Check lead time with vendor and order accordingly. TS <text:s/>Ordered for Olive. KG</text:p>
          </table:table-cell>
          <table:table-cell table:style-name="ce176"/>
          <table:table-cell table:style-name="ce605" table:number-columns-repeated="1006"/>
          <table:table-cell/>
        </table:table-row>
        <table:table-row table:style-name="ro7">
          <table:table-cell table:style-name="ce75" office:value-type="string" calcext:value-type="string">
            <text:p>Electronic</text:p>
          </table:table-cell>
          <table:table-cell table:style-name="ce121" office:value-type="string" calcext:value-type="string">
            <text:p>EL-MS0124</text:p>
          </table:table-cell>
          <table:table-cell table:style-name="ce179" office:value-type="string" calcext:value-type="string">
            <text:p>20-24 AWG Tin Sockets for Receptacle - 4K Reel</text:p>
          </table:table-cell>
          <table:table-cell table:style-name="ce72" office:value-type="string" calcext:value-type="string">
            <text:p>TE Connectivity AMP Connectors </text:p>
          </table:table-cell>
          <table:table-cell table:style-name="ce72" office:value-type="string" calcext:value-type="string">
            <text:p>1-66331-4</text:p>
          </table:table-cell>
          <table:table-cell table:style-name="ce72" office:value-type="string" calcext:value-type="string">
            <text:p>TTI -DIGIKEY</text:p>
          </table:table-cell>
          <table:table-cell table:style-name="ce72" office:value-type="string" calcext:value-type="string">
            <text:p>1-66331-4</text:p>
          </table:table-cell>
          <table:table-cell table:style-name="ce72" office:value-type="float" office:value="13" calcext:value-type="float">
            <text:p>13</text:p>
          </table:table-cell>
          <table:table-cell table:style-name="ce72" office:value-type="string" calcext:value-type="string">
            <text:p>ea</text:p>
          </table:table-cell>
          <table:table-cell table:style-name="ce305" office:value-type="currency" office:currency="USD" office:value="0.208" calcext:value-type="currency">
            <text:p>$0.21</text:p>
          </table:table-cell>
          <table:table-cell table:style-name="ce303" table:formula="of:=[.H127]*[.J127]" office:value-type="currency" office:currency="USD" office:value="2.704" calcext:value-type="currency">
            <text:p>$2.70</text:p>
          </table:table-cell>
          <table:table-cell table:style-name="ce355" table:formula="of:=[.H127]*[.$L$2]" office:value-type="float" office:value="39650" calcext:value-type="float">
            <text:p>39,650</text:p>
          </table:table-cell>
          <table:table-cell table:style-name="ce377" office:value-type="string" calcext:value-type="string">
            <text:p>PO11026, 10936</text:p>
          </table:table-cell>
          <table:table-cell table:style-name="ce431" office:value-type="date" office:date-value="2015-12-07" calcext:value-type="date">
            <text:p>12/07/15</text:p>
          </table:table-cell>
          <table:table-cell table:style-name="ce369" office:value-type="string" calcext:value-type="string">
            <text:p>See notes </text:p>
          </table:table-cell>
          <table:table-cell table:style-name="ce482" office:value-type="string" calcext:value-type="string">
            <text:p>Digikey, 4k min PO11026 = Nutmeg <text:s/>/ TTI 6 wk leadtime PO10936 = Olive.KG</text:p>
          </table:table-cell>
          <table:table-cell table:style-name="ce554"/>
          <table:table-cell table:style-name="ce616" table:number-columns-repeated="982"/>
          <table:table-cell table:style-name="ce612"/>
          <table:table-cell table:style-name="ce605" table:number-columns-repeated="23"/>
          <table:table-cell/>
        </table:table-row>
        <table:table-row table:style-name="ro7">
          <table:table-cell table:style-name="ce70" office:value-type="string" calcext:value-type="string">
            <text:p>Electronic</text:p>
          </table:table-cell>
          <table:table-cell table:style-name="ce110" office:value-type="string" calcext:value-type="string">
            <text:p>PC-CN0056</text:p>
          </table:table-cell>
          <table:table-cell table:style-name="ce176" office:value-type="string" calcext:value-type="string">
            <text:p>Headers &amp; Wire Housings 20 CKT CRIMP HOUSING Female</text:p>
          </table:table-cell>
          <table:table-cell table:style-name="ce70" office:value-type="string" calcext:value-type="string">
            <text:p>Molex</text:p>
          </table:table-cell>
          <table:table-cell table:style-name="ce70" office:value-type="string" calcext:value-type="string">
            <text:p>50-57-9420</text:p>
          </table:table-cell>
          <table:table-cell table:style-name="ce70" office:value-type="string" calcext:value-type="string">
            <text:p>TTI</text:p>
          </table:table-cell>
          <table:table-cell table:style-name="ce72" office:value-type="string" calcext:value-type="string">
            <text:p>538-50-57-9420</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436" calcext:value-type="currency">
            <text:p>$0.44</text:p>
          </table:table-cell>
          <table:table-cell table:style-name="ce334" table:formula="of:=SUM([.J128]*[.H128])" office:value-type="float" office:value="0.436" calcext:value-type="float">
            <text:p>$0.44</text:p>
          </table:table-cell>
          <table:table-cell table:style-name="ce355" table:formula="of:=[.H128]*[.$L$2]" office:value-type="float" office:value="3050" calcext:value-type="float">
            <text:p>3,050</text:p>
          </table:table-cell>
          <table:table-cell table:style-name="ce376" office:value-type="string" calcext:value-type="string">
            <text:p>PO10936</text:p>
          </table:table-cell>
          <table:table-cell table:style-name="ce430" office:value-type="date" office:date-value="2015-12-03" calcext:value-type="date">
            <text:p>12/03/15</text:p>
          </table:table-cell>
          <table:table-cell table:style-name="ce430" office:value-type="string" calcext:value-type="string">
            <text:p>See notes </text:p>
          </table:table-cell>
          <table:table-cell table:style-name="ce508" office:value-type="string" calcext:value-type="string">
            <text:p>TTI stock available - <text:s/>Ordered for Olive. KG</text:p>
          </table:table-cell>
          <table:table-cell table:style-name="ce554"/>
          <table:table-cell table:style-name="ce616" table:number-columns-repeated="982"/>
          <table:table-cell table:style-name="ce612"/>
          <table:table-cell table:style-name="ce605" table:number-columns-repeated="23"/>
          <table:table-cell/>
        </table:table-row>
        <table:table-row table:style-name="ro7">
          <table:table-cell table:style-name="ce60" office:value-type="string" calcext:value-type="string">
            <text:p>Electronic</text:p>
          </table:table-cell>
          <table:table-cell table:style-name="ce127" office:value-type="string" calcext:value-type="string">
            <text:p>PC-CN0003</text:p>
          </table:table-cell>
          <table:table-cell table:style-name="ce187" office:value-type="string" calcext:value-type="string">
            <text:p>Molex - CONN HOUSING 3POS .100 W/LATCH</text:p>
          </table:table-cell>
          <table:table-cell table:style-name="ce76" office:value-type="string" calcext:value-type="string">
            <text:p>Molex</text:p>
          </table:table-cell>
          <table:table-cell table:style-name="ce76" office:value-type="float" office:value="50579403" calcext:value-type="float">
            <text:p>50579403</text:p>
          </table:table-cell>
          <table:table-cell table:style-name="ce76" office:value-type="string" calcext:value-type="string">
            <text:p>Sager</text:p>
          </table:table-cell>
          <table:table-cell table:style-name="ce267" office:value-type="string" calcext:value-type="string">
            <text:p>WM2901-ND</text:p>
          </table:table-cell>
          <table:table-cell table:style-name="ce76" office:value-type="float" office:value="7" calcext:value-type="float">
            <text:p>7</text:p>
          </table:table-cell>
          <table:table-cell table:style-name="ce60" office:value-type="string" calcext:value-type="string">
            <text:p>ea</text:p>
          </table:table-cell>
          <table:table-cell table:style-name="ce290" office:value-type="currency" office:currency="USD" office:value="0.0514" calcext:value-type="currency">
            <text:p>$0.05</text:p>
          </table:table-cell>
          <table:table-cell table:style-name="ce309" table:formula="of:=[.H129]*[.J129]" office:value-type="currency" office:currency="USD" office:value="0.3598" calcext:value-type="currency">
            <text:p>$0.36</text:p>
          </table:table-cell>
          <table:table-cell table:style-name="ce355" table:formula="of:=[.H129]*[.$L$2]" office:value-type="float" office:value="21350" calcext:value-type="float">
            <text:p>21,350</text:p>
          </table:table-cell>
          <table:table-cell table:style-name="ce389" office:value-type="string" calcext:value-type="string">
            <text:p>PO11065</text:p>
          </table:table-cell>
          <table:table-cell table:style-name="ce433" office:value-type="date" office:date-value="2015-12-08" calcext:value-type="date">
            <text:p>12/08/15</text:p>
          </table:table-cell>
          <table:table-cell table:style-name="ce433" office:value-type="date" office:date-value="2015-12-11" calcext:value-type="date">
            <text:p>12/11/15</text:p>
          </table:table-cell>
          <table:table-cell table:style-name="ce507" office:value-type="string" calcext:value-type="string">
            <text:p>Partial short shipped, will ship week of 3/15Ordered for Olive KG1800 m/m 0.0514</text:p>
          </table:table-cell>
          <table:table-cell table:style-name="ce536"/>
          <table:table-cell table:style-name="ce612" table:number-columns-repeated="983"/>
          <table:table-cell table:style-name="ce605" table:number-columns-repeated="23"/>
          <table:table-cell/>
        </table:table-row>
        <table:table-row table:style-name="ro7">
          <table:table-cell table:style-name="ce60" office:value-type="string" calcext:value-type="string">
            <text:p>Electronic</text:p>
          </table:table-cell>
          <table:table-cell table:style-name="ce125" office:value-type="string" calcext:value-type="string">
            <text:p>EL-MS0342</text:p>
          </table:table-cell>
          <table:table-cell table:style-name="ce188" office:value-type="string" calcext:value-type="string">
            <text:p>FERRITE TUBULAR BEAD 7.87MM RoHS Status</text:p>
          </table:table-cell>
          <table:table-cell table:style-name="ce60" office:value-type="string" calcext:value-type="string">
            <text:p>Laird Technologies - Signal Integrity Products</text:p>
          </table:table-cell>
          <table:table-cell table:style-name="ce60" office:value-type="string" calcext:value-type="string">
            <text:p>28B0625-100</text:p>
          </table:table-cell>
          <table:table-cell table:style-name="ce60" office:value-type="string" calcext:value-type="string">
            <text:p>Sager</text:p>
          </table:table-cell>
          <table:table-cell table:style-name="ce76" office:value-type="string" calcext:value-type="string">
            <text:p>240-2115-ND</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232" calcext:value-type="currency">
            <text:p>$0.23</text:p>
          </table:table-cell>
          <table:table-cell table:style-name="ce303" table:formula="of:=[.H130]*[.J130]" office:value-type="currency" office:currency="USD" office:value="0.232" calcext:value-type="currency">
            <text:p>$0.23</text:p>
          </table:table-cell>
          <table:table-cell table:style-name="ce355" table:formula="of:=[.H130]*[.$L$2]" office:value-type="float" office:value="3050" calcext:value-type="float">
            <text:p>3,050</text:p>
          </table:table-cell>
          <table:table-cell table:style-name="ce377" office:value-type="string" calcext:value-type="string">
            <text:p>PO11661</text:p>
          </table:table-cell>
          <table:table-cell table:style-name="ce431" office:value-type="date" office:date-value="2016-02-05" calcext:value-type="date">
            <text:p>02/05/16</text:p>
          </table:table-cell>
          <table:table-cell table:style-name="ce431" office:value-type="date" office:date-value="2016-03-08" calcext:value-type="date">
            <text:p>03/08/16</text:p>
          </table:table-cell>
          <table:table-cell table:style-name="ce502" office:value-type="string" calcext:value-type="string">
            <text:p>ORDERED FOR OLIVE KGOrdered for Nutmeg only Digikey 0.468 ea <text:s text:c="2"/>mouser stock 0.70ea <text:s/>future no quote, </text:p>
          </table:table-cell>
          <table:table-cell table:style-name="ce536"/>
          <table:table-cell table:style-name="ce612" table:number-columns-repeated="983"/>
          <table:table-cell table:style-name="ce605" table:number-columns-repeated="23"/>
          <table:table-cell/>
        </table:table-row>
        <table:table-row table:style-name="ro7">
          <table:table-cell table:style-name="ce70" office:value-type="string" calcext:value-type="string">
            <text:p>Electronic</text:p>
          </table:table-cell>
          <table:table-cell table:style-name="ce110" office:value-type="string" calcext:value-type="string">
            <text:p>PC-CN0054</text:p>
          </table:table-cell>
          <table:table-cell table:style-name="ce176" office:value-type="string" calcext:value-type="string">
            <text:p>Headers &amp; Wire Housings HSG 12P Female SINGLE ROW POSITIVE LATCH</text:p>
          </table:table-cell>
          <table:table-cell table:style-name="ce70" office:value-type="string" calcext:value-type="string">
            <text:p>Molex</text:p>
          </table:table-cell>
          <table:table-cell table:style-name="ce70" office:value-type="string" calcext:value-type="string">
            <text:p>50-57-9412</text:p>
          </table:table-cell>
          <table:table-cell table:style-name="ce70" office:value-type="string" calcext:value-type="string">
            <text:p>TTI</text:p>
          </table:table-cell>
          <table:table-cell table:style-name="ce72" office:value-type="string" calcext:value-type="string">
            <text:p>538-50-57-9412</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172" calcext:value-type="currency">
            <text:p>$0.17</text:p>
          </table:table-cell>
          <table:table-cell table:style-name="ce334" table:formula="of:=SUM([.J131]*[.H131])" office:value-type="float" office:value="0.172" calcext:value-type="float">
            <text:p>$0.17</text:p>
          </table:table-cell>
          <table:table-cell table:style-name="ce355" table:formula="of:=[.H131]*[.$L$2]" office:value-type="float" office:value="3050" calcext:value-type="float">
            <text:p>3,050</text:p>
          </table:table-cell>
          <table:table-cell table:style-name="ce376" office:value-type="string" calcext:value-type="string">
            <text:p>PO11727</text:p>
          </table:table-cell>
          <table:table-cell table:style-name="ce430" office:value-type="date" office:date-value="2016-02-05" calcext:value-type="date">
            <text:p>02/05/16</text:p>
          </table:table-cell>
          <table:table-cell table:style-name="ce430" office:value-type="date" office:date-value="2016-03-03" calcext:value-type="date">
            <text:p>03/03/16</text:p>
          </table:table-cell>
          <table:table-cell table:style-name="ce508" office:value-type="string" calcext:value-type="string">
            <text:p>Received OLIVE Ordered <text:s/>KG </text:p>
          </table:table-cell>
          <table:table-cell table:style-name="ce536"/>
          <table:table-cell table:style-name="ce612" table:number-columns-repeated="983"/>
          <table:table-cell table:style-name="ce605" table:number-columns-repeated="23"/>
          <table:table-cell table:style-name="ce247"/>
        </table:table-row>
        <table:table-row table:style-name="ro7">
          <table:table-cell table:style-name="ce60" office:value-type="string" calcext:value-type="string">
            <text:p>Electronic</text:p>
          </table:table-cell>
          <table:table-cell table:style-name="ce105" office:value-type="string" calcext:value-type="string">
            <text:p>EL-MS0336</text:p>
          </table:table-cell>
          <table:table-cell table:style-name="ce148" office:value-type="string" calcext:value-type="string">
            <text:p>Ferrite Cable Cores 310ohms 100MHz 7mm Inside Dia.</text:p>
          </table:table-cell>
          <table:table-cell table:style-name="ce60" office:value-type="string" calcext:value-type="string">
            <text:p>Laird Technologies - Signal Integrity Products</text:p>
          </table:table-cell>
          <table:table-cell table:style-name="ce60" office:value-type="string" calcext:value-type="string">
            <text:p>28B0616-000</text:p>
          </table:table-cell>
          <table:table-cell table:style-name="ce60" office:value-type="string" calcext:value-type="string">
            <text:p>Mouser</text:p>
          </table:table-cell>
          <table:table-cell table:style-name="ce76" office:value-type="string" calcext:value-type="string">
            <text:p>28B0616-000</text:p>
          </table:table-cell>
          <table:table-cell table:style-name="ce72" office:value-type="float" office:value="1" calcext:value-type="float">
            <text:p>1</text:p>
          </table:table-cell>
          <table:table-cell table:style-name="ce72" office:value-type="string" calcext:value-type="string">
            <text:p>ea</text:p>
          </table:table-cell>
          <table:table-cell table:style-name="ce305" office:value-type="currency" office:currency="USD" office:value="0.286" calcext:value-type="currency">
            <text:p>$0.29</text:p>
          </table:table-cell>
          <table:table-cell table:style-name="ce334" table:formula="of:=SUM([.J132]*[.H132])" office:value-type="float" office:value="0.286" calcext:value-type="float">
            <text:p>$0.29</text:p>
          </table:table-cell>
          <table:table-cell table:style-name="ce355" table:formula="of:=[.H132]*[.$L$2]" office:value-type="float" office:value="3050" calcext:value-type="float">
            <text:p>3,050</text:p>
          </table:table-cell>
          <table:table-cell table:style-name="ce378" office:value-type="string" calcext:value-type="string">
            <text:p>PO11016</text:p>
          </table:table-cell>
          <table:table-cell table:style-name="ce432" office:value-type="date" office:date-value="2015-12-07" calcext:value-type="date">
            <text:p>12/07/15</text:p>
          </table:table-cell>
          <table:table-cell table:style-name="ce369" office:value-type="date" office:date-value="2016-02-05" calcext:value-type="date">
            <text:p>02/05/16</text:p>
          </table:table-cell>
          <table:table-cell table:style-name="ce482" office:value-type="string" calcext:value-type="string">
            <text:p>Mouser confirmed 2/5/16 delivery KG 12 wk leadtime sager 50 Ship 12/ 5 &amp; <text:s/>3050 ship 1/4/2016. Ordered for Olive.KG </text:p>
          </table:table-cell>
          <table:table-cell table:style-name="ce554"/>
          <table:table-cell table:style-name="ce615" table:number-columns-repeated="982"/>
          <table:table-cell table:style-name="ce620" table:number-columns-repeated="2"/>
          <table:table-cell table:style-name="ce605" table:number-columns-repeated="22"/>
          <table:table-cell/>
        </table:table-row>
        <table:table-row table:style-name="ro7">
          <table:table-cell table:style-name="ce70" office:value-type="string" calcext:value-type="string">
            <text:p>Electronic</text:p>
          </table:table-cell>
          <table:table-cell table:style-name="ce110" office:value-type="string" calcext:value-type="string">
            <text:p>PC-CN0058</text:p>
          </table:table-cell>
          <table:table-cell table:style-name="ce176" office:value-type="string" calcext:value-type="string">
            <text:p>Connector housing, 16 pin femaleFemale 16 pin Molex connector housing</text:p>
          </table:table-cell>
          <table:table-cell table:style-name="ce70" office:value-type="string" calcext:value-type="string">
            <text:p>Molex</text:p>
          </table:table-cell>
          <table:table-cell table:style-name="ce70" office:value-type="string" calcext:value-type="string">
            <text:p>50-57-9416</text:p>
          </table:table-cell>
          <table:table-cell table:style-name="ce70" office:value-type="string" calcext:value-type="string">
            <text:p>TTI</text:p>
          </table:table-cell>
          <table:table-cell table:style-name="ce72" office:value-type="string" calcext:value-type="string">
            <text:p>538-50-57-9416</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325" calcext:value-type="currency">
            <text:p>$0.33</text:p>
          </table:table-cell>
          <table:table-cell table:style-name="ce334" table:formula="of:=SUM([.J133]*[.H133])" office:value-type="float" office:value="0.325" calcext:value-type="float">
            <text:p>$0.33</text:p>
          </table:table-cell>
          <table:table-cell table:style-name="ce355" table:formula="of:=[.H133]*[.$L$2]" office:value-type="float" office:value="3050" calcext:value-type="float">
            <text:p>3,050</text:p>
          </table:table-cell>
          <table:table-cell table:style-name="ce376" office:value-type="string" calcext:value-type="string">
            <text:p>PO10936</text:p>
          </table:table-cell>
          <table:table-cell table:style-name="ce430" office:value-type="date" office:date-value="2015-12-03" calcext:value-type="date">
            <text:p>12/03/15</text:p>
          </table:table-cell>
          <table:table-cell table:style-name="ce430" office:value-type="string" calcext:value-type="string">
            <text:p>See notes </text:p>
          </table:table-cell>
          <table:table-cell table:style-name="ce494" office:value-type="string" calcext:value-type="string">
            <text:p>Received TTI has stock on hand kg Sager <text:s/>6 Weeks lead time TS. <text:s text:c="3"/>Ordered for Olive. KG</text:p>
          </table:table-cell>
          <table:table-cell table:style-name="ce554"/>
          <table:table-cell table:style-name="ce616" table:number-columns-repeated="982"/>
          <table:table-cell table:style-name="ce612"/>
          <table:table-cell table:style-name="ce605" table:number-columns-repeated="23"/>
          <table:table-cell/>
        </table:table-row>
        <table:table-row table:style-name="ro7">
          <table:table-cell table:style-name="ce74" office:value-type="string" calcext:value-type="string">
            <text:p>Electronic</text:p>
          </table:table-cell>
          <table:table-cell table:style-name="ce128" office:value-type="string" calcext:value-type="string">
            <text:p>EL-MS0343</text:p>
          </table:table-cell>
          <table:table-cell table:style-name="ce186" office:value-type="string" calcext:value-type="string">
            <text:p>Ferrite 10.16mm ID for 16 pin Y&amp;Z connector</text:p>
          </table:table-cell>
          <table:table-cell table:style-name="ce60" office:value-type="string" calcext:value-type="string">
            <text:p>Laird Technologies - Signal Integrity Products</text:p>
          </table:table-cell>
          <table:table-cell table:style-name="ce60" office:value-type="string" calcext:value-type="string">
            <text:p>28B0735-000</text:p>
          </table:table-cell>
          <table:table-cell table:style-name="ce60" office:value-type="string" calcext:value-type="string">
            <text:p>Sager</text:p>
          </table:table-cell>
          <table:table-cell table:style-name="ce60" office:value-type="string" calcext:value-type="string">
            <text:p>28B0735-000</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264" calcext:value-type="currency">
            <text:p>$0.26</text:p>
          </table:table-cell>
          <table:table-cell table:style-name="ce303" table:formula="of:=[.H134]*[.J134]" office:value-type="currency" office:currency="USD" office:value="0.264" calcext:value-type="currency">
            <text:p>$0.26</text:p>
          </table:table-cell>
          <table:table-cell table:style-name="ce355" table:formula="of:=[.H134]*[.$L$2]" office:value-type="float" office:value="3050" calcext:value-type="float">
            <text:p>3,050</text:p>
          </table:table-cell>
          <table:table-cell table:style-name="ce377" office:value-type="string" calcext:value-type="string">
            <text:p>PO11661</text:p>
          </table:table-cell>
          <table:table-cell table:style-name="ce431" office:value-type="date" office:date-value="2016-02-05" calcext:value-type="date">
            <text:p>02/05/16</text:p>
          </table:table-cell>
          <table:table-cell table:style-name="ce431" office:value-type="date" office:date-value="2015-03-08" calcext:value-type="date">
            <text:p>03/08/15</text:p>
          </table:table-cell>
          <table:table-cell table:style-name="ce502" office:value-type="string" calcext:value-type="string">
            <text:p>ORDERED FOR OLIVE K <text:s/>order for Nutmeg Digikey, Future for Olive</text:p>
          </table:table-cell>
          <table:table-cell table:style-name="ce554"/>
          <table:table-cell table:style-name="ce614" table:number-columns-repeated="982"/>
          <table:table-cell table:style-name="ce612"/>
          <table:table-cell table:style-name="ce605" table:number-columns-repeated="23"/>
          <table:table-cell/>
        </table:table-row>
        <table:table-row table:style-name="ro7">
          <table:table-cell table:style-name="ce70" office:value-type="string" calcext:value-type="string">
            <text:p>Electronic</text:p>
          </table:table-cell>
          <table:table-cell table:style-name="ce110" office:value-type="string" calcext:value-type="string">
            <text:p>PC-CN0060</text:p>
          </table:table-cell>
          <table:table-cell table:style-name="ce176" office:value-type="string" calcext:value-type="string">
            <text:p>Female 10 pin Molex Connector Housing </text:p>
          </table:table-cell>
          <table:table-cell table:style-name="ce70" office:value-type="string" calcext:value-type="string">
            <text:p>Molex</text:p>
          </table:table-cell>
          <table:table-cell table:style-name="ce70" office:value-type="string" calcext:value-type="string">
            <text:p>50-57-9410</text:p>
          </table:table-cell>
          <table:table-cell table:style-name="ce70" office:value-type="string" calcext:value-type="string">
            <text:p>TTI</text:p>
          </table:table-cell>
          <table:table-cell table:style-name="ce72" office:value-type="string" calcext:value-type="string">
            <text:p>538-50-57-9410</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183" calcext:value-type="currency">
            <text:p>$0.18</text:p>
          </table:table-cell>
          <table:table-cell table:style-name="ce334" table:formula="of:=SUM([.J135]*[.H135])" office:value-type="float" office:value="0.183" calcext:value-type="float">
            <text:p>$0.18</text:p>
          </table:table-cell>
          <table:table-cell table:style-name="ce355" table:formula="of:=[.H135]*[.$L$2]" office:value-type="float" office:value="3050" calcext:value-type="float">
            <text:p>3,050</text:p>
          </table:table-cell>
          <table:table-cell table:style-name="ce376" office:value-type="string" calcext:value-type="string">
            <text:p>PO10936</text:p>
          </table:table-cell>
          <table:table-cell table:style-name="ce430" office:value-type="date" office:date-value="2015-12-03" calcext:value-type="date">
            <text:p>12/03/15</text:p>
          </table:table-cell>
          <table:table-cell table:style-name="ce430" office:value-type="string" calcext:value-type="string">
            <text:p>See notes </text:p>
          </table:table-cell>
          <table:table-cell table:style-name="ce508" office:value-type="string" calcext:value-type="string">
            <text:p>TTI stock on hand kg <text:s/>5 Weeks lead time. TS <text:s text:c="2"/>Ordered for Olive. KG</text:p>
          </table:table-cell>
          <table:table-cell table:style-name="ce554"/>
          <table:table-cell table:style-name="ce614" table:number-columns-repeated="982"/>
          <table:table-cell table:style-name="ce612"/>
          <table:table-cell table:style-name="ce605" table:number-columns-repeated="23"/>
          <table:table-cell/>
        </table:table-row>
        <table:table-row table:style-name="ro7">
          <table:table-cell table:style-name="ce60" office:value-type="string" calcext:value-type="string">
            <text:p>Electronic</text:p>
          </table:table-cell>
          <table:table-cell table:style-name="ce105" office:value-type="string" calcext:value-type="string">
            <text:p>EL-MS0332</text:p>
          </table:table-cell>
          <table:table-cell table:style-name="ce148" office:value-type="string" calcext:value-type="string">
            <text:p>Ferrite Cable Cores 220ohms 100MHz 5mm I.D.</text:p>
          </table:table-cell>
          <table:table-cell table:style-name="ce60" office:value-type="string" calcext:value-type="string">
            <text:p>Laird Technologies - Signal Integrity Products</text:p>
          </table:table-cell>
          <table:table-cell table:style-name="ce60" office:value-type="string" calcext:value-type="string">
            <text:p>28B0434-000</text:p>
          </table:table-cell>
          <table:table-cell table:style-name="ce60" office:value-type="string" calcext:value-type="string">
            <text:p>Mouser / Sager</text:p>
          </table:table-cell>
          <table:table-cell table:style-name="ce233" office:value-type="string" calcext:value-type="string">
            <text:p>28B0434-000</text:p>
          </table:table-cell>
          <table:table-cell table:style-name="ce71" office:value-type="float" office:value="2" calcext:value-type="float">
            <text:p>2</text:p>
          </table:table-cell>
          <table:table-cell table:style-name="ce71" office:value-type="string" calcext:value-type="string">
            <text:p>ea</text:p>
          </table:table-cell>
          <table:table-cell table:style-name="ce309" office:value-type="currency" office:currency="USD" office:value="0.145" calcext:value-type="currency">
            <text:p>$0.15</text:p>
          </table:table-cell>
          <table:table-cell table:style-name="ce309" table:formula="of:=[.H136]*[.J136]" office:value-type="currency" office:currency="USD" office:value="0.29" calcext:value-type="currency">
            <text:p>$0.29</text:p>
          </table:table-cell>
          <table:table-cell table:style-name="ce355" table:formula="of:=[.H136]*[.$L$2]" office:value-type="float" office:value="6100" calcext:value-type="float">
            <text:p>6,100</text:p>
          </table:table-cell>
          <table:table-cell table:style-name="ce383" office:value-type="string" calcext:value-type="string">
            <text:p>PO11016</text:p>
          </table:table-cell>
          <table:table-cell table:style-name="ce433" office:value-type="date" office:date-value="2015-12-03" calcext:value-type="date">
            <text:p>12/03/15</text:p>
          </table:table-cell>
          <table:table-cell table:style-name="ce459" office:value-type="string" calcext:value-type="string">
            <text:p>See notes </text:p>
          </table:table-cell>
          <table:table-cell table:style-name="ce499" office:value-type="string" calcext:value-type="string">
            <text:p>Received Mouser confirmed 2/5 delivery KGOrdered Stock at Mouser, Sager 10 Weeks lead time. TS <text:s text:c="2"/>Ordered for Olive.KG</text:p>
          </table:table-cell>
          <table:table-cell table:style-name="ce563"/>
          <table:table-cell table:style-name="ce615" table:number-columns-repeated="982"/>
          <table:table-cell table:style-name="ce620" table:number-columns-repeated="2"/>
          <table:table-cell table:style-name="ce605" table:number-columns-repeated="22"/>
          <table:table-cell/>
        </table:table-row>
        <table:table-row table:style-name="ro7">
          <table:table-cell table:style-name="ce60" office:value-type="string" calcext:value-type="string">
            <text:p>Electronic</text:p>
          </table:table-cell>
          <table:table-cell table:style-name="ce129" office:value-type="string" calcext:value-type="string">
            <text:p>EL-MS0344</text:p>
          </table:table-cell>
          <table:table-cell table:style-name="ce148" office:value-type="string" calcext:value-type="string">
            <text:p>Ferrite Tubular Bead 5.90mm </text:p>
          </table:table-cell>
          <table:table-cell table:style-name="ce60" office:value-type="string" calcext:value-type="string">
            <text:p>Laird Technologies - Signal Integrity Products</text:p>
          </table:table-cell>
          <table:table-cell table:style-name="ce60" office:value-type="string" calcext:value-type="string">
            <text:p>28B0591-200</text:p>
          </table:table-cell>
          <table:table-cell table:style-name="ce254" office:value-type="string" calcext:value-type="string">
            <text:p>Sager Digikey</text:p>
          </table:table-cell>
          <table:table-cell table:style-name="ce60" office:value-type="string" calcext:value-type="string">
            <text:p>28B0591-200</text:p>
          </table:table-cell>
          <table:table-cell table:style-name="ce60" office:value-type="float" office:value="1" calcext:value-type="float">
            <text:p>1</text:p>
          </table:table-cell>
          <table:table-cell table:style-name="ce71" office:value-type="string" calcext:value-type="string">
            <text:p>ea</text:p>
          </table:table-cell>
          <table:table-cell table:style-name="ce309" office:value-type="currency" office:currency="USD" office:value="0.344" calcext:value-type="currency">
            <text:p>$0.34</text:p>
          </table:table-cell>
          <table:table-cell table:style-name="ce309" table:formula="of:=[.H137]*[.J137]" office:value-type="currency" office:currency="USD" office:value="0.344" calcext:value-type="currency">
            <text:p>$0.34</text:p>
          </table:table-cell>
          <table:table-cell table:style-name="ce355" table:formula="of:=[.H137]*[.$L$2]" office:value-type="float" office:value="3050" calcext:value-type="float">
            <text:p>3,050</text:p>
          </table:table-cell>
          <table:table-cell table:style-name="ce390" office:value-type="string" calcext:value-type="string">
            <office:annotation draw:style-name="gr1" draw:text-style-name="P2" svg:width="82.18pt" svg:height="50.49pt" svg:x="1709.74pt" svg:y="1942.47pt" draw:caption-point-x="-17.29pt" draw:caption-point-y="42.8pt">
              <dc:date>2016-03-30T00:00:00</dc:date>
              <text:p text:style-name="P1"><text:span text:style-name="T1">Received partial, next del 4/15/16</text:span></text:p>
              <text:p text:style-name="P1"><text:span text:style-name="T1">Stock at digikey 0.35ea</text:span></text:p>
            </office:annotation>
            <text:p>PO11661</text:p>
          </table:table-cell>
          <table:table-cell table:style-name="ce433" office:value-type="date" office:date-value="2016-02-05" calcext:value-type="date">
            <text:p>02/05/16</text:p>
          </table:table-cell>
          <table:table-cell table:style-name="ce456" office:value-type="date" office:date-value="2016-04-10" calcext:value-type="date">
            <text:p>04/10/16</text:p>
          </table:table-cell>
          <table:table-cell table:style-name="ce509" office:value-type="string" calcext:value-type="string">
            <text:p>OLIVE 3,520 SAGER PO 11661 = 500 3/17/16 balance ~ 4/15, DIGIKEY STK AVAIL, IF DELIVERY does not meet demand. KG 12 wk leadtime SAGER <text:s/>Ordered Digikey for <text:s/>Nutmeg only KB</text:p>
          </table:table-cell>
          <table:table-cell table:style-name="ce516"/>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Electronic</text:p>
          </table:table-cell>
          <table:table-cell table:style-name="ce105" office:value-type="string" calcext:value-type="string">
            <text:p>EL-MS0329</text:p>
          </table:table-cell>
          <table:table-cell table:style-name="ce148" office:value-type="string" calcext:value-type="string">
            <text:p>TVS Diode – 1500W, 5V Reverse Standoff, 6V Breakdown, 9.4V Clamp, 200A Surge</text:p>
          </table:table-cell>
          <table:table-cell table:style-name="ce60" office:value-type="string" calcext:value-type="string">
            <text:p>ON Semiconductor</text:p>
          </table:table-cell>
          <table:table-cell table:style-name="ce60" office:value-type="string" calcext:value-type="string">
            <text:p>1N6373G</text:p>
          </table:table-cell>
          <table:table-cell table:style-name="ce60" office:value-type="string" calcext:value-type="string">
            <text:p>Mouser / Future /Digikey</text:p>
          </table:table-cell>
          <table:table-cell table:style-name="ce233" office:value-type="string" calcext:value-type="string">
            <text:p>1N6373G</text:p>
          </table:table-cell>
          <table:table-cell table:style-name="ce69" office:value-type="float" office:value="1" calcext:value-type="float">
            <text:p>1</text:p>
          </table:table-cell>
          <table:table-cell table:style-name="ce69" office:value-type="string" calcext:value-type="string">
            <text:p>ea</text:p>
          </table:table-cell>
          <table:table-cell table:style-name="ce303" office:value-type="currency" office:currency="USD" office:value="0.24446" calcext:value-type="currency">
            <text:p>$0.24</text:p>
          </table:table-cell>
          <table:table-cell table:style-name="ce309" table:formula="of:=[.H138]*[.J138]" office:value-type="currency" office:currency="USD" office:value="0.24446" calcext:value-type="currency">
            <text:p>$0.24</text:p>
          </table:table-cell>
          <table:table-cell table:style-name="ce355" table:formula="of:=[.H138]*[.$L$2]" office:value-type="float" office:value="3050" calcext:value-type="float">
            <text:p>3,050</text:p>
          </table:table-cell>
          <table:table-cell table:style-name="ce376" office:value-type="string" calcext:value-type="string">
            <text:p>PO10116, 11026</text:p>
          </table:table-cell>
          <table:table-cell table:style-name="ce431" office:value-type="date" office:date-value="2015-12-07" calcext:value-type="date">
            <text:p>12/07/15</text:p>
          </table:table-cell>
          <table:table-cell table:style-name="ce431" office:value-type="date" office:date-value="2015-12-10" calcext:value-type="date">
            <text:p>12/10/15</text:p>
          </table:table-cell>
          <table:table-cell table:style-name="ce497" office:value-type="string" calcext:value-type="string">
            <text:p>Received <text:s/>Digikey PO11026 = Olive (shipping 2005 12/7 backorder 995 pcs 12/11/15) Mouser 11016 = Nutmeg <text:s text:c="3"/>Future quote 4 wks leadtime 0.178 ea 500 /500 min mult. <text:s text:c="2"/>Weeks lead time. TS sager not francshised.KG</text:p>
          </table:table-cell>
          <table:table-cell table:style-name="ce567"/>
          <table:table-cell table:style-name="ce614" table:number-columns-repeated="982"/>
          <table:table-cell table:style-name="ce612"/>
          <table:table-cell table:style-name="ce605" table:number-columns-repeated="23"/>
          <table:table-cell/>
        </table:table-row>
        <table:table-row table:style-name="ro7">
          <table:table-cell table:style-name="ce70" office:value-type="string" calcext:value-type="string">
            <text:p>Electronic</text:p>
          </table:table-cell>
          <table:table-cell table:style-name="ce118" office:value-type="string" calcext:value-type="string">
            <text:p>EL-MS0247</text:p>
          </table:table-cell>
          <table:table-cell table:style-name="ce178" office:value-type="string" calcext:value-type="string">
            <text:p>Heat shrink Tubing – 0.19-0.09 – Black, 100'</text:p>
          </table:table-cell>
          <table:table-cell table:style-name="ce70" office:value-type="string" calcext:value-type="string">
            <text:p>EDC – Electronics Distributors Corporation</text:p>
          </table:table-cell>
          <table:table-cell table:style-name="ce70" office:value-type="string" calcext:value-type="string">
            <text:p>88-01870</text:p>
          </table:table-cell>
          <table:table-cell table:style-name="ce70" office:value-type="string" calcext:value-type="string">
            <text:p>McMaster-Carr</text:p>
          </table:table-cell>
          <table:table-cell table:style-name="ce72" office:value-type="string" calcext:value-type="string">
            <text:p>7856K74</text:p>
          </table:table-cell>
          <table:table-cell table:style-name="ce69" office:value-type="float" office:value="40" calcext:value-type="float">
            <text:p>40</text:p>
          </table:table-cell>
          <table:table-cell table:style-name="ce69" office:value-type="string" calcext:value-type="string">
            <text:p>mm</text:p>
          </table:table-cell>
          <table:table-cell table:style-name="ce303" office:value-type="currency" office:currency="USD" office:value="0.005" calcext:value-type="currency">
            <text:p>$0.01</text:p>
          </table:table-cell>
          <table:table-cell table:style-name="ce309" table:formula="of:=[.H139]*[.J139]" office:value-type="currency" office:currency="USD" office:value="0.2" calcext:value-type="currency">
            <text:p>$0.20</text:p>
          </table:table-cell>
          <table:table-cell table:style-name="ce355" table:formula="of:=[.H139]*[.$L$2]" office:value-type="float" office:value="122000" calcext:value-type="float">
            <text:p>122,000</text:p>
          </table:table-cell>
          <table:table-cell table:style-name="ce376" office:value-type="string" calcext:value-type="string">
            <text:p>PO11684 / PO12659</text:p>
          </table:table-cell>
          <table:table-cell table:style-name="ce431" office:value-type="date" office:date-value="2016-02-01" calcext:value-type="date">
            <text:p>02/01/16</text:p>
          </table:table-cell>
          <table:table-cell table:style-name="ce431" office:value-type="date" office:date-value="2016-04-11" calcext:value-type="date">
            <text:p>04/11/16</text:p>
          </table:table-cell>
          <table:table-cell table:style-name="ce497" office:value-type="string" calcext:value-type="string">
            <text:p>Ordered PO12659 to replace TL- CS0129 , CS0083OLIVE 500' EDC Tubing approved, by Eric K KG 100' <text:s/>=$22.08/100' <text:s text:c="2"/></text:p>
          </table:table-cell>
          <table:table-cell table:style-name="ce567"/>
          <table:table-cell table:style-name="ce614" table:number-columns-repeated="982"/>
          <table:table-cell table:style-name="ce612"/>
          <table:table-cell table:style-name="ce605" table:number-columns-repeated="23"/>
          <table:table-cell table:style-name="ce247"/>
        </table:table-row>
        <table:table-row table:style-name="ro7">
          <table:table-cell table:style-name="ce69" office:value-type="string" calcext:value-type="string">
            <text:p>Electronic</text:p>
          </table:table-cell>
          <table:table-cell table:style-name="ce123" office:value-type="string" calcext:value-type="string">
            <text:p>EL-CA0078</text:p>
          </table:table-cell>
          <table:table-cell table:style-name="ce178" office:value-type="string" calcext:value-type="string">
            <text:p>Flat Cables .050" 10C 10 COLOR 28AWG STRANDED</text:p>
          </table:table-cell>
          <table:table-cell table:style-name="ce73" office:value-type="string" calcext:value-type="string">
            <text:p>TE Connectivity AMP Connectors </text:p>
          </table:table-cell>
          <table:table-cell table:style-name="ce73" office:value-type="string" calcext:value-type="string">
            <text:p>3302/10-300</text:p>
          </table:table-cell>
          <table:table-cell table:style-name="ce73" office:value-type="string" calcext:value-type="string">
            <text:p>TTI</text:p>
          </table:table-cell>
          <table:table-cell table:style-name="ce268" office:value-type="string" calcext:value-type="string">
            <text:p>517-3302/10-300</text:p>
          </table:table-cell>
          <table:table-cell table:style-name="ce73" office:value-type="float" office:value="360" calcext:value-type="float">
            <text:p>360</text:p>
          </table:table-cell>
          <table:table-cell table:style-name="ce73" office:value-type="string" calcext:value-type="string">
            <text:p>mm</text:p>
          </table:table-cell>
          <table:table-cell table:style-name="ce303" table:formula="of:=500/30480" office:value-type="currency" office:currency="USD" office:value="0.0164041994750656" calcext:value-type="currency">
            <text:p>$0.02</text:p>
          </table:table-cell>
          <table:table-cell table:style-name="ce334" table:formula="of:=SUM([.J140]*[.H140])" office:value-type="float" office:value="5.90551181102362" calcext:value-type="float">
            <text:p>$5.91</text:p>
          </table:table-cell>
          <table:table-cell table:style-name="ce355" table:formula="of:=[.H140]*[.$L$2]" office:value-type="float" office:value="1098000" calcext:value-type="float">
            <text:p>1,098,000</text:p>
          </table:table-cell>
          <table:table-cell table:style-name="ce377" office:value-type="string" calcext:value-type="string">
            <text:p>PO12454, PO10936</text:p>
          </table:table-cell>
          <table:table-cell table:style-name="ce431" office:value-type="date" office:date-value="2015-12-03" calcext:value-type="date">
            <text:p>12/03/15</text:p>
          </table:table-cell>
          <table:table-cell table:style-name="ce431" office:value-type="string" calcext:value-type="string">
            <text:p>See notes </text:p>
          </table:table-cell>
          <table:table-cell table:style-name="ce497" office:value-type="string" calcext:value-type="string">
            <text:p>Received Ordered for Olive. KG <text:s/>Mouser met TTI cost, stock available at Mouser = 13 of 300' NUTMEG $76.17 per 300' <text:s/>KG <text:s text:c="3"/>2x180mm <text:s text:c="2"/>4 Weeks lead time. TS <text:s/></text:p>
          </table:table-cell>
          <table:table-cell table:style-name="ce568"/>
          <table:table-cell table:style-name="ce618" table:number-columns-repeated="1006"/>
          <table:table-cell table:style-name="ce742"/>
        </table:table-row>
        <table:table-row table:style-name="ro7">
          <table:table-cell table:style-name="ce72" office:value-type="string" calcext:value-type="string">
            <text:p>Electronic</text:p>
          </table:table-cell>
          <table:table-cell table:style-name="ce121" office:value-type="string" calcext:value-type="string">
            <text:p>EL-MS0075</text:p>
          </table:table-cell>
          <table:table-cell table:style-name="ce181" office:value-type="string" calcext:value-type="string">
            <text:p>CONN HOUSING 8POS .100 DUAL, Black </text:p>
          </table:table-cell>
          <table:table-cell table:style-name="ce72" office:value-type="string" calcext:value-type="string">
            <text:p>Molex</text:p>
          </table:table-cell>
          <table:table-cell table:style-name="ce72" office:value-type="float" office:value="22552081" calcext:value-type="float">
            <text:p>22552081</text:p>
          </table:table-cell>
          <table:table-cell table:style-name="ce72" office:value-type="string" calcext:value-type="string">
            <text:p>Sager</text:p>
          </table:table-cell>
          <table:table-cell table:style-name="ce240" office:value-type="float" office:value="22552081" calcext:value-type="float">
            <text:p>22552081</text:p>
          </table:table-cell>
          <table:table-cell table:style-name="ce72" office:value-type="float" office:value="1" calcext:value-type="float">
            <text:p>1</text:p>
          </table:table-cell>
          <table:table-cell table:style-name="ce72" office:value-type="string" calcext:value-type="string">
            <text:p>ea</text:p>
          </table:table-cell>
          <table:table-cell table:style-name="ce306" office:value-type="currency" office:currency="USD" office:value="0.374" calcext:value-type="currency">
            <text:p>$0.37</text:p>
          </table:table-cell>
          <table:table-cell table:style-name="ce334" table:formula="of:=SUM([.J141]*[.H141])" office:value-type="float" office:value="0.374" calcext:value-type="float">
            <text:p>$0.37</text:p>
          </table:table-cell>
          <table:table-cell table:style-name="ce355" table:formula="of:=[.H141]*[.$L$2]" office:value-type="float" office:value="3050" calcext:value-type="float">
            <text:p>3,050</text:p>
          </table:table-cell>
          <table:table-cell table:style-name="ce377" office:value-type="string" calcext:value-type="string">
            <text:p>PO11031</text:p>
          </table:table-cell>
          <table:table-cell table:style-name="ce431" office:value-type="date" office:date-value="2015-12-03" calcext:value-type="date">
            <text:p>12/03/15</text:p>
          </table:table-cell>
          <table:table-cell table:style-name="ce431" office:value-type="string" calcext:value-type="string">
            <text:p>See notes </text:p>
          </table:table-cell>
          <table:table-cell table:style-name="ce497" office:value-type="string" calcext:value-type="string">
            <text:p>Received 9 Weeks lead time. TS <text:s text:c="2"/>Ordered for Olive.KG</text:p>
          </table:table-cell>
          <table:table-cell table:style-name="ce176"/>
          <table:table-cell table:style-name="ce605" table:number-columns-repeated="1006"/>
          <table:table-cell/>
        </table:table-row>
        <table:table-row table:style-name="ro7">
          <table:table-cell table:style-name="ce72" office:value-type="string" calcext:value-type="string">
            <text:p>Electronic</text:p>
          </table:table-cell>
          <table:table-cell table:style-name="ce121" office:value-type="string" calcext:value-type="string">
            <text:p>EL-MS0074</text:p>
          </table:table-cell>
          <table:table-cell table:style-name="ce181" office:value-type="string" calcext:value-type="string">
            <text:p>Molex-CONN HOUSING 20POS .100 DUAL, Black </text:p>
          </table:table-cell>
          <table:table-cell table:style-name="ce72" office:value-type="string" calcext:value-type="string">
            <text:p>Molex</text:p>
          </table:table-cell>
          <table:table-cell table:style-name="ce72" office:value-type="float" office:value="22552201" calcext:value-type="float">
            <text:p>22552201</text:p>
          </table:table-cell>
          <table:table-cell table:style-name="ce72" office:value-type="string" calcext:value-type="string">
            <text:p>Sager</text:p>
          </table:table-cell>
          <table:table-cell table:style-name="ce240" office:value-type="float" office:value="22552201" calcext:value-type="float">
            <text:p>22552201</text:p>
          </table:table-cell>
          <table:table-cell table:style-name="ce72" office:value-type="float" office:value="1" calcext:value-type="float">
            <text:p>1</text:p>
          </table:table-cell>
          <table:table-cell table:style-name="ce72" office:value-type="string" calcext:value-type="string">
            <text:p>ea</text:p>
          </table:table-cell>
          <table:table-cell table:style-name="ce306" office:value-type="currency" office:currency="USD" office:value="0.56" calcext:value-type="currency">
            <text:p>$0.56</text:p>
          </table:table-cell>
          <table:table-cell table:style-name="ce334" office:value-type="float" office:value="0.56" calcext:value-type="float">
            <text:p>$0.56</text:p>
          </table:table-cell>
          <table:table-cell table:style-name="ce355" table:formula="of:=[.H142]*[.$L$2]" office:value-type="float" office:value="3050" calcext:value-type="float">
            <text:p>3,050</text:p>
          </table:table-cell>
          <table:table-cell table:style-name="ce377" office:value-type="string" calcext:value-type="string">
            <text:p>PO11031</text:p>
          </table:table-cell>
          <table:table-cell table:style-name="ce431" office:value-type="date" office:date-value="2015-12-03" calcext:value-type="date">
            <text:p>12/03/15</text:p>
          </table:table-cell>
          <table:table-cell table:style-name="ce431" office:value-type="string" calcext:value-type="string">
            <text:p>See notes </text:p>
          </table:table-cell>
          <table:table-cell table:style-name="ce497" office:value-type="string" calcext:value-type="string">
            <text:p>Received 9 Weeks lead time. TS <text:s text:c="2"/>Ordered for Olive.KG</text:p>
          </table:table-cell>
          <table:table-cell table:style-name="ce569"/>
          <table:table-cell table:style-name="ce619" table:number-columns-repeated="975"/>
          <table:table-cell table:style-name="ce618" table:number-columns-repeated="31"/>
          <table:table-cell/>
        </table:table-row>
        <table:table-row table:style-name="ro7">
          <table:table-cell table:style-name="ce60" office:value-type="string" calcext:value-type="string">
            <text:p>Electronic</text:p>
          </table:table-cell>
          <table:table-cell table:style-name="ce130" office:value-type="string" calcext:value-type="string">
            <text:p>PC-CN0010</text:p>
          </table:table-cell>
          <table:table-cell table:style-name="ce179" office:value-type="string" calcext:value-type="string">
            <text:p>Conn Socket IDC, 10POS DUAL 30AU, Multiples of 34AU, Multiples of 34</text:p>
          </table:table-cell>
          <table:table-cell table:style-name="ce214" office:value-type="string" calcext:value-type="string">
            <text:p>FCI</text:p>
          </table:table-cell>
          <table:table-cell table:style-name="ce214" office:value-type="string" calcext:value-type="string">
            <text:p>71600-010LF</text:p>
          </table:table-cell>
          <table:table-cell table:style-name="ce214" office:value-type="string" calcext:value-type="string">
            <text:p>TTI</text:p>
          </table:table-cell>
          <table:table-cell table:style-name="ce240" office:value-type="string" calcext:value-type="string">
            <text:p>609-1739-ND</text:p>
          </table:table-cell>
          <table:table-cell table:style-name="ce73" office:value-type="float" office:value="2" calcext:value-type="float">
            <text:p>2</text:p>
          </table:table-cell>
          <table:table-cell table:style-name="ce73" office:value-type="string" calcext:value-type="string">
            <text:p>ea</text:p>
          </table:table-cell>
          <table:table-cell table:style-name="ce306" office:value-type="currency" office:currency="USD" office:value="0.549" calcext:value-type="currency">
            <text:p>$0.55</text:p>
          </table:table-cell>
          <table:table-cell table:style-name="ce303" table:formula="of:=[.H143]*[.J143]" office:value-type="currency" office:currency="USD" office:value="1.098" calcext:value-type="currency">
            <text:p>$1.10</text:p>
          </table:table-cell>
          <table:table-cell table:style-name="ce355" table:formula="of:=[.H143]*[.$L$2]" office:value-type="float" office:value="6100" calcext:value-type="float">
            <text:p>6,100</text:p>
          </table:table-cell>
          <table:table-cell table:style-name="ce377" office:value-type="string" calcext:value-type="string">
            <text:p>PO10936</text:p>
          </table:table-cell>
          <table:table-cell table:style-name="ce431" office:value-type="date" office:date-value="2015-12-03" calcext:value-type="date">
            <text:p>12/03/15</text:p>
          </table:table-cell>
          <table:table-cell table:style-name="ce431" office:value-type="string" calcext:value-type="string">
            <text:p>See notes </text:p>
          </table:table-cell>
          <table:table-cell table:style-name="ce497" office:value-type="string" calcext:value-type="string">
            <text:p>TTI stock for Nutmeg, then 7 weeks leadtime KG <text:s/>12 Weeks lead time. TS <text:s text:c="2"/>Ordered for Olive. KG</text:p>
          </table:table-cell>
          <table:table-cell table:style-name="ce570"/>
          <table:table-cell table:style-name="ce619" table:number-columns-repeated="982"/>
          <table:table-cell table:style-name="ce618" table:number-columns-repeated="24"/>
          <table:table-cell/>
        </table:table-row>
        <table:table-row table:style-name="ro7">
          <table:table-cell table:style-name="ce76" office:value-type="string" calcext:value-type="string">
            <text:p>Electronic</text:p>
          </table:table-cell>
          <table:table-cell table:style-name="ce120" office:value-type="string" calcext:value-type="string">
            <text:p>EL-WR0106</text:p>
          </table:table-cell>
          <table:table-cell table:style-name="ce181" office:value-type="string" calcext:value-type="string">
            <text:p>16AWG Stranded – Red</text:p>
          </table:table-cell>
          <table:table-cell table:style-name="ce76" office:value-type="string" calcext:value-type="string">
            <text:p>Allcable </text:p>
          </table:table-cell>
          <table:table-cell table:style-name="ce240" office:value-type="string" calcext:value-type="string">
            <text:p>HU15691626RD</text:p>
          </table:table-cell>
          <table:table-cell table:style-name="ce76" office:value-type="string" calcext:value-type="string">
            <text:p>Allcable</text:p>
          </table:table-cell>
          <table:table-cell table:style-name="ce240" office:value-type="string" calcext:value-type="string">
            <text:p>HU15691626RD</text:p>
          </table:table-cell>
          <table:table-cell table:style-name="ce76" office:value-type="float" office:value="1650" calcext:value-type="float">
            <text:p>1650</text:p>
          </table:table-cell>
          <table:table-cell table:style-name="ce76" office:value-type="string" calcext:value-type="string">
            <text:p>mm</text:p>
          </table:table-cell>
          <table:table-cell table:style-name="ce309" table:formula="of:=(((88/1000)/12)/25.4)" office:value-type="currency" office:currency="USD" office:value="0.000288713910761155" calcext:value-type="currency">
            <text:p>$0.00</text:p>
          </table:table-cell>
          <table:table-cell table:style-name="ce334" table:formula="of:=SUM([.J144]*[.H144])" office:value-type="float" office:value="0.476377952755906" calcext:value-type="float">
            <text:p>$0.48</text:p>
          </table:table-cell>
          <table:table-cell table:style-name="ce355" table:formula="of:=[.H144]*[.$L$2]" office:value-type="float" office:value="5032500" calcext:value-type="float">
            <text:p>5,032,500</text:p>
          </table:table-cell>
          <table:table-cell table:style-name="ce382" office:value-type="string" calcext:value-type="string">
            <text:p>PO11346 / PO11664</text:p>
          </table:table-cell>
          <table:table-cell table:style-name="ce369" office:value-type="date" office:date-value="2016-01-22" calcext:value-type="date">
            <text:p>01/22/16</text:p>
          </table:table-cell>
          <table:table-cell table:style-name="ce369" office:value-type="date" office:date-value="2016-02-18" calcext:value-type="date">
            <text:p>02/18/16</text:p>
          </table:table-cell>
          <table:table-cell table:style-name="ce495" office:value-type="string" calcext:value-type="string">
            <text:p>Received New = 16,510 '3 x 400mm <text:s/>PO11664 for increased qts. TS </text:p>
          </table:table-cell>
          <table:table-cell table:style-name="ce179" office:value-type="string" calcext:value-type="string">
            <text:p>12,126' FOR NUTMEG AND OLIVE</text:p>
          </table:table-cell>
          <table:table-cell table:style-name="ce612" table:number-columns-repeated="1006"/>
          <table:table-cell/>
        </table:table-row>
        <table:table-row table:style-name="ro7">
          <table:table-cell table:style-name="ce71" office:value-type="string" calcext:value-type="string">
            <text:p>Electronic</text:p>
          </table:table-cell>
          <table:table-cell table:style-name="ce125" office:value-type="string" calcext:value-type="string">
            <text:p>EL-WR0121</text:p>
          </table:table-cell>
          <table:table-cell table:style-name="ce178" office:value-type="string" calcext:value-type="string">
            <text:p>16AWG Stranded – Black</text:p>
          </table:table-cell>
          <table:table-cell table:style-name="ce71" office:value-type="string" calcext:value-type="string">
            <text:p>Allcable </text:p>
          </table:table-cell>
          <table:table-cell table:style-name="ce226" office:value-type="string" calcext:value-type="string">
            <text:p>HU15691626BK</text:p>
          </table:table-cell>
          <table:table-cell table:style-name="ce71" office:value-type="string" calcext:value-type="string">
            <text:p>Allcable</text:p>
          </table:table-cell>
          <table:table-cell table:style-name="ce226" office:value-type="string" calcext:value-type="string">
            <text:p>HU15691626BK</text:p>
          </table:table-cell>
          <table:table-cell table:style-name="ce71" office:value-type="float" office:value="2540" calcext:value-type="float">
            <text:p>2540</text:p>
          </table:table-cell>
          <table:table-cell table:style-name="ce71" office:value-type="string" calcext:value-type="string">
            <text:p>mm</text:p>
          </table:table-cell>
          <table:table-cell table:style-name="ce309" table:formula="of:=(((88/1000)/12)/25.4)" office:value-type="currency" office:currency="USD" office:value="0.000288713910761155" calcext:value-type="currency">
            <text:p>$0.00</text:p>
          </table:table-cell>
          <table:table-cell table:style-name="ce334" table:formula="of:=SUM([.J145]*[.H145])" office:value-type="float" office:value="0.733333333333333" calcext:value-type="float">
            <text:p>$0.73</text:p>
          </table:table-cell>
          <table:table-cell table:style-name="ce355" table:formula="of:=[.H145]*[.$L$2]" office:value-type="float" office:value="7747000" calcext:value-type="float">
            <text:p>7,747,000</text:p>
          </table:table-cell>
          <table:table-cell table:style-name="ce382" office:value-type="string" calcext:value-type="string">
            <text:p>PO11346 / PO11664</text:p>
          </table:table-cell>
          <table:table-cell table:style-name="ce369" office:value-type="date" office:date-value="2016-01-22" calcext:value-type="date">
            <text:p>01/22/16</text:p>
          </table:table-cell>
          <table:table-cell table:style-name="ce369" office:value-type="date" office:date-value="2016-02-18" calcext:value-type="date">
            <text:p>02/18/16</text:p>
          </table:table-cell>
          <table:table-cell table:style-name="ce510" office:value-type="string" calcext:value-type="string">
            <text:p><text:s/>Received PO11664 for increased qts. TS </text:p>
          </table:table-cell>
          <table:table-cell table:style-name="ce571" office:value-type="string" calcext:value-type="string">
            <text:p>20,209' FOR NUTMEG AND OLIVE</text:p>
          </table:table-cell>
          <table:table-cell table:style-name="ce614" table:number-columns-repeated="976"/>
          <table:table-cell table:style-name="ce612" table:number-columns-repeated="30"/>
          <table:table-cell/>
        </table:table-row>
        <table:table-row table:style-name="ro7">
          <table:table-cell table:style-name="ce72" office:value-type="string" calcext:value-type="string">
            <text:p>Electronic</text:p>
          </table:table-cell>
          <table:table-cell table:style-name="ce121" office:value-type="string" calcext:value-type="string">
            <text:p>PC-CN0036</text:p>
          </table:table-cell>
          <table:table-cell table:style-name="ce181" office:value-type="string" calcext:value-type="string">
            <text:p>Term Block Plug 6POS STR 5.08mm</text:p>
          </table:table-cell>
          <table:table-cell table:style-name="ce72" office:value-type="string" calcext:value-type="string">
            <text:p>Molex</text:p>
          </table:table-cell>
          <table:table-cell table:style-name="ce72" office:value-type="string" calcext:value-type="string">
            <text:p>39530-0006</text:p>
          </table:table-cell>
          <table:table-cell table:style-name="ce72" office:value-type="string" calcext:value-type="string">
            <text:p>TTI</text:p>
          </table:table-cell>
          <table:table-cell table:style-name="ce240" office:value-type="float" office:value="395300006" calcext:value-type="float">
            <text:p>395300006</text:p>
          </table:table-cell>
          <table:table-cell table:style-name="ce72" office:value-type="float" office:value="1" calcext:value-type="float">
            <text:p>1</text:p>
          </table:table-cell>
          <table:table-cell table:style-name="ce72" office:value-type="string" calcext:value-type="string">
            <text:p>ea</text:p>
          </table:table-cell>
          <table:table-cell table:style-name="ce306" office:value-type="currency" office:currency="USD" office:value="1.34" calcext:value-type="currency">
            <text:p>$1.34</text:p>
          </table:table-cell>
          <table:table-cell table:style-name="ce334" table:formula="of:=SUM([.J146]*[.H146])" office:value-type="float" office:value="1.34" calcext:value-type="float">
            <text:p>$1.34</text:p>
          </table:table-cell>
          <table:table-cell table:style-name="ce355" table:formula="of:=[.H146]*[.$L$2]" office:value-type="float" office:value="3050" calcext:value-type="float">
            <text:p>3,050</text:p>
          </table:table-cell>
          <table:table-cell table:style-name="ce377" office:value-type="string" calcext:value-type="string">
            <text:p>PO10936</text:p>
          </table:table-cell>
          <table:table-cell table:style-name="ce431" office:value-type="date" office:date-value="2015-12-03" calcext:value-type="date">
            <text:p>12/03/15</text:p>
          </table:table-cell>
          <table:table-cell table:style-name="ce369" office:value-type="string" calcext:value-type="string">
            <text:p>See notes </text:p>
          </table:table-cell>
          <table:table-cell table:style-name="ce495" office:value-type="string" calcext:value-type="string">
            <text:p>TTI <text:s text:c="2"/>Ordered for Olive. KG</text:p>
          </table:table-cell>
          <table:table-cell table:style-name="ce176"/>
          <table:table-cell table:style-name="ce605" table:number-columns-repeated="1006"/>
          <table:table-cell/>
        </table:table-row>
        <table:table-row table:style-name="ro7">
          <table:table-cell table:style-name="ce74" office:value-type="string" calcext:value-type="string">
            <text:p>Electronic </text:p>
          </table:table-cell>
          <table:table-cell table:style-name="ce118" office:value-type="string" calcext:value-type="string">
            <text:p>EL-MS0248</text:p>
          </table:table-cell>
          <table:table-cell table:style-name="ce185" office:value-type="string" calcext:value-type="string">
            <text:p>CONN RING 14-16 AWG #10 PIDG, 45,000 Unit Reel </text:p>
          </table:table-cell>
          <table:table-cell table:style-name="ce74" office:value-type="string" calcext:value-type="string">
            <text:p>TE Connectivity AMP Connectors </text:p>
          </table:table-cell>
          <table:table-cell table:style-name="ce74" office:value-type="string" calcext:value-type="string">
            <text:p>2-36160-1</text:p>
          </table:table-cell>
          <table:table-cell table:style-name="ce74" office:value-type="string" calcext:value-type="string">
            <text:p>TTI</text:p>
          </table:table-cell>
          <table:table-cell table:style-name="ce60" office:value-type="string" calcext:value-type="string">
            <text:p>A1072TR-ND</text:p>
          </table:table-cell>
          <table:table-cell table:style-name="ce74" office:value-type="float" office:value="9" calcext:value-type="float">
            <text:p>9</text:p>
          </table:table-cell>
          <table:table-cell table:style-name="ce74" office:value-type="string" calcext:value-type="string">
            <text:p>ea</text:p>
          </table:table-cell>
          <table:table-cell table:style-name="ce301" office:value-type="currency" office:currency="USD" office:value="0.09781" calcext:value-type="currency">
            <text:p>$0.10</text:p>
          </table:table-cell>
          <table:table-cell table:style-name="ce334" table:formula="of:=SUM([.J147]*[.H147])" office:value-type="float" office:value="0.88029" calcext:value-type="float">
            <text:p>$0.88</text:p>
          </table:table-cell>
          <table:table-cell table:style-name="ce355" table:formula="of:=[.H147]*[.$L$2]" office:value-type="float" office:value="27450" calcext:value-type="float">
            <text:p>27,450</text:p>
          </table:table-cell>
          <table:table-cell table:style-name="ce376" office:value-type="string" calcext:value-type="string">
            <text:p>PO10936</text:p>
          </table:table-cell>
          <table:table-cell table:style-name="ce430" office:value-type="date" office:date-value="2015-12-03" calcext:value-type="date">
            <text:p>12/03/15</text:p>
          </table:table-cell>
          <table:table-cell table:style-name="ce430" office:value-type="string" calcext:value-type="string">
            <text:p>See notes </text:p>
          </table:table-cell>
          <table:table-cell table:style-name="ce494" office:value-type="string" calcext:value-type="string">
            <text:p>Per BOB- yes correct part. Needed for Nutmeg and Olive. TTI stock 5k reels Yes- 9 Weeks lead time. TS <text:s text:c="2"/>Ordered for Olive.KG</text:p>
          </table:table-cell>
          <table:table-cell table:style-name="ce148"/>
          <table:table-cell table:style-name="ce619" table:number-columns-repeated="982"/>
          <table:table-cell table:style-name="ce618" table:number-columns-repeated="2"/>
          <table:table-cell table:style-name="ce605" table:number-columns-repeated="22"/>
          <table:table-cell/>
        </table:table-row>
        <table:table-row table:style-name="ro7">
          <table:table-cell table:style-name="ce77" office:value-type="string" calcext:value-type="string">
            <text:p>Electronic</text:p>
          </table:table-cell>
          <table:table-cell table:style-name="ce131" office:value-type="string" calcext:value-type="string">
            <text:p>EL-WR0123</text:p>
          </table:table-cell>
          <table:table-cell table:style-name="ce189" office:value-type="string" calcext:value-type="string">
            <text:p>16AWG Stranded – White</text:p>
          </table:table-cell>
          <table:table-cell table:style-name="ce77" office:value-type="string" calcext:value-type="string">
            <text:p>Allcable </text:p>
          </table:table-cell>
          <table:table-cell table:style-name="ce226" office:value-type="string" calcext:value-type="string">
            <text:p>HU15691626WE</text:p>
          </table:table-cell>
          <table:table-cell table:style-name="ce77" office:value-type="string" calcext:value-type="string">
            <text:p>Allcable</text:p>
          </table:table-cell>
          <table:table-cell table:style-name="ce226" office:value-type="string" calcext:value-type="string">
            <text:p>HU15691626WE</text:p>
          </table:table-cell>
          <table:table-cell table:style-name="ce77" office:value-type="float" office:value="1190" calcext:value-type="float">
            <text:p>1190</text:p>
          </table:table-cell>
          <table:table-cell table:style-name="ce77" office:value-type="string" calcext:value-type="string">
            <text:p>mm</text:p>
          </table:table-cell>
          <table:table-cell table:style-name="ce310" table:formula="of:=(((88/1000)/12)/25.4)" office:value-type="currency" office:currency="USD" office:value="0.000288713910761155" calcext:value-type="currency">
            <text:p>$0.00</text:p>
          </table:table-cell>
          <table:table-cell table:style-name="ce340" table:formula="of:=SUM([.J148]*[.H148])" office:value-type="float" office:value="0.343569553805774" calcext:value-type="float">
            <text:p>$0.34</text:p>
          </table:table-cell>
          <table:table-cell table:style-name="ce355" table:formula="of:=[.H148]*[.$L$2]" office:value-type="float" office:value="3629500" calcext:value-type="float">
            <text:p>3,629,500</text:p>
          </table:table-cell>
          <table:table-cell table:style-name="ce384" office:value-type="string" calcext:value-type="string">
            <text:p>PO11346 / PO11664</text:p>
          </table:table-cell>
          <table:table-cell table:style-name="ce438" office:value-type="date" office:date-value="2016-11-22" calcext:value-type="date">
            <text:p>11/22/16</text:p>
          </table:table-cell>
          <table:table-cell table:style-name="ce438" office:value-type="date" office:date-value="2016-02-18" calcext:value-type="date">
            <text:p>02/18/16</text:p>
          </table:table-cell>
          <table:table-cell table:style-name="ce511" office:value-type="string" calcext:value-type="string">
            <text:p>Received 420mm 380mm <text:s/>PO11664 for increased qts. TS </text:p>
          </table:table-cell>
          <table:table-cell table:style-name="ce554" office:value-type="string" calcext:value-type="string">
            <text:p>8,100' FOR NUTMEG AND OLIVE</text:p>
          </table:table-cell>
          <table:table-cell table:style-name="ce614" table:number-columns-repeated="982"/>
          <table:table-cell table:style-name="ce612"/>
          <table:table-cell table:style-name="ce605" table:number-columns-repeated="23"/>
          <table:table-cell/>
        </table:table-row>
        <table:table-row table:style-name="ro7">
          <table:table-cell table:style-name="ce77" office:value-type="string" calcext:value-type="string">
            <text:p>Electronic</text:p>
          </table:table-cell>
          <table:table-cell table:style-name="ce131" office:value-type="string" calcext:value-type="string">
            <text:p>EL-WR0124</text:p>
          </table:table-cell>
          <table:table-cell table:style-name="ce189" office:value-type="string" calcext:value-type="string">
            <text:p>16AWG Stranded – Green w/ yellow stripe</text:p>
          </table:table-cell>
          <table:table-cell table:style-name="ce77" office:value-type="string" calcext:value-type="string">
            <text:p>Allcable </text:p>
          </table:table-cell>
          <table:table-cell table:style-name="ce77" office:value-type="string" calcext:value-type="string">
            <text:p>HU15691626GN</text:p>
          </table:table-cell>
          <table:table-cell table:style-name="ce77" office:value-type="string" calcext:value-type="string">
            <text:p>Allcable</text:p>
          </table:table-cell>
          <table:table-cell table:style-name="ce226" office:value-type="string" calcext:value-type="string">
            <text:p>HU15691626GN</text:p>
          </table:table-cell>
          <table:table-cell table:style-name="ce77" office:value-type="float" office:value="220" calcext:value-type="float">
            <text:p>220</text:p>
          </table:table-cell>
          <table:table-cell table:style-name="ce77" office:value-type="string" calcext:value-type="string">
            <text:p>mm</text:p>
          </table:table-cell>
          <table:table-cell table:style-name="ce310" table:formula="of:=(((88/1000)/12)/25.4)" office:value-type="currency" office:currency="USD" office:value="0.000288713910761155" calcext:value-type="currency">
            <text:p>$0.00</text:p>
          </table:table-cell>
          <table:table-cell table:style-name="ce340" table:formula="of:=SUM([.J149]*[.H149])" office:value-type="float" office:value="0.0635170603674541" calcext:value-type="float">
            <text:p>$0.06</text:p>
          </table:table-cell>
          <table:table-cell table:style-name="ce355" table:formula="of:=[.H149]*[.$L$2]" office:value-type="float" office:value="671000" calcext:value-type="float">
            <text:p>671,000</text:p>
          </table:table-cell>
          <table:table-cell table:style-name="ce384" office:value-type="string" calcext:value-type="string">
            <text:p>PO11346 / PO11664</text:p>
          </table:table-cell>
          <table:table-cell table:style-name="ce438" office:value-type="date" office:date-value="2016-01-22" calcext:value-type="date">
            <text:p>01/22/16</text:p>
          </table:table-cell>
          <table:table-cell table:style-name="ce438" office:value-type="date" office:date-value="2016-02-18" calcext:value-type="date">
            <text:p>02/18/16</text:p>
          </table:table-cell>
          <table:table-cell table:style-name="ce511" office:value-type="string" calcext:value-type="string">
            <text:p>Received 100 +120mm PO11664 for increased qts. TS </text:p>
          </table:table-cell>
          <table:table-cell table:style-name="ce176" office:value-type="string" calcext:value-type="string">
            <text:p>242' FOR NUTMEG AND OLIVE</text:p>
          </table:table-cell>
          <table:table-cell table:style-name="ce605" table:number-columns-repeated="1006"/>
          <table:table-cell/>
        </table:table-row>
        <table:table-row table:style-name="ro7">
          <table:table-cell table:style-name="ce75" office:value-type="string" calcext:value-type="string">
            <text:p>Electronic</text:p>
          </table:table-cell>
          <table:table-cell table:style-name="ce132" office:value-type="string" calcext:value-type="string">
            <text:p>EL-MS0143</text:p>
          </table:table-cell>
          <table:table-cell table:style-name="ce190" office:value-type="string" calcext:value-type="string">
            <text:p>Conn Fast Receptacle14-16 AWG .250 – REEL of 2200 Units</text:p>
          </table:table-cell>
          <table:table-cell table:style-name="ce75" office:value-type="string" calcext:value-type="string">
            <text:p>TE Connectivity AMP Connectors </text:p>
          </table:table-cell>
          <table:table-cell table:style-name="ce75" office:value-type="string" calcext:value-type="string">
            <text:p>3-350819-2</text:p>
          </table:table-cell>
          <table:table-cell table:style-name="ce75" office:value-type="string" calcext:value-type="string">
            <text:p>TTI</text:p>
          </table:table-cell>
          <table:table-cell table:style-name="ce240" office:value-type="string" calcext:value-type="string">
            <text:p>3-350819-2</text:p>
          </table:table-cell>
          <table:table-cell table:style-name="ce75" office:value-type="float" office:value="7" calcext:value-type="float">
            <text:p>7</text:p>
          </table:table-cell>
          <table:table-cell table:style-name="ce75" office:value-type="string" calcext:value-type="string">
            <text:p>ea</text:p>
          </table:table-cell>
          <table:table-cell table:style-name="ce311" office:value-type="currency" office:currency="USD" office:value="0.069" calcext:value-type="currency">
            <text:p>$0.07</text:p>
          </table:table-cell>
          <table:table-cell table:style-name="ce340" table:formula="of:=SUM([.J150]*[.H150])" office:value-type="float" office:value="0.483" calcext:value-type="float">
            <text:p>$0.48</text:p>
          </table:table-cell>
          <table:table-cell table:style-name="ce355" table:formula="of:=[.H150]*[.$L$2]" office:value-type="float" office:value="21350" calcext:value-type="float">
            <text:p>21,350</text:p>
          </table:table-cell>
          <table:table-cell table:style-name="ce391" office:value-type="string" calcext:value-type="string">
            <text:p>PO11727</text:p>
          </table:table-cell>
          <table:table-cell table:style-name="ce430" office:value-type="date" office:date-value="2016-02-05" calcext:value-type="date">
            <text:p>02/05/16</text:p>
          </table:table-cell>
          <table:table-cell table:style-name="ce430" office:value-type="date" office:date-value="2016-03-03" calcext:value-type="date">
            <text:p>03/03/16</text:p>
          </table:table-cell>
          <table:table-cell table:style-name="ce498" office:value-type="string" calcext:value-type="string">
            <text:p>Received ORDERED FOR OLIVE KG2200 REEL/ confirmed 12/21 delivery</text:p>
          </table:table-cell>
          <table:table-cell table:style-name="ce572"/>
          <table:table-cell table:style-name="ce620" table:number-columns-repeated="1006"/>
          <table:table-cell table:style-name="ce247"/>
        </table:table-row>
        <table:table-row table:style-name="ro7">
          <table:table-cell table:style-name="ce60" office:value-type="string" calcext:value-type="string">
            <text:p>Electronic</text:p>
          </table:table-cell>
          <table:table-cell table:style-name="ce120" office:value-type="string" calcext:value-type="string">
            <text:p>EL-CA0030</text:p>
          </table:table-cell>
          <table:table-cell table:style-name="ce148" office:value-type="string" calcext:value-type="string">
            <text:p>6ft 18AWG Power Cord Cable w/ 3 Conductor PC Power Connector Socket (C13/5-15P) – Black</text:p>
          </table:table-cell>
          <table:table-cell table:style-name="ce60" table:number-columns-repeated="2"/>
          <table:table-cell table:style-name="ce60" office:value-type="string" calcext:value-type="string">
            <text:p>Linvox </text:p>
          </table:table-cell>
          <table:table-cell table:style-name="ce266" office:value-type="string" calcext:value-type="string">
            <text:p>3271V86</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1.1" calcext:value-type="currency">
            <text:p>$1.10</text:p>
          </table:table-cell>
          <table:table-cell table:style-name="ce334" table:formula="of:=SUM([.J151]*[.H151])" office:value-type="float" office:value="1.1" calcext:value-type="float">
            <text:p>$1.10</text:p>
          </table:table-cell>
          <table:table-cell table:style-name="ce355" table:formula="of:=[.H151]*[.$L$2]" office:value-type="float" office:value="3050" calcext:value-type="float">
            <text:p>3,050</text:p>
          </table:table-cell>
          <table:table-cell table:style-name="ce392" office:value-type="string" calcext:value-type="string">
            <text:p>PO11032</text:p>
          </table:table-cell>
          <table:table-cell table:style-name="ce433" office:value-type="date" office:date-value="2015-12-03" calcext:value-type="date">
            <text:p>12/03/15</text:p>
          </table:table-cell>
          <table:table-cell table:style-name="ce460" office:value-type="date" office:date-value="2016-02-05" calcext:value-type="date">
            <text:p>02/05/16</text:p>
          </table:table-cell>
          <table:table-cell table:style-name="ce512" office:value-type="string" calcext:value-type="string">
            <text:p>Received Check lead time with vendor and order accordingly. TS <text:s text:c="2"/>Ordered for Olive.KG</text:p>
          </table:table-cell>
          <table:table-cell table:style-name="ce563"/>
          <table:table-cell table:style-name="ce614" table:number-columns-repeated="982"/>
          <table:table-cell table:style-name="ce612"/>
          <table:table-cell table:style-name="ce605" table:number-columns-repeated="23"/>
          <table:table-cell/>
        </table:table-row>
        <table:table-row table:style-name="ro7">
          <table:table-cell table:style-name="ce60" office:value-type="string" calcext:value-type="string">
            <text:p>Electronic</text:p>
          </table:table-cell>
          <table:table-cell table:style-name="ce105" office:value-type="string" calcext:value-type="string">
            <text:p>EL-CA0063</text:p>
          </table:table-cell>
          <table:table-cell table:style-name="ce148" office:value-type="string" calcext:value-type="string">
            <text:p>6ft USB 2.0 A/B Gold Device Cable Ferrite Chokes A Male B Male</text:p>
          </table:table-cell>
          <table:table-cell table:style-name="ce60" office:value-type="string" calcext:value-type="string">
            <text:p>Trip Lite </text:p>
          </table:table-cell>
          <table:table-cell table:style-name="ce60" office:value-type="string" calcext:value-type="string">
            <text:p>U023-006</text:p>
          </table:table-cell>
          <table:table-cell table:style-name="ce60" office:value-type="string" calcext:value-type="string">
            <text:p>EDC – Electronics Distributors Corporation </text:p>
          </table:table-cell>
          <table:table-cell table:style-name="ce76" office:value-type="string" calcext:value-type="string">
            <text:p>Tripplite U023-006 </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2.89" calcext:value-type="currency">
            <text:p>$2.89</text:p>
          </table:table-cell>
          <table:table-cell table:style-name="ce334" table:formula="of:=SUM([.J152]*[.H152])" office:value-type="float" office:value="2.89" calcext:value-type="float">
            <text:p>$2.89</text:p>
          </table:table-cell>
          <table:table-cell table:style-name="ce355" table:formula="of:=[.H152]*[.$L$2]" office:value-type="float" office:value="3050" calcext:value-type="float">
            <text:p>3,050</text:p>
          </table:table-cell>
          <table:table-cell table:style-name="ce393" office:value-type="string" calcext:value-type="string">
            <text:p>PO11684</text:p>
          </table:table-cell>
          <table:table-cell table:style-name="ce433" office:value-type="date" office:date-value="2016-02-01" calcext:value-type="date">
            <text:p>02/01/16</text:p>
          </table:table-cell>
          <table:table-cell table:style-name="ce433" office:value-type="date" office:date-value="2016-03-07" calcext:value-type="date">
            <text:p>03/07/16</text:p>
          </table:table-cell>
          <table:table-cell table:style-name="ce512" office:value-type="string" calcext:value-type="string">
            <text:p>Received OLIVE KG Nutmeg only quoted $2.89 ea requested cost for ~24,000 unit EAU quantities since it will be used in both Mini and Taz moving forward. TS </text:p>
          </table:table-cell>
          <table:table-cell table:style-name="ce562"/>
          <table:table-cell table:style-name="ce616" table:number-columns-repeated="975"/>
          <table:table-cell table:style-name="ce612" table:number-columns-repeated="9"/>
          <table:table-cell table:style-name="ce605" table:number-columns-repeated="22"/>
          <table:table-cell table:style-name="ce247"/>
        </table:table-row>
        <table:table-row table:style-name="ro7">
          <table:table-cell table:style-name="ce60" office:value-type="string" calcext:value-type="string">
            <text:p>Electronics</text:p>
          </table:table-cell>
          <table:table-cell table:style-name="ce122" office:value-type="string" calcext:value-type="string">
            <text:p>PC-BD0027</text:p>
          </table:table-cell>
          <table:table-cell table:style-name="ce179" office:value-type="string" calcext:value-type="string">
            <text:p>Silicon Heater, 24V ,360W, 298mm x 298mm, Self Adhesive, w/ connectors</text:p>
          </table:table-cell>
          <table:table-cell table:style-name="ce72" office:value-type="string" calcext:value-type="string">
            <text:p>National Plastic Heater </text:p>
          </table:table-cell>
          <table:table-cell table:style-name="ce72" office:value-type="string" calcext:value-type="string">
            <text:p>NPH PC-BD0027</text:p>
          </table:table-cell>
          <table:table-cell table:style-name="ce72" office:value-type="string" calcext:value-type="string">
            <text:p>National Plastic Heater </text:p>
          </table:table-cell>
          <table:table-cell table:style-name="ce72" office:value-type="string" calcext:value-type="string">
            <text:p>NPH PC-BD0027</text:p>
          </table:table-cell>
          <table:table-cell table:style-name="ce72" office:value-type="float" office:value="1" calcext:value-type="float">
            <text:p>1</text:p>
          </table:table-cell>
          <table:table-cell table:style-name="ce72" office:value-type="string" calcext:value-type="string">
            <text:p>ea</text:p>
          </table:table-cell>
          <table:table-cell table:style-name="ce290" office:value-type="currency" office:currency="USD" office:value="36.95" calcext:value-type="currency">
            <text:p>$36.95</text:p>
          </table:table-cell>
          <table:table-cell table:style-name="ce334" table:formula="of:=SUM([.J153]*[.H153])" office:value-type="float" office:value="36.95" calcext:value-type="float">
            <text:p>$36.95</text:p>
          </table:table-cell>
          <table:table-cell table:style-name="ce355" table:formula="of:=[.H153]*[.$L$2]" office:value-type="float" office:value="3050" calcext:value-type="float">
            <text:p>3,050</text:p>
          </table:table-cell>
          <table:table-cell table:style-name="ce382" office:value-type="string" calcext:value-type="string">
            <text:p>PO11037</text:p>
          </table:table-cell>
          <table:table-cell table:style-name="ce369" office:value-type="date" office:date-value="2015-12-07" calcext:value-type="date">
            <text:p>12/07/15</text:p>
          </table:table-cell>
          <table:table-cell table:style-name="ce369" office:value-type="string" calcext:value-type="string">
            <text:p>See notes </text:p>
          </table:table-cell>
          <table:table-cell table:style-name="ce495" office:value-type="string" calcext:value-type="string">
            <text:p>Received <text:s/>1000 month beginning 2/2/16 to support Olive.KG <text:s text:c="8"/></text:p>
          </table:table-cell>
          <table:table-cell table:style-name="ce562"/>
          <table:table-cell table:style-name="ce616" table:number-columns-repeated="975"/>
          <table:table-cell table:style-name="ce612" table:number-columns-repeated="9"/>
          <table:table-cell table:style-name="ce605" table:number-columns-repeated="22"/>
          <table:table-cell/>
        </table:table-row>
        <table:table-row table:style-name="ro7">
          <table:table-cell table:style-name="ce60" office:value-type="string" calcext:value-type="string">
            <text:p>Hardware</text:p>
          </table:table-cell>
          <table:table-cell table:style-name="ce105" office:value-type="string" calcext:value-type="string">
            <text:p>PP-MP0082</text:p>
          </table:table-cell>
          <table:table-cell table:style-name="ce148" office:value-type="string" calcext:value-type="string">
            <text:p>Bed Leveling Washer, 303 SST</text:p>
          </table:table-cell>
          <table:table-cell table:style-name="ce72" office:value-type="string" calcext:value-type="string">
            <text:p>MBK</text:p>
          </table:table-cell>
          <table:table-cell table:style-name="ce60" office:value-type="string" calcext:value-type="string">
            <text:p>PP-MP0082</text:p>
          </table:table-cell>
          <table:table-cell table:style-name="ce72" office:value-type="string" calcext:value-type="string">
            <text:p>MBK</text:p>
          </table:table-cell>
          <table:table-cell table:style-name="ce60" office:value-type="string" calcext:value-type="string">
            <text:p>PP-MP0082</text:p>
          </table:table-cell>
          <table:table-cell table:style-name="ce60" office:value-type="float" office:value="4" calcext:value-type="float">
            <text:p>4</text:p>
          </table:table-cell>
          <table:table-cell table:style-name="ce60" office:value-type="string" calcext:value-type="string">
            <text:p>ea</text:p>
          </table:table-cell>
          <table:table-cell table:style-name="ce290" office:value-type="currency" office:currency="USD" office:value="2.9" calcext:value-type="currency">
            <text:p>$2.90</text:p>
          </table:table-cell>
          <table:table-cell table:style-name="ce334" table:formula="of:=SUM([.J154]*[.H154])" office:value-type="float" office:value="11.6" calcext:value-type="float">
            <text:p>$11.60</text:p>
          </table:table-cell>
          <table:table-cell table:style-name="ce355" table:formula="of:=[.H154]*[.$L$2]" office:value-type="float" office:value="12200" calcext:value-type="float">
            <text:p>12,200</text:p>
          </table:table-cell>
          <table:table-cell table:style-name="ce394" office:value-type="string" calcext:value-type="string">
            <text:p>PO11712</text:p>
          </table:table-cell>
          <table:table-cell table:style-name="ce439" office:value-type="date" office:date-value="2016-01-26" calcext:value-type="date">
            <text:p>01/26/16</text:p>
          </table:table-cell>
          <table:table-cell table:style-name="ce439" office:value-type="date" office:date-value="2016-03-07" calcext:value-type="date">
            <text:p>03/07/16</text:p>
          </table:table-cell>
          <table:table-cell table:style-name="ce513" office:value-type="string" calcext:value-type="string">
            <text:p>Received 2500 pc and will deliver 2500 each month. Pulling from MBK since Star had a small quality issue on FA's for Nutmeg.TS <text:s text:c="3"/>Monthly delivery schedule on these units beginning March 7th. TS </text:p>
          </table:table-cell>
          <table:table-cell table:style-name="ce516"/>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PP-MP0066</text:p>
          </table:table-cell>
          <table:table-cell table:style-name="ce148" office:value-type="string" calcext:value-type="string">
            <text:p>Metric Brass Heat-Set Insert for Plastics, Tapered, M2-.4 Internal Thread, 2.9MM Length</text:p>
          </table:table-cell>
          <table:table-cell table:style-name="ce60" office:value-type="string" calcext:value-type="string">
            <text:p>CEH – Colorado Electrical Hardware</text:p>
          </table:table-cell>
          <table:table-cell table:style-name="ce60" office:value-type="string" calcext:value-type="string">
            <text:p>ZZQIUB-48213</text:p>
          </table:table-cell>
          <table:table-cell table:style-name="ce60" office:value-type="string" calcext:value-type="string">
            <text:p>CEH – Colorado Electrical Hardware</text:p>
          </table:table-cell>
          <table:table-cell table:style-name="ce60" office:value-type="string" calcext:value-type="string">
            <text:p>ZZQIUB-48213</text:p>
          </table:table-cell>
          <table:table-cell table:style-name="ce60" office:value-type="float" office:value="10" calcext:value-type="float">
            <text:p>10</text:p>
          </table:table-cell>
          <table:table-cell table:style-name="ce60" office:value-type="string" calcext:value-type="string">
            <text:p>ea</text:p>
          </table:table-cell>
          <table:table-cell table:style-name="ce312" office:value-type="currency" office:currency="USD" office:value="0.0494" calcext:value-type="currency">
            <text:p>$0.05</text:p>
          </table:table-cell>
          <table:table-cell table:style-name="ce334" table:formula="of:=SUM([.J155]*[.H155])" office:value-type="float" office:value="0.494" calcext:value-type="float">
            <text:p>$0.49</text:p>
          </table:table-cell>
          <table:table-cell table:style-name="ce355" table:formula="of:=[.H155]*[.$L$2]" office:value-type="float" office:value="30500" calcext:value-type="float">
            <text:p>30,500</text:p>
          </table:table-cell>
          <table:table-cell table:style-name="ce395" office:value-type="string" calcext:value-type="string">
            <text:p>PO10111, 10112, 10113, 10114</text:p>
          </table:table-cell>
          <table:table-cell table:style-name="ce435"/>
          <table:table-cell table:style-name="ce395" office:value-type="string" calcext:value-type="string">
            <text:p>See notes </text:p>
          </table:table-cell>
          <table:table-cell table:style-name="ce496" office:value-type="string" calcext:value-type="string">
            <text:p>Scheduled delivery: 1/4/16 – 4/4/16 – 7/5/16 – 10/3/16</text:p>
          </table:table-cell>
          <table:table-cell table:style-name="ce562"/>
          <table:table-cell table:style-name="ce614" table:number-columns-repeated="396"/>
          <table:table-cell table:style-name="ce656" table:number-columns-repeated="579"/>
          <table:table-cell table:style-name="ce661" table:number-columns-repeated="31"/>
          <table:table-cell/>
        </table:table-row>
        <table:table-row table:style-name="ro7">
          <table:table-cell table:style-name="ce60" office:value-type="string" calcext:value-type="string">
            <text:p>Hardware</text:p>
          </table:table-cell>
          <table:table-cell table:style-name="ce105" office:value-type="string" calcext:value-type="string">
            <text:p>HD-WA0040</text:p>
          </table:table-cell>
          <table:table-cell table:style-name="ce191" office:value-type="string" calcext:value-type="string">
            <text:p>Black-Oxide 18-8 Stainless Steel Flat Washer, M5 Screw Size, 5.3mm ID, 10.0mm OD</text:p>
          </table:table-cell>
          <table:table-cell table:style-name="ce60" office:value-type="string" calcext:value-type="string">
            <text:p>Fastenal</text:p>
          </table:table-cell>
          <table:table-cell table:style-name="ce241" office:value-type="float" office:value="11264558" calcext:value-type="float">
            <text:p>11264558</text:p>
          </table:table-cell>
          <table:table-cell table:style-name="ce255" office:value-type="string" calcext:value-type="string">
            <text:p>McMaster-Carr</text:p>
          </table:table-cell>
          <table:table-cell table:style-name="ce60" office:value-type="string" calcext:value-type="string">
            <text:p>98269A440</text:p>
          </table:table-cell>
          <table:table-cell table:style-name="ce60" office:value-type="float" office:value="90" calcext:value-type="float">
            <text:p>90</text:p>
          </table:table-cell>
          <table:table-cell table:style-name="ce60" office:value-type="string" calcext:value-type="string">
            <text:p>ea</text:p>
          </table:table-cell>
          <table:table-cell table:style-name="ce290" office:value-type="currency" office:currency="USD" office:value="0.03" calcext:value-type="currency">
            <text:p>$0.03</text:p>
          </table:table-cell>
          <table:table-cell table:style-name="ce334" table:formula="of:=SUM([.J156]*[.H156])" office:value-type="float" office:value="2.7" calcext:value-type="float">
            <text:p>$2.70</text:p>
          </table:table-cell>
          <table:table-cell table:style-name="ce355" table:formula="of:=[.H156]*[.$L$2]" office:value-type="float" office:value="274500" calcext:value-type="float">
            <text:p>274,500</text:p>
          </table:table-cell>
          <table:table-cell table:style-name="ce378" office:value-type="string" calcext:value-type="string">
            <text:p>PO12205</text:p>
          </table:table-cell>
          <table:table-cell table:style-name="ce369" office:value-type="date" office:date-value="2016-02-26" calcext:value-type="date">
            <text:p>02/26/16</text:p>
          </table:table-cell>
          <table:table-cell table:style-name="ce378" office:value-type="date" office:date-value="2016-03-18" calcext:value-type="date">
            <text:p>03/18/16</text:p>
          </table:table-cell>
          <table:table-cell table:style-name="ce514" office:value-type="string" calcext:value-type="string">
            <text:p>Non-standard (LEADTIME) PO to Fastenal</text:p>
          </table:table-cell>
          <table:table-cell table:style-name="ce554"/>
          <table:table-cell table:style-name="ce616"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WA0039</text:p>
          </table:table-cell>
          <table:table-cell table:style-name="ce191" office:value-type="string" calcext:value-type="string">
            <text:p>Black-Oxide 18-8 Stainless Steel Flat Washer, M4 Screw Size, 4.3mm ID, 9.0mm OD</text:p>
          </table:table-cell>
          <table:table-cell table:style-name="ce60" office:value-type="string" calcext:value-type="string">
            <text:p>Fastenal</text:p>
          </table:table-cell>
          <table:table-cell table:style-name="ce241" office:value-type="float" office:value="11264487" calcext:value-type="float">
            <text:p>11264487</text:p>
          </table:table-cell>
          <table:table-cell table:style-name="ce60" office:value-type="string" calcext:value-type="string">
            <text:p>McMaster-Carr</text:p>
          </table:table-cell>
          <table:table-cell table:style-name="ce242" office:value-type="string" calcext:value-type="string">
            <text:p>98269A430</text:p>
          </table:table-cell>
          <table:table-cell table:style-name="ce60" office:value-type="float" office:value="6" calcext:value-type="float">
            <text:p>6</text:p>
          </table:table-cell>
          <table:table-cell table:style-name="ce60" office:value-type="string" calcext:value-type="string">
            <text:p>ea</text:p>
          </table:table-cell>
          <table:table-cell table:style-name="ce312" office:value-type="currency" office:currency="USD" office:value="0.02" calcext:value-type="currency">
            <text:p>$0.02</text:p>
          </table:table-cell>
          <table:table-cell table:style-name="ce334" table:formula="of:=SUM([.J157]*[.H157])" office:value-type="float" office:value="0.12" calcext:value-type="float">
            <text:p>$0.12</text:p>
          </table:table-cell>
          <table:table-cell table:style-name="ce355" table:formula="of:=[.H157]*[.$L$2]" office:value-type="float" office:value="18300" calcext:value-type="float">
            <text:p>18,300</text:p>
          </table:table-cell>
          <table:table-cell table:style-name="ce382" office:value-type="string" calcext:value-type="string">
            <text:p>PO12305</text:p>
          </table:table-cell>
          <table:table-cell table:style-name="ce378" office:value-type="date" office:date-value="2016-02-26" calcext:value-type="date">
            <text:p>02/26/16</text:p>
          </table:table-cell>
          <table:table-cell table:style-name="ce378" office:value-type="date" office:date-value="2016-03-18" calcext:value-type="date">
            <text:p>03/18/16</text:p>
          </table:table-cell>
          <table:table-cell table:style-name="ce514" office:value-type="string" calcext:value-type="string">
            <text:p>Received 4,800 bal 13700 <text:s/>Non-standard (LEADTIME) PO to Fastenal</text:p>
          </table:table-cell>
          <table:table-cell table:style-name="ce554"/>
          <table:table-cell table:style-name="ce616"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WA0038</text:p>
          </table:table-cell>
          <table:table-cell table:style-name="ce191" office:value-type="string" calcext:value-type="string">
            <text:p>Black-Oxide 18-8 Stainless Steel Flat Washer, M3 Screw Size, 3.2mm ID, 7.0mm OD</text:p>
          </table:table-cell>
          <table:table-cell table:style-name="ce60" office:value-type="string" calcext:value-type="string">
            <text:p>Fastenal</text:p>
          </table:table-cell>
          <table:table-cell table:style-name="ce60" office:value-type="float" office:value="11264395" calcext:value-type="float">
            <text:p>11264395</text:p>
          </table:table-cell>
          <table:table-cell table:style-name="ce60" office:value-type="string" calcext:value-type="string">
            <text:p>McMaster-Carr</text:p>
          </table:table-cell>
          <table:table-cell table:style-name="ce242" office:value-type="string" calcext:value-type="string">
            <text:p>98269A420</text:p>
          </table:table-cell>
          <table:table-cell table:style-name="ce60" office:value-type="float" office:value="140" calcext:value-type="float">
            <text:p>140</text:p>
          </table:table-cell>
          <table:table-cell table:style-name="ce60" office:value-type="string" calcext:value-type="string">
            <text:p>ea</text:p>
          </table:table-cell>
          <table:table-cell table:style-name="ce312" office:value-type="currency" office:currency="USD" office:value="0.015" calcext:value-type="currency">
            <text:p>$0.02</text:p>
          </table:table-cell>
          <table:table-cell table:style-name="ce334" table:formula="of:=SUM([.J158]*[.H158])" office:value-type="float" office:value="2.1" calcext:value-type="float">
            <text:p>$2.10</text:p>
          </table:table-cell>
          <table:table-cell table:style-name="ce355" table:formula="of:=[.H158]*[.$L$2]" office:value-type="float" office:value="427000" calcext:value-type="float">
            <text:p>427,000</text:p>
          </table:table-cell>
          <table:table-cell table:style-name="ce382" office:value-type="string" calcext:value-type="string">
            <text:p>PO12205</text:p>
          </table:table-cell>
          <table:table-cell table:style-name="ce378" office:value-type="date" office:date-value="2016-02-26" calcext:value-type="date">
            <text:p>02/26/16</text:p>
          </table:table-cell>
          <table:table-cell table:style-name="ce378" office:value-type="date" office:date-value="2016-03-18" calcext:value-type="date">
            <text:p>03/18/16</text:p>
          </table:table-cell>
          <table:table-cell table:style-name="ce514" office:value-type="string" calcext:value-type="string">
            <text:p>Received 130,000 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style-name="ce554"/>
          <table:table-cell table:style-name="ce616"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WA0027</text:p>
          </table:table-cell>
          <table:table-cell table:style-name="ce179" office:value-type="string" calcext:value-type="string">
            <text:p>Metric 18-8 Stainless Steel Internal-Tooth Lock Washer, M3 Screw Size, 6mm OD, .4mm min Thick</text:p>
          </table:table-cell>
          <table:table-cell table:style-name="ce72" office:value-type="string" calcext:value-type="string">
            <text:p>Fastenal</text:p>
          </table:table-cell>
          <table:table-cell table:style-name="ce241" office:value-type="string" calcext:value-type="string">
            <text:p>WF630000A200</text:p>
          </table:table-cell>
          <table:table-cell table:style-name="ce72" office:value-type="string" calcext:value-type="string">
            <text:p>McMaster-Carr</text:p>
          </table:table-cell>
          <table:table-cell table:style-name="ce72" office:value-type="string" calcext:value-type="string">
            <text:p>93925A240</text:p>
          </table:table-cell>
          <table:table-cell table:style-name="ce72" office:value-type="float" office:value="4" calcext:value-type="float">
            <text:p>4</text:p>
          </table:table-cell>
          <table:table-cell table:style-name="ce72" office:value-type="string" calcext:value-type="string">
            <text:p>ea</text:p>
          </table:table-cell>
          <table:table-cell table:style-name="ce305" office:value-type="currency" office:currency="USD" office:value="0.006" calcext:value-type="currency">
            <text:p>$0.01</text:p>
          </table:table-cell>
          <table:table-cell table:style-name="ce334" table:formula="of:=SUM([.J159]*[.H159])" office:value-type="float" office:value="0.024" calcext:value-type="float">
            <text:p>$0.02</text:p>
          </table:table-cell>
          <table:table-cell table:style-name="ce355" table:formula="of:=[.H159]*[.$L$2]" office:value-type="float" office:value="12200" calcext:value-type="float">
            <text:p>12,2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All ordered for Olive, monthly delivery qtys given to Fastenal</text:p>
          </table:table-cell>
          <table:table-cell table:style-name="ce554"/>
          <table:table-cell table:style-name="ce615" table:number-columns-repeated="982"/>
          <table:table-cell table:style-name="ce620" table:number-columns-repeated="2"/>
          <table:table-cell table:style-name="ce605" table:number-columns-repeated="22"/>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WA0012</text:p>
          </table:table-cell>
          <table:table-cell table:style-name="ce148" office:value-type="string" calcext:value-type="string">
            <text:p>Steel Flat Washer, DIN 125 zinc-plated class 4,M2 screw sz, 5mm OD, .25mm-.35mm thick</text:p>
          </table:table-cell>
          <table:table-cell table:style-name="ce60" office:value-type="string" calcext:value-type="string">
            <text:p>Fastenal</text:p>
          </table:table-cell>
          <table:table-cell table:style-name="ce72" office:value-type="float" office:value="40350" calcext:value-type="float">
            <text:p>40350</text:p>
          </table:table-cell>
          <table:table-cell table:style-name="ce60" office:value-type="string" calcext:value-type="string">
            <text:p>Fastenal </text:p>
          </table:table-cell>
          <table:table-cell table:style-name="ce72" office:value-type="float" office:value="40350" calcext:value-type="float">
            <text:p>40350</text:p>
          </table:table-cell>
          <table:table-cell table:style-name="ce60" office:value-type="float" office:value="12" calcext:value-type="float">
            <text:p>12</text:p>
          </table:table-cell>
          <table:table-cell table:style-name="ce60" office:value-type="string" calcext:value-type="string">
            <text:p>ea</text:p>
          </table:table-cell>
          <table:table-cell table:style-name="ce312" office:value-type="currency" office:currency="USD" office:value="0.0015" calcext:value-type="currency">
            <text:p>$0.00</text:p>
          </table:table-cell>
          <table:table-cell table:style-name="ce334" table:formula="of:=SUM([.J160]*[.H160])" office:value-type="float" office:value="0.018" calcext:value-type="float">
            <text:p>$0.02</text:p>
          </table:table-cell>
          <table:table-cell table:style-name="ce355" table:formula="of:=[.H160]*[.$L$2]" office:value-type="float" office:value="36600" calcext:value-type="float">
            <text:p>36,6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All ordered for Olive, monthly delivery qtys given to Fastenal</text:p>
          </table:table-cell>
          <table:table-cell table:style-name="ce558"/>
          <table:table-cell table:style-name="ce616" table:number-columns-repeated="982"/>
          <table:table-cell table:style-name="ce612"/>
          <table:table-cell table:style-name="ce605" table:number-columns-repeated="23"/>
          <table:table-cell table:style-name="ce247"/>
        </table:table-row>
        <table:table-row table:style-name="ro7">
          <table:table-cell table:style-name="ce74" office:value-type="string" calcext:value-type="string">
            <text:p>Hardware</text:p>
          </table:table-cell>
          <table:table-cell table:style-name="ce124" office:value-type="string" calcext:value-type="string">
            <text:p>HD-WA0009</text:p>
          </table:table-cell>
          <table:table-cell table:style-name="ce185" office:value-type="string" calcext:value-type="string">
            <text:p>Metric Spring Steel Shim - DIN 988 1.0mm Thick, 8mm ID, 14mm OD</text:p>
          </table:table-cell>
          <table:table-cell table:style-name="ce74" office:value-type="string" calcext:value-type="string">
            <text:p>Fastenal</text:p>
          </table:table-cell>
          <table:table-cell table:style-name="ce233" office:value-type="string" calcext:value-type="string">
            <text:p>11511046</text:p>
          </table:table-cell>
          <table:table-cell table:style-name="ce60" office:value-type="string" calcext:value-type="string">
            <text:p>Fastenal </text:p>
          </table:table-cell>
          <table:table-cell table:style-name="ce233" office:value-type="string" calcext:value-type="string">
            <text:p>11511046</text:p>
          </table:table-cell>
          <table:table-cell table:style-name="ce74" office:value-type="float" office:value="1" calcext:value-type="float">
            <text:p>1</text:p>
          </table:table-cell>
          <table:table-cell table:style-name="ce74" office:value-type="string" calcext:value-type="string">
            <text:p>ea</text:p>
          </table:table-cell>
          <table:table-cell table:style-name="ce313" office:value-type="currency" office:currency="USD" office:value="0.0518" calcext:value-type="currency">
            <text:p>$0.05</text:p>
          </table:table-cell>
          <table:table-cell table:style-name="ce340" table:formula="of:=SUM([.J161]*[.H161])" office:value-type="float" office:value="0.0518" calcext:value-type="float">
            <text:p>$0.05</text:p>
          </table:table-cell>
          <table:table-cell table:style-name="ce355" table:formula="of:=[.H161]*[.$L$2]" office:value-type="float" office:value="3050" calcext:value-type="float">
            <text:p>3,05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All ordered for Olive, monthly delivery qtys given to Fastenal</text:p>
          </table:table-cell>
          <table:table-cell table:style-name="ce176"/>
          <table:table-cell table:style-name="ce605" table:number-columns-repeated="1006"/>
          <table:table-cell table:style-name="ce247"/>
        </table:table-row>
        <table:table-row table:style-name="ro7">
          <table:table-cell table:style-name="ce74" office:value-type="string" calcext:value-type="string">
            <text:p>Hardware</text:p>
          </table:table-cell>
          <table:table-cell table:style-name="ce124" office:value-type="string" calcext:value-type="string">
            <text:p>HD-WA0008</text:p>
          </table:table-cell>
          <table:table-cell table:style-name="ce185" office:value-type="string" calcext:value-type="string">
            <text:p>Metric Spring Steel Shim - DIN 988 0.5mm Thick, 8mm ID, 14mm OD</text:p>
          </table:table-cell>
          <table:table-cell table:style-name="ce74" office:value-type="string" calcext:value-type="string">
            <text:p>Fastenal</text:p>
          </table:table-cell>
          <table:table-cell table:style-name="ce242" office:value-type="float" office:value="11511045" calcext:value-type="float">
            <text:p>11511045</text:p>
          </table:table-cell>
          <table:table-cell table:style-name="ce60" office:value-type="string" calcext:value-type="string">
            <text:p>Fastenal </text:p>
          </table:table-cell>
          <table:table-cell table:style-name="ce242" office:value-type="float" office:value="11511045" calcext:value-type="float">
            <text:p>11511045</text:p>
          </table:table-cell>
          <table:table-cell table:style-name="ce74" office:value-type="float" office:value="1" calcext:value-type="float">
            <text:p>1</text:p>
          </table:table-cell>
          <table:table-cell table:style-name="ce74" office:value-type="string" calcext:value-type="string">
            <text:p>ea</text:p>
          </table:table-cell>
          <table:table-cell table:style-name="ce313" office:value-type="currency" office:currency="USD" office:value="0.0518" calcext:value-type="currency">
            <text:p>$0.05</text:p>
          </table:table-cell>
          <table:table-cell table:style-name="ce340" table:formula="of:=SUM([.J162]*[.H162])" office:value-type="float" office:value="0.0518" calcext:value-type="float">
            <text:p>$0.05</text:p>
          </table:table-cell>
          <table:table-cell table:style-name="ce355" table:formula="of:=[.H162]*[.$L$2]" office:value-type="float" office:value="3050" calcext:value-type="float">
            <text:p>3,05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All ordered for Olive, monthly delivery qtys given to Fastenal</text:p>
          </table:table-cell>
          <table:table-cell table:style-name="ce554"/>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WA0006</text:p>
          </table:table-cell>
          <table:table-cell table:style-name="ce148" office:value-type="string" calcext:value-type="string">
            <text:p>M8 Washer, Steel, Zinc Plated</text:p>
          </table:table-cell>
          <table:table-cell table:style-name="ce60" office:value-type="string" calcext:value-type="string">
            <text:p>Fastenal</text:p>
          </table:table-cell>
          <table:table-cell table:style-name="ce72" office:value-type="float" office:value="1140357" calcext:value-type="float">
            <text:p>1140357</text:p>
          </table:table-cell>
          <table:table-cell table:style-name="ce60" office:value-type="string" calcext:value-type="string">
            <text:p>Fastenal </text:p>
          </table:table-cell>
          <table:table-cell table:style-name="ce72" office:value-type="float" office:value="1140357" calcext:value-type="float">
            <text:p>1140357</text:p>
          </table:table-cell>
          <table:table-cell table:style-name="ce60" office:value-type="float" office:value="11" calcext:value-type="float">
            <text:p>11</text:p>
          </table:table-cell>
          <table:table-cell table:style-name="ce60" office:value-type="string" calcext:value-type="string">
            <text:p>ea</text:p>
          </table:table-cell>
          <table:table-cell table:style-name="ce312" office:value-type="currency" office:currency="USD" office:value="0.0096" calcext:value-type="currency">
            <text:p>$0.01</text:p>
          </table:table-cell>
          <table:table-cell table:style-name="ce334" table:formula="of:=SUM([.J163]*[.H163])" office:value-type="float" office:value="0.1056" calcext:value-type="float">
            <text:p>$0.11</text:p>
          </table:table-cell>
          <table:table-cell table:style-name="ce355" table:formula="of:=[.H163]*[.$L$2]" office:value-type="float" office:value="33550" calcext:value-type="float">
            <text:p>33,55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All ordered for Olive, monthly delivery qtys given to Fastenal</text:p>
          </table:table-cell>
          <table:table-cell table:style-name="ce516"/>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TB0007</text:p>
          </table:table-cell>
          <table:table-cell table:style-name="ce148" office:value-type="string" calcext:value-type="string">
            <text:p>Feed Tube, PTFE</text:p>
          </table:table-cell>
          <table:table-cell table:style-name="ce60" office:value-type="string" calcext:value-type="string">
            <text:p>Professional Plastics</text:p>
          </table:table-cell>
          <table:table-cell table:style-name="ce60" table:number-columns-repeated="2"/>
          <table:table-cell table:style-name="ce60" office:value-type="string" calcext:value-type="string">
            <text:p>5239K12</text:p>
          </table:table-cell>
          <table:table-cell table:style-name="ce60" office:value-type="float" office:value="850" calcext:value-type="float">
            <text:p>850</text:p>
          </table:table-cell>
          <table:table-cell table:style-name="ce60" office:value-type="string" calcext:value-type="string">
            <text:p>mm</text:p>
          </table:table-cell>
          <table:table-cell table:style-name="ce290" table:formula="of:=1.09/304.8" office:value-type="currency" office:currency="USD" office:value="0.0035761154855643" calcext:value-type="currency">
            <text:p>$0.00</text:p>
          </table:table-cell>
          <table:table-cell table:style-name="ce334" table:formula="of:=SUM([.J164]*[.H164])" office:value-type="float" office:value="3.03969816272966" calcext:value-type="float">
            <text:p>$3.04</text:p>
          </table:table-cell>
          <table:table-cell table:style-name="ce355" table:formula="of:=[.H164]*[.$L$2]" office:value-type="float" office:value="2592500" calcext:value-type="float">
            <text:p>2,592,500</text:p>
          </table:table-cell>
          <table:table-cell table:style-name="ce396" office:value-type="string" calcext:value-type="string">
            <text:p>PO11400</text:p>
          </table:table-cell>
          <table:table-cell table:style-name="ce432" office:value-type="date" office:date-value="2016-01-12" calcext:value-type="date">
            <text:p>01/12/16</text:p>
          </table:table-cell>
          <table:table-cell table:style-name="ce432" office:value-type="date" office:date-value="2016-02-12" calcext:value-type="date">
            <text:p>02/12/16</text:p>
          </table:table-cell>
          <table:table-cell table:style-name="ce516" office:value-type="string" calcext:value-type="string">
            <text:p>Ordered for Nutmeg &amp; Olive</text:p>
          </table:table-cell>
          <table:table-cell table:style-name="ce516"/>
          <table:table-cell table:style-name="ce614" table:number-columns-repeated="982"/>
          <table:table-cell table:style-name="ce612"/>
          <table:table-cell table:style-name="ce605" table:number-columns-repeated="23"/>
          <table:table-cell/>
        </table:table-row>
        <table:table-row table:style-name="ro7">
          <table:table-cell table:style-name="ce64" office:value-type="string" calcext:value-type="string">
            <text:p>Hardware</text:p>
          </table:table-cell>
          <table:table-cell table:style-name="ce110" office:value-type="string" calcext:value-type="string">
            <text:p>HD-RD0047</text:p>
          </table:table-cell>
          <table:table-cell table:style-name="ce170" office:value-type="string" calcext:value-type="string">
            <text:p>12mm X 515mm Stainless Steel Smooth Rod </text:p>
          </table:table-cell>
          <table:table-cell table:style-name="ce64" office:value-type="string" calcext:value-type="string">
            <text:p>Igus</text:p>
          </table:table-cell>
          <table:table-cell table:style-name="ce64" office:value-type="string" calcext:value-type="string">
            <text:p>EWMR-12-515x</text:p>
          </table:table-cell>
          <table:table-cell table:style-name="ce64" office:value-type="string" calcext:value-type="string">
            <text:p>Igus</text:p>
          </table:table-cell>
          <table:table-cell table:style-name="ce64" office:value-type="string" calcext:value-type="string">
            <text:p>EWMR-12-515x</text:p>
          </table:table-cell>
          <table:table-cell table:style-name="ce64" office:value-type="float" office:value="2" calcext:value-type="float">
            <text:p>2</text:p>
          </table:table-cell>
          <table:table-cell table:style-name="ce64" office:value-type="string" calcext:value-type="string">
            <text:p>pcs</text:p>
          </table:table-cell>
          <table:table-cell table:style-name="ce295" office:value-type="currency" office:currency="USD" office:value="7.99" calcext:value-type="currency">
            <text:p>$7.99</text:p>
          </table:table-cell>
          <table:table-cell table:style-name="ce334" table:formula="of:=SUM([.J165]*[.H165])" office:value-type="float" office:value="15.98" calcext:value-type="float">
            <text:p>$15.98</text:p>
          </table:table-cell>
          <table:table-cell table:style-name="ce357" table:formula="of:=[.H165]*[.$L$2]" office:value-type="float" office:value="6100" calcext:value-type="float">
            <text:p>6,100</text:p>
          </table:table-cell>
          <table:table-cell table:style-name="ce397" office:value-type="string" calcext:value-type="string">
            <text:p>PO10907</text:p>
          </table:table-cell>
          <table:table-cell table:style-name="ce428" office:value-type="date" office:date-value="2015-12-03" calcext:value-type="date">
            <text:p>12/03/15</text:p>
          </table:table-cell>
          <table:table-cell table:style-name="ce428" office:value-type="string" calcext:value-type="string">
            <text:p>See notes </text:p>
          </table:table-cell>
          <table:table-cell table:style-name="ce489" office:value-type="string" calcext:value-type="string">
            <text:p>300 pcs shipped Pulling in from Igus – Samples on the Way 11/23/15. TS <text:s/>Ordered for Olive see delivery schedule.TS</text:p>
          </table:table-cell>
          <table:table-cell table:style-name="ce564"/>
          <table:table-cell table:style-name="ce614" table:number-columns-repeated="982"/>
          <table:table-cell table:style-name="ce628"/>
          <table:table-cell table:style-name="ce734" table:number-columns-repeated="23"/>
          <table:table-cell/>
        </table:table-row>
        <table:table-row table:style-name="ro7">
          <table:table-cell table:style-name="ce70" office:value-type="string" calcext:value-type="string">
            <text:p>Hardware</text:p>
          </table:table-cell>
          <table:table-cell table:style-name="ce110" office:value-type="string" calcext:value-type="string">
            <text:p>HD-RD0046</text:p>
          </table:table-cell>
          <table:table-cell table:style-name="ce176" office:value-type="string" calcext:value-type="string">
            <text:p>Screw, Lead, MTSTRK12-420-F7-R8-T12-Q8-S10-E5-FE0-FW7-FY1, Stainless Steel</text:p>
          </table:table-cell>
          <table:table-cell table:style-name="ce70" office:value-type="string" calcext:value-type="string">
            <text:p>Misumi</text:p>
          </table:table-cell>
          <table:table-cell table:style-name="ce70" office:value-type="string" calcext:value-type="string">
            <text:p><text:s/>MTSTRK12-420-F7-R8-T12-Q8-S10-E5-FE0-FW7-FY1</text:p>
          </table:table-cell>
          <table:table-cell table:style-name="ce70" office:value-type="string" calcext:value-type="string">
            <text:p>Misumi</text:p>
          </table:table-cell>
          <table:table-cell table:style-name="ce242" office:value-type="string" calcext:value-type="string">
            <text:p>MTSTRK12-420-F7-R8-T9-Q8-S20-E5-FE0-FW7-FY1</text:p>
          </table:table-cell>
          <table:table-cell table:style-name="ce70" office:value-type="float" office:value="2" calcext:value-type="float">
            <text:p>2</text:p>
          </table:table-cell>
          <table:table-cell table:style-name="ce70" office:value-type="string" calcext:value-type="string">
            <text:p>pcs</text:p>
          </table:table-cell>
          <table:table-cell table:style-name="ce300" office:value-type="currency" office:currency="USD" office:value="34.55" calcext:value-type="currency">
            <text:p>$34.55</text:p>
          </table:table-cell>
          <table:table-cell table:style-name="ce334" table:formula="of:=SUM([.J166]*[.H166])" office:value-type="float" office:value="69.1" calcext:value-type="float">
            <text:p>$69.10</text:p>
          </table:table-cell>
          <table:table-cell table:style-name="ce355" table:formula="of:=[.H166]*[.$L$2]" office:value-type="float" office:value="6100" calcext:value-type="float">
            <text:p>6,100</text:p>
          </table:table-cell>
          <table:table-cell table:style-name="ce376" office:value-type="string" calcext:value-type="string">
            <text:p>PO11023 / PO11292</text:p>
          </table:table-cell>
          <table:table-cell table:style-name="ce430" office:value-type="date" office:date-value="2016-01-04" calcext:value-type="date">
            <text:p>01/04/16</text:p>
          </table:table-cell>
          <table:table-cell table:style-name="ce430" office:value-type="string" calcext:value-type="string">
            <text:p>See notes </text:p>
          </table:table-cell>
          <table:table-cell table:style-name="ce515" office:value-type="string" calcext:value-type="string">
            <text:p>Delivery schedule on the PO Misumi can't hit. Units will be delivered as follows: (1/27 – 300) (2/3 – 200) <text:s/>(2/10 – 150) <text:s/>(2/17 – 200) (2/24 – 200) (3/2 – 200) (3/9 -200) (3/16 – 200) So by the time we go into prodcution mid-March we will have stockpiled 1650 units which is ~6.5 -8.25 weeks of production depending on the new build rate. We will continue to receive at least 200 units per week and I am hoping that we do not exceed this with production consumption. Misumi will continue to work on improving these lead times. TS </text:p>
          </table:table-cell>
          <table:table-cell table:style-name="ce516"/>
          <table:table-cell table:style-name="ce614" table:number-columns-repeated="982"/>
          <table:table-cell table:style-name="ce612"/>
          <table:table-cell table:style-name="ce605" table:number-columns-repeated="23"/>
          <table:table-cell/>
        </table:table-row>
        <table:table-row table:style-name="ro7">
          <table:table-cell table:style-name="ce60" office:value-type="string" calcext:value-type="string">
            <text:p>Hardware</text:p>
          </table:table-cell>
          <table:table-cell table:style-name="ce105" office:value-type="string" calcext:value-type="string">
            <text:p>HD-NT0053</text:p>
          </table:table-cell>
          <table:table-cell table:style-name="ce148" office:value-type="string" calcext:value-type="string">
            <text:p><text:s/>T-Slot Slide in T-nuts for Aluminum Frame, M5 </text:p>
          </table:table-cell>
          <table:table-cell table:style-name="ce60" office:value-type="string" calcext:value-type="string">
            <text:p>In Position Technologies/T-Slot </text:p>
          </table:table-cell>
          <table:table-cell table:style-name="ce60" office:value-type="float" office:value="682888" calcext:value-type="float">
            <text:p>682888</text:p>
          </table:table-cell>
          <table:table-cell table:style-name="ce60" office:value-type="string" calcext:value-type="string">
            <text:p>In Position Technologies/T-Slot </text:p>
          </table:table-cell>
          <table:table-cell table:style-name="ce60" office:value-type="float" office:value="682888" calcext:value-type="float">
            <text:p>682888</text:p>
          </table:table-cell>
          <table:table-cell table:style-name="ce60" office:value-type="float" office:value="74" calcext:value-type="float">
            <text:p>74</text:p>
          </table:table-cell>
          <table:table-cell table:style-name="ce60" office:value-type="string" calcext:value-type="string">
            <text:p>ea</text:p>
          </table:table-cell>
          <table:table-cell table:style-name="ce290" office:value-type="currency" office:currency="USD" office:value="0.13" calcext:value-type="currency">
            <text:p>$0.13</text:p>
          </table:table-cell>
          <table:table-cell table:style-name="ce334" table:formula="of:=SUM([.J167]*[.H167])" office:value-type="float" office:value="9.62" calcext:value-type="float">
            <text:p>$9.62</text:p>
          </table:table-cell>
          <table:table-cell table:style-name="ce357" table:formula="of:=[.H167]*[.$L$2]" office:value-type="float" office:value="225700" calcext:value-type="float">
            <text:p>225,700</text:p>
          </table:table-cell>
          <table:table-cell table:style-name="ce398" office:value-type="string" calcext:value-type="string">
            <text:p>PO10951 / PO11306 / PO11307 / PO11308 / PO11309 &amp; PO11665, 11666, 11667, 11668</text:p>
          </table:table-cell>
          <table:table-cell table:style-name="ce432" office:value-type="date" office:date-value="2015-12-31" calcext:value-type="date">
            <text:p>12/31/15</text:p>
          </table:table-cell>
          <table:table-cell table:style-name="ce432" office:value-type="string" calcext:value-type="string">
            <text:p>See notes </text:p>
          </table:table-cell>
          <table:table-cell table:style-name="ce496" office:value-type="string" calcext:value-type="string">
            <text:p>Received 51,090 PO11307 <text:s/>KG <text:s/></text:p>
          </table:table-cell>
          <table:table-cell table:style-name="ce564"/>
          <table:table-cell table:style-name="ce609" table:number-columns-repeated="982"/>
          <table:table-cell table:style-name="ce628"/>
          <table:table-cell table:style-name="ce734" table:number-columns-repeated="23"/>
          <table:table-cell/>
        </table:table-row>
        <table:table-row table:style-name="ro7">
          <table:table-cell table:style-name="ce60" office:value-type="string" calcext:value-type="string">
            <text:p>Hardware</text:p>
          </table:table-cell>
          <table:table-cell table:style-name="ce105" office:value-type="string" calcext:value-type="string">
            <text:p>HD-NT0011</text:p>
          </table:table-cell>
          <table:table-cell table:style-name="ce148" office:value-type="string" calcext:value-type="string">
            <text:p>M4 Nut, Steel, Zinc Plated</text:p>
          </table:table-cell>
          <table:table-cell table:style-name="ce60" office:value-type="string" calcext:value-type="string">
            <text:p>Fastenal</text:p>
          </table:table-cell>
          <table:table-cell table:style-name="ce60" office:value-type="float" office:value="40303" calcext:value-type="float">
            <text:p>40303</text:p>
          </table:table-cell>
          <table:table-cell table:style-name="ce60" office:value-type="string" calcext:value-type="string">
            <text:p>Fastenal </text:p>
          </table:table-cell>
          <table:table-cell table:style-name="ce72" office:value-type="float" office:value="40303" calcext:value-type="float">
            <text:p>40303</text:p>
          </table:table-cell>
          <table:table-cell table:style-name="ce60" office:value-type="float" office:value="4" calcext:value-type="float">
            <text:p>4</text:p>
          </table:table-cell>
          <table:table-cell table:style-name="ce60" office:value-type="string" calcext:value-type="string">
            <text:p>ea</text:p>
          </table:table-cell>
          <table:table-cell table:style-name="ce312" office:value-type="currency" office:currency="USD" office:value="0.0046" calcext:value-type="currency">
            <text:p>$0.00</text:p>
          </table:table-cell>
          <table:table-cell table:style-name="ce334" table:formula="of:=SUM([.J168]*[.H168])" office:value-type="float" office:value="0.0184" calcext:value-type="float">
            <text:p>$0.02</text:p>
          </table:table-cell>
          <table:table-cell table:style-name="ce355" table:formula="of:=[.H168]*[.$L$2]" office:value-type="float" office:value="12200" calcext:value-type="float">
            <text:p>12,2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7" office:value-type="string" calcext:value-type="string">
            <text:p>Received first delivery <text:s/>All ordered for Olive, monthly delivery qtys given to Fastenal</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NT0004</text:p>
          </table:table-cell>
          <table:table-cell table:style-name="ce148" office:value-type="string" calcext:value-type="string">
            <text:p>M3 Nut, Steel, Zinc Plated</text:p>
          </table:table-cell>
          <table:table-cell table:style-name="ce60" office:value-type="string" calcext:value-type="string">
            <text:p>Fastenal</text:p>
          </table:table-cell>
          <table:table-cell table:style-name="ce60" office:value-type="float" office:value="40302" calcext:value-type="float">
            <text:p>40302</text:p>
          </table:table-cell>
          <table:table-cell table:style-name="ce60" office:value-type="string" calcext:value-type="string">
            <text:p>Fastenal </text:p>
          </table:table-cell>
          <table:table-cell table:style-name="ce233" office:value-type="string" calcext:value-type="string">
            <text:p>40302</text:p>
          </table:table-cell>
          <table:table-cell table:style-name="ce60" office:value-type="float" office:value="6" calcext:value-type="float">
            <text:p>6</text:p>
          </table:table-cell>
          <table:table-cell table:style-name="ce60" office:value-type="string" calcext:value-type="string">
            <text:p>ea</text:p>
          </table:table-cell>
          <table:table-cell table:style-name="ce314" office:value-type="currency" office:currency="USD" office:value="0.0055" calcext:value-type="currency">
            <text:p>$0.01</text:p>
          </table:table-cell>
          <table:table-cell table:style-name="ce334" table:formula="of:=SUM([.J169]*[.H169])" office:value-type="float" office:value="0.033" calcext:value-type="float">
            <text:p>$0.03</text:p>
          </table:table-cell>
          <table:table-cell table:style-name="ce355" table:formula="of:=[.H169]*[.$L$2]" office:value-type="float" office:value="18300" calcext:value-type="float">
            <text:p>18,3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7" office:value-type="string" calcext:value-type="string">
            <text:p>Received first delivery <text:s/>All ordered for Olive, monthly delivery qtys given to Fastenal</text:p>
          </table:table-cell>
          <table:table-cell table:style-name="ce573"/>
          <table:table-cell table:style-name="ce621" table:number-columns-repeated="982"/>
          <table:table-cell table:style-name="ce620" table:number-columns-repeated="24"/>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NT0002</text:p>
          </table:table-cell>
          <table:table-cell table:style-name="ce148" office:value-type="string" calcext:value-type="string">
            <text:p>M8 Nyloc Nut, Zinc Plated</text:p>
          </table:table-cell>
          <table:table-cell table:style-name="ce60" office:value-type="string" calcext:value-type="string">
            <text:p>Fastenal</text:p>
          </table:table-cell>
          <table:table-cell table:style-name="ce60" office:value-type="float" office:value="40352" calcext:value-type="float">
            <text:p>40352</text:p>
          </table:table-cell>
          <table:table-cell table:style-name="ce60" office:value-type="string" calcext:value-type="string">
            <text:p>Fastenal </text:p>
          </table:table-cell>
          <table:table-cell table:style-name="ce72" office:value-type="float" office:value="40352" calcext:value-type="float">
            <text:p>40352</text:p>
          </table:table-cell>
          <table:table-cell table:style-name="ce60" office:value-type="float" office:value="3" calcext:value-type="float">
            <text:p>3</text:p>
          </table:table-cell>
          <table:table-cell table:style-name="ce60" office:value-type="string" calcext:value-type="string">
            <text:p>ea</text:p>
          </table:table-cell>
          <table:table-cell table:style-name="ce314" office:value-type="currency" office:currency="USD" office:value="0.0321" calcext:value-type="currency">
            <text:p>$0.03</text:p>
          </table:table-cell>
          <table:table-cell table:style-name="ce334" table:formula="of:=SUM([.J170]*[.H170])" office:value-type="float" office:value="0.0963" calcext:value-type="float">
            <text:p>$0.10</text:p>
          </table:table-cell>
          <table:table-cell table:style-name="ce355" table:formula="of:=[.H170]*[.$L$2]" office:value-type="float" office:value="9150" calcext:value-type="float">
            <text:p>9,15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7" office:value-type="string" calcext:value-type="string">
            <text:p>Received first delivery <text:s/>All ordered for Olive, monthly delivery qtys given to Fastenal</text:p>
          </table:table-cell>
          <table:table-cell table:style-name="ce516"/>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MS0336</text:p>
          </table:table-cell>
          <table:table-cell table:style-name="ce148" office:value-type="string" calcext:value-type="string">
            <text:p>Black Adhesive-Back Bumper, Square, Polyurethane, 3/4" Wide, 1/4" High</text:p>
          </table:table-cell>
          <table:table-cell table:style-name="ce60" table:number-columns-repeated="2"/>
          <table:table-cell table:style-name="ce212" office:value-type="string" calcext:value-type="string">
            <text:p>Colorado Elect Hardware</text:p>
          </table:table-cell>
          <table:table-cell table:style-name="ce269" office:value-type="string" calcext:value-type="string">
            <text:p>BS-29BLACK</text:p>
          </table:table-cell>
          <table:table-cell table:style-name="ce60" office:value-type="float" office:value="6" calcext:value-type="float">
            <text:p>6</text:p>
          </table:table-cell>
          <table:table-cell table:style-name="ce60" office:value-type="string" calcext:value-type="string">
            <text:p>ea</text:p>
          </table:table-cell>
          <table:table-cell table:style-name="ce290" office:value-type="currency" office:currency="USD" office:value="0.1" calcext:value-type="currency">
            <text:p>$0.10</text:p>
          </table:table-cell>
          <table:table-cell table:style-name="ce334" table:formula="of:=SUM([.J171]*[.H171])" office:value-type="float" office:value="0.6" calcext:value-type="float">
            <text:p>$0.60</text:p>
          </table:table-cell>
          <table:table-cell table:style-name="ce355" table:formula="of:=[.H171]*[.$L$2]" office:value-type="float" office:value="18300" calcext:value-type="float">
            <text:p>18,300</text:p>
          </table:table-cell>
          <table:table-cell table:style-name="ce382" office:value-type="string" calcext:value-type="string">
            <text:p>PO11968 / 11073</text:p>
          </table:table-cell>
          <table:table-cell table:style-name="ce435" office:value-type="date" office:date-value="2015-12-07" calcext:value-type="date">
            <text:p>12/07/15</text:p>
          </table:table-cell>
          <table:table-cell table:style-name="ce432" office:value-type="date" office:date-value="2016-03-07" calcext:value-type="date">
            <text:p>03/07/16</text:p>
          </table:table-cell>
          <table:table-cell table:style-name="ce496" office:value-type="string" calcext:value-type="string">
            <text:p>Received ORDERED FOR OLIVE Samples from CEH approved /R&amp;D KG <text:s/>ordered for Nutmeg. </text:p>
          </table:table-cell>
          <table:table-cell table:style-name="ce516"/>
          <table:table-cell table:style-name="ce614" table:number-columns-repeated="982"/>
          <table:table-cell table:style-name="ce612"/>
          <table:table-cell table:style-name="ce605" table:number-columns-repeated="23"/>
          <table:table-cell table:style-name="ce247"/>
        </table:table-row>
        <table:table-row table:style-name="ro7">
          <table:table-cell table:style-name="ce70" office:value-type="string" calcext:value-type="string">
            <text:p>Hardware</text:p>
          </table:table-cell>
          <table:table-cell table:style-name="ce133" office:value-type="string" calcext:value-type="string">
            <text:p>HD-MS0287</text:p>
          </table:table-cell>
          <table:table-cell table:style-name="ce192" office:value-type="string" calcext:value-type="string">
            <text:p>Metric 18-8 Stainless Steel Unthreaded Spacer, 8mm OD, 10mm Length, M3 Screw Size</text:p>
          </table:table-cell>
          <table:table-cell table:style-name="ce70" office:value-type="string" calcext:value-type="string">
            <text:p>Fastenal</text:p>
          </table:table-cell>
          <table:table-cell table:style-name="ce70" office:value-type="string" calcext:value-type="string">
            <text:p>11225-04326</text:p>
          </table:table-cell>
          <table:table-cell table:style-name="ce70" office:value-type="string" calcext:value-type="string">
            <text:p>McMaster-Carr</text:p>
          </table:table-cell>
          <table:table-cell table:style-name="ce76" office:value-type="string" calcext:value-type="string">
            <text:p>92871A660</text:p>
          </table:table-cell>
          <table:table-cell table:style-name="ce70" office:value-type="float" office:value="4" calcext:value-type="float">
            <text:p>4</text:p>
          </table:table-cell>
          <table:table-cell table:style-name="ce70" office:value-type="string" calcext:value-type="string">
            <text:p>pcs</text:p>
          </table:table-cell>
          <table:table-cell table:style-name="ce300" office:value-type="currency" office:currency="USD" office:value="1.15" calcext:value-type="currency">
            <text:p>$1.15</text:p>
          </table:table-cell>
          <table:table-cell table:style-name="ce334" table:formula="of:=SUM([.J172]*[.H172])" office:value-type="float" office:value="4.6" calcext:value-type="float">
            <text:p>$4.60</text:p>
          </table:table-cell>
          <table:table-cell table:style-name="ce355" table:formula="of:=[.H172]*[.$L$2]" office:value-type="float" office:value="12200" calcext:value-type="float">
            <text:p>12,200</text:p>
          </table:table-cell>
          <table:table-cell table:style-name="ce399" office:value-type="string" calcext:value-type="string">
            <text:p>PO12205</text:p>
          </table:table-cell>
          <table:table-cell table:style-name="ce430" office:value-type="date" office:date-value="2016-02-26" calcext:value-type="date">
            <text:p>02/26/16</text:p>
          </table:table-cell>
          <table:table-cell table:style-name="ce430" office:value-type="date" office:date-value="2016-03-18" calcext:value-type="date">
            <text:p>03/18/16</text:p>
          </table:table-cell>
          <table:table-cell table:style-name="ce518" office:value-type="string" calcext:value-type="string">
            <text:p>Best delivery from Fastenal 4/7/16 = 3,000 <text:s/>KG <text:s/>Will need to order fill in from Mcmaster <text:s/>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style-name="ce563"/>
          <table:table-cell table:style-name="ce622" table:number-columns-repeated="982"/>
          <table:table-cell table:style-name="ce624" table:number-columns-repeated="24"/>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MS0158</text:p>
          </table:table-cell>
          <table:table-cell table:style-name="ce193" office:value-type="string" calcext:value-type="string">
            <text:p>Metric Brass Heat-Set Insert For Plastics Tapered, M5-.8 Internal Thread, 6.7mm Length</text:p>
          </table:table-cell>
          <table:table-cell table:style-name="ce60" office:value-type="string" calcext:value-type="string">
            <text:p>CEH – Colorado Electrical Hardware</text:p>
          </table:table-cell>
          <table:table-cell table:style-name="ce233" office:value-type="string" calcext:value-type="string">
            <text:p>IUMM-M5-1</text:p>
          </table:table-cell>
          <table:table-cell table:style-name="ce60" office:value-type="string" calcext:value-type="string">
            <text:p>CEH – Colorado Electrical Hardware</text:p>
          </table:table-cell>
          <table:table-cell table:style-name="ce233" office:value-type="string" calcext:value-type="string">
            <text:p>IUMM-M5-1</text:p>
          </table:table-cell>
          <table:table-cell table:style-name="ce60" office:value-type="float" office:value="4" calcext:value-type="float">
            <text:p>4</text:p>
          </table:table-cell>
          <table:table-cell table:style-name="ce60" office:value-type="string" calcext:value-type="string">
            <text:p>ea</text:p>
          </table:table-cell>
          <table:table-cell table:style-name="ce312" office:value-type="currency" office:currency="USD" office:value="0.1595" calcext:value-type="currency">
            <text:p>$0.16</text:p>
          </table:table-cell>
          <table:table-cell table:style-name="ce334" table:formula="of:=SUM([.J173]*[.H173])" office:value-type="float" office:value="0.638" calcext:value-type="float">
            <text:p>$0.64</text:p>
          </table:table-cell>
          <table:table-cell table:style-name="ce355" table:formula="of:=[.H173]*[.$L$2]" office:value-type="float" office:value="12200" calcext:value-type="float">
            <text:p>12,200</text:p>
          </table:table-cell>
          <table:table-cell table:style-name="ce395" office:value-type="string" calcext:value-type="string">
            <text:p>PO10111, 10112, 10113, 10114</text:p>
          </table:table-cell>
          <table:table-cell table:style-name="ce435" office:value-type="string" calcext:value-type="string">
            <text:p>See notes</text:p>
          </table:table-cell>
          <table:table-cell table:style-name="ce432"/>
          <table:table-cell table:style-name="ce496" office:value-type="string" calcext:value-type="string">
            <text:p>Received 40k KG Scheduled delivery: 1/4/16 – 4/4/16 – 7/5/16 – 10/3/16</text:p>
          </table:table-cell>
          <table:table-cell table:style-name="ce554"/>
          <table:table-cell table:style-name="ce614" table:number-columns-repeated="396"/>
          <table:table-cell table:style-name="ce657" table:number-columns-repeated="586"/>
          <table:table-cell table:style-name="ce683" table:number-columns-repeated="24"/>
          <table:table-cell/>
        </table:table-row>
        <table:table-row table:style-name="ro7">
          <table:table-cell table:style-name="ce60" office:value-type="string" calcext:value-type="string">
            <text:p>Hardware</text:p>
          </table:table-cell>
          <table:table-cell table:style-name="ce105" office:value-type="string" calcext:value-type="string">
            <text:p>HD-MS0060</text:p>
          </table:table-cell>
          <table:table-cell table:style-name="ce148" office:value-type="string" calcext:value-type="string">
            <text:p>Metric Brass Heat-Set Insert For Plastics Tapered, M5-.8 Internal Thread, 11.1mm Length</text:p>
          </table:table-cell>
          <table:table-cell table:style-name="ce60" office:value-type="string" calcext:value-type="string">
            <text:p>CEH – Colorado Electrical Hardware</text:p>
          </table:table-cell>
          <table:table-cell table:style-name="ce60" office:value-type="string" calcext:value-type="string">
            <text:p>IUBB-M5-2</text:p>
          </table:table-cell>
          <table:table-cell table:style-name="ce60" office:value-type="string" calcext:value-type="string">
            <text:p>CEH – Colorado Electrical Hardware</text:p>
          </table:table-cell>
          <table:table-cell table:style-name="ce60" office:value-type="string" calcext:value-type="string">
            <text:p>IUBB-M5-2</text:p>
          </table:table-cell>
          <table:table-cell table:style-name="ce60" office:value-type="float" office:value="8" calcext:value-type="float">
            <text:p>8</text:p>
          </table:table-cell>
          <table:table-cell table:style-name="ce60" office:value-type="string" calcext:value-type="string">
            <text:p>ea</text:p>
          </table:table-cell>
          <table:table-cell table:style-name="ce312" office:value-type="currency" office:currency="USD" office:value="0.11" calcext:value-type="currency">
            <text:p>$0.11</text:p>
          </table:table-cell>
          <table:table-cell table:style-name="ce334" table:formula="of:=SUM([.J174]*[.H174])" office:value-type="float" office:value="0.88" calcext:value-type="float">
            <text:p>$0.88</text:p>
          </table:table-cell>
          <table:table-cell table:style-name="ce355" table:formula="of:=[.H174]*[.$L$2]" office:value-type="float" office:value="24400" calcext:value-type="float">
            <text:p>24,400</text:p>
          </table:table-cell>
          <table:table-cell table:style-name="ce382" office:value-type="string" calcext:value-type="string">
            <text:p>PO10111, 10112, 10113, 10114</text:p>
          </table:table-cell>
          <table:table-cell table:style-name="ce435" office:value-type="string" calcext:value-type="string">
            <text:p>See notes</text:p>
          </table:table-cell>
          <table:table-cell table:style-name="ce432"/>
          <table:table-cell table:style-name="ce496" office:value-type="string" calcext:value-type="string">
            <text:p>Received 32,000 <text:s/>KGScheduled delivery: 1/4/16 – 4/4/16 – 7/5/16 – 10/3/16</text:p>
          </table:table-cell>
          <table:table-cell table:style-name="ce179"/>
          <table:table-cell table:style-name="ce612" table:number-columns-repeated="1006"/>
          <table:table-cell/>
        </table:table-row>
        <table:table-row table:style-name="ro7">
          <table:table-cell table:style-name="ce60" office:value-type="string" calcext:value-type="string">
            <text:p>Hardware</text:p>
          </table:table-cell>
          <table:table-cell table:style-name="ce134" office:value-type="string" calcext:value-type="string">
            <text:p>HD-MS0058</text:p>
          </table:table-cell>
          <table:table-cell table:style-name="ce148" office:value-type="string" calcext:value-type="string">
            <text:p>Wire Tie, 8" Black</text:p>
          </table:table-cell>
          <table:table-cell table:style-name="ce60" office:value-type="string" calcext:value-type="string">
            <text:p>EDC – Electronics Distributors Corporation </text:p>
          </table:table-cell>
          <table:table-cell table:style-name="ce60" office:value-type="string" calcext:value-type="string">
            <text:p>APU-08-18-0-M</text:p>
          </table:table-cell>
          <table:table-cell table:style-name="ce60" office:value-type="string" calcext:value-type="string">
            <text:p>EDC – Electronics Distributors Corporation </text:p>
          </table:table-cell>
          <table:table-cell table:style-name="ce60" office:value-type="string" calcext:value-type="string">
            <text:p>APU-08-18-0-M</text:p>
          </table:table-cell>
          <table:table-cell table:style-name="ce60" office:value-type="float" office:value="17" calcext:value-type="float">
            <text:p>17</text:p>
          </table:table-cell>
          <table:table-cell table:style-name="ce60" office:value-type="string" calcext:value-type="string">
            <text:p>ea</text:p>
          </table:table-cell>
          <table:table-cell table:style-name="ce312" office:value-type="currency" office:currency="USD" office:value="0.0196" calcext:value-type="currency">
            <text:p>$0.02</text:p>
          </table:table-cell>
          <table:table-cell table:style-name="ce334" table:formula="of:=SUM([.J175]*[.H175])" office:value-type="float" office:value="0.3332" calcext:value-type="float">
            <text:p>$0.33</text:p>
          </table:table-cell>
          <table:table-cell table:style-name="ce355" table:formula="of:=[.H175]*[.$L$2]" office:value-type="float" office:value="51850" calcext:value-type="float">
            <text:p>51,850</text:p>
          </table:table-cell>
          <table:table-cell table:style-name="ce385" office:value-type="string" calcext:value-type="string">
            <text:p>PO11684</text:p>
          </table:table-cell>
          <table:table-cell table:style-name="ce433" office:value-type="date" office:date-value="2016-02-03" calcext:value-type="date">
            <text:p>02/03/16</text:p>
          </table:table-cell>
          <table:table-cell table:style-name="ce432" office:value-type="date" office:date-value="2016-03-07" calcext:value-type="date">
            <text:p>03/07/16</text:p>
          </table:table-cell>
          <table:table-cell table:style-name="ce496" office:value-type="string" calcext:value-type="string">
            <text:p>Received Ordered for Olive KG </text:p>
          </table:table-cell>
          <table:table-cell table:style-name="ce554"/>
          <table:table-cell table:style-name="ce616"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35" office:value-type="string" calcext:value-type="string">
            <text:p>HD-MS0031</text:p>
          </table:table-cell>
          <table:table-cell table:style-name="ce148" office:value-type="string" calcext:value-type="string">
            <text:p>Thumb Screw Knob for M4 SHCS, Black</text:p>
          </table:table-cell>
          <table:table-cell table:style-name="ce60" office:value-type="string" calcext:value-type="string">
            <text:p>Fastenal</text:p>
          </table:table-cell>
          <table:table-cell table:style-name="ce243" office:value-type="float" office:value="11102951" calcext:value-type="float">
            <text:p>11102951</text:p>
          </table:table-cell>
          <table:table-cell table:style-name="ce60"/>
          <table:table-cell table:style-name="ce233" office:value-type="string" calcext:value-type="string">
            <text:p>NSK-83-98-929B</text:p>
          </table:table-cell>
          <table:table-cell table:style-name="ce60" office:value-type="float" office:value="2" calcext:value-type="float">
            <text:p>2</text:p>
          </table:table-cell>
          <table:table-cell table:style-name="ce60" office:value-type="string" calcext:value-type="string">
            <text:p>ea</text:p>
          </table:table-cell>
          <table:table-cell table:style-name="ce312" office:value-type="currency" office:currency="USD" office:value="0.0826" calcext:value-type="currency">
            <text:p>$0.08</text:p>
          </table:table-cell>
          <table:table-cell table:style-name="ce334" table:formula="of:=SUM([.J176]*[.H176])" office:value-type="float" office:value="0.1652" calcext:value-type="float">
            <text:p>$0.17</text:p>
          </table:table-cell>
          <table:table-cell table:style-name="ce355" table:formula="of:=[.H176]*[.$L$2]" office:value-type="float" office:value="6100" calcext:value-type="float">
            <text:p>6,100</text:p>
          </table:table-cell>
          <table:table-cell table:style-name="ce400" office:value-type="string" calcext:value-type="string">
            <text:p>PO12205</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8" office:value-type="string" calcext:value-type="string">
            <text:p>Best delivery from Fastenal 4/7/16 = 5,000 <text:s/>KG <text:s/>Will need to order fill in from Mcmaster <text:s/>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style-name="ce554"/>
          <table:table-cell table:style-name="ce616"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MS0030</text:p>
          </table:table-cell>
          <table:table-cell table:style-name="ce191" office:value-type="string" calcext:value-type="string">
            <text:p>Metric Brass Heat-Set Insert for Plastics Tapered, M3-.5 Internal Thread, 3.8mm Length</text:p>
          </table:table-cell>
          <table:table-cell table:style-name="ce60" office:value-type="string" calcext:value-type="string">
            <text:p>CEH – Colorado Electrical Hardware</text:p>
          </table:table-cell>
          <table:table-cell table:style-name="ce60" office:value-type="string" calcext:value-type="string">
            <text:p>IUBB-M3-1</text:p>
          </table:table-cell>
          <table:table-cell table:style-name="ce60" office:value-type="string" calcext:value-type="string">
            <text:p>CEH – Colorado Electrical Hardware</text:p>
          </table:table-cell>
          <table:table-cell table:style-name="ce60" office:value-type="string" calcext:value-type="string">
            <text:p>IUBB-M3-1</text:p>
          </table:table-cell>
          <table:table-cell table:style-name="ce72" office:value-type="float" office:value="52" calcext:value-type="float">
            <text:p>52</text:p>
          </table:table-cell>
          <table:table-cell table:style-name="ce60" office:value-type="string" calcext:value-type="string">
            <text:p>ea</text:p>
          </table:table-cell>
          <table:table-cell table:style-name="ce312" office:value-type="currency" office:currency="USD" office:value="0.0366" calcext:value-type="currency">
            <text:p>$0.04</text:p>
          </table:table-cell>
          <table:table-cell table:style-name="ce334" table:formula="of:=SUM([.J177]*[.H177])" office:value-type="float" office:value="1.9032" calcext:value-type="float">
            <text:p>$1.90</text:p>
          </table:table-cell>
          <table:table-cell table:style-name="ce355" table:formula="of:=[.H177]*[.$L$2]" office:value-type="float" office:value="158600" calcext:value-type="float">
            <text:p>158,600</text:p>
          </table:table-cell>
          <table:table-cell table:style-name="ce395" office:value-type="string" calcext:value-type="string">
            <text:p>PO10111, 10112, 10113, 10114</text:p>
          </table:table-cell>
          <table:table-cell table:style-name="ce435" office:value-type="date" office:date-value="2015-10-19" calcext:value-type="date">
            <text:p>10/19/15</text:p>
          </table:table-cell>
          <table:table-cell table:style-name="ce432" office:value-type="string" calcext:value-type="string">
            <text:p>See notes </text:p>
          </table:table-cell>
          <table:table-cell table:style-name="ce496" office:value-type="string" calcext:value-type="string">
            <text:p>Received 307,000 <text:s/>KG Scheduled delivery: 1/4/16 – 4/4/16 – 7/5/16 – 10/3/16</text:p>
          </table:table-cell>
          <table:table-cell table:style-name="ce515"/>
          <table:table-cell table:style-name="ce605" table:number-columns-repeated="1006"/>
          <table:table-cell/>
        </table:table-row>
        <table:table-row table:style-name="ro7">
          <table:table-cell table:style-name="ce60" office:value-type="string" calcext:value-type="string">
            <text:p>Hardware</text:p>
          </table:table-cell>
          <table:table-cell table:style-name="ce105" office:value-type="string" calcext:value-type="string">
            <text:p>HD-MS0027</text:p>
          </table:table-cell>
          <table:table-cell table:style-name="ce148" office:value-type="string" calcext:value-type="string">
            <text:p>Extruder Comp Spring - Music Wire, Extruder, 6mm OD, 0.8mm WD, 9.7mm FL</text:p>
          </table:table-cell>
          <table:table-cell table:style-name="ce60" office:value-type="string" calcext:value-type="string">
            <text:p>Associated Spring</text:p>
          </table:table-cell>
          <table:table-cell table:style-name="ce60" office:value-type="string" calcext:value-type="string">
            <text:p>C0240-032-0380-M</text:p>
          </table:table-cell>
          <table:table-cell table:style-name="ce60" office:value-type="string" calcext:value-type="string">
            <text:p>Associated Spring</text:p>
          </table:table-cell>
          <table:table-cell table:style-name="ce60" office:value-type="string" calcext:value-type="string">
            <text:p>C0240-032-0380-M</text:p>
          </table:table-cell>
          <table:table-cell table:style-name="ce60" office:value-type="float" office:value="2" calcext:value-type="float">
            <text:p>2</text:p>
          </table:table-cell>
          <table:table-cell table:style-name="ce60" office:value-type="string" calcext:value-type="string">
            <text:p>ea</text:p>
          </table:table-cell>
          <table:table-cell table:style-name="ce290" office:value-type="currency" office:currency="USD" office:value="0.061" calcext:value-type="currency">
            <text:p>$0.06</text:p>
          </table:table-cell>
          <table:table-cell table:style-name="ce334" table:formula="of:=SUM([.J178]*[.H178])" office:value-type="float" office:value="0.122" calcext:value-type="float">
            <text:p>$0.12</text:p>
          </table:table-cell>
          <table:table-cell table:style-name="ce355" table:formula="of:=[.H178]*[.$L$2]" office:value-type="float" office:value="6100" calcext:value-type="float">
            <text:p>6,100</text:p>
          </table:table-cell>
          <table:table-cell table:style-name="ce401" office:value-type="string" calcext:value-type="string">
            <text:p>PO11036</text:p>
          </table:table-cell>
          <table:table-cell table:style-name="ce434" office:value-type="date" office:date-value="2015-12-03" calcext:value-type="date">
            <text:p>12/03/15</text:p>
          </table:table-cell>
          <table:table-cell table:style-name="ce434" office:value-type="date" office:date-value="2016-02-05" calcext:value-type="date">
            <text:p>02/05/16</text:p>
          </table:table-cell>
          <table:table-cell table:style-name="ce514" office:value-type="string" calcext:value-type="string">
            <text:p>Received <text:s/>Long lead time – 12 week lead COO – USA. <text:s text:c="3"/>Ordered for Olive.KG</text:p>
          </table:table-cell>
          <table:table-cell table:style-name="ce515"/>
          <table:table-cell table:style-name="ce605" table:number-columns-repeated="1006"/>
          <table:table-cell/>
        </table:table-row>
        <table:table-row table:style-name="ro7">
          <table:table-cell table:style-name="ce60" office:value-type="string" calcext:value-type="string">
            <text:p>Hardware</text:p>
          </table:table-cell>
          <table:table-cell table:style-name="ce105" office:value-type="string" calcext:value-type="string">
            <text:p>HD-BT0146</text:p>
          </table:table-cell>
          <table:table-cell table:style-name="ce192" office:value-type="string" calcext:value-type="string">
            <text:p>M3 x 12 BHCS, Black Oxide, Class 10.9 Steel</text:p>
          </table:table-cell>
          <table:table-cell table:style-name="ce60" office:value-type="string" calcext:value-type="string">
            <text:p>Fastenal</text:p>
          </table:table-cell>
          <table:table-cell table:style-name="ce60" office:value-type="float" office:value="40870" calcext:value-type="float">
            <text:p>40870</text:p>
          </table:table-cell>
          <table:table-cell table:style-name="ce60" office:value-type="string" calcext:value-type="string">
            <text:p>McMaster-Carr</text:p>
          </table:table-cell>
          <table:table-cell table:style-name="ce242" office:value-type="string" calcext:value-type="string">
            <text:p>91239A117</text:p>
          </table:table-cell>
          <table:table-cell table:style-name="ce60" office:value-type="float" office:value="31" calcext:value-type="float">
            <text:p>31</text:p>
          </table:table-cell>
          <table:table-cell table:style-name="ce60" office:value-type="string" calcext:value-type="string">
            <text:p>ea</text:p>
          </table:table-cell>
          <table:table-cell table:style-name="ce315" office:value-type="currency" office:currency="USD" office:value="0.06" calcext:value-type="currency">
            <text:p>$0.06</text:p>
          </table:table-cell>
          <table:table-cell table:style-name="ce334" table:formula="of:=SUM([.J179]*[.H179])" office:value-type="float" office:value="1.86" calcext:value-type="float">
            <text:p>$1.86</text:p>
          </table:table-cell>
          <table:table-cell table:style-name="ce355" table:formula="of:=[.H179]*[.$L$2]" office:value-type="float" office:value="94550" calcext:value-type="float">
            <text:p>94,55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137</text:p>
          </table:table-cell>
          <table:table-cell table:style-name="ce148" office:value-type="string" calcext:value-type="string">
            <text:p>M3 x 8 Bolt, BHCS, Black-Oxide</text:p>
          </table:table-cell>
          <table:table-cell table:style-name="ce60" office:value-type="string" calcext:value-type="string">
            <text:p>Fastenal</text:p>
          </table:table-cell>
          <table:table-cell table:style-name="ce60" office:value-type="float" office:value="40868" calcext:value-type="float">
            <text:p>40868</text:p>
          </table:table-cell>
          <table:table-cell table:style-name="ce60" office:value-type="string" calcext:value-type="string">
            <text:p>Fastenal</text:p>
          </table:table-cell>
          <table:table-cell table:style-name="ce60" office:value-type="float" office:value="40868" calcext:value-type="float">
            <text:p>40868</text:p>
          </table:table-cell>
          <table:table-cell table:style-name="ce60" office:value-type="float" office:value="49" calcext:value-type="float">
            <text:p>49</text:p>
          </table:table-cell>
          <table:table-cell table:style-name="ce60" office:value-type="string" calcext:value-type="string">
            <text:p>ea</text:p>
          </table:table-cell>
          <table:table-cell table:style-name="ce316" office:value-type="currency" office:currency="USD" office:value="0.0639" calcext:value-type="currency">
            <text:p>$0.06</text:p>
          </table:table-cell>
          <table:table-cell table:style-name="ce334" table:formula="of:=SUM([.J180]*[.H180])" office:value-type="float" office:value="3.1311" calcext:value-type="float">
            <text:p>$3.13</text:p>
          </table:table-cell>
          <table:table-cell table:style-name="ce355" table:formula="of:=[.H180]*[.$L$2]" office:value-type="float" office:value="149450" calcext:value-type="float">
            <text:p>149,45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515"/>
          <table:table-cell table:style-name="ce605" table:number-columns-repeated="1006"/>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108</text:p>
          </table:table-cell>
          <table:table-cell table:style-name="ce148" office:value-type="string" calcext:value-type="string">
            <text:p>Hobbed Bolt, M8 x 50mm Hex head, 26mm offset, Stainless Steel</text:p>
          </table:table-cell>
          <table:table-cell table:style-name="ce60" office:value-type="string" calcext:value-type="string">
            <text:p>Quattro</text:p>
          </table:table-cell>
          <table:table-cell table:style-name="ce60"/>
          <table:table-cell table:style-name="ce60" office:value-type="string" calcext:value-type="string">
            <text:p>Quattro</text:p>
          </table:table-cell>
          <table:table-cell table:style-name="ce60"/>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4.99" calcext:value-type="currency">
            <text:p>$4.99</text:p>
          </table:table-cell>
          <table:table-cell table:style-name="ce334" table:formula="of:=SUM([.J181]*[.H181])" office:value-type="float" office:value="4.99" calcext:value-type="float">
            <text:p>$4.99</text:p>
          </table:table-cell>
          <table:table-cell table:style-name="ce355" table:formula="of:=[.H181]*[.$L$2]" office:value-type="float" office:value="3050" calcext:value-type="float">
            <text:p>3,050</text:p>
          </table:table-cell>
          <table:table-cell table:style-name="ce402" office:value-type="string" calcext:value-type="string">
            <text:p>PO09828</text:p>
          </table:table-cell>
          <table:table-cell table:style-name="ce440" office:value-type="string" calcext:value-type="string">
            <text:p>See notes</text:p>
          </table:table-cell>
          <table:table-cell table:style-name="ce461"/>
          <table:table-cell table:style-name="ce519" office:value-type="string" calcext:value-type="string">
            <text:p>Received 4000 pc Scheduled deliveries 2000 pc every 5 wks kg Check PO's for scheduled deliveries to see how far out we have a supply for </text:p>
          </table:table-cell>
          <table:table-cell table:style-name="ce515"/>
          <table:table-cell table:style-name="ce605" table:number-columns-repeated="1006"/>
          <table:table-cell/>
        </table:table-row>
        <table:table-row table:style-name="ro7">
          <table:table-cell table:style-name="ce60" office:value-type="string" calcext:value-type="string">
            <text:p>Hardware</text:p>
          </table:table-cell>
          <table:table-cell table:style-name="ce105" office:value-type="string" calcext:value-type="string">
            <text:p>HD-BT0107</text:p>
          </table:table-cell>
          <table:table-cell table:style-name="ce148" office:value-type="string" calcext:value-type="string">
            <text:p>Metric Class 12.9 Socket Head Cap Screw Alloy Steel, Black, M2 Thread, 10mm Length, 0.4mm Pitch</text:p>
          </table:table-cell>
          <table:table-cell table:style-name="ce60" office:value-type="string" calcext:value-type="string">
            <text:p>Fastenal</text:p>
          </table:table-cell>
          <table:table-cell table:style-name="ce60" office:value-type="float" office:value="134599" calcext:value-type="float">
            <text:p>134599</text:p>
          </table:table-cell>
          <table:table-cell table:style-name="ce60" office:value-type="string" calcext:value-type="string">
            <text:p>Fastenal</text:p>
          </table:table-cell>
          <table:table-cell table:style-name="ce60" office:value-type="float" office:value="134599" calcext:value-type="float">
            <text:p>134599</text:p>
          </table:table-cell>
          <table:table-cell table:style-name="ce60" office:value-type="float" office:value="12" calcext:value-type="float">
            <text:p>12</text:p>
          </table:table-cell>
          <table:table-cell table:style-name="ce60" office:value-type="string" calcext:value-type="string">
            <text:p>ea</text:p>
          </table:table-cell>
          <table:table-cell table:style-name="ce312" office:value-type="currency" office:currency="USD" office:value="0.0219" calcext:value-type="currency">
            <text:p>$0.02</text:p>
          </table:table-cell>
          <table:table-cell table:style-name="ce334" table:formula="of:=SUM([.J182]*[.H182])" office:value-type="float" office:value="0.2628" calcext:value-type="float">
            <text:p>$0.26</text:p>
          </table:table-cell>
          <table:table-cell table:style-name="ce355" table:formula="of:=[.H182]*[.$L$2]" office:value-type="float" office:value="36600" calcext:value-type="float">
            <text:p>36,6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515"/>
          <table:table-cell table:style-name="ce605" table:number-columns-repeated="1006"/>
          <table:table-cell table:style-name="ce247"/>
        </table:table-row>
        <table:table-row table:style-name="ro7">
          <table:table-cell table:style-name="ce60" office:value-type="string" calcext:value-type="string">
            <text:p>Hardware</text:p>
          </table:table-cell>
          <table:table-cell table:style-name="ce136" office:value-type="string" calcext:value-type="string">
            <text:p>HD-BT0104</text:p>
          </table:table-cell>
          <table:table-cell table:style-name="ce148" office:value-type="string" calcext:value-type="string">
            <text:p>M3 x 8 Bolt, BHCS, SST</text:p>
          </table:table-cell>
          <table:table-cell table:style-name="ce60" office:value-type="string" calcext:value-type="string">
            <text:p>Fastenal</text:p>
          </table:table-cell>
          <table:table-cell table:style-name="ce72" office:value-type="string" calcext:value-type="string">
            <text:p>MB2510008A20000</text:p>
          </table:table-cell>
          <table:table-cell table:style-name="ce60" office:value-type="string" calcext:value-type="string">
            <text:p>Fastenal</text:p>
          </table:table-cell>
          <table:table-cell table:style-name="ce72" office:value-type="string" calcext:value-type="string">
            <text:p>MB2510008A20000</text:p>
          </table:table-cell>
          <table:table-cell table:style-name="ce60" office:value-type="float" office:value="4" calcext:value-type="float">
            <text:p>4</text:p>
          </table:table-cell>
          <table:table-cell table:style-name="ce60" office:value-type="string" calcext:value-type="string">
            <text:p>ea</text:p>
          </table:table-cell>
          <table:table-cell table:style-name="ce315" office:value-type="currency" office:currency="USD" office:value="0.0588" calcext:value-type="currency">
            <text:p>$0.06</text:p>
          </table:table-cell>
          <table:table-cell table:style-name="ce334" table:formula="of:=SUM([.J183]*[.H183])" office:value-type="float" office:value="0.2352" calcext:value-type="float">
            <text:p>$0.24</text:p>
          </table:table-cell>
          <table:table-cell table:style-name="ce355" table:formula="of:=[.H183]*[.$L$2]" office:value-type="float" office:value="12200" calcext:value-type="float">
            <text:p>12,2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515"/>
          <table:table-cell table:style-name="ce605" table:number-columns-repeated="1006"/>
          <table:table-cell table:style-name="ce247"/>
        </table:table-row>
        <table:table-row table:style-name="ro7">
          <table:table-cell table:style-name="ce70" office:value-type="string" calcext:value-type="string">
            <text:p>Hardware</text:p>
          </table:table-cell>
          <table:table-cell table:style-name="ce110" office:value-type="string" calcext:value-type="string">
            <text:p>HD-BT0073</text:p>
          </table:table-cell>
          <table:table-cell table:style-name="ce176" office:value-type="string" calcext:value-type="string">
            <text:p>Class 10.9 Stl Button Head Socket Cap Screw M5 Size, 10 Mm Length, .8 Mm Pitch</text:p>
          </table:table-cell>
          <table:table-cell table:style-name="ce215" office:value-type="string" calcext:value-type="string">
            <text:p>Fastenal</text:p>
          </table:table-cell>
          <table:table-cell table:style-name="ce70" office:value-type="float" office:value="1139905" calcext:value-type="float">
            <text:p>1139905</text:p>
          </table:table-cell>
          <table:table-cell table:style-name="ce215" office:value-type="string" calcext:value-type="string">
            <text:p>McMaster-Carr</text:p>
          </table:table-cell>
          <table:table-cell table:style-name="ce70" office:value-type="string" calcext:value-type="string">
            <text:p>91239A224</text:p>
          </table:table-cell>
          <table:table-cell table:style-name="ce70" office:value-type="float" office:value="88" calcext:value-type="float">
            <text:p>88</text:p>
          </table:table-cell>
          <table:table-cell table:style-name="ce70" office:value-type="string" calcext:value-type="string">
            <text:p>pcs</text:p>
          </table:table-cell>
          <table:table-cell table:style-name="ce300" office:value-type="currency" office:currency="USD" office:value="0.07" calcext:value-type="currency">
            <text:p>$0.07</text:p>
          </table:table-cell>
          <table:table-cell table:style-name="ce334" table:formula="of:=SUM([.J184]*[.H184])" office:value-type="float" office:value="6.16" calcext:value-type="float">
            <text:p>$6.16</text:p>
          </table:table-cell>
          <table:table-cell table:style-name="ce355" table:formula="of:=[.H184]*[.$L$2]" office:value-type="float" office:value="268400" calcext:value-type="float">
            <text:p>268,4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574"/>
          <table:table-cell table:style-name="ce614" table:number-columns-repeated="982"/>
          <table:table-cell table:style-name="ce612"/>
          <table:table-cell table:style-name="ce605" table:number-columns-repeated="23"/>
          <table:table-cell table:style-name="ce247"/>
        </table:table-row>
        <table:table-row table:style-name="ro7">
          <table:table-cell table:style-name="ce64" office:value-type="string" calcext:value-type="string">
            <text:p>Hardware</text:p>
          </table:table-cell>
          <table:table-cell table:style-name="ce110" office:value-type="string" calcext:value-type="string">
            <text:p>HD-BT0061</text:p>
          </table:table-cell>
          <table:table-cell table:style-name="ce170" office:value-type="string" calcext:value-type="string">
            <text:p>Class 10.9 Stl Button Head Socket Cap Screw M8 Size, 40 Mm Length, 1.25 Mm Pitch</text:p>
          </table:table-cell>
          <table:table-cell table:style-name="ce216" office:value-type="string" calcext:value-type="string">
            <text:p>Fastenal</text:p>
          </table:table-cell>
          <table:table-cell table:style-name="ce244" office:value-type="float" office:value="38972" calcext:value-type="float">
            <text:p>38972</text:p>
          </table:table-cell>
          <table:table-cell table:style-name="ce216" office:value-type="string" calcext:value-type="string">
            <text:p>McMaster-Carr</text:p>
          </table:table-cell>
          <table:table-cell table:style-name="ce78" office:value-type="string" calcext:value-type="string">
            <text:p>91239A442</text:p>
          </table:table-cell>
          <table:table-cell table:style-name="ce64" office:value-type="float" office:value="2" calcext:value-type="float">
            <text:p>2</text:p>
          </table:table-cell>
          <table:table-cell table:style-name="ce64" office:value-type="string" calcext:value-type="string">
            <text:p>pcs</text:p>
          </table:table-cell>
          <table:table-cell table:style-name="ce295" office:value-type="currency" office:currency="USD" office:value="0.226" calcext:value-type="currency">
            <text:p>$0.23</text:p>
          </table:table-cell>
          <table:table-cell table:style-name="ce334" table:formula="of:=SUM([.J185]*[.H185])" office:value-type="float" office:value="0.452" calcext:value-type="float">
            <text:p>$0.45</text:p>
          </table:table-cell>
          <table:table-cell table:style-name="ce355" table:formula="of:=[.H185]*[.$L$2]" office:value-type="float" office:value="6100" calcext:value-type="float">
            <text:p>6,1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575"/>
          <table:table-cell table:style-name="ce616"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052</text:p>
          </table:table-cell>
          <table:table-cell table:style-name="ce148" office:value-type="string" calcext:value-type="string">
            <text:p>M4 x 55 Bolt, SHCS Black-OxideMetric Class 12.9 Socket Head Cap Screw M4 Thread, 55mm Length, 0.70mm Pitch</text:p>
          </table:table-cell>
          <table:table-cell table:style-name="ce60" office:value-type="string" calcext:value-type="string">
            <text:p>Fastenal</text:p>
          </table:table-cell>
          <table:table-cell table:style-name="ce60" office:value-type="string" calcext:value-type="string">
            <text:p>ZT2530055PF000</text:p>
          </table:table-cell>
          <table:table-cell table:style-name="ce60" office:value-type="string" calcext:value-type="string">
            <text:p>Fastenal</text:p>
          </table:table-cell>
          <table:table-cell table:style-name="ce72" office:value-type="string" calcext:value-type="string">
            <text:p>ZT2530055PF0000</text:p>
          </table:table-cell>
          <table:table-cell table:style-name="ce60" office:value-type="float" office:value="2" calcext:value-type="float">
            <text:p>2</text:p>
          </table:table-cell>
          <table:table-cell table:style-name="ce60" office:value-type="string" calcext:value-type="string">
            <text:p>ea</text:p>
          </table:table-cell>
          <table:table-cell table:style-name="ce312" office:value-type="currency" office:currency="USD" office:value="0.0782" calcext:value-type="currency">
            <text:p>$0.08</text:p>
          </table:table-cell>
          <table:table-cell table:style-name="ce334" table:formula="of:=SUM([.J186]*[.H186])" office:value-type="float" office:value="0.1564" calcext:value-type="float">
            <text:p>$0.16</text:p>
          </table:table-cell>
          <table:table-cell table:style-name="ce355" table:formula="of:=[.H186]*[.$L$2]" office:value-type="float" office:value="6100" calcext:value-type="float">
            <text:p>6,1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562"/>
          <table:table-cell table:style-name="ce614" table:number-columns-repeated="975"/>
          <table:table-cell table:style-name="ce612" table:number-columns-repeated="9"/>
          <table:table-cell table:style-name="ce605" table:number-columns-repeated="22"/>
          <table:table-cell table:style-name="ce247"/>
        </table:table-row>
        <table:table-row table:style-name="ro7">
          <table:table-cell table:style-name="ce70" office:value-type="string" calcext:value-type="string">
            <text:p>Hardware</text:p>
          </table:table-cell>
          <table:table-cell table:style-name="ce105" office:value-type="string" calcext:value-type="string">
            <text:p>HD-BT0049</text:p>
          </table:table-cell>
          <table:table-cell table:style-name="ce148" office:value-type="string" calcext:value-type="string">
            <text:p>Metric Class 12.9 Socket Head Cap Screw, Alloy Steel, M5 thread, 14MM length, 0.80MM pitch</text:p>
          </table:table-cell>
          <table:table-cell table:style-name="ce60" office:value-type="string" calcext:value-type="string">
            <text:p>Fastenal</text:p>
          </table:table-cell>
          <table:table-cell table:style-name="ce60" office:value-type="float" office:value="1139539" calcext:value-type="float">
            <text:p>1139539</text:p>
          </table:table-cell>
          <table:table-cell table:style-name="ce60" office:value-type="string" calcext:value-type="string">
            <text:p>Fastenal</text:p>
          </table:table-cell>
          <table:table-cell table:style-name="ce233" office:value-type="string" calcext:value-type="string">
            <text:p>1139539</text:p>
          </table:table-cell>
          <table:table-cell table:style-name="ce60" office:value-type="float" office:value="6" calcext:value-type="float">
            <text:p>6</text:p>
          </table:table-cell>
          <table:table-cell table:style-name="ce70" office:value-type="string" calcext:value-type="string">
            <text:p>ea</text:p>
          </table:table-cell>
          <table:table-cell table:style-name="ce290" office:value-type="currency" office:currency="USD" office:value="0.0229" calcext:value-type="currency">
            <text:p>$0.02</text:p>
          </table:table-cell>
          <table:table-cell table:style-name="ce334" table:formula="of:=SUM([.J187]*[.H187])" office:value-type="float" office:value="0.1374" calcext:value-type="float">
            <text:p>$0.14</text:p>
          </table:table-cell>
          <table:table-cell table:style-name="ce355" table:formula="of:=[.H187]*[.$L$2]" office:value-type="float" office:value="18300" calcext:value-type="float">
            <text:p>18,3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467"/>
          <table:table-cell table:style-name="ce614" table:number-columns-repeated="982"/>
          <table:table-cell table:style-name="ce612" table:number-columns-repeated="2"/>
          <table:table-cell table:style-name="ce605" table:number-columns-repeated="22"/>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048</text:p>
          </table:table-cell>
          <table:table-cell table:style-name="ce148" office:value-type="string" calcext:value-type="string">
            <text:p>Metric Class 12.9 Socket Head Cap Screw Alloy Steel, M5 Thread, 10mm Length, 0.80mm Pitch</text:p>
          </table:table-cell>
          <table:table-cell table:style-name="ce60" office:value-type="string" calcext:value-type="string">
            <text:p>Fastenal</text:p>
          </table:table-cell>
          <table:table-cell table:style-name="ce60" office:value-type="float" office:value="35844" calcext:value-type="float">
            <text:p>35844</text:p>
          </table:table-cell>
          <table:table-cell table:style-name="ce60" office:value-type="string" calcext:value-type="string">
            <text:p>Fastenal</text:p>
          </table:table-cell>
          <table:table-cell table:style-name="ce72" office:value-type="float" office:value="39544" calcext:value-type="float">
            <text:p>39544</text:p>
          </table:table-cell>
          <table:table-cell table:style-name="ce60" office:value-type="float" office:value="4" calcext:value-type="float">
            <text:p>4</text:p>
          </table:table-cell>
          <table:table-cell table:style-name="ce60" office:value-type="string" calcext:value-type="string">
            <text:p>ea</text:p>
          </table:table-cell>
          <table:table-cell table:style-name="ce312" office:value-type="currency" office:currency="USD" office:value="0.021" calcext:value-type="currency">
            <text:p>$0.02</text:p>
          </table:table-cell>
          <table:table-cell table:style-name="ce334" table:formula="of:=SUM([.J188]*[.H188])" office:value-type="float" office:value="0.084" calcext:value-type="float">
            <text:p>$0.08</text:p>
          </table:table-cell>
          <table:table-cell table:style-name="ce355" table:formula="of:=[.H188]*[.$L$2]" office:value-type="float" office:value="12200" calcext:value-type="float">
            <text:p>12,2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041</text:p>
          </table:table-cell>
          <table:table-cell table:style-name="ce148" office:value-type="string" calcext:value-type="string">
            <text:p>Metric Class 12.9 Socket Head Cap Screw Alloy Steel, M3 Thread, 25mm Length, 0.50mm Pitch</text:p>
          </table:table-cell>
          <table:table-cell table:style-name="ce60" office:value-type="string" calcext:value-type="string">
            <text:p>Fastenal</text:p>
          </table:table-cell>
          <table:table-cell table:style-name="ce60" office:value-type="float" office:value="39508" calcext:value-type="float">
            <text:p>39508</text:p>
          </table:table-cell>
          <table:table-cell table:style-name="ce60" office:value-type="string" calcext:value-type="string">
            <text:p>Fastenal</text:p>
          </table:table-cell>
          <table:table-cell table:style-name="ce72" office:value-type="float" office:value="39508" calcext:value-type="float">
            <text:p>39508</text:p>
          </table:table-cell>
          <table:table-cell table:style-name="ce60" office:value-type="float" office:value="2" calcext:value-type="float">
            <text:p>2</text:p>
          </table:table-cell>
          <table:table-cell table:style-name="ce60" office:value-type="string" calcext:value-type="string">
            <text:p>ea</text:p>
          </table:table-cell>
          <table:table-cell table:style-name="ce312" office:value-type="currency" office:currency="USD" office:value="0.0283" calcext:value-type="currency">
            <text:p>$0.03</text:p>
          </table:table-cell>
          <table:table-cell table:style-name="ce334" table:formula="of:=SUM([.J189]*[.H189])" office:value-type="float" office:value="0.0566" calcext:value-type="float">
            <text:p>$0.06</text:p>
          </table:table-cell>
          <table:table-cell table:style-name="ce355" table:formula="of:=[.H189]*[.$L$2]" office:value-type="float" office:value="6100" calcext:value-type="float">
            <text:p>6,1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562"/>
          <table:table-cell table:style-name="ce616" table:number-columns-repeated="975"/>
          <table:table-cell table:style-name="ce612" table:number-columns-repeated="9"/>
          <table:table-cell table:style-name="ce605" table:number-columns-repeated="22"/>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039</text:p>
          </table:table-cell>
          <table:table-cell table:style-name="ce148" office:value-type="string" calcext:value-type="string">
            <text:p>Metric Class 12.9 Socket Head Cap Screw, Alloy Steel, M3 Thread, 12MM Length, 0.50MM Pitch</text:p>
          </table:table-cell>
          <table:table-cell table:style-name="ce60" office:value-type="string" calcext:value-type="string">
            <text:p>Fastenal</text:p>
          </table:table-cell>
          <table:table-cell table:style-name="ce60" office:value-type="float" office:value="39505" calcext:value-type="float">
            <text:p>39505</text:p>
          </table:table-cell>
          <table:table-cell table:style-name="ce60" office:value-type="string" calcext:value-type="string">
            <text:p>Fastenal</text:p>
          </table:table-cell>
          <table:table-cell table:style-name="ce72" office:value-type="float" office:value="39505" calcext:value-type="float">
            <text:p>39505</text:p>
          </table:table-cell>
          <table:table-cell table:style-name="ce60" office:value-type="float" office:value="11" calcext:value-type="float">
            <text:p>11</text:p>
          </table:table-cell>
          <table:table-cell table:style-name="ce60" office:value-type="string" calcext:value-type="string">
            <text:p>ea</text:p>
          </table:table-cell>
          <table:table-cell table:style-name="ce312" office:value-type="currency" office:currency="USD" office:value="0.011" calcext:value-type="currency">
            <text:p>$0.01</text:p>
          </table:table-cell>
          <table:table-cell table:style-name="ce334" table:formula="of:=SUM([.J190]*[.H190])" office:value-type="float" office:value="0.121" calcext:value-type="float">
            <text:p>$0.12</text:p>
          </table:table-cell>
          <table:table-cell table:style-name="ce355" table:formula="of:=[.H190]*[.$L$2]" office:value-type="float" office:value="33550" calcext:value-type="float">
            <text:p>33,55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560"/>
          <table:table-cell table:style-name="ce614" table:number-columns-repeated="982"/>
          <table:table-cell table:style-name="ce612" table:number-columns-repeated="2"/>
          <table:table-cell table:style-name="ce605" table:number-columns-repeated="22"/>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012</text:p>
          </table:table-cell>
          <table:table-cell table:style-name="ce148" office:value-type="string" calcext:value-type="string">
            <text:p>M3 Set Screw (Grub Screw)</text:p>
          </table:table-cell>
          <table:table-cell table:style-name="ce60" office:value-type="string" calcext:value-type="string">
            <text:p>Fastenal</text:p>
          </table:table-cell>
          <table:table-cell table:style-name="ce245" office:value-type="float" office:value="40818" calcext:value-type="float">
            <text:p>40818</text:p>
          </table:table-cell>
          <table:table-cell table:style-name="ce60" office:value-type="string" calcext:value-type="string">
            <text:p>Fastenal</text:p>
          </table:table-cell>
          <table:table-cell table:style-name="ce72" office:value-type="float" office:value="40818" calcext:value-type="float">
            <text:p>40818</text:p>
          </table:table-cell>
          <table:table-cell table:style-name="ce60" office:value-type="float" office:value="11" calcext:value-type="float">
            <text:p>11</text:p>
          </table:table-cell>
          <table:table-cell table:style-name="ce60" office:value-type="string" calcext:value-type="string">
            <text:p>ea</text:p>
          </table:table-cell>
          <table:table-cell table:style-name="ce312" office:value-type="currency" office:currency="USD" office:value="0.018" calcext:value-type="currency">
            <text:p>$0.02</text:p>
          </table:table-cell>
          <table:table-cell table:style-name="ce334" table:formula="of:=SUM([.J191]*[.H191])" office:value-type="float" office:value="0.198" calcext:value-type="float">
            <text:p>$0.20</text:p>
          </table:table-cell>
          <table:table-cell table:style-name="ce355" table:formula="of:=[.H191]*[.$L$2]" office:value-type="float" office:value="33550" calcext:value-type="float">
            <text:p>33,55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010</text:p>
          </table:table-cell>
          <table:table-cell table:style-name="ce192" office:value-type="string" calcext:value-type="string">
            <text:p>M4 x 20 Bolt SHCS Black-Oxide</text:p>
          </table:table-cell>
          <table:table-cell table:style-name="ce60" office:value-type="string" calcext:value-type="string">
            <text:p>Fastenal</text:p>
          </table:table-cell>
          <table:table-cell table:style-name="ce60" office:value-type="float" office:value="1139527" calcext:value-type="float">
            <text:p>1139527</text:p>
          </table:table-cell>
          <table:table-cell table:style-name="ce60" office:value-type="string" calcext:value-type="string">
            <text:p>Fastenal</text:p>
          </table:table-cell>
          <table:table-cell table:style-name="ce72" office:value-type="float" office:value="1139527" calcext:value-type="float">
            <text:p>1139527</text:p>
          </table:table-cell>
          <table:table-cell table:style-name="ce60" office:value-type="float" office:value="2" calcext:value-type="float">
            <text:p>2</text:p>
          </table:table-cell>
          <table:table-cell table:style-name="ce60" office:value-type="string" calcext:value-type="string">
            <text:p>ea</text:p>
          </table:table-cell>
          <table:table-cell table:style-name="ce315" office:value-type="currency" office:currency="USD" office:value="0.014" calcext:value-type="currency">
            <text:p>$0.01</text:p>
          </table:table-cell>
          <table:table-cell table:style-name="ce334" table:formula="of:=SUM([.J192]*[.H192])" office:value-type="float" office:value="0.028" calcext:value-type="float">
            <text:p>$0.03</text:p>
          </table:table-cell>
          <table:table-cell table:style-name="ce355" table:formula="of:=[.H192]*[.$L$2]" office:value-type="float" office:value="6100" calcext:value-type="float">
            <text:p>6,10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467"/>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082</text:p>
          </table:table-cell>
          <table:table-cell table:style-name="ce192" office:value-type="string" calcext:value-type="string">
            <text:p>Metric 18-8 SS Flat Head Socket Cap Screw M3 Size, 16mm Length, .50mm Pitch, packs of 100</text:p>
          </table:table-cell>
          <table:table-cell table:style-name="ce60" table:number-columns-repeated="2"/>
          <table:table-cell table:style-name="ce60" office:value-type="string" calcext:value-type="string">
            <text:p>McMaster-Carr</text:p>
          </table:table-cell>
          <table:table-cell table:style-name="ce76" office:value-type="string" calcext:value-type="string">
            <text:p>92125A134</text:p>
          </table:table-cell>
          <table:table-cell table:style-name="ce60" office:value-type="float" office:value="5" calcext:value-type="float">
            <text:p>5</text:p>
          </table:table-cell>
          <table:table-cell table:style-name="ce60" office:value-type="string" calcext:value-type="string">
            <text:p>ea</text:p>
          </table:table-cell>
          <table:table-cell table:style-name="ce316" office:value-type="currency" office:currency="USD" office:value="0.062" calcext:value-type="currency">
            <text:p>$0.06</text:p>
          </table:table-cell>
          <table:table-cell table:style-name="ce334" table:formula="of:=SUM([.J193]*[.H193])" office:value-type="float" office:value="0.31" calcext:value-type="float">
            <text:p>$0.31</text:p>
          </table:table-cell>
          <table:table-cell table:style-name="ce355" table:formula="of:=[.H193]*[.$L$2]" office:value-type="float" office:value="15250" calcext:value-type="float">
            <text:p>15,250</text:p>
          </table:table-cell>
          <table:table-cell table:style-name="ce382"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15" office:value-type="string" calcext:value-type="string">
            <text:p>Received first delivery <text:s/>All ordered for Olive, monthly delivery qtys given to Fastenal</text:p>
          </table:table-cell>
          <table:table-cell table:style-name="ce467"/>
          <table:table-cell table:style-name="ce614" table:number-columns-repeated="982"/>
          <table:table-cell table:style-name="ce612"/>
          <table:table-cell table:style-name="ce605" table:number-columns-repeated="23"/>
          <table:table-cell table:style-name="ce247"/>
        </table:table-row>
        <table:table-row table:style-name="ro7">
          <table:table-cell table:style-name="ce74" office:value-type="string" calcext:value-type="string">
            <text:p>Hardware</text:p>
          </table:table-cell>
          <table:table-cell table:style-name="ce118" office:value-type="string" calcext:value-type="string">
            <text:p>HD-MS0062</text:p>
          </table:table-cell>
          <table:table-cell table:style-name="ce185" office:value-type="string" calcext:value-type="string">
            <text:p>Metric Aluminum Unthreaded Spacer, 8MM OD, 8MM Length, M5 Screw Size</text:p>
          </table:table-cell>
          <table:table-cell table:style-name="ce74" office:value-type="string" calcext:value-type="string">
            <text:p>Fastenal</text:p>
          </table:table-cell>
          <table:table-cell table:style-name="ce74" office:value-type="float" office:value="11485208" calcext:value-type="float">
            <text:p>11485208</text:p>
          </table:table-cell>
          <table:table-cell table:style-name="ce74" office:value-type="string" calcext:value-type="string">
            <text:p>Fastenal</text:p>
          </table:table-cell>
          <table:table-cell table:style-name="ce74" office:value-type="float" office:value="11485208" calcext:value-type="float">
            <text:p>11485208</text:p>
          </table:table-cell>
          <table:table-cell table:style-name="ce74" office:value-type="float" office:value="2" calcext:value-type="float">
            <text:p>2</text:p>
          </table:table-cell>
          <table:table-cell table:style-name="ce74" office:value-type="string" calcext:value-type="string">
            <text:p>ea</text:p>
          </table:table-cell>
          <table:table-cell table:style-name="ce301" office:value-type="currency" office:currency="USD" office:value="0.1685" calcext:value-type="currency">
            <text:p>$0.17</text:p>
          </table:table-cell>
          <table:table-cell table:style-name="ce340" table:formula="of:=SUM([.J194]*[.H194])" office:value-type="float" office:value="0.337" calcext:value-type="float">
            <text:p>$0.34</text:p>
          </table:table-cell>
          <table:table-cell table:style-name="ce360" table:formula="of:=[.H194]*[.$L$2]" office:value-type="float" office:value="6100" calcext:value-type="float">
            <text:p>6,100</text:p>
          </table:table-cell>
          <table:table-cell table:style-name="ce401" office:value-type="string" calcext:value-type="string">
            <text:p>PO12205</text:p>
          </table:table-cell>
          <table:table-cell table:style-name="ce441" office:value-type="date" office:date-value="2016-02-25" calcext:value-type="date">
            <text:p>02/25/16</text:p>
          </table:table-cell>
          <table:table-cell table:style-name="ce434" office:value-type="date" office:date-value="2016-03-18" calcext:value-type="date">
            <text:p>03/18/16</text:p>
          </table:table-cell>
          <table:table-cell table:style-name="ce500" office:value-type="string" calcext:value-type="string">
            <text:p>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style-name="ce176"/>
          <table:table-cell table:style-name="ce605" table:number-columns-repeated="1006"/>
          <table:table-cell table:style-name="ce247"/>
        </table:table-row>
        <table:table-row table:style-name="ro7">
          <table:table-cell table:style-name="ce78" office:value-type="string" calcext:value-type="string">
            <text:p>Hardware</text:p>
          </table:table-cell>
          <table:table-cell table:style-name="ce121" office:value-type="string" calcext:value-type="string">
            <text:p>HD-EX0061</text:p>
          </table:table-cell>
          <table:table-cell table:style-name="ce194" office:value-type="string" calcext:value-type="string">
            <text:p>T-Slot Extrusion, Aluminum, 20mm x 20mm x 510mm, Black </text:p>
          </table:table-cell>
          <table:table-cell table:style-name="ce78" office:value-type="string" calcext:value-type="string">
            <text:p>In Position Technologies/T-Slot </text:p>
          </table:table-cell>
          <table:table-cell table:style-name="ce78" office:value-type="float" office:value="650145" calcext:value-type="float">
            <text:p>650145</text:p>
          </table:table-cell>
          <table:table-cell table:style-name="ce78" office:value-type="string" calcext:value-type="string">
            <text:p>In Position Technologies/T-Slot </text:p>
          </table:table-cell>
          <table:table-cell table:style-name="ce78" office:value-type="float" office:value="650145" calcext:value-type="float">
            <text:p>650145</text:p>
          </table:table-cell>
          <table:table-cell table:style-name="ce78" office:value-type="float" office:value="4" calcext:value-type="float">
            <text:p>4</text:p>
          </table:table-cell>
          <table:table-cell table:style-name="ce78" office:value-type="string" calcext:value-type="string">
            <text:p>pcs</text:p>
          </table:table-cell>
          <table:table-cell table:style-name="ce317" office:value-type="currency" office:currency="USD" office:value="4.21" calcext:value-type="currency">
            <text:p>$4.21</text:p>
          </table:table-cell>
          <table:table-cell table:style-name="ce334" table:formula="of:=SUM([.J195]*[.H195])" office:value-type="float" office:value="16.84" calcext:value-type="float">
            <text:p>$16.84</text:p>
          </table:table-cell>
          <table:table-cell table:style-name="ce357" table:formula="of:=[.H195]*[.$L$2]" office:value-type="float" office:value="12200" calcext:value-type="float">
            <text:p>12,200</text:p>
          </table:table-cell>
          <table:table-cell table:style-name="ce78" office:value-type="string" calcext:value-type="string">
            <text:p>PO10951 / PO11306 / PO11307 / PO11308 / PO11309</text:p>
          </table:table-cell>
          <table:table-cell table:style-name="ce432" office:value-type="date" office:date-value="2015-12-31" calcext:value-type="date">
            <text:p>12/31/15</text:p>
          </table:table-cell>
          <table:table-cell table:style-name="ce432" office:value-type="string" calcext:value-type="string">
            <text:p>See notes </text:p>
          </table:table-cell>
          <table:table-cell table:style-name="ce506" office:value-type="string" calcext:value-type="string">
            <text:p>150 kits from stock and have those ready to ship the first week in February.  The balance will ship the week of February 15th.  After that, everything will roll on schedule as written.  </text:p>
            <text:p/>
            <text:p> </text:p>
            <text:p/>
            <text:p>The balance will ship the week of February 15th.</text:p>
            <text:p/>
            <text:p> </text:p>
            <text:p/>
            <text:p>After that, everything will roll on schedule as written.  Olive will have 4 scheduled deliveries, 4 weeks apart (each delivery will have 6 weeks of production at 125 units per week). TS </text:p>
          </table:table-cell>
          <table:table-cell table:style-name="ce562"/>
          <table:table-cell table:style-name="ce609" table:number-columns-repeated="975"/>
          <table:table-cell table:style-name="ce628" table:number-columns-repeated="31"/>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WA0013</text:p>
          </table:table-cell>
          <table:table-cell table:style-name="ce148" office:value-type="string" calcext:value-type="string">
            <text:p>Steel Flat Washer, DIN 125 Zinc-Plated Class 4, M2.5 screw sz, 6MM OD, .45MM-.55MM thick</text:p>
          </table:table-cell>
          <table:table-cell table:style-name="ce60" office:value-type="string" calcext:value-type="string">
            <text:p>Fastenal</text:p>
          </table:table-cell>
          <table:table-cell table:style-name="ce60" office:value-type="float" office:value="40351" calcext:value-type="float">
            <text:p>40351</text:p>
          </table:table-cell>
          <table:table-cell table:style-name="ce60" office:value-type="string" calcext:value-type="string">
            <text:p>Fastenal</text:p>
          </table:table-cell>
          <table:table-cell table:style-name="ce72" office:value-type="float" office:value="40351" calcext:value-type="float">
            <text:p>40351</text:p>
          </table:table-cell>
          <table:table-cell table:style-name="ce60" office:value-type="float" office:value="4" calcext:value-type="float">
            <text:p>4</text:p>
          </table:table-cell>
          <table:table-cell table:style-name="ce60" office:value-type="string" calcext:value-type="string">
            <text:p>ea</text:p>
          </table:table-cell>
          <table:table-cell table:style-name="ce312" office:value-type="currency" office:currency="USD" office:value="0.0023" calcext:value-type="currency">
            <text:p>$0.00</text:p>
          </table:table-cell>
          <table:table-cell table:style-name="ce334" table:formula="of:=SUM([.J196]*[.H196])" office:value-type="float" office:value="0.0092" calcext:value-type="float">
            <text:p>$0.01</text:p>
          </table:table-cell>
          <table:table-cell table:style-name="ce355" table:formula="of:=[.H196]*[.$L$2]" office:value-type="float" office:value="12200" calcext:value-type="float">
            <text:p>12,200</text:p>
          </table:table-cell>
          <table:table-cell table:style-name="ce403"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06" office:value-type="string" calcext:value-type="string">
            <text:p>Received 3,193 <text:s text:c="2"/>Received first delivery <text:s/>All ordered for Olive, monthly delivery qtys given to Fastenal</text:p>
          </table:table-cell>
          <table:table-cell table:style-name="ce562"/>
          <table:table-cell table:style-name="ce616" table:number-columns-repeated="975"/>
          <table:table-cell table:style-name="ce612" table:number-columns-repeated="9"/>
          <table:table-cell table:style-name="ce605" table:number-columns-repeated="22"/>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HD-BT0054</text:p>
          </table:table-cell>
          <table:table-cell table:style-name="ce148" office:value-type="string" calcext:value-type="string">
            <text:p>Metric Class 12.9 Socket Head Cap Screw, Alloy Steel, M2.5 Thread, 12MM Length, 0.45MM Pitch</text:p>
          </table:table-cell>
          <table:table-cell table:style-name="ce60" office:value-type="string" calcext:value-type="string">
            <text:p>Fastenal</text:p>
          </table:table-cell>
          <table:table-cell table:style-name="ce60" office:value-type="float" office:value="134612" calcext:value-type="float">
            <text:p>134612</text:p>
          </table:table-cell>
          <table:table-cell table:style-name="ce60" office:value-type="string" calcext:value-type="string">
            <text:p>McMaster-Carr</text:p>
          </table:table-cell>
          <table:table-cell table:style-name="ce72" office:value-type="string" calcext:value-type="string">
            <text:p>91290A104</text:p>
          </table:table-cell>
          <table:table-cell table:style-name="ce60" office:value-type="float" office:value="4" calcext:value-type="float">
            <text:p>4</text:p>
          </table:table-cell>
          <table:table-cell table:style-name="ce60" office:value-type="string" calcext:value-type="string">
            <text:p>ea</text:p>
          </table:table-cell>
          <table:table-cell table:style-name="ce312" office:value-type="currency" office:currency="USD" office:value="0.035" calcext:value-type="currency">
            <text:p>$0.04</text:p>
          </table:table-cell>
          <table:table-cell table:style-name="ce334" table:formula="of:=SUM([.J197]*[.H197])" office:value-type="float" office:value="0.14" calcext:value-type="float">
            <text:p>$0.14</text:p>
          </table:table-cell>
          <table:table-cell table:style-name="ce355" table:formula="of:=[.H197]*[.$L$2]" office:value-type="float" office:value="12200" calcext:value-type="float">
            <text:p>12,200</text:p>
          </table:table-cell>
          <table:table-cell table:style-name="ce403"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06" office:value-type="string" calcext:value-type="string">
            <text:p>Received 4000 pc balance 11,250 due <text:s/>Fastenal</text:p>
          </table:table-cell>
          <table:table-cell table:style-name="ce516"/>
          <table:table-cell table:style-name="ce614" table:number-columns-repeated="982"/>
          <table:table-cell table:style-name="ce612"/>
          <table:table-cell table:style-name="ce605" table:number-columns-repeated="23"/>
          <table:table-cell table:style-name="ce247"/>
        </table:table-row>
        <table:table-row table:style-name="ro7">
          <table:table-cell table:style-name="ce70" office:value-type="string" calcext:value-type="string">
            <text:p>Hardware</text:p>
          </table:table-cell>
          <table:table-cell table:style-name="ce110" office:value-type="string" calcext:value-type="string">
            <text:p>HD-BT0155</text:p>
          </table:table-cell>
          <table:table-cell table:style-name="ce176" office:value-type="string" calcext:value-type="string">
            <text:p>Black Alloy Steel Flat-Head Socket Cap Screw, Class 10.9, M4 Size, 6mm Length, .70mm Pitch</text:p>
          </table:table-cell>
          <table:table-cell table:style-name="ce70" office:value-type="string" calcext:value-type="string">
            <text:p>Fastenal</text:p>
          </table:table-cell>
          <table:table-cell table:style-name="ce70" office:value-type="float" office:value="40931" calcext:value-type="float">
            <text:p>40931</text:p>
          </table:table-cell>
          <table:table-cell table:style-name="ce70" office:value-type="string" calcext:value-type="string">
            <text:p>McMaster-Carr</text:p>
          </table:table-cell>
          <table:table-cell table:style-name="ce72" office:value-type="string" calcext:value-type="string">
            <text:p>91294A186 </text:p>
          </table:table-cell>
          <table:table-cell table:style-name="ce70" office:value-type="float" office:value="5" calcext:value-type="float">
            <text:p>5</text:p>
          </table:table-cell>
          <table:table-cell table:style-name="ce70" office:value-type="string" calcext:value-type="string">
            <text:p>ea</text:p>
          </table:table-cell>
          <table:table-cell table:style-name="ce300" office:value-type="currency" office:currency="USD" office:value="0.01" calcext:value-type="currency">
            <text:p>$0.01</text:p>
          </table:table-cell>
          <table:table-cell table:style-name="ce334" table:formula="of:=[.H198]*[.J198]" office:value-type="float" office:value="0.05" calcext:value-type="float">
            <text:p>$0.05</text:p>
          </table:table-cell>
          <table:table-cell table:style-name="ce355" table:formula="of:=[.H198]*[.$L$2]" office:value-type="float" office:value="15250" calcext:value-type="float">
            <text:p>15,250</text:p>
          </table:table-cell>
          <table:table-cell table:style-name="ce403"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06" office:value-type="string" calcext:value-type="string">
            <text:p>Received 4000 pc balance 11,250 due <text:s/>Fastenal</text:p>
          </table:table-cell>
          <table:table-cell table:style-name="ce516"/>
          <table:table-cell table:style-name="ce614" table:number-columns-repeated="982"/>
          <table:table-cell table:style-name="ce612"/>
          <table:table-cell table:style-name="ce605" table:number-columns-repeated="23"/>
          <table:table-cell table:style-name="ce247"/>
        </table:table-row>
        <table:table-row table:style-name="ro7">
          <table:table-cell table:style-name="ce70" office:value-type="string" calcext:value-type="string">
            <text:p>Hardware</text:p>
          </table:table-cell>
          <table:table-cell table:style-name="ce105" office:value-type="string" calcext:value-type="string">
            <text:p>HD-BT0053</text:p>
          </table:table-cell>
          <table:table-cell table:style-name="ce148" office:value-type="string" calcext:value-type="string">
            <text:p>18-8 SS Flat Head Phillips Machine Screw Black-Oxide Finish, 4-40 Thread, 1/4" Length</text:p>
          </table:table-cell>
          <table:table-cell table:style-name="ce60" office:value-type="string" calcext:value-type="string">
            <text:p>Fastenal</text:p>
          </table:table-cell>
          <table:table-cell table:style-name="ce60" office:value-type="float" office:value="145202" calcext:value-type="float">
            <text:p>145202</text:p>
          </table:table-cell>
          <table:table-cell table:style-name="ce60" office:value-type="string" calcext:value-type="string">
            <text:p>McMaster-Carr</text:p>
          </table:table-cell>
          <table:table-cell table:style-name="ce72" office:value-type="string" calcext:value-type="string">
            <text:p>96640A054</text:p>
          </table:table-cell>
          <table:table-cell table:style-name="ce70" office:value-type="float" office:value="4" calcext:value-type="float">
            <text:p>4</text:p>
          </table:table-cell>
          <table:table-cell table:style-name="ce70" office:value-type="string" calcext:value-type="string">
            <text:p>ea</text:p>
          </table:table-cell>
          <table:table-cell table:style-name="ce300" office:value-type="currency" office:currency="USD" office:value="0.0224" calcext:value-type="currency">
            <text:p>$0.02</text:p>
          </table:table-cell>
          <table:table-cell table:style-name="ce334" table:formula="of:=[.H199]*[.J199]" office:value-type="float" office:value="0.0896" calcext:value-type="float">
            <text:p>$0.09</text:p>
          </table:table-cell>
          <table:table-cell table:style-name="ce355" table:formula="of:=[.H199]*[.$L$2]" office:value-type="float" office:value="12200" calcext:value-type="float">
            <text:p>12,200</text:p>
          </table:table-cell>
          <table:table-cell table:style-name="ce403" office:value-type="string" calcext:value-type="string">
            <text:p>PO12259</text:p>
          </table:table-cell>
          <table:table-cell table:style-name="ce435" office:value-type="date" office:date-value="2016-02-26" calcext:value-type="date">
            <text:p>02/26/16</text:p>
          </table:table-cell>
          <table:table-cell table:style-name="ce432" office:value-type="date" office:date-value="2016-03-16" calcext:value-type="date">
            <text:p>03/16/16</text:p>
          </table:table-cell>
          <table:table-cell table:style-name="ce508" office:value-type="string" calcext:value-type="string">
            <text:p>attach E1 connector <text:s text:c="7"/>(3.25.16 Updated costing on this part. TS)</text:p>
          </table:table-cell>
          <table:table-cell table:style-name="ce467"/>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Hardware</text:p>
          </table:table-cell>
          <table:table-cell table:style-name="ce105" office:value-type="string" calcext:value-type="string">
            <text:p>EL-MS0144</text:p>
          </table:table-cell>
          <table:table-cell table:style-name="ce148" office:value-type="string" calcext:value-type="string">
            <text:p>Connector Accessories, Sealing Cap, Shell Size 17</text:p>
          </table:table-cell>
          <table:table-cell table:style-name="ce60" office:value-type="string" calcext:value-type="string">
            <text:p>TE Connectivity AMP Connectors </text:p>
          </table:table-cell>
          <table:table-cell table:style-name="ce60" office:value-type="string" calcext:value-type="string">
            <text:p>207445-3</text:p>
          </table:table-cell>
          <table:table-cell table:style-name="ce60" office:value-type="string" calcext:value-type="string">
            <text:p>OnlineComponents.com</text:p>
          </table:table-cell>
          <table:table-cell table:style-name="ce72" office:value-type="string" calcext:value-type="string">
            <text:p>207445-3</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1.7339" calcext:value-type="currency">
            <text:p>$1.73</text:p>
          </table:table-cell>
          <table:table-cell table:style-name="ce334" table:formula="of:=SUM([.J200]*[.H200])" office:value-type="float" office:value="1.7339" calcext:value-type="float">
            <text:p>$1.73</text:p>
          </table:table-cell>
          <table:table-cell table:style-name="ce355" table:formula="of:=[.H200]*[.$L$2]" office:value-type="float" office:value="3050" calcext:value-type="float">
            <text:p>3,050</text:p>
          </table:table-cell>
          <table:table-cell table:style-name="ce396" office:value-type="string" calcext:value-type="string">
            <text:p>PO11154</text:p>
          </table:table-cell>
          <table:table-cell table:style-name="ce432" office:value-type="date" office:date-value="2015-12-17" calcext:value-type="date">
            <text:p>12/17/15</text:p>
          </table:table-cell>
          <table:table-cell table:style-name="ce395" office:value-type="date" office:date-value="2015-12-22" calcext:value-type="date">
            <text:p>12/22/15</text:p>
          </table:table-cell>
          <table:table-cell table:style-name="ce496" office:value-type="string" calcext:value-type="string">
            <text:p>Received <text:s/>Qty = 3080 for Nutmeg and Olive. KG <text:s/>Online order</text:p>
          </table:table-cell>
          <table:table-cell table:style-name="ce516"/>
          <table:table-cell table:style-name="ce614" table:number-columns-repeated="982"/>
          <table:table-cell table:style-name="ce612"/>
          <table:table-cell table:style-name="ce605" table:number-columns-repeated="23"/>
          <table:table-cell table:style-name="ce247"/>
        </table:table-row>
        <table:table-row table:style-name="ro7">
          <table:table-cell table:style-name="ce79" office:value-type="string" calcext:value-type="string">
            <text:p>Hardware/tools</text:p>
          </table:table-cell>
          <table:table-cell table:style-name="ce137" office:value-type="string" calcext:value-type="string">
            <text:p>HD-MS0244</text:p>
          </table:table-cell>
          <table:table-cell table:style-name="ce195" office:value-type="string" calcext:value-type="string">
            <text:p>Firm White Polyester Felt Strip, 1/4" Thick, 1" Width, Plain Back</text:p>
          </table:table-cell>
          <table:table-cell table:style-name="ce217" office:value-type="string" calcext:value-type="string">
            <text:p>McMaster-Carr</text:p>
          </table:table-cell>
          <table:table-cell table:style-name="ce217" office:value-type="string" calcext:value-type="string">
            <text:p>88085K311</text:p>
          </table:table-cell>
          <table:table-cell table:style-name="ce217" office:value-type="string" calcext:value-type="string">
            <text:p>McMaster-Carr</text:p>
          </table:table-cell>
          <table:table-cell table:style-name="ce217" office:value-type="string" calcext:value-type="string">
            <text:p>88085K311</text:p>
          </table:table-cell>
          <table:table-cell table:style-name="ce217" table:formula="of:=100*6" office:value-type="float" office:value="600" calcext:value-type="float">
            <office:annotation draw:style-name="gr2" draw:text-style-name="P4" svg:width="82.18pt" svg:height="32.29pt" svg:x="1344.78pt" svg:y="2920.56pt" draw:caption-point-x="-17.29pt" draw:caption-point-y="-13.69pt">
              <dc:date>2014-10-09T00:00:00</dc:date>
              <text:p text:style-name="P3"><text:span text:style-name="T2">1 in printer</text:span></text:p>
              <text:p text:style-name="P3"><text:span text:style-name="T2">5 spares</text:span></text:p>
            </office:annotation>
            <text:p>600</text:p>
          </table:table-cell>
          <table:table-cell table:style-name="ce217" office:value-type="string" calcext:value-type="string">
            <text:p>mm</text:p>
          </table:table-cell>
          <table:table-cell table:style-name="ce318" table:formula="of:=(((0.45)/12)/25.4)" office:value-type="currency" office:currency="USD" office:value="0.00147637795275591" calcext:value-type="currency">
            <text:p>$0.00</text:p>
          </table:table-cell>
          <table:table-cell table:style-name="ce342" table:formula="of:=SUM([.J201]*[.H201])" office:value-type="float" office:value="0.885826771653543" calcext:value-type="float">
            <text:p>$0.89</text:p>
          </table:table-cell>
          <table:table-cell table:style-name="ce361" table:formula="of:=[.H201]*[.$L$2]" office:value-type="float" office:value="1830000" calcext:value-type="float">
            <text:p>1,830,000</text:p>
          </table:table-cell>
          <table:table-cell table:style-name="ce404" office:value-type="string" calcext:value-type="string">
            <text:p>PO12083</text:p>
          </table:table-cell>
          <table:table-cell table:style-name="ce442"/>
          <table:table-cell table:style-name="ce462" office:value-type="date" office:date-value="2016-03-22" calcext:value-type="date">
            <text:p>03/22/16</text:p>
          </table:table-cell>
          <table:table-cell table:style-name="ce520" office:value-type="string" calcext:value-type="string">
            <text:p>Release PO12083 <text:s/>3/14/16 need 6004 ' for Olive McMaster stock available. KG (This is on hold for now, we have plenty in stock to start the run. TS) </text:p>
          </table:table-cell>
          <table:table-cell table:style-name="ce576"/>
          <table:table-cell table:style-name="ce623" table:number-columns-repeated="982"/>
          <table:table-cell table:style-name="ce674"/>
          <table:table-cell table:style-name="ce731" table:number-columns-repeated="23"/>
          <table:table-cell table:style-name="ce748"/>
        </table:table-row>
        <table:table-row table:style-name="ro7">
          <table:table-cell table:style-name="ce70" office:value-type="string" calcext:value-type="string">
            <text:p>Machined</text:p>
          </table:table-cell>
          <table:table-cell table:style-name="ce110" office:value-type="string" calcext:value-type="string">
            <text:p>PP-MP0110</text:p>
          </table:table-cell>
          <table:table-cell table:style-name="ce176" office:value-type="string" calcext:value-type="string">
            <text:p>TAZ Electronics Chassis v0.3 with Powder Coat</text:p>
          </table:table-cell>
          <table:table-cell table:style-name="ce72" office:value-type="string" calcext:value-type="string">
            <text:p>Star Precision </text:p>
          </table:table-cell>
          <table:table-cell table:style-name="ce70" office:value-type="string" calcext:value-type="string">
            <text:p>PP-MP0110</text:p>
          </table:table-cell>
          <table:table-cell table:style-name="ce72" office:value-type="string" calcext:value-type="string">
            <text:p>Star Precision </text:p>
          </table:table-cell>
          <table:table-cell table:style-name="ce70" office:value-type="string" calcext:value-type="string">
            <text:p>PP-MP0110</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 calcext:value-type="currency">
            <text:p>$0.00</text:p>
          </table:table-cell>
          <table:table-cell table:style-name="ce290" table:formula="of:=SUM([.J202]*[.H202])" office:value-type="currency" office:currency="USD" office:value="0" calcext:value-type="currency">
            <text:p>$0.00</text:p>
          </table:table-cell>
          <table:table-cell table:style-name="ce355" table:formula="of:=[.H202]*[.$L$2]" office:value-type="float" office:value="3050" calcext:value-type="float">
            <text:p>3,050</text:p>
          </table:table-cell>
          <table:table-cell table:style-name="ce70" office:value-type="string" calcext:value-type="string">
            <text:p>PO's 11685, 11730, 11731, 11732, 11733, 11734, 11735, 11736, 11737, 11738, 11739, 11740, 11741, 11742, 11743</text:p>
          </table:table-cell>
          <table:table-cell table:style-name="ce430" office:value-type="date" office:date-value="2016-01-28" calcext:value-type="date">
            <text:p>01/28/16</text:p>
          </table:table-cell>
          <table:table-cell table:style-name="ce430" office:value-type="string" calcext:value-type="string">
            <text:p>See notes </text:p>
          </table:table-cell>
          <table:table-cell table:style-name="ce508" office:value-type="string" calcext:value-type="string">
            <text:p>OLIVE ORDERED KG <text:s text:c="3"/>Weekly deliveries of 150 units starting March 21 for the next 20.3 weeks. TS</text:p>
          </table:table-cell>
          <table:table-cell table:style-name="ce515"/>
          <table:table-cell table:style-name="ce605" table:number-columns-repeated="1006"/>
          <table:table-cell table:style-name="ce247"/>
        </table:table-row>
        <table:table-row table:style-name="ro7">
          <table:table-cell table:style-name="ce70" office:value-type="string" calcext:value-type="string">
            <text:p>Machined</text:p>
          </table:table-cell>
          <table:table-cell table:style-name="ce110" office:value-type="string" calcext:value-type="string">
            <text:p>PP-MP0109</text:p>
          </table:table-cell>
          <table:table-cell table:style-name="ce196" office:value-type="string" calcext:value-type="string">
            <text:p>TAZ Electronics Cover, V0.4 with Powder Coat</text:p>
          </table:table-cell>
          <table:table-cell table:style-name="ce72" office:value-type="string" calcext:value-type="string">
            <text:p>Star Precision </text:p>
          </table:table-cell>
          <table:table-cell table:style-name="ce70" office:value-type="string" calcext:value-type="string">
            <text:p>PP-MP0109</text:p>
          </table:table-cell>
          <table:table-cell table:style-name="ce72" office:value-type="string" calcext:value-type="string">
            <text:p>Star Precision </text:p>
          </table:table-cell>
          <table:table-cell table:style-name="ce70" office:value-type="string" calcext:value-type="string">
            <text:p>PP-MP0109</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 calcext:value-type="currency">
            <text:p>$0.00</text:p>
          </table:table-cell>
          <table:table-cell table:style-name="ce290" table:formula="of:=SUM([.J203]*[.H203])" office:value-type="currency" office:currency="USD" office:value="0" calcext:value-type="currency">
            <text:p>$0.00</text:p>
          </table:table-cell>
          <table:table-cell table:style-name="ce355" table:formula="of:=[.H203]*[.$L$2]" office:value-type="float" office:value="3050" calcext:value-type="float">
            <text:p>3,050</text:p>
          </table:table-cell>
          <table:table-cell table:style-name="ce70" office:value-type="string" calcext:value-type="string">
            <text:p>PO's 11685, 11730, 11731, 11732, 11733, 11734, 11735, 11736, 11737, 11738, 11739, 11740, 11741, 11742, 11743</text:p>
          </table:table-cell>
          <table:table-cell table:style-name="ce430" office:value-type="date" office:date-value="2016-01-28" calcext:value-type="date">
            <text:p>01/28/16</text:p>
          </table:table-cell>
          <table:table-cell table:style-name="ce430" office:value-type="string" calcext:value-type="string">
            <text:p>See notes </text:p>
          </table:table-cell>
          <table:table-cell table:style-name="ce508" office:value-type="string" calcext:value-type="string">
            <text:p>OLIVE ORDERED KG <text:s text:c="3"/>Weekly deliveries of 150 units starting March 21 for the next 20.3 weeks. TS</text:p>
          </table:table-cell>
          <table:table-cell table:style-name="ce515"/>
          <table:table-cell table:style-name="ce605" table:number-columns-repeated="1006"/>
          <table:table-cell table:style-name="ce247"/>
        </table:table-row>
        <table:table-row table:style-name="ro7">
          <table:table-cell table:style-name="ce70" office:value-type="string" calcext:value-type="string">
            <text:p>Service</text:p>
          </table:table-cell>
          <table:table-cell table:style-name="ce110" office:value-type="string" calcext:value-type="string">
            <text:p>PP-FP0073</text:p>
          </table:table-cell>
          <table:table-cell table:style-name="ce176" office:value-type="string" calcext:value-type="string">
            <text:p>Silkscreened / Taz Electronics Chassis PP-MP0110</text:p>
          </table:table-cell>
          <table:table-cell table:style-name="ce72" office:value-type="string" calcext:value-type="string">
            <text:p>Star Precision </text:p>
          </table:table-cell>
          <table:table-cell table:style-name="ce64" office:value-type="string" calcext:value-type="string">
            <text:p>PP-FP0073</text:p>
          </table:table-cell>
          <table:table-cell table:style-name="ce72" office:value-type="string" calcext:value-type="string">
            <text:p>Star Precision </text:p>
          </table:table-cell>
          <table:table-cell table:style-name="ce70" office:value-type="string" calcext:value-type="string">
            <text:p>Star Precision </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69.36" calcext:value-type="currency">
            <text:p>$69.36</text:p>
          </table:table-cell>
          <table:table-cell table:style-name="ce334" table:formula="of:=SUM([.J204]*[.H204])" office:value-type="float" office:value="69.36" calcext:value-type="float">
            <text:p>$69.36</text:p>
          </table:table-cell>
          <table:table-cell table:style-name="ce355" table:formula="of:=[.H204]*[.$L$2]" office:value-type="float" office:value="3050" calcext:value-type="float">
            <text:p>3,050</text:p>
          </table:table-cell>
          <table:table-cell table:style-name="ce70" office:value-type="string" calcext:value-type="string">
            <text:p>PO's 11685, 11730, 11731, 11732, 11733, 11734, 11735, 11736, 11737, 11738, 11739, 11740, 11741, 11742, 11743</text:p>
          </table:table-cell>
          <table:table-cell table:style-name="ce430" office:value-type="date" office:date-value="2016-01-26" calcext:value-type="date">
            <text:p>01/26/16</text:p>
          </table:table-cell>
          <table:table-cell table:style-name="ce430" office:value-type="string" calcext:value-type="string">
            <text:p>See notes </text:p>
          </table:table-cell>
          <table:table-cell table:style-name="ce508" office:value-type="string" calcext:value-type="string">
            <text:p>OLIVE ORDERED KG <text:s text:c="3"/>Weekly deliveries of 150 units starting March 21 for the next 20.3 weeks. TS</text:p>
          </table:table-cell>
          <table:table-cell table:style-name="ce515"/>
          <table:table-cell table:style-name="ce605" table:number-columns-repeated="1006"/>
          <table:table-cell table:style-name="ce247"/>
        </table:table-row>
        <table:table-row table:style-name="ro7">
          <table:table-cell table:style-name="ce70" office:value-type="string" calcext:value-type="string">
            <text:p>Service</text:p>
          </table:table-cell>
          <table:table-cell table:style-name="ce110" office:value-type="string" calcext:value-type="string">
            <text:p>PP-FP0074</text:p>
          </table:table-cell>
          <table:table-cell table:style-name="ce196" office:value-type="string" calcext:value-type="string">
            <text:p>Silkscreened / Taz Electronics Cover PP-MP0109</text:p>
          </table:table-cell>
          <table:table-cell table:style-name="ce72" office:value-type="string" calcext:value-type="string">
            <text:p>Star Precision </text:p>
          </table:table-cell>
          <table:table-cell table:style-name="ce64" office:value-type="string" calcext:value-type="string">
            <text:p>PP-FP0074</text:p>
          </table:table-cell>
          <table:table-cell table:style-name="ce72" office:value-type="string" calcext:value-type="string">
            <text:p>Star Precision </text:p>
          </table:table-cell>
          <table:table-cell table:style-name="ce70" office:value-type="string" calcext:value-type="string">
            <text:p>Star Precision </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15.67" calcext:value-type="currency">
            <text:p>$15.67</text:p>
          </table:table-cell>
          <table:table-cell table:style-name="ce334" table:formula="of:=SUM([.J205]*[.H205])" office:value-type="float" office:value="15.67" calcext:value-type="float">
            <text:p>$15.67</text:p>
          </table:table-cell>
          <table:table-cell table:style-name="ce355" table:formula="of:=[.H205]*[.$L$2]" office:value-type="float" office:value="3050" calcext:value-type="float">
            <text:p>3,050</text:p>
          </table:table-cell>
          <table:table-cell table:style-name="ce405" office:value-type="string" calcext:value-type="string">
            <text:p>PO's 11685, 11730, 11731, 11732, 11733, 11734, 11735, 11736, 11737, 11738, 11739, 11740, 11741, 11742, 11743</text:p>
          </table:table-cell>
          <table:table-cell table:style-name="ce439" office:value-type="date" office:date-value="2016-01-26" calcext:value-type="date">
            <text:p>01/26/16</text:p>
          </table:table-cell>
          <table:table-cell table:style-name="ce439" office:value-type="string" calcext:value-type="string">
            <text:p>See notes </text:p>
          </table:table-cell>
          <table:table-cell table:style-name="ce508" office:value-type="string" calcext:value-type="string">
            <text:p>OLIVE ORDERED KG <text:s text:c="3"/>Weekly deliveries of 150 units starting March 21 for the next 20.3 weeks. TS</text:p>
          </table:table-cell>
          <table:table-cell table:style-name="ce515"/>
          <table:table-cell table:style-name="ce605" table:number-columns-repeated="1006"/>
          <table:table-cell table:style-name="ce247"/>
        </table:table-row>
        <table:table-row table:style-name="ro7">
          <table:table-cell table:style-name="ce70" office:value-type="string" calcext:value-type="string">
            <text:p>Machined</text:p>
          </table:table-cell>
          <table:table-cell table:style-name="ce110" office:value-type="string" calcext:value-type="string">
            <text:p>PP-MP0108</text:p>
          </table:table-cell>
          <table:table-cell table:style-name="ce176" office:value-type="string" calcext:value-type="string">
            <text:p>300mm Bed Plate v4.5</text:p>
          </table:table-cell>
          <table:table-cell table:style-name="ce72" office:value-type="string" calcext:value-type="string">
            <text:p>Star Precision </text:p>
          </table:table-cell>
          <table:table-cell table:style-name="ce70" office:value-type="string" calcext:value-type="string">
            <text:p>PP-MP0108</text:p>
          </table:table-cell>
          <table:table-cell table:style-name="ce72" office:value-type="string" calcext:value-type="string">
            <text:p>Star Precision </text:p>
          </table:table-cell>
          <table:table-cell table:style-name="ce70" office:value-type="string" calcext:value-type="string">
            <text:p>PP-MP0108</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26.22" calcext:value-type="currency">
            <text:p>$26.22</text:p>
          </table:table-cell>
          <table:table-cell table:style-name="ce334" table:formula="of:=SUM([.J206]*[.H206])" office:value-type="float" office:value="26.22" calcext:value-type="float">
            <text:p>$26.22</text:p>
          </table:table-cell>
          <table:table-cell table:style-name="ce355" table:formula="of:=[.H206]*[.$L$2]" office:value-type="float" office:value="3050" calcext:value-type="float">
            <text:p>3,050</text:p>
          </table:table-cell>
          <table:table-cell table:style-name="ce70" office:value-type="string" calcext:value-type="string">
            <text:p>PO's 11685, 11730, 11731, 11732, 11733, 11734, 11735, 11736, 11737, 11738, 11739, 11740, 11741, 11742, 11743</text:p>
          </table:table-cell>
          <table:table-cell table:style-name="ce430" office:value-type="date" office:date-value="2016-01-28" calcext:value-type="date">
            <text:p>01/28/16</text:p>
          </table:table-cell>
          <table:table-cell table:style-name="ce430" office:value-type="string" calcext:value-type="string">
            <text:p>See notes </text:p>
          </table:table-cell>
          <table:table-cell table:style-name="ce508" office:value-type="string" calcext:value-type="string">
            <text:p>OLIVE ORDERED KG <text:s text:c="3"/>Weekly deliveries of 150 units starting March 21 for the next 20.3 weeks. TS</text:p>
          </table:table-cell>
          <table:table-cell table:style-name="ce467"/>
          <table:table-cell table:style-name="ce614" table:number-columns-repeated="982"/>
          <table:table-cell table:style-name="ce612"/>
          <table:table-cell table:style-name="ce605" table:number-columns-repeated="23"/>
          <table:table-cell table:style-name="ce247"/>
        </table:table-row>
        <table:table-row table:style-name="ro7">
          <table:table-cell table:style-name="ce70" office:value-type="string" calcext:value-type="string">
            <text:p>Machined</text:p>
          </table:table-cell>
          <table:table-cell table:style-name="ce110" office:value-type="string" calcext:value-type="string">
            <text:p>PP-MP0107</text:p>
          </table:table-cell>
          <table:table-cell table:style-name="ce176" office:value-type="string" calcext:value-type="string">
            <text:p>Interconnect Cover v0.5</text:p>
          </table:table-cell>
          <table:table-cell table:style-name="ce72" office:value-type="string" calcext:value-type="string">
            <text:p>Star Precision </text:p>
          </table:table-cell>
          <table:table-cell table:style-name="ce70" office:value-type="string" calcext:value-type="string">
            <text:p>PP-MP0107</text:p>
          </table:table-cell>
          <table:table-cell table:style-name="ce72" office:value-type="string" calcext:value-type="string">
            <text:p>Star Precision </text:p>
          </table:table-cell>
          <table:table-cell table:style-name="ce70" office:value-type="string" calcext:value-type="string">
            <text:p>PP-MP0107</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2.62" calcext:value-type="currency">
            <text:p>$2.62</text:p>
          </table:table-cell>
          <table:table-cell table:style-name="ce334" table:formula="of:=SUM([.J207]*[.H207])" office:value-type="float" office:value="2.62" calcext:value-type="float">
            <text:p>$2.62</text:p>
          </table:table-cell>
          <table:table-cell table:style-name="ce355" table:formula="of:=[.H207]*[.$L$2]" office:value-type="float" office:value="3050" calcext:value-type="float">
            <text:p>3,050</text:p>
          </table:table-cell>
          <table:table-cell table:style-name="ce70" office:value-type="string" calcext:value-type="string">
            <text:p>PO's 11685, 11730, 11731, 11732, 11733, 11734, 11735, 11736, 11737, 11738, 11739, 11740, 11741, 11742, 11743</text:p>
          </table:table-cell>
          <table:table-cell table:style-name="ce430" office:value-type="date" office:date-value="2016-01-28" calcext:value-type="date">
            <text:p>01/28/16</text:p>
          </table:table-cell>
          <table:table-cell table:style-name="ce430" office:value-type="string" calcext:value-type="string">
            <text:p>See notes </text:p>
          </table:table-cell>
          <table:table-cell table:style-name="ce508" office:value-type="string" calcext:value-type="string">
            <text:p>OLIVE ORDERED KG <text:s text:c="3"/>Weekly deliveries of 150 units starting March 21 for the next 20.3 weeks. TS</text:p>
          </table:table-cell>
          <table:table-cell table:style-name="ce515"/>
          <table:table-cell table:style-name="ce605" table:number-columns-repeated="1006"/>
          <table:table-cell table:style-name="ce247"/>
        </table:table-row>
        <table:table-row table:style-name="ro7">
          <table:table-cell table:style-name="ce70" office:value-type="string" calcext:value-type="string">
            <text:p>Machined</text:p>
          </table:table-cell>
          <table:table-cell table:style-name="ce110" office:value-type="string" calcext:value-type="string">
            <text:p>PP-MP0106</text:p>
          </table:table-cell>
          <table:table-cell table:style-name="ce176" office:value-type="string" calcext:value-type="string">
            <text:p>Corner Bracket V2.0</text:p>
          </table:table-cell>
          <table:table-cell table:style-name="ce72" office:value-type="string" calcext:value-type="string">
            <text:p>Star Precision </text:p>
          </table:table-cell>
          <table:table-cell table:style-name="ce70" office:value-type="string" calcext:value-type="string">
            <text:p>PP-MP0106</text:p>
          </table:table-cell>
          <table:table-cell table:style-name="ce72" office:value-type="string" calcext:value-type="string">
            <text:p>Star Precision </text:p>
          </table:table-cell>
          <table:table-cell table:style-name="ce70" office:value-type="string" calcext:value-type="string">
            <text:p>PP-MP0106</text:p>
          </table:table-cell>
          <table:table-cell table:style-name="ce70" office:value-type="float" office:value="8" calcext:value-type="float">
            <text:p>8</text:p>
          </table:table-cell>
          <table:table-cell table:style-name="ce70" office:value-type="string" calcext:value-type="string">
            <text:p>pcs</text:p>
          </table:table-cell>
          <table:table-cell table:style-name="ce300" office:value-type="currency" office:currency="USD" office:value="2.15" calcext:value-type="currency">
            <text:p>$2.15</text:p>
          </table:table-cell>
          <table:table-cell table:style-name="ce334" table:formula="of:=SUM([.J208]*[.H208])" office:value-type="float" office:value="17.2" calcext:value-type="float">
            <text:p>$17.20</text:p>
          </table:table-cell>
          <table:table-cell table:style-name="ce355" table:formula="of:=[.H208]*[.$L$2]" office:value-type="float" office:value="24400" calcext:value-type="float">
            <text:p>24,400</text:p>
          </table:table-cell>
          <table:table-cell table:style-name="ce70" office:value-type="string" calcext:value-type="string">
            <text:p>PO's 11685, 11730, 11731, 11732, 11733, 11734, 11735, 11736, 11737, 11738, 11739, 11740, 11741, 11742, 11743</text:p>
          </table:table-cell>
          <table:table-cell table:style-name="ce430" office:value-type="date" office:date-value="2016-01-28" calcext:value-type="date">
            <text:p>01/28/16</text:p>
          </table:table-cell>
          <table:table-cell table:style-name="ce430" office:value-type="string" calcext:value-type="string">
            <text:p>See notes </text:p>
          </table:table-cell>
          <table:table-cell table:style-name="ce508" office:value-type="string" calcext:value-type="string">
            <text:p>OLIVE ORDERED KG <text:s text:c="3"/>Weekly deliveries of 150 units starting March 21 for the next 20.3 weeks. TS</text:p>
          </table:table-cell>
          <table:table-cell table:style-name="ce577"/>
          <table:table-cell table:style-name="ce624" table:number-columns-repeated="984"/>
          <table:table-cell table:style-name="ce605" table:number-columns-repeated="22"/>
          <table:table-cell table:style-name="ce247"/>
        </table:table-row>
        <table:table-row table:style-name="ro7">
          <table:table-cell table:style-name="ce60" office:value-type="string" calcext:value-type="string">
            <text:p>Mechanical</text:p>
          </table:table-cell>
          <table:table-cell table:style-name="ce136" office:value-type="string" calcext:value-type="string">
            <text:p>PP-MP0111</text:p>
          </table:table-cell>
          <table:table-cell table:style-name="ce148" office:value-type="string" calcext:value-type="string">
            <text:p>Y End Plate </text:p>
          </table:table-cell>
          <table:table-cell table:style-name="ce72" office:value-type="string" calcext:value-type="string">
            <text:p>Star Precision </text:p>
          </table:table-cell>
          <table:table-cell table:style-name="ce72" office:value-type="string" calcext:value-type="string">
            <text:p>PP-MP0111</text:p>
          </table:table-cell>
          <table:table-cell table:style-name="ce72" office:value-type="string" calcext:value-type="string">
            <text:p>Star Precision </text:p>
          </table:table-cell>
          <table:table-cell table:style-name="ce72" office:value-type="string" calcext:value-type="string">
            <text:p>PP-MP0111</text:p>
          </table:table-cell>
          <table:table-cell table:style-name="ce60" office:value-type="float" office:value="2" calcext:value-type="float">
            <text:p>2</text:p>
          </table:table-cell>
          <table:table-cell table:style-name="ce60" office:value-type="string" calcext:value-type="string">
            <text:p>ea</text:p>
          </table:table-cell>
          <table:table-cell table:style-name="ce290" office:value-type="currency" office:currency="USD" office:value="3.62" calcext:value-type="currency">
            <text:p>$3.62</text:p>
          </table:table-cell>
          <table:table-cell table:style-name="ce334" table:formula="of:=SUM([.J209]*[.H209])" office:value-type="float" office:value="7.24" calcext:value-type="float">
            <text:p>$7.24</text:p>
          </table:table-cell>
          <table:table-cell table:style-name="ce355" table:formula="of:=[.H209]*[.$L$2]" office:value-type="float" office:value="6100" calcext:value-type="float">
            <text:p>6,100</text:p>
          </table:table-cell>
          <table:table-cell table:style-name="ce70" office:value-type="string" calcext:value-type="string">
            <text:p>PO's 11685, 11730, 11731, 11732, 11733, 11734, 11735, 11736, 11737, 11738, 11739, 11740, 11741, 11742, 11743</text:p>
          </table:table-cell>
          <table:table-cell table:style-name="ce430" office:value-type="date" office:date-value="2016-01-28" calcext:value-type="date">
            <text:p>01/28/16</text:p>
          </table:table-cell>
          <table:table-cell table:style-name="ce430" office:value-type="string" calcext:value-type="string">
            <text:p>See notes </text:p>
          </table:table-cell>
          <table:table-cell table:style-name="ce508" office:value-type="string" calcext:value-type="string">
            <text:p>OLIVE ORDERED KG <text:s text:c="3"/>Weekly deliveries of 150 units starting March 21 for the next 20.3 weeks. TS</text:p>
          </table:table-cell>
          <table:table-cell table:style-name="ce577"/>
          <table:table-cell table:style-name="ce624" table:number-columns-repeated="984"/>
          <table:table-cell table:style-name="ce605" table:number-columns-repeated="22"/>
          <table:table-cell table:style-name="ce247"/>
        </table:table-row>
        <table:table-row table:style-name="ro7">
          <table:table-cell table:style-name="ce80" office:value-type="string" calcext:value-type="string">
            <text:p>Mechanical</text:p>
          </table:table-cell>
          <table:table-cell table:style-name="ce138" office:value-type="string" calcext:value-type="string">
            <text:p>HE-SH0031</text:p>
          </table:table-cell>
          <table:table-cell table:style-name="ce197" office:value-type="string" calcext:value-type="string">
            <text:p>Hexagon Hotend, Lulzbot Edition, 3.0mm Filament, 0.5mm nozzle</text:p>
          </table:table-cell>
          <table:table-cell table:style-name="ce218" office:value-type="string" calcext:value-type="string">
            <text:p>RepRapDiscount </text:p>
          </table:table-cell>
          <table:table-cell table:style-name="ce218"/>
          <table:table-cell table:style-name="ce218" office:value-type="string" calcext:value-type="string">
            <text:p>RepRapDiscount </text:p>
          </table:table-cell>
          <table:table-cell table:style-name="ce218"/>
          <table:table-cell table:style-name="ce218" office:value-type="float" office:value="1" calcext:value-type="float">
            <text:p>1</text:p>
          </table:table-cell>
          <table:table-cell table:style-name="ce218" office:value-type="string" calcext:value-type="string">
            <text:p>ea</text:p>
          </table:table-cell>
          <table:table-cell table:style-name="ce319" office:value-type="currency" office:currency="USD" office:value="23" calcext:value-type="currency">
            <text:p>$23.00</text:p>
          </table:table-cell>
          <table:table-cell table:style-name="ce343" table:formula="of:=SUM([.J210]*[.H210])" office:value-type="float" office:value="23" calcext:value-type="float">
            <text:p>$23.00</text:p>
          </table:table-cell>
          <table:table-cell table:style-name="ce362" table:formula="of:=[.H210]*[.$L$2]" office:value-type="float" office:value="3050" calcext:value-type="float">
            <text:p>3,050</text:p>
          </table:table-cell>
          <table:table-cell table:style-name="ce218" office:value-type="string" calcext:value-type="string">
            <text:p>PO10918</text:p>
          </table:table-cell>
          <table:table-cell table:style-name="ce443" office:value-type="date" office:date-value="2015-12-03" calcext:value-type="date">
            <text:p>12/03/15</text:p>
          </table:table-cell>
          <table:table-cell table:style-name="ce463"/>
          <table:table-cell table:style-name="ce521" office:value-type="string" calcext:value-type="string">
            <text:p>Long lead time – 12 week lead COO – China <text:s/>Ordered for Olive.KG <text:s text:c="2"/>(This PO ws never sent, trying to pull at least the .50 nozzles in on this PO to tide us over. TS)</text:p>
          </table:table-cell>
          <table:table-cell table:style-name="ce578"/>
          <table:table-cell table:style-name="ce625" table:number-columns-repeated="982"/>
          <table:table-cell table:style-name="ce684" table:number-columns-repeated="2"/>
          <table:table-cell table:style-name="ce739" table:number-columns-repeated="22"/>
          <table:table-cell table:style-name="ce748"/>
        </table:table-row>
        <table:table-row table:style-name="ro7">
          <table:table-cell table:style-name="ce60" office:value-type="string" calcext:value-type="string">
            <text:p>Mechanical</text:p>
          </table:table-cell>
          <table:table-cell table:style-name="ce105" office:value-type="string" calcext:value-type="string">
            <text:p>HD-RD0018</text:p>
          </table:table-cell>
          <table:table-cell table:style-name="ce148" office:value-type="string" calcext:value-type="string">
            <text:p>10mm Smooth Rod, Stainless Steel, 500mm</text:p>
          </table:table-cell>
          <table:table-cell table:style-name="ce60" office:value-type="string" calcext:value-type="string">
            <text:p>Igus</text:p>
          </table:table-cell>
          <table:table-cell table:style-name="ce60" office:value-type="string" calcext:value-type="string">
            <text:p>EWMR-10-500x</text:p>
          </table:table-cell>
          <table:table-cell table:style-name="ce60" office:value-type="string" calcext:value-type="string">
            <text:p>Igus</text:p>
          </table:table-cell>
          <table:table-cell table:style-name="ce60" office:value-type="string" calcext:value-type="string">
            <text:p>EWMR-10-500x</text:p>
          </table:table-cell>
          <table:table-cell table:style-name="ce60" office:value-type="float" office:value="4" calcext:value-type="float">
            <text:p>4</text:p>
          </table:table-cell>
          <table:table-cell table:style-name="ce60" office:value-type="string" calcext:value-type="string">
            <text:p>ea</text:p>
          </table:table-cell>
          <table:table-cell table:style-name="ce290" office:value-type="currency" office:currency="USD" office:value="4.84" calcext:value-type="currency">
            <text:p>$4.84</text:p>
          </table:table-cell>
          <table:table-cell table:style-name="ce334" table:formula="of:=SUM([.J211]*[.H211])" office:value-type="float" office:value="19.36" calcext:value-type="float">
            <text:p>$19.36</text:p>
          </table:table-cell>
          <table:table-cell table:style-name="ce355" table:formula="of:=[.H211]*[.$L$2]" office:value-type="float" office:value="12200" calcext:value-type="float">
            <text:p>12,200</text:p>
          </table:table-cell>
          <table:table-cell table:style-name="ce78" office:value-type="string" calcext:value-type="string">
            <text:p>PO10907</text:p>
          </table:table-cell>
          <table:table-cell table:style-name="ce432" office:value-type="date" office:date-value="2015-12-03" calcext:value-type="date">
            <text:p>12/03/15</text:p>
          </table:table-cell>
          <table:table-cell table:style-name="ce432" office:value-type="string" calcext:value-type="string">
            <text:p>See notes </text:p>
          </table:table-cell>
          <table:table-cell table:style-name="ce522" office:value-type="string" calcext:value-type="string">
            <text:p>Pulling in from Igus – Samples on the Way 11/23/15. TS <text:s/>Ordered for Olive see delivery schedule.TS</text:p>
          </table:table-cell>
          <table:table-cell table:style-name="ce148"/>
          <table:table-cell table:style-name="ce614" table:number-columns-repeated="975"/>
          <table:table-cell table:style-name="ce628" table:number-columns-repeated="9"/>
          <table:table-cell table:style-name="ce734" table:number-columns-repeated="22"/>
          <table:table-cell/>
        </table:table-row>
        <table:table-row table:style-name="ro7">
          <table:table-cell table:style-name="ce60" office:value-type="string" calcext:value-type="string">
            <text:p>Mechanical</text:p>
          </table:table-cell>
          <table:table-cell table:style-name="ce105" office:value-type="string" calcext:value-type="string">
            <text:p>HD-RD0004</text:p>
          </table:table-cell>
          <table:table-cell table:style-name="ce148" office:value-type="string" calcext:value-type="string">
            <text:p>8mm Smooth Rod x 18-19mm, Stainless Steel (Nubbin)</text:p>
          </table:table-cell>
          <table:table-cell table:style-name="ce60" office:value-type="string" calcext:value-type="string">
            <text:p>Igus</text:p>
          </table:table-cell>
          <table:table-cell table:style-name="ce60" office:value-type="string" calcext:value-type="string">
            <text:p>EWMR-08-19</text:p>
          </table:table-cell>
          <table:table-cell table:style-name="ce60" office:value-type="string" calcext:value-type="string">
            <text:p>Igus</text:p>
          </table:table-cell>
          <table:table-cell table:style-name="ce60" office:value-type="string" calcext:value-type="string">
            <text:p>EWMR-08-19</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1.5" calcext:value-type="currency">
            <text:p>$1.50</text:p>
          </table:table-cell>
          <table:table-cell table:style-name="ce334" table:formula="of:=SUM([.J212]*[.H212])" office:value-type="float" office:value="1.5" calcext:value-type="float">
            <text:p>$1.50</text:p>
          </table:table-cell>
          <table:table-cell table:style-name="ce355" table:formula="of:=[.H212]*[.$L$2]" office:value-type="float" office:value="3050" calcext:value-type="float">
            <text:p>3,050</text:p>
          </table:table-cell>
          <table:table-cell table:style-name="ce60" office:value-type="string" calcext:value-type="string">
            <text:p>PO10907</text:p>
          </table:table-cell>
          <table:table-cell table:style-name="ce432" office:value-type="date" office:date-value="2015-12-03" calcext:value-type="date">
            <text:p>12/03/15</text:p>
          </table:table-cell>
          <table:table-cell table:style-name="ce432" office:value-type="string" calcext:value-type="string">
            <text:p>See notes </text:p>
          </table:table-cell>
          <table:table-cell table:style-name="ce506" office:value-type="string" calcext:value-type="string">
            <text:p>Toni will manage this line item.TS Ordered for Olive. See Delivery Schedule. TS</text:p>
          </table:table-cell>
          <table:table-cell table:style-name="ce148"/>
          <table:table-cell table:style-name="ce614" table:number-columns-repeated="975"/>
          <table:table-cell table:style-name="ce612" table:number-columns-repeated="9"/>
          <table:table-cell table:style-name="ce605" table:number-columns-repeated="22"/>
          <table:table-cell/>
        </table:table-row>
        <table:table-row table:style-name="ro7">
          <table:table-cell table:style-name="ce60" office:value-type="string" calcext:value-type="string">
            <text:p>Mechanical</text:p>
          </table:table-cell>
          <table:table-cell table:style-name="ce121" office:value-type="string" calcext:value-type="string">
            <text:p>HD-MS0311</text:p>
          </table:table-cell>
          <table:table-cell table:style-name="ce148" office:value-type="string" calcext:value-type="string">
            <text:p>SULT1000NA.010X26.000X965FT - 0.010 X 26.000 WIDE X 65 FT NAT ULTEM 1000 FILM</text:p>
          </table:table-cell>
          <table:table-cell table:style-name="ce70" office:value-type="string" calcext:value-type="string">
            <text:p>SABIC</text:p>
          </table:table-cell>
          <table:table-cell table:style-name="ce70"/>
          <table:table-cell table:style-name="ce70" office:value-type="string" calcext:value-type="string">
            <text:p>SABIC</text:p>
          </table:table-cell>
          <table:table-cell table:style-name="ce60"/>
          <table:table-cell table:style-name="ce60" table:formula="of:=1/62" office:value-type="float" office:value="0.0161290322580645" calcext:value-type="float">
            <text:p>0.0161290323</text:p>
          </table:table-cell>
          <table:table-cell table:style-name="ce60" office:value-type="string" calcext:value-type="string">
            <text:p>ea</text:p>
          </table:table-cell>
          <table:table-cell table:style-name="ce290" office:value-type="currency" office:currency="USD" office:value="730" calcext:value-type="currency">
            <text:p>$730.00</text:p>
          </table:table-cell>
          <table:table-cell table:style-name="ce334" table:formula="of:=SUM([.J213]*[.H213])" office:value-type="float" office:value="11.7741935483871" calcext:value-type="float">
            <text:p>$11.77</text:p>
          </table:table-cell>
          <table:table-cell table:style-name="ce355" table:formula="of:=[.H213]*[.$L$2]" office:value-type="float" office:value="49.1935483870968" calcext:value-type="float">
            <text:p>49</text:p>
          </table:table-cell>
          <table:table-cell table:style-name="ce242" office:value-type="string" calcext:value-type="string">
            <text:p>PO12609, 12610, 12611, 12612, 12613</text:p>
          </table:table-cell>
          <table:table-cell table:style-name="ce432" office:value-type="date" office:date-value="2016-04-08" calcext:value-type="date">
            <text:p>04/08/16</text:p>
          </table:table-cell>
          <table:table-cell table:style-name="ce432" office:value-type="string" calcext:value-type="string">
            <text:p>See Note </text:p>
          </table:table-cell>
          <table:table-cell table:style-name="ce506" office:value-type="string" calcext:value-type="string">
            <text:p>10 rolls will be delivered every 6 weeks under PO's , 12610, 12611, 12612, 12613. TS </text:p>
          </table:table-cell>
          <table:table-cell table:style-name="ce579"/>
          <table:table-cell table:style-name="ce626" table:number-columns-repeated="982"/>
          <table:table-cell table:style-name="ce627"/>
          <table:table-cell table:style-name="ce735" table:number-columns-repeated="23"/>
          <table:table-cell table:style-name="ce247"/>
        </table:table-row>
        <table:table-row table:style-name="ro7">
          <table:table-cell table:style-name="ce60" office:value-type="string" calcext:value-type="string">
            <text:p>Mechanical</text:p>
          </table:table-cell>
          <table:table-cell table:style-name="ce121" office:value-type="string" calcext:value-type="string">
            <text:p>HD-MS0310</text:p>
          </table:table-cell>
          <table:table-cell table:style-name="ce148" office:value-type="string" calcext:value-type="string">
            <text:p>3M 468MP Adhesive Transfer Tape – 26” x 60 yards</text:p>
          </table:table-cell>
          <table:table-cell table:style-name="ce70" office:value-type="string" calcext:value-type="string">
            <text:p>Pack-n-Tape</text:p>
          </table:table-cell>
          <table:table-cell table:style-name="ce70"/>
          <table:table-cell table:style-name="ce70" office:value-type="string" calcext:value-type="string">
            <text:p>Pack-n-Tape</text:p>
          </table:table-cell>
          <table:table-cell table:style-name="ce60"/>
          <table:table-cell table:style-name="ce60" table:formula="of:=1/172" office:value-type="float" office:value="0.00581395348837209" calcext:value-type="float">
            <text:p>0.0058139535</text:p>
          </table:table-cell>
          <table:table-cell table:style-name="ce60" office:value-type="string" calcext:value-type="string">
            <text:p>ea</text:p>
          </table:table-cell>
          <table:table-cell table:style-name="ce290" office:value-type="currency" office:currency="USD" office:value="450.74" calcext:value-type="currency">
            <text:p>$450.74</text:p>
          </table:table-cell>
          <table:table-cell table:style-name="ce334" table:formula="of:=SUM([.J214]*[.H214])" office:value-type="float" office:value="2.62058139534884" calcext:value-type="float">
            <text:p>$2.62</text:p>
          </table:table-cell>
          <table:table-cell table:style-name="ce355" table:formula="of:=[.H214]*[.$L$2]" office:value-type="float" office:value="17.7325581395349" calcext:value-type="float">
            <text:p>18</text:p>
          </table:table-cell>
          <table:table-cell table:style-name="ce242" office:value-type="string" calcext:value-type="string">
            <text:p>PO12204</text:p>
          </table:table-cell>
          <table:table-cell table:style-name="ce432" office:value-type="date" office:date-value="2016-02-25" calcext:value-type="date">
            <text:p>02/25/16</text:p>
          </table:table-cell>
          <table:table-cell table:style-name="ce432" office:value-type="date" office:date-value="2016-03-30" calcext:value-type="date">
            <text:p>03/30/16</text:p>
          </table:table-cell>
          <table:table-cell table:style-name="ce506" office:value-type="string" calcext:value-type="string">
            <text:p>Please note I only pulled in 10 rolls of this Material. We have zero lead time with second source of HBM. TS </text:p>
          </table:table-cell>
          <table:table-cell table:style-name="ce554"/>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Mechanical</text:p>
          </table:table-cell>
          <table:table-cell table:style-name="ce105" office:value-type="string" calcext:value-type="string">
            <text:p>HD-MS0351</text:p>
          </table:table-cell>
          <table:table-cell table:style-name="ce148" office:value-type="string" calcext:value-type="string">
            <text:p>Helical Flexible Shaft Coupling with Set Screw - X10835-5mm-5mm - Anodize IAW HPS1000</text:p>
          </table:table-cell>
          <table:table-cell table:style-name="ce60" office:value-type="string" calcext:value-type="string">
            <text:p>Helical Products Company, Inc. </text:p>
          </table:table-cell>
          <table:table-cell table:style-name="ce60" office:value-type="float" office:value="30070" calcext:value-type="float">
            <text:p>30070</text:p>
          </table:table-cell>
          <table:table-cell table:style-name="ce60" office:value-type="string" calcext:value-type="string">
            <text:p>Helical Products Company, Inc. </text:p>
          </table:table-cell>
          <table:table-cell table:style-name="ce60" office:value-type="float" office:value="30070" calcext:value-type="float">
            <text:p>30070</text:p>
          </table:table-cell>
          <table:table-cell table:style-name="ce60" office:value-type="float" office:value="2" calcext:value-type="float">
            <text:p>2</text:p>
          </table:table-cell>
          <table:table-cell table:style-name="ce60" office:value-type="string" calcext:value-type="string">
            <text:p>ea</text:p>
          </table:table-cell>
          <table:table-cell table:style-name="ce290" office:value-type="currency" office:currency="USD" office:value="6.33" calcext:value-type="currency">
            <text:p>$6.33</text:p>
          </table:table-cell>
          <table:table-cell table:style-name="ce334" table:formula="of:=SUM([.J215]*[.H215])" office:value-type="float" office:value="12.66" calcext:value-type="float">
            <text:p>$12.66</text:p>
          </table:table-cell>
          <table:table-cell table:style-name="ce357" table:formula="of:=[.H215]*[.$L$2]" office:value-type="float" office:value="6100" calcext:value-type="float">
            <text:p>6,100</text:p>
          </table:table-cell>
          <table:table-cell table:style-name="ce78" office:value-type="string" calcext:value-type="string">
            <text:p>PO11245</text:p>
          </table:table-cell>
          <table:table-cell table:style-name="ce432" office:value-type="date" office:date-value="2015-12-23" calcext:value-type="date">
            <text:p>12/23/15</text:p>
          </table:table-cell>
          <table:table-cell table:style-name="ce432" office:value-type="date" office:date-value="2016-01-08" calcext:value-type="date">
            <text:p>01/08/16</text:p>
          </table:table-cell>
          <table:table-cell table:style-name="ce506" office:value-type="string" calcext:value-type="string">
            <text:p>Recieved QUOTE drafted PO11245 for Nutmeg and Olive. KG Toni will manage this line item.TS (R&amp;D going to build up with R+W products coupler) <text:s/>- Pulling in the Nutmeg units by 1/8/16 – Olive will be here before 2/5/16. TS</text:p>
          </table:table-cell>
          <table:table-cell table:style-name="ce575"/>
          <table:table-cell table:style-name="ce614" table:number-columns-repeated="982"/>
          <table:table-cell table:style-name="ce628"/>
          <table:table-cell table:style-name="ce734" table:number-columns-repeated="23"/>
          <table:table-cell/>
        </table:table-row>
        <table:table-row table:style-name="ro7">
          <table:table-cell table:style-name="ce60" office:value-type="string" calcext:value-type="string">
            <text:p>Mechanical</text:p>
          </table:table-cell>
          <table:table-cell table:style-name="ce105" office:value-type="string" calcext:value-type="string">
            <text:p>HD-MS0282</text:p>
          </table:table-cell>
          <table:table-cell table:style-name="ce148" office:value-type="string" calcext:value-type="string">
            <text:p>608-2RS ABEC3/C3 Rubber Sealed Bearing – BLACK</text:p>
          </table:table-cell>
          <table:table-cell table:style-name="ce60" office:value-type="string" calcext:value-type="string">
            <text:p>JSB</text:p>
          </table:table-cell>
          <table:table-cell table:style-name="ce60" office:value-type="string" calcext:value-type="string">
            <text:p>608-2RS ABEC3/C3</text:p>
          </table:table-cell>
          <table:table-cell table:style-name="ce60" office:value-type="string" calcext:value-type="string">
            <text:p>JSB</text:p>
          </table:table-cell>
          <table:table-cell table:style-name="ce60" office:value-type="string" calcext:value-type="string">
            <text:p>608-2RS ABEC3/C3</text:p>
          </table:table-cell>
          <table:table-cell table:style-name="ce60" office:value-type="float" office:value="11" calcext:value-type="float">
            <text:p>11</text:p>
          </table:table-cell>
          <table:table-cell table:style-name="ce60" office:value-type="string" calcext:value-type="string">
            <text:p>ea</text:p>
          </table:table-cell>
          <table:table-cell table:style-name="ce290" office:value-type="currency" office:currency="USD" office:value="0.42" calcext:value-type="currency">
            <text:p>$0.42</text:p>
          </table:table-cell>
          <table:table-cell table:style-name="ce334" table:formula="of:=SUM([.J216]*[.H216])" office:value-type="float" office:value="4.62" calcext:value-type="float">
            <text:p>$4.62</text:p>
          </table:table-cell>
          <table:table-cell table:style-name="ce355" table:formula="of:=[.H216]*[.$L$2]" office:value-type="float" office:value="33550" calcext:value-type="float">
            <text:p>33,550</text:p>
          </table:table-cell>
          <table:table-cell table:style-name="ce378" office:value-type="string" calcext:value-type="string">
            <text:p>PO11035</text:p>
          </table:table-cell>
          <table:table-cell table:style-name="ce369" office:value-type="date" office:date-value="2015-12-03" calcext:value-type="date">
            <text:p>12/03/15</text:p>
          </table:table-cell>
          <table:table-cell table:style-name="ce369" office:value-type="date" office:date-value="2015-12-10" calcext:value-type="date">
            <text:p>12/10/15</text:p>
          </table:table-cell>
          <table:table-cell table:style-name="ce495" office:value-type="string" calcext:value-type="string">
            <text:p>Received Long lead time – 12 week lead COO – China <text:s text:c="2"/>Ordered for Olive. KG</text:p>
          </table:table-cell>
          <table:table-cell table:style-name="ce554"/>
          <table:table-cell table:style-name="ce616" table:number-columns-repeated="982"/>
          <table:table-cell table:style-name="ce612" table:number-columns-repeated="2"/>
          <table:table-cell table:style-name="ce605" table:number-columns-repeated="22"/>
          <table:table-cell/>
        </table:table-row>
        <table:table-row table:style-name="ro7">
          <table:table-cell table:style-name="ce60" office:value-type="string" calcext:value-type="string">
            <text:p>Mechanical</text:p>
          </table:table-cell>
          <table:table-cell table:style-name="ce105" office:value-type="string" calcext:value-type="string">
            <text:p>HD-MS0173</text:p>
          </table:table-cell>
          <table:table-cell table:style-name="ce148" office:value-type="string" calcext:value-type="string">
            <text:p>Nut, Lead Screw, Resin, Misumi MTSRR12</text:p>
          </table:table-cell>
          <table:table-cell table:style-name="ce60" office:value-type="string" calcext:value-type="string">
            <text:p>Misumi</text:p>
          </table:table-cell>
          <table:table-cell table:style-name="ce60" office:value-type="string" calcext:value-type="string">
            <text:p>MTSRR12</text:p>
          </table:table-cell>
          <table:table-cell table:style-name="ce60" office:value-type="string" calcext:value-type="string">
            <text:p>Misumi</text:p>
          </table:table-cell>
          <table:table-cell table:style-name="ce60" office:value-type="string" calcext:value-type="string">
            <text:p>MTSRR12</text:p>
          </table:table-cell>
          <table:table-cell table:style-name="ce60" office:value-type="float" office:value="2" calcext:value-type="float">
            <text:p>2</text:p>
          </table:table-cell>
          <table:table-cell table:style-name="ce60" office:value-type="string" calcext:value-type="string">
            <text:p>ea</text:p>
          </table:table-cell>
          <table:table-cell table:style-name="ce290" office:value-type="currency" office:currency="USD" office:value="7.4" calcext:value-type="currency">
            <text:p>$7.40</text:p>
          </table:table-cell>
          <table:table-cell table:style-name="ce334" table:formula="of:=SUM([.J217]*[.H217])" office:value-type="float" office:value="14.8" calcext:value-type="float">
            <text:p>$14.80</text:p>
          </table:table-cell>
          <table:table-cell table:style-name="ce355" table:formula="of:=[.H217]*[.$L$2]" office:value-type="float" office:value="6100" calcext:value-type="float">
            <text:p>6,100</text:p>
          </table:table-cell>
          <table:table-cell table:style-name="ce72" office:value-type="string" calcext:value-type="string">
            <text:p>PO11023 / PO11292</text:p>
          </table:table-cell>
          <table:table-cell table:style-name="ce432" office:value-type="date" office:date-value="2015-12-02" calcext:value-type="date">
            <text:p>12/02/15</text:p>
          </table:table-cell>
          <table:table-cell table:style-name="ce432" office:value-type="date" office:date-value="2015-12-10" calcext:value-type="date">
            <text:p>12/10/15</text:p>
          </table:table-cell>
          <table:table-cell table:style-name="ce506" office:value-type="string" calcext:value-type="string">
            <text:p>Delivered NUTMEG PO, Toni will manage this line item.TS Only ordered for Nutmeg.TS <text:s/>NEED TO HAVE DELIVERY SCHEDULED ADJUSTED TO BE 1500 UNITS PER MONTH STARTING FEB18TH! ORIGINAL DELIVERY SCHEDULE IS WORTHLESS. TS</text:p>
          </table:table-cell>
          <table:table-cell table:style-name="ce554"/>
          <table:table-cell table:style-name="ce616" table:number-columns-repeated="982"/>
          <table:table-cell table:style-name="ce612"/>
          <table:table-cell table:style-name="ce605" table:number-columns-repeated="23"/>
          <table:table-cell/>
        </table:table-row>
        <table:table-row table:style-name="ro7">
          <table:table-cell table:style-name="ce60" office:value-type="string" calcext:value-type="string">
            <text:p>Mechanical</text:p>
          </table:table-cell>
          <table:table-cell table:style-name="ce105" office:value-type="string" calcext:value-type="string">
            <text:p>HD-MS0033</text:p>
          </table:table-cell>
          <table:table-cell table:style-name="ce148" office:value-type="string" calcext:value-type="string">
            <text:p>GT2 Timing Pulley, 5mm Bore Aluminum</text:p>
          </table:table-cell>
          <table:table-cell table:style-name="ce60" office:value-type="string" calcext:value-type="string">
            <text:p>B&amp;B Manufacturing </text:p>
          </table:table-cell>
          <table:table-cell table:style-name="ce60" office:value-type="string" calcext:value-type="string">
            <text:p>16-2P06M6CA5 5MM BORE ALUMINUM</text:p>
          </table:table-cell>
          <table:table-cell table:style-name="ce60" office:value-type="string" calcext:value-type="string">
            <text:p>B&amp;B Manufacturing </text:p>
          </table:table-cell>
          <table:table-cell table:style-name="ce60" office:value-type="string" calcext:value-type="string">
            <text:p>16-2P06M6CA5 5MM BORE ALUMINUM</text:p>
          </table:table-cell>
          <table:table-cell table:style-name="ce60" office:value-type="float" office:value="2" calcext:value-type="float">
            <text:p>2</text:p>
          </table:table-cell>
          <table:table-cell table:style-name="ce60" office:value-type="string" calcext:value-type="string">
            <text:p>ea</text:p>
          </table:table-cell>
          <table:table-cell table:style-name="ce290" office:value-type="currency" office:currency="USD" office:value="2.9" calcext:value-type="currency">
            <text:p>$2.90</text:p>
          </table:table-cell>
          <table:table-cell table:style-name="ce334" table:formula="of:=SUM([.J218]*[.H218])" office:value-type="float" office:value="5.8" calcext:value-type="float">
            <text:p>$5.80</text:p>
          </table:table-cell>
          <table:table-cell table:style-name="ce355" table:formula="of:=[.H218]*[.$L$2]" office:value-type="float" office:value="6100" calcext:value-type="float">
            <text:p>6,100</text:p>
          </table:table-cell>
          <table:table-cell table:style-name="ce384" office:value-type="string" calcext:value-type="string">
            <text:p>PO09839</text:p>
          </table:table-cell>
          <table:table-cell table:style-name="ce434" office:value-type="date" office:date-value="2016-01-22" calcext:value-type="date">
            <text:p>01/22/16</text:p>
          </table:table-cell>
          <table:table-cell table:style-name="ce434" office:value-type="string" calcext:value-type="string">
            <text:p>See notes </text:p>
          </table:table-cell>
          <table:table-cell table:style-name="ce523" office:value-type="string" calcext:value-type="string">
            <text:p>Received </text:p>
          </table:table-cell>
          <table:table-cell table:style-name="ce564"/>
          <table:table-cell table:style-name="ce609" table:number-columns-repeated="982"/>
          <table:table-cell table:style-name="ce628"/>
          <table:table-cell table:style-name="ce734" table:number-columns-repeated="23"/>
          <table:table-cell table:style-name="ce247"/>
        </table:table-row>
        <table:table-row table:style-name="ro7">
          <table:table-cell table:style-name="ce60" office:value-type="string" calcext:value-type="string">
            <text:p>Mechanical</text:p>
          </table:table-cell>
          <table:table-cell table:style-name="ce105" office:value-type="string" calcext:value-type="string">
            <text:p>HD-MS0002-3</text:p>
          </table:table-cell>
          <table:table-cell table:style-name="ce148" office:value-type="string" calcext:value-type="string">
            <text:p>Borosilicate Glass Bed 300mm x 300mm x 1/8"</text:p>
          </table:table-cell>
          <table:table-cell table:style-name="ce72" office:value-type="string" calcext:value-type="string">
            <text:p>Allen Scientific </text:p>
          </table:table-cell>
          <table:table-cell table:style-name="ce72"/>
          <table:table-cell table:style-name="ce72" office:value-type="string" calcext:value-type="string">
            <text:p>Allen Scientific </text:p>
          </table:table-cell>
          <table:table-cell table:style-name="ce72"/>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11.75" calcext:value-type="currency">
            <text:p>$11.75</text:p>
          </table:table-cell>
          <table:table-cell table:style-name="ce334" table:formula="of:=SUM([.J219]*[.H219])" office:value-type="float" office:value="11.75" calcext:value-type="float">
            <text:p>$11.75</text:p>
          </table:table-cell>
          <table:table-cell table:style-name="ce355" table:formula="of:=[.H219]*[.$L$2]" office:value-type="float" office:value="3050" calcext:value-type="float">
            <text:p>3,050</text:p>
          </table:table-cell>
          <table:table-cell table:style-name="ce379" office:value-type="string" calcext:value-type="string">
            <text:p>PO11034. 11039, 11040, 11041</text:p>
          </table:table-cell>
          <table:table-cell table:style-name="ce432" office:value-type="date" office:date-value="2015-12-07" calcext:value-type="date">
            <text:p>12/07/15</text:p>
          </table:table-cell>
          <table:table-cell table:style-name="ce432" office:value-type="string" calcext:value-type="string">
            <text:p>See notes </text:p>
          </table:table-cell>
          <table:table-cell table:style-name="ce524" office:value-type="string" calcext:value-type="string">
            <text:p>Agreed to Net 30, PO11041, 11040, 11039, 11034</text:p>
          </table:table-cell>
          <table:table-cell table:style-name="ce580"/>
          <table:table-cell table:style-name="ce627" table:number-columns-repeated="983"/>
          <table:table-cell table:style-name="ce735" table:number-columns-repeated="23"/>
          <table:table-cell/>
        </table:table-row>
        <table:table-row table:style-name="ro7">
          <table:table-cell table:style-name="ce60" office:value-type="string" calcext:value-type="string">
            <text:p>Mechanical</text:p>
          </table:table-cell>
          <table:table-cell table:style-name="ce105" office:value-type="string" calcext:value-type="string">
            <text:p>HD-EX0062</text:p>
          </table:table-cell>
          <table:table-cell table:style-name="ce148" office:value-type="string" calcext:value-type="string">
            <text:p>T-Slot Aluminum Frame TPW, Extrusion 20mm x 20mm x 500mm,Tapped M5x0.8 on Both Ends, Black (Ends free of anodize) </text:p>
          </table:table-cell>
          <table:table-cell table:style-name="ce60" office:value-type="string" calcext:value-type="string">
            <text:p>In Position Technologies/T-Slot </text:p>
          </table:table-cell>
          <table:table-cell table:style-name="ce60" office:value-type="string" calcext:value-type="string">
            <text:p>650145-AB</text:p>
          </table:table-cell>
          <table:table-cell table:style-name="ce60" office:value-type="string" calcext:value-type="string">
            <text:p>In Position Technologies/T-Slot </text:p>
          </table:table-cell>
          <table:table-cell table:style-name="ce60" office:value-type="string" calcext:value-type="string">
            <text:p>650145-AB</text:p>
          </table:table-cell>
          <table:table-cell table:style-name="ce60" office:value-type="float" office:value="2" calcext:value-type="float">
            <text:p>2</text:p>
          </table:table-cell>
          <table:table-cell table:style-name="ce60" office:value-type="string" calcext:value-type="string">
            <text:p>ea</text:p>
          </table:table-cell>
          <table:table-cell table:style-name="ce290" office:value-type="currency" office:currency="USD" office:value="5.65" calcext:value-type="currency">
            <text:p>$5.65</text:p>
          </table:table-cell>
          <table:table-cell table:style-name="ce334" table:formula="of:=SUM([.J220]*[.H220])" office:value-type="float" office:value="11.3" calcext:value-type="float">
            <text:p>$11.30</text:p>
          </table:table-cell>
          <table:table-cell table:style-name="ce357" table:formula="of:=[.H220]*[.$L$2]" office:value-type="float" office:value="6100" calcext:value-type="float">
            <text:p>6,100</text:p>
          </table:table-cell>
          <table:table-cell table:style-name="ce78" office:value-type="string" calcext:value-type="string">
            <text:p>PO10951 / PO11306 / PO11307 / PO11308 / PO11309</text:p>
          </table:table-cell>
          <table:table-cell table:style-name="ce432" office:value-type="date" office:date-value="2015-12-31" calcext:value-type="date">
            <text:p>12/31/15</text:p>
          </table:table-cell>
          <table:table-cell table:style-name="ce432" office:value-type="string" calcext:value-type="string">
            <text:p>See notes </text:p>
          </table:table-cell>
          <table:table-cell table:style-name="ce506" office:value-type="string" calcext:value-type="string">
            <text:p>150 kits from stock and have those ready to ship the first week in February.  The balance will ship the week of February 15th.  After that, everything will roll on schedule as written.  </text:p>
            <text:p/>
            <text:p><text:span text:style-name="T3"> </text:span></text:p>
            <text:p/>
            <text:p><text:span text:style-name="T3">The balance will ship the week of February 15th.</text:span></text:p>
            <text:p/>
            <text:p><text:span text:style-name="T3"> </text:span></text:p>
            <text:p/>
            <text:p><text:span text:style-name="T3">After that, everything will roll on schedule as written.  Olive will have 4 scheduled deliveries, 4 weeks apart (each delivery will have 6 weeks of production at 125 units per week). TS Olive will have 4 scheduled deliveries, 4 weeks apart (each delivery will have 6 weeks of production at 125 units per week). TS </text:span></text:p>
          </table:table-cell>
          <table:table-cell table:style-name="ce581"/>
          <table:table-cell table:style-name="ce628" table:number-columns-repeated="983"/>
          <table:table-cell table:style-name="ce734" table:number-columns-repeated="23"/>
          <table:table-cell/>
        </table:table-row>
        <table:table-row table:style-name="ro7">
          <table:table-cell table:style-name="ce60" office:value-type="string" calcext:value-type="string">
            <text:p>Mechanical</text:p>
          </table:table-cell>
          <table:table-cell table:style-name="ce105" office:value-type="string" calcext:value-type="string">
            <text:p>HD-BU0029</text:p>
          </table:table-cell>
          <table:table-cell table:style-name="ce148" office:value-type="string" calcext:value-type="string">
            <text:p>DryLin® R - Solid polymer bearing RJMP-01, 12mm</text:p>
          </table:table-cell>
          <table:table-cell table:style-name="ce60" office:value-type="string" calcext:value-type="string">
            <text:p>Igus</text:p>
          </table:table-cell>
          <table:table-cell table:style-name="ce60" office:value-type="string" calcext:value-type="string">
            <text:p>RJMP-01-12</text:p>
          </table:table-cell>
          <table:table-cell table:style-name="ce60" office:value-type="string" calcext:value-type="string">
            <text:p>Igus</text:p>
          </table:table-cell>
          <table:table-cell table:style-name="ce60" office:value-type="string" calcext:value-type="string">
            <text:p>RJMP-01-12</text:p>
          </table:table-cell>
          <table:table-cell table:style-name="ce60" office:value-type="float" office:value="3" calcext:value-type="float">
            <text:p>3</text:p>
          </table:table-cell>
          <table:table-cell table:style-name="ce60" office:value-type="string" calcext:value-type="string">
            <text:p>ea</text:p>
          </table:table-cell>
          <table:table-cell table:style-name="ce290" office:value-type="currency" office:currency="USD" office:value="1.79" calcext:value-type="currency">
            <text:p>$1.79</text:p>
          </table:table-cell>
          <table:table-cell table:style-name="ce334" table:formula="of:=SUM([.J221]*[.H221])" office:value-type="float" office:value="5.37" calcext:value-type="float">
            <text:p>$5.37</text:p>
          </table:table-cell>
          <table:table-cell table:style-name="ce355" table:formula="of:=[.H221]*[.$L$2]" office:value-type="float" office:value="9150" calcext:value-type="float">
            <text:p>9,150</text:p>
          </table:table-cell>
          <table:table-cell table:style-name="ce406" office:value-type="string" calcext:value-type="string">
            <text:p>PO10907</text:p>
          </table:table-cell>
          <table:table-cell table:style-name="ce444" office:value-type="date" office:date-value="2015-12-03" calcext:value-type="date">
            <text:p>12/03/15</text:p>
          </table:table-cell>
          <table:table-cell table:style-name="ce444" office:value-type="string" calcext:value-type="string">
            <text:p>See notes </text:p>
          </table:table-cell>
          <table:table-cell table:style-name="ce496" office:value-type="string" calcext:value-type="string">
            <text:p>Received 10 Week lead time – Country of Origin – Germany. <text:s/>Ordered for Olive – see delivery schedule. TS</text:p>
          </table:table-cell>
          <table:table-cell table:style-name="ce582"/>
          <table:table-cell table:style-name="ce629" table:number-columns-repeated="982"/>
          <table:table-cell table:style-name="ce685" table:number-columns-repeated="2"/>
          <table:table-cell table:style-name="ce612" table:number-columns-repeated="22"/>
          <table:table-cell/>
        </table:table-row>
        <table:table-row table:style-name="ro7">
          <table:table-cell table:style-name="ce60" office:value-type="string" calcext:value-type="string">
            <text:p>**** Mechanical ****</text:p>
          </table:table-cell>
          <table:table-cell table:style-name="ce105" office:value-type="string" calcext:value-type="string">
            <text:p>HD-BU0030</text:p>
          </table:table-cell>
          <table:table-cell table:style-name="ce148" office:value-type="string" calcext:value-type="string">
            <text:p>DryLin® R - Solid polymer bearing RJMp-01, 10mm</text:p>
          </table:table-cell>
          <table:table-cell table:style-name="ce60" office:value-type="string" calcext:value-type="string">
            <text:p>Igus</text:p>
          </table:table-cell>
          <table:table-cell table:style-name="ce60" office:value-type="string" calcext:value-type="string">
            <text:p>RJMP-01-10</text:p>
          </table:table-cell>
          <table:table-cell table:style-name="ce60" office:value-type="string" calcext:value-type="string">
            <text:p>Igus</text:p>
          </table:table-cell>
          <table:table-cell table:style-name="ce60" office:value-type="string" calcext:value-type="string">
            <text:p>RJMP-01-10</text:p>
          </table:table-cell>
          <table:table-cell table:style-name="ce60" office:value-type="float" office:value="8" calcext:value-type="float">
            <text:p>8</text:p>
          </table:table-cell>
          <table:table-cell table:style-name="ce60" office:value-type="string" calcext:value-type="string">
            <text:p>ea</text:p>
          </table:table-cell>
          <table:table-cell table:style-name="ce290" office:value-type="currency" office:currency="USD" office:value="1.29" calcext:value-type="currency">
            <text:p>$1.29</text:p>
          </table:table-cell>
          <table:table-cell table:style-name="ce334" table:formula="of:=SUM([.J222]*[.H222])" office:value-type="float" office:value="10.32" calcext:value-type="float">
            <text:p>$10.32</text:p>
          </table:table-cell>
          <table:table-cell table:style-name="ce355" table:formula="of:=[.H222]*[.$L$2]" office:value-type="float" office:value="24400" calcext:value-type="float">
            <text:p>24,400</text:p>
          </table:table-cell>
          <table:table-cell table:style-name="ce78" office:value-type="string" calcext:value-type="string">
            <text:p>PO10907 / 11179</text:p>
          </table:table-cell>
          <table:table-cell table:style-name="ce444" office:value-type="date" office:date-value="2015-12-03" calcext:value-type="date">
            <text:p>12/03/15</text:p>
          </table:table-cell>
          <table:table-cell table:style-name="ce444" office:value-type="string" calcext:value-type="string">
            <text:p>See notes </text:p>
          </table:table-cell>
          <table:table-cell table:style-name="ce506" office:value-type="string" calcext:value-type="string">
            <text:p>10 Week lead time – Country of Origin – Germany. <text:s/>Ordered for Olive see delivery schedule.TS <text:s text:c="3"/>We upgraded last minute to the higher precision 10mm bushing. </text:p>
          </table:table-cell>
          <table:table-cell table:style-name="ce467"/>
          <table:table-cell table:style-name="ce614" table:number-columns-repeated="982"/>
          <table:table-cell table:style-name="ce612" table:number-columns-repeated="24"/>
          <table:table-cell/>
        </table:table-row>
        <table:table-row table:style-name="ro7">
          <table:table-cell table:style-name="ce60" office:value-type="string" calcext:value-type="string">
            <text:p>Mechanical</text:p>
          </table:table-cell>
          <table:table-cell table:style-name="ce105" office:value-type="string" calcext:value-type="string">
            <text:p>HD-BL0009</text:p>
          </table:table-cell>
          <table:table-cell table:style-name="ce148" office:value-type="string" calcext:value-type="string">
            <text:p>GT2, Single sided Neoprene Belt, 2mm pitch, 582 teeth, 6mm wide,fiberglass cords</text:p>
          </table:table-cell>
          <table:table-cell table:style-name="ce60" office:value-type="string" calcext:value-type="string">
            <text:p>B&amp;B Manufacturing </text:p>
          </table:table-cell>
          <table:table-cell table:style-name="ce60" office:value-type="string" calcext:value-type="string">
            <text:p>1164-2P-06 (2MR-1164-06)</text:p>
          </table:table-cell>
          <table:table-cell table:style-name="ce60" office:value-type="string" calcext:value-type="string">
            <text:p>B&amp;B Manufacturing </text:p>
          </table:table-cell>
          <table:table-cell table:style-name="ce60" office:value-type="string" calcext:value-type="string">
            <text:p>1164-2P-06 (2MR-1164-06)</text:p>
          </table:table-cell>
          <table:table-cell table:style-name="ce60" office:value-type="float" office:value="2" calcext:value-type="float">
            <text:p>2</text:p>
          </table:table-cell>
          <table:table-cell table:style-name="ce60" office:value-type="string" calcext:value-type="string">
            <text:p>ea</text:p>
          </table:table-cell>
          <table:table-cell table:style-name="ce290" office:value-type="currency" office:currency="USD" office:value="2.54" calcext:value-type="currency">
            <text:p>$2.54</text:p>
          </table:table-cell>
          <table:table-cell table:style-name="ce334" table:formula="of:=SUM([.J223]*[.H223])" office:value-type="float" office:value="5.08" calcext:value-type="float">
            <text:p>$5.08</text:p>
          </table:table-cell>
          <table:table-cell table:style-name="ce355" table:formula="of:=[.H223]*[.$L$2]" office:value-type="float" office:value="6100" calcext:value-type="float">
            <text:p>6,100</text:p>
          </table:table-cell>
          <table:table-cell table:style-name="ce75" office:value-type="string" calcext:value-type="string">
            <text:p>PO11989</text:p>
          </table:table-cell>
          <table:table-cell table:style-name="ce434" office:value-type="date" office:date-value="2016-02-11" calcext:value-type="date">
            <text:p>02/11/16</text:p>
          </table:table-cell>
          <table:table-cell table:style-name="ce434" office:value-type="string" calcext:value-type="string">
            <text:p>See notes </text:p>
          </table:table-cell>
          <table:table-cell table:style-name="ce525" office:value-type="string" calcext:value-type="string">
            <text:p>Confirmed. Scheduled deliveries of 1600 each month. 3/21, 4/19, 5/16, 6/13 </text:p>
          </table:table-cell>
          <table:table-cell table:style-name="ce467"/>
          <table:table-cell table:style-name="ce614" table:number-columns-repeated="982"/>
          <table:table-cell table:style-name="ce612"/>
          <table:table-cell table:style-name="ce605" table:number-columns-repeated="23"/>
          <table:table-cell table:style-name="ce247"/>
        </table:table-row>
        <table:table-row table:style-name="ro7">
          <table:table-cell table:style-name="ce60" office:value-type="string" calcext:value-type="string">
            <text:p>Mechanical</text:p>
          </table:table-cell>
          <table:table-cell table:style-name="ce105" office:value-type="string" calcext:value-type="string">
            <text:p>HD-EX0063</text:p>
          </table:table-cell>
          <table:table-cell table:style-name="ce148" office:value-type="string" calcext:value-type="string">
            <text:p>T-Slot Aluminum Frame LTP, Extrusion 20mm x 20mm x 500mm,Tapped M5x0.8 on one End, Black </text:p>
          </table:table-cell>
          <table:table-cell table:style-name="ce60" office:value-type="string" calcext:value-type="string">
            <text:p>In Position Technologies/T-Slot </text:p>
          </table:table-cell>
          <table:table-cell table:style-name="ce60" office:value-type="string" calcext:value-type="string">
            <text:p>6510145-A</text:p>
          </table:table-cell>
          <table:table-cell table:style-name="ce60" office:value-type="string" calcext:value-type="string">
            <text:p>In Position Technologies/T-Slot </text:p>
          </table:table-cell>
          <table:table-cell table:style-name="ce60" office:value-type="string" calcext:value-type="string">
            <text:p>6510145-A</text:p>
          </table:table-cell>
          <table:table-cell table:style-name="ce60" office:value-type="float" office:value="4" calcext:value-type="float">
            <text:p>4</text:p>
          </table:table-cell>
          <table:table-cell table:style-name="ce60" office:value-type="string" calcext:value-type="string">
            <text:p>ea</text:p>
          </table:table-cell>
          <table:table-cell table:style-name="ce290" office:value-type="currency" office:currency="USD" office:value="5.17" calcext:value-type="currency">
            <text:p>$5.17</text:p>
          </table:table-cell>
          <table:table-cell table:style-name="ce334" table:formula="of:=SUM([.J224]*[.H224])" office:value-type="float" office:value="20.68" calcext:value-type="float">
            <text:p>$20.68</text:p>
          </table:table-cell>
          <table:table-cell table:style-name="ce357" table:formula="of:=[.H224]*[.$L$2]" office:value-type="float" office:value="12200" calcext:value-type="float">
            <text:p>12,200</text:p>
          </table:table-cell>
          <table:table-cell table:style-name="ce406" office:value-type="string" calcext:value-type="string">
            <text:p>PO10951 / PO11306 / PO11307 / PO11308 / PO11309</text:p>
          </table:table-cell>
          <table:table-cell table:style-name="ce432" office:value-type="date" office:date-value="2015-12-31" calcext:value-type="date">
            <text:p>12/31/15</text:p>
          </table:table-cell>
          <table:table-cell table:style-name="ce432" office:value-type="string" calcext:value-type="string">
            <text:p>See notes </text:p>
          </table:table-cell>
          <table:table-cell table:style-name="ce526" office:value-type="string" calcext:value-type="string">
            <text:p>Deliveries March 21, April 19, May 16, June 13</text:p>
          </table:table-cell>
          <table:table-cell table:style-name="ce581"/>
          <table:table-cell table:style-name="ce614" table:number-columns-repeated="982"/>
          <table:table-cell table:style-name="ce628" table:number-columns-repeated="24"/>
          <table:table-cell/>
        </table:table-row>
        <table:table-row table:style-name="ro7">
          <table:table-cell table:style-name="ce81" office:value-type="string" calcext:value-type="string">
            <text:p>Packaging</text:p>
          </table:table-cell>
          <table:table-cell table:style-name="ce104" office:value-type="string" calcext:value-type="string">
            <text:p>DC-LB0061</text:p>
          </table:table-cell>
          <table:table-cell table:style-name="ce163" office:value-type="string" calcext:value-type="string">
            <text:p>FCC_CE_ROHS_OSHW_RYF_CO_Made_Sticker_4" x3"</text:p>
          </table:table-cell>
          <table:table-cell table:style-name="ce59" table:number-columns-repeated="4"/>
          <table:table-cell table:style-name="ce59" office:value-type="float" office:value="1" calcext:value-type="float">
            <text:p>1</text:p>
          </table:table-cell>
          <table:table-cell table:style-name="ce59" office:value-type="string" calcext:value-type="string">
            <text:p>ea</text:p>
          </table:table-cell>
          <table:table-cell table:style-name="ce288" office:value-type="currency" office:currency="USD" office:value="0.2435" calcext:value-type="currency">
            <text:p>$0.24</text:p>
          </table:table-cell>
          <table:table-cell table:style-name="ce333" table:formula="of:=SUM([.J225]*[.H225])" office:value-type="float" office:value="0.2435" calcext:value-type="float">
            <text:p>$0.24</text:p>
          </table:table-cell>
          <table:table-cell table:style-name="ce352" table:formula="of:=[.H225]*[.$L$2]" office:value-type="float" office:value="3050" calcext:value-type="float">
            <text:p>3,050</text:p>
          </table:table-cell>
          <table:table-cell table:style-name="ce367"/>
          <table:table-cell table:style-name="ce445" table:number-columns-repeated="2"/>
          <table:table-cell table:style-name="ce478" office:value-type="string" calcext:value-type="string">
            <text:p>Pending Ben and Steven – will be printed on the box</text:p>
          </table:table-cell>
          <table:table-cell table:style-name="ce583"/>
          <table:table-cell table:style-name="ce601" table:number-columns-repeated="396"/>
          <table:table-cell table:style-name="ce658" table:number-columns-repeated="586"/>
          <table:table-cell table:style-name="ce686"/>
          <table:table-cell table:style-name="ce736" table:number-columns-repeated="23"/>
          <table:table-cell table:style-name="ce740"/>
        </table:table-row>
        <table:table-row table:style-name="ro7">
          <table:table-cell table:style-name="ce82"/>
          <table:table-cell table:style-name="ce139"/>
          <table:table-cell table:style-name="ce198"/>
          <table:table-cell table:style-name="ce82" table:number-columns-repeated="6"/>
          <table:table-cell table:style-name="ce320"/>
          <table:table-cell table:style-name="ce344"/>
          <table:table-cell table:style-name="ce363"/>
          <table:table-cell table:style-name="ce82"/>
          <table:table-cell table:style-name="ce446" table:number-columns-repeated="2"/>
          <table:table-cell table:style-name="ce527"/>
          <table:table-cell table:style-name="ce468"/>
          <table:table-cell table:style-name="ce590" table:number-columns-repeated="982"/>
          <table:table-cell table:style-name="ce597"/>
          <table:table-cell table:style-name="ce595" table:number-columns-repeated="23"/>
          <table:table-cell/>
        </table:table-row>
        <table:table-row table:style-name="ro7">
          <table:table-cell table:style-name="ce60" office:value-type="string" calcext:value-type="string">
            <text:p>Tools</text:p>
          </table:table-cell>
          <table:table-cell table:style-name="ce136" office:value-type="string" calcext:value-type="string">
            <text:p>TL-MS0020</text:p>
          </table:table-cell>
          <table:table-cell table:style-name="ce148" office:value-type="string" calcext:value-type="string">
            <text:p>Stainless Steel/Straight Instrument Cleaner Brush</text:p>
          </table:table-cell>
          <table:table-cell table:style-name="ce60" office:value-type="string" calcext:value-type="string">
            <text:p>Gordon Brush</text:p>
          </table:table-cell>
          <table:table-cell table:style-name="ce60" office:value-type="float" office:value="906501" calcext:value-type="float">
            <text:p>906501</text:p>
          </table:table-cell>
          <table:table-cell table:style-name="ce60" office:value-type="string" calcext:value-type="string">
            <text:p>Gordon Brush</text:p>
          </table:table-cell>
          <table:table-cell table:style-name="ce60" office:value-type="float" office:value="906501" calcext:value-type="float">
            <text:p>906501</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5.29" calcext:value-type="currency">
            <text:p>$5.29</text:p>
          </table:table-cell>
          <table:table-cell table:style-name="ce334" office:value-type="float" office:value="5.29" calcext:value-type="float">
            <text:p>$5.29</text:p>
          </table:table-cell>
          <table:table-cell table:style-name="ce357" table:formula="of:=[.H227]*[.$L$2]" office:value-type="float" office:value="3050" calcext:value-type="float">
            <text:p>3,050</text:p>
          </table:table-cell>
          <table:table-cell table:style-name="ce407" office:value-type="string" calcext:value-type="string">
            <text:p>PO11113</text:p>
          </table:table-cell>
          <table:table-cell table:style-name="ce447" office:value-type="date" office:date-value="2015-12-09" calcext:value-type="date">
            <text:p>12/09/15</text:p>
          </table:table-cell>
          <table:table-cell table:style-name="ce432" office:value-type="date" office:date-value="2015-12-14" calcext:value-type="date">
            <text:p>12/14/15</text:p>
          </table:table-cell>
          <table:table-cell table:style-name="ce496" office:value-type="string" calcext:value-type="string">
            <text:p>Received PO11113 OLIVE AND NUTMEG TOGETHER. 1/18/16 delivery KG <text:s/>do we need this? ← yes we do</text:p>
          </table:table-cell>
          <table:table-cell table:style-name="ce581"/>
          <table:table-cell table:style-name="ce614" table:number-columns-repeated="982"/>
          <table:table-cell table:style-name="ce628"/>
          <table:table-cell table:style-name="ce734" table:number-columns-repeated="23"/>
          <table:table-cell/>
        </table:table-row>
        <table:table-row table:style-name="ro7">
          <table:table-cell table:style-name="ce60" office:value-type="string" calcext:value-type="string">
            <text:p>Tools</text:p>
          </table:table-cell>
          <table:table-cell table:style-name="ce105" office:value-type="string" calcext:value-type="string">
            <text:p>TL-HD0280</text:p>
          </table:table-cell>
          <table:table-cell table:style-name="ce148" office:value-type="string" calcext:value-type="string">
            <text:p>Tekton 13-pc. Long Arm Ball Hex Key Wrench Set (Metric) – Red</text:p>
          </table:table-cell>
          <table:table-cell table:style-name="ce60" office:value-type="string" calcext:value-type="string">
            <text:p>Tekton</text:p>
          </table:table-cell>
          <table:table-cell table:style-name="ce60"/>
          <table:table-cell table:style-name="ce60" office:value-type="string" calcext:value-type="string">
            <text:p>Boston Industrial </text:p>
          </table:table-cell>
          <table:table-cell table:style-name="ce246" office:value-type="float" office:value="25272" calcext:value-type="float">
            <text:p>25272</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6.25" calcext:value-type="currency">
            <text:p>$6.25</text:p>
          </table:table-cell>
          <table:table-cell table:style-name="ce334" table:formula="of:=SUM([.J228]*[.H228])" office:value-type="float" office:value="6.25" calcext:value-type="float">
            <text:p>$6.25</text:p>
          </table:table-cell>
          <table:table-cell table:style-name="ce355" table:formula="of:=[.H228]*[.$L$2]" office:value-type="float" office:value="3050" calcext:value-type="float">
            <text:p>3,050</text:p>
          </table:table-cell>
          <table:table-cell table:style-name="ce377" office:value-type="string" calcext:value-type="string">
            <text:p>PO11025</text:p>
          </table:table-cell>
          <table:table-cell table:style-name="ce431" office:value-type="date" office:date-value="2015-12-06" calcext:value-type="date">
            <text:p>12/06/15</text:p>
          </table:table-cell>
          <table:table-cell table:style-name="ce432" office:value-type="date" office:date-value="2015-12-10" calcext:value-type="date">
            <text:p>12/10/15</text:p>
          </table:table-cell>
          <table:table-cell table:style-name="ce496" office:value-type="string" calcext:value-type="string">
            <text:p>Received 1,850 pc Balance due, requested status 4/7/16 KG <text:s/>of NUTMEG and OLIVE ordered KG 1200 pc deliver 2/11 balance 4/1/16 KG not used on mini- Please have John quote this out for ~24,000 unit EAU quantities since it will be used in both Mini and Taz moving forward. TS </text:p>
          </table:table-cell>
          <table:table-cell table:style-name="ce584"/>
          <table:table-cell table:style-name="ce617" table:number-columns-repeated="982"/>
          <table:table-cell table:style-name="ce624" table:number-columns-repeated="2"/>
          <table:table-cell table:style-name="ce605" table:number-columns-repeated="22"/>
          <table:table-cell/>
        </table:table-row>
        <table:table-row table:style-name="ro7">
          <table:table-cell table:style-name="ce60" office:value-type="string" calcext:value-type="string">
            <text:p>Tools</text:p>
          </table:table-cell>
          <table:table-cell table:style-name="ce105" office:value-type="string" calcext:value-type="string">
            <text:p>TL-HD0008</text:p>
          </table:table-cell>
          <table:table-cell table:style-name="ce148" office:value-type="string" calcext:value-type="string">
            <text:p>Stainless Steel Pocket Rule Semiflexible, Metric Grads, 150 mm Length</text:p>
          </table:table-cell>
          <table:table-cell table:style-name="ce60" table:number-columns-repeated="2"/>
          <table:table-cell table:style-name="ce60" office:value-type="string" calcext:value-type="string">
            <text:p>Image Supply </text:p>
          </table:table-cell>
          <table:table-cell table:style-name="ce60" office:value-type="string" calcext:value-type="string">
            <text:p>6813A62</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2.1" calcext:value-type="currency">
            <text:p>$2.10</text:p>
          </table:table-cell>
          <table:table-cell table:style-name="ce334" table:formula="of:=SUM([.J229]*[.H229])" office:value-type="float" office:value="2.1" calcext:value-type="float">
            <text:p>$2.10</text:p>
          </table:table-cell>
          <table:table-cell table:style-name="ce355" table:formula="of:=[.H229]*[.$L$2]" office:value-type="float" office:value="3050" calcext:value-type="float">
            <text:p>3,050</text:p>
          </table:table-cell>
          <table:table-cell table:style-name="ce382" office:value-type="string" calcext:value-type="string">
            <text:p>PO11081</text:p>
          </table:table-cell>
          <table:table-cell table:style-name="ce432" office:value-type="date" office:date-value="2015-12-09" calcext:value-type="date">
            <text:p>12/09/15</text:p>
          </table:table-cell>
          <table:table-cell table:style-name="ce432" office:value-type="date" office:date-value="2015-12-21" calcext:value-type="date">
            <text:p>12/21/15</text:p>
          </table:table-cell>
          <table:table-cell table:style-name="ce496" office:value-type="string" calcext:value-type="string">
            <text:p>NUTMEG &amp; OLIVE ordered <text:s text:c="2"/>requested have Phil quote this out for ~24,000 unit EAU quantities KG since it will be used in both Mini and Taz moving forward. TS </text:p>
          </table:table-cell>
          <table:table-cell table:style-name="ce506"/>
          <table:table-cell table:style-name="ce612" table:number-columns-repeated="983"/>
          <table:table-cell table:style-name="ce605" table:number-columns-repeated="23"/>
          <table:table-cell/>
        </table:table-row>
        <table:table-row table:style-name="ro7">
          <table:table-cell table:style-name="ce60" office:value-type="string" calcext:value-type="string">
            <text:p>Tools</text:p>
          </table:table-cell>
          <table:table-cell table:style-name="ce105" office:value-type="string" calcext:value-type="string">
            <text:p>TL-HD0046</text:p>
          </table:table-cell>
          <table:table-cell table:style-name="ce148" office:value-type="string" calcext:value-type="string">
            <text:p>PRO DENTAL PICK (PROBE) (DP-19) M S V - in a protective sleeve or with a safety cap</text:p>
          </table:table-cell>
          <table:table-cell table:style-name="ce60" table:number-columns-repeated="2"/>
          <table:table-cell table:style-name="ce60" office:value-type="string" calcext:value-type="string">
            <text:p>Image Supply </text:p>
          </table:table-cell>
          <table:table-cell table:style-name="ce72" office:value-type="string" calcext:value-type="string">
            <text:p>(DP-19) M S V</text:p>
          </table:table-cell>
          <table:table-cell table:style-name="ce60" office:value-type="float" office:value="1" calcext:value-type="float">
            <text:p>1</text:p>
          </table:table-cell>
          <table:table-cell table:style-name="ce60" office:value-type="string" calcext:value-type="string">
            <text:p>ea</text:p>
          </table:table-cell>
          <table:table-cell table:style-name="ce305" office:value-type="currency" office:currency="USD" office:value="1.02" calcext:value-type="currency">
            <text:p>$1.02</text:p>
          </table:table-cell>
          <table:table-cell table:style-name="ce305" table:formula="of:=SUM([.J230]*[.H230])" office:value-type="currency" office:currency="USD" office:value="1.02" calcext:value-type="currency">
            <text:p>$1.02</text:p>
          </table:table-cell>
          <table:table-cell table:style-name="ce355" table:formula="of:=[.H230]*[.$L$2]" office:value-type="float" office:value="3050" calcext:value-type="float">
            <text:p>3,050</text:p>
          </table:table-cell>
          <table:table-cell table:style-name="ce377" office:value-type="string" calcext:value-type="string">
            <text:p>PO09520</text:p>
          </table:table-cell>
          <table:table-cell table:style-name="ce431" office:value-type="date" office:date-value="2015-09-11" calcext:value-type="date">
            <text:p>09/11/15</text:p>
          </table:table-cell>
          <table:table-cell table:style-name="ce432" office:value-type="date" office:date-value="2016-01-07" calcext:value-type="date">
            <text:p>01/07/16</text:p>
          </table:table-cell>
          <table:table-cell table:style-name="ce496" office:value-type="string" calcext:value-type="string">
            <text:p>Received Requested quote this out for ~24,000 unit EAU quantities since it will be used in both Mini and Taz moving forward. TS </text:p>
          </table:table-cell>
          <table:table-cell table:style-name="ce506"/>
          <table:table-cell table:style-name="ce616" table:number-columns-repeated="982"/>
          <table:table-cell table:style-name="ce612"/>
          <table:table-cell table:style-name="ce605" table:number-columns-repeated="23"/>
          <table:table-cell/>
        </table:table-row>
        <table:table-row table:style-name="ro7">
          <table:table-cell table:style-name="ce60" office:value-type="string" calcext:value-type="string">
            <text:p>Tools</text:p>
          </table:table-cell>
          <table:table-cell table:style-name="ce105" office:value-type="string" calcext:value-type="string">
            <text:p>TL-HD0049</text:p>
          </table:table-cell>
          <table:table-cell table:style-name="ce148" office:value-type="string" calcext:value-type="string">
            <text:p>6'' Deluxe Bent Stainless Steel Tweezer with Serrated Teeth and Safetey Cap</text:p>
          </table:table-cell>
          <table:table-cell table:style-name="ce60" table:number-columns-repeated="2"/>
          <table:table-cell table:style-name="ce60" office:value-type="string" calcext:value-type="string">
            <text:p>Roeder Insudtries </text:p>
          </table:table-cell>
          <table:table-cell table:style-name="ce60" office:value-type="string" calcext:value-type="string">
            <text:p>TWE6</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1.44" calcext:value-type="currency">
            <text:p>$1.44</text:p>
          </table:table-cell>
          <table:table-cell table:style-name="ce334" table:formula="of:=SUM([.J231]*[.H231])" office:value-type="float" office:value="1.44" calcext:value-type="float">
            <text:p>$1.44</text:p>
          </table:table-cell>
          <table:table-cell table:style-name="ce355" table:formula="of:=[.H231]*[.$L$2]" office:value-type="float" office:value="3050" calcext:value-type="float">
            <text:p>3,050</text:p>
          </table:table-cell>
          <table:table-cell table:style-name="ce377" office:value-type="string" calcext:value-type="string">
            <text:p>PO11057</text:p>
          </table:table-cell>
          <table:table-cell table:style-name="ce431" office:value-type="date" office:date-value="2015-12-07" calcext:value-type="date">
            <text:p>12/07/15</text:p>
          </table:table-cell>
          <table:table-cell table:style-name="ce432" office:value-type="date" office:date-value="2015-12-14" calcext:value-type="date">
            <text:p>12/14/15</text:p>
          </table:table-cell>
          <table:table-cell table:style-name="ce506" office:value-type="string" calcext:value-type="string">
            <text:p>PO sent 12/7 to Roeder KG Check lead time with vendor and order accordingly. TS </text:p>
          </table:table-cell>
          <table:table-cell table:style-name="ce506"/>
          <table:table-cell table:style-name="ce612" table:number-columns-repeated="983"/>
          <table:table-cell table:style-name="ce605" table:number-columns-repeated="23"/>
          <table:table-cell/>
        </table:table-row>
        <table:table-row table:style-name="ro7">
          <table:table-cell table:style-name="ce60" office:value-type="string" calcext:value-type="string">
            <text:p>Tools</text:p>
          </table:table-cell>
          <table:table-cell table:style-name="ce105" office:value-type="string" calcext:value-type="string">
            <text:p>TL-MS0343</text:p>
          </table:table-cell>
          <table:table-cell table:style-name="ce148" office:value-type="string" calcext:value-type="string">
            <text:p>Elleven Travel Organizer with LulzBot® Logo, LulzBot Green</text:p>
          </table:table-cell>
          <table:table-cell table:style-name="ce60" office:value-type="string" calcext:value-type="string">
            <text:p>Specialty Incentives </text:p>
          </table:table-cell>
          <table:table-cell table:style-name="ce60" office:value-type="string" calcext:value-type="string">
            <text:p>7007-04BKOR</text:p>
          </table:table-cell>
          <table:table-cell table:style-name="ce60" office:value-type="string" calcext:value-type="string">
            <text:p>Specialty Incentives</text:p>
          </table:table-cell>
          <table:table-cell table:style-name="ce60" office:value-type="string" calcext:value-type="string">
            <text:p>7007-04BKOR</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7.39" calcext:value-type="currency">
            <text:p>$7.39</text:p>
          </table:table-cell>
          <table:table-cell table:style-name="ce334" table:formula="of:=SUM([.J232]*[.H232])" office:value-type="float" office:value="7.39" calcext:value-type="float">
            <text:p>$7.39</text:p>
          </table:table-cell>
          <table:table-cell table:style-name="ce355" table:formula="of:=[.H232]*[.$L$2]" office:value-type="float" office:value="3050" calcext:value-type="float">
            <text:p>3,050</text:p>
          </table:table-cell>
          <table:table-cell table:style-name="ce407" office:value-type="string" calcext:value-type="string">
            <text:p>PO10731, 10949</text:p>
          </table:table-cell>
          <table:table-cell table:style-name="ce447" office:value-type="date" office:date-value="2015-11-16" calcext:value-type="date">
            <text:p>11/16/15</text:p>
          </table:table-cell>
          <table:table-cell table:style-name="ce447" office:value-type="date" office:date-value="2015-12-01" calcext:value-type="date">
            <text:p>12/01/15</text:p>
          </table:table-cell>
          <table:table-cell table:style-name="ce528" office:value-type="string" calcext:value-type="string">
            <text:p>Received Nutmeg units are on the way. Placed PO10949 for Olive to ensure delivery before Chinese NY. TS <text:s/>(I updated this line item per R&amp;D. TS) </text:p>
          </table:table-cell>
          <table:table-cell table:style-name="ce506"/>
          <table:table-cell table:style-name="ce612" table:number-columns-repeated="983"/>
          <table:table-cell table:style-name="ce605" table:number-columns-repeated="23"/>
          <table:table-cell/>
        </table:table-row>
        <table:table-row table:style-name="ro7">
          <table:table-cell table:style-name="ce60" office:value-type="string" calcext:value-type="string">
            <text:p>Tools</text:p>
          </table:table-cell>
          <table:table-cell table:style-name="ce105" office:value-type="string" calcext:value-type="string">
            <text:p>TL-HD0009</text:p>
          </table:table-cell>
          <table:table-cell table:style-name="ce148" office:value-type="string" calcext:value-type="string">
            <text:p>7 1/2" Nylon Handle Clam Knife (Overall Dimensions: Blade Length: 3 1/2" <text:s/>Total Length: 7 1/2" )</text:p>
          </table:table-cell>
          <table:table-cell table:style-name="ce60" office:value-type="string" calcext:value-type="string">
            <text:p>Webstaurant</text:p>
          </table:table-cell>
          <table:table-cell table:style-name="ce246" office:value-type="float" office:value="35340592" calcext:value-type="float">
            <text:p>35340592</text:p>
          </table:table-cell>
          <table:table-cell table:style-name="ce60" office:value-type="string" calcext:value-type="string">
            <text:p>Webstaurant</text:p>
          </table:table-cell>
          <table:table-cell table:style-name="ce246" office:value-type="float" office:value="35340592" calcext:value-type="float">
            <text:p>35340592</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2.03" calcext:value-type="currency">
            <text:p>$2.03</text:p>
          </table:table-cell>
          <table:table-cell table:style-name="ce334" table:formula="of:=SUM([.J233]*[.H233])" office:value-type="float" office:value="2.03" calcext:value-type="float">
            <text:p>$2.03</text:p>
          </table:table-cell>
          <table:table-cell table:style-name="ce357" table:formula="of:=[.H233]*[.$L$2]" office:value-type="float" office:value="3050" calcext:value-type="float">
            <text:p>3,050</text:p>
          </table:table-cell>
          <table:table-cell table:style-name="ce408" office:value-type="string" calcext:value-type="string">
            <text:p>PO11672</text:p>
          </table:table-cell>
          <table:table-cell table:style-name="ce447" office:value-type="date" office:date-value="2016-01-22" calcext:value-type="date">
            <text:p>01/22/16</text:p>
          </table:table-cell>
          <table:table-cell table:style-name="ce432" office:value-type="date" office:date-value="2016-02-22" calcext:value-type="date">
            <text:p>02/22/16</text:p>
          </table:table-cell>
          <table:table-cell table:style-name="ce496" office:value-type="string" calcext:value-type="string">
            <text:p>Received Toni ordered for Olive.KG</text:p>
          </table:table-cell>
          <table:table-cell table:style-name="ce585"/>
          <table:table-cell table:style-name="ce628" table:number-columns-repeated="983"/>
          <table:table-cell table:style-name="ce734" table:number-columns-repeated="23"/>
          <table:table-cell/>
        </table:table-row>
        <table:table-row table:style-name="ro7">
          <table:table-cell table:style-name="ce60" office:value-type="string" calcext:value-type="string">
            <text:p>Service</text:p>
          </table:table-cell>
          <table:table-cell table:style-name="ce105" office:value-type="string" calcext:value-type="string">
            <text:p>DC-LB0062</text:p>
          </table:table-cell>
          <table:table-cell table:style-name="ce148" office:value-type="string" calcext:value-type="string">
            <text:p>Clam Knife Sheath Sticker - Caution Sharp Blade! (1"x2.5" Rectangle)</text:p>
          </table:table-cell>
          <table:table-cell table:style-name="ce60" office:value-type="string" calcext:value-type="string">
            <text:p>Sticker Giant </text:p>
          </table:table-cell>
          <table:table-cell table:style-name="ce60"/>
          <table:table-cell table:style-name="ce60" office:value-type="string" calcext:value-type="string">
            <text:p>Sticker Giant </text:p>
          </table:table-cell>
          <table:table-cell table:style-name="ce246"/>
          <table:table-cell table:style-name="ce60" office:value-type="float" office:value="1" calcext:value-type="float">
            <text:p>1</text:p>
          </table:table-cell>
          <table:table-cell table:style-name="ce60" office:value-type="string" calcext:value-type="string">
            <text:p>ea</text:p>
          </table:table-cell>
          <table:table-cell table:number-columns-repeated="2" table:style-name="ce290" office:value-type="currency" office:currency="USD" office:value="0.03255" calcext:value-type="currency">
            <text:p>$0.03</text:p>
          </table:table-cell>
          <table:table-cell table:style-name="ce357" office:value-type="float" office:value="3050" calcext:value-type="float">
            <text:p>3,050</text:p>
          </table:table-cell>
          <table:table-cell table:style-name="ce408" office:value-type="string" calcext:value-type="string">
            <text:p>PO11673</text:p>
          </table:table-cell>
          <table:table-cell table:style-name="ce447" office:value-type="date" office:date-value="2016-01-22" calcext:value-type="date">
            <text:p>01/22/16</text:p>
          </table:table-cell>
          <table:table-cell table:style-name="ce432" office:value-type="date" office:date-value="2016-01-29" calcext:value-type="date">
            <text:p>01/29/16</text:p>
          </table:table-cell>
          <table:table-cell table:style-name="ce496" office:value-type="string" calcext:value-type="string">
            <text:p>RECEIVED Confirmed with Sticker giant KG</text:p>
          </table:table-cell>
          <table:table-cell table:style-name="ce585"/>
          <table:table-cell table:style-name="ce628" table:number-columns-repeated="983"/>
          <table:table-cell table:style-name="ce734" table:number-columns-repeated="23"/>
          <table:table-cell/>
        </table:table-row>
        <table:table-row table:style-name="ro7">
          <table:table-cell table:style-name="ce60" office:value-type="string" calcext:value-type="string">
            <text:p>Service</text:p>
          </table:table-cell>
          <table:table-cell table:style-name="ce105" office:value-type="string" calcext:value-type="string">
            <text:p>TL-HD0359</text:p>
          </table:table-cell>
          <table:table-cell table:style-name="ce148" office:value-type="string" calcext:value-type="string">
            <text:p>7 1/2" Nylon Handle Clam Knife - Laser Etched with "Sharp" Icon</text:p>
          </table:table-cell>
          <table:table-cell table:style-name="ce60" office:value-type="string" calcext:value-type="string">
            <text:p>Laser Engraving Designs </text:p>
          </table:table-cell>
          <table:table-cell table:style-name="ce60"/>
          <table:table-cell table:style-name="ce60" office:value-type="string" calcext:value-type="string">
            <text:p>Laser Engraving Designs </text:p>
          </table:table-cell>
          <table:table-cell table:style-name="ce246"/>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47" calcext:value-type="currency">
            <text:p>$0.47</text:p>
          </table:table-cell>
          <table:table-cell table:style-name="ce334" office:value-type="float" office:value="0.47" calcext:value-type="float">
            <text:p>$0.47</text:p>
          </table:table-cell>
          <table:table-cell table:style-name="ce357" office:value-type="float" office:value="3050" calcext:value-type="float">
            <text:p>3,050</text:p>
          </table:table-cell>
          <table:table-cell table:style-name="ce409" office:value-type="string" calcext:value-type="string">
            <text:p>PO11670</text:p>
          </table:table-cell>
          <table:table-cell table:style-name="ce447" office:value-type="date" office:date-value="2016-01-22" calcext:value-type="date">
            <text:p>01/22/16</text:p>
          </table:table-cell>
          <table:table-cell table:style-name="ce432" office:value-type="date" office:date-value="2016-01-29" calcext:value-type="date">
            <text:p>01/29/16</text:p>
          </table:table-cell>
          <table:table-cell table:style-name="ce506"/>
          <table:table-cell table:style-name="ce585"/>
          <table:table-cell table:style-name="ce628" table:number-columns-repeated="983"/>
          <table:table-cell table:style-name="ce734" table:number-columns-repeated="23"/>
          <table:table-cell/>
        </table:table-row>
        <table:table-row table:style-name="ro7">
          <table:table-cell table:style-name="ce74" office:value-type="string" calcext:value-type="string">
            <text:p>Electronic</text:p>
          </table:table-cell>
          <table:table-cell table:style-name="ce118" office:value-type="string" calcext:value-type="string">
            <text:p>EL-FA0034</text:p>
          </table:table-cell>
          <table:table-cell table:style-name="ce190" office:value-type="string" calcext:value-type="string">
            <text:p>Pelonis FAN 5V 40x10mm Low flow</text:p>
          </table:table-cell>
          <table:table-cell table:style-name="ce74" office:value-type="string" calcext:value-type="string">
            <text:p>Pelonis</text:p>
          </table:table-cell>
          <table:table-cell table:style-name="ce74" office:value-type="string" calcext:value-type="string">
            <text:p>C4010L05BPLB1b-7</text:p>
          </table:table-cell>
          <table:table-cell table:style-name="ce74" office:value-type="string" calcext:value-type="string">
            <text:p>Pelonis</text:p>
          </table:table-cell>
          <table:table-cell table:style-name="ce74" office:value-type="string" calcext:value-type="string">
            <text:p>C4010L05BPLB1b-7</text:p>
          </table:table-cell>
          <table:table-cell table:style-name="ce74" office:value-type="float" office:value="1" calcext:value-type="float">
            <text:p>1</text:p>
          </table:table-cell>
          <table:table-cell table:style-name="ce74" office:value-type="string" calcext:value-type="string">
            <text:p>ea</text:p>
          </table:table-cell>
          <table:table-cell table:style-name="ce301" office:value-type="currency" office:currency="USD" office:value="3.07" calcext:value-type="currency">
            <text:p>$3.07</text:p>
          </table:table-cell>
          <table:table-cell table:style-name="ce340" table:formula="of:=SUM([.J236]*[.H236])" office:value-type="float" office:value="3.07" calcext:value-type="float">
            <text:p>$3.07</text:p>
          </table:table-cell>
          <table:table-cell table:style-name="ce360" table:formula="of:=[.H236]*[.$L$2]" office:value-type="float" office:value="3050" calcext:value-type="float">
            <text:p>3,050</text:p>
          </table:table-cell>
          <table:table-cell table:style-name="ce386" office:value-type="string" calcext:value-type="string">
            <text:p>PO11299</text:p>
          </table:table-cell>
          <table:table-cell table:style-name="ce436" office:value-type="date" office:date-value="2015-12-30" calcext:value-type="date">
            <text:p>12/30/15</text:p>
          </table:table-cell>
          <table:table-cell table:style-name="ce457" office:value-type="date" office:date-value="2016-02-05" calcext:value-type="date">
            <text:p>02/05/16</text:p>
          </table:table-cell>
          <table:table-cell table:style-name="ce529" office:value-type="string" calcext:value-type="string">
            <text:p>Switching to pelonis alternate – Nutmeg built with free samples. TS</text:p>
          </table:table-cell>
          <table:table-cell table:style-name="ce586"/>
          <table:table-cell table:style-name="ce630" table:number-columns-repeated="1006"/>
          <table:table-cell/>
        </table:table-row>
        <table:table-row table:style-name="ro7">
          <table:table-cell table:style-name="ce74" office:value-type="string" calcext:value-type="string">
            <text:p>Electronic</text:p>
          </table:table-cell>
          <table:table-cell table:style-name="ce118" office:value-type="string" calcext:value-type="string">
            <text:p>EL-FA0032</text:p>
          </table:table-cell>
          <table:table-cell table:style-name="ce185" office:value-type="string" calcext:value-type="string">
            <text:p>Pelonis FAN 24V 40x40mm Low flow</text:p>
          </table:table-cell>
          <table:table-cell table:style-name="ce74" office:value-type="string" calcext:value-type="string">
            <text:p>Pelonis</text:p>
          </table:table-cell>
          <table:table-cell table:style-name="ce74" office:value-type="string" calcext:value-type="string">
            <text:p>C4010L24BPLB1-7</text:p>
          </table:table-cell>
          <table:table-cell table:style-name="ce74" office:value-type="string" calcext:value-type="string">
            <text:p>Pelonis</text:p>
          </table:table-cell>
          <table:table-cell table:style-name="ce212" office:value-type="string" calcext:value-type="string">
            <text:p>C4010L24BPLB1-7</text:p>
          </table:table-cell>
          <table:table-cell table:style-name="ce74" office:value-type="float" office:value="2" calcext:value-type="float">
            <text:p>2</text:p>
          </table:table-cell>
          <table:table-cell table:style-name="ce74" office:value-type="string" calcext:value-type="string">
            <text:p>ea</text:p>
          </table:table-cell>
          <table:table-cell table:style-name="ce301" office:value-type="currency" office:currency="USD" office:value="3.13" calcext:value-type="currency">
            <text:p>$3.13</text:p>
          </table:table-cell>
          <table:table-cell table:style-name="ce340" table:formula="of:=SUM([.J237]*[.H237])" office:value-type="float" office:value="6.26" calcext:value-type="float">
            <text:p>$6.26</text:p>
          </table:table-cell>
          <table:table-cell table:style-name="ce360" table:formula="of:=[.H237]*[.$L$2]" office:value-type="float" office:value="6100" calcext:value-type="float">
            <text:p>6,100</text:p>
          </table:table-cell>
          <table:table-cell table:style-name="ce386" office:value-type="string" calcext:value-type="string">
            <text:p>PO11299</text:p>
          </table:table-cell>
          <table:table-cell table:style-name="ce436" office:value-type="date" office:date-value="2015-12-30" calcext:value-type="date">
            <text:p>12/30/15</text:p>
          </table:table-cell>
          <table:table-cell table:style-name="ce457" office:value-type="date" office:date-value="2016-02-05" calcext:value-type="date">
            <text:p>02/05/16</text:p>
          </table:table-cell>
          <table:table-cell table:style-name="ce529" office:value-type="string" calcext:value-type="string">
            <text:p>Switching to pelonis alternate – Nutmeg built with free samples. TS</text:p>
          </table:table-cell>
          <table:table-cell table:style-name="ce586"/>
          <table:table-cell table:style-name="ce630" table:number-columns-repeated="1006"/>
          <table:table-cell/>
        </table:table-row>
        <table:table-row table:style-name="ro7">
          <table:table-cell table:style-name="ce83" office:value-type="string" calcext:value-type="string">
            <text:p>Mechanical</text:p>
          </table:table-cell>
          <table:table-cell table:style-name="ce140" office:value-type="string" calcext:value-type="string">
            <text:p>EL-MS0353</text:p>
          </table:table-cell>
          <table:table-cell table:style-name="ce199" office:value-type="string" calcext:value-type="string">
            <text:p>Ferrule for 16 AWG wire</text:p>
          </table:table-cell>
          <table:table-cell table:style-name="ce83" office:value-type="string" calcext:value-type="string">
            <text:p>Phoenix</text:p>
          </table:table-cell>
          <table:table-cell table:style-name="ce83" office:value-type="float" office:value="3200043" calcext:value-type="float">
            <text:p>3200043</text:p>
          </table:table-cell>
          <table:table-cell table:style-name="ce83" office:value-type="string" calcext:value-type="string">
            <text:p>TTI`</text:p>
          </table:table-cell>
          <table:table-cell table:style-name="ce270"/>
          <table:table-cell table:style-name="ce83" office:value-type="float" office:value="8" calcext:value-type="float">
            <text:p>8</text:p>
          </table:table-cell>
          <table:table-cell table:style-name="ce83" office:value-type="string" calcext:value-type="string">
            <text:p>ea</text:p>
          </table:table-cell>
          <table:table-cell table:style-name="ce321" office:value-type="currency" office:currency="USD" office:value="0.119" calcext:value-type="currency">
            <text:p>$0.12</text:p>
          </table:table-cell>
          <table:table-cell table:style-name="ce345" table:formula="of:=[.H238]*[.J238]" office:value-type="currency" office:currency="USD" office:value="0.952" calcext:value-type="currency">
            <text:p>$0.95</text:p>
          </table:table-cell>
          <table:table-cell table:style-name="ce352" table:formula="of:=[.H238]*[.$L$2]" office:value-type="float" office:value="24400" calcext:value-type="float">
            <text:p>24,400</text:p>
          </table:table-cell>
          <table:table-cell table:style-name="ce410" table:number-columns-repeated="2"/>
          <table:table-cell table:style-name="ce374"/>
          <table:table-cell table:style-name="ce530" office:value-type="string" calcext:value-type="string">
            <text:p>1/26/16 removed from BOM, Replaced with EL_MS0361 Need 25,000 for OLIVE rfq TTI <text:s/>KGTTI, 50 min/mult ferrules for 16AWG screw connector</text:p>
          </table:table-cell>
          <table:table-cell table:style-name="ce587"/>
          <table:table-cell table:style-name="ce631" table:number-columns-repeated="983"/>
          <table:table-cell table:style-name="ce604" table:number-columns-repeated="23"/>
          <table:table-cell table:style-name="ce747"/>
        </table:table-row>
        <table:table-row table:style-name="ro7">
          <table:table-cell table:style-name="ce70" office:value-type="string" calcext:value-type="string">
            <text:p>Electronic</text:p>
          </table:table-cell>
          <table:table-cell table:style-name="ce110" office:value-type="string" calcext:value-type="string">
            <text:p>EL-MS0355</text:p>
          </table:table-cell>
          <table:table-cell table:style-name="ce176" office:value-type="string" calcext:value-type="string">
            <text:p>CONN HOUSING PH 6POS 2MM WHITE</text:p>
          </table:table-cell>
          <table:table-cell table:style-name="ce70" office:value-type="string" calcext:value-type="string">
            <text:p>JST Sales America, Inc. </text:p>
          </table:table-cell>
          <table:table-cell table:style-name="ce70" office:value-type="string" calcext:value-type="string">
            <text:p>PHR-6</text:p>
          </table:table-cell>
          <table:table-cell table:style-name="ce70" office:value-type="string" calcext:value-type="string">
            <text:p>Digikey/ Future</text:p>
          </table:table-cell>
          <table:table-cell table:style-name="ce72"/>
          <table:table-cell table:style-name="ce70" office:value-type="float" office:value="5" calcext:value-type="float">
            <text:p>5</text:p>
          </table:table-cell>
          <table:table-cell table:style-name="ce70" office:value-type="string" calcext:value-type="string">
            <text:p>ea</text:p>
          </table:table-cell>
          <table:table-cell table:style-name="ce300" office:value-type="currency" office:currency="USD" office:value="0.0317" calcext:value-type="currency">
            <text:p>$0.03</text:p>
          </table:table-cell>
          <table:table-cell table:style-name="ce309" table:formula="of:=[.H239]*[.J239]" office:value-type="currency" office:currency="USD" office:value="0.1585" calcext:value-type="currency">
            <text:p>$0.16</text:p>
          </table:table-cell>
          <table:table-cell table:style-name="ce70" table:formula="of:=[.L2]*[.H239]" office:value-type="float" office:value="15250" calcext:value-type="float">
            <text:p>15250</text:p>
          </table:table-cell>
          <table:table-cell table:style-name="ce376" office:value-type="string" calcext:value-type="string">
            <text:p>PO11148, PO11270</text:p>
          </table:table-cell>
          <table:table-cell table:style-name="ce430" office:value-type="date" office:date-value="2015-12-14" calcext:value-type="date">
            <text:p>12/14/15</text:p>
          </table:table-cell>
          <table:table-cell table:style-name="ce430" office:value-type="date" office:date-value="2015-12-17" calcext:value-type="date">
            <text:p>12/17/15</text:p>
          </table:table-cell>
          <table:table-cell table:style-name="ce517" office:value-type="string" calcext:value-type="string">
            <text:p>Received Olive ordered Future <text:s/>KG <text:s/></text:p>
          </table:table-cell>
          <table:table-cell table:style-name="ce176"/>
          <table:table-cell table:style-name="ce605" table:number-columns-repeated="1006"/>
          <table:table-cell/>
        </table:table-row>
        <table:table-row table:style-name="ro7">
          <table:table-cell table:style-name="ce84" office:value-type="string" calcext:value-type="string">
            <text:p>Electronic</text:p>
          </table:table-cell>
          <table:table-cell table:style-name="ce141" office:value-type="string" calcext:value-type="string">
            <text:p>EL-MS0356</text:p>
          </table:table-cell>
          <table:table-cell table:style-name="ce200" office:value-type="string" calcext:value-type="string">
            <text:p>Heat Shrink Dual Tubing 1/2" for 5mm ID 11mm OD Ferrite, Black 4FT</text:p>
          </table:table-cell>
          <table:table-cell table:style-name="ce219" office:value-type="string" calcext:value-type="string">
            <text:p>Molex</text:p>
          </table:table-cell>
          <table:table-cell table:style-name="ce219" office:value-type="float" office:value="192690028" calcext:value-type="float">
            <text:p>192690028</text:p>
          </table:table-cell>
          <table:table-cell table:style-name="ce84" office:value-type="string" calcext:value-type="string">
            <text:p>Electronics Distributors Corp.</text:p>
          </table:table-cell>
          <table:table-cell table:style-name="ce271" office:value-type="string" calcext:value-type="string">
            <text:p>84-60500</text:p>
          </table:table-cell>
          <table:table-cell table:style-name="ce84" office:value-type="float" office:value="110" calcext:value-type="float">
            <text:p>110</text:p>
          </table:table-cell>
          <table:table-cell table:style-name="ce84" office:value-type="string" calcext:value-type="string">
            <text:p>mm</text:p>
          </table:table-cell>
          <table:table-cell table:style-name="ce322"/>
          <table:table-cell table:style-name="ce84"/>
          <table:table-cell table:style-name="ce70" table:formula="of:=[.H240]*[.L2]" office:value-type="float" office:value="335500" calcext:value-type="float">
            <text:p>335500</text:p>
          </table:table-cell>
          <table:table-cell table:style-name="ce411" office:value-type="string" calcext:value-type="string">
            <text:p>PO11684</text:p>
          </table:table-cell>
          <table:table-cell table:style-name="ce448" office:value-type="date" office:date-value="2016-02-01" calcext:value-type="date">
            <text:p>02/01/16</text:p>
          </table:table-cell>
          <table:table-cell table:style-name="ce464" office:value-type="date" office:date-value="2016-03-07" calcext:value-type="date">
            <text:p>03/07/16</text:p>
          </table:table-cell>
          <table:table-cell table:style-name="ce531" office:value-type="string" calcext:value-type="string">
            <text:p>Received OLIVE ORDERED Need 276' (69 of 4' strips) <text:s/>KG <text:s text:c="3"/>Purchased Nutmeg from Digikey, EDC approved by Eric. 4' = $6.26ea stock 4' <text:s/>KG</text:p>
          </table:table-cell>
          <table:table-cell table:style-name="ce588"/>
          <table:table-cell table:style-name="ce632" table:number-columns-repeated="1006"/>
          <table:table-cell table:style-name="ce247"/>
        </table:table-row>
        <table:table-row table:style-name="ro7">
          <table:table-cell table:style-name="ce85" office:value-type="string" calcext:value-type="string">
            <text:p>Electronic</text:p>
          </table:table-cell>
          <table:table-cell table:style-name="ce142" office:value-type="string" calcext:value-type="string">
            <text:p>EL-WR0136</text:p>
          </table:table-cell>
          <table:table-cell table:style-name="ce201" office:value-type="string" calcext:value-type="string">
            <text:p>Hook-up Wire 20AWG 600V MICA 100ft SPOOL TAN <text:s/>538C </text:p>
          </table:table-cell>
          <table:table-cell table:style-name="ce220" office:value-type="string" calcext:value-type="string">
            <text:p>Alpha Wire</text:p>
          </table:table-cell>
          <table:table-cell table:style-name="ce85" office:value-type="string" calcext:value-type="string">
            <text:p>3112010 TN005</text:p>
          </table:table-cell>
          <table:table-cell table:style-name="ce85" office:value-type="string" calcext:value-type="string">
            <text:p>Allcable</text:p>
          </table:table-cell>
          <table:table-cell table:style-name="ce85"/>
          <table:table-cell table:style-name="ce85" office:value-type="float" office:value="205" calcext:value-type="float">
            <text:p>205</text:p>
          </table:table-cell>
          <table:table-cell table:style-name="ce85" office:value-type="string" calcext:value-type="string">
            <text:p>mm</text:p>
          </table:table-cell>
          <table:table-cell table:style-name="ce323" table:formula="of:=168/30480" office:value-type="currency" office:currency="USD" office:value="0.00551181102362205" calcext:value-type="currency">
            <text:p>$0.01</text:p>
          </table:table-cell>
          <table:table-cell table:style-name="ce346" table:formula="of:=SUM([.J241]*[.H241])" office:value-type="float" office:value="1.12992125984252" calcext:value-type="float">
            <text:p>$1.13</text:p>
          </table:table-cell>
          <table:table-cell table:style-name="ce350" table:formula="of:=[.H241]*[.$L$2]" office:value-type="float" office:value="625250" calcext:value-type="float">
            <text:p>625,250</text:p>
          </table:table-cell>
          <table:table-cell table:style-name="ce412" office:value-type="string" calcext:value-type="string">
            <text:p>PO11326</text:p>
          </table:table-cell>
          <table:table-cell table:style-name="ce449" office:value-type="date" office:date-value="2016-01-05" calcext:value-type="date">
            <text:p>01/05/16</text:p>
          </table:table-cell>
          <table:table-cell table:style-name="ce465" office:value-type="date" office:date-value="2016-02-17" calcext:value-type="date">
            <text:p>2/17/16</text:p>
          </table:table-cell>
          <table:table-cell table:style-name="ce532" office:value-type="string" calcext:value-type="string">
            <text:p>Received Sample 100' Confirmed ETA 2/17 <text:s/>Ordered 1 – 100 ft roll for R&amp;D 8 wk leadtime. QUOTE : Allcable $1.68 ft 100 ft=$168.00 <text:s/>non-stocked item. <text:s text:c="2"/>KG </text:p>
          </table:table-cell>
          <table:table-cell table:style-name="ce589" office:value-type="string" calcext:value-type="string">
            <text:p>Ordered 1 – 100 ft roll for R&amp;D 8 wk leadtime. QUOTE : Allcable $1.68 ft 100 ft=$168.00 <text:s/>non-stocked item. <text:s/></text:p>
          </table:table-cell>
          <table:table-cell table:style-name="ce633" table:number-columns-repeated="982"/>
          <table:table-cell table:style-name="ce599" table:number-columns-repeated="24"/>
          <table:table-cell table:style-name="ce742"/>
        </table:table-row>
        <table:table-row table:style-name="ro7">
          <table:table-cell table:style-name="ce70" office:value-type="string" calcext:value-type="string">
            <text:p>Service</text:p>
          </table:table-cell>
          <table:table-cell table:style-name="ce110" office:value-type="string" calcext:value-type="string">
            <text:p>PP-FP0075</text:p>
          </table:table-cell>
          <table:table-cell table:style-name="ce176" office:value-type="string" calcext:value-type="string">
            <text:p>Laser Etched TAZ 6 Electronics Chassis v0.3 PP-MP0110</text:p>
          </table:table-cell>
          <table:table-cell table:style-name="ce72" office:value-type="string" calcext:value-type="string">
            <text:p>Laser Engraving Designs </text:p>
          </table:table-cell>
          <table:table-cell table:style-name="ce70"/>
          <table:table-cell table:style-name="ce72" office:value-type="string" calcext:value-type="string">
            <text:p>Laser Engraving Designs </text:p>
          </table:table-cell>
          <table:table-cell table:style-name="ce70" office:value-type="string" calcext:value-type="string">
            <text:p>PP-FP0075</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4.5" calcext:value-type="currency">
            <text:p>$4.50</text:p>
          </table:table-cell>
          <table:table-cell table:style-name="ce334" table:formula="of:=SUM([.J242]*[.H242])" office:value-type="float" office:value="4.5" calcext:value-type="float">
            <text:p>$4.50</text:p>
          </table:table-cell>
          <table:table-cell table:style-name="ce355" table:formula="of:=[.H242]*[.$L$2]" office:value-type="float" office:value="3050" calcext:value-type="float">
            <text:p>3,050</text:p>
          </table:table-cell>
          <table:table-cell table:style-name="ce70" office:value-type="string" calcext:value-type="string">
            <text:p>PO12235, 12236, 12237, 12238, 12239, 12240, 12241, 12242, 12243, 12244, 12245, 12246, 12247, 12248, 12249, 12583, 12667, 12668, 12669, 12670</text:p>
          </table:table-cell>
          <table:table-cell table:style-name="ce430" office:value-type="date" office:date-value="2016-02-26" calcext:value-type="date">
            <text:p>02/26/16</text:p>
          </table:table-cell>
          <table:table-cell table:style-name="ce430" office:value-type="string" calcext:value-type="string">
            <text:p>See notes </text:p>
          </table:table-cell>
          <table:table-cell table:style-name="ce508" office:value-type="string" calcext:value-type="string">
            <text:p>Weekly deliveries of 150 units starting March 28 for the next 15 weeks. TS</text:p>
          </table:table-cell>
          <table:table-cell table:style-name="ce515"/>
          <table:table-cell table:style-name="ce605" table:number-columns-repeated="1006"/>
          <table:table-cell table:style-name="ce247"/>
        </table:table-row>
        <table:table-row table:style-name="ro7">
          <table:table-cell table:style-name="ce70" office:value-type="string" calcext:value-type="string">
            <text:p>Service</text:p>
          </table:table-cell>
          <table:table-cell table:style-name="ce110" office:value-type="string" calcext:value-type="string">
            <text:p>PP-FP0076</text:p>
          </table:table-cell>
          <table:table-cell table:style-name="ce196" office:value-type="string" calcext:value-type="string">
            <text:p>Laser Etched TAZ 6 Electronics Cover PP-MP0109</text:p>
          </table:table-cell>
          <table:table-cell table:style-name="ce72" office:value-type="string" calcext:value-type="string">
            <text:p>Laser Engraving Designs </text:p>
          </table:table-cell>
          <table:table-cell table:style-name="ce247"/>
          <table:table-cell table:style-name="ce72" office:value-type="string" calcext:value-type="string">
            <text:p>Laser Engraving Designs </text:p>
          </table:table-cell>
          <table:table-cell table:style-name="ce70" office:value-type="string" calcext:value-type="string">
            <text:p>PP-FP0076</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6.42" calcext:value-type="currency">
            <text:p>$6.42</text:p>
          </table:table-cell>
          <table:table-cell table:style-name="ce334" office:value-type="float" office:value="6.42" calcext:value-type="float">
            <text:p>$6.42</text:p>
          </table:table-cell>
          <table:table-cell table:style-name="ce355" table:formula="of:=[.H243]*[.$L$2]" office:value-type="float" office:value="3050" calcext:value-type="float">
            <text:p>3,050</text:p>
          </table:table-cell>
          <table:table-cell table:style-name="ce70" office:value-type="string" calcext:value-type="string">
            <text:p>PO12235, 12236, 12237, 12238, 12239, 12240, 12241, 12242, 12243, 12244, 12245, 12246, 12247, 12248, 12249, 12583, 12667, 12668, 12669, 12670</text:p>
          </table:table-cell>
          <table:table-cell table:style-name="ce439" office:value-type="date" office:date-value="2016-02-26" calcext:value-type="date">
            <text:p>02/26/16</text:p>
          </table:table-cell>
          <table:table-cell table:style-name="ce430" office:value-type="string" calcext:value-type="string">
            <text:p>See notes </text:p>
          </table:table-cell>
          <table:table-cell table:style-name="ce508" office:value-type="string" calcext:value-type="string">
            <text:p>Weekly deliveries of 150 units starting March 28 for the next 15 weeks. TS</text:p>
          </table:table-cell>
          <table:table-cell table:style-name="ce515"/>
          <table:table-cell table:style-name="ce605" table:number-columns-repeated="1006"/>
          <table:table-cell table:style-name="ce247"/>
        </table:table-row>
        <table:table-row table:style-name="ro7">
          <table:table-cell table:style-name="ce70" office:value-type="string" calcext:value-type="string">
            <text:p>Service</text:p>
          </table:table-cell>
          <table:table-cell table:style-name="ce110" office:value-type="string" calcext:value-type="string">
            <text:p>PP-FP0078</text:p>
          </table:table-cell>
          <table:table-cell table:style-name="ce176" office:value-type="string" calcext:value-type="string">
            <text:p>Laser Etched TAZ 6 Interconnect Cover v0.5 PP-MP0107</text:p>
          </table:table-cell>
          <table:table-cell table:style-name="ce72" office:value-type="string" calcext:value-type="string">
            <text:p>Laser Engraving Designs </text:p>
          </table:table-cell>
          <table:table-cell table:style-name="ce70"/>
          <table:table-cell table:style-name="ce72" office:value-type="string" calcext:value-type="string">
            <text:p>Laser Engraving Designs </text:p>
          </table:table-cell>
          <table:table-cell table:style-name="ce70" office:value-type="string" calcext:value-type="string">
            <text:p>PP-FP0078</text:p>
          </table:table-cell>
          <table:table-cell table:style-name="ce70" office:value-type="float" office:value="1" calcext:value-type="float">
            <text:p>1</text:p>
          </table:table-cell>
          <table:table-cell table:style-name="ce70" office:value-type="string" calcext:value-type="string">
            <text:p>pcs</text:p>
          </table:table-cell>
          <table:table-cell table:style-name="ce300" office:value-type="currency" office:currency="USD" office:value="0.75" calcext:value-type="currency">
            <text:p>$0.75</text:p>
          </table:table-cell>
          <table:table-cell table:style-name="ce334" table:formula="of:=SUM([.J244]*[.H244])" office:value-type="float" office:value="0.75" calcext:value-type="float">
            <text:p>$0.75</text:p>
          </table:table-cell>
          <table:table-cell table:style-name="ce355" table:formula="of:=[.H244]*[.$L$2]" office:value-type="float" office:value="3050" calcext:value-type="float">
            <text:p>3,050</text:p>
          </table:table-cell>
          <table:table-cell table:style-name="ce70" office:value-type="string" calcext:value-type="string">
            <text:p>PO12235, 12236, 12237, 12238, 12239, 12240, 12241, 12242, 12243, 12244, 12245, 12246, 12247, 12248, 12249, 12583, 12667, 12668, 12669, 12670</text:p>
          </table:table-cell>
          <table:table-cell table:style-name="ce439" office:value-type="date" office:date-value="2016-02-26" calcext:value-type="date">
            <text:p>02/26/16</text:p>
          </table:table-cell>
          <table:table-cell table:style-name="ce430" office:value-type="string" calcext:value-type="string">
            <text:p>See notes </text:p>
          </table:table-cell>
          <table:table-cell table:style-name="ce508" office:value-type="string" calcext:value-type="string">
            <text:p>Weekly deliveries of 150 units starting March 28 for the next 15 weeks. TS</text:p>
          </table:table-cell>
          <table:table-cell table:style-name="ce515"/>
          <table:table-cell table:style-name="ce605" table:number-columns-repeated="1006"/>
          <table:table-cell table:style-name="ce247"/>
        </table:table-row>
        <table:table-row table:style-name="ro7">
          <table:table-cell table:style-name="ce70" office:value-type="string" calcext:value-type="string">
            <text:p>Hardware</text:p>
          </table:table-cell>
          <table:table-cell table:style-name="ce110" office:value-type="string" calcext:value-type="string">
            <text:p>EL-MS0246</text:p>
          </table:table-cell>
          <table:table-cell table:style-name="ce202" office:value-type="string" calcext:value-type="string">
            <text:p>Conn Ring 16-22 AWG #4 Red PIDG - Reel 5000</text:p>
          </table:table-cell>
          <table:table-cell table:style-name="ce70" office:value-type="string" calcext:value-type="string">
            <text:p>Digikey</text:p>
          </table:table-cell>
          <table:table-cell table:style-name="ce248" office:value-type="string" calcext:value-type="string">
            <text:p>A27229TR-ND</text:p>
          </table:table-cell>
          <table:table-cell table:style-name="ce70" office:value-type="string" calcext:value-type="string">
            <text:p>TTI</text:p>
          </table:table-cell>
          <table:table-cell table:style-name="ce236" office:value-type="string" calcext:value-type="string">
            <text:p>2-323758-1</text:p>
          </table:table-cell>
          <table:table-cell table:style-name="ce70" office:value-type="float" office:value="2" calcext:value-type="float">
            <text:p>2</text:p>
          </table:table-cell>
          <table:table-cell table:style-name="ce70" office:value-type="string" calcext:value-type="string">
            <text:p>ea</text:p>
          </table:table-cell>
          <table:table-cell table:style-name="ce300" office:value-type="currency" office:currency="USD" office:value="0.414" calcext:value-type="currency">
            <text:p>$0.41</text:p>
          </table:table-cell>
          <table:table-cell table:style-name="ce332" table:formula="of:=SUM([.J245]*[.H245])" office:value-type="float" office:value="0.828" calcext:value-type="float">
            <text:p>$0.83</text:p>
          </table:table-cell>
          <table:table-cell table:style-name="ce355" table:formula="of:=[.H245]*[.$L$2]" office:value-type="float" office:value="6100" calcext:value-type="float">
            <text:p>6,100</text:p>
          </table:table-cell>
          <table:table-cell table:style-name="ce376" office:value-type="string" calcext:value-type="string">
            <text:p>PO11489</text:p>
          </table:table-cell>
          <table:table-cell table:style-name="ce430" office:value-type="date" office:date-value="2016-01-19" calcext:value-type="date">
            <text:p>01/19/16</text:p>
          </table:table-cell>
          <table:table-cell table:style-name="ce466" office:value-type="date" office:date-value="2016-02-05" calcext:value-type="date">
            <text:p>02/05/16</text:p>
          </table:table-cell>
          <table:table-cell table:style-name="ce517" office:value-type="string" calcext:value-type="string">
            <text:p>Received Ordered for Olive KG </text:p>
          </table:table-cell>
          <table:table-cell table:style-name="ce176"/>
          <table:table-cell table:style-name="ce605" table:number-columns-repeated="1006"/>
          <table:table-cell/>
        </table:table-row>
        <table:table-row table:style-name="ro7">
          <table:table-cell table:style-name="ce70" office:value-type="string" calcext:value-type="string">
            <text:p>Hardware</text:p>
          </table:table-cell>
          <table:table-cell table:style-name="ce110" office:value-type="string" calcext:value-type="string">
            <text:p>EL-MS0259</text:p>
          </table:table-cell>
          <table:table-cell table:style-name="ce183" office:value-type="string" calcext:value-type="string">
            <text:p>HEAT SHRNK DL WL Q53X 3/4"X 4'BLK</text:p>
          </table:table-cell>
          <table:table-cell table:style-name="ce221" office:value-type="string" calcext:value-type="string">
            <text:p>Qualtek</text:p>
          </table:table-cell>
          <table:table-cell table:style-name="ce219" office:value-type="string" calcext:value-type="string">
            <text:p>Q5-3X-3/4-01-QB48IN-5</text:p>
          </table:table-cell>
          <table:table-cell table:style-name="ce70" office:value-type="string" calcext:value-type="string">
            <text:p>Electronics Distributors Corp.</text:p>
          </table:table-cell>
          <table:table-cell table:style-name="ce272" office:value-type="string" calcext:value-type="string">
            <text:p>67-30751</text:p>
          </table:table-cell>
          <table:table-cell table:style-name="ce70" office:value-type="float" office:value="220" calcext:value-type="float">
            <text:p>220</text:p>
          </table:table-cell>
          <table:table-cell table:style-name="ce70" office:value-type="string" calcext:value-type="string">
            <text:p>mm</text:p>
          </table:table-cell>
          <table:table-cell table:style-name="ce300" office:value-type="currency" office:currency="USD" office:value="0.17" calcext:value-type="currency">
            <text:p>$0.17</text:p>
          </table:table-cell>
          <table:table-cell table:style-name="ce332"/>
          <table:table-cell table:style-name="ce355" table:formula="of:=[.H246]*[.$L$2]" office:value-type="float" office:value="671000" calcext:value-type="float">
            <text:p>671,000</text:p>
          </table:table-cell>
          <table:table-cell table:style-name="ce376" office:value-type="string" calcext:value-type="string">
            <text:p>PO11684</text:p>
          </table:table-cell>
          <table:table-cell table:style-name="ce430" office:value-type="date" office:date-value="2016-01-18" calcext:value-type="date">
            <text:p>01/18/16</text:p>
          </table:table-cell>
          <table:table-cell table:style-name="ce466" office:value-type="date" office:date-value="2016-03-07" calcext:value-type="date">
            <text:p>03/07/16</text:p>
          </table:table-cell>
          <table:table-cell table:style-name="ce517" office:value-type="string" calcext:value-type="string">
            <text:p>Received Ordered 2300 ' <text:s/>for Olive KG </text:p>
          </table:table-cell>
          <table:table-cell table:style-name="ce176"/>
          <table:table-cell table:style-name="ce605" table:number-columns-repeated="1006"/>
          <table:table-cell table:style-name="ce247"/>
        </table:table-row>
        <table:table-row table:style-name="ro7">
          <table:table-cell table:style-name="ce70" office:value-type="string" calcext:value-type="string">
            <text:p>Hardware</text:p>
          </table:table-cell>
          <table:table-cell table:style-name="ce109" office:value-type="string" calcext:value-type="string">
            <text:p>EL-MS0357</text:p>
          </table:table-cell>
          <table:table-cell table:style-name="ce203" office:value-type="string" calcext:value-type="string">
            <text:p>24 AWG 8.0mm Pin Length <text:s/>Insulated Ferrule</text:p>
          </table:table-cell>
          <table:table-cell table:style-name="ce63"/>
          <table:table-cell table:style-name="ce249" office:value-type="float" office:value="749599" calcext:value-type="float">
            <text:p>749599</text:p>
          </table:table-cell>
          <table:table-cell table:style-name="ce63" office:value-type="string" calcext:value-type="string">
            <text:p>Fastenal</text:p>
          </table:table-cell>
          <table:table-cell table:style-name="ce83"/>
          <table:table-cell table:style-name="ce63" office:value-type="float" office:value="10" calcext:value-type="float">
            <text:p>10</text:p>
          </table:table-cell>
          <table:table-cell table:style-name="ce63" office:value-type="string" calcext:value-type="string">
            <text:p>ea</text:p>
          </table:table-cell>
          <table:table-cell table:style-name="ce294"/>
          <table:table-cell table:style-name="ce332" table:formula="of:=SUM([.J247]*[.H247])" office:value-type="float" office:value="0" calcext:value-type="float">
            <text:p/>
          </table:table-cell>
          <table:table-cell table:style-name="ce352" table:formula="of:=[.H247]*[.$L$2]" office:value-type="float" office:value="30500" calcext:value-type="float">
            <text:p>30,500</text:p>
          </table:table-cell>
          <table:table-cell table:style-name="ce63"/>
          <table:table-cell table:style-name="ce427"/>
          <table:table-cell table:style-name="ce63"/>
          <table:table-cell table:style-name="ce533" office:value-type="string" calcext:value-type="string">
            <text:p>1/26/16 removed from BOM, Replaced with EL_MS0362 Need 30500 for OLIVE <text:s text:c="2"/>KG <text:s/>TTI, 50 min/mult ferrules for 16AWG screw connectorN eed 30500 release F1/27 ordered astenal PO=100 pcs</text:p>
          </table:table-cell>
          <table:table-cell table:style-name="ce169"/>
          <table:table-cell table:style-name="ce604" table:number-columns-repeated="1006"/>
          <table:table-cell table:style-name="ce747"/>
        </table:table-row>
        <table:table-row table:style-name="ro7">
          <table:table-cell table:style-name="ce70" office:value-type="string" calcext:value-type="string">
            <text:p>Hardware</text:p>
          </table:table-cell>
          <table:table-cell table:style-name="ce110" office:value-type="string" calcext:value-type="string">
            <text:p>HD-BT0116</text:p>
          </table:table-cell>
          <table:table-cell table:style-name="ce176" office:value-type="string" calcext:value-type="string">
            <text:p>Black Alloy Steel Flat-Head Socket Cap Screw, Class 10.9, M3 Size, 10mm </text:p>
          </table:table-cell>
          <table:table-cell table:style-name="ce70" office:value-type="string" calcext:value-type="string">
            <text:p>Fastenal</text:p>
          </table:table-cell>
          <table:table-cell table:style-name="ce70" office:value-type="float" office:value="40923" calcext:value-type="float">
            <text:p>40923</text:p>
          </table:table-cell>
          <table:table-cell table:style-name="ce70" office:value-type="string" calcext:value-type="string">
            <text:p>McMaster-Carr</text:p>
          </table:table-cell>
          <table:table-cell table:style-name="ce72" office:value-type="string" calcext:value-type="string">
            <text:p>91294A130</text:p>
          </table:table-cell>
          <table:table-cell table:style-name="ce70" office:value-type="float" office:value="2" calcext:value-type="float">
            <text:p>2</text:p>
          </table:table-cell>
          <table:table-cell table:style-name="ce70" office:value-type="string" calcext:value-type="string">
            <text:p>ea</text:p>
          </table:table-cell>
          <table:table-cell table:style-name="ce300" office:value-type="currency" office:currency="USD" office:value="0.1119" calcext:value-type="currency">
            <text:p>$0.11</text:p>
          </table:table-cell>
          <table:table-cell table:style-name="ce334" table:formula="of:=SUM([.J248]*[.H248])" office:value-type="float" office:value="0.2238" calcext:value-type="float">
            <text:p>$0.22</text:p>
          </table:table-cell>
          <table:table-cell table:style-name="ce355" table:formula="of:=[.H248]*[.$L$2]" office:value-type="float" office:value="6100" calcext:value-type="float">
            <text:p>6,100</text:p>
          </table:table-cell>
          <table:table-cell table:style-name="ce382" office:value-type="string" calcext:value-type="string">
            <text:p>PO12259</text:p>
          </table:table-cell>
          <table:table-cell table:style-name="ce430" office:value-type="date" office:date-value="2016-02-25" calcext:value-type="date">
            <text:p>02/25/16</text:p>
          </table:table-cell>
          <table:table-cell table:style-name="ce395" office:value-type="date" office:date-value="2016-03-16" calcext:value-type="date">
            <text:p>03/16/16</text:p>
          </table:table-cell>
          <table:table-cell table:style-name="ce517" office:value-type="string" calcext:value-type="string">
            <text:p>Received All ordered for Olive, monthly delivery qtys given to Fastenal</text:p>
          </table:table-cell>
          <table:table-cell table:style-name="ce176"/>
          <table:table-cell table:style-name="ce605" table:number-columns-repeated="1006"/>
          <table:table-cell table:style-name="ce247"/>
        </table:table-row>
        <table:table-row table:style-name="ro7">
          <table:table-cell table:style-name="ce70" office:value-type="string" calcext:value-type="string">
            <text:p>Hardware</text:p>
          </table:table-cell>
          <table:table-cell table:style-name="ce110" office:value-type="string" calcext:value-type="string">
            <text:p>HD-BT0118</text:p>
          </table:table-cell>
          <table:table-cell table:style-name="ce176" office:value-type="string" calcext:value-type="string">
            <text:p>M3 x 14 Bolt FHCS, Black-Oxide</text:p>
          </table:table-cell>
          <table:table-cell table:style-name="ce70" office:value-type="string" calcext:value-type="string">
            <text:p>Fastenal</text:p>
          </table:table-cell>
          <table:table-cell table:style-name="ce219" office:value-type="float" office:value="40925" calcext:value-type="float">
            <text:p>40925</text:p>
          </table:table-cell>
          <table:table-cell table:style-name="ce70"/>
          <table:table-cell table:style-name="ce72"/>
          <table:table-cell table:style-name="ce70" office:value-type="float" office:value="4" calcext:value-type="float">
            <text:p>4</text:p>
          </table:table-cell>
          <table:table-cell table:style-name="ce70" office:value-type="string" calcext:value-type="string">
            <text:p>ea</text:p>
          </table:table-cell>
          <table:table-cell table:style-name="ce300" office:value-type="currency" office:currency="USD" office:value="0.0187" calcext:value-type="currency">
            <text:p>$0.02</text:p>
          </table:table-cell>
          <table:table-cell table:style-name="ce334" table:formula="of:=SUM([.J249]*[.H249])" office:value-type="float" office:value="0.0748" calcext:value-type="float">
            <text:p>$0.07</text:p>
          </table:table-cell>
          <table:table-cell table:style-name="ce355" table:formula="of:=[.H249]*[.$L$2]" office:value-type="float" office:value="12200" calcext:value-type="float">
            <text:p>12,200</text:p>
          </table:table-cell>
          <table:table-cell table:style-name="ce382" office:value-type="string" calcext:value-type="string">
            <text:p>PO12259</text:p>
          </table:table-cell>
          <table:table-cell table:style-name="ce430" office:value-type="date" office:date-value="2016-02-25" calcext:value-type="date">
            <text:p>02/25/16</text:p>
          </table:table-cell>
          <table:table-cell table:style-name="ce395" office:value-type="date" office:date-value="2016-03-16" calcext:value-type="date">
            <text:p>03/16/16</text:p>
          </table:table-cell>
          <table:table-cell table:style-name="ce517" office:value-type="string" calcext:value-type="string">
            <text:p>Received All ordered for Olive, monthly delivery qtys given to Fastenal</text:p>
          </table:table-cell>
          <table:table-cell table:style-name="ce176"/>
          <table:table-cell table:style-name="ce605" table:number-columns-repeated="1006"/>
          <table:table-cell table:style-name="ce247"/>
        </table:table-row>
        <table:table-row table:style-name="ro7">
          <table:table-cell table:style-name="ce70" office:value-type="string" calcext:value-type="string">
            <text:p>Hardware</text:p>
          </table:table-cell>
          <table:table-cell table:style-name="ce110" office:value-type="string" calcext:value-type="string">
            <text:p>HD-BT0148</text:p>
          </table:table-cell>
          <table:table-cell table:style-name="ce204" office:value-type="string" calcext:value-type="string">
            <text:p>M3 x 10 BHCS, Black Oxide, Class 10.9 Steel</text:p>
          </table:table-cell>
          <table:table-cell table:style-name="ce70" office:value-type="string" calcext:value-type="string">
            <text:p>Fastenal</text:p>
          </table:table-cell>
          <table:table-cell table:style-name="ce72" office:value-type="float" office:value="40869" calcext:value-type="float">
            <text:p>40869</text:p>
          </table:table-cell>
          <table:table-cell table:style-name="ce70" office:value-type="string" calcext:value-type="string">
            <text:p>McMaster-Carr</text:p>
          </table:table-cell>
          <table:table-cell table:style-name="ce72" office:value-type="string" calcext:value-type="string">
            <text:p>91239A115</text:p>
          </table:table-cell>
          <table:table-cell table:style-name="ce70" office:value-type="float" office:value="16" calcext:value-type="float">
            <text:p>16</text:p>
          </table:table-cell>
          <table:table-cell table:style-name="ce70" office:value-type="string" calcext:value-type="string">
            <text:p>ea</text:p>
          </table:table-cell>
          <table:table-cell table:style-name="ce300" office:value-type="currency" office:currency="USD" office:value="0.12" calcext:value-type="currency">
            <text:p>$0.12</text:p>
          </table:table-cell>
          <table:table-cell table:style-name="ce334" table:formula="of:=SUM([.J250]*[.H250])" office:value-type="float" office:value="1.92" calcext:value-type="float">
            <text:p>$1.92</text:p>
          </table:table-cell>
          <table:table-cell table:style-name="ce355" table:formula="of:=[.H250]*[.$L$2]" office:value-type="float" office:value="48800" calcext:value-type="float">
            <text:p>48,800</text:p>
          </table:table-cell>
          <table:table-cell table:style-name="ce382" office:value-type="string" calcext:value-type="string">
            <text:p>PO12259</text:p>
          </table:table-cell>
          <table:table-cell table:style-name="ce430" office:value-type="date" office:date-value="2016-02-25" calcext:value-type="date">
            <text:p>02/25/16</text:p>
          </table:table-cell>
          <table:table-cell table:style-name="ce395" office:value-type="date" office:date-value="2016-03-16" calcext:value-type="date">
            <text:p>03/16/16</text:p>
          </table:table-cell>
          <table:table-cell table:style-name="ce517" office:value-type="string" calcext:value-type="string">
            <text:p>Received All ordered for Olive, monthly delivery qtys given to Fastenal</text:p>
          </table:table-cell>
          <table:table-cell table:style-name="ce176"/>
          <table:table-cell table:style-name="ce605" table:number-columns-repeated="1006"/>
          <table:table-cell table:style-name="ce247"/>
        </table:table-row>
        <table:table-row table:style-name="ro7">
          <table:table-cell table:style-name="ce70" office:value-type="string" calcext:value-type="string">
            <text:p>Hardware</text:p>
          </table:table-cell>
          <table:table-cell table:style-name="ce110" office:value-type="string" calcext:value-type="string">
            <text:p>HD-BT0171</text:p>
          </table:table-cell>
          <table:table-cell table:style-name="ce176" office:value-type="string" calcext:value-type="string">
            <text:p>Class 10.9 Steel Button-Head Socket Cap Screw M3 Size, 20 mm Length, .5 mm Pitch</text:p>
          </table:table-cell>
          <table:table-cell table:style-name="ce70" office:value-type="string" calcext:value-type="string">
            <text:p>Fastenal</text:p>
          </table:table-cell>
          <table:table-cell table:style-name="ce70" office:value-type="float" office:value="11510092" calcext:value-type="float">
            <text:p>11510092</text:p>
          </table:table-cell>
          <table:table-cell table:style-name="ce70" office:value-type="string" calcext:value-type="string">
            <text:p>McMaster-Carr</text:p>
          </table:table-cell>
          <table:table-cell table:style-name="ce72" office:value-type="string" calcext:value-type="string">
            <text:p>91239A122</text:p>
          </table:table-cell>
          <table:table-cell table:style-name="ce70" office:value-type="float" office:value="4" calcext:value-type="float">
            <text:p>4</text:p>
          </table:table-cell>
          <table:table-cell table:style-name="ce70" office:value-type="string" calcext:value-type="string">
            <text:p>ea</text:p>
          </table:table-cell>
          <table:table-cell table:style-name="ce300" office:value-type="currency" office:currency="USD" office:value="0.0579" calcext:value-type="currency">
            <text:p>$0.06</text:p>
          </table:table-cell>
          <table:table-cell table:style-name="ce334" table:formula="of:=SUM([.J251]*[.H251])" office:value-type="float" office:value="0.2316" calcext:value-type="float">
            <text:p>$0.23</text:p>
          </table:table-cell>
          <table:table-cell table:style-name="ce364" table:formula="of:=[.H251]*[.$L$2]" office:value-type="float" office:value="12200" calcext:value-type="float">
            <text:p>12,200</text:p>
          </table:table-cell>
          <table:table-cell table:style-name="ce376" office:value-type="string" calcext:value-type="string">
            <text:p>PO12205</text:p>
          </table:table-cell>
          <table:table-cell table:style-name="ce430" office:value-type="date" office:date-value="2016-02-25" calcext:value-type="date">
            <text:p>02/25/16</text:p>
          </table:table-cell>
          <table:table-cell table:style-name="ce466" office:value-type="date" office:date-value="2016-03-18" calcext:value-type="date">
            <text:p>03/18/16</text:p>
          </table:table-cell>
          <table:table-cell table:style-name="ce514" office:value-type="string" calcext:value-type="string">
            <text:p>Received 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style-name="ce176"/>
          <table:table-cell table:style-name="ce605" table:number-columns-repeated="1006"/>
          <table:table-cell table:style-name="ce247"/>
        </table:table-row>
        <table:table-row table:style-name="ro7">
          <table:table-cell table:style-name="ce70" office:value-type="string" calcext:value-type="string">
            <text:p>Hardware</text:p>
          </table:table-cell>
          <table:table-cell table:style-name="ce110" office:value-type="string" calcext:value-type="string">
            <text:p>HD-MS0055</text:p>
          </table:table-cell>
          <table:table-cell table:style-name="ce176" office:value-type="string" calcext:value-type="string">
            <text:p>Thumb Screw Knob for M5 SHCS, Black</text:p>
          </table:table-cell>
          <table:table-cell table:style-name="ce70" office:value-type="string" calcext:value-type="string">
            <text:p>Fastenal</text:p>
          </table:table-cell>
          <table:table-cell table:style-name="ce70" office:value-type="string" calcext:value-type="string">
            <text:p>11225-04232</text:p>
          </table:table-cell>
          <table:table-cell table:style-name="ce70" office:value-type="string" calcext:value-type="string">
            <text:p>Fastenal</text:p>
          </table:table-cell>
          <table:table-cell table:style-name="ce243" office:value-type="string" calcext:value-type="string">
            <text:p>11225-04232</text:p>
          </table:table-cell>
          <table:table-cell table:style-name="ce70" office:value-type="float" office:value="4" calcext:value-type="float">
            <text:p>4</text:p>
          </table:table-cell>
          <table:table-cell table:style-name="ce70" office:value-type="string" calcext:value-type="string">
            <text:p>ea</text:p>
          </table:table-cell>
          <table:table-cell table:style-name="ce300" office:value-type="currency" office:currency="USD" office:value="0.1683" calcext:value-type="currency">
            <text:p>$0.17</text:p>
          </table:table-cell>
          <table:table-cell table:style-name="ce334" table:formula="of:=SUM([.J252]*[.H252])" office:value-type="float" office:value="0.6732" calcext:value-type="float">
            <text:p>$0.67</text:p>
          </table:table-cell>
          <table:table-cell table:style-name="ce364" table:formula="of:=[.H252]*[.$L$2]" office:value-type="float" office:value="12200" calcext:value-type="float">
            <text:p>12,200</text:p>
          </table:table-cell>
          <table:table-cell table:style-name="ce376" office:value-type="string" calcext:value-type="string">
            <text:p>PO12205</text:p>
          </table:table-cell>
          <table:table-cell table:style-name="ce430" office:value-type="date" office:date-value="2016-02-25" calcext:value-type="date">
            <text:p>02/25/16</text:p>
          </table:table-cell>
          <table:table-cell table:style-name="ce466" office:value-type="date" office:date-value="2016-03-18" calcext:value-type="date">
            <text:p>03/18/16</text:p>
          </table:table-cell>
          <table:table-cell table:style-name="ce514" office:value-type="string" calcext:value-type="string">
            <text:p>Received 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style-name="ce176"/>
          <table:table-cell table:style-name="ce605" table:number-columns-repeated="1006"/>
          <table:table-cell table:style-name="ce247"/>
        </table:table-row>
        <table:table-row table:style-name="ro7">
          <table:table-cell table:style-name="ce70" office:value-type="string" calcext:value-type="string">
            <text:p>Hardware</text:p>
          </table:table-cell>
          <table:table-cell table:style-name="ce110" office:value-type="string" calcext:value-type="string">
            <text:p>HD-MS0249</text:p>
          </table:table-cell>
          <table:table-cell table:style-name="ce176" office:value-type="string" calcext:value-type="string">
            <text:p>UV-Resistant Cable Tie Holder, Adhesive Back/Screw Mount, 4-Way, for .18" Maximum Tie, Black</text:p>
          </table:table-cell>
          <table:table-cell table:style-name="ce70" office:value-type="string" calcext:value-type="string">
            <text:p>ECD - Electronics Distributors Corp.</text:p>
          </table:table-cell>
          <table:table-cell table:style-name="ce62" office:value-type="string" calcext:value-type="string">
            <text:p>56-07035</text:p>
          </table:table-cell>
          <table:table-cell table:style-name="ce70" office:value-type="string" calcext:value-type="string">
            <text:p>ECD - Electronics Distributors Corp.</text:p>
          </table:table-cell>
          <table:table-cell table:style-name="ce72" office:value-type="string" calcext:value-type="string">
            <text:p>56-07035</text:p>
          </table:table-cell>
          <table:table-cell table:style-name="ce70" office:value-type="float" office:value="4" calcext:value-type="float">
            <text:p>4</text:p>
          </table:table-cell>
          <table:table-cell table:style-name="ce70" office:value-type="string" calcext:value-type="string">
            <text:p>ea</text:p>
          </table:table-cell>
          <table:table-cell table:style-name="ce300" office:value-type="currency" office:currency="USD" office:value="0.24" calcext:value-type="currency">
            <text:p>$0.24</text:p>
          </table:table-cell>
          <table:table-cell table:style-name="ce332" table:formula="of:=SUM([.J253]*[.H253])" office:value-type="float" office:value="0.96" calcext:value-type="float">
            <text:p>$0.96</text:p>
          </table:table-cell>
          <table:table-cell table:style-name="ce355" table:formula="of:=[.H253]*[.$L$2]" office:value-type="float" office:value="12200" calcext:value-type="float">
            <text:p>12,200</text:p>
          </table:table-cell>
          <table:table-cell table:style-name="ce376" office:value-type="string" calcext:value-type="string">
            <text:p>PO11684</text:p>
          </table:table-cell>
          <table:table-cell table:style-name="ce430" office:value-type="date" office:date-value="2016-02-01" calcext:value-type="date">
            <text:p>02/01/16</text:p>
          </table:table-cell>
          <table:table-cell table:style-name="ce466" office:value-type="date" office:date-value="2016-03-07" calcext:value-type="date">
            <text:p>03/07/16</text:p>
          </table:table-cell>
          <table:table-cell table:style-name="ce517" office:value-type="string" calcext:value-type="string">
            <text:p>OLIVE ORDERED KG Need 10 x 100pks</text:p>
          </table:table-cell>
          <table:table-cell table:style-name="ce176"/>
          <table:table-cell table:style-name="ce605" table:number-columns-repeated="1006"/>
          <table:table-cell table:style-name="ce247"/>
        </table:table-row>
        <table:table-row table:style-name="ro7">
          <table:table-cell table:style-name="ce70" office:value-type="string" calcext:value-type="string">
            <text:p>Hardware</text:p>
          </table:table-cell>
          <table:table-cell table:style-name="ce110" office:value-type="string" calcext:value-type="string">
            <text:p>HD-NT0001</text:p>
          </table:table-cell>
          <table:table-cell table:style-name="ce176" office:value-type="string" calcext:value-type="string">
            <text:p>Metric Zinc-Plated Steel Nylon-Insert Locknut, Class 8, M3 Screw sz, .5MM pitch, 5.5MM W, 4MM H <text:s/>pk 100</text:p>
          </table:table-cell>
          <table:table-cell table:style-name="ce70" office:value-type="string" calcext:value-type="string">
            <text:p>Fastenal</text:p>
          </table:table-cell>
          <table:table-cell table:style-name="ce250" office:value-type="float" office:value="40143" calcext:value-type="float">
            <text:p>40143</text:p>
          </table:table-cell>
          <table:table-cell table:style-name="ce70" office:value-type="string" calcext:value-type="string">
            <text:p>McMaster-Carr</text:p>
          </table:table-cell>
          <table:table-cell table:style-name="ce243" office:value-type="string" calcext:value-type="string">
            <text:p>90576A102</text:p>
          </table:table-cell>
          <table:table-cell table:style-name="ce70" office:value-type="float" office:value="24" calcext:value-type="float">
            <text:p>24</text:p>
          </table:table-cell>
          <table:table-cell table:style-name="ce70" office:value-type="string" calcext:value-type="string">
            <text:p>ea</text:p>
          </table:table-cell>
          <table:table-cell table:style-name="ce300" office:value-type="currency" office:currency="USD" office:value="0.012" calcext:value-type="currency">
            <text:p>$0.01</text:p>
          </table:table-cell>
          <table:table-cell table:style-name="ce334" table:formula="of:=SUM([.J254]*[.H254])" office:value-type="float" office:value="0.288" calcext:value-type="float">
            <text:p>$0.29</text:p>
          </table:table-cell>
          <table:table-cell table:style-name="ce355" table:formula="of:=[.H254]*[.$L$2]" office:value-type="float" office:value="73200" calcext:value-type="float">
            <text:p>73,200</text:p>
          </table:table-cell>
          <table:table-cell table:style-name="ce376" office:value-type="string" calcext:value-type="string">
            <text:p>PO12259</text:p>
          </table:table-cell>
          <table:table-cell table:style-name="ce430" office:value-type="date" office:date-value="2016-02-25" calcext:value-type="date">
            <text:p>02/25/16</text:p>
          </table:table-cell>
          <table:table-cell table:style-name="ce466" office:value-type="date" office:date-value="2016-03-16" calcext:value-type="date">
            <text:p>03/16/16</text:p>
          </table:table-cell>
          <table:table-cell table:style-name="ce517" office:value-type="string" calcext:value-type="string">
            <text:p>Received All ordered for Olive, monthly delivery qtys given to Fastenal</text:p>
          </table:table-cell>
          <table:table-cell table:style-name="ce176"/>
          <table:table-cell table:style-name="ce605" table:number-columns-repeated="1006"/>
          <table:table-cell table:style-name="ce247"/>
        </table:table-row>
        <table:table-row table:style-name="ro7">
          <table:table-cell table:style-name="ce70" office:value-type="string" calcext:value-type="string">
            <text:p>Accessories</text:p>
          </table:table-cell>
          <table:table-cell table:style-name="ce110" office:value-type="string" calcext:value-type="string">
            <text:p>PC-AS0041</text:p>
          </table:table-cell>
          <table:table-cell table:style-name="ce176" office:value-type="string" calcext:value-type="string">
            <text:p>Plastic Laser Cut LCD cover for UL</text:p>
          </table:table-cell>
          <table:table-cell table:style-name="ce70" office:value-type="string" calcext:value-type="string">
            <text:p>Laser Engraving Designs </text:p>
          </table:table-cell>
          <table:table-cell table:style-name="ce70"/>
          <table:table-cell table:style-name="ce70" office:value-type="string" calcext:value-type="string">
            <text:p>Laser Engraving Designs </text:p>
          </table:table-cell>
          <table:table-cell table:style-name="ce72"/>
          <table:table-cell table:style-name="ce70" office:value-type="float" office:value="1" calcext:value-type="float">
            <text:p>1</text:p>
          </table:table-cell>
          <table:table-cell table:style-name="ce70" office:value-type="string" calcext:value-type="string">
            <text:p>ea</text:p>
          </table:table-cell>
          <table:table-cell table:style-name="ce300" office:value-type="currency" office:currency="USD" office:value="0.6" calcext:value-type="currency">
            <text:p>$0.60</text:p>
          </table:table-cell>
          <table:table-cell table:style-name="ce334" table:formula="of:=SUM([.J255]*[.H255])" office:value-type="float" office:value="0.6" calcext:value-type="float">
            <text:p>$0.60</text:p>
          </table:table-cell>
          <table:table-cell table:style-name="ce355" table:formula="of:=[.H255]*[.$L$2]" office:value-type="float" office:value="3050" calcext:value-type="float">
            <text:p>3,050</text:p>
          </table:table-cell>
          <table:table-cell table:style-name="ce70" office:value-type="string" calcext:value-type="string">
            <text:p>PO12267</text:p>
          </table:table-cell>
          <table:table-cell table:style-name="ce430" office:value-type="date" office:date-value="2016-02-26" calcext:value-type="date">
            <text:p>02/26/16</text:p>
          </table:table-cell>
          <table:table-cell table:style-name="ce430" office:value-type="date" office:date-value="2016-03-25" calcext:value-type="date">
            <text:p>03/25/16</text:p>
          </table:table-cell>
          <table:table-cell table:style-name="ce515"/>
          <table:table-cell table:style-name="ce176"/>
          <table:table-cell table:style-name="ce605" table:number-columns-repeated="1006"/>
          <table:table-cell table:style-name="ce247"/>
        </table:table-row>
        <table:table-row table:style-name="ro7">
          <table:table-cell table:style-name="ce86" office:value-type="string" calcext:value-type="string">
            <text:p>Printed</text:p>
          </table:table-cell>
          <table:table-cell table:style-name="ce143" office:value-type="string" calcext:value-type="string">
            <text:p>PP-GP0228</text:p>
          </table:table-cell>
          <table:table-cell table:style-name="ce205" office:value-type="string" calcext:value-type="string">
            <text:p>Y Corner Left, TAZ 6, v2.0</text:p>
          </table:table-cell>
          <table:table-cell table:style-name="ce86" table:number-columns-repeated="3"/>
          <table:table-cell table:style-name="ce258"/>
          <table:table-cell table:style-name="ce86" office:value-type="float" office:value="2" calcext:value-type="float">
            <text:p>2</text:p>
          </table:table-cell>
          <table:table-cell table:style-name="ce86" office:value-type="string" calcext:value-type="string">
            <text:p>ea</text:p>
          </table:table-cell>
          <table:table-cell table:style-name="ce324" office:value-type="currency" office:currency="USD" office:value="1.5" calcext:value-type="currency">
            <text:p>$1.50</text:p>
          </table:table-cell>
          <table:table-cell table:style-name="ce347" table:formula="of:=SUM([.J256]*[.H256])" office:value-type="float" office:value="3" calcext:value-type="float">
            <text:p>$3.00</text:p>
          </table:table-cell>
          <table:table-cell table:style-name="ce351" table:formula="of:=[.H256]*[.$L$2]" office:value-type="float" office:value="6100" calcext:value-type="float">
            <text:p>6,100</text:p>
          </table:table-cell>
          <table:table-cell table:style-name="ce86"/>
          <table:table-cell table:style-name="ce450"/>
          <table:table-cell table:style-name="ce86"/>
          <table:table-cell table:style-name="ce534"/>
          <table:table-cell table:style-name="ce205"/>
          <table:table-cell table:style-name="ce634" table:number-columns-repeated="1006"/>
          <table:table-cell table:style-name="ce206"/>
        </table:table-row>
        <table:table-row table:style-name="ro7">
          <table:table-cell table:style-name="ce86"/>
          <table:table-cell table:style-name="ce143" office:value-type="string" calcext:value-type="string">
            <text:p>PP-GP0229</text:p>
          </table:table-cell>
          <table:table-cell table:style-name="ce205" office:value-type="string" calcext:value-type="string">
            <text:p>Y Corner Right, TAZ 6, v2.0</text:p>
          </table:table-cell>
          <table:table-cell table:style-name="ce86" table:number-columns-repeated="3"/>
          <table:table-cell table:style-name="ce258"/>
          <table:table-cell table:style-name="ce86" office:value-type="float" office:value="2" calcext:value-type="float">
            <text:p>2</text:p>
          </table:table-cell>
          <table:table-cell table:style-name="ce86" office:value-type="string" calcext:value-type="string">
            <text:p>ea</text:p>
          </table:table-cell>
          <table:table-cell table:style-name="ce324" office:value-type="currency" office:currency="USD" office:value="1.5" calcext:value-type="currency">
            <text:p>$1.50</text:p>
          </table:table-cell>
          <table:table-cell table:style-name="ce347" table:formula="of:=SUM([.J257]*[.H257])" office:value-type="float" office:value="3" calcext:value-type="float">
            <text:p>$3.00</text:p>
          </table:table-cell>
          <table:table-cell table:style-name="ce351" table:formula="of:=[.H257]*[.$L$2]" office:value-type="float" office:value="6100" calcext:value-type="float">
            <text:p>6,100</text:p>
          </table:table-cell>
          <table:table-cell table:style-name="ce86"/>
          <table:table-cell table:style-name="ce450"/>
          <table:table-cell table:style-name="ce86"/>
          <table:table-cell table:style-name="ce534"/>
          <table:table-cell table:style-name="ce205"/>
          <table:table-cell table:style-name="ce634" table:number-columns-repeated="1006"/>
          <table:table-cell table:style-name="ce206"/>
        </table:table-row>
        <table:table-row table:style-name="ro7">
          <table:table-cell table:style-name="ce86"/>
          <table:table-cell table:style-name="ce143" office:value-type="string" calcext:value-type="string">
            <text:p>PP-GP0232</text:p>
          </table:table-cell>
          <table:table-cell table:style-name="ce205" office:value-type="string" calcext:value-type="string">
            <text:p>Heatsink Fan Duct, TAZ 6, v1.0</text:p>
          </table:table-cell>
          <table:table-cell table:style-name="ce86" table:number-columns-repeated="3"/>
          <table:table-cell table:style-name="ce258"/>
          <table:table-cell table:style-name="ce86" office:value-type="float" office:value="1" calcext:value-type="float">
            <text:p>1</text:p>
          </table:table-cell>
          <table:table-cell table:style-name="ce86" office:value-type="string" calcext:value-type="string">
            <text:p>ea</text:p>
          </table:table-cell>
          <table:table-cell table:style-name="ce324" office:value-type="currency" office:currency="USD" office:value="2" calcext:value-type="currency">
            <text:p>$2.00</text:p>
          </table:table-cell>
          <table:table-cell table:style-name="ce347" table:formula="of:=SUM([.J258]*[.H258])" office:value-type="float" office:value="2" calcext:value-type="float">
            <text:p>$2.00</text:p>
          </table:table-cell>
          <table:table-cell table:style-name="ce351" table:formula="of:=[.H258]*[.$L$2]" office:value-type="float" office:value="3050" calcext:value-type="float">
            <text:p>3,050</text:p>
          </table:table-cell>
          <table:table-cell table:style-name="ce86"/>
          <table:table-cell table:style-name="ce450"/>
          <table:table-cell table:style-name="ce86"/>
          <table:table-cell table:style-name="ce534"/>
          <table:table-cell table:style-name="ce205"/>
          <table:table-cell table:style-name="ce634" table:number-columns-repeated="1006"/>
          <table:table-cell table:style-name="ce206"/>
        </table:table-row>
        <table:table-row table:style-name="ro7">
          <table:table-cell table:style-name="ce86"/>
          <table:table-cell table:style-name="ce143" office:value-type="string" calcext:value-type="string">
            <text:p>PP-GP0233</text:p>
          </table:table-cell>
          <table:table-cell table:style-name="ce205" office:value-type="string" calcext:value-type="string">
            <text:p>Bearing Holder Printing, V1.0</text:p>
          </table:table-cell>
          <table:table-cell table:style-name="ce86" table:number-columns-repeated="3"/>
          <table:table-cell table:style-name="ce258"/>
          <table:table-cell table:style-name="ce86" office:value-type="float" office:value="4" calcext:value-type="float">
            <text:p>4</text:p>
          </table:table-cell>
          <table:table-cell table:style-name="ce86" office:value-type="string" calcext:value-type="string">
            <text:p>ea</text:p>
          </table:table-cell>
          <table:table-cell table:style-name="ce324" office:value-type="currency" office:currency="USD" office:value="1.5" calcext:value-type="currency">
            <text:p>$1.50</text:p>
          </table:table-cell>
          <table:table-cell table:style-name="ce347" table:formula="of:=SUM([.J259]*[.H259])" office:value-type="float" office:value="6" calcext:value-type="float">
            <text:p>$6.00</text:p>
          </table:table-cell>
          <table:table-cell table:style-name="ce351" table:formula="of:=[.H259]*[.$L$2]" office:value-type="float" office:value="12200" calcext:value-type="float">
            <text:p>12,200</text:p>
          </table:table-cell>
          <table:table-cell table:style-name="ce86"/>
          <table:table-cell table:style-name="ce450"/>
          <table:table-cell table:style-name="ce86"/>
          <table:table-cell table:style-name="ce534"/>
          <table:table-cell table:style-name="ce205"/>
          <table:table-cell table:style-name="ce634" table:number-columns-repeated="1006"/>
          <table:table-cell table:style-name="ce206"/>
        </table:table-row>
        <table:table-row table:style-name="ro7">
          <table:table-cell table:style-name="ce86"/>
          <table:table-cell table:style-name="ce143" office:value-type="string" calcext:value-type="string">
            <text:p>PP-GP0234</text:p>
          </table:table-cell>
          <table:table-cell table:style-name="ce205" office:value-type="string" calcext:value-type="string">
            <text:p>LCD Knob V1.0</text:p>
          </table:table-cell>
          <table:table-cell table:style-name="ce86" table:number-columns-repeated="3"/>
          <table:table-cell table:style-name="ce258"/>
          <table:table-cell table:style-name="ce86" office:value-type="float" office:value="1" calcext:value-type="float">
            <text:p>1</text:p>
          </table:table-cell>
          <table:table-cell table:style-name="ce86" office:value-type="string" calcext:value-type="string">
            <text:p>ea</text:p>
          </table:table-cell>
          <table:table-cell table:style-name="ce324" office:value-type="currency" office:currency="USD" office:value="0.4" calcext:value-type="currency">
            <text:p>$0.40</text:p>
          </table:table-cell>
          <table:table-cell table:style-name="ce347" table:formula="of:=SUM([.J260]*[.H260])" office:value-type="float" office:value="0.4" calcext:value-type="float">
            <text:p>$0.40</text:p>
          </table:table-cell>
          <table:table-cell table:style-name="ce351" table:formula="of:=[.H260]*[.$L$2]" office:value-type="float" office:value="3050" calcext:value-type="float">
            <text:p>3,050</text:p>
          </table:table-cell>
          <table:table-cell table:style-name="ce86"/>
          <table:table-cell table:style-name="ce450"/>
          <table:table-cell table:style-name="ce86"/>
          <table:table-cell table:style-name="ce534"/>
          <table:table-cell table:style-name="ce205"/>
          <table:table-cell table:style-name="ce634" table:number-columns-repeated="1006"/>
          <table:table-cell table:style-name="ce206"/>
        </table:table-row>
        <table:table-row table:style-name="ro7">
          <table:table-cell table:style-name="ce86"/>
          <table:table-cell table:style-name="ce143" office:value-type="string" calcext:value-type="string">
            <text:p>PP-GP0236</text:p>
          </table:table-cell>
          <table:table-cell table:style-name="ce205" office:value-type="string" calcext:value-type="string">
            <text:p>Z Upper v2.0, TAZ6</text:p>
          </table:table-cell>
          <table:table-cell table:style-name="ce86" table:number-columns-repeated="3"/>
          <table:table-cell table:style-name="ce258"/>
          <table:table-cell table:style-name="ce86" office:value-type="float" office:value="2" calcext:value-type="float">
            <text:p>2</text:p>
          </table:table-cell>
          <table:table-cell table:style-name="ce86" office:value-type="string" calcext:value-type="string">
            <text:p>ea</text:p>
          </table:table-cell>
          <table:table-cell table:style-name="ce324" office:value-type="currency" office:currency="USD" office:value="4.5" calcext:value-type="currency">
            <text:p>$4.50</text:p>
          </table:table-cell>
          <table:table-cell table:style-name="ce347" table:formula="of:=SUM([.J261]*[.H261])" office:value-type="float" office:value="9" calcext:value-type="float">
            <text:p>$9.00</text:p>
          </table:table-cell>
          <table:table-cell table:style-name="ce351" table:formula="of:=[.H261]*[.$L$2]" office:value-type="float" office:value="6100" calcext:value-type="float">
            <text:p>6,100</text:p>
          </table:table-cell>
          <table:table-cell table:style-name="ce86"/>
          <table:table-cell table:style-name="ce450"/>
          <table:table-cell table:style-name="ce86"/>
          <table:table-cell table:style-name="ce534"/>
          <table:table-cell table:style-name="ce205"/>
          <table:table-cell table:style-name="ce634" table:number-columns-repeated="1006"/>
          <table:table-cell table:style-name="ce206"/>
        </table:table-row>
        <table:table-row table:style-name="ro7">
          <table:table-cell table:style-name="ce86"/>
          <table:table-cell table:style-name="ce143" office:value-type="string" calcext:value-type="string">
            <text:p>PP-GP0230</text:p>
          </table:table-cell>
          <table:table-cell table:style-name="ce205" office:value-type="string" calcext:value-type="string">
            <text:p>LCD_bezel, v1.1</text:p>
          </table:table-cell>
          <table:table-cell table:style-name="ce86" table:number-columns-repeated="3"/>
          <table:table-cell table:style-name="ce258"/>
          <table:table-cell table:style-name="ce86" office:value-type="float" office:value="1" calcext:value-type="float">
            <text:p>1</text:p>
          </table:table-cell>
          <table:table-cell table:style-name="ce86" office:value-type="string" calcext:value-type="string">
            <text:p>ea</text:p>
          </table:table-cell>
          <table:table-cell table:style-name="ce324" office:value-type="currency" office:currency="USD" office:value="0.4" calcext:value-type="currency">
            <text:p>$0.40</text:p>
          </table:table-cell>
          <table:table-cell table:style-name="ce347" table:formula="of:=SUM([.J262]*[.H262])" office:value-type="float" office:value="0.4" calcext:value-type="float">
            <text:p>$0.40</text:p>
          </table:table-cell>
          <table:table-cell table:style-name="ce351" table:formula="of:=[.H262]*[.$L$2]" office:value-type="float" office:value="3050" calcext:value-type="float">
            <text:p>3,050</text:p>
          </table:table-cell>
          <table:table-cell table:style-name="ce86"/>
          <table:table-cell table:style-name="ce450"/>
          <table:table-cell table:style-name="ce86"/>
          <table:table-cell table:style-name="ce534"/>
          <table:table-cell table:style-name="ce205"/>
          <table:table-cell table:style-name="ce634" table:number-columns-repeated="1006"/>
          <table:table-cell table:style-name="ce206"/>
        </table:table-row>
        <table:table-row table:style-name="ro7">
          <table:table-cell table:style-name="ce86"/>
          <table:table-cell table:style-name="ce144" office:value-type="string" calcext:value-type="string">
            <text:p>PP-GP</text:p>
          </table:table-cell>
          <table:table-cell table:style-name="ce206" office:value-type="string" calcext:value-type="string">
            <text:p>bed foot ninjaflex</text:p>
          </table:table-cell>
          <table:table-cell table:style-name="ce206" table:number-columns-repeated="4"/>
          <table:table-cell table:style-name="ce277" office:value-type="float" office:value="4" calcext:value-type="float">
            <text:p>4</text:p>
          </table:table-cell>
          <table:table-cell table:style-name="ce86" office:value-type="string" calcext:value-type="string">
            <text:p>ea</text:p>
          </table:table-cell>
          <table:table-cell table:style-name="ce324" office:value-type="currency" office:currency="USD" office:value="0.3" calcext:value-type="currency">
            <text:p>$0.30</text:p>
          </table:table-cell>
          <table:table-cell table:style-name="ce347" table:formula="of:=SUM([.J263]*[.H263])" office:value-type="float" office:value="1.2" calcext:value-type="float">
            <text:p>$1.20</text:p>
          </table:table-cell>
          <table:table-cell table:style-name="ce351" table:formula="of:=[.H263]*[.$L$2]" office:value-type="float" office:value="12200" calcext:value-type="float">
            <text:p>12,200</text:p>
          </table:table-cell>
          <table:table-cell table:style-name="ce86"/>
          <table:table-cell table:style-name="ce450"/>
          <table:table-cell table:style-name="ce86"/>
          <table:table-cell table:style-name="ce534"/>
          <table:table-cell table:style-name="ce205"/>
          <table:table-cell table:style-name="ce634" table:number-columns-repeated="1006"/>
          <table:table-cell table:style-name="ce206"/>
        </table:table-row>
        <table:table-row table:style-name="ro7">
          <table:table-cell table:style-name="ce70"/>
          <table:table-cell table:style-name="ce110" office:value-type="string" calcext:value-type="string">
            <text:p>EL-MS0361</text:p>
          </table:table-cell>
          <table:table-cell table:style-name="ce207" office:value-type="string" calcext:value-type="string">
            <text:p>16 AWG 6.0mm Pin Length Power Phase Black Single Wire - Insulated Ferrule</text:p>
          </table:table-cell>
          <table:table-cell table:style-name="ce70" office:value-type="string" calcext:value-type="string">
            <text:p>Panduit</text:p>
          </table:table-cell>
          <table:table-cell table:style-name="ce147" office:value-type="string" calcext:value-type="string">
            <text:p>FSD78-6-D</text:p>
          </table:table-cell>
          <table:table-cell table:style-name="ce70" office:value-type="string" calcext:value-type="string">
            <text:p>Fastenal</text:p>
          </table:table-cell>
          <table:table-cell table:style-name="ce219" office:value-type="float" office:value="749611" calcext:value-type="float">
            <text:p>749611</text:p>
          </table:table-cell>
          <table:table-cell table:style-name="ce70" office:value-type="float" office:value="8" calcext:value-type="float">
            <text:p>8</text:p>
          </table:table-cell>
          <table:table-cell table:style-name="ce70" office:value-type="string" calcext:value-type="string">
            <text:p>ea</text:p>
          </table:table-cell>
          <table:table-cell table:style-name="ce300" office:value-type="currency" office:currency="USD" office:value="0.033" calcext:value-type="currency">
            <text:p>$0.03</text:p>
          </table:table-cell>
          <table:table-cell table:style-name="ce334" table:formula="of:=SUM([.J264]*[.H264])" office:value-type="float" office:value="0.264" calcext:value-type="float">
            <text:p>$0.26</text:p>
          </table:table-cell>
          <table:table-cell table:style-name="ce355" table:formula="of:=[.H264]*[.$L$2]" office:value-type="float" office:value="24400" calcext:value-type="float">
            <text:p>24,400</text:p>
          </table:table-cell>
          <table:table-cell table:style-name="ce376" office:value-type="string" calcext:value-type="string">
            <text:p>PO12004</text:p>
          </table:table-cell>
          <table:table-cell table:style-name="ce430" office:value-type="date" office:date-value="2016-02-12" calcext:value-type="date">
            <text:p>02/12/16</text:p>
          </table:table-cell>
          <table:table-cell table:style-name="ce430" office:value-type="date" office:date-value="2016-02-16" calcext:value-type="date">
            <text:p>02/16/16</text:p>
          </table:table-cell>
          <table:table-cell table:style-name="ce517" office:value-type="string" calcext:value-type="string">
            <text:p>received</text:p>
          </table:table-cell>
          <table:table-cell table:style-name="ce176"/>
          <table:table-cell table:style-name="ce605" table:number-columns-repeated="1006"/>
          <table:table-cell table:style-name="ce247"/>
        </table:table-row>
        <table:table-row table:style-name="ro7">
          <table:table-cell table:style-name="ce70"/>
          <table:table-cell table:style-name="ce110" office:value-type="string" calcext:value-type="string">
            <text:p>EL-MS0362</text:p>
          </table:table-cell>
          <table:table-cell table:style-name="ce207" office:value-type="string" calcext:value-type="string">
            <text:p>24 AWG 6.0mm Pin Length Power Phase Turquoise Single Wire - Insulated Ferrule</text:p>
          </table:table-cell>
          <table:table-cell table:style-name="ce70" office:value-type="string" calcext:value-type="string">
            <text:p>Panduit</text:p>
          </table:table-cell>
          <table:table-cell table:style-name="ce147" office:value-type="string" calcext:value-type="string">
            <text:p>FSD73-6-D</text:p>
          </table:table-cell>
          <table:table-cell table:style-name="ce70" office:value-type="string" calcext:value-type="string">
            <text:p>Fastenal</text:p>
          </table:table-cell>
          <table:table-cell table:style-name="ce219" office:value-type="float" office:value="749598" calcext:value-type="float">
            <text:p>749598</text:p>
          </table:table-cell>
          <table:table-cell table:style-name="ce70" office:value-type="float" office:value="10" calcext:value-type="float">
            <text:p>10</text:p>
          </table:table-cell>
          <table:table-cell table:style-name="ce70" office:value-type="string" calcext:value-type="string">
            <text:p>ea</text:p>
          </table:table-cell>
          <table:table-cell table:style-name="ce300" office:value-type="currency" office:currency="USD" office:value="0.0273" calcext:value-type="currency">
            <text:p>$0.03</text:p>
          </table:table-cell>
          <table:table-cell table:style-name="ce334" table:formula="of:=SUM([.J265]*[.H265])" office:value-type="float" office:value="0.273" calcext:value-type="float">
            <text:p>$0.27</text:p>
          </table:table-cell>
          <table:table-cell table:style-name="ce355" table:formula="of:=[.H265]*[.$L$2]" office:value-type="float" office:value="30500" calcext:value-type="float">
            <text:p>30,500</text:p>
          </table:table-cell>
          <table:table-cell table:style-name="ce376" office:value-type="string" calcext:value-type="string">
            <text:p>PO12004</text:p>
          </table:table-cell>
          <table:table-cell table:style-name="ce430" office:value-type="date" office:date-value="2016-02-12" calcext:value-type="date">
            <text:p>02/12/16</text:p>
          </table:table-cell>
          <table:table-cell table:style-name="ce430" office:value-type="date" office:date-value="2016-02-19" calcext:value-type="date">
            <text:p>02/19/16</text:p>
          </table:table-cell>
          <table:table-cell table:style-name="ce515" office:value-type="string" calcext:value-type="string">
            <text:p>OLIVE Ordered <text:s/>KG </text:p>
          </table:table-cell>
          <table:table-cell table:style-name="ce176"/>
          <table:table-cell table:style-name="ce605" table:number-columns-repeated="1006"/>
          <table:table-cell table:style-name="ce247"/>
        </table:table-row>
        <table:table-row table:style-name="ro7">
          <table:table-cell table:style-name="ce87" office:value-type="string" calcext:value-type="string">
            <text:p>Hardware</text:p>
          </table:table-cell>
          <table:table-cell table:style-name="ce145" office:value-type="string" calcext:value-type="string">
            <text:p>HD-NT0044</text:p>
          </table:table-cell>
          <table:table-cell table:style-name="ce149" office:value-type="string" calcext:value-type="string">
            <text:p>Post assembly M5 T-nut</text:p>
          </table:table-cell>
          <table:table-cell table:style-name="ce87" office:value-type="string" calcext:value-type="string">
            <text:p>Misumi</text:p>
          </table:table-cell>
          <table:table-cell table:style-name="ce251" office:value-type="string" calcext:value-type="string">
            <text:p>HNTAP5-5</text:p>
          </table:table-cell>
          <table:table-cell table:style-name="ce87" office:value-type="string" calcext:value-type="string">
            <text:p>Misumi</text:p>
          </table:table-cell>
          <table:table-cell table:style-name="ce251" office:value-type="string" calcext:value-type="string">
            <text:p>HNTAP5-5</text:p>
          </table:table-cell>
          <table:table-cell table:style-name="ce87" office:value-type="float" office:value="1" calcext:value-type="float">
            <text:p>1</text:p>
          </table:table-cell>
          <table:table-cell table:style-name="ce87" office:value-type="string" calcext:value-type="string">
            <text:p>ea</text:p>
          </table:table-cell>
          <table:table-cell table:style-name="ce325" office:value-type="currency" office:currency="USD" office:value="0.046" calcext:value-type="currency">
            <text:p>$0.05</text:p>
          </table:table-cell>
          <table:table-cell table:style-name="ce334" table:formula="of:=SUM([.J266]*[.H266])" office:value-type="float" office:value="0.046" calcext:value-type="float">
            <text:p>$0.05</text:p>
          </table:table-cell>
          <table:table-cell table:style-name="ce355" table:formula="of:=[.H266]*[.$L$2]" office:value-type="float" office:value="3050" calcext:value-type="float">
            <text:p>3,050</text:p>
          </table:table-cell>
          <table:table-cell table:style-name="ce376" office:value-type="string" calcext:value-type="string">
            <text:p>PO12066</text:p>
          </table:table-cell>
          <table:table-cell table:style-name="ce451" office:value-type="date" office:date-value="2016-02-16" calcext:value-type="date">
            <text:p>02/16/16</text:p>
          </table:table-cell>
          <table:table-cell table:style-name="ce451" office:value-type="date" office:date-value="2016-03-01" calcext:value-type="date">
            <text:p>03/01/16</text:p>
          </table:table-cell>
          <table:table-cell table:style-name="ce535" office:value-type="string" calcext:value-type="string">
            <text:p>Received 1085, requested status of balance. KG</text:p>
          </table:table-cell>
          <table:table-cell table:style-name="ce176"/>
          <table:table-cell table:style-name="ce605" table:number-columns-repeated="396"/>
          <table:table-cell table:style-name="ce659" table:number-columns-repeated="610"/>
          <table:table-cell table:style-name="ce749"/>
        </table:table-row>
        <table:table-row table:style-name="ro7">
          <table:table-cell table:style-name="ce60" office:value-type="string" calcext:value-type="string">
            <text:p>Tools</text:p>
          </table:table-cell>
          <table:table-cell table:style-name="ce105" office:value-type="string" calcext:value-type="string">
            <text:p>TL-HD0048</text:p>
          </table:table-cell>
          <table:table-cell table:style-name="ce148" office:value-type="string" calcext:value-type="string">
            <text:p>Elmer's X-Acto No. 1 Precision Knife – Aluminum</text:p>
          </table:table-cell>
          <table:table-cell table:style-name="ce60" office:value-type="string" calcext:value-type="string">
            <text:p>Dick Blick Art Materials </text:p>
          </table:table-cell>
          <table:table-cell table:style-name="ce60" office:value-type="string" calcext:value-type="string">
            <text:p>57497-1001</text:p>
          </table:table-cell>
          <table:table-cell table:style-name="ce60" office:value-type="string" calcext:value-type="string">
            <text:p>Blick Art supplies</text:p>
          </table:table-cell>
          <table:table-cell table:style-name="ce60" office:value-type="string" calcext:value-type="string">
            <text:p>57497-1001 </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2.54" calcext:value-type="currency">
            <text:p>$2.54</text:p>
          </table:table-cell>
          <table:table-cell table:style-name="ce334" table:formula="of:=SUM([.J267]*[.H267])" office:value-type="float" office:value="2.54" calcext:value-type="float">
            <text:p>$2.54</text:p>
          </table:table-cell>
          <table:table-cell table:style-name="ce355" table:formula="of:=[.H267]*[.$L$2]" office:value-type="float" office:value="3050" calcext:value-type="float">
            <text:p>3,050</text:p>
          </table:table-cell>
          <table:table-cell table:style-name="ce382" office:value-type="string" calcext:value-type="string">
            <text:p>PO12256</text:p>
          </table:table-cell>
          <table:table-cell table:style-name="ce432" office:value-type="date" office:date-value="2016-02-26" calcext:value-type="date">
            <text:p>02/26/16</text:p>
          </table:table-cell>
          <table:table-cell table:style-name="ce432" office:value-type="date" office:date-value="2016-03-28" calcext:value-type="date">
            <text:p>03/28/16</text:p>
          </table:table-cell>
          <table:table-cell table:style-name="ce496" office:value-type="string" calcext:value-type="string">
            <text:p>Received </text:p>
          </table:table-cell>
          <table:table-cell table:style-name="ce506"/>
          <table:table-cell table:style-name="ce612" table:number-columns-repeated="983"/>
          <table:table-cell table:style-name="ce605" table:number-columns-repeated="23"/>
          <table:table-cell table:style-name="ce749"/>
        </table:table-row>
        <table:table-row table:style-name="ro7">
          <table:table-cell table:style-name="ce74" office:value-type="string" calcext:value-type="string">
            <text:p>Tools</text:p>
          </table:table-cell>
          <table:table-cell table:style-name="ce118" office:value-type="string" calcext:value-type="string">
            <text:p>TL-HD0050</text:p>
          </table:table-cell>
          <table:table-cell table:style-name="ce185" office:value-type="string" calcext:value-type="string">
            <text:p>Stanley 6" Long Nose Pliers</text:p>
          </table:table-cell>
          <table:table-cell table:style-name="ce74" office:value-type="string" calcext:value-type="string">
            <text:p>Image Supply Service, Inc.</text:p>
          </table:table-cell>
          <table:table-cell table:style-name="Default"/>
          <table:table-cell table:style-name="ce74" office:value-type="string" calcext:value-type="string">
            <text:p>Image Supply Service, Inc.</text:p>
          </table:table-cell>
          <table:table-cell table:style-name="ce74" office:value-type="string" calcext:value-type="string">
            <text:p>43W8049</text:p>
          </table:table-cell>
          <table:table-cell table:style-name="ce74" office:value-type="float" office:value="1" calcext:value-type="float">
            <text:p>1</text:p>
          </table:table-cell>
          <table:table-cell table:style-name="ce74" office:value-type="string" calcext:value-type="string">
            <text:p>ea</text:p>
          </table:table-cell>
          <table:table-cell table:style-name="ce301" office:value-type="currency" office:currency="USD" office:value="2.82" calcext:value-type="currency">
            <text:p>$2.82</text:p>
          </table:table-cell>
          <table:table-cell table:style-name="ce340" table:formula="of:=SUM([.J268]*[.H268])" office:value-type="float" office:value="2.82" calcext:value-type="float">
            <text:p>$2.82</text:p>
          </table:table-cell>
          <table:table-cell table:style-name="ce360" table:formula="of:=[.H268]*[.$L$2]" office:value-type="float" office:value="3050" calcext:value-type="float">
            <text:p>3,050</text:p>
          </table:table-cell>
          <table:table-cell table:style-name="ce384" office:value-type="string" calcext:value-type="string">
            <text:p>PO12257</text:p>
          </table:table-cell>
          <table:table-cell table:style-name="ce434" office:value-type="date" office:date-value="2016-02-26" calcext:value-type="date">
            <text:p>02/26/16</text:p>
          </table:table-cell>
          <table:table-cell table:style-name="ce434" office:value-type="date" office:date-value="2016-03-16" calcext:value-type="date">
            <text:p>03/16/16</text:p>
          </table:table-cell>
          <table:table-cell table:style-name="ce514" office:value-type="string" calcext:value-type="string">
            <text:p>Received PLEASE NOTE: IN ORDER TO GET THESE PLYERS AT THIS COSTING I NEED 15 WEEK LEAD TIME TO PULL IN THIS LARGE OF A QUANTITY – THIS WAS ADDED TO THE BOM 2/25/16! TS</text:p>
          </table:table-cell>
          <table:table-cell table:style-name="ce500"/>
          <table:table-cell table:style-name="ce624" table:number-columns-repeated="1006"/>
          <table:table-cell table:style-name="ce750"/>
        </table:table-row>
        <table:table-row table:style-name="ro7">
          <table:table-cell table:style-name="ce70"/>
          <table:table-cell table:style-name="ce110" office:value-type="string" calcext:value-type="string">
            <text:p>PP-FP0079</text:p>
          </table:table-cell>
          <table:table-cell table:style-name="ce176" office:value-type="string" calcext:value-type="string">
            <text:p>Laser Etched TAZ 6 3000 mm Bed Plate v4.5 PP-MP0097</text:p>
          </table:table-cell>
          <table:table-cell table:style-name="ce70" office:value-type="string" calcext:value-type="string">
            <text:p>Laser Engraving Designs </text:p>
          </table:table-cell>
          <table:table-cell table:style-name="ce70"/>
          <table:table-cell table:style-name="ce70" office:value-type="string" calcext:value-type="string">
            <text:p>Laser Engraving Designs </text:p>
          </table:table-cell>
          <table:table-cell table:style-name="ce72"/>
          <table:table-cell table:style-name="ce70" office:value-type="float" office:value="1" calcext:value-type="float">
            <text:p>1</text:p>
          </table:table-cell>
          <table:table-cell table:style-name="ce70" office:value-type="string" calcext:value-type="string">
            <text:p>ea</text:p>
          </table:table-cell>
          <table:table-cell table:style-name="ce300" office:value-type="currency" office:currency="USD" office:value="1.54" calcext:value-type="currency">
            <text:p>$1.54</text:p>
          </table:table-cell>
          <table:table-cell table:style-name="ce340" table:formula="of:=SUM([.J269]*[.H269])" office:value-type="float" office:value="1.54" calcext:value-type="float">
            <text:p>$1.54</text:p>
          </table:table-cell>
          <table:table-cell table:style-name="ce70" office:value-type="float" office:value="3050" calcext:value-type="float">
            <text:p>3050</text:p>
          </table:table-cell>
          <table:table-cell table:style-name="ce70" office:value-type="string" calcext:value-type="string">
            <text:p>PO12235, 12236, 12237, 12238, 12239, 12240, 12241, 12242, 12243, 12244, 12245, 12246, 12247, 12248, 12249, 12583, 12667, 12668, 12669, 12670</text:p>
          </table:table-cell>
          <table:table-cell table:style-name="ce430"/>
          <table:table-cell table:style-name="ce70"/>
          <table:table-cell table:style-name="ce515" office:value-type="string" calcext:value-type="string">
            <text:p>Weekly deliveries of 150 units starting March 28 for the next 15 weeks. TS</text:p>
          </table:table-cell>
          <table:table-cell table:style-name="ce176"/>
          <table:table-cell table:style-name="ce605" table:number-columns-repeated="1006"/>
          <table:table-cell table:style-name="ce247"/>
        </table:table-row>
        <table:table-row table:style-name="ro7">
          <table:table-cell table:style-name="ce60" office:value-type="string" calcext:value-type="string">
            <text:p>Electronic</text:p>
          </table:table-cell>
          <table:table-cell table:style-name="ce123" office:value-type="string" calcext:value-type="string">
            <text:p>EL-MS0012</text:p>
          </table:table-cell>
          <table:table-cell table:style-name="ce148" office:value-type="string" calcext:value-type="string">
            <text:p>Noninsulated Wire Ferrule,24-20 AWG,</text:p>
          </table:table-cell>
          <table:table-cell table:style-name="ce60" office:value-type="string" calcext:value-type="string">
            <text:p>Phoenix Contact</text:p>
          </table:table-cell>
          <table:table-cell table:style-name="ce236" office:value-type="float" office:value="3202478" calcext:value-type="float">
            <text:p>3202478</text:p>
          </table:table-cell>
          <table:table-cell table:style-name="ce212" office:value-type="string" calcext:value-type="string">
            <text:p>Mcmaster</text:p>
          </table:table-cell>
          <table:table-cell table:style-name="ce60" office:value-type="string" calcext:value-type="string">
            <text:p>9681K15</text:p>
          </table:table-cell>
          <table:table-cell table:style-name="ce60" office:value-type="float" office:value="1" calcext:value-type="float">
            <text:p>1</text:p>
          </table:table-cell>
          <table:table-cell table:style-name="ce60" office:value-type="string" calcext:value-type="string">
            <text:p>ea</text:p>
          </table:table-cell>
          <table:table-cell table:style-name="ce290" office:value-type="currency" office:currency="USD" office:value="0.0632" calcext:value-type="currency">
            <text:p>$0.06</text:p>
          </table:table-cell>
          <table:table-cell table:style-name="ce334" table:formula="of:=SUM([.J270]*[.H270])" office:value-type="float" office:value="0.0632" calcext:value-type="float">
            <text:p>$0.06</text:p>
          </table:table-cell>
          <table:table-cell table:style-name="ce355" table:formula="of:=[.H270]*[.$L$2]" office:value-type="float" office:value="3050" calcext:value-type="float">
            <text:p>3,050</text:p>
          </table:table-cell>
          <table:table-cell table:style-name="ce403" office:value-type="string" calcext:value-type="string">
            <text:p>PO12910</text:p>
          </table:table-cell>
          <table:table-cell table:style-name="ce435" office:value-type="date" office:date-value="2016-04-07" calcext:value-type="date">
            <text:p>04/07/16</text:p>
          </table:table-cell>
          <table:table-cell table:style-name="ce432" office:value-type="date" office:date-value="2016-04-15" calcext:value-type="date">
            <text:p>04/15/16</text:p>
          </table:table-cell>
          <table:table-cell table:style-name="ce506"/>
          <table:table-cell table:style-name="ce564"/>
          <table:table-cell table:style-name="ce614" table:number-columns-repeated="982"/>
          <table:table-cell table:style-name="ce628"/>
          <table:table-cell table:style-name="ce734" table:number-columns-repeated="23"/>
          <table:table-cell table:style-name="ce247"/>
        </table:table-row>
        <table:table-row table:style-name="ro7">
          <table:table-cell table:style-name="ce88" office:value-type="string" calcext:value-type="string">
            <text:p>Hardware</text:p>
          </table:table-cell>
          <table:table-cell table:style-name="ce146" office:value-type="string" calcext:value-type="string">
            <text:p>PP-MP0049</text:p>
          </table:table-cell>
          <table:table-cell table:style-name="ce208" office:value-type="string" calcext:value-type="string">
            <text:p>Cosmos ® mini Aluminum Chips VGA RAM Cooling Heatsinks 6(L)x6(W)x3.5(H)mm Industrial Packaging</text:p>
          </table:table-cell>
          <table:table-cell table:number-columns-repeated="4"/>
          <table:table-cell office:value-type="float" office:value="1" calcext:value-type="float">
            <text:p>1</text:p>
          </table:table-cell>
          <table:table-cell office:value-type="string" calcext:value-type="string">
            <text:p>ea</text:p>
          </table:table-cell>
          <table:table-cell table:style-name="ce326" office:value-type="currency" office:currency="USD" office:value="0.035" calcext:value-type="currency">
            <text:p>$0.035</text:p>
          </table:table-cell>
          <table:table-cell table:style-name="ce340" table:formula="of:=SUM([.J271]*[.H271])" office:value-type="float" office:value="0.035" calcext:value-type="float">
            <text:p>$0.04</text:p>
          </table:table-cell>
          <table:table-cell/>
          <table:table-cell table:style-name="ce413" office:value-type="string" calcext:value-type="string">
            <text:p>see notes</text:p>
          </table:table-cell>
          <table:table-cell/>
          <table:table-cell table:style-name="ce413" office:value-type="string" calcext:value-type="string">
            <text:p>see notes</text:p>
          </table:table-cell>
          <table:table-cell office:value-type="string" calcext:value-type="string">
            <text:p>Stock on hand covers TS Added 3/28/16 -bam</text:p>
          </table:table-cell>
          <table:table-cell table:number-columns-repeated="1008"/>
        </table:table-row>
        <table:table-row table:style-name="ro7">
          <table:table-cell table:number-columns-repeated="10"/>
          <table:table-cell table:style-name="ce340" table:formula="of:=SUM([.J272]*[.H272])" office:value-type="float" office:value="0" calcext:value-type="float">
            <text:p/>
          </table:table-cell>
          <table:table-cell table:number-columns-repeated="1013"/>
        </table:table-row>
        <table:table-row table:style-name="ro7">
          <table:table-cell office:value-type="string" calcext:value-type="string">
            <text:p>Accessories</text:p>
          </table:table-cell>
          <table:table-cell office:value-type="string" calcext:value-type="string">
            <text:p>DC-LB0095</text:p>
          </table:table-cell>
          <table:table-cell table:style-name="ce208" office:value-type="string" calcext:value-type="string">
            <text:p>LulzBot Logo Sticker, 3 - inch</text:p>
          </table:table-cell>
          <table:table-cell office:value-type="string" calcext:value-type="string">
            <text:p>Sticker Giant</text:p>
          </table:table-cell>
          <table:table-cell table:number-columns-repeated="3"/>
          <table:table-cell office:value-type="float" office:value="1" calcext:value-type="float">
            <text:p>1</text:p>
          </table:table-cell>
          <table:table-cell office:value-type="string" calcext:value-type="string">
            <text:p>ea</text:p>
          </table:table-cell>
          <table:table-cell office:value-type="currency" office:currency="USD" office:value="0.2137" calcext:value-type="currency">
            <text:p>$0.21</text:p>
          </table:table-cell>
          <table:table-cell table:style-name="ce340" table:formula="of:=SUM([.J273]*[.H273])" office:value-type="float" office:value="0.2137" calcext:value-type="float">
            <text:p>$0.21</text:p>
          </table:table-cell>
          <table:table-cell office:value-type="float" office:value="3050" calcext:value-type="float">
            <text:p>3050</text:p>
          </table:table-cell>
          <table:table-cell office:value-type="string" calcext:value-type="string">
            <text:p>PO12466</text:p>
          </table:table-cell>
          <table:table-cell office:value-type="date" office:date-value="2016-03-10" calcext:value-type="date">
            <text:p>03/10/16</text:p>
          </table:table-cell>
          <table:table-cell table:style-name="ce415" office:value-type="date" office:date-value="2016-03-17" calcext:value-type="date">
            <text:p>03/17/16</text:p>
          </table:table-cell>
          <table:table-cell office:value-type="string" calcext:value-type="string">
            <text:p>only recvd 2000 pc, will reorder when sticker art is changed a bit. TS</text:p>
          </table:table-cell>
          <table:table-cell table:number-columns-repeated="1008"/>
        </table:table-row>
        <table:table-row table:style-name="ro7">
          <table:table-cell/>
          <table:table-cell table:style-name="ce147" office:value-type="string" calcext:value-type="string">
            <text:p>DC-LB0105</text:p>
          </table:table-cell>
          <table:table-cell table:style-name="ce147" office:value-type="string" calcext:value-type="string">
            <text:p>Arrow Labels - Yellow, 1 x 3" 500/roll</text:p>
          </table:table-cell>
          <table:table-cell office:value-type="string" calcext:value-type="string">
            <text:p>Uline</text:p>
          </table:table-cell>
          <table:table-cell office:value-type="string" calcext:value-type="string">
            <text:p>S-13121</text:p>
          </table:table-cell>
          <table:table-cell office:value-type="string" calcext:value-type="string">
            <text:p>uline</text:p>
          </table:table-cell>
          <table:table-cell table:style-name="ce49" office:value-type="string" calcext:value-type="string">
            <text:p>S-13121</text:p>
          </table:table-cell>
          <table:table-cell office:value-type="float" office:value="1" calcext:value-type="float">
            <text:p>1</text:p>
          </table:table-cell>
          <table:table-cell office:value-type="string" calcext:value-type="string">
            <text:p>ea</text:p>
          </table:table-cell>
          <table:table-cell table:style-name="ce325" office:value-type="currency" office:currency="USD" office:value="0.036" calcext:value-type="currency">
            <text:p>$0.04</text:p>
          </table:table-cell>
          <table:table-cell table:style-name="ce340" table:formula="of:=SUM([.J274]*[.H274])" office:value-type="float" office:value="0.036" calcext:value-type="float">
            <text:p>$0.04</text:p>
          </table:table-cell>
          <table:table-cell office:value-type="float" office:value="3050" calcext:value-type="float">
            <text:p>3050</text:p>
          </table:table-cell>
          <table:table-cell office:value-type="string" calcext:value-type="string">
            <text:p>PO12784</text:p>
          </table:table-cell>
          <table:table-cell office:value-type="date" office:date-value="2016-03-31" calcext:value-type="date">
            <text:p>03/31/16</text:p>
          </table:table-cell>
          <table:table-cell table:style-name="ce415" office:value-type="date" office:date-value="2016-04-06" calcext:value-type="date">
            <text:p>04/06/16</text:p>
          </table:table-cell>
          <table:table-cell office:value-type="string" calcext:value-type="string">
            <text:p>received</text:p>
          </table:table-cell>
          <table:table-cell table:number-columns-repeated="1008"/>
        </table:table-row>
        <table:table-row table:style-name="ro7">
          <table:table-cell table:number-columns-repeated="10"/>
          <table:table-cell table:style-name="ce340" table:formula="of:=SUM([.J275]*[.H275])" office:value-type="float" office:value="0" calcext:value-type="float">
            <text:p/>
          </table:table-cell>
          <table:table-cell table:number-columns-repeated="1013"/>
        </table:table-row>
        <table:table-row table:style-name="ro7" table:number-rows-repeated="19">
          <table:table-cell table:number-columns-repeated="1024"/>
        </table:table-row>
        <table:table-row table:style-name="ro11" table:number-rows-repeated="1048281">
          <table:table-cell table:number-columns-repeated="1024"/>
        </table:table-row>
        <table:table-row table:style-name="ro11">
          <table:table-cell table:number-columns-repeated="1024"/>
        </table:table-row>
      </table:table>
      <table:table table:name="Olive Full BOM" table:style-name="ta7">
        <table:table-column table:style-name="co37" table:default-cell-style-name="ce754"/>
        <table:table-column table:style-name="co38" table:default-cell-style-name="ce754"/>
        <table:table-column table:style-name="co39" table:default-cell-style-name="ce758"/>
        <table:table-column table:style-name="co40" table:default-cell-style-name="ce759"/>
        <table:table-column table:style-name="co41" table:default-cell-style-name="ce759"/>
        <table:table-column table:style-name="co42" table:default-cell-style-name="ce759"/>
        <table:table-column table:style-name="co43" table:default-cell-style-name="ce759"/>
        <table:table-column table:style-name="co8" table:default-cell-style-name="ce759"/>
        <table:table-column table:style-name="co44" table:default-cell-style-name="ce759"/>
        <table:table-column table:style-name="co8" table:default-cell-style-name="ce759"/>
        <table:table-column table:style-name="co45" table:default-cell-style-name="ce759"/>
        <table:table-column table:style-name="co8" table:default-cell-style-name="ce761"/>
        <table:table-column table:style-name="co8" table:default-cell-style-name="ce759"/>
        <table:table-column table:style-name="co8" table:number-columns-repeated="2" table:default-cell-style-name="ce766"/>
        <table:table-column table:style-name="co46" table:default-cell-style-name="ce758"/>
        <table:table-column table:style-name="co8" table:number-columns-repeated="1008" table:default-cell-style-name="ce754"/>
        <table:table-row table:style-name="ro12">
          <table:table-cell table:style-name="ce751" table:formula="of:=['Olive '.A1]" office:value-type="string" office:string-value="Category" calcext:value-type="string">
            <text:p>Category</text:p>
          </table:table-cell>
          <table:table-cell table:style-name="ce751" table:formula="of:=['Olive '.B1]" office:value-type="string" office:string-value="AO Part #" calcext:value-type="string">
            <text:p>AO Part #</text:p>
          </table:table-cell>
          <table:table-cell table:style-name="ce755" table:formula="of:=['Olive '.C1]" office:value-type="string" office:string-value="Description" calcext:value-type="string">
            <text:p>Description</text:p>
          </table:table-cell>
          <table:table-cell table:style-name="ce751" table:formula="of:=['Olive '.D1]" office:value-type="string" office:string-value="Manufacturer" calcext:value-type="string">
            <text:p>Manufacturer</text:p>
          </table:table-cell>
          <table:table-cell table:style-name="ce751" table:formula="of:=['Olive '.E1]" office:value-type="string" office:string-value="Manufacturer Part Number " calcext:value-type="string">
            <text:p>Manufacturer Part Number </text:p>
          </table:table-cell>
          <table:table-cell table:style-name="ce751" table:formula="of:=['Olive '.F1]" office:value-type="string" office:string-value="Distributor" calcext:value-type="string">
            <text:p>Distributor</text:p>
          </table:table-cell>
          <table:table-cell table:style-name="ce751" table:formula="of:=['Olive '.G1]" office:value-type="string" office:string-value="Distributor SKU" calcext:value-type="string">
            <text:p>Distributor SKU</text:p>
          </table:table-cell>
          <table:table-cell table:style-name="ce751" table:formula="of:=['Olive '.H1]" office:value-type="string" office:string-value="Qty Per" calcext:value-type="string">
            <text:p>Qty Per</text:p>
          </table:table-cell>
          <table:table-cell table:style-name="ce751" table:formula="of:=['Olive '.I1]" office:value-type="string" office:string-value="UOM" calcext:value-type="string">
            <text:p>UOM</text:p>
          </table:table-cell>
          <table:table-cell table:style-name="ce751" table:formula="of:=['Olive '.J1]" office:value-type="string" office:string-value="Price Per Unit" calcext:value-type="string">
            <text:p>Price Per Unit</text:p>
          </table:table-cell>
          <table:table-cell table:style-name="ce751" table:formula="of:=['Olive '.K1]" office:value-type="string" office:string-value="Price Total" calcext:value-type="string">
            <text:p>Price Total</text:p>
          </table:table-cell>
          <table:table-cell table:style-name="ce760" office:value-type="string" calcext:value-type="string">
            <text:p>Qty to order</text:p>
          </table:table-cell>
          <table:table-cell table:style-name="ce751" table:formula="of:=['Olive '.M1]" office:value-type="string" office:string-value="PO " calcext:value-type="string">
            <text:p>PO </text:p>
          </table:table-cell>
          <table:table-cell table:style-name="ce763" table:formula="of:=['Olive '.N1]" office:value-type="string" office:string-value="Date " calcext:value-type="string">
            <text:p>Date </text:p>
          </table:table-cell>
          <table:table-cell table:style-name="ce763" table:formula="of:=['Olive '.O1]" office:value-type="string" office:string-value="ETA" calcext:value-type="string">
            <text:p>ETA</text:p>
          </table:table-cell>
          <table:table-cell table:style-name="ce755" table:formula="of:=['Olive '.P1]" office:value-type="string" office:string-value="R&amp;D notes" calcext:value-type="string">
            <text:p>R&amp;D notes</text:p>
          </table:table-cell>
          <table:table-cell table:style-name="ce767"/>
          <table:table-cell table:style-name="ce751" table:number-columns-repeated="982"/>
          <table:table-cell table:style-name="ce769"/>
          <table:table-cell table:style-name="ce770" table:number-columns-repeated="24"/>
        </table:table-row>
        <table:table-row table:style-name="ro5">
          <table:table-cell table:style-name="ce752" table:formula="of:=['Olive '.A2]" office:value-type="string" office:string-value="OK to order" calcext:value-type="string">
            <text:p>OK to order</text:p>
          </table:table-cell>
          <table:table-cell table:style-name="ce752" table:formula="of:=['Olive '.B2]" office:value-type="float" office:value="0" calcext:value-type="float">
            <text:p>0</text:p>
          </table:table-cell>
          <table:table-cell table:style-name="ce756" table:formula="of:=['Olive '.C2]" office:value-type="string" office:string-value="BOLD MEANS ORDERED FOR OLIVE ALSO" calcext:value-type="string">
            <text:p>BOLD MEANS ORDERED FOR OLIVE ALSO</text:p>
          </table:table-cell>
          <table:table-cell table:style-name="ce752" table:formula="of:=['Olive '.D2]" office:value-type="float" office:value="0" calcext:value-type="float">
            <text:p>0</text:p>
          </table:table-cell>
          <table:table-cell table:style-name="ce752" table:formula="of:=['Olive '.E2]" office:value-type="float" office:value="0" calcext:value-type="float">
            <text:p>0</text:p>
          </table:table-cell>
          <table:table-cell table:style-name="ce752" table:formula="of:=['Olive '.F2]" office:value-type="float" office:value="0" calcext:value-type="float">
            <text:p>0</text:p>
          </table:table-cell>
          <table:table-cell table:style-name="ce752" table:formula="of:=['Olive '.G2]" office:value-type="float" office:value="0" calcext:value-type="float">
            <text:p>0</text:p>
          </table:table-cell>
          <table:table-cell table:style-name="ce752" table:formula="of:=['Olive '.H2]" office:value-type="float" office:value="0" calcext:value-type="float">
            <text:p>0</text:p>
          </table:table-cell>
          <table:table-cell table:style-name="ce752" table:formula="of:=['Olive '.I2]" office:value-type="float" office:value="0" calcext:value-type="float">
            <text:p>0</text:p>
          </table:table-cell>
          <table:table-cell table:style-name="ce752" table:formula="of:=['Olive '.J2]" office:value-type="float" office:value="0" calcext:value-type="float">
            <text:p>0</text:p>
          </table:table-cell>
          <table:table-cell table:style-name="ce752" table:formula="of:=['Olive '.K2]" office:value-type="float" office:value="958.176931049816" calcext:value-type="float">
            <text:p>958.1769310498</text:p>
          </table:table-cell>
          <table:table-cell office:value-type="float" office:value="3050" calcext:value-type="float">
            <text:p>3,050</text:p>
          </table:table-cell>
          <table:table-cell table:style-name="ce752" table:formula="of:=['Olive '.M2]" office:value-type="float" office:value="0" calcext:value-type="float">
            <text:p>0</text:p>
          </table:table-cell>
          <table:table-cell table:style-name="ce764" table:formula="of:=['Olive '.N2]" office:value-type="date" office:date-value="1899-12-30" calcext:value-type="date">
            <text:p>12/30/99</text:p>
          </table:table-cell>
          <table:table-cell table:style-name="ce764" table:formula="of:=['Olive '.O2]" office:value-type="date" office:date-value="1899-12-30" calcext:value-type="date">
            <text:p>12/30/99</text:p>
          </table:table-cell>
          <table:table-cell table:style-name="ce756" table:formula="of:=['Olive '.P2]" office:value-type="float" office:value="0" calcext:value-type="float">
            <text:p>0</text:p>
          </table:table-cell>
          <table:table-cell table:number-columns-repeated="1008"/>
        </table:table-row>
        <table:table-row table:style-name="ro5">
          <table:table-cell table:style-name="ce752" table:formula="of:=['Olive '.A3]" office:value-type="string" office:string-value="Sheet metal out for quote" calcext:value-type="string">
            <text:p>Sheet metal out for quote</text:p>
          </table:table-cell>
          <table:table-cell table:style-name="ce752" table:formula="of:=['Olive '.B3]" office:value-type="string" office:string-value="received" calcext:value-type="string">
            <text:p>received</text:p>
          </table:table-cell>
          <table:table-cell table:style-name="ce756" table:formula="of:=['Olive '.C3]" office:value-type="string" office:string-value="Kim please purchase" calcext:value-type="string">
            <text:p>Kim please purchase</text:p>
          </table:table-cell>
          <table:table-cell table:style-name="ce752" table:formula="of:=['Olive '.D3]" office:value-type="float" office:value="0" calcext:value-type="float">
            <text:p>0</text:p>
          </table:table-cell>
          <table:table-cell table:style-name="ce752" table:formula="of:=['Olive '.E3]" office:value-type="float" office:value="0" calcext:value-type="float">
            <text:p>0</text:p>
          </table:table-cell>
          <table:table-cell table:style-name="ce752" table:formula="of:=['Olive '.F3]" office:value-type="float" office:value="0" calcext:value-type="float">
            <text:p>0</text:p>
          </table:table-cell>
          <table:table-cell table:style-name="ce752" table:formula="of:=['Olive '.G3]" office:value-type="float" office:value="0" calcext:value-type="float">
            <text:p>0</text:p>
          </table:table-cell>
          <table:table-cell table:style-name="ce752" table:formula="of:=['Olive '.H3]" office:value-type="float" office:value="0" calcext:value-type="float">
            <text:p>0</text:p>
          </table:table-cell>
          <table:table-cell table:style-name="ce752" table:formula="of:=['Olive '.I3]" office:value-type="float" office:value="0" calcext:value-type="float">
            <text:p>0</text:p>
          </table:table-cell>
          <table:table-cell table:style-name="ce752" table:formula="of:=['Olive '.J3]" office:value-type="float" office:value="0" calcext:value-type="float">
            <text:p>0</text:p>
          </table:table-cell>
          <table:table-cell table:style-name="ce752" table:formula="of:=['Olive '.K3]" office:value-type="float" office:value="0" calcext:value-type="float">
            <text:p>0</text:p>
          </table:table-cell>
          <table:table-cell table:formula="of:=[.H3]*[.$L$2]" office:value-type="float" office:value="0" calcext:value-type="float">
            <text:p>0</text:p>
          </table:table-cell>
          <table:table-cell table:style-name="ce752" table:formula="of:=['Olive '.M3]" office:value-type="float" office:value="0" calcext:value-type="float">
            <text:p>0</text:p>
          </table:table-cell>
          <table:table-cell table:style-name="ce764" table:formula="of:=['Olive '.N3]" office:value-type="date" office:date-value="1899-12-30" calcext:value-type="date">
            <text:p>12/30/99</text:p>
          </table:table-cell>
          <table:table-cell table:style-name="ce764" table:formula="of:=['Olive '.O3]" office:value-type="date" office:date-value="1899-12-30" calcext:value-type="date">
            <text:p>12/30/99</text:p>
          </table:table-cell>
          <table:table-cell table:style-name="ce756" table:formula="of:=['Olive '.P3]" office:value-type="float" office:value="0" calcext:value-type="float">
            <text:p>0</text:p>
          </table:table-cell>
          <table:table-cell table:number-columns-repeated="1008"/>
        </table:table-row>
        <table:table-row table:style-name="ro5">
          <table:table-cell table:style-name="ce752" table:formula="of:=['Olive '.A4]" office:value-type="string" office:string-value="Printed – Approved" calcext:value-type="string">
            <text:p>Printed – Approved</text:p>
          </table:table-cell>
          <table:table-cell table:style-name="ce752" table:formula="of:=['Olive '.B4]" office:value-type="float" office:value="0" calcext:value-type="float">
            <text:p>0</text:p>
          </table:table-cell>
          <table:table-cell table:style-name="ce756" table:formula="of:=['Olive '.C4]" office:value-type="string" office:string-value="Buy now, Long lead times" calcext:value-type="string">
            <text:p>Buy now, Long lead times</text:p>
          </table:table-cell>
          <table:table-cell table:style-name="ce752" table:formula="of:=['Olive '.D4]" office:value-type="float" office:value="0" calcext:value-type="float">
            <text:p>0</text:p>
          </table:table-cell>
          <table:table-cell table:style-name="ce752" table:formula="of:=['Olive '.E4]" office:value-type="float" office:value="0" calcext:value-type="float">
            <text:p>0</text:p>
          </table:table-cell>
          <table:table-cell table:style-name="ce752" table:formula="of:=['Olive '.F4]" office:value-type="float" office:value="0" calcext:value-type="float">
            <text:p>0</text:p>
          </table:table-cell>
          <table:table-cell table:style-name="ce752" table:formula="of:=['Olive '.G4]" office:value-type="float" office:value="0" calcext:value-type="float">
            <text:p>0</text:p>
          </table:table-cell>
          <table:table-cell table:style-name="ce752" table:formula="of:=['Olive '.H4]" office:value-type="float" office:value="0" calcext:value-type="float">
            <text:p>0</text:p>
          </table:table-cell>
          <table:table-cell table:style-name="ce752" table:formula="of:=['Olive '.I4]" office:value-type="float" office:value="0" calcext:value-type="float">
            <text:p>0</text:p>
          </table:table-cell>
          <table:table-cell table:style-name="ce752" table:formula="of:=['Olive '.J4]" office:value-type="float" office:value="0" calcext:value-type="float">
            <text:p>0</text:p>
          </table:table-cell>
          <table:table-cell table:style-name="ce752" table:formula="of:=['Olive '.K4]" office:value-type="float" office:value="0" calcext:value-type="float">
            <text:p>0</text:p>
          </table:table-cell>
          <table:table-cell table:formula="of:=[.H4]*[.$L$2]" office:value-type="float" office:value="0" calcext:value-type="float">
            <text:p>0</text:p>
          </table:table-cell>
          <table:table-cell table:style-name="ce752" table:formula="of:=['Olive '.M4]" office:value-type="float" office:value="0" calcext:value-type="float">
            <text:p>0</text:p>
          </table:table-cell>
          <table:table-cell table:style-name="ce764" table:formula="of:=['Olive '.N4]" office:value-type="date" office:date-value="1899-12-30" calcext:value-type="date">
            <text:p>12/30/99</text:p>
          </table:table-cell>
          <table:table-cell table:style-name="ce764" table:formula="of:=['Olive '.O4]" office:value-type="date" office:date-value="1899-12-30" calcext:value-type="date">
            <text:p>12/30/99</text:p>
          </table:table-cell>
          <table:table-cell table:style-name="ce756" table:formula="of:=['Olive '.P4]" office:value-type="float" office:value="0" calcext:value-type="float">
            <text:p>0</text:p>
          </table:table-cell>
          <table:table-cell table:number-columns-repeated="1008"/>
        </table:table-row>
        <table:table-row table:style-name="ro5">
          <table:table-cell table:style-name="ce752" table:formula="of:=['Olive '.A5]" office:value-type="string" office:string-value="Printed – Not approved" calcext:value-type="string">
            <text:p>Printed – Not approved</text:p>
          </table:table-cell>
          <table:table-cell table:style-name="ce752" table:formula="of:=['Olive '.B5]" office:value-type="float" office:value="0" calcext:value-type="float">
            <text:p>0</text:p>
          </table:table-cell>
          <table:table-cell table:style-name="ce756" table:formula="of:=['Olive '.C5]" office:value-type="string" office:string-value="Order now! " calcext:value-type="string">
            <text:p>Order now! </text:p>
          </table:table-cell>
          <table:table-cell table:style-name="ce752" table:formula="of:=['Olive '.D5]" office:value-type="float" office:value="0" calcext:value-type="float">
            <text:p>0</text:p>
          </table:table-cell>
          <table:table-cell table:style-name="ce752" table:formula="of:=['Olive '.E5]" office:value-type="float" office:value="0" calcext:value-type="float">
            <text:p>0</text:p>
          </table:table-cell>
          <table:table-cell table:style-name="ce752" table:formula="of:=['Olive '.F5]" office:value-type="float" office:value="0" calcext:value-type="float">
            <text:p>0</text:p>
          </table:table-cell>
          <table:table-cell table:style-name="ce752" table:formula="of:=['Olive '.G5]" office:value-type="float" office:value="0" calcext:value-type="float">
            <text:p>0</text:p>
          </table:table-cell>
          <table:table-cell table:style-name="ce752" table:formula="of:=['Olive '.H5]" office:value-type="float" office:value="0" calcext:value-type="float">
            <text:p>0</text:p>
          </table:table-cell>
          <table:table-cell table:style-name="ce752" table:formula="of:=['Olive '.I5]" office:value-type="float" office:value="0" calcext:value-type="float">
            <text:p>0</text:p>
          </table:table-cell>
          <table:table-cell table:style-name="ce752" table:formula="of:=['Olive '.J5]" office:value-type="float" office:value="0" calcext:value-type="float">
            <text:p>0</text:p>
          </table:table-cell>
          <table:table-cell table:style-name="ce752" table:formula="of:=['Olive '.K5]" office:value-type="float" office:value="0" calcext:value-type="float">
            <text:p>0</text:p>
          </table:table-cell>
          <table:table-cell table:formula="of:=[.H5]*[.$L$2]" office:value-type="float" office:value="0" calcext:value-type="float">
            <text:p>0</text:p>
          </table:table-cell>
          <table:table-cell table:style-name="ce752" table:formula="of:=['Olive '.M5]" office:value-type="float" office:value="0" calcext:value-type="float">
            <text:p>0</text:p>
          </table:table-cell>
          <table:table-cell table:style-name="ce764" table:formula="of:=['Olive '.N5]" office:value-type="date" office:date-value="1899-12-30" calcext:value-type="date">
            <text:p>12/30/99</text:p>
          </table:table-cell>
          <table:table-cell table:style-name="ce764" table:formula="of:=['Olive '.O5]" office:value-type="date" office:date-value="1899-12-30" calcext:value-type="date">
            <text:p>12/30/99</text:p>
          </table:table-cell>
          <table:table-cell table:style-name="ce756" table:formula="of:=['Olive '.P5]" office:value-type="float" office:value="0" calcext:value-type="float">
            <text:p>0</text:p>
          </table:table-cell>
          <table:table-cell table:number-columns-repeated="1008"/>
        </table:table-row>
        <table:table-row table:style-name="ro5">
          <table:table-cell table:style-name="ce752" table:formula="of:=['Olive '.A6]" office:value-type="string" office:string-value="Not confirmed – Don't order yet" calcext:value-type="string">
            <text:p>Not confirmed – Don't order yet</text:p>
          </table:table-cell>
          <table:table-cell table:style-name="ce752" table:formula="of:=['Olive '.B6]" office:value-type="float" office:value="0" calcext:value-type="float">
            <text:p>0</text:p>
          </table:table-cell>
          <table:table-cell table:style-name="ce756" table:formula="of:=['Olive '.C6]" office:value-type="float" office:value="0" calcext:value-type="float">
            <text:p>0</text:p>
          </table:table-cell>
          <table:table-cell table:style-name="ce752" table:formula="of:=['Olive '.D6]" office:value-type="float" office:value="0" calcext:value-type="float">
            <text:p>0</text:p>
          </table:table-cell>
          <table:table-cell table:style-name="ce752" table:formula="of:=['Olive '.E6]" office:value-type="float" office:value="0" calcext:value-type="float">
            <text:p>0</text:p>
          </table:table-cell>
          <table:table-cell table:style-name="ce752" table:formula="of:=['Olive '.F6]" office:value-type="float" office:value="0" calcext:value-type="float">
            <text:p>0</text:p>
          </table:table-cell>
          <table:table-cell table:style-name="ce752" table:formula="of:=['Olive '.G6]" office:value-type="float" office:value="0" calcext:value-type="float">
            <text:p>0</text:p>
          </table:table-cell>
          <table:table-cell table:style-name="ce752" table:formula="of:=['Olive '.H6]" office:value-type="float" office:value="0" calcext:value-type="float">
            <text:p>0</text:p>
          </table:table-cell>
          <table:table-cell table:style-name="ce752" table:formula="of:=['Olive '.I6]" office:value-type="float" office:value="0" calcext:value-type="float">
            <text:p>0</text:p>
          </table:table-cell>
          <table:table-cell table:style-name="ce752" table:formula="of:=['Olive '.J6]" office:value-type="float" office:value="0" calcext:value-type="float">
            <text:p>0</text:p>
          </table:table-cell>
          <table:table-cell table:style-name="ce752" table:formula="of:=['Olive '.K6]" office:value-type="float" office:value="0" calcext:value-type="float">
            <text:p>0</text:p>
          </table:table-cell>
          <table:table-cell table:formula="of:=[.H6]*[.$L$2]" office:value-type="float" office:value="0" calcext:value-type="float">
            <text:p>0</text:p>
          </table:table-cell>
          <table:table-cell table:style-name="ce752" table:formula="of:=['Olive '.M6]" office:value-type="float" office:value="0" calcext:value-type="float">
            <text:p>0</text:p>
          </table:table-cell>
          <table:table-cell table:style-name="ce764" table:formula="of:=['Olive '.N6]" office:value-type="date" office:date-value="1899-12-30" calcext:value-type="date">
            <text:p>12/30/99</text:p>
          </table:table-cell>
          <table:table-cell table:style-name="ce764" table:formula="of:=['Olive '.O6]" office:value-type="date" office:date-value="1899-12-30" calcext:value-type="date">
            <text:p>12/30/99</text:p>
          </table:table-cell>
          <table:table-cell table:style-name="ce756" table:formula="of:=['Olive '.P6]" office:value-type="float" office:value="0" calcext:value-type="float">
            <text:p>0</text:p>
          </table:table-cell>
          <table:table-cell table:number-columns-repeated="1008"/>
        </table:table-row>
        <table:table-row table:style-name="ro5">
          <table:table-cell table:style-name="ce752" table:formula="of:=['Olive '.A7]" office:value-type="float" office:value="0" calcext:value-type="float">
            <text:p>0</text:p>
          </table:table-cell>
          <table:table-cell table:style-name="ce752" table:formula="of:=['Olive '.B7]" office:value-type="float" office:value="0" calcext:value-type="float">
            <text:p>0</text:p>
          </table:table-cell>
          <table:table-cell table:style-name="ce756" table:formula="of:=['Olive '.C7]" office:value-type="string" office:string-value="NEW part number created " calcext:value-type="string">
            <text:p>NEW part number created </text:p>
          </table:table-cell>
          <table:table-cell table:style-name="ce752" table:formula="of:=['Olive '.D7]" office:value-type="float" office:value="0" calcext:value-type="float">
            <text:p>0</text:p>
          </table:table-cell>
          <table:table-cell table:style-name="ce752" table:formula="of:=['Olive '.E7]" office:value-type="float" office:value="0" calcext:value-type="float">
            <text:p>0</text:p>
          </table:table-cell>
          <table:table-cell table:style-name="ce752" table:formula="of:=['Olive '.F7]" office:value-type="float" office:value="0" calcext:value-type="float">
            <text:p>0</text:p>
          </table:table-cell>
          <table:table-cell table:style-name="ce752" table:formula="of:=['Olive '.G7]" office:value-type="float" office:value="0" calcext:value-type="float">
            <text:p>0</text:p>
          </table:table-cell>
          <table:table-cell table:style-name="ce752" table:formula="of:=['Olive '.H7]" office:value-type="float" office:value="0" calcext:value-type="float">
            <text:p>0</text:p>
          </table:table-cell>
          <table:table-cell table:style-name="ce752" table:formula="of:=['Olive '.I7]" office:value-type="float" office:value="0" calcext:value-type="float">
            <text:p>0</text:p>
          </table:table-cell>
          <table:table-cell table:style-name="ce752" table:formula="of:=['Olive '.J7]" office:value-type="float" office:value="0" calcext:value-type="float">
            <text:p>0</text:p>
          </table:table-cell>
          <table:table-cell table:style-name="ce752" table:formula="of:=['Olive '.K7]" office:value-type="float" office:value="0" calcext:value-type="float">
            <text:p>0</text:p>
          </table:table-cell>
          <table:table-cell table:formula="of:=[.H7]*[.$L$2]" office:value-type="float" office:value="0" calcext:value-type="float">
            <text:p>0</text:p>
          </table:table-cell>
          <table:table-cell table:style-name="ce752" table:formula="of:=['Olive '.M7]" office:value-type="float" office:value="0" calcext:value-type="float">
            <text:p>0</text:p>
          </table:table-cell>
          <table:table-cell table:style-name="ce764" table:formula="of:=['Olive '.N7]" office:value-type="date" office:date-value="1899-12-30" calcext:value-type="date">
            <text:p>12/30/99</text:p>
          </table:table-cell>
          <table:table-cell table:style-name="ce764" table:formula="of:=['Olive '.O7]" office:value-type="date" office:date-value="1899-12-30" calcext:value-type="date">
            <text:p>12/30/99</text:p>
          </table:table-cell>
          <table:table-cell table:style-name="ce756" table:formula="of:=['Olive '.P7]" office:value-type="float" office:value="0" calcext:value-type="float">
            <text:p>0</text:p>
          </table:table-cell>
          <table:table-cell table:number-columns-repeated="1008"/>
        </table:table-row>
        <table:table-row table:style-name="ro5">
          <table:table-cell table:style-name="ce752" table:formula="of:=['Olive '.A8]" office:value-type="string" office:string-value="already ordered" calcext:value-type="string">
            <text:p>already ordered</text:p>
          </table:table-cell>
          <table:table-cell table:style-name="ce752" table:formula="of:=['Olive '.B8]" office:value-type="float" office:value="0" calcext:value-type="float">
            <text:p>0</text:p>
          </table:table-cell>
          <table:table-cell table:style-name="ce756" table:formula="of:=['Olive '.C8]" office:value-type="float" office:value="0" calcext:value-type="float">
            <text:p>0</text:p>
          </table:table-cell>
          <table:table-cell table:style-name="ce752" table:formula="of:=['Olive '.D8]" office:value-type="float" office:value="0" calcext:value-type="float">
            <text:p>0</text:p>
          </table:table-cell>
          <table:table-cell table:style-name="ce752" table:formula="of:=['Olive '.E8]" office:value-type="float" office:value="0" calcext:value-type="float">
            <text:p>0</text:p>
          </table:table-cell>
          <table:table-cell table:style-name="ce752" table:formula="of:=['Olive '.F8]" office:value-type="float" office:value="0" calcext:value-type="float">
            <text:p>0</text:p>
          </table:table-cell>
          <table:table-cell table:style-name="ce752" table:formula="of:=['Olive '.G8]" office:value-type="float" office:value="0" calcext:value-type="float">
            <text:p>0</text:p>
          </table:table-cell>
          <table:table-cell table:style-name="ce752" table:formula="of:=['Olive '.H8]" office:value-type="float" office:value="0" calcext:value-type="float">
            <text:p>0</text:p>
          </table:table-cell>
          <table:table-cell table:style-name="ce752" table:formula="of:=['Olive '.I8]" office:value-type="float" office:value="0" calcext:value-type="float">
            <text:p>0</text:p>
          </table:table-cell>
          <table:table-cell table:style-name="ce752" table:formula="of:=['Olive '.J8]" office:value-type="float" office:value="0" calcext:value-type="float">
            <text:p>0</text:p>
          </table:table-cell>
          <table:table-cell table:style-name="ce752" table:formula="of:=['Olive '.K8]" office:value-type="float" office:value="0" calcext:value-type="float">
            <text:p>0</text:p>
          </table:table-cell>
          <table:table-cell table:formula="of:=[.H8]*[.$L$2]" office:value-type="float" office:value="0" calcext:value-type="float">
            <text:p>0</text:p>
          </table:table-cell>
          <table:table-cell table:style-name="ce752" table:formula="of:=['Olive '.M8]" office:value-type="float" office:value="0" calcext:value-type="float">
            <text:p>0</text:p>
          </table:table-cell>
          <table:table-cell table:style-name="ce764" table:formula="of:=['Olive '.N8]" office:value-type="date" office:date-value="1899-12-30" calcext:value-type="date">
            <text:p>12/30/99</text:p>
          </table:table-cell>
          <table:table-cell table:style-name="ce764" table:formula="of:=['Olive '.O8]" office:value-type="date" office:date-value="1899-12-30" calcext:value-type="date">
            <text:p>12/30/99</text:p>
          </table:table-cell>
          <table:table-cell table:style-name="ce756" table:formula="of:=['Olive '.P8]" office:value-type="float" office:value="0" calcext:value-type="float">
            <text:p>0</text:p>
          </table:table-cell>
          <table:table-cell table:number-columns-repeated="1008"/>
        </table:table-row>
        <table:table-row table:style-name="ro5">
          <table:table-cell table:style-name="ce752" table:formula="of:=['Olive '.A9]" office:value-type="string" office:string-value="questionable" calcext:value-type="string">
            <text:p>questionable</text:p>
          </table:table-cell>
          <table:table-cell table:style-name="ce752" table:formula="of:=['Olive '.B9]" office:value-type="float" office:value="0" calcext:value-type="float">
            <text:p>0</text:p>
          </table:table-cell>
          <table:table-cell table:style-name="ce756" table:formula="of:=['Olive '.C9]" office:value-type="string" office:string-value="Toni will handle" calcext:value-type="string">
            <text:p>Toni will handle</text:p>
          </table:table-cell>
          <table:table-cell table:style-name="ce752" table:formula="of:=['Olive '.D9]" office:value-type="float" office:value="0" calcext:value-type="float">
            <text:p>0</text:p>
          </table:table-cell>
          <table:table-cell table:style-name="ce752" table:formula="of:=['Olive '.E9]" office:value-type="float" office:value="0" calcext:value-type="float">
            <text:p>0</text:p>
          </table:table-cell>
          <table:table-cell table:style-name="ce752" table:formula="of:=['Olive '.F9]" office:value-type="float" office:value="0" calcext:value-type="float">
            <text:p>0</text:p>
          </table:table-cell>
          <table:table-cell table:style-name="ce752" table:formula="of:=['Olive '.G9]" office:value-type="float" office:value="0" calcext:value-type="float">
            <text:p>0</text:p>
          </table:table-cell>
          <table:table-cell table:style-name="ce752" table:formula="of:=['Olive '.H9]" office:value-type="float" office:value="0" calcext:value-type="float">
            <text:p>0</text:p>
          </table:table-cell>
          <table:table-cell table:style-name="ce752" table:formula="of:=['Olive '.I9]" office:value-type="float" office:value="0" calcext:value-type="float">
            <text:p>0</text:p>
          </table:table-cell>
          <table:table-cell table:style-name="ce752" table:formula="of:=['Olive '.J9]" office:value-type="float" office:value="0" calcext:value-type="float">
            <text:p>0</text:p>
          </table:table-cell>
          <table:table-cell table:style-name="ce752" table:formula="of:=['Olive '.K9]" office:value-type="float" office:value="0" calcext:value-type="float">
            <text:p>0</text:p>
          </table:table-cell>
          <table:table-cell table:formula="of:=[.H9]*[.$L$2]" office:value-type="float" office:value="0" calcext:value-type="float">
            <text:p>0</text:p>
          </table:table-cell>
          <table:table-cell table:style-name="ce752" table:formula="of:=['Olive '.M9]" office:value-type="float" office:value="0" calcext:value-type="float">
            <text:p>0</text:p>
          </table:table-cell>
          <table:table-cell table:style-name="ce764" table:formula="of:=['Olive '.N9]" office:value-type="date" office:date-value="1899-12-30" calcext:value-type="date">
            <text:p>12/30/99</text:p>
          </table:table-cell>
          <table:table-cell table:style-name="ce764" table:formula="of:=['Olive '.O9]" office:value-type="date" office:date-value="1899-12-30" calcext:value-type="date">
            <text:p>12/30/99</text:p>
          </table:table-cell>
          <table:table-cell table:style-name="ce756" table:formula="of:=['Olive '.P9]" office:value-type="float" office:value="0" calcext:value-type="float">
            <text:p>0</text:p>
          </table:table-cell>
          <table:table-cell table:number-columns-repeated="1008"/>
        </table:table-row>
        <table:table-row table:style-name="ro5">
          <table:table-cell table:style-name="ce752" table:formula="of:=['Olive '.A10]" office:value-type="float" office:value="0" calcext:value-type="float">
            <text:p>0</text:p>
          </table:table-cell>
          <table:table-cell table:style-name="ce752" table:formula="of:=['Olive '.B10]" office:value-type="float" office:value="0" calcext:value-type="float">
            <text:p>0</text:p>
          </table:table-cell>
          <table:table-cell table:style-name="ce756" table:formula="of:=['Olive '.C10]" office:value-type="float" office:value="0" calcext:value-type="float">
            <text:p>0</text:p>
          </table:table-cell>
          <table:table-cell table:style-name="ce752" table:formula="of:=['Olive '.D10]" office:value-type="float" office:value="0" calcext:value-type="float">
            <text:p>0</text:p>
          </table:table-cell>
          <table:table-cell table:style-name="ce752" table:formula="of:=['Olive '.E10]" office:value-type="float" office:value="0" calcext:value-type="float">
            <text:p>0</text:p>
          </table:table-cell>
          <table:table-cell table:style-name="ce752" table:formula="of:=['Olive '.F10]" office:value-type="float" office:value="0" calcext:value-type="float">
            <text:p>0</text:p>
          </table:table-cell>
          <table:table-cell table:style-name="ce752" table:formula="of:=['Olive '.G10]" office:value-type="float" office:value="0" calcext:value-type="float">
            <text:p>0</text:p>
          </table:table-cell>
          <table:table-cell table:style-name="ce752" table:formula="of:=['Olive '.H10]" office:value-type="float" office:value="0" calcext:value-type="float">
            <text:p>0</text:p>
          </table:table-cell>
          <table:table-cell table:style-name="ce752" table:formula="of:=['Olive '.I10]" office:value-type="float" office:value="0" calcext:value-type="float">
            <text:p>0</text:p>
          </table:table-cell>
          <table:table-cell table:style-name="ce752" table:formula="of:=['Olive '.J10]" office:value-type="float" office:value="0" calcext:value-type="float">
            <text:p>0</text:p>
          </table:table-cell>
          <table:table-cell table:style-name="ce752" table:formula="of:=['Olive '.K10]" office:value-type="float" office:value="0" calcext:value-type="float">
            <text:p>0</text:p>
          </table:table-cell>
          <table:table-cell table:formula="of:=[.H10]*[.$L$2]" office:value-type="float" office:value="0" calcext:value-type="float">
            <text:p>0</text:p>
          </table:table-cell>
          <table:table-cell table:style-name="ce752" table:formula="of:=['Olive '.M10]" office:value-type="float" office:value="0" calcext:value-type="float">
            <text:p>0</text:p>
          </table:table-cell>
          <table:table-cell table:style-name="ce764" table:formula="of:=['Olive '.N10]" office:value-type="date" office:date-value="1899-12-30" calcext:value-type="date">
            <text:p>12/30/99</text:p>
          </table:table-cell>
          <table:table-cell table:style-name="ce764" table:formula="of:=['Olive '.O10]" office:value-type="date" office:date-value="1899-12-30" calcext:value-type="date">
            <text:p>12/30/99</text:p>
          </table:table-cell>
          <table:table-cell table:style-name="ce756" table:formula="of:=['Olive '.P10]" office:value-type="float" office:value="0" calcext:value-type="float">
            <text:p>0</text:p>
          </table:table-cell>
          <table:table-cell table:number-columns-repeated="1008"/>
        </table:table-row>
        <table:table-row table:style-name="ro5">
          <table:table-cell table:style-name="ce752" table:formula="of:=['Olive '.A11]" office:value-type="string" office:string-value="Printed" calcext:value-type="string">
            <text:p>Printed</text:p>
          </table:table-cell>
          <table:table-cell table:style-name="ce752" table:formula="of:=['Olive '.B11]" office:value-type="string" office:string-value="PP-GP0226" calcext:value-type="string">
            <text:p>PP-GP0226</text:p>
          </table:table-cell>
          <table:table-cell table:style-name="ce756" table:formula="of:=['Olive '.C11]" office:value-type="string" office:string-value="Y Motor Mount v3.0, TAZ" calcext:value-type="string">
            <text:p>Y Motor Mount v3.0, TAZ</text:p>
          </table:table-cell>
          <table:table-cell table:style-name="ce752" table:formula="of:=['Olive '.D11]" office:value-type="float" office:value="0" calcext:value-type="float">
            <text:p>0</text:p>
          </table:table-cell>
          <table:table-cell table:style-name="ce752" table:formula="of:=['Olive '.E11]" office:value-type="float" office:value="0" calcext:value-type="float">
            <text:p>0</text:p>
          </table:table-cell>
          <table:table-cell table:style-name="ce752" table:formula="of:=['Olive '.F11]" office:value-type="float" office:value="0" calcext:value-type="float">
            <text:p>0</text:p>
          </table:table-cell>
          <table:table-cell table:style-name="ce752" table:formula="of:=['Olive '.G11]" office:value-type="float" office:value="0" calcext:value-type="float">
            <text:p>0</text:p>
          </table:table-cell>
          <table:table-cell table:style-name="ce752" table:formula="of:=['Olive '.H11]" office:value-type="float" office:value="1" calcext:value-type="float">
            <text:p>1</text:p>
          </table:table-cell>
          <table:table-cell table:style-name="ce752" table:formula="of:=['Olive '.I11]" office:value-type="string" office:string-value="ea" calcext:value-type="string">
            <text:p>ea</text:p>
          </table:table-cell>
          <table:table-cell table:style-name="ce752" table:formula="of:=['Olive '.J11]" office:value-type="float" office:value="5.17" calcext:value-type="float">
            <text:p>5.17</text:p>
          </table:table-cell>
          <table:table-cell table:style-name="ce752" table:formula="of:=['Olive '.K11]" office:value-type="float" office:value="5.17" calcext:value-type="float">
            <text:p>5.17</text:p>
          </table:table-cell>
          <table:table-cell table:formula="of:=[.H11]*[.$L$2]" office:value-type="float" office:value="3050" calcext:value-type="float">
            <text:p>3,050</text:p>
          </table:table-cell>
          <table:table-cell table:style-name="ce752" table:formula="of:=['Olive '.M11]" office:value-type="float" office:value="0" calcext:value-type="float">
            <text:p>0</text:p>
          </table:table-cell>
          <table:table-cell table:style-name="ce764" table:formula="of:=['Olive '.N11]" office:value-type="date" office:date-value="1899-12-30" calcext:value-type="date">
            <text:p>12/30/99</text:p>
          </table:table-cell>
          <table:table-cell table:style-name="ce764" table:formula="of:=['Olive '.O11]" office:value-type="date" office:date-value="1899-12-30" calcext:value-type="date">
            <text:p>12/30/99</text:p>
          </table:table-cell>
          <table:table-cell table:style-name="ce756" table:formula="of:=['Olive '.P11]" office:value-type="float" office:value="0" calcext:value-type="float">
            <text:p>0</text:p>
          </table:table-cell>
          <table:table-cell table:number-columns-repeated="1008"/>
        </table:table-row>
        <table:table-row table:style-name="ro5">
          <table:table-cell table:style-name="ce752" table:formula="of:=['Olive '.A11]" office:value-type="string" office:string-value="Printed" calcext:value-type="string">
            <text:p>Printed</text:p>
          </table:table-cell>
          <table:table-cell table:style-name="ce752" table:formula="of:=['Olive '.B11]" office:value-type="string" office:string-value="PP-GP0226" calcext:value-type="string">
            <text:p>PP-GP0226</text:p>
          </table:table-cell>
          <table:table-cell table:style-name="ce756" table:formula="of:=['Olive '.C11]" office:value-type="string" office:string-value="Y Motor Mount v3.0, TAZ" calcext:value-type="string">
            <text:p>Y Motor Mount v3.0, TAZ</text:p>
          </table:table-cell>
          <table:table-cell table:style-name="ce752" table:formula="of:=['Olive '.D11]" office:value-type="float" office:value="0" calcext:value-type="float">
            <text:p>0</text:p>
          </table:table-cell>
          <table:table-cell table:style-name="ce752" table:formula="of:=['Olive '.E11]" office:value-type="float" office:value="0" calcext:value-type="float">
            <text:p>0</text:p>
          </table:table-cell>
          <table:table-cell table:style-name="ce752" table:formula="of:=['Olive '.F11]" office:value-type="float" office:value="0" calcext:value-type="float">
            <text:p>0</text:p>
          </table:table-cell>
          <table:table-cell table:style-name="ce752" table:formula="of:=['Olive '.G11]" office:value-type="float" office:value="0" calcext:value-type="float">
            <text:p>0</text:p>
          </table:table-cell>
          <table:table-cell table:style-name="ce752" table:formula="of:=['Olive '.H11]" office:value-type="float" office:value="1" calcext:value-type="float">
            <text:p>1</text:p>
          </table:table-cell>
          <table:table-cell table:style-name="ce752" table:formula="of:=['Olive '.I11]" office:value-type="string" office:string-value="ea" calcext:value-type="string">
            <text:p>ea</text:p>
          </table:table-cell>
          <table:table-cell table:style-name="ce752" table:formula="of:=['Olive '.J11]" office:value-type="float" office:value="5.17" calcext:value-type="float">
            <text:p>5.17</text:p>
          </table:table-cell>
          <table:table-cell table:style-name="ce752" table:formula="of:=['Olive '.K11]" office:value-type="float" office:value="5.17" calcext:value-type="float">
            <text:p>5.17</text:p>
          </table:table-cell>
          <table:table-cell table:formula="of:=[.H12]*[.$L$2]" office:value-type="float" office:value="3050" calcext:value-type="float">
            <text:p>3,050</text:p>
          </table:table-cell>
          <table:table-cell table:style-name="ce752" table:formula="of:=['Olive '.M11]" office:value-type="float" office:value="0" calcext:value-type="float">
            <text:p>0</text:p>
          </table:table-cell>
          <table:table-cell table:style-name="ce764" table:formula="of:=['Olive '.N11]" office:value-type="date" office:date-value="1899-12-30" calcext:value-type="date">
            <text:p>12/30/99</text:p>
          </table:table-cell>
          <table:table-cell table:style-name="ce764" table:formula="of:=['Olive '.O11]" office:value-type="date" office:date-value="1899-12-30" calcext:value-type="date">
            <text:p>12/30/99</text:p>
          </table:table-cell>
          <table:table-cell table:style-name="ce756" table:formula="of:=['Olive '.P11]" office:value-type="float" office:value="0" calcext:value-type="float">
            <text:p>0</text:p>
          </table:table-cell>
          <table:table-cell table:number-columns-repeated="1008"/>
        </table:table-row>
        <table:table-row table:style-name="ro5">
          <table:table-cell table:style-name="ce752" table:formula="of:=['Olive '.A12]" office:value-type="string" office:string-value="Printed" calcext:value-type="string">
            <text:p>Printed</text:p>
          </table:table-cell>
          <table:table-cell table:style-name="ce752" table:formula="of:=['Olive '.B12]" office:value-type="string" office:string-value="PP-GP0225" calcext:value-type="string">
            <text:p>PP-GP0225</text:p>
          </table:table-cell>
          <table:table-cell table:style-name="ce756" table:formula="of:=['Olive '.C12]" office:value-type="string" office:string-value="Y Bearing Mount v3.0, TAZ" calcext:value-type="string">
            <text:p>Y Bearing Mount v3.0, TAZ</text:p>
          </table:table-cell>
          <table:table-cell table:style-name="ce752" table:formula="of:=['Olive '.D12]" office:value-type="float" office:value="0" calcext:value-type="float">
            <text:p>0</text:p>
          </table:table-cell>
          <table:table-cell table:style-name="ce752" table:formula="of:=['Olive '.E12]" office:value-type="float" office:value="0" calcext:value-type="float">
            <text:p>0</text:p>
          </table:table-cell>
          <table:table-cell table:style-name="ce752" table:formula="of:=['Olive '.F12]" office:value-type="float" office:value="0" calcext:value-type="float">
            <text:p>0</text:p>
          </table:table-cell>
          <table:table-cell table:style-name="ce752" table:formula="of:=['Olive '.G12]" office:value-type="float" office:value="0" calcext:value-type="float">
            <text:p>0</text:p>
          </table:table-cell>
          <table:table-cell table:style-name="ce752" table:formula="of:=['Olive '.H12]" office:value-type="float" office:value="1" calcext:value-type="float">
            <text:p>1</text:p>
          </table:table-cell>
          <table:table-cell table:style-name="ce752" table:formula="of:=['Olive '.I12]" office:value-type="string" office:string-value="ea" calcext:value-type="string">
            <text:p>ea</text:p>
          </table:table-cell>
          <table:table-cell table:style-name="ce752" table:formula="of:=['Olive '.J12]" office:value-type="float" office:value="0.97" calcext:value-type="float">
            <text:p>0.97</text:p>
          </table:table-cell>
          <table:table-cell table:style-name="ce752" table:formula="of:=['Olive '.K12]" office:value-type="float" office:value="0.97" calcext:value-type="float">
            <text:p>0.97</text:p>
          </table:table-cell>
          <table:table-cell table:formula="of:=[.H13]*[.$L$2]" office:value-type="float" office:value="3050" calcext:value-type="float">
            <text:p>3,050</text:p>
          </table:table-cell>
          <table:table-cell table:style-name="ce752" table:formula="of:=['Olive '.M12]" office:value-type="float" office:value="0" calcext:value-type="float">
            <text:p>0</text:p>
          </table:table-cell>
          <table:table-cell table:style-name="ce764" table:formula="of:=['Olive '.N12]" office:value-type="date" office:date-value="1899-12-30" calcext:value-type="date">
            <text:p>12/30/99</text:p>
          </table:table-cell>
          <table:table-cell table:style-name="ce764" table:formula="of:=['Olive '.O12]" office:value-type="date" office:date-value="1899-12-30" calcext:value-type="date">
            <text:p>12/30/99</text:p>
          </table:table-cell>
          <table:table-cell table:style-name="ce756" table:formula="of:=['Olive '.P12]" office:value-type="float" office:value="0" calcext:value-type="float">
            <text:p>0</text:p>
          </table:table-cell>
          <table:table-cell table:number-columns-repeated="1008"/>
        </table:table-row>
        <table:table-row table:style-name="ro5">
          <table:table-cell table:style-name="ce752" table:formula="of:=['Olive '.A13]" office:value-type="string" office:string-value="Printed" calcext:value-type="string">
            <text:p>Printed</text:p>
          </table:table-cell>
          <table:table-cell table:style-name="ce752" table:formula="of:=['Olive '.B13]" office:value-type="string" office:string-value="PP-GP0224" calcext:value-type="string">
            <text:p>PP-GP0224</text:p>
          </table:table-cell>
          <table:table-cell table:style-name="ce756" table:formula="of:=['Olive '.C13]" office:value-type="string" office:string-value="Y mount table v2.5, TAZ" calcext:value-type="string">
            <text:p>Y mount table v2.5, TAZ</text:p>
          </table:table-cell>
          <table:table-cell table:style-name="ce752" table:formula="of:=['Olive '.D13]" office:value-type="float" office:value="0" calcext:value-type="float">
            <text:p>0</text:p>
          </table:table-cell>
          <table:table-cell table:style-name="ce752" table:formula="of:=['Olive '.E13]" office:value-type="float" office:value="0" calcext:value-type="float">
            <text:p>0</text:p>
          </table:table-cell>
          <table:table-cell table:style-name="ce752" table:formula="of:=['Olive '.F13]" office:value-type="float" office:value="0" calcext:value-type="float">
            <text:p>0</text:p>
          </table:table-cell>
          <table:table-cell table:style-name="ce752" table:formula="of:=['Olive '.G13]" office:value-type="float" office:value="0" calcext:value-type="float">
            <text:p>0</text:p>
          </table:table-cell>
          <table:table-cell table:style-name="ce752" table:formula="of:=['Olive '.H13]" office:value-type="float" office:value="4" calcext:value-type="float">
            <text:p>4</text:p>
          </table:table-cell>
          <table:table-cell table:style-name="ce752" table:formula="of:=['Olive '.I13]" office:value-type="string" office:string-value="ea" calcext:value-type="string">
            <text:p>ea</text:p>
          </table:table-cell>
          <table:table-cell table:style-name="ce752" table:formula="of:=['Olive '.J13]" office:value-type="float" office:value="0.73" calcext:value-type="float">
            <text:p>0.73</text:p>
          </table:table-cell>
          <table:table-cell table:style-name="ce752" table:formula="of:=['Olive '.K13]" office:value-type="float" office:value="2.92" calcext:value-type="float">
            <text:p>2.92</text:p>
          </table:table-cell>
          <table:table-cell table:formula="of:=[.H14]*[.$L$2]" office:value-type="float" office:value="12200" calcext:value-type="float">
            <text:p>12,200</text:p>
          </table:table-cell>
          <table:table-cell table:style-name="ce752" table:formula="of:=['Olive '.M13]" office:value-type="float" office:value="0" calcext:value-type="float">
            <text:p>0</text:p>
          </table:table-cell>
          <table:table-cell table:style-name="ce764" table:formula="of:=['Olive '.N13]" office:value-type="date" office:date-value="1899-12-30" calcext:value-type="date">
            <text:p>12/30/99</text:p>
          </table:table-cell>
          <table:table-cell table:style-name="ce764" table:formula="of:=['Olive '.O13]" office:value-type="date" office:date-value="1899-12-30" calcext:value-type="date">
            <text:p>12/30/99</text:p>
          </table:table-cell>
          <table:table-cell table:style-name="ce756" table:formula="of:=['Olive '.P13]" office:value-type="float" office:value="0" calcext:value-type="float">
            <text:p>0</text:p>
          </table:table-cell>
          <table:table-cell table:number-columns-repeated="1008"/>
        </table:table-row>
        <table:table-row table:style-name="ro5">
          <table:table-cell table:style-name="ce752" table:formula="of:=['Olive '.A14]" office:value-type="string" office:string-value="Printed" calcext:value-type="string">
            <text:p>Printed</text:p>
          </table:table-cell>
          <table:table-cell table:style-name="ce752" table:formula="of:=['Olive '.B14]" office:value-type="string" office:string-value="PP-GP0223" calcext:value-type="string">
            <text:p>PP-GP0223</text:p>
          </table:table-cell>
          <table:table-cell table:style-name="ce756" table:formula="of:=['Olive '.C14]" office:value-type="string" office:string-value="Y Mount Chassis v2.5, TAZ" calcext:value-type="string">
            <text:p>Y Mount Chassis v2.5, TAZ</text:p>
          </table:table-cell>
          <table:table-cell table:style-name="ce752" table:formula="of:=['Olive '.D14]" office:value-type="float" office:value="0" calcext:value-type="float">
            <text:p>0</text:p>
          </table:table-cell>
          <table:table-cell table:style-name="ce752" table:formula="of:=['Olive '.E14]" office:value-type="float" office:value="0" calcext:value-type="float">
            <text:p>0</text:p>
          </table:table-cell>
          <table:table-cell table:style-name="ce752" table:formula="of:=['Olive '.F14]" office:value-type="float" office:value="0" calcext:value-type="float">
            <text:p>0</text:p>
          </table:table-cell>
          <table:table-cell table:style-name="ce752" table:formula="of:=['Olive '.G14]" office:value-type="float" office:value="0" calcext:value-type="float">
            <text:p>0</text:p>
          </table:table-cell>
          <table:table-cell table:style-name="ce752" table:formula="of:=['Olive '.H14]" office:value-type="float" office:value="4" calcext:value-type="float">
            <text:p>4</text:p>
          </table:table-cell>
          <table:table-cell table:style-name="ce752" table:formula="of:=['Olive '.I14]" office:value-type="string" office:string-value="ea" calcext:value-type="string">
            <text:p>ea</text:p>
          </table:table-cell>
          <table:table-cell table:style-name="ce752" table:formula="of:=['Olive '.J14]" office:value-type="float" office:value="0.73" calcext:value-type="float">
            <text:p>0.73</text:p>
          </table:table-cell>
          <table:table-cell table:style-name="ce752" table:formula="of:=['Olive '.K14]" office:value-type="float" office:value="2.92" calcext:value-type="float">
            <text:p>2.92</text:p>
          </table:table-cell>
          <table:table-cell table:formula="of:=[.H15]*[.$L$2]" office:value-type="float" office:value="12200" calcext:value-type="float">
            <text:p>12,200</text:p>
          </table:table-cell>
          <table:table-cell table:style-name="ce752" table:formula="of:=['Olive '.M14]" office:value-type="float" office:value="0" calcext:value-type="float">
            <text:p>0</text:p>
          </table:table-cell>
          <table:table-cell table:style-name="ce764" table:formula="of:=['Olive '.N14]" office:value-type="date" office:date-value="1899-12-30" calcext:value-type="date">
            <text:p>12/30/99</text:p>
          </table:table-cell>
          <table:table-cell table:style-name="ce764" table:formula="of:=['Olive '.O14]" office:value-type="date" office:date-value="1899-12-30" calcext:value-type="date">
            <text:p>12/30/99</text:p>
          </table:table-cell>
          <table:table-cell table:style-name="ce756" table:formula="of:=['Olive '.P14]" office:value-type="string" office:string-value="resize for M5 x 12" calcext:value-type="string">
            <text:p>resize for M5 x 12</text:p>
          </table:table-cell>
          <table:table-cell table:number-columns-repeated="1008"/>
        </table:table-row>
        <table:table-row table:style-name="ro5">
          <table:table-cell table:style-name="ce752" table:formula="of:=['Olive '.A15]" office:value-type="string" office:string-value="Printed" calcext:value-type="string">
            <text:p>Printed</text:p>
          </table:table-cell>
          <table:table-cell table:style-name="ce752" table:formula="of:=['Olive '.B15]" office:value-type="string" office:string-value="PP-GP0222" calcext:value-type="string">
            <text:p>PP-GP0222</text:p>
          </table:table-cell>
          <table:table-cell table:style-name="ce756" table:formula="of:=['Olive '.C15]" office:value-type="string" office:string-value="Y belt mount v2.5, TAZ" calcext:value-type="string">
            <text:p>Y belt mount v2.5, TAZ</text:p>
          </table:table-cell>
          <table:table-cell table:style-name="ce752" table:formula="of:=['Olive '.D15]" office:value-type="float" office:value="0" calcext:value-type="float">
            <text:p>0</text:p>
          </table:table-cell>
          <table:table-cell table:style-name="ce752" table:formula="of:=['Olive '.E15]" office:value-type="float" office:value="0" calcext:value-type="float">
            <text:p>0</text:p>
          </table:table-cell>
          <table:table-cell table:style-name="ce752" table:formula="of:=['Olive '.F15]" office:value-type="float" office:value="0" calcext:value-type="float">
            <text:p>0</text:p>
          </table:table-cell>
          <table:table-cell table:style-name="ce752" table:formula="of:=['Olive '.G15]" office:value-type="float" office:value="0" calcext:value-type="float">
            <text:p>0</text:p>
          </table:table-cell>
          <table:table-cell table:style-name="ce752" table:formula="of:=['Olive '.H15]" office:value-type="float" office:value="1" calcext:value-type="float">
            <text:p>1</text:p>
          </table:table-cell>
          <table:table-cell table:style-name="ce752" table:formula="of:=['Olive '.I15]" office:value-type="string" office:string-value="ea" calcext:value-type="string">
            <text:p>ea</text:p>
          </table:table-cell>
          <table:table-cell table:style-name="ce752" table:formula="of:=['Olive '.J15]" office:value-type="float" office:value="2.46" calcext:value-type="float">
            <text:p>2.46</text:p>
          </table:table-cell>
          <table:table-cell table:style-name="ce752" table:formula="of:=['Olive '.K15]" office:value-type="float" office:value="2.46" calcext:value-type="float">
            <text:p>2.46</text:p>
          </table:table-cell>
          <table:table-cell table:formula="of:=[.H16]*[.$L$2]" office:value-type="float" office:value="3050" calcext:value-type="float">
            <text:p>3,050</text:p>
          </table:table-cell>
          <table:table-cell table:style-name="ce752" table:formula="of:=['Olive '.M15]" office:value-type="float" office:value="0" calcext:value-type="float">
            <text:p>0</text:p>
          </table:table-cell>
          <table:table-cell table:style-name="ce764" table:formula="of:=['Olive '.N15]" office:value-type="date" office:date-value="1899-12-30" calcext:value-type="date">
            <text:p>12/30/99</text:p>
          </table:table-cell>
          <table:table-cell table:style-name="ce764" table:formula="of:=['Olive '.O15]" office:value-type="date" office:date-value="1899-12-30" calcext:value-type="date">
            <text:p>12/30/99</text:p>
          </table:table-cell>
          <table:table-cell table:style-name="ce756" table:formula="of:=['Olive '.P15]" office:value-type="float" office:value="0" calcext:value-type="float">
            <text:p>0</text:p>
          </table:table-cell>
          <table:table-cell table:number-columns-repeated="1008"/>
        </table:table-row>
        <table:table-row table:style-name="ro5">
          <table:table-cell table:style-name="ce752" table:formula="of:=['Olive '.A16]" office:value-type="string" office:string-value="Printed" calcext:value-type="string">
            <text:p>Printed</text:p>
          </table:table-cell>
          <table:table-cell table:style-name="ce752" table:formula="of:=['Olive '.B16]" office:value-type="string" office:string-value="PP-GP0221" calcext:value-type="string">
            <text:p>PP-GP0221</text:p>
          </table:table-cell>
          <table:table-cell table:style-name="ce756" table:formula="of:=['Olive '.C16]" office:value-type="string" office:string-value="Bed corner ninjaflex v1.0, TAZ" calcext:value-type="string">
            <text:p>Bed corner ninjaflex v1.0, TAZ</text:p>
          </table:table-cell>
          <table:table-cell table:style-name="ce752" table:formula="of:=['Olive '.D16]" office:value-type="float" office:value="0" calcext:value-type="float">
            <text:p>0</text:p>
          </table:table-cell>
          <table:table-cell table:style-name="ce752" table:formula="of:=['Olive '.E16]" office:value-type="float" office:value="0" calcext:value-type="float">
            <text:p>0</text:p>
          </table:table-cell>
          <table:table-cell table:style-name="ce752" table:formula="of:=['Olive '.F16]" office:value-type="float" office:value="0" calcext:value-type="float">
            <text:p>0</text:p>
          </table:table-cell>
          <table:table-cell table:style-name="ce752" table:formula="of:=['Olive '.G16]" office:value-type="float" office:value="0" calcext:value-type="float">
            <text:p>0</text:p>
          </table:table-cell>
          <table:table-cell table:style-name="ce752" table:formula="of:=['Olive '.H16]" office:value-type="float" office:value="4" calcext:value-type="float">
            <text:p>4</text:p>
          </table:table-cell>
          <table:table-cell table:style-name="ce752" table:formula="of:=['Olive '.I16]" office:value-type="string" office:string-value="ea" calcext:value-type="string">
            <text:p>ea</text:p>
          </table:table-cell>
          <table:table-cell table:style-name="ce752" table:formula="of:=['Olive '.J16]" office:value-type="float" office:value="0.29" calcext:value-type="float">
            <text:p>0.29</text:p>
          </table:table-cell>
          <table:table-cell table:style-name="ce752" table:formula="of:=['Olive '.K16]" office:value-type="float" office:value="1.16" calcext:value-type="float">
            <text:p>1.16</text:p>
          </table:table-cell>
          <table:table-cell table:formula="of:=[.H17]*[.$L$2]" office:value-type="float" office:value="12200" calcext:value-type="float">
            <text:p>12,200</text:p>
          </table:table-cell>
          <table:table-cell table:style-name="ce752" table:formula="of:=['Olive '.M16]" office:value-type="float" office:value="0" calcext:value-type="float">
            <text:p>0</text:p>
          </table:table-cell>
          <table:table-cell table:style-name="ce764" table:formula="of:=['Olive '.N16]" office:value-type="date" office:date-value="1899-12-30" calcext:value-type="date">
            <text:p>12/30/99</text:p>
          </table:table-cell>
          <table:table-cell table:style-name="ce764" table:formula="of:=['Olive '.O16]" office:value-type="date" office:date-value="1899-12-30" calcext:value-type="date">
            <text:p>12/30/99</text:p>
          </table:table-cell>
          <table:table-cell table:style-name="ce756" table:formula="of:=['Olive '.P16]" office:value-type="float" office:value="0" calcext:value-type="float">
            <text:p>0</text:p>
          </table:table-cell>
          <table:table-cell table:number-columns-repeated="1008"/>
        </table:table-row>
        <table:table-row table:style-name="ro13">
          <table:table-cell table:style-name="ce752" table:formula="of:=['Olive '.A17]" office:value-type="string" office:string-value="Printed" calcext:value-type="string">
            <text:p>Printed</text:p>
          </table:table-cell>
          <table:table-cell table:style-name="ce752" table:formula="of:=['Olive '.B17]" office:value-type="string" office:string-value="PP-GP0216" calcext:value-type="string">
            <text:p>PP-GP0216</text:p>
          </table:table-cell>
          <table:table-cell table:style-name="ce756" table:formula="of:=['Olive '.C17]" office:value-type="string" office:string-value="Switch mount" calcext:value-type="string">
            <text:p>Switch mount</text:p>
          </table:table-cell>
          <table:table-cell table:style-name="ce752" table:formula="of:=['Olive '.D17]" office:value-type="float" office:value="0" calcext:value-type="float">
            <text:p>0</text:p>
          </table:table-cell>
          <table:table-cell table:style-name="ce752" table:formula="of:=['Olive '.E17]" office:value-type="float" office:value="0" calcext:value-type="float">
            <text:p>0</text:p>
          </table:table-cell>
          <table:table-cell table:style-name="ce752" table:formula="of:=['Olive '.F17]" office:value-type="float" office:value="0" calcext:value-type="float">
            <text:p>0</text:p>
          </table:table-cell>
          <table:table-cell table:style-name="ce752" table:formula="of:=['Olive '.G17]" office:value-type="string" office:string-value="PP-GP0216" calcext:value-type="string">
            <text:p>PP-GP0216</text:p>
          </table:table-cell>
          <table:table-cell table:style-name="ce752" table:formula="of:=['Olive '.H17]" office:value-type="float" office:value="1" calcext:value-type="float">
            <text:p>1</text:p>
          </table:table-cell>
          <table:table-cell table:style-name="ce752" table:formula="of:=['Olive '.I17]" office:value-type="string" office:string-value="pcs                                                                                                                                                                                                                                                                                                                                                                                                                                                                                                                                                                                                                                                                                                                                                                                                                                                                                                                                                                 " calcext:value-type="string">
            <text:p>pcs <text:s text:c="928"/></text:p>
          </table:table-cell>
          <table:table-cell table:style-name="ce752" table:formula="of:=['Olive '.J17]" office:value-type="float" office:value="2" calcext:value-type="float">
            <text:p>2</text:p>
          </table:table-cell>
          <table:table-cell table:style-name="ce752" table:formula="of:=['Olive '.K17]" office:value-type="float" office:value="2" calcext:value-type="float">
            <text:p>2</text:p>
          </table:table-cell>
          <table:table-cell table:formula="of:=[.H18]*[.$L$2]" office:value-type="float" office:value="3050" calcext:value-type="float">
            <text:p>3,050</text:p>
          </table:table-cell>
          <table:table-cell table:style-name="ce752" table:formula="of:=['Olive '.M17]" office:value-type="float" office:value="0" calcext:value-type="float">
            <text:p>0</text:p>
          </table:table-cell>
          <table:table-cell table:style-name="ce764" table:formula="of:=['Olive '.N17]" office:value-type="date" office:date-value="1899-12-30" calcext:value-type="date">
            <text:p>12/30/99</text:p>
          </table:table-cell>
          <table:table-cell table:style-name="ce764" table:formula="of:=['Olive '.O17]" office:value-type="date" office:date-value="1899-12-30" calcext:value-type="date">
            <text:p>12/30/99</text:p>
          </table:table-cell>
          <table:table-cell table:style-name="ce756" table:formula="of:=['Olive '.P17]" office:value-type="float" office:value="0" calcext:value-type="float">
            <text:p>0</text:p>
          </table:table-cell>
          <table:table-cell table:number-columns-repeated="1008"/>
        </table:table-row>
        <table:table-row table:style-name="ro5">
          <table:table-cell table:style-name="ce752" table:formula="of:=['Olive '.A18]" office:value-type="string" office:string-value="Printed" calcext:value-type="string">
            <text:p>Printed</text:p>
          </table:table-cell>
          <table:table-cell table:style-name="ce752" table:formula="of:=['Olive '.B18]" office:value-type="string" office:string-value="PP-GP0215" calcext:value-type="string">
            <text:p>PP-GP0215</text:p>
          </table:table-cell>
          <table:table-cell table:style-name="ce756" table:formula="of:=['Olive '.C18]" office:value-type="string" office:string-value="Z-lower v0.1, Mangrove left" calcext:value-type="string">
            <text:p>Z-lower v0.1, Mangrove left</text:p>
          </table:table-cell>
          <table:table-cell table:style-name="ce752" table:formula="of:=['Olive '.D18]" office:value-type="float" office:value="0" calcext:value-type="float">
            <text:p>0</text:p>
          </table:table-cell>
          <table:table-cell table:style-name="ce752" table:formula="of:=['Olive '.E18]" office:value-type="float" office:value="0" calcext:value-type="float">
            <text:p>0</text:p>
          </table:table-cell>
          <table:table-cell table:style-name="ce752" table:formula="of:=['Olive '.F18]" office:value-type="float" office:value="0" calcext:value-type="float">
            <text:p>0</text:p>
          </table:table-cell>
          <table:table-cell table:style-name="ce752" table:formula="of:=['Olive '.G18]" office:value-type="string" office:string-value="PP-GP0215" calcext:value-type="string">
            <text:p>PP-GP0215</text:p>
          </table:table-cell>
          <table:table-cell table:style-name="ce752" table:formula="of:=['Olive '.H18]" office:value-type="float" office:value="2" calcext:value-type="float">
            <text:p>2</text:p>
          </table:table-cell>
          <table:table-cell table:style-name="ce752" table:formula="of:=['Olive '.I18]" office:value-type="string" office:string-value="pcs" calcext:value-type="string">
            <text:p>pcs</text:p>
          </table:table-cell>
          <table:table-cell table:style-name="ce752" table:formula="of:=['Olive '.J18]" office:value-type="float" office:value="6" calcext:value-type="float">
            <text:p>6</text:p>
          </table:table-cell>
          <table:table-cell table:style-name="ce752" table:formula="of:=['Olive '.K18]" office:value-type="float" office:value="12" calcext:value-type="float">
            <text:p>12</text:p>
          </table:table-cell>
          <table:table-cell table:formula="of:=[.H19]*[.$L$2]" office:value-type="float" office:value="6100" calcext:value-type="float">
            <text:p>6,100</text:p>
          </table:table-cell>
          <table:table-cell table:style-name="ce752" table:formula="of:=['Olive '.M18]" office:value-type="float" office:value="0" calcext:value-type="float">
            <text:p>0</text:p>
          </table:table-cell>
          <table:table-cell table:style-name="ce764" table:formula="of:=['Olive '.N18]" office:value-type="date" office:date-value="1899-12-30" calcext:value-type="date">
            <text:p>12/30/99</text:p>
          </table:table-cell>
          <table:table-cell table:style-name="ce764" table:formula="of:=['Olive '.O18]" office:value-type="date" office:date-value="1899-12-30" calcext:value-type="date">
            <text:p>12/30/99</text:p>
          </table:table-cell>
          <table:table-cell table:style-name="ce756" table:formula="of:=['Olive '.P18]" office:value-type="string" office:string-value="Add 2mm material for m3" calcext:value-type="string">
            <text:p>Add 2mm material for m3</text:p>
          </table:table-cell>
          <table:table-cell table:number-columns-repeated="1008"/>
        </table:table-row>
        <table:table-row table:style-name="ro5">
          <table:table-cell table:style-name="ce752" table:formula="of:=['Olive '.A19]" office:value-type="string" office:string-value="Printed" calcext:value-type="string">
            <text:p>Printed</text:p>
          </table:table-cell>
          <table:table-cell table:style-name="ce752" table:formula="of:=['Olive '.B19]" office:value-type="string" office:string-value="PP-GP0214" calcext:value-type="string">
            <text:p>PP-GP0214</text:p>
          </table:table-cell>
          <table:table-cell table:style-name="ce756" table:formula="of:=['Olive '.C19]" office:value-type="string" office:string-value="Z Carriage Idler" calcext:value-type="string">
            <text:p>Z Carriage Idler</text:p>
          </table:table-cell>
          <table:table-cell table:style-name="ce752" table:formula="of:=['Olive '.D19]" office:value-type="float" office:value="0" calcext:value-type="float">
            <text:p>0</text:p>
          </table:table-cell>
          <table:table-cell table:style-name="ce752" table:formula="of:=['Olive '.E19]" office:value-type="float" office:value="0" calcext:value-type="float">
            <text:p>0</text:p>
          </table:table-cell>
          <table:table-cell table:style-name="ce752" table:formula="of:=['Olive '.F19]" office:value-type="float" office:value="0" calcext:value-type="float">
            <text:p>0</text:p>
          </table:table-cell>
          <table:table-cell table:style-name="ce752" table:formula="of:=['Olive '.G19]" office:value-type="string" office:string-value="PP-GP0214" calcext:value-type="string">
            <text:p>PP-GP0214</text:p>
          </table:table-cell>
          <table:table-cell table:style-name="ce752" table:formula="of:=['Olive '.H19]" office:value-type="float" office:value="1" calcext:value-type="float">
            <text:p>1</text:p>
          </table:table-cell>
          <table:table-cell table:style-name="ce752" table:formula="of:=['Olive '.I19]" office:value-type="float" office:value="0" calcext:value-type="float">
            <text:p>0</text:p>
          </table:table-cell>
          <table:table-cell table:style-name="ce752" table:formula="of:=['Olive '.J19]" office:value-type="float" office:value="6" calcext:value-type="float">
            <text:p>6</text:p>
          </table:table-cell>
          <table:table-cell table:style-name="ce752" table:formula="of:=['Olive '.K19]" office:value-type="float" office:value="6" calcext:value-type="float">
            <text:p>6</text:p>
          </table:table-cell>
          <table:table-cell table:formula="of:=[.H20]*[.$L$2]" office:value-type="float" office:value="3050" calcext:value-type="float">
            <text:p>3,050</text:p>
          </table:table-cell>
          <table:table-cell table:style-name="ce752" table:formula="of:=['Olive '.M19]" office:value-type="float" office:value="0" calcext:value-type="float">
            <text:p>0</text:p>
          </table:table-cell>
          <table:table-cell table:style-name="ce764" table:formula="of:=['Olive '.N19]" office:value-type="date" office:date-value="1899-12-30" calcext:value-type="date">
            <text:p>12/30/99</text:p>
          </table:table-cell>
          <table:table-cell table:style-name="ce764" table:formula="of:=['Olive '.O19]" office:value-type="date" office:date-value="1899-12-30" calcext:value-type="date">
            <text:p>12/30/99</text:p>
          </table:table-cell>
          <table:table-cell table:style-name="ce756" table:formula="of:=['Olive '.P19]" office:value-type="string" office:string-value="Name will likely change" calcext:value-type="string">
            <text:p>Name will likely change</text:p>
          </table:table-cell>
          <table:table-cell table:number-columns-repeated="1008"/>
        </table:table-row>
        <table:table-row table:style-name="ro5">
          <table:table-cell table:style-name="ce752" table:formula="of:=['Olive '.A19]" office:value-type="string" office:string-value="Printed" calcext:value-type="string">
            <text:p>Printed</text:p>
          </table:table-cell>
          <table:table-cell table:style-name="ce752" table:formula="of:=['Olive '.B19]" office:value-type="string" office:string-value="PP-GP0214" calcext:value-type="string">
            <text:p>PP-GP0214</text:p>
          </table:table-cell>
          <table:table-cell table:style-name="ce756" table:formula="of:=['Olive '.C19]" office:value-type="string" office:string-value="Z Carriage Idler" calcext:value-type="string">
            <text:p>Z Carriage Idler</text:p>
          </table:table-cell>
          <table:table-cell table:style-name="ce752" table:formula="of:=['Olive '.D19]" office:value-type="float" office:value="0" calcext:value-type="float">
            <text:p>0</text:p>
          </table:table-cell>
          <table:table-cell table:style-name="ce752" table:formula="of:=['Olive '.E19]" office:value-type="float" office:value="0" calcext:value-type="float">
            <text:p>0</text:p>
          </table:table-cell>
          <table:table-cell table:style-name="ce752" table:formula="of:=['Olive '.F19]" office:value-type="float" office:value="0" calcext:value-type="float">
            <text:p>0</text:p>
          </table:table-cell>
          <table:table-cell table:style-name="ce752" table:formula="of:=['Olive '.G19]" office:value-type="string" office:string-value="PP-GP0214" calcext:value-type="string">
            <text:p>PP-GP0214</text:p>
          </table:table-cell>
          <table:table-cell table:style-name="ce752" table:formula="of:=['Olive '.H19]" office:value-type="float" office:value="1" calcext:value-type="float">
            <text:p>1</text:p>
          </table:table-cell>
          <table:table-cell table:style-name="ce752" table:formula="of:=['Olive '.I19]" office:value-type="float" office:value="0" calcext:value-type="float">
            <text:p>0</text:p>
          </table:table-cell>
          <table:table-cell table:style-name="ce752" table:formula="of:=['Olive '.J19]" office:value-type="float" office:value="6" calcext:value-type="float">
            <text:p>6</text:p>
          </table:table-cell>
          <table:table-cell table:style-name="ce752" table:formula="of:=['Olive '.K19]" office:value-type="float" office:value="6" calcext:value-type="float">
            <text:p>6</text:p>
          </table:table-cell>
          <table:table-cell table:formula="of:=[.H21]*[.$L$2]" office:value-type="float" office:value="3050" calcext:value-type="float">
            <text:p>3,050</text:p>
          </table:table-cell>
          <table:table-cell table:style-name="ce752" table:formula="of:=['Olive '.M19]" office:value-type="float" office:value="0" calcext:value-type="float">
            <text:p>0</text:p>
          </table:table-cell>
          <table:table-cell table:style-name="ce764" table:formula="of:=['Olive '.N19]" office:value-type="date" office:date-value="1899-12-30" calcext:value-type="date">
            <text:p>12/30/99</text:p>
          </table:table-cell>
          <table:table-cell table:style-name="ce764" table:formula="of:=['Olive '.O19]" office:value-type="date" office:date-value="1899-12-30" calcext:value-type="date">
            <text:p>12/30/99</text:p>
          </table:table-cell>
          <table:table-cell table:style-name="ce756" table:formula="of:=['Olive '.P19]" office:value-type="string" office:string-value="Name will likely change" calcext:value-type="string">
            <text:p>Name will likely change</text:p>
          </table:table-cell>
          <table:table-cell table:number-columns-repeated="1008"/>
        </table:table-row>
        <table:table-row table:style-name="ro5">
          <table:table-cell table:style-name="ce752" table:formula="of:=['Olive '.A20]" office:value-type="string" office:string-value="Printed" calcext:value-type="string">
            <text:p>Printed</text:p>
          </table:table-cell>
          <table:table-cell table:style-name="ce752" table:formula="of:=['Olive '.B20]" office:value-type="string" office:string-value="PP-GP0213" calcext:value-type="string">
            <text:p>PP-GP0213</text:p>
          </table:table-cell>
          <table:table-cell table:style-name="ce756" table:formula="of:=['Olive '.C20]" office:value-type="string" office:string-value="Z Carriage Motor" calcext:value-type="string">
            <text:p>Z Carriage Motor</text:p>
          </table:table-cell>
          <table:table-cell table:style-name="ce752" table:formula="of:=['Olive '.D20]" office:value-type="float" office:value="0" calcext:value-type="float">
            <text:p>0</text:p>
          </table:table-cell>
          <table:table-cell table:style-name="ce752" table:formula="of:=['Olive '.E20]" office:value-type="float" office:value="0" calcext:value-type="float">
            <text:p>0</text:p>
          </table:table-cell>
          <table:table-cell table:style-name="ce752" table:formula="of:=['Olive '.F20]" office:value-type="float" office:value="0" calcext:value-type="float">
            <text:p>0</text:p>
          </table:table-cell>
          <table:table-cell table:style-name="ce752" table:formula="of:=['Olive '.G20]" office:value-type="string" office:string-value="PP-GP0213" calcext:value-type="string">
            <text:p>PP-GP0213</text:p>
          </table:table-cell>
          <table:table-cell table:style-name="ce752" table:formula="of:=['Olive '.H20]" office:value-type="float" office:value="1" calcext:value-type="float">
            <text:p>1</text:p>
          </table:table-cell>
          <table:table-cell table:style-name="ce752" table:formula="of:=['Olive '.I20]" office:value-type="float" office:value="0" calcext:value-type="float">
            <text:p>0</text:p>
          </table:table-cell>
          <table:table-cell table:style-name="ce752" table:formula="of:=['Olive '.J20]" office:value-type="float" office:value="6" calcext:value-type="float">
            <text:p>6</text:p>
          </table:table-cell>
          <table:table-cell table:style-name="ce752" table:formula="of:=['Olive '.K20]" office:value-type="float" office:value="6" calcext:value-type="float">
            <text:p>6</text:p>
          </table:table-cell>
          <table:table-cell table:formula="of:=[.H22]*[.$L$2]" office:value-type="float" office:value="3050" calcext:value-type="float">
            <text:p>3,050</text:p>
          </table:table-cell>
          <table:table-cell table:style-name="ce752" table:formula="of:=['Olive '.M20]" office:value-type="float" office:value="0" calcext:value-type="float">
            <text:p>0</text:p>
          </table:table-cell>
          <table:table-cell table:style-name="ce764" table:formula="of:=['Olive '.N20]" office:value-type="date" office:date-value="1899-12-30" calcext:value-type="date">
            <text:p>12/30/99</text:p>
          </table:table-cell>
          <table:table-cell table:style-name="ce764" table:formula="of:=['Olive '.O20]" office:value-type="date" office:date-value="1899-12-30" calcext:value-type="date">
            <text:p>12/30/99</text:p>
          </table:table-cell>
          <table:table-cell table:style-name="ce756" table:formula="of:=['Olive '.P20]" office:value-type="string" office:string-value="Name will likely change" calcext:value-type="string">
            <text:p>Name will likely change</text:p>
          </table:table-cell>
          <table:table-cell table:number-columns-repeated="1008"/>
        </table:table-row>
        <table:table-row table:style-name="ro5">
          <table:table-cell table:style-name="ce752" table:formula="of:=['Olive '.A21]" office:value-type="string" office:string-value="Printed" calcext:value-type="string">
            <text:p>Printed</text:p>
          </table:table-cell>
          <table:table-cell table:style-name="ce752" table:formula="of:=['Olive '.B21]" office:value-type="string" office:string-value="PP-GP0212" calcext:value-type="string">
            <text:p>PP-GP0212</text:p>
          </table:table-cell>
          <table:table-cell table:style-name="ce756" table:formula="of:=['Olive '.C21]" office:value-type="string" office:string-value="Fan duct right v0.1, TAZ" calcext:value-type="string">
            <text:p>Fan duct right v0.1, TAZ</text:p>
          </table:table-cell>
          <table:table-cell table:style-name="ce752" table:formula="of:=['Olive '.D21]" office:value-type="float" office:value="0" calcext:value-type="float">
            <text:p>0</text:p>
          </table:table-cell>
          <table:table-cell table:style-name="ce752" table:formula="of:=['Olive '.E21]" office:value-type="float" office:value="0" calcext:value-type="float">
            <text:p>0</text:p>
          </table:table-cell>
          <table:table-cell table:style-name="ce752" table:formula="of:=['Olive '.F21]" office:value-type="float" office:value="0" calcext:value-type="float">
            <text:p>0</text:p>
          </table:table-cell>
          <table:table-cell table:style-name="ce752" table:formula="of:=['Olive '.G21]" office:value-type="float" office:value="0" calcext:value-type="float">
            <text:p>0</text:p>
          </table:table-cell>
          <table:table-cell table:style-name="ce752" table:formula="of:=['Olive '.H21]" office:value-type="float" office:value="1" calcext:value-type="float">
            <text:p>1</text:p>
          </table:table-cell>
          <table:table-cell table:style-name="ce752" table:formula="of:=['Olive '.I21]" office:value-type="string" office:string-value="pcs" calcext:value-type="string">
            <text:p>pcs</text:p>
          </table:table-cell>
          <table:table-cell table:style-name="ce752" table:formula="of:=['Olive '.J21]" office:value-type="float" office:value="1.7" calcext:value-type="float">
            <text:p>1.7</text:p>
          </table:table-cell>
          <table:table-cell table:style-name="ce752" table:formula="of:=['Olive '.K21]" office:value-type="float" office:value="1.7" calcext:value-type="float">
            <text:p>1.7</text:p>
          </table:table-cell>
          <table:table-cell table:formula="of:=[.H23]*[.$L$2]" office:value-type="float" office:value="3050" calcext:value-type="float">
            <text:p>3,050</text:p>
          </table:table-cell>
          <table:table-cell table:style-name="ce752" table:formula="of:=['Olive '.M21]" office:value-type="float" office:value="0" calcext:value-type="float">
            <text:p>0</text:p>
          </table:table-cell>
          <table:table-cell table:style-name="ce764" table:formula="of:=['Olive '.N21]" office:value-type="date" office:date-value="1899-12-30" calcext:value-type="date">
            <text:p>12/30/99</text:p>
          </table:table-cell>
          <table:table-cell table:style-name="ce764" table:formula="of:=['Olive '.O21]" office:value-type="date" office:date-value="1899-12-30" calcext:value-type="date">
            <text:p>12/30/99</text:p>
          </table:table-cell>
          <table:table-cell table:style-name="ce756" table:formula="of:=['Olive '.P21]" office:value-type="float" office:value="0" calcext:value-type="float">
            <text:p>0</text:p>
          </table:table-cell>
          <table:table-cell table:number-columns-repeated="1008"/>
        </table:table-row>
        <table:table-row table:style-name="ro5">
          <table:table-cell table:style-name="ce752" table:formula="of:=['Olive '.A22]" office:value-type="string" office:string-value="Printed" calcext:value-type="string">
            <text:p>Printed</text:p>
          </table:table-cell>
          <table:table-cell table:style-name="ce752" table:formula="of:=['Olive '.B22]" office:value-type="string" office:string-value="PP-GP0211" calcext:value-type="string">
            <text:p>PP-GP0211</text:p>
          </table:table-cell>
          <table:table-cell table:style-name="ce756" table:formula="of:=['Olive '.C22]" office:value-type="string" office:string-value="Fan duct left v0.1, TAZ" calcext:value-type="string">
            <text:p>Fan duct left v0.1, TAZ</text:p>
          </table:table-cell>
          <table:table-cell table:style-name="ce752" table:formula="of:=['Olive '.D22]" office:value-type="float" office:value="0" calcext:value-type="float">
            <text:p>0</text:p>
          </table:table-cell>
          <table:table-cell table:style-name="ce752" table:formula="of:=['Olive '.E22]" office:value-type="float" office:value="0" calcext:value-type="float">
            <text:p>0</text:p>
          </table:table-cell>
          <table:table-cell table:style-name="ce752" table:formula="of:=['Olive '.F22]" office:value-type="float" office:value="0" calcext:value-type="float">
            <text:p>0</text:p>
          </table:table-cell>
          <table:table-cell table:style-name="ce752" table:formula="of:=['Olive '.G22]" office:value-type="float" office:value="0" calcext:value-type="float">
            <text:p>0</text:p>
          </table:table-cell>
          <table:table-cell table:style-name="ce752" table:formula="of:=['Olive '.H22]" office:value-type="float" office:value="1" calcext:value-type="float">
            <text:p>1</text:p>
          </table:table-cell>
          <table:table-cell table:style-name="ce752" table:formula="of:=['Olive '.I22]" office:value-type="string" office:string-value="pcs" calcext:value-type="string">
            <text:p>pcs</text:p>
          </table:table-cell>
          <table:table-cell table:style-name="ce752" table:formula="of:=['Olive '.J22]" office:value-type="float" office:value="1.7" calcext:value-type="float">
            <text:p>1.7</text:p>
          </table:table-cell>
          <table:table-cell table:style-name="ce752" table:formula="of:=['Olive '.K22]" office:value-type="float" office:value="1.7" calcext:value-type="float">
            <text:p>1.7</text:p>
          </table:table-cell>
          <table:table-cell table:formula="of:=[.H24]*[.$L$2]" office:value-type="float" office:value="3050" calcext:value-type="float">
            <text:p>3,050</text:p>
          </table:table-cell>
          <table:table-cell table:style-name="ce752" table:formula="of:=['Olive '.M22]" office:value-type="float" office:value="0" calcext:value-type="float">
            <text:p>0</text:p>
          </table:table-cell>
          <table:table-cell table:style-name="ce764" table:formula="of:=['Olive '.N22]" office:value-type="date" office:date-value="1899-12-30" calcext:value-type="date">
            <text:p>12/30/99</text:p>
          </table:table-cell>
          <table:table-cell table:style-name="ce764" table:formula="of:=['Olive '.O22]" office:value-type="date" office:date-value="1899-12-30" calcext:value-type="date">
            <text:p>12/30/99</text:p>
          </table:table-cell>
          <table:table-cell table:style-name="ce756" table:formula="of:=['Olive '.P22]" office:value-type="float" office:value="0" calcext:value-type="float">
            <text:p>0</text:p>
          </table:table-cell>
          <table:table-cell table:number-columns-repeated="1008"/>
        </table:table-row>
        <table:table-row table:style-name="ro5">
          <table:table-cell table:style-name="ce752" table:formula="of:=['Olive '.A23]" office:value-type="string" office:string-value="Printed" calcext:value-type="string">
            <text:p>Printed</text:p>
          </table:table-cell>
          <table:table-cell table:style-name="ce752" table:formula="of:=['Olive '.B23]" office:value-type="string" office:string-value="PP-GP0210" calcext:value-type="string">
            <text:p>PP-GP0210</text:p>
          </table:table-cell>
          <table:table-cell table:style-name="ce756" table:formula="of:=['Olive '.C23]" office:value-type="string" office:string-value="Single Bearing Holder for 12mm rod v0.3" calcext:value-type="string">
            <text:p>Single Bearing Holder for 12mm rod v0.3</text:p>
          </table:table-cell>
          <table:table-cell table:style-name="ce752" table:formula="of:=['Olive '.D23]" office:value-type="float" office:value="0" calcext:value-type="float">
            <text:p>0</text:p>
          </table:table-cell>
          <table:table-cell table:style-name="ce752" table:formula="of:=['Olive '.E23]" office:value-type="float" office:value="0" calcext:value-type="float">
            <text:p>0</text:p>
          </table:table-cell>
          <table:table-cell table:style-name="ce752" table:formula="of:=['Olive '.F23]" office:value-type="float" office:value="0" calcext:value-type="float">
            <text:p>0</text:p>
          </table:table-cell>
          <table:table-cell table:style-name="ce752" table:formula="of:=['Olive '.G23]" office:value-type="float" office:value="0" calcext:value-type="float">
            <text:p>0</text:p>
          </table:table-cell>
          <table:table-cell table:style-name="ce752" table:formula="of:=['Olive '.H23]" office:value-type="float" office:value="1" calcext:value-type="float">
            <text:p>1</text:p>
          </table:table-cell>
          <table:table-cell table:style-name="ce752" table:formula="of:=['Olive '.I23]" office:value-type="string" office:string-value="ea" calcext:value-type="string">
            <text:p>ea</text:p>
          </table:table-cell>
          <table:table-cell table:style-name="ce752" table:formula="of:=['Olive '.J23]" office:value-type="float" office:value="1.17" calcext:value-type="float">
            <text:p>1.17</text:p>
          </table:table-cell>
          <table:table-cell table:style-name="ce752" table:formula="of:=['Olive '.K23]" office:value-type="float" office:value="1.17" calcext:value-type="float">
            <text:p>1.17</text:p>
          </table:table-cell>
          <table:table-cell table:formula="of:=[.H25]*[.$L$2]" office:value-type="float" office:value="3050" calcext:value-type="float">
            <text:p>3,050</text:p>
          </table:table-cell>
          <table:table-cell table:style-name="ce752" table:formula="of:=['Olive '.M23]" office:value-type="float" office:value="0" calcext:value-type="float">
            <text:p>0</text:p>
          </table:table-cell>
          <table:table-cell table:style-name="ce764" table:formula="of:=['Olive '.N23]" office:value-type="date" office:date-value="1899-12-30" calcext:value-type="date">
            <text:p>12/30/99</text:p>
          </table:table-cell>
          <table:table-cell table:style-name="ce764" table:formula="of:=['Olive '.O23]" office:value-type="date" office:date-value="1899-12-30" calcext:value-type="date">
            <text:p>12/30/99</text:p>
          </table:table-cell>
          <table:table-cell table:style-name="ce756" table:formula="of:=['Olive '.P23]" office:value-type="float" office:value="0" calcext:value-type="float">
            <text:p>0</text:p>
          </table:table-cell>
          <table:table-cell table:number-columns-repeated="1008"/>
        </table:table-row>
        <table:table-row table:style-name="ro5">
          <table:table-cell table:style-name="ce752" table:formula="of:=['Olive '.A24]" office:value-type="string" office:string-value="Printed" calcext:value-type="string">
            <text:p>Printed</text:p>
          </table:table-cell>
          <table:table-cell table:style-name="ce752" table:formula="of:=['Olive '.B24]" office:value-type="string" office:string-value="PP-GP0209" calcext:value-type="string">
            <text:p>PP-GP0209</text:p>
          </table:table-cell>
          <table:table-cell table:style-name="ce756" table:formula="of:=['Olive '.C24]" office:value-type="string" office:string-value="Double Bearing Holder for 12mm rod v0.3" calcext:value-type="string">
            <text:p>Double Bearing Holder for 12mm rod v0.3</text:p>
          </table:table-cell>
          <table:table-cell table:style-name="ce752" table:formula="of:=['Olive '.D24]" office:value-type="float" office:value="0" calcext:value-type="float">
            <text:p>0</text:p>
          </table:table-cell>
          <table:table-cell table:style-name="ce752" table:formula="of:=['Olive '.E24]" office:value-type="float" office:value="0" calcext:value-type="float">
            <text:p>0</text:p>
          </table:table-cell>
          <table:table-cell table:style-name="ce752" table:formula="of:=['Olive '.F24]" office:value-type="float" office:value="0" calcext:value-type="float">
            <text:p>0</text:p>
          </table:table-cell>
          <table:table-cell table:style-name="ce752" table:formula="of:=['Olive '.G24]" office:value-type="float" office:value="0" calcext:value-type="float">
            <text:p>0</text:p>
          </table:table-cell>
          <table:table-cell table:style-name="ce752" table:formula="of:=['Olive '.H24]" office:value-type="float" office:value="1" calcext:value-type="float">
            <text:p>1</text:p>
          </table:table-cell>
          <table:table-cell table:style-name="ce752" table:formula="of:=['Olive '.I24]" office:value-type="string" office:string-value="ea" calcext:value-type="string">
            <text:p>ea</text:p>
          </table:table-cell>
          <table:table-cell table:style-name="ce752" table:formula="of:=['Olive '.J24]" office:value-type="float" office:value="2.89" calcext:value-type="float">
            <text:p>2.89</text:p>
          </table:table-cell>
          <table:table-cell table:style-name="ce752" table:formula="of:=['Olive '.K24]" office:value-type="float" office:value="2.89" calcext:value-type="float">
            <text:p>2.89</text:p>
          </table:table-cell>
          <table:table-cell table:formula="of:=[.H26]*[.$L$2]" office:value-type="float" office:value="3050" calcext:value-type="float">
            <text:p>3,050</text:p>
          </table:table-cell>
          <table:table-cell table:style-name="ce752" table:formula="of:=['Olive '.M24]" office:value-type="float" office:value="0" calcext:value-type="float">
            <text:p>0</text:p>
          </table:table-cell>
          <table:table-cell table:style-name="ce764" table:formula="of:=['Olive '.N24]" office:value-type="date" office:date-value="1899-12-30" calcext:value-type="date">
            <text:p>12/30/99</text:p>
          </table:table-cell>
          <table:table-cell table:style-name="ce764" table:formula="of:=['Olive '.O24]" office:value-type="date" office:date-value="1899-12-30" calcext:value-type="date">
            <text:p>12/30/99</text:p>
          </table:table-cell>
          <table:table-cell table:style-name="ce756" table:formula="of:=['Olive '.P24]" office:value-type="float" office:value="0" calcext:value-type="float">
            <text:p>0</text:p>
          </table:table-cell>
          <table:table-cell table:number-columns-repeated="1008"/>
        </table:table-row>
        <table:table-row table:style-name="ro5">
          <table:table-cell table:style-name="ce752" table:formula="of:=['Olive '.A25]" office:value-type="string" office:string-value="Printed" calcext:value-type="string">
            <text:p>Printed</text:p>
          </table:table-cell>
          <table:table-cell table:style-name="ce752" table:formula="of:=['Olive '.B25]" office:value-type="string" office:string-value="PP-GP0208" calcext:value-type="string">
            <text:p>PP-GP0208</text:p>
          </table:table-cell>
          <table:table-cell table:style-name="ce756" table:formula="of:=['Olive '.C25]" office:value-type="string" office:string-value="Dual fan hextruder mount v0.5" calcext:value-type="string">
            <text:p>Dual fan hextruder mount v0.5</text:p>
          </table:table-cell>
          <table:table-cell table:style-name="ce752" table:formula="of:=['Olive '.D25]" office:value-type="float" office:value="0" calcext:value-type="float">
            <text:p>0</text:p>
          </table:table-cell>
          <table:table-cell table:style-name="ce752" table:formula="of:=['Olive '.E25]" office:value-type="float" office:value="0" calcext:value-type="float">
            <text:p>0</text:p>
          </table:table-cell>
          <table:table-cell table:style-name="ce752" table:formula="of:=['Olive '.F25]" office:value-type="float" office:value="0" calcext:value-type="float">
            <text:p>0</text:p>
          </table:table-cell>
          <table:table-cell table:style-name="ce752" table:formula="of:=['Olive '.G25]" office:value-type="float" office:value="0" calcext:value-type="float">
            <text:p>0</text:p>
          </table:table-cell>
          <table:table-cell table:style-name="ce752" table:formula="of:=['Olive '.H25]" office:value-type="float" office:value="1" calcext:value-type="float">
            <text:p>1</text:p>
          </table:table-cell>
          <table:table-cell table:style-name="ce752" table:formula="of:=['Olive '.I25]" office:value-type="string" office:string-value="ea" calcext:value-type="string">
            <text:p>ea</text:p>
          </table:table-cell>
          <table:table-cell table:style-name="ce752" table:formula="of:=['Olive '.J25]" office:value-type="float" office:value="6.51" calcext:value-type="float">
            <text:p>6.51</text:p>
          </table:table-cell>
          <table:table-cell table:style-name="ce752" table:formula="of:=['Olive '.K25]" office:value-type="float" office:value="6.51" calcext:value-type="float">
            <text:p>6.51</text:p>
          </table:table-cell>
          <table:table-cell table:formula="of:=[.H27]*[.$L$2]" office:value-type="float" office:value="3050" calcext:value-type="float">
            <text:p>3,050</text:p>
          </table:table-cell>
          <table:table-cell table:style-name="ce752" table:formula="of:=['Olive '.M25]" office:value-type="float" office:value="0" calcext:value-type="float">
            <text:p>0</text:p>
          </table:table-cell>
          <table:table-cell table:style-name="ce764" table:formula="of:=['Olive '.N25]" office:value-type="date" office:date-value="1899-12-30" calcext:value-type="date">
            <text:p>12/30/99</text:p>
          </table:table-cell>
          <table:table-cell table:style-name="ce764" table:formula="of:=['Olive '.O25]" office:value-type="date" office:date-value="1899-12-30" calcext:value-type="date">
            <text:p>12/30/99</text:p>
          </table:table-cell>
          <table:table-cell table:style-name="ce756" table:formula="of:=['Olive '.P25]" office:value-type="float" office:value="0" calcext:value-type="float">
            <text:p>0</text:p>
          </table:table-cell>
          <table:table-cell table:number-columns-repeated="1008"/>
        </table:table-row>
        <table:table-row table:style-name="ro5">
          <table:table-cell table:style-name="ce752" table:formula="of:=['Olive '.A26]" office:value-type="string" office:string-value="Printed" calcext:value-type="string">
            <text:p>Printed</text:p>
          </table:table-cell>
          <table:table-cell table:style-name="ce752" table:formula="of:=['Olive '.B26]" office:value-type="string" office:string-value="PP-GP0207" calcext:value-type="string">
            <text:p>PP-GP0207</text:p>
          </table:table-cell>
          <table:table-cell table:style-name="ce756" table:formula="of:=['Olive '.C26]" office:value-type="string" office:string-value="X-Carriage Guidev2.0, TAZ" calcext:value-type="string">
            <text:p>X-Carriage Guidev2.0, TAZ</text:p>
          </table:table-cell>
          <table:table-cell table:style-name="ce752" table:formula="of:=['Olive '.D26]" office:value-type="float" office:value="0" calcext:value-type="float">
            <text:p>0</text:p>
          </table:table-cell>
          <table:table-cell table:style-name="ce752" table:formula="of:=['Olive '.E26]" office:value-type="float" office:value="0" calcext:value-type="float">
            <text:p>0</text:p>
          </table:table-cell>
          <table:table-cell table:style-name="ce752" table:formula="of:=['Olive '.F26]" office:value-type="float" office:value="0" calcext:value-type="float">
            <text:p>0</text:p>
          </table:table-cell>
          <table:table-cell table:style-name="ce752" table:formula="of:=['Olive '.G26]" office:value-type="float" office:value="0" calcext:value-type="float">
            <text:p>0</text:p>
          </table:table-cell>
          <table:table-cell table:style-name="ce752" table:formula="of:=['Olive '.H26]" office:value-type="float" office:value="1" calcext:value-type="float">
            <text:p>1</text:p>
          </table:table-cell>
          <table:table-cell table:style-name="ce752" table:formula="of:=['Olive '.I26]" office:value-type="string" office:string-value="ea" calcext:value-type="string">
            <text:p>ea</text:p>
          </table:table-cell>
          <table:table-cell table:style-name="ce752" table:formula="of:=['Olive '.J26]" office:value-type="float" office:value="0.76" calcext:value-type="float">
            <text:p>0.76</text:p>
          </table:table-cell>
          <table:table-cell table:style-name="ce752" table:formula="of:=['Olive '.K26]" office:value-type="float" office:value="0.76" calcext:value-type="float">
            <text:p>0.76</text:p>
          </table:table-cell>
          <table:table-cell table:formula="of:=[.H28]*[.$L$2]" office:value-type="float" office:value="3050" calcext:value-type="float">
            <text:p>3,050</text:p>
          </table:table-cell>
          <table:table-cell table:style-name="ce752" table:formula="of:=['Olive '.M26]" office:value-type="float" office:value="0" calcext:value-type="float">
            <text:p>0</text:p>
          </table:table-cell>
          <table:table-cell table:style-name="ce764" table:formula="of:=['Olive '.N26]" office:value-type="date" office:date-value="1899-12-30" calcext:value-type="date">
            <text:p>12/30/99</text:p>
          </table:table-cell>
          <table:table-cell table:style-name="ce764" table:formula="of:=['Olive '.O26]" office:value-type="date" office:date-value="1899-12-30" calcext:value-type="date">
            <text:p>12/30/99</text:p>
          </table:table-cell>
          <table:table-cell table:style-name="ce756" table:formula="of:=['Olive '.P26]" office:value-type="float" office:value="0" calcext:value-type="float">
            <text:p>0</text:p>
          </table:table-cell>
          <table:table-cell table:number-columns-repeated="1008"/>
        </table:table-row>
        <table:table-row table:style-name="ro5">
          <table:table-cell table:style-name="ce752" table:formula="of:=['Olive '.A27]" office:value-type="string" office:string-value="Printed" calcext:value-type="string">
            <text:p>Printed</text:p>
          </table:table-cell>
          <table:table-cell table:style-name="ce752" table:formula="of:=['Olive '.B27]" office:value-type="string" office:string-value="PP-GP0206" calcext:value-type="string">
            <text:p>PP-GP0206</text:p>
          </table:table-cell>
          <table:table-cell table:style-name="ce756" table:formula="of:=['Olive '.C27]" office:value-type="string" office:string-value="X-Carriage v2.0, TAZ" calcext:value-type="string">
            <text:p>X-Carriage v2.0, TAZ</text:p>
          </table:table-cell>
          <table:table-cell table:style-name="ce752" table:formula="of:=['Olive '.D27]" office:value-type="float" office:value="0" calcext:value-type="float">
            <text:p>0</text:p>
          </table:table-cell>
          <table:table-cell table:style-name="ce752" table:formula="of:=['Olive '.E27]" office:value-type="float" office:value="0" calcext:value-type="float">
            <text:p>0</text:p>
          </table:table-cell>
          <table:table-cell table:style-name="ce752" table:formula="of:=['Olive '.F27]" office:value-type="float" office:value="0" calcext:value-type="float">
            <text:p>0</text:p>
          </table:table-cell>
          <table:table-cell table:style-name="ce752" table:formula="of:=['Olive '.G27]" office:value-type="float" office:value="0" calcext:value-type="float">
            <text:p>0</text:p>
          </table:table-cell>
          <table:table-cell table:style-name="ce752" table:formula="of:=['Olive '.H27]" office:value-type="float" office:value="1" calcext:value-type="float">
            <text:p>1</text:p>
          </table:table-cell>
          <table:table-cell table:style-name="ce752" table:formula="of:=['Olive '.I27]" office:value-type="string" office:string-value="ea" calcext:value-type="string">
            <text:p>ea</text:p>
          </table:table-cell>
          <table:table-cell table:style-name="ce752" table:formula="of:=['Olive '.J27]" office:value-type="float" office:value="6" calcext:value-type="float">
            <text:p>6</text:p>
          </table:table-cell>
          <table:table-cell table:style-name="ce752" table:formula="of:=['Olive '.K27]" office:value-type="float" office:value="6" calcext:value-type="float">
            <text:p>6</text:p>
          </table:table-cell>
          <table:table-cell table:formula="of:=[.H29]*[.$L$2]" office:value-type="float" office:value="3050" calcext:value-type="float">
            <text:p>3,050</text:p>
          </table:table-cell>
          <table:table-cell table:style-name="ce752" table:formula="of:=['Olive '.M27]" office:value-type="float" office:value="0" calcext:value-type="float">
            <text:p>0</text:p>
          </table:table-cell>
          <table:table-cell table:style-name="ce764" table:formula="of:=['Olive '.N27]" office:value-type="date" office:date-value="1899-12-30" calcext:value-type="date">
            <text:p>12/30/99</text:p>
          </table:table-cell>
          <table:table-cell table:style-name="ce764" table:formula="of:=['Olive '.O27]" office:value-type="date" office:date-value="1899-12-30" calcext:value-type="date">
            <text:p>12/30/99</text:p>
          </table:table-cell>
          <table:table-cell table:style-name="ce756" table:formula="of:=['Olive '.P27]" office:value-type="float" office:value="0" calcext:value-type="float">
            <text:p>0</text:p>
          </table:table-cell>
          <table:table-cell table:number-columns-repeated="1008"/>
        </table:table-row>
        <table:table-row table:style-name="ro5">
          <table:table-cell table:style-name="ce752" table:formula="of:=['Olive '.A28]" office:value-type="string" office:string-value="Printed" calcext:value-type="string">
            <text:p>Printed</text:p>
          </table:table-cell>
          <table:table-cell table:style-name="ce752" table:formula="of:=['Olive '.B28]" office:value-type="string" office:string-value="PP-GP0186" calcext:value-type="string">
            <text:p>PP-GP0186</text:p>
          </table:table-cell>
          <table:table-cell table:style-name="ce756" table:formula="of:=['Olive '.C28]" office:value-type="string" office:string-value="Wade extruder body for Hex nozzle v1.0" calcext:value-type="string">
            <text:p>Wade extruder body for Hex nozzle v1.0</text:p>
          </table:table-cell>
          <table:table-cell table:style-name="ce752" table:formula="of:=['Olive '.D28]" office:value-type="float" office:value="0" calcext:value-type="float">
            <text:p>0</text:p>
          </table:table-cell>
          <table:table-cell table:style-name="ce752" table:formula="of:=['Olive '.E28]" office:value-type="float" office:value="0" calcext:value-type="float">
            <text:p>0</text:p>
          </table:table-cell>
          <table:table-cell table:style-name="ce752" table:formula="of:=['Olive '.F28]" office:value-type="float" office:value="0" calcext:value-type="float">
            <text:p>0</text:p>
          </table:table-cell>
          <table:table-cell table:style-name="ce752" table:formula="of:=['Olive '.G28]" office:value-type="float" office:value="0" calcext:value-type="float">
            <text:p>0</text:p>
          </table:table-cell>
          <table:table-cell table:style-name="ce752" table:formula="of:=['Olive '.H28]" office:value-type="float" office:value="1" calcext:value-type="float">
            <text:p>1</text:p>
          </table:table-cell>
          <table:table-cell table:style-name="ce752" table:formula="of:=['Olive '.I28]" office:value-type="string" office:string-value="ea" calcext:value-type="string">
            <text:p>ea</text:p>
          </table:table-cell>
          <table:table-cell table:style-name="ce752" table:formula="of:=['Olive '.J28]" office:value-type="float" office:value="4.01" calcext:value-type="float">
            <text:p>4.01</text:p>
          </table:table-cell>
          <table:table-cell table:style-name="ce752" table:formula="of:=['Olive '.K28]" office:value-type="float" office:value="4.01" calcext:value-type="float">
            <text:p>4.01</text:p>
          </table:table-cell>
          <table:table-cell table:formula="of:=[.H30]*[.$L$2]" office:value-type="float" office:value="3050" calcext:value-type="float">
            <text:p>3,050</text:p>
          </table:table-cell>
          <table:table-cell table:style-name="ce752" table:formula="of:=['Olive '.M28]" office:value-type="float" office:value="0" calcext:value-type="float">
            <text:p>0</text:p>
          </table:table-cell>
          <table:table-cell table:style-name="ce764" table:formula="of:=['Olive '.N28]" office:value-type="date" office:date-value="1899-12-30" calcext:value-type="date">
            <text:p>12/30/99</text:p>
          </table:table-cell>
          <table:table-cell table:style-name="ce764" table:formula="of:=['Olive '.O28]" office:value-type="date" office:date-value="1899-12-30" calcext:value-type="date">
            <text:p>12/30/99</text:p>
          </table:table-cell>
          <table:table-cell table:style-name="ce756" table:formula="of:=['Olive '.P28]" office:value-type="float" office:value="0" calcext:value-type="float">
            <text:p>0</text:p>
          </table:table-cell>
          <table:table-cell table:number-columns-repeated="1008"/>
        </table:table-row>
        <table:table-row table:style-name="ro5">
          <table:table-cell table:style-name="ce752" table:formula="of:=['Olive '.A29]" office:value-type="string" office:string-value="Printed" calcext:value-type="string">
            <text:p>Printed</text:p>
          </table:table-cell>
          <table:table-cell table:style-name="ce752" table:formula="of:=['Olive '.B29]" office:value-type="string" office:string-value="PP-GP0231" calcext:value-type="string">
            <text:p>PP-GP0231</text:p>
          </table:table-cell>
          <table:table-cell table:style-name="ce756" table:formula="of:=['Olive '.C29]" office:value-type="string" office:string-value="Wiper mount v2.0" calcext:value-type="string">
            <text:p>Wiper mount v2.0</text:p>
          </table:table-cell>
          <table:table-cell table:style-name="ce752" table:formula="of:=['Olive '.D29]" office:value-type="float" office:value="0" calcext:value-type="float">
            <text:p>0</text:p>
          </table:table-cell>
          <table:table-cell table:style-name="ce752" table:formula="of:=['Olive '.E29]" office:value-type="float" office:value="0" calcext:value-type="float">
            <text:p>0</text:p>
          </table:table-cell>
          <table:table-cell table:style-name="ce752" table:formula="of:=['Olive '.F29]" office:value-type="float" office:value="0" calcext:value-type="float">
            <text:p>0</text:p>
          </table:table-cell>
          <table:table-cell table:style-name="ce752" table:formula="of:=['Olive '.G29]" office:value-type="float" office:value="0" calcext:value-type="float">
            <text:p>0</text:p>
          </table:table-cell>
          <table:table-cell table:style-name="ce752" table:formula="of:=['Olive '.H29]" office:value-type="float" office:value="1" calcext:value-type="float">
            <text:p>1</text:p>
          </table:table-cell>
          <table:table-cell table:style-name="ce752" table:formula="of:=['Olive '.I29]" office:value-type="string" office:string-value="ea" calcext:value-type="string">
            <text:p>ea</text:p>
          </table:table-cell>
          <table:table-cell table:style-name="ce752" table:formula="of:=['Olive '.J29]" office:value-type="float" office:value="1" calcext:value-type="float">
            <text:p>1</text:p>
          </table:table-cell>
          <table:table-cell table:style-name="ce752" table:formula="of:=['Olive '.K29]" office:value-type="float" office:value="1" calcext:value-type="float">
            <text:p>1</text:p>
          </table:table-cell>
          <table:table-cell table:formula="of:=[.H31]*[.$L$2]" office:value-type="float" office:value="3050" calcext:value-type="float">
            <text:p>3,050</text:p>
          </table:table-cell>
          <table:table-cell table:style-name="ce752" table:formula="of:=['Olive '.M29]" office:value-type="float" office:value="0" calcext:value-type="float">
            <text:p>0</text:p>
          </table:table-cell>
          <table:table-cell table:style-name="ce764" table:formula="of:=['Olive '.N29]" office:value-type="date" office:date-value="1899-12-30" calcext:value-type="date">
            <text:p>12/30/99</text:p>
          </table:table-cell>
          <table:table-cell table:style-name="ce764" table:formula="of:=['Olive '.O29]" office:value-type="date" office:date-value="1899-12-30" calcext:value-type="date">
            <text:p>12/30/99</text:p>
          </table:table-cell>
          <table:table-cell table:style-name="ce756" table:formula="of:=['Olive '.P29]" office:value-type="string" office:string-value="needs to be modified so m3x8 doesnt poke through bottom of plate" calcext:value-type="string">
            <text:p>needs to be modified so m3x8 doesnt poke through bottom of plate</text:p>
          </table:table-cell>
          <table:table-cell table:number-columns-repeated="1008"/>
        </table:table-row>
        <table:table-row table:style-name="ro5">
          <table:table-cell table:style-name="ce752" table:formula="of:=['Olive '.A30]" office:value-type="string" office:string-value="Printed" calcext:value-type="string">
            <text:p>Printed</text:p>
          </table:table-cell>
          <table:table-cell table:style-name="ce752" table:formula="of:=['Olive '.B30]" office:value-type="string" office:string-value="PP-GP0091" calcext:value-type="string">
            <text:p>PP-GP0091</text:p>
          </table:table-cell>
          <table:table-cell table:style-name="ce756" table:formula="of:=['Olive '.C30]" office:value-type="string" office:string-value="extruder_latch_v2.1" calcext:value-type="string">
            <text:p>extruder_latch_v2.1</text:p>
          </table:table-cell>
          <table:table-cell table:style-name="ce752" table:formula="of:=['Olive '.D30]" office:value-type="float" office:value="0" calcext:value-type="float">
            <text:p>0</text:p>
          </table:table-cell>
          <table:table-cell table:style-name="ce752" table:formula="of:=['Olive '.E30]" office:value-type="float" office:value="0" calcext:value-type="float">
            <text:p>0</text:p>
          </table:table-cell>
          <table:table-cell table:style-name="ce752" table:formula="of:=['Olive '.F30]" office:value-type="float" office:value="0" calcext:value-type="float">
            <text:p>0</text:p>
          </table:table-cell>
          <table:table-cell table:style-name="ce752" table:formula="of:=['Olive '.G30]" office:value-type="float" office:value="0" calcext:value-type="float">
            <text:p>0</text:p>
          </table:table-cell>
          <table:table-cell table:style-name="ce752" table:formula="of:=['Olive '.H30]" office:value-type="float" office:value="1" calcext:value-type="float">
            <text:p>1</text:p>
          </table:table-cell>
          <table:table-cell table:style-name="ce752" table:formula="of:=['Olive '.I30]" office:value-type="string" office:string-value="ea" calcext:value-type="string">
            <text:p>ea</text:p>
          </table:table-cell>
          <table:table-cell table:style-name="ce752" table:formula="of:=['Olive '.J30]" office:value-type="float" office:value="0.26" calcext:value-type="float">
            <text:p>0.26</text:p>
          </table:table-cell>
          <table:table-cell table:style-name="ce752" table:formula="of:=['Olive '.K30]" office:value-type="float" office:value="0.26" calcext:value-type="float">
            <text:p>0.26</text:p>
          </table:table-cell>
          <table:table-cell table:formula="of:=[.H32]*[.$L$2]" office:value-type="float" office:value="3050" calcext:value-type="float">
            <text:p>3,050</text:p>
          </table:table-cell>
          <table:table-cell table:style-name="ce752" table:formula="of:=['Olive '.M30]" office:value-type="float" office:value="0" calcext:value-type="float">
            <text:p>0</text:p>
          </table:table-cell>
          <table:table-cell table:style-name="ce764" table:formula="of:=['Olive '.N30]" office:value-type="date" office:date-value="1899-12-30" calcext:value-type="date">
            <text:p>12/30/99</text:p>
          </table:table-cell>
          <table:table-cell table:style-name="ce764" table:formula="of:=['Olive '.O30]" office:value-type="date" office:date-value="1899-12-30" calcext:value-type="date">
            <text:p>12/30/99</text:p>
          </table:table-cell>
          <table:table-cell table:style-name="ce756" table:formula="of:=['Olive '.P30]" office:value-type="float" office:value="0" calcext:value-type="float">
            <text:p>0</text:p>
          </table:table-cell>
          <table:table-cell table:number-columns-repeated="1008"/>
        </table:table-row>
        <table:table-row table:style-name="ro5">
          <table:table-cell table:style-name="ce752" table:formula="of:=['Olive '.A31]" office:value-type="string" office:string-value="Printed" calcext:value-type="string">
            <text:p>Printed</text:p>
          </table:table-cell>
          <table:table-cell table:style-name="ce752" table:formula="of:=['Olive '.B31]" office:value-type="string" office:string-value="PP-GP0062" calcext:value-type="string">
            <text:p>PP-GP0062</text:p>
          </table:table-cell>
          <table:table-cell table:style-name="ce756" table:formula="of:=['Olive '.C31]" office:value-type="string" office:string-value="herringbone_small_gear" calcext:value-type="string">
            <text:p>herringbone_small_gear</text:p>
          </table:table-cell>
          <table:table-cell table:style-name="ce752" table:formula="of:=['Olive '.D31]" office:value-type="float" office:value="0" calcext:value-type="float">
            <text:p>0</text:p>
          </table:table-cell>
          <table:table-cell table:style-name="ce752" table:formula="of:=['Olive '.E31]" office:value-type="float" office:value="0" calcext:value-type="float">
            <text:p>0</text:p>
          </table:table-cell>
          <table:table-cell table:style-name="ce752" table:formula="of:=['Olive '.F31]" office:value-type="float" office:value="0" calcext:value-type="float">
            <text:p>0</text:p>
          </table:table-cell>
          <table:table-cell table:style-name="ce752" table:formula="of:=['Olive '.G31]" office:value-type="float" office:value="0" calcext:value-type="float">
            <text:p>0</text:p>
          </table:table-cell>
          <table:table-cell table:style-name="ce752" table:formula="of:=['Olive '.H31]" office:value-type="float" office:value="1" calcext:value-type="float">
            <text:p>1</text:p>
          </table:table-cell>
          <table:table-cell table:style-name="ce752" table:formula="of:=['Olive '.I31]" office:value-type="string" office:string-value="ea" calcext:value-type="string">
            <text:p>ea</text:p>
          </table:table-cell>
          <table:table-cell table:style-name="ce752" table:formula="of:=['Olive '.J31]" office:value-type="float" office:value="0.34" calcext:value-type="float">
            <text:p>0.34</text:p>
          </table:table-cell>
          <table:table-cell table:style-name="ce752" table:formula="of:=['Olive '.K31]" office:value-type="float" office:value="0.34" calcext:value-type="float">
            <text:p>0.34</text:p>
          </table:table-cell>
          <table:table-cell table:formula="of:=[.H33]*[.$L$2]" office:value-type="float" office:value="3050" calcext:value-type="float">
            <text:p>3,050</text:p>
          </table:table-cell>
          <table:table-cell table:style-name="ce752" table:formula="of:=['Olive '.M31]" office:value-type="float" office:value="0" calcext:value-type="float">
            <text:p>0</text:p>
          </table:table-cell>
          <table:table-cell table:style-name="ce764" table:formula="of:=['Olive '.N31]" office:value-type="date" office:date-value="1899-12-30" calcext:value-type="date">
            <text:p>12/30/99</text:p>
          </table:table-cell>
          <table:table-cell table:style-name="ce764" table:formula="of:=['Olive '.O31]" office:value-type="date" office:date-value="1899-12-30" calcext:value-type="date">
            <text:p>12/30/99</text:p>
          </table:table-cell>
          <table:table-cell table:style-name="ce756" table:formula="of:=['Olive '.P31]" office:value-type="float" office:value="0" calcext:value-type="float">
            <text:p>0</text:p>
          </table:table-cell>
          <table:table-cell table:number-columns-repeated="1008"/>
        </table:table-row>
        <table:table-row table:style-name="ro5">
          <table:table-cell table:style-name="ce752" table:formula="of:=['Olive '.A32]" office:value-type="string" office:string-value="Printed" calcext:value-type="string">
            <text:p>Printed</text:p>
          </table:table-cell>
          <table:table-cell table:style-name="ce752" table:formula="of:=['Olive '.B32]" office:value-type="string" office:string-value="PP-GP0061" calcext:value-type="string">
            <text:p>PP-GP0061</text:p>
          </table:table-cell>
          <table:table-cell table:style-name="ce756" table:formula="of:=['Olive '.C32]" office:value-type="string" office:string-value="herringbone_large_gear" calcext:value-type="string">
            <text:p>herringbone_large_gear</text:p>
          </table:table-cell>
          <table:table-cell table:style-name="ce752" table:formula="of:=['Olive '.D32]" office:value-type="float" office:value="0" calcext:value-type="float">
            <text:p>0</text:p>
          </table:table-cell>
          <table:table-cell table:style-name="ce752" table:formula="of:=['Olive '.E32]" office:value-type="float" office:value="0" calcext:value-type="float">
            <text:p>0</text:p>
          </table:table-cell>
          <table:table-cell table:style-name="ce752" table:formula="of:=['Olive '.F32]" office:value-type="float" office:value="0" calcext:value-type="float">
            <text:p>0</text:p>
          </table:table-cell>
          <table:table-cell table:style-name="ce752" table:formula="of:=['Olive '.G32]" office:value-type="float" office:value="0" calcext:value-type="float">
            <text:p>0</text:p>
          </table:table-cell>
          <table:table-cell table:style-name="ce752" table:formula="of:=['Olive '.H32]" office:value-type="float" office:value="1" calcext:value-type="float">
            <text:p>1</text:p>
          </table:table-cell>
          <table:table-cell table:style-name="ce752" table:formula="of:=['Olive '.I32]" office:value-type="string" office:string-value="ea" calcext:value-type="string">
            <text:p>ea</text:p>
          </table:table-cell>
          <table:table-cell table:style-name="ce752" table:formula="of:=['Olive '.J32]" office:value-type="float" office:value="2.43" calcext:value-type="float">
            <text:p>2.43</text:p>
          </table:table-cell>
          <table:table-cell table:style-name="ce752" table:formula="of:=['Olive '.K32]" office:value-type="float" office:value="2.43" calcext:value-type="float">
            <text:p>2.43</text:p>
          </table:table-cell>
          <table:table-cell table:formula="of:=[.H34]*[.$L$2]" office:value-type="float" office:value="3050" calcext:value-type="float">
            <text:p>3,050</text:p>
          </table:table-cell>
          <table:table-cell table:style-name="ce752" table:formula="of:=['Olive '.M32]" office:value-type="float" office:value="0" calcext:value-type="float">
            <text:p>0</text:p>
          </table:table-cell>
          <table:table-cell table:style-name="ce764" table:formula="of:=['Olive '.N32]" office:value-type="date" office:date-value="1899-12-30" calcext:value-type="date">
            <text:p>12/30/99</text:p>
          </table:table-cell>
          <table:table-cell table:style-name="ce764" table:formula="of:=['Olive '.O32]" office:value-type="date" office:date-value="1899-12-30" calcext:value-type="date">
            <text:p>12/30/99</text:p>
          </table:table-cell>
          <table:table-cell table:style-name="ce756" table:formula="of:=['Olive '.P32]" office:value-type="float" office:value="0" calcext:value-type="float">
            <text:p>0</text:p>
          </table:table-cell>
          <table:table-cell table:number-columns-repeated="1008"/>
        </table:table-row>
        <table:table-row table:style-name="ro5">
          <table:table-cell table:style-name="ce752" table:formula="of:=['Olive '.A33]" office:value-type="string" office:string-value="Printed" calcext:value-type="string">
            <text:p>Printed</text:p>
          </table:table-cell>
          <table:table-cell table:style-name="ce752" table:formula="of:=['Olive '.B33]" office:value-type="string" office:string-value="PP-GP0060" calcext:value-type="string">
            <text:p>PP-GP0060</text:p>
          </table:table-cell>
          <table:table-cell table:style-name="ce756" table:formula="of:=['Olive '.C33]" office:value-type="string" office:string-value="Wade Reloaded Bearing Washer" calcext:value-type="string">
            <text:p>Wade Reloaded Bearing Washer</text:p>
          </table:table-cell>
          <table:table-cell table:style-name="ce752" table:formula="of:=['Olive '.D33]" office:value-type="float" office:value="0" calcext:value-type="float">
            <text:p>0</text:p>
          </table:table-cell>
          <table:table-cell table:style-name="ce752" table:formula="of:=['Olive '.E33]" office:value-type="float" office:value="0" calcext:value-type="float">
            <text:p>0</text:p>
          </table:table-cell>
          <table:table-cell table:style-name="ce752" table:formula="of:=['Olive '.F33]" office:value-type="float" office:value="0" calcext:value-type="float">
            <text:p>0</text:p>
          </table:table-cell>
          <table:table-cell table:style-name="ce752" table:formula="of:=['Olive '.G33]" office:value-type="float" office:value="0" calcext:value-type="float">
            <text:p>0</text:p>
          </table:table-cell>
          <table:table-cell table:style-name="ce752" table:formula="of:=['Olive '.H33]" office:value-type="float" office:value="1" calcext:value-type="float">
            <text:p>1</text:p>
          </table:table-cell>
          <table:table-cell table:style-name="ce752" table:formula="of:=['Olive '.I33]" office:value-type="string" office:string-value="ea" calcext:value-type="string">
            <text:p>ea</text:p>
          </table:table-cell>
          <table:table-cell table:style-name="ce752" table:formula="of:=['Olive '.J33]" office:value-type="float" office:value="0.02" calcext:value-type="float">
            <text:p>0.02</text:p>
          </table:table-cell>
          <table:table-cell table:style-name="ce752" table:formula="of:=['Olive '.K33]" office:value-type="float" office:value="0.02" calcext:value-type="float">
            <text:p>0.02</text:p>
          </table:table-cell>
          <table:table-cell table:formula="of:=[.H35]*[.$L$2]" office:value-type="float" office:value="3050" calcext:value-type="float">
            <text:p>3,050</text:p>
          </table:table-cell>
          <table:table-cell table:style-name="ce752" table:formula="of:=['Olive '.M33]" office:value-type="float" office:value="0" calcext:value-type="float">
            <text:p>0</text:p>
          </table:table-cell>
          <table:table-cell table:style-name="ce764" table:formula="of:=['Olive '.N33]" office:value-type="date" office:date-value="1899-12-30" calcext:value-type="date">
            <text:p>12/30/99</text:p>
          </table:table-cell>
          <table:table-cell table:style-name="ce764" table:formula="of:=['Olive '.O33]" office:value-type="date" office:date-value="1899-12-30" calcext:value-type="date">
            <text:p>12/30/99</text:p>
          </table:table-cell>
          <table:table-cell table:style-name="ce756" table:formula="of:=['Olive '.P33]" office:value-type="float" office:value="0" calcext:value-type="float">
            <text:p>0</text:p>
          </table:table-cell>
          <table:table-cell table:number-columns-repeated="1008"/>
        </table:table-row>
        <table:table-row table:style-name="ro5">
          <table:table-cell table:style-name="ce752" table:formula="of:=['Olive '.A34]" office:value-type="string" office:string-value="Printed" calcext:value-type="string">
            <text:p>Printed</text:p>
          </table:table-cell>
          <table:table-cell table:style-name="ce752" table:formula="of:=['Olive '.B34]" office:value-type="string" office:string-value="PP-GP0059" calcext:value-type="string">
            <text:p>PP-GP0059</text:p>
          </table:table-cell>
          <table:table-cell table:style-name="ce756" table:formula="of:=['Olive '.C34]" office:value-type="string" office:string-value="Wade Reloaded Idler Block v1.4, Taz &amp; Mini" calcext:value-type="string">
            <text:p>Wade Reloaded Idler Block v1.4, Taz &amp; Mini</text:p>
          </table:table-cell>
          <table:table-cell table:style-name="ce752" table:formula="of:=['Olive '.D34]" office:value-type="float" office:value="0" calcext:value-type="float">
            <text:p>0</text:p>
          </table:table-cell>
          <table:table-cell table:style-name="ce752" table:formula="of:=['Olive '.E34]" office:value-type="float" office:value="0" calcext:value-type="float">
            <text:p>0</text:p>
          </table:table-cell>
          <table:table-cell table:style-name="ce752" table:formula="of:=['Olive '.F34]" office:value-type="float" office:value="0" calcext:value-type="float">
            <text:p>0</text:p>
          </table:table-cell>
          <table:table-cell table:style-name="ce752" table:formula="of:=['Olive '.G34]" office:value-type="float" office:value="0" calcext:value-type="float">
            <text:p>0</text:p>
          </table:table-cell>
          <table:table-cell table:style-name="ce752" table:formula="of:=['Olive '.H34]" office:value-type="float" office:value="1" calcext:value-type="float">
            <text:p>1</text:p>
          </table:table-cell>
          <table:table-cell table:style-name="ce752" table:formula="of:=['Olive '.I34]" office:value-type="string" office:string-value="ea" calcext:value-type="string">
            <text:p>ea</text:p>
          </table:table-cell>
          <table:table-cell table:style-name="ce752" table:formula="of:=['Olive '.J34]" office:value-type="float" office:value="0.9" calcext:value-type="float">
            <text:p>0.9</text:p>
          </table:table-cell>
          <table:table-cell table:style-name="ce752" table:formula="of:=['Olive '.K34]" office:value-type="float" office:value="0.9" calcext:value-type="float">
            <text:p>0.9</text:p>
          </table:table-cell>
          <table:table-cell table:formula="of:=[.H36]*[.$L$2]" office:value-type="float" office:value="3050" calcext:value-type="float">
            <text:p>3,050</text:p>
          </table:table-cell>
          <table:table-cell table:style-name="ce752" table:formula="of:=['Olive '.M34]" office:value-type="float" office:value="0" calcext:value-type="float">
            <text:p>0</text:p>
          </table:table-cell>
          <table:table-cell table:style-name="ce764" table:formula="of:=['Olive '.N34]" office:value-type="date" office:date-value="1899-12-30" calcext:value-type="date">
            <text:p>12/30/99</text:p>
          </table:table-cell>
          <table:table-cell table:style-name="ce764" table:formula="of:=['Olive '.O34]" office:value-type="date" office:date-value="1899-12-30" calcext:value-type="date">
            <text:p>12/30/99</text:p>
          </table:table-cell>
          <table:table-cell table:style-name="ce756" table:formula="of:=['Olive '.P34]" office:value-type="float" office:value="0" calcext:value-type="float">
            <text:p>0</text:p>
          </table:table-cell>
          <table:table-cell table:number-columns-repeated="1008"/>
        </table:table-row>
        <table:table-row table:style-name="ro5">
          <table:table-cell table:style-name="ce752" table:formula="of:=['Olive '.A35]" office:value-type="string" office:string-value="Printed" calcext:value-type="string">
            <text:p>Printed</text:p>
          </table:table-cell>
          <table:table-cell table:style-name="ce752" table:formula="of:=['Olive '.B35]" office:value-type="string" office:string-value="PP-GP0219" calcext:value-type="string">
            <text:p>PP-GP0219</text:p>
          </table:table-cell>
          <table:table-cell table:style-name="ce756" table:formula="of:=['Olive '.C35]" office:value-type="string" office:string-value="Feed Tube Spinner v2.5" calcext:value-type="string">
            <text:p>Feed Tube Spinner v2.5</text:p>
          </table:table-cell>
          <table:table-cell table:style-name="ce752" table:formula="of:=['Olive '.D35]" office:value-type="float" office:value="0" calcext:value-type="float">
            <text:p>0</text:p>
          </table:table-cell>
          <table:table-cell table:style-name="ce752" table:formula="of:=['Olive '.E35]" office:value-type="float" office:value="0" calcext:value-type="float">
            <text:p>0</text:p>
          </table:table-cell>
          <table:table-cell table:style-name="ce752" table:formula="of:=['Olive '.F35]" office:value-type="float" office:value="0" calcext:value-type="float">
            <text:p>0</text:p>
          </table:table-cell>
          <table:table-cell table:style-name="ce752" table:formula="of:=['Olive '.G35]" office:value-type="string" office:string-value="PP-GP0219" calcext:value-type="string">
            <text:p>PP-GP0219</text:p>
          </table:table-cell>
          <table:table-cell table:style-name="ce752" table:formula="of:=['Olive '.H35]" office:value-type="float" office:value="1" calcext:value-type="float">
            <text:p>1</text:p>
          </table:table-cell>
          <table:table-cell table:style-name="ce752" table:formula="of:=['Olive '.I35]" office:value-type="string" office:string-value="ea" calcext:value-type="string">
            <text:p>ea</text:p>
          </table:table-cell>
          <table:table-cell table:style-name="ce752" table:formula="of:=['Olive '.J35]" office:value-type="float" office:value="0.53" calcext:value-type="float">
            <text:p>0.53</text:p>
          </table:table-cell>
          <table:table-cell table:style-name="ce752" table:formula="of:=['Olive '.K35]" office:value-type="float" office:value="0.53" calcext:value-type="float">
            <text:p>0.53</text:p>
          </table:table-cell>
          <table:table-cell table:formula="of:=[.H37]*[.$L$2]" office:value-type="float" office:value="3050" calcext:value-type="float">
            <text:p>3,050</text:p>
          </table:table-cell>
          <table:table-cell table:style-name="ce752" table:formula="of:=['Olive '.M35]" office:value-type="float" office:value="0" calcext:value-type="float">
            <text:p>0</text:p>
          </table:table-cell>
          <table:table-cell table:style-name="ce764" table:formula="of:=['Olive '.N35]" office:value-type="date" office:date-value="1899-12-30" calcext:value-type="date">
            <text:p>12/30/99</text:p>
          </table:table-cell>
          <table:table-cell table:style-name="ce764" table:formula="of:=['Olive '.O35]" office:value-type="date" office:date-value="1899-12-30" calcext:value-type="date">
            <text:p>12/30/99</text:p>
          </table:table-cell>
          <table:table-cell table:style-name="ce756" table:formula="of:=['Olive '.P35]" office:value-type="string" office:string-value="widen hole" calcext:value-type="string">
            <text:p>widen hole</text:p>
          </table:table-cell>
          <table:table-cell table:number-columns-repeated="1008"/>
        </table:table-row>
        <table:table-row table:style-name="ro5">
          <table:table-cell table:style-name="ce752" table:formula="of:=['Olive '.A36]" office:value-type="string" office:string-value="Printed" calcext:value-type="string">
            <text:p>Printed</text:p>
          </table:table-cell>
          <table:table-cell table:style-name="ce752" table:formula="of:=['Olive '.B36]" office:value-type="string" office:string-value="PP-GP0218" calcext:value-type="string">
            <text:p>PP-GP0218</text:p>
          </table:table-cell>
          <table:table-cell table:style-name="ce756" table:formula="of:=['Olive '.C36]" office:value-type="string" office:string-value="Feed Tube Holder v2.5" calcext:value-type="string">
            <text:p>Feed Tube Holder v2.5</text:p>
          </table:table-cell>
          <table:table-cell table:style-name="ce752" table:formula="of:=['Olive '.D36]" office:value-type="float" office:value="0" calcext:value-type="float">
            <text:p>0</text:p>
          </table:table-cell>
          <table:table-cell table:style-name="ce752" table:formula="of:=['Olive '.E36]" office:value-type="float" office:value="0" calcext:value-type="float">
            <text:p>0</text:p>
          </table:table-cell>
          <table:table-cell table:style-name="ce752" table:formula="of:=['Olive '.F36]" office:value-type="float" office:value="0" calcext:value-type="float">
            <text:p>0</text:p>
          </table:table-cell>
          <table:table-cell table:style-name="ce752" table:formula="of:=['Olive '.G36]" office:value-type="string" office:string-value="PP-GP0218" calcext:value-type="string">
            <text:p>PP-GP0218</text:p>
          </table:table-cell>
          <table:table-cell table:style-name="ce752" table:formula="of:=['Olive '.H36]" office:value-type="float" office:value="1" calcext:value-type="float">
            <text:p>1</text:p>
          </table:table-cell>
          <table:table-cell table:style-name="ce752" table:formula="of:=['Olive '.I36]" office:value-type="string" office:string-value="ea" calcext:value-type="string">
            <text:p>ea</text:p>
          </table:table-cell>
          <table:table-cell table:style-name="ce752" table:formula="of:=['Olive '.J36]" office:value-type="float" office:value="0.66" calcext:value-type="float">
            <text:p>0.66</text:p>
          </table:table-cell>
          <table:table-cell table:style-name="ce752" table:formula="of:=['Olive '.K36]" office:value-type="float" office:value="0.66" calcext:value-type="float">
            <text:p>0.66</text:p>
          </table:table-cell>
          <table:table-cell table:formula="of:=[.H38]*[.$L$2]" office:value-type="float" office:value="3050" calcext:value-type="float">
            <text:p>3,050</text:p>
          </table:table-cell>
          <table:table-cell table:style-name="ce752" table:formula="of:=['Olive '.M36]" office:value-type="float" office:value="0" calcext:value-type="float">
            <text:p>0</text:p>
          </table:table-cell>
          <table:table-cell table:style-name="ce764" table:formula="of:=['Olive '.N36]" office:value-type="date" office:date-value="1899-12-30" calcext:value-type="date">
            <text:p>12/30/99</text:p>
          </table:table-cell>
          <table:table-cell table:style-name="ce764" table:formula="of:=['Olive '.O36]" office:value-type="date" office:date-value="1899-12-30" calcext:value-type="date">
            <text:p>12/30/99</text:p>
          </table:table-cell>
          <table:table-cell table:style-name="ce756" table:formula="of:=['Olive '.P36]" office:value-type="string" office:string-value="round corners" calcext:value-type="string">
            <text:p>round corners</text:p>
          </table:table-cell>
          <table:table-cell table:number-columns-repeated="1008"/>
        </table:table-row>
        <table:table-row table:style-name="ro5">
          <table:table-cell table:style-name="ce752" table:formula="of:=['Olive '.A37]" office:value-type="string" office:string-value="Printed" calcext:value-type="string">
            <text:p>Printed</text:p>
          </table:table-cell>
          <table:table-cell table:style-name="ce752" table:formula="of:=['Olive '.B37]" office:value-type="string" office:string-value="PP-GP0217" calcext:value-type="string">
            <text:p>PP-GP0217</text:p>
          </table:table-cell>
          <table:table-cell table:style-name="ce756" table:formula="of:=['Olive '.C37]" office:value-type="string" office:string-value="Spool Arm v2.0, TAZ" calcext:value-type="string">
            <text:p>Spool Arm v2.0, TAZ</text:p>
          </table:table-cell>
          <table:table-cell table:style-name="ce752" table:formula="of:=['Olive '.D37]" office:value-type="float" office:value="0" calcext:value-type="float">
            <text:p>0</text:p>
          </table:table-cell>
          <table:table-cell table:style-name="ce752" table:formula="of:=['Olive '.E37]" office:value-type="float" office:value="0" calcext:value-type="float">
            <text:p>0</text:p>
          </table:table-cell>
          <table:table-cell table:style-name="ce752" table:formula="of:=['Olive '.F37]" office:value-type="float" office:value="0" calcext:value-type="float">
            <text:p>0</text:p>
          </table:table-cell>
          <table:table-cell table:style-name="ce752" table:formula="of:=['Olive '.G37]" office:value-type="string" office:string-value="PP-GP0217" calcext:value-type="string">
            <text:p>PP-GP0217</text:p>
          </table:table-cell>
          <table:table-cell table:style-name="ce752" table:formula="of:=['Olive '.H37]" office:value-type="float" office:value="1" calcext:value-type="float">
            <text:p>1</text:p>
          </table:table-cell>
          <table:table-cell table:style-name="ce752" table:formula="of:=['Olive '.I37]" office:value-type="string" office:string-value="ea" calcext:value-type="string">
            <text:p>ea</text:p>
          </table:table-cell>
          <table:table-cell table:style-name="ce752" table:formula="of:=['Olive '.J37]" office:value-type="float" office:value="2.01" calcext:value-type="float">
            <text:p>2.01</text:p>
          </table:table-cell>
          <table:table-cell table:style-name="ce752" table:formula="of:=['Olive '.K37]" office:value-type="float" office:value="2.01" calcext:value-type="float">
            <text:p>2.01</text:p>
          </table:table-cell>
          <table:table-cell table:formula="of:=[.H39]*[.$L$2]" office:value-type="float" office:value="3050" calcext:value-type="float">
            <text:p>3,050</text:p>
          </table:table-cell>
          <table:table-cell table:style-name="ce752" table:formula="of:=['Olive '.M37]" office:value-type="float" office:value="0" calcext:value-type="float">
            <text:p>0</text:p>
          </table:table-cell>
          <table:table-cell table:style-name="ce764" table:formula="of:=['Olive '.N37]" office:value-type="date" office:date-value="1899-12-30" calcext:value-type="date">
            <text:p>12/30/99</text:p>
          </table:table-cell>
          <table:table-cell table:style-name="ce764" table:formula="of:=['Olive '.O37]" office:value-type="date" office:date-value="1899-12-30" calcext:value-type="date">
            <text:p>12/30/99</text:p>
          </table:table-cell>
          <table:table-cell table:style-name="ce756" table:formula="of:=['Olive '.P37]" office:value-type="string" office:string-value="should be good to go" calcext:value-type="string">
            <text:p>should be good to go</text:p>
          </table:table-cell>
          <table:table-cell table:number-columns-repeated="1008"/>
        </table:table-row>
        <table:table-row table:style-name="ro5">
          <table:table-cell table:style-name="ce752" table:formula="of:=['Olive '.A38]" office:value-type="string" office:string-value="Printed" calcext:value-type="string">
            <text:p>Printed</text:p>
          </table:table-cell>
          <table:table-cell table:style-name="ce752" table:formula="of:=['Olive '.B38]" office:value-type="float" office:value="0" calcext:value-type="float">
            <text:p>0</text:p>
          </table:table-cell>
          <table:table-cell table:style-name="ce756" table:formula="of:=['Olive '.C38]" office:value-type="string" office:string-value="heatsink fan duct" calcext:value-type="string">
            <text:p>heatsink fan duct</text:p>
          </table:table-cell>
          <table:table-cell table:style-name="ce752" table:formula="of:=['Olive '.D38]" office:value-type="float" office:value="0" calcext:value-type="float">
            <text:p>0</text:p>
          </table:table-cell>
          <table:table-cell table:style-name="ce752" table:formula="of:=['Olive '.E38]" office:value-type="float" office:value="0" calcext:value-type="float">
            <text:p>0</text:p>
          </table:table-cell>
          <table:table-cell table:style-name="ce752" table:formula="of:=['Olive '.F38]" office:value-type="float" office:value="0" calcext:value-type="float">
            <text:p>0</text:p>
          </table:table-cell>
          <table:table-cell table:style-name="ce752" table:formula="of:=['Olive '.G38]" office:value-type="float" office:value="0" calcext:value-type="float">
            <text:p>0</text:p>
          </table:table-cell>
          <table:table-cell table:style-name="ce752" table:formula="of:=['Olive '.H38]" office:value-type="float" office:value="1" calcext:value-type="float">
            <text:p>1</text:p>
          </table:table-cell>
          <table:table-cell table:style-name="ce752" table:formula="of:=['Olive '.I38]" office:value-type="string" office:string-value="pcs" calcext:value-type="string">
            <text:p>pcs</text:p>
          </table:table-cell>
          <table:table-cell table:style-name="ce752" table:formula="of:=['Olive '.J38]" office:value-type="float" office:value="1.25" calcext:value-type="float">
            <text:p>1.25</text:p>
          </table:table-cell>
          <table:table-cell table:style-name="ce752" table:formula="of:=['Olive '.K38]" office:value-type="float" office:value="1.25" calcext:value-type="float">
            <text:p>1.25</text:p>
          </table:table-cell>
          <table:table-cell table:formula="of:=[.H40]*[.$L$2]" office:value-type="float" office:value="3050" calcext:value-type="float">
            <text:p>3,050</text:p>
          </table:table-cell>
          <table:table-cell table:style-name="ce752" table:formula="of:=['Olive '.M38]" office:value-type="float" office:value="0" calcext:value-type="float">
            <text:p>0</text:p>
          </table:table-cell>
          <table:table-cell table:style-name="ce764" table:formula="of:=['Olive '.N38]" office:value-type="date" office:date-value="1899-12-30" calcext:value-type="date">
            <text:p>12/30/99</text:p>
          </table:table-cell>
          <table:table-cell table:style-name="ce764" table:formula="of:=['Olive '.O38]" office:value-type="date" office:date-value="1899-12-30" calcext:value-type="date">
            <text:p>12/30/99</text:p>
          </table:table-cell>
          <table:table-cell table:style-name="ce756" table:formula="of:=['Olive '.P38]" office:value-type="string" office:string-value="duplicate, part number at bottom of doc" calcext:value-type="string">
            <text:p>duplicate, part number at bottom of doc</text:p>
          </table:table-cell>
          <table:table-cell table:number-columns-repeated="1008"/>
        </table:table-row>
        <table:table-row table:style-name="ro5">
          <table:table-cell table:style-name="ce752" table:formula="of:=['Olive '.A39]" office:value-type="string" office:string-value="Printed" calcext:value-type="string">
            <text:p>Printed</text:p>
          </table:table-cell>
          <table:table-cell table:style-name="ce752" table:formula="of:=['Olive '.B39]" office:value-type="float" office:value="0" calcext:value-type="float">
            <text:p>0</text:p>
          </table:table-cell>
          <table:table-cell table:style-name="ce756" table:formula="of:=['Olive '.C39]" office:value-type="string" office:string-value="Z-Upper v0.1" calcext:value-type="string">
            <text:p>Z-Upper v0.1</text:p>
          </table:table-cell>
          <table:table-cell table:style-name="ce752" table:formula="of:=['Olive '.D39]" office:value-type="float" office:value="0" calcext:value-type="float">
            <text:p>0</text:p>
          </table:table-cell>
          <table:table-cell table:style-name="ce752" table:formula="of:=['Olive '.E39]" office:value-type="float" office:value="0" calcext:value-type="float">
            <text:p>0</text:p>
          </table:table-cell>
          <table:table-cell table:style-name="ce752" table:formula="of:=['Olive '.F39]" office:value-type="float" office:value="0" calcext:value-type="float">
            <text:p>0</text:p>
          </table:table-cell>
          <table:table-cell table:style-name="ce752" table:formula="of:=['Olive '.G39]" office:value-type="float" office:value="0" calcext:value-type="float">
            <text:p>0</text:p>
          </table:table-cell>
          <table:table-cell table:style-name="ce752" table:formula="of:=['Olive '.H39]" office:value-type="float" office:value="2" calcext:value-type="float">
            <text:p>2</text:p>
          </table:table-cell>
          <table:table-cell table:style-name="ce752" table:formula="of:=['Olive '.I39]" office:value-type="string" office:string-value="pcs" calcext:value-type="string">
            <text:p>pcs</text:p>
          </table:table-cell>
          <table:table-cell table:style-name="ce752" table:formula="of:=['Olive '.J39]" office:value-type="float" office:value="5" calcext:value-type="float">
            <text:p>5</text:p>
          </table:table-cell>
          <table:table-cell table:style-name="ce752" table:formula="of:=['Olive '.K39]" office:value-type="float" office:value="10" calcext:value-type="float">
            <text:p>10</text:p>
          </table:table-cell>
          <table:table-cell table:formula="of:=[.H41]*[.$L$2]" office:value-type="float" office:value="6100" calcext:value-type="float">
            <text:p>6,100</text:p>
          </table:table-cell>
          <table:table-cell table:style-name="ce752" table:formula="of:=['Olive '.M39]" office:value-type="float" office:value="0" calcext:value-type="float">
            <text:p>0</text:p>
          </table:table-cell>
          <table:table-cell table:style-name="ce764" table:formula="of:=['Olive '.N39]" office:value-type="date" office:date-value="1899-12-30" calcext:value-type="date">
            <text:p>12/30/99</text:p>
          </table:table-cell>
          <table:table-cell table:style-name="ce764" table:formula="of:=['Olive '.O39]" office:value-type="date" office:date-value="1899-12-30" calcext:value-type="date">
            <text:p>12/30/99</text:p>
          </table:table-cell>
          <table:table-cell table:style-name="ce756" table:formula="of:=['Olive '.P39]" office:value-type="string" office:string-value="duplicate, part number at bottom of doc" calcext:value-type="string">
            <text:p>duplicate, part number at bottom of doc</text:p>
          </table:table-cell>
          <table:table-cell table:number-columns-repeated="1008"/>
        </table:table-row>
        <table:table-row table:style-name="ro5">
          <table:table-cell table:style-name="ce752" table:formula="of:=['Olive '.A40]" office:value-type="string" office:string-value="Printed" calcext:value-type="string">
            <text:p>Printed</text:p>
          </table:table-cell>
          <table:table-cell table:style-name="ce752" table:formula="of:=['Olive '.B40]" office:value-type="string" office:string-value="PP-GP0089" calcext:value-type="string">
            <text:p>PP-GP0089</text:p>
          </table:table-cell>
          <table:table-cell table:style-name="ce756" table:formula="of:=['Olive '.C40]" office:value-type="string" office:string-value="LCD_spacer" calcext:value-type="string">
            <text:p>LCD_spacer</text:p>
          </table:table-cell>
          <table:table-cell table:style-name="ce752" table:formula="of:=['Olive '.D40]" office:value-type="float" office:value="0" calcext:value-type="float">
            <text:p>0</text:p>
          </table:table-cell>
          <table:table-cell table:style-name="ce752" table:formula="of:=['Olive '.E40]" office:value-type="float" office:value="0" calcext:value-type="float">
            <text:p>0</text:p>
          </table:table-cell>
          <table:table-cell table:style-name="ce752" table:formula="of:=['Olive '.F40]" office:value-type="float" office:value="0" calcext:value-type="float">
            <text:p>0</text:p>
          </table:table-cell>
          <table:table-cell table:style-name="ce752" table:formula="of:=['Olive '.G40]" office:value-type="float" office:value="0" calcext:value-type="float">
            <text:p>0</text:p>
          </table:table-cell>
          <table:table-cell table:style-name="ce752" table:formula="of:=['Olive '.H40]" office:value-type="float" office:value="4" calcext:value-type="float">
            <text:p>4</text:p>
          </table:table-cell>
          <table:table-cell table:style-name="ce752" table:formula="of:=['Olive '.I40]" office:value-type="string" office:string-value="ea" calcext:value-type="string">
            <text:p>ea</text:p>
          </table:table-cell>
          <table:table-cell table:style-name="ce752" table:formula="of:=['Olive '.J40]" office:value-type="float" office:value="0.1" calcext:value-type="float">
            <text:p>0.1</text:p>
          </table:table-cell>
          <table:table-cell table:style-name="ce752" table:formula="of:=['Olive '.K40]" office:value-type="float" office:value="0.4" calcext:value-type="float">
            <text:p>0.4</text:p>
          </table:table-cell>
          <table:table-cell table:formula="of:=[.H42]*[.$L$2]" office:value-type="float" office:value="12200" calcext:value-type="float">
            <text:p>12,200</text:p>
          </table:table-cell>
          <table:table-cell table:style-name="ce752" table:formula="of:=['Olive '.M40]" office:value-type="float" office:value="0" calcext:value-type="float">
            <text:p>0</text:p>
          </table:table-cell>
          <table:table-cell table:style-name="ce764" table:formula="of:=['Olive '.N40]" office:value-type="date" office:date-value="1899-12-30" calcext:value-type="date">
            <text:p>12/30/99</text:p>
          </table:table-cell>
          <table:table-cell table:style-name="ce764" table:formula="of:=['Olive '.O40]" office:value-type="date" office:date-value="1899-12-30" calcext:value-type="date">
            <text:p>12/30/99</text:p>
          </table:table-cell>
          <table:table-cell table:style-name="ce756" table:formula="of:=['Olive '.P40]" office:value-type="float" office:value="0" calcext:value-type="float">
            <text:p>0</text:p>
          </table:table-cell>
          <table:table-cell table:number-columns-repeated="1008"/>
        </table:table-row>
        <table:table-row table:style-name="ro5">
          <table:table-cell table:style-name="ce752" table:formula="of:=['Olive '.A41]" office:value-type="string" office:string-value="Printed" calcext:value-type="string">
            <text:p>Printed</text:p>
          </table:table-cell>
          <table:table-cell table:style-name="ce752" table:formula="of:=['Olive '.B41]" office:value-type="string" office:string-value="PP-GP0154" calcext:value-type="string">
            <text:p>PP-GP0154</text:p>
          </table:table-cell>
          <table:table-cell table:style-name="ce756" table:formula="of:=['Olive '.C41]" office:value-type="string" office:string-value="Electronics Case Mount v1.0" calcext:value-type="string">
            <text:p>Electronics Case Mount v1.0</text:p>
          </table:table-cell>
          <table:table-cell table:style-name="ce752" table:formula="of:=['Olive '.D41]" office:value-type="float" office:value="0" calcext:value-type="float">
            <text:p>0</text:p>
          </table:table-cell>
          <table:table-cell table:style-name="ce752" table:formula="of:=['Olive '.E41]" office:value-type="float" office:value="0" calcext:value-type="float">
            <text:p>0</text:p>
          </table:table-cell>
          <table:table-cell table:style-name="ce752" table:formula="of:=['Olive '.F41]" office:value-type="float" office:value="0" calcext:value-type="float">
            <text:p>0</text:p>
          </table:table-cell>
          <table:table-cell table:style-name="ce752" table:formula="of:=['Olive '.G41]" office:value-type="float" office:value="0" calcext:value-type="float">
            <text:p>0</text:p>
          </table:table-cell>
          <table:table-cell table:style-name="ce752" table:formula="of:=['Olive '.H41]" office:value-type="float" office:value="4" calcext:value-type="float">
            <text:p>4</text:p>
          </table:table-cell>
          <table:table-cell table:style-name="ce752" table:formula="of:=['Olive '.I41]" office:value-type="string" office:string-value="ea" calcext:value-type="string">
            <text:p>ea</text:p>
          </table:table-cell>
          <table:table-cell table:style-name="ce752" table:formula="of:=['Olive '.J41]" office:value-type="float" office:value="0.24" calcext:value-type="float">
            <text:p>0.24</text:p>
          </table:table-cell>
          <table:table-cell table:style-name="ce752" table:formula="of:=['Olive '.K41]" office:value-type="float" office:value="0.96" calcext:value-type="float">
            <text:p>0.96</text:p>
          </table:table-cell>
          <table:table-cell table:formula="of:=[.H43]*[.$L$2]" office:value-type="float" office:value="12200" calcext:value-type="float">
            <text:p>12,200</text:p>
          </table:table-cell>
          <table:table-cell table:style-name="ce752" table:formula="of:=['Olive '.M41]" office:value-type="float" office:value="0" calcext:value-type="float">
            <text:p>0</text:p>
          </table:table-cell>
          <table:table-cell table:style-name="ce764" table:formula="of:=['Olive '.N41]" office:value-type="date" office:date-value="1899-12-30" calcext:value-type="date">
            <text:p>12/30/99</text:p>
          </table:table-cell>
          <table:table-cell table:style-name="ce764" table:formula="of:=['Olive '.O41]" office:value-type="date" office:date-value="1899-12-30" calcext:value-type="date">
            <text:p>12/30/99</text:p>
          </table:table-cell>
          <table:table-cell table:style-name="ce756" table:formula="of:=['Olive '.P41]" office:value-type="float" office:value="0" calcext:value-type="float">
            <text:p>0</text:p>
          </table:table-cell>
          <table:table-cell table:number-columns-repeated="1008"/>
        </table:table-row>
        <table:table-row table:style-name="ro5">
          <table:table-cell table:style-name="ce752" table:formula="of:=['Olive '.A42]" office:value-type="string" office:string-value="Printed" calcext:value-type="string">
            <text:p>Printed</text:p>
          </table:table-cell>
          <table:table-cell table:style-name="ce752" table:formula="of:=['Olive '.B42]" office:value-type="string" office:string-value="PP-GP0220" calcext:value-type="string">
            <text:p>PP-GP0220</text:p>
          </table:table-cell>
          <table:table-cell table:style-name="ce756" table:formula="of:=['Olive '.C42]" office:value-type="string" office:string-value="Interconnect housing v0.1, TAZ" calcext:value-type="string">
            <text:p>Interconnect housing v0.1, TAZ</text:p>
          </table:table-cell>
          <table:table-cell table:style-name="ce752" table:formula="of:=['Olive '.D42]" office:value-type="float" office:value="0" calcext:value-type="float">
            <text:p>0</text:p>
          </table:table-cell>
          <table:table-cell table:style-name="ce752" table:formula="of:=['Olive '.E42]" office:value-type="float" office:value="0" calcext:value-type="float">
            <text:p>0</text:p>
          </table:table-cell>
          <table:table-cell table:style-name="ce752" table:formula="of:=['Olive '.F42]" office:value-type="float" office:value="0" calcext:value-type="float">
            <text:p>0</text:p>
          </table:table-cell>
          <table:table-cell table:style-name="ce752" table:formula="of:=['Olive '.G42]" office:value-type="float" office:value="0" calcext:value-type="float">
            <text:p>0</text:p>
          </table:table-cell>
          <table:table-cell table:style-name="ce752" table:formula="of:=['Olive '.H42]" office:value-type="float" office:value="1" calcext:value-type="float">
            <text:p>1</text:p>
          </table:table-cell>
          <table:table-cell table:style-name="ce752" table:formula="of:=['Olive '.I42]" office:value-type="string" office:string-value="pcs" calcext:value-type="string">
            <text:p>pcs</text:p>
          </table:table-cell>
          <table:table-cell table:style-name="ce752" table:formula="of:=['Olive '.J42]" office:value-type="float" office:value="5" calcext:value-type="float">
            <text:p>5</text:p>
          </table:table-cell>
          <table:table-cell table:style-name="ce752" table:formula="of:=['Olive '.K42]" office:value-type="float" office:value="5" calcext:value-type="float">
            <text:p>5</text:p>
          </table:table-cell>
          <table:table-cell table:formula="of:=[.H44]*[.$L$2]" office:value-type="float" office:value="3050" calcext:value-type="float">
            <text:p>3,050</text:p>
          </table:table-cell>
          <table:table-cell table:style-name="ce752" table:formula="of:=['Olive '.M42]" office:value-type="float" office:value="0" calcext:value-type="float">
            <text:p>0</text:p>
          </table:table-cell>
          <table:table-cell table:style-name="ce764" table:formula="of:=['Olive '.N42]" office:value-type="date" office:date-value="1899-12-30" calcext:value-type="date">
            <text:p>12/30/99</text:p>
          </table:table-cell>
          <table:table-cell table:style-name="ce764" table:formula="of:=['Olive '.O42]" office:value-type="date" office:date-value="1899-12-30" calcext:value-type="date">
            <text:p>12/30/99</text:p>
          </table:table-cell>
          <table:table-cell table:style-name="ce756" table:formula="of:=['Olive '.P42]" office:value-type="float" office:value="0" calcext:value-type="float">
            <text:p>0</text:p>
          </table:table-cell>
          <table:table-cell table:number-columns-repeated="1008"/>
        </table:table-row>
        <table:table-row table:style-name="ro5">
          <table:table-cell table:style-name="ce752" table:formula="of:=['Olive '.A43]" office:value-type="float" office:value="0" calcext:value-type="float">
            <text:p>0</text:p>
          </table:table-cell>
          <table:table-cell table:style-name="ce752" table:formula="of:=['Olive '.B43]" office:value-type="float" office:value="0" calcext:value-type="float">
            <text:p>0</text:p>
          </table:table-cell>
          <table:table-cell table:style-name="ce756" table:formula="of:=['Olive '.C43]" office:value-type="float" office:value="0" calcext:value-type="float">
            <text:p>0</text:p>
          </table:table-cell>
          <table:table-cell table:style-name="ce752" table:formula="of:=['Olive '.D43]" office:value-type="float" office:value="0" calcext:value-type="float">
            <text:p>0</text:p>
          </table:table-cell>
          <table:table-cell table:style-name="ce752" table:formula="of:=['Olive '.E43]" office:value-type="float" office:value="0" calcext:value-type="float">
            <text:p>0</text:p>
          </table:table-cell>
          <table:table-cell table:style-name="ce752" table:formula="of:=['Olive '.F43]" office:value-type="float" office:value="0" calcext:value-type="float">
            <text:p>0</text:p>
          </table:table-cell>
          <table:table-cell table:style-name="ce752" table:formula="of:=['Olive '.G43]" office:value-type="float" office:value="0" calcext:value-type="float">
            <text:p>0</text:p>
          </table:table-cell>
          <table:table-cell table:style-name="ce752" table:formula="of:=['Olive '.H43]" office:value-type="float" office:value="0" calcext:value-type="float">
            <text:p>0</text:p>
          </table:table-cell>
          <table:table-cell table:style-name="ce752" table:formula="of:=['Olive '.I43]" office:value-type="float" office:value="0" calcext:value-type="float">
            <text:p>0</text:p>
          </table:table-cell>
          <table:table-cell table:style-name="ce752" table:formula="of:=['Olive '.J43]" office:value-type="float" office:value="0" calcext:value-type="float">
            <text:p>0</text:p>
          </table:table-cell>
          <table:table-cell table:style-name="ce752" table:formula="of:=['Olive '.K43]" office:value-type="float" office:value="0" calcext:value-type="float">
            <text:p>0</text:p>
          </table:table-cell>
          <table:table-cell table:formula="of:=[.H45]*[.$L$2]" office:value-type="float" office:value="0" calcext:value-type="float">
            <text:p>0</text:p>
          </table:table-cell>
          <table:table-cell table:style-name="ce752" table:formula="of:=['Olive '.M43]" office:value-type="float" office:value="0" calcext:value-type="float">
            <text:p>0</text:p>
          </table:table-cell>
          <table:table-cell table:style-name="ce764" table:formula="of:=['Olive '.N43]" office:value-type="date" office:date-value="1899-12-30" calcext:value-type="date">
            <text:p>12/30/99</text:p>
          </table:table-cell>
          <table:table-cell table:style-name="ce764" table:formula="of:=['Olive '.O43]" office:value-type="date" office:date-value="1899-12-30" calcext:value-type="date">
            <text:p>12/30/99</text:p>
          </table:table-cell>
          <table:table-cell table:style-name="ce756" table:formula="of:=['Olive '.P43]" office:value-type="float" office:value="0" calcext:value-type="float">
            <text:p>0</text:p>
          </table:table-cell>
          <table:table-cell table:number-columns-repeated="1008"/>
        </table:table-row>
        <table:table-row table:style-name="ro5">
          <table:table-cell table:style-name="ce752" table:formula="of:=['Olive '.A44]" office:value-type="float" office:value="0" calcext:value-type="float">
            <text:p>0</text:p>
          </table:table-cell>
          <table:table-cell table:style-name="ce752" table:formula="of:=['Olive '.B44]" office:value-type="float" office:value="0" calcext:value-type="float">
            <text:p>0</text:p>
          </table:table-cell>
          <table:table-cell table:style-name="ce756" table:formula="of:=['Olive '.C44]" office:value-type="float" office:value="0" calcext:value-type="float">
            <text:p>0</text:p>
          </table:table-cell>
          <table:table-cell table:style-name="ce752" table:formula="of:=['Olive '.D44]" office:value-type="float" office:value="0" calcext:value-type="float">
            <text:p>0</text:p>
          </table:table-cell>
          <table:table-cell table:style-name="ce752" table:formula="of:=['Olive '.E44]" office:value-type="float" office:value="0" calcext:value-type="float">
            <text:p>0</text:p>
          </table:table-cell>
          <table:table-cell table:style-name="ce752" table:formula="of:=['Olive '.F44]" office:value-type="float" office:value="0" calcext:value-type="float">
            <text:p>0</text:p>
          </table:table-cell>
          <table:table-cell table:style-name="ce752" table:formula="of:=['Olive '.G44]" office:value-type="float" office:value="0" calcext:value-type="float">
            <text:p>0</text:p>
          </table:table-cell>
          <table:table-cell table:style-name="ce752" table:formula="of:=['Olive '.H44]" office:value-type="float" office:value="0" calcext:value-type="float">
            <text:p>0</text:p>
          </table:table-cell>
          <table:table-cell table:style-name="ce752" table:formula="of:=['Olive '.I44]" office:value-type="float" office:value="0" calcext:value-type="float">
            <text:p>0</text:p>
          </table:table-cell>
          <table:table-cell table:style-name="ce752" table:formula="of:=['Olive '.J44]" office:value-type="float" office:value="0" calcext:value-type="float">
            <text:p>0</text:p>
          </table:table-cell>
          <table:table-cell table:style-name="ce752" table:formula="of:=['Olive '.K44]" office:value-type="float" office:value="0" calcext:value-type="float">
            <text:p>0</text:p>
          </table:table-cell>
          <table:table-cell table:formula="of:=[.H46]*[.$L$2]" office:value-type="float" office:value="0" calcext:value-type="float">
            <text:p>0</text:p>
          </table:table-cell>
          <table:table-cell table:style-name="ce752" table:formula="of:=['Olive '.M44]" office:value-type="float" office:value="0" calcext:value-type="float">
            <text:p>0</text:p>
          </table:table-cell>
          <table:table-cell table:style-name="ce764" table:formula="of:=['Olive '.N44]" office:value-type="date" office:date-value="1899-12-30" calcext:value-type="date">
            <text:p>12/30/99</text:p>
          </table:table-cell>
          <table:table-cell table:style-name="ce764" table:formula="of:=['Olive '.O44]" office:value-type="date" office:date-value="1899-12-30" calcext:value-type="date">
            <text:p>12/30/99</text:p>
          </table:table-cell>
          <table:table-cell table:style-name="ce756" table:formula="of:=['Olive '.P44]" office:value-type="float" office:value="0" calcext:value-type="float">
            <text:p>0</text:p>
          </table:table-cell>
          <table:table-cell table:number-columns-repeated="1008"/>
        </table:table-row>
        <table:table-row table:style-name="ro5">
          <table:table-cell table:style-name="ce752" table:formula="of:=['Olive '.A45]" office:value-type="float" office:value="0" calcext:value-type="float">
            <text:p>0</text:p>
          </table:table-cell>
          <table:table-cell table:style-name="ce752" table:formula="of:=['Olive '.B45]" office:value-type="float" office:value="0" calcext:value-type="float">
            <text:p>0</text:p>
          </table:table-cell>
          <table:table-cell table:style-name="ce756" table:formula="of:=['Olive '.C45]" office:value-type="float" office:value="0" calcext:value-type="float">
            <text:p>0</text:p>
          </table:table-cell>
          <table:table-cell table:style-name="ce752" table:formula="of:=['Olive '.D45]" office:value-type="float" office:value="0" calcext:value-type="float">
            <text:p>0</text:p>
          </table:table-cell>
          <table:table-cell table:style-name="ce752" table:formula="of:=['Olive '.E45]" office:value-type="float" office:value="0" calcext:value-type="float">
            <text:p>0</text:p>
          </table:table-cell>
          <table:table-cell table:style-name="ce752" table:formula="of:=['Olive '.F45]" office:value-type="float" office:value="0" calcext:value-type="float">
            <text:p>0</text:p>
          </table:table-cell>
          <table:table-cell table:style-name="ce752" table:formula="of:=['Olive '.G45]" office:value-type="float" office:value="0" calcext:value-type="float">
            <text:p>0</text:p>
          </table:table-cell>
          <table:table-cell table:style-name="ce752" table:formula="of:=['Olive '.H45]" office:value-type="float" office:value="0" calcext:value-type="float">
            <text:p>0</text:p>
          </table:table-cell>
          <table:table-cell table:style-name="ce752" table:formula="of:=['Olive '.I45]" office:value-type="float" office:value="0" calcext:value-type="float">
            <text:p>0</text:p>
          </table:table-cell>
          <table:table-cell table:style-name="ce752" table:formula="of:=['Olive '.J45]" office:value-type="float" office:value="0" calcext:value-type="float">
            <text:p>0</text:p>
          </table:table-cell>
          <table:table-cell table:style-name="ce752" table:formula="of:=['Olive '.K45]" office:value-type="float" office:value="0" calcext:value-type="float">
            <text:p>0</text:p>
          </table:table-cell>
          <table:table-cell table:formula="of:=[.H47]*[.$L$2]" office:value-type="float" office:value="0" calcext:value-type="float">
            <text:p>0</text:p>
          </table:table-cell>
          <table:table-cell table:style-name="ce752" table:formula="of:=['Olive '.M45]" office:value-type="float" office:value="0" calcext:value-type="float">
            <text:p>0</text:p>
          </table:table-cell>
          <table:table-cell table:style-name="ce764" table:formula="of:=['Olive '.N45]" office:value-type="date" office:date-value="1899-12-30" calcext:value-type="date">
            <text:p>12/30/99</text:p>
          </table:table-cell>
          <table:table-cell table:style-name="ce764" table:formula="of:=['Olive '.O45]" office:value-type="date" office:date-value="1899-12-30" calcext:value-type="date">
            <text:p>12/30/99</text:p>
          </table:table-cell>
          <table:table-cell table:style-name="ce756" table:formula="of:=['Olive '.P45]" office:value-type="float" office:value="0" calcext:value-type="float">
            <text:p>0</text:p>
          </table:table-cell>
          <table:table-cell table:number-columns-repeated="1008"/>
        </table:table-row>
        <table:table-row table:style-name="ro5">
          <table:table-cell table:style-name="ce752" table:formula="of:=['Olive '.A46]" office:value-type="string" office:string-value="Accessories" calcext:value-type="string">
            <text:p>Accessories</text:p>
          </table:table-cell>
          <table:table-cell table:style-name="ce752" table:formula="of:=['Olive '.B46]" office:value-type="string" office:string-value="SH-PG0031" calcext:value-type="string">
            <text:p>SH-PG0031</text:p>
          </table:table-cell>
          <table:table-cell table:style-name="ce756" table:formula="of:=['Olive '.C46]" office:value-type="string" office:string-value="Anti-Static Control Products 2X3 STATIC SHLD BAG W/ZIP TOP " calcext:value-type="string">
            <text:p>Anti-Static Control Products 2X3 STATIC SHLD BAG W/ZIP TOP </text:p>
          </table:table-cell>
          <table:table-cell table:style-name="ce752" table:formula="of:=['Olive '.D46]" office:value-type="string" office:string-value="Uline" calcext:value-type="string">
            <text:p>Uline</text:p>
          </table:table-cell>
          <table:table-cell table:style-name="ce752" table:formula="of:=['Olive '.E46]" office:value-type="string" office:string-value="S-6509" calcext:value-type="string">
            <text:p>S-6509</text:p>
          </table:table-cell>
          <table:table-cell table:style-name="ce752" table:formula="of:=['Olive '.F46]" office:value-type="string" office:string-value="Uline" calcext:value-type="string">
            <text:p>Uline</text:p>
          </table:table-cell>
          <table:table-cell table:style-name="ce752" table:formula="of:=['Olive '.G46]" office:value-type="string" office:string-value="S-6509" calcext:value-type="string">
            <text:p>S-6509</text:p>
          </table:table-cell>
          <table:table-cell table:style-name="ce752" table:formula="of:=['Olive '.H46]" office:value-type="float" office:value="1" calcext:value-type="float">
            <text:p>1</text:p>
          </table:table-cell>
          <table:table-cell table:style-name="ce752" table:formula="of:=['Olive '.I46]" office:value-type="string" office:string-value="ea" calcext:value-type="string">
            <text:p>ea</text:p>
          </table:table-cell>
          <table:table-cell table:style-name="ce752" table:formula="of:=['Olive '.J46]" office:value-type="float" office:value="0.13" calcext:value-type="float">
            <text:p>0.13</text:p>
          </table:table-cell>
          <table:table-cell table:style-name="ce752" table:formula="of:=['Olive '.K46]" office:value-type="float" office:value="0.13" calcext:value-type="float">
            <text:p>0.13</text:p>
          </table:table-cell>
          <table:table-cell table:formula="of:=[.H48]*[.$L$2]" office:value-type="float" office:value="3050" calcext:value-type="float">
            <text:p>3,050</text:p>
          </table:table-cell>
          <table:table-cell table:style-name="ce752" table:formula="of:=['Olive '.M46]" office:value-type="string" office:string-value="PO11679" calcext:value-type="string">
            <text:p>PO11679</text:p>
          </table:table-cell>
          <table:table-cell table:style-name="ce764" table:formula="of:=['Olive '.N46]" office:value-type="date" office:date-value="2016-01-25" calcext:value-type="date">
            <text:p>01/25/16</text:p>
          </table:table-cell>
          <table:table-cell table:style-name="ce764" table:formula="of:=['Olive '.O46]" office:value-type="date" office:date-value="2016-02-29" calcext:value-type="date">
            <text:p>02/29/16</text:p>
          </table:table-cell>
          <table:table-cell table:style-name="ce756" table:formula="of:=['Olive '.P46]" office:value-type="string" office:string-value="Received OLIVE BOM Ordered. KG" calcext:value-type="string">
            <text:p>Received OLIVE BOM Ordered. KG</text:p>
          </table:table-cell>
          <table:table-cell table:number-columns-repeated="1008"/>
        </table:table-row>
        <table:table-row table:style-name="ro5">
          <table:table-cell table:style-name="ce752" table:formula="of:=['Olive '.A47]" office:value-type="string" office:string-value="Accessories" calcext:value-type="string">
            <text:p>Accessories</text:p>
          </table:table-cell>
          <table:table-cell table:style-name="ce752" table:formula="of:=['Olive '.B47]" office:value-type="string" office:string-value="DC-LB0007" calcext:value-type="string">
            <text:p>DC-LB0007</text:p>
          </table:table-cell>
          <table:table-cell table:style-name="ce756" table:formula="of:=['Olive '.C47]" office:value-type="string" office:string-value="Label, Top of Box" calcext:value-type="string">
            <text:p>Label, Top of Box</text:p>
          </table:table-cell>
          <table:table-cell table:style-name="ce752" table:formula="of:=['Olive '.D47]" office:value-type="float" office:value="0" calcext:value-type="float">
            <text:p>0</text:p>
          </table:table-cell>
          <table:table-cell table:style-name="ce752" table:formula="of:=['Olive '.E47]" office:value-type="float" office:value="0" calcext:value-type="float">
            <text:p>0</text:p>
          </table:table-cell>
          <table:table-cell table:style-name="ce752" table:formula="of:=['Olive '.F47]" office:value-type="float" office:value="0" calcext:value-type="float">
            <text:p>0</text:p>
          </table:table-cell>
          <table:table-cell table:style-name="ce752" table:formula="of:=['Olive '.G47]" office:value-type="float" office:value="0" calcext:value-type="float">
            <text:p>0</text:p>
          </table:table-cell>
          <table:table-cell table:style-name="ce752" table:formula="of:=['Olive '.H47]" office:value-type="float" office:value="1" calcext:value-type="float">
            <text:p>1</text:p>
          </table:table-cell>
          <table:table-cell table:style-name="ce752" table:formula="of:=['Olive '.I47]" office:value-type="string" office:string-value="ea" calcext:value-type="string">
            <text:p>ea</text:p>
          </table:table-cell>
          <table:table-cell table:style-name="ce752" table:formula="of:=['Olive '.J47]" office:value-type="float" office:value="0.23809" calcext:value-type="float">
            <text:p>0.23809</text:p>
          </table:table-cell>
          <table:table-cell table:style-name="ce752" table:formula="of:=['Olive '.K47]" office:value-type="float" office:value="0.23809" calcext:value-type="float">
            <text:p>0.23809</text:p>
          </table:table-cell>
          <table:table-cell table:formula="of:=[.H49]*[.$L$2]" office:value-type="float" office:value="3050" calcext:value-type="float">
            <text:p>3,050</text:p>
          </table:table-cell>
          <table:table-cell table:style-name="ce752" table:formula="of:=['Olive '.M47]" office:value-type="float" office:value="0" calcext:value-type="float">
            <text:p>0</text:p>
          </table:table-cell>
          <table:table-cell table:style-name="ce764" table:formula="of:=['Olive '.N47]" office:value-type="date" office:date-value="1899-12-30" calcext:value-type="date">
            <text:p>12/30/99</text:p>
          </table:table-cell>
          <table:table-cell table:style-name="ce764" table:formula="of:=['Olive '.O47]" office:value-type="date" office:date-value="1899-12-30" calcext:value-type="date">
            <text:p>12/30/99</text:p>
          </table:table-cell>
          <table:table-cell table:style-name="ce756" table:formula="of:=['Olive '.P47]" office:value-type="string" office:string-value="Pending Ben and Steven – looks like these will be printed on the box" calcext:value-type="string">
            <text:p>Pending Ben and Steven – looks like these will be printed on the box</text:p>
          </table:table-cell>
          <table:table-cell table:number-columns-repeated="1008"/>
        </table:table-row>
        <table:table-row table:style-name="ro5">
          <table:table-cell table:style-name="ce752" table:formula="of:=['Olive '.A48]" office:value-type="string" office:string-value="Accessories" calcext:value-type="string">
            <text:p>Accessories</text:p>
          </table:table-cell>
          <table:table-cell table:style-name="ce752" table:formula="of:=['Olive '.B48]" office:value-type="string" office:string-value="DC-LB0024" calcext:value-type="string">
            <text:p>DC-LB0024</text:p>
          </table:table-cell>
          <table:table-cell table:style-name="ce756" table:formula="of:=['Olive '.C48]" office:value-type="string" office:string-value="Label, Bottom of Box" calcext:value-type="string">
            <text:p>Label, Bottom of Box</text:p>
          </table:table-cell>
          <table:table-cell table:style-name="ce752" table:formula="of:=['Olive '.D48]" office:value-type="float" office:value="0" calcext:value-type="float">
            <text:p>0</text:p>
          </table:table-cell>
          <table:table-cell table:style-name="ce752" table:formula="of:=['Olive '.E48]" office:value-type="float" office:value="0" calcext:value-type="float">
            <text:p>0</text:p>
          </table:table-cell>
          <table:table-cell table:style-name="ce752" table:formula="of:=['Olive '.F48]" office:value-type="float" office:value="0" calcext:value-type="float">
            <text:p>0</text:p>
          </table:table-cell>
          <table:table-cell table:style-name="ce752" table:formula="of:=['Olive '.G48]" office:value-type="float" office:value="0" calcext:value-type="float">
            <text:p>0</text:p>
          </table:table-cell>
          <table:table-cell table:style-name="ce752" table:formula="of:=['Olive '.H48]" office:value-type="float" office:value="1" calcext:value-type="float">
            <text:p>1</text:p>
          </table:table-cell>
          <table:table-cell table:style-name="ce752" table:formula="of:=['Olive '.I48]" office:value-type="string" office:string-value="ea" calcext:value-type="string">
            <text:p>ea</text:p>
          </table:table-cell>
          <table:table-cell table:style-name="ce752" table:formula="of:=['Olive '.J48]" office:value-type="float" office:value="0.23809" calcext:value-type="float">
            <text:p>0.23809</text:p>
          </table:table-cell>
          <table:table-cell table:style-name="ce752" table:formula="of:=['Olive '.K48]" office:value-type="float" office:value="0.23809" calcext:value-type="float">
            <text:p>0.23809</text:p>
          </table:table-cell>
          <table:table-cell table:formula="of:=[.H50]*[.$L$2]" office:value-type="float" office:value="3050" calcext:value-type="float">
            <text:p>3,050</text:p>
          </table:table-cell>
          <table:table-cell table:style-name="ce752" table:formula="of:=['Olive '.M48]" office:value-type="float" office:value="0" calcext:value-type="float">
            <text:p>0</text:p>
          </table:table-cell>
          <table:table-cell table:style-name="ce764" table:formula="of:=['Olive '.N48]" office:value-type="date" office:date-value="1899-12-30" calcext:value-type="date">
            <text:p>12/30/99</text:p>
          </table:table-cell>
          <table:table-cell table:style-name="ce764" table:formula="of:=['Olive '.O48]" office:value-type="date" office:date-value="1899-12-30" calcext:value-type="date">
            <text:p>12/30/99</text:p>
          </table:table-cell>
          <table:table-cell table:style-name="ce756" table:formula="of:=['Olive '.P48]" office:value-type="string" office:string-value="Pending Ben and Steven – looks like these will be printed on the box" calcext:value-type="string">
            <text:p>Pending Ben and Steven – looks like these will be printed on the box</text:p>
          </table:table-cell>
          <table:table-cell table:number-columns-repeated="1008"/>
        </table:table-row>
        <table:table-row table:style-name="ro5">
          <table:table-cell table:style-name="ce752" table:formula="of:=['Olive '.A49]" office:value-type="string" office:string-value="Accessories" calcext:value-type="string">
            <text:p>Accessories</text:p>
          </table:table-cell>
          <table:table-cell table:style-name="ce752" table:formula="of:=['Olive '.B49]" office:value-type="string" office:string-value="SH-PG0069" calcext:value-type="string">
            <text:p>SH-PG0069</text:p>
          </table:table-cell>
          <table:table-cell table:style-name="ce756" table:formula="of:=['Olive '.C49]" office:value-type="string" office:string-value="3M 8898 Economy Strapping Tape - 1⁄2&quot; x 60 yards" calcext:value-type="string">
            <text:p>3M 8898 Economy Strapping Tape - 1⁄2" x 60 yards</text:p>
          </table:table-cell>
          <table:table-cell table:style-name="ce752" table:formula="of:=['Olive '.D49]" office:value-type="float" office:value="0" calcext:value-type="float">
            <text:p>0</text:p>
          </table:table-cell>
          <table:table-cell table:style-name="ce752" table:formula="of:=['Olive '.E49]" office:value-type="float" office:value="0" calcext:value-type="float">
            <text:p>0</text:p>
          </table:table-cell>
          <table:table-cell table:style-name="ce752" table:formula="of:=['Olive '.F49]" office:value-type="string" office:string-value="Uline " calcext:value-type="string">
            <text:p>Uline </text:p>
          </table:table-cell>
          <table:table-cell table:style-name="ce752" table:formula="of:=['Olive '.G49]" office:value-type="string" office:string-value="S-16075" calcext:value-type="string">
            <text:p>S-16075</text:p>
          </table:table-cell>
          <table:table-cell table:style-name="ce752" table:formula="of:=['Olive '.H49]" office:value-type="float" office:value="700" calcext:value-type="float">
            <text:p>700</text:p>
          </table:table-cell>
          <table:table-cell table:style-name="ce752" table:formula="of:=['Olive '.I49]" office:value-type="string" office:string-value="mm" calcext:value-type="string">
            <text:p>mm</text:p>
          </table:table-cell>
          <table:table-cell table:style-name="ce752" table:formula="of:=['Olive '.J49]" office:value-type="float" office:value="0.000125765529308836" calcext:value-type="float">
            <text:p>0.0001257655</text:p>
          </table:table-cell>
          <table:table-cell table:style-name="ce752" table:formula="of:=['Olive '.K49]" office:value-type="float" office:value="0.0880358705161855" calcext:value-type="float">
            <text:p>0.0880358705</text:p>
          </table:table-cell>
          <table:table-cell table:formula="of:=[.H51]*[.$L$2]" office:value-type="float" office:value="2135000" calcext:value-type="float">
            <text:p>2,135,000</text:p>
          </table:table-cell>
          <table:table-cell table:style-name="ce752" table:formula="of:=['Olive '.M49]" office:value-type="string" office:string-value="PO12719" calcext:value-type="string">
            <text:p>PO12719</text:p>
          </table:table-cell>
          <table:table-cell table:style-name="ce764" table:formula="of:=['Olive '.N49]" office:value-type="date" office:date-value="2016-03-29" calcext:value-type="date">
            <text:p>03/29/16</text:p>
          </table:table-cell>
          <table:table-cell table:style-name="ce764" table:formula="of:=['Olive '.O49]" office:value-type="date" office:date-value="2016-04-04" calcext:value-type="date">
            <text:p>04/04/16</text:p>
          </table:table-cell>
          <table:table-cell table:style-name="ce756" table:formula="of:=['Olive '.P49]" office:value-type="string" office:string-value=" 7005 ft = 2400 yds = 48 rolls  KG  Have new packaging vendor quote this out.TS" calcext:value-type="string">
            <text:p><text:s/>7005 ft = 2400 yds = 48 rolls <text:s/>KG <text:s/>Have new packaging vendor quote this out.TS</text:p>
          </table:table-cell>
          <table:table-cell table:number-columns-repeated="1008"/>
        </table:table-row>
        <table:table-row table:style-name="ro5">
          <table:table-cell table:style-name="ce752" table:formula="of:=['Olive '.A50]" office:value-type="string" office:string-value="Accessories" calcext:value-type="string">
            <text:p>Accessories</text:p>
          </table:table-cell>
          <table:table-cell table:style-name="ce752" table:formula="of:=['Olive '.B50]" office:value-type="string" office:string-value="SH-PG0072" calcext:value-type="string">
            <text:p>SH-PG0072</text:p>
          </table:table-cell>
          <table:table-cell table:style-name="ce756" table:formula="of:=['Olive '.C50]" office:value-type="string" office:string-value="3M 8898 Economy Strapping Tape - 2&quot; x 60 yards" calcext:value-type="string">
            <text:p>3M 8898 Economy Strapping Tape - 2" x 60 yards</text:p>
          </table:table-cell>
          <table:table-cell table:style-name="ce752" table:formula="of:=['Olive '.D50]" office:value-type="float" office:value="0" calcext:value-type="float">
            <text:p>0</text:p>
          </table:table-cell>
          <table:table-cell table:style-name="ce752" table:formula="of:=['Olive '.E50]" office:value-type="float" office:value="0" calcext:value-type="float">
            <text:p>0</text:p>
          </table:table-cell>
          <table:table-cell table:style-name="ce752" table:formula="of:=['Olive '.F50]" office:value-type="string" office:string-value="Uline" calcext:value-type="string">
            <text:p>Uline</text:p>
          </table:table-cell>
          <table:table-cell table:style-name="ce752" table:formula="of:=['Olive '.G50]" office:value-type="string" office:string-value="S-16076" calcext:value-type="string">
            <text:p>S-16076</text:p>
          </table:table-cell>
          <table:table-cell table:style-name="ce752" table:formula="of:=['Olive '.H50]" office:value-type="float" office:value="600" calcext:value-type="float">
            <text:p>600</text:p>
          </table:table-cell>
          <table:table-cell table:style-name="ce752" table:formula="of:=['Olive '.I50]" office:value-type="string" office:string-value="mm" calcext:value-type="string">
            <text:p>mm</text:p>
          </table:table-cell>
          <table:table-cell table:style-name="ce752" table:formula="of:=['Olive '.J50]" office:value-type="float" office:value="0.000833880139982502" calcext:value-type="float">
            <text:p>0.0008338801</text:p>
          </table:table-cell>
          <table:table-cell table:style-name="ce752" table:formula="of:=['Olive '.K50]" office:value-type="float" office:value="0.500328083989501" calcext:value-type="float">
            <text:p>0.500328084</text:p>
          </table:table-cell>
          <table:table-cell table:formula="of:=[.H52]*[.$L$2]" office:value-type="float" office:value="1830000" calcext:value-type="float">
            <text:p>1,830,000</text:p>
          </table:table-cell>
          <table:table-cell table:style-name="ce752" table:formula="of:=['Olive '.M50]" office:value-type="string" office:string-value="PO12719" calcext:value-type="string">
            <text:p>PO12719</text:p>
          </table:table-cell>
          <table:table-cell table:style-name="ce764" table:formula="of:=['Olive '.N50]" office:value-type="date" office:date-value="2016-03-29" calcext:value-type="date">
            <text:p>03/29/16</text:p>
          </table:table-cell>
          <table:table-cell table:style-name="ce764" table:formula="of:=['Olive '.O50]" office:value-type="date" office:date-value="2016-04-04" calcext:value-type="date">
            <text:p>04/04/16</text:p>
          </table:table-cell>
          <table:table-cell table:style-name="ce756" table:formula="of:=['Olive '.P50]" office:value-type="string" office:string-value="6004 ft = 2002 yds = 36 rolls  KG " calcext:value-type="string">
            <text:p>6004 ft = 2002 yds = 36 rolls <text:s/>KG </text:p>
          </table:table-cell>
          <table:table-cell table:number-columns-repeated="1008"/>
        </table:table-row>
        <table:table-row table:style-name="ro5">
          <table:table-cell table:style-name="ce752" table:formula="of:=['Olive '.A51]" office:value-type="string" office:string-value="Accessories" calcext:value-type="string">
            <text:p>Accessories</text:p>
          </table:table-cell>
          <table:table-cell table:style-name="ce752" table:formula="of:=['Olive '.B51]" office:value-type="string" office:string-value="DC-LB0023" calcext:value-type="string">
            <text:p>DC-LB0023</text:p>
          </table:table-cell>
          <table:table-cell table:style-name="ce756" table:formula="of:=['Olive '.C51]" office:value-type="string" office:string-value="Circle Inventory Control Labels - &quot;QC Passed&quot;" calcext:value-type="string">
            <text:p>Circle Inventory Control Labels - "QC Passed"</text:p>
          </table:table-cell>
          <table:table-cell table:style-name="ce752" table:formula="of:=['Olive '.D51]" office:value-type="float" office:value="0" calcext:value-type="float">
            <text:p>0</text:p>
          </table:table-cell>
          <table:table-cell table:style-name="ce752" table:formula="of:=['Olive '.E51]" office:value-type="float" office:value="0" calcext:value-type="float">
            <text:p>0</text:p>
          </table:table-cell>
          <table:table-cell table:style-name="ce752" table:formula="of:=['Olive '.F51]" office:value-type="string" office:string-value="Uline" calcext:value-type="string">
            <text:p>Uline</text:p>
          </table:table-cell>
          <table:table-cell table:style-name="ce752" table:formula="of:=['Olive '.G51]" office:value-type="string" office:string-value="S-13118" calcext:value-type="string">
            <text:p>S-13118</text:p>
          </table:table-cell>
          <table:table-cell table:style-name="ce752" table:formula="of:=['Olive '.H51]" office:value-type="float" office:value="1" calcext:value-type="float">
            <text:p>1</text:p>
          </table:table-cell>
          <table:table-cell table:style-name="ce752" table:formula="of:=['Olive '.I51]" office:value-type="string" office:string-value="ea" calcext:value-type="string">
            <text:p>ea</text:p>
          </table:table-cell>
          <table:table-cell table:style-name="ce752" table:formula="of:=['Olive '.J51]" office:value-type="float" office:value="0.036" calcext:value-type="float">
            <text:p>0.036</text:p>
          </table:table-cell>
          <table:table-cell table:style-name="ce752" table:formula="of:=['Olive '.K51]" office:value-type="float" office:value="0.036" calcext:value-type="float">
            <text:p>0.036</text:p>
          </table:table-cell>
          <table:table-cell table:formula="of:=[.H53]*[.$L$2]" office:value-type="float" office:value="3050" calcext:value-type="float">
            <text:p>3,050</text:p>
          </table:table-cell>
          <table:table-cell table:style-name="ce752" table:formula="of:=['Olive '.M51]" office:value-type="float" office:value="0" calcext:value-type="float">
            <text:p>0</text:p>
          </table:table-cell>
          <table:table-cell table:style-name="ce764" table:formula="of:=['Olive '.N51]" office:value-type="date" office:date-value="1899-12-30" calcext:value-type="date">
            <text:p>12/30/99</text:p>
          </table:table-cell>
          <table:table-cell table:style-name="ce764" table:formula="of:=['Olive '.O51]" office:value-type="date" office:date-value="1899-12-30" calcext:value-type="date">
            <text:p>12/30/99</text:p>
          </table:table-cell>
          <table:table-cell table:style-name="ce756" table:formula="of:=['Olive '.P51]" office:value-type="string" office:string-value="removed per Mickey's request" calcext:value-type="string">
            <text:p>removed per Mickey's request</text:p>
          </table:table-cell>
          <table:table-cell table:number-columns-repeated="1008"/>
        </table:table-row>
        <table:table-row table:style-name="ro5">
          <table:table-cell table:style-name="ce752" table:formula="of:=['Olive '.A52]" office:value-type="string" office:string-value="Accessories" calcext:value-type="string">
            <text:p>Accessories</text:p>
          </table:table-cell>
          <table:table-cell table:style-name="ce752" table:formula="of:=['Olive '.B52]" office:value-type="string" office:string-value="DC-LB0021" calcext:value-type="string">
            <text:p>DC-LB0021</text:p>
          </table:table-cell>
          <table:table-cell table:style-name="ce756" table:formula="of:=['Olive '.C52]" office:value-type="string" office:string-value="Circle Inventory Control Labels - &quot;Inspected by ____&quot;" calcext:value-type="string">
            <text:p>Circle Inventory Control Labels - "Inspected by ____"</text:p>
          </table:table-cell>
          <table:table-cell table:style-name="ce752" table:formula="of:=['Olive '.D52]" office:value-type="float" office:value="0" calcext:value-type="float">
            <text:p>0</text:p>
          </table:table-cell>
          <table:table-cell table:style-name="ce752" table:formula="of:=['Olive '.E52]" office:value-type="float" office:value="0" calcext:value-type="float">
            <text:p>0</text:p>
          </table:table-cell>
          <table:table-cell table:style-name="ce752" table:formula="of:=['Olive '.F52]" office:value-type="string" office:string-value="Uline" calcext:value-type="string">
            <text:p>Uline</text:p>
          </table:table-cell>
          <table:table-cell table:style-name="ce752" table:formula="of:=['Olive '.G52]" office:value-type="string" office:string-value="S-13119" calcext:value-type="string">
            <text:p>S-13119</text:p>
          </table:table-cell>
          <table:table-cell table:style-name="ce752" table:formula="of:=['Olive '.H52]" office:value-type="float" office:value="1" calcext:value-type="float">
            <text:p>1</text:p>
          </table:table-cell>
          <table:table-cell table:style-name="ce752" table:formula="of:=['Olive '.I52]" office:value-type="string" office:string-value="ea" calcext:value-type="string">
            <text:p>ea</text:p>
          </table:table-cell>
          <table:table-cell table:style-name="ce752" table:formula="of:=['Olive '.J52]" office:value-type="float" office:value="0.036" calcext:value-type="float">
            <text:p>0.036</text:p>
          </table:table-cell>
          <table:table-cell table:style-name="ce752" table:formula="of:=['Olive '.K52]" office:value-type="float" office:value="0.036" calcext:value-type="float">
            <text:p>0.036</text:p>
          </table:table-cell>
          <table:table-cell table:formula="of:=[.H54]*[.$L$2]" office:value-type="float" office:value="3050" calcext:value-type="float">
            <text:p>3,050</text:p>
          </table:table-cell>
          <table:table-cell table:style-name="ce752" table:formula="of:=['Olive '.M52]" office:value-type="float" office:value="0" calcext:value-type="float">
            <text:p>0</text:p>
          </table:table-cell>
          <table:table-cell table:style-name="ce764" table:formula="of:=['Olive '.N52]" office:value-type="date" office:date-value="1899-12-30" calcext:value-type="date">
            <text:p>12/30/99</text:p>
          </table:table-cell>
          <table:table-cell table:style-name="ce764" table:formula="of:=['Olive '.O52]" office:value-type="date" office:date-value="1899-12-30" calcext:value-type="date">
            <text:p>12/30/99</text:p>
          </table:table-cell>
          <table:table-cell table:style-name="ce756" table:formula="of:=['Olive '.P52]" office:value-type="string" office:string-value="removed per Mickey's request" calcext:value-type="string">
            <text:p>removed per Mickey's request</text:p>
          </table:table-cell>
          <table:table-cell table:number-columns-repeated="1008"/>
        </table:table-row>
        <table:table-row table:style-name="ro5">
          <table:table-cell table:style-name="ce752" table:formula="of:=['Olive '.A62]" office:value-type="string" office:string-value="Accessories" calcext:value-type="string">
            <text:p>Accessories</text:p>
          </table:table-cell>
          <table:table-cell table:style-name="ce752" table:formula="of:=['Olive '.B62]" office:value-type="string" office:string-value="SH-BX0032" calcext:value-type="string">
            <text:p>SH-BX0032</text:p>
          </table:table-cell>
          <table:table-cell table:style-name="ce756" table:formula="of:=['Olive '.C62]" office:value-type="string" office:string-value="30x24x13 CUSTOM BOX" calcext:value-type="string">
            <text:p>30x24x13 CUSTOM BOX</text:p>
          </table:table-cell>
          <table:table-cell table:style-name="ce752" table:formula="of:=['Olive '.D62]" office:value-type="string" office:string-value="Shippers' Supply Custom Pack " calcext:value-type="string">
            <text:p>Shippers' Supply Custom Pack </text:p>
          </table:table-cell>
          <table:table-cell table:style-name="ce752" table:formula="of:=['Olive '.E62]" office:value-type="float" office:value="0" calcext:value-type="float">
            <text:p>0</text:p>
          </table:table-cell>
          <table:table-cell table:style-name="ce752" table:formula="of:=['Olive '.F62]" office:value-type="string" office:string-value="Shippers' Supply Custom Pack " calcext:value-type="string">
            <text:p>Shippers' Supply Custom Pack </text:p>
          </table:table-cell>
          <table:table-cell table:style-name="ce752" table:formula="of:=['Olive '.G62]" office:value-type="float" office:value="0" calcext:value-type="float">
            <text:p>0</text:p>
          </table:table-cell>
          <table:table-cell table:style-name="ce752" table:formula="of:=['Olive '.H62]" office:value-type="float" office:value="1" calcext:value-type="float">
            <text:p>1</text:p>
          </table:table-cell>
          <table:table-cell table:style-name="ce752" table:formula="of:=['Olive '.I62]" office:value-type="string" office:string-value="ea" calcext:value-type="string">
            <text:p>ea</text:p>
          </table:table-cell>
          <table:table-cell table:style-name="ce752" table:formula="of:=['Olive '.J62]" office:value-type="float" office:value="-4.14" calcext:value-type="float">
            <text:p>-4.14</text:p>
          </table:table-cell>
          <table:table-cell table:style-name="ce752" table:formula="of:=['Olive '.K62]" office:value-type="float" office:value="-4.14" calcext:value-type="float">
            <text:p>-4.14</text:p>
          </table:table-cell>
          <table:table-cell table:formula="of:=[.H55]*[.$L$2]" office:value-type="float" office:value="3050" calcext:value-type="float">
            <text:p>3,050</text:p>
          </table:table-cell>
          <table:table-cell table:style-name="ce752" table:formula="of:=['Olive '.M62]" office:value-type="float" office:value="0" calcext:value-type="float">
            <text:p>0</text:p>
          </table:table-cell>
          <table:table-cell table:style-name="ce764" table:formula="of:=['Olive '.N62]" office:value-type="date" office:date-value="1899-12-30" calcext:value-type="date">
            <text:p>12/30/99</text:p>
          </table:table-cell>
          <table:table-cell table:style-name="ce764" table:formula="of:=['Olive '.O62]" office:value-type="date" office:date-value="1899-12-30" calcext:value-type="date">
            <text:p>12/30/99</text:p>
          </table:table-cell>
          <table:table-cell table:style-name="ce756" table:formula="of:=['Olive '.P62]" office:value-type="string" office:string-value="Please see me on this, vetting new packaging vendor. TS" calcext:value-type="string">
            <text:p>Please see me on this, vetting new packaging vendor. TS</text:p>
          </table:table-cell>
          <table:table-cell table:number-columns-repeated="1008"/>
        </table:table-row>
        <table:table-row table:style-name="ro5">
          <table:table-cell table:style-name="ce752" table:formula="of:=['Olive '.A63]" office:value-type="string" office:string-value="Accessories" calcext:value-type="string">
            <text:p>Accessories</text:p>
          </table:table-cell>
          <table:table-cell table:style-name="ce752" table:formula="of:=['Olive '.B63]" office:value-type="string" office:string-value="SH-BX0025" calcext:value-type="string">
            <text:p>SH-BX0025</text:p>
          </table:table-cell>
          <table:table-cell table:style-name="ce756" table:formula="of:=['Olive '.C63]" office:value-type="string" office:string-value="10x8x2-1/2 32 Ect B Brown Roll End Tuck Mailer, Custom Box" calcext:value-type="string">
            <text:p>10x8x2-1/2 32 Ect B Brown Roll End Tuck Mailer, Custom Box</text:p>
          </table:table-cell>
          <table:table-cell table:style-name="ce752" table:formula="of:=['Olive '.D63]" office:value-type="string" office:string-value="Shippers' Supply Custom Pack " calcext:value-type="string">
            <text:p>Shippers' Supply Custom Pack </text:p>
          </table:table-cell>
          <table:table-cell table:style-name="ce752" table:formula="of:=['Olive '.E63]" office:value-type="float" office:value="0" calcext:value-type="float">
            <text:p>0</text:p>
          </table:table-cell>
          <table:table-cell table:style-name="ce752" table:formula="of:=['Olive '.F63]" office:value-type="string" office:string-value="Shippers' Supply Custom Pack " calcext:value-type="string">
            <text:p>Shippers' Supply Custom Pack </text:p>
          </table:table-cell>
          <table:table-cell table:style-name="ce752" table:formula="of:=['Olive '.G63]" office:value-type="float" office:value="0" calcext:value-type="float">
            <text:p>0</text:p>
          </table:table-cell>
          <table:table-cell table:style-name="ce752" table:formula="of:=['Olive '.H63]" office:value-type="float" office:value="1" calcext:value-type="float">
            <text:p>1</text:p>
          </table:table-cell>
          <table:table-cell table:style-name="ce752" table:formula="of:=['Olive '.I63]" office:value-type="string" office:string-value="ea" calcext:value-type="string">
            <text:p>ea</text:p>
          </table:table-cell>
          <table:table-cell table:style-name="ce752" table:formula="of:=['Olive '.J63]" office:value-type="float" office:value="-0.65" calcext:value-type="float">
            <text:p>-0.65</text:p>
          </table:table-cell>
          <table:table-cell table:style-name="ce752" table:formula="of:=['Olive '.K63]" office:value-type="float" office:value="0.41" calcext:value-type="float">
            <text:p>0.41</text:p>
          </table:table-cell>
          <table:table-cell table:formula="of:=[.H56]*[.$L$2]" office:value-type="float" office:value="3050" calcext:value-type="float">
            <text:p>3,050</text:p>
          </table:table-cell>
          <table:table-cell table:style-name="ce752" table:formula="of:=['Olive '.M63]" office:value-type="float" office:value="0" calcext:value-type="float">
            <text:p>0</text:p>
          </table:table-cell>
          <table:table-cell table:style-name="ce764" table:formula="of:=['Olive '.N63]" office:value-type="date" office:date-value="1899-12-30" calcext:value-type="date">
            <text:p>12/30/99</text:p>
          </table:table-cell>
          <table:table-cell table:style-name="ce764" table:formula="of:=['Olive '.O63]" office:value-type="date" office:date-value="1899-12-30" calcext:value-type="date">
            <text:p>12/30/99</text:p>
          </table:table-cell>
          <table:table-cell table:style-name="ce756" table:formula="of:=['Olive '.P63]" office:value-type="string" office:string-value="Please see me on this, vetting new packaging vendor. TS" calcext:value-type="string">
            <text:p>Please see me on this, vetting new packaging vendor. TS</text:p>
          </table:table-cell>
          <table:table-cell table:number-columns-repeated="1008"/>
        </table:table-row>
        <table:table-row table:style-name="ro5">
          <table:table-cell table:style-name="ce752" table:formula="of:=['Olive '.A64]" office:value-type="string" office:string-value="Accessories" calcext:value-type="string">
            <text:p>Accessories</text:p>
          </table:table-cell>
          <table:table-cell table:style-name="ce752" table:formula="of:=['Olive '.B64]" office:value-type="string" office:string-value=" SH-PA0040" calcext:value-type="string">
            <text:p><text:s/>SH-PA0040</text:p>
          </table:table-cell>
          <table:table-cell table:style-name="ce756" table:formula="of:=['Olive '.C64]" office:value-type="string" office:string-value="Fabricated Foam Insert: 2 End Caps, Tray w/Plastic Corrugated &amp; Plain Pad, v5" calcext:value-type="string">
            <text:p>Fabricated Foam Insert: 2 End Caps, Tray w/Plastic Corrugated &amp; Plain Pad, v5</text:p>
          </table:table-cell>
          <table:table-cell table:style-name="ce752" table:formula="of:=['Olive '.D64]" office:value-type="string" office:string-value="Shippers' Supply Custom Pack " calcext:value-type="string">
            <text:p>Shippers' Supply Custom Pack </text:p>
          </table:table-cell>
          <table:table-cell table:style-name="ce752" table:formula="of:=['Olive '.E64]" office:value-type="float" office:value="0" calcext:value-type="float">
            <text:p>0</text:p>
          </table:table-cell>
          <table:table-cell table:style-name="ce752" table:formula="of:=['Olive '.F64]" office:value-type="string" office:string-value="Shippers' Supply Custom Pack " calcext:value-type="string">
            <text:p>Shippers' Supply Custom Pack </text:p>
          </table:table-cell>
          <table:table-cell table:style-name="ce752" table:formula="of:=['Olive '.G64]" office:value-type="float" office:value="0" calcext:value-type="float">
            <text:p>0</text:p>
          </table:table-cell>
          <table:table-cell table:style-name="ce752" table:formula="of:=['Olive '.H64]" office:value-type="float" office:value="1" calcext:value-type="float">
            <text:p>1</text:p>
          </table:table-cell>
          <table:table-cell table:style-name="ce752" table:formula="of:=['Olive '.I64]" office:value-type="string" office:string-value="ea" calcext:value-type="string">
            <text:p>ea</text:p>
          </table:table-cell>
          <table:table-cell table:style-name="ce752" table:formula="of:=['Olive '.J64]" office:value-type="float" office:value="-37.95" calcext:value-type="float">
            <text:p>-37.95</text:p>
          </table:table-cell>
          <table:table-cell table:style-name="ce752" table:formula="of:=['Olive '.K64]" office:value-type="float" office:value="-37.95" calcext:value-type="float">
            <text:p>-37.95</text:p>
          </table:table-cell>
          <table:table-cell table:formula="of:=[.H57]*[.$L$2]" office:value-type="float" office:value="3050" calcext:value-type="float">
            <text:p>3,050</text:p>
          </table:table-cell>
          <table:table-cell table:style-name="ce752" table:formula="of:=['Olive '.M64]" office:value-type="float" office:value="0" calcext:value-type="float">
            <text:p>0</text:p>
          </table:table-cell>
          <table:table-cell table:style-name="ce764" table:formula="of:=['Olive '.N64]" office:value-type="date" office:date-value="1899-12-30" calcext:value-type="date">
            <text:p>12/30/99</text:p>
          </table:table-cell>
          <table:table-cell table:style-name="ce764" table:formula="of:=['Olive '.O64]" office:value-type="date" office:date-value="1899-12-30" calcext:value-type="date">
            <text:p>12/30/99</text:p>
          </table:table-cell>
          <table:table-cell table:style-name="ce756" table:formula="of:=['Olive '.P64]" office:value-type="string" office:string-value="Please see me on this, vetting new packaging vendor. TS" calcext:value-type="string">
            <text:p>Please see me on this, vetting new packaging vendor. TS</text:p>
          </table:table-cell>
          <table:table-cell table:number-columns-repeated="1008"/>
        </table:table-row>
        <table:table-row table:style-name="ro5">
          <table:table-cell table:style-name="ce752" table:formula="of:=['Olive '.A66]" office:value-type="string" office:string-value="Accessories" calcext:value-type="string">
            <text:p>Accessories</text:p>
          </table:table-cell>
          <table:table-cell table:style-name="ce752" table:formula="of:=['Olive '.B66]" office:value-type="string" office:string-value="SH-PG0056" calcext:value-type="string">
            <text:p>SH-PG0056</text:p>
          </table:table-cell>
          <table:table-cell table:style-name="ce756" table:formula="of:=['Olive '.C66]" office:value-type="string" office:string-value="Kraft packing tape, tan, 3x450', gummed" calcext:value-type="string">
            <text:p>Kraft packing tape, tan, 3x450', gummed</text:p>
          </table:table-cell>
          <table:table-cell table:style-name="ce752" table:formula="of:=['Olive '.D66]" office:value-type="string" office:string-value="Shippers' Supply Custom Pack " calcext:value-type="string">
            <text:p>Shippers' Supply Custom Pack </text:p>
          </table:table-cell>
          <table:table-cell table:style-name="ce752" table:formula="of:=['Olive '.E66]" office:value-type="float" office:value="0" calcext:value-type="float">
            <text:p>0</text:p>
          </table:table-cell>
          <table:table-cell table:style-name="ce752" table:formula="of:=['Olive '.F66]" office:value-type="string" office:string-value="Shippers' Supply Custom Pack " calcext:value-type="string">
            <text:p>Shippers' Supply Custom Pack </text:p>
          </table:table-cell>
          <table:table-cell table:style-name="ce752" table:formula="of:=['Olive '.G66]" office:value-type="float" office:value="0" calcext:value-type="float">
            <text:p>0</text:p>
          </table:table-cell>
          <table:table-cell table:style-name="ce752" table:formula="of:=['Olive '.H66]" office:value-type="float" office:value="4267" calcext:value-type="float">
            <text:p>4267</text:p>
          </table:table-cell>
          <table:table-cell table:style-name="ce752" table:formula="of:=['Olive '.I66]" office:value-type="string" office:string-value="mm" calcext:value-type="string">
            <text:p>mm</text:p>
          </table:table-cell>
          <table:table-cell table:style-name="ce752" table:formula="of:=['Olive '.J66]" office:value-type="float" office:value="0" calcext:value-type="float">
            <text:p>0</text:p>
          </table:table-cell>
          <table:table-cell table:style-name="ce752" table:formula="of:=['Olive '.K66]" office:value-type="float" office:value="0" calcext:value-type="float">
            <text:p>0</text:p>
          </table:table-cell>
          <table:table-cell table:formula="of:=[.H58]*[.$L$2]" office:value-type="float" office:value="13014350" calcext:value-type="float">
            <text:p>13,014,350</text:p>
          </table:table-cell>
          <table:table-cell table:style-name="ce752" table:formula="of:=['Olive '.M66]" office:value-type="float" office:value="0" calcext:value-type="float">
            <text:p>0</text:p>
          </table:table-cell>
          <table:table-cell table:style-name="ce764" table:formula="of:=['Olive '.N66]" office:value-type="date" office:date-value="1899-12-30" calcext:value-type="date">
            <text:p>12/30/99</text:p>
          </table:table-cell>
          <table:table-cell table:style-name="ce764" table:formula="of:=['Olive '.O66]" office:value-type="date" office:date-value="1899-12-30" calcext:value-type="date">
            <text:p>12/30/99</text:p>
          </table:table-cell>
          <table:table-cell table:style-name="ce756" table:formula="of:=['Olive '.P66]" office:value-type="string" office:string-value="Please see me on this, vetting new packaging vendor. TS" calcext:value-type="string">
            <text:p>Please see me on this, vetting new packaging vendor. TS</text:p>
          </table:table-cell>
          <table:table-cell table:number-columns-repeated="1008"/>
        </table:table-row>
        <table:table-row table:style-name="ro5">
          <table:table-cell table:style-name="ce752" table:formula="of:=['Olive '.A67]" office:value-type="string" office:string-value="Accessories" calcext:value-type="string">
            <text:p>Accessories</text:p>
          </table:table-cell>
          <table:table-cell table:style-name="ce752" table:formula="of:=['Olive '.B67]" office:value-type="string" office:string-value="SH-PA0025" calcext:value-type="string">
            <text:p>SH-PA0025</text:p>
          </table:table-cell>
          <table:table-cell table:style-name="ce756" table:formula="of:=['Olive '.C67]" office:value-type="string" office:string-value="CUSTOM PAD 4-1/2X9-38" calcext:value-type="string">
            <text:p>CUSTOM PAD 4-1/2X9-38</text:p>
          </table:table-cell>
          <table:table-cell table:style-name="ce752" table:formula="of:=['Olive '.D67]" office:value-type="string" office:string-value="Shippers' Supply Custom Pack " calcext:value-type="string">
            <text:p>Shippers' Supply Custom Pack </text:p>
          </table:table-cell>
          <table:table-cell table:style-name="ce752" table:formula="of:=['Olive '.E67]" office:value-type="float" office:value="0" calcext:value-type="float">
            <text:p>0</text:p>
          </table:table-cell>
          <table:table-cell table:style-name="ce752" table:formula="of:=['Olive '.F67]" office:value-type="string" office:string-value="Shippers' Supply Custom Pack " calcext:value-type="string">
            <text:p>Shippers' Supply Custom Pack </text:p>
          </table:table-cell>
          <table:table-cell table:style-name="ce752" table:formula="of:=['Olive '.G67]" office:value-type="float" office:value="0" calcext:value-type="float">
            <text:p>0</text:p>
          </table:table-cell>
          <table:table-cell table:style-name="ce752" table:formula="of:=['Olive '.H67]" office:value-type="float" office:value="1" calcext:value-type="float">
            <text:p>1</text:p>
          </table:table-cell>
          <table:table-cell table:style-name="ce752" table:formula="of:=['Olive '.I67]" office:value-type="string" office:string-value="ea" calcext:value-type="string">
            <text:p>ea</text:p>
          </table:table-cell>
          <table:table-cell table:style-name="ce752" table:formula="of:=['Olive '.J67]" office:value-type="float" office:value="-0.16" calcext:value-type="float">
            <text:p>-0.16</text:p>
          </table:table-cell>
          <table:table-cell table:style-name="ce752" table:formula="of:=['Olive '.K67]" office:value-type="float" office:value="-0.16" calcext:value-type="float">
            <text:p>-0.16</text:p>
          </table:table-cell>
          <table:table-cell table:formula="of:=[.H59]*[.$L$2]" office:value-type="float" office:value="3050" calcext:value-type="float">
            <text:p>3,050</text:p>
          </table:table-cell>
          <table:table-cell table:style-name="ce752" table:formula="of:=['Olive '.M67]" office:value-type="float" office:value="0" calcext:value-type="float">
            <text:p>0</text:p>
          </table:table-cell>
          <table:table-cell table:style-name="ce764" table:formula="of:=['Olive '.N67]" office:value-type="date" office:date-value="1899-12-30" calcext:value-type="date">
            <text:p>12/30/99</text:p>
          </table:table-cell>
          <table:table-cell table:style-name="ce764" table:formula="of:=['Olive '.O67]" office:value-type="date" office:date-value="1899-12-30" calcext:value-type="date">
            <text:p>12/30/99</text:p>
          </table:table-cell>
          <table:table-cell table:style-name="ce756" table:formula="of:=['Olive '.P67]" office:value-type="string" office:string-value="Please see me on this, vetting new packaging vendor. TS" calcext:value-type="string">
            <text:p>Please see me on this, vetting new packaging vendor. TS</text:p>
          </table:table-cell>
          <table:table-cell table:number-columns-repeated="1008"/>
        </table:table-row>
        <table:table-row table:style-name="ro5">
          <table:table-cell table:style-name="ce752" table:formula="of:=['Olive '.A68]" office:value-type="string" office:string-value="Consumable " calcext:value-type="string">
            <text:p>Consumable </text:p>
          </table:table-cell>
          <table:table-cell table:style-name="ce752" table:formula="of:=['Olive '.B68]" office:value-type="string" office:string-value="TL-CS0115" calcext:value-type="string">
            <text:p>TL-CS0115</text:p>
          </table:table-cell>
          <table:table-cell table:style-name="ce756" table:formula="of:=['Olive '.C68]" office:value-type="string" office:string-value="5 Gallon DYKEM[REG] Metal Can Acetone" calcext:value-type="string">
            <text:p>5 Gallon DYKEM[REG] Metal Can Acetone</text:p>
          </table:table-cell>
          <table:table-cell table:style-name="ce752" table:formula="of:=['Olive '.D68]" office:value-type="string" office:string-value="Fastenal " calcext:value-type="string">
            <text:p>Fastenal </text:p>
          </table:table-cell>
          <table:table-cell table:style-name="ce752" table:formula="of:=['Olive '.E68]" office:value-type="float" office:value="607086" calcext:value-type="float">
            <text:p>607086</text:p>
          </table:table-cell>
          <table:table-cell table:style-name="ce752" table:formula="of:=['Olive '.F68]" office:value-type="string" office:string-value="Fastenal " calcext:value-type="string">
            <text:p>Fastenal </text:p>
          </table:table-cell>
          <table:table-cell table:style-name="ce752" table:formula="of:=['Olive '.G68]" office:value-type="float" office:value="607086" calcext:value-type="float">
            <text:p>607086</text:p>
          </table:table-cell>
          <table:table-cell table:style-name="ce752" table:formula="of:=['Olive '.H68]" office:value-type="float" office:value="0.000266666666666667" calcext:value-type="float">
            <text:p>0.0002666667</text:p>
          </table:table-cell>
          <table:table-cell table:style-name="ce752" table:formula="of:=['Olive '.I68]" office:value-type="string" office:string-value="5gal bucket" calcext:value-type="string">
            <text:p>5gal bucket</text:p>
          </table:table-cell>
          <table:table-cell table:style-name="ce752" table:formula="of:=['Olive '.J68]" office:value-type="float" office:value="93.26" calcext:value-type="float">
            <text:p>93.26</text:p>
          </table:table-cell>
          <table:table-cell table:style-name="ce752" table:formula="of:=['Olive '.K68]" office:value-type="float" office:value="0.0248693333333333" calcext:value-type="float">
            <text:p>0.0248693333</text:p>
          </table:table-cell>
          <table:table-cell table:formula="of:=[.H60]*[.$L$2]" office:value-type="float" office:value="0.813333333333333" calcext:value-type="float">
            <text:p>1</text:p>
          </table:table-cell>
          <table:table-cell table:style-name="ce752" table:formula="of:=['Olive '.M68]" office:value-type="string" office:string-value="PO06975" calcext:value-type="string">
            <text:p>PO06975</text:p>
          </table:table-cell>
          <table:table-cell table:style-name="ce764" table:formula="of:=['Olive '.N68]" office:value-type="string" office:string-value="See notes" calcext:value-type="string">
            <text:p>See notes</text:p>
          </table:table-cell>
          <table:table-cell table:style-name="ce764" table:formula="of:=['Olive '.O68]" office:value-type="string" office:string-value="See Note " calcext:value-type="string">
            <text:p>See Note </text:p>
          </table:table-cell>
          <table:table-cell table:style-name="ce756" table:formula="of:=['Olive '.P68]" office:value-type="string" office:string-value="Standing PO06975 – we need to just call this in as needed.TS" calcext:value-type="string">
            <text:p>Standing PO06975 – we need to just call this in as needed.TS</text:p>
          </table:table-cell>
          <table:table-cell table:number-columns-repeated="1008"/>
        </table:table-row>
        <table:table-row table:style-name="ro5">
          <table:table-cell table:style-name="ce752" table:formula="of:=['Olive '.A69]" office:value-type="string" office:string-value="Consumable " calcext:value-type="string">
            <text:p>Consumable </text:p>
          </table:table-cell>
          <table:table-cell table:style-name="ce752" table:formula="of:=['Olive '.B69]" office:value-type="string" office:string-value="TL-CS0040" calcext:value-type="string">
            <text:p>TL-CS0040</text:p>
          </table:table-cell>
          <table:table-cell table:style-name="ce756" table:formula="of:=['Olive '.C69]" office:value-type="string" office:string-value="Extreme-Temperature Pipe Sealant &amp; Threadlocker, 4 oz bottle, blue" calcext:value-type="string">
            <text:p>Extreme-Temperature Pipe Sealant &amp; Threadlocker, 4 oz bottle, blue</text:p>
          </table:table-cell>
          <table:table-cell table:style-name="ce752" table:formula="of:=['Olive '.D69]" office:value-type="string" office:string-value="Threadlocker " calcext:value-type="string">
            <text:p>Threadlocker </text:p>
          </table:table-cell>
          <table:table-cell table:style-name="ce752" table:formula="of:=['Olive '.E69]" office:value-type="string" office:string-value="7604A55" calcext:value-type="string">
            <text:p>7604A55</text:p>
          </table:table-cell>
          <table:table-cell table:style-name="ce752" table:formula="of:=['Olive '.F69]" office:value-type="string" office:string-value="McMaster-Carr" calcext:value-type="string">
            <text:p>McMaster-Carr</text:p>
          </table:table-cell>
          <table:table-cell table:style-name="ce752" table:formula="of:=['Olive '.G69]" office:value-type="string" office:string-value="7604A55" calcext:value-type="string">
            <text:p>7604A55</text:p>
          </table:table-cell>
          <table:table-cell table:style-name="ce752" table:formula="of:=['Olive '.H69]" office:value-type="float" office:value="0.5" calcext:value-type="float">
            <text:p>0.5</text:p>
          </table:table-cell>
          <table:table-cell table:style-name="ce752" table:formula="of:=['Olive '.I69]" office:value-type="string" office:string-value="g" calcext:value-type="string">
            <text:p>g</text:p>
          </table:table-cell>
          <table:table-cell table:style-name="ce752" table:formula="of:=['Olive '.J69]" office:value-type="float" office:value="0.07" calcext:value-type="float">
            <text:p>0.07</text:p>
          </table:table-cell>
          <table:table-cell table:style-name="ce752" table:formula="of:=['Olive '.K69]" office:value-type="float" office:value="0.03" calcext:value-type="float">
            <text:p>0.03</text:p>
          </table:table-cell>
          <table:table-cell table:formula="of:=[.H61]*[.$L$2]" office:value-type="float" office:value="1525" calcext:value-type="float">
            <text:p>1,525</text:p>
          </table:table-cell>
          <table:table-cell table:style-name="ce752" table:formula="of:=['Olive '.M69]" office:value-type="float" office:value="0" calcext:value-type="float">
            <text:p>0</text:p>
          </table:table-cell>
          <table:table-cell table:style-name="ce764" table:formula="of:=['Olive '.N69]" office:value-type="string" office:string-value="See notes" calcext:value-type="string">
            <text:p>See notes</text:p>
          </table:table-cell>
          <table:table-cell table:style-name="ce764" table:formula="of:=['Olive '.O69]" office:value-type="string" office:string-value="See Note " calcext:value-type="string">
            <text:p>See Note </text:p>
          </table:table-cell>
          <table:table-cell table:style-name="ce756" table:formula="of:=['Olive '.P69]" office:value-type="string" office:string-value="We order this as needed.TS" calcext:value-type="string">
            <text:p>We order this as needed.TS</text:p>
          </table:table-cell>
          <table:table-cell table:number-columns-repeated="1008"/>
        </table:table-row>
        <table:table-row table:style-name="ro5">
          <table:table-cell table:style-name="ce752" table:formula="of:=['Olive '.A71]" office:value-type="string" office:string-value="Consumable " calcext:value-type="string">
            <text:p>Consumable </text:p>
          </table:table-cell>
          <table:table-cell table:style-name="ce752" table:formula="of:=['Olive '.B71]" office:value-type="string" office:string-value="RM-AB0103" calcext:value-type="string">
            <text:p>RM-AB0103</text:p>
          </table:table-cell>
          <table:table-cell table:style-name="ce756" table:formula="of:=['Olive '.C71]" office:value-type="string" office:string-value="Black ABS 3mm Filament, 5lb Reel, Esun " calcext:value-type="string">
            <text:p>Black ABS 3mm Filament, 5lb Reel, Esun </text:p>
          </table:table-cell>
          <table:table-cell table:style-name="ce752" table:formula="of:=['Olive '.D71]" office:value-type="string" office:string-value="Esun " calcext:value-type="string">
            <text:p>Esun </text:p>
          </table:table-cell>
          <table:table-cell table:style-name="ce752" table:formula="of:=['Olive '.E71]" office:value-type="string" office:string-value="RM-AB0103" calcext:value-type="string">
            <text:p>RM-AB0103</text:p>
          </table:table-cell>
          <table:table-cell table:style-name="ce752" table:formula="of:=['Olive '.F71]" office:value-type="string" office:string-value="Esun " calcext:value-type="string">
            <text:p>Esun </text:p>
          </table:table-cell>
          <table:table-cell table:style-name="ce752" table:formula="of:=['Olive '.G71]" office:value-type="string" office:string-value="RM-AB0103" calcext:value-type="string">
            <text:p>RM-AB0103</text:p>
          </table:table-cell>
          <table:table-cell table:style-name="ce752" table:formula="of:=['Olive '.H71]" office:value-type="float" office:value="4.13333333333333" calcext:value-type="float">
            <text:p>4.1333333333</text:p>
          </table:table-cell>
          <table:table-cell table:style-name="ce752" table:formula="of:=['Olive '.I71]" office:value-type="string" office:string-value="g" calcext:value-type="string">
            <text:p>g</text:p>
          </table:table-cell>
          <table:table-cell table:style-name="ce752" table:formula="of:=['Olive '.J71]" office:value-type="float" office:value="0" calcext:value-type="float">
            <text:p>0</text:p>
          </table:table-cell>
          <table:table-cell table:style-name="ce752" table:formula="of:=['Olive '.K71]" office:value-type="float" office:value="0" calcext:value-type="float">
            <text:p>0</text:p>
          </table:table-cell>
          <table:table-cell table:formula="of:=[.H62]*[.$L$2]" office:value-type="float" office:value="12606.6666666667" calcext:value-type="float">
            <text:p>12,607</text:p>
          </table:table-cell>
          <table:table-cell table:style-name="ce752" table:formula="of:=['Olive '.M71]" office:value-type="float" office:value="0" calcext:value-type="float">
            <text:p>0</text:p>
          </table:table-cell>
          <table:table-cell table:style-name="ce764" table:formula="of:=['Olive '.N71]" office:value-type="date" office:date-value="1899-12-30" calcext:value-type="date">
            <text:p>12/30/99</text:p>
          </table:table-cell>
          <table:table-cell table:style-name="ce764" table:formula="of:=['Olive '.O71]" office:value-type="string" office:string-value="See Note " calcext:value-type="string">
            <text:p>See Note </text:p>
          </table:table-cell>
          <table:table-cell table:style-name="ce756" table:formula="of:=['Olive '.P71]" office:value-type="string" office:string-value="Pulling from the Cluster" calcext:value-type="string">
            <text:p>Pulling from the Cluster</text:p>
          </table:table-cell>
          <table:table-cell table:number-columns-repeated="1008"/>
        </table:table-row>
        <table:table-row table:style-name="ro5">
          <table:table-cell table:style-name="ce752" table:formula="of:=['Olive '.A73]" office:value-type="string" office:string-value="Documentation" calcext:value-type="string">
            <text:p>Documentation</text:p>
          </table:table-cell>
          <table:table-cell table:style-name="ce752" table:formula="of:=['Olive '.B73]" office:value-type="string" office:string-value="DC-MN0015" calcext:value-type="string">
            <text:p>DC-MN0015</text:p>
          </table:table-cell>
          <table:table-cell table:style-name="ce756" table:formula="of:=['Olive '.C73]" office:value-type="string" office:string-value="Lulzbot-Taz 6.0 User Manual" calcext:value-type="string">
            <text:p>Lulzbot-Taz 6.0 User Manual</text:p>
          </table:table-cell>
          <table:table-cell table:style-name="ce752" table:formula="of:=['Olive '.D73]" office:value-type="string" office:string-value="Lightning Source" calcext:value-type="string">
            <text:p>Lightning Source</text:p>
          </table:table-cell>
          <table:table-cell table:style-name="ce752" table:formula="of:=['Olive '.E73]" office:value-type="float" office:value="0" calcext:value-type="float">
            <text:p>0</text:p>
          </table:table-cell>
          <table:table-cell table:style-name="ce752" table:formula="of:=['Olive '.F73]" office:value-type="float" office:value="0" calcext:value-type="float">
            <text:p>0</text:p>
          </table:table-cell>
          <table:table-cell table:style-name="ce752" table:formula="of:=['Olive '.G73]" office:value-type="float" office:value="0" calcext:value-type="float">
            <text:p>0</text:p>
          </table:table-cell>
          <table:table-cell table:style-name="ce752" table:formula="of:=['Olive '.H73]" office:value-type="float" office:value="1" calcext:value-type="float">
            <text:p>1</text:p>
          </table:table-cell>
          <table:table-cell table:style-name="ce752" table:formula="of:=['Olive '.I73]" office:value-type="string" office:string-value="ea" calcext:value-type="string">
            <text:p>ea</text:p>
          </table:table-cell>
          <table:table-cell table:style-name="ce752" table:formula="of:=['Olive '.J73]" office:value-type="float" office:value="4.75" calcext:value-type="float">
            <text:p>4.75</text:p>
          </table:table-cell>
          <table:table-cell table:style-name="ce752" table:formula="of:=['Olive '.K73]" office:value-type="float" office:value="4.75" calcext:value-type="float">
            <text:p>4.75</text:p>
          </table:table-cell>
          <table:table-cell table:formula="of:=[.H63]*[.$L$2]" office:value-type="float" office:value="3050" calcext:value-type="float">
            <text:p>3,050</text:p>
          </table:table-cell>
          <table:table-cell table:style-name="ce752" table:formula="of:=['Olive '.M73]" office:value-type="string" office:string-value="PO12729" calcext:value-type="string">
            <text:p>PO12729</text:p>
          </table:table-cell>
          <table:table-cell table:style-name="ce764" table:formula="of:=['Olive '.N73]" office:value-type="date" office:date-value="2016-03-29" calcext:value-type="date">
            <text:p>03/29/16</text:p>
          </table:table-cell>
          <table:table-cell table:style-name="ce764" table:formula="of:=['Olive '.O73]" office:value-type="date" office:date-value="2016-03-30" calcext:value-type="date">
            <text:p>03/30/16</text:p>
          </table:table-cell>
          <table:table-cell table:style-name="ce756" table:formula="of:=['Olive '.P73]" office:value-type="string" office:string-value="First 400 ordered at premium for quick delivery NEW part number" calcext:value-type="string">
            <text:p>First 400 ordered at premium for quick delivery NEW part number</text:p>
          </table:table-cell>
          <table:table-cell table:number-columns-repeated="1008"/>
        </table:table-row>
        <table:table-row table:style-name="ro5">
          <table:table-cell table:style-name="ce752" table:formula="of:=['Olive '.A74]" office:value-type="string" office:string-value="Documentation" calcext:value-type="string">
            <text:p>Documentation</text:p>
          </table:table-cell>
          <table:table-cell table:style-name="ce752" table:formula="of:=['Olive '.B74]" office:value-type="string" office:string-value="DC-MS0049" calcext:value-type="string">
            <text:p>DC-MS0049</text:p>
          </table:table-cell>
          <table:table-cell table:style-name="ce756" table:formula="of:=['Olive '.C74]" office:value-type="string" office:string-value="Test/Acceptance record TAZ 6.0" calcext:value-type="string">
            <text:p>Test/Acceptance record TAZ 6.0</text:p>
          </table:table-cell>
          <table:table-cell table:style-name="ce752" table:formula="of:=['Olive '.D74]" office:value-type="string" office:string-value="2 SIDED" calcext:value-type="string">
            <text:p>2 SIDED</text:p>
          </table:table-cell>
          <table:table-cell table:style-name="ce752" table:formula="of:=['Olive '.E74]" office:value-type="float" office:value="0" calcext:value-type="float">
            <text:p>0</text:p>
          </table:table-cell>
          <table:table-cell table:style-name="ce752" table:formula="of:=['Olive '.F74]" office:value-type="float" office:value="0" calcext:value-type="float">
            <text:p>0</text:p>
          </table:table-cell>
          <table:table-cell table:style-name="ce752" table:formula="of:=['Olive '.G74]" office:value-type="float" office:value="0" calcext:value-type="float">
            <text:p>0</text:p>
          </table:table-cell>
          <table:table-cell table:style-name="ce752" table:formula="of:=['Olive '.H74]" office:value-type="float" office:value="1" calcext:value-type="float">
            <text:p>1</text:p>
          </table:table-cell>
          <table:table-cell table:style-name="ce752" table:formula="of:=['Olive '.I74]" office:value-type="string" office:string-value="ea" calcext:value-type="string">
            <text:p>ea</text:p>
          </table:table-cell>
          <table:table-cell table:style-name="ce752" table:formula="of:=['Olive '.J74]" office:value-type="float" office:value="0.47619" calcext:value-type="float">
            <text:p>0.47619</text:p>
          </table:table-cell>
          <table:table-cell table:style-name="ce752" table:formula="of:=['Olive '.K74]" office:value-type="float" office:value="0.47619" calcext:value-type="float">
            <text:p>0.47619</text:p>
          </table:table-cell>
          <table:table-cell table:formula="of:=[.H64]*[.$L$2]" office:value-type="float" office:value="3050" calcext:value-type="float">
            <text:p>3,050</text:p>
          </table:table-cell>
          <table:table-cell table:style-name="ce752" table:formula="of:=['Olive '.M74]" office:value-type="string" office:string-value="PO12745" calcext:value-type="string">
            <text:p>PO12745</text:p>
          </table:table-cell>
          <table:table-cell table:style-name="ce764" table:formula="of:=['Olive '.N74]" office:value-type="date" office:date-value="2016-04-01" calcext:value-type="date">
            <text:p>04/01/16</text:p>
          </table:table-cell>
          <table:table-cell table:style-name="ce764" table:formula="of:=['Olive '.O74]" office:value-type="date" office:date-value="2016-04-03" calcext:value-type="date">
            <text:p>04/03/16</text:p>
          </table:table-cell>
          <table:table-cell table:style-name="ce756" table:formula="of:=['Olive '.P74]" office:value-type="float" office:value="0" calcext:value-type="float">
            <text:p>0</text:p>
          </table:table-cell>
          <table:table-cell table:number-columns-repeated="1008"/>
        </table:table-row>
        <table:table-row table:style-name="ro5">
          <table:table-cell table:style-name="ce752" table:formula="of:=['Olive '.A75]" office:value-type="string" office:string-value="Documentation" calcext:value-type="string">
            <text:p>Documentation</text:p>
          </table:table-cell>
          <table:table-cell table:style-name="ce752" table:formula="of:=['Olive '.B75]" office:value-type="float" office:value="0" calcext:value-type="float">
            <text:p>0</text:p>
          </table:table-cell>
          <table:table-cell table:style-name="ce756" table:formula="of:=['Olive '.C75]" office:value-type="string" office:string-value="Quality checklist, TAZ 6.0" calcext:value-type="string">
            <text:p>Quality checklist, TAZ 6.0</text:p>
          </table:table-cell>
          <table:table-cell table:style-name="ce752" table:formula="of:=['Olive '.D75]" office:value-type="float" office:value="0" calcext:value-type="float">
            <text:p>0</text:p>
          </table:table-cell>
          <table:table-cell table:style-name="ce752" table:formula="of:=['Olive '.E75]" office:value-type="float" office:value="0" calcext:value-type="float">
            <text:p>0</text:p>
          </table:table-cell>
          <table:table-cell table:style-name="ce752" table:formula="of:=['Olive '.F75]" office:value-type="float" office:value="0" calcext:value-type="float">
            <text:p>0</text:p>
          </table:table-cell>
          <table:table-cell table:style-name="ce752" table:formula="of:=['Olive '.G75]" office:value-type="float" office:value="0" calcext:value-type="float">
            <text:p>0</text:p>
          </table:table-cell>
          <table:table-cell table:style-name="ce752" table:formula="of:=['Olive '.H75]" office:value-type="float" office:value="1" calcext:value-type="float">
            <text:p>1</text:p>
          </table:table-cell>
          <table:table-cell table:style-name="ce752" table:formula="of:=['Olive '.I75]" office:value-type="string" office:string-value="ea" calcext:value-type="string">
            <text:p>ea</text:p>
          </table:table-cell>
          <table:table-cell table:style-name="ce752" table:formula="of:=['Olive '.J75]" office:value-type="float" office:value="0.7619" calcext:value-type="float">
            <text:p>0.7619</text:p>
          </table:table-cell>
          <table:table-cell table:style-name="ce752" table:formula="of:=['Olive '.K75]" office:value-type="float" office:value="0.7619" calcext:value-type="float">
            <text:p>0.7619</text:p>
          </table:table-cell>
          <table:table-cell table:formula="of:=[.H65]*[.$L$2]" office:value-type="float" office:value="3050" calcext:value-type="float">
            <text:p>3,050</text:p>
          </table:table-cell>
          <table:table-cell table:style-name="ce752" table:formula="of:=['Olive '.M75]" office:value-type="float" office:value="0" calcext:value-type="float">
            <text:p>0</text:p>
          </table:table-cell>
          <table:table-cell table:style-name="ce764" table:formula="of:=['Olive '.N75]" office:value-type="date" office:date-value="1899-12-30" calcext:value-type="date">
            <text:p>12/30/99</text:p>
          </table:table-cell>
          <table:table-cell table:style-name="ce764" table:formula="of:=['Olive '.O75]" office:value-type="date" office:date-value="1899-12-30" calcext:value-type="date">
            <text:p>12/30/99</text:p>
          </table:table-cell>
          <table:table-cell table:style-name="ce756" table:formula="of:=['Olive '.P75]" office:value-type="float" office:value="0" calcext:value-type="float">
            <text:p>0</text:p>
          </table:table-cell>
          <table:table-cell table:number-columns-repeated="1008"/>
        </table:table-row>
        <table:table-row table:style-name="ro5">
          <table:table-cell table:style-name="ce752" table:formula="of:=['Olive '.A76]" office:value-type="string" office:string-value="Documentation" calcext:value-type="string">
            <text:p>Documentation</text:p>
          </table:table-cell>
          <table:table-cell table:style-name="ce752" table:formula="of:=['Olive '.B76]" office:value-type="string" office:string-value="DC-MS0050" calcext:value-type="string">
            <text:p>DC-MS0050</text:p>
          </table:table-cell>
          <table:table-cell table:style-name="ce756" table:formula="of:=['Olive '.C76]" office:value-type="string" office:string-value="Packing List, TAZ 6.0" calcext:value-type="string">
            <text:p>Packing List, TAZ 6.0</text:p>
          </table:table-cell>
          <table:table-cell table:style-name="ce752" table:formula="of:=['Olive '.D76]" office:value-type="float" office:value="0" calcext:value-type="float">
            <text:p>0</text:p>
          </table:table-cell>
          <table:table-cell table:style-name="ce752" table:formula="of:=['Olive '.E76]" office:value-type="float" office:value="0" calcext:value-type="float">
            <text:p>0</text:p>
          </table:table-cell>
          <table:table-cell table:style-name="ce752" table:formula="of:=['Olive '.F76]" office:value-type="float" office:value="0" calcext:value-type="float">
            <text:p>0</text:p>
          </table:table-cell>
          <table:table-cell table:style-name="ce752" table:formula="of:=['Olive '.G76]" office:value-type="float" office:value="0" calcext:value-type="float">
            <text:p>0</text:p>
          </table:table-cell>
          <table:table-cell table:style-name="ce752" table:formula="of:=['Olive '.H76]" office:value-type="float" office:value="1" calcext:value-type="float">
            <text:p>1</text:p>
          </table:table-cell>
          <table:table-cell table:style-name="ce752" table:formula="of:=['Olive '.I76]" office:value-type="string" office:string-value="ea" calcext:value-type="string">
            <text:p>ea</text:p>
          </table:table-cell>
          <table:table-cell table:style-name="ce752" table:formula="of:=['Olive '.J76]" office:value-type="float" office:value="0.23809" calcext:value-type="float">
            <text:p>0.23809</text:p>
          </table:table-cell>
          <table:table-cell table:style-name="ce752" table:formula="of:=['Olive '.K76]" office:value-type="float" office:value="0.23809" calcext:value-type="float">
            <text:p>0.23809</text:p>
          </table:table-cell>
          <table:table-cell table:formula="of:=[.H66]*[.$L$2]" office:value-type="float" office:value="3050" calcext:value-type="float">
            <text:p>3,050</text:p>
          </table:table-cell>
          <table:table-cell table:style-name="ce752" table:formula="of:=['Olive '.M76]" office:value-type="string" office:string-value="PO12745" calcext:value-type="string">
            <text:p>PO12745</text:p>
          </table:table-cell>
          <table:table-cell table:style-name="ce764" table:formula="of:=['Olive '.N76]" office:value-type="date" office:date-value="2016-04-01" calcext:value-type="date">
            <text:p>04/01/16</text:p>
          </table:table-cell>
          <table:table-cell table:style-name="ce764" table:formula="of:=['Olive '.O76]" office:value-type="date" office:date-value="2016-04-03" calcext:value-type="date">
            <text:p>04/03/16</text:p>
          </table:table-cell>
          <table:table-cell table:style-name="ce756" table:formula="of:=['Olive '.P76]" office:value-type="float" office:value="0" calcext:value-type="float">
            <text:p>0</text:p>
          </table:table-cell>
          <table:table-cell table:number-columns-repeated="1008"/>
        </table:table-row>
        <table:table-row table:style-name="ro5">
          <table:table-cell table:style-name="ce752" table:formula="of:=['Olive '.A77]" office:value-type="string" office:string-value="Documentation" calcext:value-type="string">
            <text:p>Documentation</text:p>
          </table:table-cell>
          <table:table-cell table:style-name="ce752" table:formula="of:=['Olive '.B77]" office:value-type="string" office:string-value="DC-MN0016" calcext:value-type="string">
            <text:p>DC-MN0016</text:p>
          </table:table-cell>
          <table:table-cell table:style-name="ce756" table:formula="of:=['Olive '.C77]" office:value-type="string" office:string-value="Operating Guide, TAZ 6.0" calcext:value-type="string">
            <text:p>Operating Guide, TAZ 6.0</text:p>
          </table:table-cell>
          <table:table-cell table:style-name="ce752" table:formula="of:=['Olive '.D77]" office:value-type="float" office:value="0" calcext:value-type="float">
            <text:p>0</text:p>
          </table:table-cell>
          <table:table-cell table:style-name="ce752" table:formula="of:=['Olive '.E77]" office:value-type="float" office:value="0" calcext:value-type="float">
            <text:p>0</text:p>
          </table:table-cell>
          <table:table-cell table:style-name="ce752" table:formula="of:=['Olive '.F77]" office:value-type="float" office:value="0" calcext:value-type="float">
            <text:p>0</text:p>
          </table:table-cell>
          <table:table-cell table:style-name="ce752" table:formula="of:=['Olive '.G77]" office:value-type="float" office:value="0" calcext:value-type="float">
            <text:p>0</text:p>
          </table:table-cell>
          <table:table-cell table:style-name="ce752" table:formula="of:=['Olive '.H77]" office:value-type="float" office:value="1" calcext:value-type="float">
            <text:p>1</text:p>
          </table:table-cell>
          <table:table-cell table:style-name="ce752" table:formula="of:=['Olive '.I77]" office:value-type="string" office:string-value="ea" calcext:value-type="string">
            <text:p>ea</text:p>
          </table:table-cell>
          <table:table-cell table:style-name="ce752" table:formula="of:=['Olive '.J77]" office:value-type="float" office:value="1.61904" calcext:value-type="float">
            <text:p>1.61904</text:p>
          </table:table-cell>
          <table:table-cell table:style-name="ce752" table:formula="of:=['Olive '.K77]" office:value-type="float" office:value="1.61904" calcext:value-type="float">
            <text:p>1.61904</text:p>
          </table:table-cell>
          <table:table-cell table:formula="of:=[.H67]*[.$L$2]" office:value-type="float" office:value="3050" calcext:value-type="float">
            <text:p>3,050</text:p>
          </table:table-cell>
          <table:table-cell table:style-name="ce752" table:formula="of:=['Olive '.M77]" office:value-type="string" office:string-value="PO12745" calcext:value-type="string">
            <text:p>PO12745</text:p>
          </table:table-cell>
          <table:table-cell table:style-name="ce764" table:formula="of:=['Olive '.N77]" office:value-type="date" office:date-value="2016-04-01" calcext:value-type="date">
            <text:p>04/01/16</text:p>
          </table:table-cell>
          <table:table-cell table:style-name="ce764" table:formula="of:=['Olive '.O77]" office:value-type="date" office:date-value="2016-04-03" calcext:value-type="date">
            <text:p>04/03/16</text:p>
          </table:table-cell>
          <table:table-cell table:style-name="ce756" table:formula="of:=['Olive '.P77]" office:value-type="string" office:string-value="NEW part number" calcext:value-type="string">
            <text:p>NEW part number</text:p>
          </table:table-cell>
          <table:table-cell table:number-columns-repeated="1008"/>
        </table:table-row>
        <table:table-row table:style-name="ro5">
          <table:table-cell table:style-name="ce752" table:formula="of:=['Olive '.A78]" office:value-type="string" office:string-value="Documentation" calcext:value-type="string">
            <text:p>Documentation</text:p>
          </table:table-cell>
          <table:table-cell table:style-name="ce752" table:formula="of:=['Olive '.B78]" office:value-type="string" office:string-value="DC-MS0051" calcext:value-type="string">
            <text:p>DC-MS0051</text:p>
          </table:table-cell>
          <table:table-cell table:style-name="ce756" table:formula="of:=['Olive '.C78]" office:value-type="string" office:string-value="Declaration of Conformity, TAZ 6.0" calcext:value-type="string">
            <text:p>Declaration of Conformity, TAZ 6.0</text:p>
          </table:table-cell>
          <table:table-cell table:style-name="ce752" table:formula="of:=['Olive '.D78]" office:value-type="float" office:value="0" calcext:value-type="float">
            <text:p>0</text:p>
          </table:table-cell>
          <table:table-cell table:style-name="ce752" table:formula="of:=['Olive '.E78]" office:value-type="float" office:value="0" calcext:value-type="float">
            <text:p>0</text:p>
          </table:table-cell>
          <table:table-cell table:style-name="ce752" table:formula="of:=['Olive '.F78]" office:value-type="float" office:value="0" calcext:value-type="float">
            <text:p>0</text:p>
          </table:table-cell>
          <table:table-cell table:style-name="ce752" table:formula="of:=['Olive '.G78]" office:value-type="float" office:value="0" calcext:value-type="float">
            <text:p>0</text:p>
          </table:table-cell>
          <table:table-cell table:style-name="ce752" table:formula="of:=['Olive '.H78]" office:value-type="float" office:value="1" calcext:value-type="float">
            <text:p>1</text:p>
          </table:table-cell>
          <table:table-cell table:style-name="ce752" table:formula="of:=['Olive '.I78]" office:value-type="string" office:string-value="ea" calcext:value-type="string">
            <text:p>ea</text:p>
          </table:table-cell>
          <table:table-cell table:style-name="ce752" table:formula="of:=['Olive '.J78]" office:value-type="float" office:value="0.114" calcext:value-type="float">
            <text:p>0.114</text:p>
          </table:table-cell>
          <table:table-cell table:style-name="ce752" table:formula="of:=['Olive '.K78]" office:value-type="float" office:value="0.114" calcext:value-type="float">
            <text:p>0.114</text:p>
          </table:table-cell>
          <table:table-cell table:formula="of:=[.H68]*[.$L$2]" office:value-type="float" office:value="3050" calcext:value-type="float">
            <text:p>3,050</text:p>
          </table:table-cell>
          <table:table-cell table:style-name="ce752" table:formula="of:=['Olive '.M78]" office:value-type="string" office:string-value="PO12745" calcext:value-type="string">
            <text:p>PO12745</text:p>
          </table:table-cell>
          <table:table-cell table:style-name="ce764" table:formula="of:=['Olive '.N78]" office:value-type="date" office:date-value="2016-04-01" calcext:value-type="date">
            <text:p>04/01/16</text:p>
          </table:table-cell>
          <table:table-cell table:style-name="ce764" table:formula="of:=['Olive '.O78]" office:value-type="date" office:date-value="2016-04-03" calcext:value-type="date">
            <text:p>04/03/16</text:p>
          </table:table-cell>
          <table:table-cell table:style-name="ce756" table:formula="of:=['Olive '.P78]" office:value-type="string" office:string-value="NEW part number" calcext:value-type="string">
            <text:p>NEW part number</text:p>
          </table:table-cell>
          <table:table-cell table:number-columns-repeated="1008"/>
        </table:table-row>
        <table:table-row table:style-name="ro5">
          <table:table-cell table:style-name="ce752" table:formula="of:=['Olive '.A79]" office:value-type="string" office:string-value="Documentation" calcext:value-type="string">
            <text:p>Documentation</text:p>
          </table:table-cell>
          <table:table-cell table:style-name="ce752" table:formula="of:=['Olive '.B79]" office:value-type="string" office:string-value="DC-LB0063" calcext:value-type="string">
            <text:p>DC-LB0063</text:p>
          </table:table-cell>
          <table:table-cell table:style-name="ce756" table:formula="of:=['Olive '.C79]" office:value-type="string" office:string-value="Modification Warning Insert Modification 2.75 x 8.5 on 100 lb. Astrobright Lift Off Lemon Very Bright" calcext:value-type="string">
            <text:p>Modification Warning Insert Modification 2.75 x 8.5 on 100 lb. Astrobright Lift Off Lemon Very Bright</text:p>
          </table:table-cell>
          <table:table-cell table:style-name="ce752" table:formula="of:=['Olive '.D79]" office:value-type="float" office:value="0" calcext:value-type="float">
            <text:p>0</text:p>
          </table:table-cell>
          <table:table-cell table:style-name="ce752" table:formula="of:=['Olive '.E79]" office:value-type="float" office:value="0" calcext:value-type="float">
            <text:p>0</text:p>
          </table:table-cell>
          <table:table-cell table:style-name="ce752" table:formula="of:=['Olive '.F79]" office:value-type="float" office:value="0" calcext:value-type="float">
            <text:p>0</text:p>
          </table:table-cell>
          <table:table-cell table:style-name="ce752" table:formula="of:=['Olive '.G79]" office:value-type="float" office:value="0" calcext:value-type="float">
            <text:p>0</text:p>
          </table:table-cell>
          <table:table-cell table:style-name="ce752" table:formula="of:=['Olive '.H79]" office:value-type="float" office:value="1" calcext:value-type="float">
            <text:p>1</text:p>
          </table:table-cell>
          <table:table-cell table:style-name="ce752" table:formula="of:=['Olive '.I79]" office:value-type="string" office:string-value="ea" calcext:value-type="string">
            <text:p>ea</text:p>
          </table:table-cell>
          <table:table-cell table:style-name="ce752" table:formula="of:=['Olive '.J79]" office:value-type="float" office:value="0.0735" calcext:value-type="float">
            <text:p>0.0735</text:p>
          </table:table-cell>
          <table:table-cell table:style-name="ce752" table:formula="of:=['Olive '.K79]" office:value-type="float" office:value="0.0735" calcext:value-type="float">
            <text:p>0.0735</text:p>
          </table:table-cell>
          <table:table-cell table:formula="of:=[.H69]*[.$L$2]" office:value-type="float" office:value="3050" calcext:value-type="float">
            <text:p>3,050</text:p>
          </table:table-cell>
          <table:table-cell table:style-name="ce752" table:formula="of:=['Olive '.M79]" office:value-type="string" office:string-value="PO12745" calcext:value-type="string">
            <text:p>PO12745</text:p>
          </table:table-cell>
          <table:table-cell table:style-name="ce764" table:formula="of:=['Olive '.N79]" office:value-type="date" office:date-value="2016-04-01" calcext:value-type="date">
            <text:p>04/01/16</text:p>
          </table:table-cell>
          <table:table-cell table:style-name="ce764" table:formula="of:=['Olive '.O79]" office:value-type="date" office:date-value="2016-04-03" calcext:value-type="date">
            <text:p>04/03/16</text:p>
          </table:table-cell>
          <table:table-cell table:style-name="ce756" table:formula="of:=['Olive '.P79]" office:value-type="float" office:value="0" calcext:value-type="float">
            <text:p>0</text:p>
          </table:table-cell>
          <table:table-cell table:number-columns-repeated="1008"/>
        </table:table-row>
        <table:table-row table:style-name="ro5">
          <table:table-cell table:style-name="ce752" table:formula="of:=['Olive '.A82]" office:value-type="string" office:string-value="Electronic" calcext:value-type="string">
            <text:p>Electronic</text:p>
          </table:table-cell>
          <table:table-cell table:style-name="ce752" table:formula="of:=['Olive '.B82]" office:value-type="string" office:string-value="PC-CN0062" calcext:value-type="string">
            <text:p>PC-CN0062</text:p>
          </table:table-cell>
          <table:table-cell table:style-name="ce756" table:formula="of:=['Olive '.C82]" office:value-type="string" office:string-value="Female 8 pin Molex Connector Housing" calcext:value-type="string">
            <text:p>Female 8 pin Molex Connector Housing</text:p>
          </table:table-cell>
          <table:table-cell table:style-name="ce752" table:formula="of:=['Olive '.D82]" office:value-type="string" office:string-value="Molex" calcext:value-type="string">
            <text:p>Molex</text:p>
          </table:table-cell>
          <table:table-cell table:style-name="ce752" table:formula="of:=['Olive '.E82]" office:value-type="string" office:string-value="50-57-9408" calcext:value-type="string">
            <text:p>50-57-9408</text:p>
          </table:table-cell>
          <table:table-cell table:style-name="ce752" table:formula="of:=['Olive '.F82]" office:value-type="string" office:string-value="TTI" calcext:value-type="string">
            <text:p>TTI</text:p>
          </table:table-cell>
          <table:table-cell table:style-name="ce752" table:formula="of:=['Olive '.G82]" office:value-type="string" office:string-value="538-50-57-9408" calcext:value-type="string">
            <text:p>538-50-57-9408</text:p>
          </table:table-cell>
          <table:table-cell table:style-name="ce752" table:formula="of:=['Olive '.H82]" office:value-type="float" office:value="1" calcext:value-type="float">
            <text:p>1</text:p>
          </table:table-cell>
          <table:table-cell table:style-name="ce752" table:formula="of:=['Olive '.I82]" office:value-type="string" office:string-value="pcs" calcext:value-type="string">
            <text:p>pcs</text:p>
          </table:table-cell>
          <table:table-cell table:style-name="ce752" table:formula="of:=['Olive '.J82]" office:value-type="float" office:value="0.12" calcext:value-type="float">
            <text:p>0.12</text:p>
          </table:table-cell>
          <table:table-cell table:style-name="ce752" table:formula="of:=['Olive '.K82]" office:value-type="float" office:value="0.12" calcext:value-type="float">
            <text:p>0.12</text:p>
          </table:table-cell>
          <table:table-cell table:formula="of:=[.H70]*[.$L$2]" office:value-type="float" office:value="3050" calcext:value-type="float">
            <text:p>3,050</text:p>
          </table:table-cell>
          <table:table-cell table:style-name="ce752" table:formula="of:=['Olive '.M82]" office:value-type="string" office:string-value="PO11064" calcext:value-type="string">
            <text:p>PO11064</text:p>
          </table:table-cell>
          <table:table-cell table:style-name="ce764" table:formula="of:=['Olive '.N82]" office:value-type="date" office:date-value="2015-12-04" calcext:value-type="date">
            <text:p>12/04/15</text:p>
          </table:table-cell>
          <table:table-cell table:style-name="ce764" table:formula="of:=['Olive '.O82]" office:value-type="date" office:date-value="2016-02-22" calcext:value-type="date">
            <text:p>02/22/16</text:p>
          </table:table-cell>
          <table:table-cell table:style-name="ce756" table:formula="of:=['Olive '.P82]" office:value-type="string" office:string-value="Ordered for Olive.KG   " calcext:value-type="string">
            <text:p>Ordered for Olive.KG <text:s text:c="2"/></text:p>
          </table:table-cell>
          <table:table-cell table:number-columns-repeated="1008"/>
        </table:table-row>
        <table:table-row table:style-name="ro5">
          <table:table-cell table:style-name="ce752" table:formula="of:=['Olive '.A83]" office:value-type="string" office:string-value="Electronic" calcext:value-type="string">
            <text:p>Electronic</text:p>
          </table:table-cell>
          <table:table-cell table:style-name="ce752" table:formula="of:=['Olive '.B83]" office:value-type="string" office:string-value="PC-CN0061" calcext:value-type="string">
            <text:p>PC-CN0061</text:p>
          </table:table-cell>
          <table:table-cell table:style-name="ce756" table:formula="of:=['Olive '.C83]" office:value-type="string" office:string-value="Male 8 pin Molex Connector Housing" calcext:value-type="string">
            <text:p>Male 8 pin Molex Connector Housing</text:p>
          </table:table-cell>
          <table:table-cell table:style-name="ce752" table:formula="of:=['Olive '.D83]" office:value-type="string" office:string-value="Molex" calcext:value-type="string">
            <text:p>Molex</text:p>
          </table:table-cell>
          <table:table-cell table:style-name="ce752" table:formula="of:=['Olive '.E83]" office:value-type="string" office:string-value="70107-0007" calcext:value-type="string">
            <text:p>70107-0007</text:p>
          </table:table-cell>
          <table:table-cell table:style-name="ce752" table:formula="of:=['Olive '.F83]" office:value-type="string" office:string-value="TTI" calcext:value-type="string">
            <text:p>TTI</text:p>
          </table:table-cell>
          <table:table-cell table:style-name="ce752" table:formula="of:=['Olive '.G83]" office:value-type="string" office:string-value="538-70107-0007" calcext:value-type="string">
            <text:p>538-70107-0007</text:p>
          </table:table-cell>
          <table:table-cell table:style-name="ce752" table:formula="of:=['Olive '.H83]" office:value-type="float" office:value="1" calcext:value-type="float">
            <text:p>1</text:p>
          </table:table-cell>
          <table:table-cell table:style-name="ce752" table:formula="of:=['Olive '.I83]" office:value-type="string" office:string-value="pcs" calcext:value-type="string">
            <text:p>pcs</text:p>
          </table:table-cell>
          <table:table-cell table:style-name="ce752" table:formula="of:=['Olive '.J83]" office:value-type="float" office:value="0.367" calcext:value-type="float">
            <text:p>0.367</text:p>
          </table:table-cell>
          <table:table-cell table:style-name="ce752" table:formula="of:=['Olive '.K83]" office:value-type="float" office:value="0.367" calcext:value-type="float">
            <text:p>0.367</text:p>
          </table:table-cell>
          <table:table-cell table:formula="of:=[.H71]*[.$L$2]" office:value-type="float" office:value="3050" calcext:value-type="float">
            <text:p>3,050</text:p>
          </table:table-cell>
          <table:table-cell table:style-name="ce752" table:formula="of:=['Olive '.M83]" office:value-type="string" office:string-value="PO11064" calcext:value-type="string">
            <text:p>PO11064</text:p>
          </table:table-cell>
          <table:table-cell table:style-name="ce764" table:formula="of:=['Olive '.N83]" office:value-type="date" office:date-value="2015-12-04" calcext:value-type="date">
            <text:p>12/04/15</text:p>
          </table:table-cell>
          <table:table-cell table:style-name="ce764" table:formula="of:=['Olive '.O83]" office:value-type="date" office:date-value="2016-02-22" calcext:value-type="date">
            <text:p>02/22/16</text:p>
          </table:table-cell>
          <table:table-cell table:style-name="ce756" table:formula="of:=['Olive '.P83]" office:value-type="string" office:string-value="Ordered for Olive.KG    " calcext:value-type="string">
            <text:p>Ordered for Olive.KG <text:s text:c="3"/></text:p>
          </table:table-cell>
          <table:table-cell table:number-columns-repeated="1008"/>
        </table:table-row>
        <table:table-row table:style-name="ro5">
          <table:table-cell table:style-name="ce752" table:formula="of:=['Olive '.A84]" office:value-type="string" office:string-value="Electronic" calcext:value-type="string">
            <text:p>Electronic</text:p>
          </table:table-cell>
          <table:table-cell table:style-name="ce752" table:formula="of:=['Olive '.B84]" office:value-type="string" office:string-value="PC-CN0059" calcext:value-type="string">
            <text:p>PC-CN0059</text:p>
          </table:table-cell>
          <table:table-cell table:style-name="ce756" table:formula="of:=['Olive '.C84]" office:value-type="string" office:string-value="Male 10 pin Molex Connector Housing" calcext:value-type="string">
            <text:p>Male 10 pin Molex Connector Housing</text:p>
          </table:table-cell>
          <table:table-cell table:style-name="ce752" table:formula="of:=['Olive '.D84]" office:value-type="string" office:string-value="Molex" calcext:value-type="string">
            <text:p>Molex</text:p>
          </table:table-cell>
          <table:table-cell table:style-name="ce752" table:formula="of:=['Olive '.E84]" office:value-type="string" office:string-value="70107-0009" calcext:value-type="string">
            <text:p>70107-0009</text:p>
          </table:table-cell>
          <table:table-cell table:style-name="ce752" table:formula="of:=['Olive '.F84]" office:value-type="string" office:string-value="TTI" calcext:value-type="string">
            <text:p>TTI</text:p>
          </table:table-cell>
          <table:table-cell table:style-name="ce752" table:formula="of:=['Olive '.G84]" office:value-type="string" office:string-value="538-70107-0009" calcext:value-type="string">
            <text:p>538-70107-0009</text:p>
          </table:table-cell>
          <table:table-cell table:style-name="ce752" table:formula="of:=['Olive '.H84]" office:value-type="float" office:value="1" calcext:value-type="float">
            <text:p>1</text:p>
          </table:table-cell>
          <table:table-cell table:style-name="ce752" table:formula="of:=['Olive '.I84]" office:value-type="string" office:string-value="pcs" calcext:value-type="string">
            <text:p>pcs</text:p>
          </table:table-cell>
          <table:table-cell table:style-name="ce752" table:formula="of:=['Olive '.J84]" office:value-type="float" office:value="0.4" calcext:value-type="float">
            <text:p>0.4</text:p>
          </table:table-cell>
          <table:table-cell table:style-name="ce752" table:formula="of:=['Olive '.K84]" office:value-type="float" office:value="0.4" calcext:value-type="float">
            <text:p>0.4</text:p>
          </table:table-cell>
          <table:table-cell table:formula="of:=[.H72]*[.$L$2]" office:value-type="float" office:value="3050" calcext:value-type="float">
            <text:p>3,050</text:p>
          </table:table-cell>
          <table:table-cell table:style-name="ce752" table:formula="of:=['Olive '.M84]" office:value-type="string" office:string-value="PO11064" calcext:value-type="string">
            <text:p>PO11064</text:p>
          </table:table-cell>
          <table:table-cell table:style-name="ce764" table:formula="of:=['Olive '.N84]" office:value-type="date" office:date-value="2015-12-04" calcext:value-type="date">
            <text:p>12/04/15</text:p>
          </table:table-cell>
          <table:table-cell table:style-name="ce764" table:formula="of:=['Olive '.O84]" office:value-type="date" office:date-value="2016-02-22" calcext:value-type="date">
            <text:p>02/22/16</text:p>
          </table:table-cell>
          <table:table-cell table:style-name="ce756" table:formula="of:=['Olive '.P84]" office:value-type="string" office:string-value="Ordered for Olive.KG   " calcext:value-type="string">
            <text:p>Ordered for Olive.KG <text:s text:c="2"/></text:p>
          </table:table-cell>
          <table:table-cell table:number-columns-repeated="1008"/>
        </table:table-row>
        <table:table-row table:style-name="ro5">
          <table:table-cell table:style-name="ce752" table:formula="of:=['Olive '.A85]" office:value-type="string" office:string-value="Electronic" calcext:value-type="string">
            <text:p>Electronic</text:p>
          </table:table-cell>
          <table:table-cell table:style-name="ce752" table:formula="of:=['Olive '.B85]" office:value-type="string" office:string-value="PC-CN0057" calcext:value-type="string">
            <text:p>PC-CN0057</text:p>
          </table:table-cell>
          <table:table-cell table:style-name="ce756" table:formula="of:=['Olive '.C85]" office:value-type="string" office:string-value="Male 16 pin Molex Connector Housing" calcext:value-type="string">
            <text:p>Male 16 pin Molex Connector Housing</text:p>
          </table:table-cell>
          <table:table-cell table:style-name="ce752" table:formula="of:=['Olive '.D85]" office:value-type="string" office:string-value="Molex" calcext:value-type="string">
            <text:p>Molex</text:p>
          </table:table-cell>
          <table:table-cell table:style-name="ce752" table:formula="of:=['Olive '.E85]" office:value-type="string" office:string-value="70107-0015" calcext:value-type="string">
            <text:p>70107-0015</text:p>
          </table:table-cell>
          <table:table-cell table:style-name="ce752" table:formula="of:=['Olive '.F85]" office:value-type="string" office:string-value="SAGER" calcext:value-type="string">
            <text:p>SAGER</text:p>
          </table:table-cell>
          <table:table-cell table:style-name="ce752" table:formula="of:=['Olive '.G85]" office:value-type="string" office:string-value="538-70107-0015" calcext:value-type="string">
            <text:p>538-70107-0015</text:p>
          </table:table-cell>
          <table:table-cell table:style-name="ce752" table:formula="of:=['Olive '.H85]" office:value-type="float" office:value="1" calcext:value-type="float">
            <text:p>1</text:p>
          </table:table-cell>
          <table:table-cell table:style-name="ce752" table:formula="of:=['Olive '.I85]" office:value-type="string" office:string-value="pcs" calcext:value-type="string">
            <text:p>pcs</text:p>
          </table:table-cell>
          <table:table-cell table:style-name="ce752" table:formula="of:=['Olive '.J85]" office:value-type="float" office:value="0.63" calcext:value-type="float">
            <text:p>0.63</text:p>
          </table:table-cell>
          <table:table-cell table:style-name="ce752" table:formula="of:=['Olive '.K85]" office:value-type="float" office:value="0.63" calcext:value-type="float">
            <text:p>0.63</text:p>
          </table:table-cell>
          <table:table-cell table:formula="of:=[.H73]*[.$L$2]" office:value-type="float" office:value="3050" calcext:value-type="float">
            <text:p>3,050</text:p>
          </table:table-cell>
          <table:table-cell table:style-name="ce752" table:formula="of:=['Olive '.M85]" office:value-type="string" office:string-value="PO11065" calcext:value-type="string">
            <text:p>PO11065</text:p>
          </table:table-cell>
          <table:table-cell table:style-name="ce764" table:formula="of:=['Olive '.N85]" office:value-type="date" office:date-value="2015-12-04" calcext:value-type="date">
            <text:p>12/04/15</text:p>
          </table:table-cell>
          <table:table-cell table:style-name="ce764" table:formula="of:=['Olive '.O85]" office:value-type="date" office:date-value="2015-12-11" calcext:value-type="date">
            <text:p>12/11/15</text:p>
          </table:table-cell>
          <table:table-cell table:style-name="ce756" table:formula="of:=['Olive '.P85]" office:value-type="string" office:string-value="Ordered for Olive.KG   " calcext:value-type="string">
            <text:p>Ordered for Olive.KG <text:s text:c="2"/></text:p>
          </table:table-cell>
          <table:table-cell table:number-columns-repeated="1008"/>
        </table:table-row>
        <table:table-row table:style-name="ro5">
          <table:table-cell table:style-name="ce752" table:formula="of:=['Olive '.A86]" office:value-type="string" office:string-value="Electronic" calcext:value-type="string">
            <text:p>Electronic</text:p>
          </table:table-cell>
          <table:table-cell table:style-name="ce752" table:formula="of:=['Olive '.B86]" office:value-type="string" office:string-value="PC-CN0055" calcext:value-type="string">
            <text:p>PC-CN0055</text:p>
          </table:table-cell>
          <table:table-cell table:style-name="ce756" table:formula="of:=['Olive '.C86]" office:value-type="string" office:string-value="Headers &amp; Wire Housings Male 20Ckt" calcext:value-type="string">
            <text:p>Headers &amp; Wire Housings Male 20Ckt</text:p>
          </table:table-cell>
          <table:table-cell table:style-name="ce752" table:formula="of:=['Olive '.D86]" office:value-type="string" office:string-value="Molex" calcext:value-type="string">
            <text:p>Molex</text:p>
          </table:table-cell>
          <table:table-cell table:style-name="ce752" table:formula="of:=['Olive '.E86]" office:value-type="string" office:string-value="70107-0019" calcext:value-type="string">
            <text:p>70107-0019</text:p>
          </table:table-cell>
          <table:table-cell table:style-name="ce752" table:formula="of:=['Olive '.F86]" office:value-type="string" office:string-value="SAGER" calcext:value-type="string">
            <text:p>SAGER</text:p>
          </table:table-cell>
          <table:table-cell table:style-name="ce752" table:formula="of:=['Olive '.G86]" office:value-type="string" office:string-value="538-70107-0019" calcext:value-type="string">
            <text:p>538-70107-0019</text:p>
          </table:table-cell>
          <table:table-cell table:style-name="ce752" table:formula="of:=['Olive '.H86]" office:value-type="float" office:value="1" calcext:value-type="float">
            <text:p>1</text:p>
          </table:table-cell>
          <table:table-cell table:style-name="ce752" table:formula="of:=['Olive '.I86]" office:value-type="string" office:string-value="pcs" calcext:value-type="string">
            <text:p>pcs</text:p>
          </table:table-cell>
          <table:table-cell table:style-name="ce752" table:formula="of:=['Olive '.J86]" office:value-type="float" office:value="0.785" calcext:value-type="float">
            <text:p>0.785</text:p>
          </table:table-cell>
          <table:table-cell table:style-name="ce752" table:formula="of:=['Olive '.K86]" office:value-type="float" office:value="0.785" calcext:value-type="float">
            <text:p>0.785</text:p>
          </table:table-cell>
          <table:table-cell table:formula="of:=[.H74]*[.$L$2]" office:value-type="float" office:value="3050" calcext:value-type="float">
            <text:p>3,050</text:p>
          </table:table-cell>
          <table:table-cell table:style-name="ce752" table:formula="of:=['Olive '.M86]" office:value-type="string" office:string-value="PO11065" calcext:value-type="string">
            <text:p>PO11065</text:p>
          </table:table-cell>
          <table:table-cell table:style-name="ce764" table:formula="of:=['Olive '.N86]" office:value-type="date" office:date-value="2015-12-04" calcext:value-type="date">
            <text:p>12/04/15</text:p>
          </table:table-cell>
          <table:table-cell table:style-name="ce764" table:formula="of:=['Olive '.O86]" office:value-type="date" office:date-value="2015-12-11" calcext:value-type="date">
            <text:p>12/11/15</text:p>
          </table:table-cell>
          <table:table-cell table:style-name="ce756" table:formula="of:=['Olive '.P86]" office:value-type="string" office:string-value="Ordered for Olive.KG   " calcext:value-type="string">
            <text:p>Ordered for Olive.KG <text:s text:c="2"/></text:p>
          </table:table-cell>
          <table:table-cell table:number-columns-repeated="1008"/>
        </table:table-row>
        <table:table-row table:style-name="ro5">
          <table:table-cell table:style-name="ce752" table:formula="of:=['Olive '.A87]" office:value-type="string" office:string-value="Electronic" calcext:value-type="string">
            <text:p>Electronic</text:p>
          </table:table-cell>
          <table:table-cell table:style-name="ce752" table:formula="of:=['Olive '.B87]" office:value-type="string" office:string-value="PC-CN0053" calcext:value-type="string">
            <text:p>PC-CN0053</text:p>
          </table:table-cell>
          <table:table-cell table:style-name="ce756" table:formula="of:=['Olive '.C87]" office:value-type="string" office:string-value="Headers &amp; Wire Housings HSG 12P W/O Ears Single Row" calcext:value-type="string">
            <text:p>Headers &amp; Wire Housings HSG 12P W/O Ears Single Row</text:p>
          </table:table-cell>
          <table:table-cell table:style-name="ce752" table:formula="of:=['Olive '.D87]" office:value-type="string" office:string-value="Molex" calcext:value-type="string">
            <text:p>Molex</text:p>
          </table:table-cell>
          <table:table-cell table:style-name="ce752" table:formula="of:=['Olive '.E87]" office:value-type="string" office:string-value="70107-0011" calcext:value-type="string">
            <text:p>70107-0011</text:p>
          </table:table-cell>
          <table:table-cell table:style-name="ce752" table:formula="of:=['Olive '.F87]" office:value-type="string" office:string-value="SAGER" calcext:value-type="string">
            <text:p>SAGER</text:p>
          </table:table-cell>
          <table:table-cell table:style-name="ce752" table:formula="of:=['Olive '.G87]" office:value-type="string" office:string-value="538-70107-0011" calcext:value-type="string">
            <text:p>538-70107-0011</text:p>
          </table:table-cell>
          <table:table-cell table:style-name="ce752" table:formula="of:=['Olive '.H87]" office:value-type="float" office:value="1" calcext:value-type="float">
            <text:p>1</text:p>
          </table:table-cell>
          <table:table-cell table:style-name="ce752" table:formula="of:=['Olive '.I87]" office:value-type="string" office:string-value="pcs" calcext:value-type="string">
            <text:p>pcs</text:p>
          </table:table-cell>
          <table:table-cell table:style-name="ce752" table:formula="of:=['Olive '.J87]" office:value-type="float" office:value="0.615" calcext:value-type="float">
            <text:p>0.615</text:p>
          </table:table-cell>
          <table:table-cell table:style-name="ce752" table:formula="of:=['Olive '.K87]" office:value-type="float" office:value="0.615" calcext:value-type="float">
            <text:p>0.615</text:p>
          </table:table-cell>
          <table:table-cell table:formula="of:=[.H75]*[.$L$2]" office:value-type="float" office:value="3050" calcext:value-type="float">
            <text:p>3,050</text:p>
          </table:table-cell>
          <table:table-cell table:style-name="ce752" table:formula="of:=['Olive '.M87]" office:value-type="string" office:string-value="PO11065" calcext:value-type="string">
            <text:p>PO11065</text:p>
          </table:table-cell>
          <table:table-cell table:style-name="ce764" table:formula="of:=['Olive '.N87]" office:value-type="date" office:date-value="2015-12-04" calcext:value-type="date">
            <text:p>12/04/15</text:p>
          </table:table-cell>
          <table:table-cell table:style-name="ce764" table:formula="of:=['Olive '.O87]" office:value-type="date" office:date-value="2015-12-11" calcext:value-type="date">
            <text:p>12/11/15</text:p>
          </table:table-cell>
          <table:table-cell table:style-name="ce756" table:formula="of:=['Olive '.P87]" office:value-type="string" office:string-value="Ordered for Olive.KG   " calcext:value-type="string">
            <text:p>Ordered for Olive.KG <text:s text:c="2"/></text:p>
          </table:table-cell>
          <table:table-cell table:number-columns-repeated="1008"/>
        </table:table-row>
        <table:table-row table:style-name="ro14">
          <table:table-cell table:style-name="ce752" table:formula="of:=['Olive '.A88]" office:value-type="string" office:string-value="Electronic" calcext:value-type="string">
            <text:p>Electronic</text:p>
          </table:table-cell>
          <table:table-cell table:style-name="ce752" table:formula="of:=['Olive '.B88]" office:value-type="string" office:string-value="PC-CN0001" calcext:value-type="string">
            <text:p>PC-CN0001</text:p>
          </table:table-cell>
          <table:table-cell table:style-name="ce756" table:formula="of:=['Olive '.C88]" office:value-type="string" office:string-value="&#10;Molex-Conn Housing 2POS .100 W/Latch" calcext:value-type="string">
            <text:p/>
            <text:p>Molex-Conn Housing 2POS .100 W/Latch</text:p>
          </table:table-cell>
          <table:table-cell table:style-name="ce752" table:formula="of:=['Olive '.D88]" office:value-type="string" office:string-value="Molex" calcext:value-type="string">
            <text:p>Molex</text:p>
          </table:table-cell>
          <table:table-cell table:style-name="ce752" table:formula="of:=['Olive '.E88]" office:value-type="float" office:value="50579402" calcext:value-type="float">
            <text:p>50579402</text:p>
          </table:table-cell>
          <table:table-cell table:style-name="ce752" table:formula="of:=['Olive '.F88]" office:value-type="string" office:string-value="SAGER" calcext:value-type="string">
            <text:p>SAGER</text:p>
          </table:table-cell>
          <table:table-cell table:style-name="ce752" table:formula="of:=['Olive '.G88]" office:value-type="string" office:string-value="WM2900-ND" calcext:value-type="string">
            <text:p>WM2900-ND</text:p>
          </table:table-cell>
          <table:table-cell table:style-name="ce752" table:formula="of:=['Olive '.H88]" office:value-type="float" office:value="8" calcext:value-type="float">
            <text:p>8</text:p>
          </table:table-cell>
          <table:table-cell table:style-name="ce752" table:formula="of:=['Olive '.I88]" office:value-type="string" office:string-value="ea" calcext:value-type="string">
            <text:p>ea</text:p>
          </table:table-cell>
          <table:table-cell table:style-name="ce752" table:formula="of:=['Olive '.J88]" office:value-type="float" office:value="0.0525" calcext:value-type="float">
            <text:p>0.0525</text:p>
          </table:table-cell>
          <table:table-cell table:style-name="ce752" table:formula="of:=['Olive '.K88]" office:value-type="float" office:value="0.42" calcext:value-type="float">
            <text:p>0.42</text:p>
          </table:table-cell>
          <table:table-cell table:formula="of:=[.H76]*[.$L$2]" office:value-type="float" office:value="24400" calcext:value-type="float">
            <text:p>24,400</text:p>
          </table:table-cell>
          <table:table-cell table:style-name="ce752" table:formula="of:=['Olive '.M88]" office:value-type="string" office:string-value="PO11031 / PO11661" calcext:value-type="string">
            <text:p>PO11031 / PO11661</text:p>
          </table:table-cell>
          <table:table-cell table:style-name="ce764" table:formula="of:=['Olive '.N88]" office:value-type="date" office:date-value="2015-12-03" calcext:value-type="date">
            <text:p>12/03/15</text:p>
          </table:table-cell>
          <table:table-cell table:style-name="ce764" table:formula="of:=['Olive '.O88]" office:value-type="string" office:string-value="See notes " calcext:value-type="string">
            <text:p>See notes </text:p>
          </table:table-cell>
          <table:table-cell table:style-name="ce756" table:formula="of:=['Olive '.P88]" office:value-type="string" office:string-value="Ordered additional units for Olive.KG   " calcext:value-type="string">
            <text:p>Ordered additional units for Olive.KG <text:s text:c="2"/></text:p>
          </table:table-cell>
          <table:table-cell table:number-columns-repeated="1008"/>
        </table:table-row>
        <table:table-row table:style-name="ro5">
          <table:table-cell table:style-name="ce752" table:formula="of:=['Olive '.A89]" office:value-type="string" office:string-value="Electronic" calcext:value-type="string">
            <text:p>Electronic</text:p>
          </table:table-cell>
          <table:table-cell table:style-name="ce752" table:formula="of:=['Olive '.B89]" office:value-type="string" office:string-value="PC-AS0019" calcext:value-type="string">
            <text:p>PC-AS0019</text:p>
          </table:table-cell>
          <table:table-cell table:style-name="ce756" table:formula="of:=['Olive '.C89]" office:value-type="string" office:string-value="Full Graphic Smart LCD Controller, gLCD Kit" calcext:value-type="string">
            <text:p>Full Graphic Smart LCD Controller, gLCD Kit</text:p>
          </table:table-cell>
          <table:table-cell table:style-name="ce752" table:formula="of:=['Olive '.D89]" office:value-type="string" office:string-value="RepRapDiscount " calcext:value-type="string">
            <text:p>RepRapDiscount </text:p>
          </table:table-cell>
          <table:table-cell table:style-name="ce752" table:formula="of:=['Olive '.E89]" office:value-type="float" office:value="0" calcext:value-type="float">
            <text:p>0</text:p>
          </table:table-cell>
          <table:table-cell table:style-name="ce752" table:formula="of:=['Olive '.F89]" office:value-type="string" office:string-value="RepRapDiscount " calcext:value-type="string">
            <text:p>RepRapDiscount </text:p>
          </table:table-cell>
          <table:table-cell table:style-name="ce752" table:formula="of:=['Olive '.G89]" office:value-type="float" office:value="0" calcext:value-type="float">
            <text:p>0</text:p>
          </table:table-cell>
          <table:table-cell table:style-name="ce752" table:formula="of:=['Olive '.H89]" office:value-type="float" office:value="1" calcext:value-type="float">
            <text:p>1</text:p>
          </table:table-cell>
          <table:table-cell table:style-name="ce752" table:formula="of:=['Olive '.I89]" office:value-type="string" office:string-value="ea" calcext:value-type="string">
            <text:p>ea</text:p>
          </table:table-cell>
          <table:table-cell table:style-name="ce752" table:formula="of:=['Olive '.J89]" office:value-type="float" office:value="28" calcext:value-type="float">
            <text:p>28</text:p>
          </table:table-cell>
          <table:table-cell table:style-name="ce752" table:formula="of:=['Olive '.K89]" office:value-type="float" office:value="28" calcext:value-type="float">
            <text:p>28</text:p>
          </table:table-cell>
          <table:table-cell table:formula="of:=[.H77]*[.$L$2]" office:value-type="float" office:value="3050" calcext:value-type="float">
            <text:p>3,050</text:p>
          </table:table-cell>
          <table:table-cell table:style-name="ce752" table:formula="of:=['Olive '.M89]" office:value-type="string" office:string-value="PO10917" calcext:value-type="string">
            <text:p>PO10917</text:p>
          </table:table-cell>
          <table:table-cell table:style-name="ce764" table:formula="of:=['Olive '.N89]" office:value-type="date" office:date-value="2015-12-03" calcext:value-type="date">
            <text:p>12/03/15</text:p>
          </table:table-cell>
          <table:table-cell table:style-name="ce764" table:formula="of:=['Olive '.O89]" office:value-type="string" office:string-value="See notes " calcext:value-type="string">
            <text:p>See notes </text:p>
          </table:table-cell>
          <table:table-cell table:style-name="ce756" table:formula="of:=['Olive '.P89]" office:value-type="string" office:string-value="Received Ordered for Olive. KG" calcext:value-type="string">
            <text:p>Received Ordered for Olive. KG</text:p>
          </table:table-cell>
          <table:table-cell table:number-columns-repeated="1008"/>
        </table:table-row>
        <table:table-row table:style-name="ro5">
          <table:table-cell table:style-name="ce752" table:formula="of:=['Olive '.A90]" office:value-type="string" office:string-value="Accessories" calcext:value-type="string">
            <text:p>Accessories</text:p>
          </table:table-cell>
          <table:table-cell table:style-name="ce752" table:formula="of:=['Olive '.B90]" office:value-type="string" office:string-value="EL-MS0119" calcext:value-type="string">
            <text:p>EL-MS0119</text:p>
          </table:table-cell>
          <table:table-cell table:style-name="ce756" table:formula="of:=['Olive '.C90]" office:value-type="string" office:string-value="SD Card from GLCD Kit" calcext:value-type="string">
            <text:p>SD Card from GLCD Kit</text:p>
          </table:table-cell>
          <table:table-cell table:style-name="ce752" table:formula="of:=['Olive '.D90]" office:value-type="string" office:string-value="These come with PC-AS0019" calcext:value-type="string">
            <text:p>These come with PC-AS0019</text:p>
          </table:table-cell>
          <table:table-cell table:style-name="ce752" table:formula="of:=['Olive '.E90]" office:value-type="float" office:value="0" calcext:value-type="float">
            <text:p>0</text:p>
          </table:table-cell>
          <table:table-cell table:style-name="ce752" table:formula="of:=['Olive '.F90]" office:value-type="string" office:string-value="These come with PC-AS0019" calcext:value-type="string">
            <text:p>These come with PC-AS0019</text:p>
          </table:table-cell>
          <table:table-cell table:style-name="ce752" table:formula="of:=['Olive '.G90]" office:value-type="float" office:value="0" calcext:value-type="float">
            <text:p>0</text:p>
          </table:table-cell>
          <table:table-cell table:style-name="ce752" table:formula="of:=['Olive '.H90]" office:value-type="float" office:value="1" calcext:value-type="float">
            <text:p>1</text:p>
          </table:table-cell>
          <table:table-cell table:style-name="ce752" table:formula="of:=['Olive '.I90]" office:value-type="string" office:string-value="ea" calcext:value-type="string">
            <text:p>ea</text:p>
          </table:table-cell>
          <table:table-cell table:style-name="ce752" table:formula="of:=['Olive '.J90]" office:value-type="float" office:value="0" calcext:value-type="float">
            <text:p>0</text:p>
          </table:table-cell>
          <table:table-cell table:style-name="ce752" table:formula="of:=['Olive '.K90]" office:value-type="float" office:value="0" calcext:value-type="float">
            <text:p>0</text:p>
          </table:table-cell>
          <table:table-cell table:formula="of:=[.H78]*[.$L$2]" office:value-type="float" office:value="3050" calcext:value-type="float">
            <text:p>3,050</text:p>
          </table:table-cell>
          <table:table-cell table:style-name="ce752" table:formula="of:=['Olive '.M90]" office:value-type="string" office:string-value="PO10917" calcext:value-type="string">
            <text:p>PO10917</text:p>
          </table:table-cell>
          <table:table-cell table:style-name="ce764" table:formula="of:=['Olive '.N90]" office:value-type="date" office:date-value="2015-12-08" calcext:value-type="date">
            <text:p>12/08/15</text:p>
          </table:table-cell>
          <table:table-cell table:style-name="ce764" table:formula="of:=['Olive '.O90]" office:value-type="date" office:date-value="2015-12-15" calcext:value-type="date">
            <text:p>12/15/15</text:p>
          </table:table-cell>
          <table:table-cell table:style-name="ce756" table:formula="of:=['Olive '.P90]" office:value-type="string" office:string-value="Received Ordered for Olive. KG" calcext:value-type="string">
            <text:p>Received Ordered for Olive. KG</text:p>
          </table:table-cell>
          <table:table-cell table:number-columns-repeated="1008"/>
        </table:table-row>
        <table:table-row table:style-name="ro5">
          <table:table-cell table:style-name="ce752" table:formula="of:=['Olive '.A91]" office:value-type="string" office:string-value="Electronic" calcext:value-type="string">
            <text:p>Electronic</text:p>
          </table:table-cell>
          <table:table-cell table:style-name="ce752" table:formula="of:=['Olive '.B91]" office:value-type="string" office:string-value="PC-BD0045" calcext:value-type="string">
            <text:p>PC-BD0045</text:p>
          </table:table-cell>
          <table:table-cell table:style-name="ce756" table:formula="of:=['Olive '.C91]" office:value-type="string" office:string-value="RAMBO Electronics v1.3L" calcext:value-type="string">
            <text:p>RAMBO Electronics v1.3L</text:p>
          </table:table-cell>
          <table:table-cell table:style-name="ce752" table:formula="of:=['Olive '.D91]" office:value-type="string" office:string-value="UltiMachine" calcext:value-type="string">
            <text:p>UltiMachine</text:p>
          </table:table-cell>
          <table:table-cell table:style-name="ce752" table:formula="of:=['Olive '.E91]" office:value-type="float" office:value="0" calcext:value-type="float">
            <text:p>0</text:p>
          </table:table-cell>
          <table:table-cell table:style-name="ce752" table:formula="of:=['Olive '.F91]" office:value-type="float" office:value="0" calcext:value-type="float">
            <text:p>0</text:p>
          </table:table-cell>
          <table:table-cell table:style-name="ce752" table:formula="of:=['Olive '.G91]" office:value-type="float" office:value="0" calcext:value-type="float">
            <text:p>0</text:p>
          </table:table-cell>
          <table:table-cell table:style-name="ce752" table:formula="of:=['Olive '.H91]" office:value-type="float" office:value="1" calcext:value-type="float">
            <text:p>1</text:p>
          </table:table-cell>
          <table:table-cell table:style-name="ce752" table:formula="of:=['Olive '.I91]" office:value-type="string" office:string-value="ea" calcext:value-type="string">
            <text:p>ea</text:p>
          </table:table-cell>
          <table:table-cell table:style-name="ce752" table:formula="of:=['Olive '.J91]" office:value-type="float" office:value="78" calcext:value-type="float">
            <text:p>78</text:p>
          </table:table-cell>
          <table:table-cell table:style-name="ce752" table:formula="of:=['Olive '.K91]" office:value-type="float" office:value="78" calcext:value-type="float">
            <text:p>78</text:p>
          </table:table-cell>
          <table:table-cell table:formula="of:=[.H79]*[.$L$2]" office:value-type="float" office:value="3050" calcext:value-type="float">
            <text:p>3,050</text:p>
          </table:table-cell>
          <table:table-cell table:style-name="ce752" office:value-type="string" calcext:value-type="string">
            <text:p>PO10930</text:p>
          </table:table-cell>
          <table:table-cell table:style-name="ce764" table:formula="of:=['Olive '.N91]" office:value-type="date" office:date-value="2015-12-03" calcext:value-type="date">
            <text:p>12/03/15</text:p>
          </table:table-cell>
          <table:table-cell table:style-name="ce764" table:formula="of:=['Olive '.O91]" office:value-type="string" office:string-value="See notes " calcext:value-type="string">
            <text:p>See notes </text:p>
          </table:table-cell>
          <table:table-cell table:style-name="ce756" table:formula="of:=['Olive '.P91]" office:value-type="string" office:string-value="Received 1050 &amp; 30 next delivery 3/11/16  KG Order for Olive.KG" calcext:value-type="string">
            <text:p>Received 1050 &amp; 30 next delivery 3/11/16 <text:s/>KG Order for Olive.KG</text:p>
          </table:table-cell>
          <table:table-cell table:number-columns-repeated="1008"/>
        </table:table-row>
        <table:table-row table:style-name="ro5">
          <table:table-cell table:style-name="ce752" table:formula="of:=['Olive '.A92]" office:value-type="string" office:string-value="Electronic" calcext:value-type="string">
            <text:p>Electronic</text:p>
          </table:table-cell>
          <table:table-cell table:style-name="ce752" table:formula="of:=['Olive '.B92]" office:value-type="string" office:string-value="HD-TB0032" calcext:value-type="string">
            <text:p>HD-TB0032</text:p>
          </table:table-cell>
          <table:table-cell table:style-name="ce756" table:formula="of:=['Olive '.C92]" office:value-type="string" office:string-value="Flexible Polyolefin Heat Shrink Tubing 1/8&quot; ID Before, 1/16&quot; ID After, 100' L, Black" calcext:value-type="string">
            <text:p>Flexible Polyolefin Heat Shrink Tubing 1/8" ID Before, 1/16" ID After, 100' L, Black</text:p>
          </table:table-cell>
          <table:table-cell table:style-name="ce752" table:formula="of:=['Olive '.D92]" office:value-type="string" office:string-value="EDC " calcext:value-type="string">
            <text:p>EDC </text:p>
          </table:table-cell>
          <table:table-cell table:style-name="ce752" table:formula="of:=['Olive '.E92]" office:value-type="string" office:string-value="84-01250" calcext:value-type="string">
            <text:p>84-01250</text:p>
          </table:table-cell>
          <table:table-cell table:style-name="ce752" table:formula="of:=['Olive '.F92]" office:value-type="string" office:string-value="McMaster-Carr" calcext:value-type="string">
            <text:p>McMaster-Carr</text:p>
          </table:table-cell>
          <table:table-cell table:style-name="ce752" table:formula="of:=['Olive '.G92]" office:value-type="string" office:string-value="7856K33" calcext:value-type="string">
            <text:p>7856K33</text:p>
          </table:table-cell>
          <table:table-cell table:style-name="ce752" table:formula="of:=['Olive '.H92]" office:value-type="float" office:value="40" calcext:value-type="float">
            <text:p>40</text:p>
          </table:table-cell>
          <table:table-cell table:style-name="ce752" table:formula="of:=['Olive '.I92]" office:value-type="string" office:string-value="mm" calcext:value-type="string">
            <text:p>mm</text:p>
          </table:table-cell>
          <table:table-cell table:style-name="ce752" table:formula="of:=['Olive '.J92]" office:value-type="float" office:value="0.00152329396325459" calcext:value-type="float">
            <text:p>0.001523294</text:p>
          </table:table-cell>
          <table:table-cell table:style-name="ce752" table:formula="of:=['Olive '.K92]" office:value-type="float" office:value="0.0609317585301837" calcext:value-type="float">
            <text:p>0.0609317585</text:p>
          </table:table-cell>
          <table:table-cell table:formula="of:=[.H80]*[.$L$2]" office:value-type="float" office:value="122000" calcext:value-type="float">
            <text:p>122,000</text:p>
          </table:table-cell>
          <table:table-cell table:style-name="ce752" table:formula="of:=['Olive '.M92]" office:value-type="string" office:string-value="PO11684" calcext:value-type="string">
            <text:p>PO11684</text:p>
          </table:table-cell>
          <table:table-cell table:style-name="ce764" table:formula="of:=['Olive '.N92]" office:value-type="date" office:date-value="2016-02-01" calcext:value-type="date">
            <text:p>02/01/16</text:p>
          </table:table-cell>
          <table:table-cell table:style-name="ce764" table:formula="of:=['Olive '.O92]" office:value-type="date" office:date-value="2016-03-07" calcext:value-type="date">
            <text:p>03/07/16</text:p>
          </table:table-cell>
          <table:table-cell table:style-name="ce756" table:formula="of:=['Olive '.P92]" office:value-type="string" office:string-value="OLIVE KG 5/100' (400ft) for OliveEDC quoted 100' = $ 18.68 /100'   Allcable sending sample for alternatel quote costing and lead time. TS " calcext:value-type="string">
            <text:p>OLIVE KG 5/100' (400ft) for OliveEDC quoted 100' = $ 18.68 /100' <text:s text:c="2"/>Allcable sending sample for alternatel quote costing and lead time. TS </text:p>
          </table:table-cell>
          <table:table-cell table:number-columns-repeated="1008"/>
        </table:table-row>
        <table:table-row table:style-name="ro5">
          <table:table-cell table:style-name="ce752" table:formula="of:=['Olive '.A93]" office:value-type="string" office:string-value="Electronic" calcext:value-type="string">
            <text:p>Electronic</text:p>
          </table:table-cell>
          <table:table-cell table:style-name="ce752" table:formula="of:=['Olive '.B93]" office:value-type="string" office:string-value="EL-WR0120" calcext:value-type="string">
            <text:p>EL-WR0120</text:p>
          </table:table-cell>
          <table:table-cell table:style-name="ce756" table:formula="of:=['Olive '.C93]" office:value-type="string" office:string-value="24AWG Stranded – Purple" calcext:value-type="string">
            <text:p>24AWG Stranded – Purple</text:p>
          </table:table-cell>
          <table:table-cell table:style-name="ce752" table:formula="of:=['Olive '.D93]" office:value-type="string" office:string-value="Allcable " calcext:value-type="string">
            <text:p>Allcable </text:p>
          </table:table-cell>
          <table:table-cell table:style-name="ce752" table:formula="of:=['Olive '.E93]" office:value-type="string" office:string-value="HU1569247VT" calcext:value-type="string">
            <text:p>HU1569247VT</text:p>
          </table:table-cell>
          <table:table-cell table:style-name="ce752" table:formula="of:=['Olive '.F93]" office:value-type="string" office:string-value="Allcable" calcext:value-type="string">
            <text:p>Allcable</text:p>
          </table:table-cell>
          <table:table-cell table:style-name="ce752" table:formula="of:=['Olive '.G93]" office:value-type="string" office:string-value="HU1569247VT" calcext:value-type="string">
            <text:p>HU1569247VT</text:p>
          </table:table-cell>
          <table:table-cell table:style-name="ce752" table:formula="of:=['Olive '.H93]" office:value-type="float" office:value="2810" calcext:value-type="float">
            <text:p>2810</text:p>
          </table:table-cell>
          <table:table-cell table:style-name="ce752" table:formula="of:=['Olive '.I93]" office:value-type="string" office:string-value="mm" calcext:value-type="string">
            <text:p>mm</text:p>
          </table:table-cell>
          <table:table-cell table:style-name="ce752" table:formula="of:=['Olive '.J93]" office:value-type="float" office:value="0.0000754593175853018" calcext:value-type="float">
            <text:p>7.54593175853018E-05</text:p>
          </table:table-cell>
          <table:table-cell table:style-name="ce752" table:formula="of:=['Olive '.K93]" office:value-type="float" office:value="0.212040682414698" calcext:value-type="float">
            <text:p>0.2120406824</text:p>
          </table:table-cell>
          <table:table-cell table:formula="of:=[.H81]*[.$L$2]" office:value-type="float" office:value="8570500" calcext:value-type="float">
            <text:p>8,570,500</text:p>
          </table:table-cell>
          <table:table-cell table:style-name="ce752" table:formula="of:=['Olive '.M93]" office:value-type="string" office:string-value="PO11346" calcext:value-type="string">
            <text:p>PO11346</text:p>
          </table:table-cell>
          <table:table-cell table:style-name="ce764" table:formula="of:=['Olive '.N93]" office:value-type="date" office:date-value="2016-01-08" calcext:value-type="date">
            <text:p>01/08/16</text:p>
          </table:table-cell>
          <table:table-cell table:style-name="ce764" table:formula="of:=['Olive '.O93]" office:value-type="date" office:date-value="2016-02-05" calcext:value-type="date">
            <text:p>02/05/16</text:p>
          </table:table-cell>
          <table:table-cell table:style-name="ce756" table:formula="of:=['Olive '.P93]" office:value-type="string" office:string-value="X-max, 2x 185" calcext:value-type="string">
            <text:p>X-max, 2x 185</text:p>
          </table:table-cell>
          <table:table-cell table:number-columns-repeated="1008"/>
        </table:table-row>
        <table:table-row table:style-name="ro5">
          <table:table-cell table:style-name="ce752" table:formula="of:=['Olive '.A94]" office:value-type="string" office:string-value="Electronic" calcext:value-type="string">
            <text:p>Electronic</text:p>
          </table:table-cell>
          <table:table-cell table:style-name="ce752" table:formula="of:=['Olive '.B94]" office:value-type="string" office:string-value="EL-WR0119" calcext:value-type="string">
            <text:p>EL-WR0119</text:p>
          </table:table-cell>
          <table:table-cell table:style-name="ce756" table:formula="of:=['Olive '.C94]" office:value-type="string" office:string-value="24AWG Stranded – Green" calcext:value-type="string">
            <text:p>24AWG Stranded – Green</text:p>
          </table:table-cell>
          <table:table-cell table:style-name="ce752" table:formula="of:=['Olive '.D94]" office:value-type="string" office:string-value="Allcable " calcext:value-type="string">
            <text:p>Allcable </text:p>
          </table:table-cell>
          <table:table-cell table:style-name="ce752" table:formula="of:=['Olive '.E94]" office:value-type="string" office:string-value="HU1569247GN" calcext:value-type="string">
            <text:p>HU1569247GN</text:p>
          </table:table-cell>
          <table:table-cell table:style-name="ce752" table:formula="of:=['Olive '.F94]" office:value-type="string" office:string-value="Allcable" calcext:value-type="string">
            <text:p>Allcable</text:p>
          </table:table-cell>
          <table:table-cell table:style-name="ce752" table:formula="of:=['Olive '.G94]" office:value-type="string" office:string-value="HU1569247GN" calcext:value-type="string">
            <text:p>HU1569247GN</text:p>
          </table:table-cell>
          <table:table-cell table:style-name="ce752" table:formula="of:=['Olive '.H94]" office:value-type="float" office:value="3040" calcext:value-type="float">
            <text:p>3040</text:p>
          </table:table-cell>
          <table:table-cell table:style-name="ce752" table:formula="of:=['Olive '.I94]" office:value-type="string" office:string-value="mm" calcext:value-type="string">
            <text:p>mm</text:p>
          </table:table-cell>
          <table:table-cell table:style-name="ce752" table:formula="of:=['Olive '.J94]" office:value-type="float" office:value="0.0000754593175853018" calcext:value-type="float">
            <text:p>7.54593175853018E-05</text:p>
          </table:table-cell>
          <table:table-cell table:style-name="ce752" table:formula="of:=['Olive '.K94]" office:value-type="float" office:value="0.229396325459318" calcext:value-type="float">
            <text:p>0.2293963255</text:p>
          </table:table-cell>
          <table:table-cell table:formula="of:=[.H82]*[.$L$2]" office:value-type="float" office:value="9272000" calcext:value-type="float">
            <text:p>9,272,000</text:p>
          </table:table-cell>
          <table:table-cell table:style-name="ce752" table:formula="of:=['Olive '.M94]" office:value-type="string" office:string-value="PO11346" calcext:value-type="string">
            <text:p>PO11346</text:p>
          </table:table-cell>
          <table:table-cell table:style-name="ce764" table:formula="of:=['Olive '.N94]" office:value-type="date" office:date-value="2016-01-08" calcext:value-type="date">
            <text:p>01/08/16</text:p>
          </table:table-cell>
          <table:table-cell table:style-name="ce764" table:formula="of:=['Olive '.O94]" office:value-type="date" office:date-value="2016-02-05" calcext:value-type="date">
            <text:p>02/05/16</text:p>
          </table:table-cell>
          <table:table-cell table:style-name="ce756" table:formula="of:=['Olive '.P94]" office:value-type="string" office:string-value="5v fan" calcext:value-type="string">
            <text:p>5v fan</text:p>
          </table:table-cell>
          <table:table-cell table:number-columns-repeated="1008"/>
        </table:table-row>
        <table:table-row table:style-name="ro5">
          <table:table-cell table:style-name="ce752" table:formula="of:=['Olive '.A95]" office:value-type="string" office:string-value="Electronic" calcext:value-type="string">
            <text:p>Electronic</text:p>
          </table:table-cell>
          <table:table-cell table:style-name="ce752" table:formula="of:=['Olive '.B95]" office:value-type="string" office:string-value="EL-WR0111" calcext:value-type="string">
            <text:p>EL-WR0111</text:p>
          </table:table-cell>
          <table:table-cell table:style-name="ce756" table:formula="of:=['Olive '.C95]" office:value-type="string" office:string-value="24AWG Stranded – Blue" calcext:value-type="string">
            <text:p>24AWG Stranded – Blue</text:p>
          </table:table-cell>
          <table:table-cell table:style-name="ce752" table:formula="of:=['Olive '.D95]" office:value-type="string" office:string-value="Allcable " calcext:value-type="string">
            <text:p>Allcable </text:p>
          </table:table-cell>
          <table:table-cell table:style-name="ce752" table:formula="of:=['Olive '.E95]" office:value-type="string" office:string-value="HU1569247BE" calcext:value-type="string">
            <text:p>HU1569247BE</text:p>
          </table:table-cell>
          <table:table-cell table:style-name="ce752" table:formula="of:=['Olive '.F95]" office:value-type="string" office:string-value="Allcable" calcext:value-type="string">
            <text:p>Allcable</text:p>
          </table:table-cell>
          <table:table-cell table:style-name="ce752" table:formula="of:=['Olive '.G95]" office:value-type="string" office:string-value="HU1569247BE" calcext:value-type="string">
            <text:p>HU1569247BE</text:p>
          </table:table-cell>
          <table:table-cell table:style-name="ce752" table:formula="of:=['Olive '.H95]" office:value-type="float" office:value="3300" calcext:value-type="float">
            <text:p>3300</text:p>
          </table:table-cell>
          <table:table-cell table:style-name="ce752" table:formula="of:=['Olive '.I95]" office:value-type="string" office:string-value="mm" calcext:value-type="string">
            <text:p>mm</text:p>
          </table:table-cell>
          <table:table-cell table:style-name="ce752" table:formula="of:=['Olive '.J95]" office:value-type="float" office:value="0.0000754593175853018" calcext:value-type="float">
            <text:p>7.54593175853018E-05</text:p>
          </table:table-cell>
          <table:table-cell table:style-name="ce752" table:formula="of:=['Olive '.K95]" office:value-type="float" office:value="0.249015748031496" calcext:value-type="float">
            <text:p>0.249015748</text:p>
          </table:table-cell>
          <table:table-cell table:formula="of:=[.H83]*[.$L$2]" office:value-type="float" office:value="10065000" calcext:value-type="float">
            <text:p>10,065,000</text:p>
          </table:table-cell>
          <table:table-cell table:style-name="ce752" table:formula="of:=['Olive '.M95]" office:value-type="string" office:string-value="PO11346 / PO11664" calcext:value-type="string">
            <text:p>PO11346 / PO11664</text:p>
          </table:table-cell>
          <table:table-cell table:style-name="ce764" table:formula="of:=['Olive '.N95]" office:value-type="date" office:date-value="2016-01-22" calcext:value-type="date">
            <text:p>01/22/16</text:p>
          </table:table-cell>
          <table:table-cell table:style-name="ce764" table:formula="of:=['Olive '.O95]" office:value-type="string" office:string-value="2/118/16" calcext:value-type="string">
            <text:p>2/118/16</text:p>
          </table:table-cell>
          <table:table-cell table:style-name="ce756" table:formula="of:=['Olive '.P95]" office:value-type="string" office:string-value="fan0 main – See PO11664 for increased quantity. TS " calcext:value-type="string">
            <text:p>fan0 main – See PO11664 for increased quantity. TS </text:p>
          </table:table-cell>
          <table:table-cell table:number-columns-repeated="1008"/>
        </table:table-row>
        <table:table-row table:style-name="ro5">
          <table:table-cell table:style-name="ce752" table:formula="of:=['Olive '.A96]" office:value-type="string" office:string-value="Electronic" calcext:value-type="string">
            <text:p>Electronic</text:p>
          </table:table-cell>
          <table:table-cell table:style-name="ce752" table:formula="of:=['Olive '.B96]" office:value-type="string" office:string-value="EL-WR0109" calcext:value-type="string">
            <text:p>EL-WR0109</text:p>
          </table:table-cell>
          <table:table-cell table:style-name="ce756" table:formula="of:=['Olive '.C96]" office:value-type="string" office:string-value="24AWG Stranded – Yellow" calcext:value-type="string">
            <text:p>24AWG Stranded – Yellow</text:p>
          </table:table-cell>
          <table:table-cell table:style-name="ce752" table:formula="of:=['Olive '.D96]" office:value-type="string" office:string-value="Allcable " calcext:value-type="string">
            <text:p>Allcable </text:p>
          </table:table-cell>
          <table:table-cell table:style-name="ce752" table:formula="of:=['Olive '.E96]" office:value-type="string" office:string-value="HU1569247YW" calcext:value-type="string">
            <text:p>HU1569247YW</text:p>
          </table:table-cell>
          <table:table-cell table:style-name="ce752" table:formula="of:=['Olive '.F96]" office:value-type="string" office:string-value="Allcable" calcext:value-type="string">
            <text:p>Allcable</text:p>
          </table:table-cell>
          <table:table-cell table:style-name="ce752" table:formula="of:=['Olive '.G96]" office:value-type="string" office:string-value="HU1569247YW" calcext:value-type="string">
            <text:p>HU1569247YW</text:p>
          </table:table-cell>
          <table:table-cell table:style-name="ce752" table:formula="of:=['Olive '.H96]" office:value-type="float" office:value="3240" calcext:value-type="float">
            <text:p>3240</text:p>
          </table:table-cell>
          <table:table-cell table:style-name="ce752" table:formula="of:=['Olive '.I96]" office:value-type="string" office:string-value="mm" calcext:value-type="string">
            <text:p>mm</text:p>
          </table:table-cell>
          <table:table-cell table:style-name="ce752" table:formula="of:=['Olive '.J96]" office:value-type="float" office:value="0.000754593175853018" calcext:value-type="float">
            <text:p>0.0007545932</text:p>
          </table:table-cell>
          <table:table-cell table:style-name="ce752" table:formula="of:=['Olive '.K96]" office:value-type="float" office:value="2.44488188976378" calcext:value-type="float">
            <text:p>2.4448818898</text:p>
          </table:table-cell>
          <table:table-cell table:formula="of:=[.H84]*[.$L$2]" office:value-type="float" office:value="9882000" calcext:value-type="float">
            <text:p>9,882,000</text:p>
          </table:table-cell>
          <table:table-cell table:style-name="ce752" table:formula="of:=['Olive '.M96]" office:value-type="string" office:string-value="PO11346" calcext:value-type="string">
            <text:p>PO11346</text:p>
          </table:table-cell>
          <table:table-cell table:style-name="ce764" table:formula="of:=['Olive '.N96]" office:value-type="date" office:date-value="2016-01-08" calcext:value-type="date">
            <text:p>01/08/16</text:p>
          </table:table-cell>
          <table:table-cell table:style-name="ce764" table:formula="of:=['Olive '.O96]" office:value-type="date" office:date-value="2016-02-05" calcext:value-type="date">
            <text:p>02/05/16</text:p>
          </table:table-cell>
          <table:table-cell table:style-name="ce756" table:formula="of:=['Olive '.P96]" office:value-type="string" office:string-value="5v fan" calcext:value-type="string">
            <text:p>5v fan</text:p>
          </table:table-cell>
          <table:table-cell table:number-columns-repeated="1008"/>
        </table:table-row>
        <table:table-row table:style-name="ro5">
          <table:table-cell table:style-name="ce752" table:formula="of:=['Olive '.A97]" office:value-type="string" office:string-value="Electronic" calcext:value-type="string">
            <text:p>Electronic</text:p>
          </table:table-cell>
          <table:table-cell table:style-name="ce752" table:formula="of:=['Olive '.B97]" office:value-type="string" office:string-value="EL-WR0135" calcext:value-type="string">
            <text:p>EL-WR0135</text:p>
          </table:table-cell>
          <table:table-cell table:style-name="ce756" table:formula="of:=['Olive '.C97]" office:value-type="string" office:string-value="WIRE MTW 16AWG PPL 500ft REEL 600V 19-STRAND BARE COPPER – Purple" calcext:value-type="string">
            <text:p>WIRE MTW 16AWG PPL 500ft REEL 600V 19-STRAND BARE COPPER – Purple</text:p>
          </table:table-cell>
          <table:table-cell table:style-name="ce752" table:formula="of:=['Olive '.D97]" office:value-type="string" office:string-value="Allcable / AutomationDirect " calcext:value-type="string">
            <text:p>Allcable / AutomationDirect </text:p>
          </table:table-cell>
          <table:table-cell table:style-name="ce752" table:formula="of:=['Olive '.E97]" office:value-type="string" office:string-value="MTW16PL25" calcext:value-type="string">
            <text:p>MTW16PL25</text:p>
          </table:table-cell>
          <table:table-cell table:style-name="ce752" table:formula="of:=['Olive '.F97]" office:value-type="string" office:string-value="Allcable / AutomationDirect " calcext:value-type="string">
            <text:p>Allcable / AutomationDirect </text:p>
          </table:table-cell>
          <table:table-cell table:style-name="ce752" table:formula="of:=['Olive '.G97]" office:value-type="string" office:string-value="MTW16VT / MTW16PL25" calcext:value-type="string">
            <text:p>MTW16VT / MTW16PL25</text:p>
          </table:table-cell>
          <table:table-cell table:style-name="ce752" table:formula="of:=['Olive '.H97]" office:value-type="float" office:value="840" calcext:value-type="float">
            <text:p>840</text:p>
          </table:table-cell>
          <table:table-cell table:style-name="ce752" table:formula="of:=['Olive '.I97]" office:value-type="string" office:string-value="mm" calcext:value-type="string">
            <text:p>mm</text:p>
          </table:table-cell>
          <table:table-cell table:style-name="ce752" table:formula="of:=['Olive '.J97]" office:value-type="float" office:value="0.000190288713910761" calcext:value-type="float">
            <text:p>0.0001902887</text:p>
          </table:table-cell>
          <table:table-cell table:style-name="ce752" table:formula="of:=['Olive '.K97]" office:value-type="float" office:value="0.159842519685039" calcext:value-type="float">
            <text:p>0.1598425197</text:p>
          </table:table-cell>
          <table:table-cell table:formula="of:=[.H85]*[.$L$2]" office:value-type="float" office:value="2562000" calcext:value-type="float">
            <text:p>2,562,000</text:p>
          </table:table-cell>
          <table:table-cell table:style-name="ce752" table:formula="of:=['Olive '.M97]" office:value-type="string" office:string-value=" PO11346" calcext:value-type="string">
            <text:p><text:s/>PO11346</text:p>
          </table:table-cell>
          <table:table-cell table:style-name="ce764" table:formula="of:=['Olive '.N97]" office:value-type="date" office:date-value="2016-01-07" calcext:value-type="date">
            <text:p>01/07/16</text:p>
          </table:table-cell>
          <table:table-cell table:style-name="ce764" table:formula="of:=['Olive '.O97]" office:value-type="date" office:date-value="2016-02-05" calcext:value-type="date">
            <text:p>02/05/16</text:p>
          </table:table-cell>
          <table:table-cell table:style-name="ce756" table:formula="of:=['Olive '.P97]" office:value-type="string" office:string-value="Delivered KG  ORDERED FOR OLIVE KG from allcable 5' ea, 142 ft for Nutmeg,  14,500' needed for OLIVE" calcext:value-type="string">
            <text:p>Delivered KG <text:s/>ORDERED FOR OLIVE KG from allcable 5' ea, 142 ft for Nutmeg, <text:s/>14,500' needed for OLIVE</text:p>
          </table:table-cell>
          <table:table-cell table:number-columns-repeated="1008"/>
        </table:table-row>
        <table:table-row table:style-name="ro5">
          <table:table-cell table:style-name="ce752" table:formula="of:=['Olive '.A98]" office:value-type="string" office:string-value="Electronic" calcext:value-type="string">
            <text:p>Electronic</text:p>
          </table:table-cell>
          <table:table-cell table:style-name="ce752" table:formula="of:=['Olive '.B98]" office:value-type="string" office:string-value="EL-WR0107" calcext:value-type="string">
            <text:p>EL-WR0107</text:p>
          </table:table-cell>
          <table:table-cell table:style-name="ce756" table:formula="of:=['Olive '.C98]" office:value-type="string" office:string-value="24AWG Stranded – White" calcext:value-type="string">
            <text:p>24AWG Stranded – White</text:p>
          </table:table-cell>
          <table:table-cell table:style-name="ce752" table:formula="of:=['Olive '.D98]" office:value-type="string" office:string-value="Allcable " calcext:value-type="string">
            <text:p>Allcable </text:p>
          </table:table-cell>
          <table:table-cell table:style-name="ce752" table:formula="of:=['Olive '.E98]" office:value-type="string" office:string-value="HU1569247WE" calcext:value-type="string">
            <text:p>HU1569247WE</text:p>
          </table:table-cell>
          <table:table-cell table:style-name="ce752" table:formula="of:=['Olive '.F98]" office:value-type="string" office:string-value="Allcable" calcext:value-type="string">
            <text:p>Allcable</text:p>
          </table:table-cell>
          <table:table-cell table:style-name="ce752" table:formula="of:=['Olive '.G98]" office:value-type="string" office:string-value="HU1569247WE" calcext:value-type="string">
            <text:p>HU1569247WE</text:p>
          </table:table-cell>
          <table:table-cell table:style-name="ce752" table:formula="of:=['Olive '.H98]" office:value-type="float" office:value="1990" calcext:value-type="float">
            <text:p>1990</text:p>
          </table:table-cell>
          <table:table-cell table:style-name="ce752" table:formula="of:=['Olive '.I98]" office:value-type="string" office:string-value="mm" calcext:value-type="string">
            <text:p>mm</text:p>
          </table:table-cell>
          <table:table-cell table:style-name="ce752" table:formula="of:=['Olive '.J98]" office:value-type="float" office:value="0.0000754593175853018" calcext:value-type="float">
            <text:p>7.54593175853018E-05</text:p>
          </table:table-cell>
          <table:table-cell table:style-name="ce752" table:formula="of:=['Olive '.K98]" office:value-type="float" office:value="0.150164041994751" calcext:value-type="float">
            <text:p>0.150164042</text:p>
          </table:table-cell>
          <table:table-cell table:formula="of:=[.H86]*[.$L$2]" office:value-type="float" office:value="6069500" calcext:value-type="float">
            <text:p>6,069,500</text:p>
          </table:table-cell>
          <table:table-cell table:style-name="ce752" table:formula="of:=['Olive '.M98]" office:value-type="string" office:string-value="PO11346 / PO11664" calcext:value-type="string">
            <text:p>PO11346 / PO11664</text:p>
          </table:table-cell>
          <table:table-cell table:style-name="ce764" table:formula="of:=['Olive '.N98]" office:value-type="date" office:date-value="2016-01-22" calcext:value-type="date">
            <text:p>01/22/16</text:p>
          </table:table-cell>
          <table:table-cell table:style-name="ce764" table:formula="of:=['Olive '.O98]" office:value-type="date" office:date-value="2016-02-18" calcext:value-type="date">
            <text:p>02/18/16</text:p>
          </table:table-cell>
          <table:table-cell table:style-name="ce756" table:formula="of:=['Olive '.P98]" office:value-type="string" office:string-value="fan0 main See PO11664 for increased Quantities. TS " calcext:value-type="string">
            <text:p>fan0 main See PO11664 for increased Quantities. TS </text:p>
          </table:table-cell>
          <table:table-cell table:number-columns-repeated="1008"/>
        </table:table-row>
        <table:table-row table:style-name="ro5">
          <table:table-cell table:style-name="ce752" table:formula="of:=['Olive '.A99]" office:value-type="string" office:string-value="Electronic" calcext:value-type="string">
            <text:p>Electronic</text:p>
          </table:table-cell>
          <table:table-cell table:style-name="ce752" table:formula="of:=['Olive '.B99]" office:value-type="string" office:string-value="EL-WR0105" calcext:value-type="string">
            <text:p>EL-WR0105</text:p>
          </table:table-cell>
          <table:table-cell table:style-name="ce756" table:formula="of:=['Olive '.C99]" office:value-type="string" office:string-value="24AWG Stranded – Black" calcext:value-type="string">
            <text:p>24AWG Stranded – Black</text:p>
          </table:table-cell>
          <table:table-cell table:style-name="ce752" table:formula="of:=['Olive '.D99]" office:value-type="string" office:string-value="Allcable " calcext:value-type="string">
            <text:p>Allcable </text:p>
          </table:table-cell>
          <table:table-cell table:style-name="ce752" table:formula="of:=['Olive '.E99]" office:value-type="string" office:string-value="HU1569247BK" calcext:value-type="string">
            <text:p>HU1569247BK</text:p>
          </table:table-cell>
          <table:table-cell table:style-name="ce752" table:formula="of:=['Olive '.F99]" office:value-type="string" office:string-value="Allcable" calcext:value-type="string">
            <text:p>Allcable</text:p>
          </table:table-cell>
          <table:table-cell table:style-name="ce752" table:formula="of:=['Olive '.G99]" office:value-type="string" office:string-value="HU1569247BK" calcext:value-type="string">
            <text:p>HU1569247BK</text:p>
          </table:table-cell>
          <table:table-cell table:style-name="ce752" table:formula="of:=['Olive '.H99]" office:value-type="float" office:value="2170" calcext:value-type="float">
            <text:p>2170</text:p>
          </table:table-cell>
          <table:table-cell table:style-name="ce752" table:formula="of:=['Olive '.I99]" office:value-type="string" office:string-value="mm" calcext:value-type="string">
            <text:p>mm</text:p>
          </table:table-cell>
          <table:table-cell table:style-name="ce752" table:formula="of:=['Olive '.J99]" office:value-type="float" office:value="0.0000754593175853018" calcext:value-type="float">
            <text:p>7.54593175853018E-05</text:p>
          </table:table-cell>
          <table:table-cell table:style-name="ce752" table:formula="of:=['Olive '.K99]" office:value-type="float" office:value="0.163746719160105" calcext:value-type="float">
            <text:p>0.1637467192</text:p>
          </table:table-cell>
          <table:table-cell table:formula="of:=[.H87]*[.$L$2]" office:value-type="float" office:value="6618500" calcext:value-type="float">
            <text:p>6,618,500</text:p>
          </table:table-cell>
          <table:table-cell table:style-name="ce752" table:formula="of:=['Olive '.M99]" office:value-type="string" office:string-value="PO11346 / PO11664" calcext:value-type="string">
            <text:p>PO11346 / PO11664</text:p>
          </table:table-cell>
          <table:table-cell table:style-name="ce764" table:formula="of:=['Olive '.N99]" office:value-type="date" office:date-value="2016-01-22" calcext:value-type="date">
            <text:p>01/22/16</text:p>
          </table:table-cell>
          <table:table-cell table:style-name="ce764" table:formula="of:=['Olive '.O99]" office:value-type="date" office:date-value="2016-02-18" calcext:value-type="date">
            <text:p>02/18/16</text:p>
          </table:table-cell>
          <table:table-cell table:style-name="ce756" table:formula="of:=['Olive '.P99]" office:value-type="string" office:string-value="See PO11664 for increased Quantities. TS " calcext:value-type="string">
            <text:p>See PO11664 for increased Quantities. TS </text:p>
          </table:table-cell>
          <table:table-cell table:number-columns-repeated="1008"/>
        </table:table-row>
        <table:table-row table:style-name="ro5">
          <table:table-cell table:style-name="ce752" table:formula="of:=['Olive '.A100]" office:value-type="string" office:string-value="Electronic" calcext:value-type="string">
            <text:p>Electronic</text:p>
          </table:table-cell>
          <table:table-cell table:style-name="ce752" table:formula="of:=['Olive '.B100]" office:value-type="string" office:string-value="EL-WR0104" calcext:value-type="string">
            <text:p>EL-WR0104</text:p>
          </table:table-cell>
          <table:table-cell table:style-name="ce756" table:formula="of:=['Olive '.C100]" office:value-type="string" office:string-value="24AWG Stranded – Orange" calcext:value-type="string">
            <text:p>24AWG Stranded – Orange</text:p>
          </table:table-cell>
          <table:table-cell table:style-name="ce752" table:formula="of:=['Olive '.D100]" office:value-type="string" office:string-value="Allcable " calcext:value-type="string">
            <text:p>Allcable </text:p>
          </table:table-cell>
          <table:table-cell table:style-name="ce752" table:formula="of:=['Olive '.E100]" office:value-type="string" office:string-value="HU1569247OE" calcext:value-type="string">
            <text:p>HU1569247OE</text:p>
          </table:table-cell>
          <table:table-cell table:style-name="ce752" table:formula="of:=['Olive '.F100]" office:value-type="string" office:string-value="Allcable" calcext:value-type="string">
            <text:p>Allcable</text:p>
          </table:table-cell>
          <table:table-cell table:style-name="ce752" table:formula="of:=['Olive '.G100]" office:value-type="string" office:string-value="HU1569247OE" calcext:value-type="string">
            <text:p>HU1569247OE</text:p>
          </table:table-cell>
          <table:table-cell table:style-name="ce752" table:formula="of:=['Olive '.H100]" office:value-type="float" office:value="4540" calcext:value-type="float">
            <text:p>4540</text:p>
          </table:table-cell>
          <table:table-cell table:style-name="ce752" table:formula="of:=['Olive '.I100]" office:value-type="string" office:string-value="mm" calcext:value-type="string">
            <text:p>mm</text:p>
          </table:table-cell>
          <table:table-cell table:style-name="ce752" table:formula="of:=['Olive '.J100]" office:value-type="float" office:value="0.0000754593175853018" calcext:value-type="float">
            <text:p>7.54593175853018E-05</text:p>
          </table:table-cell>
          <table:table-cell table:style-name="ce752" table:formula="of:=['Olive '.K100]" office:value-type="float" office:value="0.34258530183727" calcext:value-type="float">
            <text:p>0.3425853018</text:p>
          </table:table-cell>
          <table:table-cell table:formula="of:=[.H88]*[.$L$2]" office:value-type="float" office:value="13847000" calcext:value-type="float">
            <text:p>13,847,000</text:p>
          </table:table-cell>
          <table:table-cell table:style-name="ce752" table:formula="of:=['Olive '.M100]" office:value-type="string" office:string-value="PO11346 / PO11664" calcext:value-type="string">
            <text:p>PO11346 / PO11664</text:p>
          </table:table-cell>
          <table:table-cell table:style-name="ce764" table:formula="of:=['Olive '.N100]" office:value-type="date" office:date-value="2016-01-22" calcext:value-type="date">
            <text:p>01/22/16</text:p>
          </table:table-cell>
          <table:table-cell table:style-name="ce764" table:formula="of:=['Olive '.O100]" office:value-type="date" office:date-value="2016-02-18" calcext:value-type="date">
            <text:p>02/18/16</text:p>
          </table:table-cell>
          <table:table-cell table:style-name="ce756" table:formula="of:=['Olive '.P100]" office:value-type="string" office:string-value="1020 x 2 leads See PO11664 for increased Quantities. TS " calcext:value-type="string">
            <text:p>1020 x 2 leads See PO11664 for increased Quantities. TS </text:p>
          </table:table-cell>
          <table:table-cell table:number-columns-repeated="1008"/>
        </table:table-row>
        <table:table-row table:style-name="ro5">
          <table:table-cell table:style-name="ce752" table:formula="of:=['Olive '.A101]" office:value-type="string" office:string-value="Electronic" calcext:value-type="string">
            <text:p>Electronic</text:p>
          </table:table-cell>
          <table:table-cell table:style-name="ce752" table:formula="of:=['Olive '.B101]" office:value-type="string" office:string-value="EL-WR0103" calcext:value-type="string">
            <text:p>EL-WR0103</text:p>
          </table:table-cell>
          <table:table-cell table:style-name="ce756" table:formula="of:=['Olive '.C101]" office:value-type="string" office:string-value="24AWG Stranded – Red" calcext:value-type="string">
            <text:p>24AWG Stranded – Red</text:p>
          </table:table-cell>
          <table:table-cell table:style-name="ce752" table:formula="of:=['Olive '.D101]" office:value-type="string" office:string-value="Allcable " calcext:value-type="string">
            <text:p>Allcable </text:p>
          </table:table-cell>
          <table:table-cell table:style-name="ce752" table:formula="of:=['Olive '.E101]" office:value-type="string" office:string-value="HU1569247RD" calcext:value-type="string">
            <text:p>HU1569247RD</text:p>
          </table:table-cell>
          <table:table-cell table:style-name="ce752" table:formula="of:=['Olive '.F101]" office:value-type="string" office:string-value="Allcable" calcext:value-type="string">
            <text:p>Allcable</text:p>
          </table:table-cell>
          <table:table-cell table:style-name="ce752" table:formula="of:=['Olive '.G101]" office:value-type="string" office:string-value="HU1569247RD" calcext:value-type="string">
            <text:p>HU1569247RD</text:p>
          </table:table-cell>
          <table:table-cell table:style-name="ce752" table:formula="of:=['Olive '.H101]" office:value-type="float" office:value="4390" calcext:value-type="float">
            <text:p>4390</text:p>
          </table:table-cell>
          <table:table-cell table:style-name="ce752" table:formula="of:=['Olive '.I101]" office:value-type="string" office:string-value="mm" calcext:value-type="string">
            <text:p>mm</text:p>
          </table:table-cell>
          <table:table-cell table:style-name="ce752" table:formula="of:=['Olive '.J101]" office:value-type="float" office:value="0.0000754593175853018" calcext:value-type="float">
            <text:p>7.54593175853018E-05</text:p>
          </table:table-cell>
          <table:table-cell table:style-name="ce752" table:formula="of:=['Olive '.K101]" office:value-type="float" office:value="0.331266404199475" calcext:value-type="float">
            <text:p>0.3312664042</text:p>
          </table:table-cell>
          <table:table-cell table:formula="of:=[.H89]*[.$L$2]" office:value-type="float" office:value="13389500" calcext:value-type="float">
            <text:p>13,389,500</text:p>
          </table:table-cell>
          <table:table-cell table:style-name="ce752" table:formula="of:=['Olive '.M101]" office:value-type="string" office:string-value="PO11346" calcext:value-type="string">
            <text:p>PO11346</text:p>
          </table:table-cell>
          <table:table-cell table:style-name="ce764" table:formula="of:=['Olive '.N101]" office:value-type="date" office:date-value="2016-01-08" calcext:value-type="date">
            <text:p>01/08/16</text:p>
          </table:table-cell>
          <table:table-cell table:style-name="ce764" table:formula="of:=['Olive '.O101]" office:value-type="date" office:date-value="2016-02-05" calcext:value-type="date">
            <text:p>02/05/16</text:p>
          </table:table-cell>
          <table:table-cell table:style-name="ce756" table:formula="of:=['Olive '.P101]" office:value-type="float" office:value="0" calcext:value-type="float">
            <text:p>0</text:p>
          </table:table-cell>
          <table:table-cell table:number-columns-repeated="1008"/>
        </table:table-row>
        <table:table-row table:style-name="ro5">
          <table:table-cell table:style-name="ce752" table:formula="of:=['Olive '.A102]" office:value-type="string" office:string-value="Electronic" calcext:value-type="string">
            <text:p>Electronic</text:p>
          </table:table-cell>
          <table:table-cell table:style-name="ce752" table:formula="of:=['Olive '.B102]" office:value-type="string" office:string-value="EL-WR0099" calcext:value-type="string">
            <text:p>EL-WR0099</text:p>
          </table:table-cell>
          <table:table-cell table:style-name="ce756" table:formula="of:=['Olive '.C102]" office:value-type="string" office:string-value="Shielded 4Cond 22AWG" calcext:value-type="string">
            <text:p>Shielded 4Cond 22AWG</text:p>
          </table:table-cell>
          <table:table-cell table:style-name="ce752" table:formula="of:=['Olive '.D102]" office:value-type="string" office:string-value="Allcable " calcext:value-type="string">
            <text:p>Allcable </text:p>
          </table:table-cell>
          <table:table-cell table:style-name="ce752" table:formula="of:=['Olive '.E102]" office:value-type="string" office:string-value="C0762A.41.10" calcext:value-type="string">
            <text:p>C0762A.41.10</text:p>
          </table:table-cell>
          <table:table-cell table:style-name="ce752" table:formula="of:=['Olive '.F102]" office:value-type="string" office:string-value="Allcable" calcext:value-type="string">
            <text:p>Allcable</text:p>
          </table:table-cell>
          <table:table-cell table:style-name="ce752" table:formula="of:=['Olive '.G102]" office:value-type="string" office:string-value="C0762A.41.10" calcext:value-type="string">
            <text:p>C0762A.41.10</text:p>
          </table:table-cell>
          <table:table-cell table:style-name="ce752" table:formula="of:=['Olive '.H102]" office:value-type="float" office:value="3825" calcext:value-type="float">
            <text:p>3825</text:p>
          </table:table-cell>
          <table:table-cell table:style-name="ce752" table:formula="of:=['Olive '.I102]" office:value-type="string" office:string-value="mm" calcext:value-type="string">
            <text:p>mm</text:p>
          </table:table-cell>
          <table:table-cell table:style-name="ce752" table:formula="of:=['Olive '.J102]" office:value-type="float" office:value="0.00101049868766404" calcext:value-type="float">
            <text:p>0.0010104987</text:p>
          </table:table-cell>
          <table:table-cell table:style-name="ce752" table:formula="of:=['Olive '.K102]" office:value-type="float" office:value="3.86515748031496" calcext:value-type="float">
            <text:p>3.8651574803</text:p>
          </table:table-cell>
          <table:table-cell table:formula="of:=[.H90]*[.$L$2]" office:value-type="float" office:value="11666250" calcext:value-type="float">
            <text:p>11,666,250</text:p>
          </table:table-cell>
          <table:table-cell table:style-name="ce752" table:formula="of:=['Olive '.M102]" office:value-type="string" office:string-value="PO12258" calcext:value-type="string">
            <text:p>PO12258</text:p>
          </table:table-cell>
          <table:table-cell table:style-name="ce764" table:formula="of:=['Olive '.N102]" office:value-type="date" office:date-value="2016-02-26" calcext:value-type="date">
            <text:p>02/26/16</text:p>
          </table:table-cell>
          <table:table-cell table:style-name="ce764" table:formula="of:=['Olive '.O102]" office:value-type="date" office:date-value="2016-03-17" calcext:value-type="date">
            <text:p>03/17/16</text:p>
          </table:table-cell>
          <table:table-cell table:style-name="ce756" table:formula="of:=['Olive '.P102]" office:value-type="string" office:string-value="Received partial, balance due 3/17 KG39,000 ft for Olive" calcext:value-type="string">
            <text:p>Received partial, balance due 3/17 KG39,000 ft for Olive</text:p>
          </table:table-cell>
          <table:table-cell table:number-columns-repeated="1008"/>
        </table:table-row>
        <table:table-row table:style-name="ro5">
          <table:table-cell table:style-name="ce752" table:formula="of:=['Olive '.A103]" office:value-type="string" office:string-value="Electronic" calcext:value-type="string">
            <text:p>Electronic</text:p>
          </table:table-cell>
          <table:table-cell table:style-name="ce752" table:formula="of:=['Olive '.B103]" office:value-type="string" office:string-value="EL-SW0030" calcext:value-type="string">
            <text:p>EL-SW0030</text:p>
          </table:table-cell>
          <table:table-cell table:style-name="ce756" table:formula="of:=['Olive '.C103]" office:value-type="string" office:string-value="Momentary Metal Flat Flush Mount Push Button Switch" calcext:value-type="string">
            <text:p>Momentary Metal Flat Flush Mount Push Button Switch</text:p>
          </table:table-cell>
          <table:table-cell table:style-name="ce752" table:formula="of:=['Olive '.D103]" office:value-type="string" office:string-value="Parts Express" calcext:value-type="string">
            <text:p>Parts Express</text:p>
          </table:table-cell>
          <table:table-cell table:style-name="ce752" table:formula="of:=['Olive '.E103]" office:value-type="string" office:string-value="060-660" calcext:value-type="string">
            <text:p>060-660</text:p>
          </table:table-cell>
          <table:table-cell table:style-name="ce752" table:formula="of:=['Olive '.F103]" office:value-type="string" office:string-value="Parts Express " calcext:value-type="string">
            <text:p>Parts Express </text:p>
          </table:table-cell>
          <table:table-cell table:style-name="ce752" table:formula="of:=['Olive '.G103]" office:value-type="string" office:string-value="66-2436" calcext:value-type="string">
            <text:p>66-2436</text:p>
          </table:table-cell>
          <table:table-cell table:style-name="ce752" table:formula="of:=['Olive '.H103]" office:value-type="float" office:value="1" calcext:value-type="float">
            <text:p>1</text:p>
          </table:table-cell>
          <table:table-cell table:style-name="ce752" table:formula="of:=['Olive '.I103]" office:value-type="string" office:string-value="ea" calcext:value-type="string">
            <text:p>ea</text:p>
          </table:table-cell>
          <table:table-cell table:style-name="ce752" table:formula="of:=['Olive '.J103]" office:value-type="float" office:value="3.44" calcext:value-type="float">
            <text:p>3.44</text:p>
          </table:table-cell>
          <table:table-cell table:style-name="ce752" table:formula="of:=['Olive '.K103]" office:value-type="float" office:value="3.44" calcext:value-type="float">
            <text:p>3.44</text:p>
          </table:table-cell>
          <table:table-cell table:formula="of:=[.H91]*[.$L$2]" office:value-type="float" office:value="3050" calcext:value-type="float">
            <text:p>3,050</text:p>
          </table:table-cell>
          <table:table-cell table:style-name="ce752" table:formula="of:=['Olive '.M103]" office:value-type="string" office:string-value="PO11059 /PO11089" calcext:value-type="string">
            <text:p>PO11059 /PO11089</text:p>
          </table:table-cell>
          <table:table-cell table:style-name="ce764" table:formula="of:=['Olive '.N103]" office:value-type="date" office:date-value="2015-12-04" calcext:value-type="date">
            <text:p>12/04/15</text:p>
          </table:table-cell>
          <table:table-cell table:style-name="ce764" table:formula="of:=['Olive '.O103]" office:value-type="date" office:date-value="2016-02-05" calcext:value-type="date">
            <text:p>02/05/16</text:p>
          </table:table-cell>
          <table:table-cell table:style-name="ce756" table:formula="of:=['Olive '.P103]" office:value-type="string" office:string-value=" 400 pc Balance due first of April, Received 2650 pcs KG     3050 pcs ordered  for Olive Online.KG 1000 pc balance on 1/25 shipped 600, balance ETC April 1st week KG – WE ARE TRYING TO HAVE SAGER HELP US PURCHASE THIS SWITCH FROM PARTS EXPRESS, ALSO TRYING TO CONTACT  PARTS  Eric K confirmed this part is correct and needed for Nutmeg build. PO to EXPRESS DIRECTLY TO SECURE STOCK FOR OLIVE. Site showing long lead times on quantities.    " calcext:value-type="string">
            <text:p><text:s/>400 pc Balance due first of April, Received 2650 pcs KG <text:s text:c="4"/>3050 pcs ordered <text:s/>for Olive Online.KG 1000 pc balance on 1/25 shipped 600, balance ETC April 1st week KG – WE ARE TRYING TO HAVE SAGER HELP US PURCHASE THIS SWITCH FROM PARTS EXPRESS, ALSO TRYING TO CONTACT <text:s/>PARTS <text:s/>Eric K confirmed this part is correct and needed for Nutmeg build. PO to EXPRESS DIRECTLY TO SECURE STOCK FOR OLIVE. Site showing long lead times on quantities. <text:s text:c="3"/></text:p>
          </table:table-cell>
          <table:table-cell table:number-columns-repeated="1008"/>
        </table:table-row>
        <table:table-row table:style-name="ro5">
          <table:table-cell table:style-name="ce752" table:formula="of:=['Olive '.A104]" office:value-type="string" office:string-value="Electronic" calcext:value-type="string">
            <text:p>Electronic</text:p>
          </table:table-cell>
          <table:table-cell table:style-name="ce752" table:formula="of:=['Olive '.B104]" office:value-type="string" office:string-value="EL-SW0021" calcext:value-type="string">
            <text:p>EL-SW0021</text:p>
          </table:table-cell>
          <table:table-cell table:style-name="ce756" table:formula="of:=['Olive '.C104]" office:value-type="string" office:string-value="Switch SIM Roll SPDT 3A 125V" calcext:value-type="string">
            <text:p>Switch SIM Roll SPDT 3A 125V</text:p>
          </table:table-cell>
          <table:table-cell table:style-name="ce752" table:formula="of:=['Olive '.D104]" office:value-type="string" office:string-value="Omron" calcext:value-type="string">
            <text:p>Omron</text:p>
          </table:table-cell>
          <table:table-cell table:style-name="ce752" table:formula="of:=['Olive '.E104]" office:value-type="string" office:string-value="SG-3GL13PT" calcext:value-type="string">
            <text:p>SG-3GL13PT</text:p>
          </table:table-cell>
          <table:table-cell table:style-name="ce752" table:formula="of:=['Olive '.F104]" office:value-type="string" office:string-value="TTI" calcext:value-type="string">
            <text:p>TTI</text:p>
          </table:table-cell>
          <table:table-cell table:style-name="ce752" table:formula="of:=['Olive '.G104]" office:value-type="string" office:string-value="SW768-ND" calcext:value-type="string">
            <text:p>SW768-ND</text:p>
          </table:table-cell>
          <table:table-cell table:style-name="ce752" table:formula="of:=['Olive '.H104]" office:value-type="float" office:value="5" calcext:value-type="float">
            <text:p>5</text:p>
          </table:table-cell>
          <table:table-cell table:style-name="ce752" table:formula="of:=['Olive '.I104]" office:value-type="string" office:string-value="ea" calcext:value-type="string">
            <text:p>ea</text:p>
          </table:table-cell>
          <table:table-cell table:style-name="ce752" table:formula="of:=['Olive '.J104]" office:value-type="float" office:value="0.592" calcext:value-type="float">
            <text:p>0.592</text:p>
          </table:table-cell>
          <table:table-cell table:style-name="ce752" table:formula="of:=['Olive '.K104]" office:value-type="float" office:value="2.96" calcext:value-type="float">
            <text:p>2.96</text:p>
          </table:table-cell>
          <table:table-cell table:formula="of:=[.H92]*[.$L$2]" office:value-type="float" office:value="15250" calcext:value-type="float">
            <text:p>15,250</text:p>
          </table:table-cell>
          <table:table-cell table:style-name="ce752" office:value-type="string" calcext:value-type="string">
            <text:p>PO10919</text:p>
          </table:table-cell>
          <table:table-cell table:style-name="ce764" table:formula="of:=['Olive '.N104]" office:value-type="date" office:date-value="2015-12-03" calcext:value-type="date">
            <text:p>12/03/15</text:p>
          </table:table-cell>
          <table:table-cell table:style-name="ce764" table:formula="of:=['Olive '.O104]" office:value-type="date" office:date-value="2016-02-15" calcext:value-type="date">
            <text:p>02/15/16</text:p>
          </table:table-cell>
          <table:table-cell table:style-name="ce756" office:value-type="string" calcext:value-type="string">
            <text:p>5000 factory stock, expediting 20,650 for earliest delivery.</text:p>
          </table:table-cell>
          <table:table-cell table:number-columns-repeated="1008"/>
        </table:table-row>
        <table:table-row table:style-name="ro5">
          <table:table-cell table:style-name="ce752" table:formula="of:=['Olive '.A105]" office:value-type="string" office:string-value="Electronic" calcext:value-type="string">
            <text:p>Electronic</text:p>
          </table:table-cell>
          <table:table-cell table:style-name="ce752" table:formula="of:=['Olive '.B105]" office:value-type="string" office:string-value="EL-SW0023" calcext:value-type="string">
            <text:p>EL-SW0023</text:p>
          </table:table-cell>
          <table:table-cell table:style-name="ce756" table:formula="of:=['Olive '.C105]" office:value-type="string" office:string-value="SWITCH ROCKER DPST 20A 250V, illuminated red" calcext:value-type="string">
            <text:p>SWITCH ROCKER DPST 20A 250V, illuminated red</text:p>
          </table:table-cell>
          <table:table-cell table:style-name="ce752" table:formula="of:=['Olive '.D105]" office:value-type="string" office:string-value="Heilind / Cyclops " calcext:value-type="string">
            <text:p>Heilind / Cyclops </text:p>
          </table:table-cell>
          <table:table-cell table:style-name="ce752" table:formula="of:=['Olive '.E105]" office:value-type="string" office:string-value="R5BBLKREDFF2" calcext:value-type="string">
            <text:p>R5BBLKREDFF2</text:p>
          </table:table-cell>
          <table:table-cell table:style-name="ce752" table:formula="of:=['Olive '.F105]" office:value-type="string" office:string-value="Heilind / Cyclops " calcext:value-type="string">
            <text:p>Heilind / Cyclops </text:p>
          </table:table-cell>
          <table:table-cell table:style-name="ce752" table:formula="of:=['Olive '.G105]" office:value-type="string" office:string-value="R5BBLKREDFF2" calcext:value-type="string">
            <text:p>R5BBLKREDFF2</text:p>
          </table:table-cell>
          <table:table-cell table:style-name="ce752" table:formula="of:=['Olive '.H105]" office:value-type="float" office:value="1" calcext:value-type="float">
            <text:p>1</text:p>
          </table:table-cell>
          <table:table-cell table:style-name="ce752" table:formula="of:=['Olive '.I105]" office:value-type="string" office:string-value="ea" calcext:value-type="string">
            <text:p>ea</text:p>
          </table:table-cell>
          <table:table-cell table:style-name="ce752" table:formula="of:=['Olive '.J105]" office:value-type="float" office:value="1.4687" calcext:value-type="float">
            <text:p>1.4687</text:p>
          </table:table-cell>
          <table:table-cell table:style-name="ce752" table:formula="of:=['Olive '.K105]" office:value-type="float" office:value="1.4687" calcext:value-type="float">
            <text:p>1.4687</text:p>
          </table:table-cell>
          <table:table-cell table:formula="of:=[.H93]*[.$L$2]" office:value-type="float" office:value="3050" calcext:value-type="float">
            <text:p>3,050</text:p>
          </table:table-cell>
          <table:table-cell table:style-name="ce752" table:formula="of:=['Olive '.M105]" office:value-type="string" office:string-value="PO08916, 11043" calcext:value-type="string">
            <text:p>PO08916, 11043</text:p>
          </table:table-cell>
          <table:table-cell table:style-name="ce764" table:formula="of:=['Olive '.N105]" office:value-type="date" office:date-value="2015-12-03" calcext:value-type="date">
            <text:p>12/03/15</text:p>
          </table:table-cell>
          <table:table-cell table:style-name="ce764" table:formula="of:=['Olive '.O105]" office:value-type="date" office:date-value="2016-02-05" calcext:value-type="date">
            <text:p>02/05/16</text:p>
          </table:table-cell>
          <table:table-cell table:style-name="ce756" table:formula="of:=['Olive '.P105]" office:value-type="string" office:string-value="RECEIVED Cyclops special buy PO08916 will support Nutmeg.  Heilind PO11043 is Olive. " calcext:value-type="string">
            <text:p>RECEIVED Cyclops special buy PO08916 will support Nutmeg. <text:s/>Heilind PO11043 is Olive. </text:p>
          </table:table-cell>
          <table:table-cell table:number-columns-repeated="1008"/>
        </table:table-row>
        <table:table-row table:style-name="ro5">
          <table:table-cell table:style-name="ce752" table:formula="of:=['Olive '.A106]" office:value-type="string" office:string-value="Electronic" calcext:value-type="string">
            <text:p>Electronic</text:p>
          </table:table-cell>
          <table:table-cell table:style-name="ce752" table:formula="of:=['Olive '.B106]" office:value-type="string" office:string-value="EL-MT0029" calcext:value-type="string">
            <text:p>EL-MT0029</text:p>
          </table:table-cell>
          <table:table-cell table:style-name="ce756" table:formula="of:=['Olive '.C106]" office:value-type="string" office:string-value="NEMA 17 Stepper Motor, Moons'  -  NOT INCLUDING wire harness - As per attached Drawing." calcext:value-type="string">
            <text:p>NEMA 17 Stepper Motor, Moons' <text:s/>- <text:s/>NOT INCLUDING wire harness - As per attached Drawing.</text:p>
          </table:table-cell>
          <table:table-cell table:style-name="ce752" table:formula="of:=['Olive '.D106]" office:value-type="string" office:string-value="Moons " calcext:value-type="string">
            <text:p>Moons </text:p>
          </table:table-cell>
          <table:table-cell table:style-name="ce752" table:formula="of:=['Olive '.E106]" office:value-type="string" office:string-value="MS17HD6P4150MS17HD6P4150-01-B" calcext:value-type="string">
            <text:p>MS17HD6P4150MS17HD6P4150-01-B</text:p>
          </table:table-cell>
          <table:table-cell table:style-name="ce752" table:formula="of:=['Olive '.F106]" office:value-type="string" office:string-value="Moons " calcext:value-type="string">
            <text:p>Moons </text:p>
          </table:table-cell>
          <table:table-cell table:style-name="ce752" table:formula="of:=['Olive '.G106]" office:value-type="string" office:string-value="MS17HD6P4150-01-B" calcext:value-type="string">
            <text:p>MS17HD6P4150-01-B</text:p>
          </table:table-cell>
          <table:table-cell table:style-name="ce752" table:formula="of:=['Olive '.H106]" office:value-type="float" office:value="5" calcext:value-type="float">
            <text:p>5</text:p>
          </table:table-cell>
          <table:table-cell table:style-name="ce752" table:formula="of:=['Olive '.I106]" office:value-type="string" office:string-value="ea" calcext:value-type="string">
            <text:p>ea</text:p>
          </table:table-cell>
          <table:table-cell table:style-name="ce752" table:formula="of:=['Olive '.J106]" office:value-type="float" office:value="8.3" calcext:value-type="float">
            <text:p>8.3</text:p>
          </table:table-cell>
          <table:table-cell table:style-name="ce752" table:formula="of:=['Olive '.K106]" office:value-type="float" office:value="41.5" calcext:value-type="float">
            <text:p>41.5</text:p>
          </table:table-cell>
          <table:table-cell table:formula="of:=[.H94]*[.$L$2]" office:value-type="float" office:value="15250" calcext:value-type="float">
            <text:p>15,250</text:p>
          </table:table-cell>
          <table:table-cell table:style-name="ce752" table:formula="of:=['Olive '.M106]" office:value-type="string" office:string-value="PO11681" calcext:value-type="string">
            <text:p>PO11681</text:p>
          </table:table-cell>
          <table:table-cell table:style-name="ce764" table:formula="of:=['Olive '.N106]" office:value-type="date" office:date-value="2016-01-25" calcext:value-type="date">
            <text:p>01/25/16</text:p>
          </table:table-cell>
          <table:table-cell table:style-name="ce764" table:formula="of:=['Olive '.O106]" office:value-type="date" office:date-value="2016-03-08" calcext:value-type="date">
            <text:p>03/08/16</text:p>
          </table:table-cell>
          <table:table-cell table:style-name="ce756" table:formula="of:=['Olive '.P106]" office:value-type="string" office:string-value="The first 1500 units might have to ship via Air, remaining units will come FOB Chicago as needed to meet production. TS " calcext:value-type="string">
            <text:p>The first 1500 units might have to ship via Air, remaining units will come FOB Chicago as needed to meet production. TS </text:p>
          </table:table-cell>
          <table:table-cell table:number-columns-repeated="1008"/>
        </table:table-row>
        <table:table-row table:style-name="ro5">
          <table:table-cell table:style-name="ce752" table:formula="of:=['Olive '.A107]" office:value-type="string" office:string-value="Electronic" calcext:value-type="string">
            <text:p>Electronic</text:p>
          </table:table-cell>
          <table:table-cell table:style-name="ce752" table:formula="of:=['Olive '.B107]" office:value-type="string" office:string-value="EL-MS0351" calcext:value-type="string">
            <text:p>EL-MS0351</text:p>
          </table:table-cell>
          <table:table-cell table:style-name="ce756" table:formula="of:=['Olive '.C107]" office:value-type="string" office:string-value="JST – CONN TERM CRIMP PH 24-30AWG" calcext:value-type="string">
            <text:p>JST – CONN TERM CRIMP PH 24-30AWG</text:p>
          </table:table-cell>
          <table:table-cell table:style-name="ce752" table:formula="of:=['Olive '.D107]" office:value-type="string" office:string-value="JST Sales America, Inc. " calcext:value-type="string">
            <text:p>JST Sales America, Inc. </text:p>
          </table:table-cell>
          <table:table-cell table:style-name="ce752" table:formula="of:=['Olive '.E107]" office:value-type="string" office:string-value="SPH-002T-P0.5S" calcext:value-type="string">
            <text:p>SPH-002T-P0.5S</text:p>
          </table:table-cell>
          <table:table-cell table:style-name="ce752" table:formula="of:=['Olive '.F107]" office:value-type="string" office:string-value="Digi-Key /Future Electronics " calcext:value-type="string">
            <text:p>Digi-Key /Future Electronics </text:p>
          </table:table-cell>
          <table:table-cell table:style-name="ce752" table:formula="of:=['Olive '.G107]" office:value-type="string" office:string-value="455-1127-1-ND" calcext:value-type="string">
            <text:p>455-1127-1-ND</text:p>
          </table:table-cell>
          <table:table-cell table:style-name="ce752" table:formula="of:=['Olive '.H107]" office:value-type="float" office:value="20" calcext:value-type="float">
            <text:p>20</text:p>
          </table:table-cell>
          <table:table-cell table:style-name="ce752" table:formula="of:=['Olive '.I107]" office:value-type="string" office:string-value="pcs" calcext:value-type="string">
            <text:p>pcs</text:p>
          </table:table-cell>
          <table:table-cell table:style-name="ce752" table:formula="of:=['Olive '.J107]" office:value-type="float" office:value="0.0126" calcext:value-type="float">
            <text:p>0.0126</text:p>
          </table:table-cell>
          <table:table-cell table:style-name="ce752" table:formula="of:=['Olive '.K107]" office:value-type="float" office:value="0.252" calcext:value-type="float">
            <text:p>0.252</text:p>
          </table:table-cell>
          <table:table-cell table:formula="of:=[.H95]*[.$L$2]" office:value-type="float" office:value="61000" calcext:value-type="float">
            <text:p>61,000</text:p>
          </table:table-cell>
          <table:table-cell table:style-name="ce752" table:formula="of:=['Olive '.M107]" office:value-type="string" office:string-value="PO11082, PO11270" calcext:value-type="string">
            <text:p>PO11082, PO11270</text:p>
          </table:table-cell>
          <table:table-cell table:style-name="ce764" table:formula="of:=['Olive '.N107]" office:value-type="date" office:date-value="2015-12-08" calcext:value-type="date">
            <text:p>12/08/15</text:p>
          </table:table-cell>
          <table:table-cell table:style-name="ce764" table:formula="of:=['Olive '.O107]" office:value-type="date" office:date-value="2015-12-10" calcext:value-type="date">
            <text:p>12/10/15</text:p>
          </table:table-cell>
          <table:table-cell table:style-name="ce756" table:formula="of:=['Olive '.P107]" office:value-type="string" office:string-value="RECEIVED Nutmeg Digikey PO11082, 8000 reel. Ordered from Future for OLIVE KG" calcext:value-type="string">
            <text:p>RECEIVED Nutmeg Digikey PO11082, 8000 reel. Ordered from Future for OLIVE KG</text:p>
          </table:table-cell>
          <table:table-cell table:number-columns-repeated="1008"/>
        </table:table-row>
        <table:table-row table:style-name="ro5">
          <table:table-cell table:style-name="ce752" table:formula="of:=['Olive '.A108]" office:value-type="string" office:string-value="Electronic" calcext:value-type="string">
            <text:p>Electronic</text:p>
          </table:table-cell>
          <table:table-cell table:style-name="ce752" table:formula="of:=['Olive '.B108]" office:value-type="string" office:string-value="EL-MS0251" calcext:value-type="string">
            <text:p>EL-MS0251</text:p>
          </table:table-cell>
          <table:table-cell table:style-name="ce756" table:formula="of:=['Olive '.C108]" office:value-type="string" office:string-value="CONN HOUSING 16POS .100 DUAL" calcext:value-type="string">
            <text:p>CONN HOUSING 16POS .100 DUAL</text:p>
          </table:table-cell>
          <table:table-cell table:style-name="ce752" table:formula="of:=['Olive '.D108]" office:value-type="string" office:string-value="Molex" calcext:value-type="string">
            <text:p>Molex</text:p>
          </table:table-cell>
          <table:table-cell table:style-name="ce752" table:formula="of:=['Olive '.E108]" office:value-type="string" office:string-value="22552161" calcext:value-type="string">
            <text:p>22552161</text:p>
          </table:table-cell>
          <table:table-cell table:style-name="ce752" table:formula="of:=['Olive '.F108]" office:value-type="string" office:string-value="TTI" calcext:value-type="string">
            <text:p>TTI</text:p>
          </table:table-cell>
          <table:table-cell table:style-name="ce752" table:formula="of:=['Olive '.G108]" office:value-type="float" office:value="22552161" calcext:value-type="float">
            <text:p>22552161</text:p>
          </table:table-cell>
          <table:table-cell table:style-name="ce752" table:formula="of:=['Olive '.H108]" office:value-type="float" office:value="2" calcext:value-type="float">
            <text:p>2</text:p>
          </table:table-cell>
          <table:table-cell table:style-name="ce752" table:formula="of:=['Olive '.I108]" office:value-type="string" office:string-value="ea" calcext:value-type="string">
            <text:p>ea</text:p>
          </table:table-cell>
          <table:table-cell table:style-name="ce752" table:formula="of:=['Olive '.J108]" office:value-type="float" office:value="0.529" calcext:value-type="float">
            <text:p>0.529</text:p>
          </table:table-cell>
          <table:table-cell table:style-name="ce752" table:formula="of:=['Olive '.K108]" office:value-type="float" office:value="1.058" calcext:value-type="float">
            <text:p>1.058</text:p>
          </table:table-cell>
          <table:table-cell table:formula="of:=[.H96]*[.$L$2]" office:value-type="float" office:value="6100" calcext:value-type="float">
            <text:p>6,100</text:p>
          </table:table-cell>
          <table:table-cell table:style-name="ce752" table:formula="of:=['Olive '.M108]" office:value-type="string" office:string-value="PO11064" calcext:value-type="string">
            <text:p>PO11064</text:p>
          </table:table-cell>
          <table:table-cell table:style-name="ce764" table:formula="of:=['Olive '.N108]" office:value-type="date" office:date-value="2015-12-04" calcext:value-type="date">
            <text:p>12/04/15</text:p>
          </table:table-cell>
          <table:table-cell table:style-name="ce764" table:formula="of:=['Olive '.O108]" office:value-type="date" office:date-value="2015-12-10" calcext:value-type="date">
            <text:p>12/10/15</text:p>
          </table:table-cell>
          <table:table-cell table:style-name="ce756" table:formula="of:=['Olive '.P108]" office:value-type="string" office:string-value="Received 50 /50   Ordered for Olive.KG" calcext:value-type="string">
            <text:p>Received 50 /50 <text:s text:c="2"/>Ordered for Olive.KG</text:p>
          </table:table-cell>
          <table:table-cell table:number-columns-repeated="1008"/>
        </table:table-row>
        <table:table-row table:style-name="ro5">
          <table:table-cell table:style-name="ce752" table:formula="of:=['Olive '.A109]" office:value-type="string" office:string-value="Electronic" calcext:value-type="string">
            <text:p>Electronic</text:p>
          </table:table-cell>
          <table:table-cell table:style-name="ce752" table:formula="of:=['Olive '.B109]" office:value-type="string" office:string-value="EL-MS0205" calcext:value-type="string">
            <text:p>EL-MS0205</text:p>
          </table:table-cell>
          <table:table-cell table:style-name="ce756" table:formula="of:=['Olive '.C109]" office:value-type="string" office:string-value="Molex-CONN TERM MALE 22-24AWG TIN - Reels of 20K" calcext:value-type="string">
            <text:p>Molex-CONN TERM MALE 22-24AWG TIN - Reels of 20K</text:p>
          </table:table-cell>
          <table:table-cell table:style-name="ce752" table:formula="of:=['Olive '.D109]" office:value-type="string" office:string-value="Molex" calcext:value-type="string">
            <text:p>Molex</text:p>
          </table:table-cell>
          <table:table-cell table:style-name="ce752" table:formula="of:=['Olive '.E109]" office:value-type="string" office:string-value="16-02-0107" calcext:value-type="string">
            <text:p>16-02-0107</text:p>
          </table:table-cell>
          <table:table-cell table:style-name="ce752" table:formula="of:=['Olive '.F109]" office:value-type="string" office:string-value="TTI" calcext:value-type="string">
            <text:p>TTI</text:p>
          </table:table-cell>
          <table:table-cell table:style-name="ce752" table:formula="of:=['Olive '.G109]" office:value-type="string" office:string-value="16-02-0107" calcext:value-type="string">
            <text:p>16-02-0107</text:p>
          </table:table-cell>
          <table:table-cell table:style-name="ce752" table:formula="of:=['Olive '.H109]" office:value-type="float" office:value="69" calcext:value-type="float">
            <text:p>69</text:p>
          </table:table-cell>
          <table:table-cell table:style-name="ce752" table:formula="of:=['Olive '.I109]" office:value-type="string" office:string-value="ea" calcext:value-type="string">
            <text:p>ea</text:p>
          </table:table-cell>
          <table:table-cell table:style-name="ce752" table:formula="of:=['Olive '.J109]" office:value-type="float" office:value="0.0185" calcext:value-type="float">
            <text:p>0.0185</text:p>
          </table:table-cell>
          <table:table-cell table:style-name="ce752" table:formula="of:=['Olive '.K109]" office:value-type="float" office:value="1.2765" calcext:value-type="float">
            <text:p>1.2765</text:p>
          </table:table-cell>
          <table:table-cell table:formula="of:=[.H97]*[.$L$2]" office:value-type="float" office:value="210450" calcext:value-type="float">
            <text:p>210,450</text:p>
          </table:table-cell>
          <table:table-cell table:style-name="ce752" table:formula="of:=['Olive '.M109]" office:value-type="string" office:string-value="PO11064" calcext:value-type="string">
            <text:p>PO11064</text:p>
          </table:table-cell>
          <table:table-cell table:style-name="ce764" table:formula="of:=['Olive '.N109]" office:value-type="date" office:date-value="2015-12-04" calcext:value-type="date">
            <text:p>12/04/15</text:p>
          </table:table-cell>
          <table:table-cell table:style-name="ce764" table:formula="of:=['Olive '.O109]" office:value-type="date" office:date-value="2015-12-10" calcext:value-type="date">
            <text:p>12/10/15</text:p>
          </table:table-cell>
          <table:table-cell table:style-name="ce756" table:formula="of:=['Olive '.P109]" office:value-type="string" office:string-value="Received  20,000 reels    Ordered for Olive.KG" calcext:value-type="string">
            <text:p>Received <text:s/>20,000 reels <text:s text:c="3"/>Ordered for Olive.KG</text:p>
          </table:table-cell>
          <table:table-cell table:number-columns-repeated="1008"/>
        </table:table-row>
        <table:table-row table:style-name="ro5">
          <table:table-cell table:style-name="ce752" table:formula="of:=['Olive '.A110]" office:value-type="string" office:string-value="Electronic" calcext:value-type="string">
            <text:p>Electronic</text:p>
          </table:table-cell>
          <table:table-cell table:style-name="ce752" table:formula="of:=['Olive '.B110]" office:value-type="string" office:string-value="EL-MS0142" calcext:value-type="string">
            <text:p>EL-MS0142</text:p>
          </table:table-cell>
          <table:table-cell table:style-name="ce756" table:formula="of:=['Olive '.C110]" office:value-type="string" office:string-value="Conn Recept Faston 22-26AWG .110 - Reel of 3K" calcext:value-type="string">
            <text:p>Conn Recept Faston 22-26AWG .110 - Reel of 3K</text:p>
          </table:table-cell>
          <table:table-cell table:style-name="ce752" table:formula="of:=['Olive '.D110]" office:value-type="string" office:string-value="Molex" calcext:value-type="string">
            <text:p>Molex</text:p>
          </table:table-cell>
          <table:table-cell table:style-name="ce752" table:formula="of:=['Olive '.E110]" office:value-type="string" office:string-value="7-520365-2" calcext:value-type="string">
            <text:p>7-520365-2</text:p>
          </table:table-cell>
          <table:table-cell table:style-name="ce752" table:formula="of:=['Olive '.F110]" office:value-type="string" office:string-value="TTI" calcext:value-type="string">
            <text:p>TTI</text:p>
          </table:table-cell>
          <table:table-cell table:style-name="ce752" table:formula="of:=['Olive '.G110]" office:value-type="string" office:string-value="7-520365-2" calcext:value-type="string">
            <text:p>7-520365-2</text:p>
          </table:table-cell>
          <table:table-cell table:style-name="ce752" table:formula="of:=['Olive '.H110]" office:value-type="float" office:value="10" calcext:value-type="float">
            <text:p>10</text:p>
          </table:table-cell>
          <table:table-cell table:style-name="ce752" table:formula="of:=['Olive '.I110]" office:value-type="string" office:string-value="ea" calcext:value-type="string">
            <text:p>ea</text:p>
          </table:table-cell>
          <table:table-cell table:style-name="ce752" table:formula="of:=['Olive '.J110]" office:value-type="float" office:value="0.076" calcext:value-type="float">
            <text:p>0.076</text:p>
          </table:table-cell>
          <table:table-cell table:style-name="ce752" table:formula="of:=['Olive '.K110]" office:value-type="float" office:value="0.76" calcext:value-type="float">
            <text:p>0.76</text:p>
          </table:table-cell>
          <table:table-cell office:value-type="float" office:value="30" calcext:value-type="float">
            <text:p>30</text:p>
          </table:table-cell>
          <table:table-cell table:style-name="ce752" table:formula="of:=['Olive '.M110]" office:value-type="string" office:string-value="PO11064" calcext:value-type="string">
            <text:p>PO11064</text:p>
          </table:table-cell>
          <table:table-cell table:style-name="ce764" table:formula="of:=['Olive '.N110]" office:value-type="date" office:date-value="2015-12-04" calcext:value-type="date">
            <text:p>12/04/15</text:p>
          </table:table-cell>
          <table:table-cell table:style-name="ce764" table:formula="of:=['Olive '.O110]" office:value-type="date" office:date-value="2015-12-10" calcext:value-type="date">
            <text:p>12/10/15</text:p>
          </table:table-cell>
          <table:table-cell table:style-name="ce756" table:formula="of:=['Olive '.P110]" office:value-type="string" office:string-value="Received 3000 reel    Ordered for Olive.KG" calcext:value-type="string">
            <text:p>Received 3000 reel <text:s text:c="3"/>Ordered for Olive.KG</text:p>
          </table:table-cell>
          <table:table-cell table:number-columns-repeated="1008"/>
        </table:table-row>
        <table:table-row table:style-name="ro5">
          <table:table-cell table:style-name="ce752" table:formula="of:=['Olive '.A111]" office:value-type="string" office:string-value="Electronic" calcext:value-type="string">
            <text:p>Electronic</text:p>
          </table:table-cell>
          <table:table-cell table:style-name="ce752" table:formula="of:=['Olive '.B111]" office:value-type="string" office:string-value="EL-MS0141" calcext:value-type="string">
            <text:p>EL-MS0141</text:p>
          </table:table-cell>
          <table:table-cell table:style-name="ce756" table:formula="of:=['Olive '.C111]" office:value-type="string" office:string-value="Term Ring Non Ins 26-22AWG #4 Order Bulk Only" calcext:value-type="string">
            <text:p>Term Ring Non Ins 26-22AWG #4 Order Bulk Only</text:p>
          </table:table-cell>
          <table:table-cell table:style-name="ce752" table:formula="of:=['Olive '.D111]" office:value-type="string" office:string-value="Panduit" calcext:value-type="string">
            <text:p>Panduit</text:p>
          </table:table-cell>
          <table:table-cell table:style-name="ce752" table:formula="of:=['Olive '.E111]" office:value-type="string" office:string-value="P22-4R-M" calcext:value-type="string">
            <text:p>P22-4R-M</text:p>
          </table:table-cell>
          <table:table-cell table:style-name="ce752" table:formula="of:=['Olive '.F111]" office:value-type="string" office:string-value="TTI" calcext:value-type="string">
            <text:p>TTI</text:p>
          </table:table-cell>
          <table:table-cell table:style-name="ce752" table:formula="of:=['Olive '.G111]" office:value-type="string" office:string-value="P22-4R-M" calcext:value-type="string">
            <text:p>P22-4R-M</text:p>
          </table:table-cell>
          <table:table-cell table:style-name="ce752" table:formula="of:=['Olive '.H111]" office:value-type="float" office:value="10" calcext:value-type="float">
            <text:p>10</text:p>
          </table:table-cell>
          <table:table-cell table:style-name="ce752" table:formula="of:=['Olive '.I111]" office:value-type="string" office:string-value="ea" calcext:value-type="string">
            <text:p>ea</text:p>
          </table:table-cell>
          <table:table-cell table:style-name="ce752" table:formula="of:=['Olive '.J111]" office:value-type="float" office:value="0.059" calcext:value-type="float">
            <text:p>0.059</text:p>
          </table:table-cell>
          <table:table-cell table:style-name="ce752" table:formula="of:=['Olive '.K111]" office:value-type="float" office:value="0.59" calcext:value-type="float">
            <text:p>0.59</text:p>
          </table:table-cell>
          <table:table-cell table:formula="of:=[.H99]*[.$L$2]" office:value-type="float" office:value="30500" calcext:value-type="float">
            <text:p>30,500</text:p>
          </table:table-cell>
          <table:table-cell table:style-name="ce752" table:formula="of:=['Olive '.M111]" office:value-type="string" office:string-value="PO10936, 11088" calcext:value-type="string">
            <text:p>PO10936, 11088</text:p>
          </table:table-cell>
          <table:table-cell table:style-name="ce764" table:formula="of:=['Olive '.N111]" office:value-type="date" office:date-value="2015-12-03" calcext:value-type="date">
            <text:p>12/03/15</text:p>
          </table:table-cell>
          <table:table-cell table:style-name="ce764" table:formula="of:=['Olive '.O111]" office:value-type="date" office:date-value="2016-02-22" calcext:value-type="date">
            <text:p>02/22/16</text:p>
          </table:table-cell>
          <table:table-cell table:style-name="ce756" table:formula="of:=['Olive '.P111]" office:value-type="string" office:string-value="RECEIVED TTI has stock available, no Ltime  Check lead time with vendor and order accordingly. TS  Delivering on 12/10/15 &amp; 2/5/16.KG  Ordered PO11088 for Olive.KG" calcext:value-type="string">
            <text:p>RECEIVED TTI has stock available, no Ltime <text:s/>Check lead time with vendor and order accordingly. TS <text:s/>Delivering on 12/10/15 &amp; 2/5/16.KG <text:s/>Ordered PO11088 for Olive.KG</text:p>
          </table:table-cell>
          <table:table-cell table:number-columns-repeated="1008"/>
        </table:table-row>
        <table:table-row table:style-name="ro5">
          <table:table-cell table:style-name="ce752" table:formula="of:=['Olive '.A112]" office:value-type="string" office:string-value="Electronic" calcext:value-type="string">
            <text:p>Electronic</text:p>
          </table:table-cell>
          <table:table-cell table:style-name="ce752" table:formula="of:=['Olive '.B112]" office:value-type="string" office:string-value="EL-MS0139" calcext:value-type="string">
            <text:p>EL-MS0139</text:p>
          </table:table-cell>
          <table:table-cell table:style-name="ce756" table:formula="of:=['Olive '.C112]" office:value-type="string" office:string-value="Tubing Corrugated Loom 3/8&quot; ID, Black" calcext:value-type="string">
            <text:p>Tubing Corrugated Loom 3/8" ID, Black</text:p>
          </table:table-cell>
          <table:table-cell table:style-name="ce752" table:formula="of:=['Olive '.D112]" office:value-type="string" office:string-value="Panduit / Fastenal " calcext:value-type="string">
            <text:p>Panduit / Fastenal </text:p>
          </table:table-cell>
          <table:table-cell table:style-name="ce752" table:formula="of:=['Olive '.E112]" office:value-type="string" office:string-value="0708162" calcext:value-type="string">
            <text:p>0708162</text:p>
          </table:table-cell>
          <table:table-cell table:style-name="ce752" table:formula="of:=['Olive '.F112]" office:value-type="string" office:string-value="Electronics Distributors Corp." calcext:value-type="string">
            <text:p>Electronics Distributors Corp.</text:p>
          </table:table-cell>
          <table:table-cell table:style-name="ce752" table:formula="of:=['Olive '.G112]" office:value-type="string" office:string-value="3/8&quot; Black Split Loom, Box 1900" calcext:value-type="string">
            <text:p>3/8" Black Split Loom, Box 1900</text:p>
          </table:table-cell>
          <table:table-cell table:style-name="ce752" table:formula="of:=['Olive '.H112]" office:value-type="float" office:value="1350" calcext:value-type="float">
            <text:p>1350</text:p>
          </table:table-cell>
          <table:table-cell table:style-name="ce752" table:formula="of:=['Olive '.I112]" office:value-type="string" office:string-value="mm" calcext:value-type="string">
            <text:p>mm</text:p>
          </table:table-cell>
          <table:table-cell table:style-name="ce752" table:formula="of:=['Olive '.J112]" office:value-type="float" office:value="0.0000032250656167979" calcext:value-type="float">
            <text:p>3.2250656167979E-06</text:p>
          </table:table-cell>
          <table:table-cell table:style-name="ce752" table:formula="of:=['Olive '.K112]" office:value-type="float" office:value="0.00435383858267717" calcext:value-type="float">
            <text:p>0.0043538386</text:p>
          </table:table-cell>
          <table:table-cell table:formula="of:=[.H100]*[.$L$2]" office:value-type="float" office:value="4117500" calcext:value-type="float">
            <text:p>4,117,500</text:p>
          </table:table-cell>
          <table:table-cell table:style-name="ce752" table:formula="of:=['Olive '.M112]" office:value-type="string" office:string-value="PO11684" calcext:value-type="string">
            <text:p>PO11684</text:p>
          </table:table-cell>
          <table:table-cell table:style-name="ce764" table:formula="of:=['Olive '.N112]" office:value-type="date" office:date-value="2016-02-01" calcext:value-type="date">
            <text:p>02/01/16</text:p>
          </table:table-cell>
          <table:table-cell table:style-name="ce764" table:formula="of:=['Olive '.O112]" office:value-type="date" office:date-value="2016-03-07" calcext:value-type="date">
            <text:p>03/07/16</text:p>
          </table:table-cell>
          <table:table-cell table:style-name="ce756" table:formula="of:=['Olive '.P112]" office:value-type="string" office:string-value="5,700' will deliver ~ 3/23 received 9,500 of 14,000' ordered for OLIVE  KG" calcext:value-type="string">
            <text:p>5,700' will deliver ~ 3/23 received 9,500 of 14,000' ordered for OLIVE <text:s/>KG</text:p>
          </table:table-cell>
          <table:table-cell table:number-columns-repeated="1008"/>
        </table:table-row>
        <table:table-row table:style-name="ro5">
          <table:table-cell table:style-name="ce752" table:formula="of:=['Olive '.A113]" office:value-type="string" office:string-value="Electronic" calcext:value-type="string">
            <text:p>Electronic</text:p>
          </table:table-cell>
          <table:table-cell table:style-name="ce752" table:formula="of:=['Olive '.B113]" office:value-type="string" office:string-value="EL-MS0073" calcext:value-type="string">
            <text:p>EL-MS0073</text:p>
          </table:table-cell>
          <table:table-cell table:style-name="ce756" table:formula="of:=['Olive '.C113]" office:value-type="string" office:string-value="Tubing Corrugated Loom .25&quot;, Black" calcext:value-type="string">
            <text:p>Tubing Corrugated Loom .25", Black</text:p>
          </table:table-cell>
          <table:table-cell table:style-name="ce752" table:formula="of:=['Olive '.D113]" office:value-type="string" office:string-value="Panduit / Fastenal " calcext:value-type="string">
            <text:p>Panduit / Fastenal </text:p>
          </table:table-cell>
          <table:table-cell table:style-name="ce752" table:formula="of:=['Olive '.E113]" office:value-type="string" office:string-value="0708161" calcext:value-type="string">
            <text:p>0708161</text:p>
          </table:table-cell>
          <table:table-cell table:style-name="ce752" table:formula="of:=['Olive '.F113]" office:value-type="string" office:string-value="EDC – Electronics Distributors Corporation " calcext:value-type="string">
            <text:p>EDC – Electronics Distributors Corporation </text:p>
          </table:table-cell>
          <table:table-cell table:style-name="ce752" table:formula="of:=['Olive '.G113]" office:value-type="string" office:string-value="1/4&quot; Black Split Loom, Box 3200'" calcext:value-type="string">
            <text:p>1/4" Black Split Loom, Box 3200'</text:p>
          </table:table-cell>
          <table:table-cell table:style-name="ce752" table:formula="of:=['Olive '.H113]" office:value-type="float" office:value="1385" calcext:value-type="float">
            <text:p>1385</text:p>
          </table:table-cell>
          <table:table-cell table:style-name="ce752" table:formula="of:=['Olive '.I113]" office:value-type="string" office:string-value="mm" calcext:value-type="string">
            <text:p>mm</text:p>
          </table:table-cell>
          <table:table-cell table:style-name="ce752" table:formula="of:=['Olive '.J113]" office:value-type="float" office:value="0.00000291666666666667" calcext:value-type="float">
            <text:p>2.91666666666667E-06</text:p>
          </table:table-cell>
          <table:table-cell table:style-name="ce752" table:formula="of:=['Olive '.K113]" office:value-type="float" office:value="0.00403958333333333" calcext:value-type="float">
            <text:p>0.0040395833</text:p>
          </table:table-cell>
          <table:table-cell table:formula="of:=[.H101]*[.$L$2]" office:value-type="float" office:value="4224250" calcext:value-type="float">
            <text:p>4,224,250</text:p>
          </table:table-cell>
          <table:table-cell table:style-name="ce752" table:formula="of:=['Olive '.M113]" office:value-type="string" office:string-value="PO11684" calcext:value-type="string">
            <text:p>PO11684</text:p>
          </table:table-cell>
          <table:table-cell table:style-name="ce764" table:formula="of:=['Olive '.N113]" office:value-type="date" office:date-value="2016-02-01" calcext:value-type="date">
            <text:p>02/01/16</text:p>
          </table:table-cell>
          <table:table-cell table:style-name="ce764" table:formula="of:=['Olive '.O113]" office:value-type="date" office:date-value="2016-03-07" calcext:value-type="date">
            <text:p>03/07/16</text:p>
          </table:table-cell>
          <table:table-cell table:style-name="ce756" table:formula="of:=['Olive '.P113]" office:value-type="string" office:string-value="15,200' OLIVE " calcext:value-type="string">
            <text:p>15,200' OLIVE </text:p>
          </table:table-cell>
          <table:table-cell table:number-columns-repeated="1008"/>
        </table:table-row>
        <table:table-row table:style-name="ro5">
          <table:table-cell table:style-name="ce752" table:formula="of:=['Olive '.A114]" office:value-type="string" office:string-value="Electronic" calcext:value-type="string">
            <text:p>Electronic</text:p>
          </table:table-cell>
          <table:table-cell table:style-name="ce752" table:formula="of:=['Olive '.B114]" office:value-type="string" office:string-value="EL-MS0062" calcext:value-type="string">
            <text:p>EL-MS0062</text:p>
          </table:table-cell>
          <table:table-cell table:style-name="ce756" table:formula="of:=['Olive '.C114]" office:value-type="string" office:string-value="MOLEX-CONN HOUSING 4POS .100 W/LATCH" calcext:value-type="string">
            <text:p>MOLEX-CONN HOUSING 4POS .100 W/LATCH</text:p>
          </table:table-cell>
          <table:table-cell table:style-name="ce752" table:formula="of:=['Olive '.D114]" office:value-type="string" office:string-value="Molex" calcext:value-type="string">
            <text:p>Molex</text:p>
          </table:table-cell>
          <table:table-cell table:style-name="ce752" table:formula="of:=['Olive '.E114]" office:value-type="float" office:value="50579404" calcext:value-type="float">
            <text:p>50579404</text:p>
          </table:table-cell>
          <table:table-cell table:style-name="ce752" table:formula="of:=['Olive '.F114]" office:value-type="string" office:string-value="Sager" calcext:value-type="string">
            <text:p>Sager</text:p>
          </table:table-cell>
          <table:table-cell table:style-name="ce752" table:formula="of:=['Olive '.G114]" office:value-type="float" office:value="50579404" calcext:value-type="float">
            <text:p>50579404</text:p>
          </table:table-cell>
          <table:table-cell table:style-name="ce752" table:formula="of:=['Olive '.H114]" office:value-type="float" office:value="6" calcext:value-type="float">
            <text:p>6</text:p>
          </table:table-cell>
          <table:table-cell table:style-name="ce752" table:formula="of:=['Olive '.I114]" office:value-type="string" office:string-value="ea" calcext:value-type="string">
            <text:p>ea</text:p>
          </table:table-cell>
          <table:table-cell table:style-name="ce752" table:formula="of:=['Olive '.J114]" office:value-type="float" office:value="0.0523" calcext:value-type="float">
            <text:p>0.0523</text:p>
          </table:table-cell>
          <table:table-cell table:style-name="ce752" table:formula="of:=['Olive '.K114]" office:value-type="float" office:value="0.3138" calcext:value-type="float">
            <text:p>0.3138</text:p>
          </table:table-cell>
          <table:table-cell table:formula="of:=[.H102]*[.$L$2]" office:value-type="float" office:value="18300" calcext:value-type="float">
            <text:p>18,300</text:p>
          </table:table-cell>
          <table:table-cell table:style-name="ce752" table:formula="of:=['Olive '.M114]" office:value-type="string" office:string-value="PO11065" calcext:value-type="string">
            <text:p>PO11065</text:p>
          </table:table-cell>
          <table:table-cell table:style-name="ce764" table:formula="of:=['Olive '.N114]" office:value-type="date" office:date-value="2015-12-08" calcext:value-type="date">
            <text:p>12/08/15</text:p>
          </table:table-cell>
          <table:table-cell table:style-name="ce764" table:formula="of:=['Olive '.O114]" office:value-type="date" office:date-value="2016-02-05" calcext:value-type="date">
            <text:p>02/05/16</text:p>
          </table:table-cell>
          <table:table-cell table:style-name="ce756" table:formula="of:=['Olive '.P114]" office:value-type="string" office:string-value="Ordered for Olive KG " calcext:value-type="string">
            <text:p>Ordered for Olive KG </text:p>
          </table:table-cell>
          <table:table-cell table:number-columns-repeated="1008"/>
        </table:table-row>
        <table:table-row table:style-name="ro5">
          <table:table-cell table:style-name="ce752" table:formula="of:=['Olive '.A115]" office:value-type="string" office:string-value="Electronic" calcext:value-type="string">
            <text:p>Electronic</text:p>
          </table:table-cell>
          <table:table-cell table:style-name="ce752" table:formula="of:=['Olive '.B115]" office:value-type="string" office:string-value="EL-MS0061" calcext:value-type="string">
            <text:p>EL-MS0061</text:p>
          </table:table-cell>
          <table:table-cell table:style-name="ce756" table:formula="of:=['Olive '.C115]" office:value-type="string" office:string-value="Molex-CONN HOUSING MALE 4POS .100" calcext:value-type="string">
            <text:p>Molex-CONN HOUSING MALE 4POS .100</text:p>
          </table:table-cell>
          <table:table-cell table:style-name="ce752" table:formula="of:=['Olive '.D115]" office:value-type="string" office:string-value="Molex" calcext:value-type="string">
            <text:p>Molex</text:p>
          </table:table-cell>
          <table:table-cell table:style-name="ce752" table:formula="of:=['Olive '.E115]" office:value-type="float" office:value="701070003" calcext:value-type="float">
            <text:p>701070003</text:p>
          </table:table-cell>
          <table:table-cell table:style-name="ce752" table:formula="of:=['Olive '.F115]" office:value-type="string" office:string-value="Sager" calcext:value-type="string">
            <text:p>Sager</text:p>
          </table:table-cell>
          <table:table-cell table:style-name="ce752" table:formula="of:=['Olive '.G115]" office:value-type="float" office:value="701070003" calcext:value-type="float">
            <text:p>701070003</text:p>
          </table:table-cell>
          <table:table-cell table:style-name="ce752" table:formula="of:=['Olive '.H115]" office:value-type="float" office:value="1" calcext:value-type="float">
            <text:p>1</text:p>
          </table:table-cell>
          <table:table-cell table:style-name="ce752" table:formula="of:=['Olive '.I115]" office:value-type="string" office:string-value="ea" calcext:value-type="string">
            <text:p>ea</text:p>
          </table:table-cell>
          <table:table-cell table:style-name="ce752" table:formula="of:=['Olive '.J115]" office:value-type="float" office:value="0.116" calcext:value-type="float">
            <text:p>0.116</text:p>
          </table:table-cell>
          <table:table-cell table:style-name="ce752" table:formula="of:=['Olive '.K115]" office:value-type="float" office:value="0.116" calcext:value-type="float">
            <text:p>0.116</text:p>
          </table:table-cell>
          <table:table-cell table:formula="of:=[.H103]*[.$L$2]" office:value-type="float" office:value="3050" calcext:value-type="float">
            <text:p>3,050</text:p>
          </table:table-cell>
          <table:table-cell table:style-name="ce752" table:formula="of:=['Olive '.M115]" office:value-type="string" office:string-value="PO11065" calcext:value-type="string">
            <text:p>PO11065</text:p>
          </table:table-cell>
          <table:table-cell table:style-name="ce764" table:formula="of:=['Olive '.N115]" office:value-type="date" office:date-value="2015-12-08" calcext:value-type="date">
            <text:p>12/08/15</text:p>
          </table:table-cell>
          <table:table-cell table:style-name="ce764" table:formula="of:=['Olive '.O115]" office:value-type="date" office:date-value="2016-02-05" calcext:value-type="date">
            <text:p>02/05/16</text:p>
          </table:table-cell>
          <table:table-cell table:style-name="ce756" table:formula="of:=['Olive '.P115]" office:value-type="string" office:string-value="Ordered for Olive KG " calcext:value-type="string">
            <text:p>Ordered for Olive KG </text:p>
          </table:table-cell>
          <table:table-cell table:number-columns-repeated="1008"/>
        </table:table-row>
        <table:table-row table:style-name="ro5">
          <table:table-cell table:style-name="ce752" table:formula="of:=['Olive '.A116]" office:value-type="string" office:string-value="Electronic" calcext:value-type="string">
            <text:p>Electronic</text:p>
          </table:table-cell>
          <table:table-cell table:style-name="ce752" table:formula="of:=['Olive '.B116]" office:value-type="string" office:string-value="EL-MS0059" calcext:value-type="string">
            <text:p>EL-MS0059</text:p>
          </table:table-cell>
          <table:table-cell table:style-name="ce756" table:formula="of:=['Olive '.C116]" office:value-type="string" office:string-value="CONN TERM FEMALE 22-24AWG TIN" calcext:value-type="string">
            <text:p>CONN TERM FEMALE 22-24AWG TIN</text:p>
          </table:table-cell>
          <table:table-cell table:style-name="ce752" table:formula="of:=['Olive '.D116]" office:value-type="string" office:string-value="Molex Inc." calcext:value-type="string">
            <text:p>Molex Inc.</text:p>
          </table:table-cell>
          <table:table-cell table:style-name="ce752" table:formula="of:=['Olive '.E116]" office:value-type="string" office:string-value="16-02-0086" calcext:value-type="string">
            <text:p>16-02-0086</text:p>
          </table:table-cell>
          <table:table-cell table:style-name="ce752" table:formula="of:=['Olive '.F116]" office:value-type="string" office:string-value="TTI" calcext:value-type="string">
            <text:p>TTI</text:p>
          </table:table-cell>
          <table:table-cell table:style-name="ce752" table:formula="of:=['Olive '.G116]" office:value-type="string" office:string-value="WM2510TR-ND" calcext:value-type="string">
            <text:p>WM2510TR-ND</text:p>
          </table:table-cell>
          <table:table-cell table:style-name="ce752" table:formula="of:=['Olive '.H116]" office:value-type="float" office:value="145" calcext:value-type="float">
            <text:p>145</text:p>
          </table:table-cell>
          <table:table-cell table:style-name="ce752" table:formula="of:=['Olive '.I116]" office:value-type="string" office:string-value="ea" calcext:value-type="string">
            <text:p>ea</text:p>
          </table:table-cell>
          <table:table-cell table:style-name="ce752" table:formula="of:=['Olive '.J116]" office:value-type="float" office:value="0.0145" calcext:value-type="float">
            <text:p>0.0145</text:p>
          </table:table-cell>
          <table:table-cell table:style-name="ce752" table:formula="of:=['Olive '.K116]" office:value-type="float" office:value="2.1025" calcext:value-type="float">
            <text:p>2.1025</text:p>
          </table:table-cell>
          <table:table-cell office:value-type="float" office:value="44225" calcext:value-type="float">
            <text:p>44,225</text:p>
          </table:table-cell>
          <table:table-cell table:style-name="ce752" table:formula="of:=['Olive '.M116]" office:value-type="string" office:string-value="PO11064" calcext:value-type="string">
            <text:p>PO11064</text:p>
          </table:table-cell>
          <table:table-cell table:style-name="ce764" table:formula="of:=['Olive '.N116]" office:value-type="date" office:date-value="2015-12-04" calcext:value-type="date">
            <text:p>12/04/15</text:p>
          </table:table-cell>
          <table:table-cell table:style-name="ce764" table:formula="of:=['Olive '.O116]" office:value-type="date" office:date-value="2015-12-11" calcext:value-type="date">
            <text:p>12/11/15</text:p>
          </table:table-cell>
          <table:table-cell table:style-name="ce756" table:formula="of:=['Olive '.P116]" office:value-type="string" office:string-value="RECEIVED Ordered for Olive KG " calcext:value-type="string">
            <text:p>RECEIVED Ordered for Olive KG </text:p>
          </table:table-cell>
          <table:table-cell table:number-columns-repeated="1008"/>
        </table:table-row>
        <table:table-row table:style-name="ro5">
          <table:table-cell table:style-name="ce752" table:formula="of:=['Olive '.A117]" office:value-type="string" office:string-value="Electronic" calcext:value-type="string">
            <text:p>Electronic</text:p>
          </table:table-cell>
          <table:table-cell table:style-name="ce752" table:formula="of:=['Olive '.B117]" office:value-type="string" office:string-value="EL-MS0360" calcext:value-type="string">
            <text:p>EL-MS0360</text:p>
          </table:table-cell>
          <table:table-cell table:style-name="ce756" table:formula="of:=['Olive '.C117]" office:value-type="string" office:string-value="Noninsulated Wire Ferrule,16 AWG," calcext:value-type="string">
            <text:p>Noninsulated Wire Ferrule,16 AWG,</text:p>
          </table:table-cell>
          <table:table-cell table:style-name="ce752" table:formula="of:=['Olive '.D117]" office:value-type="string" office:string-value="Fastenal" calcext:value-type="string">
            <text:p>Fastenal</text:p>
          </table:table-cell>
          <table:table-cell table:style-name="ce752" table:formula="of:=['Olive '.E117]" office:value-type="float" office:value="749649" calcext:value-type="float">
            <text:p>749649</text:p>
          </table:table-cell>
          <table:table-cell table:style-name="ce752" table:formula="of:=['Olive '.F117]" office:value-type="string" office:string-value="Mouser" calcext:value-type="string">
            <text:p>Mouser</text:p>
          </table:table-cell>
          <table:table-cell table:style-name="ce752" table:formula="of:=['Olive '.G117]" office:value-type="string" office:string-value="644-F78-8-M" calcext:value-type="string">
            <text:p>644-F78-8-M</text:p>
          </table:table-cell>
          <table:table-cell table:style-name="ce752" table:formula="of:=['Olive '.H117]" office:value-type="float" office:value="1" calcext:value-type="float">
            <text:p>1</text:p>
          </table:table-cell>
          <table:table-cell table:style-name="ce752" table:formula="of:=['Olive '.I117]" office:value-type="string" office:string-value="ea" calcext:value-type="string">
            <text:p>ea</text:p>
          </table:table-cell>
          <table:table-cell table:style-name="ce752" table:formula="of:=['Olive '.J117]" office:value-type="float" office:value="0.0632" calcext:value-type="float">
            <text:p>0.0632</text:p>
          </table:table-cell>
          <table:table-cell table:style-name="ce752" table:formula="of:=['Olive '.K117]" office:value-type="float" office:value="0.0632" calcext:value-type="float">
            <text:p>0.0632</text:p>
          </table:table-cell>
          <table:table-cell table:formula="of:=[.H105]*[.$L$2]" office:value-type="float" office:value="3050" calcext:value-type="float">
            <text:p>3,050</text:p>
          </table:table-cell>
          <table:table-cell table:style-name="ce752" table:formula="of:=['Olive '.M117]" office:value-type="string" office:string-value="PO12004" calcext:value-type="string">
            <text:p>PO12004</text:p>
          </table:table-cell>
          <table:table-cell table:style-name="ce764" table:formula="of:=['Olive '.N117]" office:value-type="date" office:date-value="2016-02-12" calcext:value-type="date">
            <text:p>02/12/16</text:p>
          </table:table-cell>
          <table:table-cell table:style-name="ce764" table:formula="of:=['Olive '.O117]" office:value-type="date" office:date-value="2016-02-19" calcext:value-type="date">
            <text:p>02/19/16</text:p>
          </table:table-cell>
          <table:table-cell table:style-name="ce756" table:formula="of:=['Olive '.P117]" office:value-type="string" office:string-value="RECEIVED 10,000 OLIVE ORDERED, FASTENAL  KG   1/26 Eric approved EL-MS0360 ferrule, used on the diode inside the chassis" calcext:value-type="string">
            <text:p>RECEIVED 10,000 OLIVE ORDERED, FASTENAL <text:s/>KG <text:s text:c="2"/>1/26 Eric approved EL-MS0360 ferrule, used on the diode inside the chassis</text:p>
          </table:table-cell>
          <table:table-cell table:number-columns-repeated="1008"/>
        </table:table-row>
        <table:table-row table:style-name="ro5">
          <table:table-cell table:style-name="ce752" table:formula="of:=['Olive '.A118]" office:value-type="string" office:string-value="Electronic" calcext:value-type="string">
            <text:p>Electronic</text:p>
          </table:table-cell>
          <table:table-cell table:style-name="ce752" table:formula="of:=['Olive '.B118]" office:value-type="string" office:string-value="EL-MS0010" calcext:value-type="string">
            <text:p>EL-MS0010</text:p>
          </table:table-cell>
          <table:table-cell table:style-name="ce756" table:formula="of:=['Olive '.C118]" office:value-type="string" office:string-value="Heavy Duty Power Connectors POWERPOLE 15A CONT" calcext:value-type="string">
            <text:p>Heavy Duty Power Connectors POWERPOLE 15A CONT</text:p>
          </table:table-cell>
          <table:table-cell table:style-name="ce752" table:formula="of:=['Olive '.D118]" office:value-type="string" office:string-value="Anderson Power Connectors " calcext:value-type="string">
            <text:p>Anderson Power Connectors </text:p>
          </table:table-cell>
          <table:table-cell table:style-name="ce752" table:formula="of:=['Olive '.E118]" office:value-type="string" office:string-value="1332-BK" calcext:value-type="string">
            <text:p>1332-BK</text:p>
          </table:table-cell>
          <table:table-cell table:style-name="ce752" table:formula="of:=['Olive '.F118]" office:value-type="string" office:string-value="Sager" calcext:value-type="string">
            <text:p>Sager</text:p>
          </table:table-cell>
          <table:table-cell table:style-name="ce752" table:formula="of:=['Olive '.G118]" office:value-type="string" office:string-value="879-1332-BK" calcext:value-type="string">
            <text:p>879-1332-BK</text:p>
          </table:table-cell>
          <table:table-cell table:style-name="ce752" table:formula="of:=['Olive '.H118]" office:value-type="float" office:value="6" calcext:value-type="float">
            <text:p>6</text:p>
          </table:table-cell>
          <table:table-cell table:style-name="ce752" table:formula="of:=['Olive '.I118]" office:value-type="string" office:string-value="ea" calcext:value-type="string">
            <text:p>ea</text:p>
          </table:table-cell>
          <table:table-cell table:style-name="ce752" table:formula="of:=['Olive '.J118]" office:value-type="float" office:value="0.095" calcext:value-type="float">
            <text:p>0.095</text:p>
          </table:table-cell>
          <table:table-cell table:style-name="ce752" table:formula="of:=['Olive '.K118]" office:value-type="float" office:value="0.57" calcext:value-type="float">
            <text:p>0.57</text:p>
          </table:table-cell>
          <table:table-cell table:formula="of:=[.H106]*[.$L$2]" office:value-type="float" office:value="18300" calcext:value-type="float">
            <text:p>18,300</text:p>
          </table:table-cell>
          <table:table-cell table:style-name="ce752" table:formula="of:=['Olive '.M118]" office:value-type="string" office:string-value="PO11661" calcext:value-type="string">
            <text:p>PO11661</text:p>
          </table:table-cell>
          <table:table-cell table:style-name="ce764" table:formula="of:=['Olive '.N118]" office:value-type="date" office:date-value="2016-02-05" calcext:value-type="date">
            <text:p>02/05/16</text:p>
          </table:table-cell>
          <table:table-cell table:style-name="ce764" table:formula="of:=['Olive '.O118]" office:value-type="date" office:date-value="2016-03-08" calcext:value-type="date">
            <text:p>03/08/16</text:p>
          </table:table-cell>
          <table:table-cell table:style-name="ce756" table:formula="of:=['Olive '.P118]" office:value-type="string" office:string-value="RECEIVED. OLIVE PO DELIVERY 2/29 KG  NUTMEG ordered from Mouser, Sager 4 week leadtime for OLIVE." calcext:value-type="string">
            <text:p>RECEIVED. OLIVE PO DELIVERY 2/29 KG <text:s/>NUTMEG ordered from Mouser, Sager 4 week leadtime for OLIVE.</text:p>
          </table:table-cell>
          <table:table-cell table:number-columns-repeated="1008"/>
        </table:table-row>
        <table:table-row table:style-name="ro5">
          <table:table-cell table:style-name="ce752" table:formula="of:=['Olive '.A119]" office:value-type="string" office:string-value="Electronic" calcext:value-type="string">
            <text:p>Electronic</text:p>
          </table:table-cell>
          <table:table-cell table:style-name="ce752" table:formula="of:=['Olive '.B119]" office:value-type="string" office:string-value="EL-MS0008" calcext:value-type="string">
            <text:p>EL-MS0008</text:p>
          </table:table-cell>
          <table:table-cell table:style-name="ce756" table:formula="of:=['Olive '.C119]" office:value-type="string" office:string-value="Heavy Duty Power Connectors HOUSING ONLY, BLACK POWERPOLE 15/45" calcext:value-type="string">
            <text:p>Heavy Duty Power Connectors HOUSING ONLY, BLACK POWERPOLE 15/45</text:p>
          </table:table-cell>
          <table:table-cell table:style-name="ce752" table:formula="of:=['Olive '.D119]" office:value-type="string" office:string-value="Anderson Power Connectors " calcext:value-type="string">
            <text:p>Anderson Power Connectors </text:p>
          </table:table-cell>
          <table:table-cell table:style-name="ce752" table:formula="of:=['Olive '.E119]" office:value-type="string" office:string-value="879-1327G6-BK" calcext:value-type="string">
            <text:p>879-1327G6-BK</text:p>
          </table:table-cell>
          <table:table-cell table:style-name="ce752" table:formula="of:=['Olive '.F119]" office:value-type="string" office:string-value="Sager" calcext:value-type="string">
            <text:p>Sager</text:p>
          </table:table-cell>
          <table:table-cell table:style-name="ce752" table:formula="of:=['Olive '.G119]" office:value-type="string" office:string-value="879-1327G6-BK" calcext:value-type="string">
            <text:p>879-1327G6-BK</text:p>
          </table:table-cell>
          <table:table-cell table:style-name="ce752" table:formula="of:=['Olive '.H119]" office:value-type="float" office:value="6" calcext:value-type="float">
            <text:p>6</text:p>
          </table:table-cell>
          <table:table-cell table:style-name="ce752" table:formula="of:=['Olive '.I119]" office:value-type="string" office:string-value="ea" calcext:value-type="string">
            <text:p>ea</text:p>
          </table:table-cell>
          <table:table-cell table:style-name="ce752" table:formula="of:=['Olive '.J119]" office:value-type="float" office:value="0.192" calcext:value-type="float">
            <text:p>0.192</text:p>
          </table:table-cell>
          <table:table-cell table:style-name="ce752" table:formula="of:=['Olive '.K119]" office:value-type="float" office:value="1.152" calcext:value-type="float">
            <text:p>1.152</text:p>
          </table:table-cell>
          <table:table-cell table:formula="of:=[.H107]*[.$L$2]" office:value-type="float" office:value="18300" calcext:value-type="float">
            <text:p>18,300</text:p>
          </table:table-cell>
          <table:table-cell table:style-name="ce752" table:formula="of:=['Olive '.M119]" office:value-type="string" office:string-value="PO11065" calcext:value-type="string">
            <text:p>PO11065</text:p>
          </table:table-cell>
          <table:table-cell table:style-name="ce764" table:formula="of:=['Olive '.N119]" office:value-type="date" office:date-value="2015-12-07" calcext:value-type="date">
            <text:p>12/07/15</text:p>
          </table:table-cell>
          <table:table-cell table:style-name="ce764" table:formula="of:=['Olive '.O119]" office:value-type="date" office:date-value="2015-12-10" calcext:value-type="date">
            <text:p>12/10/15</text:p>
          </table:table-cell>
          <table:table-cell table:style-name="ce756" table:formula="of:=['Olive '.P119]" office:value-type="string" office:string-value="Ordered for Olive KG " calcext:value-type="string">
            <text:p>Ordered for Olive KG </text:p>
          </table:table-cell>
          <table:table-cell table:number-columns-repeated="1008"/>
        </table:table-row>
        <table:table-row table:style-name="ro5">
          <table:table-cell table:style-name="ce752" table:formula="of:=['Olive '.A120]" office:value-type="string" office:string-value="Electronic" calcext:value-type="string">
            <text:p>Electronic</text:p>
          </table:table-cell>
          <table:table-cell table:style-name="ce752" table:formula="of:=['Olive '.B120]" office:value-type="string" office:string-value="EL-FA0033" calcext:value-type="string">
            <text:p>EL-FA0033</text:p>
          </table:table-cell>
          <table:table-cell table:style-name="ce756" table:formula="of:=['Olive '.C120]" office:value-type="string" office:string-value="Pelonis FAN 24V 80x15mm Low flow" calcext:value-type="string">
            <text:p>Pelonis FAN 24V 80x15mm Low flow</text:p>
          </table:table-cell>
          <table:table-cell table:style-name="ce752" table:formula="of:=['Olive '.D120]" office:value-type="string" office:string-value="Pelonis" calcext:value-type="string">
            <text:p>Pelonis</text:p>
          </table:table-cell>
          <table:table-cell table:style-name="ce752" table:formula="of:=['Olive '.E120]" office:value-type="string" office:string-value="C8015L24BPLP1b-7" calcext:value-type="string">
            <text:p>C8015L24BPLP1b-7</text:p>
          </table:table-cell>
          <table:table-cell table:style-name="ce752" table:formula="of:=['Olive '.F120]" office:value-type="string" office:string-value="Pelonis" calcext:value-type="string">
            <text:p>Pelonis</text:p>
          </table:table-cell>
          <table:table-cell table:style-name="ce752" table:formula="of:=['Olive '.G120]" office:value-type="string" office:string-value="C8015L24BPLP1b-7" calcext:value-type="string">
            <text:p>C8015L24BPLP1b-7</text:p>
          </table:table-cell>
          <table:table-cell table:style-name="ce752" table:formula="of:=['Olive '.H120]" office:value-type="float" office:value="1" calcext:value-type="float">
            <text:p>1</text:p>
          </table:table-cell>
          <table:table-cell table:style-name="ce752" table:formula="of:=['Olive '.I120]" office:value-type="string" office:string-value="ea" calcext:value-type="string">
            <text:p>ea</text:p>
          </table:table-cell>
          <table:table-cell table:style-name="ce752" table:formula="of:=['Olive '.J120]" office:value-type="float" office:value="3.12" calcext:value-type="float">
            <text:p>3.12</text:p>
          </table:table-cell>
          <table:table-cell table:style-name="ce752" table:formula="of:=['Olive '.K120]" office:value-type="float" office:value="3.12" calcext:value-type="float">
            <text:p>3.12</text:p>
          </table:table-cell>
          <table:table-cell table:formula="of:=[.H108]*[.$L$2]" office:value-type="float" office:value="3050" calcext:value-type="float">
            <text:p>3,050</text:p>
          </table:table-cell>
          <table:table-cell table:style-name="ce752" table:formula="of:=['Olive '.M120]" office:value-type="string" office:string-value="PO11299" calcext:value-type="string">
            <text:p>PO11299</text:p>
          </table:table-cell>
          <table:table-cell table:style-name="ce764" table:formula="of:=['Olive '.N120]" office:value-type="date" office:date-value="2015-12-30" calcext:value-type="date">
            <text:p>12/30/15</text:p>
          </table:table-cell>
          <table:table-cell table:style-name="ce764" table:formula="of:=['Olive '.O120]" office:value-type="date" office:date-value="2016-02-05" calcext:value-type="date">
            <text:p>02/05/16</text:p>
          </table:table-cell>
          <table:table-cell table:style-name="ce756" table:formula="of:=['Olive '.P120]" office:value-type="string" office:string-value="Delivery 3/17 KG    Switching to pelonis alternate – Nutmeg built with free samples. Olive is on this PO11299.TS " calcext:value-type="string">
            <text:p>Delivery 3/17 KG <text:s text:c="3"/>Switching to pelonis alternate – Nutmeg built with free samples. Olive is on this PO11299.TS </text:p>
          </table:table-cell>
          <table:table-cell table:number-columns-repeated="1008"/>
        </table:table-row>
        <table:table-row table:style-name="ro5">
          <table:table-cell table:style-name="ce752" table:formula="of:=['Olive '.A121]" office:value-type="string" office:string-value="Electronic" calcext:value-type="string">
            <text:p>Electronic</text:p>
          </table:table-cell>
          <table:table-cell table:style-name="ce752" table:formula="of:=['Olive '.B121]" office:value-type="string" office:string-value="EL-WR0040" calcext:value-type="string">
            <text:p>EL-WR0040</text:p>
          </table:table-cell>
          <table:table-cell table:style-name="ce756" table:formula="of:=['Olive '.C121]" office:value-type="string" office:string-value="Wire - Single Conductor 20AWG SOLID PTFE, RED" calcext:value-type="string">
            <text:p>Wire - Single Conductor 20AWG SOLID PTFE, RED</text:p>
          </table:table-cell>
          <table:table-cell table:style-name="ce752" table:formula="of:=['Olive '.D121]" office:value-type="string" office:string-value="Alpha Wire" calcext:value-type="string">
            <text:p>Alpha Wire</text:p>
          </table:table-cell>
          <table:table-cell table:style-name="ce752" table:formula="of:=['Olive '.E121]" office:value-type="string" office:string-value="2856/1" calcext:value-type="string">
            <text:p>2856/1</text:p>
          </table:table-cell>
          <table:table-cell table:style-name="ce752" table:formula="of:=['Olive '.F121]" office:value-type="string" office:string-value="Allcable" calcext:value-type="string">
            <text:p>Allcable</text:p>
          </table:table-cell>
          <table:table-cell table:style-name="ce752" table:formula="of:=['Olive '.G121]" office:value-type="float" office:value="0" calcext:value-type="float">
            <text:p>0</text:p>
          </table:table-cell>
          <table:table-cell table:style-name="ce752" table:formula="of:=['Olive '.H121]" office:value-type="float" office:value="175" calcext:value-type="float">
            <text:p>175</text:p>
          </table:table-cell>
          <table:table-cell table:style-name="ce752" table:formula="of:=['Olive '.I121]" office:value-type="string" office:string-value="mm" calcext:value-type="string">
            <text:p>mm</text:p>
          </table:table-cell>
          <table:table-cell table:style-name="ce752" table:formula="of:=['Olive '.J121]" office:value-type="float" office:value="0.0036745406824147" calcext:value-type="float">
            <text:p>0.0036745407</text:p>
          </table:table-cell>
          <table:table-cell table:style-name="ce752" table:formula="of:=['Olive '.K121]" office:value-type="float" office:value="0.643044619422572" calcext:value-type="float">
            <text:p>0.6430446194</text:p>
          </table:table-cell>
          <table:table-cell table:formula="of:=[.H109]*[.$L$2]" office:value-type="float" office:value="533750" calcext:value-type="float">
            <text:p>533,750</text:p>
          </table:table-cell>
          <table:table-cell table:style-name="ce752" table:formula="of:=['Olive '.M121]" office:value-type="string" office:string-value="PO12258" calcext:value-type="string">
            <text:p>PO12258</text:p>
          </table:table-cell>
          <table:table-cell table:style-name="ce764" table:formula="of:=['Olive '.N121]" office:value-type="date" office:date-value="2016-03-01" calcext:value-type="date">
            <text:p>03/01/16</text:p>
          </table:table-cell>
          <table:table-cell table:style-name="ce764" table:formula="of:=['Olive '.O121]" office:value-type="date" office:date-value="2016-04-07" calcext:value-type="date">
            <text:p>04/07/16</text:p>
          </table:table-cell>
          <table:table-cell table:style-name="ce756" table:formula="of:=['Olive '.P121]" office:value-type="string" office:string-value="Received 500' will receive balance 1300 ft April 4NEED 1751' FOR OLIVE / Allcable 7-10 day leadtime $ 1.12 ft  100 ft =$112.00  We want 3112010 TN005 for Nutwort/Olive" calcext:value-type="string">
            <text:p>Received 500' will receive balance 1300 ft April 4NEED 1751' FOR OLIVE / Allcable 7-10 day leadtime $ 1.12 ft <text:s/>100 ft =$112.00 <text:s/>We want 3112010 TN005 for Nutwort/Olive</text:p>
          </table:table-cell>
          <table:table-cell table:number-columns-repeated="1008"/>
        </table:table-row>
        <table:table-row table:style-name="ro5">
          <table:table-cell table:style-name="ce752" table:formula="of:=['Olive '.A122]" office:value-type="string" office:string-value="Electronic" calcext:value-type="string">
            <text:p>Electronic</text:p>
          </table:table-cell>
          <table:table-cell table:style-name="ce752" table:formula="of:=['Olive '.B122]" office:value-type="string" office:string-value="EL-MS0346" calcext:value-type="string">
            <text:p>EL-MS0346</text:p>
          </table:table-cell>
          <table:table-cell table:style-name="ce756" table:formula="of:=['Olive '.C122]" office:value-type="string" office:string-value="MOD PWR ENTRY INLET W/FUSE 6A - IEC C14 Receptacle – AC Filter 6A 250VAC" calcext:value-type="string">
            <text:p>MOD PWR ENTRY INLET W/FUSE 6A - IEC C14 Receptacle – AC Filter 6A 250VAC</text:p>
          </table:table-cell>
          <table:table-cell table:style-name="ce752" table:formula="of:=['Olive '.D122]" office:value-type="string" office:string-value="Shaffner" calcext:value-type="string">
            <text:p>Shaffner</text:p>
          </table:table-cell>
          <table:table-cell table:style-name="ce752" table:formula="of:=['Olive '.E122]" office:value-type="string" office:string-value="FN9260-6-06" calcext:value-type="string">
            <text:p>FN9260-6-06</text:p>
          </table:table-cell>
          <table:table-cell table:style-name="ce752" table:formula="of:=['Olive '.F122]" office:value-type="string" office:string-value="Sager" calcext:value-type="string">
            <text:p>Sager</text:p>
          </table:table-cell>
          <table:table-cell table:style-name="ce752" table:formula="of:=['Olive '.G122]" office:value-type="string" office:string-value="FN9260-6-06" calcext:value-type="string">
            <text:p>FN9260-6-06</text:p>
          </table:table-cell>
          <table:table-cell table:style-name="ce752" table:formula="of:=['Olive '.H122]" office:value-type="float" office:value="1" calcext:value-type="float">
            <text:p>1</text:p>
          </table:table-cell>
          <table:table-cell table:style-name="ce752" table:formula="of:=['Olive '.I122]" office:value-type="string" office:string-value="ea" calcext:value-type="string">
            <text:p>ea</text:p>
          </table:table-cell>
          <table:table-cell table:style-name="ce752" table:formula="of:=['Olive '.J122]" office:value-type="float" office:value="4.76" calcext:value-type="float">
            <text:p>4.76</text:p>
          </table:table-cell>
          <table:table-cell table:style-name="ce752" table:formula="of:=['Olive '.K122]" office:value-type="float" office:value="4.76" calcext:value-type="float">
            <text:p>4.76</text:p>
          </table:table-cell>
          <table:table-cell table:formula="of:=[.H110]*[.$L$2]" office:value-type="float" office:value="3050" calcext:value-type="float">
            <text:p>3,050</text:p>
          </table:table-cell>
          <table:table-cell table:style-name="ce752" table:formula="of:=['Olive '.M122]" office:value-type="string" office:string-value="PO11031" calcext:value-type="string">
            <text:p>PO11031</text:p>
          </table:table-cell>
          <table:table-cell table:style-name="ce764" table:formula="of:=['Olive '.N122]" office:value-type="date" office:date-value="2015-12-03" calcext:value-type="date">
            <text:p>12/03/15</text:p>
          </table:table-cell>
          <table:table-cell table:style-name="ce764" table:formula="of:=['Olive '.O122]" office:value-type="string" office:string-value="See notes " calcext:value-type="string">
            <text:p>See notes </text:p>
          </table:table-cell>
          <table:table-cell table:style-name="ce756" table:formula="of:=['Olive '.P122]" office:value-type="string" office:string-value="Received Sager 2000 pc stock $4.76ea, 12 weeks. Ordered for Olive.KG" calcext:value-type="string">
            <text:p>Received Sager 2000 pc stock $4.76ea, 12 weeks. Ordered for Olive.KG</text:p>
          </table:table-cell>
          <table:table-cell table:number-columns-repeated="1008"/>
        </table:table-row>
        <table:table-row table:style-name="ro5">
          <table:table-cell table:style-name="ce752" table:formula="of:=['Olive '.A123]" office:value-type="string" office:string-value="Electronic" calcext:value-type="string">
            <text:p>Electronic</text:p>
          </table:table-cell>
          <table:table-cell table:style-name="ce752" table:formula="of:=['Olive '.B123]" office:value-type="string" office:string-value="EL-MS0347" calcext:value-type="string">
            <text:p>EL-MS0347</text:p>
          </table:table-cell>
          <table:table-cell table:style-name="ce756" table:formula="of:=['Olive '.C123]" office:value-type="string" office:string-value="FUSE CERAMIC 6.3A 250VAC 5X20MM" calcext:value-type="string">
            <text:p>FUSE CERAMIC 6.3A 250VAC 5X20MM</text:p>
          </table:table-cell>
          <table:table-cell table:style-name="ce752" table:formula="of:=['Olive '.D123]" office:value-type="string" office:string-value="Littlefuse" calcext:value-type="string">
            <text:p>Littlefuse</text:p>
          </table:table-cell>
          <table:table-cell table:style-name="ce752" table:formula="of:=['Olive '.E123]" office:value-type="string" office:string-value="023406.3MXP" calcext:value-type="string">
            <text:p>023406.3MXP</text:p>
          </table:table-cell>
          <table:table-cell table:style-name="ce752" table:formula="of:=['Olive '.F123]" office:value-type="string" office:string-value="Mouser &amp; TTI" calcext:value-type="string">
            <text:p>Mouser &amp; TTI</text:p>
          </table:table-cell>
          <table:table-cell table:style-name="ce752" table:formula="of:=['Olive '.G123]" office:value-type="string" office:string-value="023406.3MXP" calcext:value-type="string">
            <text:p>023406.3MXP</text:p>
          </table:table-cell>
          <table:table-cell table:style-name="ce752" table:formula="of:=['Olive '.H123]" office:value-type="float" office:value="2" calcext:value-type="float">
            <text:p>2</text:p>
          </table:table-cell>
          <table:table-cell table:style-name="ce752" table:formula="of:=['Olive '.I123]" office:value-type="string" office:string-value="ea" calcext:value-type="string">
            <text:p>ea</text:p>
          </table:table-cell>
          <table:table-cell table:style-name="ce752" table:formula="of:=['Olive '.J123]" office:value-type="float" office:value="0.371" calcext:value-type="float">
            <text:p>0.371</text:p>
          </table:table-cell>
          <table:table-cell table:style-name="ce752" table:formula="of:=['Olive '.K123]" office:value-type="float" office:value="0.742" calcext:value-type="float">
            <text:p>0.742</text:p>
          </table:table-cell>
          <table:table-cell table:formula="of:=[.H111]*[.$L$2]" office:value-type="float" office:value="6100" calcext:value-type="float">
            <text:p>6,100</text:p>
          </table:table-cell>
          <table:table-cell table:style-name="ce752" table:formula="of:=['Olive '.M123]" office:value-type="string" office:string-value="PO11016, 10936" calcext:value-type="string">
            <text:p>PO11016, 10936</text:p>
          </table:table-cell>
          <table:table-cell table:style-name="ce764" table:formula="of:=['Olive '.N123]" office:value-type="date" office:date-value="2015-12-03" calcext:value-type="date">
            <text:p>12/03/15</text:p>
          </table:table-cell>
          <table:table-cell table:style-name="ce764" table:formula="of:=['Olive '.O123]" office:value-type="date" office:date-value="2016-02-05" calcext:value-type="date">
            <text:p>02/05/16</text:p>
          </table:table-cell>
          <table:table-cell table:style-name="ce756" table:formula="of:=['Olive '.P123]" office:value-type="string" office:string-value="Mouser PO11016 = 2/5/16 delivery. TTI PO10936, quoted 12 wk leadtime-no stock – for Olive 2/5/16 KG  - New delivery date on this item is ~ Feb. 22 – these have 12-14 week lead time. TS/KG   ARROW STOCK IMMEDIATELY AVAILABLE. " calcext:value-type="string">
            <text:p>Mouser PO11016 = 2/5/16 delivery. TTI PO10936, quoted 12 wk leadtime-no stock – for Olive 2/5/16 KG <text:s/>- New delivery date on this item is ~ Feb. 22 – these have 12-14 week lead time. TS/KG <text:s text:c="2"/>ARROW STOCK IMMEDIATELY AVAILABLE. </text:p>
          </table:table-cell>
          <table:table-cell table:number-columns-repeated="1008"/>
        </table:table-row>
        <table:table-row table:style-name="ro5">
          <table:table-cell table:style-name="ce752" table:formula="of:=['Olive '.A124]" office:value-type="string" office:string-value="Electronic" calcext:value-type="string">
            <text:p>Electronic</text:p>
          </table:table-cell>
          <table:table-cell table:style-name="ce752" table:formula="of:=['Olive '.B124]" office:value-type="string" office:string-value="EL-PS0031" calcext:value-type="string">
            <text:p>EL-PS0031</text:p>
          </table:table-cell>
          <table:table-cell table:style-name="ce756" table:formula="of:=['Olive '.C124]" office:value-type="string" office:string-value="Mean Well Switching Power Supplies 504W 24V 21A Power Supply W/PFC" calcext:value-type="string">
            <text:p>Mean Well Switching Power Supplies 504W 24V 21A Power Supply W/PFC</text:p>
          </table:table-cell>
          <table:table-cell table:style-name="ce752" table:formula="of:=['Olive '.D124]" office:value-type="string" office:string-value="Mean Well" calcext:value-type="string">
            <text:p>Mean Well</text:p>
          </table:table-cell>
          <table:table-cell table:style-name="ce752" table:formula="of:=['Olive '.E124]" office:value-type="string" office:string-value="RSP-500-24" calcext:value-type="string">
            <text:p>RSP-500-24</text:p>
          </table:table-cell>
          <table:table-cell table:style-name="ce752" table:formula="of:=['Olive '.F124]" office:value-type="string" office:string-value="Sager" calcext:value-type="string">
            <text:p>Sager</text:p>
          </table:table-cell>
          <table:table-cell table:style-name="ce752" table:formula="of:=['Olive '.G124]" office:value-type="string" office:string-value="709-RSP500-24" calcext:value-type="string">
            <text:p>709-RSP500-24</text:p>
          </table:table-cell>
          <table:table-cell table:style-name="ce752" table:formula="of:=['Olive '.H124]" office:value-type="float" office:value="1" calcext:value-type="float">
            <text:p>1</text:p>
          </table:table-cell>
          <table:table-cell table:style-name="ce752" table:formula="of:=['Olive '.I124]" office:value-type="string" office:string-value="ea" calcext:value-type="string">
            <text:p>ea</text:p>
          </table:table-cell>
          <table:table-cell table:style-name="ce752" table:formula="of:=['Olive '.J124]" office:value-type="float" office:value="65" calcext:value-type="float">
            <text:p>65</text:p>
          </table:table-cell>
          <table:table-cell table:style-name="ce752" table:formula="of:=['Olive '.K124]" office:value-type="float" office:value="65" calcext:value-type="float">
            <text:p>65</text:p>
          </table:table-cell>
          <table:table-cell table:formula="of:=[.H112]*[.$L$2]" office:value-type="float" office:value="3050" calcext:value-type="float">
            <text:p>3,050</text:p>
          </table:table-cell>
          <table:table-cell table:style-name="ce752" table:formula="of:=['Olive '.M124]" office:value-type="string" office:string-value="PO08321" calcext:value-type="string">
            <text:p>PO08321</text:p>
          </table:table-cell>
          <table:table-cell table:style-name="ce764" table:formula="of:=['Olive '.N124]" office:value-type="date" office:date-value="2015-06-26" calcext:value-type="date">
            <text:p>06/26/15</text:p>
          </table:table-cell>
          <table:table-cell table:style-name="ce764" table:formula="of:=['Olive '.O124]" office:value-type="string" office:string-value="See notes " calcext:value-type="string">
            <text:p>See notes </text:p>
          </table:table-cell>
          <table:table-cell table:style-name="ce756" table:formula="of:=['Olive '.P124]" office:value-type="string" office:string-value="We have scheduled deliveries on these PSU's until Aug. 2016" calcext:value-type="string">
            <text:p>We have scheduled deliveries on these PSU's until Aug. 2016</text:p>
          </table:table-cell>
          <table:table-cell table:number-columns-repeated="1008"/>
        </table:table-row>
        <table:table-row table:style-name="ro5">
          <table:table-cell table:style-name="ce752" table:formula="of:=['Olive '.A125]" office:value-type="string" office:string-value="Electronic" calcext:value-type="string">
            <text:p>Electronic</text:p>
          </table:table-cell>
          <table:table-cell table:style-name="ce752" table:formula="of:=['Olive '.B125]" office:value-type="string" office:string-value="EL-MS0133" calcext:value-type="string">
            <text:p>EL-MS0133</text:p>
          </table:table-cell>
          <table:table-cell table:style-name="ce756" table:formula="of:=['Olive '.C125]" office:value-type="string" office:string-value="CONN, RCPT, 14 POS w/Brass Inserts" calcext:value-type="string">
            <text:p>CONN, RCPT, 14 POS w/Brass Inserts</text:p>
          </table:table-cell>
          <table:table-cell table:style-name="ce752" table:formula="of:=['Olive '.D125]" office:value-type="string" office:string-value="TE Connectivity AMP Connectors " calcext:value-type="string">
            <text:p>TE Connectivity AMP Connectors </text:p>
          </table:table-cell>
          <table:table-cell table:style-name="ce752" table:formula="of:=['Olive '.E125]" office:value-type="string" office:string-value="211103-1" calcext:value-type="string">
            <text:p>211103-1</text:p>
          </table:table-cell>
          <table:table-cell table:style-name="ce752" table:formula="of:=['Olive '.F125]" office:value-type="string" office:string-value="TTI" calcext:value-type="string">
            <text:p>TTI</text:p>
          </table:table-cell>
          <table:table-cell table:style-name="ce752" table:formula="of:=['Olive '.G125]" office:value-type="string" office:string-value="211103-1" calcext:value-type="string">
            <text:p>211103-1</text:p>
          </table:table-cell>
          <table:table-cell table:style-name="ce752" table:formula="of:=['Olive '.H125]" office:value-type="float" office:value="1" calcext:value-type="float">
            <text:p>1</text:p>
          </table:table-cell>
          <table:table-cell table:style-name="ce752" table:formula="of:=['Olive '.I125]" office:value-type="string" office:string-value="ea" calcext:value-type="string">
            <text:p>ea</text:p>
          </table:table-cell>
          <table:table-cell table:style-name="ce752" table:formula="of:=['Olive '.J125]" office:value-type="float" office:value="3.12" calcext:value-type="float">
            <text:p>3.12</text:p>
          </table:table-cell>
          <table:table-cell table:style-name="ce752" table:formula="of:=['Olive '.K125]" office:value-type="float" office:value="3.12" calcext:value-type="float">
            <text:p>3.12</text:p>
          </table:table-cell>
          <table:table-cell table:formula="of:=[.H113]*[.$L$2]" office:value-type="float" office:value="3050" calcext:value-type="float">
            <text:p>3,050</text:p>
          </table:table-cell>
          <table:table-cell table:style-name="ce752" table:formula="of:=['Olive '.M125]" office:value-type="string" office:string-value="PO11064" calcext:value-type="string">
            <text:p>PO11064</text:p>
          </table:table-cell>
          <table:table-cell table:style-name="ce764" table:formula="of:=['Olive '.N125]" office:value-type="date" office:date-value="2015-12-07" calcext:value-type="date">
            <text:p>12/07/15</text:p>
          </table:table-cell>
          <table:table-cell table:style-name="ce764" table:formula="of:=['Olive '.O125]" office:value-type="date" office:date-value="2015-12-09" calcext:value-type="date">
            <text:p>12/09/15</text:p>
          </table:table-cell>
          <table:table-cell table:style-name="ce756" table:formula="of:=['Olive '.P125]" office:value-type="string" office:string-value="Received Min 1 / 1  Ordered for Olive KG    -  EL-MS0131 landed on the PO in error. Kim is getting with Lisa to fix to correct part number. TS " calcext:value-type="string">
            <text:p>Received Min 1 / 1 <text:s/>Ordered for Olive KG <text:s text:c="3"/>- <text:s/>EL-MS0131 landed on the PO in error. Kim is getting with Lisa to fix to correct part number. TS </text:p>
          </table:table-cell>
          <table:table-cell table:number-columns-repeated="1008"/>
        </table:table-row>
        <table:table-row table:style-name="ro5">
          <table:table-cell table:style-name="ce752" table:formula="of:=['Olive '.A126]" office:value-type="string" office:string-value="Electronic" calcext:value-type="string">
            <text:p>Electronic</text:p>
          </table:table-cell>
          <table:table-cell table:style-name="ce752" table:formula="of:=['Olive '.B126]" office:value-type="string" office:string-value="PC-CN0032" calcext:value-type="string">
            <text:p>PC-CN0032</text:p>
          </table:table-cell>
          <table:table-cell table:style-name="ce756" table:formula="of:=['Olive '.C126]" office:value-type="string" office:string-value="Term Block Plug 2POS STR 5.08MM" calcext:value-type="string">
            <text:p>Term Block Plug 2POS STR 5.08MM</text:p>
          </table:table-cell>
          <table:table-cell table:style-name="ce752" table:formula="of:=['Olive '.D126]" office:value-type="string" office:string-value="Molex" calcext:value-type="string">
            <text:p>Molex</text:p>
          </table:table-cell>
          <table:table-cell table:style-name="ce752" table:formula="of:=['Olive '.E126]" office:value-type="float" office:value="395300002" calcext:value-type="float">
            <text:p>395300002</text:p>
          </table:table-cell>
          <table:table-cell table:style-name="ce752" table:formula="of:=['Olive '.F126]" office:value-type="string" office:string-value="TTI" calcext:value-type="string">
            <text:p>TTI</text:p>
          </table:table-cell>
          <table:table-cell table:style-name="ce752" table:formula="of:=['Olive '.G126]" office:value-type="float" office:value="395300002" calcext:value-type="float">
            <text:p>395300002</text:p>
          </table:table-cell>
          <table:table-cell table:style-name="ce752" table:formula="of:=['Olive '.H126]" office:value-type="float" office:value="5" calcext:value-type="float">
            <text:p>5</text:p>
          </table:table-cell>
          <table:table-cell table:style-name="ce752" table:formula="of:=['Olive '.I126]" office:value-type="string" office:string-value="ea" calcext:value-type="string">
            <text:p>ea</text:p>
          </table:table-cell>
          <table:table-cell table:style-name="ce752" table:formula="of:=['Olive '.J126]" office:value-type="float" office:value="0.405" calcext:value-type="float">
            <text:p>0.405</text:p>
          </table:table-cell>
          <table:table-cell table:style-name="ce752" table:formula="of:=['Olive '.K126]" office:value-type="float" office:value="2.025" calcext:value-type="float">
            <text:p>2.025</text:p>
          </table:table-cell>
          <table:table-cell table:formula="of:=[.H114]*[.$L$2]" office:value-type="float" office:value="15250" calcext:value-type="float">
            <text:p>15,250</text:p>
          </table:table-cell>
          <table:table-cell table:style-name="ce752" table:formula="of:=['Olive '.M126]" office:value-type="string" office:string-value="PO10936" calcext:value-type="string">
            <text:p>PO10936</text:p>
          </table:table-cell>
          <table:table-cell table:style-name="ce764" table:formula="of:=['Olive '.N126]" office:value-type="date" office:date-value="2015-12-03" calcext:value-type="date">
            <text:p>12/03/15</text:p>
          </table:table-cell>
          <table:table-cell table:style-name="ce764" table:formula="of:=['Olive '.O126]" office:value-type="string" office:string-value="See notes " calcext:value-type="string">
            <text:p>See notes </text:p>
          </table:table-cell>
          <table:table-cell table:style-name="ce756" table:formula="of:=['Olive '.P126]" office:value-type="string" office:string-value="Received TTI Check lead time with vendor and order accordingly. TS  Ordered for Olive. KG" calcext:value-type="string">
            <text:p>Received TTI Check lead time with vendor and order accordingly. TS <text:s/>Ordered for Olive. KG</text:p>
          </table:table-cell>
          <table:table-cell table:number-columns-repeated="1008"/>
        </table:table-row>
        <table:table-row table:style-name="ro5">
          <table:table-cell table:style-name="ce752" table:formula="of:=['Olive '.A127]" office:value-type="string" office:string-value="Electronic" calcext:value-type="string">
            <text:p>Electronic</text:p>
          </table:table-cell>
          <table:table-cell table:style-name="ce752" table:formula="of:=['Olive '.B127]" office:value-type="string" office:string-value="EL-MS0124" calcext:value-type="string">
            <text:p>EL-MS0124</text:p>
          </table:table-cell>
          <table:table-cell table:style-name="ce756" table:formula="of:=['Olive '.C127]" office:value-type="string" office:string-value="20-24 AWG Tin Sockets for Receptacle - 4K Reel" calcext:value-type="string">
            <text:p>20-24 AWG Tin Sockets for Receptacle - 4K Reel</text:p>
          </table:table-cell>
          <table:table-cell table:style-name="ce752" table:formula="of:=['Olive '.D127]" office:value-type="string" office:string-value="TE Connectivity AMP Connectors " calcext:value-type="string">
            <text:p>TE Connectivity AMP Connectors </text:p>
          </table:table-cell>
          <table:table-cell table:style-name="ce752" table:formula="of:=['Olive '.E127]" office:value-type="string" office:string-value="1-66331-4" calcext:value-type="string">
            <text:p>1-66331-4</text:p>
          </table:table-cell>
          <table:table-cell table:style-name="ce752" table:formula="of:=['Olive '.F127]" office:value-type="string" office:string-value="TTI -DIGIKEY" calcext:value-type="string">
            <text:p>TTI -DIGIKEY</text:p>
          </table:table-cell>
          <table:table-cell table:style-name="ce752" table:formula="of:=['Olive '.G127]" office:value-type="string" office:string-value="1-66331-4" calcext:value-type="string">
            <text:p>1-66331-4</text:p>
          </table:table-cell>
          <table:table-cell table:style-name="ce752" table:formula="of:=['Olive '.H127]" office:value-type="float" office:value="13" calcext:value-type="float">
            <text:p>13</text:p>
          </table:table-cell>
          <table:table-cell table:style-name="ce752" table:formula="of:=['Olive '.I127]" office:value-type="string" office:string-value="ea" calcext:value-type="string">
            <text:p>ea</text:p>
          </table:table-cell>
          <table:table-cell table:style-name="ce752" table:formula="of:=['Olive '.J127]" office:value-type="float" office:value="0.208" calcext:value-type="float">
            <text:p>0.208</text:p>
          </table:table-cell>
          <table:table-cell table:style-name="ce752" table:formula="of:=['Olive '.K127]" office:value-type="float" office:value="2.704" calcext:value-type="float">
            <text:p>2.704</text:p>
          </table:table-cell>
          <table:table-cell table:formula="of:=[.H115]*[.$L$2]" office:value-type="float" office:value="39650" calcext:value-type="float">
            <text:p>39,650</text:p>
          </table:table-cell>
          <table:table-cell table:style-name="ce752" table:formula="of:=['Olive '.M127]" office:value-type="string" office:string-value="PO11026, 10936" calcext:value-type="string">
            <text:p>PO11026, 10936</text:p>
          </table:table-cell>
          <table:table-cell table:style-name="ce764" table:formula="of:=['Olive '.N127]" office:value-type="date" office:date-value="2015-12-07" calcext:value-type="date">
            <text:p>12/07/15</text:p>
          </table:table-cell>
          <table:table-cell table:style-name="ce764" table:formula="of:=['Olive '.O127]" office:value-type="string" office:string-value="See notes " calcext:value-type="string">
            <text:p>See notes </text:p>
          </table:table-cell>
          <table:table-cell table:style-name="ce756" table:formula="of:=['Olive '.P127]" office:value-type="string" office:string-value="Digikey, 4k min PO11026 = Nutmeg  / TTI 6 wk leadtime PO10936 = Olive.KG" calcext:value-type="string">
            <text:p>Digikey, 4k min PO11026 = Nutmeg <text:s/>/ TTI 6 wk leadtime PO10936 = Olive.KG</text:p>
          </table:table-cell>
          <table:table-cell table:number-columns-repeated="1008"/>
        </table:table-row>
        <table:table-row table:style-name="ro5">
          <table:table-cell table:style-name="ce752" table:formula="of:=['Olive '.A128]" office:value-type="string" office:string-value="Electronic" calcext:value-type="string">
            <text:p>Electronic</text:p>
          </table:table-cell>
          <table:table-cell table:style-name="ce752" table:formula="of:=['Olive '.B128]" office:value-type="string" office:string-value="PC-CN0056" calcext:value-type="string">
            <text:p>PC-CN0056</text:p>
          </table:table-cell>
          <table:table-cell table:style-name="ce756" table:formula="of:=['Olive '.C128]" office:value-type="string" office:string-value="Headers &amp; Wire Housings 20 CKT CRIMP HOUSING Female" calcext:value-type="string">
            <text:p>Headers &amp; Wire Housings 20 CKT CRIMP HOUSING Female</text:p>
          </table:table-cell>
          <table:table-cell table:style-name="ce752" table:formula="of:=['Olive '.D128]" office:value-type="string" office:string-value="Molex" calcext:value-type="string">
            <text:p>Molex</text:p>
          </table:table-cell>
          <table:table-cell table:style-name="ce752" table:formula="of:=['Olive '.E128]" office:value-type="string" office:string-value="50-57-9420" calcext:value-type="string">
            <text:p>50-57-9420</text:p>
          </table:table-cell>
          <table:table-cell table:style-name="ce752" table:formula="of:=['Olive '.F128]" office:value-type="string" office:string-value="TTI" calcext:value-type="string">
            <text:p>TTI</text:p>
          </table:table-cell>
          <table:table-cell table:style-name="ce752" table:formula="of:=['Olive '.G128]" office:value-type="string" office:string-value="538-50-57-9420" calcext:value-type="string">
            <text:p>538-50-57-9420</text:p>
          </table:table-cell>
          <table:table-cell table:style-name="ce752" table:formula="of:=['Olive '.H128]" office:value-type="float" office:value="1" calcext:value-type="float">
            <text:p>1</text:p>
          </table:table-cell>
          <table:table-cell table:style-name="ce752" table:formula="of:=['Olive '.I128]" office:value-type="string" office:string-value="pcs" calcext:value-type="string">
            <text:p>pcs</text:p>
          </table:table-cell>
          <table:table-cell table:style-name="ce752" table:formula="of:=['Olive '.J128]" office:value-type="float" office:value="0.436" calcext:value-type="float">
            <text:p>0.436</text:p>
          </table:table-cell>
          <table:table-cell table:style-name="ce752" table:formula="of:=['Olive '.K128]" office:value-type="float" office:value="0.436" calcext:value-type="float">
            <text:p>0.436</text:p>
          </table:table-cell>
          <table:table-cell table:formula="of:=[.H116]*[.$L$2]" office:value-type="float" office:value="3050" calcext:value-type="float">
            <text:p>3,050</text:p>
          </table:table-cell>
          <table:table-cell table:style-name="ce752" table:formula="of:=['Olive '.M128]" office:value-type="string" office:string-value="PO10936" calcext:value-type="string">
            <text:p>PO10936</text:p>
          </table:table-cell>
          <table:table-cell table:style-name="ce764" table:formula="of:=['Olive '.N128]" office:value-type="date" office:date-value="2015-12-03" calcext:value-type="date">
            <text:p>12/03/15</text:p>
          </table:table-cell>
          <table:table-cell table:style-name="ce764" table:formula="of:=['Olive '.O128]" office:value-type="string" office:string-value="See notes " calcext:value-type="string">
            <text:p>See notes </text:p>
          </table:table-cell>
          <table:table-cell table:style-name="ce756" table:formula="of:=['Olive '.P128]" office:value-type="string" office:string-value="TTI stock available -  Ordered for Olive. KG" calcext:value-type="string">
            <text:p>TTI stock available - <text:s/>Ordered for Olive. KG</text:p>
          </table:table-cell>
          <table:table-cell table:number-columns-repeated="1008"/>
        </table:table-row>
        <table:table-row table:style-name="ro5">
          <table:table-cell table:style-name="ce752" table:formula="of:=['Olive '.A129]" office:value-type="string" office:string-value="Electronic" calcext:value-type="string">
            <text:p>Electronic</text:p>
          </table:table-cell>
          <table:table-cell table:style-name="ce752" table:formula="of:=['Olive '.B129]" office:value-type="string" office:string-value="PC-CN0003" calcext:value-type="string">
            <text:p>PC-CN0003</text:p>
          </table:table-cell>
          <table:table-cell table:style-name="ce756" table:formula="of:=['Olive '.C129]" office:value-type="string" office:string-value="Molex - CONN HOUSING 3POS .100 W/LATCH" calcext:value-type="string">
            <text:p>Molex - CONN HOUSING 3POS .100 W/LATCH</text:p>
          </table:table-cell>
          <table:table-cell table:style-name="ce752" table:formula="of:=['Olive '.D129]" office:value-type="string" office:string-value="Molex" calcext:value-type="string">
            <text:p>Molex</text:p>
          </table:table-cell>
          <table:table-cell table:style-name="ce752" table:formula="of:=['Olive '.E129]" office:value-type="float" office:value="50579403" calcext:value-type="float">
            <text:p>50579403</text:p>
          </table:table-cell>
          <table:table-cell table:style-name="ce752" table:formula="of:=['Olive '.F129]" office:value-type="string" office:string-value="Sager" calcext:value-type="string">
            <text:p>Sager</text:p>
          </table:table-cell>
          <table:table-cell table:style-name="ce752" table:formula="of:=['Olive '.G129]" office:value-type="string" office:string-value="WM2901-ND" calcext:value-type="string">
            <text:p>WM2901-ND</text:p>
          </table:table-cell>
          <table:table-cell table:style-name="ce752" table:formula="of:=['Olive '.H129]" office:value-type="float" office:value="7" calcext:value-type="float">
            <text:p>7</text:p>
          </table:table-cell>
          <table:table-cell table:style-name="ce752" table:formula="of:=['Olive '.I129]" office:value-type="string" office:string-value="ea" calcext:value-type="string">
            <text:p>ea</text:p>
          </table:table-cell>
          <table:table-cell table:style-name="ce752" table:formula="of:=['Olive '.J129]" office:value-type="float" office:value="0.0514" calcext:value-type="float">
            <text:p>0.0514</text:p>
          </table:table-cell>
          <table:table-cell table:style-name="ce752" table:formula="of:=['Olive '.K129]" office:value-type="float" office:value="0.3598" calcext:value-type="float">
            <text:p>0.3598</text:p>
          </table:table-cell>
          <table:table-cell table:formula="of:=[.H117]*[.$L$2]" office:value-type="float" office:value="21350" calcext:value-type="float">
            <text:p>21,350</text:p>
          </table:table-cell>
          <table:table-cell table:style-name="ce752" table:formula="of:=['Olive '.M129]" office:value-type="string" office:string-value="PO11065" calcext:value-type="string">
            <text:p>PO11065</text:p>
          </table:table-cell>
          <table:table-cell table:style-name="ce764" table:formula="of:=['Olive '.N129]" office:value-type="date" office:date-value="2015-12-08" calcext:value-type="date">
            <text:p>12/08/15</text:p>
          </table:table-cell>
          <table:table-cell table:style-name="ce764" table:formula="of:=['Olive '.O129]" office:value-type="date" office:date-value="2015-12-11" calcext:value-type="date">
            <text:p>12/11/15</text:p>
          </table:table-cell>
          <table:table-cell table:style-name="ce756" table:formula="of:=['Olive '.P129]" office:value-type="string" office:string-value="Partial short shipped, will ship week of 3/15Ordered for Olive KG1800 m/m 0.0514" calcext:value-type="string">
            <text:p>Partial short shipped, will ship week of 3/15Ordered for Olive KG1800 m/m 0.0514</text:p>
          </table:table-cell>
          <table:table-cell table:number-columns-repeated="1008"/>
        </table:table-row>
        <table:table-row table:style-name="ro5">
          <table:table-cell table:style-name="ce752" table:formula="of:=['Olive '.A130]" office:value-type="string" office:string-value="Electronic" calcext:value-type="string">
            <text:p>Electronic</text:p>
          </table:table-cell>
          <table:table-cell table:style-name="ce752" table:formula="of:=['Olive '.B130]" office:value-type="string" office:string-value="EL-MS0342" calcext:value-type="string">
            <text:p>EL-MS0342</text:p>
          </table:table-cell>
          <table:table-cell table:style-name="ce756" table:formula="of:=['Olive '.C130]" office:value-type="string" office:string-value="FERRITE TUBULAR BEAD 7.87MM RoHS Status" calcext:value-type="string">
            <text:p>FERRITE TUBULAR BEAD 7.87MM RoHS Status</text:p>
          </table:table-cell>
          <table:table-cell table:style-name="ce752" table:formula="of:=['Olive '.D130]" office:value-type="string" office:string-value="Laird Technologies - Signal Integrity Products" calcext:value-type="string">
            <text:p>Laird Technologies - Signal Integrity Products</text:p>
          </table:table-cell>
          <table:table-cell table:style-name="ce752" table:formula="of:=['Olive '.E130]" office:value-type="string" office:string-value="28B0625-100" calcext:value-type="string">
            <text:p>28B0625-100</text:p>
          </table:table-cell>
          <table:table-cell table:style-name="ce752" table:formula="of:=['Olive '.F130]" office:value-type="string" office:string-value="Sager" calcext:value-type="string">
            <text:p>Sager</text:p>
          </table:table-cell>
          <table:table-cell table:style-name="ce752" table:formula="of:=['Olive '.G130]" office:value-type="string" office:string-value="240-2115-ND" calcext:value-type="string">
            <text:p>240-2115-ND</text:p>
          </table:table-cell>
          <table:table-cell table:style-name="ce752" table:formula="of:=['Olive '.H130]" office:value-type="float" office:value="1" calcext:value-type="float">
            <text:p>1</text:p>
          </table:table-cell>
          <table:table-cell table:style-name="ce752" table:formula="of:=['Olive '.I130]" office:value-type="string" office:string-value="ea" calcext:value-type="string">
            <text:p>ea</text:p>
          </table:table-cell>
          <table:table-cell table:style-name="ce752" table:formula="of:=['Olive '.J130]" office:value-type="float" office:value="0.232" calcext:value-type="float">
            <text:p>0.232</text:p>
          </table:table-cell>
          <table:table-cell table:style-name="ce752" table:formula="of:=['Olive '.K130]" office:value-type="float" office:value="0.232" calcext:value-type="float">
            <text:p>0.232</text:p>
          </table:table-cell>
          <table:table-cell table:formula="of:=[.H118]*[.$L$2]" office:value-type="float" office:value="3050" calcext:value-type="float">
            <text:p>3,050</text:p>
          </table:table-cell>
          <table:table-cell table:style-name="ce752" table:formula="of:=['Olive '.M130]" office:value-type="string" office:string-value="PO11661" calcext:value-type="string">
            <text:p>PO11661</text:p>
          </table:table-cell>
          <table:table-cell table:style-name="ce764" table:formula="of:=['Olive '.N130]" office:value-type="date" office:date-value="2016-02-05" calcext:value-type="date">
            <text:p>02/05/16</text:p>
          </table:table-cell>
          <table:table-cell table:style-name="ce764" table:formula="of:=['Olive '.O130]" office:value-type="date" office:date-value="2016-03-08" calcext:value-type="date">
            <text:p>03/08/16</text:p>
          </table:table-cell>
          <table:table-cell table:style-name="ce756" table:formula="of:=['Olive '.P130]" office:value-type="string" office:string-value="ORDERED FOR OLIVE KGOrdered for Nutmeg only Digikey 0.468 ea   mouser stock 0.70ea  future no quote, " calcext:value-type="string">
            <text:p>ORDERED FOR OLIVE KGOrdered for Nutmeg only Digikey 0.468 ea <text:s text:c="2"/>mouser stock 0.70ea <text:s/>future no quote, </text:p>
          </table:table-cell>
          <table:table-cell table:number-columns-repeated="1008"/>
        </table:table-row>
        <table:table-row table:style-name="ro5">
          <table:table-cell table:style-name="ce752" table:formula="of:=['Olive '.A131]" office:value-type="string" office:string-value="Electronic" calcext:value-type="string">
            <text:p>Electronic</text:p>
          </table:table-cell>
          <table:table-cell table:style-name="ce752" table:formula="of:=['Olive '.B131]" office:value-type="string" office:string-value="PC-CN0054" calcext:value-type="string">
            <text:p>PC-CN0054</text:p>
          </table:table-cell>
          <table:table-cell table:style-name="ce756" table:formula="of:=['Olive '.C131]" office:value-type="string" office:string-value="Headers &amp; Wire Housings HSG 12P Female SINGLE ROW POSITIVE LATCH" calcext:value-type="string">
            <text:p>Headers &amp; Wire Housings HSG 12P Female SINGLE ROW POSITIVE LATCH</text:p>
          </table:table-cell>
          <table:table-cell table:style-name="ce752" table:formula="of:=['Olive '.D131]" office:value-type="string" office:string-value="Molex" calcext:value-type="string">
            <text:p>Molex</text:p>
          </table:table-cell>
          <table:table-cell table:style-name="ce752" table:formula="of:=['Olive '.E131]" office:value-type="string" office:string-value="50-57-9412" calcext:value-type="string">
            <text:p>50-57-9412</text:p>
          </table:table-cell>
          <table:table-cell table:style-name="ce752" table:formula="of:=['Olive '.F131]" office:value-type="string" office:string-value="TTI" calcext:value-type="string">
            <text:p>TTI</text:p>
          </table:table-cell>
          <table:table-cell table:style-name="ce752" table:formula="of:=['Olive '.G131]" office:value-type="string" office:string-value="538-50-57-9412" calcext:value-type="string">
            <text:p>538-50-57-9412</text:p>
          </table:table-cell>
          <table:table-cell table:style-name="ce752" table:formula="of:=['Olive '.H131]" office:value-type="float" office:value="1" calcext:value-type="float">
            <text:p>1</text:p>
          </table:table-cell>
          <table:table-cell table:style-name="ce752" table:formula="of:=['Olive '.I131]" office:value-type="string" office:string-value="pcs" calcext:value-type="string">
            <text:p>pcs</text:p>
          </table:table-cell>
          <table:table-cell table:style-name="ce752" table:formula="of:=['Olive '.J131]" office:value-type="float" office:value="0.172" calcext:value-type="float">
            <text:p>0.172</text:p>
          </table:table-cell>
          <table:table-cell table:style-name="ce752" table:formula="of:=['Olive '.K131]" office:value-type="float" office:value="0.172" calcext:value-type="float">
            <text:p>0.172</text:p>
          </table:table-cell>
          <table:table-cell table:formula="of:=[.H119]*[.$L$2]" office:value-type="float" office:value="3050" calcext:value-type="float">
            <text:p>3,050</text:p>
          </table:table-cell>
          <table:table-cell table:style-name="ce752" table:formula="of:=['Olive '.M131]" office:value-type="string" office:string-value="PO11727" calcext:value-type="string">
            <text:p>PO11727</text:p>
          </table:table-cell>
          <table:table-cell table:style-name="ce764" table:formula="of:=['Olive '.N131]" office:value-type="date" office:date-value="2016-02-05" calcext:value-type="date">
            <text:p>02/05/16</text:p>
          </table:table-cell>
          <table:table-cell table:style-name="ce764" table:formula="of:=['Olive '.O131]" office:value-type="date" office:date-value="2016-03-03" calcext:value-type="date">
            <text:p>03/03/16</text:p>
          </table:table-cell>
          <table:table-cell table:style-name="ce756" table:formula="of:=['Olive '.P131]" office:value-type="string" office:string-value="Received OLIVE Ordered  KG " calcext:value-type="string">
            <text:p>Received OLIVE Ordered <text:s/>KG </text:p>
          </table:table-cell>
          <table:table-cell table:number-columns-repeated="1008"/>
        </table:table-row>
        <table:table-row table:style-name="ro5">
          <table:table-cell table:style-name="ce752" table:formula="of:=['Olive '.A132]" office:value-type="string" office:string-value="Electronic" calcext:value-type="string">
            <text:p>Electronic</text:p>
          </table:table-cell>
          <table:table-cell table:style-name="ce752" table:formula="of:=['Olive '.B132]" office:value-type="string" office:string-value="EL-MS0336" calcext:value-type="string">
            <text:p>EL-MS0336</text:p>
          </table:table-cell>
          <table:table-cell table:style-name="ce756" table:formula="of:=['Olive '.C132]" office:value-type="string" office:string-value="Ferrite Cable Cores 310ohms 100MHz 7mm Inside Dia." calcext:value-type="string">
            <text:p>Ferrite Cable Cores 310ohms 100MHz 7mm Inside Dia.</text:p>
          </table:table-cell>
          <table:table-cell table:style-name="ce752" table:formula="of:=['Olive '.D132]" office:value-type="string" office:string-value="Laird Technologies - Signal Integrity Products" calcext:value-type="string">
            <text:p>Laird Technologies - Signal Integrity Products</text:p>
          </table:table-cell>
          <table:table-cell table:style-name="ce752" table:formula="of:=['Olive '.E132]" office:value-type="string" office:string-value="28B0616-000" calcext:value-type="string">
            <text:p>28B0616-000</text:p>
          </table:table-cell>
          <table:table-cell table:style-name="ce752" table:formula="of:=['Olive '.F132]" office:value-type="string" office:string-value="Mouser" calcext:value-type="string">
            <text:p>Mouser</text:p>
          </table:table-cell>
          <table:table-cell table:style-name="ce752" table:formula="of:=['Olive '.G132]" office:value-type="string" office:string-value="28B0616-000" calcext:value-type="string">
            <text:p>28B0616-000</text:p>
          </table:table-cell>
          <table:table-cell table:style-name="ce752" table:formula="of:=['Olive '.H132]" office:value-type="float" office:value="1" calcext:value-type="float">
            <text:p>1</text:p>
          </table:table-cell>
          <table:table-cell table:style-name="ce752" table:formula="of:=['Olive '.I132]" office:value-type="string" office:string-value="ea" calcext:value-type="string">
            <text:p>ea</text:p>
          </table:table-cell>
          <table:table-cell table:style-name="ce752" table:formula="of:=['Olive '.J132]" office:value-type="float" office:value="0.286" calcext:value-type="float">
            <text:p>0.286</text:p>
          </table:table-cell>
          <table:table-cell table:style-name="ce752" table:formula="of:=['Olive '.K132]" office:value-type="float" office:value="0.286" calcext:value-type="float">
            <text:p>0.286</text:p>
          </table:table-cell>
          <table:table-cell table:formula="of:=[.H120]*[.$L$2]" office:value-type="float" office:value="3050" calcext:value-type="float">
            <text:p>3,050</text:p>
          </table:table-cell>
          <table:table-cell table:style-name="ce752" table:formula="of:=['Olive '.M132]" office:value-type="string" office:string-value="PO11016" calcext:value-type="string">
            <text:p>PO11016</text:p>
          </table:table-cell>
          <table:table-cell table:style-name="ce764" table:formula="of:=['Olive '.N132]" office:value-type="date" office:date-value="2015-12-07" calcext:value-type="date">
            <text:p>12/07/15</text:p>
          </table:table-cell>
          <table:table-cell table:style-name="ce764" table:formula="of:=['Olive '.O132]" office:value-type="date" office:date-value="2016-02-05" calcext:value-type="date">
            <text:p>02/05/16</text:p>
          </table:table-cell>
          <table:table-cell table:style-name="ce756" table:formula="of:=['Olive '.P132]" office:value-type="string" office:string-value="Mouser confirmed 2/5/16 delivery KG 12 wk leadtime sager 50 Ship 12/ 5 &amp;  3050 ship 1/4/2016. Ordered for Olive.KG " calcext:value-type="string">
            <text:p>Mouser confirmed 2/5/16 delivery KG 12 wk leadtime sager 50 Ship 12/ 5 &amp; <text:s/>3050 ship 1/4/2016. Ordered for Olive.KG </text:p>
          </table:table-cell>
          <table:table-cell table:number-columns-repeated="1008"/>
        </table:table-row>
        <table:table-row table:style-name="ro5">
          <table:table-cell table:style-name="ce752" table:formula="of:=['Olive '.A133]" office:value-type="string" office:string-value="Electronic" calcext:value-type="string">
            <text:p>Electronic</text:p>
          </table:table-cell>
          <table:table-cell table:style-name="ce752" table:formula="of:=['Olive '.B133]" office:value-type="string" office:string-value="PC-CN0058" calcext:value-type="string">
            <text:p>PC-CN0058</text:p>
          </table:table-cell>
          <table:table-cell table:style-name="ce756" table:formula="of:=['Olive '.C133]" office:value-type="string" office:string-value="Connector housing, 16 pin femaleFemale 16 pin Molex connector housing" calcext:value-type="string">
            <text:p>Connector housing, 16 pin femaleFemale 16 pin Molex connector housing</text:p>
          </table:table-cell>
          <table:table-cell table:style-name="ce752" table:formula="of:=['Olive '.D133]" office:value-type="string" office:string-value="Molex" calcext:value-type="string">
            <text:p>Molex</text:p>
          </table:table-cell>
          <table:table-cell table:style-name="ce752" table:formula="of:=['Olive '.E133]" office:value-type="string" office:string-value="50-57-9416" calcext:value-type="string">
            <text:p>50-57-9416</text:p>
          </table:table-cell>
          <table:table-cell table:style-name="ce752" table:formula="of:=['Olive '.F133]" office:value-type="string" office:string-value="TTI" calcext:value-type="string">
            <text:p>TTI</text:p>
          </table:table-cell>
          <table:table-cell table:style-name="ce752" table:formula="of:=['Olive '.G133]" office:value-type="string" office:string-value="538-50-57-9416" calcext:value-type="string">
            <text:p>538-50-57-9416</text:p>
          </table:table-cell>
          <table:table-cell table:style-name="ce752" table:formula="of:=['Olive '.H133]" office:value-type="float" office:value="1" calcext:value-type="float">
            <text:p>1</text:p>
          </table:table-cell>
          <table:table-cell table:style-name="ce752" table:formula="of:=['Olive '.I133]" office:value-type="string" office:string-value="pcs" calcext:value-type="string">
            <text:p>pcs</text:p>
          </table:table-cell>
          <table:table-cell table:style-name="ce752" table:formula="of:=['Olive '.J133]" office:value-type="float" office:value="0.325" calcext:value-type="float">
            <text:p>0.325</text:p>
          </table:table-cell>
          <table:table-cell table:style-name="ce752" table:formula="of:=['Olive '.K133]" office:value-type="float" office:value="0.325" calcext:value-type="float">
            <text:p>0.325</text:p>
          </table:table-cell>
          <table:table-cell table:formula="of:=[.H121]*[.$L$2]" office:value-type="float" office:value="3050" calcext:value-type="float">
            <text:p>3,050</text:p>
          </table:table-cell>
          <table:table-cell table:style-name="ce752" table:formula="of:=['Olive '.M133]" office:value-type="string" office:string-value="PO10936" calcext:value-type="string">
            <text:p>PO10936</text:p>
          </table:table-cell>
          <table:table-cell table:style-name="ce764" table:formula="of:=['Olive '.N133]" office:value-type="date" office:date-value="2015-12-03" calcext:value-type="date">
            <text:p>12/03/15</text:p>
          </table:table-cell>
          <table:table-cell table:style-name="ce764" table:formula="of:=['Olive '.O133]" office:value-type="string" office:string-value="See notes " calcext:value-type="string">
            <text:p>See notes </text:p>
          </table:table-cell>
          <table:table-cell table:style-name="ce756" table:formula="of:=['Olive '.P133]" office:value-type="string" office:string-value="Received TTI has stock on hand kg Sager  6 Weeks lead time TS.    Ordered for Olive. KG" calcext:value-type="string">
            <text:p>Received TTI has stock on hand kg Sager <text:s/>6 Weeks lead time TS. <text:s text:c="3"/>Ordered for Olive. KG</text:p>
          </table:table-cell>
          <table:table-cell table:number-columns-repeated="1008"/>
        </table:table-row>
        <table:table-row table:style-name="ro5">
          <table:table-cell table:style-name="ce752" table:formula="of:=['Olive '.A134]" office:value-type="string" office:string-value="Electronic" calcext:value-type="string">
            <text:p>Electronic</text:p>
          </table:table-cell>
          <table:table-cell table:style-name="ce752" table:formula="of:=['Olive '.B134]" office:value-type="string" office:string-value="EL-MS0343" calcext:value-type="string">
            <text:p>EL-MS0343</text:p>
          </table:table-cell>
          <table:table-cell table:style-name="ce756" table:formula="of:=['Olive '.C134]" office:value-type="string" office:string-value="Ferrite 10.16mm ID for 16 pin Y&amp;Z connector" calcext:value-type="string">
            <text:p>Ferrite 10.16mm ID for 16 pin Y&amp;Z connector</text:p>
          </table:table-cell>
          <table:table-cell table:style-name="ce752" table:formula="of:=['Olive '.D134]" office:value-type="string" office:string-value="Laird Technologies - Signal Integrity Products" calcext:value-type="string">
            <text:p>Laird Technologies - Signal Integrity Products</text:p>
          </table:table-cell>
          <table:table-cell table:style-name="ce752" table:formula="of:=['Olive '.E134]" office:value-type="string" office:string-value="28B0735-000" calcext:value-type="string">
            <text:p>28B0735-000</text:p>
          </table:table-cell>
          <table:table-cell table:style-name="ce752" table:formula="of:=['Olive '.F134]" office:value-type="string" office:string-value="Sager" calcext:value-type="string">
            <text:p>Sager</text:p>
          </table:table-cell>
          <table:table-cell table:style-name="ce752" table:formula="of:=['Olive '.G134]" office:value-type="string" office:string-value="28B0735-000" calcext:value-type="string">
            <text:p>28B0735-000</text:p>
          </table:table-cell>
          <table:table-cell table:style-name="ce752" table:formula="of:=['Olive '.H134]" office:value-type="float" office:value="1" calcext:value-type="float">
            <text:p>1</text:p>
          </table:table-cell>
          <table:table-cell table:style-name="ce752" table:formula="of:=['Olive '.I134]" office:value-type="string" office:string-value="ea" calcext:value-type="string">
            <text:p>ea</text:p>
          </table:table-cell>
          <table:table-cell table:style-name="ce752" table:formula="of:=['Olive '.J134]" office:value-type="float" office:value="0.264" calcext:value-type="float">
            <text:p>0.264</text:p>
          </table:table-cell>
          <table:table-cell table:style-name="ce752" table:formula="of:=['Olive '.K134]" office:value-type="float" office:value="0.264" calcext:value-type="float">
            <text:p>0.264</text:p>
          </table:table-cell>
          <table:table-cell table:formula="of:=[.H122]*[.$L$2]" office:value-type="float" office:value="3050" calcext:value-type="float">
            <text:p>3,050</text:p>
          </table:table-cell>
          <table:table-cell table:style-name="ce752" table:formula="of:=['Olive '.M134]" office:value-type="string" office:string-value="PO11661" calcext:value-type="string">
            <text:p>PO11661</text:p>
          </table:table-cell>
          <table:table-cell table:style-name="ce764" table:formula="of:=['Olive '.N134]" office:value-type="date" office:date-value="2016-02-05" calcext:value-type="date">
            <text:p>02/05/16</text:p>
          </table:table-cell>
          <table:table-cell table:style-name="ce764" table:formula="of:=['Olive '.O134]" office:value-type="date" office:date-value="2015-03-08" calcext:value-type="date">
            <text:p>03/08/15</text:p>
          </table:table-cell>
          <table:table-cell table:style-name="ce756" table:formula="of:=['Olive '.P134]" office:value-type="string" office:string-value="ORDERED FOR OLIVE K  order for Nutmeg Digikey, Future for Olive" calcext:value-type="string">
            <text:p>ORDERED FOR OLIVE K <text:s/>order for Nutmeg Digikey, Future for Olive</text:p>
          </table:table-cell>
          <table:table-cell table:number-columns-repeated="1008"/>
        </table:table-row>
        <table:table-row table:style-name="ro5">
          <table:table-cell table:style-name="ce752" table:formula="of:=['Olive '.A135]" office:value-type="string" office:string-value="Electronic" calcext:value-type="string">
            <text:p>Electronic</text:p>
          </table:table-cell>
          <table:table-cell table:style-name="ce752" table:formula="of:=['Olive '.B135]" office:value-type="string" office:string-value="PC-CN0060" calcext:value-type="string">
            <text:p>PC-CN0060</text:p>
          </table:table-cell>
          <table:table-cell table:style-name="ce756" table:formula="of:=['Olive '.C135]" office:value-type="string" office:string-value="Female 10 pin Molex Connector Housing " calcext:value-type="string">
            <text:p>Female 10 pin Molex Connector Housing </text:p>
          </table:table-cell>
          <table:table-cell table:style-name="ce752" table:formula="of:=['Olive '.D135]" office:value-type="string" office:string-value="Molex" calcext:value-type="string">
            <text:p>Molex</text:p>
          </table:table-cell>
          <table:table-cell table:style-name="ce752" table:formula="of:=['Olive '.E135]" office:value-type="string" office:string-value="50-57-9410" calcext:value-type="string">
            <text:p>50-57-9410</text:p>
          </table:table-cell>
          <table:table-cell table:style-name="ce752" table:formula="of:=['Olive '.F135]" office:value-type="string" office:string-value="TTI" calcext:value-type="string">
            <text:p>TTI</text:p>
          </table:table-cell>
          <table:table-cell table:style-name="ce752" table:formula="of:=['Olive '.G135]" office:value-type="string" office:string-value="538-50-57-9410" calcext:value-type="string">
            <text:p>538-50-57-9410</text:p>
          </table:table-cell>
          <table:table-cell table:style-name="ce752" table:formula="of:=['Olive '.H135]" office:value-type="float" office:value="1" calcext:value-type="float">
            <text:p>1</text:p>
          </table:table-cell>
          <table:table-cell table:style-name="ce752" table:formula="of:=['Olive '.I135]" office:value-type="string" office:string-value="pcs" calcext:value-type="string">
            <text:p>pcs</text:p>
          </table:table-cell>
          <table:table-cell table:style-name="ce752" table:formula="of:=['Olive '.J135]" office:value-type="float" office:value="0.183" calcext:value-type="float">
            <text:p>0.183</text:p>
          </table:table-cell>
          <table:table-cell table:style-name="ce752" table:formula="of:=['Olive '.K135]" office:value-type="float" office:value="0.183" calcext:value-type="float">
            <text:p>0.183</text:p>
          </table:table-cell>
          <table:table-cell table:formula="of:=[.H123]*[.$L$2]" office:value-type="float" office:value="3050" calcext:value-type="float">
            <text:p>3,050</text:p>
          </table:table-cell>
          <table:table-cell table:style-name="ce752" table:formula="of:=['Olive '.M135]" office:value-type="string" office:string-value="PO10936" calcext:value-type="string">
            <text:p>PO10936</text:p>
          </table:table-cell>
          <table:table-cell table:style-name="ce764" table:formula="of:=['Olive '.N135]" office:value-type="date" office:date-value="2015-12-03" calcext:value-type="date">
            <text:p>12/03/15</text:p>
          </table:table-cell>
          <table:table-cell table:style-name="ce764" table:formula="of:=['Olive '.O135]" office:value-type="string" office:string-value="See notes " calcext:value-type="string">
            <text:p>See notes </text:p>
          </table:table-cell>
          <table:table-cell table:style-name="ce756" table:formula="of:=['Olive '.P135]" office:value-type="string" office:string-value="TTI stock on hand kg  5 Weeks lead time. TS   Ordered for Olive. KG" calcext:value-type="string">
            <text:p>TTI stock on hand kg <text:s/>5 Weeks lead time. TS <text:s text:c="2"/>Ordered for Olive. KG</text:p>
          </table:table-cell>
          <table:table-cell table:number-columns-repeated="1008"/>
        </table:table-row>
        <table:table-row table:style-name="ro5">
          <table:table-cell table:style-name="ce752" table:formula="of:=['Olive '.A136]" office:value-type="string" office:string-value="Electronic" calcext:value-type="string">
            <text:p>Electronic</text:p>
          </table:table-cell>
          <table:table-cell table:style-name="ce752" table:formula="of:=['Olive '.B136]" office:value-type="string" office:string-value="EL-MS0332" calcext:value-type="string">
            <text:p>EL-MS0332</text:p>
          </table:table-cell>
          <table:table-cell table:style-name="ce756" table:formula="of:=['Olive '.C136]" office:value-type="string" office:string-value="Ferrite Cable Cores 220ohms 100MHz 5mm I.D." calcext:value-type="string">
            <text:p>Ferrite Cable Cores 220ohms 100MHz 5mm I.D.</text:p>
          </table:table-cell>
          <table:table-cell table:style-name="ce752" table:formula="of:=['Olive '.D136]" office:value-type="string" office:string-value="Laird Technologies - Signal Integrity Products" calcext:value-type="string">
            <text:p>Laird Technologies - Signal Integrity Products</text:p>
          </table:table-cell>
          <table:table-cell table:style-name="ce752" table:formula="of:=['Olive '.E136]" office:value-type="string" office:string-value="28B0434-000" calcext:value-type="string">
            <text:p>28B0434-000</text:p>
          </table:table-cell>
          <table:table-cell table:style-name="ce752" table:formula="of:=['Olive '.F136]" office:value-type="string" office:string-value="Mouser / Sager" calcext:value-type="string">
            <text:p>Mouser / Sager</text:p>
          </table:table-cell>
          <table:table-cell table:style-name="ce752" table:formula="of:=['Olive '.G136]" office:value-type="string" office:string-value="28B0434-000" calcext:value-type="string">
            <text:p>28B0434-000</text:p>
          </table:table-cell>
          <table:table-cell table:style-name="ce752" table:formula="of:=['Olive '.H136]" office:value-type="float" office:value="2" calcext:value-type="float">
            <text:p>2</text:p>
          </table:table-cell>
          <table:table-cell table:style-name="ce752" table:formula="of:=['Olive '.I136]" office:value-type="string" office:string-value="ea" calcext:value-type="string">
            <text:p>ea</text:p>
          </table:table-cell>
          <table:table-cell table:style-name="ce752" table:formula="of:=['Olive '.J136]" office:value-type="float" office:value="0.145" calcext:value-type="float">
            <text:p>0.145</text:p>
          </table:table-cell>
          <table:table-cell table:style-name="ce752" table:formula="of:=['Olive '.K136]" office:value-type="float" office:value="0.29" calcext:value-type="float">
            <text:p>0.29</text:p>
          </table:table-cell>
          <table:table-cell table:formula="of:=[.H124]*[.$L$2]" office:value-type="float" office:value="6100" calcext:value-type="float">
            <text:p>6,100</text:p>
          </table:table-cell>
          <table:table-cell table:style-name="ce752" table:formula="of:=['Olive '.M136]" office:value-type="string" office:string-value="PO11016" calcext:value-type="string">
            <text:p>PO11016</text:p>
          </table:table-cell>
          <table:table-cell table:style-name="ce764" table:formula="of:=['Olive '.N136]" office:value-type="date" office:date-value="2015-12-03" calcext:value-type="date">
            <text:p>12/03/15</text:p>
          </table:table-cell>
          <table:table-cell table:style-name="ce764" table:formula="of:=['Olive '.O136]" office:value-type="string" office:string-value="See notes " calcext:value-type="string">
            <text:p>See notes </text:p>
          </table:table-cell>
          <table:table-cell table:style-name="ce756" table:formula="of:=['Olive '.P136]" office:value-type="string" office:string-value="Received Mouser confirmed 2/5 delivery KGOrdered Stock at Mouser, Sager 10 Weeks lead time. TS   Ordered for Olive.KG" calcext:value-type="string">
            <text:p>Received Mouser confirmed 2/5 delivery KGOrdered Stock at Mouser, Sager 10 Weeks lead time. TS <text:s text:c="2"/>Ordered for Olive.KG</text:p>
          </table:table-cell>
          <table:table-cell table:number-columns-repeated="1008"/>
        </table:table-row>
        <table:table-row table:style-name="ro5">
          <table:table-cell table:style-name="ce752" table:formula="of:=['Olive '.A137]" office:value-type="string" office:string-value="Electronic" calcext:value-type="string">
            <text:p>Electronic</text:p>
          </table:table-cell>
          <table:table-cell table:style-name="ce752" table:formula="of:=['Olive '.B137]" office:value-type="string" office:string-value="EL-MS0344" calcext:value-type="string">
            <text:p>EL-MS0344</text:p>
          </table:table-cell>
          <table:table-cell table:style-name="ce756" table:formula="of:=['Olive '.C137]" office:value-type="string" office:string-value="Ferrite Tubular Bead 5.90mm " calcext:value-type="string">
            <text:p>Ferrite Tubular Bead 5.90mm </text:p>
          </table:table-cell>
          <table:table-cell table:style-name="ce752" table:formula="of:=['Olive '.D137]" office:value-type="string" office:string-value="Laird Technologies - Signal Integrity Products" calcext:value-type="string">
            <text:p>Laird Technologies - Signal Integrity Products</text:p>
          </table:table-cell>
          <table:table-cell table:style-name="ce752" table:formula="of:=['Olive '.E137]" office:value-type="string" office:string-value="28B0591-200" calcext:value-type="string">
            <text:p>28B0591-200</text:p>
          </table:table-cell>
          <table:table-cell table:style-name="ce752" table:formula="of:=['Olive '.F137]" office:value-type="string" office:string-value="Sager Digikey" calcext:value-type="string">
            <text:p>Sager Digikey</text:p>
          </table:table-cell>
          <table:table-cell table:style-name="ce752" table:formula="of:=['Olive '.G137]" office:value-type="string" office:string-value="28B0591-200" calcext:value-type="string">
            <text:p>28B0591-200</text:p>
          </table:table-cell>
          <table:table-cell table:style-name="ce752" table:formula="of:=['Olive '.H137]" office:value-type="float" office:value="1" calcext:value-type="float">
            <text:p>1</text:p>
          </table:table-cell>
          <table:table-cell table:style-name="ce752" table:formula="of:=['Olive '.I137]" office:value-type="string" office:string-value="ea" calcext:value-type="string">
            <text:p>ea</text:p>
          </table:table-cell>
          <table:table-cell table:style-name="ce752" table:formula="of:=['Olive '.J137]" office:value-type="float" office:value="0.344" calcext:value-type="float">
            <text:p>0.344</text:p>
          </table:table-cell>
          <table:table-cell table:style-name="ce752" table:formula="of:=['Olive '.K137]" office:value-type="float" office:value="0.344" calcext:value-type="float">
            <text:p>0.344</text:p>
          </table:table-cell>
          <table:table-cell table:formula="of:=[.H125]*[.$L$2]" office:value-type="float" office:value="3050" calcext:value-type="float">
            <text:p>3,050</text:p>
          </table:table-cell>
          <table:table-cell table:style-name="ce752" table:formula="of:=['Olive '.M137]" office:value-type="string" office:string-value="PO11661" calcext:value-type="string">
            <text:p>PO11661</text:p>
          </table:table-cell>
          <table:table-cell table:style-name="ce764" table:formula="of:=['Olive '.N137]" office:value-type="date" office:date-value="2016-02-05" calcext:value-type="date">
            <text:p>02/05/16</text:p>
          </table:table-cell>
          <table:table-cell table:style-name="ce764" table:formula="of:=['Olive '.O137]" office:value-type="date" office:date-value="2016-04-10" calcext:value-type="date">
            <text:p>04/10/16</text:p>
          </table:table-cell>
          <table:table-cell table:style-name="ce756" table:formula="of:=['Olive '.P137]" office:value-type="string" office:string-value="OLIVE 3,520 SAGER PO 11661 = 500 3/17/16 balance ~ 4/15, DIGIKEY STK AVAIL, IF DELIVERY does not meet demand. KG 12 wk leadtime SAGER  Ordered Digikey for  Nutmeg only KB" calcext:value-type="string">
            <text:p>OLIVE 3,520 SAGER PO 11661 = 500 3/17/16 balance ~ 4/15, DIGIKEY STK AVAIL, IF DELIVERY does not meet demand. KG 12 wk leadtime SAGER <text:s/>Ordered Digikey for <text:s/>Nutmeg only KB</text:p>
          </table:table-cell>
          <table:table-cell table:number-columns-repeated="1008"/>
        </table:table-row>
        <table:table-row table:style-name="ro5">
          <table:table-cell table:style-name="ce752" table:formula="of:=['Olive '.A138]" office:value-type="string" office:string-value="Electronic" calcext:value-type="string">
            <text:p>Electronic</text:p>
          </table:table-cell>
          <table:table-cell table:style-name="ce752" table:formula="of:=['Olive '.B138]" office:value-type="string" office:string-value="EL-MS0329" calcext:value-type="string">
            <text:p>EL-MS0329</text:p>
          </table:table-cell>
          <table:table-cell table:style-name="ce756" table:formula="of:=['Olive '.C138]" office:value-type="string" office:string-value="TVS Diode – 1500W, 5V Reverse Standoff, 6V Breakdown, 9.4V Clamp, 200A Surge" calcext:value-type="string">
            <text:p>TVS Diode – 1500W, 5V Reverse Standoff, 6V Breakdown, 9.4V Clamp, 200A Surge</text:p>
          </table:table-cell>
          <table:table-cell table:style-name="ce752" table:formula="of:=['Olive '.D138]" office:value-type="string" office:string-value="ON Semiconductor" calcext:value-type="string">
            <text:p>ON Semiconductor</text:p>
          </table:table-cell>
          <table:table-cell table:style-name="ce752" table:formula="of:=['Olive '.E138]" office:value-type="string" office:string-value="1N6373G" calcext:value-type="string">
            <text:p>1N6373G</text:p>
          </table:table-cell>
          <table:table-cell table:style-name="ce752" table:formula="of:=['Olive '.F138]" office:value-type="string" office:string-value="Mouser / Future /Digikey" calcext:value-type="string">
            <text:p>Mouser / Future /Digikey</text:p>
          </table:table-cell>
          <table:table-cell table:style-name="ce752" table:formula="of:=['Olive '.G138]" office:value-type="string" office:string-value="1N6373G" calcext:value-type="string">
            <text:p>1N6373G</text:p>
          </table:table-cell>
          <table:table-cell table:style-name="ce752" table:formula="of:=['Olive '.H138]" office:value-type="float" office:value="1" calcext:value-type="float">
            <text:p>1</text:p>
          </table:table-cell>
          <table:table-cell table:style-name="ce752" table:formula="of:=['Olive '.I138]" office:value-type="string" office:string-value="ea" calcext:value-type="string">
            <text:p>ea</text:p>
          </table:table-cell>
          <table:table-cell table:style-name="ce752" table:formula="of:=['Olive '.J138]" office:value-type="float" office:value="0.24446" calcext:value-type="float">
            <text:p>0.24446</text:p>
          </table:table-cell>
          <table:table-cell table:style-name="ce752" table:formula="of:=['Olive '.K138]" office:value-type="float" office:value="0.24446" calcext:value-type="float">
            <text:p>0.24446</text:p>
          </table:table-cell>
          <table:table-cell table:formula="of:=[.H126]*[.$L$2]" office:value-type="float" office:value="3050" calcext:value-type="float">
            <text:p>3,050</text:p>
          </table:table-cell>
          <table:table-cell table:style-name="ce752" table:formula="of:=['Olive '.M138]" office:value-type="string" office:string-value="PO10116, 11026" calcext:value-type="string">
            <text:p>PO10116, 11026</text:p>
          </table:table-cell>
          <table:table-cell table:style-name="ce764" table:formula="of:=['Olive '.N138]" office:value-type="date" office:date-value="2015-12-07" calcext:value-type="date">
            <text:p>12/07/15</text:p>
          </table:table-cell>
          <table:table-cell table:style-name="ce764" table:formula="of:=['Olive '.O138]" office:value-type="date" office:date-value="2015-12-10" calcext:value-type="date">
            <text:p>12/10/15</text:p>
          </table:table-cell>
          <table:table-cell table:style-name="ce756" table:formula="of:=['Olive '.P138]" office:value-type="string" office:string-value="Received  Digikey PO11026 = Olive (shipping 2005 12/7 backorder 995 pcs 12/11/15) Mouser 11016 = Nutmeg    Future quote 4 wks leadtime 0.178 ea 500 /500 min mult.   Weeks lead time. TS sager not francshised.KG" calcext:value-type="string">
            <text:p>Received <text:s/>Digikey PO11026 = Olive (shipping 2005 12/7 backorder 995 pcs 12/11/15) Mouser 11016 = Nutmeg <text:s text:c="3"/>Future quote 4 wks leadtime 0.178 ea 500 /500 min mult. <text:s text:c="2"/>Weeks lead time. TS sager not francshised.KG</text:p>
          </table:table-cell>
          <table:table-cell table:number-columns-repeated="1008"/>
        </table:table-row>
        <table:table-row table:style-name="ro5">
          <table:table-cell table:style-name="ce752" table:formula="of:=['Olive '.A139]" office:value-type="string" office:string-value="Electronic" calcext:value-type="string">
            <text:p>Electronic</text:p>
          </table:table-cell>
          <table:table-cell table:style-name="ce752" table:formula="of:=['Olive '.B139]" office:value-type="string" office:string-value="EL-MS0247" calcext:value-type="string">
            <text:p>EL-MS0247</text:p>
          </table:table-cell>
          <table:table-cell table:style-name="ce756" table:formula="of:=['Olive '.C139]" office:value-type="string" office:string-value="Heat shrink Tubing – 0.19-0.09 – Black, 100'" calcext:value-type="string">
            <text:p>Heat shrink Tubing – 0.19-0.09 – Black, 100'</text:p>
          </table:table-cell>
          <table:table-cell table:style-name="ce752" table:formula="of:=['Olive '.D139]" office:value-type="string" office:string-value="EDC – Electronics Distributors Corporation" calcext:value-type="string">
            <text:p>EDC – Electronics Distributors Corporation</text:p>
          </table:table-cell>
          <table:table-cell table:style-name="ce752" table:formula="of:=['Olive '.E139]" office:value-type="string" office:string-value="88-01870" calcext:value-type="string">
            <text:p>88-01870</text:p>
          </table:table-cell>
          <table:table-cell table:style-name="ce752" table:formula="of:=['Olive '.F139]" office:value-type="string" office:string-value="McMaster-Carr" calcext:value-type="string">
            <text:p>McMaster-Carr</text:p>
          </table:table-cell>
          <table:table-cell table:style-name="ce752" table:formula="of:=['Olive '.G139]" office:value-type="string" office:string-value="7856K74" calcext:value-type="string">
            <text:p>7856K74</text:p>
          </table:table-cell>
          <table:table-cell table:style-name="ce752" table:formula="of:=['Olive '.H139]" office:value-type="float" office:value="40" calcext:value-type="float">
            <text:p>40</text:p>
          </table:table-cell>
          <table:table-cell table:style-name="ce752" table:formula="of:=['Olive '.I139]" office:value-type="string" office:string-value="mm" calcext:value-type="string">
            <text:p>mm</text:p>
          </table:table-cell>
          <table:table-cell table:style-name="ce752" table:formula="of:=['Olive '.J139]" office:value-type="float" office:value="0.005" calcext:value-type="float">
            <text:p>0.005</text:p>
          </table:table-cell>
          <table:table-cell table:style-name="ce752" table:formula="of:=['Olive '.K139]" office:value-type="float" office:value="0.2" calcext:value-type="float">
            <text:p>0.2</text:p>
          </table:table-cell>
          <table:table-cell table:formula="of:=[.H127]*[.$L$2]" office:value-type="float" office:value="122000" calcext:value-type="float">
            <text:p>122,000</text:p>
          </table:table-cell>
          <table:table-cell table:style-name="ce752" table:formula="of:=['Olive '.M139]" office:value-type="string" office:string-value="PO11684 / PO12659" calcext:value-type="string">
            <text:p>PO11684 / PO12659</text:p>
          </table:table-cell>
          <table:table-cell table:style-name="ce764" table:formula="of:=['Olive '.N139]" office:value-type="date" office:date-value="2016-02-01" calcext:value-type="date">
            <text:p>02/01/16</text:p>
          </table:table-cell>
          <table:table-cell table:style-name="ce764" table:formula="of:=['Olive '.O139]" office:value-type="date" office:date-value="2016-04-11" calcext:value-type="date">
            <text:p>04/11/16</text:p>
          </table:table-cell>
          <table:table-cell table:style-name="ce756" table:formula="of:=['Olive '.P139]" office:value-type="string" office:string-value="Ordered PO12659 to replace TL- CS0129 , CS0083OLIVE 500' EDC Tubing approved, by Eric K KG 100'  =$22.08/100'   " calcext:value-type="string">
            <text:p>Ordered PO12659 to replace TL- CS0129 , CS0083OLIVE 500' EDC Tubing approved, by Eric K KG 100' <text:s/>=$22.08/100' <text:s text:c="2"/></text:p>
          </table:table-cell>
          <table:table-cell table:number-columns-repeated="1008"/>
        </table:table-row>
        <table:table-row table:style-name="ro5">
          <table:table-cell table:style-name="ce752" table:formula="of:=['Olive '.A140]" office:value-type="string" office:string-value="Electronic" calcext:value-type="string">
            <text:p>Electronic</text:p>
          </table:table-cell>
          <table:table-cell table:style-name="ce752" table:formula="of:=['Olive '.B140]" office:value-type="string" office:string-value="EL-CA0078" calcext:value-type="string">
            <text:p>EL-CA0078</text:p>
          </table:table-cell>
          <table:table-cell table:style-name="ce756" table:formula="of:=['Olive '.C140]" office:value-type="string" office:string-value="Flat Cables .050&quot; 10C 10 COLOR 28AWG STRANDED" calcext:value-type="string">
            <text:p>Flat Cables .050" 10C 10 COLOR 28AWG STRANDED</text:p>
          </table:table-cell>
          <table:table-cell table:style-name="ce752" table:formula="of:=['Olive '.D140]" office:value-type="string" office:string-value="TE Connectivity AMP Connectors " calcext:value-type="string">
            <text:p>TE Connectivity AMP Connectors </text:p>
          </table:table-cell>
          <table:table-cell table:style-name="ce752" table:formula="of:=['Olive '.E140]" office:value-type="string" office:string-value="3302/10-300" calcext:value-type="string">
            <text:p>3302/10-300</text:p>
          </table:table-cell>
          <table:table-cell table:style-name="ce752" table:formula="of:=['Olive '.F140]" office:value-type="string" office:string-value="TTI" calcext:value-type="string">
            <text:p>TTI</text:p>
          </table:table-cell>
          <table:table-cell table:style-name="ce752" table:formula="of:=['Olive '.G140]" office:value-type="string" office:string-value="517-3302/10-300" calcext:value-type="string">
            <text:p>517-3302/10-300</text:p>
          </table:table-cell>
          <table:table-cell table:style-name="ce752" table:formula="of:=['Olive '.H140]" office:value-type="float" office:value="360" calcext:value-type="float">
            <text:p>360</text:p>
          </table:table-cell>
          <table:table-cell table:style-name="ce752" table:formula="of:=['Olive '.I140]" office:value-type="string" office:string-value="mm" calcext:value-type="string">
            <text:p>mm</text:p>
          </table:table-cell>
          <table:table-cell table:style-name="ce752" table:formula="of:=['Olive '.J140]" office:value-type="float" office:value="0.0164041994750656" calcext:value-type="float">
            <text:p>0.0164041995</text:p>
          </table:table-cell>
          <table:table-cell table:style-name="ce752" table:formula="of:=['Olive '.K140]" office:value-type="float" office:value="5.90551181102362" calcext:value-type="float">
            <text:p>5.905511811</text:p>
          </table:table-cell>
          <table:table-cell table:formula="of:=[.H128]*[.$L$2]" office:value-type="float" office:value="1098000" calcext:value-type="float">
            <text:p>1,098,000</text:p>
          </table:table-cell>
          <table:table-cell table:style-name="ce752" table:formula="of:=['Olive '.M140]" office:value-type="string" office:string-value="PO12454, PO10936" calcext:value-type="string">
            <text:p>PO12454, PO10936</text:p>
          </table:table-cell>
          <table:table-cell table:style-name="ce764" table:formula="of:=['Olive '.N140]" office:value-type="date" office:date-value="2015-12-03" calcext:value-type="date">
            <text:p>12/03/15</text:p>
          </table:table-cell>
          <table:table-cell table:style-name="ce764" table:formula="of:=['Olive '.O140]" office:value-type="string" office:string-value="See notes " calcext:value-type="string">
            <text:p>See notes </text:p>
          </table:table-cell>
          <table:table-cell table:style-name="ce756" table:formula="of:=['Olive '.P140]" office:value-type="string" office:string-value="Received Ordered for Olive. KG  Mouser met TTI cost, stock available at Mouser = 13 of 300' NUTMEG $76.17 per 300'  KG    2x180mm   4 Weeks lead time. TS  " calcext:value-type="string">
            <text:p>Received Ordered for Olive. KG <text:s/>Mouser met TTI cost, stock available at Mouser = 13 of 300' NUTMEG $76.17 per 300' <text:s/>KG <text:s text:c="3"/>2x180mm <text:s text:c="2"/>4 Weeks lead time. TS <text:s/></text:p>
          </table:table-cell>
          <table:table-cell table:number-columns-repeated="1008"/>
        </table:table-row>
        <table:table-row table:style-name="ro5">
          <table:table-cell table:style-name="ce752" table:formula="of:=['Olive '.A141]" office:value-type="string" office:string-value="Electronic" calcext:value-type="string">
            <text:p>Electronic</text:p>
          </table:table-cell>
          <table:table-cell table:style-name="ce752" table:formula="of:=['Olive '.B141]" office:value-type="string" office:string-value="EL-MS0075" calcext:value-type="string">
            <text:p>EL-MS0075</text:p>
          </table:table-cell>
          <table:table-cell table:style-name="ce756" table:formula="of:=['Olive '.C141]" office:value-type="string" office:string-value="CONN HOUSING 8POS .100 DUAL, Black " calcext:value-type="string">
            <text:p>CONN HOUSING 8POS .100 DUAL, Black </text:p>
          </table:table-cell>
          <table:table-cell table:style-name="ce752" table:formula="of:=['Olive '.D141]" office:value-type="string" office:string-value="Molex" calcext:value-type="string">
            <text:p>Molex</text:p>
          </table:table-cell>
          <table:table-cell table:style-name="ce752" table:formula="of:=['Olive '.E141]" office:value-type="float" office:value="22552081" calcext:value-type="float">
            <text:p>22552081</text:p>
          </table:table-cell>
          <table:table-cell table:style-name="ce752" table:formula="of:=['Olive '.F141]" office:value-type="string" office:string-value="Sager" calcext:value-type="string">
            <text:p>Sager</text:p>
          </table:table-cell>
          <table:table-cell table:style-name="ce752" table:formula="of:=['Olive '.G141]" office:value-type="float" office:value="22552081" calcext:value-type="float">
            <text:p>22552081</text:p>
          </table:table-cell>
          <table:table-cell table:style-name="ce752" table:formula="of:=['Olive '.H141]" office:value-type="float" office:value="1" calcext:value-type="float">
            <text:p>1</text:p>
          </table:table-cell>
          <table:table-cell table:style-name="ce752" table:formula="of:=['Olive '.I141]" office:value-type="string" office:string-value="ea" calcext:value-type="string">
            <text:p>ea</text:p>
          </table:table-cell>
          <table:table-cell table:style-name="ce752" table:formula="of:=['Olive '.J141]" office:value-type="float" office:value="0.374" calcext:value-type="float">
            <text:p>0.374</text:p>
          </table:table-cell>
          <table:table-cell table:style-name="ce752" table:formula="of:=['Olive '.K141]" office:value-type="float" office:value="0.374" calcext:value-type="float">
            <text:p>0.374</text:p>
          </table:table-cell>
          <table:table-cell table:formula="of:=[.H129]*[.$L$2]" office:value-type="float" office:value="3050" calcext:value-type="float">
            <text:p>3,050</text:p>
          </table:table-cell>
          <table:table-cell table:style-name="ce752" table:formula="of:=['Olive '.M141]" office:value-type="string" office:string-value="PO11031" calcext:value-type="string">
            <text:p>PO11031</text:p>
          </table:table-cell>
          <table:table-cell table:style-name="ce764" table:formula="of:=['Olive '.N141]" office:value-type="date" office:date-value="2015-12-03" calcext:value-type="date">
            <text:p>12/03/15</text:p>
          </table:table-cell>
          <table:table-cell table:style-name="ce764" table:formula="of:=['Olive '.O141]" office:value-type="string" office:string-value="See notes " calcext:value-type="string">
            <text:p>See notes </text:p>
          </table:table-cell>
          <table:table-cell table:style-name="ce756" table:formula="of:=['Olive '.P141]" office:value-type="string" office:string-value="Received 9 Weeks lead time. TS   Ordered for Olive.KG" calcext:value-type="string">
            <text:p>Received 9 Weeks lead time. TS <text:s text:c="2"/>Ordered for Olive.KG</text:p>
          </table:table-cell>
          <table:table-cell table:number-columns-repeated="1008"/>
        </table:table-row>
        <table:table-row table:style-name="ro5">
          <table:table-cell table:style-name="ce752" table:formula="of:=['Olive '.A142]" office:value-type="string" office:string-value="Electronic" calcext:value-type="string">
            <text:p>Electronic</text:p>
          </table:table-cell>
          <table:table-cell table:style-name="ce752" table:formula="of:=['Olive '.B142]" office:value-type="string" office:string-value="EL-MS0074" calcext:value-type="string">
            <text:p>EL-MS0074</text:p>
          </table:table-cell>
          <table:table-cell table:style-name="ce756" table:formula="of:=['Olive '.C142]" office:value-type="string" office:string-value="Molex-CONN HOUSING 20POS .100 DUAL, Black " calcext:value-type="string">
            <text:p>Molex-CONN HOUSING 20POS .100 DUAL, Black </text:p>
          </table:table-cell>
          <table:table-cell table:style-name="ce752" table:formula="of:=['Olive '.D142]" office:value-type="string" office:string-value="Molex" calcext:value-type="string">
            <text:p>Molex</text:p>
          </table:table-cell>
          <table:table-cell table:style-name="ce752" table:formula="of:=['Olive '.E142]" office:value-type="float" office:value="22552201" calcext:value-type="float">
            <text:p>22552201</text:p>
          </table:table-cell>
          <table:table-cell table:style-name="ce752" table:formula="of:=['Olive '.F142]" office:value-type="string" office:string-value="Sager" calcext:value-type="string">
            <text:p>Sager</text:p>
          </table:table-cell>
          <table:table-cell table:style-name="ce752" table:formula="of:=['Olive '.G142]" office:value-type="float" office:value="22552201" calcext:value-type="float">
            <text:p>22552201</text:p>
          </table:table-cell>
          <table:table-cell table:style-name="ce752" table:formula="of:=['Olive '.H142]" office:value-type="float" office:value="1" calcext:value-type="float">
            <text:p>1</text:p>
          </table:table-cell>
          <table:table-cell table:style-name="ce752" table:formula="of:=['Olive '.I142]" office:value-type="string" office:string-value="ea" calcext:value-type="string">
            <text:p>ea</text:p>
          </table:table-cell>
          <table:table-cell table:style-name="ce752" table:formula="of:=['Olive '.J142]" office:value-type="float" office:value="0.56" calcext:value-type="float">
            <text:p>0.56</text:p>
          </table:table-cell>
          <table:table-cell table:style-name="ce752" table:formula="of:=['Olive '.K142]" office:value-type="float" office:value="0.56" calcext:value-type="float">
            <text:p>0.56</text:p>
          </table:table-cell>
          <table:table-cell table:formula="of:=[.H130]*[.$L$2]" office:value-type="float" office:value="3050" calcext:value-type="float">
            <text:p>3,050</text:p>
          </table:table-cell>
          <table:table-cell table:style-name="ce752" table:formula="of:=['Olive '.M142]" office:value-type="string" office:string-value="PO11031" calcext:value-type="string">
            <text:p>PO11031</text:p>
          </table:table-cell>
          <table:table-cell table:style-name="ce764" table:formula="of:=['Olive '.N142]" office:value-type="date" office:date-value="2015-12-03" calcext:value-type="date">
            <text:p>12/03/15</text:p>
          </table:table-cell>
          <table:table-cell table:style-name="ce764" table:formula="of:=['Olive '.O142]" office:value-type="string" office:string-value="See notes " calcext:value-type="string">
            <text:p>See notes </text:p>
          </table:table-cell>
          <table:table-cell table:style-name="ce756" table:formula="of:=['Olive '.P142]" office:value-type="string" office:string-value="Received 9 Weeks lead time. TS   Ordered for Olive.KG" calcext:value-type="string">
            <text:p>Received 9 Weeks lead time. TS <text:s text:c="2"/>Ordered for Olive.KG</text:p>
          </table:table-cell>
          <table:table-cell table:number-columns-repeated="1008"/>
        </table:table-row>
        <table:table-row table:style-name="ro5">
          <table:table-cell table:style-name="ce752" table:formula="of:=['Olive '.A143]" office:value-type="string" office:string-value="Electronic" calcext:value-type="string">
            <text:p>Electronic</text:p>
          </table:table-cell>
          <table:table-cell table:style-name="ce752" table:formula="of:=['Olive '.B143]" office:value-type="string" office:string-value="PC-CN0010" calcext:value-type="string">
            <text:p>PC-CN0010</text:p>
          </table:table-cell>
          <table:table-cell table:style-name="ce756" table:formula="of:=['Olive '.C143]" office:value-type="string" office:string-value="Conn Socket IDC, 10POS DUAL 30AU, Multiples of 34AU, Multiples of 34" calcext:value-type="string">
            <text:p>Conn Socket IDC, 10POS DUAL 30AU, Multiples of 34AU, Multiples of 34</text:p>
          </table:table-cell>
          <table:table-cell table:style-name="ce752" table:formula="of:=['Olive '.D143]" office:value-type="string" office:string-value="FCI" calcext:value-type="string">
            <text:p>FCI</text:p>
          </table:table-cell>
          <table:table-cell table:style-name="ce752" table:formula="of:=['Olive '.E143]" office:value-type="string" office:string-value="71600-010LF" calcext:value-type="string">
            <text:p>71600-010LF</text:p>
          </table:table-cell>
          <table:table-cell table:style-name="ce752" table:formula="of:=['Olive '.F143]" office:value-type="string" office:string-value="TTI" calcext:value-type="string">
            <text:p>TTI</text:p>
          </table:table-cell>
          <table:table-cell table:style-name="ce752" table:formula="of:=['Olive '.G143]" office:value-type="string" office:string-value="609-1739-ND" calcext:value-type="string">
            <text:p>609-1739-ND</text:p>
          </table:table-cell>
          <table:table-cell table:style-name="ce752" table:formula="of:=['Olive '.H143]" office:value-type="float" office:value="2" calcext:value-type="float">
            <text:p>2</text:p>
          </table:table-cell>
          <table:table-cell table:style-name="ce752" table:formula="of:=['Olive '.I143]" office:value-type="string" office:string-value="ea" calcext:value-type="string">
            <text:p>ea</text:p>
          </table:table-cell>
          <table:table-cell table:style-name="ce752" table:formula="of:=['Olive '.J143]" office:value-type="float" office:value="0.549" calcext:value-type="float">
            <text:p>0.549</text:p>
          </table:table-cell>
          <table:table-cell table:style-name="ce752" table:formula="of:=['Olive '.K143]" office:value-type="float" office:value="1.098" calcext:value-type="float">
            <text:p>1.098</text:p>
          </table:table-cell>
          <table:table-cell table:formula="of:=[.H131]*[.$L$2]" office:value-type="float" office:value="6100" calcext:value-type="float">
            <text:p>6,100</text:p>
          </table:table-cell>
          <table:table-cell table:style-name="ce752" table:formula="of:=['Olive '.M143]" office:value-type="string" office:string-value="PO10936" calcext:value-type="string">
            <text:p>PO10936</text:p>
          </table:table-cell>
          <table:table-cell table:style-name="ce764" table:formula="of:=['Olive '.N143]" office:value-type="date" office:date-value="2015-12-03" calcext:value-type="date">
            <text:p>12/03/15</text:p>
          </table:table-cell>
          <table:table-cell table:style-name="ce764" table:formula="of:=['Olive '.O143]" office:value-type="string" office:string-value="See notes " calcext:value-type="string">
            <text:p>See notes </text:p>
          </table:table-cell>
          <table:table-cell table:style-name="ce756" table:formula="of:=['Olive '.P143]" office:value-type="string" office:string-value="TTI stock for Nutmeg, then 7 weeks leadtime KG  12 Weeks lead time. TS   Ordered for Olive. KG" calcext:value-type="string">
            <text:p>TTI stock for Nutmeg, then 7 weeks leadtime KG <text:s/>12 Weeks lead time. TS <text:s text:c="2"/>Ordered for Olive. KG</text:p>
          </table:table-cell>
          <table:table-cell table:number-columns-repeated="1008"/>
        </table:table-row>
        <table:table-row table:style-name="ro5">
          <table:table-cell table:style-name="ce752" table:formula="of:=['Olive '.A144]" office:value-type="string" office:string-value="Electronic" calcext:value-type="string">
            <text:p>Electronic</text:p>
          </table:table-cell>
          <table:table-cell table:style-name="ce752" table:formula="of:=['Olive '.B144]" office:value-type="string" office:string-value="EL-WR0106" calcext:value-type="string">
            <text:p>EL-WR0106</text:p>
          </table:table-cell>
          <table:table-cell table:style-name="ce756" table:formula="of:=['Olive '.C144]" office:value-type="string" office:string-value="16AWG Stranded – Red" calcext:value-type="string">
            <text:p>16AWG Stranded – Red</text:p>
          </table:table-cell>
          <table:table-cell table:style-name="ce752" table:formula="of:=['Olive '.D144]" office:value-type="string" office:string-value="Allcable " calcext:value-type="string">
            <text:p>Allcable </text:p>
          </table:table-cell>
          <table:table-cell table:style-name="ce752" table:formula="of:=['Olive '.E144]" office:value-type="string" office:string-value="HU15691626RD" calcext:value-type="string">
            <text:p>HU15691626RD</text:p>
          </table:table-cell>
          <table:table-cell table:style-name="ce752" table:formula="of:=['Olive '.F144]" office:value-type="string" office:string-value="Allcable" calcext:value-type="string">
            <text:p>Allcable</text:p>
          </table:table-cell>
          <table:table-cell table:style-name="ce752" table:formula="of:=['Olive '.G144]" office:value-type="string" office:string-value="HU15691626RD" calcext:value-type="string">
            <text:p>HU15691626RD</text:p>
          </table:table-cell>
          <table:table-cell table:style-name="ce752" table:formula="of:=['Olive '.H144]" office:value-type="float" office:value="1650" calcext:value-type="float">
            <text:p>1650</text:p>
          </table:table-cell>
          <table:table-cell table:style-name="ce752" table:formula="of:=['Olive '.I144]" office:value-type="string" office:string-value="mm" calcext:value-type="string">
            <text:p>mm</text:p>
          </table:table-cell>
          <table:table-cell table:style-name="ce752" table:formula="of:=['Olive '.J144]" office:value-type="float" office:value="0.000288713910761155" calcext:value-type="float">
            <text:p>0.0002887139</text:p>
          </table:table-cell>
          <table:table-cell table:style-name="ce752" table:formula="of:=['Olive '.K144]" office:value-type="float" office:value="0.476377952755906" calcext:value-type="float">
            <text:p>0.4763779528</text:p>
          </table:table-cell>
          <table:table-cell table:formula="of:=[.H132]*[.$L$2]" office:value-type="float" office:value="5032500" calcext:value-type="float">
            <text:p>5,032,500</text:p>
          </table:table-cell>
          <table:table-cell table:style-name="ce752" table:formula="of:=['Olive '.M144]" office:value-type="string" office:string-value="PO11346 / PO11664" calcext:value-type="string">
            <text:p>PO11346 / PO11664</text:p>
          </table:table-cell>
          <table:table-cell table:style-name="ce764" table:formula="of:=['Olive '.N144]" office:value-type="date" office:date-value="2016-01-22" calcext:value-type="date">
            <text:p>01/22/16</text:p>
          </table:table-cell>
          <table:table-cell table:style-name="ce764" table:formula="of:=['Olive '.O144]" office:value-type="date" office:date-value="2016-02-18" calcext:value-type="date">
            <text:p>02/18/16</text:p>
          </table:table-cell>
          <table:table-cell table:style-name="ce756" table:formula="of:=['Olive '.P144]" office:value-type="string" office:string-value="Received New = 16,510 '3 x 400mm  PO11664 for increased qts. TS " calcext:value-type="string">
            <text:p>Received New = 16,510 '3 x 400mm <text:s/>PO11664 for increased qts. TS </text:p>
          </table:table-cell>
          <table:table-cell table:number-columns-repeated="1008"/>
        </table:table-row>
        <table:table-row table:style-name="ro5">
          <table:table-cell table:style-name="ce752" table:formula="of:=['Olive '.A145]" office:value-type="string" office:string-value="Electronic" calcext:value-type="string">
            <text:p>Electronic</text:p>
          </table:table-cell>
          <table:table-cell table:style-name="ce752" table:formula="of:=['Olive '.B145]" office:value-type="string" office:string-value="EL-WR0121" calcext:value-type="string">
            <text:p>EL-WR0121</text:p>
          </table:table-cell>
          <table:table-cell table:style-name="ce756" table:formula="of:=['Olive '.C145]" office:value-type="string" office:string-value="16AWG Stranded – Black" calcext:value-type="string">
            <text:p>16AWG Stranded – Black</text:p>
          </table:table-cell>
          <table:table-cell table:style-name="ce752" table:formula="of:=['Olive '.D145]" office:value-type="string" office:string-value="Allcable " calcext:value-type="string">
            <text:p>Allcable </text:p>
          </table:table-cell>
          <table:table-cell table:style-name="ce752" table:formula="of:=['Olive '.E145]" office:value-type="string" office:string-value="HU15691626BK" calcext:value-type="string">
            <text:p>HU15691626BK</text:p>
          </table:table-cell>
          <table:table-cell table:style-name="ce752" table:formula="of:=['Olive '.F145]" office:value-type="string" office:string-value="Allcable" calcext:value-type="string">
            <text:p>Allcable</text:p>
          </table:table-cell>
          <table:table-cell table:style-name="ce752" table:formula="of:=['Olive '.G145]" office:value-type="string" office:string-value="HU15691626BK" calcext:value-type="string">
            <text:p>HU15691626BK</text:p>
          </table:table-cell>
          <table:table-cell table:style-name="ce752" table:formula="of:=['Olive '.H145]" office:value-type="float" office:value="2540" calcext:value-type="float">
            <text:p>2540</text:p>
          </table:table-cell>
          <table:table-cell table:style-name="ce752" table:formula="of:=['Olive '.I145]" office:value-type="string" office:string-value="mm" calcext:value-type="string">
            <text:p>mm</text:p>
          </table:table-cell>
          <table:table-cell table:style-name="ce752" table:formula="of:=['Olive '.J145]" office:value-type="float" office:value="0.000288713910761155" calcext:value-type="float">
            <text:p>0.0002887139</text:p>
          </table:table-cell>
          <table:table-cell table:style-name="ce752" table:formula="of:=['Olive '.K145]" office:value-type="float" office:value="0.733333333333333" calcext:value-type="float">
            <text:p>0.7333333333</text:p>
          </table:table-cell>
          <table:table-cell table:formula="of:=[.H133]*[.$L$2]" office:value-type="float" office:value="7747000" calcext:value-type="float">
            <text:p>7,747,000</text:p>
          </table:table-cell>
          <table:table-cell table:style-name="ce752" table:formula="of:=['Olive '.M145]" office:value-type="string" office:string-value="PO11346 / PO11664" calcext:value-type="string">
            <text:p>PO11346 / PO11664</text:p>
          </table:table-cell>
          <table:table-cell table:style-name="ce764" table:formula="of:=['Olive '.N145]" office:value-type="date" office:date-value="2016-01-22" calcext:value-type="date">
            <text:p>01/22/16</text:p>
          </table:table-cell>
          <table:table-cell table:style-name="ce764" table:formula="of:=['Olive '.O145]" office:value-type="date" office:date-value="2016-02-18" calcext:value-type="date">
            <text:p>02/18/16</text:p>
          </table:table-cell>
          <table:table-cell table:style-name="ce756" table:formula="of:=['Olive '.P145]" office:value-type="string" office:string-value=" Received PO11664 for increased qts. TS " calcext:value-type="string">
            <text:p><text:s/>Received PO11664 for increased qts. TS </text:p>
          </table:table-cell>
          <table:table-cell table:number-columns-repeated="1008"/>
        </table:table-row>
        <table:table-row table:style-name="ro5">
          <table:table-cell table:style-name="ce752" table:formula="of:=['Olive '.A146]" office:value-type="string" office:string-value="Electronic" calcext:value-type="string">
            <text:p>Electronic</text:p>
          </table:table-cell>
          <table:table-cell table:style-name="ce752" table:formula="of:=['Olive '.B146]" office:value-type="string" office:string-value="PC-CN0036" calcext:value-type="string">
            <text:p>PC-CN0036</text:p>
          </table:table-cell>
          <table:table-cell table:style-name="ce756" table:formula="of:=['Olive '.C146]" office:value-type="string" office:string-value="Term Block Plug 6POS STR 5.08mm" calcext:value-type="string">
            <text:p>Term Block Plug 6POS STR 5.08mm</text:p>
          </table:table-cell>
          <table:table-cell table:style-name="ce752" table:formula="of:=['Olive '.D146]" office:value-type="string" office:string-value="Molex" calcext:value-type="string">
            <text:p>Molex</text:p>
          </table:table-cell>
          <table:table-cell table:style-name="ce752" table:formula="of:=['Olive '.E146]" office:value-type="string" office:string-value="39530-0006" calcext:value-type="string">
            <text:p>39530-0006</text:p>
          </table:table-cell>
          <table:table-cell table:style-name="ce752" table:formula="of:=['Olive '.F146]" office:value-type="string" office:string-value="TTI" calcext:value-type="string">
            <text:p>TTI</text:p>
          </table:table-cell>
          <table:table-cell table:style-name="ce752" table:formula="of:=['Olive '.G146]" office:value-type="float" office:value="395300006" calcext:value-type="float">
            <text:p>395300006</text:p>
          </table:table-cell>
          <table:table-cell table:style-name="ce752" table:formula="of:=['Olive '.H146]" office:value-type="float" office:value="1" calcext:value-type="float">
            <text:p>1</text:p>
          </table:table-cell>
          <table:table-cell table:style-name="ce752" table:formula="of:=['Olive '.I146]" office:value-type="string" office:string-value="ea" calcext:value-type="string">
            <text:p>ea</text:p>
          </table:table-cell>
          <table:table-cell table:style-name="ce752" table:formula="of:=['Olive '.J146]" office:value-type="float" office:value="1.34" calcext:value-type="float">
            <text:p>1.34</text:p>
          </table:table-cell>
          <table:table-cell table:style-name="ce752" table:formula="of:=['Olive '.K146]" office:value-type="float" office:value="1.34" calcext:value-type="float">
            <text:p>1.34</text:p>
          </table:table-cell>
          <table:table-cell table:formula="of:=[.H134]*[.$L$2]" office:value-type="float" office:value="3050" calcext:value-type="float">
            <text:p>3,050</text:p>
          </table:table-cell>
          <table:table-cell table:style-name="ce752" table:formula="of:=['Olive '.M146]" office:value-type="string" office:string-value="PO10936" calcext:value-type="string">
            <text:p>PO10936</text:p>
          </table:table-cell>
          <table:table-cell table:style-name="ce764" table:formula="of:=['Olive '.N146]" office:value-type="date" office:date-value="2015-12-03" calcext:value-type="date">
            <text:p>12/03/15</text:p>
          </table:table-cell>
          <table:table-cell table:style-name="ce764" table:formula="of:=['Olive '.O146]" office:value-type="string" office:string-value="See notes " calcext:value-type="string">
            <text:p>See notes </text:p>
          </table:table-cell>
          <table:table-cell table:style-name="ce756" table:formula="of:=['Olive '.P146]" office:value-type="string" office:string-value="TTI   Ordered for Olive. KG" calcext:value-type="string">
            <text:p>TTI <text:s text:c="2"/>Ordered for Olive. KG</text:p>
          </table:table-cell>
          <table:table-cell table:number-columns-repeated="1008"/>
        </table:table-row>
        <table:table-row table:style-name="ro5">
          <table:table-cell table:style-name="ce752" table:formula="of:=['Olive '.A147]" office:value-type="string" office:string-value="Electronic " calcext:value-type="string">
            <text:p>Electronic </text:p>
          </table:table-cell>
          <table:table-cell table:style-name="ce752" table:formula="of:=['Olive '.B147]" office:value-type="string" office:string-value="EL-MS0248" calcext:value-type="string">
            <text:p>EL-MS0248</text:p>
          </table:table-cell>
          <table:table-cell table:style-name="ce756" table:formula="of:=['Olive '.C147]" office:value-type="string" office:string-value="CONN RING 14-16 AWG #10 PIDG, 45,000 Unit Reel " calcext:value-type="string">
            <text:p>CONN RING 14-16 AWG #10 PIDG, 45,000 Unit Reel </text:p>
          </table:table-cell>
          <table:table-cell table:style-name="ce752" table:formula="of:=['Olive '.D147]" office:value-type="string" office:string-value="TE Connectivity AMP Connectors " calcext:value-type="string">
            <text:p>TE Connectivity AMP Connectors </text:p>
          </table:table-cell>
          <table:table-cell table:style-name="ce752" table:formula="of:=['Olive '.E147]" office:value-type="string" office:string-value="2-36160-1" calcext:value-type="string">
            <text:p>2-36160-1</text:p>
          </table:table-cell>
          <table:table-cell table:style-name="ce752" table:formula="of:=['Olive '.F147]" office:value-type="string" office:string-value="TTI" calcext:value-type="string">
            <text:p>TTI</text:p>
          </table:table-cell>
          <table:table-cell table:style-name="ce752" table:formula="of:=['Olive '.G147]" office:value-type="string" office:string-value="A1072TR-ND" calcext:value-type="string">
            <text:p>A1072TR-ND</text:p>
          </table:table-cell>
          <table:table-cell table:style-name="ce752" table:formula="of:=['Olive '.H147]" office:value-type="float" office:value="9" calcext:value-type="float">
            <text:p>9</text:p>
          </table:table-cell>
          <table:table-cell table:style-name="ce752" table:formula="of:=['Olive '.I147]" office:value-type="string" office:string-value="ea" calcext:value-type="string">
            <text:p>ea</text:p>
          </table:table-cell>
          <table:table-cell table:style-name="ce752" table:formula="of:=['Olive '.J147]" office:value-type="float" office:value="0.09781" calcext:value-type="float">
            <text:p>0.09781</text:p>
          </table:table-cell>
          <table:table-cell table:style-name="ce752" table:formula="of:=['Olive '.K147]" office:value-type="float" office:value="0.88029" calcext:value-type="float">
            <text:p>0.88029</text:p>
          </table:table-cell>
          <table:table-cell table:formula="of:=[.H135]*[.$L$2]" office:value-type="float" office:value="27450" calcext:value-type="float">
            <text:p>27,450</text:p>
          </table:table-cell>
          <table:table-cell table:style-name="ce752" table:formula="of:=['Olive '.M147]" office:value-type="string" office:string-value="PO10936" calcext:value-type="string">
            <text:p>PO10936</text:p>
          </table:table-cell>
          <table:table-cell table:style-name="ce764" table:formula="of:=['Olive '.N147]" office:value-type="date" office:date-value="2015-12-03" calcext:value-type="date">
            <text:p>12/03/15</text:p>
          </table:table-cell>
          <table:table-cell table:style-name="ce764" table:formula="of:=['Olive '.O147]" office:value-type="string" office:string-value="See notes " calcext:value-type="string">
            <text:p>See notes </text:p>
          </table:table-cell>
          <table:table-cell table:style-name="ce756" table:formula="of:=['Olive '.P147]" office:value-type="string" office:string-value="Per BOB- yes correct part. Needed for Nutmeg and Olive. TTI stock 5k reels Yes- 9 Weeks lead time. TS   Ordered for Olive.KG" calcext:value-type="string">
            <text:p>Per BOB- yes correct part. Needed for Nutmeg and Olive. TTI stock 5k reels Yes- 9 Weeks lead time. TS <text:s text:c="2"/>Ordered for Olive.KG</text:p>
          </table:table-cell>
          <table:table-cell table:number-columns-repeated="1008"/>
        </table:table-row>
        <table:table-row table:style-name="ro5">
          <table:table-cell table:style-name="ce752" table:formula="of:=['Olive '.A148]" office:value-type="string" office:string-value="Electronic" calcext:value-type="string">
            <text:p>Electronic</text:p>
          </table:table-cell>
          <table:table-cell table:style-name="ce752" table:formula="of:=['Olive '.B148]" office:value-type="string" office:string-value="EL-WR0123" calcext:value-type="string">
            <text:p>EL-WR0123</text:p>
          </table:table-cell>
          <table:table-cell table:style-name="ce756" table:formula="of:=['Olive '.C148]" office:value-type="string" office:string-value="16AWG Stranded – White" calcext:value-type="string">
            <text:p>16AWG Stranded – White</text:p>
          </table:table-cell>
          <table:table-cell table:style-name="ce752" table:formula="of:=['Olive '.D148]" office:value-type="string" office:string-value="Allcable " calcext:value-type="string">
            <text:p>Allcable </text:p>
          </table:table-cell>
          <table:table-cell table:style-name="ce752" table:formula="of:=['Olive '.E148]" office:value-type="string" office:string-value="HU15691626WE" calcext:value-type="string">
            <text:p>HU15691626WE</text:p>
          </table:table-cell>
          <table:table-cell table:style-name="ce752" table:formula="of:=['Olive '.F148]" office:value-type="string" office:string-value="Allcable" calcext:value-type="string">
            <text:p>Allcable</text:p>
          </table:table-cell>
          <table:table-cell table:style-name="ce752" table:formula="of:=['Olive '.G148]" office:value-type="string" office:string-value="HU15691626WE" calcext:value-type="string">
            <text:p>HU15691626WE</text:p>
          </table:table-cell>
          <table:table-cell table:style-name="ce752" table:formula="of:=['Olive '.H148]" office:value-type="float" office:value="1190" calcext:value-type="float">
            <text:p>1190</text:p>
          </table:table-cell>
          <table:table-cell table:style-name="ce752" table:formula="of:=['Olive '.I148]" office:value-type="string" office:string-value="mm" calcext:value-type="string">
            <text:p>mm</text:p>
          </table:table-cell>
          <table:table-cell table:style-name="ce752" table:formula="of:=['Olive '.J148]" office:value-type="float" office:value="0.000288713910761155" calcext:value-type="float">
            <text:p>0.0002887139</text:p>
          </table:table-cell>
          <table:table-cell table:style-name="ce752" table:formula="of:=['Olive '.K148]" office:value-type="float" office:value="0.343569553805774" calcext:value-type="float">
            <text:p>0.3435695538</text:p>
          </table:table-cell>
          <table:table-cell table:formula="of:=[.H136]*[.$L$2]" office:value-type="float" office:value="3629500" calcext:value-type="float">
            <text:p>3,629,500</text:p>
          </table:table-cell>
          <table:table-cell table:style-name="ce752" table:formula="of:=['Olive '.M148]" office:value-type="string" office:string-value="PO11346 / PO11664" calcext:value-type="string">
            <text:p>PO11346 / PO11664</text:p>
          </table:table-cell>
          <table:table-cell table:style-name="ce764" table:formula="of:=['Olive '.N148]" office:value-type="date" office:date-value="2016-11-22" calcext:value-type="date">
            <text:p>11/22/16</text:p>
          </table:table-cell>
          <table:table-cell table:style-name="ce764" table:formula="of:=['Olive '.O148]" office:value-type="date" office:date-value="2016-02-18" calcext:value-type="date">
            <text:p>02/18/16</text:p>
          </table:table-cell>
          <table:table-cell table:style-name="ce756" table:formula="of:=['Olive '.P148]" office:value-type="string" office:string-value="Received 420mm 380mm  PO11664 for increased qts. TS " calcext:value-type="string">
            <text:p>Received 420mm 380mm <text:s/>PO11664 for increased qts. TS </text:p>
          </table:table-cell>
          <table:table-cell table:number-columns-repeated="1008"/>
        </table:table-row>
        <table:table-row table:style-name="ro5">
          <table:table-cell table:style-name="ce752" table:formula="of:=['Olive '.A149]" office:value-type="string" office:string-value="Electronic" calcext:value-type="string">
            <text:p>Electronic</text:p>
          </table:table-cell>
          <table:table-cell table:style-name="ce752" table:formula="of:=['Olive '.B149]" office:value-type="string" office:string-value="EL-WR0124" calcext:value-type="string">
            <text:p>EL-WR0124</text:p>
          </table:table-cell>
          <table:table-cell table:style-name="ce756" table:formula="of:=['Olive '.C149]" office:value-type="string" office:string-value="16AWG Stranded – Green w/ yellow stripe" calcext:value-type="string">
            <text:p>16AWG Stranded – Green w/ yellow stripe</text:p>
          </table:table-cell>
          <table:table-cell table:style-name="ce752" table:formula="of:=['Olive '.D149]" office:value-type="string" office:string-value="Allcable " calcext:value-type="string">
            <text:p>Allcable </text:p>
          </table:table-cell>
          <table:table-cell table:style-name="ce752" table:formula="of:=['Olive '.E149]" office:value-type="string" office:string-value="HU15691626GN" calcext:value-type="string">
            <text:p>HU15691626GN</text:p>
          </table:table-cell>
          <table:table-cell table:style-name="ce752" table:formula="of:=['Olive '.F149]" office:value-type="string" office:string-value="Allcable" calcext:value-type="string">
            <text:p>Allcable</text:p>
          </table:table-cell>
          <table:table-cell table:style-name="ce752" table:formula="of:=['Olive '.G149]" office:value-type="string" office:string-value="HU15691626GN" calcext:value-type="string">
            <text:p>HU15691626GN</text:p>
          </table:table-cell>
          <table:table-cell table:style-name="ce752" table:formula="of:=['Olive '.H149]" office:value-type="float" office:value="220" calcext:value-type="float">
            <text:p>220</text:p>
          </table:table-cell>
          <table:table-cell table:style-name="ce752" table:formula="of:=['Olive '.I149]" office:value-type="string" office:string-value="mm" calcext:value-type="string">
            <text:p>mm</text:p>
          </table:table-cell>
          <table:table-cell table:style-name="ce752" table:formula="of:=['Olive '.J149]" office:value-type="float" office:value="0.000288713910761155" calcext:value-type="float">
            <text:p>0.0002887139</text:p>
          </table:table-cell>
          <table:table-cell table:style-name="ce752" table:formula="of:=['Olive '.K149]" office:value-type="float" office:value="0.0635170603674541" calcext:value-type="float">
            <text:p>0.0635170604</text:p>
          </table:table-cell>
          <table:table-cell table:formula="of:=[.H137]*[.$L$2]" office:value-type="float" office:value="671000" calcext:value-type="float">
            <text:p>671,000</text:p>
          </table:table-cell>
          <table:table-cell table:style-name="ce752" table:formula="of:=['Olive '.M149]" office:value-type="string" office:string-value="PO11346 / PO11664" calcext:value-type="string">
            <text:p>PO11346 / PO11664</text:p>
          </table:table-cell>
          <table:table-cell table:style-name="ce764" table:formula="of:=['Olive '.N149]" office:value-type="date" office:date-value="2016-01-22" calcext:value-type="date">
            <text:p>01/22/16</text:p>
          </table:table-cell>
          <table:table-cell table:style-name="ce764" table:formula="of:=['Olive '.O149]" office:value-type="date" office:date-value="2016-02-18" calcext:value-type="date">
            <text:p>02/18/16</text:p>
          </table:table-cell>
          <table:table-cell table:style-name="ce756" table:formula="of:=['Olive '.P149]" office:value-type="string" office:string-value="Received 100 +120mm PO11664 for increased qts. TS " calcext:value-type="string">
            <text:p>Received 100 +120mm PO11664 for increased qts. TS </text:p>
          </table:table-cell>
          <table:table-cell table:number-columns-repeated="1008"/>
        </table:table-row>
        <table:table-row table:style-name="ro5">
          <table:table-cell table:style-name="ce752" table:formula="of:=['Olive '.A150]" office:value-type="string" office:string-value="Electronic" calcext:value-type="string">
            <text:p>Electronic</text:p>
          </table:table-cell>
          <table:table-cell table:style-name="ce752" table:formula="of:=['Olive '.B150]" office:value-type="string" office:string-value="EL-MS0143" calcext:value-type="string">
            <text:p>EL-MS0143</text:p>
          </table:table-cell>
          <table:table-cell table:style-name="ce756" table:formula="of:=['Olive '.C150]" office:value-type="string" office:string-value="Conn Fast Receptacle14-16 AWG .250 – REEL of 2200 Units" calcext:value-type="string">
            <text:p>Conn Fast Receptacle14-16 AWG .250 – REEL of 2200 Units</text:p>
          </table:table-cell>
          <table:table-cell table:style-name="ce752" table:formula="of:=['Olive '.D150]" office:value-type="string" office:string-value="TE Connectivity AMP Connectors " calcext:value-type="string">
            <text:p>TE Connectivity AMP Connectors </text:p>
          </table:table-cell>
          <table:table-cell table:style-name="ce752" table:formula="of:=['Olive '.E150]" office:value-type="string" office:string-value="3-350819-2" calcext:value-type="string">
            <text:p>3-350819-2</text:p>
          </table:table-cell>
          <table:table-cell table:style-name="ce752" table:formula="of:=['Olive '.F150]" office:value-type="string" office:string-value="TTI" calcext:value-type="string">
            <text:p>TTI</text:p>
          </table:table-cell>
          <table:table-cell table:style-name="ce752" table:formula="of:=['Olive '.G150]" office:value-type="string" office:string-value="3-350819-2" calcext:value-type="string">
            <text:p>3-350819-2</text:p>
          </table:table-cell>
          <table:table-cell table:style-name="ce752" table:formula="of:=['Olive '.H150]" office:value-type="float" office:value="7" calcext:value-type="float">
            <text:p>7</text:p>
          </table:table-cell>
          <table:table-cell table:style-name="ce752" table:formula="of:=['Olive '.I150]" office:value-type="string" office:string-value="ea" calcext:value-type="string">
            <text:p>ea</text:p>
          </table:table-cell>
          <table:table-cell table:style-name="ce752" table:formula="of:=['Olive '.J150]" office:value-type="float" office:value="0.069" calcext:value-type="float">
            <text:p>0.069</text:p>
          </table:table-cell>
          <table:table-cell table:style-name="ce752" table:formula="of:=['Olive '.K150]" office:value-type="float" office:value="0.483" calcext:value-type="float">
            <text:p>0.483</text:p>
          </table:table-cell>
          <table:table-cell table:formula="of:=[.H138]*[.$L$2]" office:value-type="float" office:value="21350" calcext:value-type="float">
            <text:p>21,350</text:p>
          </table:table-cell>
          <table:table-cell table:style-name="ce752" table:formula="of:=['Olive '.M150]" office:value-type="string" office:string-value="PO11727" calcext:value-type="string">
            <text:p>PO11727</text:p>
          </table:table-cell>
          <table:table-cell table:style-name="ce764" table:formula="of:=['Olive '.N150]" office:value-type="date" office:date-value="2016-02-05" calcext:value-type="date">
            <text:p>02/05/16</text:p>
          </table:table-cell>
          <table:table-cell table:style-name="ce764" table:formula="of:=['Olive '.O150]" office:value-type="date" office:date-value="2016-03-03" calcext:value-type="date">
            <text:p>03/03/16</text:p>
          </table:table-cell>
          <table:table-cell table:style-name="ce756" table:formula="of:=['Olive '.P150]" office:value-type="string" office:string-value="Received ORDERED FOR OLIVE KG2200 REEL/ confirmed 12/21 delivery" calcext:value-type="string">
            <text:p>Received ORDERED FOR OLIVE KG2200 REEL/ confirmed 12/21 delivery</text:p>
          </table:table-cell>
          <table:table-cell table:number-columns-repeated="1008"/>
        </table:table-row>
        <table:table-row table:style-name="ro5">
          <table:table-cell table:style-name="ce752" table:formula="of:=['Olive '.A151]" office:value-type="string" office:string-value="Electronic" calcext:value-type="string">
            <text:p>Electronic</text:p>
          </table:table-cell>
          <table:table-cell table:style-name="ce752" table:formula="of:=['Olive '.B151]" office:value-type="string" office:string-value="EL-CA0030" calcext:value-type="string">
            <text:p>EL-CA0030</text:p>
          </table:table-cell>
          <table:table-cell table:style-name="ce756" table:formula="of:=['Olive '.C151]" office:value-type="string" office:string-value="6ft 18AWG Power Cord Cable w/ 3 Conductor PC Power Connector Socket (C13/5-15P) – Black" calcext:value-type="string">
            <text:p>6ft 18AWG Power Cord Cable w/ 3 Conductor PC Power Connector Socket (C13/5-15P) – Black</text:p>
          </table:table-cell>
          <table:table-cell table:style-name="ce752" table:formula="of:=['Olive '.D151]" office:value-type="float" office:value="0" calcext:value-type="float">
            <text:p>0</text:p>
          </table:table-cell>
          <table:table-cell table:style-name="ce752" table:formula="of:=['Olive '.E151]" office:value-type="float" office:value="0" calcext:value-type="float">
            <text:p>0</text:p>
          </table:table-cell>
          <table:table-cell table:style-name="ce752" table:formula="of:=['Olive '.F151]" office:value-type="string" office:string-value="Linvox " calcext:value-type="string">
            <text:p>Linvox </text:p>
          </table:table-cell>
          <table:table-cell table:style-name="ce752" table:formula="of:=['Olive '.G151]" office:value-type="string" office:string-value="3271V86" calcext:value-type="string">
            <text:p>3271V86</text:p>
          </table:table-cell>
          <table:table-cell table:style-name="ce752" table:formula="of:=['Olive '.H151]" office:value-type="float" office:value="1" calcext:value-type="float">
            <text:p>1</text:p>
          </table:table-cell>
          <table:table-cell table:style-name="ce752" table:formula="of:=['Olive '.I151]" office:value-type="string" office:string-value="ea" calcext:value-type="string">
            <text:p>ea</text:p>
          </table:table-cell>
          <table:table-cell table:style-name="ce752" table:formula="of:=['Olive '.J151]" office:value-type="float" office:value="1.1" calcext:value-type="float">
            <text:p>1.1</text:p>
          </table:table-cell>
          <table:table-cell table:style-name="ce752" table:formula="of:=['Olive '.K151]" office:value-type="float" office:value="1.1" calcext:value-type="float">
            <text:p>1.1</text:p>
          </table:table-cell>
          <table:table-cell table:formula="of:=[.H139]*[.$L$2]" office:value-type="float" office:value="3050" calcext:value-type="float">
            <text:p>3,050</text:p>
          </table:table-cell>
          <table:table-cell table:style-name="ce752" table:formula="of:=['Olive '.M151]" office:value-type="string" office:string-value="PO11032" calcext:value-type="string">
            <text:p>PO11032</text:p>
          </table:table-cell>
          <table:table-cell table:style-name="ce764" table:formula="of:=['Olive '.N151]" office:value-type="date" office:date-value="2015-12-03" calcext:value-type="date">
            <text:p>12/03/15</text:p>
          </table:table-cell>
          <table:table-cell table:style-name="ce764" office:value-type="date" office:date-value="2016-02-05" calcext:value-type="date">
            <text:p>02/05/16</text:p>
          </table:table-cell>
          <table:table-cell table:style-name="ce756" table:formula="of:=['Olive '.P151]" office:value-type="string" office:string-value="Received Check lead time with vendor and order accordingly. TS   Ordered for Olive.KG" calcext:value-type="string">
            <text:p>Received Check lead time with vendor and order accordingly. TS <text:s text:c="2"/>Ordered for Olive.KG</text:p>
          </table:table-cell>
          <table:table-cell table:number-columns-repeated="1008"/>
        </table:table-row>
        <table:table-row table:style-name="ro5">
          <table:table-cell table:style-name="ce752" table:formula="of:=['Olive '.A152]" office:value-type="string" office:string-value="Electronic" calcext:value-type="string">
            <text:p>Electronic</text:p>
          </table:table-cell>
          <table:table-cell table:style-name="ce752" table:formula="of:=['Olive '.B152]" office:value-type="string" office:string-value="EL-CA0063" calcext:value-type="string">
            <text:p>EL-CA0063</text:p>
          </table:table-cell>
          <table:table-cell table:style-name="ce756" table:formula="of:=['Olive '.C152]" office:value-type="string" office:string-value="6ft USB 2.0 A/B Gold Device Cable Ferrite Chokes A Male B Male" calcext:value-type="string">
            <text:p>6ft USB 2.0 A/B Gold Device Cable Ferrite Chokes A Male B Male</text:p>
          </table:table-cell>
          <table:table-cell table:style-name="ce752" table:formula="of:=['Olive '.D152]" office:value-type="string" office:string-value="Trip Lite " calcext:value-type="string">
            <text:p>Trip Lite </text:p>
          </table:table-cell>
          <table:table-cell table:style-name="ce752" table:formula="of:=['Olive '.E152]" office:value-type="string" office:string-value="U023-006" calcext:value-type="string">
            <text:p>U023-006</text:p>
          </table:table-cell>
          <table:table-cell table:style-name="ce752" table:formula="of:=['Olive '.F152]" office:value-type="string" office:string-value="EDC – Electronics Distributors Corporation " calcext:value-type="string">
            <text:p>EDC – Electronics Distributors Corporation </text:p>
          </table:table-cell>
          <table:table-cell table:style-name="ce752" table:formula="of:=['Olive '.G152]" office:value-type="string" office:string-value="Tripplite U023-006 " calcext:value-type="string">
            <text:p>Tripplite U023-006 </text:p>
          </table:table-cell>
          <table:table-cell table:style-name="ce752" table:formula="of:=['Olive '.H152]" office:value-type="float" office:value="1" calcext:value-type="float">
            <text:p>1</text:p>
          </table:table-cell>
          <table:table-cell table:style-name="ce752" table:formula="of:=['Olive '.I152]" office:value-type="string" office:string-value="ea" calcext:value-type="string">
            <text:p>ea</text:p>
          </table:table-cell>
          <table:table-cell table:style-name="ce752" table:formula="of:=['Olive '.J152]" office:value-type="float" office:value="2.89" calcext:value-type="float">
            <text:p>2.89</text:p>
          </table:table-cell>
          <table:table-cell table:style-name="ce752" table:formula="of:=['Olive '.K152]" office:value-type="float" office:value="2.89" calcext:value-type="float">
            <text:p>2.89</text:p>
          </table:table-cell>
          <table:table-cell table:formula="of:=[.H140]*[.$L$2]" office:value-type="float" office:value="3050" calcext:value-type="float">
            <text:p>3,050</text:p>
          </table:table-cell>
          <table:table-cell table:style-name="ce752" table:formula="of:=['Olive '.M152]" office:value-type="string" office:string-value="PO11684" calcext:value-type="string">
            <text:p>PO11684</text:p>
          </table:table-cell>
          <table:table-cell table:style-name="ce764" table:formula="of:=['Olive '.N152]" office:value-type="date" office:date-value="2016-02-01" calcext:value-type="date">
            <text:p>02/01/16</text:p>
          </table:table-cell>
          <table:table-cell table:style-name="ce764" table:formula="of:=['Olive '.O152]" office:value-type="date" office:date-value="2016-03-07" calcext:value-type="date">
            <text:p>03/07/16</text:p>
          </table:table-cell>
          <table:table-cell table:style-name="ce756" office:value-type="float" office:value="30" calcext:value-type="float">
            <text:p>30</text:p>
          </table:table-cell>
          <table:table-cell table:number-columns-repeated="1008"/>
        </table:table-row>
        <table:table-row table:style-name="ro5">
          <table:table-cell table:style-name="ce752" table:formula="of:=['Olive '.A153]" office:value-type="string" office:string-value="Electronics" calcext:value-type="string">
            <text:p>Electronics</text:p>
          </table:table-cell>
          <table:table-cell table:style-name="ce752" table:formula="of:=['Olive '.B153]" office:value-type="string" office:string-value="PC-BD0027" calcext:value-type="string">
            <text:p>PC-BD0027</text:p>
          </table:table-cell>
          <table:table-cell table:style-name="ce756" table:formula="of:=['Olive '.C153]" office:value-type="string" office:string-value="Silicon Heater, 24V ,360W, 298mm x 298mm, Self Adhesive, w/ connectors" calcext:value-type="string">
            <text:p>Silicon Heater, 24V ,360W, 298mm x 298mm, Self Adhesive, w/ connectors</text:p>
          </table:table-cell>
          <table:table-cell table:style-name="ce752" table:formula="of:=['Olive '.D153]" office:value-type="string" office:string-value="National Plastic Heater " calcext:value-type="string">
            <text:p>National Plastic Heater </text:p>
          </table:table-cell>
          <table:table-cell table:style-name="ce752" table:formula="of:=['Olive '.E153]" office:value-type="string" office:string-value="NPH PC-BD0027" calcext:value-type="string">
            <text:p>NPH PC-BD0027</text:p>
          </table:table-cell>
          <table:table-cell table:style-name="ce752" table:formula="of:=['Olive '.F153]" office:value-type="string" office:string-value="National Plastic Heater " calcext:value-type="string">
            <text:p>National Plastic Heater </text:p>
          </table:table-cell>
          <table:table-cell table:style-name="ce752" table:formula="of:=['Olive '.G153]" office:value-type="string" office:string-value="NPH PC-BD0027" calcext:value-type="string">
            <text:p>NPH PC-BD0027</text:p>
          </table:table-cell>
          <table:table-cell table:style-name="ce752" table:formula="of:=['Olive '.H153]" office:value-type="float" office:value="1" calcext:value-type="float">
            <text:p>1</text:p>
          </table:table-cell>
          <table:table-cell table:style-name="ce752" table:formula="of:=['Olive '.I153]" office:value-type="string" office:string-value="ea" calcext:value-type="string">
            <text:p>ea</text:p>
          </table:table-cell>
          <table:table-cell table:style-name="ce752" table:formula="of:=['Olive '.J153]" office:value-type="float" office:value="36.95" calcext:value-type="float">
            <text:p>36.95</text:p>
          </table:table-cell>
          <table:table-cell table:style-name="ce752" table:formula="of:=['Olive '.K153]" office:value-type="float" office:value="36.95" calcext:value-type="float">
            <text:p>36.95</text:p>
          </table:table-cell>
          <table:table-cell table:formula="of:=[.H141]*[.$L$2]" office:value-type="float" office:value="3050" calcext:value-type="float">
            <text:p>3,050</text:p>
          </table:table-cell>
          <table:table-cell table:style-name="ce752" table:formula="of:=['Olive '.M153]" office:value-type="string" office:string-value="PO11037" calcext:value-type="string">
            <text:p>PO11037</text:p>
          </table:table-cell>
          <table:table-cell table:style-name="ce764" table:formula="of:=['Olive '.N153]" office:value-type="date" office:date-value="2015-12-07" calcext:value-type="date">
            <text:p>12/07/15</text:p>
          </table:table-cell>
          <table:table-cell table:style-name="ce764" table:formula="of:=['Olive '.O153]" office:value-type="string" office:string-value="See notes " calcext:value-type="string">
            <text:p>See notes </text:p>
          </table:table-cell>
          <table:table-cell table:style-name="ce756" table:formula="of:=['Olive '.P153]" office:value-type="string" office:string-value="Received  1000 month beginning 2/2/16 to support Olive.KG         " calcext:value-type="string">
            <text:p>Received <text:s/>1000 month beginning 2/2/16 to support Olive.KG <text:s text:c="8"/></text:p>
          </table:table-cell>
          <table:table-cell table:number-columns-repeated="1008"/>
        </table:table-row>
        <table:table-row table:style-name="ro5">
          <table:table-cell table:style-name="ce752" table:formula="of:=['Olive '.A154]" office:value-type="string" office:string-value="Hardware" calcext:value-type="string">
            <text:p>Hardware</text:p>
          </table:table-cell>
          <table:table-cell table:style-name="ce752" table:formula="of:=['Olive '.B154]" office:value-type="string" office:string-value="PP-MP0082" calcext:value-type="string">
            <text:p>PP-MP0082</text:p>
          </table:table-cell>
          <table:table-cell table:style-name="ce756" table:formula="of:=['Olive '.C154]" office:value-type="string" office:string-value="Bed Leveling Washer, 303 SST" calcext:value-type="string">
            <text:p>Bed Leveling Washer, 303 SST</text:p>
          </table:table-cell>
          <table:table-cell table:style-name="ce752" table:formula="of:=['Olive '.D154]" office:value-type="string" office:string-value="MBK" calcext:value-type="string">
            <text:p>MBK</text:p>
          </table:table-cell>
          <table:table-cell table:style-name="ce752" table:formula="of:=['Olive '.E154]" office:value-type="string" office:string-value="PP-MP0082" calcext:value-type="string">
            <text:p>PP-MP0082</text:p>
          </table:table-cell>
          <table:table-cell table:style-name="ce752" table:formula="of:=['Olive '.F154]" office:value-type="string" office:string-value="MBK" calcext:value-type="string">
            <text:p>MBK</text:p>
          </table:table-cell>
          <table:table-cell table:style-name="ce752" table:formula="of:=['Olive '.G154]" office:value-type="string" office:string-value="PP-MP0082" calcext:value-type="string">
            <text:p>PP-MP0082</text:p>
          </table:table-cell>
          <table:table-cell table:style-name="ce752" table:formula="of:=['Olive '.H154]" office:value-type="float" office:value="4" calcext:value-type="float">
            <text:p>4</text:p>
          </table:table-cell>
          <table:table-cell table:style-name="ce752" table:formula="of:=['Olive '.I154]" office:value-type="string" office:string-value="ea" calcext:value-type="string">
            <text:p>ea</text:p>
          </table:table-cell>
          <table:table-cell table:style-name="ce752" table:formula="of:=['Olive '.J154]" office:value-type="float" office:value="2.9" calcext:value-type="float">
            <text:p>2.9</text:p>
          </table:table-cell>
          <table:table-cell table:style-name="ce752" table:formula="of:=['Olive '.K154]" office:value-type="float" office:value="11.6" calcext:value-type="float">
            <text:p>11.6</text:p>
          </table:table-cell>
          <table:table-cell table:formula="of:=[.H142]*[.$L$2]" office:value-type="float" office:value="12200" calcext:value-type="float">
            <text:p>12,200</text:p>
          </table:table-cell>
          <table:table-cell table:style-name="ce752"/>
          <table:table-cell table:style-name="ce764" table:formula="of:=['Olive '.N154]" office:value-type="date" office:date-value="2016-01-26" calcext:value-type="date">
            <text:p>01/26/16</text:p>
          </table:table-cell>
          <table:table-cell table:style-name="ce764" table:formula="of:=['Olive '.O154]" office:value-type="date" office:date-value="2016-03-07" calcext:value-type="date">
            <text:p>03/07/16</text:p>
          </table:table-cell>
          <table:table-cell table:style-name="ce756" table:formula="of:=['Olive '.P154]" office:value-type="string" office:string-value="Received 2500 pc and will deliver 2500 each month. Pulling from MBK since Star had a small quality issue on FA's for Nutmeg.TS    Monthly delivery schedule on these units beginning March 7th. TS " calcext:value-type="string">
            <text:p>Received 2500 pc and will deliver 2500 each month. Pulling from MBK since Star had a small quality issue on FA's for Nutmeg.TS <text:s text:c="3"/>Monthly delivery schedule on these units beginning March 7th. TS </text:p>
          </table:table-cell>
          <table:table-cell table:number-columns-repeated="1008"/>
        </table:table-row>
        <table:table-row table:style-name="ro5">
          <table:table-cell table:style-name="ce752" table:formula="of:=['Olive '.A155]" office:value-type="string" office:string-value="Hardware" calcext:value-type="string">
            <text:p>Hardware</text:p>
          </table:table-cell>
          <table:table-cell table:style-name="ce752" table:formula="of:=['Olive '.B155]" office:value-type="string" office:string-value="PP-MP0066" calcext:value-type="string">
            <text:p>PP-MP0066</text:p>
          </table:table-cell>
          <table:table-cell table:style-name="ce756" table:formula="of:=['Olive '.C155]" office:value-type="string" office:string-value="Metric Brass Heat-Set Insert for Plastics, Tapered, M2-.4 Internal Thread, 2.9MM Length" calcext:value-type="string">
            <text:p>Metric Brass Heat-Set Insert for Plastics, Tapered, M2-.4 Internal Thread, 2.9MM Length</text:p>
          </table:table-cell>
          <table:table-cell table:style-name="ce752" table:formula="of:=['Olive '.D155]" office:value-type="string" office:string-value="CEH – Colorado Electrical Hardware" calcext:value-type="string">
            <text:p>CEH – Colorado Electrical Hardware</text:p>
          </table:table-cell>
          <table:table-cell table:style-name="ce752" table:formula="of:=['Olive '.E155]" office:value-type="string" office:string-value="ZZQIUB-48213" calcext:value-type="string">
            <text:p>ZZQIUB-48213</text:p>
          </table:table-cell>
          <table:table-cell table:style-name="ce752" table:formula="of:=['Olive '.F155]" office:value-type="string" office:string-value="CEH – Colorado Electrical Hardware" calcext:value-type="string">
            <text:p>CEH – Colorado Electrical Hardware</text:p>
          </table:table-cell>
          <table:table-cell table:style-name="ce752" table:formula="of:=['Olive '.G155]" office:value-type="string" office:string-value="ZZQIUB-48213" calcext:value-type="string">
            <text:p>ZZQIUB-48213</text:p>
          </table:table-cell>
          <table:table-cell table:style-name="ce752" table:formula="of:=['Olive '.H155]" office:value-type="float" office:value="10" calcext:value-type="float">
            <text:p>10</text:p>
          </table:table-cell>
          <table:table-cell table:style-name="ce752" table:formula="of:=['Olive '.I155]" office:value-type="string" office:string-value="ea" calcext:value-type="string">
            <text:p>ea</text:p>
          </table:table-cell>
          <table:table-cell table:style-name="ce752" table:formula="of:=['Olive '.J155]" office:value-type="float" office:value="0.0494" calcext:value-type="float">
            <text:p>0.0494</text:p>
          </table:table-cell>
          <table:table-cell table:style-name="ce752" table:formula="of:=['Olive '.K155]" office:value-type="float" office:value="0.494" calcext:value-type="float">
            <text:p>0.494</text:p>
          </table:table-cell>
          <table:table-cell table:formula="of:=[.H143]*[.$L$2]" office:value-type="float" office:value="30500" calcext:value-type="float">
            <text:p>30,500</text:p>
          </table:table-cell>
          <table:table-cell table:style-name="ce752" table:formula="of:=['Olive '.M155]" office:value-type="string" office:string-value="PO10111, 10112, 10113, 10114" calcext:value-type="string">
            <text:p>PO10111, 10112, 10113, 10114</text:p>
          </table:table-cell>
          <table:table-cell table:style-name="ce764" table:number-columns-repeated="2"/>
          <table:table-cell table:style-name="ce756" table:formula="of:=['Olive '.P155]" office:value-type="string" office:string-value="Scheduled delivery: 1/4/16 – 4/4/16 – 7/5/16 – 10/3/16" calcext:value-type="string">
            <text:p>Scheduled delivery: 1/4/16 – 4/4/16 – 7/5/16 – 10/3/16</text:p>
          </table:table-cell>
          <table:table-cell table:number-columns-repeated="1008"/>
        </table:table-row>
        <table:table-row table:style-name="ro5">
          <table:table-cell table:style-name="ce752" table:formula="of:=['Olive '.A156]" office:value-type="string" office:string-value="Hardware" calcext:value-type="string">
            <text:p>Hardware</text:p>
          </table:table-cell>
          <table:table-cell table:style-name="ce752" table:formula="of:=['Olive '.B156]" office:value-type="string" office:string-value="HD-WA0040" calcext:value-type="string">
            <text:p>HD-WA0040</text:p>
          </table:table-cell>
          <table:table-cell table:style-name="ce756" table:formula="of:=['Olive '.C156]" office:value-type="string" office:string-value="Black-Oxide 18-8 Stainless Steel Flat Washer, M5 Screw Size, 5.3mm ID, 10.0mm OD" calcext:value-type="string">
            <text:p>Black-Oxide 18-8 Stainless Steel Flat Washer, M5 Screw Size, 5.3mm ID, 10.0mm OD</text:p>
          </table:table-cell>
          <table:table-cell table:style-name="ce752" table:formula="of:=['Olive '.D156]" office:value-type="string" office:string-value="Fastenal" calcext:value-type="string">
            <text:p>Fastenal</text:p>
          </table:table-cell>
          <table:table-cell table:style-name="ce752" table:formula="of:=['Olive '.E156]" office:value-type="float" office:value="11264558" calcext:value-type="float">
            <text:p>11264558</text:p>
          </table:table-cell>
          <table:table-cell table:style-name="ce752" table:formula="of:=['Olive '.F156]" office:value-type="string" office:string-value="McMaster-Carr" calcext:value-type="string">
            <text:p>McMaster-Carr</text:p>
          </table:table-cell>
          <table:table-cell table:style-name="ce752" table:formula="of:=['Olive '.G156]" office:value-type="string" office:string-value="98269A440" calcext:value-type="string">
            <text:p>98269A440</text:p>
          </table:table-cell>
          <table:table-cell table:style-name="ce752" table:formula="of:=['Olive '.H156]" office:value-type="float" office:value="90" calcext:value-type="float">
            <text:p>90</text:p>
          </table:table-cell>
          <table:table-cell table:style-name="ce752" table:formula="of:=['Olive '.I156]" office:value-type="string" office:string-value="ea" calcext:value-type="string">
            <text:p>ea</text:p>
          </table:table-cell>
          <table:table-cell table:style-name="ce752" table:formula="of:=['Olive '.J156]" office:value-type="float" office:value="0.03" calcext:value-type="float">
            <text:p>0.03</text:p>
          </table:table-cell>
          <table:table-cell table:style-name="ce752" table:formula="of:=['Olive '.K156]" office:value-type="float" office:value="2.7" calcext:value-type="float">
            <text:p>2.7</text:p>
          </table:table-cell>
          <table:table-cell table:formula="of:=[.H144]*[.$L$2]" office:value-type="float" office:value="274500" calcext:value-type="float">
            <text:p>274,500</text:p>
          </table:table-cell>
          <table:table-cell table:style-name="ce752" table:formula="of:=['Olive '.M156]" office:value-type="string" office:string-value="PO12205" calcext:value-type="string">
            <text:p>PO12205</text:p>
          </table:table-cell>
          <table:table-cell table:style-name="ce764" table:formula="of:=['Olive '.N156]" office:value-type="date" office:date-value="2016-02-26" calcext:value-type="date">
            <text:p>02/26/16</text:p>
          </table:table-cell>
          <table:table-cell table:style-name="ce764" table:formula="of:=['Olive '.O156]" office:value-type="date" office:date-value="2016-03-18" calcext:value-type="date">
            <text:p>03/18/16</text:p>
          </table:table-cell>
          <table:table-cell table:style-name="ce756" table:formula="of:=['Olive '.P156]" office:value-type="string" office:string-value="Non-standard (LEADTIME) PO to Fastenal" calcext:value-type="string">
            <text:p>Non-standard (LEADTIME) PO to Fastenal</text:p>
          </table:table-cell>
          <table:table-cell table:number-columns-repeated="1008"/>
        </table:table-row>
        <table:table-row table:style-name="ro5">
          <table:table-cell table:style-name="ce752" table:formula="of:=['Olive '.A157]" office:value-type="string" office:string-value="Hardware" calcext:value-type="string">
            <text:p>Hardware</text:p>
          </table:table-cell>
          <table:table-cell table:style-name="ce752" table:formula="of:=['Olive '.B157]" office:value-type="string" office:string-value="HD-WA0039" calcext:value-type="string">
            <text:p>HD-WA0039</text:p>
          </table:table-cell>
          <table:table-cell table:style-name="ce756" table:formula="of:=['Olive '.C157]" office:value-type="string" office:string-value="Black-Oxide 18-8 Stainless Steel Flat Washer, M4 Screw Size, 4.3mm ID, 9.0mm OD" calcext:value-type="string">
            <text:p>Black-Oxide 18-8 Stainless Steel Flat Washer, M4 Screw Size, 4.3mm ID, 9.0mm OD</text:p>
          </table:table-cell>
          <table:table-cell table:style-name="ce752" table:formula="of:=['Olive '.D157]" office:value-type="string" office:string-value="Fastenal" calcext:value-type="string">
            <text:p>Fastenal</text:p>
          </table:table-cell>
          <table:table-cell table:style-name="ce752" table:formula="of:=['Olive '.E157]" office:value-type="float" office:value="11264487" calcext:value-type="float">
            <text:p>11264487</text:p>
          </table:table-cell>
          <table:table-cell table:style-name="ce752" table:formula="of:=['Olive '.F157]" office:value-type="string" office:string-value="McMaster-Carr" calcext:value-type="string">
            <text:p>McMaster-Carr</text:p>
          </table:table-cell>
          <table:table-cell table:style-name="ce752" table:formula="of:=['Olive '.G157]" office:value-type="string" office:string-value="98269A430" calcext:value-type="string">
            <text:p>98269A430</text:p>
          </table:table-cell>
          <table:table-cell table:style-name="ce752" table:formula="of:=['Olive '.H157]" office:value-type="float" office:value="6" calcext:value-type="float">
            <text:p>6</text:p>
          </table:table-cell>
          <table:table-cell table:style-name="ce752" table:formula="of:=['Olive '.I157]" office:value-type="string" office:string-value="ea" calcext:value-type="string">
            <text:p>ea</text:p>
          </table:table-cell>
          <table:table-cell table:style-name="ce752" table:formula="of:=['Olive '.J157]" office:value-type="float" office:value="0.02" calcext:value-type="float">
            <text:p>0.02</text:p>
          </table:table-cell>
          <table:table-cell table:style-name="ce752" table:formula="of:=['Olive '.K157]" office:value-type="float" office:value="0.12" calcext:value-type="float">
            <text:p>0.12</text:p>
          </table:table-cell>
          <table:table-cell table:formula="of:=[.H145]*[.$L$2]" office:value-type="float" office:value="18300" calcext:value-type="float">
            <text:p>18,300</text:p>
          </table:table-cell>
          <table:table-cell table:style-name="ce752" table:formula="of:=['Olive '.M157]" office:value-type="string" office:string-value="PO12305" calcext:value-type="string">
            <text:p>PO12305</text:p>
          </table:table-cell>
          <table:table-cell table:style-name="ce764" table:formula="of:=['Olive '.N157]" office:value-type="date" office:date-value="2016-02-26" calcext:value-type="date">
            <text:p>02/26/16</text:p>
          </table:table-cell>
          <table:table-cell table:style-name="ce764" table:formula="of:=['Olive '.O157]" office:value-type="date" office:date-value="2016-03-18" calcext:value-type="date">
            <text:p>03/18/16</text:p>
          </table:table-cell>
          <table:table-cell table:style-name="ce756" table:formula="of:=['Olive '.P157]" office:value-type="string" office:string-value="Received 4,800 bal 13700  Non-standard (LEADTIME) PO to Fastenal" calcext:value-type="string">
            <text:p>Received 4,800 bal 13700 <text:s/>Non-standard (LEADTIME) PO to Fastenal</text:p>
          </table:table-cell>
          <table:table-cell table:number-columns-repeated="1008"/>
        </table:table-row>
        <table:table-row table:style-name="ro5">
          <table:table-cell table:style-name="ce752" table:formula="of:=['Olive '.A158]" office:value-type="string" office:string-value="Hardware" calcext:value-type="string">
            <text:p>Hardware</text:p>
          </table:table-cell>
          <table:table-cell table:style-name="ce752" table:formula="of:=['Olive '.B158]" office:value-type="string" office:string-value="HD-WA0038" calcext:value-type="string">
            <text:p>HD-WA0038</text:p>
          </table:table-cell>
          <table:table-cell table:style-name="ce756" table:formula="of:=['Olive '.C158]" office:value-type="string" office:string-value="Black-Oxide 18-8 Stainless Steel Flat Washer, M3 Screw Size, 3.2mm ID, 7.0mm OD" calcext:value-type="string">
            <text:p>Black-Oxide 18-8 Stainless Steel Flat Washer, M3 Screw Size, 3.2mm ID, 7.0mm OD</text:p>
          </table:table-cell>
          <table:table-cell table:style-name="ce752" table:formula="of:=['Olive '.D158]" office:value-type="string" office:string-value="Fastenal" calcext:value-type="string">
            <text:p>Fastenal</text:p>
          </table:table-cell>
          <table:table-cell table:style-name="ce752" table:formula="of:=['Olive '.E158]" office:value-type="float" office:value="11264395" calcext:value-type="float">
            <text:p>11264395</text:p>
          </table:table-cell>
          <table:table-cell table:style-name="ce752" table:formula="of:=['Olive '.F158]" office:value-type="string" office:string-value="McMaster-Carr" calcext:value-type="string">
            <text:p>McMaster-Carr</text:p>
          </table:table-cell>
          <table:table-cell table:style-name="ce752" table:formula="of:=['Olive '.G158]" office:value-type="string" office:string-value="98269A420" calcext:value-type="string">
            <text:p>98269A420</text:p>
          </table:table-cell>
          <table:table-cell table:style-name="ce752" table:formula="of:=['Olive '.H158]" office:value-type="float" office:value="140" calcext:value-type="float">
            <text:p>140</text:p>
          </table:table-cell>
          <table:table-cell table:style-name="ce752" table:formula="of:=['Olive '.I158]" office:value-type="string" office:string-value="ea" calcext:value-type="string">
            <text:p>ea</text:p>
          </table:table-cell>
          <table:table-cell table:style-name="ce752" table:formula="of:=['Olive '.J158]" office:value-type="float" office:value="0.015" calcext:value-type="float">
            <text:p>0.015</text:p>
          </table:table-cell>
          <table:table-cell table:style-name="ce752" table:formula="of:=['Olive '.K158]" office:value-type="float" office:value="2.1" calcext:value-type="float">
            <text:p>2.1</text:p>
          </table:table-cell>
          <table:table-cell table:formula="of:=[.H146]*[.$L$2]" office:value-type="float" office:value="427000" calcext:value-type="float">
            <text:p>427,000</text:p>
          </table:table-cell>
          <table:table-cell table:style-name="ce752" table:formula="of:=['Olive '.M158]" office:value-type="string" office:string-value="PO12205" calcext:value-type="string">
            <text:p>PO12205</text:p>
          </table:table-cell>
          <table:table-cell table:style-name="ce764" table:formula="of:=['Olive '.N158]" office:value-type="date" office:date-value="2016-02-26" calcext:value-type="date">
            <text:p>02/26/16</text:p>
          </table:table-cell>
          <table:table-cell table:style-name="ce764" table:formula="of:=['Olive '.O158]" office:value-type="date" office:date-value="2016-03-18" calcext:value-type="date">
            <text:p>03/18/16</text:p>
          </table:table-cell>
          <table:table-cell table:style-name="ce756" table:formula="of:=['Olive '.P158]" office:value-type="string" office:string-value="Received 130,000 Non-standard (LEADTIME) PO to Fastenal. KG     ** All the qts on this PO are for the entire run of Olive for just these parts - pulling in because they are non-standard items which are not stocked. They must be ordered and pulled in special from Fastenal. TS" calcext:value-type="string">
            <text:p>Received 130,000 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number-columns-repeated="1008"/>
        </table:table-row>
        <table:table-row table:style-name="ro5">
          <table:table-cell table:style-name="ce752" table:formula="of:=['Olive '.A159]" office:value-type="string" office:string-value="Hardware" calcext:value-type="string">
            <text:p>Hardware</text:p>
          </table:table-cell>
          <table:table-cell table:style-name="ce752" table:formula="of:=['Olive '.B159]" office:value-type="string" office:string-value="HD-WA0027" calcext:value-type="string">
            <text:p>HD-WA0027</text:p>
          </table:table-cell>
          <table:table-cell table:style-name="ce756" table:formula="of:=['Olive '.C159]" office:value-type="string" office:string-value="Metric 18-8 Stainless Steel Internal-Tooth Lock Washer, M3 Screw Size, 6mm OD, .4mm min Thick" calcext:value-type="string">
            <text:p>Metric 18-8 Stainless Steel Internal-Tooth Lock Washer, M3 Screw Size, 6mm OD, .4mm min Thick</text:p>
          </table:table-cell>
          <table:table-cell table:style-name="ce752" table:formula="of:=['Olive '.D159]" office:value-type="string" office:string-value="Fastenal" calcext:value-type="string">
            <text:p>Fastenal</text:p>
          </table:table-cell>
          <table:table-cell table:style-name="ce752" table:formula="of:=['Olive '.E159]" office:value-type="string" office:string-value="WF630000A200" calcext:value-type="string">
            <text:p>WF630000A200</text:p>
          </table:table-cell>
          <table:table-cell table:style-name="ce752" table:formula="of:=['Olive '.F159]" office:value-type="string" office:string-value="McMaster-Carr" calcext:value-type="string">
            <text:p>McMaster-Carr</text:p>
          </table:table-cell>
          <table:table-cell table:style-name="ce752" table:formula="of:=['Olive '.G159]" office:value-type="string" office:string-value="93925A240" calcext:value-type="string">
            <text:p>93925A240</text:p>
          </table:table-cell>
          <table:table-cell table:style-name="ce752" table:formula="of:=['Olive '.H159]" office:value-type="float" office:value="4" calcext:value-type="float">
            <text:p>4</text:p>
          </table:table-cell>
          <table:table-cell table:style-name="ce752" table:formula="of:=['Olive '.I159]" office:value-type="string" office:string-value="ea" calcext:value-type="string">
            <text:p>ea</text:p>
          </table:table-cell>
          <table:table-cell table:style-name="ce752" table:formula="of:=['Olive '.J159]" office:value-type="float" office:value="0.006" calcext:value-type="float">
            <text:p>0.006</text:p>
          </table:table-cell>
          <table:table-cell table:style-name="ce752" table:formula="of:=['Olive '.K159]" office:value-type="float" office:value="0.024" calcext:value-type="float">
            <text:p>0.024</text:p>
          </table:table-cell>
          <table:table-cell table:formula="of:=[.H147]*[.$L$2]" office:value-type="float" office:value="12200" calcext:value-type="float">
            <text:p>12,200</text:p>
          </table:table-cell>
          <table:table-cell table:style-name="ce752" table:formula="of:=['Olive '.M159]" office:value-type="string" office:string-value="PO12259" calcext:value-type="string">
            <text:p>PO12259</text:p>
          </table:table-cell>
          <table:table-cell table:style-name="ce764" table:formula="of:=['Olive '.N159]" office:value-type="date" office:date-value="2016-02-26" calcext:value-type="date">
            <text:p>02/26/16</text:p>
          </table:table-cell>
          <table:table-cell table:style-name="ce764" table:formula="of:=['Olive '.O159]" office:value-type="date" office:date-value="2016-03-16" calcext:value-type="date">
            <text:p>03/16/16</text:p>
          </table:table-cell>
          <table:table-cell table:style-name="ce756" table:formula="of:=['Olive '.P159]" office:value-type="string" office:string-value="All ordered for Olive, monthly delivery qtys given to Fastenal" calcext:value-type="string">
            <text:p>All ordered for Olive, monthly delivery qtys given to Fastenal</text:p>
          </table:table-cell>
          <table:table-cell table:number-columns-repeated="1008"/>
        </table:table-row>
        <table:table-row table:style-name="ro5">
          <table:table-cell table:style-name="ce752" table:formula="of:=['Olive '.A160]" office:value-type="string" office:string-value="Hardware" calcext:value-type="string">
            <text:p>Hardware</text:p>
          </table:table-cell>
          <table:table-cell table:style-name="ce752" table:formula="of:=['Olive '.B160]" office:value-type="string" office:string-value="HD-WA0012" calcext:value-type="string">
            <text:p>HD-WA0012</text:p>
          </table:table-cell>
          <table:table-cell table:style-name="ce756" table:formula="of:=['Olive '.C160]" office:value-type="string" office:string-value="Steel Flat Washer, DIN 125 zinc-plated class 4,M2 screw sz, 5mm OD, .25mm-.35mm thick" calcext:value-type="string">
            <text:p>Steel Flat Washer, DIN 125 zinc-plated class 4,M2 screw sz, 5mm OD, .25mm-.35mm thick</text:p>
          </table:table-cell>
          <table:table-cell table:style-name="ce752" table:formula="of:=['Olive '.D160]" office:value-type="string" office:string-value="Fastenal" calcext:value-type="string">
            <text:p>Fastenal</text:p>
          </table:table-cell>
          <table:table-cell table:style-name="ce752" table:formula="of:=['Olive '.E160]" office:value-type="float" office:value="40350" calcext:value-type="float">
            <text:p>40350</text:p>
          </table:table-cell>
          <table:table-cell table:style-name="ce752" table:formula="of:=['Olive '.F160]" office:value-type="string" office:string-value="Fastenal " calcext:value-type="string">
            <text:p>Fastenal </text:p>
          </table:table-cell>
          <table:table-cell table:style-name="ce752" table:formula="of:=['Olive '.G160]" office:value-type="float" office:value="40350" calcext:value-type="float">
            <text:p>40350</text:p>
          </table:table-cell>
          <table:table-cell table:style-name="ce752" table:formula="of:=['Olive '.H160]" office:value-type="float" office:value="12" calcext:value-type="float">
            <text:p>12</text:p>
          </table:table-cell>
          <table:table-cell table:style-name="ce752" table:formula="of:=['Olive '.I160]" office:value-type="string" office:string-value="ea" calcext:value-type="string">
            <text:p>ea</text:p>
          </table:table-cell>
          <table:table-cell table:style-name="ce752" table:formula="of:=['Olive '.J160]" office:value-type="float" office:value="0.0015" calcext:value-type="float">
            <text:p>0.0015</text:p>
          </table:table-cell>
          <table:table-cell table:style-name="ce752" table:formula="of:=['Olive '.K160]" office:value-type="float" office:value="0.018" calcext:value-type="float">
            <text:p>0.018</text:p>
          </table:table-cell>
          <table:table-cell table:formula="of:=[.H148]*[.$L$2]" office:value-type="float" office:value="36600" calcext:value-type="float">
            <text:p>36,600</text:p>
          </table:table-cell>
          <table:table-cell table:style-name="ce752" table:formula="of:=['Olive '.M160]" office:value-type="string" office:string-value="PO12259" calcext:value-type="string">
            <text:p>PO12259</text:p>
          </table:table-cell>
          <table:table-cell table:style-name="ce764" table:formula="of:=['Olive '.N160]" office:value-type="date" office:date-value="2016-02-26" calcext:value-type="date">
            <text:p>02/26/16</text:p>
          </table:table-cell>
          <table:table-cell table:style-name="ce764" table:formula="of:=['Olive '.O160]" office:value-type="date" office:date-value="2016-03-16" calcext:value-type="date">
            <text:p>03/16/16</text:p>
          </table:table-cell>
          <table:table-cell table:style-name="ce756" table:formula="of:=['Olive '.P160]" office:value-type="string" office:string-value="All ordered for Olive, monthly delivery qtys given to Fastenal" calcext:value-type="string">
            <text:p>All ordered for Olive, monthly delivery qtys given to Fastenal</text:p>
          </table:table-cell>
          <table:table-cell table:number-columns-repeated="1008"/>
        </table:table-row>
        <table:table-row table:style-name="ro5">
          <table:table-cell table:style-name="ce752" table:formula="of:=['Olive '.A161]" office:value-type="string" office:string-value="Hardware" calcext:value-type="string">
            <text:p>Hardware</text:p>
          </table:table-cell>
          <table:table-cell table:style-name="ce752" table:formula="of:=['Olive '.B161]" office:value-type="string" office:string-value="HD-WA0009" calcext:value-type="string">
            <text:p>HD-WA0009</text:p>
          </table:table-cell>
          <table:table-cell table:style-name="ce756" table:formula="of:=['Olive '.C161]" office:value-type="string" office:string-value="Metric Spring Steel Shim - DIN 988 1.0mm Thick, 8mm ID, 14mm OD" calcext:value-type="string">
            <text:p>Metric Spring Steel Shim - DIN 988 1.0mm Thick, 8mm ID, 14mm OD</text:p>
          </table:table-cell>
          <table:table-cell table:style-name="ce752" table:formula="of:=['Olive '.D161]" office:value-type="string" office:string-value="Fastenal" calcext:value-type="string">
            <text:p>Fastenal</text:p>
          </table:table-cell>
          <table:table-cell table:style-name="ce752" table:formula="of:=['Olive '.E161]" office:value-type="string" office:string-value="11511046" calcext:value-type="string">
            <text:p>11511046</text:p>
          </table:table-cell>
          <table:table-cell table:style-name="ce752" table:formula="of:=['Olive '.F161]" office:value-type="string" office:string-value="Fastenal " calcext:value-type="string">
            <text:p>Fastenal </text:p>
          </table:table-cell>
          <table:table-cell table:style-name="ce752" table:formula="of:=['Olive '.G161]" office:value-type="string" office:string-value="11511046" calcext:value-type="string">
            <text:p>11511046</text:p>
          </table:table-cell>
          <table:table-cell table:style-name="ce752" table:formula="of:=['Olive '.H161]" office:value-type="float" office:value="1" calcext:value-type="float">
            <text:p>1</text:p>
          </table:table-cell>
          <table:table-cell table:style-name="ce752" table:formula="of:=['Olive '.I161]" office:value-type="string" office:string-value="ea" calcext:value-type="string">
            <text:p>ea</text:p>
          </table:table-cell>
          <table:table-cell table:style-name="ce752" table:formula="of:=['Olive '.J161]" office:value-type="float" office:value="0.0518" calcext:value-type="float">
            <text:p>0.0518</text:p>
          </table:table-cell>
          <table:table-cell table:style-name="ce752" table:formula="of:=['Olive '.K161]" office:value-type="float" office:value="0.0518" calcext:value-type="float">
            <text:p>0.0518</text:p>
          </table:table-cell>
          <table:table-cell table:formula="of:=[.H149]*[.$L$2]" office:value-type="float" office:value="3050" calcext:value-type="float">
            <text:p>3,050</text:p>
          </table:table-cell>
          <table:table-cell table:style-name="ce752" table:formula="of:=['Olive '.M161]" office:value-type="string" office:string-value="PO12259" calcext:value-type="string">
            <text:p>PO12259</text:p>
          </table:table-cell>
          <table:table-cell table:style-name="ce764" table:formula="of:=['Olive '.N161]" office:value-type="date" office:date-value="2016-02-26" calcext:value-type="date">
            <text:p>02/26/16</text:p>
          </table:table-cell>
          <table:table-cell table:style-name="ce764" table:formula="of:=['Olive '.O161]" office:value-type="date" office:date-value="2016-03-16" calcext:value-type="date">
            <text:p>03/16/16</text:p>
          </table:table-cell>
          <table:table-cell table:style-name="ce756" table:formula="of:=['Olive '.P161]" office:value-type="string" office:string-value="All ordered for Olive, monthly delivery qtys given to Fastenal" calcext:value-type="string">
            <text:p>All ordered for Olive, monthly delivery qtys given to Fastenal</text:p>
          </table:table-cell>
          <table:table-cell table:number-columns-repeated="1008"/>
        </table:table-row>
        <table:table-row table:style-name="ro5">
          <table:table-cell table:style-name="ce752" table:formula="of:=['Olive '.A162]" office:value-type="string" office:string-value="Hardware" calcext:value-type="string">
            <text:p>Hardware</text:p>
          </table:table-cell>
          <table:table-cell table:style-name="ce752" table:formula="of:=['Olive '.B162]" office:value-type="string" office:string-value="HD-WA0008" calcext:value-type="string">
            <text:p>HD-WA0008</text:p>
          </table:table-cell>
          <table:table-cell table:style-name="ce756" table:formula="of:=['Olive '.C162]" office:value-type="string" office:string-value="Metric Spring Steel Shim - DIN 988 0.5mm Thick, 8mm ID, 14mm OD" calcext:value-type="string">
            <text:p>Metric Spring Steel Shim - DIN 988 0.5mm Thick, 8mm ID, 14mm OD</text:p>
          </table:table-cell>
          <table:table-cell table:style-name="ce752" table:formula="of:=['Olive '.D162]" office:value-type="string" office:string-value="Fastenal" calcext:value-type="string">
            <text:p>Fastenal</text:p>
          </table:table-cell>
          <table:table-cell table:style-name="ce752" table:formula="of:=['Olive '.E162]" office:value-type="float" office:value="11511045" calcext:value-type="float">
            <text:p>11511045</text:p>
          </table:table-cell>
          <table:table-cell table:style-name="ce752" table:formula="of:=['Olive '.F162]" office:value-type="string" office:string-value="Fastenal " calcext:value-type="string">
            <text:p>Fastenal </text:p>
          </table:table-cell>
          <table:table-cell table:style-name="ce752" table:formula="of:=['Olive '.G162]" office:value-type="float" office:value="11511045" calcext:value-type="float">
            <text:p>11511045</text:p>
          </table:table-cell>
          <table:table-cell table:style-name="ce752" table:formula="of:=['Olive '.H162]" office:value-type="float" office:value="1" calcext:value-type="float">
            <text:p>1</text:p>
          </table:table-cell>
          <table:table-cell table:style-name="ce752" table:formula="of:=['Olive '.I162]" office:value-type="string" office:string-value="ea" calcext:value-type="string">
            <text:p>ea</text:p>
          </table:table-cell>
          <table:table-cell table:style-name="ce752" table:formula="of:=['Olive '.J162]" office:value-type="float" office:value="0.0518" calcext:value-type="float">
            <text:p>0.0518</text:p>
          </table:table-cell>
          <table:table-cell table:style-name="ce752" table:formula="of:=['Olive '.K162]" office:value-type="float" office:value="0.0518" calcext:value-type="float">
            <text:p>0.0518</text:p>
          </table:table-cell>
          <table:table-cell table:formula="of:=[.H150]*[.$L$2]" office:value-type="float" office:value="3050" calcext:value-type="float">
            <text:p>3,050</text:p>
          </table:table-cell>
          <table:table-cell table:style-name="ce752" table:formula="of:=['Olive '.M162]" office:value-type="string" office:string-value="PO12259" calcext:value-type="string">
            <text:p>PO12259</text:p>
          </table:table-cell>
          <table:table-cell table:style-name="ce764" table:formula="of:=['Olive '.N162]" office:value-type="date" office:date-value="2016-02-26" calcext:value-type="date">
            <text:p>02/26/16</text:p>
          </table:table-cell>
          <table:table-cell table:style-name="ce764" table:formula="of:=['Olive '.O162]" office:value-type="date" office:date-value="2016-03-16" calcext:value-type="date">
            <text:p>03/16/16</text:p>
          </table:table-cell>
          <table:table-cell table:style-name="ce756" table:formula="of:=['Olive '.P162]" office:value-type="string" office:string-value="All ordered for Olive, monthly delivery qtys given to Fastenal" calcext:value-type="string">
            <text:p>All ordered for Olive, monthly delivery qtys given to Fastenal</text:p>
          </table:table-cell>
          <table:table-cell table:number-columns-repeated="1008"/>
        </table:table-row>
        <table:table-row table:style-name="ro5">
          <table:table-cell table:style-name="ce752" table:formula="of:=['Olive '.A163]" office:value-type="string" office:string-value="Hardware" calcext:value-type="string">
            <text:p>Hardware</text:p>
          </table:table-cell>
          <table:table-cell table:style-name="ce752" table:formula="of:=['Olive '.B163]" office:value-type="string" office:string-value="HD-WA0006" calcext:value-type="string">
            <text:p>HD-WA0006</text:p>
          </table:table-cell>
          <table:table-cell table:style-name="ce756" table:formula="of:=['Olive '.C163]" office:value-type="string" office:string-value="M8 Washer, Steel, Zinc Plated" calcext:value-type="string">
            <text:p>M8 Washer, Steel, Zinc Plated</text:p>
          </table:table-cell>
          <table:table-cell table:style-name="ce752" table:formula="of:=['Olive '.D163]" office:value-type="string" office:string-value="Fastenal" calcext:value-type="string">
            <text:p>Fastenal</text:p>
          </table:table-cell>
          <table:table-cell table:style-name="ce752" table:formula="of:=['Olive '.E163]" office:value-type="float" office:value="1140357" calcext:value-type="float">
            <text:p>1140357</text:p>
          </table:table-cell>
          <table:table-cell table:style-name="ce752" table:formula="of:=['Olive '.F163]" office:value-type="string" office:string-value="Fastenal " calcext:value-type="string">
            <text:p>Fastenal </text:p>
          </table:table-cell>
          <table:table-cell table:style-name="ce752" table:formula="of:=['Olive '.G163]" office:value-type="float" office:value="1140357" calcext:value-type="float">
            <text:p>1140357</text:p>
          </table:table-cell>
          <table:table-cell table:style-name="ce752" table:formula="of:=['Olive '.H163]" office:value-type="float" office:value="11" calcext:value-type="float">
            <text:p>11</text:p>
          </table:table-cell>
          <table:table-cell table:style-name="ce752" table:formula="of:=['Olive '.I163]" office:value-type="string" office:string-value="ea" calcext:value-type="string">
            <text:p>ea</text:p>
          </table:table-cell>
          <table:table-cell table:style-name="ce752" table:formula="of:=['Olive '.J163]" office:value-type="float" office:value="0.0096" calcext:value-type="float">
            <text:p>0.0096</text:p>
          </table:table-cell>
          <table:table-cell table:style-name="ce752" table:formula="of:=['Olive '.K163]" office:value-type="float" office:value="0.1056" calcext:value-type="float">
            <text:p>0.1056</text:p>
          </table:table-cell>
          <table:table-cell table:formula="of:=[.H151]*[.$L$2]" office:value-type="float" office:value="33550" calcext:value-type="float">
            <text:p>33,550</text:p>
          </table:table-cell>
          <table:table-cell table:style-name="ce752" table:formula="of:=['Olive '.M163]" office:value-type="string" office:string-value="PO12259" calcext:value-type="string">
            <text:p>PO12259</text:p>
          </table:table-cell>
          <table:table-cell table:style-name="ce764" table:formula="of:=['Olive '.N163]" office:value-type="date" office:date-value="2016-02-26" calcext:value-type="date">
            <text:p>02/26/16</text:p>
          </table:table-cell>
          <table:table-cell table:style-name="ce764" table:formula="of:=['Olive '.O163]" office:value-type="date" office:date-value="2016-03-16" calcext:value-type="date">
            <text:p>03/16/16</text:p>
          </table:table-cell>
          <table:table-cell table:style-name="ce756" table:formula="of:=['Olive '.P163]" office:value-type="string" office:string-value="All ordered for Olive, monthly delivery qtys given to Fastenal" calcext:value-type="string">
            <text:p>All ordered for Olive, monthly delivery qtys given to Fastenal</text:p>
          </table:table-cell>
          <table:table-cell table:number-columns-repeated="1008"/>
        </table:table-row>
        <table:table-row table:style-name="ro5">
          <table:table-cell table:style-name="ce752" table:formula="of:=['Olive '.A164]" office:value-type="string" office:string-value="Hardware" calcext:value-type="string">
            <text:p>Hardware</text:p>
          </table:table-cell>
          <table:table-cell table:style-name="ce752" table:formula="of:=['Olive '.B164]" office:value-type="string" office:string-value="HD-TB0007" calcext:value-type="string">
            <text:p>HD-TB0007</text:p>
          </table:table-cell>
          <table:table-cell table:style-name="ce756" table:formula="of:=['Olive '.C164]" office:value-type="string" office:string-value="Feed Tube, PTFE" calcext:value-type="string">
            <text:p>Feed Tube, PTFE</text:p>
          </table:table-cell>
          <table:table-cell table:style-name="ce752" table:formula="of:=['Olive '.D164]" office:value-type="string" office:string-value="Professional Plastics" calcext:value-type="string">
            <text:p>Professional Plastics</text:p>
          </table:table-cell>
          <table:table-cell table:style-name="ce752" table:formula="of:=['Olive '.E164]" office:value-type="float" office:value="0" calcext:value-type="float">
            <text:p>0</text:p>
          </table:table-cell>
          <table:table-cell table:style-name="ce752" table:formula="of:=['Olive '.F164]" office:value-type="float" office:value="0" calcext:value-type="float">
            <text:p>0</text:p>
          </table:table-cell>
          <table:table-cell table:style-name="ce752" table:formula="of:=['Olive '.G164]" office:value-type="string" office:string-value="5239K12" calcext:value-type="string">
            <text:p>5239K12</text:p>
          </table:table-cell>
          <table:table-cell table:style-name="ce752" table:formula="of:=['Olive '.H164]" office:value-type="float" office:value="850" calcext:value-type="float">
            <text:p>850</text:p>
          </table:table-cell>
          <table:table-cell table:style-name="ce752" table:formula="of:=['Olive '.I164]" office:value-type="string" office:string-value="mm" calcext:value-type="string">
            <text:p>mm</text:p>
          </table:table-cell>
          <table:table-cell table:style-name="ce752" table:formula="of:=['Olive '.J164]" office:value-type="float" office:value="0.0035761154855643" calcext:value-type="float">
            <text:p>0.0035761155</text:p>
          </table:table-cell>
          <table:table-cell table:style-name="ce752" table:formula="of:=['Olive '.K164]" office:value-type="float" office:value="3.03969816272966" calcext:value-type="float">
            <text:p>3.0396981627</text:p>
          </table:table-cell>
          <table:table-cell table:formula="of:=[.H152]*[.$L$2]" office:value-type="float" office:value="2592500" calcext:value-type="float">
            <text:p>2,592,500</text:p>
          </table:table-cell>
          <table:table-cell table:style-name="ce752" table:formula="of:=['Olive '.M164]" office:value-type="string" office:string-value="PO11400" calcext:value-type="string">
            <text:p>PO11400</text:p>
          </table:table-cell>
          <table:table-cell table:style-name="ce764" table:formula="of:=['Olive '.N164]" office:value-type="date" office:date-value="2016-01-12" calcext:value-type="date">
            <text:p>01/12/16</text:p>
          </table:table-cell>
          <table:table-cell table:style-name="ce764" table:formula="of:=['Olive '.O164]" office:value-type="date" office:date-value="2016-02-12" calcext:value-type="date">
            <text:p>02/12/16</text:p>
          </table:table-cell>
          <table:table-cell table:style-name="ce756" table:formula="of:=['Olive '.P164]" office:value-type="string" office:string-value="Ordered for Nutmeg &amp; Olive" calcext:value-type="string">
            <text:p>Ordered for Nutmeg &amp; Olive</text:p>
          </table:table-cell>
          <table:table-cell table:number-columns-repeated="1008"/>
        </table:table-row>
        <table:table-row table:style-name="ro5">
          <table:table-cell table:style-name="ce752" table:formula="of:=['Olive '.A165]" office:value-type="string" office:string-value="Hardware" calcext:value-type="string">
            <text:p>Hardware</text:p>
          </table:table-cell>
          <table:table-cell table:style-name="ce752" table:formula="of:=['Olive '.B165]" office:value-type="string" office:string-value="HD-RD0047" calcext:value-type="string">
            <text:p>HD-RD0047</text:p>
          </table:table-cell>
          <table:table-cell table:style-name="ce756" table:formula="of:=['Olive '.C165]" office:value-type="string" office:string-value="12mm X 515mm Stainless Steel Smooth Rod " calcext:value-type="string">
            <text:p>12mm X 515mm Stainless Steel Smooth Rod </text:p>
          </table:table-cell>
          <table:table-cell table:style-name="ce752" table:formula="of:=['Olive '.D165]" office:value-type="string" office:string-value="Igus" calcext:value-type="string">
            <text:p>Igus</text:p>
          </table:table-cell>
          <table:table-cell table:style-name="ce752" table:formula="of:=['Olive '.E165]" office:value-type="string" office:string-value="EWMR-12-515x" calcext:value-type="string">
            <text:p>EWMR-12-515x</text:p>
          </table:table-cell>
          <table:table-cell table:style-name="ce752" table:formula="of:=['Olive '.F165]" office:value-type="string" office:string-value="Igus" calcext:value-type="string">
            <text:p>Igus</text:p>
          </table:table-cell>
          <table:table-cell table:style-name="ce752" table:formula="of:=['Olive '.G165]" office:value-type="string" office:string-value="EWMR-12-515x" calcext:value-type="string">
            <text:p>EWMR-12-515x</text:p>
          </table:table-cell>
          <table:table-cell table:style-name="ce752" table:formula="of:=['Olive '.H165]" office:value-type="float" office:value="2" calcext:value-type="float">
            <text:p>2</text:p>
          </table:table-cell>
          <table:table-cell table:style-name="ce752" table:formula="of:=['Olive '.I165]" office:value-type="string" office:string-value="pcs" calcext:value-type="string">
            <text:p>pcs</text:p>
          </table:table-cell>
          <table:table-cell table:style-name="ce752" table:formula="of:=['Olive '.J165]" office:value-type="float" office:value="7.99" calcext:value-type="float">
            <text:p>7.99</text:p>
          </table:table-cell>
          <table:table-cell table:style-name="ce752" table:formula="of:=['Olive '.K165]" office:value-type="float" office:value="15.98" calcext:value-type="float">
            <text:p>15.98</text:p>
          </table:table-cell>
          <table:table-cell table:formula="of:=[.H153]*[.$L$2]" office:value-type="float" office:value="6100" calcext:value-type="float">
            <text:p>6,100</text:p>
          </table:table-cell>
          <table:table-cell table:style-name="ce752" table:formula="of:=['Olive '.M165]" office:value-type="string" office:string-value="PO10907" calcext:value-type="string">
            <text:p>PO10907</text:p>
          </table:table-cell>
          <table:table-cell table:style-name="ce764" table:formula="of:=['Olive '.N165]" office:value-type="date" office:date-value="2015-12-03" calcext:value-type="date">
            <text:p>12/03/15</text:p>
          </table:table-cell>
          <table:table-cell table:style-name="ce764" table:formula="of:=['Olive '.O165]" office:value-type="string" office:string-value="See notes " calcext:value-type="string">
            <text:p>See notes </text:p>
          </table:table-cell>
          <table:table-cell table:style-name="ce756" table:formula="of:=['Olive '.P165]" office:value-type="string" office:string-value="300 pcs shipped Pulling in from Igus – Samples on the Way 11/23/15. TS  Ordered for Olive see delivery schedule.TS" calcext:value-type="string">
            <text:p>300 pcs shipped Pulling in from Igus – Samples on the Way 11/23/15. TS <text:s/>Ordered for Olive see delivery schedule.TS</text:p>
          </table:table-cell>
          <table:table-cell table:number-columns-repeated="1008"/>
        </table:table-row>
        <table:table-row table:style-name="ro5">
          <table:table-cell table:style-name="ce752" table:formula="of:=['Olive '.A166]" office:value-type="string" office:string-value="Hardware" calcext:value-type="string">
            <text:p>Hardware</text:p>
          </table:table-cell>
          <table:table-cell table:style-name="ce752" table:formula="of:=['Olive '.B166]" office:value-type="string" office:string-value="HD-RD0046" calcext:value-type="string">
            <text:p>HD-RD0046</text:p>
          </table:table-cell>
          <table:table-cell table:style-name="ce756" table:formula="of:=['Olive '.C166]" office:value-type="string" office:string-value="Screw, Lead, MTSTRK12-420-F7-R8-T12-Q8-S10-E5-FE0-FW7-FY1, Stainless Steel" calcext:value-type="string">
            <text:p>Screw, Lead, MTSTRK12-420-F7-R8-T12-Q8-S10-E5-FE0-FW7-FY1, Stainless Steel</text:p>
          </table:table-cell>
          <table:table-cell table:style-name="ce752" table:formula="of:=['Olive '.D166]" office:value-type="string" office:string-value="Misumi" calcext:value-type="string">
            <text:p>Misumi</text:p>
          </table:table-cell>
          <table:table-cell table:style-name="ce752" table:formula="of:=['Olive '.E166]" office:value-type="string" office:string-value=" MTSTRK12-420-F7-R8-T12-Q8-S10-E5-FE0-FW7-FY1" calcext:value-type="string">
            <text:p><text:s/>MTSTRK12-420-F7-R8-T12-Q8-S10-E5-FE0-FW7-FY1</text:p>
          </table:table-cell>
          <table:table-cell table:style-name="ce752" table:formula="of:=['Olive '.F166]" office:value-type="string" office:string-value="Misumi" calcext:value-type="string">
            <text:p>Misumi</text:p>
          </table:table-cell>
          <table:table-cell table:style-name="ce752" table:formula="of:=['Olive '.G166]" office:value-type="string" office:string-value="MTSTRK12-420-F7-R8-T9-Q8-S20-E5-FE0-FW7-FY1" calcext:value-type="string">
            <text:p>MTSTRK12-420-F7-R8-T9-Q8-S20-E5-FE0-FW7-FY1</text:p>
          </table:table-cell>
          <table:table-cell table:style-name="ce752" table:formula="of:=['Olive '.H166]" office:value-type="float" office:value="2" calcext:value-type="float">
            <text:p>2</text:p>
          </table:table-cell>
          <table:table-cell table:style-name="ce752" table:formula="of:=['Olive '.I166]" office:value-type="string" office:string-value="pcs" calcext:value-type="string">
            <text:p>pcs</text:p>
          </table:table-cell>
          <table:table-cell table:style-name="ce752" table:formula="of:=['Olive '.J166]" office:value-type="float" office:value="34.55" calcext:value-type="float">
            <text:p>34.55</text:p>
          </table:table-cell>
          <table:table-cell table:style-name="ce752" table:formula="of:=['Olive '.K166]" office:value-type="float" office:value="69.1" calcext:value-type="float">
            <text:p>69.1</text:p>
          </table:table-cell>
          <table:table-cell table:formula="of:=[.H154]*[.$L$2]" office:value-type="float" office:value="6100" calcext:value-type="float">
            <text:p>6,100</text:p>
          </table:table-cell>
          <table:table-cell table:style-name="ce752" table:formula="of:=['Olive '.M166]" office:value-type="string" office:string-value="PO11023 / PO11292" calcext:value-type="string">
            <text:p>PO11023 / PO11292</text:p>
          </table:table-cell>
          <table:table-cell table:style-name="ce764" table:formula="of:=['Olive '.N166]" office:value-type="date" office:date-value="2016-01-04" calcext:value-type="date">
            <text:p>01/04/16</text:p>
          </table:table-cell>
          <table:table-cell table:style-name="ce764" table:formula="of:=['Olive '.O166]" office:value-type="string" office:string-value="See notes " calcext:value-type="string">
            <text:p>See notes </text:p>
          </table:table-cell>
          <table:table-cell table:style-name="ce756" table:formula="of:=['Olive '.P166]" office:value-type="string" office:string-value="Delivery schedule on the PO Misumi can't hit. Units will be delivered as follows: (1/27 – 300) (2/3 – 200)  (2/10 – 150)  (2/17 – 200) (2/24 – 200) (3/2 – 200) (3/9 -200) (3/16 – 200) So by the time we go into prodcution mid-March we will have stockpiled 1650 units which is ~6.5 -8.25 weeks of production depending on the new build rate. We will continue to receive at least 200 units per week and I am hoping that we do not exceed this with production consumption. Misumi will continue to work on improving these lead times. TS " calcext:value-type="string">
            <text:p>Delivery schedule on the PO Misumi can't hit. Units will be delivered as follows: (1/27 – 300) (2/3 – 200) <text:s/>(2/10 – 150) <text:s/>(2/17 – 200) (2/24 – 200) (3/2 – 200) (3/9 -200) (3/16 – 200) So by the time we go into prodcution mid-March we will have stockpiled 1650 units which is ~6.5 -8.25 weeks of production depending on the new build rate. We will continue to receive at least 200 units per week and I am hoping that we do not exceed this with production consumption. Misumi will continue to work on improving these lead times. TS </text:p>
          </table:table-cell>
          <table:table-cell table:number-columns-repeated="1008"/>
        </table:table-row>
        <table:table-row table:style-name="ro5">
          <table:table-cell table:style-name="ce752" table:formula="of:=['Olive '.A167]" office:value-type="string" office:string-value="Hardware" calcext:value-type="string">
            <text:p>Hardware</text:p>
          </table:table-cell>
          <table:table-cell table:style-name="ce752" table:formula="of:=['Olive '.B167]" office:value-type="string" office:string-value="HD-NT0053" calcext:value-type="string">
            <text:p>HD-NT0053</text:p>
          </table:table-cell>
          <table:table-cell table:style-name="ce756" table:formula="of:=['Olive '.C167]" office:value-type="string" office:string-value=" T-Slot Slide in T-nuts for Aluminum Frame, M5 " calcext:value-type="string">
            <text:p><text:s/>T-Slot Slide in T-nuts for Aluminum Frame, M5 </text:p>
          </table:table-cell>
          <table:table-cell table:style-name="ce752" table:formula="of:=['Olive '.D167]" office:value-type="string" office:string-value="In Position Technologies/T-Slot " calcext:value-type="string">
            <text:p>In Position Technologies/T-Slot </text:p>
          </table:table-cell>
          <table:table-cell table:style-name="ce752" table:formula="of:=['Olive '.E167]" office:value-type="float" office:value="682888" calcext:value-type="float">
            <text:p>682888</text:p>
          </table:table-cell>
          <table:table-cell table:style-name="ce752" table:formula="of:=['Olive '.F167]" office:value-type="string" office:string-value="In Position Technologies/T-Slot " calcext:value-type="string">
            <text:p>In Position Technologies/T-Slot </text:p>
          </table:table-cell>
          <table:table-cell table:style-name="ce752" table:formula="of:=['Olive '.G167]" office:value-type="float" office:value="682888" calcext:value-type="float">
            <text:p>682888</text:p>
          </table:table-cell>
          <table:table-cell table:style-name="ce752" table:formula="of:=['Olive '.H167]" office:value-type="float" office:value="74" calcext:value-type="float">
            <text:p>74</text:p>
          </table:table-cell>
          <table:table-cell table:style-name="ce752" table:formula="of:=['Olive '.I167]" office:value-type="string" office:string-value="ea" calcext:value-type="string">
            <text:p>ea</text:p>
          </table:table-cell>
          <table:table-cell table:style-name="ce752" table:formula="of:=['Olive '.J167]" office:value-type="float" office:value="0.13" calcext:value-type="float">
            <text:p>0.13</text:p>
          </table:table-cell>
          <table:table-cell table:style-name="ce752" table:formula="of:=['Olive '.K167]" office:value-type="float" office:value="9.62" calcext:value-type="float">
            <text:p>9.62</text:p>
          </table:table-cell>
          <table:table-cell table:formula="of:=[.H155]*[.$L$2]" office:value-type="float" office:value="225700" calcext:value-type="float">
            <text:p>225,700</text:p>
          </table:table-cell>
          <table:table-cell table:style-name="ce752"/>
          <table:table-cell table:style-name="ce764" table:formula="of:=['Olive '.N167]" office:value-type="date" office:date-value="2015-12-31" calcext:value-type="date">
            <text:p>12/31/15</text:p>
          </table:table-cell>
          <table:table-cell table:style-name="ce764" table:formula="of:=['Olive '.O167]" office:value-type="string" office:string-value="See notes " calcext:value-type="string">
            <text:p>See notes </text:p>
          </table:table-cell>
          <table:table-cell table:style-name="ce756" table:formula="of:=['Olive '.P167]" office:value-type="string" office:string-value="Received 51,090 PO11307  KG  " calcext:value-type="string">
            <text:p>Received 51,090 PO11307 <text:s/>KG <text:s/></text:p>
          </table:table-cell>
          <table:table-cell table:number-columns-repeated="1008"/>
        </table:table-row>
        <table:table-row table:style-name="ro5">
          <table:table-cell table:style-name="ce752" table:formula="of:=['Olive '.A168]" office:value-type="string" office:string-value="Hardware" calcext:value-type="string">
            <text:p>Hardware</text:p>
          </table:table-cell>
          <table:table-cell table:style-name="ce752" table:formula="of:=['Olive '.B168]" office:value-type="string" office:string-value="HD-NT0011" calcext:value-type="string">
            <text:p>HD-NT0011</text:p>
          </table:table-cell>
          <table:table-cell table:style-name="ce756" table:formula="of:=['Olive '.C168]" office:value-type="string" office:string-value="M4 Nut, Steel, Zinc Plated" calcext:value-type="string">
            <text:p>M4 Nut, Steel, Zinc Plated</text:p>
          </table:table-cell>
          <table:table-cell table:style-name="ce752" table:formula="of:=['Olive '.D168]" office:value-type="string" office:string-value="Fastenal" calcext:value-type="string">
            <text:p>Fastenal</text:p>
          </table:table-cell>
          <table:table-cell table:style-name="ce752" table:formula="of:=['Olive '.E168]" office:value-type="float" office:value="40303" calcext:value-type="float">
            <text:p>40303</text:p>
          </table:table-cell>
          <table:table-cell table:style-name="ce752" table:formula="of:=['Olive '.F168]" office:value-type="string" office:string-value="Fastenal " calcext:value-type="string">
            <text:p>Fastenal </text:p>
          </table:table-cell>
          <table:table-cell table:style-name="ce752" table:formula="of:=['Olive '.G168]" office:value-type="float" office:value="40303" calcext:value-type="float">
            <text:p>40303</text:p>
          </table:table-cell>
          <table:table-cell table:style-name="ce752" table:formula="of:=['Olive '.H168]" office:value-type="float" office:value="4" calcext:value-type="float">
            <text:p>4</text:p>
          </table:table-cell>
          <table:table-cell table:style-name="ce752" table:formula="of:=['Olive '.I168]" office:value-type="string" office:string-value="ea" calcext:value-type="string">
            <text:p>ea</text:p>
          </table:table-cell>
          <table:table-cell table:style-name="ce752" table:formula="of:=['Olive '.J168]" office:value-type="float" office:value="0.0046" calcext:value-type="float">
            <text:p>0.0046</text:p>
          </table:table-cell>
          <table:table-cell table:style-name="ce752" table:formula="of:=['Olive '.K168]" office:value-type="float" office:value="0.0184" calcext:value-type="float">
            <text:p>0.0184</text:p>
          </table:table-cell>
          <table:table-cell table:formula="of:=[.H156]*[.$L$2]" office:value-type="float" office:value="12200" calcext:value-type="float">
            <text:p>12,200</text:p>
          </table:table-cell>
          <table:table-cell table:style-name="ce752" table:formula="of:=['Olive '.M168]" office:value-type="string" office:string-value="PO12259" calcext:value-type="string">
            <text:p>PO12259</text:p>
          </table:table-cell>
          <table:table-cell table:style-name="ce764" table:formula="of:=['Olive '.N168]" office:value-type="date" office:date-value="2016-02-26" calcext:value-type="date">
            <text:p>02/26/16</text:p>
          </table:table-cell>
          <table:table-cell table:style-name="ce764" table:formula="of:=['Olive '.O168]" office:value-type="date" office:date-value="2016-03-16" calcext:value-type="date">
            <text:p>03/16/16</text:p>
          </table:table-cell>
          <table:table-cell table:style-name="ce756" table:formula="of:=['Olive '.P168]"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69]" office:value-type="string" office:string-value="Hardware" calcext:value-type="string">
            <text:p>Hardware</text:p>
          </table:table-cell>
          <table:table-cell table:style-name="ce752" table:formula="of:=['Olive '.B169]" office:value-type="string" office:string-value="HD-NT0004" calcext:value-type="string">
            <text:p>HD-NT0004</text:p>
          </table:table-cell>
          <table:table-cell table:style-name="ce756" table:formula="of:=['Olive '.C169]" office:value-type="string" office:string-value="M3 Nut, Steel, Zinc Plated" calcext:value-type="string">
            <text:p>M3 Nut, Steel, Zinc Plated</text:p>
          </table:table-cell>
          <table:table-cell table:style-name="ce752" table:formula="of:=['Olive '.D169]" office:value-type="string" office:string-value="Fastenal" calcext:value-type="string">
            <text:p>Fastenal</text:p>
          </table:table-cell>
          <table:table-cell table:style-name="ce752" table:formula="of:=['Olive '.E169]" office:value-type="float" office:value="40302" calcext:value-type="float">
            <text:p>40302</text:p>
          </table:table-cell>
          <table:table-cell table:style-name="ce752" table:formula="of:=['Olive '.F169]" office:value-type="string" office:string-value="Fastenal " calcext:value-type="string">
            <text:p>Fastenal </text:p>
          </table:table-cell>
          <table:table-cell table:style-name="ce752" table:formula="of:=['Olive '.G169]" office:value-type="string" office:string-value="40302" calcext:value-type="string">
            <text:p>40302</text:p>
          </table:table-cell>
          <table:table-cell table:style-name="ce752" table:formula="of:=['Olive '.H169]" office:value-type="float" office:value="6" calcext:value-type="float">
            <text:p>6</text:p>
          </table:table-cell>
          <table:table-cell table:style-name="ce752" table:formula="of:=['Olive '.I169]" office:value-type="string" office:string-value="ea" calcext:value-type="string">
            <text:p>ea</text:p>
          </table:table-cell>
          <table:table-cell table:style-name="ce752" table:formula="of:=['Olive '.J169]" office:value-type="float" office:value="0.0055" calcext:value-type="float">
            <text:p>0.0055</text:p>
          </table:table-cell>
          <table:table-cell table:style-name="ce752" table:formula="of:=['Olive '.K169]" office:value-type="float" office:value="0.033" calcext:value-type="float">
            <text:p>0.033</text:p>
          </table:table-cell>
          <table:table-cell table:formula="of:=[.H157]*[.$L$2]" office:value-type="float" office:value="18300" calcext:value-type="float">
            <text:p>18,300</text:p>
          </table:table-cell>
          <table:table-cell table:style-name="ce752" table:formula="of:=['Olive '.M169]" office:value-type="string" office:string-value="PO12259" calcext:value-type="string">
            <text:p>PO12259</text:p>
          </table:table-cell>
          <table:table-cell table:style-name="ce764" table:formula="of:=['Olive '.N169]" office:value-type="date" office:date-value="2016-02-26" calcext:value-type="date">
            <text:p>02/26/16</text:p>
          </table:table-cell>
          <table:table-cell table:style-name="ce764" table:formula="of:=['Olive '.O169]" office:value-type="date" office:date-value="2016-03-16" calcext:value-type="date">
            <text:p>03/16/16</text:p>
          </table:table-cell>
          <table:table-cell table:style-name="ce756" table:formula="of:=['Olive '.P169]"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70]" office:value-type="string" office:string-value="Hardware" calcext:value-type="string">
            <text:p>Hardware</text:p>
          </table:table-cell>
          <table:table-cell table:style-name="ce752" table:formula="of:=['Olive '.B170]" office:value-type="string" office:string-value="HD-NT0002" calcext:value-type="string">
            <text:p>HD-NT0002</text:p>
          </table:table-cell>
          <table:table-cell table:style-name="ce756" table:formula="of:=['Olive '.C170]" office:value-type="string" office:string-value="M8 Nyloc Nut, Zinc Plated" calcext:value-type="string">
            <text:p>M8 Nyloc Nut, Zinc Plated</text:p>
          </table:table-cell>
          <table:table-cell table:style-name="ce752" table:formula="of:=['Olive '.D170]" office:value-type="string" office:string-value="Fastenal" calcext:value-type="string">
            <text:p>Fastenal</text:p>
          </table:table-cell>
          <table:table-cell table:style-name="ce752" table:formula="of:=['Olive '.E170]" office:value-type="float" office:value="40352" calcext:value-type="float">
            <text:p>40352</text:p>
          </table:table-cell>
          <table:table-cell table:style-name="ce752" table:formula="of:=['Olive '.F170]" office:value-type="string" office:string-value="Fastenal " calcext:value-type="string">
            <text:p>Fastenal </text:p>
          </table:table-cell>
          <table:table-cell table:style-name="ce752" table:formula="of:=['Olive '.G170]" office:value-type="float" office:value="40352" calcext:value-type="float">
            <text:p>40352</text:p>
          </table:table-cell>
          <table:table-cell table:style-name="ce752" table:formula="of:=['Olive '.H170]" office:value-type="float" office:value="3" calcext:value-type="float">
            <text:p>3</text:p>
          </table:table-cell>
          <table:table-cell table:style-name="ce752" table:formula="of:=['Olive '.I170]" office:value-type="string" office:string-value="ea" calcext:value-type="string">
            <text:p>ea</text:p>
          </table:table-cell>
          <table:table-cell table:style-name="ce752" table:formula="of:=['Olive '.J170]" office:value-type="float" office:value="0.0321" calcext:value-type="float">
            <text:p>0.0321</text:p>
          </table:table-cell>
          <table:table-cell table:style-name="ce752" table:formula="of:=['Olive '.K170]" office:value-type="float" office:value="0.0963" calcext:value-type="float">
            <text:p>0.0963</text:p>
          </table:table-cell>
          <table:table-cell table:formula="of:=[.H158]*[.$L$2]" office:value-type="float" office:value="9150" calcext:value-type="float">
            <text:p>9,150</text:p>
          </table:table-cell>
          <table:table-cell table:style-name="ce752" table:formula="of:=['Olive '.M170]" office:value-type="string" office:string-value="PO12259" calcext:value-type="string">
            <text:p>PO12259</text:p>
          </table:table-cell>
          <table:table-cell table:style-name="ce764" table:formula="of:=['Olive '.N170]" office:value-type="date" office:date-value="2016-02-26" calcext:value-type="date">
            <text:p>02/26/16</text:p>
          </table:table-cell>
          <table:table-cell table:style-name="ce764" table:formula="of:=['Olive '.O170]" office:value-type="date" office:date-value="2016-03-16" calcext:value-type="date">
            <text:p>03/16/16</text:p>
          </table:table-cell>
          <table:table-cell table:style-name="ce756" table:formula="of:=['Olive '.P170]"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71]" office:value-type="string" office:string-value="Hardware" calcext:value-type="string">
            <text:p>Hardware</text:p>
          </table:table-cell>
          <table:table-cell table:style-name="ce752" table:formula="of:=['Olive '.B171]" office:value-type="string" office:string-value="HD-MS0336" calcext:value-type="string">
            <text:p>HD-MS0336</text:p>
          </table:table-cell>
          <table:table-cell table:style-name="ce756" table:formula="of:=['Olive '.C171]" office:value-type="string" office:string-value="Black Adhesive-Back Bumper, Square, Polyurethane, 3/4&quot; Wide, 1/4&quot; High" calcext:value-type="string">
            <text:p>Black Adhesive-Back Bumper, Square, Polyurethane, 3/4" Wide, 1/4" High</text:p>
          </table:table-cell>
          <table:table-cell table:style-name="ce752" table:formula="of:=['Olive '.D171]" office:value-type="float" office:value="0" calcext:value-type="float">
            <text:p>0</text:p>
          </table:table-cell>
          <table:table-cell table:style-name="ce752" table:formula="of:=['Olive '.E171]" office:value-type="float" office:value="0" calcext:value-type="float">
            <text:p>0</text:p>
          </table:table-cell>
          <table:table-cell table:style-name="ce752" table:formula="of:=['Olive '.F171]" office:value-type="string" office:string-value="Colorado Elect Hardware" calcext:value-type="string">
            <text:p>Colorado Elect Hardware</text:p>
          </table:table-cell>
          <table:table-cell table:style-name="ce752" table:formula="of:=['Olive '.G171]" office:value-type="string" office:string-value="BS-29BLACK" calcext:value-type="string">
            <text:p>BS-29BLACK</text:p>
          </table:table-cell>
          <table:table-cell table:style-name="ce752" table:formula="of:=['Olive '.H171]" office:value-type="float" office:value="6" calcext:value-type="float">
            <text:p>6</text:p>
          </table:table-cell>
          <table:table-cell table:style-name="ce752" table:formula="of:=['Olive '.I171]" office:value-type="string" office:string-value="ea" calcext:value-type="string">
            <text:p>ea</text:p>
          </table:table-cell>
          <table:table-cell table:style-name="ce752" table:formula="of:=['Olive '.J171]" office:value-type="float" office:value="0.1" calcext:value-type="float">
            <text:p>0.1</text:p>
          </table:table-cell>
          <table:table-cell table:style-name="ce752" table:formula="of:=['Olive '.K171]" office:value-type="float" office:value="0.6" calcext:value-type="float">
            <text:p>0.6</text:p>
          </table:table-cell>
          <table:table-cell table:formula="of:=[.H159]*[.$L$2]" office:value-type="float" office:value="18300" calcext:value-type="float">
            <text:p>18,300</text:p>
          </table:table-cell>
          <table:table-cell table:style-name="ce752" table:formula="of:=['Olive '.M171]" office:value-type="string" office:string-value="PO11968 / 11073" calcext:value-type="string">
            <text:p>PO11968 / 11073</text:p>
          </table:table-cell>
          <table:table-cell table:style-name="ce764" table:formula="of:=['Olive '.N171]" office:value-type="date" office:date-value="2015-12-07" calcext:value-type="date">
            <text:p>12/07/15</text:p>
          </table:table-cell>
          <table:table-cell table:style-name="ce764" table:formula="of:=['Olive '.O171]" office:value-type="date" office:date-value="2016-03-07" calcext:value-type="date">
            <text:p>03/07/16</text:p>
          </table:table-cell>
          <table:table-cell table:style-name="ce756" table:formula="of:=['Olive '.P171]" office:value-type="string" office:string-value="Received ORDERED FOR OLIVE Samples from CEH approved /R&amp;D KG  ordered for Nutmeg. " calcext:value-type="string">
            <text:p>Received ORDERED FOR OLIVE Samples from CEH approved /R&amp;D KG <text:s/>ordered for Nutmeg. </text:p>
          </table:table-cell>
          <table:table-cell table:number-columns-repeated="1008"/>
        </table:table-row>
        <table:table-row table:style-name="ro5">
          <table:table-cell table:style-name="ce752" table:formula="of:=['Olive '.A172]" office:value-type="string" office:string-value="Hardware" calcext:value-type="string">
            <text:p>Hardware</text:p>
          </table:table-cell>
          <table:table-cell table:style-name="ce752" table:formula="of:=['Olive '.B172]" office:value-type="string" office:string-value="HD-MS0287" calcext:value-type="string">
            <text:p>HD-MS0287</text:p>
          </table:table-cell>
          <table:table-cell table:style-name="ce756" table:formula="of:=['Olive '.C172]" office:value-type="string" office:string-value="Metric 18-8 Stainless Steel Unthreaded Spacer, 8mm OD, 10mm Length, M3 Screw Size" calcext:value-type="string">
            <text:p>Metric 18-8 Stainless Steel Unthreaded Spacer, 8mm OD, 10mm Length, M3 Screw Size</text:p>
          </table:table-cell>
          <table:table-cell table:style-name="ce752" table:formula="of:=['Olive '.D172]" office:value-type="string" office:string-value="Fastenal" calcext:value-type="string">
            <text:p>Fastenal</text:p>
          </table:table-cell>
          <table:table-cell table:style-name="ce752" table:formula="of:=['Olive '.E172]" office:value-type="string" office:string-value="11225-04326" calcext:value-type="string">
            <text:p>11225-04326</text:p>
          </table:table-cell>
          <table:table-cell table:style-name="ce752" table:formula="of:=['Olive '.F172]" office:value-type="string" office:string-value="McMaster-Carr" calcext:value-type="string">
            <text:p>McMaster-Carr</text:p>
          </table:table-cell>
          <table:table-cell table:style-name="ce752" table:formula="of:=['Olive '.G172]" office:value-type="string" office:string-value="92871A660" calcext:value-type="string">
            <text:p>92871A660</text:p>
          </table:table-cell>
          <table:table-cell table:style-name="ce752" table:formula="of:=['Olive '.H172]" office:value-type="float" office:value="4" calcext:value-type="float">
            <text:p>4</text:p>
          </table:table-cell>
          <table:table-cell table:style-name="ce752" table:formula="of:=['Olive '.I172]" office:value-type="string" office:string-value="pcs" calcext:value-type="string">
            <text:p>pcs</text:p>
          </table:table-cell>
          <table:table-cell table:style-name="ce752" table:formula="of:=['Olive '.J172]" office:value-type="float" office:value="1.15" calcext:value-type="float">
            <text:p>1.15</text:p>
          </table:table-cell>
          <table:table-cell table:style-name="ce752" table:formula="of:=['Olive '.K172]" office:value-type="float" office:value="4.6" calcext:value-type="float">
            <text:p>4.6</text:p>
          </table:table-cell>
          <table:table-cell table:formula="of:=[.H160]*[.$L$2]" office:value-type="float" office:value="12200" calcext:value-type="float">
            <text:p>12,200</text:p>
          </table:table-cell>
          <table:table-cell table:style-name="ce752" table:formula="of:=['Olive '.M172]" office:value-type="string" office:string-value="PO12205" calcext:value-type="string">
            <text:p>PO12205</text:p>
          </table:table-cell>
          <table:table-cell table:style-name="ce764" table:formula="of:=['Olive '.N172]" office:value-type="date" office:date-value="2016-02-26" calcext:value-type="date">
            <text:p>02/26/16</text:p>
          </table:table-cell>
          <table:table-cell table:style-name="ce764" table:formula="of:=['Olive '.O172]" office:value-type="date" office:date-value="2016-03-18" calcext:value-type="date">
            <text:p>03/18/16</text:p>
          </table:table-cell>
          <table:table-cell table:style-name="ce756" table:formula="of:=['Olive '.P172]" office:value-type="string" office:string-value="Best delivery from Fastenal 4/7/16 = 3,000  KG  Will need to order fill in from Mcmaster  Non-standard (LEADTIME) PO to Fastenal. KG     ** All the qts on this PO are for the entire run of Olive for just these parts - pulling in because they are non-standard items which are not stocked. They must be ordered and pulled in special from Fastenal. TS" calcext:value-type="string">
            <text:p>Best delivery from Fastenal 4/7/16 = 3,000 <text:s/>KG <text:s/>Will need to order fill in from Mcmaster <text:s/>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number-columns-repeated="1008"/>
        </table:table-row>
        <table:table-row table:style-name="ro5">
          <table:table-cell table:style-name="ce752" table:formula="of:=['Olive '.A173]" office:value-type="string" office:string-value="Hardware" calcext:value-type="string">
            <text:p>Hardware</text:p>
          </table:table-cell>
          <table:table-cell table:style-name="ce752" table:formula="of:=['Olive '.B173]" office:value-type="string" office:string-value="HD-MS0158" calcext:value-type="string">
            <text:p>HD-MS0158</text:p>
          </table:table-cell>
          <table:table-cell table:style-name="ce756" table:formula="of:=['Olive '.C173]" office:value-type="string" office:string-value="Metric Brass Heat-Set Insert For Plastics Tapered, M5-.8 Internal Thread, 6.7mm Length" calcext:value-type="string">
            <text:p>Metric Brass Heat-Set Insert For Plastics Tapered, M5-.8 Internal Thread, 6.7mm Length</text:p>
          </table:table-cell>
          <table:table-cell table:style-name="ce752" table:formula="of:=['Olive '.D173]" office:value-type="string" office:string-value="CEH – Colorado Electrical Hardware" calcext:value-type="string">
            <text:p>CEH – Colorado Electrical Hardware</text:p>
          </table:table-cell>
          <table:table-cell table:style-name="ce752" table:formula="of:=['Olive '.E173]" office:value-type="string" office:string-value="IUMM-M5-1" calcext:value-type="string">
            <text:p>IUMM-M5-1</text:p>
          </table:table-cell>
          <table:table-cell table:style-name="ce752" table:formula="of:=['Olive '.F173]" office:value-type="string" office:string-value="CEH – Colorado Electrical Hardware" calcext:value-type="string">
            <text:p>CEH – Colorado Electrical Hardware</text:p>
          </table:table-cell>
          <table:table-cell table:style-name="ce752" table:formula="of:=['Olive '.G173]" office:value-type="string" office:string-value="IUMM-M5-1" calcext:value-type="string">
            <text:p>IUMM-M5-1</text:p>
          </table:table-cell>
          <table:table-cell table:style-name="ce752" table:formula="of:=['Olive '.H173]" office:value-type="float" office:value="4" calcext:value-type="float">
            <text:p>4</text:p>
          </table:table-cell>
          <table:table-cell table:style-name="ce752" table:formula="of:=['Olive '.I173]" office:value-type="string" office:string-value="ea" calcext:value-type="string">
            <text:p>ea</text:p>
          </table:table-cell>
          <table:table-cell table:style-name="ce752" table:formula="of:=['Olive '.J173]" office:value-type="float" office:value="0.1595" calcext:value-type="float">
            <text:p>0.1595</text:p>
          </table:table-cell>
          <table:table-cell table:style-name="ce752" table:formula="of:=['Olive '.K173]" office:value-type="float" office:value="0.638" calcext:value-type="float">
            <text:p>0.638</text:p>
          </table:table-cell>
          <table:table-cell table:formula="of:=[.H161]*[.$L$2]" office:value-type="float" office:value="12200" calcext:value-type="float">
            <text:p>12,200</text:p>
          </table:table-cell>
          <table:table-cell table:style-name="ce752" table:formula="of:=['Olive '.M173]" office:value-type="string" office:string-value="PO10111, 10112, 10113, 10114" calcext:value-type="string">
            <text:p>PO10111, 10112, 10113, 10114</text:p>
          </table:table-cell>
          <table:table-cell table:style-name="ce764" table:formula="of:=['Olive '.N173]" office:value-type="string" office:string-value="See notes" calcext:value-type="string">
            <text:p>See notes</text:p>
          </table:table-cell>
          <table:table-cell table:style-name="ce764" table:formula="of:=['Olive '.O173]" office:value-type="date" office:date-value="1899-12-30" calcext:value-type="date">
            <text:p>12/30/99</text:p>
          </table:table-cell>
          <table:table-cell table:style-name="ce756" table:formula="of:=['Olive '.P173]" office:value-type="string" office:string-value="Received 40k KG Scheduled delivery: 1/4/16 – 4/4/16 – 7/5/16 – 10/3/16" calcext:value-type="string">
            <text:p>Received 40k KG Scheduled delivery: 1/4/16 – 4/4/16 – 7/5/16 – 10/3/16</text:p>
          </table:table-cell>
          <table:table-cell table:number-columns-repeated="1008"/>
        </table:table-row>
        <table:table-row table:style-name="ro5">
          <table:table-cell table:style-name="ce752" table:formula="of:=['Olive '.A172]" office:value-type="string" office:string-value="Hardware" calcext:value-type="string">
            <text:p>Hardware</text:p>
          </table:table-cell>
          <table:table-cell table:style-name="ce752" table:formula="of:=['Olive '.B172]" office:value-type="string" office:string-value="HD-MS0287" calcext:value-type="string">
            <text:p>HD-MS0287</text:p>
          </table:table-cell>
          <table:table-cell table:style-name="ce756" table:formula="of:=['Olive '.C172]" office:value-type="string" office:string-value="Metric 18-8 Stainless Steel Unthreaded Spacer, 8mm OD, 10mm Length, M3 Screw Size" calcext:value-type="string">
            <text:p>Metric 18-8 Stainless Steel Unthreaded Spacer, 8mm OD, 10mm Length, M3 Screw Size</text:p>
          </table:table-cell>
          <table:table-cell table:style-name="ce752" table:formula="of:=['Olive '.D172]" office:value-type="string" office:string-value="Fastenal" calcext:value-type="string">
            <text:p>Fastenal</text:p>
          </table:table-cell>
          <table:table-cell table:style-name="ce752" table:formula="of:=['Olive '.E172]" office:value-type="string" office:string-value="11225-04326" calcext:value-type="string">
            <text:p>11225-04326</text:p>
          </table:table-cell>
          <table:table-cell table:style-name="ce752" table:formula="of:=['Olive '.F172]" office:value-type="string" office:string-value="McMaster-Carr" calcext:value-type="string">
            <text:p>McMaster-Carr</text:p>
          </table:table-cell>
          <table:table-cell table:style-name="ce752" table:formula="of:=['Olive '.G172]" office:value-type="string" office:string-value="92871A660" calcext:value-type="string">
            <text:p>92871A660</text:p>
          </table:table-cell>
          <table:table-cell table:style-name="ce752" table:formula="of:=['Olive '.H172]" office:value-type="float" office:value="4" calcext:value-type="float">
            <text:p>4</text:p>
          </table:table-cell>
          <table:table-cell table:style-name="ce752" table:formula="of:=['Olive '.I172]" office:value-type="string" office:string-value="pcs" calcext:value-type="string">
            <text:p>pcs</text:p>
          </table:table-cell>
          <table:table-cell table:style-name="ce752" table:formula="of:=['Olive '.J172]" office:value-type="float" office:value="1.15" calcext:value-type="float">
            <text:p>1.15</text:p>
          </table:table-cell>
          <table:table-cell table:style-name="ce752" table:formula="of:=['Olive '.K172]" office:value-type="float" office:value="4.6" calcext:value-type="float">
            <text:p>4.6</text:p>
          </table:table-cell>
          <table:table-cell table:formula="of:=[.H162]*[.$L$2]" office:value-type="float" office:value="12200" calcext:value-type="float">
            <text:p>12,200</text:p>
          </table:table-cell>
          <table:table-cell table:style-name="ce752" table:formula="of:=['Olive '.M172]" office:value-type="string" office:string-value="PO12205" calcext:value-type="string">
            <text:p>PO12205</text:p>
          </table:table-cell>
          <table:table-cell table:style-name="ce764" table:formula="of:=['Olive '.N172]" office:value-type="date" office:date-value="2016-02-26" calcext:value-type="date">
            <text:p>02/26/16</text:p>
          </table:table-cell>
          <table:table-cell table:style-name="ce764" table:formula="of:=['Olive '.O172]" office:value-type="date" office:date-value="2016-03-18" calcext:value-type="date">
            <text:p>03/18/16</text:p>
          </table:table-cell>
          <table:table-cell table:style-name="ce756" table:formula="of:=['Olive '.P172]" office:value-type="string" office:string-value="Best delivery from Fastenal 4/7/16 = 3,000  KG  Will need to order fill in from Mcmaster  Non-standard (LEADTIME) PO to Fastenal. KG     ** All the qts on this PO are for the entire run of Olive for just these parts - pulling in because they are non-standard items which are not stocked. They must be ordered and pulled in special from Fastenal. TS" calcext:value-type="string">
            <text:p>Best delivery from Fastenal 4/7/16 = 3,000 <text:s/>KG <text:s/>Will need to order fill in from Mcmaster <text:s/>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number-columns-repeated="1008"/>
        </table:table-row>
        <table:table-row table:style-name="ro5">
          <table:table-cell table:style-name="ce752" table:formula="of:=['Olive '.A173]" office:value-type="string" office:string-value="Hardware" calcext:value-type="string">
            <text:p>Hardware</text:p>
          </table:table-cell>
          <table:table-cell table:style-name="ce752" table:formula="of:=['Olive '.B173]" office:value-type="string" office:string-value="HD-MS0158" calcext:value-type="string">
            <text:p>HD-MS0158</text:p>
          </table:table-cell>
          <table:table-cell table:style-name="ce756" table:formula="of:=['Olive '.C173]" office:value-type="string" office:string-value="Metric Brass Heat-Set Insert For Plastics Tapered, M5-.8 Internal Thread, 6.7mm Length" calcext:value-type="string">
            <text:p>Metric Brass Heat-Set Insert For Plastics Tapered, M5-.8 Internal Thread, 6.7mm Length</text:p>
          </table:table-cell>
          <table:table-cell table:style-name="ce752" table:formula="of:=['Olive '.D173]" office:value-type="string" office:string-value="CEH – Colorado Electrical Hardware" calcext:value-type="string">
            <text:p>CEH – Colorado Electrical Hardware</text:p>
          </table:table-cell>
          <table:table-cell table:style-name="ce752" table:formula="of:=['Olive '.E173]" office:value-type="string" office:string-value="IUMM-M5-1" calcext:value-type="string">
            <text:p>IUMM-M5-1</text:p>
          </table:table-cell>
          <table:table-cell table:style-name="ce752" table:formula="of:=['Olive '.F173]" office:value-type="string" office:string-value="CEH – Colorado Electrical Hardware" calcext:value-type="string">
            <text:p>CEH – Colorado Electrical Hardware</text:p>
          </table:table-cell>
          <table:table-cell table:style-name="ce752" table:formula="of:=['Olive '.G173]" office:value-type="string" office:string-value="IUMM-M5-1" calcext:value-type="string">
            <text:p>IUMM-M5-1</text:p>
          </table:table-cell>
          <table:table-cell table:style-name="ce752" table:formula="of:=['Olive '.H173]" office:value-type="float" office:value="4" calcext:value-type="float">
            <text:p>4</text:p>
          </table:table-cell>
          <table:table-cell table:style-name="ce752" table:formula="of:=['Olive '.I173]" office:value-type="string" office:string-value="ea" calcext:value-type="string">
            <text:p>ea</text:p>
          </table:table-cell>
          <table:table-cell table:style-name="ce752" table:formula="of:=['Olive '.J173]" office:value-type="float" office:value="0.1595" calcext:value-type="float">
            <text:p>0.1595</text:p>
          </table:table-cell>
          <table:table-cell table:style-name="ce752" table:formula="of:=['Olive '.K173]" office:value-type="float" office:value="0.638" calcext:value-type="float">
            <text:p>0.638</text:p>
          </table:table-cell>
          <table:table-cell table:formula="of:=[.H163]*[.$L$2]" office:value-type="float" office:value="12200" calcext:value-type="float">
            <text:p>12,200</text:p>
          </table:table-cell>
          <table:table-cell table:style-name="ce752" table:formula="of:=['Olive '.M173]" office:value-type="string" office:string-value="PO10111, 10112, 10113, 10114" calcext:value-type="string">
            <text:p>PO10111, 10112, 10113, 10114</text:p>
          </table:table-cell>
          <table:table-cell table:style-name="ce764" table:number-columns-repeated="2"/>
          <table:table-cell table:style-name="ce756" table:formula="of:=['Olive '.P173]" office:value-type="string" office:string-value="Received 40k KG Scheduled delivery: 1/4/16 – 4/4/16 – 7/5/16 – 10/3/16" calcext:value-type="string">
            <text:p>Received 40k KG Scheduled delivery: 1/4/16 – 4/4/16 – 7/5/16 – 10/3/16</text:p>
          </table:table-cell>
          <table:table-cell table:number-columns-repeated="1008"/>
        </table:table-row>
        <table:table-row table:style-name="ro5">
          <table:table-cell table:style-name="ce752" table:formula="of:=['Olive '.A174]" office:value-type="string" office:string-value="Hardware" calcext:value-type="string">
            <text:p>Hardware</text:p>
          </table:table-cell>
          <table:table-cell table:style-name="ce752" table:formula="of:=['Olive '.B174]" office:value-type="string" office:string-value="HD-MS0060" calcext:value-type="string">
            <text:p>HD-MS0060</text:p>
          </table:table-cell>
          <table:table-cell table:style-name="ce756" table:formula="of:=['Olive '.C174]" office:value-type="string" office:string-value="Metric Brass Heat-Set Insert For Plastics Tapered, M5-.8 Internal Thread, 11.1mm Length" calcext:value-type="string">
            <text:p>Metric Brass Heat-Set Insert For Plastics Tapered, M5-.8 Internal Thread, 11.1mm Length</text:p>
          </table:table-cell>
          <table:table-cell table:style-name="ce752" table:formula="of:=['Olive '.D174]" office:value-type="string" office:string-value="CEH – Colorado Electrical Hardware" calcext:value-type="string">
            <text:p>CEH – Colorado Electrical Hardware</text:p>
          </table:table-cell>
          <table:table-cell table:style-name="ce752" table:formula="of:=['Olive '.E174]" office:value-type="string" office:string-value="IUBB-M5-2" calcext:value-type="string">
            <text:p>IUBB-M5-2</text:p>
          </table:table-cell>
          <table:table-cell table:style-name="ce752" table:formula="of:=['Olive '.F174]" office:value-type="string" office:string-value="CEH – Colorado Electrical Hardware" calcext:value-type="string">
            <text:p>CEH – Colorado Electrical Hardware</text:p>
          </table:table-cell>
          <table:table-cell table:style-name="ce752" table:formula="of:=['Olive '.G174]" office:value-type="string" office:string-value="IUBB-M5-2" calcext:value-type="string">
            <text:p>IUBB-M5-2</text:p>
          </table:table-cell>
          <table:table-cell table:style-name="ce752" table:formula="of:=['Olive '.H174]" office:value-type="float" office:value="8" calcext:value-type="float">
            <text:p>8</text:p>
          </table:table-cell>
          <table:table-cell table:style-name="ce752" table:formula="of:=['Olive '.I174]" office:value-type="string" office:string-value="ea" calcext:value-type="string">
            <text:p>ea</text:p>
          </table:table-cell>
          <table:table-cell table:style-name="ce752" table:formula="of:=['Olive '.J174]" office:value-type="float" office:value="0.11" calcext:value-type="float">
            <text:p>0.11</text:p>
          </table:table-cell>
          <table:table-cell table:style-name="ce752" table:formula="of:=['Olive '.K174]" office:value-type="float" office:value="0.88" calcext:value-type="float">
            <text:p>0.88</text:p>
          </table:table-cell>
          <table:table-cell table:formula="of:=[.H164]*[.$L$2]" office:value-type="float" office:value="24400" calcext:value-type="float">
            <text:p>24,400</text:p>
          </table:table-cell>
          <table:table-cell table:style-name="ce752" table:formula="of:=['Olive '.M174]" office:value-type="string" office:string-value="PO10111, 10112, 10113, 10114" calcext:value-type="string">
            <text:p>PO10111, 10112, 10113, 10114</text:p>
          </table:table-cell>
          <table:table-cell table:style-name="ce764" table:number-columns-repeated="2"/>
          <table:table-cell table:style-name="ce756" table:formula="of:=['Olive '.P174]" office:value-type="string" office:string-value="Received 32,000  KGScheduled delivery: 1/4/16 – 4/4/16 – 7/5/16 – 10/3/16" calcext:value-type="string">
            <text:p>Received 32,000 <text:s/>KGScheduled delivery: 1/4/16 – 4/4/16 – 7/5/16 – 10/3/16</text:p>
          </table:table-cell>
          <table:table-cell table:number-columns-repeated="1008"/>
        </table:table-row>
        <table:table-row table:style-name="ro5">
          <table:table-cell table:style-name="ce752" table:formula="of:=['Olive '.A175]" office:value-type="string" office:string-value="Hardware" calcext:value-type="string">
            <text:p>Hardware</text:p>
          </table:table-cell>
          <table:table-cell table:style-name="ce752" table:formula="of:=['Olive '.B175]" office:value-type="string" office:string-value="HD-MS0058" calcext:value-type="string">
            <text:p>HD-MS0058</text:p>
          </table:table-cell>
          <table:table-cell table:style-name="ce756" table:formula="of:=['Olive '.C175]" office:value-type="string" office:string-value="Wire Tie, 8&quot; Black" calcext:value-type="string">
            <text:p>Wire Tie, 8" Black</text:p>
          </table:table-cell>
          <table:table-cell table:style-name="ce752" table:formula="of:=['Olive '.D175]" office:value-type="string" office:string-value="EDC – Electronics Distributors Corporation " calcext:value-type="string">
            <text:p>EDC – Electronics Distributors Corporation </text:p>
          </table:table-cell>
          <table:table-cell table:style-name="ce752" table:formula="of:=['Olive '.E175]" office:value-type="string" office:string-value="APU-08-18-0-M" calcext:value-type="string">
            <text:p>APU-08-18-0-M</text:p>
          </table:table-cell>
          <table:table-cell table:style-name="ce752" table:formula="of:=['Olive '.F175]" office:value-type="string" office:string-value="EDC – Electronics Distributors Corporation " calcext:value-type="string">
            <text:p>EDC – Electronics Distributors Corporation </text:p>
          </table:table-cell>
          <table:table-cell table:style-name="ce752" table:formula="of:=['Olive '.G175]" office:value-type="string" office:string-value="APU-08-18-0-M" calcext:value-type="string">
            <text:p>APU-08-18-0-M</text:p>
          </table:table-cell>
          <table:table-cell table:style-name="ce752" table:formula="of:=['Olive '.H175]" office:value-type="float" office:value="17" calcext:value-type="float">
            <text:p>17</text:p>
          </table:table-cell>
          <table:table-cell table:style-name="ce752" table:formula="of:=['Olive '.I175]" office:value-type="string" office:string-value="ea" calcext:value-type="string">
            <text:p>ea</text:p>
          </table:table-cell>
          <table:table-cell table:style-name="ce752" table:formula="of:=['Olive '.J175]" office:value-type="float" office:value="0.0196" calcext:value-type="float">
            <text:p>0.0196</text:p>
          </table:table-cell>
          <table:table-cell table:style-name="ce752" table:formula="of:=['Olive '.K175]" office:value-type="float" office:value="0.3332" calcext:value-type="float">
            <text:p>0.3332</text:p>
          </table:table-cell>
          <table:table-cell table:formula="of:=[.H165]*[.$L$2]" office:value-type="float" office:value="51850" calcext:value-type="float">
            <text:p>51,850</text:p>
          </table:table-cell>
          <table:table-cell table:style-name="ce752" table:formula="of:=['Olive '.M175]" office:value-type="string" office:string-value="PO11684" calcext:value-type="string">
            <text:p>PO11684</text:p>
          </table:table-cell>
          <table:table-cell table:style-name="ce764" table:formula="of:=['Olive '.N175]" office:value-type="date" office:date-value="2016-02-03" calcext:value-type="date">
            <text:p>02/03/16</text:p>
          </table:table-cell>
          <table:table-cell table:style-name="ce764" table:formula="of:=['Olive '.O175]" office:value-type="date" office:date-value="2016-03-07" calcext:value-type="date">
            <text:p>03/07/16</text:p>
          </table:table-cell>
          <table:table-cell table:style-name="ce756" table:formula="of:=['Olive '.P175]" office:value-type="string" office:string-value="Received Ordered for Olive KG " calcext:value-type="string">
            <text:p>Received Ordered for Olive KG </text:p>
          </table:table-cell>
          <table:table-cell table:number-columns-repeated="1008"/>
        </table:table-row>
        <table:table-row table:style-name="ro5">
          <table:table-cell table:style-name="ce752" table:formula="of:=['Olive '.A176]" office:value-type="string" office:string-value="Hardware" calcext:value-type="string">
            <text:p>Hardware</text:p>
          </table:table-cell>
          <table:table-cell table:style-name="ce752" table:formula="of:=['Olive '.B176]" office:value-type="string" office:string-value="HD-MS0031" calcext:value-type="string">
            <text:p>HD-MS0031</text:p>
          </table:table-cell>
          <table:table-cell table:style-name="ce756" table:formula="of:=['Olive '.C176]" office:value-type="string" office:string-value="Thumb Screw Knob for M4 SHCS, Black" calcext:value-type="string">
            <text:p>Thumb Screw Knob for M4 SHCS, Black</text:p>
          </table:table-cell>
          <table:table-cell table:style-name="ce752" table:formula="of:=['Olive '.D176]" office:value-type="string" office:string-value="Fastenal" calcext:value-type="string">
            <text:p>Fastenal</text:p>
          </table:table-cell>
          <table:table-cell table:style-name="ce752" table:formula="of:=['Olive '.E176]" office:value-type="float" office:value="11102951" calcext:value-type="float">
            <text:p>11102951</text:p>
          </table:table-cell>
          <table:table-cell table:style-name="ce752" table:formula="of:=['Olive '.F176]" office:value-type="float" office:value="0" calcext:value-type="float">
            <text:p>0</text:p>
          </table:table-cell>
          <table:table-cell table:style-name="ce752" table:formula="of:=['Olive '.G176]" office:value-type="string" office:string-value="NSK-83-98-929B" calcext:value-type="string">
            <text:p>NSK-83-98-929B</text:p>
          </table:table-cell>
          <table:table-cell table:style-name="ce752" table:formula="of:=['Olive '.H176]" office:value-type="float" office:value="2" calcext:value-type="float">
            <text:p>2</text:p>
          </table:table-cell>
          <table:table-cell table:style-name="ce752" table:formula="of:=['Olive '.I176]" office:value-type="string" office:string-value="ea" calcext:value-type="string">
            <text:p>ea</text:p>
          </table:table-cell>
          <table:table-cell table:style-name="ce752" table:formula="of:=['Olive '.J176]" office:value-type="float" office:value="0.0826" calcext:value-type="float">
            <text:p>0.0826</text:p>
          </table:table-cell>
          <table:table-cell table:style-name="ce752" table:formula="of:=['Olive '.K176]" office:value-type="float" office:value="0.1652" calcext:value-type="float">
            <text:p>0.1652</text:p>
          </table:table-cell>
          <table:table-cell table:formula="of:=[.H166]*[.$L$2]" office:value-type="float" office:value="6100" calcext:value-type="float">
            <text:p>6,100</text:p>
          </table:table-cell>
          <table:table-cell table:style-name="ce752" table:formula="of:=['Olive '.M176]" office:value-type="string" office:string-value="PO12205" calcext:value-type="string">
            <text:p>PO12205</text:p>
          </table:table-cell>
          <table:table-cell table:style-name="ce764" table:formula="of:=['Olive '.N176]" office:value-type="date" office:date-value="2016-02-26" calcext:value-type="date">
            <text:p>02/26/16</text:p>
          </table:table-cell>
          <table:table-cell table:style-name="ce764" table:formula="of:=['Olive '.O176]" office:value-type="date" office:date-value="2016-03-16" calcext:value-type="date">
            <text:p>03/16/16</text:p>
          </table:table-cell>
          <table:table-cell table:style-name="ce756" table:formula="of:=['Olive '.P176]" office:value-type="string" office:string-value="Best delivery from Fastenal 4/7/16 = 5,000  KG  Will need to order fill in from Mcmaster  Non-standard (LEADTIME) PO to Fastenal. KG     ** All the qts on this PO are for the entire run of Olive for just these parts - pulling in because they are non-standard items which are not stocked. They must be ordered and pulled in special from Fastenal. TS" calcext:value-type="string">
            <text:p>Best delivery from Fastenal 4/7/16 = 5,000 <text:s/>KG <text:s/>Will need to order fill in from Mcmaster <text:s/>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number-columns-repeated="1008"/>
        </table:table-row>
        <table:table-row table:style-name="ro5">
          <table:table-cell table:style-name="ce752" table:formula="of:=['Olive '.A177]" office:value-type="string" office:string-value="Hardware" calcext:value-type="string">
            <text:p>Hardware</text:p>
          </table:table-cell>
          <table:table-cell table:style-name="ce752" table:formula="of:=['Olive '.B177]" office:value-type="string" office:string-value="HD-MS0030" calcext:value-type="string">
            <text:p>HD-MS0030</text:p>
          </table:table-cell>
          <table:table-cell table:style-name="ce756" table:formula="of:=['Olive '.C177]" office:value-type="string" office:string-value="Metric Brass Heat-Set Insert for Plastics Tapered, M3-.5 Internal Thread, 3.8mm Length" calcext:value-type="string">
            <text:p>Metric Brass Heat-Set Insert for Plastics Tapered, M3-.5 Internal Thread, 3.8mm Length</text:p>
          </table:table-cell>
          <table:table-cell table:style-name="ce752" table:formula="of:=['Olive '.D177]" office:value-type="string" office:string-value="CEH – Colorado Electrical Hardware" calcext:value-type="string">
            <text:p>CEH – Colorado Electrical Hardware</text:p>
          </table:table-cell>
          <table:table-cell table:style-name="ce752" table:formula="of:=['Olive '.E177]" office:value-type="string" office:string-value="IUBB-M3-1" calcext:value-type="string">
            <text:p>IUBB-M3-1</text:p>
          </table:table-cell>
          <table:table-cell table:style-name="ce752" table:formula="of:=['Olive '.F177]" office:value-type="string" office:string-value="CEH – Colorado Electrical Hardware" calcext:value-type="string">
            <text:p>CEH – Colorado Electrical Hardware</text:p>
          </table:table-cell>
          <table:table-cell table:style-name="ce752" table:formula="of:=['Olive '.G177]" office:value-type="string" office:string-value="IUBB-M3-1" calcext:value-type="string">
            <text:p>IUBB-M3-1</text:p>
          </table:table-cell>
          <table:table-cell table:style-name="ce752" table:formula="of:=['Olive '.H177]" office:value-type="float" office:value="52" calcext:value-type="float">
            <text:p>52</text:p>
          </table:table-cell>
          <table:table-cell table:style-name="ce752" table:formula="of:=['Olive '.I177]" office:value-type="string" office:string-value="ea" calcext:value-type="string">
            <text:p>ea</text:p>
          </table:table-cell>
          <table:table-cell table:style-name="ce752" table:formula="of:=['Olive '.J177]" office:value-type="float" office:value="0.0366" calcext:value-type="float">
            <text:p>0.0366</text:p>
          </table:table-cell>
          <table:table-cell table:style-name="ce752" table:formula="of:=['Olive '.K177]" office:value-type="float" office:value="1.9032" calcext:value-type="float">
            <text:p>1.9032</text:p>
          </table:table-cell>
          <table:table-cell table:formula="of:=[.H167]*[.$L$2]" office:value-type="float" office:value="158600" calcext:value-type="float">
            <text:p>158,600</text:p>
          </table:table-cell>
          <table:table-cell table:style-name="ce752" table:formula="of:=['Olive '.M177]" office:value-type="string" office:string-value="PO10111, 10112, 10113, 10114" calcext:value-type="string">
            <text:p>PO10111, 10112, 10113, 10114</text:p>
          </table:table-cell>
          <table:table-cell table:style-name="ce764" table:number-columns-repeated="2"/>
          <table:table-cell table:style-name="ce756" table:formula="of:=['Olive '.P177]" office:value-type="string" office:string-value="Received 307,000  KG Scheduled delivery: 1/4/16 – 4/4/16 – 7/5/16 – 10/3/16" calcext:value-type="string">
            <text:p>Received 307,000 <text:s/>KG Scheduled delivery: 1/4/16 – 4/4/16 – 7/5/16 – 10/3/16</text:p>
          </table:table-cell>
          <table:table-cell table:number-columns-repeated="1008"/>
        </table:table-row>
        <table:table-row table:style-name="ro5">
          <table:table-cell table:style-name="ce752" table:formula="of:=['Olive '.A178]" office:value-type="string" office:string-value="Hardware" calcext:value-type="string">
            <text:p>Hardware</text:p>
          </table:table-cell>
          <table:table-cell table:style-name="ce752" table:formula="of:=['Olive '.B178]" office:value-type="string" office:string-value="HD-MS0027" calcext:value-type="string">
            <text:p>HD-MS0027</text:p>
          </table:table-cell>
          <table:table-cell table:style-name="ce756" table:formula="of:=['Olive '.C178]" office:value-type="string" office:string-value="Extruder Comp Spring - Music Wire, Extruder, 6mm OD, 0.8mm WD, 9.7mm FL" calcext:value-type="string">
            <text:p>Extruder Comp Spring - Music Wire, Extruder, 6mm OD, 0.8mm WD, 9.7mm FL</text:p>
          </table:table-cell>
          <table:table-cell table:style-name="ce752" table:formula="of:=['Olive '.D178]" office:value-type="string" office:string-value="Associated Spring" calcext:value-type="string">
            <text:p>Associated Spring</text:p>
          </table:table-cell>
          <table:table-cell table:style-name="ce752" table:formula="of:=['Olive '.E178]" office:value-type="string" office:string-value="C0240-032-0380-M" calcext:value-type="string">
            <text:p>C0240-032-0380-M</text:p>
          </table:table-cell>
          <table:table-cell table:style-name="ce752" table:formula="of:=['Olive '.F178]" office:value-type="string" office:string-value="Associated Spring" calcext:value-type="string">
            <text:p>Associated Spring</text:p>
          </table:table-cell>
          <table:table-cell table:style-name="ce752" table:formula="of:=['Olive '.G178]" office:value-type="string" office:string-value="C0240-032-0380-M" calcext:value-type="string">
            <text:p>C0240-032-0380-M</text:p>
          </table:table-cell>
          <table:table-cell table:style-name="ce752" table:formula="of:=['Olive '.H178]" office:value-type="float" office:value="2" calcext:value-type="float">
            <text:p>2</text:p>
          </table:table-cell>
          <table:table-cell table:style-name="ce752" table:formula="of:=['Olive '.I178]" office:value-type="string" office:string-value="ea" calcext:value-type="string">
            <text:p>ea</text:p>
          </table:table-cell>
          <table:table-cell table:style-name="ce752" table:formula="of:=['Olive '.J178]" office:value-type="float" office:value="0.061" calcext:value-type="float">
            <text:p>0.061</text:p>
          </table:table-cell>
          <table:table-cell table:style-name="ce752" table:formula="of:=['Olive '.K178]" office:value-type="float" office:value="0.122" calcext:value-type="float">
            <text:p>0.122</text:p>
          </table:table-cell>
          <table:table-cell table:formula="of:=[.H168]*[.$L$2]" office:value-type="float" office:value="6100" calcext:value-type="float">
            <text:p>6,100</text:p>
          </table:table-cell>
          <table:table-cell table:style-name="ce752" table:formula="of:=['Olive '.M178]" office:value-type="string" office:string-value="PO11036" calcext:value-type="string">
            <text:p>PO11036</text:p>
          </table:table-cell>
          <table:table-cell table:style-name="ce764" table:formula="of:=['Olive '.N178]" office:value-type="date" office:date-value="2015-12-03" calcext:value-type="date">
            <text:p>12/03/15</text:p>
          </table:table-cell>
          <table:table-cell table:style-name="ce764" table:formula="of:=['Olive '.O178]" office:value-type="date" office:date-value="2016-02-05" calcext:value-type="date">
            <text:p>02/05/16</text:p>
          </table:table-cell>
          <table:table-cell table:style-name="ce756" table:formula="of:=['Olive '.P178]" office:value-type="string" office:string-value="Received  Long lead time – 12 week lead COO – USA.    Ordered for Olive.KG" calcext:value-type="string">
            <text:p>Received <text:s/>Long lead time – 12 week lead COO – USA. <text:s text:c="3"/>Ordered for Olive.KG</text:p>
          </table:table-cell>
          <table:table-cell table:number-columns-repeated="1008"/>
        </table:table-row>
        <table:table-row table:style-name="ro5">
          <table:table-cell table:style-name="ce752" table:formula="of:=['Olive '.A179]" office:value-type="string" office:string-value="Hardware" calcext:value-type="string">
            <text:p>Hardware</text:p>
          </table:table-cell>
          <table:table-cell table:style-name="ce752" table:formula="of:=['Olive '.B179]" office:value-type="string" office:string-value="HD-BT0146" calcext:value-type="string">
            <text:p>HD-BT0146</text:p>
          </table:table-cell>
          <table:table-cell table:style-name="ce756" table:formula="of:=['Olive '.C179]" office:value-type="string" office:string-value="M3 x 12 BHCS, Black Oxide, Class 10.9 Steel" calcext:value-type="string">
            <text:p>M3 x 12 BHCS, Black Oxide, Class 10.9 Steel</text:p>
          </table:table-cell>
          <table:table-cell table:style-name="ce752" table:formula="of:=['Olive '.D179]" office:value-type="string" office:string-value="Fastenal" calcext:value-type="string">
            <text:p>Fastenal</text:p>
          </table:table-cell>
          <table:table-cell table:style-name="ce752" table:formula="of:=['Olive '.E179]" office:value-type="float" office:value="40870" calcext:value-type="float">
            <text:p>40870</text:p>
          </table:table-cell>
          <table:table-cell table:style-name="ce752" table:formula="of:=['Olive '.F179]" office:value-type="string" office:string-value="McMaster-Carr" calcext:value-type="string">
            <text:p>McMaster-Carr</text:p>
          </table:table-cell>
          <table:table-cell table:style-name="ce752" table:formula="of:=['Olive '.G179]" office:value-type="string" office:string-value="91239A117" calcext:value-type="string">
            <text:p>91239A117</text:p>
          </table:table-cell>
          <table:table-cell table:style-name="ce752" table:formula="of:=['Olive '.H179]" office:value-type="float" office:value="31" calcext:value-type="float">
            <text:p>31</text:p>
          </table:table-cell>
          <table:table-cell table:style-name="ce752" table:formula="of:=['Olive '.I179]" office:value-type="string" office:string-value="ea" calcext:value-type="string">
            <text:p>ea</text:p>
          </table:table-cell>
          <table:table-cell table:style-name="ce752" table:formula="of:=['Olive '.J179]" office:value-type="float" office:value="0.06" calcext:value-type="float">
            <text:p>0.06</text:p>
          </table:table-cell>
          <table:table-cell table:style-name="ce752" table:formula="of:=['Olive '.K179]" office:value-type="float" office:value="1.86" calcext:value-type="float">
            <text:p>1.86</text:p>
          </table:table-cell>
          <table:table-cell table:formula="of:=[.H169]*[.$L$2]" office:value-type="float" office:value="94550" calcext:value-type="float">
            <text:p>94,550</text:p>
          </table:table-cell>
          <table:table-cell table:style-name="ce752" table:formula="of:=['Olive '.M179]" office:value-type="string" office:string-value="PO12259" calcext:value-type="string">
            <text:p>PO12259</text:p>
          </table:table-cell>
          <table:table-cell table:style-name="ce764" table:formula="of:=['Olive '.N179]" office:value-type="date" office:date-value="2016-02-26" calcext:value-type="date">
            <text:p>02/26/16</text:p>
          </table:table-cell>
          <table:table-cell table:style-name="ce764" table:formula="of:=['Olive '.O179]" office:value-type="date" office:date-value="2016-03-16" calcext:value-type="date">
            <text:p>03/16/16</text:p>
          </table:table-cell>
          <table:table-cell table:style-name="ce756" table:formula="of:=['Olive '.P179]"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80]" office:value-type="string" office:string-value="Hardware" calcext:value-type="string">
            <text:p>Hardware</text:p>
          </table:table-cell>
          <table:table-cell table:style-name="ce752" table:formula="of:=['Olive '.B180]" office:value-type="string" office:string-value="HD-BT0137" calcext:value-type="string">
            <text:p>HD-BT0137</text:p>
          </table:table-cell>
          <table:table-cell table:style-name="ce756" table:formula="of:=['Olive '.C180]" office:value-type="string" office:string-value="M3 x 8 Bolt, BHCS, Black-Oxide" calcext:value-type="string">
            <text:p>M3 x 8 Bolt, BHCS, Black-Oxide</text:p>
          </table:table-cell>
          <table:table-cell table:style-name="ce752" table:formula="of:=['Olive '.D180]" office:value-type="string" office:string-value="Fastenal" calcext:value-type="string">
            <text:p>Fastenal</text:p>
          </table:table-cell>
          <table:table-cell table:style-name="ce752" table:formula="of:=['Olive '.E180]" office:value-type="float" office:value="40868" calcext:value-type="float">
            <text:p>40868</text:p>
          </table:table-cell>
          <table:table-cell table:style-name="ce752" table:formula="of:=['Olive '.F180]" office:value-type="string" office:string-value="Fastenal" calcext:value-type="string">
            <text:p>Fastenal</text:p>
          </table:table-cell>
          <table:table-cell table:style-name="ce752" table:formula="of:=['Olive '.G180]" office:value-type="float" office:value="40868" calcext:value-type="float">
            <text:p>40868</text:p>
          </table:table-cell>
          <table:table-cell table:style-name="ce752" table:formula="of:=['Olive '.H180]" office:value-type="float" office:value="49" calcext:value-type="float">
            <text:p>49</text:p>
          </table:table-cell>
          <table:table-cell table:style-name="ce752" table:formula="of:=['Olive '.I180]" office:value-type="string" office:string-value="ea" calcext:value-type="string">
            <text:p>ea</text:p>
          </table:table-cell>
          <table:table-cell table:style-name="ce752" table:formula="of:=['Olive '.J180]" office:value-type="float" office:value="0.0639" calcext:value-type="float">
            <text:p>0.0639</text:p>
          </table:table-cell>
          <table:table-cell table:style-name="ce752" table:formula="of:=['Olive '.K180]" office:value-type="float" office:value="3.1311" calcext:value-type="float">
            <text:p>3.1311</text:p>
          </table:table-cell>
          <table:table-cell table:formula="of:=[.H170]*[.$L$2]" office:value-type="float" office:value="149450" calcext:value-type="float">
            <text:p>149,450</text:p>
          </table:table-cell>
          <table:table-cell table:style-name="ce752" table:formula="of:=['Olive '.M180]" office:value-type="string" office:string-value="PO12259" calcext:value-type="string">
            <text:p>PO12259</text:p>
          </table:table-cell>
          <table:table-cell table:style-name="ce764" table:formula="of:=['Olive '.N180]" office:value-type="date" office:date-value="2016-02-26" calcext:value-type="date">
            <text:p>02/26/16</text:p>
          </table:table-cell>
          <table:table-cell table:style-name="ce764" table:formula="of:=['Olive '.O180]" office:value-type="date" office:date-value="2016-03-16" calcext:value-type="date">
            <text:p>03/16/16</text:p>
          </table:table-cell>
          <table:table-cell table:style-name="ce756" table:formula="of:=['Olive '.P180]"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81]" office:value-type="string" office:string-value="Hardware" calcext:value-type="string">
            <text:p>Hardware</text:p>
          </table:table-cell>
          <table:table-cell table:style-name="ce752" table:formula="of:=['Olive '.B181]" office:value-type="string" office:string-value="HD-BT0108" calcext:value-type="string">
            <text:p>HD-BT0108</text:p>
          </table:table-cell>
          <table:table-cell table:style-name="ce756" table:formula="of:=['Olive '.C181]" office:value-type="string" office:string-value="Hobbed Bolt, M8 x 50mm Hex head, 26mm offset, Stainless Steel" calcext:value-type="string">
            <text:p>Hobbed Bolt, M8 x 50mm Hex head, 26mm offset, Stainless Steel</text:p>
          </table:table-cell>
          <table:table-cell table:style-name="ce752" table:formula="of:=['Olive '.D181]" office:value-type="string" office:string-value="Quattro" calcext:value-type="string">
            <text:p>Quattro</text:p>
          </table:table-cell>
          <table:table-cell table:style-name="ce752" table:formula="of:=['Olive '.E181]" office:value-type="float" office:value="0" calcext:value-type="float">
            <text:p>0</text:p>
          </table:table-cell>
          <table:table-cell table:style-name="ce752" table:formula="of:=['Olive '.F181]" office:value-type="string" office:string-value="Quattro" calcext:value-type="string">
            <text:p>Quattro</text:p>
          </table:table-cell>
          <table:table-cell table:style-name="ce752" table:formula="of:=['Olive '.G181]" office:value-type="float" office:value="0" calcext:value-type="float">
            <text:p>0</text:p>
          </table:table-cell>
          <table:table-cell table:style-name="ce752" table:formula="of:=['Olive '.H181]" office:value-type="float" office:value="1" calcext:value-type="float">
            <text:p>1</text:p>
          </table:table-cell>
          <table:table-cell table:style-name="ce752" table:formula="of:=['Olive '.I181]" office:value-type="string" office:string-value="ea" calcext:value-type="string">
            <text:p>ea</text:p>
          </table:table-cell>
          <table:table-cell table:style-name="ce752" table:formula="of:=['Olive '.J181]" office:value-type="float" office:value="4.99" calcext:value-type="float">
            <text:p>4.99</text:p>
          </table:table-cell>
          <table:table-cell table:style-name="ce752" table:formula="of:=['Olive '.K181]" office:value-type="float" office:value="4.99" calcext:value-type="float">
            <text:p>4.99</text:p>
          </table:table-cell>
          <table:table-cell table:formula="of:=[.H171]*[.$L$2]" office:value-type="float" office:value="3050" calcext:value-type="float">
            <text:p>3,050</text:p>
          </table:table-cell>
          <table:table-cell table:style-name="ce752" table:formula="of:=['Olive '.M181]" office:value-type="string" office:string-value="PO09828" calcext:value-type="string">
            <text:p>PO09828</text:p>
          </table:table-cell>
          <table:table-cell table:style-name="ce764" table:formula="of:=['Olive '.N181]" office:value-type="string" office:string-value="See notes" calcext:value-type="string">
            <text:p>See notes</text:p>
          </table:table-cell>
          <table:table-cell table:style-name="ce764" table:formula="of:=['Olive '.O181]" office:value-type="date" office:date-value="1899-12-30" calcext:value-type="date">
            <text:p>12/30/99</text:p>
          </table:table-cell>
          <table:table-cell table:style-name="ce756" table:formula="of:=['Olive '.P181]" office:value-type="string" office:string-value="Received 4000 pc Scheduled deliveries 2000 pc every 5 wks kg Check PO's for scheduled deliveries to see how far out we have a supply for " calcext:value-type="string">
            <text:p>Received 4000 pc Scheduled deliveries 2000 pc every 5 wks kg Check PO's for scheduled deliveries to see how far out we have a supply for </text:p>
          </table:table-cell>
          <table:table-cell table:number-columns-repeated="1008"/>
        </table:table-row>
        <table:table-row table:style-name="ro5">
          <table:table-cell table:style-name="ce752" table:formula="of:=['Olive '.A182]" office:value-type="string" office:string-value="Hardware" calcext:value-type="string">
            <text:p>Hardware</text:p>
          </table:table-cell>
          <table:table-cell table:style-name="ce752" table:formula="of:=['Olive '.B182]" office:value-type="string" office:string-value="HD-BT0107" calcext:value-type="string">
            <text:p>HD-BT0107</text:p>
          </table:table-cell>
          <table:table-cell table:style-name="ce756" table:formula="of:=['Olive '.C182]" office:value-type="string" office:string-value="Metric Class 12.9 Socket Head Cap Screw Alloy Steel, Black, M2 Thread, 10mm Length, 0.4mm Pitch" calcext:value-type="string">
            <text:p>Metric Class 12.9 Socket Head Cap Screw Alloy Steel, Black, M2 Thread, 10mm Length, 0.4mm Pitch</text:p>
          </table:table-cell>
          <table:table-cell table:style-name="ce752" table:formula="of:=['Olive '.D182]" office:value-type="string" office:string-value="Fastenal" calcext:value-type="string">
            <text:p>Fastenal</text:p>
          </table:table-cell>
          <table:table-cell table:style-name="ce752" table:formula="of:=['Olive '.E182]" office:value-type="float" office:value="134599" calcext:value-type="float">
            <text:p>134599</text:p>
          </table:table-cell>
          <table:table-cell table:style-name="ce752" table:formula="of:=['Olive '.F182]" office:value-type="string" office:string-value="Fastenal" calcext:value-type="string">
            <text:p>Fastenal</text:p>
          </table:table-cell>
          <table:table-cell table:style-name="ce752" table:formula="of:=['Olive '.G182]" office:value-type="float" office:value="134599" calcext:value-type="float">
            <text:p>134599</text:p>
          </table:table-cell>
          <table:table-cell table:style-name="ce752" table:formula="of:=['Olive '.H182]" office:value-type="float" office:value="12" calcext:value-type="float">
            <text:p>12</text:p>
          </table:table-cell>
          <table:table-cell table:style-name="ce752" table:formula="of:=['Olive '.I182]" office:value-type="string" office:string-value="ea" calcext:value-type="string">
            <text:p>ea</text:p>
          </table:table-cell>
          <table:table-cell table:style-name="ce752" table:formula="of:=['Olive '.J182]" office:value-type="float" office:value="0.0219" calcext:value-type="float">
            <text:p>0.0219</text:p>
          </table:table-cell>
          <table:table-cell table:style-name="ce752" table:formula="of:=['Olive '.K182]" office:value-type="float" office:value="0.2628" calcext:value-type="float">
            <text:p>0.2628</text:p>
          </table:table-cell>
          <table:table-cell table:formula="of:=[.H172]*[.$L$2]" office:value-type="float" office:value="36600" calcext:value-type="float">
            <text:p>36,600</text:p>
          </table:table-cell>
          <table:table-cell table:style-name="ce752" table:formula="of:=['Olive '.M182]" office:value-type="string" office:string-value="PO12259" calcext:value-type="string">
            <text:p>PO12259</text:p>
          </table:table-cell>
          <table:table-cell table:style-name="ce764" table:formula="of:=['Olive '.N182]" office:value-type="date" office:date-value="2016-02-26" calcext:value-type="date">
            <text:p>02/26/16</text:p>
          </table:table-cell>
          <table:table-cell table:style-name="ce764" table:formula="of:=['Olive '.O182]" office:value-type="date" office:date-value="2016-03-16" calcext:value-type="date">
            <text:p>03/16/16</text:p>
          </table:table-cell>
          <table:table-cell table:style-name="ce756" table:formula="of:=['Olive '.P182]"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83]" office:value-type="string" office:string-value="Hardware" calcext:value-type="string">
            <text:p>Hardware</text:p>
          </table:table-cell>
          <table:table-cell table:style-name="ce752" table:formula="of:=['Olive '.B183]" office:value-type="string" office:string-value="HD-BT0104" calcext:value-type="string">
            <text:p>HD-BT0104</text:p>
          </table:table-cell>
          <table:table-cell table:style-name="ce756" table:formula="of:=['Olive '.C183]" office:value-type="string" office:string-value="M3 x 8 Bolt, BHCS, SST" calcext:value-type="string">
            <text:p>M3 x 8 Bolt, BHCS, SST</text:p>
          </table:table-cell>
          <table:table-cell table:style-name="ce752" table:formula="of:=['Olive '.D183]" office:value-type="string" office:string-value="Fastenal" calcext:value-type="string">
            <text:p>Fastenal</text:p>
          </table:table-cell>
          <table:table-cell table:style-name="ce752" table:formula="of:=['Olive '.E183]" office:value-type="string" office:string-value="MB2510008A20000" calcext:value-type="string">
            <text:p>MB2510008A20000</text:p>
          </table:table-cell>
          <table:table-cell table:style-name="ce752" table:formula="of:=['Olive '.F183]" office:value-type="string" office:string-value="Fastenal" calcext:value-type="string">
            <text:p>Fastenal</text:p>
          </table:table-cell>
          <table:table-cell table:style-name="ce752" table:formula="of:=['Olive '.G183]" office:value-type="string" office:string-value="MB2510008A20000" calcext:value-type="string">
            <text:p>MB2510008A20000</text:p>
          </table:table-cell>
          <table:table-cell table:style-name="ce752" table:formula="of:=['Olive '.H183]" office:value-type="float" office:value="4" calcext:value-type="float">
            <text:p>4</text:p>
          </table:table-cell>
          <table:table-cell table:style-name="ce752" table:formula="of:=['Olive '.I183]" office:value-type="string" office:string-value="ea" calcext:value-type="string">
            <text:p>ea</text:p>
          </table:table-cell>
          <table:table-cell table:style-name="ce752" table:formula="of:=['Olive '.J183]" office:value-type="float" office:value="0.0588" calcext:value-type="float">
            <text:p>0.0588</text:p>
          </table:table-cell>
          <table:table-cell table:style-name="ce752" table:formula="of:=['Olive '.K183]" office:value-type="float" office:value="0.2352" calcext:value-type="float">
            <text:p>0.2352</text:p>
          </table:table-cell>
          <table:table-cell table:formula="of:=[.H173]*[.$L$2]" office:value-type="float" office:value="12200" calcext:value-type="float">
            <text:p>12,200</text:p>
          </table:table-cell>
          <table:table-cell table:style-name="ce752" table:formula="of:=['Olive '.M183]" office:value-type="string" office:string-value="PO12259" calcext:value-type="string">
            <text:p>PO12259</text:p>
          </table:table-cell>
          <table:table-cell table:style-name="ce764" table:formula="of:=['Olive '.N183]" office:value-type="date" office:date-value="2016-02-26" calcext:value-type="date">
            <text:p>02/26/16</text:p>
          </table:table-cell>
          <table:table-cell table:style-name="ce764" table:formula="of:=['Olive '.O183]" office:value-type="date" office:date-value="2016-03-16" calcext:value-type="date">
            <text:p>03/16/16</text:p>
          </table:table-cell>
          <table:table-cell table:style-name="ce756" table:formula="of:=['Olive '.P183]"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84]" office:value-type="string" office:string-value="Hardware" calcext:value-type="string">
            <text:p>Hardware</text:p>
          </table:table-cell>
          <table:table-cell table:style-name="ce752" table:formula="of:=['Olive '.B184]" office:value-type="string" office:string-value="HD-BT0073" calcext:value-type="string">
            <text:p>HD-BT0073</text:p>
          </table:table-cell>
          <table:table-cell table:style-name="ce756" table:formula="of:=['Olive '.C184]" office:value-type="string" office:string-value="Class 10.9 Stl Button Head Socket Cap Screw M5 Size, 10 Mm Length, .8 Mm Pitch" calcext:value-type="string">
            <text:p>Class 10.9 Stl Button Head Socket Cap Screw M5 Size, 10 Mm Length, .8 Mm Pitch</text:p>
          </table:table-cell>
          <table:table-cell table:style-name="ce752" table:formula="of:=['Olive '.D184]" office:value-type="string" office:string-value="Fastenal" calcext:value-type="string">
            <text:p>Fastenal</text:p>
          </table:table-cell>
          <table:table-cell table:style-name="ce752" table:formula="of:=['Olive '.E184]" office:value-type="float" office:value="1139905" calcext:value-type="float">
            <text:p>1139905</text:p>
          </table:table-cell>
          <table:table-cell table:style-name="ce752" table:formula="of:=['Olive '.F184]" office:value-type="string" office:string-value="McMaster-Carr" calcext:value-type="string">
            <text:p>McMaster-Carr</text:p>
          </table:table-cell>
          <table:table-cell table:style-name="ce752" table:formula="of:=['Olive '.G184]" office:value-type="string" office:string-value="91239A224" calcext:value-type="string">
            <text:p>91239A224</text:p>
          </table:table-cell>
          <table:table-cell table:style-name="ce752" table:formula="of:=['Olive '.H184]" office:value-type="float" office:value="88" calcext:value-type="float">
            <text:p>88</text:p>
          </table:table-cell>
          <table:table-cell table:style-name="ce752" table:formula="of:=['Olive '.I184]" office:value-type="string" office:string-value="pcs" calcext:value-type="string">
            <text:p>pcs</text:p>
          </table:table-cell>
          <table:table-cell table:style-name="ce752" table:formula="of:=['Olive '.J184]" office:value-type="float" office:value="0.07" calcext:value-type="float">
            <text:p>0.07</text:p>
          </table:table-cell>
          <table:table-cell table:style-name="ce752" table:formula="of:=['Olive '.K184]" office:value-type="float" office:value="6.16" calcext:value-type="float">
            <text:p>6.16</text:p>
          </table:table-cell>
          <table:table-cell table:formula="of:=[.H174]*[.$L$2]" office:value-type="float" office:value="268400" calcext:value-type="float">
            <text:p>268,400</text:p>
          </table:table-cell>
          <table:table-cell table:style-name="ce752" table:formula="of:=['Olive '.M184]" office:value-type="string" office:string-value="PO12259" calcext:value-type="string">
            <text:p>PO12259</text:p>
          </table:table-cell>
          <table:table-cell table:style-name="ce764" table:formula="of:=['Olive '.N183]" office:value-type="date" office:date-value="2016-02-26" calcext:value-type="date">
            <text:p>02/26/16</text:p>
          </table:table-cell>
          <table:table-cell table:style-name="ce764" table:formula="of:=['Olive '.O184]" office:value-type="date" office:date-value="2016-03-16" calcext:value-type="date">
            <text:p>03/16/16</text:p>
          </table:table-cell>
          <table:table-cell table:style-name="ce756" table:formula="of:=['Olive '.P184]"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85]" office:value-type="string" office:string-value="Hardware" calcext:value-type="string">
            <text:p>Hardware</text:p>
          </table:table-cell>
          <table:table-cell table:style-name="ce752" table:formula="of:=['Olive '.B185]" office:value-type="string" office:string-value="HD-BT0061" calcext:value-type="string">
            <text:p>HD-BT0061</text:p>
          </table:table-cell>
          <table:table-cell table:style-name="ce756" table:formula="of:=['Olive '.C185]" office:value-type="string" office:string-value="Class 10.9 Stl Button Head Socket Cap Screw M8 Size, 40 Mm Length, 1.25 Mm Pitch" calcext:value-type="string">
            <text:p>Class 10.9 Stl Button Head Socket Cap Screw M8 Size, 40 Mm Length, 1.25 Mm Pitch</text:p>
          </table:table-cell>
          <table:table-cell table:style-name="ce752" table:formula="of:=['Olive '.D185]" office:value-type="string" office:string-value="Fastenal" calcext:value-type="string">
            <text:p>Fastenal</text:p>
          </table:table-cell>
          <table:table-cell table:style-name="ce752" table:formula="of:=['Olive '.E185]" office:value-type="float" office:value="38972" calcext:value-type="float">
            <text:p>38972</text:p>
          </table:table-cell>
          <table:table-cell table:style-name="ce752" table:formula="of:=['Olive '.F185]" office:value-type="string" office:string-value="McMaster-Carr" calcext:value-type="string">
            <text:p>McMaster-Carr</text:p>
          </table:table-cell>
          <table:table-cell table:style-name="ce752" table:formula="of:=['Olive '.G185]" office:value-type="string" office:string-value="91239A442" calcext:value-type="string">
            <text:p>91239A442</text:p>
          </table:table-cell>
          <table:table-cell table:style-name="ce752" table:formula="of:=['Olive '.H185]" office:value-type="float" office:value="2" calcext:value-type="float">
            <text:p>2</text:p>
          </table:table-cell>
          <table:table-cell table:style-name="ce752" table:formula="of:=['Olive '.I185]" office:value-type="string" office:string-value="pcs" calcext:value-type="string">
            <text:p>pcs</text:p>
          </table:table-cell>
          <table:table-cell table:style-name="ce752" table:formula="of:=['Olive '.J185]" office:value-type="float" office:value="0.226" calcext:value-type="float">
            <text:p>0.226</text:p>
          </table:table-cell>
          <table:table-cell table:style-name="ce752" table:formula="of:=['Olive '.K185]" office:value-type="float" office:value="0.452" calcext:value-type="float">
            <text:p>0.452</text:p>
          </table:table-cell>
          <table:table-cell table:formula="of:=[.H175]*[.$L$2]" office:value-type="float" office:value="6100" calcext:value-type="float">
            <text:p>6,100</text:p>
          </table:table-cell>
          <table:table-cell table:style-name="ce752" table:formula="of:=['Olive '.M185]" office:value-type="string" office:string-value="PO12259" calcext:value-type="string">
            <text:p>PO12259</text:p>
          </table:table-cell>
          <table:table-cell table:style-name="ce764" table:formula="of:=['Olive '.N184]" office:value-type="date" office:date-value="2016-02-26" calcext:value-type="date">
            <text:p>02/26/16</text:p>
          </table:table-cell>
          <table:table-cell table:style-name="ce764" table:formula="of:=['Olive '.O185]" office:value-type="date" office:date-value="2016-03-16" calcext:value-type="date">
            <text:p>03/16/16</text:p>
          </table:table-cell>
          <table:table-cell table:style-name="ce756" table:formula="of:=['Olive '.P185]"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86]" office:value-type="string" office:string-value="Hardware" calcext:value-type="string">
            <text:p>Hardware</text:p>
          </table:table-cell>
          <table:table-cell table:style-name="ce752" table:formula="of:=['Olive '.B186]" office:value-type="string" office:string-value="HD-BT0052" calcext:value-type="string">
            <text:p>HD-BT0052</text:p>
          </table:table-cell>
          <table:table-cell table:style-name="ce756" table:formula="of:=['Olive '.C186]" office:value-type="string" office:string-value="M4 x 55 Bolt, SHCS Black-OxideMetric Class 12.9 Socket Head Cap Screw M4 Thread, 55mm Length, 0.70mm Pitch" calcext:value-type="string">
            <text:p>M4 x 55 Bolt, SHCS Black-OxideMetric Class 12.9 Socket Head Cap Screw M4 Thread, 55mm Length, 0.70mm Pitch</text:p>
          </table:table-cell>
          <table:table-cell table:style-name="ce752" table:formula="of:=['Olive '.D186]" office:value-type="string" office:string-value="Fastenal" calcext:value-type="string">
            <text:p>Fastenal</text:p>
          </table:table-cell>
          <table:table-cell table:style-name="ce752" table:formula="of:=['Olive '.E186]" office:value-type="string" office:string-value="ZT2530055PF000" calcext:value-type="string">
            <text:p>ZT2530055PF000</text:p>
          </table:table-cell>
          <table:table-cell table:style-name="ce752" table:formula="of:=['Olive '.F186]" office:value-type="string" office:string-value="Fastenal" calcext:value-type="string">
            <text:p>Fastenal</text:p>
          </table:table-cell>
          <table:table-cell table:style-name="ce752" table:formula="of:=['Olive '.G186]" office:value-type="string" office:string-value="ZT2530055PF0000" calcext:value-type="string">
            <text:p>ZT2530055PF0000</text:p>
          </table:table-cell>
          <table:table-cell table:style-name="ce752" table:formula="of:=['Olive '.H186]" office:value-type="float" office:value="2" calcext:value-type="float">
            <text:p>2</text:p>
          </table:table-cell>
          <table:table-cell table:style-name="ce752" table:formula="of:=['Olive '.I186]" office:value-type="string" office:string-value="ea" calcext:value-type="string">
            <text:p>ea</text:p>
          </table:table-cell>
          <table:table-cell table:style-name="ce752" table:formula="of:=['Olive '.J186]" office:value-type="float" office:value="0.0782" calcext:value-type="float">
            <text:p>0.0782</text:p>
          </table:table-cell>
          <table:table-cell table:style-name="ce752" table:formula="of:=['Olive '.K186]" office:value-type="float" office:value="0.1564" calcext:value-type="float">
            <text:p>0.1564</text:p>
          </table:table-cell>
          <table:table-cell table:formula="of:=[.H176]*[.$L$2]" office:value-type="float" office:value="6100" calcext:value-type="float">
            <text:p>6,100</text:p>
          </table:table-cell>
          <table:table-cell table:style-name="ce752" table:formula="of:=['Olive '.M186]" office:value-type="string" office:string-value="PO12259" calcext:value-type="string">
            <text:p>PO12259</text:p>
          </table:table-cell>
          <table:table-cell table:style-name="ce764" table:formula="of:=['Olive '.N185]" office:value-type="date" office:date-value="2016-02-26" calcext:value-type="date">
            <text:p>02/26/16</text:p>
          </table:table-cell>
          <table:table-cell table:style-name="ce764" table:formula="of:=['Olive '.O186]" office:value-type="date" office:date-value="2016-03-16" calcext:value-type="date">
            <text:p>03/16/16</text:p>
          </table:table-cell>
          <table:table-cell table:style-name="ce756" table:formula="of:=['Olive '.P186]"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87]" office:value-type="string" office:string-value="Hardware" calcext:value-type="string">
            <text:p>Hardware</text:p>
          </table:table-cell>
          <table:table-cell table:style-name="ce752" table:formula="of:=['Olive '.B187]" office:value-type="string" office:string-value="HD-BT0049" calcext:value-type="string">
            <text:p>HD-BT0049</text:p>
          </table:table-cell>
          <table:table-cell table:style-name="ce756" table:formula="of:=['Olive '.C187]" office:value-type="string" office:string-value="Metric Class 12.9 Socket Head Cap Screw, Alloy Steel, M5 thread, 14MM length, 0.80MM pitch" calcext:value-type="string">
            <text:p>Metric Class 12.9 Socket Head Cap Screw, Alloy Steel, M5 thread, 14MM length, 0.80MM pitch</text:p>
          </table:table-cell>
          <table:table-cell table:style-name="ce752" table:formula="of:=['Olive '.D187]" office:value-type="string" office:string-value="Fastenal" calcext:value-type="string">
            <text:p>Fastenal</text:p>
          </table:table-cell>
          <table:table-cell table:style-name="ce752" table:formula="of:=['Olive '.E187]" office:value-type="float" office:value="1139539" calcext:value-type="float">
            <text:p>1139539</text:p>
          </table:table-cell>
          <table:table-cell table:style-name="ce752" table:formula="of:=['Olive '.F187]" office:value-type="string" office:string-value="Fastenal" calcext:value-type="string">
            <text:p>Fastenal</text:p>
          </table:table-cell>
          <table:table-cell table:style-name="ce752" table:formula="of:=['Olive '.G187]" office:value-type="string" office:string-value="1139539" calcext:value-type="string">
            <text:p>1139539</text:p>
          </table:table-cell>
          <table:table-cell table:style-name="ce752" table:formula="of:=['Olive '.H187]" office:value-type="float" office:value="6" calcext:value-type="float">
            <text:p>6</text:p>
          </table:table-cell>
          <table:table-cell table:style-name="ce752" table:formula="of:=['Olive '.I187]" office:value-type="string" office:string-value="ea" calcext:value-type="string">
            <text:p>ea</text:p>
          </table:table-cell>
          <table:table-cell table:style-name="ce752" table:formula="of:=['Olive '.J187]" office:value-type="float" office:value="0.0229" calcext:value-type="float">
            <text:p>0.0229</text:p>
          </table:table-cell>
          <table:table-cell table:style-name="ce752" table:formula="of:=['Olive '.K187]" office:value-type="float" office:value="0.1374" calcext:value-type="float">
            <text:p>0.1374</text:p>
          </table:table-cell>
          <table:table-cell table:formula="of:=[.H177]*[.$L$2]" office:value-type="float" office:value="18300" calcext:value-type="float">
            <text:p>18,300</text:p>
          </table:table-cell>
          <table:table-cell table:style-name="ce752" table:formula="of:=['Olive '.M187]" office:value-type="string" office:string-value="PO12259" calcext:value-type="string">
            <text:p>PO12259</text:p>
          </table:table-cell>
          <table:table-cell table:style-name="ce764" table:formula="of:=['Olive '.N186]" office:value-type="date" office:date-value="2016-02-26" calcext:value-type="date">
            <text:p>02/26/16</text:p>
          </table:table-cell>
          <table:table-cell table:style-name="ce764" table:formula="of:=['Olive '.O187]" office:value-type="date" office:date-value="2016-03-16" calcext:value-type="date">
            <text:p>03/16/16</text:p>
          </table:table-cell>
          <table:table-cell table:style-name="ce756" table:formula="of:=['Olive '.P187]"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88]" office:value-type="string" office:string-value="Hardware" calcext:value-type="string">
            <text:p>Hardware</text:p>
          </table:table-cell>
          <table:table-cell table:style-name="ce752" table:formula="of:=['Olive '.B188]" office:value-type="string" office:string-value="HD-BT0048" calcext:value-type="string">
            <text:p>HD-BT0048</text:p>
          </table:table-cell>
          <table:table-cell table:style-name="ce756" table:formula="of:=['Olive '.C188]" office:value-type="string" office:string-value="Metric Class 12.9 Socket Head Cap Screw Alloy Steel, M5 Thread, 10mm Length, 0.80mm Pitch" calcext:value-type="string">
            <text:p>Metric Class 12.9 Socket Head Cap Screw Alloy Steel, M5 Thread, 10mm Length, 0.80mm Pitch</text:p>
          </table:table-cell>
          <table:table-cell table:style-name="ce752" table:formula="of:=['Olive '.D188]" office:value-type="string" office:string-value="Fastenal" calcext:value-type="string">
            <text:p>Fastenal</text:p>
          </table:table-cell>
          <table:table-cell table:style-name="ce752" table:formula="of:=['Olive '.E188]" office:value-type="float" office:value="35844" calcext:value-type="float">
            <text:p>35844</text:p>
          </table:table-cell>
          <table:table-cell table:style-name="ce752" table:formula="of:=['Olive '.F188]" office:value-type="string" office:string-value="Fastenal" calcext:value-type="string">
            <text:p>Fastenal</text:p>
          </table:table-cell>
          <table:table-cell table:style-name="ce752" table:formula="of:=['Olive '.G188]" office:value-type="float" office:value="39544" calcext:value-type="float">
            <text:p>39544</text:p>
          </table:table-cell>
          <table:table-cell table:style-name="ce752" table:formula="of:=['Olive '.H188]" office:value-type="float" office:value="4" calcext:value-type="float">
            <text:p>4</text:p>
          </table:table-cell>
          <table:table-cell table:style-name="ce752" table:formula="of:=['Olive '.I188]" office:value-type="string" office:string-value="ea" calcext:value-type="string">
            <text:p>ea</text:p>
          </table:table-cell>
          <table:table-cell table:style-name="ce752" table:formula="of:=['Olive '.J188]" office:value-type="float" office:value="0.021" calcext:value-type="float">
            <text:p>0.021</text:p>
          </table:table-cell>
          <table:table-cell table:style-name="ce752" table:formula="of:=['Olive '.K188]" office:value-type="float" office:value="0.084" calcext:value-type="float">
            <text:p>0.084</text:p>
          </table:table-cell>
          <table:table-cell table:formula="of:=[.H178]*[.$L$2]" office:value-type="float" office:value="12200" calcext:value-type="float">
            <text:p>12,200</text:p>
          </table:table-cell>
          <table:table-cell table:style-name="ce752" table:formula="of:=['Olive '.M188]" office:value-type="string" office:string-value="PO12259" calcext:value-type="string">
            <text:p>PO12259</text:p>
          </table:table-cell>
          <table:table-cell table:style-name="ce764" table:formula="of:=['Olive '.N187]" office:value-type="date" office:date-value="2016-02-26" calcext:value-type="date">
            <text:p>02/26/16</text:p>
          </table:table-cell>
          <table:table-cell table:style-name="ce764" table:formula="of:=['Olive '.O188]" office:value-type="date" office:date-value="2016-03-16" calcext:value-type="date">
            <text:p>03/16/16</text:p>
          </table:table-cell>
          <table:table-cell table:style-name="ce756" table:formula="of:=['Olive '.P188]"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89]" office:value-type="string" office:string-value="Hardware" calcext:value-type="string">
            <text:p>Hardware</text:p>
          </table:table-cell>
          <table:table-cell table:style-name="ce752" table:formula="of:=['Olive '.B189]" office:value-type="string" office:string-value="HD-BT0041" calcext:value-type="string">
            <text:p>HD-BT0041</text:p>
          </table:table-cell>
          <table:table-cell table:style-name="ce756" table:formula="of:=['Olive '.C189]" office:value-type="string" office:string-value="Metric Class 12.9 Socket Head Cap Screw Alloy Steel, M3 Thread, 25mm Length, 0.50mm Pitch" calcext:value-type="string">
            <text:p>Metric Class 12.9 Socket Head Cap Screw Alloy Steel, M3 Thread, 25mm Length, 0.50mm Pitch</text:p>
          </table:table-cell>
          <table:table-cell table:style-name="ce752" table:formula="of:=['Olive '.D189]" office:value-type="string" office:string-value="Fastenal" calcext:value-type="string">
            <text:p>Fastenal</text:p>
          </table:table-cell>
          <table:table-cell table:style-name="ce752" table:formula="of:=['Olive '.E189]" office:value-type="float" office:value="39508" calcext:value-type="float">
            <text:p>39508</text:p>
          </table:table-cell>
          <table:table-cell table:style-name="ce752" table:formula="of:=['Olive '.F189]" office:value-type="string" office:string-value="Fastenal" calcext:value-type="string">
            <text:p>Fastenal</text:p>
          </table:table-cell>
          <table:table-cell table:style-name="ce752" table:formula="of:=['Olive '.G189]" office:value-type="float" office:value="39508" calcext:value-type="float">
            <text:p>39508</text:p>
          </table:table-cell>
          <table:table-cell table:style-name="ce752" table:formula="of:=['Olive '.H189]" office:value-type="float" office:value="2" calcext:value-type="float">
            <text:p>2</text:p>
          </table:table-cell>
          <table:table-cell table:style-name="ce752" table:formula="of:=['Olive '.I189]" office:value-type="string" office:string-value="ea" calcext:value-type="string">
            <text:p>ea</text:p>
          </table:table-cell>
          <table:table-cell table:style-name="ce752" table:formula="of:=['Olive '.J189]" office:value-type="float" office:value="0.0283" calcext:value-type="float">
            <text:p>0.0283</text:p>
          </table:table-cell>
          <table:table-cell table:style-name="ce752" table:formula="of:=['Olive '.K189]" office:value-type="float" office:value="0.0566" calcext:value-type="float">
            <text:p>0.0566</text:p>
          </table:table-cell>
          <table:table-cell table:formula="of:=[.H179]*[.$L$2]" office:value-type="float" office:value="6100" calcext:value-type="float">
            <text:p>6,100</text:p>
          </table:table-cell>
          <table:table-cell table:style-name="ce752" table:formula="of:=['Olive '.M189]" office:value-type="string" office:string-value="PO12259" calcext:value-type="string">
            <text:p>PO12259</text:p>
          </table:table-cell>
          <table:table-cell table:style-name="ce764" table:formula="of:=['Olive '.N188]" office:value-type="date" office:date-value="2016-02-26" calcext:value-type="date">
            <text:p>02/26/16</text:p>
          </table:table-cell>
          <table:table-cell table:style-name="ce764" table:formula="of:=['Olive '.O189]" office:value-type="date" office:date-value="2016-03-16" calcext:value-type="date">
            <text:p>03/16/16</text:p>
          </table:table-cell>
          <table:table-cell table:style-name="ce756" table:formula="of:=['Olive '.P189]"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90]" office:value-type="string" office:string-value="Hardware" calcext:value-type="string">
            <text:p>Hardware</text:p>
          </table:table-cell>
          <table:table-cell table:style-name="ce752" table:formula="of:=['Olive '.B190]" office:value-type="string" office:string-value="HD-BT0039" calcext:value-type="string">
            <text:p>HD-BT0039</text:p>
          </table:table-cell>
          <table:table-cell table:style-name="ce756" table:formula="of:=['Olive '.C190]" office:value-type="string" office:string-value="Metric Class 12.9 Socket Head Cap Screw, Alloy Steel, M3 Thread, 12MM Length, 0.50MM Pitch" calcext:value-type="string">
            <text:p>Metric Class 12.9 Socket Head Cap Screw, Alloy Steel, M3 Thread, 12MM Length, 0.50MM Pitch</text:p>
          </table:table-cell>
          <table:table-cell table:style-name="ce752" table:formula="of:=['Olive '.D190]" office:value-type="string" office:string-value="Fastenal" calcext:value-type="string">
            <text:p>Fastenal</text:p>
          </table:table-cell>
          <table:table-cell table:style-name="ce752" table:formula="of:=['Olive '.E190]" office:value-type="float" office:value="39505" calcext:value-type="float">
            <text:p>39505</text:p>
          </table:table-cell>
          <table:table-cell table:style-name="ce752" table:formula="of:=['Olive '.F190]" office:value-type="string" office:string-value="Fastenal" calcext:value-type="string">
            <text:p>Fastenal</text:p>
          </table:table-cell>
          <table:table-cell table:style-name="ce752" table:formula="of:=['Olive '.G190]" office:value-type="float" office:value="39505" calcext:value-type="float">
            <text:p>39505</text:p>
          </table:table-cell>
          <table:table-cell table:style-name="ce752" table:formula="of:=['Olive '.H190]" office:value-type="float" office:value="11" calcext:value-type="float">
            <text:p>11</text:p>
          </table:table-cell>
          <table:table-cell table:style-name="ce752" table:formula="of:=['Olive '.I190]" office:value-type="string" office:string-value="ea" calcext:value-type="string">
            <text:p>ea</text:p>
          </table:table-cell>
          <table:table-cell table:style-name="ce752" table:formula="of:=['Olive '.J190]" office:value-type="float" office:value="0.011" calcext:value-type="float">
            <text:p>0.011</text:p>
          </table:table-cell>
          <table:table-cell table:style-name="ce752" table:formula="of:=['Olive '.K190]" office:value-type="float" office:value="0.121" calcext:value-type="float">
            <text:p>0.121</text:p>
          </table:table-cell>
          <table:table-cell table:formula="of:=[.H180]*[.$L$2]" office:value-type="float" office:value="33550" calcext:value-type="float">
            <text:p>33,550</text:p>
          </table:table-cell>
          <table:table-cell table:style-name="ce752" table:formula="of:=['Olive '.M190]" office:value-type="string" office:string-value="PO12259" calcext:value-type="string">
            <text:p>PO12259</text:p>
          </table:table-cell>
          <table:table-cell table:style-name="ce764" table:formula="of:=['Olive '.N189]" office:value-type="date" office:date-value="2016-02-26" calcext:value-type="date">
            <text:p>02/26/16</text:p>
          </table:table-cell>
          <table:table-cell table:style-name="ce764" table:formula="of:=['Olive '.O190]" office:value-type="date" office:date-value="2016-03-16" calcext:value-type="date">
            <text:p>03/16/16</text:p>
          </table:table-cell>
          <table:table-cell table:style-name="ce756" table:formula="of:=['Olive '.P190]"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91]" office:value-type="string" office:string-value="Hardware" calcext:value-type="string">
            <text:p>Hardware</text:p>
          </table:table-cell>
          <table:table-cell table:style-name="ce752" table:formula="of:=['Olive '.B191]" office:value-type="string" office:string-value="HD-BT0012" calcext:value-type="string">
            <text:p>HD-BT0012</text:p>
          </table:table-cell>
          <table:table-cell table:style-name="ce756" table:formula="of:=['Olive '.C191]" office:value-type="string" office:string-value="M3 Set Screw (Grub Screw)" calcext:value-type="string">
            <text:p>M3 Set Screw (Grub Screw)</text:p>
          </table:table-cell>
          <table:table-cell table:style-name="ce752" table:formula="of:=['Olive '.D191]" office:value-type="string" office:string-value="Fastenal" calcext:value-type="string">
            <text:p>Fastenal</text:p>
          </table:table-cell>
          <table:table-cell table:style-name="ce752" table:formula="of:=['Olive '.E191]" office:value-type="float" office:value="40818" calcext:value-type="float">
            <text:p>40818</text:p>
          </table:table-cell>
          <table:table-cell table:style-name="ce752" table:formula="of:=['Olive '.F191]" office:value-type="string" office:string-value="Fastenal" calcext:value-type="string">
            <text:p>Fastenal</text:p>
          </table:table-cell>
          <table:table-cell table:style-name="ce752" table:formula="of:=['Olive '.G191]" office:value-type="float" office:value="40818" calcext:value-type="float">
            <text:p>40818</text:p>
          </table:table-cell>
          <table:table-cell table:style-name="ce752" table:formula="of:=['Olive '.H191]" office:value-type="float" office:value="11" calcext:value-type="float">
            <text:p>11</text:p>
          </table:table-cell>
          <table:table-cell table:style-name="ce752" table:formula="of:=['Olive '.I191]" office:value-type="string" office:string-value="ea" calcext:value-type="string">
            <text:p>ea</text:p>
          </table:table-cell>
          <table:table-cell table:style-name="ce752" table:formula="of:=['Olive '.J191]" office:value-type="float" office:value="0.018" calcext:value-type="float">
            <text:p>0.018</text:p>
          </table:table-cell>
          <table:table-cell table:style-name="ce752" table:formula="of:=['Olive '.K191]" office:value-type="float" office:value="0.198" calcext:value-type="float">
            <text:p>0.198</text:p>
          </table:table-cell>
          <table:table-cell table:formula="of:=[.H181]*[.$L$2]" office:value-type="float" office:value="33550" calcext:value-type="float">
            <text:p>33,550</text:p>
          </table:table-cell>
          <table:table-cell table:style-name="ce752" table:formula="of:=['Olive '.M191]" office:value-type="string" office:string-value="PO12259" calcext:value-type="string">
            <text:p>PO12259</text:p>
          </table:table-cell>
          <table:table-cell table:style-name="ce764" table:formula="of:=['Olive '.N190]" office:value-type="date" office:date-value="2016-02-26" calcext:value-type="date">
            <text:p>02/26/16</text:p>
          </table:table-cell>
          <table:table-cell table:style-name="ce764" table:formula="of:=['Olive '.O191]" office:value-type="date" office:date-value="2016-03-16" calcext:value-type="date">
            <text:p>03/16/16</text:p>
          </table:table-cell>
          <table:table-cell table:style-name="ce756" table:formula="of:=['Olive '.P191]"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92]" office:value-type="string" office:string-value="Hardware" calcext:value-type="string">
            <text:p>Hardware</text:p>
          </table:table-cell>
          <table:table-cell table:style-name="ce752" table:formula="of:=['Olive '.B192]" office:value-type="string" office:string-value="HD-BT0010" calcext:value-type="string">
            <text:p>HD-BT0010</text:p>
          </table:table-cell>
          <table:table-cell table:style-name="ce756" table:formula="of:=['Olive '.C192]" office:value-type="string" office:string-value="M4 x 20 Bolt SHCS Black-Oxide" calcext:value-type="string">
            <text:p>M4 x 20 Bolt SHCS Black-Oxide</text:p>
          </table:table-cell>
          <table:table-cell table:style-name="ce752" table:formula="of:=['Olive '.D192]" office:value-type="string" office:string-value="Fastenal" calcext:value-type="string">
            <text:p>Fastenal</text:p>
          </table:table-cell>
          <table:table-cell table:style-name="ce752" table:formula="of:=['Olive '.E192]" office:value-type="float" office:value="1139527" calcext:value-type="float">
            <text:p>1139527</text:p>
          </table:table-cell>
          <table:table-cell table:style-name="ce752" table:formula="of:=['Olive '.F192]" office:value-type="string" office:string-value="Fastenal" calcext:value-type="string">
            <text:p>Fastenal</text:p>
          </table:table-cell>
          <table:table-cell table:style-name="ce752" table:formula="of:=['Olive '.G192]" office:value-type="float" office:value="1139527" calcext:value-type="float">
            <text:p>1139527</text:p>
          </table:table-cell>
          <table:table-cell table:style-name="ce752" table:formula="of:=['Olive '.H192]" office:value-type="float" office:value="2" calcext:value-type="float">
            <text:p>2</text:p>
          </table:table-cell>
          <table:table-cell table:style-name="ce752" table:formula="of:=['Olive '.I192]" office:value-type="string" office:string-value="ea" calcext:value-type="string">
            <text:p>ea</text:p>
          </table:table-cell>
          <table:table-cell table:style-name="ce752" table:formula="of:=['Olive '.J192]" office:value-type="float" office:value="0.014" calcext:value-type="float">
            <text:p>0.014</text:p>
          </table:table-cell>
          <table:table-cell table:style-name="ce752" table:formula="of:=['Olive '.K192]" office:value-type="float" office:value="0.028" calcext:value-type="float">
            <text:p>0.028</text:p>
          </table:table-cell>
          <table:table-cell table:formula="of:=[.H182]*[.$L$2]" office:value-type="float" office:value="6100" calcext:value-type="float">
            <text:p>6,100</text:p>
          </table:table-cell>
          <table:table-cell table:style-name="ce752" table:formula="of:=['Olive '.M192]" office:value-type="string" office:string-value="PO12259" calcext:value-type="string">
            <text:p>PO12259</text:p>
          </table:table-cell>
          <table:table-cell table:style-name="ce764" table:formula="of:=['Olive '.N191]" office:value-type="date" office:date-value="2016-02-26" calcext:value-type="date">
            <text:p>02/26/16</text:p>
          </table:table-cell>
          <table:table-cell table:style-name="ce764" table:formula="of:=['Olive '.O192]" office:value-type="date" office:date-value="2016-03-16" calcext:value-type="date">
            <text:p>03/16/16</text:p>
          </table:table-cell>
          <table:table-cell table:style-name="ce756" table:formula="of:=['Olive '.P192]"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93]" office:value-type="string" office:string-value="Hardware" calcext:value-type="string">
            <text:p>Hardware</text:p>
          </table:table-cell>
          <table:table-cell table:style-name="ce752" table:formula="of:=['Olive '.B193]" office:value-type="string" office:string-value="HD-BT0082" calcext:value-type="string">
            <text:p>HD-BT0082</text:p>
          </table:table-cell>
          <table:table-cell table:style-name="ce756" table:formula="of:=['Olive '.C193]" office:value-type="string" office:string-value="Metric 18-8 SS Flat Head Socket Cap Screw M3 Size, 16mm Length, .50mm Pitch, packs of 100" calcext:value-type="string">
            <text:p>Metric 18-8 SS Flat Head Socket Cap Screw M3 Size, 16mm Length, .50mm Pitch, packs of 100</text:p>
          </table:table-cell>
          <table:table-cell table:style-name="ce752" table:formula="of:=['Olive '.D193]" office:value-type="float" office:value="0" calcext:value-type="float">
            <text:p>0</text:p>
          </table:table-cell>
          <table:table-cell table:style-name="ce752" table:formula="of:=['Olive '.E193]" office:value-type="float" office:value="0" calcext:value-type="float">
            <text:p>0</text:p>
          </table:table-cell>
          <table:table-cell table:style-name="ce752" table:formula="of:=['Olive '.F193]" office:value-type="string" office:string-value="McMaster-Carr" calcext:value-type="string">
            <text:p>McMaster-Carr</text:p>
          </table:table-cell>
          <table:table-cell table:style-name="ce752" table:formula="of:=['Olive '.G193]" office:value-type="string" office:string-value="92125A134" calcext:value-type="string">
            <text:p>92125A134</text:p>
          </table:table-cell>
          <table:table-cell table:style-name="ce752" table:formula="of:=['Olive '.H193]" office:value-type="float" office:value="5" calcext:value-type="float">
            <text:p>5</text:p>
          </table:table-cell>
          <table:table-cell table:style-name="ce752" table:formula="of:=['Olive '.I193]" office:value-type="string" office:string-value="ea" calcext:value-type="string">
            <text:p>ea</text:p>
          </table:table-cell>
          <table:table-cell table:style-name="ce752" table:formula="of:=['Olive '.J193]" office:value-type="float" office:value="0.062" calcext:value-type="float">
            <text:p>0.062</text:p>
          </table:table-cell>
          <table:table-cell table:style-name="ce752" table:formula="of:=['Olive '.K193]" office:value-type="float" office:value="0.31" calcext:value-type="float">
            <text:p>0.31</text:p>
          </table:table-cell>
          <table:table-cell table:formula="of:=[.H183]*[.$L$2]" office:value-type="float" office:value="15250" calcext:value-type="float">
            <text:p>15,250</text:p>
          </table:table-cell>
          <table:table-cell table:style-name="ce752" table:formula="of:=['Olive '.M193]" office:value-type="string" office:string-value="PO12259" calcext:value-type="string">
            <text:p>PO12259</text:p>
          </table:table-cell>
          <table:table-cell table:style-name="ce764" table:formula="of:=['Olive '.N192]" office:value-type="date" office:date-value="2016-02-26" calcext:value-type="date">
            <text:p>02/26/16</text:p>
          </table:table-cell>
          <table:table-cell table:style-name="ce764" table:formula="of:=['Olive '.O193]" office:value-type="date" office:date-value="2016-03-16" calcext:value-type="date">
            <text:p>03/16/16</text:p>
          </table:table-cell>
          <table:table-cell table:style-name="ce756" table:formula="of:=['Olive '.P193]"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93]" office:value-type="string" office:string-value="Hardware" calcext:value-type="string">
            <text:p>Hardware</text:p>
          </table:table-cell>
          <table:table-cell table:style-name="ce752" table:formula="of:=['Olive '.B193]" office:value-type="string" office:string-value="HD-BT0082" calcext:value-type="string">
            <text:p>HD-BT0082</text:p>
          </table:table-cell>
          <table:table-cell table:style-name="ce756" table:formula="of:=['Olive '.C193]" office:value-type="string" office:string-value="Metric 18-8 SS Flat Head Socket Cap Screw M3 Size, 16mm Length, .50mm Pitch, packs of 100" calcext:value-type="string">
            <text:p>Metric 18-8 SS Flat Head Socket Cap Screw M3 Size, 16mm Length, .50mm Pitch, packs of 100</text:p>
          </table:table-cell>
          <table:table-cell table:style-name="ce752" table:formula="of:=['Olive '.D193]" office:value-type="float" office:value="0" calcext:value-type="float">
            <text:p>0</text:p>
          </table:table-cell>
          <table:table-cell table:style-name="ce752" table:formula="of:=['Olive '.E193]" office:value-type="float" office:value="0" calcext:value-type="float">
            <text:p>0</text:p>
          </table:table-cell>
          <table:table-cell table:style-name="ce752" table:formula="of:=['Olive '.F193]" office:value-type="string" office:string-value="McMaster-Carr" calcext:value-type="string">
            <text:p>McMaster-Carr</text:p>
          </table:table-cell>
          <table:table-cell table:style-name="ce752" table:formula="of:=['Olive '.G193]" office:value-type="string" office:string-value="92125A134" calcext:value-type="string">
            <text:p>92125A134</text:p>
          </table:table-cell>
          <table:table-cell table:style-name="ce752" table:formula="of:=['Olive '.H193]" office:value-type="float" office:value="5" calcext:value-type="float">
            <text:p>5</text:p>
          </table:table-cell>
          <table:table-cell table:style-name="ce752" table:formula="of:=['Olive '.I193]" office:value-type="string" office:string-value="ea" calcext:value-type="string">
            <text:p>ea</text:p>
          </table:table-cell>
          <table:table-cell table:style-name="ce752" table:formula="of:=['Olive '.J193]" office:value-type="float" office:value="0.062" calcext:value-type="float">
            <text:p>0.062</text:p>
          </table:table-cell>
          <table:table-cell table:style-name="ce752" table:formula="of:=['Olive '.K193]" office:value-type="float" office:value="0.31" calcext:value-type="float">
            <text:p>0.31</text:p>
          </table:table-cell>
          <table:table-cell table:formula="of:=[.H184]*[.$L$2]" office:value-type="float" office:value="15250" calcext:value-type="float">
            <text:p>15,250</text:p>
          </table:table-cell>
          <table:table-cell table:style-name="ce752" table:formula="of:=['Olive '.M193]" office:value-type="string" office:string-value="PO12259" calcext:value-type="string">
            <text:p>PO12259</text:p>
          </table:table-cell>
          <table:table-cell table:style-name="ce764" table:formula="of:=['Olive '.N193]" office:value-type="date" office:date-value="2016-02-26" calcext:value-type="date">
            <text:p>02/26/16</text:p>
          </table:table-cell>
          <table:table-cell table:style-name="ce764" table:formula="of:=['Olive '.O193]" office:value-type="date" office:date-value="2016-03-16" calcext:value-type="date">
            <text:p>03/16/16</text:p>
          </table:table-cell>
          <table:table-cell table:style-name="ce756" table:formula="of:=['Olive '.P193]" office:value-type="string" office:string-value="Received first delivery  All ordered for Olive, monthly delivery qtys given to Fastenal" calcext:value-type="string">
            <text:p>Received first delivery <text:s/>All ordered for Olive, monthly delivery qtys given to Fastenal</text:p>
          </table:table-cell>
          <table:table-cell table:number-columns-repeated="1008"/>
        </table:table-row>
        <table:table-row table:style-name="ro5">
          <table:table-cell table:style-name="ce752" table:formula="of:=['Olive '.A194]" office:value-type="string" office:string-value="Hardware" calcext:value-type="string">
            <text:p>Hardware</text:p>
          </table:table-cell>
          <table:table-cell table:style-name="ce752" table:formula="of:=['Olive '.B194]" office:value-type="string" office:string-value="HD-MS0062" calcext:value-type="string">
            <text:p>HD-MS0062</text:p>
          </table:table-cell>
          <table:table-cell table:style-name="ce756" table:formula="of:=['Olive '.C194]" office:value-type="string" office:string-value="Metric Aluminum Unthreaded Spacer, 8MM OD, 8MM Length, M5 Screw Size" calcext:value-type="string">
            <text:p>Metric Aluminum Unthreaded Spacer, 8MM OD, 8MM Length, M5 Screw Size</text:p>
          </table:table-cell>
          <table:table-cell table:style-name="ce752" table:formula="of:=['Olive '.D194]" office:value-type="string" office:string-value="Fastenal" calcext:value-type="string">
            <text:p>Fastenal</text:p>
          </table:table-cell>
          <table:table-cell table:style-name="ce752" table:formula="of:=['Olive '.E194]" office:value-type="float" office:value="11485208" calcext:value-type="float">
            <text:p>11485208</text:p>
          </table:table-cell>
          <table:table-cell table:style-name="ce752" table:formula="of:=['Olive '.F194]" office:value-type="string" office:string-value="Fastenal" calcext:value-type="string">
            <text:p>Fastenal</text:p>
          </table:table-cell>
          <table:table-cell table:style-name="ce752" table:formula="of:=['Olive '.G194]" office:value-type="float" office:value="11485208" calcext:value-type="float">
            <text:p>11485208</text:p>
          </table:table-cell>
          <table:table-cell table:style-name="ce752" table:formula="of:=['Olive '.H194]" office:value-type="float" office:value="2" calcext:value-type="float">
            <text:p>2</text:p>
          </table:table-cell>
          <table:table-cell table:style-name="ce752" table:formula="of:=['Olive '.I194]" office:value-type="string" office:string-value="ea" calcext:value-type="string">
            <text:p>ea</text:p>
          </table:table-cell>
          <table:table-cell table:style-name="ce752" table:formula="of:=['Olive '.J194]" office:value-type="float" office:value="0.1685" calcext:value-type="float">
            <text:p>0.1685</text:p>
          </table:table-cell>
          <table:table-cell table:style-name="ce752" table:formula="of:=['Olive '.K194]" office:value-type="float" office:value="0.337" calcext:value-type="float">
            <text:p>0.337</text:p>
          </table:table-cell>
          <table:table-cell table:formula="of:=[.H185]*[.$L$2]" office:value-type="float" office:value="6100" calcext:value-type="float">
            <text:p>6,100</text:p>
          </table:table-cell>
          <table:table-cell table:style-name="ce752" table:formula="of:=['Olive '.M194]" office:value-type="string" office:string-value="PO12205" calcext:value-type="string">
            <text:p>PO12205</text:p>
          </table:table-cell>
          <table:table-cell table:style-name="ce764" table:formula="of:=['Olive '.N194]" office:value-type="date" office:date-value="2016-02-25" calcext:value-type="date">
            <text:p>02/25/16</text:p>
          </table:table-cell>
          <table:table-cell table:style-name="ce764" table:formula="of:=['Olive '.O194]" office:value-type="date" office:date-value="2016-03-18" calcext:value-type="date">
            <text:p>03/18/16</text:p>
          </table:table-cell>
          <table:table-cell table:style-name="ce756" table:formula="of:=['Olive '.P194]" office:value-type="string" office:string-value="Non-standard (LEADTIME) PO to Fastenal. KG     ** All the qts on this PO are for the entire run of Olive for just these parts - pulling in because they are non-standard items which are not stocked. They must be ordered and pulled in special from Fastenal. TS" calcext:value-type="string">
            <text:p>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number-columns-repeated="1008"/>
        </table:table-row>
        <table:table-row table:style-name="ro5">
          <table:table-cell table:style-name="ce752" table:formula="of:=['Olive '.A195]" office:value-type="string" office:string-value="Hardware" calcext:value-type="string">
            <text:p>Hardware</text:p>
          </table:table-cell>
          <table:table-cell table:style-name="ce752" table:formula="of:=['Olive '.B195]" office:value-type="string" office:string-value="HD-EX0061" calcext:value-type="string">
            <text:p>HD-EX0061</text:p>
          </table:table-cell>
          <table:table-cell table:style-name="ce756" table:formula="of:=['Olive '.C195]" office:value-type="string" office:string-value="T-Slot Extrusion, Aluminum, 20mm x 20mm x 510mm, Black " calcext:value-type="string">
            <text:p>T-Slot Extrusion, Aluminum, 20mm x 20mm x 510mm, Black </text:p>
          </table:table-cell>
          <table:table-cell table:style-name="ce752" table:formula="of:=['Olive '.D195]" office:value-type="string" office:string-value="In Position Technologies/T-Slot " calcext:value-type="string">
            <text:p>In Position Technologies/T-Slot </text:p>
          </table:table-cell>
          <table:table-cell table:style-name="ce752" table:formula="of:=['Olive '.E195]" office:value-type="float" office:value="650145" calcext:value-type="float">
            <text:p>650145</text:p>
          </table:table-cell>
          <table:table-cell table:style-name="ce752" table:formula="of:=['Olive '.F195]" office:value-type="string" office:string-value="In Position Technologies/T-Slot " calcext:value-type="string">
            <text:p>In Position Technologies/T-Slot </text:p>
          </table:table-cell>
          <table:table-cell table:style-name="ce752" table:formula="of:=['Olive '.G195]" office:value-type="float" office:value="650145" calcext:value-type="float">
            <text:p>650145</text:p>
          </table:table-cell>
          <table:table-cell table:style-name="ce752" table:formula="of:=['Olive '.H195]" office:value-type="float" office:value="4" calcext:value-type="float">
            <text:p>4</text:p>
          </table:table-cell>
          <table:table-cell table:style-name="ce752" table:formula="of:=['Olive '.I195]" office:value-type="string" office:string-value="pcs" calcext:value-type="string">
            <text:p>pcs</text:p>
          </table:table-cell>
          <table:table-cell table:style-name="ce752" table:formula="of:=['Olive '.J195]" office:value-type="float" office:value="4.21" calcext:value-type="float">
            <text:p>4.21</text:p>
          </table:table-cell>
          <table:table-cell table:style-name="ce752" table:formula="of:=['Olive '.K195]" office:value-type="float" office:value="16.84" calcext:value-type="float">
            <text:p>16.84</text:p>
          </table:table-cell>
          <table:table-cell table:formula="of:=[.H186]*[.$L$2]" office:value-type="float" office:value="12200" calcext:value-type="float">
            <text:p>12,200</text:p>
          </table:table-cell>
          <table:table-cell table:style-name="ce752"/>
          <table:table-cell table:style-name="ce764" table:number-columns-repeated="2"/>
          <table:table-cell table:style-name="ce756" table:formula="of:=['Olive '.P195]" office:value-type="string" office:string-value="150 kits from stock and have those ready to ship the first week in February.  The balance will ship the week of February 15th.  After that, everything will roll on schedule as written.  &#10;&#10; &#10;&#10;The balance will ship the week of February 15th.&#10;&#10; &#10;&#10;After that, everything will roll on schedule as written.  Olive will have 4 scheduled deliveries, 4 weeks apart (each delivery will have 6 weeks of production at 125 units per week). TS " calcext:value-type="string">
            <text:p>150 kits from stock and have those ready to ship the first week in February.  The balance will ship the week of February 15th.  After that, everything will roll on schedule as written.  </text:p>
            <text:p/>
            <text:p> </text:p>
            <text:p/>
            <text:p>The balance will ship the week of February 15th.</text:p>
            <text:p/>
            <text:p> </text:p>
            <text:p/>
            <text:p>After that, everything will roll on schedule as written.  Olive will have 4 scheduled deliveries, 4 weeks apart (each delivery will have 6 weeks of production at 125 units per week). TS </text:p>
          </table:table-cell>
          <table:table-cell table:number-columns-repeated="1008"/>
        </table:table-row>
        <table:table-row table:style-name="ro5">
          <table:table-cell table:style-name="ce752" table:formula="of:=['Olive '.A196]" office:value-type="string" office:string-value="Hardware" calcext:value-type="string">
            <text:p>Hardware</text:p>
          </table:table-cell>
          <table:table-cell table:style-name="ce752" table:formula="of:=['Olive '.B196]" office:value-type="string" office:string-value="HD-WA0013" calcext:value-type="string">
            <text:p>HD-WA0013</text:p>
          </table:table-cell>
          <table:table-cell table:style-name="ce756" table:formula="of:=['Olive '.C196]" office:value-type="string" office:string-value="Steel Flat Washer, DIN 125 Zinc-Plated Class 4, M2.5 screw sz, 6MM OD, .45MM-.55MM thick" calcext:value-type="string">
            <text:p>Steel Flat Washer, DIN 125 Zinc-Plated Class 4, M2.5 screw sz, 6MM OD, .45MM-.55MM thick</text:p>
          </table:table-cell>
          <table:table-cell table:style-name="ce752" table:formula="of:=['Olive '.D196]" office:value-type="string" office:string-value="Fastenal" calcext:value-type="string">
            <text:p>Fastenal</text:p>
          </table:table-cell>
          <table:table-cell table:style-name="ce752" table:formula="of:=['Olive '.E196]" office:value-type="float" office:value="40351" calcext:value-type="float">
            <text:p>40351</text:p>
          </table:table-cell>
          <table:table-cell table:style-name="ce752" table:formula="of:=['Olive '.F196]" office:value-type="string" office:string-value="Fastenal" calcext:value-type="string">
            <text:p>Fastenal</text:p>
          </table:table-cell>
          <table:table-cell table:style-name="ce752" table:formula="of:=['Olive '.G196]" office:value-type="float" office:value="40351" calcext:value-type="float">
            <text:p>40351</text:p>
          </table:table-cell>
          <table:table-cell table:style-name="ce752" table:formula="of:=['Olive '.H196]" office:value-type="float" office:value="4" calcext:value-type="float">
            <text:p>4</text:p>
          </table:table-cell>
          <table:table-cell table:style-name="ce752" table:formula="of:=['Olive '.I196]" office:value-type="string" office:string-value="ea" calcext:value-type="string">
            <text:p>ea</text:p>
          </table:table-cell>
          <table:table-cell table:style-name="ce752" table:formula="of:=['Olive '.J196]" office:value-type="float" office:value="0.0023" calcext:value-type="float">
            <text:p>0.0023</text:p>
          </table:table-cell>
          <table:table-cell table:style-name="ce752" table:formula="of:=['Olive '.K196]" office:value-type="float" office:value="0.0092" calcext:value-type="float">
            <text:p>0.0092</text:p>
          </table:table-cell>
          <table:table-cell table:formula="of:=[.H187]*[.$L$2]" office:value-type="float" office:value="12200" calcext:value-type="float">
            <text:p>12,200</text:p>
          </table:table-cell>
          <table:table-cell table:style-name="ce752" table:formula="of:=['Olive '.M196]" office:value-type="string" office:string-value="PO12259" calcext:value-type="string">
            <text:p>PO12259</text:p>
          </table:table-cell>
          <table:table-cell table:style-name="ce764" table:formula="of:=['Olive '.N196]" office:value-type="date" office:date-value="2016-02-26" calcext:value-type="date">
            <text:p>02/26/16</text:p>
          </table:table-cell>
          <table:table-cell table:style-name="ce764" table:formula="of:=['Olive '.O196]" office:value-type="date" office:date-value="2016-03-16" calcext:value-type="date">
            <text:p>03/16/16</text:p>
          </table:table-cell>
          <table:table-cell table:style-name="ce756" table:formula="of:=['Olive '.P196]" office:value-type="string" office:string-value="Received 3,193   Received first delivery  All ordered for Olive, monthly delivery qtys given to Fastenal" calcext:value-type="string">
            <text:p>Received 3,193 <text:s text:c="2"/>Received first delivery <text:s/>All ordered for Olive, monthly delivery qtys given to Fastenal</text:p>
          </table:table-cell>
          <table:table-cell table:number-columns-repeated="1008"/>
        </table:table-row>
        <table:table-row table:style-name="ro5">
          <table:table-cell table:style-name="ce752" table:formula="of:=['Olive '.A197]" office:value-type="string" office:string-value="Hardware" calcext:value-type="string">
            <text:p>Hardware</text:p>
          </table:table-cell>
          <table:table-cell table:style-name="ce752" table:formula="of:=['Olive '.B197]" office:value-type="string" office:string-value="HD-BT0054" calcext:value-type="string">
            <text:p>HD-BT0054</text:p>
          </table:table-cell>
          <table:table-cell table:style-name="ce756" table:formula="of:=['Olive '.C197]" office:value-type="string" office:string-value="Metric Class 12.9 Socket Head Cap Screw, Alloy Steel, M2.5 Thread, 12MM Length, 0.45MM Pitch" calcext:value-type="string">
            <text:p>Metric Class 12.9 Socket Head Cap Screw, Alloy Steel, M2.5 Thread, 12MM Length, 0.45MM Pitch</text:p>
          </table:table-cell>
          <table:table-cell table:style-name="ce752" table:formula="of:=['Olive '.D197]" office:value-type="string" office:string-value="Fastenal" calcext:value-type="string">
            <text:p>Fastenal</text:p>
          </table:table-cell>
          <table:table-cell table:style-name="ce752" table:formula="of:=['Olive '.E197]" office:value-type="float" office:value="134612" calcext:value-type="float">
            <text:p>134612</text:p>
          </table:table-cell>
          <table:table-cell table:style-name="ce752" table:formula="of:=['Olive '.F197]" office:value-type="string" office:string-value="McMaster-Carr" calcext:value-type="string">
            <text:p>McMaster-Carr</text:p>
          </table:table-cell>
          <table:table-cell table:style-name="ce752" table:formula="of:=['Olive '.G197]" office:value-type="string" office:string-value="91290A104" calcext:value-type="string">
            <text:p>91290A104</text:p>
          </table:table-cell>
          <table:table-cell table:style-name="ce752" table:formula="of:=['Olive '.H197]" office:value-type="float" office:value="4" calcext:value-type="float">
            <text:p>4</text:p>
          </table:table-cell>
          <table:table-cell table:style-name="ce752" table:formula="of:=['Olive '.I197]" office:value-type="string" office:string-value="ea" calcext:value-type="string">
            <text:p>ea</text:p>
          </table:table-cell>
          <table:table-cell table:style-name="ce752" table:formula="of:=['Olive '.J197]" office:value-type="float" office:value="0.035" calcext:value-type="float">
            <text:p>0.035</text:p>
          </table:table-cell>
          <table:table-cell table:style-name="ce752" table:formula="of:=['Olive '.K197]" office:value-type="float" office:value="0.14" calcext:value-type="float">
            <text:p>0.14</text:p>
          </table:table-cell>
          <table:table-cell table:formula="of:=[.H188]*[.$L$2]" office:value-type="float" office:value="12200" calcext:value-type="float">
            <text:p>12,200</text:p>
          </table:table-cell>
          <table:table-cell table:style-name="ce752" table:formula="of:=['Olive '.M197]" office:value-type="string" office:string-value="PO12259" calcext:value-type="string">
            <text:p>PO12259</text:p>
          </table:table-cell>
          <table:table-cell table:style-name="ce764" table:formula="of:=['Olive '.N197]" office:value-type="date" office:date-value="2016-02-26" calcext:value-type="date">
            <text:p>02/26/16</text:p>
          </table:table-cell>
          <table:table-cell table:style-name="ce764" table:formula="of:=['Olive '.O197]" office:value-type="date" office:date-value="2016-03-16" calcext:value-type="date">
            <text:p>03/16/16</text:p>
          </table:table-cell>
          <table:table-cell table:style-name="ce756" table:formula="of:=['Olive '.P197]" office:value-type="string" office:string-value="Received 4000 pc balance 11,250 due  Fastenal" calcext:value-type="string">
            <text:p>Received 4000 pc balance 11,250 due <text:s/>Fastenal</text:p>
          </table:table-cell>
          <table:table-cell table:number-columns-repeated="1008"/>
        </table:table-row>
        <table:table-row table:style-name="ro5">
          <table:table-cell table:style-name="ce752" table:formula="of:=['Olive '.A198]" office:value-type="string" office:string-value="Hardware" calcext:value-type="string">
            <text:p>Hardware</text:p>
          </table:table-cell>
          <table:table-cell table:style-name="ce752" table:formula="of:=['Olive '.B198]" office:value-type="string" office:string-value="HD-BT0155" calcext:value-type="string">
            <text:p>HD-BT0155</text:p>
          </table:table-cell>
          <table:table-cell table:style-name="ce756" table:formula="of:=['Olive '.C198]" office:value-type="string" office:string-value="Black Alloy Steel Flat-Head Socket Cap Screw, Class 10.9, M4 Size, 6mm Length, .70mm Pitch" calcext:value-type="string">
            <text:p>Black Alloy Steel Flat-Head Socket Cap Screw, Class 10.9, M4 Size, 6mm Length, .70mm Pitch</text:p>
          </table:table-cell>
          <table:table-cell table:style-name="ce752" table:formula="of:=['Olive '.D198]" office:value-type="string" office:string-value="Fastenal" calcext:value-type="string">
            <text:p>Fastenal</text:p>
          </table:table-cell>
          <table:table-cell table:style-name="ce752" table:formula="of:=['Olive '.E198]" office:value-type="float" office:value="40931" calcext:value-type="float">
            <text:p>40931</text:p>
          </table:table-cell>
          <table:table-cell table:style-name="ce752" table:formula="of:=['Olive '.F198]" office:value-type="string" office:string-value="McMaster-Carr" calcext:value-type="string">
            <text:p>McMaster-Carr</text:p>
          </table:table-cell>
          <table:table-cell table:style-name="ce752" table:formula="of:=['Olive '.G198]" office:value-type="string" office:string-value="91294A186 " calcext:value-type="string">
            <text:p>91294A186 </text:p>
          </table:table-cell>
          <table:table-cell table:style-name="ce752" table:formula="of:=['Olive '.H198]" office:value-type="float" office:value="5" calcext:value-type="float">
            <text:p>5</text:p>
          </table:table-cell>
          <table:table-cell table:style-name="ce752" table:formula="of:=['Olive '.I198]" office:value-type="string" office:string-value="ea" calcext:value-type="string">
            <text:p>ea</text:p>
          </table:table-cell>
          <table:table-cell table:style-name="ce752" table:formula="of:=['Olive '.J198]" office:value-type="float" office:value="0.01" calcext:value-type="float">
            <text:p>0.01</text:p>
          </table:table-cell>
          <table:table-cell table:style-name="ce752" table:formula="of:=['Olive '.K198]" office:value-type="float" office:value="0.05" calcext:value-type="float">
            <text:p>0.05</text:p>
          </table:table-cell>
          <table:table-cell table:formula="of:=[.H189]*[.$L$2]" office:value-type="float" office:value="15250" calcext:value-type="float">
            <text:p>15,250</text:p>
          </table:table-cell>
          <table:table-cell table:style-name="ce752" table:formula="of:=['Olive '.M198]" office:value-type="string" office:string-value="PO12259" calcext:value-type="string">
            <text:p>PO12259</text:p>
          </table:table-cell>
          <table:table-cell table:style-name="ce764" table:formula="of:=['Olive '.N198]" office:value-type="date" office:date-value="2016-02-26" calcext:value-type="date">
            <text:p>02/26/16</text:p>
          </table:table-cell>
          <table:table-cell table:style-name="ce764" table:formula="of:=['Olive '.O198]" office:value-type="date" office:date-value="2016-03-16" calcext:value-type="date">
            <text:p>03/16/16</text:p>
          </table:table-cell>
          <table:table-cell table:style-name="ce756" table:formula="of:=['Olive '.P198]" office:value-type="string" office:string-value="Received 4000 pc balance 11,250 due  Fastenal" calcext:value-type="string">
            <text:p>Received 4000 pc balance 11,250 due <text:s/>Fastenal</text:p>
          </table:table-cell>
          <table:table-cell table:number-columns-repeated="1008"/>
        </table:table-row>
        <table:table-row table:style-name="ro5">
          <table:table-cell table:style-name="ce752" table:formula="of:=['Olive '.A199]" office:value-type="string" office:string-value="Hardware" calcext:value-type="string">
            <text:p>Hardware</text:p>
          </table:table-cell>
          <table:table-cell table:style-name="ce752" table:formula="of:=['Olive '.B199]" office:value-type="string" office:string-value="HD-BT0053" calcext:value-type="string">
            <text:p>HD-BT0053</text:p>
          </table:table-cell>
          <table:table-cell table:style-name="ce756" table:formula="of:=['Olive '.C199]" office:value-type="string" office:string-value="18-8 SS Flat Head Phillips Machine Screw Black-Oxide Finish, 4-40 Thread, 1/4&quot; Length" calcext:value-type="string">
            <text:p>18-8 SS Flat Head Phillips Machine Screw Black-Oxide Finish, 4-40 Thread, 1/4" Length</text:p>
          </table:table-cell>
          <table:table-cell table:style-name="ce752" table:formula="of:=['Olive '.D199]" office:value-type="string" office:string-value="Fastenal" calcext:value-type="string">
            <text:p>Fastenal</text:p>
          </table:table-cell>
          <table:table-cell table:style-name="ce752" table:formula="of:=['Olive '.E199]" office:value-type="float" office:value="145202" calcext:value-type="float">
            <text:p>145202</text:p>
          </table:table-cell>
          <table:table-cell table:style-name="ce752" table:formula="of:=['Olive '.F199]" office:value-type="string" office:string-value="McMaster-Carr" calcext:value-type="string">
            <text:p>McMaster-Carr</text:p>
          </table:table-cell>
          <table:table-cell table:style-name="ce752" table:formula="of:=['Olive '.G199]" office:value-type="string" office:string-value="96640A054" calcext:value-type="string">
            <text:p>96640A054</text:p>
          </table:table-cell>
          <table:table-cell table:style-name="ce752" table:formula="of:=['Olive '.H199]" office:value-type="float" office:value="4" calcext:value-type="float">
            <text:p>4</text:p>
          </table:table-cell>
          <table:table-cell table:style-name="ce752" table:formula="of:=['Olive '.I199]" office:value-type="string" office:string-value="ea" calcext:value-type="string">
            <text:p>ea</text:p>
          </table:table-cell>
          <table:table-cell table:style-name="ce752" table:formula="of:=['Olive '.J199]" office:value-type="float" office:value="0.0224" calcext:value-type="float">
            <text:p>0.0224</text:p>
          </table:table-cell>
          <table:table-cell table:style-name="ce752" table:formula="of:=['Olive '.K199]" office:value-type="float" office:value="0.0896" calcext:value-type="float">
            <text:p>0.0896</text:p>
          </table:table-cell>
          <table:table-cell table:formula="of:=[.H190]*[.$L$2]" office:value-type="float" office:value="12200" calcext:value-type="float">
            <text:p>12,200</text:p>
          </table:table-cell>
          <table:table-cell table:style-name="ce752" table:formula="of:=['Olive '.M199]" office:value-type="string" office:string-value="PO12259" calcext:value-type="string">
            <text:p>PO12259</text:p>
          </table:table-cell>
          <table:table-cell table:style-name="ce764" table:formula="of:=['Olive '.N199]" office:value-type="date" office:date-value="2016-02-26" calcext:value-type="date">
            <text:p>02/26/16</text:p>
          </table:table-cell>
          <table:table-cell table:style-name="ce764" table:formula="of:=['Olive '.O199]" office:value-type="date" office:date-value="2016-03-16" calcext:value-type="date">
            <text:p>03/16/16</text:p>
          </table:table-cell>
          <table:table-cell table:style-name="ce756" table:formula="of:=['Olive '.P199]" office:value-type="string" office:string-value="attach E1 connector        (3.25.16 Updated costing on this part. TS)" calcext:value-type="string">
            <text:p>attach E1 connector <text:s text:c="7"/>(3.25.16 Updated costing on this part. TS)</text:p>
          </table:table-cell>
          <table:table-cell table:number-columns-repeated="1008"/>
        </table:table-row>
        <table:table-row table:style-name="ro5">
          <table:table-cell table:style-name="ce752" table:formula="of:=['Olive '.A200]" office:value-type="string" office:string-value="Hardware" calcext:value-type="string">
            <text:p>Hardware</text:p>
          </table:table-cell>
          <table:table-cell table:style-name="ce752" table:formula="of:=['Olive '.B200]" office:value-type="string" office:string-value="EL-MS0144" calcext:value-type="string">
            <text:p>EL-MS0144</text:p>
          </table:table-cell>
          <table:table-cell table:style-name="ce756" table:formula="of:=['Olive '.C200]" office:value-type="string" office:string-value="Connector Accessories, Sealing Cap, Shell Size 17" calcext:value-type="string">
            <text:p>Connector Accessories, Sealing Cap, Shell Size 17</text:p>
          </table:table-cell>
          <table:table-cell table:style-name="ce752" table:formula="of:=['Olive '.D200]" office:value-type="string" office:string-value="TE Connectivity AMP Connectors " calcext:value-type="string">
            <text:p>TE Connectivity AMP Connectors </text:p>
          </table:table-cell>
          <table:table-cell table:style-name="ce752" table:formula="of:=['Olive '.E200]" office:value-type="string" office:string-value="207445-3" calcext:value-type="string">
            <text:p>207445-3</text:p>
          </table:table-cell>
          <table:table-cell table:style-name="ce752" table:formula="of:=['Olive '.F200]" office:value-type="string" office:string-value="OnlineComponents.com" calcext:value-type="string">
            <text:p>OnlineComponents.com</text:p>
          </table:table-cell>
          <table:table-cell table:style-name="ce752" table:formula="of:=['Olive '.G200]" office:value-type="string" office:string-value="207445-3" calcext:value-type="string">
            <text:p>207445-3</text:p>
          </table:table-cell>
          <table:table-cell table:style-name="ce752" table:formula="of:=['Olive '.H200]" office:value-type="float" office:value="1" calcext:value-type="float">
            <text:p>1</text:p>
          </table:table-cell>
          <table:table-cell table:style-name="ce752" table:formula="of:=['Olive '.I200]" office:value-type="string" office:string-value="ea" calcext:value-type="string">
            <text:p>ea</text:p>
          </table:table-cell>
          <table:table-cell table:style-name="ce752" table:formula="of:=['Olive '.J200]" office:value-type="float" office:value="1.7339" calcext:value-type="float">
            <text:p>1.7339</text:p>
          </table:table-cell>
          <table:table-cell table:style-name="ce752" table:formula="of:=['Olive '.K200]" office:value-type="float" office:value="1.7339" calcext:value-type="float">
            <text:p>1.7339</text:p>
          </table:table-cell>
          <table:table-cell table:formula="of:=[.H191]*[.$L$2]" office:value-type="float" office:value="3050" calcext:value-type="float">
            <text:p>3,050</text:p>
          </table:table-cell>
          <table:table-cell table:style-name="ce752" table:formula="of:=['Olive '.M200]" office:value-type="string" office:string-value="PO11154" calcext:value-type="string">
            <text:p>PO11154</text:p>
          </table:table-cell>
          <table:table-cell table:style-name="ce764" table:formula="of:=['Olive '.N200]" office:value-type="date" office:date-value="2015-12-17" calcext:value-type="date">
            <text:p>12/17/15</text:p>
          </table:table-cell>
          <table:table-cell table:style-name="ce764" table:formula="of:=['Olive '.O200]" office:value-type="date" office:date-value="2015-12-22" calcext:value-type="date">
            <text:p>12/22/15</text:p>
          </table:table-cell>
          <table:table-cell table:style-name="ce756" table:formula="of:=['Olive '.P200]" office:value-type="string" office:string-value="Received  Qty = 3080 for Nutmeg and Olive. KG  Online order" calcext:value-type="string">
            <text:p>Received <text:s/>Qty = 3080 for Nutmeg and Olive. KG <text:s/>Online order</text:p>
          </table:table-cell>
          <table:table-cell table:number-columns-repeated="1008"/>
        </table:table-row>
        <table:table-row table:style-name="ro5">
          <table:table-cell table:style-name="ce752" table:formula="of:=['Olive '.A201]" office:value-type="string" office:string-value="Hardware/tools" calcext:value-type="string">
            <text:p>Hardware/tools</text:p>
          </table:table-cell>
          <table:table-cell table:style-name="ce752" table:formula="of:=['Olive '.B201]" office:value-type="string" office:string-value="HD-MS0244" calcext:value-type="string">
            <text:p>HD-MS0244</text:p>
          </table:table-cell>
          <table:table-cell table:style-name="ce756" table:formula="of:=['Olive '.C201]" office:value-type="string" office:string-value="Firm White Polyester Felt Strip, 1/4&quot; Thick, 1&quot; Width, Plain Back" calcext:value-type="string">
            <text:p>Firm White Polyester Felt Strip, 1/4" Thick, 1" Width, Plain Back</text:p>
          </table:table-cell>
          <table:table-cell table:style-name="ce752" table:formula="of:=['Olive '.D201]" office:value-type="string" office:string-value="McMaster-Carr" calcext:value-type="string">
            <text:p>McMaster-Carr</text:p>
          </table:table-cell>
          <table:table-cell table:style-name="ce752" table:formula="of:=['Olive '.E201]" office:value-type="string" office:string-value="88085K311" calcext:value-type="string">
            <text:p>88085K311</text:p>
          </table:table-cell>
          <table:table-cell table:style-name="ce752" table:formula="of:=['Olive '.F201]" office:value-type="string" office:string-value="McMaster-Carr" calcext:value-type="string">
            <text:p>McMaster-Carr</text:p>
          </table:table-cell>
          <table:table-cell table:style-name="ce752" table:formula="of:=['Olive '.G201]" office:value-type="string" office:string-value="88085K311" calcext:value-type="string">
            <text:p>88085K311</text:p>
          </table:table-cell>
          <table:table-cell table:style-name="ce752" table:formula="of:=['Olive '.H201]" office:value-type="float" office:value="600" calcext:value-type="float">
            <text:p>600</text:p>
          </table:table-cell>
          <table:table-cell table:style-name="ce752" table:formula="of:=['Olive '.I201]" office:value-type="string" office:string-value="mm" calcext:value-type="string">
            <text:p>mm</text:p>
          </table:table-cell>
          <table:table-cell table:style-name="ce752" table:formula="of:=['Olive '.J201]" office:value-type="float" office:value="0.00147637795275591" calcext:value-type="float">
            <text:p>0.001476378</text:p>
          </table:table-cell>
          <table:table-cell table:style-name="ce752" table:formula="of:=['Olive '.K201]" office:value-type="float" office:value="0.885826771653543" calcext:value-type="float">
            <text:p>0.8858267717</text:p>
          </table:table-cell>
          <table:table-cell table:formula="of:=[.H192]*[.$L$2]" office:value-type="float" office:value="1830000" calcext:value-type="float">
            <text:p>1,830,000</text:p>
          </table:table-cell>
          <table:table-cell table:style-name="ce752" table:formula="of:=['Olive '.M201]" office:value-type="string" office:string-value="PO12083" calcext:value-type="string">
            <text:p>PO12083</text:p>
          </table:table-cell>
          <table:table-cell table:style-name="ce764" table:formula="of:=['Olive '.N201]" office:value-type="date" office:date-value="1899-12-30" calcext:value-type="date">
            <text:p>12/30/99</text:p>
          </table:table-cell>
          <table:table-cell table:style-name="ce764" table:formula="of:=['Olive '.O201]" office:value-type="date" office:date-value="2016-03-22" calcext:value-type="date">
            <text:p>03/22/16</text:p>
          </table:table-cell>
          <table:table-cell table:style-name="ce756" table:formula="of:=['Olive '.P201]" office:value-type="string" office:string-value="Release PO12083  3/14/16 need 6004 ' for Olive McMaster stock available. KG (This is on hold for now, we have plenty in stock to start the run. TS) " calcext:value-type="string">
            <text:p>Release PO12083 <text:s/>3/14/16 need 6004 ' for Olive McMaster stock available. KG (This is on hold for now, we have plenty in stock to start the run. TS) </text:p>
          </table:table-cell>
          <table:table-cell table:number-columns-repeated="1008"/>
        </table:table-row>
        <table:table-row table:style-name="ro5">
          <table:table-cell table:style-name="ce752" table:formula="of:=['Olive '.A200]" office:value-type="string" office:string-value="Hardware" calcext:value-type="string">
            <text:p>Hardware</text:p>
          </table:table-cell>
          <table:table-cell table:style-name="ce752" table:formula="of:=['Olive '.B200]" office:value-type="string" office:string-value="EL-MS0144" calcext:value-type="string">
            <text:p>EL-MS0144</text:p>
          </table:table-cell>
          <table:table-cell table:style-name="ce756" table:formula="of:=['Olive '.C200]" office:value-type="string" office:string-value="Connector Accessories, Sealing Cap, Shell Size 17" calcext:value-type="string">
            <text:p>Connector Accessories, Sealing Cap, Shell Size 17</text:p>
          </table:table-cell>
          <table:table-cell table:style-name="ce752" table:formula="of:=['Olive '.D200]" office:value-type="string" office:string-value="TE Connectivity AMP Connectors " calcext:value-type="string">
            <text:p>TE Connectivity AMP Connectors </text:p>
          </table:table-cell>
          <table:table-cell table:style-name="ce752" table:formula="of:=['Olive '.E200]" office:value-type="string" office:string-value="207445-3" calcext:value-type="string">
            <text:p>207445-3</text:p>
          </table:table-cell>
          <table:table-cell table:style-name="ce752" table:formula="of:=['Olive '.F200]" office:value-type="string" office:string-value="OnlineComponents.com" calcext:value-type="string">
            <text:p>OnlineComponents.com</text:p>
          </table:table-cell>
          <table:table-cell table:style-name="ce752" table:formula="of:=['Olive '.G200]" office:value-type="string" office:string-value="207445-3" calcext:value-type="string">
            <text:p>207445-3</text:p>
          </table:table-cell>
          <table:table-cell table:style-name="ce752" table:formula="of:=['Olive '.H200]" office:value-type="float" office:value="1" calcext:value-type="float">
            <text:p>1</text:p>
          </table:table-cell>
          <table:table-cell table:style-name="ce752" table:formula="of:=['Olive '.I200]" office:value-type="string" office:string-value="ea" calcext:value-type="string">
            <text:p>ea</text:p>
          </table:table-cell>
          <table:table-cell table:style-name="ce752" table:formula="of:=['Olive '.J200]" office:value-type="float" office:value="1.7339" calcext:value-type="float">
            <text:p>1.7339</text:p>
          </table:table-cell>
          <table:table-cell table:style-name="ce752" table:formula="of:=['Olive '.K200]" office:value-type="float" office:value="1.7339" calcext:value-type="float">
            <text:p>1.7339</text:p>
          </table:table-cell>
          <table:table-cell table:formula="of:=[.H193]*[.$L$2]" office:value-type="float" office:value="3050" calcext:value-type="float">
            <text:p>3,050</text:p>
          </table:table-cell>
          <table:table-cell table:style-name="ce752" table:formula="of:=['Olive '.M200]" office:value-type="string" office:string-value="PO11154" calcext:value-type="string">
            <text:p>PO11154</text:p>
          </table:table-cell>
          <table:table-cell table:style-name="ce764" table:formula="of:=['Olive '.N200]" office:value-type="date" office:date-value="2015-12-17" calcext:value-type="date">
            <text:p>12/17/15</text:p>
          </table:table-cell>
          <table:table-cell table:style-name="ce764" table:formula="of:=['Olive '.O200]" office:value-type="date" office:date-value="2015-12-22" calcext:value-type="date">
            <text:p>12/22/15</text:p>
          </table:table-cell>
          <table:table-cell table:style-name="ce756" table:formula="of:=['Olive '.P200]" office:value-type="string" office:string-value="Received  Qty = 3080 for Nutmeg and Olive. KG  Online order" calcext:value-type="string">
            <text:p>Received <text:s/>Qty = 3080 for Nutmeg and Olive. KG <text:s/>Online order</text:p>
          </table:table-cell>
          <table:table-cell table:number-columns-repeated="1008"/>
        </table:table-row>
        <table:table-row table:style-name="ro5">
          <table:table-cell table:style-name="ce752" table:formula="of:=['Olive '.A201]" office:value-type="string" office:string-value="Hardware/tools" calcext:value-type="string">
            <text:p>Hardware/tools</text:p>
          </table:table-cell>
          <table:table-cell table:style-name="ce752" table:formula="of:=['Olive '.B201]" office:value-type="string" office:string-value="HD-MS0244" calcext:value-type="string">
            <text:p>HD-MS0244</text:p>
          </table:table-cell>
          <table:table-cell table:style-name="ce756" table:formula="of:=['Olive '.C201]" office:value-type="string" office:string-value="Firm White Polyester Felt Strip, 1/4&quot; Thick, 1&quot; Width, Plain Back" calcext:value-type="string">
            <text:p>Firm White Polyester Felt Strip, 1/4" Thick, 1" Width, Plain Back</text:p>
          </table:table-cell>
          <table:table-cell table:style-name="ce752" table:formula="of:=['Olive '.D201]" office:value-type="string" office:string-value="McMaster-Carr" calcext:value-type="string">
            <text:p>McMaster-Carr</text:p>
          </table:table-cell>
          <table:table-cell table:style-name="ce752" table:formula="of:=['Olive '.E201]" office:value-type="string" office:string-value="88085K311" calcext:value-type="string">
            <text:p>88085K311</text:p>
          </table:table-cell>
          <table:table-cell table:style-name="ce752" table:formula="of:=['Olive '.F201]" office:value-type="string" office:string-value="McMaster-Carr" calcext:value-type="string">
            <text:p>McMaster-Carr</text:p>
          </table:table-cell>
          <table:table-cell table:style-name="ce752" table:formula="of:=['Olive '.G201]" office:value-type="string" office:string-value="88085K311" calcext:value-type="string">
            <text:p>88085K311</text:p>
          </table:table-cell>
          <table:table-cell table:style-name="ce752" table:formula="of:=['Olive '.H201]" office:value-type="float" office:value="600" calcext:value-type="float">
            <text:p>600</text:p>
          </table:table-cell>
          <table:table-cell table:style-name="ce752" table:formula="of:=['Olive '.I201]" office:value-type="string" office:string-value="mm" calcext:value-type="string">
            <text:p>mm</text:p>
          </table:table-cell>
          <table:table-cell table:style-name="ce752" table:formula="of:=['Olive '.J201]" office:value-type="float" office:value="0.00147637795275591" calcext:value-type="float">
            <text:p>0.001476378</text:p>
          </table:table-cell>
          <table:table-cell table:style-name="ce752" table:formula="of:=['Olive '.K201]" office:value-type="float" office:value="0.885826771653543" calcext:value-type="float">
            <text:p>0.8858267717</text:p>
          </table:table-cell>
          <table:table-cell table:formula="of:=[.H194]*[.$L$2]" office:value-type="float" office:value="1830000" calcext:value-type="float">
            <text:p>1,830,000</text:p>
          </table:table-cell>
          <table:table-cell table:style-name="ce752" table:formula="of:=['Olive '.M201]" office:value-type="string" office:string-value="PO12083" calcext:value-type="string">
            <text:p>PO12083</text:p>
          </table:table-cell>
          <table:table-cell table:style-name="ce764" table:formula="of:=['Olive '.N201]" office:value-type="date" office:date-value="1899-12-30" calcext:value-type="date">
            <text:p>12/30/99</text:p>
          </table:table-cell>
          <table:table-cell table:style-name="ce764" table:formula="of:=['Olive '.O201]" office:value-type="date" office:date-value="2016-03-22" calcext:value-type="date">
            <text:p>03/22/16</text:p>
          </table:table-cell>
          <table:table-cell table:style-name="ce756" table:formula="of:=['Olive '.P201]" office:value-type="string" office:string-value="Release PO12083  3/14/16 need 6004 ' for Olive McMaster stock available. KG (This is on hold for now, we have plenty in stock to start the run. TS) " calcext:value-type="string">
            <text:p>Release PO12083 <text:s/>3/14/16 need 6004 ' for Olive McMaster stock available. KG (This is on hold for now, we have plenty in stock to start the run. TS) </text:p>
          </table:table-cell>
          <table:table-cell table:number-columns-repeated="1008"/>
        </table:table-row>
        <table:table-row table:style-name="ro5">
          <table:table-cell table:style-name="ce752" table:formula="of:=['Olive '.A202]" office:value-type="string" office:string-value="Machined" calcext:value-type="string">
            <text:p>Machined</text:p>
          </table:table-cell>
          <table:table-cell table:style-name="ce752" table:formula="of:=['Olive '.B202]" office:value-type="string" office:string-value="PP-MP0110" calcext:value-type="string">
            <text:p>PP-MP0110</text:p>
          </table:table-cell>
          <table:table-cell table:style-name="ce756" table:formula="of:=['Olive '.C202]" office:value-type="string" office:string-value="TAZ Electronics Chassis v0.3 with Powder Coat" calcext:value-type="string">
            <text:p>TAZ Electronics Chassis v0.3 with Powder Coat</text:p>
          </table:table-cell>
          <table:table-cell table:style-name="ce752" table:formula="of:=['Olive '.D202]" office:value-type="string" office:string-value="Star Precision " calcext:value-type="string">
            <text:p>Star Precision </text:p>
          </table:table-cell>
          <table:table-cell table:style-name="ce752" table:formula="of:=['Olive '.E202]" office:value-type="string" office:string-value="PP-MP0110" calcext:value-type="string">
            <text:p>PP-MP0110</text:p>
          </table:table-cell>
          <table:table-cell table:style-name="ce752" table:formula="of:=['Olive '.F202]" office:value-type="string" office:string-value="Star Precision " calcext:value-type="string">
            <text:p>Star Precision </text:p>
          </table:table-cell>
          <table:table-cell table:style-name="ce752" table:formula="of:=['Olive '.G202]" office:value-type="string" office:string-value="PP-MP0110" calcext:value-type="string">
            <text:p>PP-MP0110</text:p>
          </table:table-cell>
          <table:table-cell table:style-name="ce752" table:formula="of:=['Olive '.H202]" office:value-type="float" office:value="1" calcext:value-type="float">
            <text:p>1</text:p>
          </table:table-cell>
          <table:table-cell table:style-name="ce752" table:formula="of:=['Olive '.I202]" office:value-type="string" office:string-value="pcs" calcext:value-type="string">
            <text:p>pcs</text:p>
          </table:table-cell>
          <table:table-cell table:style-name="ce752" table:formula="of:=['Olive '.J202]" office:value-type="float" office:value="0" calcext:value-type="float">
            <text:p>0</text:p>
          </table:table-cell>
          <table:table-cell table:style-name="ce752" table:formula="of:=['Olive '.K202]" office:value-type="float" office:value="0" calcext:value-type="float">
            <text:p>0</text:p>
          </table:table-cell>
          <table:table-cell table:formula="of:=[.H195]*[.$L$2]" office:value-type="float" office:value="3050" calcext:value-type="float">
            <text:p>3,050</text:p>
          </table:table-cell>
          <table:table-cell table:style-name="ce752" table:formula="of:=['Olive '.M202]" office:value-type="string" office:string-value="PO's 11685, 11730, 11731, 11732, 11733, 11734, 11735, 11736, 11737, 11738, 11739, 11740, 11741, 11742, 11743" calcext:value-type="string">
            <text:p>PO's 11685, 11730, 11731, 11732, 11733, 11734, 11735, 11736, 11737, 11738, 11739, 11740, 11741, 11742, 11743</text:p>
          </table:table-cell>
          <table:table-cell table:style-name="ce764" table:number-columns-repeated="2"/>
          <table:table-cell table:style-name="ce756" table:formula="of:=['Olive '.P202]" office:value-type="string" office:string-value="OLIVE ORDERED KG    Weekly deliveries of 150 units starting March 21 for the next 20.3 weeks. TS" calcext:value-type="string">
            <text:p>OLIVE ORDERED KG <text:s text:c="3"/>Weekly deliveries of 150 units starting March 21 for the next 20.3 weeks. TS</text:p>
          </table:table-cell>
          <table:table-cell table:number-columns-repeated="1008"/>
        </table:table-row>
        <table:table-row table:style-name="ro5">
          <table:table-cell table:style-name="ce752" table:formula="of:=['Olive '.A203]" office:value-type="string" office:string-value="Machined" calcext:value-type="string">
            <text:p>Machined</text:p>
          </table:table-cell>
          <table:table-cell table:style-name="ce752" table:formula="of:=['Olive '.B203]" office:value-type="string" office:string-value="PP-MP0109" calcext:value-type="string">
            <text:p>PP-MP0109</text:p>
          </table:table-cell>
          <table:table-cell table:style-name="ce756" table:formula="of:=['Olive '.C203]" office:value-type="string" office:string-value="TAZ Electronics Cover, V0.4 with Powder Coat" calcext:value-type="string">
            <text:p>TAZ Electronics Cover, V0.4 with Powder Coat</text:p>
          </table:table-cell>
          <table:table-cell table:style-name="ce752" table:formula="of:=['Olive '.D203]" office:value-type="string" office:string-value="Star Precision " calcext:value-type="string">
            <text:p>Star Precision </text:p>
          </table:table-cell>
          <table:table-cell table:style-name="ce752" table:formula="of:=['Olive '.E203]" office:value-type="string" office:string-value="PP-MP0109" calcext:value-type="string">
            <text:p>PP-MP0109</text:p>
          </table:table-cell>
          <table:table-cell table:style-name="ce752" table:formula="of:=['Olive '.F203]" office:value-type="string" office:string-value="Star Precision " calcext:value-type="string">
            <text:p>Star Precision </text:p>
          </table:table-cell>
          <table:table-cell table:style-name="ce752" table:formula="of:=['Olive '.G203]" office:value-type="string" office:string-value="PP-MP0109" calcext:value-type="string">
            <text:p>PP-MP0109</text:p>
          </table:table-cell>
          <table:table-cell table:style-name="ce752" table:formula="of:=['Olive '.H203]" office:value-type="float" office:value="1" calcext:value-type="float">
            <text:p>1</text:p>
          </table:table-cell>
          <table:table-cell table:style-name="ce752" table:formula="of:=['Olive '.I203]" office:value-type="string" office:string-value="pcs" calcext:value-type="string">
            <text:p>pcs</text:p>
          </table:table-cell>
          <table:table-cell table:style-name="ce752" table:formula="of:=['Olive '.J203]" office:value-type="float" office:value="0" calcext:value-type="float">
            <text:p>0</text:p>
          </table:table-cell>
          <table:table-cell table:style-name="ce752" table:formula="of:=['Olive '.K203]" office:value-type="float" office:value="0" calcext:value-type="float">
            <text:p>0</text:p>
          </table:table-cell>
          <table:table-cell table:formula="of:=[.H196]*[.$L$2]" office:value-type="float" office:value="3050" calcext:value-type="float">
            <text:p>3,050</text:p>
          </table:table-cell>
          <table:table-cell table:style-name="ce752" table:formula="of:=['Olive '.M203]" office:value-type="string" office:string-value="PO's 11685, 11730, 11731, 11732, 11733, 11734, 11735, 11736, 11737, 11738, 11739, 11740, 11741, 11742, 11743" calcext:value-type="string">
            <text:p>PO's 11685, 11730, 11731, 11732, 11733, 11734, 11735, 11736, 11737, 11738, 11739, 11740, 11741, 11742, 11743</text:p>
          </table:table-cell>
          <table:table-cell table:style-name="ce764" table:number-columns-repeated="2"/>
          <table:table-cell table:style-name="ce756" table:formula="of:=['Olive '.P203]" office:value-type="string" office:string-value="OLIVE ORDERED KG    Weekly deliveries of 150 units starting March 21 for the next 20.3 weeks. TS" calcext:value-type="string">
            <text:p>OLIVE ORDERED KG <text:s text:c="3"/>Weekly deliveries of 150 units starting March 21 for the next 20.3 weeks. TS</text:p>
          </table:table-cell>
          <table:table-cell table:number-columns-repeated="1008"/>
        </table:table-row>
        <table:table-row table:style-name="ro5">
          <table:table-cell table:style-name="ce752" table:formula="of:=['Olive '.A206]" office:value-type="string" office:string-value="Machined" calcext:value-type="string">
            <text:p>Machined</text:p>
          </table:table-cell>
          <table:table-cell table:style-name="ce752" table:formula="of:=['Olive '.B206]" office:value-type="string" office:string-value="PP-MP0108" calcext:value-type="string">
            <text:p>PP-MP0108</text:p>
          </table:table-cell>
          <table:table-cell table:style-name="ce756" table:formula="of:=['Olive '.C206]" office:value-type="string" office:string-value="300mm Bed Plate v4.5" calcext:value-type="string">
            <text:p>300mm Bed Plate v4.5</text:p>
          </table:table-cell>
          <table:table-cell table:style-name="ce752" table:formula="of:=['Olive '.D206]" office:value-type="string" office:string-value="Star Precision " calcext:value-type="string">
            <text:p>Star Precision </text:p>
          </table:table-cell>
          <table:table-cell table:style-name="ce752" table:formula="of:=['Olive '.E206]" office:value-type="string" office:string-value="PP-MP0108" calcext:value-type="string">
            <text:p>PP-MP0108</text:p>
          </table:table-cell>
          <table:table-cell table:style-name="ce752" table:formula="of:=['Olive '.F206]" office:value-type="string" office:string-value="Star Precision " calcext:value-type="string">
            <text:p>Star Precision </text:p>
          </table:table-cell>
          <table:table-cell table:style-name="ce752" table:formula="of:=['Olive '.G206]" office:value-type="string" office:string-value="PP-MP0108" calcext:value-type="string">
            <text:p>PP-MP0108</text:p>
          </table:table-cell>
          <table:table-cell table:style-name="ce752" table:formula="of:=['Olive '.H206]" office:value-type="float" office:value="1" calcext:value-type="float">
            <text:p>1</text:p>
          </table:table-cell>
          <table:table-cell table:style-name="ce752" table:formula="of:=['Olive '.I206]" office:value-type="string" office:string-value="pcs" calcext:value-type="string">
            <text:p>pcs</text:p>
          </table:table-cell>
          <table:table-cell table:style-name="ce752" table:formula="of:=['Olive '.J206]" office:value-type="float" office:value="26.22" calcext:value-type="float">
            <text:p>26.22</text:p>
          </table:table-cell>
          <table:table-cell table:style-name="ce752" table:formula="of:=['Olive '.K206]" office:value-type="float" office:value="26.22" calcext:value-type="float">
            <text:p>26.22</text:p>
          </table:table-cell>
          <table:table-cell table:formula="of:=[.H197]*[.$L$2]" office:value-type="float" office:value="3050" calcext:value-type="float">
            <text:p>3,050</text:p>
          </table:table-cell>
          <table:table-cell table:style-name="ce752" table:formula="of:=['Olive '.M206]" office:value-type="string" office:string-value="PO's 11685, 11730, 11731, 11732, 11733, 11734, 11735, 11736, 11737, 11738, 11739, 11740, 11741, 11742, 11743" calcext:value-type="string">
            <text:p>PO's 11685, 11730, 11731, 11732, 11733, 11734, 11735, 11736, 11737, 11738, 11739, 11740, 11741, 11742, 11743</text:p>
          </table:table-cell>
          <table:table-cell table:style-name="ce764" table:number-columns-repeated="2"/>
          <table:table-cell table:style-name="ce756" table:formula="of:=['Olive '.P206]" office:value-type="string" office:string-value="OLIVE ORDERED KG    Weekly deliveries of 150 units starting March 21 for the next 20.3 weeks. TS" calcext:value-type="string">
            <text:p>OLIVE ORDERED KG <text:s text:c="3"/>Weekly deliveries of 150 units starting March 21 for the next 20.3 weeks. TS</text:p>
          </table:table-cell>
          <table:table-cell table:number-columns-repeated="1008"/>
        </table:table-row>
        <table:table-row table:style-name="ro5">
          <table:table-cell table:style-name="ce752" table:formula="of:=['Olive '.A207]" office:value-type="string" office:string-value="Machined" calcext:value-type="string">
            <text:p>Machined</text:p>
          </table:table-cell>
          <table:table-cell table:style-name="ce752" table:formula="of:=['Olive '.B207]" office:value-type="string" office:string-value="PP-MP0107" calcext:value-type="string">
            <text:p>PP-MP0107</text:p>
          </table:table-cell>
          <table:table-cell table:style-name="ce756" table:formula="of:=['Olive '.C207]" office:value-type="string" office:string-value="Interconnect Cover v0.5" calcext:value-type="string">
            <text:p>Interconnect Cover v0.5</text:p>
          </table:table-cell>
          <table:table-cell table:style-name="ce752" table:formula="of:=['Olive '.D207]" office:value-type="string" office:string-value="Star Precision " calcext:value-type="string">
            <text:p>Star Precision </text:p>
          </table:table-cell>
          <table:table-cell table:style-name="ce752" table:formula="of:=['Olive '.E207]" office:value-type="string" office:string-value="PP-MP0107" calcext:value-type="string">
            <text:p>PP-MP0107</text:p>
          </table:table-cell>
          <table:table-cell table:style-name="ce752" table:formula="of:=['Olive '.F207]" office:value-type="string" office:string-value="Star Precision " calcext:value-type="string">
            <text:p>Star Precision </text:p>
          </table:table-cell>
          <table:table-cell table:style-name="ce752" table:formula="of:=['Olive '.G207]" office:value-type="string" office:string-value="PP-MP0107" calcext:value-type="string">
            <text:p>PP-MP0107</text:p>
          </table:table-cell>
          <table:table-cell table:style-name="ce752" table:formula="of:=['Olive '.H207]" office:value-type="float" office:value="1" calcext:value-type="float">
            <text:p>1</text:p>
          </table:table-cell>
          <table:table-cell table:style-name="ce752" table:formula="of:=['Olive '.I207]" office:value-type="string" office:string-value="pcs" calcext:value-type="string">
            <text:p>pcs</text:p>
          </table:table-cell>
          <table:table-cell table:style-name="ce752" table:formula="of:=['Olive '.J207]" office:value-type="float" office:value="2.62" calcext:value-type="float">
            <text:p>2.62</text:p>
          </table:table-cell>
          <table:table-cell table:style-name="ce752" table:formula="of:=['Olive '.K207]" office:value-type="float" office:value="2.62" calcext:value-type="float">
            <text:p>2.62</text:p>
          </table:table-cell>
          <table:table-cell table:formula="of:=[.H198]*[.$L$2]" office:value-type="float" office:value="3050" calcext:value-type="float">
            <text:p>3,050</text:p>
          </table:table-cell>
          <table:table-cell table:style-name="ce752" table:formula="of:=['Olive '.M207]" office:value-type="string" office:string-value="PO's 11685, 11730, 11731, 11732, 11733, 11734, 11735, 11736, 11737, 11738, 11739, 11740, 11741, 11742, 11743" calcext:value-type="string">
            <text:p>PO's 11685, 11730, 11731, 11732, 11733, 11734, 11735, 11736, 11737, 11738, 11739, 11740, 11741, 11742, 11743</text:p>
          </table:table-cell>
          <table:table-cell table:style-name="ce764" table:number-columns-repeated="2"/>
          <table:table-cell table:style-name="ce756" table:formula="of:=['Olive '.P207]" office:value-type="string" office:string-value="OLIVE ORDERED KG    Weekly deliveries of 150 units starting March 21 for the next 20.3 weeks. TS" calcext:value-type="string">
            <text:p>OLIVE ORDERED KG <text:s text:c="3"/>Weekly deliveries of 150 units starting March 21 for the next 20.3 weeks. TS</text:p>
          </table:table-cell>
          <table:table-cell table:number-columns-repeated="1008"/>
        </table:table-row>
        <table:table-row table:style-name="ro5">
          <table:table-cell table:style-name="ce752" table:formula="of:=['Olive '.A208]" office:value-type="string" office:string-value="Machined" calcext:value-type="string">
            <text:p>Machined</text:p>
          </table:table-cell>
          <table:table-cell table:style-name="ce752" table:formula="of:=['Olive '.B208]" office:value-type="string" office:string-value="PP-MP0106" calcext:value-type="string">
            <text:p>PP-MP0106</text:p>
          </table:table-cell>
          <table:table-cell table:style-name="ce756" table:formula="of:=['Olive '.C208]" office:value-type="string" office:string-value="Corner Bracket V2.0" calcext:value-type="string">
            <text:p>Corner Bracket V2.0</text:p>
          </table:table-cell>
          <table:table-cell table:style-name="ce752" table:formula="of:=['Olive '.D208]" office:value-type="string" office:string-value="Star Precision " calcext:value-type="string">
            <text:p>Star Precision </text:p>
          </table:table-cell>
          <table:table-cell table:style-name="ce752" table:formula="of:=['Olive '.E208]" office:value-type="string" office:string-value="PP-MP0106" calcext:value-type="string">
            <text:p>PP-MP0106</text:p>
          </table:table-cell>
          <table:table-cell table:style-name="ce752" table:formula="of:=['Olive '.F208]" office:value-type="string" office:string-value="Star Precision " calcext:value-type="string">
            <text:p>Star Precision </text:p>
          </table:table-cell>
          <table:table-cell table:style-name="ce752" table:formula="of:=['Olive '.G208]" office:value-type="string" office:string-value="PP-MP0106" calcext:value-type="string">
            <text:p>PP-MP0106</text:p>
          </table:table-cell>
          <table:table-cell table:style-name="ce752" table:formula="of:=['Olive '.H208]" office:value-type="float" office:value="8" calcext:value-type="float">
            <text:p>8</text:p>
          </table:table-cell>
          <table:table-cell table:style-name="ce752" table:formula="of:=['Olive '.I208]" office:value-type="string" office:string-value="pcs" calcext:value-type="string">
            <text:p>pcs</text:p>
          </table:table-cell>
          <table:table-cell table:style-name="ce752" table:formula="of:=['Olive '.J208]" office:value-type="float" office:value="2.15" calcext:value-type="float">
            <text:p>2.15</text:p>
          </table:table-cell>
          <table:table-cell table:style-name="ce752" table:formula="of:=['Olive '.K208]" office:value-type="float" office:value="17.2" calcext:value-type="float">
            <text:p>17.2</text:p>
          </table:table-cell>
          <table:table-cell table:formula="of:=[.H199]*[.$L$2]" office:value-type="float" office:value="24400" calcext:value-type="float">
            <text:p>24,400</text:p>
          </table:table-cell>
          <table:table-cell table:style-name="ce752" table:formula="of:=['Olive '.M208]" office:value-type="string" office:string-value="PO's 11685, 11730, 11731, 11732, 11733, 11734, 11735, 11736, 11737, 11738, 11739, 11740, 11741, 11742, 11743" calcext:value-type="string">
            <text:p>PO's 11685, 11730, 11731, 11732, 11733, 11734, 11735, 11736, 11737, 11738, 11739, 11740, 11741, 11742, 11743</text:p>
          </table:table-cell>
          <table:table-cell table:style-name="ce764" table:number-columns-repeated="2"/>
          <table:table-cell table:style-name="ce756" table:formula="of:=['Olive '.P208]" office:value-type="string" office:string-value="OLIVE ORDERED KG    Weekly deliveries of 150 units starting March 21 for the next 20.3 weeks. TS" calcext:value-type="string">
            <text:p>OLIVE ORDERED KG <text:s text:c="3"/>Weekly deliveries of 150 units starting March 21 for the next 20.3 weeks. TS</text:p>
          </table:table-cell>
          <table:table-cell table:number-columns-repeated="1008"/>
        </table:table-row>
        <table:table-row table:style-name="ro5">
          <table:table-cell table:style-name="ce752" table:formula="of:=['Olive '.A209]" office:value-type="string" office:string-value="Mechanical" calcext:value-type="string">
            <text:p>Mechanical</text:p>
          </table:table-cell>
          <table:table-cell table:style-name="ce752" table:formula="of:=['Olive '.B209]" office:value-type="string" office:string-value="PP-MP0111" calcext:value-type="string">
            <text:p>PP-MP0111</text:p>
          </table:table-cell>
          <table:table-cell table:style-name="ce756" table:formula="of:=['Olive '.C209]" office:value-type="string" office:string-value="Y End Plate " calcext:value-type="string">
            <text:p>Y End Plate </text:p>
          </table:table-cell>
          <table:table-cell table:style-name="ce752" table:formula="of:=['Olive '.D209]" office:value-type="string" office:string-value="Star Precision " calcext:value-type="string">
            <text:p>Star Precision </text:p>
          </table:table-cell>
          <table:table-cell table:style-name="ce752" table:formula="of:=['Olive '.E209]" office:value-type="string" office:string-value="PP-MP0111" calcext:value-type="string">
            <text:p>PP-MP0111</text:p>
          </table:table-cell>
          <table:table-cell table:style-name="ce752" table:formula="of:=['Olive '.F209]" office:value-type="string" office:string-value="Star Precision " calcext:value-type="string">
            <text:p>Star Precision </text:p>
          </table:table-cell>
          <table:table-cell table:style-name="ce752" table:formula="of:=['Olive '.G209]" office:value-type="string" office:string-value="PP-MP0111" calcext:value-type="string">
            <text:p>PP-MP0111</text:p>
          </table:table-cell>
          <table:table-cell table:style-name="ce752" table:formula="of:=['Olive '.H209]" office:value-type="float" office:value="2" calcext:value-type="float">
            <text:p>2</text:p>
          </table:table-cell>
          <table:table-cell table:style-name="ce752" table:formula="of:=['Olive '.I209]" office:value-type="string" office:string-value="ea" calcext:value-type="string">
            <text:p>ea</text:p>
          </table:table-cell>
          <table:table-cell table:style-name="ce752" table:formula="of:=['Olive '.J209]" office:value-type="float" office:value="3.62" calcext:value-type="float">
            <text:p>3.62</text:p>
          </table:table-cell>
          <table:table-cell table:style-name="ce752" table:formula="of:=['Olive '.K209]" office:value-type="float" office:value="7.24" calcext:value-type="float">
            <text:p>7.24</text:p>
          </table:table-cell>
          <table:table-cell table:formula="of:=[.H200]*[.$L$2]" office:value-type="float" office:value="6100" calcext:value-type="float">
            <text:p>6,100</text:p>
          </table:table-cell>
          <table:table-cell table:style-name="ce752" table:formula="of:=['Olive '.M209]" office:value-type="string" office:string-value="PO's 11685, 11730, 11731, 11732, 11733, 11734, 11735, 11736, 11737, 11738, 11739, 11740, 11741, 11742, 11743" calcext:value-type="string">
            <text:p>PO's 11685, 11730, 11731, 11732, 11733, 11734, 11735, 11736, 11737, 11738, 11739, 11740, 11741, 11742, 11743</text:p>
          </table:table-cell>
          <table:table-cell table:style-name="ce764" table:number-columns-repeated="2"/>
          <table:table-cell table:style-name="ce756" table:formula="of:=['Olive '.P209]" office:value-type="string" office:string-value="OLIVE ORDERED KG    Weekly deliveries of 150 units starting March 21 for the next 20.3 weeks. TS" calcext:value-type="string">
            <text:p>OLIVE ORDERED KG <text:s text:c="3"/>Weekly deliveries of 150 units starting March 21 for the next 20.3 weeks. TS</text:p>
          </table:table-cell>
          <table:table-cell table:number-columns-repeated="1008"/>
        </table:table-row>
        <table:table-row table:style-name="ro5">
          <table:table-cell table:style-name="ce752" table:formula="of:=['Olive '.A210]" office:value-type="string" office:string-value="Mechanical" calcext:value-type="string">
            <text:p>Mechanical</text:p>
          </table:table-cell>
          <table:table-cell table:style-name="ce752" table:formula="of:=['Olive '.B210]" office:value-type="string" office:string-value="HE-SH0031" calcext:value-type="string">
            <text:p>HE-SH0031</text:p>
          </table:table-cell>
          <table:table-cell table:style-name="ce756" table:formula="of:=['Olive '.C210]" office:value-type="string" office:string-value="Hexagon Hotend, Lulzbot Edition, 3.0mm Filament, 0.5mm nozzle" calcext:value-type="string">
            <text:p>Hexagon Hotend, Lulzbot Edition, 3.0mm Filament, 0.5mm nozzle</text:p>
          </table:table-cell>
          <table:table-cell table:style-name="ce752" table:formula="of:=['Olive '.D210]" office:value-type="string" office:string-value="RepRapDiscount " calcext:value-type="string">
            <text:p>RepRapDiscount </text:p>
          </table:table-cell>
          <table:table-cell table:style-name="ce752" table:formula="of:=['Olive '.E210]" office:value-type="float" office:value="0" calcext:value-type="float">
            <text:p>0</text:p>
          </table:table-cell>
          <table:table-cell table:style-name="ce752" table:formula="of:=['Olive '.F210]" office:value-type="string" office:string-value="RepRapDiscount " calcext:value-type="string">
            <text:p>RepRapDiscount </text:p>
          </table:table-cell>
          <table:table-cell table:style-name="ce752" table:formula="of:=['Olive '.G210]" office:value-type="float" office:value="0" calcext:value-type="float">
            <text:p>0</text:p>
          </table:table-cell>
          <table:table-cell table:style-name="ce752" table:formula="of:=['Olive '.H210]" office:value-type="float" office:value="1" calcext:value-type="float">
            <text:p>1</text:p>
          </table:table-cell>
          <table:table-cell table:style-name="ce752" table:formula="of:=['Olive '.I210]" office:value-type="string" office:string-value="ea" calcext:value-type="string">
            <text:p>ea</text:p>
          </table:table-cell>
          <table:table-cell table:style-name="ce752" table:formula="of:=['Olive '.J210]" office:value-type="float" office:value="23" calcext:value-type="float">
            <text:p>23</text:p>
          </table:table-cell>
          <table:table-cell table:style-name="ce752" table:formula="of:=['Olive '.K210]" office:value-type="float" office:value="23" calcext:value-type="float">
            <text:p>23</text:p>
          </table:table-cell>
          <table:table-cell table:formula="of:=[.H201]*[.$L$2]" office:value-type="float" office:value="3050" calcext:value-type="float">
            <text:p>3,050</text:p>
          </table:table-cell>
          <table:table-cell table:style-name="ce752" table:formula="of:=['Olive '.M210]" office:value-type="string" office:string-value="PO10918" calcext:value-type="string">
            <text:p>PO10918</text:p>
          </table:table-cell>
          <table:table-cell table:style-name="ce764" table:number-columns-repeated="2"/>
          <table:table-cell table:style-name="ce756" table:formula="of:=['Olive '.P210]" office:value-type="string" office:string-value="Long lead time – 12 week lead COO – China  Ordered for Olive.KG   (This PO ws never sent, trying to pull at least the .50 nozzles in on this PO to tide us over. TS)" calcext:value-type="string">
            <text:p>Long lead time – 12 week lead COO – China <text:s/>Ordered for Olive.KG <text:s text:c="2"/>(This PO ws never sent, trying to pull at least the .50 nozzles in on this PO to tide us over. TS)</text:p>
          </table:table-cell>
          <table:table-cell table:number-columns-repeated="1008"/>
        </table:table-row>
        <table:table-row table:style-name="ro5">
          <table:table-cell table:style-name="ce752" table:formula="of:=['Olive '.A211]" office:value-type="string" office:string-value="Mechanical" calcext:value-type="string">
            <text:p>Mechanical</text:p>
          </table:table-cell>
          <table:table-cell table:style-name="ce752" table:formula="of:=['Olive '.B211]" office:value-type="string" office:string-value="HD-RD0018" calcext:value-type="string">
            <text:p>HD-RD0018</text:p>
          </table:table-cell>
          <table:table-cell table:style-name="ce756" table:formula="of:=['Olive '.C211]" office:value-type="string" office:string-value="10mm Smooth Rod, Stainless Steel, 500mm" calcext:value-type="string">
            <text:p>10mm Smooth Rod, Stainless Steel, 500mm</text:p>
          </table:table-cell>
          <table:table-cell table:style-name="ce752" table:formula="of:=['Olive '.D211]" office:value-type="string" office:string-value="Igus" calcext:value-type="string">
            <text:p>Igus</text:p>
          </table:table-cell>
          <table:table-cell table:style-name="ce752" table:formula="of:=['Olive '.E211]" office:value-type="string" office:string-value="EWMR-10-500x" calcext:value-type="string">
            <text:p>EWMR-10-500x</text:p>
          </table:table-cell>
          <table:table-cell table:style-name="ce752" table:formula="of:=['Olive '.F211]" office:value-type="string" office:string-value="Igus" calcext:value-type="string">
            <text:p>Igus</text:p>
          </table:table-cell>
          <table:table-cell table:style-name="ce752" table:formula="of:=['Olive '.G211]" office:value-type="string" office:string-value="EWMR-10-500x" calcext:value-type="string">
            <text:p>EWMR-10-500x</text:p>
          </table:table-cell>
          <table:table-cell table:style-name="ce752" table:formula="of:=['Olive '.H211]" office:value-type="float" office:value="4" calcext:value-type="float">
            <text:p>4</text:p>
          </table:table-cell>
          <table:table-cell table:style-name="ce752" table:formula="of:=['Olive '.I211]" office:value-type="string" office:string-value="ea" calcext:value-type="string">
            <text:p>ea</text:p>
          </table:table-cell>
          <table:table-cell table:style-name="ce752" table:formula="of:=['Olive '.J211]" office:value-type="float" office:value="4.84" calcext:value-type="float">
            <text:p>4.84</text:p>
          </table:table-cell>
          <table:table-cell table:style-name="ce752" table:formula="of:=['Olive '.K211]" office:value-type="float" office:value="19.36" calcext:value-type="float">
            <text:p>19.36</text:p>
          </table:table-cell>
          <table:table-cell table:formula="of:=[.H202]*[.$L$2]" office:value-type="float" office:value="12200" calcext:value-type="float">
            <text:p>12,200</text:p>
          </table:table-cell>
          <table:table-cell table:style-name="ce752" table:formula="of:=['Olive '.M211]" office:value-type="string" office:string-value="PO10907" calcext:value-type="string">
            <text:p>PO10907</text:p>
          </table:table-cell>
          <table:table-cell table:style-name="ce764" table:formula="of:=['Olive '.N211]" office:value-type="date" office:date-value="2015-12-03" calcext:value-type="date">
            <text:p>12/03/15</text:p>
          </table:table-cell>
          <table:table-cell table:style-name="ce764" table:formula="of:=['Olive '.O211]" office:value-type="string" office:string-value="See notes " calcext:value-type="string">
            <text:p>See notes </text:p>
          </table:table-cell>
          <table:table-cell table:style-name="ce756" table:formula="of:=['Olive '.P211]" office:value-type="string" office:string-value="Pulling in from Igus – Samples on the Way 11/23/15. TS  Ordered for Olive see delivery schedule.TS" calcext:value-type="string">
            <text:p>Pulling in from Igus – Samples on the Way 11/23/15. TS <text:s/>Ordered for Olive see delivery schedule.TS</text:p>
          </table:table-cell>
          <table:table-cell table:number-columns-repeated="1008"/>
        </table:table-row>
        <table:table-row table:style-name="ro5">
          <table:table-cell table:style-name="ce752" table:formula="of:=['Olive '.A212]" office:value-type="string" office:string-value="Mechanical" calcext:value-type="string">
            <text:p>Mechanical</text:p>
          </table:table-cell>
          <table:table-cell table:style-name="ce752" table:formula="of:=['Olive '.B212]" office:value-type="string" office:string-value="HD-RD0004" calcext:value-type="string">
            <text:p>HD-RD0004</text:p>
          </table:table-cell>
          <table:table-cell table:style-name="ce756" table:formula="of:=['Olive '.C212]" office:value-type="string" office:string-value="8mm Smooth Rod x 18-19mm, Stainless Steel (Nubbin)" calcext:value-type="string">
            <text:p>8mm Smooth Rod x 18-19mm, Stainless Steel (Nubbin)</text:p>
          </table:table-cell>
          <table:table-cell table:style-name="ce752" table:formula="of:=['Olive '.D212]" office:value-type="string" office:string-value="Igus" calcext:value-type="string">
            <text:p>Igus</text:p>
          </table:table-cell>
          <table:table-cell table:style-name="ce752" table:formula="of:=['Olive '.E212]" office:value-type="string" office:string-value="EWMR-08-19" calcext:value-type="string">
            <text:p>EWMR-08-19</text:p>
          </table:table-cell>
          <table:table-cell table:style-name="ce752" table:formula="of:=['Olive '.F212]" office:value-type="string" office:string-value="Igus" calcext:value-type="string">
            <text:p>Igus</text:p>
          </table:table-cell>
          <table:table-cell table:style-name="ce752" table:formula="of:=['Olive '.G212]" office:value-type="string" office:string-value="EWMR-08-19" calcext:value-type="string">
            <text:p>EWMR-08-19</text:p>
          </table:table-cell>
          <table:table-cell table:style-name="ce752" table:formula="of:=['Olive '.H212]" office:value-type="float" office:value="1" calcext:value-type="float">
            <text:p>1</text:p>
          </table:table-cell>
          <table:table-cell table:style-name="ce752" table:formula="of:=['Olive '.I212]" office:value-type="string" office:string-value="ea" calcext:value-type="string">
            <text:p>ea</text:p>
          </table:table-cell>
          <table:table-cell table:style-name="ce752" table:formula="of:=['Olive '.J212]" office:value-type="float" office:value="1.5" calcext:value-type="float">
            <text:p>1.5</text:p>
          </table:table-cell>
          <table:table-cell table:style-name="ce752" table:formula="of:=['Olive '.K212]" office:value-type="float" office:value="1.5" calcext:value-type="float">
            <text:p>1.5</text:p>
          </table:table-cell>
          <table:table-cell table:formula="of:=[.H203]*[.$L$2]" office:value-type="float" office:value="3050" calcext:value-type="float">
            <text:p>3,050</text:p>
          </table:table-cell>
          <table:table-cell table:style-name="ce752" table:formula="of:=['Olive '.M212]" office:value-type="string" office:string-value="PO10907" calcext:value-type="string">
            <text:p>PO10907</text:p>
          </table:table-cell>
          <table:table-cell table:style-name="ce764" table:formula="of:=['Olive '.N212]" office:value-type="date" office:date-value="2015-12-03" calcext:value-type="date">
            <text:p>12/03/15</text:p>
          </table:table-cell>
          <table:table-cell table:style-name="ce764" table:formula="of:=['Olive '.O212]" office:value-type="string" office:string-value="See notes " calcext:value-type="string">
            <text:p>See notes </text:p>
          </table:table-cell>
          <table:table-cell table:style-name="ce756" table:formula="of:=['Olive '.P212]" office:value-type="string" office:string-value="Toni will manage this line item.TS Ordered for Olive. See Delivery Schedule. TS" calcext:value-type="string">
            <text:p>Toni will manage this line item.TS Ordered for Olive. See Delivery Schedule. TS</text:p>
          </table:table-cell>
          <table:table-cell table:number-columns-repeated="1008"/>
        </table:table-row>
        <table:table-row table:style-name="ro5">
          <table:table-cell table:style-name="ce752" table:formula="of:=['Olive '.A213]" office:value-type="string" office:string-value="Mechanical" calcext:value-type="string">
            <text:p>Mechanical</text:p>
          </table:table-cell>
          <table:table-cell table:style-name="ce752" table:formula="of:=['Olive '.B213]" office:value-type="string" office:string-value="HD-MS0311" calcext:value-type="string">
            <text:p>HD-MS0311</text:p>
          </table:table-cell>
          <table:table-cell table:style-name="ce756" table:formula="of:=['Olive '.C213]" office:value-type="string" office:string-value="SULT1000NA.010X26.000X965FT - 0.010 X 26.000 WIDE X 65 FT NAT ULTEM 1000 FILM" calcext:value-type="string">
            <text:p>SULT1000NA.010X26.000X965FT - 0.010 X 26.000 WIDE X 65 FT NAT ULTEM 1000 FILM</text:p>
          </table:table-cell>
          <table:table-cell table:style-name="ce752" table:formula="of:=['Olive '.D213]" office:value-type="string" office:string-value="SABIC" calcext:value-type="string">
            <text:p>SABIC</text:p>
          </table:table-cell>
          <table:table-cell table:style-name="ce752" table:formula="of:=['Olive '.E213]" office:value-type="float" office:value="0" calcext:value-type="float">
            <text:p>0</text:p>
          </table:table-cell>
          <table:table-cell table:style-name="ce752" table:formula="of:=['Olive '.F213]" office:value-type="string" office:string-value="SABIC" calcext:value-type="string">
            <text:p>SABIC</text:p>
          </table:table-cell>
          <table:table-cell table:style-name="ce752" table:formula="of:=['Olive '.G213]" office:value-type="float" office:value="0" calcext:value-type="float">
            <text:p>0</text:p>
          </table:table-cell>
          <table:table-cell table:style-name="ce752" table:formula="of:=['Olive '.H213]" office:value-type="float" office:value="0.0161290322580645" calcext:value-type="float">
            <text:p>0.0161290323</text:p>
          </table:table-cell>
          <table:table-cell table:style-name="ce752" table:formula="of:=['Olive '.I213]" office:value-type="string" office:string-value="ea" calcext:value-type="string">
            <text:p>ea</text:p>
          </table:table-cell>
          <table:table-cell table:style-name="ce752" table:formula="of:=['Olive '.J213]" office:value-type="float" office:value="730" calcext:value-type="float">
            <text:p>730</text:p>
          </table:table-cell>
          <table:table-cell table:style-name="ce752" table:formula="of:=['Olive '.K213]" office:value-type="float" office:value="11.7741935483871" calcext:value-type="float">
            <text:p>11.7741935484</text:p>
          </table:table-cell>
          <table:table-cell table:formula="of:=[.H204]*[.$L$2]" office:value-type="float" office:value="49.1935483870968" calcext:value-type="float">
            <text:p>49</text:p>
          </table:table-cell>
          <table:table-cell table:style-name="ce752" table:formula="of:=['Olive '.M213]" office:value-type="string" office:string-value="PO12609, 12610, 12611, 12612, 12613" calcext:value-type="string">
            <text:p>PO12609, 12610, 12611, 12612, 12613</text:p>
          </table:table-cell>
          <table:table-cell table:style-name="ce764" table:formula="of:=['Olive '.N213]" office:value-type="date" office:date-value="2016-04-08" calcext:value-type="date">
            <text:p>04/08/16</text:p>
          </table:table-cell>
          <table:table-cell table:style-name="ce764" table:formula="of:=['Olive '.O213]" office:value-type="string" office:string-value="See Note " calcext:value-type="string">
            <text:p>See Note </text:p>
          </table:table-cell>
          <table:table-cell table:style-name="ce756" table:formula="of:=['Olive '.P213]" office:value-type="string" office:string-value="10 rolls will be delivered every 6 weeks under PO's , 12610, 12611, 12612, 12613. TS " calcext:value-type="string">
            <text:p>10 rolls will be delivered every 6 weeks under PO's , 12610, 12611, 12612, 12613. TS </text:p>
          </table:table-cell>
          <table:table-cell table:number-columns-repeated="1008"/>
        </table:table-row>
        <table:table-row table:style-name="ro5">
          <table:table-cell table:style-name="ce752" table:formula="of:=['Olive '.A214]" office:value-type="string" office:string-value="Mechanical" calcext:value-type="string">
            <text:p>Mechanical</text:p>
          </table:table-cell>
          <table:table-cell table:style-name="ce752" table:formula="of:=['Olive '.B214]" office:value-type="string" office:string-value="HD-MS0310" calcext:value-type="string">
            <text:p>HD-MS0310</text:p>
          </table:table-cell>
          <table:table-cell table:style-name="ce756" table:formula="of:=['Olive '.C214]" office:value-type="string" office:string-value="3M 468MP Adhesive Transfer Tape – 26” x 60 yards" calcext:value-type="string">
            <text:p>3M 468MP Adhesive Transfer Tape – 26” x 60 yards</text:p>
          </table:table-cell>
          <table:table-cell table:style-name="ce752" table:formula="of:=['Olive '.D214]" office:value-type="string" office:string-value="Pack-n-Tape" calcext:value-type="string">
            <text:p>Pack-n-Tape</text:p>
          </table:table-cell>
          <table:table-cell table:style-name="ce752" table:formula="of:=['Olive '.E214]" office:value-type="float" office:value="0" calcext:value-type="float">
            <text:p>0</text:p>
          </table:table-cell>
          <table:table-cell table:style-name="ce752" table:formula="of:=['Olive '.F214]" office:value-type="string" office:string-value="Pack-n-Tape" calcext:value-type="string">
            <text:p>Pack-n-Tape</text:p>
          </table:table-cell>
          <table:table-cell table:style-name="ce752" table:formula="of:=['Olive '.G214]" office:value-type="float" office:value="0" calcext:value-type="float">
            <text:p>0</text:p>
          </table:table-cell>
          <table:table-cell table:style-name="ce752" table:formula="of:=['Olive '.H214]" office:value-type="float" office:value="0.00581395348837209" calcext:value-type="float">
            <text:p>0.0058139535</text:p>
          </table:table-cell>
          <table:table-cell table:style-name="ce752" table:formula="of:=['Olive '.I214]" office:value-type="string" office:string-value="ea" calcext:value-type="string">
            <text:p>ea</text:p>
          </table:table-cell>
          <table:table-cell table:style-name="ce752" table:formula="of:=['Olive '.J214]" office:value-type="float" office:value="450.74" calcext:value-type="float">
            <text:p>450.74</text:p>
          </table:table-cell>
          <table:table-cell table:style-name="ce752" table:formula="of:=['Olive '.K214]" office:value-type="float" office:value="2.62058139534884" calcext:value-type="float">
            <text:p>2.6205813953</text:p>
          </table:table-cell>
          <table:table-cell table:formula="of:=[.H205]*[.$L$2]" office:value-type="float" office:value="17.7325581395349" calcext:value-type="float">
            <text:p>18</text:p>
          </table:table-cell>
          <table:table-cell table:style-name="ce752" table:formula="of:=['Olive '.M214]" office:value-type="string" office:string-value="PO12204" calcext:value-type="string">
            <text:p>PO12204</text:p>
          </table:table-cell>
          <table:table-cell table:style-name="ce764" table:formula="of:=['Olive '.N214]" office:value-type="date" office:date-value="2016-02-25" calcext:value-type="date">
            <text:p>02/25/16</text:p>
          </table:table-cell>
          <table:table-cell table:style-name="ce764" table:formula="of:=['Olive '.O214]" office:value-type="date" office:date-value="2016-03-30" calcext:value-type="date">
            <text:p>03/30/16</text:p>
          </table:table-cell>
          <table:table-cell table:style-name="ce756" table:formula="of:=['Olive '.P214]" office:value-type="string" office:string-value="Please note I only pulled in 10 rolls of this Material. We have zero lead time with second source of HBM. TS " calcext:value-type="string">
            <text:p>Please note I only pulled in 10 rolls of this Material. We have zero lead time with second source of HBM. TS </text:p>
          </table:table-cell>
          <table:table-cell table:number-columns-repeated="1008"/>
        </table:table-row>
        <table:table-row table:style-name="ro5">
          <table:table-cell table:style-name="ce752" table:formula="of:=['Olive '.A215]" office:value-type="string" office:string-value="Mechanical" calcext:value-type="string">
            <text:p>Mechanical</text:p>
          </table:table-cell>
          <table:table-cell table:style-name="ce752" table:formula="of:=['Olive '.B215]" office:value-type="string" office:string-value="HD-MS0351" calcext:value-type="string">
            <text:p>HD-MS0351</text:p>
          </table:table-cell>
          <table:table-cell table:style-name="ce756" table:formula="of:=['Olive '.C215]" office:value-type="string" office:string-value="Helical Flexible Shaft Coupling with Set Screw - X10835-5mm-5mm - Anodize IAW HPS1000" calcext:value-type="string">
            <text:p>Helical Flexible Shaft Coupling with Set Screw - X10835-5mm-5mm - Anodize IAW HPS1000</text:p>
          </table:table-cell>
          <table:table-cell table:style-name="ce752" table:formula="of:=['Olive '.D215]" office:value-type="string" office:string-value="Helical Products Company, Inc. " calcext:value-type="string">
            <text:p>Helical Products Company, Inc. </text:p>
          </table:table-cell>
          <table:table-cell table:style-name="ce752" table:formula="of:=['Olive '.E215]" office:value-type="float" office:value="30070" calcext:value-type="float">
            <text:p>30070</text:p>
          </table:table-cell>
          <table:table-cell table:style-name="ce752" table:formula="of:=['Olive '.F215]" office:value-type="string" office:string-value="Helical Products Company, Inc. " calcext:value-type="string">
            <text:p>Helical Products Company, Inc. </text:p>
          </table:table-cell>
          <table:table-cell table:style-name="ce752" table:formula="of:=['Olive '.G215]" office:value-type="float" office:value="30070" calcext:value-type="float">
            <text:p>30070</text:p>
          </table:table-cell>
          <table:table-cell table:style-name="ce752" table:formula="of:=['Olive '.H215]" office:value-type="float" office:value="2" calcext:value-type="float">
            <text:p>2</text:p>
          </table:table-cell>
          <table:table-cell table:style-name="ce752" table:formula="of:=['Olive '.I215]" office:value-type="string" office:string-value="ea" calcext:value-type="string">
            <text:p>ea</text:p>
          </table:table-cell>
          <table:table-cell table:style-name="ce752" table:formula="of:=['Olive '.J215]" office:value-type="float" office:value="6.33" calcext:value-type="float">
            <text:p>6.33</text:p>
          </table:table-cell>
          <table:table-cell table:style-name="ce752" table:formula="of:=['Olive '.K215]" office:value-type="float" office:value="12.66" calcext:value-type="float">
            <text:p>12.66</text:p>
          </table:table-cell>
          <table:table-cell table:formula="of:=[.H206]*[.$L$2]" office:value-type="float" office:value="6100" calcext:value-type="float">
            <text:p>6,100</text:p>
          </table:table-cell>
          <table:table-cell table:style-name="ce752" table:formula="of:=['Olive '.M215]" office:value-type="string" office:string-value="PO11245" calcext:value-type="string">
            <text:p>PO11245</text:p>
          </table:table-cell>
          <table:table-cell table:style-name="ce764" table:formula="of:=['Olive '.N215]" office:value-type="date" office:date-value="2015-12-23" calcext:value-type="date">
            <text:p>12/23/15</text:p>
          </table:table-cell>
          <table:table-cell table:style-name="ce764" table:formula="of:=['Olive '.O215]" office:value-type="date" office:date-value="2016-01-08" calcext:value-type="date">
            <text:p>01/08/16</text:p>
          </table:table-cell>
          <table:table-cell table:style-name="ce756" table:formula="of:=['Olive '.P215]" office:value-type="string" office:string-value="Recieved QUOTE drafted PO11245 for Nutmeg and Olive. KG Toni will manage this line item.TS (R&amp;D going to build up with R+W products coupler)  - Pulling in the Nutmeg units by 1/8/16 – Olive will be here before 2/5/16. TS" calcext:value-type="string">
            <text:p>Recieved QUOTE drafted PO11245 for Nutmeg and Olive. KG Toni will manage this line item.TS (R&amp;D going to build up with R+W products coupler) <text:s/>- Pulling in the Nutmeg units by 1/8/16 – Olive will be here before 2/5/16. TS</text:p>
          </table:table-cell>
          <table:table-cell table:number-columns-repeated="1008"/>
        </table:table-row>
        <table:table-row table:style-name="ro5">
          <table:table-cell table:style-name="ce752" table:formula="of:=['Olive '.A216]" office:value-type="string" office:string-value="Mechanical" calcext:value-type="string">
            <text:p>Mechanical</text:p>
          </table:table-cell>
          <table:table-cell table:style-name="ce752" table:formula="of:=['Olive '.B216]" office:value-type="string" office:string-value="HD-MS0282" calcext:value-type="string">
            <text:p>HD-MS0282</text:p>
          </table:table-cell>
          <table:table-cell table:style-name="ce756" table:formula="of:=['Olive '.C216]" office:value-type="string" office:string-value="608-2RS ABEC3/C3 Rubber Sealed Bearing – BLACK" calcext:value-type="string">
            <text:p>608-2RS ABEC3/C3 Rubber Sealed Bearing – BLACK</text:p>
          </table:table-cell>
          <table:table-cell table:style-name="ce752" table:formula="of:=['Olive '.D216]" office:value-type="string" office:string-value="JSB" calcext:value-type="string">
            <text:p>JSB</text:p>
          </table:table-cell>
          <table:table-cell table:style-name="ce752" table:formula="of:=['Olive '.E216]" office:value-type="string" office:string-value="608-2RS ABEC3/C3" calcext:value-type="string">
            <text:p>608-2RS ABEC3/C3</text:p>
          </table:table-cell>
          <table:table-cell table:style-name="ce752" table:formula="of:=['Olive '.F216]" office:value-type="string" office:string-value="JSB" calcext:value-type="string">
            <text:p>JSB</text:p>
          </table:table-cell>
          <table:table-cell table:style-name="ce752" table:formula="of:=['Olive '.G216]" office:value-type="string" office:string-value="608-2RS ABEC3/C3" calcext:value-type="string">
            <text:p>608-2RS ABEC3/C3</text:p>
          </table:table-cell>
          <table:table-cell table:style-name="ce752" table:formula="of:=['Olive '.H216]" office:value-type="float" office:value="11" calcext:value-type="float">
            <text:p>11</text:p>
          </table:table-cell>
          <table:table-cell table:style-name="ce752" table:formula="of:=['Olive '.I216]" office:value-type="string" office:string-value="ea" calcext:value-type="string">
            <text:p>ea</text:p>
          </table:table-cell>
          <table:table-cell table:style-name="ce752" table:formula="of:=['Olive '.J216]" office:value-type="float" office:value="0.42" calcext:value-type="float">
            <text:p>0.42</text:p>
          </table:table-cell>
          <table:table-cell table:style-name="ce752" table:formula="of:=['Olive '.K216]" office:value-type="float" office:value="4.62" calcext:value-type="float">
            <text:p>4.62</text:p>
          </table:table-cell>
          <table:table-cell table:formula="of:=[.H207]*[.$L$2]" office:value-type="float" office:value="33550" calcext:value-type="float">
            <text:p>33,550</text:p>
          </table:table-cell>
          <table:table-cell table:style-name="ce752" table:formula="of:=['Olive '.M216]" office:value-type="string" office:string-value="PO11035" calcext:value-type="string">
            <text:p>PO11035</text:p>
          </table:table-cell>
          <table:table-cell table:style-name="ce764" table:formula="of:=['Olive '.N216]" office:value-type="date" office:date-value="2015-12-03" calcext:value-type="date">
            <text:p>12/03/15</text:p>
          </table:table-cell>
          <table:table-cell table:style-name="ce764" office:value-type="date" office:date-value="2016-02-05" calcext:value-type="date">
            <text:p>02/05/16</text:p>
          </table:table-cell>
          <table:table-cell table:style-name="ce756" table:formula="of:=['Olive '.P216]" office:value-type="string" office:string-value="Received Long lead time – 12 week lead COO – China   Ordered for Olive. KG" calcext:value-type="string">
            <text:p>Received Long lead time – 12 week lead COO – China <text:s text:c="2"/>Ordered for Olive. KG</text:p>
          </table:table-cell>
          <table:table-cell table:number-columns-repeated="1008"/>
        </table:table-row>
        <table:table-row table:style-name="ro5">
          <table:table-cell table:style-name="ce753" table:formula="of:=['Olive '.A217]" office:value-type="string" office:string-value="Mechanical" calcext:value-type="string">
            <text:p>Mechanical</text:p>
          </table:table-cell>
          <table:table-cell table:style-name="ce753" table:formula="of:=['Olive '.B217]" office:value-type="string" office:string-value="HD-MS0173" calcext:value-type="string">
            <text:p>HD-MS0173</text:p>
          </table:table-cell>
          <table:table-cell table:style-name="ce757" table:formula="of:=['Olive '.C217]" office:value-type="string" office:string-value="Nut, Lead Screw, Resin, Misumi MTSRR12" calcext:value-type="string">
            <text:p>Nut, Lead Screw, Resin, Misumi MTSRR12</text:p>
          </table:table-cell>
          <table:table-cell table:style-name="ce753" table:formula="of:=['Olive '.D217]" office:value-type="string" office:string-value="Misumi" calcext:value-type="string">
            <text:p>Misumi</text:p>
          </table:table-cell>
          <table:table-cell table:style-name="ce753" table:formula="of:=['Olive '.E217]" office:value-type="string" office:string-value="MTSRR12" calcext:value-type="string">
            <text:p>MTSRR12</text:p>
          </table:table-cell>
          <table:table-cell table:style-name="ce753" table:formula="of:=['Olive '.F217]" office:value-type="string" office:string-value="Misumi" calcext:value-type="string">
            <text:p>Misumi</text:p>
          </table:table-cell>
          <table:table-cell table:style-name="ce753" table:formula="of:=['Olive '.G217]" office:value-type="string" office:string-value="MTSRR12" calcext:value-type="string">
            <text:p>MTSRR12</text:p>
          </table:table-cell>
          <table:table-cell table:style-name="ce753" table:formula="of:=['Olive '.H217]" office:value-type="float" office:value="2" calcext:value-type="float">
            <text:p>2</text:p>
          </table:table-cell>
          <table:table-cell table:style-name="ce753" table:formula="of:=['Olive '.I217]" office:value-type="string" office:string-value="ea" calcext:value-type="string">
            <text:p>ea</text:p>
          </table:table-cell>
          <table:table-cell table:style-name="ce753" table:formula="of:=['Olive '.J217]" office:value-type="float" office:value="7.4" calcext:value-type="float">
            <text:p>7.4</text:p>
          </table:table-cell>
          <table:table-cell table:style-name="ce753" table:formula="of:=['Olive '.K217]" office:value-type="float" office:value="14.8" calcext:value-type="float">
            <text:p>14.8</text:p>
          </table:table-cell>
          <table:table-cell table:style-name="ce762" table:formula="of:=[.H208]*[.$L$2]" office:value-type="float" office:value="6100" calcext:value-type="float">
            <text:p>6,100</text:p>
          </table:table-cell>
          <table:table-cell table:style-name="ce753" table:formula="of:=['Olive '.M217]" office:value-type="string" office:string-value="PO11023 / PO11292" calcext:value-type="string">
            <text:p>PO11023 / PO11292</text:p>
          </table:table-cell>
          <table:table-cell table:style-name="ce765" table:formula="of:=['Olive '.N217]" office:value-type="date" office:date-value="2015-12-02" calcext:value-type="date">
            <text:p>12/02/15</text:p>
          </table:table-cell>
          <table:table-cell table:style-name="ce765" table:formula="of:=['Olive '.O217]" office:value-type="date" office:date-value="2015-12-10" calcext:value-type="date">
            <text:p>12/10/15</text:p>
          </table:table-cell>
          <table:table-cell table:style-name="ce757" table:formula="of:=['Olive '.P217]" office:value-type="string" office:string-value="Delivered NUTMEG PO, Toni will manage this line item.TS Only ordered for Nutmeg.TS  NEED TO HAVE DELIVERY SCHEDULED ADJUSTED TO BE 1500 UNITS PER MONTH STARTING FEB18TH! ORIGINAL DELIVERY SCHEDULE IS WORTHLESS. TS" calcext:value-type="string">
            <text:p>Delivered NUTMEG PO, Toni will manage this line item.TS Only ordered for Nutmeg.TS <text:s/>NEED TO HAVE DELIVERY SCHEDULED ADJUSTED TO BE 1500 UNITS PER MONTH STARTING FEB18TH! ORIGINAL DELIVERY SCHEDULE IS WORTHLESS. TS</text:p>
          </table:table-cell>
          <table:table-cell table:style-name="ce768" table:number-columns-repeated="1008"/>
        </table:table-row>
        <table:table-row table:style-name="ro5">
          <table:table-cell table:style-name="ce752" table:formula="of:=['Olive '.A218]" office:value-type="string" office:string-value="Mechanical" calcext:value-type="string">
            <text:p>Mechanical</text:p>
          </table:table-cell>
          <table:table-cell table:style-name="ce752" table:formula="of:=['Olive '.B218]" office:value-type="string" office:string-value="HD-MS0033" calcext:value-type="string">
            <text:p>HD-MS0033</text:p>
          </table:table-cell>
          <table:table-cell table:style-name="ce756" table:formula="of:=['Olive '.C218]" office:value-type="string" office:string-value="GT2 Timing Pulley, 5mm Bore Aluminum" calcext:value-type="string">
            <text:p>GT2 Timing Pulley, 5mm Bore Aluminum</text:p>
          </table:table-cell>
          <table:table-cell table:style-name="ce752" table:formula="of:=['Olive '.D218]" office:value-type="string" office:string-value="B&amp;B Manufacturing " calcext:value-type="string">
            <text:p>B&amp;B Manufacturing </text:p>
          </table:table-cell>
          <table:table-cell table:style-name="ce752" table:formula="of:=['Olive '.E218]" office:value-type="string" office:string-value="16-2P06M6CA5 5MM BORE ALUMINUM" calcext:value-type="string">
            <text:p>16-2P06M6CA5 5MM BORE ALUMINUM</text:p>
          </table:table-cell>
          <table:table-cell table:style-name="ce752" table:formula="of:=['Olive '.F218]" office:value-type="string" office:string-value="B&amp;B Manufacturing " calcext:value-type="string">
            <text:p>B&amp;B Manufacturing </text:p>
          </table:table-cell>
          <table:table-cell table:style-name="ce752" table:formula="of:=['Olive '.G218]" office:value-type="string" office:string-value="16-2P06M6CA5 5MM BORE ALUMINUM" calcext:value-type="string">
            <text:p>16-2P06M6CA5 5MM BORE ALUMINUM</text:p>
          </table:table-cell>
          <table:table-cell table:style-name="ce752" table:formula="of:=['Olive '.H218]" office:value-type="float" office:value="2" calcext:value-type="float">
            <text:p>2</text:p>
          </table:table-cell>
          <table:table-cell table:style-name="ce752" table:formula="of:=['Olive '.I218]" office:value-type="string" office:string-value="ea" calcext:value-type="string">
            <text:p>ea</text:p>
          </table:table-cell>
          <table:table-cell table:style-name="ce752" table:formula="of:=['Olive '.J218]" office:value-type="float" office:value="2.9" calcext:value-type="float">
            <text:p>2.9</text:p>
          </table:table-cell>
          <table:table-cell table:style-name="ce752" table:formula="of:=['Olive '.K218]" office:value-type="float" office:value="5.8" calcext:value-type="float">
            <text:p>5.8</text:p>
          </table:table-cell>
          <table:table-cell table:formula="of:=[.H209]*[.$L$2]" office:value-type="float" office:value="6100" calcext:value-type="float">
            <text:p>6,100</text:p>
          </table:table-cell>
          <table:table-cell table:style-name="ce752" table:formula="of:=['Olive '.M218]" office:value-type="string" office:string-value="PO09839" calcext:value-type="string">
            <text:p>PO09839</text:p>
          </table:table-cell>
          <table:table-cell table:style-name="ce764" table:formula="of:=['Olive '.N218]" office:value-type="date" office:date-value="2016-01-22" calcext:value-type="date">
            <text:p>01/22/16</text:p>
          </table:table-cell>
          <table:table-cell table:style-name="ce764" table:formula="of:=['Olive '.O218]" office:value-type="string" office:string-value="See notes " calcext:value-type="string">
            <text:p>See notes </text:p>
          </table:table-cell>
          <table:table-cell table:style-name="ce756" table:formula="of:=['Olive '.P218]" office:value-type="string" office:string-value="Received " calcext:value-type="string">
            <text:p>Received </text:p>
          </table:table-cell>
          <table:table-cell table:number-columns-repeated="1008"/>
        </table:table-row>
        <table:table-row table:style-name="ro5">
          <table:table-cell table:style-name="ce752" table:formula="of:=['Olive '.A219]" office:value-type="string" office:string-value="Mechanical" calcext:value-type="string">
            <text:p>Mechanical</text:p>
          </table:table-cell>
          <table:table-cell table:style-name="ce752" table:formula="of:=['Olive '.B219]" office:value-type="string" office:string-value="HD-MS0002-3" calcext:value-type="string">
            <text:p>HD-MS0002-3</text:p>
          </table:table-cell>
          <table:table-cell table:style-name="ce756" table:formula="of:=['Olive '.C219]" office:value-type="string" office:string-value="Borosilicate Glass Bed 300mm x 300mm x 1/8&quot;" calcext:value-type="string">
            <text:p>Borosilicate Glass Bed 300mm x 300mm x 1/8"</text:p>
          </table:table-cell>
          <table:table-cell table:style-name="ce752" table:formula="of:=['Olive '.D219]" office:value-type="string" office:string-value="Allen Scientific " calcext:value-type="string">
            <text:p>Allen Scientific </text:p>
          </table:table-cell>
          <table:table-cell table:style-name="ce752" table:formula="of:=['Olive '.E219]" office:value-type="float" office:value="0" calcext:value-type="float">
            <text:p>0</text:p>
          </table:table-cell>
          <table:table-cell table:style-name="ce752" table:formula="of:=['Olive '.F219]" office:value-type="string" office:string-value="Allen Scientific " calcext:value-type="string">
            <text:p>Allen Scientific </text:p>
          </table:table-cell>
          <table:table-cell table:style-name="ce752" table:formula="of:=['Olive '.G219]" office:value-type="float" office:value="0" calcext:value-type="float">
            <text:p>0</text:p>
          </table:table-cell>
          <table:table-cell table:style-name="ce752" table:formula="of:=['Olive '.H219]" office:value-type="float" office:value="1" calcext:value-type="float">
            <text:p>1</text:p>
          </table:table-cell>
          <table:table-cell table:style-name="ce752" table:formula="of:=['Olive '.I219]" office:value-type="string" office:string-value="ea" calcext:value-type="string">
            <text:p>ea</text:p>
          </table:table-cell>
          <table:table-cell table:style-name="ce752" table:formula="of:=['Olive '.J219]" office:value-type="float" office:value="11.75" calcext:value-type="float">
            <text:p>11.75</text:p>
          </table:table-cell>
          <table:table-cell table:style-name="ce752" table:formula="of:=['Olive '.K219]" office:value-type="float" office:value="11.75" calcext:value-type="float">
            <text:p>11.75</text:p>
          </table:table-cell>
          <table:table-cell table:formula="of:=[.H210]*[.$L$2]" office:value-type="float" office:value="3050" calcext:value-type="float">
            <text:p>3,050</text:p>
          </table:table-cell>
          <table:table-cell table:style-name="ce752" table:formula="of:=['Olive '.M219]" office:value-type="string" office:string-value="PO11034. 11039, 11040, 11041" calcext:value-type="string">
            <text:p>PO11034. 11039, 11040, 11041</text:p>
          </table:table-cell>
          <table:table-cell table:style-name="ce764" table:formula="of:=['Olive '.N219]" office:value-type="date" office:date-value="2015-12-07" calcext:value-type="date">
            <text:p>12/07/15</text:p>
          </table:table-cell>
          <table:table-cell table:style-name="ce764" table:formula="of:=['Olive '.O219]" office:value-type="string" office:string-value="See notes " calcext:value-type="string">
            <text:p>See notes </text:p>
          </table:table-cell>
          <table:table-cell table:style-name="ce756" table:formula="of:=['Olive '.P219]" office:value-type="string" office:string-value="Agreed to Net 30, PO11041, 11040, 11039, 11034" calcext:value-type="string">
            <text:p>Agreed to Net 30, PO11041, 11040, 11039, 11034</text:p>
          </table:table-cell>
          <table:table-cell table:number-columns-repeated="1008"/>
        </table:table-row>
        <table:table-row table:style-name="ro5">
          <table:table-cell table:style-name="ce752" table:formula="of:=['Olive '.A220]" office:value-type="string" office:string-value="Mechanical" calcext:value-type="string">
            <text:p>Mechanical</text:p>
          </table:table-cell>
          <table:table-cell table:style-name="ce752" table:formula="of:=['Olive '.B220]" office:value-type="string" office:string-value="HD-EX0062" calcext:value-type="string">
            <text:p>HD-EX0062</text:p>
          </table:table-cell>
          <table:table-cell table:style-name="ce756" table:formula="of:=['Olive '.C220]" office:value-type="string" office:string-value="T-Slot Aluminum Frame TPW, Extrusion 20mm x 20mm x 500mm,Tapped M5x0.8 on Both Ends, Black (Ends free of anodize) " calcext:value-type="string">
            <text:p>T-Slot Aluminum Frame TPW, Extrusion 20mm x 20mm x 500mm,Tapped M5x0.8 on Both Ends, Black (Ends free of anodize) </text:p>
          </table:table-cell>
          <table:table-cell table:style-name="ce752" table:formula="of:=['Olive '.D220]" office:value-type="string" office:string-value="In Position Technologies/T-Slot " calcext:value-type="string">
            <text:p>In Position Technologies/T-Slot </text:p>
          </table:table-cell>
          <table:table-cell table:style-name="ce752" table:formula="of:=['Olive '.E220]" office:value-type="string" office:string-value="650145-AB" calcext:value-type="string">
            <text:p>650145-AB</text:p>
          </table:table-cell>
          <table:table-cell table:style-name="ce752" table:formula="of:=['Olive '.F220]" office:value-type="string" office:string-value="In Position Technologies/T-Slot " calcext:value-type="string">
            <text:p>In Position Technologies/T-Slot </text:p>
          </table:table-cell>
          <table:table-cell table:style-name="ce752" table:formula="of:=['Olive '.G220]" office:value-type="string" office:string-value="650145-AB" calcext:value-type="string">
            <text:p>650145-AB</text:p>
          </table:table-cell>
          <table:table-cell table:style-name="ce752" table:formula="of:=['Olive '.H220]" office:value-type="float" office:value="2" calcext:value-type="float">
            <text:p>2</text:p>
          </table:table-cell>
          <table:table-cell table:style-name="ce752" table:formula="of:=['Olive '.I220]" office:value-type="string" office:string-value="ea" calcext:value-type="string">
            <text:p>ea</text:p>
          </table:table-cell>
          <table:table-cell table:style-name="ce752" table:formula="of:=['Olive '.J220]" office:value-type="float" office:value="5.65" calcext:value-type="float">
            <text:p>5.65</text:p>
          </table:table-cell>
          <table:table-cell table:style-name="ce752" table:formula="of:=['Olive '.K220]" office:value-type="float" office:value="11.3" calcext:value-type="float">
            <text:p>11.3</text:p>
          </table:table-cell>
          <table:table-cell table:formula="of:=[.H211]*[.$L$2]" office:value-type="float" office:value="6100" calcext:value-type="float">
            <text:p>6,100</text:p>
          </table:table-cell>
          <table:table-cell table:style-name="ce752"/>
          <table:table-cell table:style-name="ce764" table:number-columns-repeated="2"/>
          <table:table-cell table:style-name="ce756" table:formula="of:=['Olive '.P220]" office:value-type="string" office:string-value="150 kits from stock and have those ready to ship the first week in February.  The balance will ship the week of February 15th.  After that, everything will roll on schedule as written.  &#10;&#10; &#10;&#10;The balance will ship the week of February 15th.&#10;&#10; &#10;&#10;After that, everything will roll on schedule as written.  Olive will have 4 scheduled deliveries, 4 weeks apart (each delivery will have 6 weeks of production at 125 units per week). TS Olive will have 4 scheduled deliveries, 4 weeks apart (each delivery will have 6 weeks of production at 125 units per week). TS " calcext:value-type="string">
            <text:p>150 kits from stock and have those ready to ship the first week in February.  The balance will ship the week of February 15th.  After that, everything will roll on schedule as written.  </text:p>
            <text:p/>
            <text:p> </text:p>
            <text:p/>
            <text:p>The balance will ship the week of February 15th.</text:p>
            <text:p/>
            <text:p> </text:p>
            <text:p/>
            <text:p>After that, everything will roll on schedule as written.  Olive will have 4 scheduled deliveries, 4 weeks apart (each delivery will have 6 weeks of production at 125 units per week). TS Olive will have 4 scheduled deliveries, 4 weeks apart (each delivery will have 6 weeks of production at 125 units per week). TS </text:p>
          </table:table-cell>
          <table:table-cell table:number-columns-repeated="1008"/>
        </table:table-row>
        <table:table-row table:style-name="ro5">
          <table:table-cell table:style-name="ce752" table:formula="of:=['Olive '.A221]" office:value-type="string" office:string-value="Mechanical" calcext:value-type="string">
            <text:p>Mechanical</text:p>
          </table:table-cell>
          <table:table-cell table:style-name="ce752" table:formula="of:=['Olive '.B221]" office:value-type="string" office:string-value="HD-BU0029" calcext:value-type="string">
            <text:p>HD-BU0029</text:p>
          </table:table-cell>
          <table:table-cell table:style-name="ce756" table:formula="of:=['Olive '.C221]" office:value-type="string" office:string-value="DryLin® R - Solid polymer bearing RJMP-01, 12mm" calcext:value-type="string">
            <text:p>DryLin® R - Solid polymer bearing RJMP-01, 12mm</text:p>
          </table:table-cell>
          <table:table-cell table:style-name="ce752" table:formula="of:=['Olive '.D221]" office:value-type="string" office:string-value="Igus" calcext:value-type="string">
            <text:p>Igus</text:p>
          </table:table-cell>
          <table:table-cell table:style-name="ce752" table:formula="of:=['Olive '.E221]" office:value-type="string" office:string-value="RJMP-01-12" calcext:value-type="string">
            <text:p>RJMP-01-12</text:p>
          </table:table-cell>
          <table:table-cell table:style-name="ce752" table:formula="of:=['Olive '.F221]" office:value-type="string" office:string-value="Igus" calcext:value-type="string">
            <text:p>Igus</text:p>
          </table:table-cell>
          <table:table-cell table:style-name="ce752" table:formula="of:=['Olive '.G221]" office:value-type="string" office:string-value="RJMP-01-12" calcext:value-type="string">
            <text:p>RJMP-01-12</text:p>
          </table:table-cell>
          <table:table-cell table:style-name="ce752" table:formula="of:=['Olive '.H221]" office:value-type="float" office:value="3" calcext:value-type="float">
            <text:p>3</text:p>
          </table:table-cell>
          <table:table-cell table:style-name="ce752" table:formula="of:=['Olive '.I221]" office:value-type="string" office:string-value="ea" calcext:value-type="string">
            <text:p>ea</text:p>
          </table:table-cell>
          <table:table-cell table:style-name="ce752" table:formula="of:=['Olive '.J221]" office:value-type="float" office:value="1.79" calcext:value-type="float">
            <text:p>1.79</text:p>
          </table:table-cell>
          <table:table-cell table:style-name="ce752" table:formula="of:=['Olive '.K221]" office:value-type="float" office:value="5.37" calcext:value-type="float">
            <text:p>5.37</text:p>
          </table:table-cell>
          <table:table-cell table:formula="of:=[.H212]*[.$L$2]" office:value-type="float" office:value="9150" calcext:value-type="float">
            <text:p>9,150</text:p>
          </table:table-cell>
          <table:table-cell table:style-name="ce752" table:formula="of:=['Olive '.M221]" office:value-type="string" office:string-value="PO10907" calcext:value-type="string">
            <text:p>PO10907</text:p>
          </table:table-cell>
          <table:table-cell table:style-name="ce764" table:formula="of:=['Olive '.N221]" office:value-type="date" office:date-value="2015-12-03" calcext:value-type="date">
            <text:p>12/03/15</text:p>
          </table:table-cell>
          <table:table-cell table:style-name="ce764" table:formula="of:=['Olive '.O221]" office:value-type="string" office:string-value="See notes " calcext:value-type="string">
            <text:p>See notes </text:p>
          </table:table-cell>
          <table:table-cell table:style-name="ce756" table:formula="of:=['Olive '.P221]" office:value-type="string" office:string-value="Received 10 Week lead time – Country of Origin – Germany.  Ordered for Olive – see delivery schedule. TS" calcext:value-type="string">
            <text:p>Received 10 Week lead time – Country of Origin – Germany. <text:s/>Ordered for Olive – see delivery schedule. TS</text:p>
          </table:table-cell>
          <table:table-cell table:number-columns-repeated="1008"/>
        </table:table-row>
        <table:table-row table:style-name="ro5">
          <table:table-cell table:style-name="ce752" table:formula="of:=['Olive '.A222]" office:value-type="string" office:string-value="**** Mechanical ****" calcext:value-type="string">
            <text:p>**** Mechanical ****</text:p>
          </table:table-cell>
          <table:table-cell table:style-name="ce752" table:formula="of:=['Olive '.B222]" office:value-type="string" office:string-value="HD-BU0030" calcext:value-type="string">
            <text:p>HD-BU0030</text:p>
          </table:table-cell>
          <table:table-cell table:style-name="ce756" table:formula="of:=['Olive '.C222]" office:value-type="string" office:string-value="DryLin® R - Solid polymer bearing RJMp-01, 10mm" calcext:value-type="string">
            <text:p>DryLin® R - Solid polymer bearing RJMp-01, 10mm</text:p>
          </table:table-cell>
          <table:table-cell table:style-name="ce752" table:formula="of:=['Olive '.D222]" office:value-type="string" office:string-value="Igus" calcext:value-type="string">
            <text:p>Igus</text:p>
          </table:table-cell>
          <table:table-cell table:style-name="ce752" table:formula="of:=['Olive '.E222]" office:value-type="string" office:string-value="RJMP-01-10" calcext:value-type="string">
            <text:p>RJMP-01-10</text:p>
          </table:table-cell>
          <table:table-cell table:style-name="ce752" table:formula="of:=['Olive '.F222]" office:value-type="string" office:string-value="Igus" calcext:value-type="string">
            <text:p>Igus</text:p>
          </table:table-cell>
          <table:table-cell table:style-name="ce752" table:formula="of:=['Olive '.G222]" office:value-type="string" office:string-value="RJMP-01-10" calcext:value-type="string">
            <text:p>RJMP-01-10</text:p>
          </table:table-cell>
          <table:table-cell table:style-name="ce752" table:formula="of:=['Olive '.H222]" office:value-type="float" office:value="8" calcext:value-type="float">
            <text:p>8</text:p>
          </table:table-cell>
          <table:table-cell table:style-name="ce752" table:formula="of:=['Olive '.I222]" office:value-type="string" office:string-value="ea" calcext:value-type="string">
            <text:p>ea</text:p>
          </table:table-cell>
          <table:table-cell table:style-name="ce752" table:formula="of:=['Olive '.J222]" office:value-type="float" office:value="1.29" calcext:value-type="float">
            <text:p>1.29</text:p>
          </table:table-cell>
          <table:table-cell table:style-name="ce752" table:formula="of:=['Olive '.K222]" office:value-type="float" office:value="10.32" calcext:value-type="float">
            <text:p>10.32</text:p>
          </table:table-cell>
          <table:table-cell table:formula="of:=[.H213]*[.$L$2]" office:value-type="float" office:value="24400" calcext:value-type="float">
            <text:p>24,400</text:p>
          </table:table-cell>
          <table:table-cell table:style-name="ce752" table:formula="of:=['Olive '.M222]" office:value-type="string" office:string-value="PO10907 / 11179" calcext:value-type="string">
            <text:p>PO10907 / 11179</text:p>
          </table:table-cell>
          <table:table-cell table:style-name="ce764" table:formula="of:=['Olive '.N222]" office:value-type="date" office:date-value="2015-12-03" calcext:value-type="date">
            <text:p>12/03/15</text:p>
          </table:table-cell>
          <table:table-cell table:style-name="ce764" table:formula="of:=['Olive '.O222]" office:value-type="string" office:string-value="See notes " calcext:value-type="string">
            <text:p>See notes </text:p>
          </table:table-cell>
          <table:table-cell table:style-name="ce756" table:formula="of:=['Olive '.P222]" office:value-type="string" office:string-value="10 Week lead time – Country of Origin – Germany.  Ordered for Olive see delivery schedule.TS    We upgraded last minute to the higher precision 10mm bushing. " calcext:value-type="string">
            <text:p>10 Week lead time – Country of Origin – Germany. <text:s/>Ordered for Olive see delivery schedule.TS <text:s text:c="3"/>We upgraded last minute to the higher precision 10mm bushing. </text:p>
          </table:table-cell>
          <table:table-cell table:number-columns-repeated="1008"/>
        </table:table-row>
        <table:table-row table:style-name="ro5">
          <table:table-cell table:style-name="ce752" table:formula="of:=['Olive '.A223]" office:value-type="string" office:string-value="Mechanical" calcext:value-type="string">
            <text:p>Mechanical</text:p>
          </table:table-cell>
          <table:table-cell table:style-name="ce752" table:formula="of:=['Olive '.B223]" office:value-type="string" office:string-value="HD-BL0009" calcext:value-type="string">
            <text:p>HD-BL0009</text:p>
          </table:table-cell>
          <table:table-cell table:style-name="ce756" table:formula="of:=['Olive '.C223]" office:value-type="string" office:string-value="GT2, Single sided Neoprene Belt, 2mm pitch, 582 teeth, 6mm wide,fiberglass cords" calcext:value-type="string">
            <text:p>GT2, Single sided Neoprene Belt, 2mm pitch, 582 teeth, 6mm wide,fiberglass cords</text:p>
          </table:table-cell>
          <table:table-cell table:style-name="ce752" table:formula="of:=['Olive '.D223]" office:value-type="string" office:string-value="B&amp;B Manufacturing " calcext:value-type="string">
            <text:p>B&amp;B Manufacturing </text:p>
          </table:table-cell>
          <table:table-cell table:style-name="ce752" table:formula="of:=['Olive '.E223]" office:value-type="string" office:string-value="1164-2P-06 (2MR-1164-06)" calcext:value-type="string">
            <text:p>1164-2P-06 (2MR-1164-06)</text:p>
          </table:table-cell>
          <table:table-cell table:style-name="ce752" table:formula="of:=['Olive '.F223]" office:value-type="string" office:string-value="B&amp;B Manufacturing " calcext:value-type="string">
            <text:p>B&amp;B Manufacturing </text:p>
          </table:table-cell>
          <table:table-cell table:style-name="ce752" table:formula="of:=['Olive '.G223]" office:value-type="string" office:string-value="1164-2P-06 (2MR-1164-06)" calcext:value-type="string">
            <text:p>1164-2P-06 (2MR-1164-06)</text:p>
          </table:table-cell>
          <table:table-cell table:style-name="ce752" table:formula="of:=['Olive '.H223]" office:value-type="float" office:value="2" calcext:value-type="float">
            <text:p>2</text:p>
          </table:table-cell>
          <table:table-cell table:style-name="ce752" table:formula="of:=['Olive '.I223]" office:value-type="string" office:string-value="ea" calcext:value-type="string">
            <text:p>ea</text:p>
          </table:table-cell>
          <table:table-cell table:style-name="ce752" table:formula="of:=['Olive '.J223]" office:value-type="float" office:value="2.54" calcext:value-type="float">
            <text:p>2.54</text:p>
          </table:table-cell>
          <table:table-cell table:style-name="ce752" table:formula="of:=['Olive '.K223]" office:value-type="float" office:value="5.08" calcext:value-type="float">
            <text:p>5.08</text:p>
          </table:table-cell>
          <table:table-cell table:formula="of:=[.H214]*[.$L$2]" office:value-type="float" office:value="6100" calcext:value-type="float">
            <text:p>6,100</text:p>
          </table:table-cell>
          <table:table-cell table:style-name="ce752" table:formula="of:=['Olive '.M223]" office:value-type="string" office:string-value="PO11989" calcext:value-type="string">
            <text:p>PO11989</text:p>
          </table:table-cell>
          <table:table-cell table:style-name="ce764" table:formula="of:=['Olive '.N223]" office:value-type="date" office:date-value="2016-02-11" calcext:value-type="date">
            <text:p>02/11/16</text:p>
          </table:table-cell>
          <table:table-cell table:style-name="ce764" table:formula="of:=['Olive '.O223]" office:value-type="string" office:string-value="See notes " calcext:value-type="string">
            <text:p>See notes </text:p>
          </table:table-cell>
          <table:table-cell table:style-name="ce756" table:formula="of:=['Olive '.P223]" office:value-type="string" office:string-value="Confirmed. Scheduled deliveries of 1600 each month. 3/21, 4/19, 5/16, 6/13 " calcext:value-type="string">
            <text:p>Confirmed. Scheduled deliveries of 1600 each month. 3/21, 4/19, 5/16, 6/13 </text:p>
          </table:table-cell>
          <table:table-cell table:number-columns-repeated="1008"/>
        </table:table-row>
        <table:table-row table:style-name="ro5">
          <table:table-cell table:style-name="ce752" table:formula="of:=['Olive '.A224]" office:value-type="string" office:string-value="Mechanical" calcext:value-type="string">
            <text:p>Mechanical</text:p>
          </table:table-cell>
          <table:table-cell table:style-name="ce752" table:formula="of:=['Olive '.B224]" office:value-type="string" office:string-value="HD-EX0063" calcext:value-type="string">
            <text:p>HD-EX0063</text:p>
          </table:table-cell>
          <table:table-cell table:style-name="ce756" table:formula="of:=['Olive '.C224]" office:value-type="string" office:string-value="T-Slot Aluminum Frame LTP, Extrusion 20mm x 20mm x 500mm,Tapped M5x0.8 on one End, Black " calcext:value-type="string">
            <text:p>T-Slot Aluminum Frame LTP, Extrusion 20mm x 20mm x 500mm,Tapped M5x0.8 on one End, Black </text:p>
          </table:table-cell>
          <table:table-cell table:style-name="ce752" table:formula="of:=['Olive '.D224]" office:value-type="string" office:string-value="In Position Technologies/T-Slot " calcext:value-type="string">
            <text:p>In Position Technologies/T-Slot </text:p>
          </table:table-cell>
          <table:table-cell table:style-name="ce752" table:formula="of:=['Olive '.E224]" office:value-type="string" office:string-value="6510145-A" calcext:value-type="string">
            <text:p>6510145-A</text:p>
          </table:table-cell>
          <table:table-cell table:style-name="ce752" table:formula="of:=['Olive '.F224]" office:value-type="string" office:string-value="In Position Technologies/T-Slot " calcext:value-type="string">
            <text:p>In Position Technologies/T-Slot </text:p>
          </table:table-cell>
          <table:table-cell table:style-name="ce752" table:formula="of:=['Olive '.G224]" office:value-type="string" office:string-value="6510145-A" calcext:value-type="string">
            <text:p>6510145-A</text:p>
          </table:table-cell>
          <table:table-cell table:style-name="ce752" table:formula="of:=['Olive '.H224]" office:value-type="float" office:value="4" calcext:value-type="float">
            <text:p>4</text:p>
          </table:table-cell>
          <table:table-cell table:style-name="ce752" table:formula="of:=['Olive '.I224]" office:value-type="string" office:string-value="ea" calcext:value-type="string">
            <text:p>ea</text:p>
          </table:table-cell>
          <table:table-cell table:style-name="ce752" table:formula="of:=['Olive '.J224]" office:value-type="float" office:value="5.17" calcext:value-type="float">
            <text:p>5.17</text:p>
          </table:table-cell>
          <table:table-cell table:style-name="ce752" table:formula="of:=['Olive '.K224]" office:value-type="float" office:value="20.68" calcext:value-type="float">
            <text:p>20.68</text:p>
          </table:table-cell>
          <table:table-cell table:formula="of:=[.H215]*[.$L$2]" office:value-type="float" office:value="12200" calcext:value-type="float">
            <text:p>12,200</text:p>
          </table:table-cell>
          <table:table-cell table:style-name="ce752" table:formula="of:=['Olive '.M224]" office:value-type="string" office:string-value="PO10951 / PO11306 / PO11307 / PO11308 / PO11309" calcext:value-type="string">
            <text:p>PO10951 / PO11306 / PO11307 / PO11308 / PO11309</text:p>
          </table:table-cell>
          <table:table-cell table:style-name="ce764" table:formula="of:=['Olive '.N224]" office:value-type="date" office:date-value="2015-12-31" calcext:value-type="date">
            <text:p>12/31/15</text:p>
          </table:table-cell>
          <table:table-cell table:style-name="ce764" table:formula="of:=['Olive '.O224]" office:value-type="string" office:string-value="See notes " calcext:value-type="string">
            <text:p>See notes </text:p>
          </table:table-cell>
          <table:table-cell table:style-name="ce756" table:formula="of:=['Olive '.P224]" office:value-type="string" office:string-value="Deliveries March 21, April 19, May 16, June 13" calcext:value-type="string">
            <text:p>Deliveries March 21, April 19, May 16, June 13</text:p>
          </table:table-cell>
          <table:table-cell table:number-columns-repeated="1008"/>
        </table:table-row>
        <table:table-row table:style-name="ro5">
          <table:table-cell table:style-name="ce752" table:formula="of:=['Olive '.A224]" office:value-type="string" office:string-value="Mechanical" calcext:value-type="string">
            <text:p>Mechanical</text:p>
          </table:table-cell>
          <table:table-cell table:style-name="ce752" table:formula="of:=['Olive '.B224]" office:value-type="string" office:string-value="HD-EX0063" calcext:value-type="string">
            <text:p>HD-EX0063</text:p>
          </table:table-cell>
          <table:table-cell table:style-name="ce756" table:formula="of:=['Olive '.C224]" office:value-type="string" office:string-value="T-Slot Aluminum Frame LTP, Extrusion 20mm x 20mm x 500mm,Tapped M5x0.8 on one End, Black " calcext:value-type="string">
            <text:p>T-Slot Aluminum Frame LTP, Extrusion 20mm x 20mm x 500mm,Tapped M5x0.8 on one End, Black </text:p>
          </table:table-cell>
          <table:table-cell table:style-name="ce752" table:formula="of:=['Olive '.D224]" office:value-type="string" office:string-value="In Position Technologies/T-Slot " calcext:value-type="string">
            <text:p>In Position Technologies/T-Slot </text:p>
          </table:table-cell>
          <table:table-cell table:style-name="ce752" table:formula="of:=['Olive '.E224]" office:value-type="string" office:string-value="6510145-A" calcext:value-type="string">
            <text:p>6510145-A</text:p>
          </table:table-cell>
          <table:table-cell table:style-name="ce752" table:formula="of:=['Olive '.F224]" office:value-type="string" office:string-value="In Position Technologies/T-Slot " calcext:value-type="string">
            <text:p>In Position Technologies/T-Slot </text:p>
          </table:table-cell>
          <table:table-cell table:style-name="ce752" table:formula="of:=['Olive '.G224]" office:value-type="string" office:string-value="6510145-A" calcext:value-type="string">
            <text:p>6510145-A</text:p>
          </table:table-cell>
          <table:table-cell table:style-name="ce752" table:formula="of:=['Olive '.H224]" office:value-type="float" office:value="4" calcext:value-type="float">
            <text:p>4</text:p>
          </table:table-cell>
          <table:table-cell table:style-name="ce752" table:formula="of:=['Olive '.I224]" office:value-type="string" office:string-value="ea" calcext:value-type="string">
            <text:p>ea</text:p>
          </table:table-cell>
          <table:table-cell table:style-name="ce752" table:formula="of:=['Olive '.J224]" office:value-type="float" office:value="5.17" calcext:value-type="float">
            <text:p>5.17</text:p>
          </table:table-cell>
          <table:table-cell table:style-name="ce752" table:formula="of:=['Olive '.K224]" office:value-type="float" office:value="20.68" calcext:value-type="float">
            <text:p>20.68</text:p>
          </table:table-cell>
          <table:table-cell table:formula="of:=[.H216]*[.$L$2]" office:value-type="float" office:value="12200" calcext:value-type="float">
            <text:p>12,200</text:p>
          </table:table-cell>
          <table:table-cell table:style-name="ce752" table:formula="of:=['Olive '.M224]" office:value-type="string" office:string-value="PO10951 / PO11306 / PO11307 / PO11308 / PO11309" calcext:value-type="string">
            <text:p>PO10951 / PO11306 / PO11307 / PO11308 / PO11309</text:p>
          </table:table-cell>
          <table:table-cell table:style-name="ce764" table:formula="of:=['Olive '.N224]" office:value-type="date" office:date-value="2015-12-31" calcext:value-type="date">
            <text:p>12/31/15</text:p>
          </table:table-cell>
          <table:table-cell table:style-name="ce764" table:formula="of:=['Olive '.O224]" office:value-type="string" office:string-value="See notes " calcext:value-type="string">
            <text:p>See notes </text:p>
          </table:table-cell>
          <table:table-cell table:style-name="ce756" table:formula="of:=['Olive '.P224]" office:value-type="string" office:string-value="Deliveries March 21, April 19, May 16, June 13" calcext:value-type="string">
            <text:p>Deliveries March 21, April 19, May 16, June 13</text:p>
          </table:table-cell>
          <table:table-cell table:number-columns-repeated="1008"/>
        </table:table-row>
        <table:table-row table:style-name="ro5">
          <table:table-cell table:style-name="ce752" table:formula="of:=['Olive '.A225]" office:value-type="string" office:string-value="Packaging" calcext:value-type="string">
            <text:p>Packaging</text:p>
          </table:table-cell>
          <table:table-cell table:style-name="ce752" table:formula="of:=['Olive '.B225]" office:value-type="string" office:string-value="DC-LB0061" calcext:value-type="string">
            <text:p>DC-LB0061</text:p>
          </table:table-cell>
          <table:table-cell table:style-name="ce756" table:formula="of:=['Olive '.C225]" office:value-type="string" office:string-value="FCC_CE_ROHS_OSHW_RYF_CO_Made_Sticker_4&quot; x3&quot;" calcext:value-type="string">
            <text:p>FCC_CE_ROHS_OSHW_RYF_CO_Made_Sticker_4" x3"</text:p>
          </table:table-cell>
          <table:table-cell table:style-name="ce752" table:formula="of:=['Olive '.D225]" office:value-type="float" office:value="0" calcext:value-type="float">
            <text:p>0</text:p>
          </table:table-cell>
          <table:table-cell table:style-name="ce752" table:formula="of:=['Olive '.E225]" office:value-type="float" office:value="0" calcext:value-type="float">
            <text:p>0</text:p>
          </table:table-cell>
          <table:table-cell table:style-name="ce752" table:formula="of:=['Olive '.F225]" office:value-type="float" office:value="0" calcext:value-type="float">
            <text:p>0</text:p>
          </table:table-cell>
          <table:table-cell table:style-name="ce752" table:formula="of:=['Olive '.G225]" office:value-type="float" office:value="0" calcext:value-type="float">
            <text:p>0</text:p>
          </table:table-cell>
          <table:table-cell table:style-name="ce752" table:formula="of:=['Olive '.H225]" office:value-type="float" office:value="1" calcext:value-type="float">
            <text:p>1</text:p>
          </table:table-cell>
          <table:table-cell table:style-name="ce752" table:formula="of:=['Olive '.I225]" office:value-type="string" office:string-value="ea" calcext:value-type="string">
            <text:p>ea</text:p>
          </table:table-cell>
          <table:table-cell table:style-name="ce752" table:formula="of:=['Olive '.J225]" office:value-type="float" office:value="0.2435" calcext:value-type="float">
            <text:p>0.2435</text:p>
          </table:table-cell>
          <table:table-cell table:style-name="ce752" table:formula="of:=['Olive '.K225]" office:value-type="float" office:value="0.2435" calcext:value-type="float">
            <text:p>0.2435</text:p>
          </table:table-cell>
          <table:table-cell table:formula="of:=[.H217]*[.$L$2]" office:value-type="float" office:value="3050" calcext:value-type="float">
            <text:p>3,050</text:p>
          </table:table-cell>
          <table:table-cell table:style-name="ce752" table:formula="of:=['Olive '.M225]" office:value-type="float" office:value="0" calcext:value-type="float">
            <text:p>0</text:p>
          </table:table-cell>
          <table:table-cell table:style-name="ce764" table:formula="of:=['Olive '.N225]" office:value-type="date" office:date-value="1899-12-30" calcext:value-type="date">
            <text:p>12/30/99</text:p>
          </table:table-cell>
          <table:table-cell table:style-name="ce764" table:formula="of:=['Olive '.O225]" office:value-type="date" office:date-value="1899-12-30" calcext:value-type="date">
            <text:p>12/30/99</text:p>
          </table:table-cell>
          <table:table-cell table:style-name="ce756" table:formula="of:=['Olive '.P225]" office:value-type="string" office:string-value="Pending Ben and Steven – will be printed on the box" calcext:value-type="string">
            <text:p>Pending Ben and Steven – will be printed on the box</text:p>
          </table:table-cell>
          <table:table-cell table:number-columns-repeated="1008"/>
        </table:table-row>
        <table:table-row table:style-name="ro5">
          <table:table-cell table:style-name="ce752" table:formula="of:=['Olive '.A226]" office:value-type="float" office:value="0" calcext:value-type="float">
            <text:p>0</text:p>
          </table:table-cell>
          <table:table-cell table:style-name="ce752" table:formula="of:=['Olive '.B226]" office:value-type="float" office:value="0" calcext:value-type="float">
            <text:p>0</text:p>
          </table:table-cell>
          <table:table-cell table:style-name="ce756" table:formula="of:=['Olive '.C226]" office:value-type="float" office:value="0" calcext:value-type="float">
            <text:p>0</text:p>
          </table:table-cell>
          <table:table-cell table:style-name="ce752" table:formula="of:=['Olive '.D226]" office:value-type="float" office:value="0" calcext:value-type="float">
            <text:p>0</text:p>
          </table:table-cell>
          <table:table-cell table:style-name="ce752" table:formula="of:=['Olive '.E226]" office:value-type="float" office:value="0" calcext:value-type="float">
            <text:p>0</text:p>
          </table:table-cell>
          <table:table-cell table:style-name="ce752" table:formula="of:=['Olive '.F226]" office:value-type="float" office:value="0" calcext:value-type="float">
            <text:p>0</text:p>
          </table:table-cell>
          <table:table-cell table:style-name="ce752" table:formula="of:=['Olive '.G226]" office:value-type="float" office:value="0" calcext:value-type="float">
            <text:p>0</text:p>
          </table:table-cell>
          <table:table-cell table:style-name="ce752" table:formula="of:=['Olive '.H226]" office:value-type="float" office:value="0" calcext:value-type="float">
            <text:p>0</text:p>
          </table:table-cell>
          <table:table-cell table:style-name="ce752" table:formula="of:=['Olive '.I226]" office:value-type="float" office:value="0" calcext:value-type="float">
            <text:p>0</text:p>
          </table:table-cell>
          <table:table-cell table:style-name="ce752" table:formula="of:=['Olive '.J226]" office:value-type="float" office:value="0" calcext:value-type="float">
            <text:p>0</text:p>
          </table:table-cell>
          <table:table-cell table:style-name="ce752" table:formula="of:=['Olive '.K226]" office:value-type="float" office:value="0" calcext:value-type="float">
            <text:p>0</text:p>
          </table:table-cell>
          <table:table-cell table:formula="of:=[.H218]*[.$L$2]" office:value-type="float" office:value="0" calcext:value-type="float">
            <text:p>0</text:p>
          </table:table-cell>
          <table:table-cell table:style-name="ce752" table:formula="of:=['Olive '.M226]" office:value-type="float" office:value="0" calcext:value-type="float">
            <text:p>0</text:p>
          </table:table-cell>
          <table:table-cell table:style-name="ce764" table:formula="of:=['Olive '.N226]" office:value-type="date" office:date-value="1899-12-30" calcext:value-type="date">
            <text:p>12/30/99</text:p>
          </table:table-cell>
          <table:table-cell table:style-name="ce764" table:formula="of:=['Olive '.O226]" office:value-type="date" office:date-value="1899-12-30" calcext:value-type="date">
            <text:p>12/30/99</text:p>
          </table:table-cell>
          <table:table-cell table:style-name="ce756" table:formula="of:=['Olive '.P226]" office:value-type="float" office:value="0" calcext:value-type="float">
            <text:p>0</text:p>
          </table:table-cell>
          <table:table-cell table:number-columns-repeated="1008"/>
        </table:table-row>
        <table:table-row table:style-name="ro5">
          <table:table-cell table:style-name="ce752" table:formula="of:=['Olive '.A227]" office:value-type="string" office:string-value="Tools" calcext:value-type="string">
            <text:p>Tools</text:p>
          </table:table-cell>
          <table:table-cell table:style-name="ce752" table:formula="of:=['Olive '.B227]" office:value-type="string" office:string-value="TL-MS0020" calcext:value-type="string">
            <text:p>TL-MS0020</text:p>
          </table:table-cell>
          <table:table-cell table:style-name="ce756" table:formula="of:=['Olive '.C227]" office:value-type="string" office:string-value="Stainless Steel/Straight Instrument Cleaner Brush" calcext:value-type="string">
            <text:p>Stainless Steel/Straight Instrument Cleaner Brush</text:p>
          </table:table-cell>
          <table:table-cell table:style-name="ce752" table:formula="of:=['Olive '.D227]" office:value-type="string" office:string-value="Gordon Brush" calcext:value-type="string">
            <text:p>Gordon Brush</text:p>
          </table:table-cell>
          <table:table-cell table:style-name="ce752" table:formula="of:=['Olive '.E227]" office:value-type="float" office:value="906501" calcext:value-type="float">
            <text:p>906501</text:p>
          </table:table-cell>
          <table:table-cell table:style-name="ce752" table:formula="of:=['Olive '.F227]" office:value-type="string" office:string-value="Gordon Brush" calcext:value-type="string">
            <text:p>Gordon Brush</text:p>
          </table:table-cell>
          <table:table-cell table:style-name="ce752" table:formula="of:=['Olive '.G227]" office:value-type="float" office:value="906501" calcext:value-type="float">
            <text:p>906501</text:p>
          </table:table-cell>
          <table:table-cell table:style-name="ce752" table:formula="of:=['Olive '.H227]" office:value-type="float" office:value="1" calcext:value-type="float">
            <text:p>1</text:p>
          </table:table-cell>
          <table:table-cell table:style-name="ce752" table:formula="of:=['Olive '.I227]" office:value-type="string" office:string-value="ea" calcext:value-type="string">
            <text:p>ea</text:p>
          </table:table-cell>
          <table:table-cell table:style-name="ce752" table:formula="of:=['Olive '.J227]" office:value-type="float" office:value="5.29" calcext:value-type="float">
            <text:p>5.29</text:p>
          </table:table-cell>
          <table:table-cell table:style-name="ce752" table:formula="of:=['Olive '.K227]" office:value-type="float" office:value="5.29" calcext:value-type="float">
            <text:p>5.29</text:p>
          </table:table-cell>
          <table:table-cell table:formula="of:=[.H219]*[.$L$2]" office:value-type="float" office:value="3050" calcext:value-type="float">
            <text:p>3,050</text:p>
          </table:table-cell>
          <table:table-cell table:style-name="ce752" table:formula="of:=['Olive '.M227]" office:value-type="string" office:string-value="PO11113" calcext:value-type="string">
            <text:p>PO11113</text:p>
          </table:table-cell>
          <table:table-cell table:style-name="ce764" table:formula="of:=['Olive '.N227]" office:value-type="date" office:date-value="2015-12-09" calcext:value-type="date">
            <text:p>12/09/15</text:p>
          </table:table-cell>
          <table:table-cell table:style-name="ce764" table:formula="of:=['Olive '.O227]" office:value-type="date" office:date-value="2015-12-14" calcext:value-type="date">
            <text:p>12/14/15</text:p>
          </table:table-cell>
          <table:table-cell table:style-name="ce756" table:formula="of:=['Olive '.P227]" office:value-type="string" office:string-value="Received PO11113 OLIVE AND NUTMEG TOGETHER. 1/18/16 delivery KG  do we need this? ← yes we do" calcext:value-type="string">
            <text:p>Received PO11113 OLIVE AND NUTMEG TOGETHER. 1/18/16 delivery KG <text:s/>do we need this? ← yes we do</text:p>
          </table:table-cell>
          <table:table-cell table:number-columns-repeated="1008"/>
        </table:table-row>
        <table:table-row table:style-name="ro5">
          <table:table-cell table:style-name="ce752" table:formula="of:=['Olive '.A228]" office:value-type="string" office:string-value="Tools" calcext:value-type="string">
            <text:p>Tools</text:p>
          </table:table-cell>
          <table:table-cell table:style-name="ce752" table:formula="of:=['Olive '.B228]" office:value-type="string" office:string-value="TL-HD0280" calcext:value-type="string">
            <text:p>TL-HD0280</text:p>
          </table:table-cell>
          <table:table-cell table:style-name="ce756" table:formula="of:=['Olive '.C228]" office:value-type="string" office:string-value="Tekton 13-pc. Long Arm Ball Hex Key Wrench Set (Metric) – Red" calcext:value-type="string">
            <text:p>Tekton 13-pc. Long Arm Ball Hex Key Wrench Set (Metric) – Red</text:p>
          </table:table-cell>
          <table:table-cell table:style-name="ce752" table:formula="of:=['Olive '.D228]" office:value-type="string" office:string-value="Tekton" calcext:value-type="string">
            <text:p>Tekton</text:p>
          </table:table-cell>
          <table:table-cell table:style-name="ce752" table:formula="of:=['Olive '.E228]" office:value-type="float" office:value="0" calcext:value-type="float">
            <text:p>0</text:p>
          </table:table-cell>
          <table:table-cell table:style-name="ce752" table:formula="of:=['Olive '.F228]" office:value-type="string" office:string-value="Boston Industrial " calcext:value-type="string">
            <text:p>Boston Industrial </text:p>
          </table:table-cell>
          <table:table-cell table:style-name="ce752" table:formula="of:=['Olive '.G228]" office:value-type="float" office:value="25272" calcext:value-type="float">
            <text:p>25272</text:p>
          </table:table-cell>
          <table:table-cell table:style-name="ce752" table:formula="of:=['Olive '.H228]" office:value-type="float" office:value="1" calcext:value-type="float">
            <text:p>1</text:p>
          </table:table-cell>
          <table:table-cell table:style-name="ce752" table:formula="of:=['Olive '.I228]" office:value-type="string" office:string-value="ea" calcext:value-type="string">
            <text:p>ea</text:p>
          </table:table-cell>
          <table:table-cell table:style-name="ce752" table:formula="of:=['Olive '.J228]" office:value-type="float" office:value="6.25" calcext:value-type="float">
            <text:p>6.25</text:p>
          </table:table-cell>
          <table:table-cell table:style-name="ce752" table:formula="of:=['Olive '.K228]" office:value-type="float" office:value="6.25" calcext:value-type="float">
            <text:p>6.25</text:p>
          </table:table-cell>
          <table:table-cell table:formula="of:=[.H220]*[.$L$2]" office:value-type="float" office:value="3050" calcext:value-type="float">
            <text:p>3,050</text:p>
          </table:table-cell>
          <table:table-cell table:style-name="ce752" table:formula="of:=['Olive '.M228]" office:value-type="string" office:string-value="PO11025" calcext:value-type="string">
            <text:p>PO11025</text:p>
          </table:table-cell>
          <table:table-cell table:style-name="ce764" table:formula="of:=['Olive '.N228]" office:value-type="date" office:date-value="2015-12-06" calcext:value-type="date">
            <text:p>12/06/15</text:p>
          </table:table-cell>
          <table:table-cell table:style-name="ce764" table:formula="of:=['Olive '.O228]" office:value-type="date" office:date-value="2015-12-10" calcext:value-type="date">
            <text:p>12/10/15</text:p>
          </table:table-cell>
          <table:table-cell table:style-name="ce756" table:formula="of:=['Olive '.P228]" office:value-type="string" office:string-value="Received 1,850 pc Balance due, requested status 4/7/16 KG  of NUTMEG and OLIVE ordered KG 1200 pc deliver 2/11 balance 4/1/16 KG not used on mini- Please have John quote this out for ~24,000 unit EAU quantities since it will be used in both Mini and Taz moving forward. TS " calcext:value-type="string">
            <text:p>Received 1,850 pc Balance due, requested status 4/7/16 KG <text:s/>of NUTMEG and OLIVE ordered KG 1200 pc deliver 2/11 balance 4/1/16 KG not used on mini- Please have John quote this out for ~24,000 unit EAU quantities since it will be used in both Mini and Taz moving forward. TS </text:p>
          </table:table-cell>
          <table:table-cell table:number-columns-repeated="1008"/>
        </table:table-row>
        <table:table-row table:style-name="ro5">
          <table:table-cell table:style-name="ce752" table:formula="of:=['Olive '.A229]" office:value-type="string" office:string-value="Tools" calcext:value-type="string">
            <text:p>Tools</text:p>
          </table:table-cell>
          <table:table-cell table:style-name="ce752" table:formula="of:=['Olive '.B229]" office:value-type="string" office:string-value="TL-HD0008" calcext:value-type="string">
            <text:p>TL-HD0008</text:p>
          </table:table-cell>
          <table:table-cell table:style-name="ce756" table:formula="of:=['Olive '.C229]" office:value-type="string" office:string-value="Stainless Steel Pocket Rule Semiflexible, Metric Grads, 150 mm Length" calcext:value-type="string">
            <text:p>Stainless Steel Pocket Rule Semiflexible, Metric Grads, 150 mm Length</text:p>
          </table:table-cell>
          <table:table-cell table:style-name="ce752" table:formula="of:=['Olive '.D229]" office:value-type="float" office:value="0" calcext:value-type="float">
            <text:p>0</text:p>
          </table:table-cell>
          <table:table-cell table:style-name="ce752" table:formula="of:=['Olive '.E229]" office:value-type="float" office:value="0" calcext:value-type="float">
            <text:p>0</text:p>
          </table:table-cell>
          <table:table-cell table:style-name="ce752" table:formula="of:=['Olive '.F229]" office:value-type="string" office:string-value="Image Supply " calcext:value-type="string">
            <text:p>Image Supply </text:p>
          </table:table-cell>
          <table:table-cell table:style-name="ce752" table:formula="of:=['Olive '.G229]" office:value-type="string" office:string-value="6813A62" calcext:value-type="string">
            <text:p>6813A62</text:p>
          </table:table-cell>
          <table:table-cell table:style-name="ce752" table:formula="of:=['Olive '.H229]" office:value-type="float" office:value="1" calcext:value-type="float">
            <text:p>1</text:p>
          </table:table-cell>
          <table:table-cell table:style-name="ce752" table:formula="of:=['Olive '.I229]" office:value-type="string" office:string-value="ea" calcext:value-type="string">
            <text:p>ea</text:p>
          </table:table-cell>
          <table:table-cell table:style-name="ce752" table:formula="of:=['Olive '.J229]" office:value-type="float" office:value="2.1" calcext:value-type="float">
            <text:p>2.1</text:p>
          </table:table-cell>
          <table:table-cell table:style-name="ce752" table:formula="of:=['Olive '.K229]" office:value-type="float" office:value="2.1" calcext:value-type="float">
            <text:p>2.1</text:p>
          </table:table-cell>
          <table:table-cell table:formula="of:=[.H221]*[.$L$2]" office:value-type="float" office:value="3050" calcext:value-type="float">
            <text:p>3,050</text:p>
          </table:table-cell>
          <table:table-cell table:style-name="ce752" table:formula="of:=['Olive '.M229]" office:value-type="string" office:string-value="PO11081" calcext:value-type="string">
            <text:p>PO11081</text:p>
          </table:table-cell>
          <table:table-cell table:style-name="ce764" table:formula="of:=['Olive '.N229]" office:value-type="date" office:date-value="2015-12-09" calcext:value-type="date">
            <text:p>12/09/15</text:p>
          </table:table-cell>
          <table:table-cell table:style-name="ce764" table:formula="of:=['Olive '.O229]" office:value-type="date" office:date-value="2015-12-21" calcext:value-type="date">
            <text:p>12/21/15</text:p>
          </table:table-cell>
          <table:table-cell table:style-name="ce756" table:formula="of:=['Olive '.P229]" office:value-type="string" office:string-value="NUTMEG &amp; OLIVE ordered   requested have Phil quote this out for ~24,000 unit EAU quantities KG since it will be used in both Mini and Taz moving forward. TS " calcext:value-type="string">
            <text:p>NUTMEG &amp; OLIVE ordered <text:s text:c="2"/>requested have Phil quote this out for ~24,000 unit EAU quantities KG since it will be used in both Mini and Taz moving forward. TS </text:p>
          </table:table-cell>
          <table:table-cell table:number-columns-repeated="1008"/>
        </table:table-row>
        <table:table-row table:style-name="ro5">
          <table:table-cell table:style-name="ce752" table:formula="of:=['Olive '.A230]" office:value-type="string" office:string-value="Tools" calcext:value-type="string">
            <text:p>Tools</text:p>
          </table:table-cell>
          <table:table-cell table:style-name="ce752" table:formula="of:=['Olive '.B230]" office:value-type="string" office:string-value="TL-HD0046" calcext:value-type="string">
            <text:p>TL-HD0046</text:p>
          </table:table-cell>
          <table:table-cell table:style-name="ce756" table:formula="of:=['Olive '.C230]" office:value-type="string" office:string-value="PRO DENTAL PICK (PROBE) (DP-19) M S V - in a protective sleeve or with a safety cap" calcext:value-type="string">
            <text:p>PRO DENTAL PICK (PROBE) (DP-19) M S V - in a protective sleeve or with a safety cap</text:p>
          </table:table-cell>
          <table:table-cell table:style-name="ce752" table:formula="of:=['Olive '.D230]" office:value-type="float" office:value="0" calcext:value-type="float">
            <text:p>0</text:p>
          </table:table-cell>
          <table:table-cell table:style-name="ce752" table:formula="of:=['Olive '.E230]" office:value-type="float" office:value="0" calcext:value-type="float">
            <text:p>0</text:p>
          </table:table-cell>
          <table:table-cell table:style-name="ce752" table:formula="of:=['Olive '.F230]" office:value-type="string" office:string-value="Image Supply " calcext:value-type="string">
            <text:p>Image Supply </text:p>
          </table:table-cell>
          <table:table-cell table:style-name="ce752" table:formula="of:=['Olive '.G230]" office:value-type="string" office:string-value="(DP-19) M S V" calcext:value-type="string">
            <text:p>(DP-19) M S V</text:p>
          </table:table-cell>
          <table:table-cell table:style-name="ce752" table:formula="of:=['Olive '.H230]" office:value-type="float" office:value="1" calcext:value-type="float">
            <text:p>1</text:p>
          </table:table-cell>
          <table:table-cell table:style-name="ce752" table:formula="of:=['Olive '.I230]" office:value-type="string" office:string-value="ea" calcext:value-type="string">
            <text:p>ea</text:p>
          </table:table-cell>
          <table:table-cell table:style-name="ce752" table:formula="of:=['Olive '.J230]" office:value-type="float" office:value="1.02" calcext:value-type="float">
            <text:p>1.02</text:p>
          </table:table-cell>
          <table:table-cell table:style-name="ce752" table:formula="of:=['Olive '.K230]" office:value-type="float" office:value="1.02" calcext:value-type="float">
            <text:p>1.02</text:p>
          </table:table-cell>
          <table:table-cell table:formula="of:=[.H222]*[.$L$2]" office:value-type="float" office:value="3050" calcext:value-type="float">
            <text:p>3,050</text:p>
          </table:table-cell>
          <table:table-cell table:style-name="ce752" table:formula="of:=['Olive '.M230]" office:value-type="string" office:string-value="PO09520" calcext:value-type="string">
            <text:p>PO09520</text:p>
          </table:table-cell>
          <table:table-cell table:style-name="ce764" table:formula="of:=['Olive '.N230]" office:value-type="date" office:date-value="2015-09-11" calcext:value-type="date">
            <text:p>09/11/15</text:p>
          </table:table-cell>
          <table:table-cell table:style-name="ce764" table:formula="of:=['Olive '.O230]" office:value-type="date" office:date-value="2016-01-07" calcext:value-type="date">
            <text:p>01/07/16</text:p>
          </table:table-cell>
          <table:table-cell table:style-name="ce756" table:formula="of:=['Olive '.P230]" office:value-type="string" office:string-value="Received Requested quote this out for ~24,000 unit EAU quantities since it will be used in both Mini and Taz moving forward. TS " calcext:value-type="string">
            <text:p>Received Requested quote this out for ~24,000 unit EAU quantities since it will be used in both Mini and Taz moving forward. TS </text:p>
          </table:table-cell>
          <table:table-cell table:number-columns-repeated="1008"/>
        </table:table-row>
        <table:table-row table:style-name="ro5">
          <table:table-cell table:style-name="ce752" table:formula="of:=['Olive '.A231]" office:value-type="string" office:string-value="Tools" calcext:value-type="string">
            <text:p>Tools</text:p>
          </table:table-cell>
          <table:table-cell table:style-name="ce752" table:formula="of:=['Olive '.B231]" office:value-type="string" office:string-value="TL-HD0049" calcext:value-type="string">
            <text:p>TL-HD0049</text:p>
          </table:table-cell>
          <table:table-cell table:style-name="ce756" table:formula="of:=['Olive '.C231]" office:value-type="string" office:string-value="6'' Deluxe Bent Stainless Steel Tweezer with Serrated Teeth and Safetey Cap" calcext:value-type="string">
            <text:p>6'' Deluxe Bent Stainless Steel Tweezer with Serrated Teeth and Safetey Cap</text:p>
          </table:table-cell>
          <table:table-cell table:style-name="ce752" table:formula="of:=['Olive '.D231]" office:value-type="float" office:value="0" calcext:value-type="float">
            <text:p>0</text:p>
          </table:table-cell>
          <table:table-cell table:style-name="ce752" table:formula="of:=['Olive '.E231]" office:value-type="float" office:value="0" calcext:value-type="float">
            <text:p>0</text:p>
          </table:table-cell>
          <table:table-cell table:style-name="ce752" table:formula="of:=['Olive '.F231]" office:value-type="string" office:string-value="Roeder Insudtries " calcext:value-type="string">
            <text:p>Roeder Insudtries </text:p>
          </table:table-cell>
          <table:table-cell table:style-name="ce752" table:formula="of:=['Olive '.G231]" office:value-type="string" office:string-value="TWE6" calcext:value-type="string">
            <text:p>TWE6</text:p>
          </table:table-cell>
          <table:table-cell table:style-name="ce752" table:formula="of:=['Olive '.H231]" office:value-type="float" office:value="1" calcext:value-type="float">
            <text:p>1</text:p>
          </table:table-cell>
          <table:table-cell table:style-name="ce752" table:formula="of:=['Olive '.I231]" office:value-type="string" office:string-value="ea" calcext:value-type="string">
            <text:p>ea</text:p>
          </table:table-cell>
          <table:table-cell table:style-name="ce752" table:formula="of:=['Olive '.J231]" office:value-type="float" office:value="1.44" calcext:value-type="float">
            <text:p>1.44</text:p>
          </table:table-cell>
          <table:table-cell table:style-name="ce752" table:formula="of:=['Olive '.K231]" office:value-type="float" office:value="1.44" calcext:value-type="float">
            <text:p>1.44</text:p>
          </table:table-cell>
          <table:table-cell table:formula="of:=[.H223]*[.$L$2]" office:value-type="float" office:value="3050" calcext:value-type="float">
            <text:p>3,050</text:p>
          </table:table-cell>
          <table:table-cell table:style-name="ce752" table:formula="of:=['Olive '.M231]" office:value-type="string" office:string-value="PO11057" calcext:value-type="string">
            <text:p>PO11057</text:p>
          </table:table-cell>
          <table:table-cell table:style-name="ce764" table:formula="of:=['Olive '.N231]" office:value-type="date" office:date-value="2015-12-07" calcext:value-type="date">
            <text:p>12/07/15</text:p>
          </table:table-cell>
          <table:table-cell table:style-name="ce764" office:value-type="date" office:date-value="2016-02-05" calcext:value-type="date">
            <text:p>02/05/16</text:p>
          </table:table-cell>
          <table:table-cell table:style-name="ce756" table:formula="of:=['Olive '.P231]" office:value-type="string" office:string-value="PO sent 12/7 to Roeder KG Check lead time with vendor and order accordingly. TS " calcext:value-type="string">
            <text:p>PO sent 12/7 to Roeder KG Check lead time with vendor and order accordingly. TS </text:p>
          </table:table-cell>
          <table:table-cell table:number-columns-repeated="1008"/>
        </table:table-row>
        <table:table-row table:style-name="ro5">
          <table:table-cell table:style-name="ce752" table:formula="of:=['Olive '.A232]" office:value-type="string" office:string-value="Tools" calcext:value-type="string">
            <text:p>Tools</text:p>
          </table:table-cell>
          <table:table-cell table:style-name="ce752" table:formula="of:=['Olive '.B232]" office:value-type="string" office:string-value="TL-MS0343" calcext:value-type="string">
            <text:p>TL-MS0343</text:p>
          </table:table-cell>
          <table:table-cell table:style-name="ce756" table:formula="of:=['Olive '.C232]" office:value-type="string" office:string-value="Elleven Travel Organizer with LulzBot® Logo, LulzBot Green" calcext:value-type="string">
            <text:p>Elleven Travel Organizer with LulzBot® Logo, LulzBot Green</text:p>
          </table:table-cell>
          <table:table-cell table:style-name="ce752" table:formula="of:=['Olive '.D232]" office:value-type="string" office:string-value="Specialty Incentives " calcext:value-type="string">
            <text:p>Specialty Incentives </text:p>
          </table:table-cell>
          <table:table-cell table:style-name="ce752" table:formula="of:=['Olive '.E232]" office:value-type="string" office:string-value="7007-04BKOR" calcext:value-type="string">
            <text:p>7007-04BKOR</text:p>
          </table:table-cell>
          <table:table-cell table:style-name="ce752" table:formula="of:=['Olive '.F232]" office:value-type="string" office:string-value="Specialty Incentives" calcext:value-type="string">
            <text:p>Specialty Incentives</text:p>
          </table:table-cell>
          <table:table-cell table:style-name="ce752" table:formula="of:=['Olive '.G232]" office:value-type="string" office:string-value="7007-04BKOR" calcext:value-type="string">
            <text:p>7007-04BKOR</text:p>
          </table:table-cell>
          <table:table-cell table:style-name="ce752" table:formula="of:=['Olive '.H232]" office:value-type="float" office:value="1" calcext:value-type="float">
            <text:p>1</text:p>
          </table:table-cell>
          <table:table-cell table:style-name="ce752" table:formula="of:=['Olive '.I232]" office:value-type="string" office:string-value="ea" calcext:value-type="string">
            <text:p>ea</text:p>
          </table:table-cell>
          <table:table-cell table:style-name="ce752" table:formula="of:=['Olive '.J232]" office:value-type="float" office:value="7.39" calcext:value-type="float">
            <text:p>7.39</text:p>
          </table:table-cell>
          <table:table-cell table:style-name="ce752" table:formula="of:=['Olive '.K232]" office:value-type="float" office:value="7.39" calcext:value-type="float">
            <text:p>7.39</text:p>
          </table:table-cell>
          <table:table-cell table:formula="of:=[.H224]*[.$L$2]" office:value-type="float" office:value="3050" calcext:value-type="float">
            <text:p>3,050</text:p>
          </table:table-cell>
          <table:table-cell table:style-name="ce752" table:formula="of:=['Olive '.M232]" office:value-type="string" office:string-value="PO10731, 10949" calcext:value-type="string">
            <text:p>PO10731, 10949</text:p>
          </table:table-cell>
          <table:table-cell table:style-name="ce764" table:number-columns-repeated="2"/>
          <table:table-cell table:style-name="ce756" table:formula="of:=['Olive '.P232]" office:value-type="string" office:string-value="Received Nutmeg units are on the way. Placed PO10949 for Olive to ensure delivery before Chinese NY. TS  (I updated this line item per R&amp;D. TS) " calcext:value-type="string">
            <text:p>Received Nutmeg units are on the way. Placed PO10949 for Olive to ensure delivery before Chinese NY. TS <text:s/>(I updated this line item per R&amp;D. TS) </text:p>
          </table:table-cell>
          <table:table-cell table:number-columns-repeated="1008"/>
        </table:table-row>
        <table:table-row table:style-name="ro5">
          <table:table-cell table:style-name="ce752" table:formula="of:=['Olive '.A233]" office:value-type="string" office:string-value="Tools" calcext:value-type="string">
            <text:p>Tools</text:p>
          </table:table-cell>
          <table:table-cell table:style-name="ce752" table:formula="of:=['Olive '.B233]" office:value-type="string" office:string-value="TL-HD0009" calcext:value-type="string">
            <text:p>TL-HD0009</text:p>
          </table:table-cell>
          <table:table-cell table:style-name="ce756" table:formula="of:=['Olive '.C233]" office:value-type="string" office:string-value="7 1/2&quot; Nylon Handle Clam Knife (Overall Dimensions: Blade Length: 3 1/2&quot;  Total Length: 7 1/2&quot; )" calcext:value-type="string">
            <text:p>7 1/2" Nylon Handle Clam Knife (Overall Dimensions: Blade Length: 3 1/2" <text:s/>Total Length: 7 1/2" )</text:p>
          </table:table-cell>
          <table:table-cell table:style-name="ce752" table:formula="of:=['Olive '.D233]" office:value-type="string" office:string-value="Webstaurant" calcext:value-type="string">
            <text:p>Webstaurant</text:p>
          </table:table-cell>
          <table:table-cell table:style-name="ce752" table:formula="of:=['Olive '.E233]" office:value-type="float" office:value="35340592" calcext:value-type="float">
            <text:p>35340592</text:p>
          </table:table-cell>
          <table:table-cell table:style-name="ce752" table:formula="of:=['Olive '.F233]" office:value-type="string" office:string-value="Webstaurant" calcext:value-type="string">
            <text:p>Webstaurant</text:p>
          </table:table-cell>
          <table:table-cell table:style-name="ce752" table:formula="of:=['Olive '.G233]" office:value-type="float" office:value="35340592" calcext:value-type="float">
            <text:p>35340592</text:p>
          </table:table-cell>
          <table:table-cell table:style-name="ce752" table:formula="of:=['Olive '.H233]" office:value-type="float" office:value="1" calcext:value-type="float">
            <text:p>1</text:p>
          </table:table-cell>
          <table:table-cell table:style-name="ce752" table:formula="of:=['Olive '.I233]" office:value-type="string" office:string-value="ea" calcext:value-type="string">
            <text:p>ea</text:p>
          </table:table-cell>
          <table:table-cell table:style-name="ce752" table:formula="of:=['Olive '.J233]" office:value-type="float" office:value="2.03" calcext:value-type="float">
            <text:p>2.03</text:p>
          </table:table-cell>
          <table:table-cell table:style-name="ce752" table:formula="of:=['Olive '.K233]" office:value-type="float" office:value="2.03" calcext:value-type="float">
            <text:p>2.03</text:p>
          </table:table-cell>
          <table:table-cell table:formula="of:=[.H225]*[.$L$2]" office:value-type="float" office:value="3050" calcext:value-type="float">
            <text:p>3,050</text:p>
          </table:table-cell>
          <table:table-cell table:style-name="ce752" table:formula="of:=['Olive '.M233]" office:value-type="string" office:string-value="PO11672" calcext:value-type="string">
            <text:p>PO11672</text:p>
          </table:table-cell>
          <table:table-cell table:style-name="ce764" table:formula="of:=['Olive '.N233]" office:value-type="date" office:date-value="2016-01-22" calcext:value-type="date">
            <text:p>01/22/16</text:p>
          </table:table-cell>
          <table:table-cell table:style-name="ce764" table:formula="of:=['Olive '.O233]" office:value-type="date" office:date-value="2016-02-22" calcext:value-type="date">
            <text:p>02/22/16</text:p>
          </table:table-cell>
          <table:table-cell table:style-name="ce756" table:formula="of:=['Olive '.P233]" office:value-type="string" office:string-value="Received Toni ordered for Olive.KG" calcext:value-type="string">
            <text:p>Received Toni ordered for Olive.KG</text:p>
          </table:table-cell>
          <table:table-cell table:number-columns-repeated="1008"/>
        </table:table-row>
        <table:table-row table:style-name="ro5">
          <table:table-cell table:style-name="ce752" table:formula="of:=['Olive '.A236]" office:value-type="string" office:string-value="Electronic" calcext:value-type="string">
            <text:p>Electronic</text:p>
          </table:table-cell>
          <table:table-cell table:style-name="ce752" table:formula="of:=['Olive '.B236]" office:value-type="string" office:string-value="EL-FA0034" calcext:value-type="string">
            <text:p>EL-FA0034</text:p>
          </table:table-cell>
          <table:table-cell table:style-name="ce756" table:formula="of:=['Olive '.C236]" office:value-type="string" office:string-value="Pelonis FAN 5V 40x10mm Low flow" calcext:value-type="string">
            <text:p>Pelonis FAN 5V 40x10mm Low flow</text:p>
          </table:table-cell>
          <table:table-cell table:style-name="ce752" table:formula="of:=['Olive '.D236]" office:value-type="string" office:string-value="Pelonis" calcext:value-type="string">
            <text:p>Pelonis</text:p>
          </table:table-cell>
          <table:table-cell table:style-name="ce752" table:formula="of:=['Olive '.E236]" office:value-type="string" office:string-value="C4010L05BPLB1b-7" calcext:value-type="string">
            <text:p>C4010L05BPLB1b-7</text:p>
          </table:table-cell>
          <table:table-cell table:style-name="ce752" table:formula="of:=['Olive '.F236]" office:value-type="string" office:string-value="Pelonis" calcext:value-type="string">
            <text:p>Pelonis</text:p>
          </table:table-cell>
          <table:table-cell table:style-name="ce752" table:formula="of:=['Olive '.G236]" office:value-type="string" office:string-value="C4010L05BPLB1b-7" calcext:value-type="string">
            <text:p>C4010L05BPLB1b-7</text:p>
          </table:table-cell>
          <table:table-cell table:style-name="ce752" table:formula="of:=['Olive '.H236]" office:value-type="float" office:value="1" calcext:value-type="float">
            <text:p>1</text:p>
          </table:table-cell>
          <table:table-cell table:style-name="ce752" table:formula="of:=['Olive '.I236]" office:value-type="string" office:string-value="ea" calcext:value-type="string">
            <text:p>ea</text:p>
          </table:table-cell>
          <table:table-cell table:style-name="ce752" table:formula="of:=['Olive '.J236]" office:value-type="float" office:value="3.07" calcext:value-type="float">
            <text:p>3.07</text:p>
          </table:table-cell>
          <table:table-cell table:style-name="ce752" table:formula="of:=['Olive '.K236]" office:value-type="float" office:value="3.07" calcext:value-type="float">
            <text:p>3.07</text:p>
          </table:table-cell>
          <table:table-cell table:formula="of:=[.H226]*[.$L$2]" office:value-type="float" office:value="3050" calcext:value-type="float">
            <text:p>3,050</text:p>
          </table:table-cell>
          <table:table-cell table:style-name="ce752" table:formula="of:=['Olive '.M236]" office:value-type="string" office:string-value="PO11299" calcext:value-type="string">
            <text:p>PO11299</text:p>
          </table:table-cell>
          <table:table-cell table:style-name="ce764" table:formula="of:=['Olive '.N236]" office:value-type="date" office:date-value="2015-12-30" calcext:value-type="date">
            <text:p>12/30/15</text:p>
          </table:table-cell>
          <table:table-cell table:style-name="ce764" table:formula="of:=['Olive '.O236]" office:value-type="date" office:date-value="2016-02-05" calcext:value-type="date">
            <text:p>02/05/16</text:p>
          </table:table-cell>
          <table:table-cell table:style-name="ce756" table:formula="of:=['Olive '.P236]" office:value-type="string" office:string-value="Switching to pelonis alternate – Nutmeg built with free samples. TS" calcext:value-type="string">
            <text:p>Switching to pelonis alternate – Nutmeg built with free samples. TS</text:p>
          </table:table-cell>
          <table:table-cell table:number-columns-repeated="1008"/>
        </table:table-row>
        <table:table-row table:style-name="ro5">
          <table:table-cell table:style-name="ce752" table:formula="of:=['Olive '.A237]" office:value-type="string" office:string-value="Electronic" calcext:value-type="string">
            <text:p>Electronic</text:p>
          </table:table-cell>
          <table:table-cell table:style-name="ce752" table:formula="of:=['Olive '.B237]" office:value-type="string" office:string-value="EL-FA0032" calcext:value-type="string">
            <text:p>EL-FA0032</text:p>
          </table:table-cell>
          <table:table-cell table:style-name="ce756" table:formula="of:=['Olive '.C237]" office:value-type="string" office:string-value="Pelonis FAN 24V 40x40mm Low flow" calcext:value-type="string">
            <text:p>Pelonis FAN 24V 40x40mm Low flow</text:p>
          </table:table-cell>
          <table:table-cell table:style-name="ce752" table:formula="of:=['Olive '.D237]" office:value-type="string" office:string-value="Pelonis" calcext:value-type="string">
            <text:p>Pelonis</text:p>
          </table:table-cell>
          <table:table-cell table:style-name="ce752" table:formula="of:=['Olive '.E237]" office:value-type="string" office:string-value="C4010L24BPLB1-7" calcext:value-type="string">
            <text:p>C4010L24BPLB1-7</text:p>
          </table:table-cell>
          <table:table-cell table:style-name="ce752" table:formula="of:=['Olive '.F237]" office:value-type="string" office:string-value="Pelonis" calcext:value-type="string">
            <text:p>Pelonis</text:p>
          </table:table-cell>
          <table:table-cell table:style-name="ce752" table:formula="of:=['Olive '.G237]" office:value-type="string" office:string-value="C4010L24BPLB1-7" calcext:value-type="string">
            <text:p>C4010L24BPLB1-7</text:p>
          </table:table-cell>
          <table:table-cell table:style-name="ce752" table:formula="of:=['Olive '.H237]" office:value-type="float" office:value="2" calcext:value-type="float">
            <text:p>2</text:p>
          </table:table-cell>
          <table:table-cell table:style-name="ce752" table:formula="of:=['Olive '.I237]" office:value-type="string" office:string-value="ea" calcext:value-type="string">
            <text:p>ea</text:p>
          </table:table-cell>
          <table:table-cell table:style-name="ce752" table:formula="of:=['Olive '.J237]" office:value-type="float" office:value="3.13" calcext:value-type="float">
            <text:p>3.13</text:p>
          </table:table-cell>
          <table:table-cell table:style-name="ce752" table:formula="of:=['Olive '.K237]" office:value-type="float" office:value="6.26" calcext:value-type="float">
            <text:p>6.26</text:p>
          </table:table-cell>
          <table:table-cell/>
          <table:table-cell table:style-name="ce752" table:formula="of:=['Olive '.M237]" office:value-type="string" office:string-value="PO11299" calcext:value-type="string">
            <text:p>PO11299</text:p>
          </table:table-cell>
          <table:table-cell table:style-name="ce764" table:formula="of:=['Olive '.N237]" office:value-type="date" office:date-value="2015-12-30" calcext:value-type="date">
            <text:p>12/30/15</text:p>
          </table:table-cell>
          <table:table-cell table:style-name="ce764" table:formula="of:=['Olive '.O237]" office:value-type="date" office:date-value="2016-02-05" calcext:value-type="date">
            <text:p>02/05/16</text:p>
          </table:table-cell>
          <table:table-cell table:style-name="ce756" table:formula="of:=['Olive '.P237]" office:value-type="string" office:string-value="Switching to pelonis alternate – Nutmeg built with free samples. TS" calcext:value-type="string">
            <text:p>Switching to pelonis alternate – Nutmeg built with free samples. TS</text:p>
          </table:table-cell>
          <table:table-cell table:number-columns-repeated="1008"/>
        </table:table-row>
        <table:table-row table:style-name="ro5">
          <table:table-cell table:style-name="ce752" table:formula="of:=['Olive '.A236]" office:value-type="string" office:string-value="Electronic" calcext:value-type="string">
            <text:p>Electronic</text:p>
          </table:table-cell>
          <table:table-cell table:style-name="ce752" table:formula="of:=['Olive '.B236]" office:value-type="string" office:string-value="EL-FA0034" calcext:value-type="string">
            <text:p>EL-FA0034</text:p>
          </table:table-cell>
          <table:table-cell table:style-name="ce756" table:formula="of:=['Olive '.C236]" office:value-type="string" office:string-value="Pelonis FAN 5V 40x10mm Low flow" calcext:value-type="string">
            <text:p>Pelonis FAN 5V 40x10mm Low flow</text:p>
          </table:table-cell>
          <table:table-cell table:style-name="ce752" table:formula="of:=['Olive '.D236]" office:value-type="string" office:string-value="Pelonis" calcext:value-type="string">
            <text:p>Pelonis</text:p>
          </table:table-cell>
          <table:table-cell table:style-name="ce752" table:formula="of:=['Olive '.E236]" office:value-type="string" office:string-value="C4010L05BPLB1b-7" calcext:value-type="string">
            <text:p>C4010L05BPLB1b-7</text:p>
          </table:table-cell>
          <table:table-cell table:style-name="ce752" table:formula="of:=['Olive '.F236]" office:value-type="string" office:string-value="Pelonis" calcext:value-type="string">
            <text:p>Pelonis</text:p>
          </table:table-cell>
          <table:table-cell table:style-name="ce752" table:formula="of:=['Olive '.G236]" office:value-type="string" office:string-value="C4010L05BPLB1b-7" calcext:value-type="string">
            <text:p>C4010L05BPLB1b-7</text:p>
          </table:table-cell>
          <table:table-cell table:style-name="ce752" table:formula="of:=['Olive '.H236]" office:value-type="float" office:value="1" calcext:value-type="float">
            <text:p>1</text:p>
          </table:table-cell>
          <table:table-cell table:style-name="ce752" table:formula="of:=['Olive '.I236]" office:value-type="string" office:string-value="ea" calcext:value-type="string">
            <text:p>ea</text:p>
          </table:table-cell>
          <table:table-cell table:style-name="ce752" table:formula="of:=['Olive '.J236]" office:value-type="float" office:value="3.07" calcext:value-type="float">
            <text:p>3.07</text:p>
          </table:table-cell>
          <table:table-cell table:style-name="ce752" table:formula="of:=['Olive '.K236]" office:value-type="float" office:value="3.07" calcext:value-type="float">
            <text:p>3.07</text:p>
          </table:table-cell>
          <table:table-cell/>
          <table:table-cell table:style-name="ce752" table:formula="of:=['Olive '.M236]" office:value-type="string" office:string-value="PO11299" calcext:value-type="string">
            <text:p>PO11299</text:p>
          </table:table-cell>
          <table:table-cell table:style-name="ce764" table:formula="of:=['Olive '.N236]" office:value-type="date" office:date-value="2015-12-30" calcext:value-type="date">
            <text:p>12/30/15</text:p>
          </table:table-cell>
          <table:table-cell table:style-name="ce764" table:formula="of:=['Olive '.O236]" office:value-type="date" office:date-value="2016-02-05" calcext:value-type="date">
            <text:p>02/05/16</text:p>
          </table:table-cell>
          <table:table-cell table:style-name="ce756" table:formula="of:=['Olive '.P236]" office:value-type="string" office:string-value="Switching to pelonis alternate – Nutmeg built with free samples. TS" calcext:value-type="string">
            <text:p>Switching to pelonis alternate – Nutmeg built with free samples. TS</text:p>
          </table:table-cell>
          <table:table-cell table:number-columns-repeated="1008"/>
        </table:table-row>
        <table:table-row table:style-name="ro5">
          <table:table-cell table:style-name="ce752" table:formula="of:=['Olive '.A237]" office:value-type="string" office:string-value="Electronic" calcext:value-type="string">
            <text:p>Electronic</text:p>
          </table:table-cell>
          <table:table-cell table:style-name="ce752" table:formula="of:=['Olive '.B237]" office:value-type="string" office:string-value="EL-FA0032" calcext:value-type="string">
            <text:p>EL-FA0032</text:p>
          </table:table-cell>
          <table:table-cell table:style-name="ce756" table:formula="of:=['Olive '.C237]" office:value-type="string" office:string-value="Pelonis FAN 24V 40x40mm Low flow" calcext:value-type="string">
            <text:p>Pelonis FAN 24V 40x40mm Low flow</text:p>
          </table:table-cell>
          <table:table-cell table:style-name="ce752" table:formula="of:=['Olive '.D237]" office:value-type="string" office:string-value="Pelonis" calcext:value-type="string">
            <text:p>Pelonis</text:p>
          </table:table-cell>
          <table:table-cell table:style-name="ce752" table:formula="of:=['Olive '.E237]" office:value-type="string" office:string-value="C4010L24BPLB1-7" calcext:value-type="string">
            <text:p>C4010L24BPLB1-7</text:p>
          </table:table-cell>
          <table:table-cell table:style-name="ce752" table:formula="of:=['Olive '.F237]" office:value-type="string" office:string-value="Pelonis" calcext:value-type="string">
            <text:p>Pelonis</text:p>
          </table:table-cell>
          <table:table-cell table:style-name="ce752" table:formula="of:=['Olive '.G237]" office:value-type="string" office:string-value="C4010L24BPLB1-7" calcext:value-type="string">
            <text:p>C4010L24BPLB1-7</text:p>
          </table:table-cell>
          <table:table-cell table:style-name="ce752" table:formula="of:=['Olive '.H237]" office:value-type="float" office:value="2" calcext:value-type="float">
            <text:p>2</text:p>
          </table:table-cell>
          <table:table-cell table:style-name="ce752" table:formula="of:=['Olive '.I237]" office:value-type="string" office:string-value="ea" calcext:value-type="string">
            <text:p>ea</text:p>
          </table:table-cell>
          <table:table-cell table:style-name="ce752" table:formula="of:=['Olive '.J237]" office:value-type="float" office:value="3.13" calcext:value-type="float">
            <text:p>3.13</text:p>
          </table:table-cell>
          <table:table-cell table:style-name="ce752" table:formula="of:=['Olive '.K237]" office:value-type="float" office:value="6.26" calcext:value-type="float">
            <text:p>6.26</text:p>
          </table:table-cell>
          <table:table-cell/>
          <table:table-cell table:style-name="ce752" table:formula="of:=['Olive '.M237]" office:value-type="string" office:string-value="PO11299" calcext:value-type="string">
            <text:p>PO11299</text:p>
          </table:table-cell>
          <table:table-cell table:style-name="ce764" table:formula="of:=['Olive '.N237]" office:value-type="date" office:date-value="2015-12-30" calcext:value-type="date">
            <text:p>12/30/15</text:p>
          </table:table-cell>
          <table:table-cell table:style-name="ce764" table:formula="of:=['Olive '.O237]" office:value-type="date" office:date-value="2016-02-05" calcext:value-type="date">
            <text:p>02/05/16</text:p>
          </table:table-cell>
          <table:table-cell table:style-name="ce756" table:formula="of:=['Olive '.P237]" office:value-type="string" office:string-value="Switching to pelonis alternate – Nutmeg built with free samples. TS" calcext:value-type="string">
            <text:p>Switching to pelonis alternate – Nutmeg built with free samples. TS</text:p>
          </table:table-cell>
          <table:table-cell table:number-columns-repeated="1008"/>
        </table:table-row>
        <table:table-row table:style-name="ro5">
          <table:table-cell table:style-name="ce752" table:formula="of:=['Olive '.A238]" office:value-type="string" office:string-value="Mechanical" calcext:value-type="string">
            <text:p>Mechanical</text:p>
          </table:table-cell>
          <table:table-cell table:style-name="ce752" table:formula="of:=['Olive '.B238]" office:value-type="string" office:string-value="EL-MS0353" calcext:value-type="string">
            <text:p>EL-MS0353</text:p>
          </table:table-cell>
          <table:table-cell table:style-name="ce756" table:formula="of:=['Olive '.C238]" office:value-type="string" office:string-value="Ferrule for 16 AWG wire" calcext:value-type="string">
            <text:p>Ferrule for 16 AWG wire</text:p>
          </table:table-cell>
          <table:table-cell table:style-name="ce752" table:formula="of:=['Olive '.D238]" office:value-type="string" office:string-value="Phoenix" calcext:value-type="string">
            <text:p>Phoenix</text:p>
          </table:table-cell>
          <table:table-cell table:style-name="ce752" table:formula="of:=['Olive '.E238]" office:value-type="float" office:value="3200043" calcext:value-type="float">
            <text:p>3200043</text:p>
          </table:table-cell>
          <table:table-cell table:style-name="ce752" table:formula="of:=['Olive '.F238]" office:value-type="string" office:string-value="TTI`" calcext:value-type="string">
            <text:p>TTI`</text:p>
          </table:table-cell>
          <table:table-cell table:style-name="ce752" table:formula="of:=['Olive '.G238]" office:value-type="float" office:value="0" calcext:value-type="float">
            <text:p>0</text:p>
          </table:table-cell>
          <table:table-cell table:style-name="ce752" table:formula="of:=['Olive '.H238]" office:value-type="float" office:value="8" calcext:value-type="float">
            <text:p>8</text:p>
          </table:table-cell>
          <table:table-cell table:style-name="ce752" table:formula="of:=['Olive '.I238]" office:value-type="string" office:string-value="ea" calcext:value-type="string">
            <text:p>ea</text:p>
          </table:table-cell>
          <table:table-cell table:style-name="ce752" table:formula="of:=['Olive '.J238]" office:value-type="float" office:value="0.119" calcext:value-type="float">
            <text:p>0.119</text:p>
          </table:table-cell>
          <table:table-cell table:style-name="ce752" table:formula="of:=['Olive '.K238]" office:value-type="float" office:value="0.952" calcext:value-type="float">
            <text:p>0.952</text:p>
          </table:table-cell>
          <table:table-cell/>
          <table:table-cell table:style-name="ce752" table:formula="of:=['Olive '.M238]" office:value-type="float" office:value="0" calcext:value-type="float">
            <text:p>0</text:p>
          </table:table-cell>
          <table:table-cell table:style-name="ce764" table:formula="of:=['Olive '.N238]" office:value-type="date" office:date-value="1899-12-30" calcext:value-type="date">
            <text:p>12/30/99</text:p>
          </table:table-cell>
          <table:table-cell table:style-name="ce764" table:formula="of:=['Olive '.O238]" office:value-type="date" office:date-value="1899-12-30" calcext:value-type="date">
            <text:p>12/30/99</text:p>
          </table:table-cell>
          <table:table-cell table:style-name="ce756" table:formula="of:=['Olive '.P238]" office:value-type="string" office:string-value="1/26/16 removed from BOM, Replaced with EL_MS0361 Need 25,000 for OLIVE rfq TTI  KGTTI, 50 min/mult ferrules for 16AWG screw connector" calcext:value-type="string">
            <text:p>1/26/16 removed from BOM, Replaced with EL_MS0361 Need 25,000 for OLIVE rfq TTI <text:s/>KGTTI, 50 min/mult ferrules for 16AWG screw connector</text:p>
          </table:table-cell>
          <table:table-cell table:number-columns-repeated="1008"/>
        </table:table-row>
        <table:table-row table:style-name="ro5">
          <table:table-cell table:style-name="ce752" table:formula="of:=['Olive '.A239]" office:value-type="string" office:string-value="Electronic" calcext:value-type="string">
            <text:p>Electronic</text:p>
          </table:table-cell>
          <table:table-cell table:style-name="ce752" table:formula="of:=['Olive '.B239]" office:value-type="string" office:string-value="EL-MS0355" calcext:value-type="string">
            <text:p>EL-MS0355</text:p>
          </table:table-cell>
          <table:table-cell table:style-name="ce756" table:formula="of:=['Olive '.C239]" office:value-type="string" office:string-value="CONN HOUSING PH 6POS 2MM WHITE" calcext:value-type="string">
            <text:p>CONN HOUSING PH 6POS 2MM WHITE</text:p>
          </table:table-cell>
          <table:table-cell table:style-name="ce752" table:formula="of:=['Olive '.D239]" office:value-type="string" office:string-value="JST Sales America, Inc. " calcext:value-type="string">
            <text:p>JST Sales America, Inc. </text:p>
          </table:table-cell>
          <table:table-cell table:style-name="ce752" table:formula="of:=['Olive '.E239]" office:value-type="string" office:string-value="PHR-6" calcext:value-type="string">
            <text:p>PHR-6</text:p>
          </table:table-cell>
          <table:table-cell table:style-name="ce752" table:formula="of:=['Olive '.F239]" office:value-type="string" office:string-value="Digikey/ Future" calcext:value-type="string">
            <text:p>Digikey/ Future</text:p>
          </table:table-cell>
          <table:table-cell table:style-name="ce752" table:formula="of:=['Olive '.G239]" office:value-type="float" office:value="0" calcext:value-type="float">
            <text:p>0</text:p>
          </table:table-cell>
          <table:table-cell table:style-name="ce752" table:formula="of:=['Olive '.H239]" office:value-type="float" office:value="5" calcext:value-type="float">
            <text:p>5</text:p>
          </table:table-cell>
          <table:table-cell table:style-name="ce752" table:formula="of:=['Olive '.I239]" office:value-type="string" office:string-value="ea" calcext:value-type="string">
            <text:p>ea</text:p>
          </table:table-cell>
          <table:table-cell table:style-name="ce752" table:formula="of:=['Olive '.J239]" office:value-type="float" office:value="0.0317" calcext:value-type="float">
            <text:p>0.0317</text:p>
          </table:table-cell>
          <table:table-cell table:style-name="ce752" table:formula="of:=['Olive '.K239]" office:value-type="float" office:value="0.1585" calcext:value-type="float">
            <text:p>0.1585</text:p>
          </table:table-cell>
          <table:table-cell/>
          <table:table-cell table:style-name="ce752" table:formula="of:=['Olive '.M239]" office:value-type="string" office:string-value="PO11148, PO11270" calcext:value-type="string">
            <text:p>PO11148, PO11270</text:p>
          </table:table-cell>
          <table:table-cell table:style-name="ce764" table:formula="of:=['Olive '.N239]" office:value-type="date" office:date-value="2015-12-14" calcext:value-type="date">
            <text:p>12/14/15</text:p>
          </table:table-cell>
          <table:table-cell table:style-name="ce764" table:formula="of:=['Olive '.O239]" office:value-type="date" office:date-value="2015-12-17" calcext:value-type="date">
            <text:p>12/17/15</text:p>
          </table:table-cell>
          <table:table-cell table:style-name="ce756" table:formula="of:=['Olive '.P239]" office:value-type="string" office:string-value="Received Olive ordered Future  KG  " calcext:value-type="string">
            <text:p>Received Olive ordered Future <text:s/>KG <text:s/></text:p>
          </table:table-cell>
          <table:table-cell table:number-columns-repeated="1008"/>
        </table:table-row>
        <table:table-row table:style-name="ro5">
          <table:table-cell table:style-name="ce752" table:formula="of:=['Olive '.A240]" office:value-type="string" office:string-value="Electronic" calcext:value-type="string">
            <text:p>Electronic</text:p>
          </table:table-cell>
          <table:table-cell table:style-name="ce752" table:formula="of:=['Olive '.B240]" office:value-type="string" office:string-value="EL-MS0356" calcext:value-type="string">
            <text:p>EL-MS0356</text:p>
          </table:table-cell>
          <table:table-cell table:style-name="ce756" table:formula="of:=['Olive '.C240]" office:value-type="string" office:string-value="Heat Shrink Dual Tubing 1/2&quot; for 5mm ID 11mm OD Ferrite, Black 4FT" calcext:value-type="string">
            <text:p>Heat Shrink Dual Tubing 1/2" for 5mm ID 11mm OD Ferrite, Black 4FT</text:p>
          </table:table-cell>
          <table:table-cell table:style-name="ce752" table:formula="of:=['Olive '.D240]" office:value-type="string" office:string-value="Molex" calcext:value-type="string">
            <text:p>Molex</text:p>
          </table:table-cell>
          <table:table-cell table:style-name="ce752" table:formula="of:=['Olive '.E240]" office:value-type="float" office:value="192690028" calcext:value-type="float">
            <text:p>192690028</text:p>
          </table:table-cell>
          <table:table-cell table:style-name="ce752" table:formula="of:=['Olive '.F240]" office:value-type="string" office:string-value="Electronics Distributors Corp." calcext:value-type="string">
            <text:p>Electronics Distributors Corp.</text:p>
          </table:table-cell>
          <table:table-cell table:style-name="ce752" table:formula="of:=['Olive '.G240]" office:value-type="string" office:string-value="84-60500" calcext:value-type="string">
            <text:p>84-60500</text:p>
          </table:table-cell>
          <table:table-cell table:style-name="ce752" table:formula="of:=['Olive '.H240]" office:value-type="float" office:value="110" calcext:value-type="float">
            <text:p>110</text:p>
          </table:table-cell>
          <table:table-cell table:style-name="ce752" table:formula="of:=['Olive '.I240]" office:value-type="string" office:string-value="mm" calcext:value-type="string">
            <text:p>mm</text:p>
          </table:table-cell>
          <table:table-cell table:style-name="ce752" table:formula="of:=['Olive '.J240]" office:value-type="float" office:value="0" calcext:value-type="float">
            <text:p>0</text:p>
          </table:table-cell>
          <table:table-cell table:style-name="ce752" table:formula="of:=['Olive '.K240]" office:value-type="float" office:value="0" calcext:value-type="float">
            <text:p>0</text:p>
          </table:table-cell>
          <table:table-cell/>
          <table:table-cell table:style-name="ce752" table:formula="of:=['Olive '.M240]" office:value-type="string" office:string-value="PO11684" calcext:value-type="string">
            <text:p>PO11684</text:p>
          </table:table-cell>
          <table:table-cell table:style-name="ce764" table:formula="of:=['Olive '.N240]" office:value-type="date" office:date-value="2016-02-01" calcext:value-type="date">
            <text:p>02/01/16</text:p>
          </table:table-cell>
          <table:table-cell table:style-name="ce764" table:formula="of:=['Olive '.O240]" office:value-type="date" office:date-value="2016-03-07" calcext:value-type="date">
            <text:p>03/07/16</text:p>
          </table:table-cell>
          <table:table-cell table:style-name="ce756" table:formula="of:=['Olive '.P240]" office:value-type="string" office:string-value="Received OLIVE ORDERED Need 276' (69 of 4' strips)  KG    Purchased Nutmeg from Digikey, EDC approved by Eric. 4' = $6.26ea stock 4'  KG" calcext:value-type="string">
            <text:p>Received OLIVE ORDERED Need 276' (69 of 4' strips) <text:s/>KG <text:s text:c="3"/>Purchased Nutmeg from Digikey, EDC approved by Eric. 4' = $6.26ea stock 4' <text:s/>KG</text:p>
          </table:table-cell>
          <table:table-cell table:number-columns-repeated="1008"/>
        </table:table-row>
        <table:table-row table:style-name="ro5">
          <table:table-cell table:style-name="ce752" table:formula="of:=['Olive '.A239]" office:value-type="string" office:string-value="Electronic" calcext:value-type="string">
            <text:p>Electronic</text:p>
          </table:table-cell>
          <table:table-cell table:style-name="ce752" table:formula="of:=['Olive '.B239]" office:value-type="string" office:string-value="EL-MS0355" calcext:value-type="string">
            <text:p>EL-MS0355</text:p>
          </table:table-cell>
          <table:table-cell table:style-name="ce756" table:formula="of:=['Olive '.C239]" office:value-type="string" office:string-value="CONN HOUSING PH 6POS 2MM WHITE" calcext:value-type="string">
            <text:p>CONN HOUSING PH 6POS 2MM WHITE</text:p>
          </table:table-cell>
          <table:table-cell table:style-name="ce752" table:formula="of:=['Olive '.D239]" office:value-type="string" office:string-value="JST Sales America, Inc. " calcext:value-type="string">
            <text:p>JST Sales America, Inc. </text:p>
          </table:table-cell>
          <table:table-cell table:style-name="ce752" table:formula="of:=['Olive '.E239]" office:value-type="string" office:string-value="PHR-6" calcext:value-type="string">
            <text:p>PHR-6</text:p>
          </table:table-cell>
          <table:table-cell table:style-name="ce752" table:formula="of:=['Olive '.F239]" office:value-type="string" office:string-value="Digikey/ Future" calcext:value-type="string">
            <text:p>Digikey/ Future</text:p>
          </table:table-cell>
          <table:table-cell table:style-name="ce752" table:formula="of:=['Olive '.G239]" office:value-type="float" office:value="0" calcext:value-type="float">
            <text:p>0</text:p>
          </table:table-cell>
          <table:table-cell table:style-name="ce752" table:formula="of:=['Olive '.H239]" office:value-type="float" office:value="5" calcext:value-type="float">
            <text:p>5</text:p>
          </table:table-cell>
          <table:table-cell table:style-name="ce752" table:formula="of:=['Olive '.I239]" office:value-type="string" office:string-value="ea" calcext:value-type="string">
            <text:p>ea</text:p>
          </table:table-cell>
          <table:table-cell table:style-name="ce752" table:formula="of:=['Olive '.J239]" office:value-type="float" office:value="0.0317" calcext:value-type="float">
            <text:p>0.0317</text:p>
          </table:table-cell>
          <table:table-cell table:style-name="ce752" table:formula="of:=['Olive '.K239]" office:value-type="float" office:value="0.1585" calcext:value-type="float">
            <text:p>0.1585</text:p>
          </table:table-cell>
          <table:table-cell table:formula="of:=[.L2]*[.H233]" office:value-type="float" office:value="15250" calcext:value-type="float">
            <text:p>15,250</text:p>
          </table:table-cell>
          <table:table-cell table:style-name="ce752" table:formula="of:=['Olive '.M239]" office:value-type="string" office:string-value="PO11148, PO11270" calcext:value-type="string">
            <text:p>PO11148, PO11270</text:p>
          </table:table-cell>
          <table:table-cell table:style-name="ce764" table:formula="of:=['Olive '.N239]" office:value-type="date" office:date-value="2015-12-14" calcext:value-type="date">
            <text:p>12/14/15</text:p>
          </table:table-cell>
          <table:table-cell table:style-name="ce764" table:formula="of:=['Olive '.O239]" office:value-type="date" office:date-value="2015-12-17" calcext:value-type="date">
            <text:p>12/17/15</text:p>
          </table:table-cell>
          <table:table-cell table:style-name="ce756" table:formula="of:=['Olive '.P239]" office:value-type="string" office:string-value="Received Olive ordered Future  KG  " calcext:value-type="string">
            <text:p>Received Olive ordered Future <text:s/>KG <text:s/></text:p>
          </table:table-cell>
          <table:table-cell table:number-columns-repeated="1008"/>
        </table:table-row>
        <table:table-row table:style-name="ro5">
          <table:table-cell table:style-name="ce752" table:formula="of:=['Olive '.A240]" office:value-type="string" office:string-value="Electronic" calcext:value-type="string">
            <text:p>Electronic</text:p>
          </table:table-cell>
          <table:table-cell table:style-name="ce752" table:formula="of:=['Olive '.B240]" office:value-type="string" office:string-value="EL-MS0356" calcext:value-type="string">
            <text:p>EL-MS0356</text:p>
          </table:table-cell>
          <table:table-cell table:style-name="ce756" table:formula="of:=['Olive '.C240]" office:value-type="string" office:string-value="Heat Shrink Dual Tubing 1/2&quot; for 5mm ID 11mm OD Ferrite, Black 4FT" calcext:value-type="string">
            <text:p>Heat Shrink Dual Tubing 1/2" for 5mm ID 11mm OD Ferrite, Black 4FT</text:p>
          </table:table-cell>
          <table:table-cell table:style-name="ce752" table:formula="of:=['Olive '.D240]" office:value-type="string" office:string-value="Molex" calcext:value-type="string">
            <text:p>Molex</text:p>
          </table:table-cell>
          <table:table-cell table:style-name="ce752" table:formula="of:=['Olive '.E240]" office:value-type="float" office:value="192690028" calcext:value-type="float">
            <text:p>192690028</text:p>
          </table:table-cell>
          <table:table-cell table:style-name="ce752" table:formula="of:=['Olive '.F240]" office:value-type="string" office:string-value="Electronics Distributors Corp." calcext:value-type="string">
            <text:p>Electronics Distributors Corp.</text:p>
          </table:table-cell>
          <table:table-cell table:style-name="ce752" table:formula="of:=['Olive '.G240]" office:value-type="string" office:string-value="84-60500" calcext:value-type="string">
            <text:p>84-60500</text:p>
          </table:table-cell>
          <table:table-cell table:style-name="ce752" table:formula="of:=['Olive '.H240]" office:value-type="float" office:value="110" calcext:value-type="float">
            <text:p>110</text:p>
          </table:table-cell>
          <table:table-cell table:style-name="ce752" table:formula="of:=['Olive '.I240]" office:value-type="string" office:string-value="mm" calcext:value-type="string">
            <text:p>mm</text:p>
          </table:table-cell>
          <table:table-cell table:style-name="ce752" table:formula="of:=['Olive '.J240]" office:value-type="float" office:value="0" calcext:value-type="float">
            <text:p>0</text:p>
          </table:table-cell>
          <table:table-cell table:style-name="ce752" table:formula="of:=['Olive '.K240]" office:value-type="float" office:value="0" calcext:value-type="float">
            <text:p>0</text:p>
          </table:table-cell>
          <table:table-cell/>
          <table:table-cell table:style-name="ce752" table:formula="of:=['Olive '.M240]" office:value-type="string" office:string-value="PO11684" calcext:value-type="string">
            <text:p>PO11684</text:p>
          </table:table-cell>
          <table:table-cell table:style-name="ce764" table:formula="of:=['Olive '.N240]" office:value-type="date" office:date-value="2016-02-01" calcext:value-type="date">
            <text:p>02/01/16</text:p>
          </table:table-cell>
          <table:table-cell table:style-name="ce764" table:formula="of:=['Olive '.O240]" office:value-type="date" office:date-value="2016-03-07" calcext:value-type="date">
            <text:p>03/07/16</text:p>
          </table:table-cell>
          <table:table-cell table:style-name="ce756" table:formula="of:=['Olive '.P240]" office:value-type="string" office:string-value="Received OLIVE ORDERED Need 276' (69 of 4' strips)  KG    Purchased Nutmeg from Digikey, EDC approved by Eric. 4' = $6.26ea stock 4'  KG" calcext:value-type="string">
            <text:p>Received OLIVE ORDERED Need 276' (69 of 4' strips) <text:s/>KG <text:s text:c="3"/>Purchased Nutmeg from Digikey, EDC approved by Eric. 4' = $6.26ea stock 4' <text:s/>KG</text:p>
          </table:table-cell>
          <table:table-cell table:number-columns-repeated="1008"/>
        </table:table-row>
        <table:table-row table:style-name="ro5">
          <table:table-cell table:style-name="ce752" table:formula="of:=['Olive '.A241]" office:value-type="string" office:string-value="Electronic" calcext:value-type="string">
            <text:p>Electronic</text:p>
          </table:table-cell>
          <table:table-cell table:style-name="ce752" table:formula="of:=['Olive '.B241]" office:value-type="string" office:string-value="EL-WR0136" calcext:value-type="string">
            <text:p>EL-WR0136</text:p>
          </table:table-cell>
          <table:table-cell table:style-name="ce756" table:formula="of:=['Olive '.C241]" office:value-type="string" office:string-value="Hook-up Wire 20AWG 600V MICA 100ft SPOOL TAN  538C " calcext:value-type="string">
            <text:p>Hook-up Wire 20AWG 600V MICA 100ft SPOOL TAN <text:s/>538C </text:p>
          </table:table-cell>
          <table:table-cell table:style-name="ce752" table:formula="of:=['Olive '.D241]" office:value-type="string" office:string-value="Alpha Wire" calcext:value-type="string">
            <text:p>Alpha Wire</text:p>
          </table:table-cell>
          <table:table-cell table:style-name="ce752" table:formula="of:=['Olive '.E241]" office:value-type="string" office:string-value="3112010 TN005" calcext:value-type="string">
            <text:p>3112010 TN005</text:p>
          </table:table-cell>
          <table:table-cell table:style-name="ce752" table:formula="of:=['Olive '.F241]" office:value-type="string" office:string-value="Allcable" calcext:value-type="string">
            <text:p>Allcable</text:p>
          </table:table-cell>
          <table:table-cell table:style-name="ce752" table:formula="of:=['Olive '.G241]" office:value-type="float" office:value="0" calcext:value-type="float">
            <text:p>0</text:p>
          </table:table-cell>
          <table:table-cell table:style-name="ce752" table:formula="of:=['Olive '.H241]" office:value-type="float" office:value="205" calcext:value-type="float">
            <text:p>205</text:p>
          </table:table-cell>
          <table:table-cell table:style-name="ce752" table:formula="of:=['Olive '.I241]" office:value-type="string" office:string-value="mm" calcext:value-type="string">
            <text:p>mm</text:p>
          </table:table-cell>
          <table:table-cell table:style-name="ce752" table:formula="of:=['Olive '.J241]" office:value-type="float" office:value="0.00551181102362205" calcext:value-type="float">
            <text:p>0.005511811</text:p>
          </table:table-cell>
          <table:table-cell table:style-name="ce752" table:formula="of:=['Olive '.K241]" office:value-type="float" office:value="1.12992125984252" calcext:value-type="float">
            <text:p>1.1299212598</text:p>
          </table:table-cell>
          <table:table-cell/>
          <table:table-cell table:style-name="ce752" table:formula="of:=['Olive '.M241]" office:value-type="string" office:string-value="PO11326" calcext:value-type="string">
            <text:p>PO11326</text:p>
          </table:table-cell>
          <table:table-cell table:style-name="ce764" table:formula="of:=['Olive '.N241]" office:value-type="date" office:date-value="2016-01-05" calcext:value-type="date">
            <text:p>01/05/16</text:p>
          </table:table-cell>
          <table:table-cell table:style-name="ce764" table:formula="of:=['Olive '.O241]" office:value-type="date" office:date-value="2016-02-17" calcext:value-type="date">
            <text:p>02/17/16</text:p>
          </table:table-cell>
          <table:table-cell table:style-name="ce756" table:formula="of:=['Olive '.P241]" office:value-type="string" office:string-value="Received Sample 100' Confirmed ETA 2/17  Ordered 1 – 100 ft roll for R&amp;D 8 wk leadtime. QUOTE : Allcable $1.68 ft 100 ft=$168.00  non-stocked item.   KG " calcext:value-type="string">
            <text:p>Received Sample 100' Confirmed ETA 2/17 <text:s/>Ordered 1 – 100 ft roll for R&amp;D 8 wk leadtime. QUOTE : Allcable $1.68 ft 100 ft=$168.00 <text:s/>non-stocked item. <text:s text:c="2"/>KG </text:p>
          </table:table-cell>
          <table:table-cell table:number-columns-repeated="1008"/>
        </table:table-row>
        <table:table-row table:style-name="ro5">
          <table:table-cell table:style-name="ce752" table:formula="of:=['Olive '.A242]" office:value-type="string" office:string-value="Service" calcext:value-type="string">
            <text:p>Service</text:p>
          </table:table-cell>
          <table:table-cell table:style-name="ce752" table:formula="of:=['Olive '.B242]" office:value-type="string" office:string-value="PP-FP0075" calcext:value-type="string">
            <text:p>PP-FP0075</text:p>
          </table:table-cell>
          <table:table-cell table:style-name="ce756" table:formula="of:=['Olive '.C242]" office:value-type="string" office:string-value="Laser Etched TAZ 6 Electronics Chassis v0.3 PP-MP0110" calcext:value-type="string">
            <text:p>Laser Etched TAZ 6 Electronics Chassis v0.3 PP-MP0110</text:p>
          </table:table-cell>
          <table:table-cell table:style-name="ce752" table:formula="of:=['Olive '.D242]" office:value-type="string" office:string-value="Laser Engraving Designs " calcext:value-type="string">
            <text:p>Laser Engraving Designs </text:p>
          </table:table-cell>
          <table:table-cell table:style-name="ce752" table:formula="of:=['Olive '.E242]" office:value-type="float" office:value="0" calcext:value-type="float">
            <text:p>0</text:p>
          </table:table-cell>
          <table:table-cell table:style-name="ce752" table:formula="of:=['Olive '.F242]" office:value-type="string" office:string-value="Laser Engraving Designs " calcext:value-type="string">
            <text:p>Laser Engraving Designs </text:p>
          </table:table-cell>
          <table:table-cell table:style-name="ce752" table:formula="of:=['Olive '.G242]" office:value-type="string" office:string-value="PP-FP0075" calcext:value-type="string">
            <text:p>PP-FP0075</text:p>
          </table:table-cell>
          <table:table-cell table:style-name="ce752" table:formula="of:=['Olive '.H242]" office:value-type="float" office:value="1" calcext:value-type="float">
            <text:p>1</text:p>
          </table:table-cell>
          <table:table-cell table:style-name="ce752" table:formula="of:=['Olive '.I242]" office:value-type="string" office:string-value="pcs" calcext:value-type="string">
            <text:p>pcs</text:p>
          </table:table-cell>
          <table:table-cell table:style-name="ce752" table:formula="of:=['Olive '.J242]" office:value-type="float" office:value="4.5" calcext:value-type="float">
            <text:p>4.5</text:p>
          </table:table-cell>
          <table:table-cell table:style-name="ce752" table:formula="of:=['Olive '.K242]" office:value-type="float" office:value="4.5" calcext:value-type="float">
            <text:p>4.5</text:p>
          </table:table-cell>
          <table:table-cell/>
          <table:table-cell table:style-name="ce752" table:formula="of:=['Olive '.M242]" office:value-type="string" office:string-value="PO12235, 12236, 12237, 12238, 12239, 12240, 12241, 12242, 12243, 12244, 12245, 12246, 12247, 12248, 12249, 12583, 12667, 12668, 12669, 12670" calcext:value-type="string">
            <text:p>PO12235, 12236, 12237, 12238, 12239, 12240, 12241, 12242, 12243, 12244, 12245, 12246, 12247, 12248, 12249, 12583, 12667, 12668, 12669, 12670</text:p>
          </table:table-cell>
          <table:table-cell table:style-name="ce764" table:formula="of:=['Olive '.N242]" office:value-type="date" office:date-value="2016-02-26" calcext:value-type="date">
            <text:p>02/26/16</text:p>
          </table:table-cell>
          <table:table-cell table:style-name="ce764" table:formula="of:=['Olive '.O242]" office:value-type="string" office:string-value="See notes " calcext:value-type="string">
            <text:p>See notes </text:p>
          </table:table-cell>
          <table:table-cell table:style-name="ce756" table:formula="of:=['Olive '.P242]" office:value-type="string" office:string-value="Weekly deliveries of 150 units starting March 28 for the next 15 weeks. TS" calcext:value-type="string">
            <text:p>Weekly deliveries of 150 units starting March 28 for the next 15 weeks. TS</text:p>
          </table:table-cell>
          <table:table-cell table:number-columns-repeated="1008"/>
        </table:table-row>
        <table:table-row table:style-name="ro5">
          <table:table-cell table:style-name="ce752" table:formula="of:=['Olive '.A243]" office:value-type="string" office:string-value="Service" calcext:value-type="string">
            <text:p>Service</text:p>
          </table:table-cell>
          <table:table-cell table:style-name="ce752" table:formula="of:=['Olive '.B243]" office:value-type="string" office:string-value="PP-FP0076" calcext:value-type="string">
            <text:p>PP-FP0076</text:p>
          </table:table-cell>
          <table:table-cell table:style-name="ce756" table:formula="of:=['Olive '.C243]" office:value-type="string" office:string-value="Laser Etched TAZ 6 Electronics Cover PP-MP0109" calcext:value-type="string">
            <text:p>Laser Etched TAZ 6 Electronics Cover PP-MP0109</text:p>
          </table:table-cell>
          <table:table-cell table:style-name="ce752" table:formula="of:=['Olive '.D243]" office:value-type="string" office:string-value="Laser Engraving Designs " calcext:value-type="string">
            <text:p>Laser Engraving Designs </text:p>
          </table:table-cell>
          <table:table-cell table:style-name="ce752" table:formula="of:=['Olive '.E243]" office:value-type="float" office:value="0" calcext:value-type="float">
            <text:p>0</text:p>
          </table:table-cell>
          <table:table-cell table:style-name="ce752" table:formula="of:=['Olive '.F243]" office:value-type="string" office:string-value="Laser Engraving Designs " calcext:value-type="string">
            <text:p>Laser Engraving Designs </text:p>
          </table:table-cell>
          <table:table-cell table:style-name="ce752" table:formula="of:=['Olive '.G243]" office:value-type="string" office:string-value="PP-FP0076" calcext:value-type="string">
            <text:p>PP-FP0076</text:p>
          </table:table-cell>
          <table:table-cell table:style-name="ce752" table:formula="of:=['Olive '.H243]" office:value-type="float" office:value="1" calcext:value-type="float">
            <text:p>1</text:p>
          </table:table-cell>
          <table:table-cell table:style-name="ce752" table:formula="of:=['Olive '.I243]" office:value-type="string" office:string-value="pcs" calcext:value-type="string">
            <text:p>pcs</text:p>
          </table:table-cell>
          <table:table-cell table:style-name="ce752" table:formula="of:=['Olive '.J243]" office:value-type="float" office:value="6.42" calcext:value-type="float">
            <text:p>6.42</text:p>
          </table:table-cell>
          <table:table-cell table:style-name="ce752" table:formula="of:=['Olive '.K243]" office:value-type="float" office:value="6.42" calcext:value-type="float">
            <text:p>6.42</text:p>
          </table:table-cell>
          <table:table-cell/>
          <table:table-cell table:style-name="ce752" table:formula="of:=['Olive '.M243]" office:value-type="string" office:string-value="PO12235, 12236, 12237, 12238, 12239, 12240, 12241, 12242, 12243, 12244, 12245, 12246, 12247, 12248, 12249, 12583, 12667, 12668, 12669, 12670" calcext:value-type="string">
            <text:p>PO12235, 12236, 12237, 12238, 12239, 12240, 12241, 12242, 12243, 12244, 12245, 12246, 12247, 12248, 12249, 12583, 12667, 12668, 12669, 12670</text:p>
          </table:table-cell>
          <table:table-cell table:style-name="ce764" table:formula="of:=['Olive '.N243]" office:value-type="date" office:date-value="2016-02-26" calcext:value-type="date">
            <text:p>02/26/16</text:p>
          </table:table-cell>
          <table:table-cell table:style-name="ce764" table:formula="of:=['Olive '.O243]" office:value-type="string" office:string-value="See notes " calcext:value-type="string">
            <text:p>See notes </text:p>
          </table:table-cell>
          <table:table-cell table:style-name="ce756" table:formula="of:=['Olive '.P243]" office:value-type="string" office:string-value="Weekly deliveries of 150 units starting March 28 for the next 15 weeks. TS" calcext:value-type="string">
            <text:p>Weekly deliveries of 150 units starting March 28 for the next 15 weeks. TS</text:p>
          </table:table-cell>
          <table:table-cell table:number-columns-repeated="1008"/>
        </table:table-row>
        <table:table-row table:style-name="ro5">
          <table:table-cell table:style-name="ce752" table:formula="of:=['Olive '.A244]" office:value-type="string" office:string-value="Service" calcext:value-type="string">
            <text:p>Service</text:p>
          </table:table-cell>
          <table:table-cell table:style-name="ce752" table:formula="of:=['Olive '.B244]" office:value-type="string" office:string-value="PP-FP0078" calcext:value-type="string">
            <text:p>PP-FP0078</text:p>
          </table:table-cell>
          <table:table-cell table:style-name="ce756" table:formula="of:=['Olive '.C244]" office:value-type="string" office:string-value="Laser Etched TAZ 6 Interconnect Cover v0.5 PP-MP0107" calcext:value-type="string">
            <text:p>Laser Etched TAZ 6 Interconnect Cover v0.5 PP-MP0107</text:p>
          </table:table-cell>
          <table:table-cell table:style-name="ce752" table:formula="of:=['Olive '.D244]" office:value-type="string" office:string-value="Laser Engraving Designs " calcext:value-type="string">
            <text:p>Laser Engraving Designs </text:p>
          </table:table-cell>
          <table:table-cell table:style-name="ce752" table:formula="of:=['Olive '.E244]" office:value-type="float" office:value="0" calcext:value-type="float">
            <text:p>0</text:p>
          </table:table-cell>
          <table:table-cell table:style-name="ce752" table:formula="of:=['Olive '.F244]" office:value-type="string" office:string-value="Laser Engraving Designs " calcext:value-type="string">
            <text:p>Laser Engraving Designs </text:p>
          </table:table-cell>
          <table:table-cell table:style-name="ce752" table:formula="of:=['Olive '.G244]" office:value-type="string" office:string-value="PP-FP0078" calcext:value-type="string">
            <text:p>PP-FP0078</text:p>
          </table:table-cell>
          <table:table-cell table:style-name="ce752" table:formula="of:=['Olive '.H244]" office:value-type="float" office:value="1" calcext:value-type="float">
            <text:p>1</text:p>
          </table:table-cell>
          <table:table-cell table:style-name="ce752" table:formula="of:=['Olive '.I244]" office:value-type="string" office:string-value="pcs" calcext:value-type="string">
            <text:p>pcs</text:p>
          </table:table-cell>
          <table:table-cell table:style-name="ce752" table:formula="of:=['Olive '.J244]" office:value-type="float" office:value="0.75" calcext:value-type="float">
            <text:p>0.75</text:p>
          </table:table-cell>
          <table:table-cell table:style-name="ce752" table:formula="of:=['Olive '.K244]" office:value-type="float" office:value="0.75" calcext:value-type="float">
            <text:p>0.75</text:p>
          </table:table-cell>
          <table:table-cell/>
          <table:table-cell table:style-name="ce752" table:formula="of:=['Olive '.M244]" office:value-type="string" office:string-value="PO12235, 12236, 12237, 12238, 12239, 12240, 12241, 12242, 12243, 12244, 12245, 12246, 12247, 12248, 12249, 12583, 12667, 12668, 12669, 12670" calcext:value-type="string">
            <text:p>PO12235, 12236, 12237, 12238, 12239, 12240, 12241, 12242, 12243, 12244, 12245, 12246, 12247, 12248, 12249, 12583, 12667, 12668, 12669, 12670</text:p>
          </table:table-cell>
          <table:table-cell table:style-name="ce764" table:formula="of:=['Olive '.N244]" office:value-type="date" office:date-value="2016-02-26" calcext:value-type="date">
            <text:p>02/26/16</text:p>
          </table:table-cell>
          <table:table-cell table:style-name="ce764" table:formula="of:=['Olive '.O244]" office:value-type="string" office:string-value="See notes " calcext:value-type="string">
            <text:p>See notes </text:p>
          </table:table-cell>
          <table:table-cell table:style-name="ce756" table:formula="of:=['Olive '.P244]" office:value-type="string" office:string-value="Weekly deliveries of 150 units starting March 28 for the next 15 weeks. TS" calcext:value-type="string">
            <text:p>Weekly deliveries of 150 units starting March 28 for the next 15 weeks. TS</text:p>
          </table:table-cell>
          <table:table-cell table:number-columns-repeated="1008"/>
        </table:table-row>
        <table:table-row table:style-name="ro5">
          <table:table-cell table:style-name="ce752" table:formula="of:=['Olive '.A245]" office:value-type="string" office:string-value="Hardware" calcext:value-type="string">
            <text:p>Hardware</text:p>
          </table:table-cell>
          <table:table-cell table:style-name="ce752" table:formula="of:=['Olive '.B245]" office:value-type="string" office:string-value="EL-MS0246" calcext:value-type="string">
            <text:p>EL-MS0246</text:p>
          </table:table-cell>
          <table:table-cell table:style-name="ce756" table:formula="of:=['Olive '.C245]" office:value-type="string" office:string-value="Conn Ring 16-22 AWG #4 Red PIDG - Reel 5000" calcext:value-type="string">
            <text:p>Conn Ring 16-22 AWG #4 Red PIDG - Reel 5000</text:p>
          </table:table-cell>
          <table:table-cell table:style-name="ce752" table:formula="of:=['Olive '.D245]" office:value-type="string" office:string-value="Digikey" calcext:value-type="string">
            <text:p>Digikey</text:p>
          </table:table-cell>
          <table:table-cell table:style-name="ce752" table:formula="of:=['Olive '.E245]" office:value-type="string" office:string-value="A27229TR-ND" calcext:value-type="string">
            <text:p>A27229TR-ND</text:p>
          </table:table-cell>
          <table:table-cell table:style-name="ce752" table:formula="of:=['Olive '.F245]" office:value-type="string" office:string-value="TTI" calcext:value-type="string">
            <text:p>TTI</text:p>
          </table:table-cell>
          <table:table-cell table:style-name="ce752" table:formula="of:=['Olive '.G245]" office:value-type="string" office:string-value="2-323758-1" calcext:value-type="string">
            <text:p>2-323758-1</text:p>
          </table:table-cell>
          <table:table-cell table:style-name="ce752" table:formula="of:=['Olive '.H245]" office:value-type="float" office:value="2" calcext:value-type="float">
            <text:p>2</text:p>
          </table:table-cell>
          <table:table-cell table:style-name="ce752" table:formula="of:=['Olive '.I245]" office:value-type="string" office:string-value="ea" calcext:value-type="string">
            <text:p>ea</text:p>
          </table:table-cell>
          <table:table-cell table:style-name="ce752" table:formula="of:=['Olive '.J245]" office:value-type="float" office:value="0.414" calcext:value-type="float">
            <text:p>0.414</text:p>
          </table:table-cell>
          <table:table-cell table:style-name="ce752" table:formula="of:=['Olive '.K245]" office:value-type="float" office:value="0.828" calcext:value-type="float">
            <text:p>0.828</text:p>
          </table:table-cell>
          <table:table-cell/>
          <table:table-cell table:style-name="ce752" table:formula="of:=['Olive '.M245]" office:value-type="string" office:string-value="PO11489" calcext:value-type="string">
            <text:p>PO11489</text:p>
          </table:table-cell>
          <table:table-cell table:style-name="ce764" table:formula="of:=['Olive '.N245]" office:value-type="date" office:date-value="2016-01-19" calcext:value-type="date">
            <text:p>01/19/16</text:p>
          </table:table-cell>
          <table:table-cell table:style-name="ce764" table:formula="of:=['Olive '.O245]" office:value-type="date" office:date-value="2016-02-05" calcext:value-type="date">
            <text:p>02/05/16</text:p>
          </table:table-cell>
          <table:table-cell table:style-name="ce756" table:formula="of:=['Olive '.P245]" office:value-type="string" office:string-value="Received Ordered for Olive KG " calcext:value-type="string">
            <text:p>Received Ordered for Olive KG </text:p>
          </table:table-cell>
          <table:table-cell table:number-columns-repeated="1008"/>
        </table:table-row>
        <table:table-row table:style-name="ro5">
          <table:table-cell table:style-name="ce752" table:formula="of:=['Olive '.A246]" office:value-type="string" office:string-value="Hardware" calcext:value-type="string">
            <text:p>Hardware</text:p>
          </table:table-cell>
          <table:table-cell table:style-name="ce752" table:formula="of:=['Olive '.B246]" office:value-type="string" office:string-value="EL-MS0259" calcext:value-type="string">
            <text:p>EL-MS0259</text:p>
          </table:table-cell>
          <table:table-cell table:style-name="ce756" table:formula="of:=['Olive '.C246]" office:value-type="string" office:string-value="HEAT SHRNK DL WL Q53X 3/4&quot;X 4'BLK" calcext:value-type="string">
            <text:p>HEAT SHRNK DL WL Q53X 3/4"X 4'BLK</text:p>
          </table:table-cell>
          <table:table-cell table:style-name="ce752" table:formula="of:=['Olive '.D246]" office:value-type="string" office:string-value="Qualtek" calcext:value-type="string">
            <text:p>Qualtek</text:p>
          </table:table-cell>
          <table:table-cell table:style-name="ce752" table:formula="of:=['Olive '.E246]" office:value-type="string" office:string-value="Q5-3X-3/4-01-QB48IN-5" calcext:value-type="string">
            <text:p>Q5-3X-3/4-01-QB48IN-5</text:p>
          </table:table-cell>
          <table:table-cell table:style-name="ce752" table:formula="of:=['Olive '.F246]" office:value-type="string" office:string-value="Electronics Distributors Corp." calcext:value-type="string">
            <text:p>Electronics Distributors Corp.</text:p>
          </table:table-cell>
          <table:table-cell table:style-name="ce752" table:formula="of:=['Olive '.G246]" office:value-type="string" office:string-value="67-30751" calcext:value-type="string">
            <text:p>67-30751</text:p>
          </table:table-cell>
          <table:table-cell table:style-name="ce752" table:formula="of:=['Olive '.H246]" office:value-type="float" office:value="220" calcext:value-type="float">
            <text:p>220</text:p>
          </table:table-cell>
          <table:table-cell table:style-name="ce752" table:formula="of:=['Olive '.I246]" office:value-type="string" office:string-value="mm" calcext:value-type="string">
            <text:p>mm</text:p>
          </table:table-cell>
          <table:table-cell table:style-name="ce752" table:formula="of:=['Olive '.J246]" office:value-type="float" office:value="0.17" calcext:value-type="float">
            <text:p>0.17</text:p>
          </table:table-cell>
          <table:table-cell table:style-name="ce752" table:formula="of:=['Olive '.K246]" office:value-type="float" office:value="0" calcext:value-type="float">
            <text:p>0</text:p>
          </table:table-cell>
          <table:table-cell/>
          <table:table-cell table:style-name="ce752" table:formula="of:=['Olive '.M246]" office:value-type="string" office:string-value="PO11684" calcext:value-type="string">
            <text:p>PO11684</text:p>
          </table:table-cell>
          <table:table-cell table:style-name="ce764" table:formula="of:=['Olive '.N246]" office:value-type="date" office:date-value="2016-01-18" calcext:value-type="date">
            <text:p>01/18/16</text:p>
          </table:table-cell>
          <table:table-cell table:style-name="ce764" table:formula="of:=['Olive '.O246]" office:value-type="date" office:date-value="2016-03-07" calcext:value-type="date">
            <text:p>03/07/16</text:p>
          </table:table-cell>
          <table:table-cell table:style-name="ce756" table:formula="of:=['Olive '.P246]" office:value-type="string" office:string-value="Received Ordered 2300 '  for Olive KG " calcext:value-type="string">
            <text:p>Received Ordered 2300 ' <text:s/>for Olive KG </text:p>
          </table:table-cell>
          <table:table-cell table:number-columns-repeated="1008"/>
        </table:table-row>
        <table:table-row table:style-name="ro5">
          <table:table-cell table:style-name="ce752" table:formula="of:=['Olive '.A245]" office:value-type="string" office:string-value="Hardware" calcext:value-type="string">
            <text:p>Hardware</text:p>
          </table:table-cell>
          <table:table-cell table:style-name="ce752" table:formula="of:=['Olive '.B245]" office:value-type="string" office:string-value="EL-MS0246" calcext:value-type="string">
            <text:p>EL-MS0246</text:p>
          </table:table-cell>
          <table:table-cell table:style-name="ce756" table:formula="of:=['Olive '.C245]" office:value-type="string" office:string-value="Conn Ring 16-22 AWG #4 Red PIDG - Reel 5000" calcext:value-type="string">
            <text:p>Conn Ring 16-22 AWG #4 Red PIDG - Reel 5000</text:p>
          </table:table-cell>
          <table:table-cell table:style-name="ce752" table:formula="of:=['Olive '.D245]" office:value-type="string" office:string-value="Digikey" calcext:value-type="string">
            <text:p>Digikey</text:p>
          </table:table-cell>
          <table:table-cell table:style-name="ce752" table:formula="of:=['Olive '.E245]" office:value-type="string" office:string-value="A27229TR-ND" calcext:value-type="string">
            <text:p>A27229TR-ND</text:p>
          </table:table-cell>
          <table:table-cell table:style-name="ce752" table:formula="of:=['Olive '.F245]" office:value-type="string" office:string-value="TTI" calcext:value-type="string">
            <text:p>TTI</text:p>
          </table:table-cell>
          <table:table-cell table:style-name="ce752" table:formula="of:=['Olive '.G245]" office:value-type="string" office:string-value="2-323758-1" calcext:value-type="string">
            <text:p>2-323758-1</text:p>
          </table:table-cell>
          <table:table-cell table:style-name="ce752" table:formula="of:=['Olive '.H245]" office:value-type="float" office:value="2" calcext:value-type="float">
            <text:p>2</text:p>
          </table:table-cell>
          <table:table-cell table:style-name="ce752" table:formula="of:=['Olive '.I245]" office:value-type="string" office:string-value="ea" calcext:value-type="string">
            <text:p>ea</text:p>
          </table:table-cell>
          <table:table-cell table:style-name="ce752" table:formula="of:=['Olive '.J245]" office:value-type="float" office:value="0.414" calcext:value-type="float">
            <text:p>0.414</text:p>
          </table:table-cell>
          <table:table-cell table:style-name="ce752" table:formula="of:=['Olive '.K245]" office:value-type="float" office:value="0.828" calcext:value-type="float">
            <text:p>0.828</text:p>
          </table:table-cell>
          <table:table-cell/>
          <table:table-cell table:style-name="ce752" table:formula="of:=['Olive '.M245]" office:value-type="string" office:string-value="PO11489" calcext:value-type="string">
            <text:p>PO11489</text:p>
          </table:table-cell>
          <table:table-cell table:style-name="ce764" table:formula="of:=['Olive '.N245]" office:value-type="date" office:date-value="2016-01-19" calcext:value-type="date">
            <text:p>01/19/16</text:p>
          </table:table-cell>
          <table:table-cell table:style-name="ce764" table:formula="of:=['Olive '.O245]" office:value-type="date" office:date-value="2016-02-05" calcext:value-type="date">
            <text:p>02/05/16</text:p>
          </table:table-cell>
          <table:table-cell table:style-name="ce756" table:formula="of:=['Olive '.P245]" office:value-type="string" office:string-value="Received Ordered for Olive KG " calcext:value-type="string">
            <text:p>Received Ordered for Olive KG </text:p>
          </table:table-cell>
          <table:table-cell table:number-columns-repeated="1008"/>
        </table:table-row>
        <table:table-row table:style-name="ro5">
          <table:table-cell table:style-name="ce752" table:formula="of:=['Olive '.A246]" office:value-type="string" office:string-value="Hardware" calcext:value-type="string">
            <text:p>Hardware</text:p>
          </table:table-cell>
          <table:table-cell table:style-name="ce752" table:formula="of:=['Olive '.B246]" office:value-type="string" office:string-value="EL-MS0259" calcext:value-type="string">
            <text:p>EL-MS0259</text:p>
          </table:table-cell>
          <table:table-cell table:style-name="ce756" table:formula="of:=['Olive '.C246]" office:value-type="string" office:string-value="HEAT SHRNK DL WL Q53X 3/4&quot;X 4'BLK" calcext:value-type="string">
            <text:p>HEAT SHRNK DL WL Q53X 3/4"X 4'BLK</text:p>
          </table:table-cell>
          <table:table-cell table:style-name="ce752" table:formula="of:=['Olive '.D246]" office:value-type="string" office:string-value="Qualtek" calcext:value-type="string">
            <text:p>Qualtek</text:p>
          </table:table-cell>
          <table:table-cell table:style-name="ce752" table:formula="of:=['Olive '.E246]" office:value-type="string" office:string-value="Q5-3X-3/4-01-QB48IN-5" calcext:value-type="string">
            <text:p>Q5-3X-3/4-01-QB48IN-5</text:p>
          </table:table-cell>
          <table:table-cell table:style-name="ce752" table:formula="of:=['Olive '.F246]" office:value-type="string" office:string-value="Electronics Distributors Corp." calcext:value-type="string">
            <text:p>Electronics Distributors Corp.</text:p>
          </table:table-cell>
          <table:table-cell table:style-name="ce752" table:formula="of:=['Olive '.G246]" office:value-type="string" office:string-value="67-30751" calcext:value-type="string">
            <text:p>67-30751</text:p>
          </table:table-cell>
          <table:table-cell table:style-name="ce752" table:formula="of:=['Olive '.H246]" office:value-type="float" office:value="220" calcext:value-type="float">
            <text:p>220</text:p>
          </table:table-cell>
          <table:table-cell table:style-name="ce752" table:formula="of:=['Olive '.I246]" office:value-type="string" office:string-value="mm" calcext:value-type="string">
            <text:p>mm</text:p>
          </table:table-cell>
          <table:table-cell table:style-name="ce752" table:formula="of:=['Olive '.J246]" office:value-type="float" office:value="0.17" calcext:value-type="float">
            <text:p>0.17</text:p>
          </table:table-cell>
          <table:table-cell table:style-name="ce752" table:formula="of:=['Olive '.K246]" office:value-type="float" office:value="0" calcext:value-type="float">
            <text:p>0</text:p>
          </table:table-cell>
          <table:table-cell/>
          <table:table-cell table:style-name="ce752" table:formula="of:=['Olive '.M246]" office:value-type="string" office:string-value="PO11684" calcext:value-type="string">
            <text:p>PO11684</text:p>
          </table:table-cell>
          <table:table-cell table:style-name="ce764" table:number-columns-repeated="2"/>
          <table:table-cell table:style-name="ce756" table:formula="of:=['Olive '.P246]" office:value-type="string" office:string-value="Received Ordered 2300 '  for Olive KG " calcext:value-type="string">
            <text:p>Received Ordered 2300 ' <text:s/>for Olive KG </text:p>
          </table:table-cell>
          <table:table-cell table:number-columns-repeated="1008"/>
        </table:table-row>
        <table:table-row table:style-name="ro5">
          <table:table-cell table:style-name="ce752" table:formula="of:=['Olive '.A247]" office:value-type="string" office:string-value="Hardware" calcext:value-type="string">
            <text:p>Hardware</text:p>
          </table:table-cell>
          <table:table-cell table:style-name="ce752" table:formula="of:=['Olive '.B247]" office:value-type="string" office:string-value="EL-MS0357" calcext:value-type="string">
            <text:p>EL-MS0357</text:p>
          </table:table-cell>
          <table:table-cell table:style-name="ce756" table:formula="of:=['Olive '.C247]" office:value-type="string" office:string-value="24 AWG 8.0mm Pin Length  Insulated Ferrule" calcext:value-type="string">
            <text:p>24 AWG 8.0mm Pin Length <text:s/>Insulated Ferrule</text:p>
          </table:table-cell>
          <table:table-cell table:style-name="ce752" table:formula="of:=['Olive '.D247]" office:value-type="float" office:value="0" calcext:value-type="float">
            <text:p>0</text:p>
          </table:table-cell>
          <table:table-cell table:style-name="ce752" table:formula="of:=['Olive '.E247]" office:value-type="float" office:value="749599" calcext:value-type="float">
            <text:p>749599</text:p>
          </table:table-cell>
          <table:table-cell table:style-name="ce752" table:formula="of:=['Olive '.F247]" office:value-type="string" office:string-value="Fastenal" calcext:value-type="string">
            <text:p>Fastenal</text:p>
          </table:table-cell>
          <table:table-cell table:style-name="ce752" table:formula="of:=['Olive '.G247]" office:value-type="float" office:value="0" calcext:value-type="float">
            <text:p>0</text:p>
          </table:table-cell>
          <table:table-cell table:style-name="ce752" table:formula="of:=['Olive '.H247]" office:value-type="float" office:value="10" calcext:value-type="float">
            <text:p>10</text:p>
          </table:table-cell>
          <table:table-cell table:style-name="ce752" table:formula="of:=['Olive '.I247]" office:value-type="string" office:string-value="ea" calcext:value-type="string">
            <text:p>ea</text:p>
          </table:table-cell>
          <table:table-cell table:style-name="ce752" table:formula="of:=['Olive '.J247]" office:value-type="float" office:value="0" calcext:value-type="float">
            <text:p>0</text:p>
          </table:table-cell>
          <table:table-cell table:style-name="ce752" table:formula="of:=['Olive '.K247]" office:value-type="float" office:value="0" calcext:value-type="float">
            <text:p>0</text:p>
          </table:table-cell>
          <table:table-cell/>
          <table:table-cell table:style-name="ce752" table:formula="of:=['Olive '.M247]" office:value-type="float" office:value="0" calcext:value-type="float">
            <text:p>0</text:p>
          </table:table-cell>
          <table:table-cell table:style-name="ce764" table:number-columns-repeated="2"/>
          <table:table-cell table:style-name="ce756" table:formula="of:=['Olive '.P247]" office:value-type="string" office:string-value="1/26/16 removed from BOM, Replaced with EL_MS0362 Need 30500 for OLIVE   KG  TTI, 50 min/mult ferrules for 16AWG screw connectorN eed 30500 release F1/27 ordered astenal PO=100 pcs" calcext:value-type="string">
            <text:p>1/26/16 removed from BOM, Replaced with EL_MS0362 Need 30500 for OLIVE <text:s text:c="2"/>KG <text:s/>TTI, 50 min/mult ferrules for 16AWG screw connectorN eed 30500 release F1/27 ordered astenal PO=100 pcs</text:p>
          </table:table-cell>
          <table:table-cell table:number-columns-repeated="1008"/>
        </table:table-row>
        <table:table-row table:style-name="ro5">
          <table:table-cell table:style-name="ce752" table:formula="of:=['Olive '.A248]" office:value-type="string" office:string-value="Hardware" calcext:value-type="string">
            <text:p>Hardware</text:p>
          </table:table-cell>
          <table:table-cell table:style-name="ce752" table:formula="of:=['Olive '.B248]" office:value-type="string" office:string-value="HD-BT0116" calcext:value-type="string">
            <text:p>HD-BT0116</text:p>
          </table:table-cell>
          <table:table-cell table:style-name="ce756" table:formula="of:=['Olive '.C248]" office:value-type="string" office:string-value="Black Alloy Steel Flat-Head Socket Cap Screw, Class 10.9, M3 Size, 10mm " calcext:value-type="string">
            <text:p>Black Alloy Steel Flat-Head Socket Cap Screw, Class 10.9, M3 Size, 10mm </text:p>
          </table:table-cell>
          <table:table-cell table:style-name="ce752" table:formula="of:=['Olive '.D248]" office:value-type="string" office:string-value="Fastenal" calcext:value-type="string">
            <text:p>Fastenal</text:p>
          </table:table-cell>
          <table:table-cell table:style-name="ce752" table:formula="of:=['Olive '.E248]" office:value-type="float" office:value="40923" calcext:value-type="float">
            <text:p>40923</text:p>
          </table:table-cell>
          <table:table-cell table:style-name="ce752" table:formula="of:=['Olive '.F248]" office:value-type="string" office:string-value="McMaster-Carr" calcext:value-type="string">
            <text:p>McMaster-Carr</text:p>
          </table:table-cell>
          <table:table-cell table:style-name="ce752" table:formula="of:=['Olive '.G248]" office:value-type="string" office:string-value="91294A130" calcext:value-type="string">
            <text:p>91294A130</text:p>
          </table:table-cell>
          <table:table-cell table:style-name="ce752" table:formula="of:=['Olive '.H248]" office:value-type="float" office:value="2" calcext:value-type="float">
            <text:p>2</text:p>
          </table:table-cell>
          <table:table-cell table:style-name="ce752" table:formula="of:=['Olive '.I248]" office:value-type="string" office:string-value="ea" calcext:value-type="string">
            <text:p>ea</text:p>
          </table:table-cell>
          <table:table-cell table:style-name="ce752" table:formula="of:=['Olive '.J248]" office:value-type="float" office:value="0.1119" calcext:value-type="float">
            <text:p>0.1119</text:p>
          </table:table-cell>
          <table:table-cell table:style-name="ce752" table:formula="of:=['Olive '.K248]" office:value-type="float" office:value="0.2238" calcext:value-type="float">
            <text:p>0.2238</text:p>
          </table:table-cell>
          <table:table-cell/>
          <table:table-cell table:style-name="ce752" table:formula="of:=['Olive '.M248]" office:value-type="string" office:string-value="PO12259" calcext:value-type="string">
            <text:p>PO12259</text:p>
          </table:table-cell>
          <table:table-cell table:style-name="ce764" table:number-columns-repeated="2"/>
          <table:table-cell table:style-name="ce756" table:formula="of:=['Olive '.P248]" office:value-type="string" office:string-value="Received All ordered for Olive, monthly delivery qtys given to Fastenal" calcext:value-type="string">
            <text:p>Received All ordered for Olive, monthly delivery qtys given to Fastenal</text:p>
          </table:table-cell>
          <table:table-cell table:number-columns-repeated="1008"/>
        </table:table-row>
        <table:table-row table:style-name="ro5">
          <table:table-cell table:style-name="ce752" table:formula="of:=['Olive '.A249]" office:value-type="string" office:string-value="Hardware" calcext:value-type="string">
            <text:p>Hardware</text:p>
          </table:table-cell>
          <table:table-cell table:style-name="ce752" table:formula="of:=['Olive '.B249]" office:value-type="string" office:string-value="HD-BT0118" calcext:value-type="string">
            <text:p>HD-BT0118</text:p>
          </table:table-cell>
          <table:table-cell table:style-name="ce756" table:formula="of:=['Olive '.C249]" office:value-type="string" office:string-value="M3 x 14 Bolt FHCS, Black-Oxide" calcext:value-type="string">
            <text:p>M3 x 14 Bolt FHCS, Black-Oxide</text:p>
          </table:table-cell>
          <table:table-cell table:style-name="ce752" table:formula="of:=['Olive '.D249]" office:value-type="string" office:string-value="Fastenal" calcext:value-type="string">
            <text:p>Fastenal</text:p>
          </table:table-cell>
          <table:table-cell table:style-name="ce752" table:formula="of:=['Olive '.E249]" office:value-type="float" office:value="40925" calcext:value-type="float">
            <text:p>40925</text:p>
          </table:table-cell>
          <table:table-cell table:style-name="ce752" table:formula="of:=['Olive '.F249]" office:value-type="float" office:value="0" calcext:value-type="float">
            <text:p>0</text:p>
          </table:table-cell>
          <table:table-cell table:style-name="ce752" table:formula="of:=['Olive '.G249]" office:value-type="float" office:value="0" calcext:value-type="float">
            <text:p>0</text:p>
          </table:table-cell>
          <table:table-cell table:style-name="ce752" table:formula="of:=['Olive '.H249]" office:value-type="float" office:value="4" calcext:value-type="float">
            <text:p>4</text:p>
          </table:table-cell>
          <table:table-cell table:style-name="ce752" table:formula="of:=['Olive '.I249]" office:value-type="string" office:string-value="ea" calcext:value-type="string">
            <text:p>ea</text:p>
          </table:table-cell>
          <table:table-cell table:style-name="ce752" table:formula="of:=['Olive '.J249]" office:value-type="float" office:value="0.0187" calcext:value-type="float">
            <text:p>0.0187</text:p>
          </table:table-cell>
          <table:table-cell table:style-name="ce752" table:formula="of:=['Olive '.K249]" office:value-type="float" office:value="0.0748" calcext:value-type="float">
            <text:p>0.0748</text:p>
          </table:table-cell>
          <table:table-cell/>
          <table:table-cell table:style-name="ce752" table:formula="of:=['Olive '.M249]" office:value-type="string" office:string-value="PO12259" calcext:value-type="string">
            <text:p>PO12259</text:p>
          </table:table-cell>
          <table:table-cell table:style-name="ce764" table:number-columns-repeated="2"/>
          <table:table-cell table:style-name="ce756" table:formula="of:=['Olive '.P249]" office:value-type="string" office:string-value="Received All ordered for Olive, monthly delivery qtys given to Fastenal" calcext:value-type="string">
            <text:p>Received All ordered for Olive, monthly delivery qtys given to Fastenal</text:p>
          </table:table-cell>
          <table:table-cell table:number-columns-repeated="1008"/>
        </table:table-row>
        <table:table-row table:style-name="ro5">
          <table:table-cell table:style-name="ce752" table:formula="of:=['Olive '.A250]" office:value-type="string" office:string-value="Hardware" calcext:value-type="string">
            <text:p>Hardware</text:p>
          </table:table-cell>
          <table:table-cell table:style-name="ce752" table:formula="of:=['Olive '.B250]" office:value-type="string" office:string-value="HD-BT0148" calcext:value-type="string">
            <text:p>HD-BT0148</text:p>
          </table:table-cell>
          <table:table-cell table:style-name="ce756" table:formula="of:=['Olive '.C250]" office:value-type="string" office:string-value="M3 x 10 BHCS, Black Oxide, Class 10.9 Steel" calcext:value-type="string">
            <text:p>M3 x 10 BHCS, Black Oxide, Class 10.9 Steel</text:p>
          </table:table-cell>
          <table:table-cell table:style-name="ce752" table:formula="of:=['Olive '.D250]" office:value-type="string" office:string-value="Fastenal" calcext:value-type="string">
            <text:p>Fastenal</text:p>
          </table:table-cell>
          <table:table-cell table:style-name="ce752" table:formula="of:=['Olive '.E250]" office:value-type="float" office:value="40869" calcext:value-type="float">
            <text:p>40869</text:p>
          </table:table-cell>
          <table:table-cell table:style-name="ce752" table:formula="of:=['Olive '.F250]" office:value-type="string" office:string-value="McMaster-Carr" calcext:value-type="string">
            <text:p>McMaster-Carr</text:p>
          </table:table-cell>
          <table:table-cell table:style-name="ce752" table:formula="of:=['Olive '.G250]" office:value-type="string" office:string-value="91239A115" calcext:value-type="string">
            <text:p>91239A115</text:p>
          </table:table-cell>
          <table:table-cell table:style-name="ce752" table:formula="of:=['Olive '.H250]" office:value-type="float" office:value="16" calcext:value-type="float">
            <text:p>16</text:p>
          </table:table-cell>
          <table:table-cell table:style-name="ce752" table:formula="of:=['Olive '.I250]" office:value-type="string" office:string-value="ea" calcext:value-type="string">
            <text:p>ea</text:p>
          </table:table-cell>
          <table:table-cell table:style-name="ce752" table:formula="of:=['Olive '.J250]" office:value-type="float" office:value="0.12" calcext:value-type="float">
            <text:p>0.12</text:p>
          </table:table-cell>
          <table:table-cell table:style-name="ce752" table:formula="of:=['Olive '.K250]" office:value-type="float" office:value="1.92" calcext:value-type="float">
            <text:p>1.92</text:p>
          </table:table-cell>
          <table:table-cell/>
          <table:table-cell table:style-name="ce752" table:formula="of:=['Olive '.M250]" office:value-type="string" office:string-value="PO12259" calcext:value-type="string">
            <text:p>PO12259</text:p>
          </table:table-cell>
          <table:table-cell table:style-name="ce764" table:number-columns-repeated="2"/>
          <table:table-cell table:style-name="ce756" table:formula="of:=['Olive '.P250]" office:value-type="string" office:string-value="Received All ordered for Olive, monthly delivery qtys given to Fastenal" calcext:value-type="string">
            <text:p>Received All ordered for Olive, monthly delivery qtys given to Fastenal</text:p>
          </table:table-cell>
          <table:table-cell table:number-columns-repeated="1008"/>
        </table:table-row>
        <table:table-row table:style-name="ro5">
          <table:table-cell table:style-name="ce752" table:formula="of:=['Olive '.A251]" office:value-type="string" office:string-value="Hardware" calcext:value-type="string">
            <text:p>Hardware</text:p>
          </table:table-cell>
          <table:table-cell table:style-name="ce752" table:formula="of:=['Olive '.B251]" office:value-type="string" office:string-value="HD-BT0171" calcext:value-type="string">
            <text:p>HD-BT0171</text:p>
          </table:table-cell>
          <table:table-cell table:style-name="ce756" table:formula="of:=['Olive '.C251]" office:value-type="string" office:string-value="Class 10.9 Steel Button-Head Socket Cap Screw M3 Size, 20 mm Length, .5 mm Pitch" calcext:value-type="string">
            <text:p>Class 10.9 Steel Button-Head Socket Cap Screw M3 Size, 20 mm Length, .5 mm Pitch</text:p>
          </table:table-cell>
          <table:table-cell table:style-name="ce752" table:formula="of:=['Olive '.D251]" office:value-type="string" office:string-value="Fastenal" calcext:value-type="string">
            <text:p>Fastenal</text:p>
          </table:table-cell>
          <table:table-cell table:style-name="ce752" table:formula="of:=['Olive '.E251]" office:value-type="float" office:value="11510092" calcext:value-type="float">
            <text:p>11510092</text:p>
          </table:table-cell>
          <table:table-cell table:style-name="ce752" table:formula="of:=['Olive '.F251]" office:value-type="string" office:string-value="McMaster-Carr" calcext:value-type="string">
            <text:p>McMaster-Carr</text:p>
          </table:table-cell>
          <table:table-cell table:style-name="ce752" table:formula="of:=['Olive '.G251]" office:value-type="string" office:string-value="91239A122" calcext:value-type="string">
            <text:p>91239A122</text:p>
          </table:table-cell>
          <table:table-cell table:style-name="ce752" table:formula="of:=['Olive '.H251]" office:value-type="float" office:value="4" calcext:value-type="float">
            <text:p>4</text:p>
          </table:table-cell>
          <table:table-cell table:style-name="ce752" table:formula="of:=['Olive '.I251]" office:value-type="string" office:string-value="ea" calcext:value-type="string">
            <text:p>ea</text:p>
          </table:table-cell>
          <table:table-cell table:style-name="ce752" table:formula="of:=['Olive '.J251]" office:value-type="float" office:value="0.0579" calcext:value-type="float">
            <text:p>0.0579</text:p>
          </table:table-cell>
          <table:table-cell table:style-name="ce752" table:formula="of:=['Olive '.K251]" office:value-type="float" office:value="0.2316" calcext:value-type="float">
            <text:p>0.2316</text:p>
          </table:table-cell>
          <table:table-cell/>
          <table:table-cell table:style-name="ce752" table:formula="of:=['Olive '.M251]" office:value-type="string" office:string-value="PO12205" calcext:value-type="string">
            <text:p>PO12205</text:p>
          </table:table-cell>
          <table:table-cell table:style-name="ce764" table:number-columns-repeated="2"/>
          <table:table-cell table:style-name="ce756" table:formula="of:=['Olive '.P251]" office:value-type="string" office:string-value="Received Non-standard (LEADTIME) PO to Fastenal. KG     ** All the qts on this PO are for the entire run of Olive for just these parts - pulling in because they are non-standard items which are not stocked. They must be ordered and pulled in special from Fastenal. TS" calcext:value-type="string">
            <text:p>Received 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number-columns-repeated="1008"/>
        </table:table-row>
        <table:table-row table:style-name="ro5">
          <table:table-cell table:style-name="ce752" table:formula="of:=['Olive '.A252]" office:value-type="string" office:string-value="Hardware" calcext:value-type="string">
            <text:p>Hardware</text:p>
          </table:table-cell>
          <table:table-cell table:style-name="ce752" table:formula="of:=['Olive '.B252]" office:value-type="string" office:string-value="HD-MS0055" calcext:value-type="string">
            <text:p>HD-MS0055</text:p>
          </table:table-cell>
          <table:table-cell table:style-name="ce756" table:formula="of:=['Olive '.C252]" office:value-type="string" office:string-value="Thumb Screw Knob for M5 SHCS, Black" calcext:value-type="string">
            <text:p>Thumb Screw Knob for M5 SHCS, Black</text:p>
          </table:table-cell>
          <table:table-cell table:style-name="ce752" table:formula="of:=['Olive '.D252]" office:value-type="string" office:string-value="Fastenal" calcext:value-type="string">
            <text:p>Fastenal</text:p>
          </table:table-cell>
          <table:table-cell table:style-name="ce752" table:formula="of:=['Olive '.E252]" office:value-type="string" office:string-value="11225-04232" calcext:value-type="string">
            <text:p>11225-04232</text:p>
          </table:table-cell>
          <table:table-cell table:style-name="ce752" table:formula="of:=['Olive '.F252]" office:value-type="string" office:string-value="Fastenal" calcext:value-type="string">
            <text:p>Fastenal</text:p>
          </table:table-cell>
          <table:table-cell table:style-name="ce752" table:formula="of:=['Olive '.G252]" office:value-type="string" office:string-value="11225-04232" calcext:value-type="string">
            <text:p>11225-04232</text:p>
          </table:table-cell>
          <table:table-cell table:style-name="ce752" table:formula="of:=['Olive '.H252]" office:value-type="float" office:value="4" calcext:value-type="float">
            <text:p>4</text:p>
          </table:table-cell>
          <table:table-cell table:style-name="ce752" table:formula="of:=['Olive '.I252]" office:value-type="string" office:string-value="ea" calcext:value-type="string">
            <text:p>ea</text:p>
          </table:table-cell>
          <table:table-cell table:style-name="ce752" table:formula="of:=['Olive '.J252]" office:value-type="float" office:value="0.1683" calcext:value-type="float">
            <text:p>0.1683</text:p>
          </table:table-cell>
          <table:table-cell table:style-name="ce752" table:formula="of:=['Olive '.K252]" office:value-type="float" office:value="0.6732" calcext:value-type="float">
            <text:p>0.6732</text:p>
          </table:table-cell>
          <table:table-cell/>
          <table:table-cell table:style-name="ce752" table:formula="of:=['Olive '.M252]" office:value-type="string" office:string-value="PO12205" calcext:value-type="string">
            <text:p>PO12205</text:p>
          </table:table-cell>
          <table:table-cell table:style-name="ce764" table:number-columns-repeated="2"/>
          <table:table-cell table:style-name="ce756" table:formula="of:=['Olive '.P252]" office:value-type="string" office:string-value="Received Non-standard (LEADTIME) PO to Fastenal. KG     ** All the qts on this PO are for the entire run of Olive for just these parts - pulling in because they are non-standard items which are not stocked. They must be ordered and pulled in special from Fastenal. TS" calcext:value-type="string">
            <text:p>Received Non-standard (LEADTIME) PO to Fastenal. KG <text:s text:c="4"/>** All the qts on this PO are for the entire run of Olive for just these parts - pulling in because they are non-standard items which are not stocked. They must be ordered and pulled in special from Fastenal. TS</text:p>
          </table:table-cell>
          <table:table-cell table:number-columns-repeated="1008"/>
        </table:table-row>
        <table:table-row table:style-name="ro5">
          <table:table-cell table:style-name="ce752" table:formula="of:=['Olive '.A253]" office:value-type="string" office:string-value="Hardware" calcext:value-type="string">
            <text:p>Hardware</text:p>
          </table:table-cell>
          <table:table-cell table:style-name="ce752" table:formula="of:=['Olive '.B252]" office:value-type="string" office:string-value="HD-MS0055" calcext:value-type="string">
            <text:p>HD-MS0055</text:p>
          </table:table-cell>
          <table:table-cell table:style-name="ce756" table:formula="of:=['Olive '.C252]" office:value-type="string" office:string-value="Thumb Screw Knob for M5 SHCS, Black" calcext:value-type="string">
            <text:p>Thumb Screw Knob for M5 SHCS, Black</text:p>
          </table:table-cell>
          <table:table-cell table:style-name="ce752" table:formula="of:=['Olive '.D252]" office:value-type="string" office:string-value="Fastenal" calcext:value-type="string">
            <text:p>Fastenal</text:p>
          </table:table-cell>
          <table:table-cell table:style-name="ce752" table:formula="of:=['Olive '.E252]" office:value-type="string" office:string-value="11225-04232" calcext:value-type="string">
            <text:p>11225-04232</text:p>
          </table:table-cell>
          <table:table-cell table:style-name="ce752" table:formula="of:=['Olive '.F252]" office:value-type="string" office:string-value="Fastenal" calcext:value-type="string">
            <text:p>Fastenal</text:p>
          </table:table-cell>
          <table:table-cell table:style-name="ce752" table:formula="of:=['Olive '.G252]" office:value-type="string" office:string-value="11225-04232" calcext:value-type="string">
            <text:p>11225-04232</text:p>
          </table:table-cell>
          <table:table-cell table:style-name="ce752" table:formula="of:=['Olive '.H252]" office:value-type="float" office:value="4" calcext:value-type="float">
            <text:p>4</text:p>
          </table:table-cell>
          <table:table-cell table:style-name="ce752" table:formula="of:=['Olive '.I253]" office:value-type="string" office:string-value="ea" calcext:value-type="string">
            <text:p>ea</text:p>
          </table:table-cell>
          <table:table-cell table:style-name="ce752" table:formula="of:=['Olive '.J253]" office:value-type="float" office:value="0.24" calcext:value-type="float">
            <text:p>0.24</text:p>
          </table:table-cell>
          <table:table-cell table:style-name="ce752" table:formula="of:=['Olive '.K253]" office:value-type="float" office:value="0.96" calcext:value-type="float">
            <text:p>0.96</text:p>
          </table:table-cell>
          <table:table-cell/>
          <table:table-cell table:style-name="ce752" table:formula="of:=['Olive '.M253]" office:value-type="string" office:string-value="PO11684" calcext:value-type="string">
            <text:p>PO11684</text:p>
          </table:table-cell>
          <table:table-cell table:style-name="ce764" table:number-columns-repeated="2"/>
          <table:table-cell table:style-name="ce756" table:formula="of:=['Olive '.P253]" office:value-type="string" office:string-value="OLIVE ORDERED KG Need 10 x 100pks" calcext:value-type="string">
            <text:p>OLIVE ORDERED KG Need 10 x 100pks</text:p>
          </table:table-cell>
          <table:table-cell table:number-columns-repeated="1008"/>
        </table:table-row>
        <table:table-row table:style-name="ro5">
          <table:table-cell table:style-name="ce752" table:formula="of:=['Olive '.A254]" office:value-type="string" office:string-value="Hardware" calcext:value-type="string">
            <text:p>Hardware</text:p>
          </table:table-cell>
          <table:table-cell table:style-name="ce752" table:formula="of:=['Olive '.B253]" office:value-type="string" office:string-value="HD-MS0249" calcext:value-type="string">
            <text:p>HD-MS0249</text:p>
          </table:table-cell>
          <table:table-cell table:style-name="ce756" table:formula="of:=['Olive '.C253]" office:value-type="string" office:string-value="UV-Resistant Cable Tie Holder, Adhesive Back/Screw Mount, 4-Way, for .18&quot; Maximum Tie, Black" calcext:value-type="string">
            <text:p>UV-Resistant Cable Tie Holder, Adhesive Back/Screw Mount, 4-Way, for .18" Maximum Tie, Black</text:p>
          </table:table-cell>
          <table:table-cell table:style-name="ce752" table:formula="of:=['Olive '.D253]" office:value-type="string" office:string-value="ECD - Electronics Distributors Corp." calcext:value-type="string">
            <text:p>ECD - Electronics Distributors Corp.</text:p>
          </table:table-cell>
          <table:table-cell table:style-name="ce752" table:formula="of:=['Olive '.E253]" office:value-type="string" office:string-value="56-07035" calcext:value-type="string">
            <text:p>56-07035</text:p>
          </table:table-cell>
          <table:table-cell table:style-name="ce752" table:formula="of:=['Olive '.F253]" office:value-type="string" office:string-value="ECD - Electronics Distributors Corp." calcext:value-type="string">
            <text:p>ECD - Electronics Distributors Corp.</text:p>
          </table:table-cell>
          <table:table-cell table:style-name="ce752" table:formula="of:=['Olive '.G253]" office:value-type="string" office:string-value="56-07035" calcext:value-type="string">
            <text:p>56-07035</text:p>
          </table:table-cell>
          <table:table-cell table:style-name="ce752" table:formula="of:=['Olive '.H253]" office:value-type="float" office:value="4" calcext:value-type="float">
            <text:p>4</text:p>
          </table:table-cell>
          <table:table-cell table:style-name="ce752" table:formula="of:=['Olive '.I254]" office:value-type="string" office:string-value="ea" calcext:value-type="string">
            <text:p>ea</text:p>
          </table:table-cell>
          <table:table-cell table:style-name="ce752" table:formula="of:=['Olive '.J254]" office:value-type="float" office:value="0.012" calcext:value-type="float">
            <text:p>0.012</text:p>
          </table:table-cell>
          <table:table-cell table:style-name="ce752" table:formula="of:=['Olive '.K254]" office:value-type="float" office:value="0.288" calcext:value-type="float">
            <text:p>0.288</text:p>
          </table:table-cell>
          <table:table-cell/>
          <table:table-cell table:style-name="ce752" table:formula="of:=['Olive '.M254]" office:value-type="string" office:string-value="PO12259" calcext:value-type="string">
            <text:p>PO12259</text:p>
          </table:table-cell>
          <table:table-cell table:style-name="ce764" table:number-columns-repeated="2"/>
          <table:table-cell table:style-name="ce756" table:formula="of:=['Olive '.P254]" office:value-type="string" office:string-value="Received All ordered for Olive, monthly delivery qtys given to Fastenal" calcext:value-type="string">
            <text:p>Received All ordered for Olive, monthly delivery qtys given to Fastenal</text:p>
          </table:table-cell>
          <table:table-cell table:number-columns-repeated="1008"/>
        </table:table-row>
        <table:table-row table:style-name="ro5">
          <table:table-cell table:style-name="ce752" table:formula="of:=['Olive '.A255]" office:value-type="string" office:string-value="Accessories" calcext:value-type="string">
            <text:p>Accessories</text:p>
          </table:table-cell>
          <table:table-cell table:style-name="ce752" table:formula="of:=['Olive '.B254]" office:value-type="string" office:string-value="HD-NT0001" calcext:value-type="string">
            <text:p>HD-NT0001</text:p>
          </table:table-cell>
          <table:table-cell table:style-name="ce756" table:formula="of:=['Olive '.C254]" office:value-type="string" office:string-value="Metric Zinc-Plated Steel Nylon-Insert Locknut, Class 8, M3 Screw sz, .5MM pitch, 5.5MM W, 4MM H  pk 100" calcext:value-type="string">
            <text:p>Metric Zinc-Plated Steel Nylon-Insert Locknut, Class 8, M3 Screw sz, .5MM pitch, 5.5MM W, 4MM H <text:s/>pk 100</text:p>
          </table:table-cell>
          <table:table-cell table:style-name="ce752" table:formula="of:=['Olive '.D254]" office:value-type="string" office:string-value="Fastenal" calcext:value-type="string">
            <text:p>Fastenal</text:p>
          </table:table-cell>
          <table:table-cell table:style-name="ce752" table:formula="of:=['Olive '.E254]" office:value-type="float" office:value="40143" calcext:value-type="float">
            <text:p>40143</text:p>
          </table:table-cell>
          <table:table-cell table:style-name="ce752" table:formula="of:=['Olive '.F254]" office:value-type="string" office:string-value="McMaster-Carr" calcext:value-type="string">
            <text:p>McMaster-Carr</text:p>
          </table:table-cell>
          <table:table-cell table:style-name="ce752" table:formula="of:=['Olive '.G254]" office:value-type="string" office:string-value="90576A102" calcext:value-type="string">
            <text:p>90576A102</text:p>
          </table:table-cell>
          <table:table-cell table:style-name="ce752" table:formula="of:=['Olive '.H254]" office:value-type="float" office:value="24" calcext:value-type="float">
            <text:p>24</text:p>
          </table:table-cell>
          <table:table-cell table:style-name="ce752" table:formula="of:=['Olive '.I252]" office:value-type="string" office:string-value="ea" calcext:value-type="string">
            <text:p>ea</text:p>
          </table:table-cell>
          <table:table-cell table:style-name="ce752" table:formula="of:=['Olive '.J252]" office:value-type="float" office:value="0.1683" calcext:value-type="float">
            <text:p>0.1683</text:p>
          </table:table-cell>
          <table:table-cell table:style-name="ce752" table:formula="of:=['Olive '.K252]" office:value-type="float" office:value="0.6732" calcext:value-type="float">
            <text:p>0.6732</text:p>
          </table:table-cell>
          <table:table-cell/>
          <table:table-cell table:style-name="ce752" table:formula="of:=['Olive '.M252]" office:value-type="string" office:string-value="PO12205" calcext:value-type="string">
            <text:p>PO12205</text:p>
          </table:table-cell>
          <table:table-cell table:style-name="ce764" table:number-columns-repeated="2"/>
          <table:table-cell table:style-name="ce756" table:formula="of:=['Olive '.P255]" office:value-type="float" office:value="0" calcext:value-type="float">
            <text:p>0</text:p>
          </table:table-cell>
          <table:table-cell table:number-columns-repeated="1008"/>
        </table:table-row>
        <table:table-row table:style-name="ro5">
          <table:table-cell table:style-name="ce752" table:formula="of:=['Olive '.A256]" office:value-type="string" office:string-value="Printed" calcext:value-type="string">
            <text:p>Printed</text:p>
          </table:table-cell>
          <table:table-cell table:style-name="ce752" table:formula="of:=['Olive '.B255]" office:value-type="string" office:string-value="PC-AS0041" calcext:value-type="string">
            <text:p>PC-AS0041</text:p>
          </table:table-cell>
          <table:table-cell table:style-name="ce756" table:formula="of:=['Olive '.C252]" office:value-type="string" office:string-value="Thumb Screw Knob for M5 SHCS, Black" calcext:value-type="string">
            <text:p>Thumb Screw Knob for M5 SHCS, Black</text:p>
          </table:table-cell>
          <table:table-cell table:style-name="ce752" table:formula="of:=['Olive '.D252]" office:value-type="string" office:string-value="Fastenal" calcext:value-type="string">
            <text:p>Fastenal</text:p>
          </table:table-cell>
          <table:table-cell table:style-name="ce752" table:formula="of:=['Olive '.E252]" office:value-type="string" office:string-value="11225-04232" calcext:value-type="string">
            <text:p>11225-04232</text:p>
          </table:table-cell>
          <table:table-cell table:style-name="ce752" table:formula="of:=['Olive '.F252]" office:value-type="string" office:string-value="Fastenal" calcext:value-type="string">
            <text:p>Fastenal</text:p>
          </table:table-cell>
          <table:table-cell table:style-name="ce752" table:formula="of:=['Olive '.G252]" office:value-type="string" office:string-value="11225-04232" calcext:value-type="string">
            <text:p>11225-04232</text:p>
          </table:table-cell>
          <table:table-cell table:style-name="ce752" table:formula="of:=['Olive '.H252]" office:value-type="float" office:value="4" calcext:value-type="float">
            <text:p>4</text:p>
          </table:table-cell>
          <table:table-cell table:style-name="ce752" table:formula="of:=['Olive '.I253]" office:value-type="string" office:string-value="ea" calcext:value-type="string">
            <text:p>ea</text:p>
          </table:table-cell>
          <table:table-cell table:style-name="ce752" table:formula="of:=['Olive '.J253]" office:value-type="float" office:value="0.24" calcext:value-type="float">
            <text:p>0.24</text:p>
          </table:table-cell>
          <table:table-cell table:style-name="ce752" table:formula="of:=['Olive '.K253]" office:value-type="float" office:value="0.96" calcext:value-type="float">
            <text:p>0.96</text:p>
          </table:table-cell>
          <table:table-cell/>
          <table:table-cell table:style-name="ce752" table:formula="of:=['Olive '.M253]" office:value-type="string" office:string-value="PO11684" calcext:value-type="string">
            <text:p>PO11684</text:p>
          </table:table-cell>
          <table:table-cell table:style-name="ce764" table:number-columns-repeated="2"/>
          <table:table-cell table:style-name="ce756" table:formula="of:=['Olive '.P256]" office:value-type="float" office:value="0" calcext:value-type="float">
            <text:p>0</text:p>
          </table:table-cell>
          <table:table-cell table:number-columns-repeated="1008"/>
        </table:table-row>
        <table:table-row table:style-name="ro5">
          <table:table-cell table:style-name="ce752" table:formula="of:=['Olive '.A257]" office:value-type="float" office:value="0" calcext:value-type="float">
            <text:p>0</text:p>
          </table:table-cell>
          <table:table-cell table:style-name="ce752" table:formula="of:=['Olive '.B256]" office:value-type="string" office:string-value="PP-GP0228" calcext:value-type="string">
            <text:p>PP-GP0228</text:p>
          </table:table-cell>
          <table:table-cell table:style-name="ce756" table:formula="of:=['Olive '.C253]" office:value-type="string" office:string-value="UV-Resistant Cable Tie Holder, Adhesive Back/Screw Mount, 4-Way, for .18&quot; Maximum Tie, Black" calcext:value-type="string">
            <text:p>UV-Resistant Cable Tie Holder, Adhesive Back/Screw Mount, 4-Way, for .18" Maximum Tie, Black</text:p>
          </table:table-cell>
          <table:table-cell table:style-name="ce752" table:formula="of:=['Olive '.D253]" office:value-type="string" office:string-value="ECD - Electronics Distributors Corp." calcext:value-type="string">
            <text:p>ECD - Electronics Distributors Corp.</text:p>
          </table:table-cell>
          <table:table-cell table:style-name="ce752" table:formula="of:=['Olive '.E253]" office:value-type="string" office:string-value="56-07035" calcext:value-type="string">
            <text:p>56-07035</text:p>
          </table:table-cell>
          <table:table-cell table:style-name="ce752" table:formula="of:=['Olive '.F253]" office:value-type="string" office:string-value="ECD - Electronics Distributors Corp." calcext:value-type="string">
            <text:p>ECD - Electronics Distributors Corp.</text:p>
          </table:table-cell>
          <table:table-cell table:style-name="ce752" table:formula="of:=['Olive '.G253]" office:value-type="string" office:string-value="56-07035" calcext:value-type="string">
            <text:p>56-07035</text:p>
          </table:table-cell>
          <table:table-cell table:style-name="ce752" table:formula="of:=['Olive '.H253]" office:value-type="float" office:value="4" calcext:value-type="float">
            <text:p>4</text:p>
          </table:table-cell>
          <table:table-cell table:style-name="ce752" table:formula="of:=['Olive '.I254]" office:value-type="string" office:string-value="ea" calcext:value-type="string">
            <text:p>ea</text:p>
          </table:table-cell>
          <table:table-cell table:style-name="ce752" table:formula="of:=['Olive '.J254]" office:value-type="float" office:value="0.012" calcext:value-type="float">
            <text:p>0.012</text:p>
          </table:table-cell>
          <table:table-cell table:style-name="ce752" table:formula="of:=['Olive '.K254]" office:value-type="float" office:value="0.288" calcext:value-type="float">
            <text:p>0.288</text:p>
          </table:table-cell>
          <table:table-cell/>
          <table:table-cell table:style-name="ce752" table:formula="of:=['Olive '.M254]" office:value-type="string" office:string-value="PO12259" calcext:value-type="string">
            <text:p>PO12259</text:p>
          </table:table-cell>
          <table:table-cell table:style-name="ce764" table:number-columns-repeated="2"/>
          <table:table-cell table:style-name="ce756" table:formula="of:=['Olive '.P257]" office:value-type="float" office:value="0" calcext:value-type="float">
            <text:p>0</text:p>
          </table:table-cell>
          <table:table-cell table:number-columns-repeated="1008"/>
        </table:table-row>
        <table:table-row table:style-name="ro5">
          <table:table-cell table:style-name="ce752" table:formula="of:=['Olive '.A258]" office:value-type="float" office:value="0" calcext:value-type="float">
            <text:p>0</text:p>
          </table:table-cell>
          <table:table-cell table:style-name="ce752" table:formula="of:=['Olive '.B257]" office:value-type="string" office:string-value="PP-GP0229" calcext:value-type="string">
            <text:p>PP-GP0229</text:p>
          </table:table-cell>
          <table:table-cell table:style-name="ce756" table:formula="of:=['Olive '.C254]" office:value-type="string" office:string-value="Metric Zinc-Plated Steel Nylon-Insert Locknut, Class 8, M3 Screw sz, .5MM pitch, 5.5MM W, 4MM H  pk 100" calcext:value-type="string">
            <text:p>Metric Zinc-Plated Steel Nylon-Insert Locknut, Class 8, M3 Screw sz, .5MM pitch, 5.5MM W, 4MM H <text:s/>pk 100</text:p>
          </table:table-cell>
          <table:table-cell table:style-name="ce752" table:formula="of:=['Olive '.D254]" office:value-type="string" office:string-value="Fastenal" calcext:value-type="string">
            <text:p>Fastenal</text:p>
          </table:table-cell>
          <table:table-cell table:style-name="ce752" table:formula="of:=['Olive '.E254]" office:value-type="float" office:value="40143" calcext:value-type="float">
            <text:p>40143</text:p>
          </table:table-cell>
          <table:table-cell table:style-name="ce752" table:formula="of:=['Olive '.F254]" office:value-type="string" office:string-value="McMaster-Carr" calcext:value-type="string">
            <text:p>McMaster-Carr</text:p>
          </table:table-cell>
          <table:table-cell table:style-name="ce752" table:formula="of:=['Olive '.G254]" office:value-type="string" office:string-value="90576A102" calcext:value-type="string">
            <text:p>90576A102</text:p>
          </table:table-cell>
          <table:table-cell table:style-name="ce752" table:formula="of:=['Olive '.H254]" office:value-type="float" office:value="24" calcext:value-type="float">
            <text:p>24</text:p>
          </table:table-cell>
          <table:table-cell table:style-name="ce752" table:formula="of:=['Olive '.I255]" office:value-type="string" office:string-value="ea" calcext:value-type="string">
            <text:p>ea</text:p>
          </table:table-cell>
          <table:table-cell table:style-name="ce752" table:formula="of:=['Olive '.J255]" office:value-type="float" office:value="0.6" calcext:value-type="float">
            <text:p>0.6</text:p>
          </table:table-cell>
          <table:table-cell table:style-name="ce752" table:formula="of:=['Olive '.K255]" office:value-type="float" office:value="0.6" calcext:value-type="float">
            <text:p>0.6</text:p>
          </table:table-cell>
          <table:table-cell/>
          <table:table-cell table:style-name="ce752" table:formula="of:=['Olive '.M255]" office:value-type="string" office:string-value="PO12267" calcext:value-type="string">
            <text:p>PO12267</text:p>
          </table:table-cell>
          <table:table-cell table:style-name="ce764" table:number-columns-repeated="2"/>
          <table:table-cell table:style-name="ce756" table:formula="of:=['Olive '.P258]" office:value-type="float" office:value="0" calcext:value-type="float">
            <text:p>0</text:p>
          </table:table-cell>
          <table:table-cell table:number-columns-repeated="1008"/>
        </table:table-row>
        <table:table-row table:style-name="ro5">
          <table:table-cell table:style-name="ce752" table:formula="of:=['Olive '.A259]" office:value-type="float" office:value="0" calcext:value-type="float">
            <text:p>0</text:p>
          </table:table-cell>
          <table:table-cell table:style-name="ce752" table:formula="of:=['Olive '.B258]" office:value-type="string" office:string-value="PP-GP0232" calcext:value-type="string">
            <text:p>PP-GP0232</text:p>
          </table:table-cell>
          <table:table-cell table:style-name="ce756" table:formula="of:=['Olive '.C255]" office:value-type="string" office:string-value="Plastic Laser Cut LCD cover for UL" calcext:value-type="string">
            <text:p>Plastic Laser Cut LCD cover for UL</text:p>
          </table:table-cell>
          <table:table-cell table:style-name="ce752" table:formula="of:=['Olive '.D255]" office:value-type="string" office:string-value="Laser Engraving Designs " calcext:value-type="string">
            <text:p>Laser Engraving Designs </text:p>
          </table:table-cell>
          <table:table-cell table:style-name="ce752" table:formula="of:=['Olive '.E255]" office:value-type="float" office:value="0" calcext:value-type="float">
            <text:p>0</text:p>
          </table:table-cell>
          <table:table-cell table:style-name="ce752" table:formula="of:=['Olive '.F255]" office:value-type="string" office:string-value="Laser Engraving Designs " calcext:value-type="string">
            <text:p>Laser Engraving Designs </text:p>
          </table:table-cell>
          <table:table-cell table:style-name="ce752" table:formula="of:=['Olive '.G255]" office:value-type="float" office:value="0" calcext:value-type="float">
            <text:p>0</text:p>
          </table:table-cell>
          <table:table-cell table:style-name="ce752" table:formula="of:=['Olive '.H255]" office:value-type="float" office:value="1" calcext:value-type="float">
            <text:p>1</text:p>
          </table:table-cell>
          <table:table-cell table:style-name="ce752" table:formula="of:=['Olive '.I256]" office:value-type="string" office:string-value="ea" calcext:value-type="string">
            <text:p>ea</text:p>
          </table:table-cell>
          <table:table-cell table:style-name="ce752" table:formula="of:=['Olive '.J256]" office:value-type="float" office:value="1.5" calcext:value-type="float">
            <text:p>1.5</text:p>
          </table:table-cell>
          <table:table-cell table:style-name="ce752" table:formula="of:=['Olive '.K256]" office:value-type="float" office:value="3" calcext:value-type="float">
            <text:p>3</text:p>
          </table:table-cell>
          <table:table-cell/>
          <table:table-cell table:style-name="ce752" table:formula="of:=['Olive '.M256]" office:value-type="float" office:value="0" calcext:value-type="float">
            <text:p>0</text:p>
          </table:table-cell>
          <table:table-cell table:style-name="ce764" table:number-columns-repeated="2"/>
          <table:table-cell table:style-name="ce756" table:formula="of:=['Olive '.P259]" office:value-type="float" office:value="0" calcext:value-type="float">
            <text:p>0</text:p>
          </table:table-cell>
          <table:table-cell table:number-columns-repeated="1008"/>
        </table:table-row>
        <table:table-row table:style-name="ro5">
          <table:table-cell table:style-name="ce752" table:formula="of:=['Olive '.A260]" office:value-type="float" office:value="0" calcext:value-type="float">
            <text:p>0</text:p>
          </table:table-cell>
          <table:table-cell table:style-name="ce752" table:formula="of:=['Olive '.B258]" office:value-type="string" office:string-value="PP-GP0232" calcext:value-type="string">
            <text:p>PP-GP0232</text:p>
          </table:table-cell>
          <table:table-cell table:style-name="ce756" table:formula="of:=['Olive '.C258]" office:value-type="string" office:string-value="Heatsink Fan Duct, TAZ 6, v1.0" calcext:value-type="string">
            <text:p>Heatsink Fan Duct, TAZ 6, v1.0</text:p>
          </table:table-cell>
          <table:table-cell table:style-name="ce752" table:formula="of:=['Olive '.D258]" office:value-type="float" office:value="0" calcext:value-type="float">
            <text:p>0</text:p>
          </table:table-cell>
          <table:table-cell table:style-name="ce752" table:formula="of:=['Olive '.E258]" office:value-type="float" office:value="0" calcext:value-type="float">
            <text:p>0</text:p>
          </table:table-cell>
          <table:table-cell table:style-name="ce752" table:formula="of:=['Olive '.F258]" office:value-type="float" office:value="0" calcext:value-type="float">
            <text:p>0</text:p>
          </table:table-cell>
          <table:table-cell table:style-name="ce752" table:formula="of:=['Olive '.G258]" office:value-type="float" office:value="0" calcext:value-type="float">
            <text:p>0</text:p>
          </table:table-cell>
          <table:table-cell table:style-name="ce752" table:formula="of:=['Olive '.H258]" office:value-type="float" office:value="1" calcext:value-type="float">
            <text:p>1</text:p>
          </table:table-cell>
          <table:table-cell table:style-name="ce752" table:formula="of:=['Olive '.I257]" office:value-type="string" office:string-value="ea" calcext:value-type="string">
            <text:p>ea</text:p>
          </table:table-cell>
          <table:table-cell table:style-name="ce752" table:formula="of:=['Olive '.J257]" office:value-type="float" office:value="1.5" calcext:value-type="float">
            <text:p>1.5</text:p>
          </table:table-cell>
          <table:table-cell table:style-name="ce752" table:formula="of:=['Olive '.K257]" office:value-type="float" office:value="3" calcext:value-type="float">
            <text:p>3</text:p>
          </table:table-cell>
          <table:table-cell/>
          <table:table-cell table:style-name="ce752" table:formula="of:=['Olive '.M257]" office:value-type="float" office:value="0" calcext:value-type="float">
            <text:p>0</text:p>
          </table:table-cell>
          <table:table-cell table:style-name="ce764" table:number-columns-repeated="2"/>
          <table:table-cell table:style-name="ce756" table:formula="of:=['Olive '.P260]" office:value-type="float" office:value="0" calcext:value-type="float">
            <text:p>0</text:p>
          </table:table-cell>
          <table:table-cell table:number-columns-repeated="1008"/>
        </table:table-row>
        <table:table-row table:style-name="ro5">
          <table:table-cell table:style-name="ce752" table:formula="of:=['Olive '.A261]" office:value-type="float" office:value="0" calcext:value-type="float">
            <text:p>0</text:p>
          </table:table-cell>
          <table:table-cell table:style-name="ce752" table:formula="of:=['Olive '.B259]" office:value-type="string" office:string-value="PP-GP0233" calcext:value-type="string">
            <text:p>PP-GP0233</text:p>
          </table:table-cell>
          <table:table-cell table:style-name="ce756" table:formula="of:=['Olive '.C259]" office:value-type="string" office:string-value="Bearing Holder Printing, V1.0" calcext:value-type="string">
            <text:p>Bearing Holder Printing, V1.0</text:p>
          </table:table-cell>
          <table:table-cell table:style-name="ce752" table:formula="of:=['Olive '.D259]" office:value-type="float" office:value="0" calcext:value-type="float">
            <text:p>0</text:p>
          </table:table-cell>
          <table:table-cell table:style-name="ce752" table:formula="of:=['Olive '.E259]" office:value-type="float" office:value="0" calcext:value-type="float">
            <text:p>0</text:p>
          </table:table-cell>
          <table:table-cell table:style-name="ce752" table:formula="of:=['Olive '.F259]" office:value-type="float" office:value="0" calcext:value-type="float">
            <text:p>0</text:p>
          </table:table-cell>
          <table:table-cell table:style-name="ce752" table:formula="of:=['Olive '.G259]" office:value-type="float" office:value="0" calcext:value-type="float">
            <text:p>0</text:p>
          </table:table-cell>
          <table:table-cell table:style-name="ce752" table:formula="of:=['Olive '.H259]" office:value-type="float" office:value="4" calcext:value-type="float">
            <text:p>4</text:p>
          </table:table-cell>
          <table:table-cell table:style-name="ce752" table:formula="of:=['Olive '.I258]" office:value-type="string" office:string-value="ea" calcext:value-type="string">
            <text:p>ea</text:p>
          </table:table-cell>
          <table:table-cell table:style-name="ce752" table:formula="of:=['Olive '.J258]" office:value-type="float" office:value="2" calcext:value-type="float">
            <text:p>2</text:p>
          </table:table-cell>
          <table:table-cell table:style-name="ce752" table:formula="of:=['Olive '.K258]" office:value-type="float" office:value="2" calcext:value-type="float">
            <text:p>2</text:p>
          </table:table-cell>
          <table:table-cell/>
          <table:table-cell table:style-name="ce752" table:formula="of:=['Olive '.M258]" office:value-type="float" office:value="0" calcext:value-type="float">
            <text:p>0</text:p>
          </table:table-cell>
          <table:table-cell table:style-name="ce764" table:number-columns-repeated="2"/>
          <table:table-cell table:style-name="ce756" table:formula="of:=['Olive '.P261]" office:value-type="float" office:value="0" calcext:value-type="float">
            <text:p>0</text:p>
          </table:table-cell>
          <table:table-cell table:number-columns-repeated="1008"/>
        </table:table-row>
        <table:table-row table:style-name="ro5">
          <table:table-cell table:style-name="ce752" table:formula="of:=['Olive '.A262]" office:value-type="float" office:value="0" calcext:value-type="float">
            <text:p>0</text:p>
          </table:table-cell>
          <table:table-cell table:style-name="ce752" table:formula="of:=['Olive '.B260]" office:value-type="string" office:string-value="PP-GP0234" calcext:value-type="string">
            <text:p>PP-GP0234</text:p>
          </table:table-cell>
          <table:table-cell table:style-name="ce756" table:formula="of:=['Olive '.C260]" office:value-type="string" office:string-value="LCD Knob V1.0" calcext:value-type="string">
            <text:p>LCD Knob V1.0</text:p>
          </table:table-cell>
          <table:table-cell table:style-name="ce752" table:formula="of:=['Olive '.D260]" office:value-type="float" office:value="0" calcext:value-type="float">
            <text:p>0</text:p>
          </table:table-cell>
          <table:table-cell table:style-name="ce752" table:formula="of:=['Olive '.E260]" office:value-type="float" office:value="0" calcext:value-type="float">
            <text:p>0</text:p>
          </table:table-cell>
          <table:table-cell table:style-name="ce752" table:formula="of:=['Olive '.F260]" office:value-type="float" office:value="0" calcext:value-type="float">
            <text:p>0</text:p>
          </table:table-cell>
          <table:table-cell table:style-name="ce752" table:formula="of:=['Olive '.G260]" office:value-type="float" office:value="0" calcext:value-type="float">
            <text:p>0</text:p>
          </table:table-cell>
          <table:table-cell table:style-name="ce752" table:formula="of:=['Olive '.H260]" office:value-type="float" office:value="1" calcext:value-type="float">
            <text:p>1</text:p>
          </table:table-cell>
          <table:table-cell table:style-name="ce752" table:formula="of:=['Olive '.I259]" office:value-type="string" office:string-value="ea" calcext:value-type="string">
            <text:p>ea</text:p>
          </table:table-cell>
          <table:table-cell table:style-name="ce752" table:formula="of:=['Olive '.J259]" office:value-type="float" office:value="1.5" calcext:value-type="float">
            <text:p>1.5</text:p>
          </table:table-cell>
          <table:table-cell table:style-name="ce752" table:formula="of:=['Olive '.K259]" office:value-type="float" office:value="6" calcext:value-type="float">
            <text:p>6</text:p>
          </table:table-cell>
          <table:table-cell/>
          <table:table-cell table:style-name="ce752" table:formula="of:=['Olive '.M259]" office:value-type="float" office:value="0" calcext:value-type="float">
            <text:p>0</text:p>
          </table:table-cell>
          <table:table-cell table:style-name="ce764" table:number-columns-repeated="2"/>
          <table:table-cell table:style-name="ce756" table:formula="of:=['Olive '.P262]" office:value-type="float" office:value="0" calcext:value-type="float">
            <text:p>0</text:p>
          </table:table-cell>
          <table:table-cell table:number-columns-repeated="1008"/>
        </table:table-row>
        <table:table-row table:style-name="ro5">
          <table:table-cell table:style-name="ce752" table:formula="of:=['Olive '.A263]" office:value-type="float" office:value="0" calcext:value-type="float">
            <text:p>0</text:p>
          </table:table-cell>
          <table:table-cell table:style-name="ce752" table:formula="of:=['Olive '.B261]" office:value-type="string" office:string-value="PP-GP0236" calcext:value-type="string">
            <text:p>PP-GP0236</text:p>
          </table:table-cell>
          <table:table-cell table:style-name="ce756" table:formula="of:=['Olive '.C261]" office:value-type="string" office:string-value="Z Upper v2.0, TAZ6" calcext:value-type="string">
            <text:p>Z Upper v2.0, TAZ6</text:p>
          </table:table-cell>
          <table:table-cell table:style-name="ce752" table:formula="of:=['Olive '.D261]" office:value-type="float" office:value="0" calcext:value-type="float">
            <text:p>0</text:p>
          </table:table-cell>
          <table:table-cell table:style-name="ce752" table:formula="of:=['Olive '.E261]" office:value-type="float" office:value="0" calcext:value-type="float">
            <text:p>0</text:p>
          </table:table-cell>
          <table:table-cell table:style-name="ce752" table:formula="of:=['Olive '.F261]" office:value-type="float" office:value="0" calcext:value-type="float">
            <text:p>0</text:p>
          </table:table-cell>
          <table:table-cell table:style-name="ce752" table:formula="of:=['Olive '.G261]" office:value-type="float" office:value="0" calcext:value-type="float">
            <text:p>0</text:p>
          </table:table-cell>
          <table:table-cell table:style-name="ce752" table:formula="of:=['Olive '.H261]" office:value-type="float" office:value="2" calcext:value-type="float">
            <text:p>2</text:p>
          </table:table-cell>
          <table:table-cell table:style-name="ce752" table:formula="of:=['Olive '.I260]" office:value-type="string" office:string-value="ea" calcext:value-type="string">
            <text:p>ea</text:p>
          </table:table-cell>
          <table:table-cell table:style-name="ce752" table:formula="of:=['Olive '.J260]" office:value-type="float" office:value="0.4" calcext:value-type="float">
            <text:p>0.4</text:p>
          </table:table-cell>
          <table:table-cell table:style-name="ce752" table:formula="of:=['Olive '.K260]" office:value-type="float" office:value="0.4" calcext:value-type="float">
            <text:p>0.4</text:p>
          </table:table-cell>
          <table:table-cell/>
          <table:table-cell table:style-name="ce752" table:formula="of:=['Olive '.M260]" office:value-type="float" office:value="0" calcext:value-type="float">
            <text:p>0</text:p>
          </table:table-cell>
          <table:table-cell table:style-name="ce764" table:number-columns-repeated="2"/>
          <table:table-cell table:style-name="ce756" table:formula="of:=['Olive '.P263]" office:value-type="float" office:value="0" calcext:value-type="float">
            <text:p>0</text:p>
          </table:table-cell>
          <table:table-cell table:number-columns-repeated="1008"/>
        </table:table-row>
        <table:table-row table:style-name="ro5">
          <table:table-cell table:style-name="ce752" table:formula="of:=['Olive '.A264]" office:value-type="float" office:value="0" calcext:value-type="float">
            <text:p>0</text:p>
          </table:table-cell>
          <table:table-cell table:style-name="ce752" table:formula="of:=['Olive '.B262]" office:value-type="string" office:string-value="PP-GP0230" calcext:value-type="string">
            <text:p>PP-GP0230</text:p>
          </table:table-cell>
          <table:table-cell table:style-name="ce756" table:formula="of:=['Olive '.C262]" office:value-type="string" office:string-value="LCD_bezel, v1.1" calcext:value-type="string">
            <text:p>LCD_bezel, v1.1</text:p>
          </table:table-cell>
          <table:table-cell table:style-name="ce752" table:formula="of:=['Olive '.D262]" office:value-type="float" office:value="0" calcext:value-type="float">
            <text:p>0</text:p>
          </table:table-cell>
          <table:table-cell table:style-name="ce752" table:formula="of:=['Olive '.E262]" office:value-type="float" office:value="0" calcext:value-type="float">
            <text:p>0</text:p>
          </table:table-cell>
          <table:table-cell table:style-name="ce752" table:formula="of:=['Olive '.F262]" office:value-type="float" office:value="0" calcext:value-type="float">
            <text:p>0</text:p>
          </table:table-cell>
          <table:table-cell table:style-name="ce752" table:formula="of:=['Olive '.G262]" office:value-type="float" office:value="0" calcext:value-type="float">
            <text:p>0</text:p>
          </table:table-cell>
          <table:table-cell table:style-name="ce752" table:formula="of:=['Olive '.H262]" office:value-type="float" office:value="1" calcext:value-type="float">
            <text:p>1</text:p>
          </table:table-cell>
          <table:table-cell table:style-name="ce752" table:formula="of:=['Olive '.I261]" office:value-type="string" office:string-value="ea" calcext:value-type="string">
            <text:p>ea</text:p>
          </table:table-cell>
          <table:table-cell table:style-name="ce752" table:formula="of:=['Olive '.J261]" office:value-type="float" office:value="4.5" calcext:value-type="float">
            <text:p>4.5</text:p>
          </table:table-cell>
          <table:table-cell table:style-name="ce752" table:formula="of:=['Olive '.K261]" office:value-type="float" office:value="9" calcext:value-type="float">
            <text:p>9</text:p>
          </table:table-cell>
          <table:table-cell/>
          <table:table-cell table:style-name="ce752" table:formula="of:=['Olive '.M261]" office:value-type="float" office:value="0" calcext:value-type="float">
            <text:p>0</text:p>
          </table:table-cell>
          <table:table-cell table:style-name="ce764" table:number-columns-repeated="2"/>
          <table:table-cell table:style-name="ce756" table:formula="of:=['Olive '.P264]" office:value-type="string" office:string-value="received" calcext:value-type="string">
            <text:p>received</text:p>
          </table:table-cell>
          <table:table-cell table:number-columns-repeated="1008"/>
        </table:table-row>
        <table:table-row table:style-name="ro5">
          <table:table-cell table:style-name="ce752" table:formula="of:=['Olive '.A265]" office:value-type="float" office:value="0" calcext:value-type="float">
            <text:p>0</text:p>
          </table:table-cell>
          <table:table-cell table:style-name="ce752" table:formula="of:=['Olive '.B265]" office:value-type="string" office:string-value="EL-MS0362" calcext:value-type="string">
            <text:p>EL-MS0362</text:p>
          </table:table-cell>
          <table:table-cell table:style-name="ce756" table:formula="of:=['Olive '.C265]" office:value-type="string" office:string-value="24 AWG 6.0mm Pin Length Power Phase Turquoise Single Wire - Insulated Ferrule" calcext:value-type="string">
            <text:p>24 AWG 6.0mm Pin Length Power Phase Turquoise Single Wire - Insulated Ferrule</text:p>
          </table:table-cell>
          <table:table-cell table:style-name="ce752" table:formula="of:=['Olive '.D265]" office:value-type="string" office:string-value="Panduit" calcext:value-type="string">
            <text:p>Panduit</text:p>
          </table:table-cell>
          <table:table-cell table:style-name="ce752" table:formula="of:=['Olive '.E265]" office:value-type="string" office:string-value="FSD73-6-D" calcext:value-type="string">
            <text:p>FSD73-6-D</text:p>
          </table:table-cell>
          <table:table-cell table:style-name="ce752" table:formula="of:=['Olive '.F265]" office:value-type="string" office:string-value="Fastenal" calcext:value-type="string">
            <text:p>Fastenal</text:p>
          </table:table-cell>
          <table:table-cell table:style-name="ce752" table:formula="of:=['Olive '.G265]" office:value-type="float" office:value="749598" calcext:value-type="float">
            <text:p>749598</text:p>
          </table:table-cell>
          <table:table-cell table:style-name="ce752" table:formula="of:=['Olive '.H265]" office:value-type="float" office:value="10" calcext:value-type="float">
            <text:p>10</text:p>
          </table:table-cell>
          <table:table-cell table:style-name="ce752" table:formula="of:=['Olive '.I262]" office:value-type="string" office:string-value="ea" calcext:value-type="string">
            <text:p>ea</text:p>
          </table:table-cell>
          <table:table-cell table:style-name="ce752" table:formula="of:=['Olive '.J262]" office:value-type="float" office:value="0.4" calcext:value-type="float">
            <text:p>0.4</text:p>
          </table:table-cell>
          <table:table-cell table:style-name="ce752" table:formula="of:=['Olive '.K262]" office:value-type="float" office:value="0.4" calcext:value-type="float">
            <text:p>0.4</text:p>
          </table:table-cell>
          <table:table-cell/>
          <table:table-cell table:style-name="ce752" table:formula="of:=['Olive '.M262]" office:value-type="float" office:value="0" calcext:value-type="float">
            <text:p>0</text:p>
          </table:table-cell>
          <table:table-cell table:style-name="ce764" table:number-columns-repeated="2"/>
          <table:table-cell table:style-name="ce756" table:formula="of:=['Olive '.P265]" office:value-type="string" office:string-value="OLIVE Ordered  KG " calcext:value-type="string">
            <text:p>OLIVE Ordered <text:s/>KG </text:p>
          </table:table-cell>
          <table:table-cell table:number-columns-repeated="1008"/>
        </table:table-row>
        <table:table-row table:style-name="ro5">
          <table:table-cell table:style-name="ce752" table:formula="of:=['Olive '.A266]" office:value-type="string" office:string-value="Hardware" calcext:value-type="string">
            <text:p>Hardware</text:p>
          </table:table-cell>
          <table:table-cell table:style-name="ce752" table:formula="of:=['Olive '.B266]" office:value-type="string" office:string-value="HD-NT0044" calcext:value-type="string">
            <text:p>HD-NT0044</text:p>
          </table:table-cell>
          <table:table-cell table:style-name="ce756" table:formula="of:=['Olive '.C266]" office:value-type="string" office:string-value="Post assembly M5 T-nut" calcext:value-type="string">
            <text:p>Post assembly M5 T-nut</text:p>
          </table:table-cell>
          <table:table-cell table:style-name="ce752" table:formula="of:=['Olive '.D266]" office:value-type="string" office:string-value="Misumi" calcext:value-type="string">
            <text:p>Misumi</text:p>
          </table:table-cell>
          <table:table-cell table:style-name="ce752" table:formula="of:=['Olive '.E266]" office:value-type="string" office:string-value="HNTAP5-5" calcext:value-type="string">
            <text:p>HNTAP5-5</text:p>
          </table:table-cell>
          <table:table-cell table:style-name="ce752" table:formula="of:=['Olive '.F266]" office:value-type="string" office:string-value="Misumi" calcext:value-type="string">
            <text:p>Misumi</text:p>
          </table:table-cell>
          <table:table-cell table:style-name="ce752" table:formula="of:=['Olive '.G266]" office:value-type="string" office:string-value="HNTAP5-5" calcext:value-type="string">
            <text:p>HNTAP5-5</text:p>
          </table:table-cell>
          <table:table-cell table:style-name="ce752" table:formula="of:=['Olive '.H266]" office:value-type="float" office:value="1" calcext:value-type="float">
            <text:p>1</text:p>
          </table:table-cell>
          <table:table-cell table:style-name="ce752" table:formula="of:=['Olive '.I263]" office:value-type="string" office:string-value="ea" calcext:value-type="string">
            <text:p>ea</text:p>
          </table:table-cell>
          <table:table-cell table:style-name="ce752" table:formula="of:=['Olive '.J263]" office:value-type="float" office:value="0.3" calcext:value-type="float">
            <text:p>0.3</text:p>
          </table:table-cell>
          <table:table-cell table:style-name="ce752" table:formula="of:=['Olive '.K263]" office:value-type="float" office:value="1.2" calcext:value-type="float">
            <text:p>1.2</text:p>
          </table:table-cell>
          <table:table-cell/>
          <table:table-cell table:style-name="ce752" table:formula="of:=['Olive '.M263]" office:value-type="float" office:value="0" calcext:value-type="float">
            <text:p>0</text:p>
          </table:table-cell>
          <table:table-cell table:style-name="ce764" table:number-columns-repeated="2"/>
          <table:table-cell table:style-name="ce756" table:formula="of:=['Olive '.P266]" office:value-type="string" office:string-value="Received 1085, requested status of balance. KG" calcext:value-type="string">
            <text:p>Received 1085, requested status of balance. KG</text:p>
          </table:table-cell>
          <table:table-cell table:number-columns-repeated="1008"/>
        </table:table-row>
        <table:table-row table:style-name="ro5">
          <table:table-cell table:style-name="ce752" table:formula="of:=['Olive '.A267]" office:value-type="string" office:string-value="Tools" calcext:value-type="string">
            <text:p>Tools</text:p>
          </table:table-cell>
          <table:table-cell table:style-name="ce752" table:formula="of:=['Olive '.B267]" office:value-type="string" office:string-value="TL-HD0048" calcext:value-type="string">
            <text:p>TL-HD0048</text:p>
          </table:table-cell>
          <table:table-cell table:style-name="ce756" table:formula="of:=['Olive '.C267]" office:value-type="string" office:string-value="Elmer's X-Acto No. 1 Precision Knife – Aluminum" calcext:value-type="string">
            <text:p>Elmer's X-Acto No. 1 Precision Knife – Aluminum</text:p>
          </table:table-cell>
          <table:table-cell table:style-name="ce752" table:formula="of:=['Olive '.D267]" office:value-type="string" office:string-value="Dick Blick Art Materials " calcext:value-type="string">
            <text:p>Dick Blick Art Materials </text:p>
          </table:table-cell>
          <table:table-cell table:style-name="ce752" table:formula="of:=['Olive '.E267]" office:value-type="string" office:string-value="57497-1001" calcext:value-type="string">
            <text:p>57497-1001</text:p>
          </table:table-cell>
          <table:table-cell table:style-name="ce752" table:formula="of:=['Olive '.F267]" office:value-type="string" office:string-value="Blick Art supplies" calcext:value-type="string">
            <text:p>Blick Art supplies</text:p>
          </table:table-cell>
          <table:table-cell table:style-name="ce752" table:formula="of:=['Olive '.G267]" office:value-type="string" office:string-value="57497-1001 " calcext:value-type="string">
            <text:p>57497-1001 </text:p>
          </table:table-cell>
          <table:table-cell table:style-name="ce752" table:formula="of:=['Olive '.H267]" office:value-type="float" office:value="1" calcext:value-type="float">
            <text:p>1</text:p>
          </table:table-cell>
          <table:table-cell table:style-name="ce752" table:formula="of:=['Olive '.I264]" office:value-type="string" office:string-value="ea" calcext:value-type="string">
            <text:p>ea</text:p>
          </table:table-cell>
          <table:table-cell table:style-name="ce752" table:formula="of:=['Olive '.J264]" office:value-type="float" office:value="0.033" calcext:value-type="float">
            <text:p>0.033</text:p>
          </table:table-cell>
          <table:table-cell table:style-name="ce752" table:formula="of:=['Olive '.K264]" office:value-type="float" office:value="0.264" calcext:value-type="float">
            <text:p>0.264</text:p>
          </table:table-cell>
          <table:table-cell/>
          <table:table-cell table:style-name="ce752" table:formula="of:=['Olive '.M264]" office:value-type="string" office:string-value="PO12004" calcext:value-type="string">
            <text:p>PO12004</text:p>
          </table:table-cell>
          <table:table-cell table:style-name="ce764" table:number-columns-repeated="2"/>
          <table:table-cell table:style-name="ce756" table:formula="of:=['Olive '.P267]" office:value-type="string" office:string-value="Received " calcext:value-type="string">
            <text:p>Received </text:p>
          </table:table-cell>
          <table:table-cell table:number-columns-repeated="1008"/>
        </table:table-row>
        <table:table-row table:style-name="ro5">
          <table:table-cell table:style-name="ce752" table:formula="of:=['Olive '.A268]" office:value-type="string" office:string-value="Tools" calcext:value-type="string">
            <text:p>Tools</text:p>
          </table:table-cell>
          <table:table-cell table:style-name="ce752" table:formula="of:=['Olive '.B268]" office:value-type="string" office:string-value="TL-HD0050" calcext:value-type="string">
            <text:p>TL-HD0050</text:p>
          </table:table-cell>
          <table:table-cell table:style-name="ce756" table:formula="of:=['Olive '.C268]" office:value-type="string" office:string-value="Stanley 6&quot; Long Nose Pliers" calcext:value-type="string">
            <text:p>Stanley 6" Long Nose Pliers</text:p>
          </table:table-cell>
          <table:table-cell table:style-name="ce752" table:formula="of:=['Olive '.D268]" office:value-type="string" office:string-value="Image Supply Service, Inc." calcext:value-type="string">
            <text:p>Image Supply Service, Inc.</text:p>
          </table:table-cell>
          <table:table-cell table:style-name="ce752" table:formula="of:=['Olive '.E268]" office:value-type="float" office:value="0" calcext:value-type="float">
            <text:p>0</text:p>
          </table:table-cell>
          <table:table-cell table:style-name="ce752" table:formula="of:=['Olive '.F268]" office:value-type="string" office:string-value="Image Supply Service, Inc." calcext:value-type="string">
            <text:p>Image Supply Service, Inc.</text:p>
          </table:table-cell>
          <table:table-cell table:style-name="ce752" table:formula="of:=['Olive '.G268]" office:value-type="string" office:string-value="43W8049" calcext:value-type="string">
            <text:p>43W8049</text:p>
          </table:table-cell>
          <table:table-cell table:style-name="ce752" table:formula="of:=['Olive '.H268]" office:value-type="float" office:value="1" calcext:value-type="float">
            <text:p>1</text:p>
          </table:table-cell>
          <table:table-cell table:style-name="ce752" table:formula="of:=['Olive '.I265]" office:value-type="string" office:string-value="ea" calcext:value-type="string">
            <text:p>ea</text:p>
          </table:table-cell>
          <table:table-cell table:style-name="ce752" table:formula="of:=['Olive '.J265]" office:value-type="float" office:value="0.0273" calcext:value-type="float">
            <text:p>0.0273</text:p>
          </table:table-cell>
          <table:table-cell table:style-name="ce752" table:formula="of:=['Olive '.K265]" office:value-type="float" office:value="0.273" calcext:value-type="float">
            <text:p>0.273</text:p>
          </table:table-cell>
          <table:table-cell/>
          <table:table-cell table:style-name="ce752" table:formula="of:=['Olive '.M265]" office:value-type="string" office:string-value="PO12004" calcext:value-type="string">
            <text:p>PO12004</text:p>
          </table:table-cell>
          <table:table-cell table:style-name="ce764" table:number-columns-repeated="2"/>
          <table:table-cell table:style-name="ce756" table:formula="of:=['Olive '.P268]" office:value-type="string" office:string-value="Received PLEASE NOTE: IN ORDER TO GET THESE PLYERS AT THIS COSTING I NEED 15 WEEK LEAD TIME TO PULL IN THIS LARGE OF A QUANTITY – THIS WAS ADDED TO THE BOM 2/25/16! TS" calcext:value-type="string">
            <text:p>Received PLEASE NOTE: IN ORDER TO GET THESE PLYERS AT THIS COSTING I NEED 15 WEEK LEAD TIME TO PULL IN THIS LARGE OF A QUANTITY – THIS WAS ADDED TO THE BOM 2/25/16! TS</text:p>
          </table:table-cell>
          <table:table-cell table:number-columns-repeated="1008"/>
        </table:table-row>
        <table:table-row table:style-name="ro5">
          <table:table-cell table:style-name="ce752" table:formula="of:=['Olive '.A269]" office:value-type="float" office:value="0" calcext:value-type="float">
            <text:p>0</text:p>
          </table:table-cell>
          <table:table-cell table:style-name="ce752" table:formula="of:=['Olive '.B269]" office:value-type="string" office:string-value="PP-FP0079" calcext:value-type="string">
            <text:p>PP-FP0079</text:p>
          </table:table-cell>
          <table:table-cell table:style-name="ce756" table:formula="of:=['Olive '.C269]" office:value-type="string" office:string-value="Laser Etched TAZ 6 3000 mm Bed Plate v4.5 PP-MP0097" calcext:value-type="string">
            <text:p>Laser Etched TAZ 6 3000 mm Bed Plate v4.5 PP-MP0097</text:p>
          </table:table-cell>
          <table:table-cell table:style-name="ce752" table:formula="of:=['Olive '.D269]" office:value-type="string" office:string-value="Laser Engraving Designs " calcext:value-type="string">
            <text:p>Laser Engraving Designs </text:p>
          </table:table-cell>
          <table:table-cell table:style-name="ce752" table:formula="of:=['Olive '.E269]" office:value-type="float" office:value="0" calcext:value-type="float">
            <text:p>0</text:p>
          </table:table-cell>
          <table:table-cell table:style-name="ce752" table:formula="of:=['Olive '.F269]" office:value-type="string" office:string-value="Laser Engraving Designs " calcext:value-type="string">
            <text:p>Laser Engraving Designs </text:p>
          </table:table-cell>
          <table:table-cell table:style-name="ce752" table:formula="of:=['Olive '.G269]" office:value-type="float" office:value="0" calcext:value-type="float">
            <text:p>0</text:p>
          </table:table-cell>
          <table:table-cell table:style-name="ce752" table:formula="of:=['Olive '.H269]" office:value-type="float" office:value="1" calcext:value-type="float">
            <text:p>1</text:p>
          </table:table-cell>
          <table:table-cell table:style-name="ce752" table:formula="of:=['Olive '.I266]" office:value-type="string" office:string-value="ea" calcext:value-type="string">
            <text:p>ea</text:p>
          </table:table-cell>
          <table:table-cell table:style-name="ce752" table:formula="of:=['Olive '.J266]" office:value-type="float" office:value="0.046" calcext:value-type="float">
            <text:p>0.046</text:p>
          </table:table-cell>
          <table:table-cell table:style-name="ce752" table:formula="of:=['Olive '.K266]" office:value-type="float" office:value="0.046" calcext:value-type="float">
            <text:p>0.046</text:p>
          </table:table-cell>
          <table:table-cell/>
          <table:table-cell table:style-name="ce752" table:formula="of:=['Olive '.M266]" office:value-type="string" office:string-value="PO12066" calcext:value-type="string">
            <text:p>PO12066</text:p>
          </table:table-cell>
          <table:table-cell table:style-name="ce764" table:number-columns-repeated="2"/>
          <table:table-cell table:style-name="ce756" table:formula="of:=['Olive '.P269]" office:value-type="string" office:string-value="Weekly deliveries of 150 units starting March 28 for the next 15 weeks. TS" calcext:value-type="string">
            <text:p>Weekly deliveries of 150 units starting March 28 for the next 15 weeks. TS</text:p>
          </table:table-cell>
          <table:table-cell table:number-columns-repeated="1008"/>
        </table:table-row>
        <table:table-row table:style-name="ro5">
          <table:table-cell table:style-name="ce752" table:formula="of:=['Olive '.A270]" office:value-type="string" office:string-value="Electronic" calcext:value-type="string">
            <text:p>Electronic</text:p>
          </table:table-cell>
          <table:table-cell table:style-name="ce752" table:formula="of:=['Olive '.B270]" office:value-type="string" office:string-value="EL-MS0012" calcext:value-type="string">
            <text:p>EL-MS0012</text:p>
          </table:table-cell>
          <table:table-cell table:style-name="ce756" table:formula="of:=['Olive '.C270]" office:value-type="string" office:string-value="Noninsulated Wire Ferrule,24-20 AWG," calcext:value-type="string">
            <text:p>Noninsulated Wire Ferrule,24-20 AWG,</text:p>
          </table:table-cell>
          <table:table-cell table:style-name="ce752" table:formula="of:=['Olive '.D270]" office:value-type="string" office:string-value="Phoenix Contact" calcext:value-type="string">
            <text:p>Phoenix Contact</text:p>
          </table:table-cell>
          <table:table-cell table:style-name="ce752" table:formula="of:=['Olive '.E270]" office:value-type="float" office:value="3202478" calcext:value-type="float">
            <text:p>3202478</text:p>
          </table:table-cell>
          <table:table-cell table:style-name="ce752" table:formula="of:=['Olive '.F270]" office:value-type="string" office:string-value="Mcmaster" calcext:value-type="string">
            <text:p>Mcmaster</text:p>
          </table:table-cell>
          <table:table-cell table:style-name="ce752" table:formula="of:=['Olive '.G270]" office:value-type="string" office:string-value="9681K15" calcext:value-type="string">
            <text:p>9681K15</text:p>
          </table:table-cell>
          <table:table-cell table:style-name="ce752" table:formula="of:=['Olive '.H270]" office:value-type="float" office:value="1" calcext:value-type="float">
            <text:p>1</text:p>
          </table:table-cell>
          <table:table-cell table:style-name="ce752" table:formula="of:=['Olive '.I267]" office:value-type="string" office:string-value="ea" calcext:value-type="string">
            <text:p>ea</text:p>
          </table:table-cell>
          <table:table-cell table:style-name="ce752" table:formula="of:=['Olive '.J267]" office:value-type="float" office:value="2.54" calcext:value-type="float">
            <text:p>2.54</text:p>
          </table:table-cell>
          <table:table-cell table:style-name="ce752" table:formula="of:=['Olive '.K267]" office:value-type="float" office:value="2.54" calcext:value-type="float">
            <text:p>2.54</text:p>
          </table:table-cell>
          <table:table-cell/>
          <table:table-cell table:style-name="ce752" table:formula="of:=['Olive '.M267]" office:value-type="string" office:string-value="PO12256" calcext:value-type="string">
            <text:p>PO12256</text:p>
          </table:table-cell>
          <table:table-cell table:style-name="ce764" table:number-columns-repeated="2"/>
          <table:table-cell table:style-name="ce756" table:formula="of:=['Olive '.P270]" office:value-type="float" office:value="0" calcext:value-type="float">
            <text:p>0</text:p>
          </table:table-cell>
          <table:table-cell table:number-columns-repeated="1008"/>
        </table:table-row>
        <table:table-row table:style-name="ro5">
          <table:table-cell table:style-name="ce752" table:formula="of:=['Olive '.A271]" office:value-type="string" office:string-value="Hardware" calcext:value-type="string">
            <text:p>Hardware</text:p>
          </table:table-cell>
          <table:table-cell table:style-name="ce752" table:formula="of:=['Olive '.B271]" office:value-type="string" office:string-value="PP-MP0049" calcext:value-type="string">
            <text:p>PP-MP0049</text:p>
          </table:table-cell>
          <table:table-cell table:style-name="ce756" table:formula="of:=['Olive '.C271]" office:value-type="string" office:string-value="Cosmos ® mini Aluminum Chips VGA RAM Cooling Heatsinks 6(L)x6(W)x3.5(H)mm Industrial Packaging" calcext:value-type="string">
            <text:p>Cosmos ® mini Aluminum Chips VGA RAM Cooling Heatsinks 6(L)x6(W)x3.5(H)mm Industrial Packaging</text:p>
          </table:table-cell>
          <table:table-cell table:style-name="ce752" table:formula="of:=['Olive '.D271]" office:value-type="float" office:value="0" calcext:value-type="float">
            <text:p>0</text:p>
          </table:table-cell>
          <table:table-cell table:style-name="ce752" table:formula="of:=['Olive '.E271]" office:value-type="float" office:value="0" calcext:value-type="float">
            <text:p>0</text:p>
          </table:table-cell>
          <table:table-cell table:style-name="ce752" table:formula="of:=['Olive '.F271]" office:value-type="float" office:value="0" calcext:value-type="float">
            <text:p>0</text:p>
          </table:table-cell>
          <table:table-cell table:style-name="ce752" table:formula="of:=['Olive '.G271]" office:value-type="float" office:value="0" calcext:value-type="float">
            <text:p>0</text:p>
          </table:table-cell>
          <table:table-cell table:style-name="ce752" table:formula="of:=['Olive '.H271]" office:value-type="float" office:value="1" calcext:value-type="float">
            <text:p>1</text:p>
          </table:table-cell>
          <table:table-cell table:style-name="ce752" table:formula="of:=['Olive '.I268]" office:value-type="string" office:string-value="ea" calcext:value-type="string">
            <text:p>ea</text:p>
          </table:table-cell>
          <table:table-cell table:style-name="ce752" table:formula="of:=['Olive '.J268]" office:value-type="float" office:value="2.82" calcext:value-type="float">
            <text:p>2.82</text:p>
          </table:table-cell>
          <table:table-cell table:style-name="ce752" table:formula="of:=['Olive '.K268]" office:value-type="float" office:value="2.82" calcext:value-type="float">
            <text:p>2.82</text:p>
          </table:table-cell>
          <table:table-cell/>
          <table:table-cell table:style-name="ce752" table:formula="of:=['Olive '.M268]" office:value-type="string" office:string-value="PO12257" calcext:value-type="string">
            <text:p>PO12257</text:p>
          </table:table-cell>
          <table:table-cell table:style-name="ce764" table:number-columns-repeated="2"/>
          <table:table-cell table:style-name="ce756" table:formula="of:=['Olive '.P271]" office:value-type="string" office:string-value="Stock on hand covers TS Added 3/28/16 -bam" calcext:value-type="string">
            <text:p>Stock on hand covers TS Added 3/28/16 -bam</text:p>
          </table:table-cell>
          <table:table-cell table:number-columns-repeated="1008"/>
        </table:table-row>
        <table:table-row table:style-name="ro5">
          <table:table-cell table:style-name="ce752" table:formula="of:=['Olive '.A272]" office:value-type="float" office:value="0" calcext:value-type="float">
            <text:p>0</text:p>
          </table:table-cell>
          <table:table-cell table:style-name="ce752" table:formula="of:=['Olive '.B272]" office:value-type="float" office:value="0" calcext:value-type="float">
            <text:p>0</text:p>
          </table:table-cell>
          <table:table-cell table:style-name="ce756" table:formula="of:=['Olive '.C272]" office:value-type="float" office:value="0" calcext:value-type="float">
            <text:p>0</text:p>
          </table:table-cell>
          <table:table-cell table:style-name="ce752" table:formula="of:=['Olive '.D272]" office:value-type="float" office:value="0" calcext:value-type="float">
            <text:p>0</text:p>
          </table:table-cell>
          <table:table-cell table:style-name="ce752" table:formula="of:=['Olive '.E272]" office:value-type="float" office:value="0" calcext:value-type="float">
            <text:p>0</text:p>
          </table:table-cell>
          <table:table-cell table:style-name="ce752" table:formula="of:=['Olive '.F272]" office:value-type="float" office:value="0" calcext:value-type="float">
            <text:p>0</text:p>
          </table:table-cell>
          <table:table-cell table:style-name="ce752" table:formula="of:=['Olive '.G272]" office:value-type="float" office:value="0" calcext:value-type="float">
            <text:p>0</text:p>
          </table:table-cell>
          <table:table-cell table:style-name="ce752" table:formula="of:=['Olive '.H272]" office:value-type="float" office:value="0" calcext:value-type="float">
            <text:p>0</text:p>
          </table:table-cell>
          <table:table-cell table:style-name="ce752" table:formula="of:=['Olive '.I269]" office:value-type="string" office:string-value="ea" calcext:value-type="string">
            <text:p>ea</text:p>
          </table:table-cell>
          <table:table-cell table:style-name="ce752" table:formula="of:=['Olive '.J269]" office:value-type="float" office:value="1.54" calcext:value-type="float">
            <text:p>1.54</text:p>
          </table:table-cell>
          <table:table-cell table:style-name="ce752" table:formula="of:=['Olive '.K269]" office:value-type="float" office:value="1.54" calcext:value-type="float">
            <text:p>1.54</text:p>
          </table:table-cell>
          <table:table-cell/>
          <table:table-cell table:style-name="ce752" table:formula="of:=['Olive '.M269]" office:value-type="string" office:string-value="PO12235, 12236, 12237, 12238, 12239, 12240, 12241, 12242, 12243, 12244, 12245, 12246, 12247, 12248, 12249, 12583, 12667, 12668, 12669, 12670" calcext:value-type="string">
            <text:p>PO12235, 12236, 12237, 12238, 12239, 12240, 12241, 12242, 12243, 12244, 12245, 12246, 12247, 12248, 12249, 12583, 12667, 12668, 12669, 12670</text:p>
          </table:table-cell>
          <table:table-cell table:style-name="ce764" table:number-columns-repeated="2"/>
          <table:table-cell table:style-name="ce756" table:formula="of:=['Olive '.P272]" office:value-type="float" office:value="0" calcext:value-type="float">
            <text:p>0</text:p>
          </table:table-cell>
          <table:table-cell table:number-columns-repeated="1008"/>
        </table:table-row>
        <table:table-row table:style-name="ro5">
          <table:table-cell table:style-name="ce752" table:formula="of:=['Olive '.A273]" office:value-type="string" office:string-value="Accessories" calcext:value-type="string">
            <text:p>Accessories</text:p>
          </table:table-cell>
          <table:table-cell table:style-name="ce752" table:formula="of:=['Olive '.B273]" office:value-type="string" office:string-value="DC-LB0095" calcext:value-type="string">
            <text:p>DC-LB0095</text:p>
          </table:table-cell>
          <table:table-cell table:style-name="ce756" table:formula="of:=['Olive '.C273]" office:value-type="string" office:string-value="LulzBot Logo Sticker, 3 - inch" calcext:value-type="string">
            <text:p>LulzBot Logo Sticker, 3 - inch</text:p>
          </table:table-cell>
          <table:table-cell table:style-name="ce752" table:formula="of:=['Olive '.D273]" office:value-type="string" office:string-value="Sticker Giant" calcext:value-type="string">
            <text:p>Sticker Giant</text:p>
          </table:table-cell>
          <table:table-cell table:style-name="ce752" table:formula="of:=['Olive '.E273]" office:value-type="float" office:value="0" calcext:value-type="float">
            <text:p>0</text:p>
          </table:table-cell>
          <table:table-cell table:style-name="ce752" table:formula="of:=['Olive '.F273]" office:value-type="float" office:value="0" calcext:value-type="float">
            <text:p>0</text:p>
          </table:table-cell>
          <table:table-cell table:style-name="ce752" table:formula="of:=['Olive '.G273]" office:value-type="float" office:value="0" calcext:value-type="float">
            <text:p>0</text:p>
          </table:table-cell>
          <table:table-cell table:style-name="ce752" table:formula="of:=['Olive '.H273]" office:value-type="float" office:value="1" calcext:value-type="float">
            <text:p>1</text:p>
          </table:table-cell>
          <table:table-cell table:style-name="ce752" table:formula="of:=['Olive '.I270]" office:value-type="string" office:string-value="ea" calcext:value-type="string">
            <text:p>ea</text:p>
          </table:table-cell>
          <table:table-cell table:style-name="ce752" table:formula="of:=['Olive '.J270]" office:value-type="float" office:value="0.0632" calcext:value-type="float">
            <text:p>0.0632</text:p>
          </table:table-cell>
          <table:table-cell table:style-name="ce752" table:formula="of:=['Olive '.K270]" office:value-type="float" office:value="0.0632" calcext:value-type="float">
            <text:p>0.0632</text:p>
          </table:table-cell>
          <table:table-cell/>
          <table:table-cell table:style-name="ce752" table:formula="of:=['Olive '.M270]" office:value-type="string" office:string-value="PO12910" calcext:value-type="string">
            <text:p>PO12910</text:p>
          </table:table-cell>
          <table:table-cell table:style-name="ce764" table:number-columns-repeated="2"/>
          <table:table-cell table:style-name="ce756" table:formula="of:=['Olive '.P273]" office:value-type="string" office:string-value="only recvd 2000 pc, will reorder when sticker art is changed a bit. TS" calcext:value-type="string">
            <text:p>only recvd 2000 pc, will reorder when sticker art is changed a bit. TS</text:p>
          </table:table-cell>
          <table:table-cell table:number-columns-repeated="1008"/>
        </table:table-row>
        <table:table-row table:style-name="ro5">
          <table:table-cell table:style-name="ce752" table:formula="of:=['Olive '.A274]" office:value-type="float" office:value="0" calcext:value-type="float">
            <text:p>0</text:p>
          </table:table-cell>
          <table:table-cell table:style-name="ce752" table:formula="of:=['Olive '.B274]" office:value-type="string" office:string-value="DC-LB0105" calcext:value-type="string">
            <text:p>DC-LB0105</text:p>
          </table:table-cell>
          <table:table-cell table:style-name="ce756" table:formula="of:=['Olive '.C274]" office:value-type="string" office:string-value="Arrow Labels - Yellow, 1 x 3&quot; 500/roll" calcext:value-type="string">
            <text:p>Arrow Labels - Yellow, 1 x 3" 500/roll</text:p>
          </table:table-cell>
          <table:table-cell table:style-name="ce752" table:formula="of:=['Olive '.D274]" office:value-type="string" office:string-value="Uline" calcext:value-type="string">
            <text:p>Uline</text:p>
          </table:table-cell>
          <table:table-cell table:style-name="ce752" table:formula="of:=['Olive '.E274]" office:value-type="string" office:string-value="S-13121" calcext:value-type="string">
            <text:p>S-13121</text:p>
          </table:table-cell>
          <table:table-cell table:style-name="ce752" table:formula="of:=['Olive '.F274]" office:value-type="string" office:string-value="uline" calcext:value-type="string">
            <text:p>uline</text:p>
          </table:table-cell>
          <table:table-cell table:style-name="ce752" table:formula="of:=['Olive '.G274]" office:value-type="string" office:string-value="S-13121" calcext:value-type="string">
            <text:p>S-13121</text:p>
          </table:table-cell>
          <table:table-cell table:style-name="ce752" table:formula="of:=['Olive '.H274]" office:value-type="float" office:value="1" calcext:value-type="float">
            <text:p>1</text:p>
          </table:table-cell>
          <table:table-cell table:style-name="ce752" table:formula="of:=['Olive '.I271]" office:value-type="string" office:string-value="ea" calcext:value-type="string">
            <text:p>ea</text:p>
          </table:table-cell>
          <table:table-cell table:style-name="ce752" table:formula="of:=['Olive '.J271]" office:value-type="float" office:value="0.035" calcext:value-type="float">
            <text:p>0.035</text:p>
          </table:table-cell>
          <table:table-cell table:style-name="ce752" table:formula="of:=['Olive '.K271]" office:value-type="float" office:value="0.035" calcext:value-type="float">
            <text:p>0.035</text:p>
          </table:table-cell>
          <table:table-cell/>
          <table:table-cell table:style-name="ce752" table:formula="of:=['Olive '.M271]" office:value-type="string" office:string-value="see notes" calcext:value-type="string">
            <text:p>see notes</text:p>
          </table:table-cell>
          <table:table-cell table:style-name="ce764" table:number-columns-repeated="2"/>
          <table:table-cell table:style-name="ce756" table:formula="of:=['Olive '.P274]" office:value-type="string" office:string-value="received" calcext:value-type="string">
            <text:p>received</text:p>
          </table:table-cell>
          <table:table-cell table:number-columns-repeated="1008"/>
        </table:table-row>
        <table:table-row table:style-name="ro5">
          <table:table-cell table:style-name="ce752" table:formula="of:=['Olive '.A275]" office:value-type="float" office:value="0" calcext:value-type="float">
            <text:p>0</text:p>
          </table:table-cell>
          <table:table-cell table:style-name="ce752" table:formula="of:=['Olive '.B275]" office:value-type="float" office:value="0" calcext:value-type="float">
            <text:p>0</text:p>
          </table:table-cell>
          <table:table-cell table:style-name="ce756" table:formula="of:=['Olive '.C275]" office:value-type="float" office:value="0" calcext:value-type="float">
            <text:p>0</text:p>
          </table:table-cell>
          <table:table-cell table:style-name="ce752" table:formula="of:=['Olive '.D275]" office:value-type="float" office:value="0" calcext:value-type="float">
            <text:p>0</text:p>
          </table:table-cell>
          <table:table-cell table:style-name="ce752" table:formula="of:=['Olive '.E275]" office:value-type="float" office:value="0" calcext:value-type="float">
            <text:p>0</text:p>
          </table:table-cell>
          <table:table-cell table:style-name="ce752" table:formula="of:=['Olive '.F275]" office:value-type="float" office:value="0" calcext:value-type="float">
            <text:p>0</text:p>
          </table:table-cell>
          <table:table-cell table:style-name="ce752" table:formula="of:=['Olive '.G275]" office:value-type="float" office:value="0" calcext:value-type="float">
            <text:p>0</text:p>
          </table:table-cell>
          <table:table-cell table:style-name="ce752" table:formula="of:=['Olive '.H275]" office:value-type="float" office:value="0" calcext:value-type="float">
            <text:p>0</text:p>
          </table:table-cell>
          <table:table-cell table:style-name="ce752" table:formula="of:=['Olive '.I272]" office:value-type="float" office:value="0" calcext:value-type="float">
            <text:p>0</text:p>
          </table:table-cell>
          <table:table-cell table:style-name="ce752" table:formula="of:=['Olive '.J272]" office:value-type="float" office:value="0" calcext:value-type="float">
            <text:p>0</text:p>
          </table:table-cell>
          <table:table-cell table:style-name="ce752" table:formula="of:=['Olive '.K272]" office:value-type="float" office:value="0" calcext:value-type="float">
            <text:p>0</text:p>
          </table:table-cell>
          <table:table-cell/>
          <table:table-cell table:style-name="ce752" table:formula="of:=['Olive '.M272]" office:value-type="float" office:value="0" calcext:value-type="float">
            <text:p>0</text:p>
          </table:table-cell>
          <table:table-cell table:style-name="ce764" table:number-columns-repeated="2"/>
          <table:table-cell table:style-name="ce756" table:formula="of:=['Olive '.P275]" office:value-type="float" office:value="0" calcext:value-type="float">
            <text:p>0</text:p>
          </table:table-cell>
          <table:table-cell table:number-columns-repeated="1008"/>
        </table:table-row>
        <table:table-row table:style-name="ro5">
          <table:table-cell table:style-name="ce752" table:formula="of:=['Olive '.A276]" office:value-type="float" office:value="0" calcext:value-type="float">
            <text:p>0</text:p>
          </table:table-cell>
          <table:table-cell table:style-name="ce752" table:formula="of:=['Olive '.B276]" office:value-type="float" office:value="0" calcext:value-type="float">
            <text:p>0</text:p>
          </table:table-cell>
          <table:table-cell table:style-name="ce756" table:formula="of:=['Olive '.C276]" office:value-type="float" office:value="0" calcext:value-type="float">
            <text:p>0</text:p>
          </table:table-cell>
          <table:table-cell table:style-name="ce752" table:formula="of:=['Olive '.D276]" office:value-type="float" office:value="0" calcext:value-type="float">
            <text:p>0</text:p>
          </table:table-cell>
          <table:table-cell table:style-name="ce752" table:formula="of:=['Olive '.E276]" office:value-type="float" office:value="0" calcext:value-type="float">
            <text:p>0</text:p>
          </table:table-cell>
          <table:table-cell table:style-name="ce752" table:formula="of:=['Olive '.F276]" office:value-type="float" office:value="0" calcext:value-type="float">
            <text:p>0</text:p>
          </table:table-cell>
          <table:table-cell table:style-name="ce752" table:formula="of:=['Olive '.G276]" office:value-type="float" office:value="0" calcext:value-type="float">
            <text:p>0</text:p>
          </table:table-cell>
          <table:table-cell table:style-name="ce752" table:formula="of:=['Olive '.H276]" office:value-type="float" office:value="0" calcext:value-type="float">
            <text:p>0</text:p>
          </table:table-cell>
          <table:table-cell table:style-name="ce752" table:formula="of:=['Olive '.I273]" office:value-type="string" office:string-value="ea" calcext:value-type="string">
            <text:p>ea</text:p>
          </table:table-cell>
          <table:table-cell table:style-name="ce752" table:formula="of:=['Olive '.J273]" office:value-type="float" office:value="0.2137" calcext:value-type="float">
            <text:p>0.2137</text:p>
          </table:table-cell>
          <table:table-cell table:style-name="ce752" table:formula="of:=['Olive '.K273]" office:value-type="float" office:value="0.2137" calcext:value-type="float">
            <text:p>0.2137</text:p>
          </table:table-cell>
          <table:table-cell/>
          <table:table-cell table:style-name="ce752" table:formula="of:=['Olive '.M273]" office:value-type="string" office:string-value="PO12466" calcext:value-type="string">
            <text:p>PO12466</text:p>
          </table:table-cell>
          <table:table-cell table:style-name="ce764" table:number-columns-repeated="2"/>
          <table:table-cell table:style-name="ce756" table:formula="of:=['Olive '.P276]" office:value-type="float" office:value="0" calcext:value-type="float">
            <text:p>0</text:p>
          </table:table-cell>
          <table:table-cell table:number-columns-repeated="1008"/>
        </table:table-row>
        <table:table-row table:style-name="ro5">
          <table:table-cell table:style-name="ce752" table:formula="of:=['Olive '.A277]" office:value-type="float" office:value="0" calcext:value-type="float">
            <text:p>0</text:p>
          </table:table-cell>
          <table:table-cell table:style-name="ce752" table:formula="of:=['Olive '.B277]" office:value-type="float" office:value="0" calcext:value-type="float">
            <text:p>0</text:p>
          </table:table-cell>
          <table:table-cell table:style-name="ce756" table:formula="of:=['Olive '.C277]" office:value-type="float" office:value="0" calcext:value-type="float">
            <text:p>0</text:p>
          </table:table-cell>
          <table:table-cell table:style-name="ce752" table:formula="of:=['Olive '.D277]" office:value-type="float" office:value="0" calcext:value-type="float">
            <text:p>0</text:p>
          </table:table-cell>
          <table:table-cell table:style-name="ce752" table:formula="of:=['Olive '.E277]" office:value-type="float" office:value="0" calcext:value-type="float">
            <text:p>0</text:p>
          </table:table-cell>
          <table:table-cell table:style-name="ce752" table:formula="of:=['Olive '.F277]" office:value-type="float" office:value="0" calcext:value-type="float">
            <text:p>0</text:p>
          </table:table-cell>
          <table:table-cell table:style-name="ce752" table:formula="of:=['Olive '.G277]" office:value-type="float" office:value="0" calcext:value-type="float">
            <text:p>0</text:p>
          </table:table-cell>
          <table:table-cell table:style-name="ce752" table:formula="of:=['Olive '.H277]" office:value-type="float" office:value="0" calcext:value-type="float">
            <text:p>0</text:p>
          </table:table-cell>
          <table:table-cell table:style-name="ce752" table:formula="of:=['Olive '.I274]" office:value-type="string" office:string-value="ea" calcext:value-type="string">
            <text:p>ea</text:p>
          </table:table-cell>
          <table:table-cell table:style-name="ce752" table:formula="of:=['Olive '.J274]" office:value-type="float" office:value="0.036" calcext:value-type="float">
            <text:p>0.036</text:p>
          </table:table-cell>
          <table:table-cell table:style-name="ce752" table:formula="of:=['Olive '.K274]" office:value-type="float" office:value="0.036" calcext:value-type="float">
            <text:p>0.036</text:p>
          </table:table-cell>
          <table:table-cell/>
          <table:table-cell table:style-name="ce752" table:formula="of:=['Olive '.M274]" office:value-type="string" office:string-value="PO12784" calcext:value-type="string">
            <text:p>PO12784</text:p>
          </table:table-cell>
          <table:table-cell table:style-name="ce764" table:number-columns-repeated="2"/>
          <table:table-cell table:style-name="ce756" table:formula="of:=['Olive '.P277]" office:value-type="float" office:value="0" calcext:value-type="float">
            <text:p>0</text:p>
          </table:table-cell>
          <table:table-cell table:number-columns-repeated="1008"/>
        </table:table-row>
        <table:table-row table:style-name="ro5">
          <table:table-cell table:style-name="ce752" table:formula="of:=['Olive '.A278]" office:value-type="float" office:value="0" calcext:value-type="float">
            <text:p>0</text:p>
          </table:table-cell>
          <table:table-cell table:style-name="ce752" table:formula="of:=['Olive '.B278]" office:value-type="float" office:value="0" calcext:value-type="float">
            <text:p>0</text:p>
          </table:table-cell>
          <table:table-cell table:style-name="ce756" table:formula="of:=['Olive '.C278]" office:value-type="float" office:value="0" calcext:value-type="float">
            <text:p>0</text:p>
          </table:table-cell>
          <table:table-cell table:style-name="ce752" table:formula="of:=['Olive '.D278]" office:value-type="float" office:value="0" calcext:value-type="float">
            <text:p>0</text:p>
          </table:table-cell>
          <table:table-cell table:style-name="ce752" table:formula="of:=['Olive '.E278]" office:value-type="float" office:value="0" calcext:value-type="float">
            <text:p>0</text:p>
          </table:table-cell>
          <table:table-cell table:style-name="ce752" table:formula="of:=['Olive '.F278]" office:value-type="float" office:value="0" calcext:value-type="float">
            <text:p>0</text:p>
          </table:table-cell>
          <table:table-cell table:style-name="ce752" table:formula="of:=['Olive '.G278]" office:value-type="float" office:value="0" calcext:value-type="float">
            <text:p>0</text:p>
          </table:table-cell>
          <table:table-cell table:style-name="ce752" table:formula="of:=['Olive '.H278]" office:value-type="float" office:value="0" calcext:value-type="float">
            <text:p>0</text:p>
          </table:table-cell>
          <table:table-cell table:style-name="ce752" table:formula="of:=['Olive '.I275]" office:value-type="float" office:value="0" calcext:value-type="float">
            <text:p>0</text:p>
          </table:table-cell>
          <table:table-cell table:style-name="ce752" table:formula="of:=['Olive '.J275]" office:value-type="float" office:value="0" calcext:value-type="float">
            <text:p>0</text:p>
          </table:table-cell>
          <table:table-cell table:style-name="ce752" table:formula="of:=['Olive '.K275]" office:value-type="float" office:value="0" calcext:value-type="float">
            <text:p>0</text:p>
          </table:table-cell>
          <table:table-cell/>
          <table:table-cell table:style-name="ce752" table:formula="of:=['Olive '.M275]" office:value-type="float" office:value="0" calcext:value-type="float">
            <text:p>0</text:p>
          </table:table-cell>
          <table:table-cell table:style-name="ce764" table:number-columns-repeated="2"/>
          <table:table-cell table:style-name="ce756" table:formula="of:=['Olive '.P278]" office:value-type="float" office:value="0" calcext:value-type="float">
            <text:p>0</text:p>
          </table:table-cell>
          <table:table-cell table:number-columns-repeated="1008"/>
        </table:table-row>
        <table:table-row table:style-name="ro5">
          <table:table-cell table:style-name="ce752" table:formula="of:=['Olive '.A279]" office:value-type="float" office:value="0" calcext:value-type="float">
            <text:p>0</text:p>
          </table:table-cell>
          <table:table-cell table:style-name="ce752" table:formula="of:=['Olive '.B279]" office:value-type="float" office:value="0" calcext:value-type="float">
            <text:p>0</text:p>
          </table:table-cell>
          <table:table-cell table:style-name="ce756" table:formula="of:=['Olive '.C279]" office:value-type="float" office:value="0" calcext:value-type="float">
            <text:p>0</text:p>
          </table:table-cell>
          <table:table-cell table:style-name="ce752" table:formula="of:=['Olive '.D279]" office:value-type="float" office:value="0" calcext:value-type="float">
            <text:p>0</text:p>
          </table:table-cell>
          <table:table-cell table:style-name="ce752" table:formula="of:=['Olive '.E279]" office:value-type="float" office:value="0" calcext:value-type="float">
            <text:p>0</text:p>
          </table:table-cell>
          <table:table-cell table:style-name="ce752" table:formula="of:=['Olive '.F279]" office:value-type="float" office:value="0" calcext:value-type="float">
            <text:p>0</text:p>
          </table:table-cell>
          <table:table-cell table:style-name="ce752" table:formula="of:=['Olive '.G279]" office:value-type="float" office:value="0" calcext:value-type="float">
            <text:p>0</text:p>
          </table:table-cell>
          <table:table-cell table:style-name="ce752" table:formula="of:=['Olive '.H279]" office:value-type="float" office:value="0" calcext:value-type="float">
            <text:p>0</text:p>
          </table:table-cell>
          <table:table-cell table:style-name="ce752" table:formula="of:=['Olive '.I276]" office:value-type="float" office:value="0" calcext:value-type="float">
            <text:p>0</text:p>
          </table:table-cell>
          <table:table-cell table:style-name="ce752" table:formula="of:=['Olive '.J276]" office:value-type="float" office:value="0" calcext:value-type="float">
            <text:p>0</text:p>
          </table:table-cell>
          <table:table-cell table:style-name="ce752" table:formula="of:=['Olive '.K276]" office:value-type="float" office:value="0" calcext:value-type="float">
            <text:p>0</text:p>
          </table:table-cell>
          <table:table-cell/>
          <table:table-cell table:style-name="ce752" table:formula="of:=['Olive '.M276]" office:value-type="float" office:value="0" calcext:value-type="float">
            <text:p>0</text:p>
          </table:table-cell>
          <table:table-cell table:style-name="ce764" table:number-columns-repeated="2"/>
          <table:table-cell table:style-name="ce756" table:formula="of:=['Olive '.P279]" office:value-type="float" office:value="0" calcext:value-type="float">
            <text:p>0</text:p>
          </table:table-cell>
          <table:table-cell table:number-columns-repeated="1008"/>
        </table:table-row>
        <table:table-row table:style-name="ro5">
          <table:table-cell table:style-name="ce752" table:formula="of:=['Olive '.A280]" office:value-type="float" office:value="0" calcext:value-type="float">
            <text:p>0</text:p>
          </table:table-cell>
          <table:table-cell table:style-name="ce752" table:formula="of:=['Olive '.B280]" office:value-type="float" office:value="0" calcext:value-type="float">
            <text:p>0</text:p>
          </table:table-cell>
          <table:table-cell table:style-name="ce756" table:formula="of:=['Olive '.C280]" office:value-type="float" office:value="0" calcext:value-type="float">
            <text:p>0</text:p>
          </table:table-cell>
          <table:table-cell table:style-name="ce752" table:formula="of:=['Olive '.D280]" office:value-type="float" office:value="0" calcext:value-type="float">
            <text:p>0</text:p>
          </table:table-cell>
          <table:table-cell table:style-name="ce752" table:formula="of:=['Olive '.E280]" office:value-type="float" office:value="0" calcext:value-type="float">
            <text:p>0</text:p>
          </table:table-cell>
          <table:table-cell table:style-name="ce752" table:formula="of:=['Olive '.F280]" office:value-type="float" office:value="0" calcext:value-type="float">
            <text:p>0</text:p>
          </table:table-cell>
          <table:table-cell table:style-name="ce752" table:formula="of:=['Olive '.G280]" office:value-type="float" office:value="0" calcext:value-type="float">
            <text:p>0</text:p>
          </table:table-cell>
          <table:table-cell table:style-name="ce752" table:formula="of:=['Olive '.H280]" office:value-type="float" office:value="0" calcext:value-type="float">
            <text:p>0</text:p>
          </table:table-cell>
          <table:table-cell table:style-name="ce752" table:formula="of:=['Olive '.I277]" office:value-type="float" office:value="0" calcext:value-type="float">
            <text:p>0</text:p>
          </table:table-cell>
          <table:table-cell table:style-name="ce752" table:formula="of:=['Olive '.J277]" office:value-type="float" office:value="0" calcext:value-type="float">
            <text:p>0</text:p>
          </table:table-cell>
          <table:table-cell table:style-name="ce752" table:formula="of:=['Olive '.K277]" office:value-type="float" office:value="0" calcext:value-type="float">
            <text:p>0</text:p>
          </table:table-cell>
          <table:table-cell/>
          <table:table-cell table:style-name="ce752" table:formula="of:=['Olive '.M277]" office:value-type="float" office:value="0" calcext:value-type="float">
            <text:p>0</text:p>
          </table:table-cell>
          <table:table-cell table:style-name="ce764" table:number-columns-repeated="2"/>
          <table:table-cell table:style-name="ce756" table:formula="of:=['Olive '.P280]" office:value-type="float" office:value="0" calcext:value-type="float">
            <text:p>0</text:p>
          </table:table-cell>
          <table:table-cell table:number-columns-repeated="1008"/>
        </table:table-row>
        <table:table-row table:style-name="ro5">
          <table:table-cell table:style-name="ce752" table:formula="of:=['Olive '.A281]" office:value-type="float" office:value="0" calcext:value-type="float">
            <text:p>0</text:p>
          </table:table-cell>
          <table:table-cell table:style-name="ce752" table:formula="of:=['Olive '.B281]" office:value-type="float" office:value="0" calcext:value-type="float">
            <text:p>0</text:p>
          </table:table-cell>
          <table:table-cell table:style-name="ce756" table:formula="of:=['Olive '.C281]" office:value-type="float" office:value="0" calcext:value-type="float">
            <text:p>0</text:p>
          </table:table-cell>
          <table:table-cell table:style-name="ce752" table:formula="of:=['Olive '.D281]" office:value-type="float" office:value="0" calcext:value-type="float">
            <text:p>0</text:p>
          </table:table-cell>
          <table:table-cell table:style-name="ce752" table:formula="of:=['Olive '.E281]" office:value-type="float" office:value="0" calcext:value-type="float">
            <text:p>0</text:p>
          </table:table-cell>
          <table:table-cell table:style-name="ce752" table:formula="of:=['Olive '.F281]" office:value-type="float" office:value="0" calcext:value-type="float">
            <text:p>0</text:p>
          </table:table-cell>
          <table:table-cell table:style-name="ce752" table:formula="of:=['Olive '.G281]" office:value-type="float" office:value="0" calcext:value-type="float">
            <text:p>0</text:p>
          </table:table-cell>
          <table:table-cell table:style-name="ce752" table:formula="of:=['Olive '.H281]" office:value-type="float" office:value="0" calcext:value-type="float">
            <text:p>0</text:p>
          </table:table-cell>
          <table:table-cell table:style-name="ce752" table:formula="of:=['Olive '.I278]" office:value-type="float" office:value="0" calcext:value-type="float">
            <text:p>0</text:p>
          </table:table-cell>
          <table:table-cell table:style-name="ce752" table:formula="of:=['Olive '.J278]" office:value-type="float" office:value="0" calcext:value-type="float">
            <text:p>0</text:p>
          </table:table-cell>
          <table:table-cell table:style-name="ce752" table:formula="of:=['Olive '.K278]" office:value-type="float" office:value="0" calcext:value-type="float">
            <text:p>0</text:p>
          </table:table-cell>
          <table:table-cell/>
          <table:table-cell table:style-name="ce752" table:formula="of:=['Olive '.M278]" office:value-type="float" office:value="0" calcext:value-type="float">
            <text:p>0</text:p>
          </table:table-cell>
          <table:table-cell table:style-name="ce764" table:number-columns-repeated="2"/>
          <table:table-cell table:style-name="ce756" table:formula="of:=['Olive '.P281]" office:value-type="float" office:value="0" calcext:value-type="float">
            <text:p>0</text:p>
          </table:table-cell>
          <table:table-cell table:number-columns-repeated="1008"/>
        </table:table-row>
        <table:table-row table:style-name="ro5">
          <table:table-cell table:style-name="ce752" table:formula="of:=['Olive '.A282]" office:value-type="float" office:value="0" calcext:value-type="float">
            <text:p>0</text:p>
          </table:table-cell>
          <table:table-cell table:style-name="ce752" table:formula="of:=['Olive '.B282]" office:value-type="float" office:value="0" calcext:value-type="float">
            <text:p>0</text:p>
          </table:table-cell>
          <table:table-cell table:style-name="ce756" table:formula="of:=['Olive '.C282]" office:value-type="float" office:value="0" calcext:value-type="float">
            <text:p>0</text:p>
          </table:table-cell>
          <table:table-cell table:style-name="ce752" table:formula="of:=['Olive '.D282]" office:value-type="float" office:value="0" calcext:value-type="float">
            <text:p>0</text:p>
          </table:table-cell>
          <table:table-cell table:style-name="ce752" table:formula="of:=['Olive '.E282]" office:value-type="float" office:value="0" calcext:value-type="float">
            <text:p>0</text:p>
          </table:table-cell>
          <table:table-cell table:style-name="ce752" table:formula="of:=['Olive '.F282]" office:value-type="float" office:value="0" calcext:value-type="float">
            <text:p>0</text:p>
          </table:table-cell>
          <table:table-cell table:style-name="ce752" table:formula="of:=['Olive '.G282]" office:value-type="float" office:value="0" calcext:value-type="float">
            <text:p>0</text:p>
          </table:table-cell>
          <table:table-cell table:style-name="ce752" table:formula="of:=['Olive '.H282]" office:value-type="float" office:value="0" calcext:value-type="float">
            <text:p>0</text:p>
          </table:table-cell>
          <table:table-cell table:style-name="ce752" table:formula="of:=['Olive '.I279]" office:value-type="float" office:value="0" calcext:value-type="float">
            <text:p>0</text:p>
          </table:table-cell>
          <table:table-cell table:style-name="ce752" table:formula="of:=['Olive '.J279]" office:value-type="float" office:value="0" calcext:value-type="float">
            <text:p>0</text:p>
          </table:table-cell>
          <table:table-cell table:style-name="ce752" table:formula="of:=['Olive '.K279]" office:value-type="float" office:value="0" calcext:value-type="float">
            <text:p>0</text:p>
          </table:table-cell>
          <table:table-cell/>
          <table:table-cell table:style-name="ce752" table:formula="of:=['Olive '.M279]" office:value-type="float" office:value="0" calcext:value-type="float">
            <text:p>0</text:p>
          </table:table-cell>
          <table:table-cell table:style-name="ce764" table:number-columns-repeated="2"/>
          <table:table-cell table:style-name="ce756" table:formula="of:=['Olive '.P282]" office:value-type="float" office:value="0" calcext:value-type="float">
            <text:p>0</text:p>
          </table:table-cell>
          <table:table-cell table:number-columns-repeated="1008"/>
        </table:table-row>
        <table:table-row table:style-name="ro5">
          <table:table-cell table:style-name="ce752" table:formula="of:=['Olive '.A283]" office:value-type="float" office:value="0" calcext:value-type="float">
            <text:p>0</text:p>
          </table:table-cell>
          <table:table-cell table:style-name="ce752" table:formula="of:=['Olive '.B283]" office:value-type="float" office:value="0" calcext:value-type="float">
            <text:p>0</text:p>
          </table:table-cell>
          <table:table-cell table:style-name="ce756" table:formula="of:=['Olive '.C283]" office:value-type="float" office:value="0" calcext:value-type="float">
            <text:p>0</text:p>
          </table:table-cell>
          <table:table-cell table:style-name="ce752" table:formula="of:=['Olive '.D283]" office:value-type="float" office:value="0" calcext:value-type="float">
            <text:p>0</text:p>
          </table:table-cell>
          <table:table-cell table:style-name="ce752" table:formula="of:=['Olive '.E283]" office:value-type="float" office:value="0" calcext:value-type="float">
            <text:p>0</text:p>
          </table:table-cell>
          <table:table-cell table:style-name="ce752" table:formula="of:=['Olive '.F283]" office:value-type="float" office:value="0" calcext:value-type="float">
            <text:p>0</text:p>
          </table:table-cell>
          <table:table-cell table:style-name="ce752" table:formula="of:=['Olive '.G283]" office:value-type="float" office:value="0" calcext:value-type="float">
            <text:p>0</text:p>
          </table:table-cell>
          <table:table-cell table:style-name="ce752" table:formula="of:=['Olive '.H283]" office:value-type="float" office:value="0" calcext:value-type="float">
            <text:p>0</text:p>
          </table:table-cell>
          <table:table-cell table:style-name="ce752" table:formula="of:=['Olive '.I280]" office:value-type="float" office:value="0" calcext:value-type="float">
            <text:p>0</text:p>
          </table:table-cell>
          <table:table-cell table:style-name="ce752" table:formula="of:=['Olive '.J280]" office:value-type="float" office:value="0" calcext:value-type="float">
            <text:p>0</text:p>
          </table:table-cell>
          <table:table-cell table:style-name="ce752" table:formula="of:=['Olive '.K280]" office:value-type="float" office:value="0" calcext:value-type="float">
            <text:p>0</text:p>
          </table:table-cell>
          <table:table-cell/>
          <table:table-cell table:style-name="ce752" table:formula="of:=['Olive '.M280]" office:value-type="float" office:value="0" calcext:value-type="float">
            <text:p>0</text:p>
          </table:table-cell>
          <table:table-cell table:style-name="ce764" table:number-columns-repeated="2"/>
          <table:table-cell table:style-name="ce756" table:formula="of:=['Olive '.P283]" office:value-type="float" office:value="0" calcext:value-type="float">
            <text:p>0</text:p>
          </table:table-cell>
          <table:table-cell table:number-columns-repeated="1008"/>
        </table:table-row>
        <table:table-row table:style-name="ro5">
          <table:table-cell table:style-name="ce752" table:formula="of:=['Olive '.A284]" office:value-type="float" office:value="0" calcext:value-type="float">
            <text:p>0</text:p>
          </table:table-cell>
          <table:table-cell table:style-name="ce752" table:formula="of:=['Olive '.B284]" office:value-type="float" office:value="0" calcext:value-type="float">
            <text:p>0</text:p>
          </table:table-cell>
          <table:table-cell table:style-name="ce756" table:formula="of:=['Olive '.C284]" office:value-type="float" office:value="0" calcext:value-type="float">
            <text:p>0</text:p>
          </table:table-cell>
          <table:table-cell table:style-name="ce752" table:formula="of:=['Olive '.D284]" office:value-type="float" office:value="0" calcext:value-type="float">
            <text:p>0</text:p>
          </table:table-cell>
          <table:table-cell table:style-name="ce752" table:formula="of:=['Olive '.E284]" office:value-type="float" office:value="0" calcext:value-type="float">
            <text:p>0</text:p>
          </table:table-cell>
          <table:table-cell table:style-name="ce752" table:formula="of:=['Olive '.F284]" office:value-type="float" office:value="0" calcext:value-type="float">
            <text:p>0</text:p>
          </table:table-cell>
          <table:table-cell table:style-name="ce752" table:formula="of:=['Olive '.G284]" office:value-type="float" office:value="0" calcext:value-type="float">
            <text:p>0</text:p>
          </table:table-cell>
          <table:table-cell table:style-name="ce752" table:formula="of:=['Olive '.H284]" office:value-type="float" office:value="0" calcext:value-type="float">
            <text:p>0</text:p>
          </table:table-cell>
          <table:table-cell table:style-name="ce752" table:formula="of:=['Olive '.I281]" office:value-type="float" office:value="0" calcext:value-type="float">
            <text:p>0</text:p>
          </table:table-cell>
          <table:table-cell table:style-name="ce752" table:formula="of:=['Olive '.J281]" office:value-type="float" office:value="0" calcext:value-type="float">
            <text:p>0</text:p>
          </table:table-cell>
          <table:table-cell table:style-name="ce752" table:formula="of:=['Olive '.K281]" office:value-type="float" office:value="0" calcext:value-type="float">
            <text:p>0</text:p>
          </table:table-cell>
          <table:table-cell/>
          <table:table-cell table:style-name="ce752" table:formula="of:=['Olive '.M281]" office:value-type="float" office:value="0" calcext:value-type="float">
            <text:p>0</text:p>
          </table:table-cell>
          <table:table-cell table:style-name="ce764" table:number-columns-repeated="2"/>
          <table:table-cell table:style-name="ce756" table:formula="of:=['Olive '.P284]" office:value-type="float" office:value="0" calcext:value-type="float">
            <text:p>0</text:p>
          </table:table-cell>
          <table:table-cell table:number-columns-repeated="1008"/>
        </table:table-row>
        <table:table-row table:style-name="ro5">
          <table:table-cell table:style-name="ce752" table:formula="of:=['Olive '.A285]" office:value-type="float" office:value="0" calcext:value-type="float">
            <text:p>0</text:p>
          </table:table-cell>
          <table:table-cell table:style-name="ce752" table:formula="of:=['Olive '.B285]" office:value-type="float" office:value="0" calcext:value-type="float">
            <text:p>0</text:p>
          </table:table-cell>
          <table:table-cell table:style-name="ce756" table:formula="of:=['Olive '.C285]" office:value-type="float" office:value="0" calcext:value-type="float">
            <text:p>0</text:p>
          </table:table-cell>
          <table:table-cell table:style-name="ce752" table:formula="of:=['Olive '.D285]" office:value-type="float" office:value="0" calcext:value-type="float">
            <text:p>0</text:p>
          </table:table-cell>
          <table:table-cell table:style-name="ce752" table:formula="of:=['Olive '.E285]" office:value-type="float" office:value="0" calcext:value-type="float">
            <text:p>0</text:p>
          </table:table-cell>
          <table:table-cell table:style-name="ce752" table:formula="of:=['Olive '.F285]" office:value-type="float" office:value="0" calcext:value-type="float">
            <text:p>0</text:p>
          </table:table-cell>
          <table:table-cell table:style-name="ce752" table:formula="of:=['Olive '.G285]" office:value-type="float" office:value="0" calcext:value-type="float">
            <text:p>0</text:p>
          </table:table-cell>
          <table:table-cell table:style-name="ce752" table:formula="of:=['Olive '.H285]" office:value-type="float" office:value="0" calcext:value-type="float">
            <text:p>0</text:p>
          </table:table-cell>
          <table:table-cell table:style-name="ce752" table:formula="of:=['Olive '.I282]" office:value-type="float" office:value="0" calcext:value-type="float">
            <text:p>0</text:p>
          </table:table-cell>
          <table:table-cell table:style-name="ce752" table:formula="of:=['Olive '.J282]" office:value-type="float" office:value="0" calcext:value-type="float">
            <text:p>0</text:p>
          </table:table-cell>
          <table:table-cell table:style-name="ce752" table:formula="of:=['Olive '.K282]" office:value-type="float" office:value="0" calcext:value-type="float">
            <text:p>0</text:p>
          </table:table-cell>
          <table:table-cell/>
          <table:table-cell table:style-name="ce752" table:formula="of:=['Olive '.M282]" office:value-type="float" office:value="0" calcext:value-type="float">
            <text:p>0</text:p>
          </table:table-cell>
          <table:table-cell table:style-name="ce764" table:number-columns-repeated="2"/>
          <table:table-cell table:style-name="ce756" table:formula="of:=['Olive '.P285]" office:value-type="float" office:value="0" calcext:value-type="float">
            <text:p>0</text:p>
          </table:table-cell>
          <table:table-cell table:number-columns-repeated="1008"/>
        </table:table-row>
        <table:table-row table:style-name="ro5">
          <table:table-cell table:style-name="ce752" table:formula="of:=['Olive '.A286]" office:value-type="float" office:value="0" calcext:value-type="float">
            <text:p>0</text:p>
          </table:table-cell>
          <table:table-cell table:style-name="ce752" table:formula="of:=['Olive '.B286]" office:value-type="float" office:value="0" calcext:value-type="float">
            <text:p>0</text:p>
          </table:table-cell>
          <table:table-cell table:style-name="ce756" table:formula="of:=['Olive '.C286]" office:value-type="float" office:value="0" calcext:value-type="float">
            <text:p>0</text:p>
          </table:table-cell>
          <table:table-cell table:style-name="ce752" table:formula="of:=['Olive '.D286]" office:value-type="float" office:value="0" calcext:value-type="float">
            <text:p>0</text:p>
          </table:table-cell>
          <table:table-cell table:style-name="ce752" table:formula="of:=['Olive '.E286]" office:value-type="float" office:value="0" calcext:value-type="float">
            <text:p>0</text:p>
          </table:table-cell>
          <table:table-cell table:style-name="ce752" table:formula="of:=['Olive '.F286]" office:value-type="float" office:value="0" calcext:value-type="float">
            <text:p>0</text:p>
          </table:table-cell>
          <table:table-cell table:style-name="ce752" table:formula="of:=['Olive '.G286]" office:value-type="float" office:value="0" calcext:value-type="float">
            <text:p>0</text:p>
          </table:table-cell>
          <table:table-cell table:style-name="ce752" table:formula="of:=['Olive '.H286]" office:value-type="float" office:value="0" calcext:value-type="float">
            <text:p>0</text:p>
          </table:table-cell>
          <table:table-cell table:style-name="ce752" table:formula="of:=['Olive '.I283]" office:value-type="float" office:value="0" calcext:value-type="float">
            <text:p>0</text:p>
          </table:table-cell>
          <table:table-cell table:style-name="ce752" table:formula="of:=['Olive '.J283]" office:value-type="float" office:value="0" calcext:value-type="float">
            <text:p>0</text:p>
          </table:table-cell>
          <table:table-cell table:style-name="ce752" table:formula="of:=['Olive '.K283]" office:value-type="float" office:value="0" calcext:value-type="float">
            <text:p>0</text:p>
          </table:table-cell>
          <table:table-cell/>
          <table:table-cell table:style-name="ce752" table:formula="of:=['Olive '.M283]" office:value-type="float" office:value="0" calcext:value-type="float">
            <text:p>0</text:p>
          </table:table-cell>
          <table:table-cell table:style-name="ce764" table:number-columns-repeated="2"/>
          <table:table-cell table:style-name="ce756" table:formula="of:=['Olive '.P286]" office:value-type="float" office:value="0" calcext:value-type="float">
            <text:p>0</text:p>
          </table:table-cell>
          <table:table-cell table:number-columns-repeated="1008"/>
        </table:table-row>
        <table:table-row table:style-name="ro5">
          <table:table-cell table:style-name="ce752" table:formula="of:=['Olive '.A287]" office:value-type="float" office:value="0" calcext:value-type="float">
            <text:p>0</text:p>
          </table:table-cell>
          <table:table-cell table:style-name="ce752" table:formula="of:=['Olive '.B287]" office:value-type="float" office:value="0" calcext:value-type="float">
            <text:p>0</text:p>
          </table:table-cell>
          <table:table-cell table:style-name="ce756" table:formula="of:=['Olive '.C287]" office:value-type="float" office:value="0" calcext:value-type="float">
            <text:p>0</text:p>
          </table:table-cell>
          <table:table-cell table:style-name="ce752" table:formula="of:=['Olive '.D287]" office:value-type="float" office:value="0" calcext:value-type="float">
            <text:p>0</text:p>
          </table:table-cell>
          <table:table-cell table:style-name="ce752" table:formula="of:=['Olive '.E287]" office:value-type="float" office:value="0" calcext:value-type="float">
            <text:p>0</text:p>
          </table:table-cell>
          <table:table-cell table:style-name="ce752" table:formula="of:=['Olive '.F287]" office:value-type="float" office:value="0" calcext:value-type="float">
            <text:p>0</text:p>
          </table:table-cell>
          <table:table-cell table:style-name="ce752" table:formula="of:=['Olive '.G287]" office:value-type="float" office:value="0" calcext:value-type="float">
            <text:p>0</text:p>
          </table:table-cell>
          <table:table-cell table:style-name="ce752" table:formula="of:=['Olive '.H287]" office:value-type="float" office:value="0" calcext:value-type="float">
            <text:p>0</text:p>
          </table:table-cell>
          <table:table-cell table:style-name="ce752" table:formula="of:=['Olive '.I284]" office:value-type="float" office:value="0" calcext:value-type="float">
            <text:p>0</text:p>
          </table:table-cell>
          <table:table-cell table:style-name="ce752" table:formula="of:=['Olive '.J284]" office:value-type="float" office:value="0" calcext:value-type="float">
            <text:p>0</text:p>
          </table:table-cell>
          <table:table-cell table:style-name="ce752" table:formula="of:=['Olive '.K284]" office:value-type="float" office:value="0" calcext:value-type="float">
            <text:p>0</text:p>
          </table:table-cell>
          <table:table-cell/>
          <table:table-cell table:style-name="ce752" table:formula="of:=['Olive '.M284]" office:value-type="float" office:value="0" calcext:value-type="float">
            <text:p>0</text:p>
          </table:table-cell>
          <table:table-cell table:style-name="ce764" table:number-columns-repeated="2"/>
          <table:table-cell table:style-name="ce756" table:formula="of:=['Olive '.P287]" office:value-type="float" office:value="0" calcext:value-type="float">
            <text:p>0</text:p>
          </table:table-cell>
          <table:table-cell table:number-columns-repeated="1008"/>
        </table:table-row>
        <table:table-row table:style-name="ro5">
          <table:table-cell table:style-name="ce752" table:formula="of:=['Olive '.A288]" office:value-type="float" office:value="0" calcext:value-type="float">
            <text:p>0</text:p>
          </table:table-cell>
          <table:table-cell table:style-name="ce752" table:formula="of:=['Olive '.B288]" office:value-type="float" office:value="0" calcext:value-type="float">
            <text:p>0</text:p>
          </table:table-cell>
          <table:table-cell table:style-name="ce756" table:formula="of:=['Olive '.C288]" office:value-type="float" office:value="0" calcext:value-type="float">
            <text:p>0</text:p>
          </table:table-cell>
          <table:table-cell table:style-name="ce752" table:formula="of:=['Olive '.D288]" office:value-type="float" office:value="0" calcext:value-type="float">
            <text:p>0</text:p>
          </table:table-cell>
          <table:table-cell table:style-name="ce752" table:formula="of:=['Olive '.E288]" office:value-type="float" office:value="0" calcext:value-type="float">
            <text:p>0</text:p>
          </table:table-cell>
          <table:table-cell table:style-name="ce752" table:formula="of:=['Olive '.F288]" office:value-type="float" office:value="0" calcext:value-type="float">
            <text:p>0</text:p>
          </table:table-cell>
          <table:table-cell table:style-name="ce752" table:formula="of:=['Olive '.G288]" office:value-type="float" office:value="0" calcext:value-type="float">
            <text:p>0</text:p>
          </table:table-cell>
          <table:table-cell table:style-name="ce752" table:formula="of:=['Olive '.H288]" office:value-type="float" office:value="0" calcext:value-type="float">
            <text:p>0</text:p>
          </table:table-cell>
          <table:table-cell table:style-name="ce752" table:formula="of:=['Olive '.I285]" office:value-type="float" office:value="0" calcext:value-type="float">
            <text:p>0</text:p>
          </table:table-cell>
          <table:table-cell table:style-name="ce752" table:formula="of:=['Olive '.J285]" office:value-type="float" office:value="0" calcext:value-type="float">
            <text:p>0</text:p>
          </table:table-cell>
          <table:table-cell table:style-name="ce752" table:formula="of:=['Olive '.K285]" office:value-type="float" office:value="0" calcext:value-type="float">
            <text:p>0</text:p>
          </table:table-cell>
          <table:table-cell/>
          <table:table-cell table:style-name="ce752" table:formula="of:=['Olive '.M285]" office:value-type="float" office:value="0" calcext:value-type="float">
            <text:p>0</text:p>
          </table:table-cell>
          <table:table-cell table:style-name="ce764" table:number-columns-repeated="2"/>
          <table:table-cell table:style-name="ce756" table:formula="of:=['Olive '.P288]" office:value-type="float" office:value="0" calcext:value-type="float">
            <text:p>0</text:p>
          </table:table-cell>
          <table:table-cell table:number-columns-repeated="1008"/>
        </table:table-row>
        <table:table-row table:style-name="ro5">
          <table:table-cell table:style-name="ce752" table:formula="of:=['Olive '.A289]" office:value-type="float" office:value="0" calcext:value-type="float">
            <text:p>0</text:p>
          </table:table-cell>
          <table:table-cell table:style-name="ce752" table:formula="of:=['Olive '.B289]" office:value-type="float" office:value="0" calcext:value-type="float">
            <text:p>0</text:p>
          </table:table-cell>
          <table:table-cell table:style-name="ce756" table:formula="of:=['Olive '.C289]" office:value-type="float" office:value="0" calcext:value-type="float">
            <text:p>0</text:p>
          </table:table-cell>
          <table:table-cell table:style-name="ce752" table:formula="of:=['Olive '.D289]" office:value-type="float" office:value="0" calcext:value-type="float">
            <text:p>0</text:p>
          </table:table-cell>
          <table:table-cell table:style-name="ce752" table:formula="of:=['Olive '.E289]" office:value-type="float" office:value="0" calcext:value-type="float">
            <text:p>0</text:p>
          </table:table-cell>
          <table:table-cell table:style-name="ce752" table:formula="of:=['Olive '.F289]" office:value-type="float" office:value="0" calcext:value-type="float">
            <text:p>0</text:p>
          </table:table-cell>
          <table:table-cell table:style-name="ce752" table:formula="of:=['Olive '.G289]" office:value-type="float" office:value="0" calcext:value-type="float">
            <text:p>0</text:p>
          </table:table-cell>
          <table:table-cell table:style-name="ce752" table:formula="of:=['Olive '.H289]" office:value-type="float" office:value="0" calcext:value-type="float">
            <text:p>0</text:p>
          </table:table-cell>
          <table:table-cell table:style-name="ce752" table:formula="of:=['Olive '.I286]" office:value-type="float" office:value="0" calcext:value-type="float">
            <text:p>0</text:p>
          </table:table-cell>
          <table:table-cell table:style-name="ce752" table:formula="of:=['Olive '.J286]" office:value-type="float" office:value="0" calcext:value-type="float">
            <text:p>0</text:p>
          </table:table-cell>
          <table:table-cell table:style-name="ce752" table:formula="of:=['Olive '.K286]" office:value-type="float" office:value="0" calcext:value-type="float">
            <text:p>0</text:p>
          </table:table-cell>
          <table:table-cell/>
          <table:table-cell table:style-name="ce752" table:formula="of:=['Olive '.M286]" office:value-type="float" office:value="0" calcext:value-type="float">
            <text:p>0</text:p>
          </table:table-cell>
          <table:table-cell table:style-name="ce764" table:number-columns-repeated="2"/>
          <table:table-cell table:style-name="ce756" table:formula="of:=['Olive '.P289]" office:value-type="float" office:value="0" calcext:value-type="float">
            <text:p>0</text:p>
          </table:table-cell>
          <table:table-cell table:number-columns-repeated="1008"/>
        </table:table-row>
        <table:table-row table:style-name="ro5">
          <table:table-cell table:style-name="ce752" table:formula="of:=['Olive '.A290]" office:value-type="float" office:value="0" calcext:value-type="float">
            <text:p>0</text:p>
          </table:table-cell>
          <table:table-cell table:style-name="ce752" table:formula="of:=['Olive '.B290]" office:value-type="float" office:value="0" calcext:value-type="float">
            <text:p>0</text:p>
          </table:table-cell>
          <table:table-cell table:style-name="ce756" table:formula="of:=['Olive '.C290]" office:value-type="float" office:value="0" calcext:value-type="float">
            <text:p>0</text:p>
          </table:table-cell>
          <table:table-cell table:style-name="ce752" table:formula="of:=['Olive '.D290]" office:value-type="float" office:value="0" calcext:value-type="float">
            <text:p>0</text:p>
          </table:table-cell>
          <table:table-cell table:style-name="ce752" table:formula="of:=['Olive '.E290]" office:value-type="float" office:value="0" calcext:value-type="float">
            <text:p>0</text:p>
          </table:table-cell>
          <table:table-cell table:style-name="ce752" table:formula="of:=['Olive '.F290]" office:value-type="float" office:value="0" calcext:value-type="float">
            <text:p>0</text:p>
          </table:table-cell>
          <table:table-cell table:style-name="ce752" table:formula="of:=['Olive '.G290]" office:value-type="float" office:value="0" calcext:value-type="float">
            <text:p>0</text:p>
          </table:table-cell>
          <table:table-cell table:style-name="ce752" table:formula="of:=['Olive '.H290]" office:value-type="float" office:value="0" calcext:value-type="float">
            <text:p>0</text:p>
          </table:table-cell>
          <table:table-cell table:style-name="ce752" table:formula="of:=['Olive '.I287]" office:value-type="float" office:value="0" calcext:value-type="float">
            <text:p>0</text:p>
          </table:table-cell>
          <table:table-cell table:style-name="ce752" table:formula="of:=['Olive '.J287]" office:value-type="float" office:value="0" calcext:value-type="float">
            <text:p>0</text:p>
          </table:table-cell>
          <table:table-cell table:style-name="ce752" table:formula="of:=['Olive '.K287]" office:value-type="float" office:value="0" calcext:value-type="float">
            <text:p>0</text:p>
          </table:table-cell>
          <table:table-cell/>
          <table:table-cell table:style-name="ce752" table:formula="of:=['Olive '.M287]" office:value-type="float" office:value="0" calcext:value-type="float">
            <text:p>0</text:p>
          </table:table-cell>
          <table:table-cell table:style-name="ce764" table:number-columns-repeated="2"/>
          <table:table-cell table:style-name="ce756" table:formula="of:=['Olive '.P290]" office:value-type="float" office:value="0" calcext:value-type="float">
            <text:p>0</text:p>
          </table:table-cell>
          <table:table-cell table:number-columns-repeated="1008"/>
        </table:table-row>
        <table:table-row table:style-name="ro5">
          <table:table-cell table:style-name="ce752" table:formula="of:=['Olive '.A291]" office:value-type="float" office:value="0" calcext:value-type="float">
            <text:p>0</text:p>
          </table:table-cell>
          <table:table-cell table:style-name="ce752" table:formula="of:=['Olive '.B291]" office:value-type="float" office:value="0" calcext:value-type="float">
            <text:p>0</text:p>
          </table:table-cell>
          <table:table-cell table:style-name="ce756" table:formula="of:=['Olive '.C291]" office:value-type="float" office:value="0" calcext:value-type="float">
            <text:p>0</text:p>
          </table:table-cell>
          <table:table-cell table:style-name="ce752" table:formula="of:=['Olive '.D291]" office:value-type="float" office:value="0" calcext:value-type="float">
            <text:p>0</text:p>
          </table:table-cell>
          <table:table-cell table:style-name="ce752" table:formula="of:=['Olive '.E291]" office:value-type="float" office:value="0" calcext:value-type="float">
            <text:p>0</text:p>
          </table:table-cell>
          <table:table-cell table:style-name="ce752" table:formula="of:=['Olive '.F291]" office:value-type="float" office:value="0" calcext:value-type="float">
            <text:p>0</text:p>
          </table:table-cell>
          <table:table-cell table:style-name="ce752" table:formula="of:=['Olive '.G291]" office:value-type="float" office:value="0" calcext:value-type="float">
            <text:p>0</text:p>
          </table:table-cell>
          <table:table-cell table:style-name="ce752" table:formula="of:=['Olive '.H291]" office:value-type="float" office:value="0" calcext:value-type="float">
            <text:p>0</text:p>
          </table:table-cell>
          <table:table-cell table:style-name="ce752" table:formula="of:=['Olive '.I288]" office:value-type="float" office:value="0" calcext:value-type="float">
            <text:p>0</text:p>
          </table:table-cell>
          <table:table-cell table:style-name="ce752" table:formula="of:=['Olive '.J288]" office:value-type="float" office:value="0" calcext:value-type="float">
            <text:p>0</text:p>
          </table:table-cell>
          <table:table-cell table:style-name="ce752" table:formula="of:=['Olive '.K288]" office:value-type="float" office:value="0" calcext:value-type="float">
            <text:p>0</text:p>
          </table:table-cell>
          <table:table-cell/>
          <table:table-cell table:style-name="ce752" table:formula="of:=['Olive '.M288]" office:value-type="float" office:value="0" calcext:value-type="float">
            <text:p>0</text:p>
          </table:table-cell>
          <table:table-cell table:style-name="ce764" table:number-columns-repeated="2"/>
          <table:table-cell table:style-name="ce756" table:formula="of:=['Olive '.P291]" office:value-type="float" office:value="0" calcext:value-type="float">
            <text:p>0</text:p>
          </table:table-cell>
          <table:table-cell table:number-columns-repeated="1008"/>
        </table:table-row>
        <table:table-row table:style-name="ro5">
          <table:table-cell table:style-name="ce752" table:formula="of:=['Olive '.A292]" office:value-type="float" office:value="0" calcext:value-type="float">
            <text:p>0</text:p>
          </table:table-cell>
          <table:table-cell table:style-name="ce752" table:formula="of:=['Olive '.B292]" office:value-type="float" office:value="0" calcext:value-type="float">
            <text:p>0</text:p>
          </table:table-cell>
          <table:table-cell table:style-name="ce756" table:formula="of:=['Olive '.C292]" office:value-type="float" office:value="0" calcext:value-type="float">
            <text:p>0</text:p>
          </table:table-cell>
          <table:table-cell table:style-name="ce752" table:formula="of:=['Olive '.D292]" office:value-type="float" office:value="0" calcext:value-type="float">
            <text:p>0</text:p>
          </table:table-cell>
          <table:table-cell table:style-name="ce752" table:formula="of:=['Olive '.E292]" office:value-type="float" office:value="0" calcext:value-type="float">
            <text:p>0</text:p>
          </table:table-cell>
          <table:table-cell table:style-name="ce752" table:formula="of:=['Olive '.F292]" office:value-type="float" office:value="0" calcext:value-type="float">
            <text:p>0</text:p>
          </table:table-cell>
          <table:table-cell table:style-name="ce752" table:formula="of:=['Olive '.G292]" office:value-type="float" office:value="0" calcext:value-type="float">
            <text:p>0</text:p>
          </table:table-cell>
          <table:table-cell table:style-name="ce752" table:formula="of:=['Olive '.H292]" office:value-type="float" office:value="0" calcext:value-type="float">
            <text:p>0</text:p>
          </table:table-cell>
          <table:table-cell table:style-name="ce752" table:formula="of:=['Olive '.I289]" office:value-type="float" office:value="0" calcext:value-type="float">
            <text:p>0</text:p>
          </table:table-cell>
          <table:table-cell table:style-name="ce752" table:formula="of:=['Olive '.J289]" office:value-type="float" office:value="0" calcext:value-type="float">
            <text:p>0</text:p>
          </table:table-cell>
          <table:table-cell table:style-name="ce752" table:formula="of:=['Olive '.K289]" office:value-type="float" office:value="0" calcext:value-type="float">
            <text:p>0</text:p>
          </table:table-cell>
          <table:table-cell/>
          <table:table-cell table:style-name="ce752" table:formula="of:=['Olive '.M289]" office:value-type="float" office:value="0" calcext:value-type="float">
            <text:p>0</text:p>
          </table:table-cell>
          <table:table-cell table:style-name="ce764" table:number-columns-repeated="2"/>
          <table:table-cell table:style-name="ce756" table:formula="of:=['Olive '.P292]" office:value-type="float" office:value="0" calcext:value-type="float">
            <text:p>0</text:p>
          </table:table-cell>
          <table:table-cell table:number-columns-repeated="1008"/>
        </table:table-row>
        <table:table-row table:style-name="ro5">
          <table:table-cell table:style-name="ce752" table:formula="of:=['Olive '.A293]" office:value-type="float" office:value="0" calcext:value-type="float">
            <text:p>0</text:p>
          </table:table-cell>
          <table:table-cell table:style-name="ce752" table:formula="of:=['Olive '.B293]" office:value-type="float" office:value="0" calcext:value-type="float">
            <text:p>0</text:p>
          </table:table-cell>
          <table:table-cell table:style-name="ce756" table:formula="of:=['Olive '.C293]" office:value-type="float" office:value="0" calcext:value-type="float">
            <text:p>0</text:p>
          </table:table-cell>
          <table:table-cell table:style-name="ce752" table:formula="of:=['Olive '.D293]" office:value-type="float" office:value="0" calcext:value-type="float">
            <text:p>0</text:p>
          </table:table-cell>
          <table:table-cell table:style-name="ce752" table:formula="of:=['Olive '.E293]" office:value-type="float" office:value="0" calcext:value-type="float">
            <text:p>0</text:p>
          </table:table-cell>
          <table:table-cell table:style-name="ce752" table:formula="of:=['Olive '.F293]" office:value-type="float" office:value="0" calcext:value-type="float">
            <text:p>0</text:p>
          </table:table-cell>
          <table:table-cell table:style-name="ce752" table:formula="of:=['Olive '.G293]" office:value-type="float" office:value="0" calcext:value-type="float">
            <text:p>0</text:p>
          </table:table-cell>
          <table:table-cell table:style-name="ce752" table:formula="of:=['Olive '.H293]" office:value-type="float" office:value="0" calcext:value-type="float">
            <text:p>0</text:p>
          </table:table-cell>
          <table:table-cell table:style-name="ce752" table:formula="of:=['Olive '.I290]" office:value-type="float" office:value="0" calcext:value-type="float">
            <text:p>0</text:p>
          </table:table-cell>
          <table:table-cell table:style-name="ce752" table:formula="of:=['Olive '.J290]" office:value-type="float" office:value="0" calcext:value-type="float">
            <text:p>0</text:p>
          </table:table-cell>
          <table:table-cell table:style-name="ce752" table:formula="of:=['Olive '.K290]" office:value-type="float" office:value="0" calcext:value-type="float">
            <text:p>0</text:p>
          </table:table-cell>
          <table:table-cell/>
          <table:table-cell table:style-name="ce752" table:formula="of:=['Olive '.M290]" office:value-type="float" office:value="0" calcext:value-type="float">
            <text:p>0</text:p>
          </table:table-cell>
          <table:table-cell table:style-name="ce764" table:number-columns-repeated="2"/>
          <table:table-cell table:style-name="ce756" table:formula="of:=['Olive '.P293]" office:value-type="float" office:value="0" calcext:value-type="float">
            <text:p>0</text:p>
          </table:table-cell>
          <table:table-cell table:number-columns-repeated="1008"/>
        </table:table-row>
        <table:table-row table:style-name="ro5">
          <table:table-cell table:style-name="ce752" table:formula="of:=['Olive '.A294]" office:value-type="float" office:value="0" calcext:value-type="float">
            <text:p>0</text:p>
          </table:table-cell>
          <table:table-cell table:style-name="ce752" table:formula="of:=['Olive '.B294]" office:value-type="float" office:value="0" calcext:value-type="float">
            <text:p>0</text:p>
          </table:table-cell>
          <table:table-cell table:style-name="ce756" table:formula="of:=['Olive '.C294]" office:value-type="float" office:value="0" calcext:value-type="float">
            <text:p>0</text:p>
          </table:table-cell>
          <table:table-cell table:style-name="ce752" table:formula="of:=['Olive '.D294]" office:value-type="float" office:value="0" calcext:value-type="float">
            <text:p>0</text:p>
          </table:table-cell>
          <table:table-cell table:style-name="ce752" table:formula="of:=['Olive '.E294]" office:value-type="float" office:value="0" calcext:value-type="float">
            <text:p>0</text:p>
          </table:table-cell>
          <table:table-cell table:style-name="ce752" table:formula="of:=['Olive '.F294]" office:value-type="float" office:value="0" calcext:value-type="float">
            <text:p>0</text:p>
          </table:table-cell>
          <table:table-cell table:style-name="ce752" table:formula="of:=['Olive '.G294]" office:value-type="float" office:value="0" calcext:value-type="float">
            <text:p>0</text:p>
          </table:table-cell>
          <table:table-cell table:style-name="ce752" table:formula="of:=['Olive '.H294]" office:value-type="float" office:value="0" calcext:value-type="float">
            <text:p>0</text:p>
          </table:table-cell>
          <table:table-cell table:style-name="ce752" table:formula="of:=['Olive '.I291]" office:value-type="float" office:value="0" calcext:value-type="float">
            <text:p>0</text:p>
          </table:table-cell>
          <table:table-cell table:style-name="ce752" table:formula="of:=['Olive '.J291]" office:value-type="float" office:value="0" calcext:value-type="float">
            <text:p>0</text:p>
          </table:table-cell>
          <table:table-cell table:style-name="ce752" table:formula="of:=['Olive '.K291]" office:value-type="float" office:value="0" calcext:value-type="float">
            <text:p>0</text:p>
          </table:table-cell>
          <table:table-cell/>
          <table:table-cell table:style-name="ce752" table:formula="of:=['Olive '.M291]" office:value-type="float" office:value="0" calcext:value-type="float">
            <text:p>0</text:p>
          </table:table-cell>
          <table:table-cell table:style-name="ce764" table:number-columns-repeated="2"/>
          <table:table-cell table:style-name="ce756" table:formula="of:=['Olive '.P294]" office:value-type="float" office:value="0" calcext:value-type="float">
            <text:p>0</text:p>
          </table:table-cell>
          <table:table-cell table:number-columns-repeated="1008"/>
        </table:table-row>
        <table:table-row table:style-name="ro5">
          <table:table-cell table:style-name="ce752" table:formula="of:=['Olive '.A295]" office:value-type="float" office:value="0" calcext:value-type="float">
            <text:p>0</text:p>
          </table:table-cell>
          <table:table-cell table:style-name="ce752" table:formula="of:=['Olive '.B295]" office:value-type="float" office:value="0" calcext:value-type="float">
            <text:p>0</text:p>
          </table:table-cell>
          <table:table-cell table:style-name="ce756" table:formula="of:=['Olive '.C295]" office:value-type="float" office:value="0" calcext:value-type="float">
            <text:p>0</text:p>
          </table:table-cell>
          <table:table-cell table:style-name="ce752" table:formula="of:=['Olive '.D295]" office:value-type="float" office:value="0" calcext:value-type="float">
            <text:p>0</text:p>
          </table:table-cell>
          <table:table-cell table:style-name="ce752" table:formula="of:=['Olive '.E295]" office:value-type="float" office:value="0" calcext:value-type="float">
            <text:p>0</text:p>
          </table:table-cell>
          <table:table-cell table:style-name="ce752" table:formula="of:=['Olive '.F295]" office:value-type="float" office:value="0" calcext:value-type="float">
            <text:p>0</text:p>
          </table:table-cell>
          <table:table-cell table:style-name="ce752" table:formula="of:=['Olive '.G295]" office:value-type="float" office:value="0" calcext:value-type="float">
            <text:p>0</text:p>
          </table:table-cell>
          <table:table-cell table:style-name="ce752" table:formula="of:=['Olive '.H295]" office:value-type="float" office:value="0" calcext:value-type="float">
            <text:p>0</text:p>
          </table:table-cell>
          <table:table-cell table:style-name="ce752" table:formula="of:=['Olive '.I292]" office:value-type="float" office:value="0" calcext:value-type="float">
            <text:p>0</text:p>
          </table:table-cell>
          <table:table-cell table:style-name="ce752" table:formula="of:=['Olive '.J292]" office:value-type="float" office:value="0" calcext:value-type="float">
            <text:p>0</text:p>
          </table:table-cell>
          <table:table-cell table:style-name="ce752" table:formula="of:=['Olive '.K292]" office:value-type="float" office:value="0" calcext:value-type="float">
            <text:p>0</text:p>
          </table:table-cell>
          <table:table-cell/>
          <table:table-cell table:style-name="ce752" table:formula="of:=['Olive '.M292]" office:value-type="float" office:value="0" calcext:value-type="float">
            <text:p>0</text:p>
          </table:table-cell>
          <table:table-cell table:style-name="ce764" table:number-columns-repeated="2"/>
          <table:table-cell table:style-name="ce756" table:formula="of:=['Olive '.P295]" office:value-type="float" office:value="0" calcext:value-type="float">
            <text:p>0</text:p>
          </table:table-cell>
          <table:table-cell table:number-columns-repeated="1008"/>
        </table:table-row>
        <table:table-row table:style-name="ro5">
          <table:table-cell table:style-name="ce752" table:formula="of:=['Olive '.A296]" office:value-type="float" office:value="0" calcext:value-type="float">
            <text:p>0</text:p>
          </table:table-cell>
          <table:table-cell table:style-name="ce752" table:formula="of:=['Olive '.B296]" office:value-type="float" office:value="0" calcext:value-type="float">
            <text:p>0</text:p>
          </table:table-cell>
          <table:table-cell table:style-name="ce756" table:formula="of:=['Olive '.C296]" office:value-type="float" office:value="0" calcext:value-type="float">
            <text:p>0</text:p>
          </table:table-cell>
          <table:table-cell table:style-name="ce752" table:formula="of:=['Olive '.D296]" office:value-type="float" office:value="0" calcext:value-type="float">
            <text:p>0</text:p>
          </table:table-cell>
          <table:table-cell table:style-name="ce752" table:formula="of:=['Olive '.E296]" office:value-type="float" office:value="0" calcext:value-type="float">
            <text:p>0</text:p>
          </table:table-cell>
          <table:table-cell table:style-name="ce752" table:formula="of:=['Olive '.F296]" office:value-type="float" office:value="0" calcext:value-type="float">
            <text:p>0</text:p>
          </table:table-cell>
          <table:table-cell table:style-name="ce752" table:formula="of:=['Olive '.G296]" office:value-type="float" office:value="0" calcext:value-type="float">
            <text:p>0</text:p>
          </table:table-cell>
          <table:table-cell table:style-name="ce752" table:formula="of:=['Olive '.H296]" office:value-type="float" office:value="0" calcext:value-type="float">
            <text:p>0</text:p>
          </table:table-cell>
          <table:table-cell table:style-name="ce752" table:formula="of:=['Olive '.I293]" office:value-type="float" office:value="0" calcext:value-type="float">
            <text:p>0</text:p>
          </table:table-cell>
          <table:table-cell table:style-name="ce752" table:formula="of:=['Olive '.J293]" office:value-type="float" office:value="0" calcext:value-type="float">
            <text:p>0</text:p>
          </table:table-cell>
          <table:table-cell table:style-name="ce752" table:formula="of:=['Olive '.K293]" office:value-type="float" office:value="0" calcext:value-type="float">
            <text:p>0</text:p>
          </table:table-cell>
          <table:table-cell/>
          <table:table-cell table:style-name="ce752" table:formula="of:=['Olive '.M293]" office:value-type="float" office:value="0" calcext:value-type="float">
            <text:p>0</text:p>
          </table:table-cell>
          <table:table-cell table:style-name="ce764" table:number-columns-repeated="2"/>
          <table:table-cell table:style-name="ce756" table:formula="of:=['Olive '.P296]" office:value-type="float" office:value="0" calcext:value-type="float">
            <text:p>0</text:p>
          </table:table-cell>
          <table:table-cell table:number-columns-repeated="1008"/>
        </table:table-row>
        <table:table-row table:style-name="ro5">
          <table:table-cell table:style-name="ce752" table:formula="of:=['Olive '.A297]" office:value-type="float" office:value="0" calcext:value-type="float">
            <text:p>0</text:p>
          </table:table-cell>
          <table:table-cell table:style-name="ce752" table:formula="of:=['Olive '.B297]" office:value-type="float" office:value="0" calcext:value-type="float">
            <text:p>0</text:p>
          </table:table-cell>
          <table:table-cell table:style-name="ce756" table:formula="of:=['Olive '.C297]" office:value-type="float" office:value="0" calcext:value-type="float">
            <text:p>0</text:p>
          </table:table-cell>
          <table:table-cell table:style-name="ce752" table:formula="of:=['Olive '.D297]" office:value-type="float" office:value="0" calcext:value-type="float">
            <text:p>0</text:p>
          </table:table-cell>
          <table:table-cell table:style-name="ce752" table:formula="of:=['Olive '.E297]" office:value-type="float" office:value="0" calcext:value-type="float">
            <text:p>0</text:p>
          </table:table-cell>
          <table:table-cell table:style-name="ce752" table:formula="of:=['Olive '.F297]" office:value-type="float" office:value="0" calcext:value-type="float">
            <text:p>0</text:p>
          </table:table-cell>
          <table:table-cell table:style-name="ce752" table:formula="of:=['Olive '.G297]" office:value-type="float" office:value="0" calcext:value-type="float">
            <text:p>0</text:p>
          </table:table-cell>
          <table:table-cell table:style-name="ce752" table:formula="of:=['Olive '.H297]" office:value-type="float" office:value="0" calcext:value-type="float">
            <text:p>0</text:p>
          </table:table-cell>
          <table:table-cell table:style-name="ce752" table:formula="of:=['Olive '.I294]" office:value-type="float" office:value="0" calcext:value-type="float">
            <text:p>0</text:p>
          </table:table-cell>
          <table:table-cell table:style-name="ce752" table:formula="of:=['Olive '.J294]" office:value-type="float" office:value="0" calcext:value-type="float">
            <text:p>0</text:p>
          </table:table-cell>
          <table:table-cell table:style-name="ce752" table:formula="of:=['Olive '.K294]" office:value-type="float" office:value="0" calcext:value-type="float">
            <text:p>0</text:p>
          </table:table-cell>
          <table:table-cell/>
          <table:table-cell table:style-name="ce752" table:formula="of:=['Olive '.M294]" office:value-type="float" office:value="0" calcext:value-type="float">
            <text:p>0</text:p>
          </table:table-cell>
          <table:table-cell table:style-name="ce764" table:number-columns-repeated="2"/>
          <table:table-cell table:style-name="ce756" table:formula="of:=['Olive '.P297]" office:value-type="float" office:value="0" calcext:value-type="float">
            <text:p>0</text:p>
          </table:table-cell>
          <table:table-cell table:number-columns-repeated="1008"/>
        </table:table-row>
        <table:table-row table:style-name="ro5">
          <table:table-cell table:style-name="ce752" table:formula="of:=['Olive '.A298]" office:value-type="float" office:value="0" calcext:value-type="float">
            <text:p>0</text:p>
          </table:table-cell>
          <table:table-cell table:style-name="ce752" table:formula="of:=['Olive '.B298]" office:value-type="float" office:value="0" calcext:value-type="float">
            <text:p>0</text:p>
          </table:table-cell>
          <table:table-cell table:style-name="ce756" table:formula="of:=['Olive '.C298]" office:value-type="float" office:value="0" calcext:value-type="float">
            <text:p>0</text:p>
          </table:table-cell>
          <table:table-cell table:style-name="ce752" table:formula="of:=['Olive '.D298]" office:value-type="float" office:value="0" calcext:value-type="float">
            <text:p>0</text:p>
          </table:table-cell>
          <table:table-cell table:style-name="ce752" table:formula="of:=['Olive '.E298]" office:value-type="float" office:value="0" calcext:value-type="float">
            <text:p>0</text:p>
          </table:table-cell>
          <table:table-cell table:style-name="ce752" table:formula="of:=['Olive '.F298]" office:value-type="float" office:value="0" calcext:value-type="float">
            <text:p>0</text:p>
          </table:table-cell>
          <table:table-cell table:style-name="ce752" table:formula="of:=['Olive '.G298]" office:value-type="float" office:value="0" calcext:value-type="float">
            <text:p>0</text:p>
          </table:table-cell>
          <table:table-cell table:style-name="ce752" table:formula="of:=['Olive '.H298]" office:value-type="float" office:value="0" calcext:value-type="float">
            <text:p>0</text:p>
          </table:table-cell>
          <table:table-cell table:style-name="ce752" table:formula="of:=['Olive '.I295]" office:value-type="float" office:value="0" calcext:value-type="float">
            <text:p>0</text:p>
          </table:table-cell>
          <table:table-cell table:style-name="ce752" table:formula="of:=['Olive '.J295]" office:value-type="float" office:value="0" calcext:value-type="float">
            <text:p>0</text:p>
          </table:table-cell>
          <table:table-cell table:style-name="ce752" table:formula="of:=['Olive '.K295]" office:value-type="float" office:value="0" calcext:value-type="float">
            <text:p>0</text:p>
          </table:table-cell>
          <table:table-cell/>
          <table:table-cell table:style-name="ce752" table:formula="of:=['Olive '.M295]" office:value-type="float" office:value="0" calcext:value-type="float">
            <text:p>0</text:p>
          </table:table-cell>
          <table:table-cell table:style-name="ce764" table:number-columns-repeated="2"/>
          <table:table-cell table:style-name="ce756" table:formula="of:=['Olive '.P298]" office:value-type="float" office:value="0" calcext:value-type="float">
            <text:p>0</text:p>
          </table:table-cell>
          <table:table-cell table:number-columns-repeated="1008"/>
        </table:table-row>
        <table:table-row table:style-name="ro5">
          <table:table-cell table:style-name="ce752" table:formula="of:=['Olive '.A299]" office:value-type="float" office:value="0" calcext:value-type="float">
            <text:p>0</text:p>
          </table:table-cell>
          <table:table-cell table:style-name="ce752" table:formula="of:=['Olive '.B299]" office:value-type="float" office:value="0" calcext:value-type="float">
            <text:p>0</text:p>
          </table:table-cell>
          <table:table-cell table:style-name="ce756" table:formula="of:=['Olive '.C299]" office:value-type="float" office:value="0" calcext:value-type="float">
            <text:p>0</text:p>
          </table:table-cell>
          <table:table-cell table:style-name="ce752" table:formula="of:=['Olive '.D299]" office:value-type="float" office:value="0" calcext:value-type="float">
            <text:p>0</text:p>
          </table:table-cell>
          <table:table-cell table:style-name="ce752" table:formula="of:=['Olive '.E299]" office:value-type="float" office:value="0" calcext:value-type="float">
            <text:p>0</text:p>
          </table:table-cell>
          <table:table-cell table:style-name="ce752" table:formula="of:=['Olive '.F299]" office:value-type="float" office:value="0" calcext:value-type="float">
            <text:p>0</text:p>
          </table:table-cell>
          <table:table-cell table:style-name="ce752" table:formula="of:=['Olive '.G299]" office:value-type="float" office:value="0" calcext:value-type="float">
            <text:p>0</text:p>
          </table:table-cell>
          <table:table-cell table:style-name="ce752" table:formula="of:=['Olive '.H299]" office:value-type="float" office:value="0" calcext:value-type="float">
            <text:p>0</text:p>
          </table:table-cell>
          <table:table-cell table:style-name="ce752" table:formula="of:=['Olive '.I296]" office:value-type="float" office:value="0" calcext:value-type="float">
            <text:p>0</text:p>
          </table:table-cell>
          <table:table-cell table:style-name="ce752" table:formula="of:=['Olive '.J296]" office:value-type="float" office:value="0" calcext:value-type="float">
            <text:p>0</text:p>
          </table:table-cell>
          <table:table-cell table:style-name="ce752" table:formula="of:=['Olive '.K296]" office:value-type="float" office:value="0" calcext:value-type="float">
            <text:p>0</text:p>
          </table:table-cell>
          <table:table-cell/>
          <table:table-cell table:style-name="ce752" table:formula="of:=['Olive '.M296]" office:value-type="float" office:value="0" calcext:value-type="float">
            <text:p>0</text:p>
          </table:table-cell>
          <table:table-cell table:style-name="ce764" table:number-columns-repeated="2"/>
          <table:table-cell table:style-name="ce756" table:formula="of:=['Olive '.P299]" office:value-type="float" office:value="0" calcext:value-type="float">
            <text:p>0</text:p>
          </table:table-cell>
          <table:table-cell table:number-columns-repeated="1008"/>
        </table:table-row>
        <table:table-row table:style-name="ro5">
          <table:table-cell table:style-name="ce752" table:formula="of:=['Olive '.A300]" office:value-type="float" office:value="0" calcext:value-type="float">
            <text:p>0</text:p>
          </table:table-cell>
          <table:table-cell table:style-name="ce752" table:formula="of:=['Olive '.B300]" office:value-type="float" office:value="0" calcext:value-type="float">
            <text:p>0</text:p>
          </table:table-cell>
          <table:table-cell table:style-name="ce756" table:formula="of:=['Olive '.C300]" office:value-type="float" office:value="0" calcext:value-type="float">
            <text:p>0</text:p>
          </table:table-cell>
          <table:table-cell table:style-name="ce752" table:formula="of:=['Olive '.D300]" office:value-type="float" office:value="0" calcext:value-type="float">
            <text:p>0</text:p>
          </table:table-cell>
          <table:table-cell table:style-name="ce752" table:formula="of:=['Olive '.E300]" office:value-type="float" office:value="0" calcext:value-type="float">
            <text:p>0</text:p>
          </table:table-cell>
          <table:table-cell table:style-name="ce752" table:formula="of:=['Olive '.F300]" office:value-type="float" office:value="0" calcext:value-type="float">
            <text:p>0</text:p>
          </table:table-cell>
          <table:table-cell table:style-name="ce752" table:formula="of:=['Olive '.G300]" office:value-type="float" office:value="0" calcext:value-type="float">
            <text:p>0</text:p>
          </table:table-cell>
          <table:table-cell table:style-name="ce752" table:formula="of:=['Olive '.H300]" office:value-type="float" office:value="0" calcext:value-type="float">
            <text:p>0</text:p>
          </table:table-cell>
          <table:table-cell table:style-name="ce752" table:formula="of:=['Olive '.I297]" office:value-type="float" office:value="0" calcext:value-type="float">
            <text:p>0</text:p>
          </table:table-cell>
          <table:table-cell table:style-name="ce752" table:formula="of:=['Olive '.J297]" office:value-type="float" office:value="0" calcext:value-type="float">
            <text:p>0</text:p>
          </table:table-cell>
          <table:table-cell table:style-name="ce752" table:formula="of:=['Olive '.K297]" office:value-type="float" office:value="0" calcext:value-type="float">
            <text:p>0</text:p>
          </table:table-cell>
          <table:table-cell/>
          <table:table-cell table:style-name="ce752" table:formula="of:=['Olive '.M297]" office:value-type="float" office:value="0" calcext:value-type="float">
            <text:p>0</text:p>
          </table:table-cell>
          <table:table-cell table:style-name="ce764" table:number-columns-repeated="2"/>
          <table:table-cell table:style-name="ce756" table:formula="of:=['Olive '.P300]" office:value-type="float" office:value="0" calcext:value-type="float">
            <text:p>0</text:p>
          </table:table-cell>
          <table:table-cell table:number-columns-repeated="1008"/>
        </table:table-row>
        <table:table-row table:style-name="ro5">
          <table:table-cell table:style-name="ce752" table:formula="of:=['Olive '.A301]" office:value-type="float" office:value="0" calcext:value-type="float">
            <text:p>0</text:p>
          </table:table-cell>
          <table:table-cell table:style-name="ce752" table:formula="of:=['Olive '.B301]" office:value-type="float" office:value="0" calcext:value-type="float">
            <text:p>0</text:p>
          </table:table-cell>
          <table:table-cell table:style-name="ce756" table:formula="of:=['Olive '.C301]" office:value-type="float" office:value="0" calcext:value-type="float">
            <text:p>0</text:p>
          </table:table-cell>
          <table:table-cell table:style-name="ce752" table:formula="of:=['Olive '.D301]" office:value-type="float" office:value="0" calcext:value-type="float">
            <text:p>0</text:p>
          </table:table-cell>
          <table:table-cell table:style-name="ce752" table:formula="of:=['Olive '.E301]" office:value-type="float" office:value="0" calcext:value-type="float">
            <text:p>0</text:p>
          </table:table-cell>
          <table:table-cell table:style-name="ce752" table:formula="of:=['Olive '.F301]" office:value-type="float" office:value="0" calcext:value-type="float">
            <text:p>0</text:p>
          </table:table-cell>
          <table:table-cell table:style-name="ce752" table:formula="of:=['Olive '.G301]" office:value-type="float" office:value="0" calcext:value-type="float">
            <text:p>0</text:p>
          </table:table-cell>
          <table:table-cell table:style-name="ce752" table:formula="of:=['Olive '.H301]" office:value-type="float" office:value="0" calcext:value-type="float">
            <text:p>0</text:p>
          </table:table-cell>
          <table:table-cell table:style-name="ce752" table:formula="of:=['Olive '.I298]" office:value-type="float" office:value="0" calcext:value-type="float">
            <text:p>0</text:p>
          </table:table-cell>
          <table:table-cell table:style-name="ce752" table:formula="of:=['Olive '.J298]" office:value-type="float" office:value="0" calcext:value-type="float">
            <text:p>0</text:p>
          </table:table-cell>
          <table:table-cell table:style-name="ce752" table:formula="of:=['Olive '.K298]" office:value-type="float" office:value="0" calcext:value-type="float">
            <text:p>0</text:p>
          </table:table-cell>
          <table:table-cell/>
          <table:table-cell table:style-name="ce752" table:formula="of:=['Olive '.M298]" office:value-type="float" office:value="0" calcext:value-type="float">
            <text:p>0</text:p>
          </table:table-cell>
          <table:table-cell table:style-name="ce764" table:number-columns-repeated="2"/>
          <table:table-cell table:style-name="ce756" table:formula="of:=['Olive '.P301]" office:value-type="float" office:value="0" calcext:value-type="float">
            <text:p>0</text:p>
          </table:table-cell>
          <table:table-cell table:number-columns-repeated="1008"/>
        </table:table-row>
        <table:table-row table:style-name="ro5">
          <table:table-cell table:style-name="ce752" table:formula="of:=['Olive '.A302]" office:value-type="float" office:value="0" calcext:value-type="float">
            <text:p>0</text:p>
          </table:table-cell>
          <table:table-cell table:style-name="ce752" table:formula="of:=['Olive '.B302]" office:value-type="float" office:value="0" calcext:value-type="float">
            <text:p>0</text:p>
          </table:table-cell>
          <table:table-cell table:style-name="ce756" table:formula="of:=['Olive '.C302]" office:value-type="float" office:value="0" calcext:value-type="float">
            <text:p>0</text:p>
          </table:table-cell>
          <table:table-cell table:style-name="ce752" table:formula="of:=['Olive '.D302]" office:value-type="float" office:value="0" calcext:value-type="float">
            <text:p>0</text:p>
          </table:table-cell>
          <table:table-cell table:style-name="ce752" table:formula="of:=['Olive '.E302]" office:value-type="float" office:value="0" calcext:value-type="float">
            <text:p>0</text:p>
          </table:table-cell>
          <table:table-cell table:style-name="ce752" table:formula="of:=['Olive '.F302]" office:value-type="float" office:value="0" calcext:value-type="float">
            <text:p>0</text:p>
          </table:table-cell>
          <table:table-cell table:style-name="ce752" table:formula="of:=['Olive '.G302]" office:value-type="float" office:value="0" calcext:value-type="float">
            <text:p>0</text:p>
          </table:table-cell>
          <table:table-cell table:style-name="ce752" table:formula="of:=['Olive '.H302]" office:value-type="float" office:value="0" calcext:value-type="float">
            <text:p>0</text:p>
          </table:table-cell>
          <table:table-cell table:style-name="ce752" table:formula="of:=['Olive '.I299]" office:value-type="float" office:value="0" calcext:value-type="float">
            <text:p>0</text:p>
          </table:table-cell>
          <table:table-cell table:style-name="ce752" table:formula="of:=['Olive '.J299]" office:value-type="float" office:value="0" calcext:value-type="float">
            <text:p>0</text:p>
          </table:table-cell>
          <table:table-cell table:style-name="ce752" table:formula="of:=['Olive '.K299]" office:value-type="float" office:value="0" calcext:value-type="float">
            <text:p>0</text:p>
          </table:table-cell>
          <table:table-cell/>
          <table:table-cell table:style-name="ce752" table:formula="of:=['Olive '.M299]" office:value-type="float" office:value="0" calcext:value-type="float">
            <text:p>0</text:p>
          </table:table-cell>
          <table:table-cell table:style-name="ce764" table:number-columns-repeated="2"/>
          <table:table-cell table:style-name="ce756" table:formula="of:=['Olive '.P302]" office:value-type="float" office:value="0" calcext:value-type="float">
            <text:p>0</text:p>
          </table:table-cell>
          <table:table-cell table:number-columns-repeated="1008"/>
        </table:table-row>
        <table:table-row table:style-name="ro5">
          <table:table-cell table:style-name="ce752" table:formula="of:=['Olive '.A303]" office:value-type="float" office:value="0" calcext:value-type="float">
            <text:p>0</text:p>
          </table:table-cell>
          <table:table-cell table:style-name="ce752" table:formula="of:=['Olive '.B303]" office:value-type="float" office:value="0" calcext:value-type="float">
            <text:p>0</text:p>
          </table:table-cell>
          <table:table-cell table:style-name="ce756" table:formula="of:=['Olive '.C303]" office:value-type="float" office:value="0" calcext:value-type="float">
            <text:p>0</text:p>
          </table:table-cell>
          <table:table-cell table:style-name="ce752" table:formula="of:=['Olive '.D303]" office:value-type="float" office:value="0" calcext:value-type="float">
            <text:p>0</text:p>
          </table:table-cell>
          <table:table-cell table:style-name="ce752" table:formula="of:=['Olive '.E303]" office:value-type="float" office:value="0" calcext:value-type="float">
            <text:p>0</text:p>
          </table:table-cell>
          <table:table-cell table:style-name="ce752" table:formula="of:=['Olive '.F303]" office:value-type="float" office:value="0" calcext:value-type="float">
            <text:p>0</text:p>
          </table:table-cell>
          <table:table-cell table:style-name="ce752" table:formula="of:=['Olive '.G303]" office:value-type="float" office:value="0" calcext:value-type="float">
            <text:p>0</text:p>
          </table:table-cell>
          <table:table-cell table:style-name="ce752" table:formula="of:=['Olive '.H303]" office:value-type="float" office:value="0" calcext:value-type="float">
            <text:p>0</text:p>
          </table:table-cell>
          <table:table-cell table:style-name="ce752" table:formula="of:=['Olive '.I300]" office:value-type="float" office:value="0" calcext:value-type="float">
            <text:p>0</text:p>
          </table:table-cell>
          <table:table-cell table:style-name="ce752" table:formula="of:=['Olive '.J300]" office:value-type="float" office:value="0" calcext:value-type="float">
            <text:p>0</text:p>
          </table:table-cell>
          <table:table-cell table:style-name="ce752" table:formula="of:=['Olive '.K300]" office:value-type="float" office:value="0" calcext:value-type="float">
            <text:p>0</text:p>
          </table:table-cell>
          <table:table-cell/>
          <table:table-cell table:style-name="ce752" table:formula="of:=['Olive '.M300]" office:value-type="float" office:value="0" calcext:value-type="float">
            <text:p>0</text:p>
          </table:table-cell>
          <table:table-cell table:style-name="ce764" table:number-columns-repeated="2"/>
          <table:table-cell table:style-name="ce756" table:formula="of:=['Olive '.P303]" office:value-type="float" office:value="0" calcext:value-type="float">
            <text:p>0</text:p>
          </table:table-cell>
          <table:table-cell table:number-columns-repeated="1008"/>
        </table:table-row>
        <table:table-row table:style-name="ro5">
          <table:table-cell table:style-name="ce752" table:formula="of:=['Olive '.A304]" office:value-type="float" office:value="0" calcext:value-type="float">
            <text:p>0</text:p>
          </table:table-cell>
          <table:table-cell table:style-name="ce752" table:formula="of:=['Olive '.B304]" office:value-type="float" office:value="0" calcext:value-type="float">
            <text:p>0</text:p>
          </table:table-cell>
          <table:table-cell table:style-name="ce756" table:formula="of:=['Olive '.C304]" office:value-type="float" office:value="0" calcext:value-type="float">
            <text:p>0</text:p>
          </table:table-cell>
          <table:table-cell table:style-name="ce752" table:formula="of:=['Olive '.D304]" office:value-type="float" office:value="0" calcext:value-type="float">
            <text:p>0</text:p>
          </table:table-cell>
          <table:table-cell table:style-name="ce752" table:formula="of:=['Olive '.E304]" office:value-type="float" office:value="0" calcext:value-type="float">
            <text:p>0</text:p>
          </table:table-cell>
          <table:table-cell table:style-name="ce752" table:formula="of:=['Olive '.F304]" office:value-type="float" office:value="0" calcext:value-type="float">
            <text:p>0</text:p>
          </table:table-cell>
          <table:table-cell table:style-name="ce752" table:formula="of:=['Olive '.G304]" office:value-type="float" office:value="0" calcext:value-type="float">
            <text:p>0</text:p>
          </table:table-cell>
          <table:table-cell table:style-name="ce752" table:formula="of:=['Olive '.H304]" office:value-type="float" office:value="0" calcext:value-type="float">
            <text:p>0</text:p>
          </table:table-cell>
          <table:table-cell table:style-name="ce752" table:formula="of:=['Olive '.I301]" office:value-type="float" office:value="0" calcext:value-type="float">
            <text:p>0</text:p>
          </table:table-cell>
          <table:table-cell table:style-name="ce752" table:formula="of:=['Olive '.J301]" office:value-type="float" office:value="0" calcext:value-type="float">
            <text:p>0</text:p>
          </table:table-cell>
          <table:table-cell table:style-name="ce752" table:formula="of:=['Olive '.K301]" office:value-type="float" office:value="0" calcext:value-type="float">
            <text:p>0</text:p>
          </table:table-cell>
          <table:table-cell/>
          <table:table-cell table:style-name="ce752" table:formula="of:=['Olive '.M301]" office:value-type="float" office:value="0" calcext:value-type="float">
            <text:p>0</text:p>
          </table:table-cell>
          <table:table-cell table:style-name="ce764" table:number-columns-repeated="2"/>
          <table:table-cell table:style-name="ce756" table:formula="of:=['Olive '.P304]" office:value-type="float" office:value="0" calcext:value-type="float">
            <text:p>0</text:p>
          </table:table-cell>
          <table:table-cell table:number-columns-repeated="1008"/>
        </table:table-row>
        <table:table-row table:style-name="ro5">
          <table:table-cell table:style-name="ce752" table:formula="of:=['Olive '.A305]" office:value-type="float" office:value="0" calcext:value-type="float">
            <text:p>0</text:p>
          </table:table-cell>
          <table:table-cell table:style-name="ce752" table:formula="of:=['Olive '.B305]" office:value-type="float" office:value="0" calcext:value-type="float">
            <text:p>0</text:p>
          </table:table-cell>
          <table:table-cell table:style-name="ce756" table:formula="of:=['Olive '.C305]" office:value-type="float" office:value="0" calcext:value-type="float">
            <text:p>0</text:p>
          </table:table-cell>
          <table:table-cell table:style-name="ce752" table:formula="of:=['Olive '.D305]" office:value-type="float" office:value="0" calcext:value-type="float">
            <text:p>0</text:p>
          </table:table-cell>
          <table:table-cell table:style-name="ce752" table:formula="of:=['Olive '.E305]" office:value-type="float" office:value="0" calcext:value-type="float">
            <text:p>0</text:p>
          </table:table-cell>
          <table:table-cell table:style-name="ce752" table:formula="of:=['Olive '.F305]" office:value-type="float" office:value="0" calcext:value-type="float">
            <text:p>0</text:p>
          </table:table-cell>
          <table:table-cell table:style-name="ce752" table:formula="of:=['Olive '.G305]" office:value-type="float" office:value="0" calcext:value-type="float">
            <text:p>0</text:p>
          </table:table-cell>
          <table:table-cell table:style-name="ce752" table:formula="of:=['Olive '.H305]" office:value-type="float" office:value="0" calcext:value-type="float">
            <text:p>0</text:p>
          </table:table-cell>
          <table:table-cell table:style-name="ce752" table:formula="of:=['Olive '.I302]" office:value-type="float" office:value="0" calcext:value-type="float">
            <text:p>0</text:p>
          </table:table-cell>
          <table:table-cell table:style-name="ce752" table:formula="of:=['Olive '.J302]" office:value-type="float" office:value="0" calcext:value-type="float">
            <text:p>0</text:p>
          </table:table-cell>
          <table:table-cell table:style-name="ce752" table:formula="of:=['Olive '.K302]" office:value-type="float" office:value="0" calcext:value-type="float">
            <text:p>0</text:p>
          </table:table-cell>
          <table:table-cell/>
          <table:table-cell table:style-name="ce752" table:formula="of:=['Olive '.M302]" office:value-type="float" office:value="0" calcext:value-type="float">
            <text:p>0</text:p>
          </table:table-cell>
          <table:table-cell table:style-name="ce764" table:number-columns-repeated="2"/>
          <table:table-cell table:style-name="ce756" table:formula="of:=['Olive '.P305]" office:value-type="float" office:value="0" calcext:value-type="float">
            <text:p>0</text:p>
          </table:table-cell>
          <table:table-cell table:number-columns-repeated="1008"/>
        </table:table-row>
        <table:table-row table:style-name="ro5">
          <table:table-cell table:style-name="ce752" table:formula="of:=['Olive '.A306]" office:value-type="float" office:value="0" calcext:value-type="float">
            <text:p>0</text:p>
          </table:table-cell>
          <table:table-cell table:style-name="ce752" table:formula="of:=['Olive '.B306]" office:value-type="float" office:value="0" calcext:value-type="float">
            <text:p>0</text:p>
          </table:table-cell>
          <table:table-cell table:style-name="ce756" table:formula="of:=['Olive '.C306]" office:value-type="float" office:value="0" calcext:value-type="float">
            <text:p>0</text:p>
          </table:table-cell>
          <table:table-cell table:style-name="ce752" table:formula="of:=['Olive '.D306]" office:value-type="float" office:value="0" calcext:value-type="float">
            <text:p>0</text:p>
          </table:table-cell>
          <table:table-cell table:style-name="ce752" table:formula="of:=['Olive '.E306]" office:value-type="float" office:value="0" calcext:value-type="float">
            <text:p>0</text:p>
          </table:table-cell>
          <table:table-cell table:style-name="ce752" table:formula="of:=['Olive '.F306]" office:value-type="float" office:value="0" calcext:value-type="float">
            <text:p>0</text:p>
          </table:table-cell>
          <table:table-cell table:style-name="ce752" table:formula="of:=['Olive '.G306]" office:value-type="float" office:value="0" calcext:value-type="float">
            <text:p>0</text:p>
          </table:table-cell>
          <table:table-cell table:style-name="ce752" table:formula="of:=['Olive '.H306]" office:value-type="float" office:value="0" calcext:value-type="float">
            <text:p>0</text:p>
          </table:table-cell>
          <table:table-cell table:style-name="ce752" table:formula="of:=['Olive '.I303]" office:value-type="float" office:value="0" calcext:value-type="float">
            <text:p>0</text:p>
          </table:table-cell>
          <table:table-cell table:style-name="ce752" table:formula="of:=['Olive '.J303]" office:value-type="float" office:value="0" calcext:value-type="float">
            <text:p>0</text:p>
          </table:table-cell>
          <table:table-cell table:style-name="ce752" table:formula="of:=['Olive '.K303]" office:value-type="float" office:value="0" calcext:value-type="float">
            <text:p>0</text:p>
          </table:table-cell>
          <table:table-cell/>
          <table:table-cell table:style-name="ce752" table:formula="of:=['Olive '.M303]" office:value-type="float" office:value="0" calcext:value-type="float">
            <text:p>0</text:p>
          </table:table-cell>
          <table:table-cell table:style-name="ce764" table:number-columns-repeated="2"/>
          <table:table-cell table:style-name="ce756" table:formula="of:=['Olive '.P306]" office:value-type="float" office:value="0" calcext:value-type="float">
            <text:p>0</text:p>
          </table:table-cell>
          <table:table-cell table:number-columns-repeated="1008"/>
        </table:table-row>
        <table:table-row table:style-name="ro5">
          <table:table-cell table:style-name="ce752" table:formula="of:=['Olive '.A307]" office:value-type="float" office:value="0" calcext:value-type="float">
            <text:p>0</text:p>
          </table:table-cell>
          <table:table-cell table:style-name="ce752" table:formula="of:=['Olive '.B307]" office:value-type="float" office:value="0" calcext:value-type="float">
            <text:p>0</text:p>
          </table:table-cell>
          <table:table-cell table:style-name="ce756" table:formula="of:=['Olive '.C307]" office:value-type="float" office:value="0" calcext:value-type="float">
            <text:p>0</text:p>
          </table:table-cell>
          <table:table-cell table:style-name="ce752" table:formula="of:=['Olive '.D307]" office:value-type="float" office:value="0" calcext:value-type="float">
            <text:p>0</text:p>
          </table:table-cell>
          <table:table-cell table:style-name="ce752" table:formula="of:=['Olive '.E307]" office:value-type="float" office:value="0" calcext:value-type="float">
            <text:p>0</text:p>
          </table:table-cell>
          <table:table-cell table:style-name="ce752" table:formula="of:=['Olive '.F307]" office:value-type="float" office:value="0" calcext:value-type="float">
            <text:p>0</text:p>
          </table:table-cell>
          <table:table-cell table:style-name="ce752" table:formula="of:=['Olive '.G307]" office:value-type="float" office:value="0" calcext:value-type="float">
            <text:p>0</text:p>
          </table:table-cell>
          <table:table-cell table:style-name="ce752" table:formula="of:=['Olive '.H307]" office:value-type="float" office:value="0" calcext:value-type="float">
            <text:p>0</text:p>
          </table:table-cell>
          <table:table-cell table:style-name="ce752" table:formula="of:=['Olive '.I304]" office:value-type="float" office:value="0" calcext:value-type="float">
            <text:p>0</text:p>
          </table:table-cell>
          <table:table-cell table:style-name="ce752" table:formula="of:=['Olive '.J304]" office:value-type="float" office:value="0" calcext:value-type="float">
            <text:p>0</text:p>
          </table:table-cell>
          <table:table-cell table:style-name="ce752" table:formula="of:=['Olive '.K304]" office:value-type="float" office:value="0" calcext:value-type="float">
            <text:p>0</text:p>
          </table:table-cell>
          <table:table-cell/>
          <table:table-cell table:style-name="ce752" table:formula="of:=['Olive '.M304]" office:value-type="float" office:value="0" calcext:value-type="float">
            <text:p>0</text:p>
          </table:table-cell>
          <table:table-cell table:style-name="ce764" table:number-columns-repeated="2"/>
          <table:table-cell table:style-name="ce756" table:formula="of:=['Olive '.P307]" office:value-type="float" office:value="0" calcext:value-type="float">
            <text:p>0</text:p>
          </table:table-cell>
          <table:table-cell table:number-columns-repeated="1008"/>
        </table:table-row>
        <table:table-row table:style-name="ro5">
          <table:table-cell table:style-name="ce752" table:formula="of:=['Olive '.A308]" office:value-type="float" office:value="0" calcext:value-type="float">
            <text:p>0</text:p>
          </table:table-cell>
          <table:table-cell table:style-name="ce752" table:formula="of:=['Olive '.B308]" office:value-type="float" office:value="0" calcext:value-type="float">
            <text:p>0</text:p>
          </table:table-cell>
          <table:table-cell table:style-name="ce756" table:formula="of:=['Olive '.C308]" office:value-type="float" office:value="0" calcext:value-type="float">
            <text:p>0</text:p>
          </table:table-cell>
          <table:table-cell table:style-name="ce752" table:formula="of:=['Olive '.D308]" office:value-type="float" office:value="0" calcext:value-type="float">
            <text:p>0</text:p>
          </table:table-cell>
          <table:table-cell table:style-name="ce752" table:formula="of:=['Olive '.E308]" office:value-type="float" office:value="0" calcext:value-type="float">
            <text:p>0</text:p>
          </table:table-cell>
          <table:table-cell table:style-name="ce752" table:formula="of:=['Olive '.F308]" office:value-type="float" office:value="0" calcext:value-type="float">
            <text:p>0</text:p>
          </table:table-cell>
          <table:table-cell table:style-name="ce752" table:formula="of:=['Olive '.G308]" office:value-type="float" office:value="0" calcext:value-type="float">
            <text:p>0</text:p>
          </table:table-cell>
          <table:table-cell table:style-name="ce752" table:formula="of:=['Olive '.H308]" office:value-type="float" office:value="0" calcext:value-type="float">
            <text:p>0</text:p>
          </table:table-cell>
          <table:table-cell table:style-name="ce752" table:formula="of:=['Olive '.I305]" office:value-type="float" office:value="0" calcext:value-type="float">
            <text:p>0</text:p>
          </table:table-cell>
          <table:table-cell table:style-name="ce752" table:formula="of:=['Olive '.J305]" office:value-type="float" office:value="0" calcext:value-type="float">
            <text:p>0</text:p>
          </table:table-cell>
          <table:table-cell table:style-name="ce752" table:formula="of:=['Olive '.K305]" office:value-type="float" office:value="0" calcext:value-type="float">
            <text:p>0</text:p>
          </table:table-cell>
          <table:table-cell/>
          <table:table-cell table:style-name="ce752" table:formula="of:=['Olive '.M305]" office:value-type="float" office:value="0" calcext:value-type="float">
            <text:p>0</text:p>
          </table:table-cell>
          <table:table-cell table:style-name="ce764" table:number-columns-repeated="2"/>
          <table:table-cell table:style-name="ce756" table:formula="of:=['Olive '.P308]" office:value-type="float" office:value="0" calcext:value-type="float">
            <text:p>0</text:p>
          </table:table-cell>
          <table:table-cell table:number-columns-repeated="1008"/>
        </table:table-row>
        <table:table-row table:style-name="ro5">
          <table:table-cell table:style-name="ce752" table:formula="of:=['Olive '.A309]" office:value-type="float" office:value="0" calcext:value-type="float">
            <text:p>0</text:p>
          </table:table-cell>
          <table:table-cell table:style-name="ce752" table:formula="of:=['Olive '.B309]" office:value-type="float" office:value="0" calcext:value-type="float">
            <text:p>0</text:p>
          </table:table-cell>
          <table:table-cell table:style-name="ce756" table:formula="of:=['Olive '.C309]" office:value-type="float" office:value="0" calcext:value-type="float">
            <text:p>0</text:p>
          </table:table-cell>
          <table:table-cell table:style-name="ce752" table:formula="of:=['Olive '.D309]" office:value-type="float" office:value="0" calcext:value-type="float">
            <text:p>0</text:p>
          </table:table-cell>
          <table:table-cell table:style-name="ce752" table:formula="of:=['Olive '.E309]" office:value-type="float" office:value="0" calcext:value-type="float">
            <text:p>0</text:p>
          </table:table-cell>
          <table:table-cell table:style-name="ce752" table:formula="of:=['Olive '.F309]" office:value-type="float" office:value="0" calcext:value-type="float">
            <text:p>0</text:p>
          </table:table-cell>
          <table:table-cell table:style-name="ce752" table:formula="of:=['Olive '.G309]" office:value-type="float" office:value="0" calcext:value-type="float">
            <text:p>0</text:p>
          </table:table-cell>
          <table:table-cell table:style-name="ce752" table:formula="of:=['Olive '.H309]" office:value-type="float" office:value="0" calcext:value-type="float">
            <text:p>0</text:p>
          </table:table-cell>
          <table:table-cell table:style-name="ce752" table:formula="of:=['Olive '.I306]" office:value-type="float" office:value="0" calcext:value-type="float">
            <text:p>0</text:p>
          </table:table-cell>
          <table:table-cell table:style-name="ce752" table:formula="of:=['Olive '.J306]" office:value-type="float" office:value="0" calcext:value-type="float">
            <text:p>0</text:p>
          </table:table-cell>
          <table:table-cell table:style-name="ce752" table:formula="of:=['Olive '.K306]" office:value-type="float" office:value="0" calcext:value-type="float">
            <text:p>0</text:p>
          </table:table-cell>
          <table:table-cell/>
          <table:table-cell table:style-name="ce752" table:formula="of:=['Olive '.M306]" office:value-type="float" office:value="0" calcext:value-type="float">
            <text:p>0</text:p>
          </table:table-cell>
          <table:table-cell table:style-name="ce764" table:number-columns-repeated="2"/>
          <table:table-cell table:style-name="ce756" table:formula="of:=['Olive '.P309]" office:value-type="float" office:value="0" calcext:value-type="float">
            <text:p>0</text:p>
          </table:table-cell>
          <table:table-cell table:number-columns-repeated="1008"/>
        </table:table-row>
        <table:table-row table:style-name="ro5">
          <table:table-cell table:style-name="ce752" table:formula="of:=['Olive '.A310]" office:value-type="float" office:value="0" calcext:value-type="float">
            <text:p>0</text:p>
          </table:table-cell>
          <table:table-cell table:style-name="ce752" table:formula="of:=['Olive '.B310]" office:value-type="float" office:value="0" calcext:value-type="float">
            <text:p>0</text:p>
          </table:table-cell>
          <table:table-cell table:style-name="ce756" table:formula="of:=['Olive '.C310]" office:value-type="float" office:value="0" calcext:value-type="float">
            <text:p>0</text:p>
          </table:table-cell>
          <table:table-cell table:style-name="ce752" table:formula="of:=['Olive '.D310]" office:value-type="float" office:value="0" calcext:value-type="float">
            <text:p>0</text:p>
          </table:table-cell>
          <table:table-cell table:style-name="ce752" table:formula="of:=['Olive '.E310]" office:value-type="float" office:value="0" calcext:value-type="float">
            <text:p>0</text:p>
          </table:table-cell>
          <table:table-cell table:style-name="ce752" table:formula="of:=['Olive '.F310]" office:value-type="float" office:value="0" calcext:value-type="float">
            <text:p>0</text:p>
          </table:table-cell>
          <table:table-cell table:style-name="ce752" table:formula="of:=['Olive '.G310]" office:value-type="float" office:value="0" calcext:value-type="float">
            <text:p>0</text:p>
          </table:table-cell>
          <table:table-cell table:style-name="ce752" table:formula="of:=['Olive '.H310]" office:value-type="float" office:value="0" calcext:value-type="float">
            <text:p>0</text:p>
          </table:table-cell>
          <table:table-cell table:style-name="ce752" table:formula="of:=['Olive '.I307]" office:value-type="float" office:value="0" calcext:value-type="float">
            <text:p>0</text:p>
          </table:table-cell>
          <table:table-cell table:style-name="ce752" table:formula="of:=['Olive '.J307]" office:value-type="float" office:value="0" calcext:value-type="float">
            <text:p>0</text:p>
          </table:table-cell>
          <table:table-cell table:style-name="ce752" table:formula="of:=['Olive '.K307]" office:value-type="float" office:value="0" calcext:value-type="float">
            <text:p>0</text:p>
          </table:table-cell>
          <table:table-cell/>
          <table:table-cell table:style-name="ce752" table:formula="of:=['Olive '.M307]" office:value-type="float" office:value="0" calcext:value-type="float">
            <text:p>0</text:p>
          </table:table-cell>
          <table:table-cell table:style-name="ce764" table:number-columns-repeated="2"/>
          <table:table-cell table:style-name="ce756" table:formula="of:=['Olive '.P310]" office:value-type="float" office:value="0" calcext:value-type="float">
            <text:p>0</text:p>
          </table:table-cell>
          <table:table-cell table:number-columns-repeated="1008"/>
        </table:table-row>
        <table:table-row table:style-name="ro5">
          <table:table-cell table:style-name="ce752" table:formula="of:=['Olive '.A311]" office:value-type="float" office:value="0" calcext:value-type="float">
            <text:p>0</text:p>
          </table:table-cell>
          <table:table-cell table:style-name="ce752" table:formula="of:=['Olive '.B311]" office:value-type="float" office:value="0" calcext:value-type="float">
            <text:p>0</text:p>
          </table:table-cell>
          <table:table-cell table:style-name="ce756" table:formula="of:=['Olive '.C311]" office:value-type="float" office:value="0" calcext:value-type="float">
            <text:p>0</text:p>
          </table:table-cell>
          <table:table-cell table:style-name="ce752" table:formula="of:=['Olive '.D311]" office:value-type="float" office:value="0" calcext:value-type="float">
            <text:p>0</text:p>
          </table:table-cell>
          <table:table-cell table:style-name="ce752" table:formula="of:=['Olive '.E311]" office:value-type="float" office:value="0" calcext:value-type="float">
            <text:p>0</text:p>
          </table:table-cell>
          <table:table-cell table:style-name="ce752" table:formula="of:=['Olive '.F311]" office:value-type="float" office:value="0" calcext:value-type="float">
            <text:p>0</text:p>
          </table:table-cell>
          <table:table-cell table:style-name="ce752" table:formula="of:=['Olive '.G311]" office:value-type="float" office:value="0" calcext:value-type="float">
            <text:p>0</text:p>
          </table:table-cell>
          <table:table-cell table:style-name="ce752" table:formula="of:=['Olive '.H311]" office:value-type="float" office:value="0" calcext:value-type="float">
            <text:p>0</text:p>
          </table:table-cell>
          <table:table-cell table:style-name="ce752" table:formula="of:=['Olive '.I308]" office:value-type="float" office:value="0" calcext:value-type="float">
            <text:p>0</text:p>
          </table:table-cell>
          <table:table-cell table:style-name="ce752" table:formula="of:=['Olive '.J308]" office:value-type="float" office:value="0" calcext:value-type="float">
            <text:p>0</text:p>
          </table:table-cell>
          <table:table-cell table:style-name="ce752" table:formula="of:=['Olive '.K308]" office:value-type="float" office:value="0" calcext:value-type="float">
            <text:p>0</text:p>
          </table:table-cell>
          <table:table-cell/>
          <table:table-cell table:style-name="ce752" table:formula="of:=['Olive '.M308]" office:value-type="float" office:value="0" calcext:value-type="float">
            <text:p>0</text:p>
          </table:table-cell>
          <table:table-cell table:style-name="ce764" table:number-columns-repeated="2"/>
          <table:table-cell table:style-name="ce756" table:formula="of:=['Olive '.P311]" office:value-type="float" office:value="0" calcext:value-type="float">
            <text:p>0</text:p>
          </table:table-cell>
          <table:table-cell table:number-columns-repeated="1008"/>
        </table:table-row>
        <table:table-row table:style-name="ro5">
          <table:table-cell table:style-name="ce752" table:formula="of:=['Olive '.A312]" office:value-type="float" office:value="0" calcext:value-type="float">
            <text:p>0</text:p>
          </table:table-cell>
          <table:table-cell table:style-name="ce752" table:formula="of:=['Olive '.B312]" office:value-type="float" office:value="0" calcext:value-type="float">
            <text:p>0</text:p>
          </table:table-cell>
          <table:table-cell table:style-name="ce756" table:formula="of:=['Olive '.C312]" office:value-type="float" office:value="0" calcext:value-type="float">
            <text:p>0</text:p>
          </table:table-cell>
          <table:table-cell table:style-name="ce752" table:formula="of:=['Olive '.D312]" office:value-type="float" office:value="0" calcext:value-type="float">
            <text:p>0</text:p>
          </table:table-cell>
          <table:table-cell table:style-name="ce752" table:formula="of:=['Olive '.E312]" office:value-type="float" office:value="0" calcext:value-type="float">
            <text:p>0</text:p>
          </table:table-cell>
          <table:table-cell table:style-name="ce752" table:formula="of:=['Olive '.F312]" office:value-type="float" office:value="0" calcext:value-type="float">
            <text:p>0</text:p>
          </table:table-cell>
          <table:table-cell table:style-name="ce752" table:formula="of:=['Olive '.G312]" office:value-type="float" office:value="0" calcext:value-type="float">
            <text:p>0</text:p>
          </table:table-cell>
          <table:table-cell table:style-name="ce752" table:formula="of:=['Olive '.H312]" office:value-type="float" office:value="0" calcext:value-type="float">
            <text:p>0</text:p>
          </table:table-cell>
          <table:table-cell table:style-name="ce752" table:formula="of:=['Olive '.I309]" office:value-type="float" office:value="0" calcext:value-type="float">
            <text:p>0</text:p>
          </table:table-cell>
          <table:table-cell table:style-name="ce752" table:formula="of:=['Olive '.J309]" office:value-type="float" office:value="0" calcext:value-type="float">
            <text:p>0</text:p>
          </table:table-cell>
          <table:table-cell table:style-name="ce752" table:formula="of:=['Olive '.K309]" office:value-type="float" office:value="0" calcext:value-type="float">
            <text:p>0</text:p>
          </table:table-cell>
          <table:table-cell/>
          <table:table-cell table:style-name="ce752" table:formula="of:=['Olive '.M309]" office:value-type="float" office:value="0" calcext:value-type="float">
            <text:p>0</text:p>
          </table:table-cell>
          <table:table-cell table:style-name="ce764" table:number-columns-repeated="2"/>
          <table:table-cell table:style-name="ce756" table:formula="of:=['Olive '.P312]" office:value-type="float" office:value="0" calcext:value-type="float">
            <text:p>0</text:p>
          </table:table-cell>
          <table:table-cell table:number-columns-repeated="1008"/>
        </table:table-row>
        <table:table-row table:style-name="ro5">
          <table:table-cell table:style-name="ce752" table:formula="of:=['Olive '.A313]" office:value-type="float" office:value="0" calcext:value-type="float">
            <text:p>0</text:p>
          </table:table-cell>
          <table:table-cell table:style-name="ce752" table:formula="of:=['Olive '.B313]" office:value-type="float" office:value="0" calcext:value-type="float">
            <text:p>0</text:p>
          </table:table-cell>
          <table:table-cell table:style-name="ce756" table:formula="of:=['Olive '.C313]" office:value-type="float" office:value="0" calcext:value-type="float">
            <text:p>0</text:p>
          </table:table-cell>
          <table:table-cell table:style-name="ce752" table:formula="of:=['Olive '.D313]" office:value-type="float" office:value="0" calcext:value-type="float">
            <text:p>0</text:p>
          </table:table-cell>
          <table:table-cell table:style-name="ce752" table:formula="of:=['Olive '.E313]" office:value-type="float" office:value="0" calcext:value-type="float">
            <text:p>0</text:p>
          </table:table-cell>
          <table:table-cell table:style-name="ce752" table:formula="of:=['Olive '.F313]" office:value-type="float" office:value="0" calcext:value-type="float">
            <text:p>0</text:p>
          </table:table-cell>
          <table:table-cell table:style-name="ce752" table:formula="of:=['Olive '.G313]" office:value-type="float" office:value="0" calcext:value-type="float">
            <text:p>0</text:p>
          </table:table-cell>
          <table:table-cell table:style-name="ce752" table:formula="of:=['Olive '.H313]" office:value-type="float" office:value="0" calcext:value-type="float">
            <text:p>0</text:p>
          </table:table-cell>
          <table:table-cell table:style-name="ce752" table:formula="of:=['Olive '.I310]" office:value-type="float" office:value="0" calcext:value-type="float">
            <text:p>0</text:p>
          </table:table-cell>
          <table:table-cell table:style-name="ce752" table:formula="of:=['Olive '.J310]" office:value-type="float" office:value="0" calcext:value-type="float">
            <text:p>0</text:p>
          </table:table-cell>
          <table:table-cell table:style-name="ce752" table:formula="of:=['Olive '.K310]" office:value-type="float" office:value="0" calcext:value-type="float">
            <text:p>0</text:p>
          </table:table-cell>
          <table:table-cell/>
          <table:table-cell table:style-name="ce752" table:formula="of:=['Olive '.M310]" office:value-type="float" office:value="0" calcext:value-type="float">
            <text:p>0</text:p>
          </table:table-cell>
          <table:table-cell table:style-name="ce764" table:number-columns-repeated="2"/>
          <table:table-cell table:style-name="ce756" table:formula="of:=['Olive '.P313]" office:value-type="float" office:value="0" calcext:value-type="float">
            <text:p>0</text:p>
          </table:table-cell>
          <table:table-cell table:number-columns-repeated="1008"/>
        </table:table-row>
        <table:table-row table:style-name="ro5">
          <table:table-cell table:style-name="ce752" table:formula="of:=['Olive '.A314]" office:value-type="float" office:value="0" calcext:value-type="float">
            <text:p>0</text:p>
          </table:table-cell>
          <table:table-cell table:style-name="ce752" table:formula="of:=['Olive '.B314]" office:value-type="float" office:value="0" calcext:value-type="float">
            <text:p>0</text:p>
          </table:table-cell>
          <table:table-cell table:style-name="ce756" table:formula="of:=['Olive '.C314]" office:value-type="float" office:value="0" calcext:value-type="float">
            <text:p>0</text:p>
          </table:table-cell>
          <table:table-cell table:style-name="ce752" table:formula="of:=['Olive '.D314]" office:value-type="float" office:value="0" calcext:value-type="float">
            <text:p>0</text:p>
          </table:table-cell>
          <table:table-cell table:style-name="ce752" table:formula="of:=['Olive '.E314]" office:value-type="float" office:value="0" calcext:value-type="float">
            <text:p>0</text:p>
          </table:table-cell>
          <table:table-cell table:style-name="ce752" table:formula="of:=['Olive '.F314]" office:value-type="float" office:value="0" calcext:value-type="float">
            <text:p>0</text:p>
          </table:table-cell>
          <table:table-cell table:style-name="ce752" table:formula="of:=['Olive '.G314]" office:value-type="float" office:value="0" calcext:value-type="float">
            <text:p>0</text:p>
          </table:table-cell>
          <table:table-cell table:style-name="ce752" table:formula="of:=['Olive '.H314]" office:value-type="float" office:value="0" calcext:value-type="float">
            <text:p>0</text:p>
          </table:table-cell>
          <table:table-cell table:style-name="ce752" table:formula="of:=['Olive '.I311]" office:value-type="float" office:value="0" calcext:value-type="float">
            <text:p>0</text:p>
          </table:table-cell>
          <table:table-cell table:style-name="ce752" table:formula="of:=['Olive '.J311]" office:value-type="float" office:value="0" calcext:value-type="float">
            <text:p>0</text:p>
          </table:table-cell>
          <table:table-cell table:style-name="ce752" table:formula="of:=['Olive '.K311]" office:value-type="float" office:value="0" calcext:value-type="float">
            <text:p>0</text:p>
          </table:table-cell>
          <table:table-cell/>
          <table:table-cell table:style-name="ce752" table:formula="of:=['Olive '.M311]" office:value-type="float" office:value="0" calcext:value-type="float">
            <text:p>0</text:p>
          </table:table-cell>
          <table:table-cell table:style-name="ce764" table:number-columns-repeated="2"/>
          <table:table-cell table:style-name="ce756" table:formula="of:=['Olive '.P314]" office:value-type="float" office:value="0" calcext:value-type="float">
            <text:p>0</text:p>
          </table:table-cell>
          <table:table-cell table:number-columns-repeated="1008"/>
        </table:table-row>
        <table:table-row table:style-name="ro5">
          <table:table-cell table:style-name="ce752" table:formula="of:=['Olive '.A315]" office:value-type="float" office:value="0" calcext:value-type="float">
            <text:p>0</text:p>
          </table:table-cell>
          <table:table-cell table:style-name="ce752" table:formula="of:=['Olive '.B315]" office:value-type="float" office:value="0" calcext:value-type="float">
            <text:p>0</text:p>
          </table:table-cell>
          <table:table-cell table:style-name="ce756" table:formula="of:=['Olive '.C315]" office:value-type="float" office:value="0" calcext:value-type="float">
            <text:p>0</text:p>
          </table:table-cell>
          <table:table-cell table:style-name="ce752" table:formula="of:=['Olive '.D315]" office:value-type="float" office:value="0" calcext:value-type="float">
            <text:p>0</text:p>
          </table:table-cell>
          <table:table-cell table:style-name="ce752" table:formula="of:=['Olive '.E315]" office:value-type="float" office:value="0" calcext:value-type="float">
            <text:p>0</text:p>
          </table:table-cell>
          <table:table-cell table:style-name="ce752" table:formula="of:=['Olive '.F315]" office:value-type="float" office:value="0" calcext:value-type="float">
            <text:p>0</text:p>
          </table:table-cell>
          <table:table-cell table:style-name="ce752" table:formula="of:=['Olive '.G315]" office:value-type="float" office:value="0" calcext:value-type="float">
            <text:p>0</text:p>
          </table:table-cell>
          <table:table-cell table:style-name="ce752" table:formula="of:=['Olive '.H315]" office:value-type="float" office:value="0" calcext:value-type="float">
            <text:p>0</text:p>
          </table:table-cell>
          <table:table-cell table:style-name="ce752" table:formula="of:=['Olive '.I312]" office:value-type="float" office:value="0" calcext:value-type="float">
            <text:p>0</text:p>
          </table:table-cell>
          <table:table-cell table:style-name="ce752" table:formula="of:=['Olive '.J312]" office:value-type="float" office:value="0" calcext:value-type="float">
            <text:p>0</text:p>
          </table:table-cell>
          <table:table-cell table:style-name="ce752" table:formula="of:=['Olive '.K312]" office:value-type="float" office:value="0" calcext:value-type="float">
            <text:p>0</text:p>
          </table:table-cell>
          <table:table-cell/>
          <table:table-cell table:style-name="ce752" table:formula="of:=['Olive '.M312]" office:value-type="float" office:value="0" calcext:value-type="float">
            <text:p>0</text:p>
          </table:table-cell>
          <table:table-cell table:style-name="ce764" table:number-columns-repeated="2"/>
          <table:table-cell table:style-name="ce756" table:formula="of:=['Olive '.P315]" office:value-type="float" office:value="0" calcext:value-type="float">
            <text:p>0</text:p>
          </table:table-cell>
          <table:table-cell table:number-columns-repeated="1008"/>
        </table:table-row>
        <table:table-row table:style-name="ro5">
          <table:table-cell table:style-name="ce752" table:formula="of:=['Olive '.A316]" office:value-type="float" office:value="0" calcext:value-type="float">
            <text:p>0</text:p>
          </table:table-cell>
          <table:table-cell table:style-name="ce752" table:formula="of:=['Olive '.B316]" office:value-type="float" office:value="0" calcext:value-type="float">
            <text:p>0</text:p>
          </table:table-cell>
          <table:table-cell table:style-name="ce756" table:formula="of:=['Olive '.C316]" office:value-type="float" office:value="0" calcext:value-type="float">
            <text:p>0</text:p>
          </table:table-cell>
          <table:table-cell table:style-name="ce752" table:formula="of:=['Olive '.D316]" office:value-type="float" office:value="0" calcext:value-type="float">
            <text:p>0</text:p>
          </table:table-cell>
          <table:table-cell table:style-name="ce752" table:formula="of:=['Olive '.E316]" office:value-type="float" office:value="0" calcext:value-type="float">
            <text:p>0</text:p>
          </table:table-cell>
          <table:table-cell table:style-name="ce752" table:formula="of:=['Olive '.F316]" office:value-type="float" office:value="0" calcext:value-type="float">
            <text:p>0</text:p>
          </table:table-cell>
          <table:table-cell table:style-name="ce752" table:formula="of:=['Olive '.G316]" office:value-type="float" office:value="0" calcext:value-type="float">
            <text:p>0</text:p>
          </table:table-cell>
          <table:table-cell table:style-name="ce752" table:formula="of:=['Olive '.H316]" office:value-type="float" office:value="0" calcext:value-type="float">
            <text:p>0</text:p>
          </table:table-cell>
          <table:table-cell table:style-name="ce752" table:formula="of:=['Olive '.I313]" office:value-type="float" office:value="0" calcext:value-type="float">
            <text:p>0</text:p>
          </table:table-cell>
          <table:table-cell table:style-name="ce752" table:formula="of:=['Olive '.J313]" office:value-type="float" office:value="0" calcext:value-type="float">
            <text:p>0</text:p>
          </table:table-cell>
          <table:table-cell table:style-name="ce752" table:formula="of:=['Olive '.K313]" office:value-type="float" office:value="0" calcext:value-type="float">
            <text:p>0</text:p>
          </table:table-cell>
          <table:table-cell/>
          <table:table-cell table:style-name="ce752" table:formula="of:=['Olive '.M313]" office:value-type="float" office:value="0" calcext:value-type="float">
            <text:p>0</text:p>
          </table:table-cell>
          <table:table-cell table:style-name="ce764" table:number-columns-repeated="2"/>
          <table:table-cell table:style-name="ce756" table:formula="of:=['Olive '.P316]" office:value-type="float" office:value="0" calcext:value-type="float">
            <text:p>0</text:p>
          </table:table-cell>
          <table:table-cell table:number-columns-repeated="1008"/>
        </table:table-row>
        <table:table-row table:style-name="ro5">
          <table:table-cell table:style-name="ce752" table:formula="of:=['Olive '.A317]" office:value-type="float" office:value="0" calcext:value-type="float">
            <text:p>0</text:p>
          </table:table-cell>
          <table:table-cell table:style-name="ce752" table:formula="of:=['Olive '.B317]" office:value-type="float" office:value="0" calcext:value-type="float">
            <text:p>0</text:p>
          </table:table-cell>
          <table:table-cell table:style-name="ce756" table:formula="of:=['Olive '.C317]" office:value-type="float" office:value="0" calcext:value-type="float">
            <text:p>0</text:p>
          </table:table-cell>
          <table:table-cell table:style-name="ce752" table:formula="of:=['Olive '.D317]" office:value-type="float" office:value="0" calcext:value-type="float">
            <text:p>0</text:p>
          </table:table-cell>
          <table:table-cell table:style-name="ce752" table:formula="of:=['Olive '.E317]" office:value-type="float" office:value="0" calcext:value-type="float">
            <text:p>0</text:p>
          </table:table-cell>
          <table:table-cell table:style-name="ce752" table:formula="of:=['Olive '.F317]" office:value-type="float" office:value="0" calcext:value-type="float">
            <text:p>0</text:p>
          </table:table-cell>
          <table:table-cell table:style-name="ce752" table:formula="of:=['Olive '.G317]" office:value-type="float" office:value="0" calcext:value-type="float">
            <text:p>0</text:p>
          </table:table-cell>
          <table:table-cell table:style-name="ce752" table:formula="of:=['Olive '.H317]" office:value-type="float" office:value="0" calcext:value-type="float">
            <text:p>0</text:p>
          </table:table-cell>
          <table:table-cell table:style-name="ce752" table:formula="of:=['Olive '.I314]" office:value-type="float" office:value="0" calcext:value-type="float">
            <text:p>0</text:p>
          </table:table-cell>
          <table:table-cell table:style-name="ce752" table:formula="of:=['Olive '.J314]" office:value-type="float" office:value="0" calcext:value-type="float">
            <text:p>0</text:p>
          </table:table-cell>
          <table:table-cell table:style-name="ce752" table:formula="of:=['Olive '.K314]" office:value-type="float" office:value="0" calcext:value-type="float">
            <text:p>0</text:p>
          </table:table-cell>
          <table:table-cell/>
          <table:table-cell table:style-name="ce752" table:formula="of:=['Olive '.M314]" office:value-type="float" office:value="0" calcext:value-type="float">
            <text:p>0</text:p>
          </table:table-cell>
          <table:table-cell table:style-name="ce764" table:number-columns-repeated="2"/>
          <table:table-cell table:style-name="ce756" table:formula="of:=['Olive '.P317]" office:value-type="float" office:value="0" calcext:value-type="float">
            <text:p>0</text:p>
          </table:table-cell>
          <table:table-cell table:number-columns-repeated="1008"/>
        </table:table-row>
        <table:table-row table:style-name="ro5">
          <table:table-cell table:style-name="ce752" table:formula="of:=['Olive '.A318]" office:value-type="float" office:value="0" calcext:value-type="float">
            <text:p>0</text:p>
          </table:table-cell>
          <table:table-cell table:style-name="ce752" table:formula="of:=['Olive '.B318]" office:value-type="float" office:value="0" calcext:value-type="float">
            <text:p>0</text:p>
          </table:table-cell>
          <table:table-cell table:style-name="ce756" table:formula="of:=['Olive '.C318]" office:value-type="float" office:value="0" calcext:value-type="float">
            <text:p>0</text:p>
          </table:table-cell>
          <table:table-cell table:style-name="ce752" table:formula="of:=['Olive '.D318]" office:value-type="float" office:value="0" calcext:value-type="float">
            <text:p>0</text:p>
          </table:table-cell>
          <table:table-cell table:style-name="ce752" table:formula="of:=['Olive '.E318]" office:value-type="float" office:value="0" calcext:value-type="float">
            <text:p>0</text:p>
          </table:table-cell>
          <table:table-cell table:style-name="ce752" table:formula="of:=['Olive '.F318]" office:value-type="float" office:value="0" calcext:value-type="float">
            <text:p>0</text:p>
          </table:table-cell>
          <table:table-cell table:style-name="ce752" table:formula="of:=['Olive '.G318]" office:value-type="float" office:value="0" calcext:value-type="float">
            <text:p>0</text:p>
          </table:table-cell>
          <table:table-cell table:style-name="ce752" table:formula="of:=['Olive '.H318]" office:value-type="float" office:value="0" calcext:value-type="float">
            <text:p>0</text:p>
          </table:table-cell>
          <table:table-cell table:style-name="ce752" table:formula="of:=['Olive '.I315]" office:value-type="float" office:value="0" calcext:value-type="float">
            <text:p>0</text:p>
          </table:table-cell>
          <table:table-cell table:style-name="ce752" table:formula="of:=['Olive '.J315]" office:value-type="float" office:value="0" calcext:value-type="float">
            <text:p>0</text:p>
          </table:table-cell>
          <table:table-cell table:style-name="ce752" table:formula="of:=['Olive '.K315]" office:value-type="float" office:value="0" calcext:value-type="float">
            <text:p>0</text:p>
          </table:table-cell>
          <table:table-cell/>
          <table:table-cell table:style-name="ce752" table:formula="of:=['Olive '.M315]" office:value-type="float" office:value="0" calcext:value-type="float">
            <text:p>0</text:p>
          </table:table-cell>
          <table:table-cell table:style-name="ce764" table:number-columns-repeated="2"/>
          <table:table-cell table:style-name="ce756" table:formula="of:=['Olive '.P318]" office:value-type="float" office:value="0" calcext:value-type="float">
            <text:p>0</text:p>
          </table:table-cell>
          <table:table-cell table:number-columns-repeated="1008"/>
        </table:table-row>
        <table:table-row table:style-name="ro5">
          <table:table-cell table:style-name="ce752" table:formula="of:=['Olive '.A319]" office:value-type="float" office:value="0" calcext:value-type="float">
            <text:p>0</text:p>
          </table:table-cell>
          <table:table-cell table:style-name="ce752" table:formula="of:=['Olive '.B319]" office:value-type="float" office:value="0" calcext:value-type="float">
            <text:p>0</text:p>
          </table:table-cell>
          <table:table-cell table:style-name="ce756" table:formula="of:=['Olive '.C319]" office:value-type="float" office:value="0" calcext:value-type="float">
            <text:p>0</text:p>
          </table:table-cell>
          <table:table-cell table:style-name="ce752" table:formula="of:=['Olive '.D319]" office:value-type="float" office:value="0" calcext:value-type="float">
            <text:p>0</text:p>
          </table:table-cell>
          <table:table-cell table:style-name="ce752" table:formula="of:=['Olive '.E319]" office:value-type="float" office:value="0" calcext:value-type="float">
            <text:p>0</text:p>
          </table:table-cell>
          <table:table-cell table:style-name="ce752" table:formula="of:=['Olive '.F319]" office:value-type="float" office:value="0" calcext:value-type="float">
            <text:p>0</text:p>
          </table:table-cell>
          <table:table-cell table:style-name="ce752" table:formula="of:=['Olive '.G319]" office:value-type="float" office:value="0" calcext:value-type="float">
            <text:p>0</text:p>
          </table:table-cell>
          <table:table-cell table:style-name="ce752" table:formula="of:=['Olive '.H319]" office:value-type="float" office:value="0" calcext:value-type="float">
            <text:p>0</text:p>
          </table:table-cell>
          <table:table-cell table:style-name="ce752" table:formula="of:=['Olive '.I316]" office:value-type="float" office:value="0" calcext:value-type="float">
            <text:p>0</text:p>
          </table:table-cell>
          <table:table-cell table:style-name="ce752" table:formula="of:=['Olive '.J316]" office:value-type="float" office:value="0" calcext:value-type="float">
            <text:p>0</text:p>
          </table:table-cell>
          <table:table-cell table:style-name="ce752" table:formula="of:=['Olive '.K316]" office:value-type="float" office:value="0" calcext:value-type="float">
            <text:p>0</text:p>
          </table:table-cell>
          <table:table-cell/>
          <table:table-cell table:style-name="ce752" table:formula="of:=['Olive '.M316]" office:value-type="float" office:value="0" calcext:value-type="float">
            <text:p>0</text:p>
          </table:table-cell>
          <table:table-cell table:style-name="ce764" table:number-columns-repeated="2"/>
          <table:table-cell table:style-name="ce756" table:formula="of:=['Olive '.P319]" office:value-type="float" office:value="0" calcext:value-type="float">
            <text:p>0</text:p>
          </table:table-cell>
          <table:table-cell table:number-columns-repeated="1008"/>
        </table:table-row>
        <table:table-row table:style-name="ro5">
          <table:table-cell table:style-name="ce752" table:formula="of:=['Olive '.A320]" office:value-type="float" office:value="0" calcext:value-type="float">
            <text:p>0</text:p>
          </table:table-cell>
          <table:table-cell table:style-name="ce752" table:formula="of:=['Olive '.B320]" office:value-type="float" office:value="0" calcext:value-type="float">
            <text:p>0</text:p>
          </table:table-cell>
          <table:table-cell table:style-name="ce756" table:formula="of:=['Olive '.C320]" office:value-type="float" office:value="0" calcext:value-type="float">
            <text:p>0</text:p>
          </table:table-cell>
          <table:table-cell table:style-name="ce752" table:formula="of:=['Olive '.D320]" office:value-type="float" office:value="0" calcext:value-type="float">
            <text:p>0</text:p>
          </table:table-cell>
          <table:table-cell table:style-name="ce752" table:formula="of:=['Olive '.E320]" office:value-type="float" office:value="0" calcext:value-type="float">
            <text:p>0</text:p>
          </table:table-cell>
          <table:table-cell table:style-name="ce752" table:formula="of:=['Olive '.F320]" office:value-type="float" office:value="0" calcext:value-type="float">
            <text:p>0</text:p>
          </table:table-cell>
          <table:table-cell table:style-name="ce752" table:formula="of:=['Olive '.G320]" office:value-type="float" office:value="0" calcext:value-type="float">
            <text:p>0</text:p>
          </table:table-cell>
          <table:table-cell table:style-name="ce752" table:formula="of:=['Olive '.H320]" office:value-type="float" office:value="0" calcext:value-type="float">
            <text:p>0</text:p>
          </table:table-cell>
          <table:table-cell table:style-name="ce752" table:formula="of:=['Olive '.I317]" office:value-type="float" office:value="0" calcext:value-type="float">
            <text:p>0</text:p>
          </table:table-cell>
          <table:table-cell table:style-name="ce752" table:formula="of:=['Olive '.J317]" office:value-type="float" office:value="0" calcext:value-type="float">
            <text:p>0</text:p>
          </table:table-cell>
          <table:table-cell table:style-name="ce752" table:formula="of:=['Olive '.K317]" office:value-type="float" office:value="0" calcext:value-type="float">
            <text:p>0</text:p>
          </table:table-cell>
          <table:table-cell/>
          <table:table-cell table:style-name="ce752" table:formula="of:=['Olive '.M317]" office:value-type="float" office:value="0" calcext:value-type="float">
            <text:p>0</text:p>
          </table:table-cell>
          <table:table-cell table:style-name="ce764" table:number-columns-repeated="2"/>
          <table:table-cell table:style-name="ce756" table:formula="of:=['Olive '.P320]" office:value-type="float" office:value="0" calcext:value-type="float">
            <text:p>0</text:p>
          </table:table-cell>
          <table:table-cell table:number-columns-repeated="1008"/>
        </table:table-row>
        <table:table-row table:style-name="ro5">
          <table:table-cell table:style-name="ce752" table:formula="of:=['Olive '.A321]" office:value-type="float" office:value="0" calcext:value-type="float">
            <text:p>0</text:p>
          </table:table-cell>
          <table:table-cell table:style-name="ce752" table:formula="of:=['Olive '.B321]" office:value-type="float" office:value="0" calcext:value-type="float">
            <text:p>0</text:p>
          </table:table-cell>
          <table:table-cell table:style-name="ce756" table:formula="of:=['Olive '.C321]" office:value-type="float" office:value="0" calcext:value-type="float">
            <text:p>0</text:p>
          </table:table-cell>
          <table:table-cell table:style-name="ce752" table:formula="of:=['Olive '.D321]" office:value-type="float" office:value="0" calcext:value-type="float">
            <text:p>0</text:p>
          </table:table-cell>
          <table:table-cell table:style-name="ce752" table:formula="of:=['Olive '.E321]" office:value-type="float" office:value="0" calcext:value-type="float">
            <text:p>0</text:p>
          </table:table-cell>
          <table:table-cell table:style-name="ce752" table:formula="of:=['Olive '.F321]" office:value-type="float" office:value="0" calcext:value-type="float">
            <text:p>0</text:p>
          </table:table-cell>
          <table:table-cell table:style-name="ce752" table:formula="of:=['Olive '.G321]" office:value-type="float" office:value="0" calcext:value-type="float">
            <text:p>0</text:p>
          </table:table-cell>
          <table:table-cell table:style-name="ce752" table:formula="of:=['Olive '.H321]" office:value-type="float" office:value="0" calcext:value-type="float">
            <text:p>0</text:p>
          </table:table-cell>
          <table:table-cell table:style-name="ce752" table:formula="of:=['Olive '.I318]" office:value-type="float" office:value="0" calcext:value-type="float">
            <text:p>0</text:p>
          </table:table-cell>
          <table:table-cell table:style-name="ce752" table:formula="of:=['Olive '.J318]" office:value-type="float" office:value="0" calcext:value-type="float">
            <text:p>0</text:p>
          </table:table-cell>
          <table:table-cell table:style-name="ce752" table:formula="of:=['Olive '.K318]" office:value-type="float" office:value="0" calcext:value-type="float">
            <text:p>0</text:p>
          </table:table-cell>
          <table:table-cell/>
          <table:table-cell table:style-name="ce752" table:formula="of:=['Olive '.M318]" office:value-type="float" office:value="0" calcext:value-type="float">
            <text:p>0</text:p>
          </table:table-cell>
          <table:table-cell table:style-name="ce764" table:number-columns-repeated="2"/>
          <table:table-cell table:style-name="ce756" table:formula="of:=['Olive '.P321]" office:value-type="float" office:value="0" calcext:value-type="float">
            <text:p>0</text:p>
          </table:table-cell>
          <table:table-cell table:number-columns-repeated="1008"/>
        </table:table-row>
        <table:table-row table:style-name="ro5">
          <table:table-cell table:style-name="ce752" table:formula="of:=['Olive '.A322]" office:value-type="float" office:value="0" calcext:value-type="float">
            <text:p>0</text:p>
          </table:table-cell>
          <table:table-cell table:style-name="ce752" table:formula="of:=['Olive '.B322]" office:value-type="float" office:value="0" calcext:value-type="float">
            <text:p>0</text:p>
          </table:table-cell>
          <table:table-cell table:style-name="ce756" table:formula="of:=['Olive '.C322]" office:value-type="float" office:value="0" calcext:value-type="float">
            <text:p>0</text:p>
          </table:table-cell>
          <table:table-cell table:style-name="ce752" table:formula="of:=['Olive '.D322]" office:value-type="float" office:value="0" calcext:value-type="float">
            <text:p>0</text:p>
          </table:table-cell>
          <table:table-cell table:style-name="ce752" table:formula="of:=['Olive '.E322]" office:value-type="float" office:value="0" calcext:value-type="float">
            <text:p>0</text:p>
          </table:table-cell>
          <table:table-cell table:style-name="ce752" table:formula="of:=['Olive '.F322]" office:value-type="float" office:value="0" calcext:value-type="float">
            <text:p>0</text:p>
          </table:table-cell>
          <table:table-cell table:style-name="ce752" table:formula="of:=['Olive '.G322]" office:value-type="float" office:value="0" calcext:value-type="float">
            <text:p>0</text:p>
          </table:table-cell>
          <table:table-cell table:style-name="ce752" table:formula="of:=['Olive '.H322]" office:value-type="float" office:value="0" calcext:value-type="float">
            <text:p>0</text:p>
          </table:table-cell>
          <table:table-cell table:style-name="ce752" table:formula="of:=['Olive '.I319]" office:value-type="float" office:value="0" calcext:value-type="float">
            <text:p>0</text:p>
          </table:table-cell>
          <table:table-cell table:style-name="ce752" table:formula="of:=['Olive '.J319]" office:value-type="float" office:value="0" calcext:value-type="float">
            <text:p>0</text:p>
          </table:table-cell>
          <table:table-cell table:style-name="ce752" table:formula="of:=['Olive '.K319]" office:value-type="float" office:value="0" calcext:value-type="float">
            <text:p>0</text:p>
          </table:table-cell>
          <table:table-cell/>
          <table:table-cell table:style-name="ce752" table:formula="of:=['Olive '.M319]" office:value-type="float" office:value="0" calcext:value-type="float">
            <text:p>0</text:p>
          </table:table-cell>
          <table:table-cell table:style-name="ce764" table:number-columns-repeated="2"/>
          <table:table-cell table:style-name="ce756" table:formula="of:=['Olive '.P322]" office:value-type="float" office:value="0" calcext:value-type="float">
            <text:p>0</text:p>
          </table:table-cell>
          <table:table-cell table:number-columns-repeated="1008"/>
        </table:table-row>
        <table:table-row table:style-name="ro5">
          <table:table-cell table:style-name="ce752" table:formula="of:=['Olive '.A323]" office:value-type="float" office:value="0" calcext:value-type="float">
            <text:p>0</text:p>
          </table:table-cell>
          <table:table-cell table:style-name="ce752" table:formula="of:=['Olive '.B323]" office:value-type="float" office:value="0" calcext:value-type="float">
            <text:p>0</text:p>
          </table:table-cell>
          <table:table-cell table:style-name="ce756" table:formula="of:=['Olive '.C323]" office:value-type="float" office:value="0" calcext:value-type="float">
            <text:p>0</text:p>
          </table:table-cell>
          <table:table-cell table:style-name="ce752" table:formula="of:=['Olive '.D323]" office:value-type="float" office:value="0" calcext:value-type="float">
            <text:p>0</text:p>
          </table:table-cell>
          <table:table-cell table:style-name="ce752" table:formula="of:=['Olive '.E323]" office:value-type="float" office:value="0" calcext:value-type="float">
            <text:p>0</text:p>
          </table:table-cell>
          <table:table-cell table:style-name="ce752" table:formula="of:=['Olive '.F323]" office:value-type="float" office:value="0" calcext:value-type="float">
            <text:p>0</text:p>
          </table:table-cell>
          <table:table-cell table:style-name="ce752" table:formula="of:=['Olive '.G323]" office:value-type="float" office:value="0" calcext:value-type="float">
            <text:p>0</text:p>
          </table:table-cell>
          <table:table-cell table:style-name="ce752" table:formula="of:=['Olive '.H323]" office:value-type="float" office:value="0" calcext:value-type="float">
            <text:p>0</text:p>
          </table:table-cell>
          <table:table-cell table:style-name="ce752" table:formula="of:=['Olive '.I320]" office:value-type="float" office:value="0" calcext:value-type="float">
            <text:p>0</text:p>
          </table:table-cell>
          <table:table-cell table:style-name="ce752" table:formula="of:=['Olive '.J320]" office:value-type="float" office:value="0" calcext:value-type="float">
            <text:p>0</text:p>
          </table:table-cell>
          <table:table-cell table:style-name="ce752" table:formula="of:=['Olive '.K320]" office:value-type="float" office:value="0" calcext:value-type="float">
            <text:p>0</text:p>
          </table:table-cell>
          <table:table-cell/>
          <table:table-cell table:style-name="ce752" table:formula="of:=['Olive '.M320]" office:value-type="float" office:value="0" calcext:value-type="float">
            <text:p>0</text:p>
          </table:table-cell>
          <table:table-cell table:style-name="ce764" table:number-columns-repeated="2"/>
          <table:table-cell table:style-name="ce756" table:formula="of:=['Olive '.P323]" office:value-type="float" office:value="0" calcext:value-type="float">
            <text:p>0</text:p>
          </table:table-cell>
          <table:table-cell table:number-columns-repeated="1008"/>
        </table:table-row>
        <table:table-row table:style-name="ro5">
          <table:table-cell table:style-name="ce752" table:formula="of:=['Olive '.A324]" office:value-type="float" office:value="0" calcext:value-type="float">
            <text:p>0</text:p>
          </table:table-cell>
          <table:table-cell table:style-name="ce752" table:formula="of:=['Olive '.B324]" office:value-type="float" office:value="0" calcext:value-type="float">
            <text:p>0</text:p>
          </table:table-cell>
          <table:table-cell table:style-name="ce756" table:formula="of:=['Olive '.C324]" office:value-type="float" office:value="0" calcext:value-type="float">
            <text:p>0</text:p>
          </table:table-cell>
          <table:table-cell table:style-name="ce752" table:formula="of:=['Olive '.D324]" office:value-type="float" office:value="0" calcext:value-type="float">
            <text:p>0</text:p>
          </table:table-cell>
          <table:table-cell table:style-name="ce752" table:formula="of:=['Olive '.E324]" office:value-type="float" office:value="0" calcext:value-type="float">
            <text:p>0</text:p>
          </table:table-cell>
          <table:table-cell table:style-name="ce752" table:formula="of:=['Olive '.F324]" office:value-type="float" office:value="0" calcext:value-type="float">
            <text:p>0</text:p>
          </table:table-cell>
          <table:table-cell table:style-name="ce752" table:formula="of:=['Olive '.G324]" office:value-type="float" office:value="0" calcext:value-type="float">
            <text:p>0</text:p>
          </table:table-cell>
          <table:table-cell table:style-name="ce752" table:formula="of:=['Olive '.H324]" office:value-type="float" office:value="0" calcext:value-type="float">
            <text:p>0</text:p>
          </table:table-cell>
          <table:table-cell table:style-name="ce752" table:formula="of:=['Olive '.I321]" office:value-type="float" office:value="0" calcext:value-type="float">
            <text:p>0</text:p>
          </table:table-cell>
          <table:table-cell table:style-name="ce752" table:formula="of:=['Olive '.J321]" office:value-type="float" office:value="0" calcext:value-type="float">
            <text:p>0</text:p>
          </table:table-cell>
          <table:table-cell table:style-name="ce752" table:formula="of:=['Olive '.K321]" office:value-type="float" office:value="0" calcext:value-type="float">
            <text:p>0</text:p>
          </table:table-cell>
          <table:table-cell/>
          <table:table-cell table:style-name="ce752" table:formula="of:=['Olive '.M321]" office:value-type="float" office:value="0" calcext:value-type="float">
            <text:p>0</text:p>
          </table:table-cell>
          <table:table-cell table:style-name="ce764" table:number-columns-repeated="2"/>
          <table:table-cell table:style-name="ce756" table:formula="of:=['Olive '.P324]" office:value-type="float" office:value="0" calcext:value-type="float">
            <text:p>0</text:p>
          </table:table-cell>
          <table:table-cell table:number-columns-repeated="1008"/>
        </table:table-row>
        <table:table-row table:style-name="ro5">
          <table:table-cell table:style-name="ce752" table:formula="of:=['Olive '.A325]" office:value-type="float" office:value="0" calcext:value-type="float">
            <text:p>0</text:p>
          </table:table-cell>
          <table:table-cell table:style-name="ce752" table:formula="of:=['Olive '.B325]" office:value-type="float" office:value="0" calcext:value-type="float">
            <text:p>0</text:p>
          </table:table-cell>
          <table:table-cell table:style-name="ce756" table:formula="of:=['Olive '.C325]" office:value-type="float" office:value="0" calcext:value-type="float">
            <text:p>0</text:p>
          </table:table-cell>
          <table:table-cell table:style-name="ce752" table:formula="of:=['Olive '.D325]" office:value-type="float" office:value="0" calcext:value-type="float">
            <text:p>0</text:p>
          </table:table-cell>
          <table:table-cell table:style-name="ce752" table:formula="of:=['Olive '.E325]" office:value-type="float" office:value="0" calcext:value-type="float">
            <text:p>0</text:p>
          </table:table-cell>
          <table:table-cell table:style-name="ce752" table:formula="of:=['Olive '.F325]" office:value-type="float" office:value="0" calcext:value-type="float">
            <text:p>0</text:p>
          </table:table-cell>
          <table:table-cell table:style-name="ce752" table:formula="of:=['Olive '.G325]" office:value-type="float" office:value="0" calcext:value-type="float">
            <text:p>0</text:p>
          </table:table-cell>
          <table:table-cell table:style-name="ce752" table:formula="of:=['Olive '.H325]" office:value-type="float" office:value="0" calcext:value-type="float">
            <text:p>0</text:p>
          </table:table-cell>
          <table:table-cell table:style-name="ce752" table:formula="of:=['Olive '.I322]" office:value-type="float" office:value="0" calcext:value-type="float">
            <text:p>0</text:p>
          </table:table-cell>
          <table:table-cell table:style-name="ce752" table:formula="of:=['Olive '.J322]" office:value-type="float" office:value="0" calcext:value-type="float">
            <text:p>0</text:p>
          </table:table-cell>
          <table:table-cell table:style-name="ce752" table:formula="of:=['Olive '.K322]" office:value-type="float" office:value="0" calcext:value-type="float">
            <text:p>0</text:p>
          </table:table-cell>
          <table:table-cell/>
          <table:table-cell table:style-name="ce752" table:formula="of:=['Olive '.M322]" office:value-type="float" office:value="0" calcext:value-type="float">
            <text:p>0</text:p>
          </table:table-cell>
          <table:table-cell table:style-name="ce764" table:number-columns-repeated="2"/>
          <table:table-cell table:style-name="ce756" table:formula="of:=['Olive '.P325]" office:value-type="float" office:value="0" calcext:value-type="float">
            <text:p>0</text:p>
          </table:table-cell>
          <table:table-cell table:number-columns-repeated="1008"/>
        </table:table-row>
        <table:table-row table:style-name="ro5">
          <table:table-cell table:style-name="ce752" table:formula="of:=['Olive '.A326]" office:value-type="float" office:value="0" calcext:value-type="float">
            <text:p>0</text:p>
          </table:table-cell>
          <table:table-cell table:style-name="ce752" table:formula="of:=['Olive '.B326]" office:value-type="float" office:value="0" calcext:value-type="float">
            <text:p>0</text:p>
          </table:table-cell>
          <table:table-cell table:style-name="ce756" table:formula="of:=['Olive '.C326]" office:value-type="float" office:value="0" calcext:value-type="float">
            <text:p>0</text:p>
          </table:table-cell>
          <table:table-cell table:style-name="ce752" table:formula="of:=['Olive '.D326]" office:value-type="float" office:value="0" calcext:value-type="float">
            <text:p>0</text:p>
          </table:table-cell>
          <table:table-cell table:style-name="ce752" table:formula="of:=['Olive '.E326]" office:value-type="float" office:value="0" calcext:value-type="float">
            <text:p>0</text:p>
          </table:table-cell>
          <table:table-cell table:style-name="ce752" table:formula="of:=['Olive '.F326]" office:value-type="float" office:value="0" calcext:value-type="float">
            <text:p>0</text:p>
          </table:table-cell>
          <table:table-cell table:style-name="ce752" table:formula="of:=['Olive '.G326]" office:value-type="float" office:value="0" calcext:value-type="float">
            <text:p>0</text:p>
          </table:table-cell>
          <table:table-cell table:style-name="ce752" table:formula="of:=['Olive '.H326]" office:value-type="float" office:value="0" calcext:value-type="float">
            <text:p>0</text:p>
          </table:table-cell>
          <table:table-cell table:style-name="ce752" table:formula="of:=['Olive '.I323]" office:value-type="float" office:value="0" calcext:value-type="float">
            <text:p>0</text:p>
          </table:table-cell>
          <table:table-cell table:style-name="ce752" table:formula="of:=['Olive '.J323]" office:value-type="float" office:value="0" calcext:value-type="float">
            <text:p>0</text:p>
          </table:table-cell>
          <table:table-cell table:style-name="ce752" table:formula="of:=['Olive '.K323]" office:value-type="float" office:value="0" calcext:value-type="float">
            <text:p>0</text:p>
          </table:table-cell>
          <table:table-cell/>
          <table:table-cell table:style-name="ce752" table:formula="of:=['Olive '.M323]" office:value-type="float" office:value="0" calcext:value-type="float">
            <text:p>0</text:p>
          </table:table-cell>
          <table:table-cell table:style-name="ce764" table:number-columns-repeated="2"/>
          <table:table-cell table:style-name="ce756" table:formula="of:=['Olive '.P326]" office:value-type="float" office:value="0" calcext:value-type="float">
            <text:p>0</text:p>
          </table:table-cell>
          <table:table-cell table:number-columns-repeated="1008"/>
        </table:table-row>
        <table:table-row table:style-name="ro5">
          <table:table-cell table:style-name="ce752" table:formula="of:=['Olive '.A327]" office:value-type="float" office:value="0" calcext:value-type="float">
            <text:p>0</text:p>
          </table:table-cell>
          <table:table-cell table:style-name="ce752" table:formula="of:=['Olive '.B327]" office:value-type="float" office:value="0" calcext:value-type="float">
            <text:p>0</text:p>
          </table:table-cell>
          <table:table-cell table:style-name="ce756" table:formula="of:=['Olive '.C327]" office:value-type="float" office:value="0" calcext:value-type="float">
            <text:p>0</text:p>
          </table:table-cell>
          <table:table-cell table:style-name="ce752" table:formula="of:=['Olive '.D327]" office:value-type="float" office:value="0" calcext:value-type="float">
            <text:p>0</text:p>
          </table:table-cell>
          <table:table-cell table:style-name="ce752" table:formula="of:=['Olive '.E327]" office:value-type="float" office:value="0" calcext:value-type="float">
            <text:p>0</text:p>
          </table:table-cell>
          <table:table-cell table:style-name="ce752" table:formula="of:=['Olive '.F327]" office:value-type="float" office:value="0" calcext:value-type="float">
            <text:p>0</text:p>
          </table:table-cell>
          <table:table-cell table:style-name="ce752" table:formula="of:=['Olive '.G327]" office:value-type="float" office:value="0" calcext:value-type="float">
            <text:p>0</text:p>
          </table:table-cell>
          <table:table-cell table:style-name="ce752" table:formula="of:=['Olive '.H327]" office:value-type="float" office:value="0" calcext:value-type="float">
            <text:p>0</text:p>
          </table:table-cell>
          <table:table-cell table:style-name="ce752" table:formula="of:=['Olive '.I324]" office:value-type="float" office:value="0" calcext:value-type="float">
            <text:p>0</text:p>
          </table:table-cell>
          <table:table-cell table:style-name="ce752" table:formula="of:=['Olive '.J324]" office:value-type="float" office:value="0" calcext:value-type="float">
            <text:p>0</text:p>
          </table:table-cell>
          <table:table-cell table:style-name="ce752" table:formula="of:=['Olive '.K324]" office:value-type="float" office:value="0" calcext:value-type="float">
            <text:p>0</text:p>
          </table:table-cell>
          <table:table-cell/>
          <table:table-cell table:style-name="ce752" table:formula="of:=['Olive '.M324]" office:value-type="float" office:value="0" calcext:value-type="float">
            <text:p>0</text:p>
          </table:table-cell>
          <table:table-cell table:style-name="ce764" table:number-columns-repeated="2"/>
          <table:table-cell table:style-name="ce756" table:formula="of:=['Olive '.P327]" office:value-type="float" office:value="0" calcext:value-type="float">
            <text:p>0</text:p>
          </table:table-cell>
          <table:table-cell table:number-columns-repeated="1008"/>
        </table:table-row>
        <table:table-row table:style-name="ro5">
          <table:table-cell table:style-name="ce752" table:formula="of:=['Olive '.A328]" office:value-type="float" office:value="0" calcext:value-type="float">
            <text:p>0</text:p>
          </table:table-cell>
          <table:table-cell table:style-name="ce752" table:formula="of:=['Olive '.B328]" office:value-type="float" office:value="0" calcext:value-type="float">
            <text:p>0</text:p>
          </table:table-cell>
          <table:table-cell table:style-name="ce756" table:formula="of:=['Olive '.C328]" office:value-type="float" office:value="0" calcext:value-type="float">
            <text:p>0</text:p>
          </table:table-cell>
          <table:table-cell table:style-name="ce752" table:formula="of:=['Olive '.D328]" office:value-type="float" office:value="0" calcext:value-type="float">
            <text:p>0</text:p>
          </table:table-cell>
          <table:table-cell table:style-name="ce752" table:formula="of:=['Olive '.E328]" office:value-type="float" office:value="0" calcext:value-type="float">
            <text:p>0</text:p>
          </table:table-cell>
          <table:table-cell table:style-name="ce752" table:formula="of:=['Olive '.F328]" office:value-type="float" office:value="0" calcext:value-type="float">
            <text:p>0</text:p>
          </table:table-cell>
          <table:table-cell table:style-name="ce752" table:formula="of:=['Olive '.G328]" office:value-type="float" office:value="0" calcext:value-type="float">
            <text:p>0</text:p>
          </table:table-cell>
          <table:table-cell table:style-name="ce752" table:formula="of:=['Olive '.H328]" office:value-type="float" office:value="0" calcext:value-type="float">
            <text:p>0</text:p>
          </table:table-cell>
          <table:table-cell table:style-name="ce752" table:formula="of:=['Olive '.I325]" office:value-type="float" office:value="0" calcext:value-type="float">
            <text:p>0</text:p>
          </table:table-cell>
          <table:table-cell table:style-name="ce752" table:formula="of:=['Olive '.J325]" office:value-type="float" office:value="0" calcext:value-type="float">
            <text:p>0</text:p>
          </table:table-cell>
          <table:table-cell table:style-name="ce752" table:formula="of:=['Olive '.K325]" office:value-type="float" office:value="0" calcext:value-type="float">
            <text:p>0</text:p>
          </table:table-cell>
          <table:table-cell/>
          <table:table-cell table:style-name="ce752" table:formula="of:=['Olive '.M325]" office:value-type="float" office:value="0" calcext:value-type="float">
            <text:p>0</text:p>
          </table:table-cell>
          <table:table-cell table:style-name="ce764" table:number-columns-repeated="2"/>
          <table:table-cell table:style-name="ce756" table:formula="of:=['Olive '.P328]" office:value-type="float" office:value="0" calcext:value-type="float">
            <text:p>0</text:p>
          </table:table-cell>
          <table:table-cell table:number-columns-repeated="1008"/>
        </table:table-row>
        <table:table-row table:style-name="ro5">
          <table:table-cell table:style-name="ce752" table:formula="of:=['Olive '.A329]" office:value-type="float" office:value="0" calcext:value-type="float">
            <text:p>0</text:p>
          </table:table-cell>
          <table:table-cell table:style-name="ce752" table:formula="of:=['Olive '.B329]" office:value-type="float" office:value="0" calcext:value-type="float">
            <text:p>0</text:p>
          </table:table-cell>
          <table:table-cell table:style-name="ce756" table:formula="of:=['Olive '.C329]" office:value-type="float" office:value="0" calcext:value-type="float">
            <text:p>0</text:p>
          </table:table-cell>
          <table:table-cell table:style-name="ce752" table:formula="of:=['Olive '.D329]" office:value-type="float" office:value="0" calcext:value-type="float">
            <text:p>0</text:p>
          </table:table-cell>
          <table:table-cell table:style-name="ce752" table:formula="of:=['Olive '.E329]" office:value-type="float" office:value="0" calcext:value-type="float">
            <text:p>0</text:p>
          </table:table-cell>
          <table:table-cell table:style-name="ce752" table:formula="of:=['Olive '.F329]" office:value-type="float" office:value="0" calcext:value-type="float">
            <text:p>0</text:p>
          </table:table-cell>
          <table:table-cell table:style-name="ce752" table:formula="of:=['Olive '.G329]" office:value-type="float" office:value="0" calcext:value-type="float">
            <text:p>0</text:p>
          </table:table-cell>
          <table:table-cell table:style-name="ce752" table:formula="of:=['Olive '.H329]" office:value-type="float" office:value="0" calcext:value-type="float">
            <text:p>0</text:p>
          </table:table-cell>
          <table:table-cell table:style-name="ce752" table:formula="of:=['Olive '.I326]" office:value-type="float" office:value="0" calcext:value-type="float">
            <text:p>0</text:p>
          </table:table-cell>
          <table:table-cell table:style-name="ce752" table:formula="of:=['Olive '.J326]" office:value-type="float" office:value="0" calcext:value-type="float">
            <text:p>0</text:p>
          </table:table-cell>
          <table:table-cell table:style-name="ce752" table:formula="of:=['Olive '.K326]" office:value-type="float" office:value="0" calcext:value-type="float">
            <text:p>0</text:p>
          </table:table-cell>
          <table:table-cell/>
          <table:table-cell table:style-name="ce752" table:formula="of:=['Olive '.M326]" office:value-type="float" office:value="0" calcext:value-type="float">
            <text:p>0</text:p>
          </table:table-cell>
          <table:table-cell table:style-name="ce764" table:number-columns-repeated="2"/>
          <table:table-cell table:style-name="ce756" table:formula="of:=['Olive '.P329]" office:value-type="float" office:value="0" calcext:value-type="float">
            <text:p>0</text:p>
          </table:table-cell>
          <table:table-cell table:number-columns-repeated="1008"/>
        </table:table-row>
        <table:table-row table:style-name="ro5">
          <table:table-cell table:style-name="ce752" table:formula="of:=['Olive '.A330]" office:value-type="float" office:value="0" calcext:value-type="float">
            <text:p>0</text:p>
          </table:table-cell>
          <table:table-cell table:style-name="ce752" table:formula="of:=['Olive '.B330]" office:value-type="float" office:value="0" calcext:value-type="float">
            <text:p>0</text:p>
          </table:table-cell>
          <table:table-cell table:style-name="ce756" table:formula="of:=['Olive '.C330]" office:value-type="float" office:value="0" calcext:value-type="float">
            <text:p>0</text:p>
          </table:table-cell>
          <table:table-cell table:style-name="ce752" table:formula="of:=['Olive '.D330]" office:value-type="float" office:value="0" calcext:value-type="float">
            <text:p>0</text:p>
          </table:table-cell>
          <table:table-cell table:style-name="ce752" table:formula="of:=['Olive '.E330]" office:value-type="float" office:value="0" calcext:value-type="float">
            <text:p>0</text:p>
          </table:table-cell>
          <table:table-cell table:style-name="ce752" table:formula="of:=['Olive '.F330]" office:value-type="float" office:value="0" calcext:value-type="float">
            <text:p>0</text:p>
          </table:table-cell>
          <table:table-cell table:style-name="ce752" table:formula="of:=['Olive '.G330]" office:value-type="float" office:value="0" calcext:value-type="float">
            <text:p>0</text:p>
          </table:table-cell>
          <table:table-cell table:style-name="ce752" table:formula="of:=['Olive '.H330]" office:value-type="float" office:value="0" calcext:value-type="float">
            <text:p>0</text:p>
          </table:table-cell>
          <table:table-cell table:style-name="ce752" table:formula="of:=['Olive '.I327]" office:value-type="float" office:value="0" calcext:value-type="float">
            <text:p>0</text:p>
          </table:table-cell>
          <table:table-cell table:style-name="ce752" table:formula="of:=['Olive '.J327]" office:value-type="float" office:value="0" calcext:value-type="float">
            <text:p>0</text:p>
          </table:table-cell>
          <table:table-cell table:style-name="ce752" table:formula="of:=['Olive '.K327]" office:value-type="float" office:value="0" calcext:value-type="float">
            <text:p>0</text:p>
          </table:table-cell>
          <table:table-cell/>
          <table:table-cell table:style-name="ce752" table:formula="of:=['Olive '.M327]" office:value-type="float" office:value="0" calcext:value-type="float">
            <text:p>0</text:p>
          </table:table-cell>
          <table:table-cell table:style-name="ce764" table:number-columns-repeated="2"/>
          <table:table-cell table:style-name="ce756" table:formula="of:=['Olive '.P330]" office:value-type="float" office:value="0" calcext:value-type="float">
            <text:p>0</text:p>
          </table:table-cell>
          <table:table-cell table:number-columns-repeated="1008"/>
        </table:table-row>
        <table:table-row table:style-name="ro5">
          <table:table-cell table:style-name="ce752" table:formula="of:=['Olive '.A331]" office:value-type="float" office:value="0" calcext:value-type="float">
            <text:p>0</text:p>
          </table:table-cell>
          <table:table-cell table:style-name="ce752" table:formula="of:=['Olive '.B331]" office:value-type="float" office:value="0" calcext:value-type="float">
            <text:p>0</text:p>
          </table:table-cell>
          <table:table-cell table:style-name="ce756" table:formula="of:=['Olive '.C331]" office:value-type="float" office:value="0" calcext:value-type="float">
            <text:p>0</text:p>
          </table:table-cell>
          <table:table-cell table:style-name="ce752" table:formula="of:=['Olive '.D331]" office:value-type="float" office:value="0" calcext:value-type="float">
            <text:p>0</text:p>
          </table:table-cell>
          <table:table-cell table:style-name="ce752" table:formula="of:=['Olive '.E331]" office:value-type="float" office:value="0" calcext:value-type="float">
            <text:p>0</text:p>
          </table:table-cell>
          <table:table-cell table:style-name="ce752" table:formula="of:=['Olive '.F331]" office:value-type="float" office:value="0" calcext:value-type="float">
            <text:p>0</text:p>
          </table:table-cell>
          <table:table-cell table:style-name="ce752" table:formula="of:=['Olive '.G331]" office:value-type="float" office:value="0" calcext:value-type="float">
            <text:p>0</text:p>
          </table:table-cell>
          <table:table-cell table:style-name="ce752" table:formula="of:=['Olive '.H331]" office:value-type="float" office:value="0" calcext:value-type="float">
            <text:p>0</text:p>
          </table:table-cell>
          <table:table-cell table:style-name="ce752" table:formula="of:=['Olive '.I328]" office:value-type="float" office:value="0" calcext:value-type="float">
            <text:p>0</text:p>
          </table:table-cell>
          <table:table-cell table:style-name="ce752" table:formula="of:=['Olive '.J328]" office:value-type="float" office:value="0" calcext:value-type="float">
            <text:p>0</text:p>
          </table:table-cell>
          <table:table-cell table:style-name="ce752" table:formula="of:=['Olive '.K328]" office:value-type="float" office:value="0" calcext:value-type="float">
            <text:p>0</text:p>
          </table:table-cell>
          <table:table-cell/>
          <table:table-cell table:style-name="ce752" table:formula="of:=['Olive '.M328]" office:value-type="float" office:value="0" calcext:value-type="float">
            <text:p>0</text:p>
          </table:table-cell>
          <table:table-cell table:style-name="ce764" table:number-columns-repeated="2"/>
          <table:table-cell table:style-name="ce756" table:formula="of:=['Olive '.P331]" office:value-type="float" office:value="0" calcext:value-type="float">
            <text:p>0</text:p>
          </table:table-cell>
          <table:table-cell table:number-columns-repeated="1008"/>
        </table:table-row>
        <table:table-row table:style-name="ro5">
          <table:table-cell table:style-name="ce752" table:formula="of:=['Olive '.A332]" office:value-type="float" office:value="0" calcext:value-type="float">
            <text:p>0</text:p>
          </table:table-cell>
          <table:table-cell table:style-name="ce752" table:formula="of:=['Olive '.B332]" office:value-type="float" office:value="0" calcext:value-type="float">
            <text:p>0</text:p>
          </table:table-cell>
          <table:table-cell table:style-name="ce756" table:formula="of:=['Olive '.C332]" office:value-type="float" office:value="0" calcext:value-type="float">
            <text:p>0</text:p>
          </table:table-cell>
          <table:table-cell table:style-name="ce752" table:formula="of:=['Olive '.D332]" office:value-type="float" office:value="0" calcext:value-type="float">
            <text:p>0</text:p>
          </table:table-cell>
          <table:table-cell table:style-name="ce752" table:formula="of:=['Olive '.E332]" office:value-type="float" office:value="0" calcext:value-type="float">
            <text:p>0</text:p>
          </table:table-cell>
          <table:table-cell table:style-name="ce752" table:formula="of:=['Olive '.F332]" office:value-type="float" office:value="0" calcext:value-type="float">
            <text:p>0</text:p>
          </table:table-cell>
          <table:table-cell table:style-name="ce752" table:formula="of:=['Olive '.G332]" office:value-type="float" office:value="0" calcext:value-type="float">
            <text:p>0</text:p>
          </table:table-cell>
          <table:table-cell table:style-name="ce752" table:formula="of:=['Olive '.H332]" office:value-type="float" office:value="0" calcext:value-type="float">
            <text:p>0</text:p>
          </table:table-cell>
          <table:table-cell table:style-name="ce752" table:formula="of:=['Olive '.I329]" office:value-type="float" office:value="0" calcext:value-type="float">
            <text:p>0</text:p>
          </table:table-cell>
          <table:table-cell table:style-name="ce752" table:formula="of:=['Olive '.J329]" office:value-type="float" office:value="0" calcext:value-type="float">
            <text:p>0</text:p>
          </table:table-cell>
          <table:table-cell table:style-name="ce752" table:formula="of:=['Olive '.K329]" office:value-type="float" office:value="0" calcext:value-type="float">
            <text:p>0</text:p>
          </table:table-cell>
          <table:table-cell/>
          <table:table-cell table:style-name="ce752" table:formula="of:=['Olive '.M329]" office:value-type="float" office:value="0" calcext:value-type="float">
            <text:p>0</text:p>
          </table:table-cell>
          <table:table-cell table:style-name="ce764" table:number-columns-repeated="2"/>
          <table:table-cell table:style-name="ce756" table:formula="of:=['Olive '.P332]" office:value-type="float" office:value="0" calcext:value-type="float">
            <text:p>0</text:p>
          </table:table-cell>
          <table:table-cell table:number-columns-repeated="1008"/>
        </table:table-row>
        <table:table-row table:style-name="ro5">
          <table:table-cell table:style-name="ce752" table:formula="of:=['Olive '.A333]" office:value-type="float" office:value="0" calcext:value-type="float">
            <text:p>0</text:p>
          </table:table-cell>
          <table:table-cell table:style-name="ce752" table:formula="of:=['Olive '.B333]" office:value-type="float" office:value="0" calcext:value-type="float">
            <text:p>0</text:p>
          </table:table-cell>
          <table:table-cell table:style-name="ce756" table:formula="of:=['Olive '.C333]" office:value-type="float" office:value="0" calcext:value-type="float">
            <text:p>0</text:p>
          </table:table-cell>
          <table:table-cell table:style-name="ce752" table:formula="of:=['Olive '.D333]" office:value-type="float" office:value="0" calcext:value-type="float">
            <text:p>0</text:p>
          </table:table-cell>
          <table:table-cell table:style-name="ce752" table:formula="of:=['Olive '.E333]" office:value-type="float" office:value="0" calcext:value-type="float">
            <text:p>0</text:p>
          </table:table-cell>
          <table:table-cell table:style-name="ce752" table:formula="of:=['Olive '.F333]" office:value-type="float" office:value="0" calcext:value-type="float">
            <text:p>0</text:p>
          </table:table-cell>
          <table:table-cell table:style-name="ce752" table:formula="of:=['Olive '.G333]" office:value-type="float" office:value="0" calcext:value-type="float">
            <text:p>0</text:p>
          </table:table-cell>
          <table:table-cell table:style-name="ce752" table:formula="of:=['Olive '.H333]" office:value-type="float" office:value="0" calcext:value-type="float">
            <text:p>0</text:p>
          </table:table-cell>
          <table:table-cell table:style-name="ce752" table:formula="of:=['Olive '.I330]" office:value-type="float" office:value="0" calcext:value-type="float">
            <text:p>0</text:p>
          </table:table-cell>
          <table:table-cell table:style-name="ce752" table:formula="of:=['Olive '.J330]" office:value-type="float" office:value="0" calcext:value-type="float">
            <text:p>0</text:p>
          </table:table-cell>
          <table:table-cell table:style-name="ce752" table:formula="of:=['Olive '.K330]" office:value-type="float" office:value="0" calcext:value-type="float">
            <text:p>0</text:p>
          </table:table-cell>
          <table:table-cell/>
          <table:table-cell table:style-name="ce752" table:formula="of:=['Olive '.M330]" office:value-type="float" office:value="0" calcext:value-type="float">
            <text:p>0</text:p>
          </table:table-cell>
          <table:table-cell table:style-name="ce764" table:number-columns-repeated="2"/>
          <table:table-cell table:style-name="ce756" table:formula="of:=['Olive '.P333]" office:value-type="float" office:value="0" calcext:value-type="float">
            <text:p>0</text:p>
          </table:table-cell>
          <table:table-cell table:number-columns-repeated="1008"/>
        </table:table-row>
        <table:table-row table:style-name="ro5">
          <table:table-cell table:style-name="ce752" table:formula="of:=['Olive '.A334]" office:value-type="float" office:value="0" calcext:value-type="float">
            <text:p>0</text:p>
          </table:table-cell>
          <table:table-cell table:style-name="ce752" table:formula="of:=['Olive '.B334]" office:value-type="float" office:value="0" calcext:value-type="float">
            <text:p>0</text:p>
          </table:table-cell>
          <table:table-cell table:style-name="ce756" table:formula="of:=['Olive '.C334]" office:value-type="float" office:value="0" calcext:value-type="float">
            <text:p>0</text:p>
          </table:table-cell>
          <table:table-cell table:style-name="ce752" table:formula="of:=['Olive '.D334]" office:value-type="float" office:value="0" calcext:value-type="float">
            <text:p>0</text:p>
          </table:table-cell>
          <table:table-cell table:style-name="ce752" table:formula="of:=['Olive '.E334]" office:value-type="float" office:value="0" calcext:value-type="float">
            <text:p>0</text:p>
          </table:table-cell>
          <table:table-cell table:style-name="ce752" table:formula="of:=['Olive '.F334]" office:value-type="float" office:value="0" calcext:value-type="float">
            <text:p>0</text:p>
          </table:table-cell>
          <table:table-cell table:style-name="ce752" table:formula="of:=['Olive '.G334]" office:value-type="float" office:value="0" calcext:value-type="float">
            <text:p>0</text:p>
          </table:table-cell>
          <table:table-cell table:style-name="ce752" table:formula="of:=['Olive '.H334]" office:value-type="float" office:value="0" calcext:value-type="float">
            <text:p>0</text:p>
          </table:table-cell>
          <table:table-cell table:style-name="ce752" table:formula="of:=['Olive '.I331]" office:value-type="float" office:value="0" calcext:value-type="float">
            <text:p>0</text:p>
          </table:table-cell>
          <table:table-cell table:style-name="ce752" table:formula="of:=['Olive '.J331]" office:value-type="float" office:value="0" calcext:value-type="float">
            <text:p>0</text:p>
          </table:table-cell>
          <table:table-cell table:style-name="ce752" table:formula="of:=['Olive '.K331]" office:value-type="float" office:value="0" calcext:value-type="float">
            <text:p>0</text:p>
          </table:table-cell>
          <table:table-cell/>
          <table:table-cell table:style-name="ce752" table:formula="of:=['Olive '.M331]" office:value-type="float" office:value="0" calcext:value-type="float">
            <text:p>0</text:p>
          </table:table-cell>
          <table:table-cell table:style-name="ce764" table:number-columns-repeated="2"/>
          <table:table-cell table:style-name="ce756" table:formula="of:=['Olive '.P334]" office:value-type="float" office:value="0" calcext:value-type="float">
            <text:p>0</text:p>
          </table:table-cell>
          <table:table-cell table:number-columns-repeated="1008"/>
        </table:table-row>
        <table:table-row table:style-name="ro5">
          <table:table-cell table:style-name="ce752" table:formula="of:=['Olive '.A335]" office:value-type="float" office:value="0" calcext:value-type="float">
            <text:p>0</text:p>
          </table:table-cell>
          <table:table-cell table:style-name="ce752" table:formula="of:=['Olive '.B335]" office:value-type="float" office:value="0" calcext:value-type="float">
            <text:p>0</text:p>
          </table:table-cell>
          <table:table-cell table:style-name="ce756" table:formula="of:=['Olive '.C335]" office:value-type="float" office:value="0" calcext:value-type="float">
            <text:p>0</text:p>
          </table:table-cell>
          <table:table-cell table:style-name="ce752" table:formula="of:=['Olive '.D335]" office:value-type="float" office:value="0" calcext:value-type="float">
            <text:p>0</text:p>
          </table:table-cell>
          <table:table-cell table:style-name="ce752" table:formula="of:=['Olive '.E335]" office:value-type="float" office:value="0" calcext:value-type="float">
            <text:p>0</text:p>
          </table:table-cell>
          <table:table-cell table:style-name="ce752" table:formula="of:=['Olive '.F335]" office:value-type="float" office:value="0" calcext:value-type="float">
            <text:p>0</text:p>
          </table:table-cell>
          <table:table-cell table:style-name="ce752" table:formula="of:=['Olive '.G335]" office:value-type="float" office:value="0" calcext:value-type="float">
            <text:p>0</text:p>
          </table:table-cell>
          <table:table-cell table:style-name="ce752" table:formula="of:=['Olive '.H335]" office:value-type="float" office:value="0" calcext:value-type="float">
            <text:p>0</text:p>
          </table:table-cell>
          <table:table-cell table:style-name="ce752" table:formula="of:=['Olive '.I332]" office:value-type="float" office:value="0" calcext:value-type="float">
            <text:p>0</text:p>
          </table:table-cell>
          <table:table-cell table:style-name="ce752" table:formula="of:=['Olive '.J332]" office:value-type="float" office:value="0" calcext:value-type="float">
            <text:p>0</text:p>
          </table:table-cell>
          <table:table-cell table:style-name="ce752" table:formula="of:=['Olive '.K332]" office:value-type="float" office:value="0" calcext:value-type="float">
            <text:p>0</text:p>
          </table:table-cell>
          <table:table-cell/>
          <table:table-cell table:style-name="ce752" table:formula="of:=['Olive '.M332]" office:value-type="float" office:value="0" calcext:value-type="float">
            <text:p>0</text:p>
          </table:table-cell>
          <table:table-cell table:style-name="ce764" table:number-columns-repeated="2"/>
          <table:table-cell table:style-name="ce756" table:formula="of:=['Olive '.P335]" office:value-type="float" office:value="0" calcext:value-type="float">
            <text:p>0</text:p>
          </table:table-cell>
          <table:table-cell table:number-columns-repeated="1008"/>
        </table:table-row>
        <table:table-row table:style-name="ro5">
          <table:table-cell table:style-name="ce752" table:formula="of:=['Olive '.A336]" office:value-type="float" office:value="0" calcext:value-type="float">
            <text:p>0</text:p>
          </table:table-cell>
          <table:table-cell table:style-name="ce752" table:formula="of:=['Olive '.B336]" office:value-type="float" office:value="0" calcext:value-type="float">
            <text:p>0</text:p>
          </table:table-cell>
          <table:table-cell table:style-name="ce756" table:formula="of:=['Olive '.C336]" office:value-type="float" office:value="0" calcext:value-type="float">
            <text:p>0</text:p>
          </table:table-cell>
          <table:table-cell table:style-name="ce752" table:formula="of:=['Olive '.D336]" office:value-type="float" office:value="0" calcext:value-type="float">
            <text:p>0</text:p>
          </table:table-cell>
          <table:table-cell table:style-name="ce752" table:formula="of:=['Olive '.E336]" office:value-type="float" office:value="0" calcext:value-type="float">
            <text:p>0</text:p>
          </table:table-cell>
          <table:table-cell table:style-name="ce752" table:formula="of:=['Olive '.F336]" office:value-type="float" office:value="0" calcext:value-type="float">
            <text:p>0</text:p>
          </table:table-cell>
          <table:table-cell table:style-name="ce752" table:formula="of:=['Olive '.G336]" office:value-type="float" office:value="0" calcext:value-type="float">
            <text:p>0</text:p>
          </table:table-cell>
          <table:table-cell table:style-name="ce752" table:formula="of:=['Olive '.H336]" office:value-type="float" office:value="0" calcext:value-type="float">
            <text:p>0</text:p>
          </table:table-cell>
          <table:table-cell table:style-name="ce752" table:formula="of:=['Olive '.I333]" office:value-type="float" office:value="0" calcext:value-type="float">
            <text:p>0</text:p>
          </table:table-cell>
          <table:table-cell table:style-name="ce752" table:formula="of:=['Olive '.J333]" office:value-type="float" office:value="0" calcext:value-type="float">
            <text:p>0</text:p>
          </table:table-cell>
          <table:table-cell table:style-name="ce752" table:formula="of:=['Olive '.K333]" office:value-type="float" office:value="0" calcext:value-type="float">
            <text:p>0</text:p>
          </table:table-cell>
          <table:table-cell/>
          <table:table-cell table:style-name="ce752" table:formula="of:=['Olive '.M333]" office:value-type="float" office:value="0" calcext:value-type="float">
            <text:p>0</text:p>
          </table:table-cell>
          <table:table-cell table:style-name="ce764" table:number-columns-repeated="2"/>
          <table:table-cell table:style-name="ce756" table:formula="of:=['Olive '.P336]" office:value-type="float" office:value="0" calcext:value-type="float">
            <text:p>0</text:p>
          </table:table-cell>
          <table:table-cell table:number-columns-repeated="1008"/>
        </table:table-row>
        <table:table-row table:style-name="ro5">
          <table:table-cell table:style-name="ce752" table:formula="of:=['Olive '.A337]" office:value-type="float" office:value="0" calcext:value-type="float">
            <text:p>0</text:p>
          </table:table-cell>
          <table:table-cell table:style-name="ce752" table:formula="of:=['Olive '.B337]" office:value-type="float" office:value="0" calcext:value-type="float">
            <text:p>0</text:p>
          </table:table-cell>
          <table:table-cell table:style-name="ce756" table:formula="of:=['Olive '.C337]" office:value-type="float" office:value="0" calcext:value-type="float">
            <text:p>0</text:p>
          </table:table-cell>
          <table:table-cell table:style-name="ce752" table:formula="of:=['Olive '.D337]" office:value-type="float" office:value="0" calcext:value-type="float">
            <text:p>0</text:p>
          </table:table-cell>
          <table:table-cell table:style-name="ce752" table:formula="of:=['Olive '.E337]" office:value-type="float" office:value="0" calcext:value-type="float">
            <text:p>0</text:p>
          </table:table-cell>
          <table:table-cell table:style-name="ce752" table:formula="of:=['Olive '.F337]" office:value-type="float" office:value="0" calcext:value-type="float">
            <text:p>0</text:p>
          </table:table-cell>
          <table:table-cell table:style-name="ce752" table:formula="of:=['Olive '.G337]" office:value-type="float" office:value="0" calcext:value-type="float">
            <text:p>0</text:p>
          </table:table-cell>
          <table:table-cell table:style-name="ce752" table:formula="of:=['Olive '.H337]" office:value-type="float" office:value="0" calcext:value-type="float">
            <text:p>0</text:p>
          </table:table-cell>
          <table:table-cell table:style-name="ce752" table:formula="of:=['Olive '.I334]" office:value-type="float" office:value="0" calcext:value-type="float">
            <text:p>0</text:p>
          </table:table-cell>
          <table:table-cell table:style-name="ce752" table:formula="of:=['Olive '.J334]" office:value-type="float" office:value="0" calcext:value-type="float">
            <text:p>0</text:p>
          </table:table-cell>
          <table:table-cell table:style-name="ce752" table:formula="of:=['Olive '.K334]" office:value-type="float" office:value="0" calcext:value-type="float">
            <text:p>0</text:p>
          </table:table-cell>
          <table:table-cell/>
          <table:table-cell table:style-name="ce752" table:formula="of:=['Olive '.M334]" office:value-type="float" office:value="0" calcext:value-type="float">
            <text:p>0</text:p>
          </table:table-cell>
          <table:table-cell table:style-name="ce764" table:number-columns-repeated="2"/>
          <table:table-cell table:style-name="ce756" table:formula="of:=['Olive '.P337]" office:value-type="float" office:value="0" calcext:value-type="float">
            <text:p>0</text:p>
          </table:table-cell>
          <table:table-cell table:number-columns-repeated="1008"/>
        </table:table-row>
        <table:table-row table:style-name="ro5">
          <table:table-cell table:style-name="ce752" table:formula="of:=['Olive '.A338]" office:value-type="float" office:value="0" calcext:value-type="float">
            <text:p>0</text:p>
          </table:table-cell>
          <table:table-cell table:style-name="ce752" table:formula="of:=['Olive '.B338]" office:value-type="float" office:value="0" calcext:value-type="float">
            <text:p>0</text:p>
          </table:table-cell>
          <table:table-cell table:style-name="ce756" table:formula="of:=['Olive '.C338]" office:value-type="float" office:value="0" calcext:value-type="float">
            <text:p>0</text:p>
          </table:table-cell>
          <table:table-cell table:style-name="ce752" table:formula="of:=['Olive '.D338]" office:value-type="float" office:value="0" calcext:value-type="float">
            <text:p>0</text:p>
          </table:table-cell>
          <table:table-cell table:style-name="ce752" table:formula="of:=['Olive '.E338]" office:value-type="float" office:value="0" calcext:value-type="float">
            <text:p>0</text:p>
          </table:table-cell>
          <table:table-cell table:style-name="ce752" table:formula="of:=['Olive '.F338]" office:value-type="float" office:value="0" calcext:value-type="float">
            <text:p>0</text:p>
          </table:table-cell>
          <table:table-cell table:style-name="ce752" table:formula="of:=['Olive '.G338]" office:value-type="float" office:value="0" calcext:value-type="float">
            <text:p>0</text:p>
          </table:table-cell>
          <table:table-cell table:style-name="ce752" table:formula="of:=['Olive '.H338]" office:value-type="float" office:value="0" calcext:value-type="float">
            <text:p>0</text:p>
          </table:table-cell>
          <table:table-cell table:style-name="ce752" table:formula="of:=['Olive '.I335]" office:value-type="float" office:value="0" calcext:value-type="float">
            <text:p>0</text:p>
          </table:table-cell>
          <table:table-cell table:style-name="ce752" table:formula="of:=['Olive '.J335]" office:value-type="float" office:value="0" calcext:value-type="float">
            <text:p>0</text:p>
          </table:table-cell>
          <table:table-cell table:style-name="ce752" table:formula="of:=['Olive '.K335]" office:value-type="float" office:value="0" calcext:value-type="float">
            <text:p>0</text:p>
          </table:table-cell>
          <table:table-cell/>
          <table:table-cell table:style-name="ce752" table:formula="of:=['Olive '.M335]" office:value-type="float" office:value="0" calcext:value-type="float">
            <text:p>0</text:p>
          </table:table-cell>
          <table:table-cell table:style-name="ce764" table:number-columns-repeated="2"/>
          <table:table-cell table:style-name="ce756" table:formula="of:=['Olive '.P338]" office:value-type="float" office:value="0" calcext:value-type="float">
            <text:p>0</text:p>
          </table:table-cell>
          <table:table-cell table:number-columns-repeated="1008"/>
        </table:table-row>
        <table:table-row table:style-name="ro5">
          <table:table-cell table:style-name="ce752" table:formula="of:=['Olive '.A339]" office:value-type="float" office:value="0" calcext:value-type="float">
            <text:p>0</text:p>
          </table:table-cell>
          <table:table-cell table:style-name="ce752" table:formula="of:=['Olive '.B339]" office:value-type="float" office:value="0" calcext:value-type="float">
            <text:p>0</text:p>
          </table:table-cell>
          <table:table-cell table:style-name="ce756" table:formula="of:=['Olive '.C339]" office:value-type="float" office:value="0" calcext:value-type="float">
            <text:p>0</text:p>
          </table:table-cell>
          <table:table-cell table:style-name="ce752" table:formula="of:=['Olive '.D339]" office:value-type="float" office:value="0" calcext:value-type="float">
            <text:p>0</text:p>
          </table:table-cell>
          <table:table-cell table:style-name="ce752" table:formula="of:=['Olive '.E339]" office:value-type="float" office:value="0" calcext:value-type="float">
            <text:p>0</text:p>
          </table:table-cell>
          <table:table-cell table:style-name="ce752" table:formula="of:=['Olive '.F339]" office:value-type="float" office:value="0" calcext:value-type="float">
            <text:p>0</text:p>
          </table:table-cell>
          <table:table-cell table:style-name="ce752" table:formula="of:=['Olive '.G339]" office:value-type="float" office:value="0" calcext:value-type="float">
            <text:p>0</text:p>
          </table:table-cell>
          <table:table-cell table:style-name="ce752" table:formula="of:=['Olive '.H339]" office:value-type="float" office:value="0" calcext:value-type="float">
            <text:p>0</text:p>
          </table:table-cell>
          <table:table-cell table:style-name="ce752" table:formula="of:=['Olive '.I336]" office:value-type="float" office:value="0" calcext:value-type="float">
            <text:p>0</text:p>
          </table:table-cell>
          <table:table-cell table:style-name="ce752" table:formula="of:=['Olive '.J336]" office:value-type="float" office:value="0" calcext:value-type="float">
            <text:p>0</text:p>
          </table:table-cell>
          <table:table-cell table:style-name="ce752" table:formula="of:=['Olive '.K336]" office:value-type="float" office:value="0" calcext:value-type="float">
            <text:p>0</text:p>
          </table:table-cell>
          <table:table-cell/>
          <table:table-cell table:style-name="ce752" table:formula="of:=['Olive '.M336]" office:value-type="float" office:value="0" calcext:value-type="float">
            <text:p>0</text:p>
          </table:table-cell>
          <table:table-cell table:style-name="ce764" table:number-columns-repeated="2"/>
          <table:table-cell table:style-name="ce756" table:formula="of:=['Olive '.P339]" office:value-type="float" office:value="0" calcext:value-type="float">
            <text:p>0</text:p>
          </table:table-cell>
          <table:table-cell table:number-columns-repeated="1008"/>
        </table:table-row>
        <table:table-row table:style-name="ro5">
          <table:table-cell table:style-name="ce752" table:formula="of:=['Olive '.A340]" office:value-type="float" office:value="0" calcext:value-type="float">
            <text:p>0</text:p>
          </table:table-cell>
          <table:table-cell table:style-name="ce752" table:formula="of:=['Olive '.B340]" office:value-type="float" office:value="0" calcext:value-type="float">
            <text:p>0</text:p>
          </table:table-cell>
          <table:table-cell table:style-name="ce756" table:formula="of:=['Olive '.C340]" office:value-type="float" office:value="0" calcext:value-type="float">
            <text:p>0</text:p>
          </table:table-cell>
          <table:table-cell table:style-name="ce752" table:formula="of:=['Olive '.D340]" office:value-type="float" office:value="0" calcext:value-type="float">
            <text:p>0</text:p>
          </table:table-cell>
          <table:table-cell table:style-name="ce752" table:formula="of:=['Olive '.E340]" office:value-type="float" office:value="0" calcext:value-type="float">
            <text:p>0</text:p>
          </table:table-cell>
          <table:table-cell table:style-name="ce752" table:formula="of:=['Olive '.F340]" office:value-type="float" office:value="0" calcext:value-type="float">
            <text:p>0</text:p>
          </table:table-cell>
          <table:table-cell table:style-name="ce752" table:formula="of:=['Olive '.G340]" office:value-type="float" office:value="0" calcext:value-type="float">
            <text:p>0</text:p>
          </table:table-cell>
          <table:table-cell table:style-name="ce752" table:formula="of:=['Olive '.H340]" office:value-type="float" office:value="0" calcext:value-type="float">
            <text:p>0</text:p>
          </table:table-cell>
          <table:table-cell table:style-name="ce752" table:formula="of:=['Olive '.I337]" office:value-type="float" office:value="0" calcext:value-type="float">
            <text:p>0</text:p>
          </table:table-cell>
          <table:table-cell table:style-name="ce752" table:formula="of:=['Olive '.J337]" office:value-type="float" office:value="0" calcext:value-type="float">
            <text:p>0</text:p>
          </table:table-cell>
          <table:table-cell table:style-name="ce752" table:formula="of:=['Olive '.K337]" office:value-type="float" office:value="0" calcext:value-type="float">
            <text:p>0</text:p>
          </table:table-cell>
          <table:table-cell/>
          <table:table-cell table:style-name="ce752" table:formula="of:=['Olive '.M337]" office:value-type="float" office:value="0" calcext:value-type="float">
            <text:p>0</text:p>
          </table:table-cell>
          <table:table-cell table:style-name="ce764" table:number-columns-repeated="2"/>
          <table:table-cell table:style-name="ce756" table:formula="of:=['Olive '.P340]" office:value-type="float" office:value="0" calcext:value-type="float">
            <text:p>0</text:p>
          </table:table-cell>
          <table:table-cell table:number-columns-repeated="1008"/>
        </table:table-row>
        <table:table-row table:style-name="ro5">
          <table:table-cell table:style-name="ce752" table:formula="of:=['Olive '.A341]" office:value-type="float" office:value="0" calcext:value-type="float">
            <text:p>0</text:p>
          </table:table-cell>
          <table:table-cell table:style-name="ce752" table:formula="of:=['Olive '.B341]" office:value-type="float" office:value="0" calcext:value-type="float">
            <text:p>0</text:p>
          </table:table-cell>
          <table:table-cell table:style-name="ce756" table:formula="of:=['Olive '.C341]" office:value-type="float" office:value="0" calcext:value-type="float">
            <text:p>0</text:p>
          </table:table-cell>
          <table:table-cell table:style-name="ce752" table:formula="of:=['Olive '.D341]" office:value-type="float" office:value="0" calcext:value-type="float">
            <text:p>0</text:p>
          </table:table-cell>
          <table:table-cell table:style-name="ce752" table:formula="of:=['Olive '.E341]" office:value-type="float" office:value="0" calcext:value-type="float">
            <text:p>0</text:p>
          </table:table-cell>
          <table:table-cell table:style-name="ce752" table:formula="of:=['Olive '.F341]" office:value-type="float" office:value="0" calcext:value-type="float">
            <text:p>0</text:p>
          </table:table-cell>
          <table:table-cell table:style-name="ce752" table:formula="of:=['Olive '.G341]" office:value-type="float" office:value="0" calcext:value-type="float">
            <text:p>0</text:p>
          </table:table-cell>
          <table:table-cell table:style-name="ce752" table:formula="of:=['Olive '.H341]" office:value-type="float" office:value="0" calcext:value-type="float">
            <text:p>0</text:p>
          </table:table-cell>
          <table:table-cell table:style-name="ce752" table:formula="of:=['Olive '.I338]" office:value-type="float" office:value="0" calcext:value-type="float">
            <text:p>0</text:p>
          </table:table-cell>
          <table:table-cell table:style-name="ce752" table:formula="of:=['Olive '.J338]" office:value-type="float" office:value="0" calcext:value-type="float">
            <text:p>0</text:p>
          </table:table-cell>
          <table:table-cell table:style-name="ce752" table:formula="of:=['Olive '.K338]" office:value-type="float" office:value="0" calcext:value-type="float">
            <text:p>0</text:p>
          </table:table-cell>
          <table:table-cell/>
          <table:table-cell table:style-name="ce752" table:formula="of:=['Olive '.M338]" office:value-type="float" office:value="0" calcext:value-type="float">
            <text:p>0</text:p>
          </table:table-cell>
          <table:table-cell table:style-name="ce764" table:number-columns-repeated="2"/>
          <table:table-cell table:style-name="ce756" table:formula="of:=['Olive '.P341]" office:value-type="float" office:value="0" calcext:value-type="float">
            <text:p>0</text:p>
          </table:table-cell>
          <table:table-cell table:number-columns-repeated="1008"/>
        </table:table-row>
        <table:table-row table:style-name="ro5">
          <table:table-cell table:style-name="ce752" table:formula="of:=['Olive '.A342]" office:value-type="float" office:value="0" calcext:value-type="float">
            <text:p>0</text:p>
          </table:table-cell>
          <table:table-cell table:style-name="ce752" table:formula="of:=['Olive '.B342]" office:value-type="float" office:value="0" calcext:value-type="float">
            <text:p>0</text:p>
          </table:table-cell>
          <table:table-cell table:style-name="ce756" table:formula="of:=['Olive '.C342]" office:value-type="float" office:value="0" calcext:value-type="float">
            <text:p>0</text:p>
          </table:table-cell>
          <table:table-cell table:style-name="ce752" table:formula="of:=['Olive '.D342]" office:value-type="float" office:value="0" calcext:value-type="float">
            <text:p>0</text:p>
          </table:table-cell>
          <table:table-cell table:style-name="ce752" table:formula="of:=['Olive '.E342]" office:value-type="float" office:value="0" calcext:value-type="float">
            <text:p>0</text:p>
          </table:table-cell>
          <table:table-cell table:style-name="ce752" table:formula="of:=['Olive '.F342]" office:value-type="float" office:value="0" calcext:value-type="float">
            <text:p>0</text:p>
          </table:table-cell>
          <table:table-cell table:style-name="ce752" table:formula="of:=['Olive '.G342]" office:value-type="float" office:value="0" calcext:value-type="float">
            <text:p>0</text:p>
          </table:table-cell>
          <table:table-cell table:style-name="ce752" table:formula="of:=['Olive '.H342]" office:value-type="float" office:value="0" calcext:value-type="float">
            <text:p>0</text:p>
          </table:table-cell>
          <table:table-cell table:style-name="ce752" table:formula="of:=['Olive '.I339]" office:value-type="float" office:value="0" calcext:value-type="float">
            <text:p>0</text:p>
          </table:table-cell>
          <table:table-cell table:style-name="ce752" table:formula="of:=['Olive '.J339]" office:value-type="float" office:value="0" calcext:value-type="float">
            <text:p>0</text:p>
          </table:table-cell>
          <table:table-cell table:style-name="ce752" table:formula="of:=['Olive '.K339]" office:value-type="float" office:value="0" calcext:value-type="float">
            <text:p>0</text:p>
          </table:table-cell>
          <table:table-cell/>
          <table:table-cell table:style-name="ce752" table:formula="of:=['Olive '.M339]" office:value-type="float" office:value="0" calcext:value-type="float">
            <text:p>0</text:p>
          </table:table-cell>
          <table:table-cell table:style-name="ce764" table:number-columns-repeated="2"/>
          <table:table-cell table:style-name="ce756" table:formula="of:=['Olive '.P342]" office:value-type="float" office:value="0" calcext:value-type="float">
            <text:p>0</text:p>
          </table:table-cell>
          <table:table-cell table:number-columns-repeated="1008"/>
        </table:table-row>
        <table:table-row table:style-name="ro5">
          <table:table-cell table:style-name="ce752" table:formula="of:=['Olive '.A343]" office:value-type="float" office:value="0" calcext:value-type="float">
            <text:p>0</text:p>
          </table:table-cell>
          <table:table-cell table:style-name="ce752" table:formula="of:=['Olive '.B343]" office:value-type="float" office:value="0" calcext:value-type="float">
            <text:p>0</text:p>
          </table:table-cell>
          <table:table-cell table:style-name="ce756" table:formula="of:=['Olive '.C343]" office:value-type="float" office:value="0" calcext:value-type="float">
            <text:p>0</text:p>
          </table:table-cell>
          <table:table-cell table:style-name="ce752" table:formula="of:=['Olive '.D343]" office:value-type="float" office:value="0" calcext:value-type="float">
            <text:p>0</text:p>
          </table:table-cell>
          <table:table-cell table:style-name="ce752" table:formula="of:=['Olive '.E343]" office:value-type="float" office:value="0" calcext:value-type="float">
            <text:p>0</text:p>
          </table:table-cell>
          <table:table-cell table:style-name="ce752" table:formula="of:=['Olive '.F343]" office:value-type="float" office:value="0" calcext:value-type="float">
            <text:p>0</text:p>
          </table:table-cell>
          <table:table-cell table:style-name="ce752" table:formula="of:=['Olive '.G343]" office:value-type="float" office:value="0" calcext:value-type="float">
            <text:p>0</text:p>
          </table:table-cell>
          <table:table-cell table:style-name="ce752" table:formula="of:=['Olive '.H343]" office:value-type="float" office:value="0" calcext:value-type="float">
            <text:p>0</text:p>
          </table:table-cell>
          <table:table-cell table:style-name="ce752" table:formula="of:=['Olive '.I340]" office:value-type="float" office:value="0" calcext:value-type="float">
            <text:p>0</text:p>
          </table:table-cell>
          <table:table-cell table:style-name="ce752" table:formula="of:=['Olive '.J340]" office:value-type="float" office:value="0" calcext:value-type="float">
            <text:p>0</text:p>
          </table:table-cell>
          <table:table-cell table:style-name="ce752" table:formula="of:=['Olive '.K340]" office:value-type="float" office:value="0" calcext:value-type="float">
            <text:p>0</text:p>
          </table:table-cell>
          <table:table-cell/>
          <table:table-cell table:style-name="ce752" table:formula="of:=['Olive '.M340]" office:value-type="float" office:value="0" calcext:value-type="float">
            <text:p>0</text:p>
          </table:table-cell>
          <table:table-cell table:style-name="ce764" table:number-columns-repeated="2"/>
          <table:table-cell table:style-name="ce756" table:formula="of:=['Olive '.P343]" office:value-type="float" office:value="0" calcext:value-type="float">
            <text:p>0</text:p>
          </table:table-cell>
          <table:table-cell table:number-columns-repeated="1008"/>
        </table:table-row>
        <table:table-row table:style-name="ro5">
          <table:table-cell table:style-name="ce752" table:formula="of:=['Olive '.A344]" office:value-type="float" office:value="0" calcext:value-type="float">
            <text:p>0</text:p>
          </table:table-cell>
          <table:table-cell table:style-name="ce752" table:formula="of:=['Olive '.B344]" office:value-type="float" office:value="0" calcext:value-type="float">
            <text:p>0</text:p>
          </table:table-cell>
          <table:table-cell table:style-name="ce756" table:formula="of:=['Olive '.C344]" office:value-type="float" office:value="0" calcext:value-type="float">
            <text:p>0</text:p>
          </table:table-cell>
          <table:table-cell table:style-name="ce752" table:formula="of:=['Olive '.D344]" office:value-type="float" office:value="0" calcext:value-type="float">
            <text:p>0</text:p>
          </table:table-cell>
          <table:table-cell table:style-name="ce752" table:formula="of:=['Olive '.E344]" office:value-type="float" office:value="0" calcext:value-type="float">
            <text:p>0</text:p>
          </table:table-cell>
          <table:table-cell table:style-name="ce752" table:formula="of:=['Olive '.F344]" office:value-type="float" office:value="0" calcext:value-type="float">
            <text:p>0</text:p>
          </table:table-cell>
          <table:table-cell table:style-name="ce752" table:formula="of:=['Olive '.G344]" office:value-type="float" office:value="0" calcext:value-type="float">
            <text:p>0</text:p>
          </table:table-cell>
          <table:table-cell table:style-name="ce752" table:formula="of:=['Olive '.H344]" office:value-type="float" office:value="0" calcext:value-type="float">
            <text:p>0</text:p>
          </table:table-cell>
          <table:table-cell table:style-name="ce752" table:formula="of:=['Olive '.I341]" office:value-type="float" office:value="0" calcext:value-type="float">
            <text:p>0</text:p>
          </table:table-cell>
          <table:table-cell table:style-name="ce752" table:formula="of:=['Olive '.J341]" office:value-type="float" office:value="0" calcext:value-type="float">
            <text:p>0</text:p>
          </table:table-cell>
          <table:table-cell table:style-name="ce752" table:formula="of:=['Olive '.K341]" office:value-type="float" office:value="0" calcext:value-type="float">
            <text:p>0</text:p>
          </table:table-cell>
          <table:table-cell/>
          <table:table-cell table:style-name="ce752" table:formula="of:=['Olive '.M341]" office:value-type="float" office:value="0" calcext:value-type="float">
            <text:p>0</text:p>
          </table:table-cell>
          <table:table-cell table:style-name="ce764" table:number-columns-repeated="2"/>
          <table:table-cell table:style-name="ce756" table:formula="of:=['Olive '.P344]" office:value-type="float" office:value="0" calcext:value-type="float">
            <text:p>0</text:p>
          </table:table-cell>
          <table:table-cell table:number-columns-repeated="1008"/>
        </table:table-row>
        <table:table-row table:style-name="ro5">
          <table:table-cell table:style-name="ce752" table:formula="of:=['Olive '.A345]" office:value-type="float" office:value="0" calcext:value-type="float">
            <text:p>0</text:p>
          </table:table-cell>
          <table:table-cell table:style-name="ce752" table:formula="of:=['Olive '.B345]" office:value-type="float" office:value="0" calcext:value-type="float">
            <text:p>0</text:p>
          </table:table-cell>
          <table:table-cell table:style-name="ce756" table:formula="of:=['Olive '.C345]" office:value-type="float" office:value="0" calcext:value-type="float">
            <text:p>0</text:p>
          </table:table-cell>
          <table:table-cell table:style-name="ce752" table:formula="of:=['Olive '.D345]" office:value-type="float" office:value="0" calcext:value-type="float">
            <text:p>0</text:p>
          </table:table-cell>
          <table:table-cell table:style-name="ce752" table:formula="of:=['Olive '.E345]" office:value-type="float" office:value="0" calcext:value-type="float">
            <text:p>0</text:p>
          </table:table-cell>
          <table:table-cell table:style-name="ce752" table:formula="of:=['Olive '.F345]" office:value-type="float" office:value="0" calcext:value-type="float">
            <text:p>0</text:p>
          </table:table-cell>
          <table:table-cell table:style-name="ce752" table:formula="of:=['Olive '.G345]" office:value-type="float" office:value="0" calcext:value-type="float">
            <text:p>0</text:p>
          </table:table-cell>
          <table:table-cell table:style-name="ce752" table:formula="of:=['Olive '.H345]" office:value-type="float" office:value="0" calcext:value-type="float">
            <text:p>0</text:p>
          </table:table-cell>
          <table:table-cell table:style-name="ce752" table:formula="of:=['Olive '.I342]" office:value-type="float" office:value="0" calcext:value-type="float">
            <text:p>0</text:p>
          </table:table-cell>
          <table:table-cell table:style-name="ce752" table:formula="of:=['Olive '.J342]" office:value-type="float" office:value="0" calcext:value-type="float">
            <text:p>0</text:p>
          </table:table-cell>
          <table:table-cell table:style-name="ce752" table:formula="of:=['Olive '.K342]" office:value-type="float" office:value="0" calcext:value-type="float">
            <text:p>0</text:p>
          </table:table-cell>
          <table:table-cell/>
          <table:table-cell table:style-name="ce752" table:formula="of:=['Olive '.M342]" office:value-type="float" office:value="0" calcext:value-type="float">
            <text:p>0</text:p>
          </table:table-cell>
          <table:table-cell table:style-name="ce764" table:number-columns-repeated="2"/>
          <table:table-cell table:style-name="ce756" table:formula="of:=['Olive '.P345]" office:value-type="float" office:value="0" calcext:value-type="float">
            <text:p>0</text:p>
          </table:table-cell>
          <table:table-cell table:number-columns-repeated="1008"/>
        </table:table-row>
        <table:table-row table:style-name="ro5">
          <table:table-cell table:style-name="ce752" table:formula="of:=['Olive '.A346]" office:value-type="float" office:value="0" calcext:value-type="float">
            <text:p>0</text:p>
          </table:table-cell>
          <table:table-cell table:style-name="ce752" table:formula="of:=['Olive '.B346]" office:value-type="float" office:value="0" calcext:value-type="float">
            <text:p>0</text:p>
          </table:table-cell>
          <table:table-cell table:style-name="ce756" table:formula="of:=['Olive '.C346]" office:value-type="float" office:value="0" calcext:value-type="float">
            <text:p>0</text:p>
          </table:table-cell>
          <table:table-cell table:style-name="ce752" table:formula="of:=['Olive '.D346]" office:value-type="float" office:value="0" calcext:value-type="float">
            <text:p>0</text:p>
          </table:table-cell>
          <table:table-cell table:style-name="ce752" table:formula="of:=['Olive '.E346]" office:value-type="float" office:value="0" calcext:value-type="float">
            <text:p>0</text:p>
          </table:table-cell>
          <table:table-cell table:style-name="ce752" table:formula="of:=['Olive '.F346]" office:value-type="float" office:value="0" calcext:value-type="float">
            <text:p>0</text:p>
          </table:table-cell>
          <table:table-cell table:style-name="ce752" table:formula="of:=['Olive '.G346]" office:value-type="float" office:value="0" calcext:value-type="float">
            <text:p>0</text:p>
          </table:table-cell>
          <table:table-cell table:style-name="ce752" table:formula="of:=['Olive '.H346]" office:value-type="float" office:value="0" calcext:value-type="float">
            <text:p>0</text:p>
          </table:table-cell>
          <table:table-cell table:style-name="ce752" table:formula="of:=['Olive '.I343]" office:value-type="float" office:value="0" calcext:value-type="float">
            <text:p>0</text:p>
          </table:table-cell>
          <table:table-cell table:style-name="ce752" table:formula="of:=['Olive '.J343]" office:value-type="float" office:value="0" calcext:value-type="float">
            <text:p>0</text:p>
          </table:table-cell>
          <table:table-cell table:style-name="ce752" table:formula="of:=['Olive '.K343]" office:value-type="float" office:value="0" calcext:value-type="float">
            <text:p>0</text:p>
          </table:table-cell>
          <table:table-cell/>
          <table:table-cell table:style-name="ce752" table:formula="of:=['Olive '.M343]" office:value-type="float" office:value="0" calcext:value-type="float">
            <text:p>0</text:p>
          </table:table-cell>
          <table:table-cell table:style-name="ce764" table:number-columns-repeated="2"/>
          <table:table-cell table:style-name="ce756" table:formula="of:=['Olive '.P346]" office:value-type="float" office:value="0" calcext:value-type="float">
            <text:p>0</text:p>
          </table:table-cell>
          <table:table-cell table:number-columns-repeated="1008"/>
        </table:table-row>
        <table:table-row table:style-name="ro5">
          <table:table-cell table:style-name="ce752" table:formula="of:=['Olive '.A347]" office:value-type="float" office:value="0" calcext:value-type="float">
            <text:p>0</text:p>
          </table:table-cell>
          <table:table-cell table:style-name="ce752" table:formula="of:=['Olive '.B347]" office:value-type="float" office:value="0" calcext:value-type="float">
            <text:p>0</text:p>
          </table:table-cell>
          <table:table-cell table:style-name="ce756" table:formula="of:=['Olive '.C347]" office:value-type="float" office:value="0" calcext:value-type="float">
            <text:p>0</text:p>
          </table:table-cell>
          <table:table-cell table:style-name="ce752" table:formula="of:=['Olive '.D347]" office:value-type="float" office:value="0" calcext:value-type="float">
            <text:p>0</text:p>
          </table:table-cell>
          <table:table-cell table:style-name="ce752" table:formula="of:=['Olive '.E347]" office:value-type="float" office:value="0" calcext:value-type="float">
            <text:p>0</text:p>
          </table:table-cell>
          <table:table-cell table:style-name="ce752" table:formula="of:=['Olive '.F347]" office:value-type="float" office:value="0" calcext:value-type="float">
            <text:p>0</text:p>
          </table:table-cell>
          <table:table-cell table:style-name="ce752" table:formula="of:=['Olive '.G347]" office:value-type="float" office:value="0" calcext:value-type="float">
            <text:p>0</text:p>
          </table:table-cell>
          <table:table-cell table:style-name="ce752" table:formula="of:=['Olive '.H347]" office:value-type="float" office:value="0" calcext:value-type="float">
            <text:p>0</text:p>
          </table:table-cell>
          <table:table-cell table:style-name="ce752" table:formula="of:=['Olive '.I344]" office:value-type="float" office:value="0" calcext:value-type="float">
            <text:p>0</text:p>
          </table:table-cell>
          <table:table-cell table:style-name="ce752" table:formula="of:=['Olive '.J344]" office:value-type="float" office:value="0" calcext:value-type="float">
            <text:p>0</text:p>
          </table:table-cell>
          <table:table-cell table:style-name="ce752" table:formula="of:=['Olive '.K344]" office:value-type="float" office:value="0" calcext:value-type="float">
            <text:p>0</text:p>
          </table:table-cell>
          <table:table-cell/>
          <table:table-cell table:style-name="ce752" table:formula="of:=['Olive '.M344]" office:value-type="float" office:value="0" calcext:value-type="float">
            <text:p>0</text:p>
          </table:table-cell>
          <table:table-cell table:style-name="ce764" table:number-columns-repeated="2"/>
          <table:table-cell table:style-name="ce756" table:formula="of:=['Olive '.P347]" office:value-type="float" office:value="0" calcext:value-type="float">
            <text:p>0</text:p>
          </table:table-cell>
          <table:table-cell table:number-columns-repeated="1008"/>
        </table:table-row>
        <table:table-row table:style-name="ro5">
          <table:table-cell table:style-name="ce752" table:formula="of:=['Olive '.A348]" office:value-type="float" office:value="0" calcext:value-type="float">
            <text:p>0</text:p>
          </table:table-cell>
          <table:table-cell table:style-name="ce752" table:formula="of:=['Olive '.B348]" office:value-type="float" office:value="0" calcext:value-type="float">
            <text:p>0</text:p>
          </table:table-cell>
          <table:table-cell table:style-name="ce756" table:formula="of:=['Olive '.C348]" office:value-type="float" office:value="0" calcext:value-type="float">
            <text:p>0</text:p>
          </table:table-cell>
          <table:table-cell table:style-name="ce752" table:formula="of:=['Olive '.D348]" office:value-type="float" office:value="0" calcext:value-type="float">
            <text:p>0</text:p>
          </table:table-cell>
          <table:table-cell table:style-name="ce752" table:formula="of:=['Olive '.E348]" office:value-type="float" office:value="0" calcext:value-type="float">
            <text:p>0</text:p>
          </table:table-cell>
          <table:table-cell table:style-name="ce752" table:formula="of:=['Olive '.F348]" office:value-type="float" office:value="0" calcext:value-type="float">
            <text:p>0</text:p>
          </table:table-cell>
          <table:table-cell table:style-name="ce752" table:formula="of:=['Olive '.G348]" office:value-type="float" office:value="0" calcext:value-type="float">
            <text:p>0</text:p>
          </table:table-cell>
          <table:table-cell table:style-name="ce752" table:formula="of:=['Olive '.H348]" office:value-type="float" office:value="0" calcext:value-type="float">
            <text:p>0</text:p>
          </table:table-cell>
          <table:table-cell table:style-name="ce752" table:formula="of:=['Olive '.I345]" office:value-type="float" office:value="0" calcext:value-type="float">
            <text:p>0</text:p>
          </table:table-cell>
          <table:table-cell table:style-name="ce752" table:formula="of:=['Olive '.J345]" office:value-type="float" office:value="0" calcext:value-type="float">
            <text:p>0</text:p>
          </table:table-cell>
          <table:table-cell table:style-name="ce752" table:formula="of:=['Olive '.K345]" office:value-type="float" office:value="0" calcext:value-type="float">
            <text:p>0</text:p>
          </table:table-cell>
          <table:table-cell/>
          <table:table-cell table:style-name="ce752" table:formula="of:=['Olive '.M345]" office:value-type="float" office:value="0" calcext:value-type="float">
            <text:p>0</text:p>
          </table:table-cell>
          <table:table-cell table:style-name="ce764" table:number-columns-repeated="2"/>
          <table:table-cell table:style-name="ce756" table:formula="of:=['Olive '.P348]" office:value-type="float" office:value="0" calcext:value-type="float">
            <text:p>0</text:p>
          </table:table-cell>
          <table:table-cell table:number-columns-repeated="1008"/>
        </table:table-row>
        <table:table-row table:style-name="ro5">
          <table:table-cell table:style-name="ce752" table:formula="of:=['Olive '.A349]" office:value-type="float" office:value="0" calcext:value-type="float">
            <text:p>0</text:p>
          </table:table-cell>
          <table:table-cell table:style-name="ce752" table:formula="of:=['Olive '.B349]" office:value-type="float" office:value="0" calcext:value-type="float">
            <text:p>0</text:p>
          </table:table-cell>
          <table:table-cell table:style-name="ce756" table:formula="of:=['Olive '.C349]" office:value-type="float" office:value="0" calcext:value-type="float">
            <text:p>0</text:p>
          </table:table-cell>
          <table:table-cell table:style-name="ce752" table:formula="of:=['Olive '.D349]" office:value-type="float" office:value="0" calcext:value-type="float">
            <text:p>0</text:p>
          </table:table-cell>
          <table:table-cell table:style-name="ce752" table:formula="of:=['Olive '.E349]" office:value-type="float" office:value="0" calcext:value-type="float">
            <text:p>0</text:p>
          </table:table-cell>
          <table:table-cell table:style-name="ce752" table:formula="of:=['Olive '.F349]" office:value-type="float" office:value="0" calcext:value-type="float">
            <text:p>0</text:p>
          </table:table-cell>
          <table:table-cell table:style-name="ce752" table:formula="of:=['Olive '.G349]" office:value-type="float" office:value="0" calcext:value-type="float">
            <text:p>0</text:p>
          </table:table-cell>
          <table:table-cell table:style-name="ce752" table:formula="of:=['Olive '.H349]" office:value-type="float" office:value="0" calcext:value-type="float">
            <text:p>0</text:p>
          </table:table-cell>
          <table:table-cell table:style-name="ce752" table:formula="of:=['Olive '.I346]" office:value-type="float" office:value="0" calcext:value-type="float">
            <text:p>0</text:p>
          </table:table-cell>
          <table:table-cell table:style-name="ce752" table:formula="of:=['Olive '.J346]" office:value-type="float" office:value="0" calcext:value-type="float">
            <text:p>0</text:p>
          </table:table-cell>
          <table:table-cell table:style-name="ce752" table:formula="of:=['Olive '.K346]" office:value-type="float" office:value="0" calcext:value-type="float">
            <text:p>0</text:p>
          </table:table-cell>
          <table:table-cell/>
          <table:table-cell table:style-name="ce752" table:formula="of:=['Olive '.M346]" office:value-type="float" office:value="0" calcext:value-type="float">
            <text:p>0</text:p>
          </table:table-cell>
          <table:table-cell table:style-name="ce764" table:number-columns-repeated="2"/>
          <table:table-cell table:style-name="ce756" table:formula="of:=['Olive '.P349]" office:value-type="float" office:value="0" calcext:value-type="float">
            <text:p>0</text:p>
          </table:table-cell>
          <table:table-cell table:number-columns-repeated="1008"/>
        </table:table-row>
        <table:table-row table:style-name="ro5">
          <table:table-cell table:style-name="ce752" table:formula="of:=['Olive '.A350]" office:value-type="float" office:value="0" calcext:value-type="float">
            <text:p>0</text:p>
          </table:table-cell>
          <table:table-cell table:style-name="ce752" table:formula="of:=['Olive '.B350]" office:value-type="float" office:value="0" calcext:value-type="float">
            <text:p>0</text:p>
          </table:table-cell>
          <table:table-cell table:style-name="ce756" table:formula="of:=['Olive '.C350]" office:value-type="float" office:value="0" calcext:value-type="float">
            <text:p>0</text:p>
          </table:table-cell>
          <table:table-cell table:style-name="ce752" table:formula="of:=['Olive '.D350]" office:value-type="float" office:value="0" calcext:value-type="float">
            <text:p>0</text:p>
          </table:table-cell>
          <table:table-cell table:style-name="ce752" table:formula="of:=['Olive '.E350]" office:value-type="float" office:value="0" calcext:value-type="float">
            <text:p>0</text:p>
          </table:table-cell>
          <table:table-cell table:style-name="ce752" table:formula="of:=['Olive '.F350]" office:value-type="float" office:value="0" calcext:value-type="float">
            <text:p>0</text:p>
          </table:table-cell>
          <table:table-cell table:style-name="ce752" table:formula="of:=['Olive '.G350]" office:value-type="float" office:value="0" calcext:value-type="float">
            <text:p>0</text:p>
          </table:table-cell>
          <table:table-cell table:style-name="ce752" table:formula="of:=['Olive '.H350]" office:value-type="float" office:value="0" calcext:value-type="float">
            <text:p>0</text:p>
          </table:table-cell>
          <table:table-cell table:style-name="ce752" table:formula="of:=['Olive '.I347]" office:value-type="float" office:value="0" calcext:value-type="float">
            <text:p>0</text:p>
          </table:table-cell>
          <table:table-cell table:style-name="ce752" table:formula="of:=['Olive '.J347]" office:value-type="float" office:value="0" calcext:value-type="float">
            <text:p>0</text:p>
          </table:table-cell>
          <table:table-cell table:style-name="ce752" table:formula="of:=['Olive '.K347]" office:value-type="float" office:value="0" calcext:value-type="float">
            <text:p>0</text:p>
          </table:table-cell>
          <table:table-cell/>
          <table:table-cell table:style-name="ce752" table:formula="of:=['Olive '.M347]" office:value-type="float" office:value="0" calcext:value-type="float">
            <text:p>0</text:p>
          </table:table-cell>
          <table:table-cell table:style-name="ce764" table:number-columns-repeated="2"/>
          <table:table-cell table:style-name="ce756" table:formula="of:=['Olive '.P350]" office:value-type="float" office:value="0" calcext:value-type="float">
            <text:p>0</text:p>
          </table:table-cell>
          <table:table-cell table:number-columns-repeated="1008"/>
        </table:table-row>
        <table:table-row table:style-name="ro5">
          <table:table-cell table:style-name="ce752" table:formula="of:=['Olive '.A351]" office:value-type="float" office:value="0" calcext:value-type="float">
            <text:p>0</text:p>
          </table:table-cell>
          <table:table-cell table:style-name="ce752" table:formula="of:=['Olive '.B351]" office:value-type="float" office:value="0" calcext:value-type="float">
            <text:p>0</text:p>
          </table:table-cell>
          <table:table-cell table:style-name="ce756" table:formula="of:=['Olive '.C351]" office:value-type="float" office:value="0" calcext:value-type="float">
            <text:p>0</text:p>
          </table:table-cell>
          <table:table-cell table:style-name="ce752" table:formula="of:=['Olive '.D351]" office:value-type="float" office:value="0" calcext:value-type="float">
            <text:p>0</text:p>
          </table:table-cell>
          <table:table-cell table:style-name="ce752" table:formula="of:=['Olive '.E351]" office:value-type="float" office:value="0" calcext:value-type="float">
            <text:p>0</text:p>
          </table:table-cell>
          <table:table-cell table:style-name="ce752" table:formula="of:=['Olive '.F351]" office:value-type="float" office:value="0" calcext:value-type="float">
            <text:p>0</text:p>
          </table:table-cell>
          <table:table-cell table:style-name="ce752" table:formula="of:=['Olive '.G351]" office:value-type="float" office:value="0" calcext:value-type="float">
            <text:p>0</text:p>
          </table:table-cell>
          <table:table-cell table:style-name="ce752" table:formula="of:=['Olive '.H351]" office:value-type="float" office:value="0" calcext:value-type="float">
            <text:p>0</text:p>
          </table:table-cell>
          <table:table-cell table:style-name="ce752" table:formula="of:=['Olive '.I348]" office:value-type="float" office:value="0" calcext:value-type="float">
            <text:p>0</text:p>
          </table:table-cell>
          <table:table-cell table:style-name="ce752" table:formula="of:=['Olive '.J348]" office:value-type="float" office:value="0" calcext:value-type="float">
            <text:p>0</text:p>
          </table:table-cell>
          <table:table-cell table:style-name="ce752" table:formula="of:=['Olive '.K348]" office:value-type="float" office:value="0" calcext:value-type="float">
            <text:p>0</text:p>
          </table:table-cell>
          <table:table-cell/>
          <table:table-cell table:style-name="ce752" table:formula="of:=['Olive '.M348]" office:value-type="float" office:value="0" calcext:value-type="float">
            <text:p>0</text:p>
          </table:table-cell>
          <table:table-cell table:style-name="ce764" table:number-columns-repeated="2"/>
          <table:table-cell table:style-name="ce756" table:formula="of:=['Olive '.P351]" office:value-type="float" office:value="0" calcext:value-type="float">
            <text:p>0</text:p>
          </table:table-cell>
          <table:table-cell table:number-columns-repeated="1008"/>
        </table:table-row>
        <table:table-row table:style-name="ro5">
          <table:table-cell table:style-name="ce752" table:formula="of:=['Olive '.A352]" office:value-type="float" office:value="0" calcext:value-type="float">
            <text:p>0</text:p>
          </table:table-cell>
          <table:table-cell table:style-name="ce752" table:formula="of:=['Olive '.B352]" office:value-type="float" office:value="0" calcext:value-type="float">
            <text:p>0</text:p>
          </table:table-cell>
          <table:table-cell table:style-name="ce756" table:formula="of:=['Olive '.C352]" office:value-type="float" office:value="0" calcext:value-type="float">
            <text:p>0</text:p>
          </table:table-cell>
          <table:table-cell table:style-name="ce752" table:formula="of:=['Olive '.D352]" office:value-type="float" office:value="0" calcext:value-type="float">
            <text:p>0</text:p>
          </table:table-cell>
          <table:table-cell table:style-name="ce752" table:formula="of:=['Olive '.E352]" office:value-type="float" office:value="0" calcext:value-type="float">
            <text:p>0</text:p>
          </table:table-cell>
          <table:table-cell table:style-name="ce752" table:formula="of:=['Olive '.F352]" office:value-type="float" office:value="0" calcext:value-type="float">
            <text:p>0</text:p>
          </table:table-cell>
          <table:table-cell table:style-name="ce752" table:formula="of:=['Olive '.G352]" office:value-type="float" office:value="0" calcext:value-type="float">
            <text:p>0</text:p>
          </table:table-cell>
          <table:table-cell table:style-name="ce752" table:formula="of:=['Olive '.H352]" office:value-type="float" office:value="0" calcext:value-type="float">
            <text:p>0</text:p>
          </table:table-cell>
          <table:table-cell table:style-name="ce752" table:formula="of:=['Olive '.I349]" office:value-type="float" office:value="0" calcext:value-type="float">
            <text:p>0</text:p>
          </table:table-cell>
          <table:table-cell table:style-name="ce752" table:formula="of:=['Olive '.J349]" office:value-type="float" office:value="0" calcext:value-type="float">
            <text:p>0</text:p>
          </table:table-cell>
          <table:table-cell table:style-name="ce752" table:formula="of:=['Olive '.K349]" office:value-type="float" office:value="0" calcext:value-type="float">
            <text:p>0</text:p>
          </table:table-cell>
          <table:table-cell/>
          <table:table-cell table:style-name="ce752" table:formula="of:=['Olive '.M349]" office:value-type="float" office:value="0" calcext:value-type="float">
            <text:p>0</text:p>
          </table:table-cell>
          <table:table-cell table:style-name="ce764" table:number-columns-repeated="2"/>
          <table:table-cell table:style-name="ce756" table:formula="of:=['Olive '.P352]" office:value-type="float" office:value="0" calcext:value-type="float">
            <text:p>0</text:p>
          </table:table-cell>
          <table:table-cell table:number-columns-repeated="1008"/>
        </table:table-row>
        <table:table-row table:style-name="ro5">
          <table:table-cell table:style-name="ce752" table:formula="of:=['Olive '.A353]" office:value-type="float" office:value="0" calcext:value-type="float">
            <text:p>0</text:p>
          </table:table-cell>
          <table:table-cell table:style-name="ce752" table:formula="of:=['Olive '.B353]" office:value-type="float" office:value="0" calcext:value-type="float">
            <text:p>0</text:p>
          </table:table-cell>
          <table:table-cell table:style-name="ce756" table:formula="of:=['Olive '.C353]" office:value-type="float" office:value="0" calcext:value-type="float">
            <text:p>0</text:p>
          </table:table-cell>
          <table:table-cell table:style-name="ce752" table:formula="of:=['Olive '.D353]" office:value-type="float" office:value="0" calcext:value-type="float">
            <text:p>0</text:p>
          </table:table-cell>
          <table:table-cell table:style-name="ce752" table:formula="of:=['Olive '.E353]" office:value-type="float" office:value="0" calcext:value-type="float">
            <text:p>0</text:p>
          </table:table-cell>
          <table:table-cell table:style-name="ce752" table:formula="of:=['Olive '.F353]" office:value-type="float" office:value="0" calcext:value-type="float">
            <text:p>0</text:p>
          </table:table-cell>
          <table:table-cell table:style-name="ce752" table:formula="of:=['Olive '.G353]" office:value-type="float" office:value="0" calcext:value-type="float">
            <text:p>0</text:p>
          </table:table-cell>
          <table:table-cell table:style-name="ce752" table:formula="of:=['Olive '.H353]" office:value-type="float" office:value="0" calcext:value-type="float">
            <text:p>0</text:p>
          </table:table-cell>
          <table:table-cell table:style-name="ce752" table:formula="of:=['Olive '.I350]" office:value-type="float" office:value="0" calcext:value-type="float">
            <text:p>0</text:p>
          </table:table-cell>
          <table:table-cell table:style-name="ce752" table:formula="of:=['Olive '.J350]" office:value-type="float" office:value="0" calcext:value-type="float">
            <text:p>0</text:p>
          </table:table-cell>
          <table:table-cell table:style-name="ce752" table:formula="of:=['Olive '.K350]" office:value-type="float" office:value="0" calcext:value-type="float">
            <text:p>0</text:p>
          </table:table-cell>
          <table:table-cell/>
          <table:table-cell table:style-name="ce752" table:formula="of:=['Olive '.M350]" office:value-type="float" office:value="0" calcext:value-type="float">
            <text:p>0</text:p>
          </table:table-cell>
          <table:table-cell table:style-name="ce764" table:number-columns-repeated="2"/>
          <table:table-cell table:style-name="ce756" table:formula="of:=['Olive '.P353]" office:value-type="float" office:value="0" calcext:value-type="float">
            <text:p>0</text:p>
          </table:table-cell>
          <table:table-cell table:number-columns-repeated="1008"/>
        </table:table-row>
        <table:table-row table:style-name="ro5">
          <table:table-cell table:style-name="ce752" table:formula="of:=['Olive '.A354]" office:value-type="float" office:value="0" calcext:value-type="float">
            <text:p>0</text:p>
          </table:table-cell>
          <table:table-cell table:style-name="ce752" table:formula="of:=['Olive '.B354]" office:value-type="float" office:value="0" calcext:value-type="float">
            <text:p>0</text:p>
          </table:table-cell>
          <table:table-cell table:style-name="ce756" table:formula="of:=['Olive '.C354]" office:value-type="float" office:value="0" calcext:value-type="float">
            <text:p>0</text:p>
          </table:table-cell>
          <table:table-cell table:style-name="ce752" table:formula="of:=['Olive '.D354]" office:value-type="float" office:value="0" calcext:value-type="float">
            <text:p>0</text:p>
          </table:table-cell>
          <table:table-cell table:style-name="ce752" table:formula="of:=['Olive '.E354]" office:value-type="float" office:value="0" calcext:value-type="float">
            <text:p>0</text:p>
          </table:table-cell>
          <table:table-cell table:style-name="ce752" table:formula="of:=['Olive '.F354]" office:value-type="float" office:value="0" calcext:value-type="float">
            <text:p>0</text:p>
          </table:table-cell>
          <table:table-cell table:style-name="ce752" table:formula="of:=['Olive '.G354]" office:value-type="float" office:value="0" calcext:value-type="float">
            <text:p>0</text:p>
          </table:table-cell>
          <table:table-cell table:style-name="ce752" table:formula="of:=['Olive '.H354]" office:value-type="float" office:value="0" calcext:value-type="float">
            <text:p>0</text:p>
          </table:table-cell>
          <table:table-cell table:style-name="ce752" table:formula="of:=['Olive '.I351]" office:value-type="float" office:value="0" calcext:value-type="float">
            <text:p>0</text:p>
          </table:table-cell>
          <table:table-cell table:style-name="ce752" table:formula="of:=['Olive '.J351]" office:value-type="float" office:value="0" calcext:value-type="float">
            <text:p>0</text:p>
          </table:table-cell>
          <table:table-cell table:style-name="ce752" table:formula="of:=['Olive '.K351]" office:value-type="float" office:value="0" calcext:value-type="float">
            <text:p>0</text:p>
          </table:table-cell>
          <table:table-cell/>
          <table:table-cell table:style-name="ce752" table:formula="of:=['Olive '.M351]" office:value-type="float" office:value="0" calcext:value-type="float">
            <text:p>0</text:p>
          </table:table-cell>
          <table:table-cell table:style-name="ce764" table:number-columns-repeated="2"/>
          <table:table-cell table:style-name="ce756" table:formula="of:=['Olive '.P354]" office:value-type="float" office:value="0" calcext:value-type="float">
            <text:p>0</text:p>
          </table:table-cell>
          <table:table-cell table:number-columns-repeated="1008"/>
        </table:table-row>
        <table:table-row table:style-name="ro5">
          <table:table-cell table:style-name="ce752" table:formula="of:=['Olive '.A355]" office:value-type="float" office:value="0" calcext:value-type="float">
            <text:p>0</text:p>
          </table:table-cell>
          <table:table-cell table:style-name="ce752" table:formula="of:=['Olive '.B355]" office:value-type="float" office:value="0" calcext:value-type="float">
            <text:p>0</text:p>
          </table:table-cell>
          <table:table-cell table:style-name="ce756" table:formula="of:=['Olive '.C355]" office:value-type="float" office:value="0" calcext:value-type="float">
            <text:p>0</text:p>
          </table:table-cell>
          <table:table-cell table:style-name="ce752" table:formula="of:=['Olive '.D355]" office:value-type="float" office:value="0" calcext:value-type="float">
            <text:p>0</text:p>
          </table:table-cell>
          <table:table-cell table:style-name="ce752" table:formula="of:=['Olive '.E355]" office:value-type="float" office:value="0" calcext:value-type="float">
            <text:p>0</text:p>
          </table:table-cell>
          <table:table-cell table:style-name="ce752" table:formula="of:=['Olive '.F355]" office:value-type="float" office:value="0" calcext:value-type="float">
            <text:p>0</text:p>
          </table:table-cell>
          <table:table-cell table:style-name="ce752" table:formula="of:=['Olive '.G355]" office:value-type="float" office:value="0" calcext:value-type="float">
            <text:p>0</text:p>
          </table:table-cell>
          <table:table-cell table:style-name="ce752" table:formula="of:=['Olive '.H355]" office:value-type="float" office:value="0" calcext:value-type="float">
            <text:p>0</text:p>
          </table:table-cell>
          <table:table-cell table:style-name="ce752" table:formula="of:=['Olive '.I352]" office:value-type="float" office:value="0" calcext:value-type="float">
            <text:p>0</text:p>
          </table:table-cell>
          <table:table-cell table:style-name="ce752" table:formula="of:=['Olive '.J352]" office:value-type="float" office:value="0" calcext:value-type="float">
            <text:p>0</text:p>
          </table:table-cell>
          <table:table-cell table:style-name="ce752" table:formula="of:=['Olive '.K352]" office:value-type="float" office:value="0" calcext:value-type="float">
            <text:p>0</text:p>
          </table:table-cell>
          <table:table-cell/>
          <table:table-cell table:style-name="ce752" table:formula="of:=['Olive '.M352]" office:value-type="float" office:value="0" calcext:value-type="float">
            <text:p>0</text:p>
          </table:table-cell>
          <table:table-cell table:style-name="ce764" table:number-columns-repeated="2"/>
          <table:table-cell table:style-name="ce756" table:formula="of:=['Olive '.P355]" office:value-type="float" office:value="0" calcext:value-type="float">
            <text:p>0</text:p>
          </table:table-cell>
          <table:table-cell table:number-columns-repeated="1008"/>
        </table:table-row>
        <table:table-row table:style-name="ro5">
          <table:table-cell table:style-name="ce752" table:formula="of:=['Olive '.A356]" office:value-type="float" office:value="0" calcext:value-type="float">
            <text:p>0</text:p>
          </table:table-cell>
          <table:table-cell table:style-name="ce752" table:formula="of:=['Olive '.B356]" office:value-type="float" office:value="0" calcext:value-type="float">
            <text:p>0</text:p>
          </table:table-cell>
          <table:table-cell table:style-name="ce756" table:formula="of:=['Olive '.C356]" office:value-type="float" office:value="0" calcext:value-type="float">
            <text:p>0</text:p>
          </table:table-cell>
          <table:table-cell table:style-name="ce752" table:formula="of:=['Olive '.D356]" office:value-type="float" office:value="0" calcext:value-type="float">
            <text:p>0</text:p>
          </table:table-cell>
          <table:table-cell table:style-name="ce752" table:formula="of:=['Olive '.E356]" office:value-type="float" office:value="0" calcext:value-type="float">
            <text:p>0</text:p>
          </table:table-cell>
          <table:table-cell table:style-name="ce752" table:formula="of:=['Olive '.F356]" office:value-type="float" office:value="0" calcext:value-type="float">
            <text:p>0</text:p>
          </table:table-cell>
          <table:table-cell table:style-name="ce752" table:formula="of:=['Olive '.G356]" office:value-type="float" office:value="0" calcext:value-type="float">
            <text:p>0</text:p>
          </table:table-cell>
          <table:table-cell table:style-name="ce752" table:formula="of:=['Olive '.H356]" office:value-type="float" office:value="0" calcext:value-type="float">
            <text:p>0</text:p>
          </table:table-cell>
          <table:table-cell table:style-name="ce752" table:formula="of:=['Olive '.I353]" office:value-type="float" office:value="0" calcext:value-type="float">
            <text:p>0</text:p>
          </table:table-cell>
          <table:table-cell table:style-name="ce752" table:formula="of:=['Olive '.J353]" office:value-type="float" office:value="0" calcext:value-type="float">
            <text:p>0</text:p>
          </table:table-cell>
          <table:table-cell table:style-name="ce752" table:formula="of:=['Olive '.K353]" office:value-type="float" office:value="0" calcext:value-type="float">
            <text:p>0</text:p>
          </table:table-cell>
          <table:table-cell/>
          <table:table-cell table:style-name="ce752" table:formula="of:=['Olive '.M353]" office:value-type="float" office:value="0" calcext:value-type="float">
            <text:p>0</text:p>
          </table:table-cell>
          <table:table-cell table:style-name="ce764" table:number-columns-repeated="2"/>
          <table:table-cell table:style-name="ce756" table:formula="of:=['Olive '.P356]" office:value-type="float" office:value="0" calcext:value-type="float">
            <text:p>0</text:p>
          </table:table-cell>
          <table:table-cell table:number-columns-repeated="1008"/>
        </table:table-row>
        <table:table-row table:style-name="ro5">
          <table:table-cell table:style-name="ce752" table:formula="of:=['Olive '.A357]" office:value-type="float" office:value="0" calcext:value-type="float">
            <text:p>0</text:p>
          </table:table-cell>
          <table:table-cell table:style-name="ce752" table:formula="of:=['Olive '.B357]" office:value-type="float" office:value="0" calcext:value-type="float">
            <text:p>0</text:p>
          </table:table-cell>
          <table:table-cell table:style-name="ce756" table:formula="of:=['Olive '.C357]" office:value-type="float" office:value="0" calcext:value-type="float">
            <text:p>0</text:p>
          </table:table-cell>
          <table:table-cell table:style-name="ce752" table:formula="of:=['Olive '.D357]" office:value-type="float" office:value="0" calcext:value-type="float">
            <text:p>0</text:p>
          </table:table-cell>
          <table:table-cell table:style-name="ce752" table:formula="of:=['Olive '.E357]" office:value-type="float" office:value="0" calcext:value-type="float">
            <text:p>0</text:p>
          </table:table-cell>
          <table:table-cell table:style-name="ce752" table:formula="of:=['Olive '.F357]" office:value-type="float" office:value="0" calcext:value-type="float">
            <text:p>0</text:p>
          </table:table-cell>
          <table:table-cell table:style-name="ce752" table:formula="of:=['Olive '.G357]" office:value-type="float" office:value="0" calcext:value-type="float">
            <text:p>0</text:p>
          </table:table-cell>
          <table:table-cell table:style-name="ce752" table:formula="of:=['Olive '.H357]" office:value-type="float" office:value="0" calcext:value-type="float">
            <text:p>0</text:p>
          </table:table-cell>
          <table:table-cell table:style-name="ce752" table:formula="of:=['Olive '.I354]" office:value-type="float" office:value="0" calcext:value-type="float">
            <text:p>0</text:p>
          </table:table-cell>
          <table:table-cell table:style-name="ce752" table:formula="of:=['Olive '.J354]" office:value-type="float" office:value="0" calcext:value-type="float">
            <text:p>0</text:p>
          </table:table-cell>
          <table:table-cell table:style-name="ce752" table:formula="of:=['Olive '.K354]" office:value-type="float" office:value="0" calcext:value-type="float">
            <text:p>0</text:p>
          </table:table-cell>
          <table:table-cell/>
          <table:table-cell table:style-name="ce752" table:formula="of:=['Olive '.M354]" office:value-type="float" office:value="0" calcext:value-type="float">
            <text:p>0</text:p>
          </table:table-cell>
          <table:table-cell table:style-name="ce764" table:number-columns-repeated="2"/>
          <table:table-cell table:style-name="ce756" table:formula="of:=['Olive '.P357]" office:value-type="float" office:value="0" calcext:value-type="float">
            <text:p>0</text:p>
          </table:table-cell>
          <table:table-cell table:number-columns-repeated="1008"/>
        </table:table-row>
        <table:table-row table:style-name="ro5">
          <table:table-cell table:style-name="ce752" table:formula="of:=['Olive '.A358]" office:value-type="float" office:value="0" calcext:value-type="float">
            <text:p>0</text:p>
          </table:table-cell>
          <table:table-cell table:style-name="ce752" table:formula="of:=['Olive '.B358]" office:value-type="float" office:value="0" calcext:value-type="float">
            <text:p>0</text:p>
          </table:table-cell>
          <table:table-cell table:style-name="ce756" table:formula="of:=['Olive '.C358]" office:value-type="float" office:value="0" calcext:value-type="float">
            <text:p>0</text:p>
          </table:table-cell>
          <table:table-cell table:style-name="ce752" table:formula="of:=['Olive '.D358]" office:value-type="float" office:value="0" calcext:value-type="float">
            <text:p>0</text:p>
          </table:table-cell>
          <table:table-cell table:style-name="ce752" table:formula="of:=['Olive '.E358]" office:value-type="float" office:value="0" calcext:value-type="float">
            <text:p>0</text:p>
          </table:table-cell>
          <table:table-cell table:style-name="ce752" table:formula="of:=['Olive '.F358]" office:value-type="float" office:value="0" calcext:value-type="float">
            <text:p>0</text:p>
          </table:table-cell>
          <table:table-cell table:style-name="ce752" table:formula="of:=['Olive '.G358]" office:value-type="float" office:value="0" calcext:value-type="float">
            <text:p>0</text:p>
          </table:table-cell>
          <table:table-cell table:style-name="ce752" table:formula="of:=['Olive '.H358]" office:value-type="float" office:value="0" calcext:value-type="float">
            <text:p>0</text:p>
          </table:table-cell>
          <table:table-cell table:style-name="ce752" table:formula="of:=['Olive '.I355]" office:value-type="float" office:value="0" calcext:value-type="float">
            <text:p>0</text:p>
          </table:table-cell>
          <table:table-cell table:style-name="ce752" table:formula="of:=['Olive '.J355]" office:value-type="float" office:value="0" calcext:value-type="float">
            <text:p>0</text:p>
          </table:table-cell>
          <table:table-cell table:style-name="ce752" table:formula="of:=['Olive '.K355]" office:value-type="float" office:value="0" calcext:value-type="float">
            <text:p>0</text:p>
          </table:table-cell>
          <table:table-cell/>
          <table:table-cell table:style-name="ce752" table:formula="of:=['Olive '.M355]" office:value-type="float" office:value="0" calcext:value-type="float">
            <text:p>0</text:p>
          </table:table-cell>
          <table:table-cell table:style-name="ce764" table:number-columns-repeated="2"/>
          <table:table-cell table:style-name="ce756" table:formula="of:=['Olive '.P358]" office:value-type="float" office:value="0" calcext:value-type="float">
            <text:p>0</text:p>
          </table:table-cell>
          <table:table-cell table:number-columns-repeated="1008"/>
        </table:table-row>
        <table:table-row table:style-name="ro5">
          <table:table-cell table:style-name="ce752" table:formula="of:=['Olive '.A359]" office:value-type="float" office:value="0" calcext:value-type="float">
            <text:p>0</text:p>
          </table:table-cell>
          <table:table-cell table:style-name="ce752" table:formula="of:=['Olive '.B359]" office:value-type="float" office:value="0" calcext:value-type="float">
            <text:p>0</text:p>
          </table:table-cell>
          <table:table-cell table:style-name="ce756" table:formula="of:=['Olive '.C359]" office:value-type="float" office:value="0" calcext:value-type="float">
            <text:p>0</text:p>
          </table:table-cell>
          <table:table-cell table:style-name="ce752" table:formula="of:=['Olive '.D359]" office:value-type="float" office:value="0" calcext:value-type="float">
            <text:p>0</text:p>
          </table:table-cell>
          <table:table-cell table:style-name="ce752" table:formula="of:=['Olive '.E359]" office:value-type="float" office:value="0" calcext:value-type="float">
            <text:p>0</text:p>
          </table:table-cell>
          <table:table-cell table:style-name="ce752" table:formula="of:=['Olive '.F359]" office:value-type="float" office:value="0" calcext:value-type="float">
            <text:p>0</text:p>
          </table:table-cell>
          <table:table-cell table:style-name="ce752" table:formula="of:=['Olive '.G359]" office:value-type="float" office:value="0" calcext:value-type="float">
            <text:p>0</text:p>
          </table:table-cell>
          <table:table-cell table:style-name="ce752" table:formula="of:=['Olive '.H359]" office:value-type="float" office:value="0" calcext:value-type="float">
            <text:p>0</text:p>
          </table:table-cell>
          <table:table-cell table:style-name="ce752" table:formula="of:=['Olive '.I356]" office:value-type="float" office:value="0" calcext:value-type="float">
            <text:p>0</text:p>
          </table:table-cell>
          <table:table-cell table:style-name="ce752" table:formula="of:=['Olive '.J356]" office:value-type="float" office:value="0" calcext:value-type="float">
            <text:p>0</text:p>
          </table:table-cell>
          <table:table-cell table:style-name="ce752" table:formula="of:=['Olive '.K356]" office:value-type="float" office:value="0" calcext:value-type="float">
            <text:p>0</text:p>
          </table:table-cell>
          <table:table-cell/>
          <table:table-cell table:style-name="ce752" table:formula="of:=['Olive '.M356]" office:value-type="float" office:value="0" calcext:value-type="float">
            <text:p>0</text:p>
          </table:table-cell>
          <table:table-cell table:style-name="ce764" table:number-columns-repeated="2"/>
          <table:table-cell table:style-name="ce756" table:formula="of:=['Olive '.P359]" office:value-type="float" office:value="0" calcext:value-type="float">
            <text:p>0</text:p>
          </table:table-cell>
          <table:table-cell table:number-columns-repeated="1008"/>
        </table:table-row>
        <table:table-row table:style-name="ro5">
          <table:table-cell table:style-name="ce752" table:formula="of:=['Olive '.A360]" office:value-type="float" office:value="0" calcext:value-type="float">
            <text:p>0</text:p>
          </table:table-cell>
          <table:table-cell table:style-name="ce752" table:formula="of:=['Olive '.B360]" office:value-type="float" office:value="0" calcext:value-type="float">
            <text:p>0</text:p>
          </table:table-cell>
          <table:table-cell table:style-name="ce756" table:formula="of:=['Olive '.C360]" office:value-type="float" office:value="0" calcext:value-type="float">
            <text:p>0</text:p>
          </table:table-cell>
          <table:table-cell table:style-name="ce752" table:formula="of:=['Olive '.D360]" office:value-type="float" office:value="0" calcext:value-type="float">
            <text:p>0</text:p>
          </table:table-cell>
          <table:table-cell table:style-name="ce752" table:formula="of:=['Olive '.E360]" office:value-type="float" office:value="0" calcext:value-type="float">
            <text:p>0</text:p>
          </table:table-cell>
          <table:table-cell table:style-name="ce752" table:formula="of:=['Olive '.F360]" office:value-type="float" office:value="0" calcext:value-type="float">
            <text:p>0</text:p>
          </table:table-cell>
          <table:table-cell table:style-name="ce752" table:formula="of:=['Olive '.G360]" office:value-type="float" office:value="0" calcext:value-type="float">
            <text:p>0</text:p>
          </table:table-cell>
          <table:table-cell table:style-name="ce752" table:formula="of:=['Olive '.H360]" office:value-type="float" office:value="0" calcext:value-type="float">
            <text:p>0</text:p>
          </table:table-cell>
          <table:table-cell table:style-name="ce752" table:formula="of:=['Olive '.I357]" office:value-type="float" office:value="0" calcext:value-type="float">
            <text:p>0</text:p>
          </table:table-cell>
          <table:table-cell table:style-name="ce752" table:formula="of:=['Olive '.J357]" office:value-type="float" office:value="0" calcext:value-type="float">
            <text:p>0</text:p>
          </table:table-cell>
          <table:table-cell table:style-name="ce752" table:formula="of:=['Olive '.K357]" office:value-type="float" office:value="0" calcext:value-type="float">
            <text:p>0</text:p>
          </table:table-cell>
          <table:table-cell/>
          <table:table-cell table:style-name="ce752" table:formula="of:=['Olive '.M357]" office:value-type="float" office:value="0" calcext:value-type="float">
            <text:p>0</text:p>
          </table:table-cell>
          <table:table-cell table:style-name="ce764" table:number-columns-repeated="2"/>
          <table:table-cell table:style-name="ce756" table:formula="of:=['Olive '.P360]" office:value-type="float" office:value="0" calcext:value-type="float">
            <text:p>0</text:p>
          </table:table-cell>
          <table:table-cell table:number-columns-repeated="1008"/>
        </table:table-row>
        <table:table-row table:style-name="ro5">
          <table:table-cell table:style-name="ce752" table:formula="of:=['Olive '.A361]" office:value-type="float" office:value="0" calcext:value-type="float">
            <text:p>0</text:p>
          </table:table-cell>
          <table:table-cell table:style-name="ce752" table:formula="of:=['Olive '.B361]" office:value-type="float" office:value="0" calcext:value-type="float">
            <text:p>0</text:p>
          </table:table-cell>
          <table:table-cell table:style-name="ce756" table:formula="of:=['Olive '.C361]" office:value-type="float" office:value="0" calcext:value-type="float">
            <text:p>0</text:p>
          </table:table-cell>
          <table:table-cell table:style-name="ce752" table:formula="of:=['Olive '.D361]" office:value-type="float" office:value="0" calcext:value-type="float">
            <text:p>0</text:p>
          </table:table-cell>
          <table:table-cell table:style-name="ce752" table:formula="of:=['Olive '.E361]" office:value-type="float" office:value="0" calcext:value-type="float">
            <text:p>0</text:p>
          </table:table-cell>
          <table:table-cell table:style-name="ce752" table:formula="of:=['Olive '.F361]" office:value-type="float" office:value="0" calcext:value-type="float">
            <text:p>0</text:p>
          </table:table-cell>
          <table:table-cell table:style-name="ce752" table:formula="of:=['Olive '.G361]" office:value-type="float" office:value="0" calcext:value-type="float">
            <text:p>0</text:p>
          </table:table-cell>
          <table:table-cell table:style-name="ce752" table:formula="of:=['Olive '.H361]" office:value-type="float" office:value="0" calcext:value-type="float">
            <text:p>0</text:p>
          </table:table-cell>
          <table:table-cell table:style-name="ce752" table:formula="of:=['Olive '.I358]" office:value-type="float" office:value="0" calcext:value-type="float">
            <text:p>0</text:p>
          </table:table-cell>
          <table:table-cell table:style-name="ce752" table:formula="of:=['Olive '.J358]" office:value-type="float" office:value="0" calcext:value-type="float">
            <text:p>0</text:p>
          </table:table-cell>
          <table:table-cell table:style-name="ce752" table:formula="of:=['Olive '.K358]" office:value-type="float" office:value="0" calcext:value-type="float">
            <text:p>0</text:p>
          </table:table-cell>
          <table:table-cell/>
          <table:table-cell table:style-name="ce752" table:formula="of:=['Olive '.M358]" office:value-type="float" office:value="0" calcext:value-type="float">
            <text:p>0</text:p>
          </table:table-cell>
          <table:table-cell table:style-name="ce764" table:number-columns-repeated="2"/>
          <table:table-cell table:style-name="ce756" table:formula="of:=['Olive '.P361]" office:value-type="float" office:value="0" calcext:value-type="float">
            <text:p>0</text:p>
          </table:table-cell>
          <table:table-cell table:number-columns-repeated="1008"/>
        </table:table-row>
        <table:table-row table:style-name="ro5">
          <table:table-cell table:style-name="ce752" table:formula="of:=['Olive '.A362]" office:value-type="float" office:value="0" calcext:value-type="float">
            <text:p>0</text:p>
          </table:table-cell>
          <table:table-cell table:style-name="ce752" table:formula="of:=['Olive '.B362]" office:value-type="float" office:value="0" calcext:value-type="float">
            <text:p>0</text:p>
          </table:table-cell>
          <table:table-cell table:style-name="ce756" table:formula="of:=['Olive '.C362]" office:value-type="float" office:value="0" calcext:value-type="float">
            <text:p>0</text:p>
          </table:table-cell>
          <table:table-cell table:style-name="ce752" table:formula="of:=['Olive '.D362]" office:value-type="float" office:value="0" calcext:value-type="float">
            <text:p>0</text:p>
          </table:table-cell>
          <table:table-cell table:style-name="ce752" table:formula="of:=['Olive '.E362]" office:value-type="float" office:value="0" calcext:value-type="float">
            <text:p>0</text:p>
          </table:table-cell>
          <table:table-cell table:style-name="ce752" table:formula="of:=['Olive '.F362]" office:value-type="float" office:value="0" calcext:value-type="float">
            <text:p>0</text:p>
          </table:table-cell>
          <table:table-cell table:style-name="ce752" table:formula="of:=['Olive '.G362]" office:value-type="float" office:value="0" calcext:value-type="float">
            <text:p>0</text:p>
          </table:table-cell>
          <table:table-cell table:style-name="ce752" table:formula="of:=['Olive '.H362]" office:value-type="float" office:value="0" calcext:value-type="float">
            <text:p>0</text:p>
          </table:table-cell>
          <table:table-cell table:style-name="ce752" table:formula="of:=['Olive '.I359]" office:value-type="float" office:value="0" calcext:value-type="float">
            <text:p>0</text:p>
          </table:table-cell>
          <table:table-cell table:style-name="ce752" table:formula="of:=['Olive '.J359]" office:value-type="float" office:value="0" calcext:value-type="float">
            <text:p>0</text:p>
          </table:table-cell>
          <table:table-cell table:style-name="ce752" table:formula="of:=['Olive '.K359]" office:value-type="float" office:value="0" calcext:value-type="float">
            <text:p>0</text:p>
          </table:table-cell>
          <table:table-cell/>
          <table:table-cell table:style-name="ce752" table:formula="of:=['Olive '.M359]" office:value-type="float" office:value="0" calcext:value-type="float">
            <text:p>0</text:p>
          </table:table-cell>
          <table:table-cell table:style-name="ce764" table:number-columns-repeated="2"/>
          <table:table-cell table:style-name="ce756" table:formula="of:=['Olive '.P362]" office:value-type="float" office:value="0" calcext:value-type="float">
            <text:p>0</text:p>
          </table:table-cell>
          <table:table-cell table:number-columns-repeated="1008"/>
        </table:table-row>
        <table:table-row table:style-name="ro5">
          <table:table-cell table:style-name="ce752" table:formula="of:=['Olive '.A363]" office:value-type="float" office:value="0" calcext:value-type="float">
            <text:p>0</text:p>
          </table:table-cell>
          <table:table-cell table:style-name="ce752" table:formula="of:=['Olive '.B363]" office:value-type="float" office:value="0" calcext:value-type="float">
            <text:p>0</text:p>
          </table:table-cell>
          <table:table-cell table:style-name="ce756" table:formula="of:=['Olive '.C363]" office:value-type="float" office:value="0" calcext:value-type="float">
            <text:p>0</text:p>
          </table:table-cell>
          <table:table-cell table:style-name="ce752" table:formula="of:=['Olive '.D363]" office:value-type="float" office:value="0" calcext:value-type="float">
            <text:p>0</text:p>
          </table:table-cell>
          <table:table-cell table:style-name="ce752" table:formula="of:=['Olive '.E363]" office:value-type="float" office:value="0" calcext:value-type="float">
            <text:p>0</text:p>
          </table:table-cell>
          <table:table-cell table:style-name="ce752" table:formula="of:=['Olive '.F363]" office:value-type="float" office:value="0" calcext:value-type="float">
            <text:p>0</text:p>
          </table:table-cell>
          <table:table-cell table:style-name="ce752" table:formula="of:=['Olive '.G363]" office:value-type="float" office:value="0" calcext:value-type="float">
            <text:p>0</text:p>
          </table:table-cell>
          <table:table-cell table:style-name="ce752" table:formula="of:=['Olive '.H363]" office:value-type="float" office:value="0" calcext:value-type="float">
            <text:p>0</text:p>
          </table:table-cell>
          <table:table-cell table:style-name="ce752" table:formula="of:=['Olive '.I360]" office:value-type="float" office:value="0" calcext:value-type="float">
            <text:p>0</text:p>
          </table:table-cell>
          <table:table-cell table:style-name="ce752" table:formula="of:=['Olive '.J360]" office:value-type="float" office:value="0" calcext:value-type="float">
            <text:p>0</text:p>
          </table:table-cell>
          <table:table-cell table:style-name="ce752" table:formula="of:=['Olive '.K360]" office:value-type="float" office:value="0" calcext:value-type="float">
            <text:p>0</text:p>
          </table:table-cell>
          <table:table-cell/>
          <table:table-cell table:style-name="ce752" table:formula="of:=['Olive '.M360]" office:value-type="float" office:value="0" calcext:value-type="float">
            <text:p>0</text:p>
          </table:table-cell>
          <table:table-cell table:style-name="ce764" table:number-columns-repeated="2"/>
          <table:table-cell table:style-name="ce756" table:formula="of:=['Olive '.P363]" office:value-type="float" office:value="0" calcext:value-type="float">
            <text:p>0</text:p>
          </table:table-cell>
          <table:table-cell table:number-columns-repeated="1008"/>
        </table:table-row>
        <table:table-row table:style-name="ro5">
          <table:table-cell table:style-name="ce752" table:formula="of:=['Olive '.A364]" office:value-type="float" office:value="0" calcext:value-type="float">
            <text:p>0</text:p>
          </table:table-cell>
          <table:table-cell table:style-name="ce752" table:formula="of:=['Olive '.B364]" office:value-type="float" office:value="0" calcext:value-type="float">
            <text:p>0</text:p>
          </table:table-cell>
          <table:table-cell table:style-name="ce756" table:formula="of:=['Olive '.C364]" office:value-type="float" office:value="0" calcext:value-type="float">
            <text:p>0</text:p>
          </table:table-cell>
          <table:table-cell table:style-name="ce752" table:formula="of:=['Olive '.D364]" office:value-type="float" office:value="0" calcext:value-type="float">
            <text:p>0</text:p>
          </table:table-cell>
          <table:table-cell table:style-name="ce752" table:formula="of:=['Olive '.E364]" office:value-type="float" office:value="0" calcext:value-type="float">
            <text:p>0</text:p>
          </table:table-cell>
          <table:table-cell table:style-name="ce752" table:formula="of:=['Olive '.F364]" office:value-type="float" office:value="0" calcext:value-type="float">
            <text:p>0</text:p>
          </table:table-cell>
          <table:table-cell table:style-name="ce752" table:formula="of:=['Olive '.G364]" office:value-type="float" office:value="0" calcext:value-type="float">
            <text:p>0</text:p>
          </table:table-cell>
          <table:table-cell table:style-name="ce752" table:formula="of:=['Olive '.H364]" office:value-type="float" office:value="0" calcext:value-type="float">
            <text:p>0</text:p>
          </table:table-cell>
          <table:table-cell table:style-name="ce752" table:formula="of:=['Olive '.I361]" office:value-type="float" office:value="0" calcext:value-type="float">
            <text:p>0</text:p>
          </table:table-cell>
          <table:table-cell table:style-name="ce752" table:formula="of:=['Olive '.J361]" office:value-type="float" office:value="0" calcext:value-type="float">
            <text:p>0</text:p>
          </table:table-cell>
          <table:table-cell table:style-name="ce752" table:formula="of:=['Olive '.K361]" office:value-type="float" office:value="0" calcext:value-type="float">
            <text:p>0</text:p>
          </table:table-cell>
          <table:table-cell/>
          <table:table-cell table:style-name="ce752" table:formula="of:=['Olive '.M361]" office:value-type="float" office:value="0" calcext:value-type="float">
            <text:p>0</text:p>
          </table:table-cell>
          <table:table-cell table:style-name="ce764" table:number-columns-repeated="2"/>
          <table:table-cell table:style-name="ce756" table:formula="of:=['Olive '.P364]" office:value-type="float" office:value="0" calcext:value-type="float">
            <text:p>0</text:p>
          </table:table-cell>
          <table:table-cell table:number-columns-repeated="1008"/>
        </table:table-row>
        <table:table-row table:style-name="ro5">
          <table:table-cell table:style-name="ce752" table:formula="of:=['Olive '.A365]" office:value-type="float" office:value="0" calcext:value-type="float">
            <text:p>0</text:p>
          </table:table-cell>
          <table:table-cell table:style-name="ce752" table:formula="of:=['Olive '.B365]" office:value-type="float" office:value="0" calcext:value-type="float">
            <text:p>0</text:p>
          </table:table-cell>
          <table:table-cell table:style-name="ce756" table:formula="of:=['Olive '.C365]" office:value-type="float" office:value="0" calcext:value-type="float">
            <text:p>0</text:p>
          </table:table-cell>
          <table:table-cell table:style-name="ce752" table:formula="of:=['Olive '.D365]" office:value-type="float" office:value="0" calcext:value-type="float">
            <text:p>0</text:p>
          </table:table-cell>
          <table:table-cell table:style-name="ce752" table:formula="of:=['Olive '.E365]" office:value-type="float" office:value="0" calcext:value-type="float">
            <text:p>0</text:p>
          </table:table-cell>
          <table:table-cell table:style-name="ce752" table:formula="of:=['Olive '.F365]" office:value-type="float" office:value="0" calcext:value-type="float">
            <text:p>0</text:p>
          </table:table-cell>
          <table:table-cell table:style-name="ce752" table:formula="of:=['Olive '.G365]" office:value-type="float" office:value="0" calcext:value-type="float">
            <text:p>0</text:p>
          </table:table-cell>
          <table:table-cell table:style-name="ce752" table:formula="of:=['Olive '.H365]" office:value-type="float" office:value="0" calcext:value-type="float">
            <text:p>0</text:p>
          </table:table-cell>
          <table:table-cell table:style-name="ce752" table:formula="of:=['Olive '.I362]" office:value-type="float" office:value="0" calcext:value-type="float">
            <text:p>0</text:p>
          </table:table-cell>
          <table:table-cell table:style-name="ce752" table:formula="of:=['Olive '.J362]" office:value-type="float" office:value="0" calcext:value-type="float">
            <text:p>0</text:p>
          </table:table-cell>
          <table:table-cell table:style-name="ce752" table:formula="of:=['Olive '.K362]" office:value-type="float" office:value="0" calcext:value-type="float">
            <text:p>0</text:p>
          </table:table-cell>
          <table:table-cell/>
          <table:table-cell table:style-name="ce752" table:formula="of:=['Olive '.M362]" office:value-type="float" office:value="0" calcext:value-type="float">
            <text:p>0</text:p>
          </table:table-cell>
          <table:table-cell table:style-name="ce764" table:number-columns-repeated="2"/>
          <table:table-cell table:style-name="ce756" table:formula="of:=['Olive '.P365]" office:value-type="float" office:value="0" calcext:value-type="float">
            <text:p>0</text:p>
          </table:table-cell>
          <table:table-cell table:number-columns-repeated="1008"/>
        </table:table-row>
        <table:table-row table:style-name="ro5">
          <table:table-cell table:style-name="ce752" table:formula="of:=['Olive '.A366]" office:value-type="float" office:value="0" calcext:value-type="float">
            <text:p>0</text:p>
          </table:table-cell>
          <table:table-cell table:style-name="ce752" table:formula="of:=['Olive '.B366]" office:value-type="float" office:value="0" calcext:value-type="float">
            <text:p>0</text:p>
          </table:table-cell>
          <table:table-cell table:style-name="ce756" table:formula="of:=['Olive '.C366]" office:value-type="float" office:value="0" calcext:value-type="float">
            <text:p>0</text:p>
          </table:table-cell>
          <table:table-cell table:style-name="ce752" table:formula="of:=['Olive '.D366]" office:value-type="float" office:value="0" calcext:value-type="float">
            <text:p>0</text:p>
          </table:table-cell>
          <table:table-cell table:style-name="ce752" table:formula="of:=['Olive '.E366]" office:value-type="float" office:value="0" calcext:value-type="float">
            <text:p>0</text:p>
          </table:table-cell>
          <table:table-cell table:style-name="ce752" table:formula="of:=['Olive '.F366]" office:value-type="float" office:value="0" calcext:value-type="float">
            <text:p>0</text:p>
          </table:table-cell>
          <table:table-cell table:style-name="ce752" table:formula="of:=['Olive '.G366]" office:value-type="float" office:value="0" calcext:value-type="float">
            <text:p>0</text:p>
          </table:table-cell>
          <table:table-cell table:style-name="ce752" table:formula="of:=['Olive '.H366]" office:value-type="float" office:value="0" calcext:value-type="float">
            <text:p>0</text:p>
          </table:table-cell>
          <table:table-cell table:style-name="ce752" table:formula="of:=['Olive '.I363]" office:value-type="float" office:value="0" calcext:value-type="float">
            <text:p>0</text:p>
          </table:table-cell>
          <table:table-cell table:style-name="ce752" table:formula="of:=['Olive '.J363]" office:value-type="float" office:value="0" calcext:value-type="float">
            <text:p>0</text:p>
          </table:table-cell>
          <table:table-cell table:style-name="ce752" table:formula="of:=['Olive '.K363]" office:value-type="float" office:value="0" calcext:value-type="float">
            <text:p>0</text:p>
          </table:table-cell>
          <table:table-cell/>
          <table:table-cell table:style-name="ce752" table:formula="of:=['Olive '.M363]" office:value-type="float" office:value="0" calcext:value-type="float">
            <text:p>0</text:p>
          </table:table-cell>
          <table:table-cell table:style-name="ce764" table:number-columns-repeated="2"/>
          <table:table-cell table:style-name="ce756" table:formula="of:=['Olive '.P366]" office:value-type="float" office:value="0" calcext:value-type="float">
            <text:p>0</text:p>
          </table:table-cell>
          <table:table-cell table:number-columns-repeated="1008"/>
        </table:table-row>
        <table:table-row table:style-name="ro5">
          <table:table-cell table:style-name="ce752" table:formula="of:=['Olive '.A367]" office:value-type="float" office:value="0" calcext:value-type="float">
            <text:p>0</text:p>
          </table:table-cell>
          <table:table-cell table:style-name="ce752" table:formula="of:=['Olive '.B367]" office:value-type="float" office:value="0" calcext:value-type="float">
            <text:p>0</text:p>
          </table:table-cell>
          <table:table-cell table:style-name="ce756" table:formula="of:=['Olive '.C367]" office:value-type="float" office:value="0" calcext:value-type="float">
            <text:p>0</text:p>
          </table:table-cell>
          <table:table-cell table:style-name="ce752" table:formula="of:=['Olive '.D367]" office:value-type="float" office:value="0" calcext:value-type="float">
            <text:p>0</text:p>
          </table:table-cell>
          <table:table-cell table:style-name="ce752" table:formula="of:=['Olive '.E367]" office:value-type="float" office:value="0" calcext:value-type="float">
            <text:p>0</text:p>
          </table:table-cell>
          <table:table-cell table:style-name="ce752" table:formula="of:=['Olive '.F367]" office:value-type="float" office:value="0" calcext:value-type="float">
            <text:p>0</text:p>
          </table:table-cell>
          <table:table-cell table:style-name="ce752" table:formula="of:=['Olive '.G367]" office:value-type="float" office:value="0" calcext:value-type="float">
            <text:p>0</text:p>
          </table:table-cell>
          <table:table-cell table:style-name="ce752" table:formula="of:=['Olive '.H367]" office:value-type="float" office:value="0" calcext:value-type="float">
            <text:p>0</text:p>
          </table:table-cell>
          <table:table-cell table:style-name="ce752" table:formula="of:=['Olive '.I364]" office:value-type="float" office:value="0" calcext:value-type="float">
            <text:p>0</text:p>
          </table:table-cell>
          <table:table-cell table:style-name="ce752" table:formula="of:=['Olive '.J364]" office:value-type="float" office:value="0" calcext:value-type="float">
            <text:p>0</text:p>
          </table:table-cell>
          <table:table-cell table:style-name="ce752" table:formula="of:=['Olive '.K364]" office:value-type="float" office:value="0" calcext:value-type="float">
            <text:p>0</text:p>
          </table:table-cell>
          <table:table-cell/>
          <table:table-cell table:style-name="ce752" table:formula="of:=['Olive '.M364]" office:value-type="float" office:value="0" calcext:value-type="float">
            <text:p>0</text:p>
          </table:table-cell>
          <table:table-cell table:style-name="ce764" table:number-columns-repeated="2"/>
          <table:table-cell table:style-name="ce756" table:formula="of:=['Olive '.P367]" office:value-type="float" office:value="0" calcext:value-type="float">
            <text:p>0</text:p>
          </table:table-cell>
          <table:table-cell table:number-columns-repeated="1008"/>
        </table:table-row>
        <table:table-row table:style-name="ro5">
          <table:table-cell table:style-name="ce752" table:formula="of:=['Olive '.A368]" office:value-type="float" office:value="0" calcext:value-type="float">
            <text:p>0</text:p>
          </table:table-cell>
          <table:table-cell table:style-name="ce752" table:formula="of:=['Olive '.B368]" office:value-type="float" office:value="0" calcext:value-type="float">
            <text:p>0</text:p>
          </table:table-cell>
          <table:table-cell table:style-name="ce756" table:formula="of:=['Olive '.C368]" office:value-type="float" office:value="0" calcext:value-type="float">
            <text:p>0</text:p>
          </table:table-cell>
          <table:table-cell table:style-name="ce752" table:formula="of:=['Olive '.D368]" office:value-type="float" office:value="0" calcext:value-type="float">
            <text:p>0</text:p>
          </table:table-cell>
          <table:table-cell table:style-name="ce752" table:formula="of:=['Olive '.E368]" office:value-type="float" office:value="0" calcext:value-type="float">
            <text:p>0</text:p>
          </table:table-cell>
          <table:table-cell table:style-name="ce752" table:formula="of:=['Olive '.F368]" office:value-type="float" office:value="0" calcext:value-type="float">
            <text:p>0</text:p>
          </table:table-cell>
          <table:table-cell table:style-name="ce752" table:formula="of:=['Olive '.G368]" office:value-type="float" office:value="0" calcext:value-type="float">
            <text:p>0</text:p>
          </table:table-cell>
          <table:table-cell table:style-name="ce752" table:formula="of:=['Olive '.H368]" office:value-type="float" office:value="0" calcext:value-type="float">
            <text:p>0</text:p>
          </table:table-cell>
          <table:table-cell table:style-name="ce752" table:formula="of:=['Olive '.I365]" office:value-type="float" office:value="0" calcext:value-type="float">
            <text:p>0</text:p>
          </table:table-cell>
          <table:table-cell table:style-name="ce752" table:formula="of:=['Olive '.J365]" office:value-type="float" office:value="0" calcext:value-type="float">
            <text:p>0</text:p>
          </table:table-cell>
          <table:table-cell table:style-name="ce752" table:formula="of:=['Olive '.K365]" office:value-type="float" office:value="0" calcext:value-type="float">
            <text:p>0</text:p>
          </table:table-cell>
          <table:table-cell/>
          <table:table-cell table:style-name="ce752" table:formula="of:=['Olive '.M365]" office:value-type="float" office:value="0" calcext:value-type="float">
            <text:p>0</text:p>
          </table:table-cell>
          <table:table-cell table:style-name="ce764" table:number-columns-repeated="2"/>
          <table:table-cell table:style-name="ce756" table:formula="of:=['Olive '.P368]" office:value-type="float" office:value="0" calcext:value-type="float">
            <text:p>0</text:p>
          </table:table-cell>
          <table:table-cell table:number-columns-repeated="1008"/>
        </table:table-row>
        <table:table-row table:style-name="ro5">
          <table:table-cell table:style-name="ce752" table:formula="of:=['Olive '.A369]" office:value-type="float" office:value="0" calcext:value-type="float">
            <text:p>0</text:p>
          </table:table-cell>
          <table:table-cell table:style-name="ce752" table:formula="of:=['Olive '.B369]" office:value-type="float" office:value="0" calcext:value-type="float">
            <text:p>0</text:p>
          </table:table-cell>
          <table:table-cell table:style-name="ce756" table:formula="of:=['Olive '.C369]" office:value-type="float" office:value="0" calcext:value-type="float">
            <text:p>0</text:p>
          </table:table-cell>
          <table:table-cell table:style-name="ce752" table:formula="of:=['Olive '.D369]" office:value-type="float" office:value="0" calcext:value-type="float">
            <text:p>0</text:p>
          </table:table-cell>
          <table:table-cell table:style-name="ce752" table:formula="of:=['Olive '.E369]" office:value-type="float" office:value="0" calcext:value-type="float">
            <text:p>0</text:p>
          </table:table-cell>
          <table:table-cell table:style-name="ce752" table:formula="of:=['Olive '.F369]" office:value-type="float" office:value="0" calcext:value-type="float">
            <text:p>0</text:p>
          </table:table-cell>
          <table:table-cell table:style-name="ce752" table:formula="of:=['Olive '.G369]" office:value-type="float" office:value="0" calcext:value-type="float">
            <text:p>0</text:p>
          </table:table-cell>
          <table:table-cell table:style-name="ce752" table:formula="of:=['Olive '.H369]" office:value-type="float" office:value="0" calcext:value-type="float">
            <text:p>0</text:p>
          </table:table-cell>
          <table:table-cell table:style-name="ce752" table:formula="of:=['Olive '.I366]" office:value-type="float" office:value="0" calcext:value-type="float">
            <text:p>0</text:p>
          </table:table-cell>
          <table:table-cell table:style-name="ce752" table:formula="of:=['Olive '.J366]" office:value-type="float" office:value="0" calcext:value-type="float">
            <text:p>0</text:p>
          </table:table-cell>
          <table:table-cell table:style-name="ce752" table:formula="of:=['Olive '.K366]" office:value-type="float" office:value="0" calcext:value-type="float">
            <text:p>0</text:p>
          </table:table-cell>
          <table:table-cell/>
          <table:table-cell table:style-name="ce752" table:formula="of:=['Olive '.M366]" office:value-type="float" office:value="0" calcext:value-type="float">
            <text:p>0</text:p>
          </table:table-cell>
          <table:table-cell table:style-name="ce764" table:number-columns-repeated="2"/>
          <table:table-cell table:style-name="ce756" table:formula="of:=['Olive '.P369]" office:value-type="float" office:value="0" calcext:value-type="float">
            <text:p>0</text:p>
          </table:table-cell>
          <table:table-cell table:number-columns-repeated="1008"/>
        </table:table-row>
        <table:table-row table:style-name="ro5">
          <table:table-cell table:style-name="ce752" table:formula="of:=['Olive '.A370]" office:value-type="float" office:value="0" calcext:value-type="float">
            <text:p>0</text:p>
          </table:table-cell>
          <table:table-cell table:style-name="ce752" table:formula="of:=['Olive '.B370]" office:value-type="float" office:value="0" calcext:value-type="float">
            <text:p>0</text:p>
          </table:table-cell>
          <table:table-cell table:style-name="ce756" table:formula="of:=['Olive '.C370]" office:value-type="float" office:value="0" calcext:value-type="float">
            <text:p>0</text:p>
          </table:table-cell>
          <table:table-cell table:style-name="ce752" table:formula="of:=['Olive '.D370]" office:value-type="float" office:value="0" calcext:value-type="float">
            <text:p>0</text:p>
          </table:table-cell>
          <table:table-cell table:style-name="ce752" table:formula="of:=['Olive '.E370]" office:value-type="float" office:value="0" calcext:value-type="float">
            <text:p>0</text:p>
          </table:table-cell>
          <table:table-cell table:style-name="ce752" table:formula="of:=['Olive '.F370]" office:value-type="float" office:value="0" calcext:value-type="float">
            <text:p>0</text:p>
          </table:table-cell>
          <table:table-cell table:style-name="ce752" table:formula="of:=['Olive '.G370]" office:value-type="float" office:value="0" calcext:value-type="float">
            <text:p>0</text:p>
          </table:table-cell>
          <table:table-cell table:style-name="ce752" table:formula="of:=['Olive '.H370]" office:value-type="float" office:value="0" calcext:value-type="float">
            <text:p>0</text:p>
          </table:table-cell>
          <table:table-cell table:style-name="ce752" table:formula="of:=['Olive '.I367]" office:value-type="float" office:value="0" calcext:value-type="float">
            <text:p>0</text:p>
          </table:table-cell>
          <table:table-cell table:style-name="ce752" table:formula="of:=['Olive '.J367]" office:value-type="float" office:value="0" calcext:value-type="float">
            <text:p>0</text:p>
          </table:table-cell>
          <table:table-cell table:style-name="ce752" table:formula="of:=['Olive '.K367]" office:value-type="float" office:value="0" calcext:value-type="float">
            <text:p>0</text:p>
          </table:table-cell>
          <table:table-cell/>
          <table:table-cell table:style-name="ce752" table:formula="of:=['Olive '.M367]" office:value-type="float" office:value="0" calcext:value-type="float">
            <text:p>0</text:p>
          </table:table-cell>
          <table:table-cell table:style-name="ce764" table:number-columns-repeated="2"/>
          <table:table-cell table:style-name="ce756" table:formula="of:=['Olive '.P370]" office:value-type="float" office:value="0" calcext:value-type="float">
            <text:p>0</text:p>
          </table:table-cell>
          <table:table-cell table:number-columns-repeated="1008"/>
        </table:table-row>
        <table:table-row table:style-name="ro5">
          <table:table-cell table:style-name="ce752" table:formula="of:=['Olive '.A371]" office:value-type="float" office:value="0" calcext:value-type="float">
            <text:p>0</text:p>
          </table:table-cell>
          <table:table-cell table:style-name="ce752" table:formula="of:=['Olive '.B371]" office:value-type="float" office:value="0" calcext:value-type="float">
            <text:p>0</text:p>
          </table:table-cell>
          <table:table-cell table:style-name="ce756" table:formula="of:=['Olive '.C371]" office:value-type="float" office:value="0" calcext:value-type="float">
            <text:p>0</text:p>
          </table:table-cell>
          <table:table-cell table:style-name="ce752" table:formula="of:=['Olive '.D371]" office:value-type="float" office:value="0" calcext:value-type="float">
            <text:p>0</text:p>
          </table:table-cell>
          <table:table-cell table:style-name="ce752" table:formula="of:=['Olive '.E371]" office:value-type="float" office:value="0" calcext:value-type="float">
            <text:p>0</text:p>
          </table:table-cell>
          <table:table-cell table:style-name="ce752" table:formula="of:=['Olive '.F371]" office:value-type="float" office:value="0" calcext:value-type="float">
            <text:p>0</text:p>
          </table:table-cell>
          <table:table-cell table:style-name="ce752" table:formula="of:=['Olive '.G371]" office:value-type="float" office:value="0" calcext:value-type="float">
            <text:p>0</text:p>
          </table:table-cell>
          <table:table-cell table:style-name="ce752" table:formula="of:=['Olive '.H371]" office:value-type="float" office:value="0" calcext:value-type="float">
            <text:p>0</text:p>
          </table:table-cell>
          <table:table-cell table:style-name="ce752" table:formula="of:=['Olive '.I368]" office:value-type="float" office:value="0" calcext:value-type="float">
            <text:p>0</text:p>
          </table:table-cell>
          <table:table-cell table:style-name="ce752" table:formula="of:=['Olive '.J368]" office:value-type="float" office:value="0" calcext:value-type="float">
            <text:p>0</text:p>
          </table:table-cell>
          <table:table-cell table:style-name="ce752" table:formula="of:=['Olive '.K368]" office:value-type="float" office:value="0" calcext:value-type="float">
            <text:p>0</text:p>
          </table:table-cell>
          <table:table-cell/>
          <table:table-cell table:style-name="ce752" table:formula="of:=['Olive '.M368]" office:value-type="float" office:value="0" calcext:value-type="float">
            <text:p>0</text:p>
          </table:table-cell>
          <table:table-cell table:style-name="ce764" table:number-columns-repeated="2"/>
          <table:table-cell table:style-name="ce756" table:formula="of:=['Olive '.P371]" office:value-type="float" office:value="0" calcext:value-type="float">
            <text:p>0</text:p>
          </table:table-cell>
          <table:table-cell table:number-columns-repeated="1008"/>
        </table:table-row>
        <table:table-row table:style-name="ro5">
          <table:table-cell table:style-name="ce752" table:formula="of:=['Olive '.A372]" office:value-type="float" office:value="0" calcext:value-type="float">
            <text:p>0</text:p>
          </table:table-cell>
          <table:table-cell table:style-name="ce752" table:formula="of:=['Olive '.B372]" office:value-type="float" office:value="0" calcext:value-type="float">
            <text:p>0</text:p>
          </table:table-cell>
          <table:table-cell table:style-name="ce756" table:formula="of:=['Olive '.C372]" office:value-type="float" office:value="0" calcext:value-type="float">
            <text:p>0</text:p>
          </table:table-cell>
          <table:table-cell table:style-name="ce752" table:formula="of:=['Olive '.D372]" office:value-type="float" office:value="0" calcext:value-type="float">
            <text:p>0</text:p>
          </table:table-cell>
          <table:table-cell table:style-name="ce752" table:formula="of:=['Olive '.E372]" office:value-type="float" office:value="0" calcext:value-type="float">
            <text:p>0</text:p>
          </table:table-cell>
          <table:table-cell table:style-name="ce752" table:formula="of:=['Olive '.F372]" office:value-type="float" office:value="0" calcext:value-type="float">
            <text:p>0</text:p>
          </table:table-cell>
          <table:table-cell table:style-name="ce752" table:formula="of:=['Olive '.G372]" office:value-type="float" office:value="0" calcext:value-type="float">
            <text:p>0</text:p>
          </table:table-cell>
          <table:table-cell table:style-name="ce752" table:formula="of:=['Olive '.H372]" office:value-type="float" office:value="0" calcext:value-type="float">
            <text:p>0</text:p>
          </table:table-cell>
          <table:table-cell table:style-name="ce752" table:formula="of:=['Olive '.I369]" office:value-type="float" office:value="0" calcext:value-type="float">
            <text:p>0</text:p>
          </table:table-cell>
          <table:table-cell table:style-name="ce752" table:formula="of:=['Olive '.J369]" office:value-type="float" office:value="0" calcext:value-type="float">
            <text:p>0</text:p>
          </table:table-cell>
          <table:table-cell table:style-name="ce752" table:formula="of:=['Olive '.K369]" office:value-type="float" office:value="0" calcext:value-type="float">
            <text:p>0</text:p>
          </table:table-cell>
          <table:table-cell/>
          <table:table-cell table:style-name="ce752" table:formula="of:=['Olive '.M369]" office:value-type="float" office:value="0" calcext:value-type="float">
            <text:p>0</text:p>
          </table:table-cell>
          <table:table-cell table:style-name="ce764" table:number-columns-repeated="2"/>
          <table:table-cell table:style-name="ce756" table:formula="of:=['Olive '.P372]" office:value-type="float" office:value="0" calcext:value-type="float">
            <text:p>0</text:p>
          </table:table-cell>
          <table:table-cell table:number-columns-repeated="1008"/>
        </table:table-row>
        <table:table-row table:style-name="ro5">
          <table:table-cell table:style-name="ce752" table:formula="of:=['Olive '.A373]" office:value-type="float" office:value="0" calcext:value-type="float">
            <text:p>0</text:p>
          </table:table-cell>
          <table:table-cell table:style-name="ce752" table:formula="of:=['Olive '.B373]" office:value-type="float" office:value="0" calcext:value-type="float">
            <text:p>0</text:p>
          </table:table-cell>
          <table:table-cell table:style-name="ce756" table:formula="of:=['Olive '.C373]" office:value-type="float" office:value="0" calcext:value-type="float">
            <text:p>0</text:p>
          </table:table-cell>
          <table:table-cell table:style-name="ce752" table:formula="of:=['Olive '.D373]" office:value-type="float" office:value="0" calcext:value-type="float">
            <text:p>0</text:p>
          </table:table-cell>
          <table:table-cell table:style-name="ce752" table:formula="of:=['Olive '.E373]" office:value-type="float" office:value="0" calcext:value-type="float">
            <text:p>0</text:p>
          </table:table-cell>
          <table:table-cell table:style-name="ce752" table:formula="of:=['Olive '.F373]" office:value-type="float" office:value="0" calcext:value-type="float">
            <text:p>0</text:p>
          </table:table-cell>
          <table:table-cell table:style-name="ce752" table:formula="of:=['Olive '.G373]" office:value-type="float" office:value="0" calcext:value-type="float">
            <text:p>0</text:p>
          </table:table-cell>
          <table:table-cell table:style-name="ce752" table:formula="of:=['Olive '.H373]" office:value-type="float" office:value="0" calcext:value-type="float">
            <text:p>0</text:p>
          </table:table-cell>
          <table:table-cell table:style-name="ce752" table:formula="of:=['Olive '.I370]" office:value-type="float" office:value="0" calcext:value-type="float">
            <text:p>0</text:p>
          </table:table-cell>
          <table:table-cell table:style-name="ce752" table:formula="of:=['Olive '.J370]" office:value-type="float" office:value="0" calcext:value-type="float">
            <text:p>0</text:p>
          </table:table-cell>
          <table:table-cell table:style-name="ce752" table:formula="of:=['Olive '.K370]" office:value-type="float" office:value="0" calcext:value-type="float">
            <text:p>0</text:p>
          </table:table-cell>
          <table:table-cell/>
          <table:table-cell table:style-name="ce752" table:formula="of:=['Olive '.M370]" office:value-type="float" office:value="0" calcext:value-type="float">
            <text:p>0</text:p>
          </table:table-cell>
          <table:table-cell table:style-name="ce764" table:number-columns-repeated="2"/>
          <table:table-cell table:style-name="ce756" table:formula="of:=['Olive '.P373]" office:value-type="float" office:value="0" calcext:value-type="float">
            <text:p>0</text:p>
          </table:table-cell>
          <table:table-cell table:number-columns-repeated="1008"/>
        </table:table-row>
        <table:table-row table:style-name="ro5">
          <table:table-cell table:style-name="ce752" table:formula="of:=['Olive '.A374]" office:value-type="float" office:value="0" calcext:value-type="float">
            <text:p>0</text:p>
          </table:table-cell>
          <table:table-cell table:style-name="ce752" table:formula="of:=['Olive '.B374]" office:value-type="float" office:value="0" calcext:value-type="float">
            <text:p>0</text:p>
          </table:table-cell>
          <table:table-cell table:style-name="ce756" table:formula="of:=['Olive '.C374]" office:value-type="float" office:value="0" calcext:value-type="float">
            <text:p>0</text:p>
          </table:table-cell>
          <table:table-cell table:style-name="ce752" table:formula="of:=['Olive '.D374]" office:value-type="float" office:value="0" calcext:value-type="float">
            <text:p>0</text:p>
          </table:table-cell>
          <table:table-cell table:style-name="ce752" table:formula="of:=['Olive '.E374]" office:value-type="float" office:value="0" calcext:value-type="float">
            <text:p>0</text:p>
          </table:table-cell>
          <table:table-cell table:style-name="ce752" table:formula="of:=['Olive '.F374]" office:value-type="float" office:value="0" calcext:value-type="float">
            <text:p>0</text:p>
          </table:table-cell>
          <table:table-cell table:style-name="ce752" table:formula="of:=['Olive '.G374]" office:value-type="float" office:value="0" calcext:value-type="float">
            <text:p>0</text:p>
          </table:table-cell>
          <table:table-cell table:style-name="ce752" table:formula="of:=['Olive '.H374]" office:value-type="float" office:value="0" calcext:value-type="float">
            <text:p>0</text:p>
          </table:table-cell>
          <table:table-cell table:style-name="ce752" table:formula="of:=['Olive '.I371]" office:value-type="float" office:value="0" calcext:value-type="float">
            <text:p>0</text:p>
          </table:table-cell>
          <table:table-cell table:style-name="ce752" table:formula="of:=['Olive '.J371]" office:value-type="float" office:value="0" calcext:value-type="float">
            <text:p>0</text:p>
          </table:table-cell>
          <table:table-cell table:style-name="ce752" table:formula="of:=['Olive '.K371]" office:value-type="float" office:value="0" calcext:value-type="float">
            <text:p>0</text:p>
          </table:table-cell>
          <table:table-cell/>
          <table:table-cell table:style-name="ce752" table:formula="of:=['Olive '.M371]" office:value-type="float" office:value="0" calcext:value-type="float">
            <text:p>0</text:p>
          </table:table-cell>
          <table:table-cell table:style-name="ce764" table:number-columns-repeated="2"/>
          <table:table-cell table:style-name="ce756" table:formula="of:=['Olive '.P374]" office:value-type="float" office:value="0" calcext:value-type="float">
            <text:p>0</text:p>
          </table:table-cell>
          <table:table-cell table:number-columns-repeated="1008"/>
        </table:table-row>
        <table:table-row table:style-name="ro5">
          <table:table-cell table:style-name="ce752" table:formula="of:=['Olive '.A375]" office:value-type="float" office:value="0" calcext:value-type="float">
            <text:p>0</text:p>
          </table:table-cell>
          <table:table-cell table:style-name="ce752" table:formula="of:=['Olive '.B375]" office:value-type="float" office:value="0" calcext:value-type="float">
            <text:p>0</text:p>
          </table:table-cell>
          <table:table-cell table:style-name="ce756" table:formula="of:=['Olive '.C375]" office:value-type="float" office:value="0" calcext:value-type="float">
            <text:p>0</text:p>
          </table:table-cell>
          <table:table-cell table:style-name="ce752" table:formula="of:=['Olive '.D375]" office:value-type="float" office:value="0" calcext:value-type="float">
            <text:p>0</text:p>
          </table:table-cell>
          <table:table-cell table:style-name="ce752" table:formula="of:=['Olive '.E375]" office:value-type="float" office:value="0" calcext:value-type="float">
            <text:p>0</text:p>
          </table:table-cell>
          <table:table-cell table:style-name="ce752" table:formula="of:=['Olive '.F375]" office:value-type="float" office:value="0" calcext:value-type="float">
            <text:p>0</text:p>
          </table:table-cell>
          <table:table-cell table:style-name="ce752" table:formula="of:=['Olive '.G375]" office:value-type="float" office:value="0" calcext:value-type="float">
            <text:p>0</text:p>
          </table:table-cell>
          <table:table-cell table:style-name="ce752" table:formula="of:=['Olive '.H375]" office:value-type="float" office:value="0" calcext:value-type="float">
            <text:p>0</text:p>
          </table:table-cell>
          <table:table-cell table:style-name="ce752" table:formula="of:=['Olive '.I372]" office:value-type="float" office:value="0" calcext:value-type="float">
            <text:p>0</text:p>
          </table:table-cell>
          <table:table-cell table:style-name="ce752" table:formula="of:=['Olive '.J372]" office:value-type="float" office:value="0" calcext:value-type="float">
            <text:p>0</text:p>
          </table:table-cell>
          <table:table-cell table:style-name="ce752" table:formula="of:=['Olive '.K372]" office:value-type="float" office:value="0" calcext:value-type="float">
            <text:p>0</text:p>
          </table:table-cell>
          <table:table-cell/>
          <table:table-cell table:style-name="ce752" table:formula="of:=['Olive '.M372]" office:value-type="float" office:value="0" calcext:value-type="float">
            <text:p>0</text:p>
          </table:table-cell>
          <table:table-cell table:style-name="ce764" table:number-columns-repeated="2"/>
          <table:table-cell table:style-name="ce756" table:formula="of:=['Olive '.P375]" office:value-type="float" office:value="0" calcext:value-type="float">
            <text:p>0</text:p>
          </table:table-cell>
          <table:table-cell table:number-columns-repeated="1008"/>
        </table:table-row>
        <table:table-row table:style-name="ro5">
          <table:table-cell table:style-name="ce752" table:formula="of:=['Olive '.A376]" office:value-type="float" office:value="0" calcext:value-type="float">
            <text:p>0</text:p>
          </table:table-cell>
          <table:table-cell table:style-name="ce752" table:formula="of:=['Olive '.B376]" office:value-type="float" office:value="0" calcext:value-type="float">
            <text:p>0</text:p>
          </table:table-cell>
          <table:table-cell table:style-name="ce756" table:formula="of:=['Olive '.C376]" office:value-type="float" office:value="0" calcext:value-type="float">
            <text:p>0</text:p>
          </table:table-cell>
          <table:table-cell table:style-name="ce752" table:formula="of:=['Olive '.D376]" office:value-type="float" office:value="0" calcext:value-type="float">
            <text:p>0</text:p>
          </table:table-cell>
          <table:table-cell table:style-name="ce752" table:formula="of:=['Olive '.E376]" office:value-type="float" office:value="0" calcext:value-type="float">
            <text:p>0</text:p>
          </table:table-cell>
          <table:table-cell table:style-name="ce752" table:formula="of:=['Olive '.F376]" office:value-type="float" office:value="0" calcext:value-type="float">
            <text:p>0</text:p>
          </table:table-cell>
          <table:table-cell table:style-name="ce752" table:formula="of:=['Olive '.G376]" office:value-type="float" office:value="0" calcext:value-type="float">
            <text:p>0</text:p>
          </table:table-cell>
          <table:table-cell table:style-name="ce752" table:formula="of:=['Olive '.H376]" office:value-type="float" office:value="0" calcext:value-type="float">
            <text:p>0</text:p>
          </table:table-cell>
          <table:table-cell table:style-name="ce752" table:formula="of:=['Olive '.I373]" office:value-type="float" office:value="0" calcext:value-type="float">
            <text:p>0</text:p>
          </table:table-cell>
          <table:table-cell table:style-name="ce752" table:formula="of:=['Olive '.J373]" office:value-type="float" office:value="0" calcext:value-type="float">
            <text:p>0</text:p>
          </table:table-cell>
          <table:table-cell table:style-name="ce752" table:formula="of:=['Olive '.K373]" office:value-type="float" office:value="0" calcext:value-type="float">
            <text:p>0</text:p>
          </table:table-cell>
          <table:table-cell/>
          <table:table-cell table:style-name="ce752" table:formula="of:=['Olive '.M373]" office:value-type="float" office:value="0" calcext:value-type="float">
            <text:p>0</text:p>
          </table:table-cell>
          <table:table-cell table:style-name="ce764" table:number-columns-repeated="2"/>
          <table:table-cell table:style-name="ce756" table:formula="of:=['Olive '.P376]" office:value-type="float" office:value="0" calcext:value-type="float">
            <text:p>0</text:p>
          </table:table-cell>
          <table:table-cell table:number-columns-repeated="1008"/>
        </table:table-row>
        <table:table-row table:style-name="ro5">
          <table:table-cell table:style-name="ce752" table:formula="of:=['Olive '.A377]" office:value-type="float" office:value="0" calcext:value-type="float">
            <text:p>0</text:p>
          </table:table-cell>
          <table:table-cell table:style-name="ce752" table:formula="of:=['Olive '.B377]" office:value-type="float" office:value="0" calcext:value-type="float">
            <text:p>0</text:p>
          </table:table-cell>
          <table:table-cell table:style-name="ce756" table:formula="of:=['Olive '.C377]" office:value-type="float" office:value="0" calcext:value-type="float">
            <text:p>0</text:p>
          </table:table-cell>
          <table:table-cell table:style-name="ce752" table:formula="of:=['Olive '.D377]" office:value-type="float" office:value="0" calcext:value-type="float">
            <text:p>0</text:p>
          </table:table-cell>
          <table:table-cell table:style-name="ce752" table:formula="of:=['Olive '.E377]" office:value-type="float" office:value="0" calcext:value-type="float">
            <text:p>0</text:p>
          </table:table-cell>
          <table:table-cell table:style-name="ce752" table:formula="of:=['Olive '.F377]" office:value-type="float" office:value="0" calcext:value-type="float">
            <text:p>0</text:p>
          </table:table-cell>
          <table:table-cell table:style-name="ce752" table:formula="of:=['Olive '.G377]" office:value-type="float" office:value="0" calcext:value-type="float">
            <text:p>0</text:p>
          </table:table-cell>
          <table:table-cell table:style-name="ce752" table:formula="of:=['Olive '.H377]" office:value-type="float" office:value="0" calcext:value-type="float">
            <text:p>0</text:p>
          </table:table-cell>
          <table:table-cell table:style-name="ce752" table:formula="of:=['Olive '.I374]" office:value-type="float" office:value="0" calcext:value-type="float">
            <text:p>0</text:p>
          </table:table-cell>
          <table:table-cell table:style-name="ce752" table:formula="of:=['Olive '.J374]" office:value-type="float" office:value="0" calcext:value-type="float">
            <text:p>0</text:p>
          </table:table-cell>
          <table:table-cell table:style-name="ce752" table:formula="of:=['Olive '.K374]" office:value-type="float" office:value="0" calcext:value-type="float">
            <text:p>0</text:p>
          </table:table-cell>
          <table:table-cell/>
          <table:table-cell table:style-name="ce752" table:formula="of:=['Olive '.M374]" office:value-type="float" office:value="0" calcext:value-type="float">
            <text:p>0</text:p>
          </table:table-cell>
          <table:table-cell table:style-name="ce764" table:number-columns-repeated="2"/>
          <table:table-cell table:style-name="ce756" table:formula="of:=['Olive '.P377]" office:value-type="float" office:value="0" calcext:value-type="float">
            <text:p>0</text:p>
          </table:table-cell>
          <table:table-cell table:number-columns-repeated="1008"/>
        </table:table-row>
        <table:table-row table:style-name="ro5">
          <table:table-cell table:style-name="ce752" table:formula="of:=['Olive '.A378]" office:value-type="float" office:value="0" calcext:value-type="float">
            <text:p>0</text:p>
          </table:table-cell>
          <table:table-cell table:style-name="ce752" table:formula="of:=['Olive '.B378]" office:value-type="float" office:value="0" calcext:value-type="float">
            <text:p>0</text:p>
          </table:table-cell>
          <table:table-cell table:style-name="ce756" table:formula="of:=['Olive '.C378]" office:value-type="float" office:value="0" calcext:value-type="float">
            <text:p>0</text:p>
          </table:table-cell>
          <table:table-cell table:style-name="ce752" table:formula="of:=['Olive '.D378]" office:value-type="float" office:value="0" calcext:value-type="float">
            <text:p>0</text:p>
          </table:table-cell>
          <table:table-cell table:style-name="ce752" table:formula="of:=['Olive '.E378]" office:value-type="float" office:value="0" calcext:value-type="float">
            <text:p>0</text:p>
          </table:table-cell>
          <table:table-cell table:style-name="ce752" table:formula="of:=['Olive '.F378]" office:value-type="float" office:value="0" calcext:value-type="float">
            <text:p>0</text:p>
          </table:table-cell>
          <table:table-cell table:style-name="ce752" table:formula="of:=['Olive '.G378]" office:value-type="float" office:value="0" calcext:value-type="float">
            <text:p>0</text:p>
          </table:table-cell>
          <table:table-cell table:style-name="ce752" table:formula="of:=['Olive '.H378]" office:value-type="float" office:value="0" calcext:value-type="float">
            <text:p>0</text:p>
          </table:table-cell>
          <table:table-cell table:style-name="ce752" table:formula="of:=['Olive '.I375]" office:value-type="float" office:value="0" calcext:value-type="float">
            <text:p>0</text:p>
          </table:table-cell>
          <table:table-cell table:style-name="ce752" table:formula="of:=['Olive '.J375]" office:value-type="float" office:value="0" calcext:value-type="float">
            <text:p>0</text:p>
          </table:table-cell>
          <table:table-cell table:style-name="ce752" table:formula="of:=['Olive '.K375]" office:value-type="float" office:value="0" calcext:value-type="float">
            <text:p>0</text:p>
          </table:table-cell>
          <table:table-cell/>
          <table:table-cell table:style-name="ce752" table:formula="of:=['Olive '.M375]" office:value-type="float" office:value="0" calcext:value-type="float">
            <text:p>0</text:p>
          </table:table-cell>
          <table:table-cell table:style-name="ce764" table:number-columns-repeated="2"/>
          <table:table-cell table:style-name="ce756" table:formula="of:=['Olive '.P378]" office:value-type="float" office:value="0" calcext:value-type="float">
            <text:p>0</text:p>
          </table:table-cell>
          <table:table-cell table:number-columns-repeated="1008"/>
        </table:table-row>
        <table:table-row table:style-name="ro5">
          <table:table-cell table:style-name="ce752" table:formula="of:=['Olive '.A379]" office:value-type="float" office:value="0" calcext:value-type="float">
            <text:p>0</text:p>
          </table:table-cell>
          <table:table-cell table:style-name="ce752" table:formula="of:=['Olive '.B379]" office:value-type="float" office:value="0" calcext:value-type="float">
            <text:p>0</text:p>
          </table:table-cell>
          <table:table-cell table:style-name="ce756" table:formula="of:=['Olive '.C379]" office:value-type="float" office:value="0" calcext:value-type="float">
            <text:p>0</text:p>
          </table:table-cell>
          <table:table-cell table:style-name="ce752" table:formula="of:=['Olive '.D379]" office:value-type="float" office:value="0" calcext:value-type="float">
            <text:p>0</text:p>
          </table:table-cell>
          <table:table-cell table:style-name="ce752" table:formula="of:=['Olive '.E379]" office:value-type="float" office:value="0" calcext:value-type="float">
            <text:p>0</text:p>
          </table:table-cell>
          <table:table-cell table:style-name="ce752" table:formula="of:=['Olive '.F379]" office:value-type="float" office:value="0" calcext:value-type="float">
            <text:p>0</text:p>
          </table:table-cell>
          <table:table-cell table:style-name="ce752" table:formula="of:=['Olive '.G379]" office:value-type="float" office:value="0" calcext:value-type="float">
            <text:p>0</text:p>
          </table:table-cell>
          <table:table-cell table:style-name="ce752" table:formula="of:=['Olive '.H379]" office:value-type="float" office:value="0" calcext:value-type="float">
            <text:p>0</text:p>
          </table:table-cell>
          <table:table-cell table:style-name="ce752" table:formula="of:=['Olive '.I376]" office:value-type="float" office:value="0" calcext:value-type="float">
            <text:p>0</text:p>
          </table:table-cell>
          <table:table-cell table:style-name="ce752" table:formula="of:=['Olive '.J376]" office:value-type="float" office:value="0" calcext:value-type="float">
            <text:p>0</text:p>
          </table:table-cell>
          <table:table-cell table:style-name="ce752" table:formula="of:=['Olive '.K376]" office:value-type="float" office:value="0" calcext:value-type="float">
            <text:p>0</text:p>
          </table:table-cell>
          <table:table-cell/>
          <table:table-cell table:style-name="ce752" table:formula="of:=['Olive '.M376]" office:value-type="float" office:value="0" calcext:value-type="float">
            <text:p>0</text:p>
          </table:table-cell>
          <table:table-cell table:style-name="ce764" table:number-columns-repeated="2"/>
          <table:table-cell table:style-name="ce756" table:formula="of:=['Olive '.P379]" office:value-type="float" office:value="0" calcext:value-type="float">
            <text:p>0</text:p>
          </table:table-cell>
          <table:table-cell table:number-columns-repeated="1008"/>
        </table:table-row>
        <table:table-row table:style-name="ro5">
          <table:table-cell table:style-name="ce752" table:formula="of:=['Olive '.A380]" office:value-type="float" office:value="0" calcext:value-type="float">
            <text:p>0</text:p>
          </table:table-cell>
          <table:table-cell table:style-name="ce752" table:formula="of:=['Olive '.B380]" office:value-type="float" office:value="0" calcext:value-type="float">
            <text:p>0</text:p>
          </table:table-cell>
          <table:table-cell table:style-name="ce756" table:formula="of:=['Olive '.C380]" office:value-type="float" office:value="0" calcext:value-type="float">
            <text:p>0</text:p>
          </table:table-cell>
          <table:table-cell table:style-name="ce752" table:formula="of:=['Olive '.D380]" office:value-type="float" office:value="0" calcext:value-type="float">
            <text:p>0</text:p>
          </table:table-cell>
          <table:table-cell table:style-name="ce752" table:formula="of:=['Olive '.E380]" office:value-type="float" office:value="0" calcext:value-type="float">
            <text:p>0</text:p>
          </table:table-cell>
          <table:table-cell table:style-name="ce752" table:formula="of:=['Olive '.F380]" office:value-type="float" office:value="0" calcext:value-type="float">
            <text:p>0</text:p>
          </table:table-cell>
          <table:table-cell table:style-name="ce752" table:formula="of:=['Olive '.G380]" office:value-type="float" office:value="0" calcext:value-type="float">
            <text:p>0</text:p>
          </table:table-cell>
          <table:table-cell table:style-name="ce752" table:formula="of:=['Olive '.H380]" office:value-type="float" office:value="0" calcext:value-type="float">
            <text:p>0</text:p>
          </table:table-cell>
          <table:table-cell table:style-name="ce752" table:formula="of:=['Olive '.I377]" office:value-type="float" office:value="0" calcext:value-type="float">
            <text:p>0</text:p>
          </table:table-cell>
          <table:table-cell table:style-name="ce752" table:formula="of:=['Olive '.J377]" office:value-type="float" office:value="0" calcext:value-type="float">
            <text:p>0</text:p>
          </table:table-cell>
          <table:table-cell table:style-name="ce752" table:formula="of:=['Olive '.K377]" office:value-type="float" office:value="0" calcext:value-type="float">
            <text:p>0</text:p>
          </table:table-cell>
          <table:table-cell/>
          <table:table-cell table:style-name="ce752" table:formula="of:=['Olive '.M377]" office:value-type="float" office:value="0" calcext:value-type="float">
            <text:p>0</text:p>
          </table:table-cell>
          <table:table-cell table:style-name="ce764" table:number-columns-repeated="2"/>
          <table:table-cell table:style-name="ce756" table:formula="of:=['Olive '.P380]" office:value-type="float" office:value="0" calcext:value-type="float">
            <text:p>0</text:p>
          </table:table-cell>
          <table:table-cell table:number-columns-repeated="1008"/>
        </table:table-row>
        <table:table-row table:style-name="ro5">
          <table:table-cell table:style-name="ce752" table:formula="of:=['Olive '.A381]" office:value-type="float" office:value="0" calcext:value-type="float">
            <text:p>0</text:p>
          </table:table-cell>
          <table:table-cell table:style-name="ce752" table:formula="of:=['Olive '.B381]" office:value-type="float" office:value="0" calcext:value-type="float">
            <text:p>0</text:p>
          </table:table-cell>
          <table:table-cell table:style-name="ce756" table:formula="of:=['Olive '.C381]" office:value-type="float" office:value="0" calcext:value-type="float">
            <text:p>0</text:p>
          </table:table-cell>
          <table:table-cell table:style-name="ce752" table:formula="of:=['Olive '.D381]" office:value-type="float" office:value="0" calcext:value-type="float">
            <text:p>0</text:p>
          </table:table-cell>
          <table:table-cell table:style-name="ce752" table:formula="of:=['Olive '.E381]" office:value-type="float" office:value="0" calcext:value-type="float">
            <text:p>0</text:p>
          </table:table-cell>
          <table:table-cell table:style-name="ce752" table:formula="of:=['Olive '.F381]" office:value-type="float" office:value="0" calcext:value-type="float">
            <text:p>0</text:p>
          </table:table-cell>
          <table:table-cell table:style-name="ce752" table:formula="of:=['Olive '.G381]" office:value-type="float" office:value="0" calcext:value-type="float">
            <text:p>0</text:p>
          </table:table-cell>
          <table:table-cell table:style-name="ce752" table:formula="of:=['Olive '.H381]" office:value-type="float" office:value="0" calcext:value-type="float">
            <text:p>0</text:p>
          </table:table-cell>
          <table:table-cell table:style-name="ce752" table:formula="of:=['Olive '.I378]" office:value-type="float" office:value="0" calcext:value-type="float">
            <text:p>0</text:p>
          </table:table-cell>
          <table:table-cell table:style-name="ce752" table:formula="of:=['Olive '.J378]" office:value-type="float" office:value="0" calcext:value-type="float">
            <text:p>0</text:p>
          </table:table-cell>
          <table:table-cell table:style-name="ce752" table:formula="of:=['Olive '.K378]" office:value-type="float" office:value="0" calcext:value-type="float">
            <text:p>0</text:p>
          </table:table-cell>
          <table:table-cell/>
          <table:table-cell table:style-name="ce752" table:formula="of:=['Olive '.M378]" office:value-type="float" office:value="0" calcext:value-type="float">
            <text:p>0</text:p>
          </table:table-cell>
          <table:table-cell table:style-name="ce764" table:number-columns-repeated="2"/>
          <table:table-cell table:style-name="ce756" table:formula="of:=['Olive '.P381]" office:value-type="float" office:value="0" calcext:value-type="float">
            <text:p>0</text:p>
          </table:table-cell>
          <table:table-cell table:number-columns-repeated="1008"/>
        </table:table-row>
        <table:table-row table:style-name="ro5">
          <table:table-cell table:style-name="ce752" table:formula="of:=['Olive '.A382]" office:value-type="float" office:value="0" calcext:value-type="float">
            <text:p>0</text:p>
          </table:table-cell>
          <table:table-cell table:style-name="ce752" table:formula="of:=['Olive '.B382]" office:value-type="float" office:value="0" calcext:value-type="float">
            <text:p>0</text:p>
          </table:table-cell>
          <table:table-cell table:style-name="ce756" table:formula="of:=['Olive '.C382]" office:value-type="float" office:value="0" calcext:value-type="float">
            <text:p>0</text:p>
          </table:table-cell>
          <table:table-cell table:style-name="ce752" table:formula="of:=['Olive '.D382]" office:value-type="float" office:value="0" calcext:value-type="float">
            <text:p>0</text:p>
          </table:table-cell>
          <table:table-cell table:style-name="ce752" table:formula="of:=['Olive '.E382]" office:value-type="float" office:value="0" calcext:value-type="float">
            <text:p>0</text:p>
          </table:table-cell>
          <table:table-cell table:style-name="ce752" table:formula="of:=['Olive '.F382]" office:value-type="float" office:value="0" calcext:value-type="float">
            <text:p>0</text:p>
          </table:table-cell>
          <table:table-cell table:style-name="ce752" table:formula="of:=['Olive '.G382]" office:value-type="float" office:value="0" calcext:value-type="float">
            <text:p>0</text:p>
          </table:table-cell>
          <table:table-cell table:style-name="ce752" table:formula="of:=['Olive '.H382]" office:value-type="float" office:value="0" calcext:value-type="float">
            <text:p>0</text:p>
          </table:table-cell>
          <table:table-cell table:style-name="ce752" table:formula="of:=['Olive '.I379]" office:value-type="float" office:value="0" calcext:value-type="float">
            <text:p>0</text:p>
          </table:table-cell>
          <table:table-cell table:style-name="ce752" table:formula="of:=['Olive '.J379]" office:value-type="float" office:value="0" calcext:value-type="float">
            <text:p>0</text:p>
          </table:table-cell>
          <table:table-cell table:style-name="ce752" table:formula="of:=['Olive '.K379]" office:value-type="float" office:value="0" calcext:value-type="float">
            <text:p>0</text:p>
          </table:table-cell>
          <table:table-cell/>
          <table:table-cell table:style-name="ce752" table:formula="of:=['Olive '.M379]" office:value-type="float" office:value="0" calcext:value-type="float">
            <text:p>0</text:p>
          </table:table-cell>
          <table:table-cell table:style-name="ce764" table:number-columns-repeated="2"/>
          <table:table-cell table:style-name="ce756" table:formula="of:=['Olive '.P382]" office:value-type="float" office:value="0" calcext:value-type="float">
            <text:p>0</text:p>
          </table:table-cell>
          <table:table-cell table:number-columns-repeated="1008"/>
        </table:table-row>
        <table:table-row table:style-name="ro5">
          <table:table-cell table:style-name="ce752" table:formula="of:=['Olive '.A383]" office:value-type="float" office:value="0" calcext:value-type="float">
            <text:p>0</text:p>
          </table:table-cell>
          <table:table-cell table:style-name="ce752" table:formula="of:=['Olive '.B383]" office:value-type="float" office:value="0" calcext:value-type="float">
            <text:p>0</text:p>
          </table:table-cell>
          <table:table-cell table:style-name="ce756" table:formula="of:=['Olive '.C383]" office:value-type="float" office:value="0" calcext:value-type="float">
            <text:p>0</text:p>
          </table:table-cell>
          <table:table-cell table:style-name="ce752" table:formula="of:=['Olive '.D383]" office:value-type="float" office:value="0" calcext:value-type="float">
            <text:p>0</text:p>
          </table:table-cell>
          <table:table-cell table:style-name="ce752" table:formula="of:=['Olive '.E383]" office:value-type="float" office:value="0" calcext:value-type="float">
            <text:p>0</text:p>
          </table:table-cell>
          <table:table-cell table:style-name="ce752" table:formula="of:=['Olive '.F383]" office:value-type="float" office:value="0" calcext:value-type="float">
            <text:p>0</text:p>
          </table:table-cell>
          <table:table-cell table:style-name="ce752" table:formula="of:=['Olive '.G383]" office:value-type="float" office:value="0" calcext:value-type="float">
            <text:p>0</text:p>
          </table:table-cell>
          <table:table-cell table:style-name="ce752" table:formula="of:=['Olive '.H383]" office:value-type="float" office:value="0" calcext:value-type="float">
            <text:p>0</text:p>
          </table:table-cell>
          <table:table-cell table:style-name="ce752" table:formula="of:=['Olive '.I380]" office:value-type="float" office:value="0" calcext:value-type="float">
            <text:p>0</text:p>
          </table:table-cell>
          <table:table-cell table:style-name="ce752" table:formula="of:=['Olive '.J380]" office:value-type="float" office:value="0" calcext:value-type="float">
            <text:p>0</text:p>
          </table:table-cell>
          <table:table-cell table:style-name="ce752" table:formula="of:=['Olive '.K380]" office:value-type="float" office:value="0" calcext:value-type="float">
            <text:p>0</text:p>
          </table:table-cell>
          <table:table-cell/>
          <table:table-cell table:style-name="ce752" table:formula="of:=['Olive '.M380]" office:value-type="float" office:value="0" calcext:value-type="float">
            <text:p>0</text:p>
          </table:table-cell>
          <table:table-cell table:style-name="ce764" table:number-columns-repeated="2"/>
          <table:table-cell table:style-name="ce756" table:formula="of:=['Olive '.P383]" office:value-type="float" office:value="0" calcext:value-type="float">
            <text:p>0</text:p>
          </table:table-cell>
          <table:table-cell table:number-columns-repeated="1008"/>
        </table:table-row>
        <table:table-row table:style-name="ro5">
          <table:table-cell table:style-name="ce752" table:formula="of:=['Olive '.A384]" office:value-type="float" office:value="0" calcext:value-type="float">
            <text:p>0</text:p>
          </table:table-cell>
          <table:table-cell table:style-name="ce752" table:formula="of:=['Olive '.B384]" office:value-type="float" office:value="0" calcext:value-type="float">
            <text:p>0</text:p>
          </table:table-cell>
          <table:table-cell table:style-name="ce756" table:formula="of:=['Olive '.C384]" office:value-type="float" office:value="0" calcext:value-type="float">
            <text:p>0</text:p>
          </table:table-cell>
          <table:table-cell table:style-name="ce752" table:formula="of:=['Olive '.D384]" office:value-type="float" office:value="0" calcext:value-type="float">
            <text:p>0</text:p>
          </table:table-cell>
          <table:table-cell table:style-name="ce752" table:formula="of:=['Olive '.E384]" office:value-type="float" office:value="0" calcext:value-type="float">
            <text:p>0</text:p>
          </table:table-cell>
          <table:table-cell table:style-name="ce752" table:formula="of:=['Olive '.F384]" office:value-type="float" office:value="0" calcext:value-type="float">
            <text:p>0</text:p>
          </table:table-cell>
          <table:table-cell table:style-name="ce752" table:formula="of:=['Olive '.G384]" office:value-type="float" office:value="0" calcext:value-type="float">
            <text:p>0</text:p>
          </table:table-cell>
          <table:table-cell table:style-name="ce752" table:formula="of:=['Olive '.H384]" office:value-type="float" office:value="0" calcext:value-type="float">
            <text:p>0</text:p>
          </table:table-cell>
          <table:table-cell table:style-name="ce752" table:formula="of:=['Olive '.I381]" office:value-type="float" office:value="0" calcext:value-type="float">
            <text:p>0</text:p>
          </table:table-cell>
          <table:table-cell table:style-name="ce752" table:formula="of:=['Olive '.J381]" office:value-type="float" office:value="0" calcext:value-type="float">
            <text:p>0</text:p>
          </table:table-cell>
          <table:table-cell table:style-name="ce752" table:formula="of:=['Olive '.K381]" office:value-type="float" office:value="0" calcext:value-type="float">
            <text:p>0</text:p>
          </table:table-cell>
          <table:table-cell/>
          <table:table-cell table:style-name="ce752" table:formula="of:=['Olive '.M381]" office:value-type="float" office:value="0" calcext:value-type="float">
            <text:p>0</text:p>
          </table:table-cell>
          <table:table-cell table:style-name="ce764" table:number-columns-repeated="2"/>
          <table:table-cell table:style-name="ce756" table:formula="of:=['Olive '.P384]" office:value-type="float" office:value="0" calcext:value-type="float">
            <text:p>0</text:p>
          </table:table-cell>
          <table:table-cell table:number-columns-repeated="1008"/>
        </table:table-row>
        <table:table-row table:style-name="ro5">
          <table:table-cell table:style-name="ce752" table:formula="of:=['Olive '.A385]" office:value-type="float" office:value="0" calcext:value-type="float">
            <text:p>0</text:p>
          </table:table-cell>
          <table:table-cell table:style-name="ce752" table:formula="of:=['Olive '.B385]" office:value-type="float" office:value="0" calcext:value-type="float">
            <text:p>0</text:p>
          </table:table-cell>
          <table:table-cell table:style-name="ce756" table:formula="of:=['Olive '.C385]" office:value-type="float" office:value="0" calcext:value-type="float">
            <text:p>0</text:p>
          </table:table-cell>
          <table:table-cell table:style-name="ce752" table:formula="of:=['Olive '.D385]" office:value-type="float" office:value="0" calcext:value-type="float">
            <text:p>0</text:p>
          </table:table-cell>
          <table:table-cell table:style-name="ce752" table:formula="of:=['Olive '.E385]" office:value-type="float" office:value="0" calcext:value-type="float">
            <text:p>0</text:p>
          </table:table-cell>
          <table:table-cell table:style-name="ce752" table:formula="of:=['Olive '.F385]" office:value-type="float" office:value="0" calcext:value-type="float">
            <text:p>0</text:p>
          </table:table-cell>
          <table:table-cell table:style-name="ce752" table:formula="of:=['Olive '.G385]" office:value-type="float" office:value="0" calcext:value-type="float">
            <text:p>0</text:p>
          </table:table-cell>
          <table:table-cell table:style-name="ce752" table:formula="of:=['Olive '.H385]" office:value-type="float" office:value="0" calcext:value-type="float">
            <text:p>0</text:p>
          </table:table-cell>
          <table:table-cell table:style-name="ce752" table:formula="of:=['Olive '.I382]" office:value-type="float" office:value="0" calcext:value-type="float">
            <text:p>0</text:p>
          </table:table-cell>
          <table:table-cell table:style-name="ce752" table:formula="of:=['Olive '.J382]" office:value-type="float" office:value="0" calcext:value-type="float">
            <text:p>0</text:p>
          </table:table-cell>
          <table:table-cell table:style-name="ce752" table:formula="of:=['Olive '.K382]" office:value-type="float" office:value="0" calcext:value-type="float">
            <text:p>0</text:p>
          </table:table-cell>
          <table:table-cell/>
          <table:table-cell table:style-name="ce752" table:formula="of:=['Olive '.M382]" office:value-type="float" office:value="0" calcext:value-type="float">
            <text:p>0</text:p>
          </table:table-cell>
          <table:table-cell table:style-name="ce764" table:number-columns-repeated="2"/>
          <table:table-cell table:style-name="ce756" table:formula="of:=['Olive '.P385]" office:value-type="float" office:value="0" calcext:value-type="float">
            <text:p>0</text:p>
          </table:table-cell>
          <table:table-cell table:number-columns-repeated="1008"/>
        </table:table-row>
        <table:table-row table:style-name="ro5">
          <table:table-cell table:style-name="ce752" table:formula="of:=['Olive '.A386]" office:value-type="float" office:value="0" calcext:value-type="float">
            <text:p>0</text:p>
          </table:table-cell>
          <table:table-cell table:style-name="ce752" table:formula="of:=['Olive '.B386]" office:value-type="float" office:value="0" calcext:value-type="float">
            <text:p>0</text:p>
          </table:table-cell>
          <table:table-cell table:style-name="ce756" table:formula="of:=['Olive '.C386]" office:value-type="float" office:value="0" calcext:value-type="float">
            <text:p>0</text:p>
          </table:table-cell>
          <table:table-cell table:style-name="ce752" table:formula="of:=['Olive '.D386]" office:value-type="float" office:value="0" calcext:value-type="float">
            <text:p>0</text:p>
          </table:table-cell>
          <table:table-cell table:style-name="ce752" table:formula="of:=['Olive '.E386]" office:value-type="float" office:value="0" calcext:value-type="float">
            <text:p>0</text:p>
          </table:table-cell>
          <table:table-cell table:style-name="ce752" table:formula="of:=['Olive '.F386]" office:value-type="float" office:value="0" calcext:value-type="float">
            <text:p>0</text:p>
          </table:table-cell>
          <table:table-cell table:style-name="ce752" table:formula="of:=['Olive '.G386]" office:value-type="float" office:value="0" calcext:value-type="float">
            <text:p>0</text:p>
          </table:table-cell>
          <table:table-cell table:style-name="ce752" table:formula="of:=['Olive '.H386]" office:value-type="float" office:value="0" calcext:value-type="float">
            <text:p>0</text:p>
          </table:table-cell>
          <table:table-cell table:style-name="ce752" table:formula="of:=['Olive '.I383]" office:value-type="float" office:value="0" calcext:value-type="float">
            <text:p>0</text:p>
          </table:table-cell>
          <table:table-cell table:style-name="ce752" table:formula="of:=['Olive '.J383]" office:value-type="float" office:value="0" calcext:value-type="float">
            <text:p>0</text:p>
          </table:table-cell>
          <table:table-cell table:style-name="ce752" table:formula="of:=['Olive '.K383]" office:value-type="float" office:value="0" calcext:value-type="float">
            <text:p>0</text:p>
          </table:table-cell>
          <table:table-cell/>
          <table:table-cell table:style-name="ce752" table:formula="of:=['Olive '.M383]" office:value-type="float" office:value="0" calcext:value-type="float">
            <text:p>0</text:p>
          </table:table-cell>
          <table:table-cell table:style-name="ce764" table:number-columns-repeated="2"/>
          <table:table-cell table:style-name="ce756" table:formula="of:=['Olive '.P386]" office:value-type="float" office:value="0" calcext:value-type="float">
            <text:p>0</text:p>
          </table:table-cell>
          <table:table-cell table:number-columns-repeated="1008"/>
        </table:table-row>
        <table:table-row table:style-name="ro5">
          <table:table-cell table:style-name="ce752" table:formula="of:=['Olive '.A387]" office:value-type="float" office:value="0" calcext:value-type="float">
            <text:p>0</text:p>
          </table:table-cell>
          <table:table-cell table:style-name="ce752" table:formula="of:=['Olive '.B387]" office:value-type="float" office:value="0" calcext:value-type="float">
            <text:p>0</text:p>
          </table:table-cell>
          <table:table-cell table:style-name="ce756" table:formula="of:=['Olive '.C387]" office:value-type="float" office:value="0" calcext:value-type="float">
            <text:p>0</text:p>
          </table:table-cell>
          <table:table-cell table:style-name="ce752" table:formula="of:=['Olive '.D387]" office:value-type="float" office:value="0" calcext:value-type="float">
            <text:p>0</text:p>
          </table:table-cell>
          <table:table-cell table:style-name="ce752" table:formula="of:=['Olive '.E387]" office:value-type="float" office:value="0" calcext:value-type="float">
            <text:p>0</text:p>
          </table:table-cell>
          <table:table-cell table:style-name="ce752" table:formula="of:=['Olive '.F387]" office:value-type="float" office:value="0" calcext:value-type="float">
            <text:p>0</text:p>
          </table:table-cell>
          <table:table-cell table:style-name="ce752" table:formula="of:=['Olive '.G387]" office:value-type="float" office:value="0" calcext:value-type="float">
            <text:p>0</text:p>
          </table:table-cell>
          <table:table-cell table:style-name="ce752" table:formula="of:=['Olive '.H387]" office:value-type="float" office:value="0" calcext:value-type="float">
            <text:p>0</text:p>
          </table:table-cell>
          <table:table-cell table:style-name="ce752" table:formula="of:=['Olive '.I384]" office:value-type="float" office:value="0" calcext:value-type="float">
            <text:p>0</text:p>
          </table:table-cell>
          <table:table-cell table:style-name="ce752" table:formula="of:=['Olive '.J384]" office:value-type="float" office:value="0" calcext:value-type="float">
            <text:p>0</text:p>
          </table:table-cell>
          <table:table-cell table:style-name="ce752" table:formula="of:=['Olive '.K384]" office:value-type="float" office:value="0" calcext:value-type="float">
            <text:p>0</text:p>
          </table:table-cell>
          <table:table-cell/>
          <table:table-cell table:style-name="ce752" table:formula="of:=['Olive '.M384]" office:value-type="float" office:value="0" calcext:value-type="float">
            <text:p>0</text:p>
          </table:table-cell>
          <table:table-cell table:style-name="ce764" table:number-columns-repeated="2"/>
          <table:table-cell table:style-name="ce756" table:formula="of:=['Olive '.P387]" office:value-type="float" office:value="0" calcext:value-type="float">
            <text:p>0</text:p>
          </table:table-cell>
          <table:table-cell table:number-columns-repeated="1008"/>
        </table:table-row>
        <table:table-row table:style-name="ro5">
          <table:table-cell table:style-name="ce752" table:formula="of:=['Olive '.A388]" office:value-type="float" office:value="0" calcext:value-type="float">
            <text:p>0</text:p>
          </table:table-cell>
          <table:table-cell table:style-name="ce752" table:formula="of:=['Olive '.B388]" office:value-type="float" office:value="0" calcext:value-type="float">
            <text:p>0</text:p>
          </table:table-cell>
          <table:table-cell table:style-name="ce756" table:formula="of:=['Olive '.C388]" office:value-type="float" office:value="0" calcext:value-type="float">
            <text:p>0</text:p>
          </table:table-cell>
          <table:table-cell table:style-name="ce752" table:formula="of:=['Olive '.D388]" office:value-type="float" office:value="0" calcext:value-type="float">
            <text:p>0</text:p>
          </table:table-cell>
          <table:table-cell table:style-name="ce752" table:formula="of:=['Olive '.E388]" office:value-type="float" office:value="0" calcext:value-type="float">
            <text:p>0</text:p>
          </table:table-cell>
          <table:table-cell table:style-name="ce752" table:formula="of:=['Olive '.F388]" office:value-type="float" office:value="0" calcext:value-type="float">
            <text:p>0</text:p>
          </table:table-cell>
          <table:table-cell table:style-name="ce752" table:formula="of:=['Olive '.G388]" office:value-type="float" office:value="0" calcext:value-type="float">
            <text:p>0</text:p>
          </table:table-cell>
          <table:table-cell table:style-name="ce752" table:formula="of:=['Olive '.H388]" office:value-type="float" office:value="0" calcext:value-type="float">
            <text:p>0</text:p>
          </table:table-cell>
          <table:table-cell table:style-name="ce752" table:formula="of:=['Olive '.I385]" office:value-type="float" office:value="0" calcext:value-type="float">
            <text:p>0</text:p>
          </table:table-cell>
          <table:table-cell table:style-name="ce752" table:formula="of:=['Olive '.J385]" office:value-type="float" office:value="0" calcext:value-type="float">
            <text:p>0</text:p>
          </table:table-cell>
          <table:table-cell table:style-name="ce752" table:formula="of:=['Olive '.K385]" office:value-type="float" office:value="0" calcext:value-type="float">
            <text:p>0</text:p>
          </table:table-cell>
          <table:table-cell/>
          <table:table-cell table:style-name="ce752" table:formula="of:=['Olive '.M385]" office:value-type="float" office:value="0" calcext:value-type="float">
            <text:p>0</text:p>
          </table:table-cell>
          <table:table-cell table:style-name="ce764" table:number-columns-repeated="2"/>
          <table:table-cell table:style-name="ce756" table:formula="of:=['Olive '.P388]" office:value-type="float" office:value="0" calcext:value-type="float">
            <text:p>0</text:p>
          </table:table-cell>
          <table:table-cell table:number-columns-repeated="1008"/>
        </table:table-row>
        <table:table-row table:style-name="ro5">
          <table:table-cell table:style-name="ce752" table:formula="of:=['Olive '.A389]" office:value-type="float" office:value="0" calcext:value-type="float">
            <text:p>0</text:p>
          </table:table-cell>
          <table:table-cell table:style-name="ce752" table:formula="of:=['Olive '.B389]" office:value-type="float" office:value="0" calcext:value-type="float">
            <text:p>0</text:p>
          </table:table-cell>
          <table:table-cell table:style-name="ce756" table:formula="of:=['Olive '.C389]" office:value-type="float" office:value="0" calcext:value-type="float">
            <text:p>0</text:p>
          </table:table-cell>
          <table:table-cell table:style-name="ce752" table:formula="of:=['Olive '.D389]" office:value-type="float" office:value="0" calcext:value-type="float">
            <text:p>0</text:p>
          </table:table-cell>
          <table:table-cell table:style-name="ce752" table:formula="of:=['Olive '.E389]" office:value-type="float" office:value="0" calcext:value-type="float">
            <text:p>0</text:p>
          </table:table-cell>
          <table:table-cell table:style-name="ce752" table:formula="of:=['Olive '.F389]" office:value-type="float" office:value="0" calcext:value-type="float">
            <text:p>0</text:p>
          </table:table-cell>
          <table:table-cell table:style-name="ce752" table:formula="of:=['Olive '.G389]" office:value-type="float" office:value="0" calcext:value-type="float">
            <text:p>0</text:p>
          </table:table-cell>
          <table:table-cell table:style-name="ce752" table:formula="of:=['Olive '.H389]" office:value-type="float" office:value="0" calcext:value-type="float">
            <text:p>0</text:p>
          </table:table-cell>
          <table:table-cell table:style-name="ce752" table:formula="of:=['Olive '.I386]" office:value-type="float" office:value="0" calcext:value-type="float">
            <text:p>0</text:p>
          </table:table-cell>
          <table:table-cell table:style-name="ce752" table:formula="of:=['Olive '.J386]" office:value-type="float" office:value="0" calcext:value-type="float">
            <text:p>0</text:p>
          </table:table-cell>
          <table:table-cell table:style-name="ce752" table:formula="of:=['Olive '.K386]" office:value-type="float" office:value="0" calcext:value-type="float">
            <text:p>0</text:p>
          </table:table-cell>
          <table:table-cell/>
          <table:table-cell table:style-name="ce752" table:formula="of:=['Olive '.M386]" office:value-type="float" office:value="0" calcext:value-type="float">
            <text:p>0</text:p>
          </table:table-cell>
          <table:table-cell table:style-name="ce764" table:number-columns-repeated="2"/>
          <table:table-cell table:style-name="ce756" table:formula="of:=['Olive '.P389]" office:value-type="float" office:value="0" calcext:value-type="float">
            <text:p>0</text:p>
          </table:table-cell>
          <table:table-cell table:number-columns-repeated="1008"/>
        </table:table-row>
        <table:table-row table:style-name="ro5">
          <table:table-cell table:style-name="ce752" table:formula="of:=['Olive '.A390]" office:value-type="float" office:value="0" calcext:value-type="float">
            <text:p>0</text:p>
          </table:table-cell>
          <table:table-cell table:style-name="ce752" table:formula="of:=['Olive '.B390]" office:value-type="float" office:value="0" calcext:value-type="float">
            <text:p>0</text:p>
          </table:table-cell>
          <table:table-cell table:style-name="ce756" table:formula="of:=['Olive '.C390]" office:value-type="float" office:value="0" calcext:value-type="float">
            <text:p>0</text:p>
          </table:table-cell>
          <table:table-cell table:style-name="ce752" table:formula="of:=['Olive '.D390]" office:value-type="float" office:value="0" calcext:value-type="float">
            <text:p>0</text:p>
          </table:table-cell>
          <table:table-cell table:style-name="ce752" table:formula="of:=['Olive '.E390]" office:value-type="float" office:value="0" calcext:value-type="float">
            <text:p>0</text:p>
          </table:table-cell>
          <table:table-cell table:style-name="ce752" table:formula="of:=['Olive '.F390]" office:value-type="float" office:value="0" calcext:value-type="float">
            <text:p>0</text:p>
          </table:table-cell>
          <table:table-cell table:style-name="ce752" table:formula="of:=['Olive '.G390]" office:value-type="float" office:value="0" calcext:value-type="float">
            <text:p>0</text:p>
          </table:table-cell>
          <table:table-cell table:style-name="ce752" table:formula="of:=['Olive '.H390]" office:value-type="float" office:value="0" calcext:value-type="float">
            <text:p>0</text:p>
          </table:table-cell>
          <table:table-cell table:style-name="ce752" table:formula="of:=['Olive '.I387]" office:value-type="float" office:value="0" calcext:value-type="float">
            <text:p>0</text:p>
          </table:table-cell>
          <table:table-cell table:style-name="ce752" table:formula="of:=['Olive '.J387]" office:value-type="float" office:value="0" calcext:value-type="float">
            <text:p>0</text:p>
          </table:table-cell>
          <table:table-cell table:style-name="ce752" table:formula="of:=['Olive '.K387]" office:value-type="float" office:value="0" calcext:value-type="float">
            <text:p>0</text:p>
          </table:table-cell>
          <table:table-cell/>
          <table:table-cell table:style-name="ce752" table:formula="of:=['Olive '.M387]" office:value-type="float" office:value="0" calcext:value-type="float">
            <text:p>0</text:p>
          </table:table-cell>
          <table:table-cell table:style-name="ce764" table:number-columns-repeated="2"/>
          <table:table-cell table:style-name="ce756" table:formula="of:=['Olive '.P390]" office:value-type="float" office:value="0" calcext:value-type="float">
            <text:p>0</text:p>
          </table:table-cell>
          <table:table-cell table:number-columns-repeated="1008"/>
        </table:table-row>
        <table:table-row table:style-name="ro5">
          <table:table-cell table:style-name="ce752" table:formula="of:=['Olive '.A391]" office:value-type="float" office:value="0" calcext:value-type="float">
            <text:p>0</text:p>
          </table:table-cell>
          <table:table-cell table:style-name="ce752" table:formula="of:=['Olive '.B391]" office:value-type="float" office:value="0" calcext:value-type="float">
            <text:p>0</text:p>
          </table:table-cell>
          <table:table-cell table:style-name="ce756" table:formula="of:=['Olive '.C391]" office:value-type="float" office:value="0" calcext:value-type="float">
            <text:p>0</text:p>
          </table:table-cell>
          <table:table-cell table:style-name="ce752" table:formula="of:=['Olive '.D391]" office:value-type="float" office:value="0" calcext:value-type="float">
            <text:p>0</text:p>
          </table:table-cell>
          <table:table-cell table:style-name="ce752" table:formula="of:=['Olive '.E391]" office:value-type="float" office:value="0" calcext:value-type="float">
            <text:p>0</text:p>
          </table:table-cell>
          <table:table-cell table:style-name="ce752" table:formula="of:=['Olive '.F391]" office:value-type="float" office:value="0" calcext:value-type="float">
            <text:p>0</text:p>
          </table:table-cell>
          <table:table-cell table:style-name="ce752" table:formula="of:=['Olive '.G391]" office:value-type="float" office:value="0" calcext:value-type="float">
            <text:p>0</text:p>
          </table:table-cell>
          <table:table-cell table:style-name="ce752" table:formula="of:=['Olive '.H391]" office:value-type="float" office:value="0" calcext:value-type="float">
            <text:p>0</text:p>
          </table:table-cell>
          <table:table-cell table:style-name="ce752" table:formula="of:=['Olive '.I388]" office:value-type="float" office:value="0" calcext:value-type="float">
            <text:p>0</text:p>
          </table:table-cell>
          <table:table-cell table:style-name="ce752" table:formula="of:=['Olive '.J388]" office:value-type="float" office:value="0" calcext:value-type="float">
            <text:p>0</text:p>
          </table:table-cell>
          <table:table-cell table:style-name="ce752" table:formula="of:=['Olive '.K388]" office:value-type="float" office:value="0" calcext:value-type="float">
            <text:p>0</text:p>
          </table:table-cell>
          <table:table-cell/>
          <table:table-cell table:style-name="ce752" table:formula="of:=['Olive '.M388]" office:value-type="float" office:value="0" calcext:value-type="float">
            <text:p>0</text:p>
          </table:table-cell>
          <table:table-cell table:style-name="ce764" table:number-columns-repeated="2"/>
          <table:table-cell table:style-name="ce756" table:formula="of:=['Olive '.P391]" office:value-type="float" office:value="0" calcext:value-type="float">
            <text:p>0</text:p>
          </table:table-cell>
          <table:table-cell table:number-columns-repeated="1008"/>
        </table:table-row>
        <table:table-row table:style-name="ro5">
          <table:table-cell table:style-name="ce752" table:formula="of:=['Olive '.A392]" office:value-type="float" office:value="0" calcext:value-type="float">
            <text:p>0</text:p>
          </table:table-cell>
          <table:table-cell table:style-name="ce752" table:formula="of:=['Olive '.B392]" office:value-type="float" office:value="0" calcext:value-type="float">
            <text:p>0</text:p>
          </table:table-cell>
          <table:table-cell table:style-name="ce756" table:formula="of:=['Olive '.C392]" office:value-type="float" office:value="0" calcext:value-type="float">
            <text:p>0</text:p>
          </table:table-cell>
          <table:table-cell table:style-name="ce752" table:formula="of:=['Olive '.D392]" office:value-type="float" office:value="0" calcext:value-type="float">
            <text:p>0</text:p>
          </table:table-cell>
          <table:table-cell table:style-name="ce752" table:formula="of:=['Olive '.E392]" office:value-type="float" office:value="0" calcext:value-type="float">
            <text:p>0</text:p>
          </table:table-cell>
          <table:table-cell table:style-name="ce752" table:formula="of:=['Olive '.F392]" office:value-type="float" office:value="0" calcext:value-type="float">
            <text:p>0</text:p>
          </table:table-cell>
          <table:table-cell table:style-name="ce752" table:formula="of:=['Olive '.G392]" office:value-type="float" office:value="0" calcext:value-type="float">
            <text:p>0</text:p>
          </table:table-cell>
          <table:table-cell table:style-name="ce752" table:formula="of:=['Olive '.H392]" office:value-type="float" office:value="0" calcext:value-type="float">
            <text:p>0</text:p>
          </table:table-cell>
          <table:table-cell table:style-name="ce752" table:formula="of:=['Olive '.I389]" office:value-type="float" office:value="0" calcext:value-type="float">
            <text:p>0</text:p>
          </table:table-cell>
          <table:table-cell table:style-name="ce752" table:formula="of:=['Olive '.J389]" office:value-type="float" office:value="0" calcext:value-type="float">
            <text:p>0</text:p>
          </table:table-cell>
          <table:table-cell table:style-name="ce752" table:formula="of:=['Olive '.K389]" office:value-type="float" office:value="0" calcext:value-type="float">
            <text:p>0</text:p>
          </table:table-cell>
          <table:table-cell/>
          <table:table-cell table:style-name="ce752" table:formula="of:=['Olive '.M389]" office:value-type="float" office:value="0" calcext:value-type="float">
            <text:p>0</text:p>
          </table:table-cell>
          <table:table-cell table:style-name="ce764" table:number-columns-repeated="2"/>
          <table:table-cell table:style-name="ce756" table:formula="of:=['Olive '.P392]" office:value-type="float" office:value="0" calcext:value-type="float">
            <text:p>0</text:p>
          </table:table-cell>
          <table:table-cell table:number-columns-repeated="1008"/>
        </table:table-row>
        <table:table-row table:style-name="ro5">
          <table:table-cell table:style-name="ce752" table:formula="of:=['Olive '.A393]" office:value-type="float" office:value="0" calcext:value-type="float">
            <text:p>0</text:p>
          </table:table-cell>
          <table:table-cell table:style-name="ce752" table:formula="of:=['Olive '.B393]" office:value-type="float" office:value="0" calcext:value-type="float">
            <text:p>0</text:p>
          </table:table-cell>
          <table:table-cell table:style-name="ce756" table:formula="of:=['Olive '.C393]" office:value-type="float" office:value="0" calcext:value-type="float">
            <text:p>0</text:p>
          </table:table-cell>
          <table:table-cell table:style-name="ce752" table:formula="of:=['Olive '.D393]" office:value-type="float" office:value="0" calcext:value-type="float">
            <text:p>0</text:p>
          </table:table-cell>
          <table:table-cell table:style-name="ce752" table:formula="of:=['Olive '.E393]" office:value-type="float" office:value="0" calcext:value-type="float">
            <text:p>0</text:p>
          </table:table-cell>
          <table:table-cell table:style-name="ce752" table:formula="of:=['Olive '.F393]" office:value-type="float" office:value="0" calcext:value-type="float">
            <text:p>0</text:p>
          </table:table-cell>
          <table:table-cell table:style-name="ce752" table:formula="of:=['Olive '.G393]" office:value-type="float" office:value="0" calcext:value-type="float">
            <text:p>0</text:p>
          </table:table-cell>
          <table:table-cell table:style-name="ce752" table:formula="of:=['Olive '.H393]" office:value-type="float" office:value="0" calcext:value-type="float">
            <text:p>0</text:p>
          </table:table-cell>
          <table:table-cell table:style-name="ce752" table:formula="of:=['Olive '.I390]" office:value-type="float" office:value="0" calcext:value-type="float">
            <text:p>0</text:p>
          </table:table-cell>
          <table:table-cell table:style-name="ce752" table:formula="of:=['Olive '.J390]" office:value-type="float" office:value="0" calcext:value-type="float">
            <text:p>0</text:p>
          </table:table-cell>
          <table:table-cell table:style-name="ce752" table:formula="of:=['Olive '.K390]" office:value-type="float" office:value="0" calcext:value-type="float">
            <text:p>0</text:p>
          </table:table-cell>
          <table:table-cell/>
          <table:table-cell table:style-name="ce752" table:formula="of:=['Olive '.M390]" office:value-type="float" office:value="0" calcext:value-type="float">
            <text:p>0</text:p>
          </table:table-cell>
          <table:table-cell table:style-name="ce764" table:number-columns-repeated="2"/>
          <table:table-cell table:style-name="ce756" table:formula="of:=['Olive '.P393]" office:value-type="float" office:value="0" calcext:value-type="float">
            <text:p>0</text:p>
          </table:table-cell>
          <table:table-cell table:number-columns-repeated="1008"/>
        </table:table-row>
        <table:table-row table:style-name="ro5">
          <table:table-cell table:style-name="ce752" table:formula="of:=['Olive '.A394]" office:value-type="float" office:value="0" calcext:value-type="float">
            <text:p>0</text:p>
          </table:table-cell>
          <table:table-cell table:style-name="ce752" table:formula="of:=['Olive '.B394]" office:value-type="float" office:value="0" calcext:value-type="float">
            <text:p>0</text:p>
          </table:table-cell>
          <table:table-cell table:style-name="ce756" table:formula="of:=['Olive '.C394]" office:value-type="float" office:value="0" calcext:value-type="float">
            <text:p>0</text:p>
          </table:table-cell>
          <table:table-cell table:style-name="ce752" table:formula="of:=['Olive '.D394]" office:value-type="float" office:value="0" calcext:value-type="float">
            <text:p>0</text:p>
          </table:table-cell>
          <table:table-cell table:style-name="ce752" table:formula="of:=['Olive '.E394]" office:value-type="float" office:value="0" calcext:value-type="float">
            <text:p>0</text:p>
          </table:table-cell>
          <table:table-cell table:style-name="ce752" table:formula="of:=['Olive '.F394]" office:value-type="float" office:value="0" calcext:value-type="float">
            <text:p>0</text:p>
          </table:table-cell>
          <table:table-cell table:style-name="ce752" table:formula="of:=['Olive '.G394]" office:value-type="float" office:value="0" calcext:value-type="float">
            <text:p>0</text:p>
          </table:table-cell>
          <table:table-cell table:style-name="ce752" table:formula="of:=['Olive '.H394]" office:value-type="float" office:value="0" calcext:value-type="float">
            <text:p>0</text:p>
          </table:table-cell>
          <table:table-cell table:style-name="ce752" table:formula="of:=['Olive '.I391]" office:value-type="float" office:value="0" calcext:value-type="float">
            <text:p>0</text:p>
          </table:table-cell>
          <table:table-cell table:style-name="ce752" table:formula="of:=['Olive '.J391]" office:value-type="float" office:value="0" calcext:value-type="float">
            <text:p>0</text:p>
          </table:table-cell>
          <table:table-cell table:style-name="ce752" table:formula="of:=['Olive '.K391]" office:value-type="float" office:value="0" calcext:value-type="float">
            <text:p>0</text:p>
          </table:table-cell>
          <table:table-cell/>
          <table:table-cell table:style-name="ce752" table:formula="of:=['Olive '.M391]" office:value-type="float" office:value="0" calcext:value-type="float">
            <text:p>0</text:p>
          </table:table-cell>
          <table:table-cell table:style-name="ce764" table:number-columns-repeated="2"/>
          <table:table-cell table:style-name="ce756" table:formula="of:=['Olive '.P394]" office:value-type="float" office:value="0" calcext:value-type="float">
            <text:p>0</text:p>
          </table:table-cell>
          <table:table-cell table:number-columns-repeated="1008"/>
        </table:table-row>
        <table:table-row table:style-name="ro5">
          <table:table-cell table:style-name="ce752" table:formula="of:=['Olive '.A395]" office:value-type="float" office:value="0" calcext:value-type="float">
            <text:p>0</text:p>
          </table:table-cell>
          <table:table-cell table:style-name="ce752" table:formula="of:=['Olive '.B395]" office:value-type="float" office:value="0" calcext:value-type="float">
            <text:p>0</text:p>
          </table:table-cell>
          <table:table-cell table:style-name="ce756" table:formula="of:=['Olive '.C395]" office:value-type="float" office:value="0" calcext:value-type="float">
            <text:p>0</text:p>
          </table:table-cell>
          <table:table-cell table:style-name="ce752" table:formula="of:=['Olive '.D395]" office:value-type="float" office:value="0" calcext:value-type="float">
            <text:p>0</text:p>
          </table:table-cell>
          <table:table-cell table:style-name="ce752" table:formula="of:=['Olive '.E395]" office:value-type="float" office:value="0" calcext:value-type="float">
            <text:p>0</text:p>
          </table:table-cell>
          <table:table-cell table:style-name="ce752" table:formula="of:=['Olive '.F395]" office:value-type="float" office:value="0" calcext:value-type="float">
            <text:p>0</text:p>
          </table:table-cell>
          <table:table-cell table:style-name="ce752" table:formula="of:=['Olive '.G395]" office:value-type="float" office:value="0" calcext:value-type="float">
            <text:p>0</text:p>
          </table:table-cell>
          <table:table-cell table:style-name="ce752" table:formula="of:=['Olive '.H395]" office:value-type="float" office:value="0" calcext:value-type="float">
            <text:p>0</text:p>
          </table:table-cell>
          <table:table-cell table:style-name="ce752" table:formula="of:=['Olive '.I392]" office:value-type="float" office:value="0" calcext:value-type="float">
            <text:p>0</text:p>
          </table:table-cell>
          <table:table-cell table:style-name="ce752" table:formula="of:=['Olive '.J392]" office:value-type="float" office:value="0" calcext:value-type="float">
            <text:p>0</text:p>
          </table:table-cell>
          <table:table-cell table:style-name="ce752" table:formula="of:=['Olive '.K392]" office:value-type="float" office:value="0" calcext:value-type="float">
            <text:p>0</text:p>
          </table:table-cell>
          <table:table-cell/>
          <table:table-cell table:style-name="ce752" table:formula="of:=['Olive '.M392]" office:value-type="float" office:value="0" calcext:value-type="float">
            <text:p>0</text:p>
          </table:table-cell>
          <table:table-cell table:style-name="ce764" table:number-columns-repeated="2"/>
          <table:table-cell table:style-name="ce756" table:formula="of:=['Olive '.P395]" office:value-type="float" office:value="0" calcext:value-type="float">
            <text:p>0</text:p>
          </table:table-cell>
          <table:table-cell table:number-columns-repeated="1008"/>
        </table:table-row>
        <table:table-row table:style-name="ro5" table:number-rows-repeated="1048184">
          <table:table-cell table:number-columns-repeated="1024"/>
        </table:table-row>
        <table:table-row table:style-name="ro5">
          <table:table-cell table:number-columns-repeated="1024"/>
        </table:table-row>
      </table:table>
      <table:table table:name="KT-PR0041NA" table:style-name="ta3">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2" table:default-cell-style-name="Default"/>
        <table:table-column table:style-name="co30" table:default-cell-style-name="ce709"/>
        <table:table-column table:style-name="co31" table:default-cell-style-name="ce709"/>
        <table:table-column table:style-name="co8" table:number-columns-repeated="4" table:default-cell-style-name="Default"/>
        <table:table-column table:style-name="co32" table:default-cell-style-name="Default"/>
        <table:table-row table:style-name="ro8">
          <table:table-cell table:style-name="ce691" office:value-type="string" calcext:value-type="string">
            <text:p>Category</text:p>
          </table:table-cell>
          <table:table-cell table:style-name="ce691" office:value-type="string" calcext:value-type="string">
            <text:p>AO Part #</text:p>
          </table:table-cell>
          <table:table-cell table:style-name="ce691" office:value-type="string" calcext:value-type="string">
            <text:p>Description</text:p>
          </table:table-cell>
          <table:table-cell table:style-name="ce691" office:value-type="string" calcext:value-type="string">
            <text:p>Manufacturer</text:p>
          </table:table-cell>
          <table:table-cell table:style-name="ce697" office:value-type="string" calcext:value-type="string">
            <text:p>Manufacturer PN</text:p>
          </table:table-cell>
          <table:table-cell table:style-name="ce691" office:value-type="string" calcext:value-type="string">
            <text:p>Distributor</text:p>
          </table:table-cell>
          <table:table-cell table:style-name="ce691" office:value-type="string" calcext:value-type="string">
            <text:p>Distributor SKU</text:p>
          </table:table-cell>
          <table:table-cell table:style-name="ce691" office:value-type="string" calcext:value-type="string">
            <text:p>Qty Per</text:p>
          </table:table-cell>
          <table:table-cell table:style-name="ce691" office:value-type="string" calcext:value-type="string">
            <text:p>UOM</text:p>
          </table:table-cell>
          <table:table-cell table:style-name="ce704" office:value-type="string" calcext:value-type="string">
            <text:p>Price Per Unit</text:p>
          </table:table-cell>
          <table:table-cell table:style-name="ce691" office:value-type="string" calcext:value-type="string">
            <text:p>Price Total</text:p>
          </table:table-cell>
          <table:table-cell table:style-name="ce712" office:value-type="string" calcext:value-type="string">
            <text:p>Qty to Order</text:p>
          </table:table-cell>
          <table:table-cell table:style-name="ce691" office:value-type="string" calcext:value-type="string">
            <text:p>PO </text:p>
          </table:table-cell>
          <table:table-cell table:style-name="ce718" office:value-type="string" calcext:value-type="string">
            <text:p>Date </text:p>
          </table:table-cell>
          <table:table-cell table:style-name="ce721" office:value-type="string" calcext:value-type="string">
            <text:p>ETA</text:p>
          </table:table-cell>
          <table:table-cell table:style-name="ce722"/>
        </table:table-row>
        <table:table-row table:style-name="ro5">
          <table:table-cell table:style-name="ce692" table:number-columns-repeated="4"/>
          <table:table-cell table:style-name="ce698"/>
          <table:table-cell table:style-name="ce692"/>
          <table:table-cell table:style-name="ce701" table:number-columns-repeated="2"/>
          <table:table-cell table:style-name="ce692"/>
          <table:table-cell table:style-name="ce705"/>
          <table:table-cell table:style-name="ce710" table:formula="of:=SUM([.K3:.K272])" office:value-type="string" office:string-value="" calcext:value-type="error">
            <text:p>#REF!</text:p>
          </table:table-cell>
          <table:table-cell table:style-name="ce713" office:value-type="float" office:value="1100" calcext:value-type="float">
            <text:p>1,100</text:p>
          </table:table-cell>
          <table:table-cell table:style-name="ce701"/>
          <table:table-cell table:style-name="ce719" table:number-columns-repeated="2"/>
          <table:table-cell table:style-name="ce723"/>
        </table:table-row>
        <table:table-row table:style-name="ro5">
          <table:table-cell table:style-name="ce693" office:value-type="string" calcext:value-type="string">
            <text:p>Printer</text:p>
          </table:table-cell>
          <table:table-cell table:style-name="ce693" office:value-type="string" calcext:value-type="string">
            <text:p>KT-PR0041</text:p>
          </table:table-cell>
          <table:table-cell table:style-name="ce693" office:value-type="string" calcext:value-type="string">
            <text:p>TAZ 3D Printer, v6.0</text:p>
          </table:table-cell>
          <table:table-cell table:style-name="ce693" office:value-type="string" calcext:value-type="string">
            <text:p>Aleph Objects, Inc.</text:p>
          </table:table-cell>
          <table:table-cell table:style-name="ce693" office:value-type="string" calcext:value-type="string">
            <text:p>KT-PR0041</text:p>
          </table:table-cell>
          <table:table-cell table:style-name="ce693"/>
          <table:table-cell table:style-name="ce702"/>
          <table:table-cell table:style-name="ce702" office:value-type="float" office:value="1" calcext:value-type="float">
            <text:p>1</text:p>
          </table:table-cell>
          <table:table-cell table:style-name="ce693" office:value-type="string" calcext:value-type="string">
            <text:p>ea</text:p>
          </table:table-cell>
          <table:table-cell table:style-name="ce706" table:formula="of:=['file:///home/aleph/shared-j/devel/lulzbot/TAZ/Olive/production_docs/Olive_TAZ-BOM_3,000.Ordering.ods/Untitled1'#$'KT-PR0017'.K2]" office:value-type="string" office:string-value="" calcext:value-type="error">
            <text:p>#REF!</text:p>
          </table:table-cell>
          <table:table-cell table:style-name="ce706" table:formula="of:=SUM([.H3]*[.J3])" office:value-type="string" office:string-value="" calcext:value-type="error">
            <text:p>#REF!</text:p>
          </table:table-cell>
          <table:table-cell table:style-name="ce714"/>
          <table:table-cell table:style-name="ce702"/>
          <table:table-cell table:style-name="ce720" table:number-columns-repeated="2"/>
          <table:table-cell table:style-name="ce724"/>
        </table:table-row>
        <table:table-row table:style-name="ro9">
          <table:table-cell table:style-name="ce694" office:value-type="string" calcext:value-type="string">
            <text:p>Accessories</text:p>
          </table:table-cell>
          <table:table-cell table:style-name="ce696" office:value-type="string" calcext:value-type="string">
            <text:p>DC-LB0098</text:p>
          </table:table-cell>
          <table:table-cell office:value-type="string" calcext:value-type="string">
            <text:p>Label, Lulzbot TAZ 6.0 Barcode, KT-PR0041NA</text:p>
          </table:table-cell>
          <table:table-cell table:style-name="ce694"/>
          <table:table-cell table:style-name="ce699"/>
          <table:table-cell table:style-name="ce700" office:value-type="string" calcext:value-type="string">
            <text:p>Print Source of Loveland</text:p>
          </table:table-cell>
          <table:table-cell table:style-name="ce703"/>
          <table:table-cell table:style-name="ce703" office:value-type="float" office:value="1" calcext:value-type="float">
            <text:p>1</text:p>
          </table:table-cell>
          <table:table-cell table:style-name="ce694" office:value-type="string" calcext:value-type="string">
            <text:p>ea</text:p>
          </table:table-cell>
          <table:table-cell table:style-name="ce707" office:value-type="currency" office:currency="USD" office:value="0.1045" calcext:value-type="currency">
            <text:p>$0.105</text:p>
          </table:table-cell>
          <table:table-cell table:style-name="ce711" table:formula="of:=SUM(['KT-PR0041NA'.J4]*['KT-PR0041NA'.H4])" office:value-type="float" office:value="0.1045" calcext:value-type="float">
            <text:p>$0.10</text:p>
          </table:table-cell>
          <table:table-cell table:style-name="ce715" table:formula="of:=[.$L$2]*[.H4]" office:value-type="float" office:value="1100" calcext:value-type="float">
            <text:p>1,100</text:p>
          </table:table-cell>
          <table:table-cell table:style-name="ce716" office:value-type="string" calcext:value-type="string">
            <text:p>PO12745</text:p>
          </table:table-cell>
          <table:table-cell table:style-name="ce720" office:value-type="date" office:date-value="2016-03-31" calcext:value-type="date">
            <text:p>03/31/16</text:p>
          </table:table-cell>
          <table:table-cell table:style-name="ce720" office:value-type="date" office:date-value="2016-04-06" calcext:value-type="date">
            <text:p>04/06/16</text:p>
          </table:table-cell>
          <table:table-cell table:style-name="ce724" office:value-type="string" calcext:value-type="string">
            <text:p>received</text:p>
          </table:table-cell>
        </table:table-row>
        <table:table-row table:style-name="ro5">
          <table:table-cell table:style-name="ce694" office:value-type="string" calcext:value-type="string">
            <text:p>Accessories</text:p>
          </table:table-cell>
          <table:table-cell table:style-name="ce694" office:value-type="string" calcext:value-type="string">
            <text:p>DC-LB0097</text:p>
          </table:table-cell>
          <table:table-cell table:style-name="ce694" office:value-type="string" calcext:value-type="string">
            <text:p>TAZ v6.0 serial number sticker, KT-PR0041NA</text:p>
          </table:table-cell>
          <table:table-cell table:style-name="ce694"/>
          <table:table-cell table:style-name="ce699"/>
          <table:table-cell table:style-name="ce700" office:value-type="string" calcext:value-type="string">
            <text:p>Print Source of Loveland</text:p>
          </table:table-cell>
          <table:table-cell table:style-name="ce703"/>
          <table:table-cell table:style-name="ce703" office:value-type="float" office:value="1" calcext:value-type="float">
            <text:p>1</text:p>
          </table:table-cell>
          <table:table-cell table:style-name="ce694" office:value-type="string" calcext:value-type="string">
            <text:p>ea</text:p>
          </table:table-cell>
          <table:table-cell table:style-name="ce707" office:value-type="currency" office:currency="USD" office:value="0.01545" calcext:value-type="currency">
            <text:p>$0.015</text:p>
          </table:table-cell>
          <table:table-cell table:style-name="ce711" table:formula="of:=SUM(['KT-PR0041NA'.J5]*['KT-PR0041NA'.H5])" office:value-type="float" office:value="0.01545" calcext:value-type="float">
            <text:p>$0.02</text:p>
          </table:table-cell>
          <table:table-cell table:style-name="ce715" table:formula="of:=[.$L$2]*[.H5]" office:value-type="float" office:value="1100" calcext:value-type="float">
            <text:p>1,100</text:p>
          </table:table-cell>
          <table:table-cell table:style-name="ce716" office:value-type="string" calcext:value-type="string">
            <text:p>PO12745</text:p>
          </table:table-cell>
          <table:table-cell table:style-name="ce720" office:value-type="date" office:date-value="2016-03-31" calcext:value-type="date">
            <text:p>03/31/16</text:p>
          </table:table-cell>
          <table:table-cell table:style-name="ce720" office:value-type="date" office:date-value="2016-04-06" calcext:value-type="date">
            <text:p>04/06/16</text:p>
          </table:table-cell>
          <table:table-cell table:style-name="ce724" office:value-type="string" calcext:value-type="string">
            <text:p>received</text:p>
          </table:table-cell>
        </table:table-row>
        <table:table-row table:style-name="ro5">
          <table:table-cell table:style-name="ce695" table:number-columns-repeated="9"/>
          <table:table-cell table:style-name="ce708" table:number-columns-repeated="2"/>
          <table:table-cell table:style-name="ce695"/>
          <table:table-cell table:style-name="ce717"/>
          <table:table-cell table:style-name="ce662" table:number-columns-repeated="3"/>
        </table:table-row>
        <table:table-row table:style-name="ro5" table:number-rows-repeated="47">
          <table:table-cell table:style-name="ce695" table:number-columns-repeated="9"/>
          <table:table-cell table:style-name="ce708" table:number-columns-repeated="2"/>
          <table:table-cell table:style-name="ce695" table:number-columns-repeated="2"/>
          <table:table-cell table:number-columns-repeated="3"/>
        </table:table-row>
        <table:table-row table:style-name="ro5" table:number-rows-repeated="146">
          <table:table-cell table:number-columns-repeated="16"/>
        </table:table-row>
        <table:table-row table:style-name="ro5">
          <table:table-cell table:number-columns-repeated="16"/>
        </table:table-row>
      </table:table>
      <table:table table:name="KT-PR0041EU" table:style-name="ta4">
        <office:forms form:automatic-focus="false" form:apply-design-mode="false"/>
        <table:table-column table:style-name="co23" table:default-cell-style-name="Default"/>
        <table:table-column table:style-name="co24" table:default-cell-style-name="Default"/>
        <table:table-column table:style-name="co33"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2" table:default-cell-style-name="Default"/>
        <table:table-column table:style-name="co30" table:default-cell-style-name="Default"/>
        <table:table-column table:style-name="co8" table:number-columns-repeated="2" table:default-cell-style-name="Default"/>
        <table:table-column table:style-name="co8" table:default-cell-style-name="ce727"/>
        <table:table-column table:style-name="co8" table:number-columns-repeated="2" table:default-cell-style-name="Default"/>
        <table:table-column table:style-name="co32" table:default-cell-style-name="Default"/>
        <table:table-row table:style-name="ro10">
          <table:table-cell table:style-name="ce691" office:value-type="string" calcext:value-type="string">
            <text:p>Category</text:p>
          </table:table-cell>
          <table:table-cell table:style-name="ce691" office:value-type="string" calcext:value-type="string">
            <text:p>AO Part #</text:p>
          </table:table-cell>
          <table:table-cell table:style-name="ce691" office:value-type="string" calcext:value-type="string">
            <text:p>Description</text:p>
          </table:table-cell>
          <table:table-cell table:style-name="ce691" office:value-type="string" calcext:value-type="string">
            <text:p>Manufacturer</text:p>
          </table:table-cell>
          <table:table-cell table:style-name="ce697" office:value-type="string" calcext:value-type="string">
            <text:p>Manufacturer PN</text:p>
          </table:table-cell>
          <table:table-cell table:style-name="ce691" office:value-type="string" calcext:value-type="string">
            <text:p>Distributor</text:p>
          </table:table-cell>
          <table:table-cell table:style-name="ce691" office:value-type="string" calcext:value-type="string">
            <text:p>Distributor SKU</text:p>
          </table:table-cell>
          <table:table-cell table:style-name="ce691" office:value-type="string" calcext:value-type="string">
            <text:p>Qty Per</text:p>
          </table:table-cell>
          <table:table-cell table:style-name="ce691" office:value-type="string" calcext:value-type="string">
            <text:p>UOM</text:p>
          </table:table-cell>
          <table:table-cell table:style-name="ce704" office:value-type="string" calcext:value-type="string">
            <text:p>Price Per Unit</text:p>
          </table:table-cell>
          <table:table-cell table:style-name="ce691" office:value-type="string" calcext:value-type="string">
            <text:p>Price Total</text:p>
          </table:table-cell>
          <table:table-cell table:style-name="ce712" office:value-type="string" calcext:value-type="string">
            <text:p>Qty to Order</text:p>
          </table:table-cell>
          <table:table-cell table:style-name="ce691" office:value-type="string" calcext:value-type="string">
            <text:p>PO </text:p>
          </table:table-cell>
          <table:table-cell table:style-name="ce718" office:value-type="string" calcext:value-type="string">
            <text:p>Date </text:p>
          </table:table-cell>
          <table:table-cell table:style-name="ce721" office:value-type="string" calcext:value-type="string">
            <text:p>ETA</text:p>
          </table:table-cell>
          <table:table-cell table:style-name="ce722"/>
        </table:table-row>
        <table:table-row table:style-name="ro5">
          <table:table-cell table:style-name="ce692" table:number-columns-repeated="4"/>
          <table:table-cell table:style-name="ce698"/>
          <table:table-cell table:style-name="ce692"/>
          <table:table-cell table:style-name="ce701" table:number-columns-repeated="2"/>
          <table:table-cell table:style-name="ce692"/>
          <table:table-cell table:style-name="ce705"/>
          <table:table-cell table:style-name="ce710" table:formula="of:=SUM([.K3:.K272])" office:value-type="string" office:string-value="" calcext:value-type="error">
            <text:p>#REF!</text:p>
          </table:table-cell>
          <table:table-cell table:style-name="ce713" office:value-type="float" office:value="300" calcext:value-type="float">
            <text:p>300</text:p>
          </table:table-cell>
          <table:table-cell table:style-name="ce701"/>
          <table:table-cell table:style-name="ce719" table:number-columns-repeated="2"/>
          <table:table-cell table:style-name="ce723"/>
        </table:table-row>
        <table:table-row table:style-name="ro5">
          <table:table-cell table:style-name="ce693" office:value-type="string" calcext:value-type="string">
            <text:p>Printer</text:p>
          </table:table-cell>
          <table:table-cell table:style-name="ce693" office:value-type="string" calcext:value-type="string">
            <text:p>KT-PR0041</text:p>
          </table:table-cell>
          <table:table-cell table:style-name="ce693" office:value-type="string" calcext:value-type="string">
            <text:p>TAZ 3D Printer, v6.0</text:p>
          </table:table-cell>
          <table:table-cell table:style-name="ce693" office:value-type="string" calcext:value-type="string">
            <text:p>Aleph Objects, Inc.</text:p>
          </table:table-cell>
          <table:table-cell table:style-name="ce693" office:value-type="string" calcext:value-type="string">
            <text:p>KT-PR0041</text:p>
          </table:table-cell>
          <table:table-cell table:style-name="ce693"/>
          <table:table-cell table:style-name="ce702"/>
          <table:table-cell table:style-name="ce702" office:value-type="float" office:value="1" calcext:value-type="float">
            <text:p>1</text:p>
          </table:table-cell>
          <table:table-cell table:style-name="ce693" office:value-type="string" calcext:value-type="string">
            <text:p>ea</text:p>
          </table:table-cell>
          <table:table-cell table:style-name="ce706" table:formula="of:=['file:///home/aleph/shared-j/devel/lulzbot/TAZ/Olive/production_docs/Olive_TAZ-BOM_3,000.Ordering.ods/Untitled1'#$'KT-PR0017'.K2]" office:value-type="string" office:string-value="" calcext:value-type="error">
            <text:p>#REF!</text:p>
          </table:table-cell>
          <table:table-cell table:style-name="ce706" table:formula="of:=SUM([.H3]*[.J3])" office:value-type="string" office:string-value="" calcext:value-type="error">
            <text:p>#REF!</text:p>
          </table:table-cell>
          <table:table-cell table:style-name="ce715"/>
          <table:table-cell table:style-name="ce46"/>
          <table:table-cell table:style-name="ce720" table:number-columns-repeated="2"/>
          <table:table-cell table:style-name="ce724"/>
        </table:table-row>
        <table:table-row table:style-name="ro9">
          <table:table-cell table:style-name="ce694" office:value-type="string" calcext:value-type="string">
            <text:p>Accessories</text:p>
          </table:table-cell>
          <table:table-cell table:style-name="ce696" office:value-type="string" calcext:value-type="string">
            <text:p>DC-LB0100</text:p>
          </table:table-cell>
          <table:table-cell table:style-name="ce694" office:value-type="string" calcext:value-type="string">
            <text:p>Label, Lulzbot TAZ 6.0 Barcode, KT-PR0041EU </text:p>
          </table:table-cell>
          <table:table-cell table:style-name="ce694"/>
          <table:table-cell table:style-name="ce699"/>
          <table:table-cell table:style-name="ce700" office:value-type="string" calcext:value-type="string">
            <text:p>Print Source of Loveland</text:p>
          </table:table-cell>
          <table:table-cell table:style-name="ce703"/>
          <table:table-cell table:style-name="ce703" office:value-type="float" office:value="1" calcext:value-type="float">
            <text:p>1</text:p>
          </table:table-cell>
          <table:table-cell table:style-name="ce694" office:value-type="string" calcext:value-type="string">
            <text:p>ea</text:p>
          </table:table-cell>
          <table:table-cell table:style-name="ce707" office:value-type="currency" office:currency="USD" office:value="0.063" calcext:value-type="currency">
            <text:p>$0.063</text:p>
          </table:table-cell>
          <table:table-cell table:style-name="ce711" table:formula="of:=SUM(['KT-PR0041EU'.J4]*['KT-PR0041EU'.H4])" office:value-type="float" office:value="0.063" calcext:value-type="float">
            <text:p>$0.06</text:p>
          </table:table-cell>
          <table:table-cell table:style-name="ce715" table:formula="of:=[.$L$2]*[.H4]" office:value-type="float" office:value="300" calcext:value-type="float">
            <text:p>300</text:p>
          </table:table-cell>
          <table:table-cell table:style-name="ce720" office:value-type="string" calcext:value-type="string">
            <text:p>PO12745</text:p>
          </table:table-cell>
          <table:table-cell table:style-name="ce720" office:value-type="date" office:date-value="2016-03-31" calcext:value-type="date">
            <text:p>03/31/16</text:p>
          </table:table-cell>
          <table:table-cell table:style-name="ce720" office:value-type="date" office:date-value="2016-04-01" calcext:value-type="date">
            <text:p>04/01/16</text:p>
          </table:table-cell>
          <table:table-cell table:style-name="ce724"/>
        </table:table-row>
        <table:table-row table:style-name="ro5">
          <table:table-cell table:style-name="ce694" office:value-type="string" calcext:value-type="string">
            <text:p>Accessories</text:p>
          </table:table-cell>
          <table:table-cell office:value-type="string" calcext:value-type="string">
            <text:p>DC-LB0099</text:p>
          </table:table-cell>
          <table:table-cell office:value-type="string" calcext:value-type="string">
            <text:p>TAZ v6.0 serial number sticker, KT-PR0041EU</text:p>
          </table:table-cell>
          <table:table-cell table:style-name="ce694"/>
          <table:table-cell table:style-name="ce699"/>
          <table:table-cell table:style-name="ce700" office:value-type="string" calcext:value-type="string">
            <text:p>Print Source of Loveland</text:p>
          </table:table-cell>
          <table:table-cell table:style-name="ce703"/>
          <table:table-cell table:style-name="ce703" office:value-type="float" office:value="1" calcext:value-type="float">
            <text:p>1</text:p>
          </table:table-cell>
          <table:table-cell table:style-name="ce694" office:value-type="string" calcext:value-type="string">
            <text:p>ea</text:p>
          </table:table-cell>
          <table:table-cell table:style-name="ce707" office:value-type="currency" office:currency="USD" office:value="0.0393" calcext:value-type="currency">
            <text:p>$0.039</text:p>
          </table:table-cell>
          <table:table-cell table:style-name="ce711" table:formula="of:=SUM(['KT-PR0041EU'.J5]*['KT-PR0041EU'.H5])" office:value-type="float" office:value="0.0393" calcext:value-type="float">
            <text:p>$0.04</text:p>
          </table:table-cell>
          <table:table-cell table:style-name="ce715" table:formula="of:=[.$L$2]*[.H5]" office:value-type="float" office:value="300" calcext:value-type="float">
            <text:p>300</text:p>
          </table:table-cell>
          <table:table-cell table:style-name="ce720" office:value-type="string" calcext:value-type="string">
            <text:p>PO12745</text:p>
          </table:table-cell>
          <table:table-cell table:style-name="ce720" office:value-type="date" office:date-value="2016-03-31" calcext:value-type="date">
            <text:p>03/31/16</text:p>
          </table:table-cell>
          <table:table-cell table:style-name="ce720" office:value-type="date" office:date-value="2016-04-01" calcext:value-type="date">
            <text:p>04/01/16</text:p>
          </table:table-cell>
          <table:table-cell table:style-name="ce724"/>
        </table:table-row>
        <table:table-row table:style-name="ro5">
          <table:table-cell table:style-name="ce694" office:value-type="string" calcext:value-type="string">
            <text:p>Accessories</text:p>
          </table:table-cell>
          <table:table-cell table:style-name="ce695" office:value-type="string" calcext:value-type="string">
            <text:p>EL-CA0031</text:p>
          </table:table-cell>
          <table:table-cell table:style-name="ce695" office:value-type="string" calcext:value-type="string">
            <text:p>6ft 18AWG England Power Cord Cable - H05VV-F NEMA C13 – Black</text:p>
          </table:table-cell>
          <table:table-cell table:style-name="ce695" table:number-columns-repeated="2"/>
          <table:table-cell table:style-name="ce695" office:value-type="string" calcext:value-type="string">
            <text:p>Linvox</text:p>
          </table:table-cell>
          <table:table-cell table:style-name="ce695" office:value-type="float" office:value="7691" calcext:value-type="float">
            <text:p>7691</text:p>
          </table:table-cell>
          <table:table-cell table:style-name="ce725" office:value-type="float" office:value="1" calcext:value-type="float">
            <text:p>1</text:p>
          </table:table-cell>
          <table:table-cell table:style-name="ce695" office:value-type="string" calcext:value-type="string">
            <text:p>ea</text:p>
          </table:table-cell>
          <table:table-cell table:style-name="ce708" office:value-type="currency" office:currency="USD" office:value="1.98" calcext:value-type="currency">
            <text:p>$1.98</text:p>
          </table:table-cell>
          <table:table-cell table:style-name="ce711" table:formula="of:=SUM(['KT-PR0041EU'.J6]*['KT-PR0041EU'.H6])" office:value-type="float" office:value="1.98" calcext:value-type="float">
            <text:p>$1.98</text:p>
          </table:table-cell>
          <table:table-cell table:style-name="ce715" table:formula="of:=[.$L$2]*[.H6]" office:value-type="float" office:value="300" calcext:value-type="float">
            <text:p>300</text:p>
          </table:table-cell>
          <table:table-cell table:style-name="ce726"/>
          <table:table-cell table:style-name="ce728" table:number-columns-repeated="2"/>
          <table:table-cell table:style-name="ce662" office:value-type="string" calcext:value-type="string">
            <text:p>525 on hand, Hold on ordering per Steven.</text:p>
          </table:table-cell>
        </table:table-row>
        <table:table-row table:style-name="ro5">
          <table:table-cell table:style-name="ce694" office:value-type="string" calcext:value-type="string">
            <text:p>Accessories</text:p>
          </table:table-cell>
          <table:table-cell table:style-name="ce695" office:value-type="string" calcext:value-type="string">
            <text:p>EL-CA0032</text:p>
          </table:table-cell>
          <table:table-cell table:style-name="ce695" office:value-type="string" calcext:value-type="string">
            <text:p>6ft 18AWG European Power Cord Cable - H05VV-F NEMA C13 – Black</text:p>
          </table:table-cell>
          <table:table-cell table:style-name="ce695" table:number-columns-repeated="2"/>
          <table:table-cell table:style-name="ce695" office:value-type="string" calcext:value-type="string">
            <text:p>Linvox</text:p>
          </table:table-cell>
          <table:table-cell table:style-name="ce695" office:value-type="float" office:value="7692" calcext:value-type="float">
            <text:p>7692</text:p>
          </table:table-cell>
          <table:table-cell table:style-name="ce725" office:value-type="float" office:value="1" calcext:value-type="float">
            <text:p>1</text:p>
          </table:table-cell>
          <table:table-cell table:style-name="ce695" office:value-type="string" calcext:value-type="string">
            <text:p>ea</text:p>
          </table:table-cell>
          <table:table-cell table:style-name="ce708" office:value-type="currency" office:currency="USD" office:value="1.25" calcext:value-type="currency">
            <text:p>$1.25</text:p>
          </table:table-cell>
          <table:table-cell table:style-name="ce711" table:formula="of:=SUM(['KT-PR0041EU'.J7]*['KT-PR0041EU'.H7])" office:value-type="float" office:value="1.25" calcext:value-type="float">
            <text:p>$1.25</text:p>
          </table:table-cell>
          <table:table-cell table:style-name="ce715" table:formula="of:=[.$L$2]*[.H7]" office:value-type="float" office:value="300" calcext:value-type="float">
            <text:p>300</text:p>
          </table:table-cell>
          <table:table-cell table:style-name="ce726"/>
          <table:table-cell table:style-name="ce728" table:number-columns-repeated="2"/>
          <table:table-cell table:style-name="ce662" office:value-type="string" calcext:value-type="string">
            <text:p>625 On hand, Hold on ordering per Steven</text:p>
          </table:table-cell>
        </table:table-row>
        <table:table-row table:style-name="ro5" table:number-rows-repeated="193">
          <table:table-cell table:number-columns-repeated="9"/>
          <table:table-cell table:style-name="ce709" table:number-columns-repeated="2"/>
          <table:table-cell table:number-columns-repeated="5"/>
        </table:table-row>
        <table:table-row table:style-name="ro5" table:number-rows-repeated="1048375">
          <table:table-cell table:number-columns-repeated="16"/>
        </table:table-row>
        <table:table-row table:style-name="ro5">
          <table:table-cell table:number-columns-repeated="16"/>
        </table:table-row>
      </table:table>
      <table:table table:name="KT-PR0041AU" table:style-name="ta5">
        <office:forms form:automatic-focus="false" form:apply-design-mode="false"/>
        <table:table-column table:style-name="co23" table:default-cell-style-name="Default"/>
        <table:table-column table:style-name="co24" table:default-cell-style-name="Default"/>
        <table:table-column table:style-name="co34"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8" table:number-columns-repeated="2" table:default-cell-style-name="Default"/>
        <table:table-column table:style-name="co30" table:default-cell-style-name="Default"/>
        <table:table-column table:style-name="co8" table:number-columns-repeated="2" table:default-cell-style-name="Default"/>
        <table:table-column table:style-name="co8" table:default-cell-style-name="ce727"/>
        <table:table-column table:style-name="co8" table:number-columns-repeated="2" table:default-cell-style-name="Default"/>
        <table:table-column table:style-name="co32" table:default-cell-style-name="Default"/>
        <table:table-row table:style-name="ro10">
          <table:table-cell table:style-name="ce691" office:value-type="string" calcext:value-type="string">
            <text:p>Category</text:p>
          </table:table-cell>
          <table:table-cell table:style-name="ce691" office:value-type="string" calcext:value-type="string">
            <text:p>AO Part #</text:p>
          </table:table-cell>
          <table:table-cell table:style-name="ce691" office:value-type="string" calcext:value-type="string">
            <text:p>Description</text:p>
          </table:table-cell>
          <table:table-cell table:style-name="ce691" office:value-type="string" calcext:value-type="string">
            <text:p>Manufacturer</text:p>
          </table:table-cell>
          <table:table-cell table:style-name="ce697" office:value-type="string" calcext:value-type="string">
            <text:p>Manufacturer PN</text:p>
          </table:table-cell>
          <table:table-cell table:style-name="ce691" office:value-type="string" calcext:value-type="string">
            <text:p>Distributor</text:p>
          </table:table-cell>
          <table:table-cell table:style-name="ce691" office:value-type="string" calcext:value-type="string">
            <text:p>Distributor SKU</text:p>
          </table:table-cell>
          <table:table-cell table:style-name="ce691" office:value-type="string" calcext:value-type="string">
            <text:p>Qty Per</text:p>
          </table:table-cell>
          <table:table-cell table:style-name="ce691" office:value-type="string" calcext:value-type="string">
            <text:p>UOM</text:p>
          </table:table-cell>
          <table:table-cell table:style-name="ce704" office:value-type="string" calcext:value-type="string">
            <text:p>Price Per Unit</text:p>
          </table:table-cell>
          <table:table-cell table:style-name="ce691" office:value-type="string" calcext:value-type="string">
            <text:p>Price Total</text:p>
          </table:table-cell>
          <table:table-cell table:style-name="ce712" office:value-type="string" calcext:value-type="string">
            <text:p>Qty to Order</text:p>
          </table:table-cell>
          <table:table-cell table:style-name="ce691" office:value-type="string" calcext:value-type="string">
            <text:p>PO </text:p>
          </table:table-cell>
          <table:table-cell table:style-name="ce718" office:value-type="string" calcext:value-type="string">
            <text:p>Date </text:p>
          </table:table-cell>
          <table:table-cell table:style-name="ce721" office:value-type="string" calcext:value-type="string">
            <text:p>ETA</text:p>
          </table:table-cell>
          <table:table-cell table:style-name="ce722"/>
        </table:table-row>
        <table:table-row table:style-name="ro5">
          <table:table-cell table:style-name="ce692" table:number-columns-repeated="4"/>
          <table:table-cell table:style-name="ce698"/>
          <table:table-cell table:style-name="ce692"/>
          <table:table-cell table:style-name="ce701" table:number-columns-repeated="2"/>
          <table:table-cell table:style-name="ce692"/>
          <table:table-cell table:style-name="ce705"/>
          <table:table-cell table:style-name="ce710" table:formula="of:=SUM([.K3:.K272])" office:value-type="string" office:string-value="" calcext:value-type="error">
            <text:p>#REF!</text:p>
          </table:table-cell>
          <table:table-cell table:style-name="ce713" office:value-type="float" office:value="100" calcext:value-type="float">
            <text:p>100</text:p>
          </table:table-cell>
          <table:table-cell table:style-name="ce701"/>
          <table:table-cell table:style-name="ce719" table:number-columns-repeated="2"/>
          <table:table-cell table:style-name="ce723"/>
        </table:table-row>
        <table:table-row table:style-name="ro5">
          <table:table-cell table:style-name="ce693" office:value-type="string" calcext:value-type="string">
            <text:p>Printer</text:p>
          </table:table-cell>
          <table:table-cell table:style-name="ce693" office:value-type="string" calcext:value-type="string">
            <text:p>KT-PR0041</text:p>
          </table:table-cell>
          <table:table-cell table:style-name="ce693" office:value-type="string" calcext:value-type="string">
            <text:p>TAZ 3D Printer, v6.0</text:p>
          </table:table-cell>
          <table:table-cell table:style-name="ce693" office:value-type="string" calcext:value-type="string">
            <text:p>Aleph Objects, Inc.</text:p>
          </table:table-cell>
          <table:table-cell table:style-name="ce693" office:value-type="string" calcext:value-type="string">
            <text:p>KT-PR0041</text:p>
          </table:table-cell>
          <table:table-cell table:style-name="ce693"/>
          <table:table-cell table:style-name="ce702"/>
          <table:table-cell table:style-name="ce702" office:value-type="float" office:value="1" calcext:value-type="float">
            <text:p>1</text:p>
          </table:table-cell>
          <table:table-cell table:style-name="ce693" office:value-type="string" calcext:value-type="string">
            <text:p>ea</text:p>
          </table:table-cell>
          <table:table-cell table:style-name="ce706" table:formula="of:=['file:///home/aleph/shared-j/devel/lulzbot/TAZ/Olive/production_docs/Olive_TAZ-BOM_3,000.Ordering.ods/Untitled1'#$'KT-PR0017'.K2]" office:value-type="string" office:string-value="" calcext:value-type="error">
            <text:p>#REF!</text:p>
          </table:table-cell>
          <table:table-cell table:style-name="ce706" table:formula="of:=SUM([.H3]*[.J3])" office:value-type="string" office:string-value="" calcext:value-type="error">
            <text:p>#REF!</text:p>
          </table:table-cell>
          <table:table-cell table:style-name="ce714"/>
          <table:table-cell table:style-name="ce46"/>
          <table:table-cell table:style-name="ce720" table:number-columns-repeated="2"/>
          <table:table-cell table:style-name="ce724"/>
        </table:table-row>
        <table:table-row table:style-name="ro9">
          <table:table-cell table:style-name="ce694" office:value-type="string" calcext:value-type="string">
            <text:p>Accessories</text:p>
          </table:table-cell>
          <table:table-cell table:style-name="ce696" office:value-type="string" calcext:value-type="string">
            <text:p>DC-LB0102</text:p>
          </table:table-cell>
          <table:table-cell table:style-name="ce694" office:value-type="string" calcext:value-type="string">
            <text:p>Label, Lulzbot TAZ 6.0 Barcode, KT-PR0041AU </text:p>
          </table:table-cell>
          <table:table-cell table:style-name="ce694"/>
          <table:table-cell table:style-name="ce699"/>
          <table:table-cell table:style-name="ce729" office:value-type="string" calcext:value-type="string">
            <text:p>Print Source of Loveland</text:p>
          </table:table-cell>
          <table:table-cell table:style-name="ce703"/>
          <table:table-cell table:style-name="ce703" office:value-type="float" office:value="1" calcext:value-type="float">
            <text:p>1</text:p>
          </table:table-cell>
          <table:table-cell table:style-name="ce694" office:value-type="string" calcext:value-type="string">
            <text:p>ea</text:p>
          </table:table-cell>
          <table:table-cell table:style-name="ce707" office:value-type="currency" office:currency="USD" office:value="0.21" calcext:value-type="currency">
            <text:p>$0.210</text:p>
          </table:table-cell>
          <table:table-cell table:style-name="ce711" table:formula="of:=SUM(['KT-PR0041AU'.J4]*['KT-PR0041AU'.H4])" office:value-type="float" office:value="0.21" calcext:value-type="float">
            <text:p>$0.21</text:p>
          </table:table-cell>
          <table:table-cell table:style-name="ce715" table:formula="of:=[.$L$2]*[.H4]" office:value-type="float" office:value="100" calcext:value-type="float">
            <text:p>100</text:p>
          </table:table-cell>
          <table:table-cell table:style-name="ce720" office:value-type="string" calcext:value-type="string">
            <text:p>PO12745</text:p>
          </table:table-cell>
          <table:table-cell table:style-name="ce720" office:value-type="date" office:date-value="2016-03-31" calcext:value-type="date">
            <text:p>03/31/16</text:p>
          </table:table-cell>
          <table:table-cell table:style-name="ce720" office:value-type="date" office:date-value="2016-04-04" calcext:value-type="date">
            <text:p>04/04/16</text:p>
          </table:table-cell>
          <table:table-cell table:style-name="ce724"/>
        </table:table-row>
        <table:table-row table:style-name="ro5">
          <table:table-cell table:style-name="ce694" office:value-type="string" calcext:value-type="string">
            <text:p>Accessories</text:p>
          </table:table-cell>
          <table:table-cell office:value-type="string" calcext:value-type="string">
            <text:p>DC-LB0101</text:p>
          </table:table-cell>
          <table:table-cell office:value-type="string" calcext:value-type="string">
            <text:p>TAZ v6.0 serial number sticker, KT-PR0041AU</text:p>
          </table:table-cell>
          <table:table-cell table:style-name="ce694"/>
          <table:table-cell table:style-name="ce699"/>
          <table:table-cell table:style-name="ce729" office:value-type="string" calcext:value-type="string">
            <text:p>Print Source of Loveland</text:p>
          </table:table-cell>
          <table:table-cell table:style-name="ce703"/>
          <table:table-cell table:style-name="ce703" office:value-type="float" office:value="1" calcext:value-type="float">
            <text:p>1</text:p>
          </table:table-cell>
          <table:table-cell table:style-name="ce694" office:value-type="string" calcext:value-type="string">
            <text:p>ea</text:p>
          </table:table-cell>
          <table:table-cell table:style-name="ce707" office:value-type="currency" office:currency="USD" office:value="0.095" calcext:value-type="currency">
            <text:p>$0.095</text:p>
          </table:table-cell>
          <table:table-cell table:style-name="ce711" table:formula="of:=SUM(['KT-PR0041AU'.J5]*['KT-PR0041AU'.H5])" office:value-type="float" office:value="0.095" calcext:value-type="float">
            <text:p>$0.10</text:p>
          </table:table-cell>
          <table:table-cell table:style-name="ce715" table:formula="of:=[.$L$2]*[.H5]" office:value-type="float" office:value="100" calcext:value-type="float">
            <text:p>100</text:p>
          </table:table-cell>
          <table:table-cell table:style-name="ce720" office:value-type="string" calcext:value-type="string">
            <text:p>PO12745</text:p>
          </table:table-cell>
          <table:table-cell table:style-name="ce720" office:value-type="date" office:date-value="2016-03-31" calcext:value-type="date">
            <text:p>03/31/16</text:p>
          </table:table-cell>
          <table:table-cell table:style-name="ce720" office:value-type="date" office:date-value="2016-04-04" calcext:value-type="date">
            <text:p>04/04/16</text:p>
          </table:table-cell>
          <table:table-cell table:style-name="ce724"/>
        </table:table-row>
        <table:table-row table:style-name="ro5">
          <table:table-cell table:style-name="ce694" office:value-type="string" calcext:value-type="string">
            <text:p>Accessories</text:p>
          </table:table-cell>
          <table:table-cell table:style-name="ce695" office:value-type="string" calcext:value-type="string">
            <text:p>EL-CA0056</text:p>
          </table:table-cell>
          <table:table-cell table:style-name="ce695" office:value-type="string" calcext:value-type="string">
            <text:p>6ft 18AWG Australian Power Cord Cable - H05VV-FNEMA C13 – Black</text:p>
          </table:table-cell>
          <table:table-cell table:style-name="ce695" table:number-columns-repeated="2"/>
          <table:table-cell table:style-name="ce695" office:value-type="string" calcext:value-type="string">
            <text:p>Linvox</text:p>
          </table:table-cell>
          <table:table-cell table:style-name="ce695" office:value-type="float" office:value="7670" calcext:value-type="float">
            <text:p>7670</text:p>
          </table:table-cell>
          <table:table-cell table:style-name="ce725" office:value-type="float" office:value="1" calcext:value-type="float">
            <text:p>1</text:p>
          </table:table-cell>
          <table:table-cell table:style-name="ce695" office:value-type="string" calcext:value-type="string">
            <text:p>ea</text:p>
          </table:table-cell>
          <table:table-cell table:style-name="ce708" office:value-type="currency" office:currency="USD" office:value="1.7" calcext:value-type="currency">
            <text:p>$1.70</text:p>
          </table:table-cell>
          <table:table-cell table:style-name="ce711" table:formula="of:=SUM(['KT-PR0041AU'.J6]*['KT-PR0041AU'.H6])" office:value-type="float" office:value="1.7" calcext:value-type="float">
            <text:p>$1.70</text:p>
          </table:table-cell>
          <table:table-cell table:style-name="ce715" table:formula="of:=[.$L$2]*[.H6]" office:value-type="float" office:value="100" calcext:value-type="float">
            <text:p>100</text:p>
          </table:table-cell>
          <table:table-cell table:style-name="ce726"/>
          <table:table-cell table:style-name="ce728" table:number-columns-repeated="2"/>
          <table:table-cell table:style-name="ce662" office:value-type="string" calcext:value-type="string">
            <text:p>PER Steven- hold to order….158 pc in stock now 4/7/16</text:p>
          </table:table-cell>
        </table:table-row>
        <table:table-row table:style-name="ro5" table:number-rows-repeated="37">
          <table:table-cell table:style-name="ce695" table:number-columns-repeated="9"/>
          <table:table-cell table:style-name="ce708" table:number-columns-repeated="2"/>
          <table:table-cell table:style-name="ce695"/>
          <table:table-cell table:number-columns-repeated="4"/>
        </table:table-row>
        <table:table-row table:style-name="ro5" table:number-rows-repeated="157">
          <table:table-cell table:number-columns-repeated="9"/>
          <table:table-cell table:style-name="ce709" table:number-columns-repeated="2"/>
          <table:table-cell table:number-columns-repeated="5"/>
        </table:table-row>
        <table:table-row table:style-name="ro5" table:number-rows-repeated="1048375">
          <table:table-cell table:number-columns-repeated="16"/>
        </table:table-row>
        <table:table-row table:style-name="ro5">
          <table:table-cell table:number-columns-repeated="16"/>
        </table:table-row>
      </table:table>
      <table:named-expressions/>
      <table:database-ranges>
        <table:database-range table:name="__Anonymous_Sheet_DB__0" table:target-range-address="'Olive '.A1:'Olive '.P6" table:display-filter-buttons="tru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Arial" svg:font-family="Arial"/>
    <style:font-face style:name="Liberation Sans1" svg:font-family="'Liberation Sans'"/>
    <style:font-face style:name="Sans" svg:font-family="Sans"/>
    <style:font-face style:name="Arial1" svg:font-family="Arial" style:font-family-generic="swiss"/>
    <style:font-face style:name="Sans1" svg:font-family="Sans" style:font-family-generic="swiss"/>
    <style:font-face style:name="arial1" svg:font-family="arial" style:font-family-generic="swiss"/>
    <style:font-face style:name="arial" svg:font-family="arial" style:font-adornments="Regular" style:font-family-generic="swiss"/>
    <style:font-face style:name="Liberation Mono" svg:font-family="'Liberation Mono', 'Nimbus Mono L', 'DejaVu Sans Mono', Courier"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2">
      <number:currency-symbol>$</number:currency-symbol>
      <number:number number:decimal-places="2" loext:min-decimal-places="2" number:min-integer-digits="1" number:grouping="true"/>
    </number:currency-style>
    <number:currency-style style:name="N123">
      <style:text-properties fo:color="#ff0000"/>
      <number:text>-</number:text>
      <number:currency-symbol>$</number:currency-symbol>
      <number:number number:decimal-places="2" loext:min-decimal-places="2" number:min-integer-digits="1" number:grouping="true"/>
    </number:currency-style>
    <number:currency-style style:name="N124P0" style:volatile="true">
      <number:currency-symbol>$</number:currency-symbol>
      <number:number number:decimal-places="2" loext:min-decimal-places="2" number:min-integer-digits="1" number:grouping="true"/>
    </number:currency-style>
    <number:currency-style style:name="N124P1" style:volatile="true">
      <style:text-properties fo:color="#ff0000"/>
      <number:text>-</number:text>
      <number:currency-symbol>$</number:currency-symbol>
      <number:number number:decimal-places="2" loext:min-decimal-places="2" number:min-integer-digits="1" number:grouping="true"/>
    </number:currency-style>
    <number:number-style style:name="N124">
      <number:text/>
      <style:map style:condition="value()&gt;0" style:apply-style-name="N124P0"/>
      <style:map style:condition="value()&lt;0" style:apply-style-name="N124P1"/>
    </number:number-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3" number:min-exponent-digits="1" loext:exponent-interval="3" loext:forced-exponent-sign="true"/>
    </number:number-style>
    <number:date-style style:name="N129">
      <number:day/>
      <number:text>-</number:text>
      <number:month number:textual="true"/>
    </number:date-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4P0" style:volatile="true">
      <number:text>$</number:text>
      <number:number number:decimal-places="2" loext:min-decimal-places="2" number:min-integer-digits="1" number:grouping="true"/>
      <number:text> </number:text>
    </number:number-style>
    <number:number-style style:name="N134">
      <number:text>($</number:text>
      <number:number number:decimal-places="2" loext:min-decimal-places="2"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9P0" style:volatile="true">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loext:min-decimal-places="0" number:min-integer-digits="1" number:grouping="true"/>
      <number:text> </number:text>
    </number:number-style>
    <number:number-style style:name="N143P1" style:volatile="true">
      <number:text> $(</number:text>
      <number:number number:decimal-places="0" loext:min-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loext:min-decimal-places="2" number:min-integer-digits="1" number:grouping="true"/>
      <number:text> </number:text>
    </number:number-style>
    <number:number-style style:name="N147P1" style:volatile="true">
      <number:text> (</number:text>
      <number:number number:decimal-places="2" loext:min-decimal-places="2" number:min-integer-digits="1" number:grouping="true"/>
      <number:text>)</number:text>
    </number:number-style>
    <number:number-style style:name="N147P2" style:volatile="true">
      <number:text> -</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loext:min-decimal-places="2" number:min-integer-digits="1" number:grouping="true"/>
      <number:text> </number:text>
    </number:number-style>
    <number:number-style style:name="N151P1" style:volatile="true">
      <number:text> $(</number:text>
      <number:number number:decimal-places="2" loext:min-decimal-places="2" number:min-integer-digits="1" number:grouping="true"/>
      <number:text>)</number:text>
    </number:number-style>
    <number:number-style style:name="N151P2" style:volatile="true">
      <number:text> $-</number:text>
      <number:number number:decimal-places="0" loext:min-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percentage-style style:name="N152">
      <number:number number:decimal-places="1" loext:min-decimal-places="1" number:min-integer-digits="1"/>
      <number:text>%</number:text>
    </number:percentage-style>
    <number:number-style style:name="N153">
      <number:number number:decimal-places="3" loext:min-decimal-places="3" number:min-integer-digits="1"/>
    </number:number-style>
    <number:number-style style:name="N154">
      <number:number number:decimal-places="9" loext:min-decimal-places="9" number:min-integer-digits="1"/>
    </number:number-style>
    <number:number-style style:name="N155">
      <number:number number:decimal-places="8" loext:min-decimal-places="8" number:min-integer-digits="1"/>
    </number:number-style>
    <number:number-style style:name="N156">
      <number:number number:decimal-places="7" loext:min-decimal-places="7" number:min-integer-digits="1"/>
    </number:number-style>
    <number:number-style style:name="N157">
      <number:number number:decimal-places="6" loext:min-decimal-places="6" number:min-integer-digits="1"/>
    </number:number-style>
    <number:number-style style:name="N158">
      <number:number number:decimal-places="5" loext:min-decimal-places="5" number:min-integer-digits="1"/>
    </number:number-style>
    <number:number-style style:name="N159">
      <number:number number:decimal-places="4" loext:min-decimal-places="4" number:min-integer-digits="1"/>
    </number:number-style>
    <number:percentage-style style:name="N160">
      <number:number number:decimal-places="3" loext:min-decimal-places="3" number:min-integer-digits="1"/>
      <number:text>%</number:text>
    </number:percentage-style>
    <number:percentage-style style:name="N161">
      <number:number number:decimal-places="4" loext:min-decimal-places="4" number:min-integer-digits="1"/>
      <number:text>%</number:text>
    </number:percentage-style>
    <number:percentage-style style:name="N162">
      <number:number number:decimal-places="5" loext:min-decimal-places="5" number:min-integer-digits="1"/>
      <number:text>%</number:text>
    </number:percentage-style>
    <number:number-style style:name="N163">
      <number:number number:decimal-places="1" loext:min-decimal-places="1" number:min-integer-digits="1"/>
    </number:number-style>
    <number:number-style style:name="N164">
      <number:number number:decimal-places="11" loext:min-decimal-places="11" number:min-integer-digits="1"/>
    </number:number-style>
    <number:number-style style:name="N165">
      <number:number number:decimal-places="10" loext:min-decimal-places="10" number:min-integer-digits="1"/>
    </number:number-style>
    <number:number-style style:name="N166">
      <number:number number:decimal-places="12" loext:min-decimal-places="12" number:min-integer-digits="1"/>
    </number:number-style>
    <number:number-style style:name="N167">
      <number:number number:decimal-places="13" loext:min-decimal-places="13" number:min-integer-digits="1"/>
    </number:number-style>
    <number:number-style style:name="N168">
      <number:number number:decimal-places="14" loext:min-decimal-places="14" number:min-integer-digits="1"/>
    </number:number-style>
    <number:number-style style:name="N169">
      <number:number number:decimal-places="15" loext:min-decimal-places="15" number:min-integer-digits="1"/>
    </number:number-style>
    <number:number-style style:name="N170">
      <number:number number:decimal-places="16" loext:min-decimal-places="16" number:min-integer-digits="1"/>
    </number:number-style>
    <number:percentage-style style:name="N171">
      <number:number number:decimal-places="6" loext:min-decimal-places="6" number:min-integer-digits="1"/>
      <number:text>%</number:text>
    </number:percentage-style>
    <number:number-style style:name="N172">
      <number:number number:decimal-places="3" loext:min-decimal-places="3" number:min-integer-digits="1" number:grouping="true"/>
    </number:number-style>
    <number:number-style style:name="N173">
      <number:number number:decimal-places="1" loext:min-decimal-places="1" number:min-integer-digits="1" number:grouping="true"/>
    </number:number-style>
    <number:currency-style style:name="N175P0" style:volatile="true">
      <number:currency-symbol number:language="en" number:country="US">$</number:currency-symbol>
      <number:number number:decimal-places="6" loext:min-decimal-places="6" number:min-integer-digits="1" number:grouping="true"/>
    </number:currency-style>
    <number:currency-style style:name="N175">
      <style:text-properties fo:color="#ff0000"/>
      <number:text>-</number:text>
      <number:currency-symbol number:language="en" number:country="US">$</number:currency-symbol>
      <number:number number:decimal-places="6" loext:min-decimal-places="6" number:min-integer-digits="1" number:grouping="true"/>
      <style:map style:condition="value()&gt;=0" style:apply-style-name="N175P0"/>
    </number:currency-style>
    <number:currency-style style:name="N177P0" style:volatile="true">
      <number:currency-symbol number:language="en" number:country="US">$</number:currency-symbol>
      <number:number number:decimal-places="4" loext:min-decimal-places="4" number:min-integer-digits="1" number:grouping="true"/>
    </number:currency-style>
    <number:currency-style style:name="N177">
      <style:text-properties fo:color="#ff0000"/>
      <number:text>-</number:text>
      <number:currency-symbol number:language="en" number:country="US">$</number:currency-symbol>
      <number:number number:decimal-places="4" loext:min-decimal-places="4" number:min-integer-digits="1" number:grouping="true"/>
      <style:map style:condition="value()&gt;=0" style:apply-style-name="N177P0"/>
    </number:currency-style>
    <number:number-style style:name="N178">
      <style:text-properties fo:color="#ff0000"/>
      <number:text>-</number:text>
      <number:number number:decimal-places="2" loext:min-decimal-places="2" number:min-integer-digits="1" number:grouping="true"/>
    </number:number-style>
    <number:number-style style:name="N179P0" style:volatile="true">
      <number:number number:decimal-places="2" loext:min-decimal-places="2" number:min-integer-digits="1" number:grouping="true"/>
    </number:number-style>
    <number:number-style style:name="N179P1" style:volatile="true">
      <style:text-properties fo:color="#ff0000"/>
      <number:text>-</number:text>
      <number:number number:decimal-places="2" loext:min-decimal-places="2" number:min-integer-digits="1" number:grouping="true"/>
    </number:number-style>
    <number:number-style style:name="N179">
      <number:text/>
      <style:map style:condition="value()&gt;0" style:apply-style-name="N179P0"/>
      <style:map style:condition="value()&lt;0" style:apply-style-name="N179P1"/>
    </number:number-style>
    <number:currency-style style:name="N181P0" style:volatile="true">
      <number:currency-symbol number:language="en" number:country="US">$</number:currency-symbol>
      <number:number number:decimal-places="3" loext:min-decimal-places="3" number:min-integer-digits="1" number:grouping="true"/>
    </number:currency-style>
    <number:currency-style style:name="N181">
      <style:text-properties fo:color="#ff0000"/>
      <number:text>-</number:text>
      <number:currency-symbol number:language="en" number:country="US">$</number:currency-symbol>
      <number:number number:decimal-places="3" loext:min-decimal-places="3" number:min-integer-digits="1" number:grouping="true"/>
      <style:map style:condition="value()&gt;=0" style:apply-style-name="N181P0"/>
    </number:currency-style>
    <number:number-style style:name="N185P0" style:volatile="true">
      <loext:text> $</loext:text>
      <loext:fill-character> </loext:fill-character>
      <number:number number:decimal-places="2" loext:min-decimal-places="2" number:min-integer-digits="1" number:grouping="true"/>
      <number:text> </number:text>
    </number:number-style>
    <number:number-style style:name="N185P1" style:volatile="true">
      <loext:text> $</loext:text>
      <loext:fill-character> </loext:fill-character>
      <number:text>(</number:text>
      <number:number number:decimal-places="2" loext:min-decimal-places="2" number:min-integer-digits="1" number:grouping="true"/>
      <number:text>)</number:text>
    </number:number-style>
    <number:number-style style:name="N185P2" style:volatile="true">
      <loext:text> $</loext:text>
      <loext:fill-character> </loext:fill-character>
      <number:text>-</number:text>
      <number:number number:decimal-places="0" loext:min-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number:text>
      <number:number number:decimal-places="2" loext:min-decimal-places="2" number:min-integer-digits="1" number:grouping="true"/>
    </number:number-style>
    <number:number-style style:name="N187">
      <style:text-properties fo:color="#ff0000"/>
      <number:text>-$</number:text>
      <number:number number:decimal-places="2" loext:min-decimal-places="2" number:min-integer-digits="1" number:grouping="true"/>
      <style:map style:condition="value()&gt;=0" style:apply-style-name="N187P0"/>
    </number:number-style>
    <number:currency-style style:name="N188">
      <number:currency-symbol>$</number:currency-symbol>
      <number:number number:decimal-places="3" loext:min-decimal-places="3" number:min-integer-digits="1" number:grouping="true"/>
    </number:currency-style>
    <number:currency-style style:name="N189P0" style:volatile="true">
      <number:currency-symbol>$</number:currency-symbol>
      <number:number number:decimal-places="3" loext:min-decimal-places="3" number:min-integer-digits="1" number:grouping="true"/>
    </number:currency-style>
    <number:number-style style:name="N189">
      <style:text-properties fo:color="#ff0000"/>
      <number:text>-$</number:text>
      <number:number number:decimal-places="3" loext:min-decimal-places="3" number:min-integer-digits="1" number:grouping="true"/>
      <style:map style:condition="value()&gt;=0" style:apply-style-name="N189P0"/>
    </number:number-style>
    <number:currency-style style:name="N190">
      <number:currency-symbol>$</number:currency-symbol>
      <number:number number:decimal-places="4" loext:min-decimal-places="4" number:min-integer-digits="1" number:grouping="true"/>
    </number:currency-style>
    <number:currency-style style:name="N191P0" style:volatile="true">
      <number:currency-symbol>$</number:currency-symbol>
      <number:number number:decimal-places="4" loext:min-decimal-places="4" number:min-integer-digits="1" number:grouping="true"/>
    </number:currency-style>
    <number:number-style style:name="N191">
      <style:text-properties fo:color="#ff0000"/>
      <number:text>-$</number:text>
      <number:number number:decimal-places="4" loext:min-decimal-places="4" number:min-integer-digits="1" number:grouping="true"/>
      <style:map style:condition="value()&gt;=0" style:apply-style-name="N191P0"/>
    </number:number-style>
    <number:number-style style:name="N192">
      <style:text-properties fo:color="#ff0000"/>
      <number:text>-$</number:text>
      <number:number number:decimal-places="2" loext:min-decimal-places="2" number:min-integer-digits="1" number:grouping="true"/>
    </number:number-style>
    <number:currency-style style:name="N193P0" style:volatile="true">
      <number:currency-symbol>$</number:currency-symbol>
      <number:number number:decimal-places="2" loext:min-decimal-places="2" number:min-integer-digits="1" number:grouping="true"/>
    </number:currency-style>
    <number:number-style style:name="N193P1" style:volatile="true">
      <style:text-properties fo:color="#ff0000"/>
      <number:text>-$</number:text>
      <number:number number:decimal-places="2" loext:min-decimal-places="2" number:min-integer-digits="1" number:grouping="true"/>
    </number:number-style>
    <number:number-style style:name="N193">
      <number:number number:min-integer-digits="1"/>
      <number:text/>
      <style:map style:condition="value()&gt;0" style:apply-style-name="N193P0"/>
      <style:map style:condition="value()&lt;0" style:apply-style-name="N193P1"/>
    </number:number-style>
    <number:currency-style style:name="N194P0" style:volatile="true">
      <number:currency-symbol>$</number:currency-symbol>
      <number:number number:decimal-places="2" loext:min-decimal-places="2" number:min-integer-digits="1" number:grouping="true"/>
    </number:currency-style>
    <number:number-style style:name="N194">
      <style:text-properties fo:color="#ff0000"/>
      <number:text>-$</number:text>
      <number:number number:decimal-places="2" loext:min-decimal-places="2" number:min-integer-digits="1" number:grouping="true"/>
      <style:map style:condition="value()&gt;=0" style:apply-style-name="N194P0"/>
    </number:number-style>
    <number:date-style style:name="N195">
      <number:month number:style="long"/>
      <number:text>/</number:text>
      <number:day number:style="long"/>
      <number:text>/</number:text>
      <number:year number:calendar="gregorian"/>
    </number:date-style>
    <number:number-style style:name="N196">
      <number:number number:decimal-places="2" loext:min-decimal-places="2" number:min-integer-digits="2"/>
    </number:number-style>
    <number:currency-style style:name="N198P0" style:volatile="true">
      <number:currency-symbol/>
      <number:number number:decimal-places="0" loext:min-decimal-places="0" number:min-integer-digits="1" number:grouping="true"/>
      <number:text> </number:text>
    </number:currency-style>
    <number:currency-style style:name="N198">
      <number:text>(</number:text>
      <number:currency-symbol/>
      <number:number number:decimal-places="0" loext:min-decimal-places="0" number:min-integer-digits="1" number:grouping="true"/>
      <number:text>)</number:text>
      <style:map style:condition="value()&gt;=0" style:apply-style-name="N198P0"/>
    </number:currency-style>
    <number:currency-style style:name="N199P0" style:volatile="true">
      <number:currency-symbol/>
      <number:number number:decimal-places="0" loext:min-decimal-places="0" number:min-integer-digits="1" number:grouping="true"/>
      <number:text> </number:text>
    </number:currency-style>
    <number:currency-style style:name="N199">
      <style:text-properties fo:color="#ff0000"/>
      <number:text>(</number:text>
      <number:currency-symbol/>
      <number:number number:decimal-places="0" loext:min-decimal-places="0" number:min-integer-digits="1" number:grouping="true"/>
      <number:text>)</number:text>
      <style:map style:condition="value()&gt;=0" style:apply-style-name="N199P0"/>
    </number:currency-style>
    <number:currency-style style:name="N201P0" style:volatile="true">
      <number:currency-symbol/>
      <number:number number:decimal-places="2" loext:min-decimal-places="2" number:min-integer-digits="1" number:grouping="true"/>
      <number:text> </number:text>
    </number:currency-style>
    <number:currency-style style:name="N201">
      <number:text>(</number:text>
      <number:currency-symbol/>
      <number:number number:decimal-places="2" loext:min-decimal-places="2" number:min-integer-digits="1" number:grouping="true"/>
      <number:text>)</number:text>
      <style:map style:condition="value()&gt;=0" style:apply-style-name="N201P0"/>
    </number:currency-style>
    <number:currency-style style:name="N202P0" style:volatile="true">
      <number:currency-symbol/>
      <number:number number:decimal-places="2" loext:min-decimal-places="2" number:min-integer-digits="1" number:grouping="true"/>
      <number:text> </number:text>
    </number:currency-style>
    <number:currency-style style:name="N202">
      <style:text-properties fo:color="#ff0000"/>
      <number:text>(</number:text>
      <number:currency-symbol/>
      <number:number number:decimal-places="2" loext:min-decimal-places="2" number:min-integer-digits="1" number:grouping="true"/>
      <number:text>)</number:text>
      <style:map style:condition="value()&gt;=0" style:apply-style-name="N202P0"/>
    </number:currency-style>
    <number:currency-style style:name="N205P0" style:volatile="true">
      <number:currency-symbol/>
      <number:number number:decimal-places="0" loext:min-decimal-places="0" number:min-integer-digits="1" number:grouping="true"/>
      <number:text> </number:text>
    </number:currency-style>
    <number:currency-style style:name="N205P1" style:volatile="true">
      <number:currency-symbol/>
      <number:text>(</number:text>
      <number:number number:decimal-places="0" loext:min-decimal-places="0" number:min-integer-digits="1" number:grouping="true"/>
      <number:text>)</number:text>
    </number:currency-style>
    <number:currency-style style:name="N205P2" style:volatile="true">
      <number:currency-symbol/>
      <number:text>- </number:text>
    </number:currency-style>
    <number:text-style style:name="N205">
      <number:text-content/>
      <number:text> </number:text>
      <style:map style:condition="value()&gt;0" style:apply-style-name="N205P0"/>
      <style:map style:condition="value()&lt;0" style:apply-style-name="N205P1"/>
      <style:map style:condition="value()=0" style:apply-style-name="N205P2"/>
    </number:text-style>
    <number:currency-style style:name="N208P0" style:volatile="true">
      <number:currency-symbol/>
      <number:number number:decimal-places="2" loext:min-decimal-places="2" number:min-integer-digits="1" number:grouping="true"/>
      <number:text> </number:text>
    </number:currency-style>
    <number:currency-style style:name="N208P1" style:volatile="true">
      <number:currency-symbol/>
      <number:text>(</number:text>
      <number:number number:decimal-places="2" loext:min-decimal-places="2" number:min-integer-digits="1" number:grouping="true"/>
      <number:text>)</number:text>
    </number:currency-style>
    <number:currency-style style:name="N208P2" style:volatile="true">
      <number:currency-symbol/>
      <number:text>-</number:text>
      <number:number number:decimal-places="0" loext:min-decimal-places="0" number:min-integer-digits="0"/>
      <number:text> </number:text>
    </number:currency-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2P0" style:volatile="true">
      <loext:fill-character> </loext:fill-character>
      <number:number number:decimal-places="0" loext:min-decimal-places="0" number:min-integer-digits="1" number:grouping="true"/>
      <number:text> </number:text>
    </number:number-style>
    <number:number-style style:name="N212P1" style:volatile="true">
      <loext:fill-character> </loext:fill-character>
      <number:text>(</number:text>
      <number:number number:decimal-places="0" loext:min-decimal-places="0" number:min-integer-digits="1" number:grouping="true"/>
      <number:text>)</number:text>
    </number:number-style>
    <number:number-style style:name="N212P2" style:volatile="true">
      <loext:fill-character> </loext:fill-character>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6P0" style:volatile="true">
      <loext:text> $</loext:text>
      <loext:fill-character> </loext:fill-character>
      <number:number number:decimal-places="0" loext:min-decimal-places="0" number:min-integer-digits="1" number:grouping="true"/>
      <number:text> </number:text>
    </number:number-style>
    <number:number-style style:name="N216P1" style:volatile="true">
      <loext:text> $</loext:text>
      <loext:fill-character> </loext:fill-character>
      <number:text>(</number:text>
      <number:number number:decimal-places="0" loext:min-decimal-places="0" number:min-integer-digits="1" number:grouping="true"/>
      <number:text>)</number:text>
    </number:number-style>
    <number:number-style style:name="N216P2" style:volatile="true">
      <loext:text> $</loext:text>
      <loext:fill-character> </loext:fill-character>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loext:fill-character> </loext:fill-character>
      <number:number number:decimal-places="2" loext:min-decimal-places="2" number:min-integer-digits="1" number:grouping="true"/>
      <number:text> </number:text>
    </number:number-style>
    <number:number-style style:name="N220P1" style:volatile="true">
      <loext:fill-character> </loext:fill-character>
      <number:text>(</number:text>
      <number:number number:decimal-places="2" loext:min-decimal-places="2" number:min-integer-digits="1" number:grouping="true"/>
      <number:text>)</number:text>
    </number:number-style>
    <number:number-style style:name="N220P2" style:volatile="true">
      <loext:fill-character> </loext:fill-character>
      <number:text>-</number:text>
      <number:number number:decimal-places="0" loext:min-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1">
      <number:scientific-number number:decimal-places="1" loext:min-decimal-places="1" number:min-integer-digits="1" number:min-exponent-digits="1" loext:exponent-interval="3" loext:forced-exponent-sign="true"/>
    </number:number-style>
    <number:number-style style:name="N222">
      <number:text>$</number:text>
      <number:number number:decimal-places="4" loext:min-decimal-places="4" number:min-integer-digits="1" number:grouping="true"/>
    </number:number-style>
    <number:currency-style style:name="N224P0" style:volatile="true">
      <number:currency-symbol number:language="en" number:country="US">$</number:currency-symbol>
      <number:number number:decimal-places="5" loext:min-decimal-places="5" number:min-integer-digits="1" number:grouping="true"/>
    </number:currency-style>
    <number:currency-style style:name="N224">
      <style:text-properties fo:color="#ff0000"/>
      <number:text>-</number:text>
      <number:currency-symbol number:language="en" number:country="US">$</number:currency-symbol>
      <number:number number:decimal-places="5" loext:min-decimal-places="5" number:min-integer-digits="1" number:grouping="true"/>
      <style:map style:condition="value()&gt;=0" style:apply-style-name="N224P0"/>
    </number:currency-style>
    <number:currency-style style:name="N226P0" style:volatile="true">
      <number:currency-symbol>$</number:currency-symbol>
      <number:number number:decimal-places="4" loext:min-decimal-places="4" number:min-integer-digits="1" number:grouping="true"/>
    </number:currency-style>
    <number:currency-style style:name="N226P1" style:volatile="true">
      <style:text-properties fo:color="#ff0000"/>
      <number:text>-</number:text>
      <number:currency-symbol>$</number:currency-symbol>
      <number:number number:decimal-places="4" loext:min-decimal-places="4" number:min-integer-digits="1" number:grouping="true"/>
    </number:currency-style>
    <number:number-style style:name="N226">
      <number:text/>
      <style:map style:condition="value()&gt;0" style:apply-style-name="N226P0"/>
      <style:map style:condition="value()&lt;0" style:apply-style-name="N226P1"/>
    </number:number-style>
    <number:number-style style:name="N227">
      <number:number number:decimal-places="0" loext:min-decimal-places="0" number:min-integer-digits="0" number:grouping="true"/>
    </number:number-style>
    <number:number-style style:name="N228">
      <number:number number:decimal-places="3" loext:min-decimal-places="3" number:min-integer-digits="0" number:grouping="true"/>
    </number:number-style>
    <number:number-style style:name="N229">
      <number:number number:decimal-places="0" loext:min-decimal-places="0" number:min-integer-digits="0"/>
    </number:number-style>
    <number:number-style style:name="N230">
      <number:number number:decimal-places="4" loext:min-decimal-places="4" number:min-integer-digits="1" number:grouping="true"/>
    </number:number-style>
    <number:number-style style:name="N232P0" style:volatile="true">
      <number:text>Yes</number:text>
    </number:number-style>
    <number:number-style style:name="N232P1" style:volatile="true">
      <number:text>Yes</number:text>
    </number:number-style>
    <number:number-style style:name="N232">
      <number:text>No</number:text>
      <style:map style:condition="value()&gt;0" style:apply-style-name="N232P0"/>
      <style:map style:condition="value()&lt;0" style:apply-style-name="N232P1"/>
    </number:number-style>
    <number:number-style style:name="N234P0" style:volatile="true">
      <number:text>True</number:text>
    </number:number-style>
    <number:number-style style:name="N234P1" style:volatile="true">
      <number:text>True</number:text>
    </number:number-style>
    <number:number-style style:name="N234">
      <number:text>False</number:text>
      <style:map style:condition="value()&gt;0" style:apply-style-name="N234P0"/>
      <style:map style:condition="value()&lt;0" style:apply-style-name="N234P1"/>
    </number:number-style>
    <number:number-style style:name="N236P0" style:volatile="true">
      <number:text>On</number:text>
    </number:number-style>
    <number:number-style style:name="N236P1" style:volatile="true">
      <number:text>On</number:text>
    </number:number-style>
    <number:number-style style:name="N236">
      <number:text>Off</number:text>
      <style:map style:condition="value()&gt;0" style:apply-style-name="N236P0"/>
      <style:map style:condition="value()&lt;0" style:apply-style-name="N236P1"/>
    </number:number-style>
    <number:currency-style style:name="N238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238">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238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2" number:language="en" number:country="US">
      <number:currency-symbol number:language="en" number:country="US">$</number:currency-symbol>
      <number:number number:decimal-places="4" loext:min-decimal-places="4" number:min-integer-digits="1" number:grouping="true"/>
    </number:currency-style>
    <number:currency-style style:name="N10153P0" style:volatile="true" number:language="en" number:country="US">
      <number:currency-symbol number:language="en" number:country="US">$</number:currency-symbol>
      <number:number number:decimal-places="4" loext:min-decimal-places="4" number:min-integer-digits="1" number:grouping="true"/>
    </number:currency-style>
    <number:currency-style style:name="N10153" number:language="en" number:country="US">
      <style:text-properties fo:color="#ff0000"/>
      <number:text>-</number:text>
      <number:currency-symbol number:language="en" number:country="US">$</number:currency-symbol>
      <number:number number:decimal-places="4" loext:min-decimal-places="4" number:min-integer-digits="1" number:grouping="true"/>
      <style:map style:condition="value()&gt;=0" style:apply-style-name="N10153P0"/>
    </number:currency-style>
    <number:currency-style style:name="N10154" number:language="en" number:country="US">
      <number:currency-symbol number:language="en" number:country="US">$</number:currency-symbol>
      <number:number number:decimal-places="2" loext:min-decimal-places="2" number:min-integer-digits="1" number:grouping="true"/>
    </number:currency-style>
    <number:currency-style style:name="N1015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8" number:language="en" number:country="US">
      <number:text-content/>
      <number:text> </number:text>
      <style:map style:condition="value()&gt;0" style:apply-style-name="N10158P0"/>
      <style:map style:condition="value()&lt;0" style:apply-style-name="N10158P1"/>
      <style:map style:condition="value()=0" style:apply-style-name="N10158P2"/>
    </number:text-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draw:marker draw:name="Arrowheads_20_1" draw:display-name="Arrowheads 1" svg:viewBox="0 0 20 30" svg:d="M10 0l-10 30h20z"/>
  </office:styles>
  <office:automatic-styles>
    <style:page-layout style:name="Mpm1">
      <style:page-layout-properties style:shadow="none" fo:background-color="transparent" loext:scale-to-X="1" loext:scale-to-Y="2"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7">00/00/0000</text:date>, <text:time style:data-style-name="N2" text:time-value="12:06:15.6901225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09:24:45.043979857</meta:creation-date>
    <dc:date>2016-04-07T12:28:46.002300416</dc:date>
    <meta:editing-duration>P14DT7H50S</meta:editing-duration>
    <meta:editing-cycles>721</meta:editing-cycles>
    <meta:generator>LibreOffice/5.0.4.2$Linux_X86_64 LibreOffice_project/2b9802c1994aa0b7dc6079e128979269cf95bc78</meta:generator>
    <dc:creator>Aleph User</dc:creator>
    <meta:document-statistic meta:table-count="5" meta:cell-count="9580" meta:object-count="0"/>
  </office:meta>
</office:document-meta>
</file>